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0" calcext:value-type="float">
            <text:p>0</text:p>
          </table:table-cell>
          <table:table-cell office:value-type="float" office:value="0.551924" calcext:value-type="float">
            <text:p>0.551924</text:p>
          </table:table-cell>
          <table:table-cell office:value-type="float" office:value="0" calcext:value-type="float">
            <text:p>0</text:p>
          </table:table-cell>
          <table:table-cell office:value-type="float" office:value="986.8988" calcext:value-type="float">
            <text:p>986.8988</text:p>
          </table:table-cell>
          <table:table-cell office:value-type="float" office:value="-7.390125" calcext:value-type="float">
            <text:p>-7.390125</text:p>
          </table:table-cell>
          <table:table-cell office:value-type="float" office:value="0" calcext:value-type="float">
            <text:p>0</text:p>
          </table:table-cell>
          <table:table-cell office:value-type="float" office:value="0.149624" calcext:value-type="float">
            <text:p>0.149624</text:p>
          </table:table-cell>
          <table:table-cell office:value-type="float" office:value="0.2888132" calcext:value-type="float">
            <text:p>0.2888132</text:p>
          </table:table-cell>
          <table:table-cell office:value-type="float" office:value="0.3010603" calcext:value-type="float">
            <text:p>0.3010603</text:p>
          </table:table-cell>
          <table:table-cell office:value-type="float" office:value="0.3053285" calcext:value-type="float">
            <text:p>0.3053285</text:p>
          </table:table-cell>
          <table:table-cell office:value-type="float" office:value="0.3066396" calcext:value-type="float">
            <text:p>0.3066396</text:p>
          </table:table-cell>
          <table:table-cell office:value-type="float" office:value="0.2700074" calcext:value-type="float">
            <text:p>0.2700074</text:p>
          </table:table-cell>
          <table:table-cell office:value-type="float" office:value="0.2705453" calcext:value-type="float">
            <text:p>0.2705453</text:p>
          </table:table-cell>
          <table:table-cell office:value-type="float" office:value="0.3575186" calcext:value-type="float">
            <text:p>0.3575186</text:p>
          </table:table-cell>
          <table:table-cell office:value-type="float" office:value="0.3460501" calcext:value-type="float">
            <text:p>0.3460501</text:p>
          </table:table-cell>
          <table:table-cell office:value-type="float" office:value="0.3520134" calcext:value-type="float">
            <text:p>0.3520134</text:p>
          </table:table-cell>
          <table:table-cell office:value-type="float" office:value="0.3580015" calcext:value-type="float">
            <text:p>0.3580015</text:p>
          </table:table-cell>
          <table:table-cell office:value-type="float" office:value="0.3639871" calcext:value-type="float">
            <text:p>0.3639871</text:p>
          </table:table-cell>
          <table:table-cell office:value-type="float" office:value="0.3834004" calcext:value-type="float">
            <text:p>0.3834004</text:p>
          </table:table-cell>
          <table:table-cell office:value-type="float" office:value="0" calcext:value-type="float">
            <text:p>0</text:p>
          </table:table-cell>
          <table:table-cell office:value-type="float" office:value="0.01573864" calcext:value-type="float">
            <text:p>0.01573864</text:p>
          </table:table-cell>
          <table:table-cell office:value-type="float" office:value="0.004537263" calcext:value-type="float">
            <text:p>0.0045372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.571615" calcext:value-type="float">
            <text:p>-7.571615</text:p>
          </table:table-cell>
          <table:table-cell office:value-type="float" office:value="-0.04797246" calcext:value-type="float">
            <text:p>-0.04797246</text:p>
          </table:table-cell>
          <table:table-cell office:value-type="float" office:value="-0.03542795" calcext:value-type="float">
            <text:p>-0.03542795</text:p>
          </table:table-cell>
          <table:table-cell office:value-type="float" office:value="-0.03206265" calcext:value-type="float">
            <text:p>-0.03206265</text:p>
          </table:table-cell>
          <table:table-cell office:value-type="float" office:value="-0.03123777" calcext:value-type="float">
            <text:p>-0.03123777</text:p>
          </table:table-cell>
          <table:table-cell office:value-type="float" office:value="-0.03061005" calcext:value-type="float">
            <text:p>-0.03061005</text:p>
          </table:table-cell>
          <table:table-cell office:value-type="float" office:value="-0.02981215" calcext:value-type="float">
            <text:p>-0.02981215</text:p>
          </table:table-cell>
          <table:table-cell office:value-type="float" office:value="-0.03198672" calcext:value-type="float">
            <text:p>-0.03198672</text:p>
          </table:table-cell>
          <table:table-cell office:value-type="float" office:value="-0.03292182" calcext:value-type="float">
            <text:p>-0.03292182</text:p>
          </table:table-cell>
          <table:table-cell office:value-type="float" office:value="-0.03297894" calcext:value-type="float">
            <text:p>-0.0329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1411" calcext:value-type="float">
            <text:p>-22.61411</text:p>
          </table:table-cell>
          <table:table-cell office:value-type="float" office:value="0.01800645" calcext:value-type="float">
            <text:p>0.0180064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3" calcext:value-type="float">
            <text:p>-2.4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0" calcext:value-type="float">
            <text:p>0</text:p>
          </table:table-cell>
          <table:table-cell office:value-type="float" office:value="0.91166" calcext:value-type="float">
            <text:p>0.91166</text:p>
          </table:table-cell>
          <table:table-cell office:value-type="float" office:value="0" calcext:value-type="float">
            <text:p>0</text:p>
          </table:table-cell>
          <table:table-cell office:value-type="float" office:value="990.725" calcext:value-type="float">
            <text:p>990.725</text:p>
          </table:table-cell>
          <table:table-cell office:value-type="float" office:value="-11.57581" calcext:value-type="float">
            <text:p>-11.57581</text:p>
          </table:table-cell>
          <table:table-cell office:value-type="float" office:value="0" calcext:value-type="float">
            <text:p>0</text:p>
          </table:table-cell>
          <table:table-cell office:value-type="float" office:value="0.1531454" calcext:value-type="float">
            <text:p>0.1531454</text:p>
          </table:table-cell>
          <table:table-cell office:value-type="float" office:value="0.2769685" calcext:value-type="float">
            <text:p>0.2769685</text:p>
          </table:table-cell>
          <table:table-cell office:value-type="float" office:value="0.2959339" calcext:value-type="float">
            <text:p>0.2959339</text:p>
          </table:table-cell>
          <table:table-cell office:value-type="float" office:value="0.3020601" calcext:value-type="float">
            <text:p>0.3020601</text:p>
          </table:table-cell>
          <table:table-cell office:value-type="float" office:value="0.3045577" calcext:value-type="float">
            <text:p>0.3045577</text:p>
          </table:table-cell>
          <table:table-cell office:value-type="float" office:value="0.2696335" calcext:value-type="float">
            <text:p>0.2696335</text:p>
          </table:table-cell>
          <table:table-cell office:value-type="float" office:value="0.269276" calcext:value-type="float">
            <text:p>0.269276</text:p>
          </table:table-cell>
          <table:table-cell office:value-type="float" office:value="0.3577064" calcext:value-type="float">
            <text:p>0.3577064</text:p>
          </table:table-cell>
          <table:table-cell office:value-type="float" office:value="0.346132" calcext:value-type="float">
            <text:p>0.346132</text:p>
          </table:table-cell>
          <table:table-cell office:value-type="float" office:value="0.3520294" calcext:value-type="float">
            <text:p>0.3520294</text:p>
          </table:table-cell>
          <table:table-cell office:value-type="float" office:value="0.358004" calcext:value-type="float">
            <text:p>0.358004</text:p>
          </table:table-cell>
          <table:table-cell office:value-type="float" office:value="0.3640042" calcext:value-type="float">
            <text:p>0.3640042</text:p>
          </table:table-cell>
          <table:table-cell office:value-type="float" office:value="0.3935005" calcext:value-type="float">
            <text:p>0.3935005</text:p>
          </table:table-cell>
          <table:table-cell office:value-type="float" office:value="0" calcext:value-type="float">
            <text:p>0</text:p>
          </table:table-cell>
          <table:table-cell office:value-type="float" office:value="0.02504664" calcext:value-type="float">
            <text:p>0.02504664</text:p>
          </table:table-cell>
          <table:table-cell office:value-type="float" office:value="0.01822123" calcext:value-type="float">
            <text:p>0.018221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6.327296" calcext:value-type="float">
            <text:p>-6.327296</text:p>
          </table:table-cell>
          <table:table-cell office:value-type="float" office:value="-0.06573898" calcext:value-type="float">
            <text:p>-0.06573898</text:p>
          </table:table-cell>
          <table:table-cell office:value-type="float" office:value="-0.04044224" calcext:value-type="float">
            <text:p>-0.04044224</text:p>
          </table:table-cell>
          <table:table-cell office:value-type="float" office:value="-0.03457963" calcext:value-type="float">
            <text:p>-0.03457963</text:p>
          </table:table-cell>
          <table:table-cell office:value-type="float" office:value="-0.03256514" calcext:value-type="float">
            <text:p>-0.03256514</text:p>
          </table:table-cell>
          <table:table-cell office:value-type="float" office:value="-0.03092215" calcext:value-type="float">
            <text:p>-0.03092215</text:p>
          </table:table-cell>
          <table:table-cell office:value-type="float" office:value="-0.0310166" calcext:value-type="float">
            <text:p>-0.0310166</text:p>
          </table:table-cell>
          <table:table-cell office:value-type="float" office:value="-0.03161974" calcext:value-type="float">
            <text:p>-0.03161974</text:p>
          </table:table-cell>
          <table:table-cell office:value-type="float" office:value="-0.03279268" calcext:value-type="float">
            <text:p>-0.03279268</text:p>
          </table:table-cell>
          <table:table-cell office:value-type="float" office:value="-0.03295324" calcext:value-type="float">
            <text:p>-0.0329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3964" calcext:value-type="float">
            <text:p>-15.43964</text:p>
          </table:table-cell>
          <table:table-cell office:value-type="float" office:value="0.01796751" calcext:value-type="float">
            <text:p>0.0179675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4" calcext:value-type="float">
            <text:p>-2.40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0" calcext:value-type="float">
            <text:p>0</text:p>
          </table:table-cell>
          <table:table-cell office:value-type="float" office:value="1.305289" calcext:value-type="float">
            <text:p>1.305289</text:p>
          </table:table-cell>
          <table:table-cell office:value-type="float" office:value="0" calcext:value-type="float">
            <text:p>0</text:p>
          </table:table-cell>
          <table:table-cell office:value-type="float" office:value="993.5501" calcext:value-type="float">
            <text:p>993.5501</text:p>
          </table:table-cell>
          <table:table-cell office:value-type="float" office:value="-14.79459" calcext:value-type="float">
            <text:p>-14.79459</text:p>
          </table:table-cell>
          <table:table-cell office:value-type="float" office:value="0" calcext:value-type="float">
            <text:p>0</text:p>
          </table:table-cell>
          <table:table-cell office:value-type="float" office:value="0.1847401" calcext:value-type="float">
            <text:p>0.1847401</text:p>
          </table:table-cell>
          <table:table-cell office:value-type="float" office:value="0.2870747" calcext:value-type="float">
            <text:p>0.2870747</text:p>
          </table:table-cell>
          <table:table-cell office:value-type="float" office:value="0.2936144" calcext:value-type="float">
            <text:p>0.2936144</text:p>
          </table:table-cell>
          <table:table-cell office:value-type="float" office:value="0.2995852" calcext:value-type="float">
            <text:p>0.2995852</text:p>
          </table:table-cell>
          <table:table-cell office:value-type="float" office:value="0.3023213" calcext:value-type="float">
            <text:p>0.3023213</text:p>
          </table:table-cell>
          <table:table-cell office:value-type="float" office:value="0.2687278" calcext:value-type="float">
            <text:p>0.2687278</text:p>
          </table:table-cell>
          <table:table-cell office:value-type="float" office:value="0.2686649" calcext:value-type="float">
            <text:p>0.2686649</text:p>
          </table:table-cell>
          <table:table-cell office:value-type="float" office:value="0.3577071" calcext:value-type="float">
            <text:p>0.3577071</text:p>
          </table:table-cell>
          <table:table-cell office:value-type="float" office:value="0.3462115" calcext:value-type="float">
            <text:p>0.3462115</text:p>
          </table:table-cell>
          <table:table-cell office:value-type="float" office:value="0.3520473" calcext:value-type="float">
            <text:p>0.3520473</text:p>
          </table:table-cell>
          <table:table-cell office:value-type="float" office:value="0.3580093" calcext:value-type="float">
            <text:p>0.3580093</text:p>
          </table:table-cell>
          <table:table-cell office:value-type="float" office:value="0.3640613" calcext:value-type="float">
            <text:p>0.3640613</text:p>
          </table:table-cell>
          <table:table-cell office:value-type="float" office:value="0.4003474" calcext:value-type="float">
            <text:p>0.4003474</text:p>
          </table:table-cell>
          <table:table-cell office:value-type="float" office:value="0" calcext:value-type="float">
            <text:p>0</text:p>
          </table:table-cell>
          <table:table-cell office:value-type="float" office:value="0.0459296" calcext:value-type="float">
            <text:p>0.0459296</text:p>
          </table:table-cell>
          <table:table-cell office:value-type="float" office:value="0.001726544" calcext:value-type="float">
            <text:p>0.0017265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412" calcext:value-type="float">
            <text:p>-1.412</text:p>
          </table:table-cell>
          <table:table-cell office:value-type="float" office:value="-0.05073771" calcext:value-type="float">
            <text:p>-0.05073771</text:p>
          </table:table-cell>
          <table:table-cell office:value-type="float" office:value="-0.04304853" calcext:value-type="float">
            <text:p>-0.04304853</text:p>
          </table:table-cell>
          <table:table-cell office:value-type="float" office:value="-0.03685478" calcext:value-type="float">
            <text:p>-0.03685478</text:p>
          </table:table-cell>
          <table:table-cell office:value-type="float" office:value="-0.03436297" calcext:value-type="float">
            <text:p>-0.03436297</text:p>
          </table:table-cell>
          <table:table-cell office:value-type="float" office:value="-0.03170519" calcext:value-type="float">
            <text:p>-0.03170519</text:p>
          </table:table-cell>
          <table:table-cell office:value-type="float" office:value="-0.03161639" calcext:value-type="float">
            <text:p>-0.03161639</text:p>
          </table:table-cell>
          <table:table-cell office:value-type="float" office:value="-0.03161574" calcext:value-type="float">
            <text:p>-0.03161574</text:p>
          </table:table-cell>
          <table:table-cell office:value-type="float" office:value="-0.0326674" calcext:value-type="float">
            <text:p>-0.0326674</text:p>
          </table:table-cell>
          <table:table-cell office:value-type="float" office:value="-0.03292462" calcext:value-type="float">
            <text:p>-0.03292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36722" calcext:value-type="float">
            <text:p>-2.636722</text:p>
          </table:table-cell>
          <table:table-cell office:value-type="float" office:value="0.01788621" calcext:value-type="float">
            <text:p>0.0178862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2" calcext:value-type="float">
            <text:p>-2.4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0" calcext:value-type="float">
            <text:p>0</text:p>
          </table:table-cell>
          <table:table-cell office:value-type="float" office:value="1.706114" calcext:value-type="float">
            <text:p>1.706114</text:p>
          </table:table-cell>
          <table:table-cell office:value-type="float" office:value="0" calcext:value-type="float">
            <text:p>0</text:p>
          </table:table-cell>
          <table:table-cell office:value-type="float" office:value="995.7604" calcext:value-type="float">
            <text:p>995.7604</text:p>
          </table:table-cell>
          <table:table-cell office:value-type="float" office:value="-17.40506" calcext:value-type="float">
            <text:p>-17.40506</text:p>
          </table:table-cell>
          <table:table-cell office:value-type="float" office:value="0" calcext:value-type="float">
            <text:p>0</text:p>
          </table:table-cell>
          <table:table-cell office:value-type="float" office:value="0.268926" calcext:value-type="float">
            <text:p>0.268926</text:p>
          </table:table-cell>
          <table:table-cell office:value-type="float" office:value="0.2814853" calcext:value-type="float">
            <text:p>0.2814853</text:p>
          </table:table-cell>
          <table:table-cell office:value-type="float" office:value="0.2912451" calcext:value-type="float">
            <text:p>0.2912451</text:p>
          </table:table-cell>
          <table:table-cell office:value-type="float" office:value="0.2977788" calcext:value-type="float">
            <text:p>0.2977788</text:p>
          </table:table-cell>
          <table:table-cell office:value-type="float" office:value="0.3007822" calcext:value-type="float">
            <text:p>0.3007822</text:p>
          </table:table-cell>
          <table:table-cell office:value-type="float" office:value="0.2677084" calcext:value-type="float">
            <text:p>0.2677084</text:p>
          </table:table-cell>
          <table:table-cell office:value-type="float" office:value="0.2681862" calcext:value-type="float">
            <text:p>0.2681862</text:p>
          </table:table-cell>
          <table:table-cell office:value-type="float" office:value="0.3576333" calcext:value-type="float">
            <text:p>0.3576333</text:p>
          </table:table-cell>
          <table:table-cell office:value-type="float" office:value="0.3462773" calcext:value-type="float">
            <text:p>0.3462773</text:p>
          </table:table-cell>
          <table:table-cell office:value-type="float" office:value="0.3520684" calcext:value-type="float">
            <text:p>0.3520684</text:p>
          </table:table-cell>
          <table:table-cell office:value-type="float" office:value="0.3580197" calcext:value-type="float">
            <text:p>0.3580197</text:p>
          </table:table-cell>
          <table:table-cell office:value-type="float" office:value="0.3641665" calcext:value-type="float">
            <text:p>0.3641665</text:p>
          </table:table-cell>
          <table:table-cell office:value-type="float" office:value="0.4056371" calcext:value-type="float">
            <text:p>0.4056371</text:p>
          </table:table-cell>
          <table:table-cell office:value-type="float" office:value="0" calcext:value-type="float">
            <text:p>0</text:p>
          </table:table-cell>
          <table:table-cell office:value-type="float" office:value="0.0007620709" calcext:value-type="float">
            <text:p>0.0007620709</text:p>
          </table:table-cell>
          <table:table-cell office:value-type="float" office:value="9.883667E-016" calcext:value-type="float">
            <text:p>9.88366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248787" calcext:value-type="float">
            <text:p>-0.08248787</text:p>
          </table:table-cell>
          <table:table-cell office:value-type="float" office:value="-0.05947062" calcext:value-type="float">
            <text:p>-0.05947062</text:p>
          </table:table-cell>
          <table:table-cell office:value-type="float" office:value="-0.04580688" calcext:value-type="float">
            <text:p>-0.04580688</text:p>
          </table:table-cell>
          <table:table-cell office:value-type="float" office:value="-0.03860865" calcext:value-type="float">
            <text:p>-0.03860865</text:p>
          </table:table-cell>
          <table:table-cell office:value-type="float" office:value="-0.03573879" calcext:value-type="float">
            <text:p>-0.03573879</text:p>
          </table:table-cell>
          <table:table-cell office:value-type="float" office:value="-0.03261635" calcext:value-type="float">
            <text:p>-0.03261635</text:p>
          </table:table-cell>
          <table:table-cell office:value-type="float" office:value="-0.03209237" calcext:value-type="float">
            <text:p>-0.03209237</text:p>
          </table:table-cell>
          <table:table-cell office:value-type="float" office:value="-0.03175657" calcext:value-type="float">
            <text:p>-0.03175657</text:p>
          </table:table-cell>
          <table:table-cell office:value-type="float" office:value="-0.03256404" calcext:value-type="float">
            <text:p>-0.03256404</text:p>
          </table:table-cell>
          <table:table-cell office:value-type="float" office:value="-0.03289091" calcext:value-type="float">
            <text:p>-0.0328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8889" calcext:value-type="float">
            <text:p>-0.1018889</text:p>
          </table:table-cell>
          <table:table-cell office:value-type="float" office:value="0.01774378" calcext:value-type="float">
            <text:p>0.01774378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0" calcext:value-type="float">
            <text:p>0</text:p>
          </table:table-cell>
          <table:table-cell office:value-type="float" office:value="2.299479" calcext:value-type="float">
            <text:p>2.299479</text:p>
          </table:table-cell>
          <table:table-cell office:value-type="float" office:value="0" calcext:value-type="float">
            <text:p>0</text:p>
          </table:table-cell>
          <table:table-cell office:value-type="float" office:value="997.402" calcext:value-type="float">
            <text:p>997.402</text:p>
          </table:table-cell>
          <table:table-cell office:value-type="float" office:value="-19.63998" calcext:value-type="float">
            <text:p>-19.63998</text:p>
          </table:table-cell>
          <table:table-cell office:value-type="float" office:value="0" calcext:value-type="float">
            <text:p>0</text:p>
          </table:table-cell>
          <table:table-cell office:value-type="float" office:value="0.2700421" calcext:value-type="float">
            <text:p>0.2700421</text:p>
          </table:table-cell>
          <table:table-cell office:value-type="float" office:value="0.2778859" calcext:value-type="float">
            <text:p>0.2778859</text:p>
          </table:table-cell>
          <table:table-cell office:value-type="float" office:value="0.2887313" calcext:value-type="float">
            <text:p>0.2887313</text:p>
          </table:table-cell>
          <table:table-cell office:value-type="float" office:value="0.2957237" calcext:value-type="float">
            <text:p>0.2957237</text:p>
          </table:table-cell>
          <table:table-cell office:value-type="float" office:value="0.2990083" calcext:value-type="float">
            <text:p>0.2990083</text:p>
          </table:table-cell>
          <table:table-cell office:value-type="float" office:value="0.2667645" calcext:value-type="float">
            <text:p>0.2667645</text:p>
          </table:table-cell>
          <table:table-cell office:value-type="float" office:value="0.2676934" calcext:value-type="float">
            <text:p>0.2676934</text:p>
          </table:table-cell>
          <table:table-cell office:value-type="float" office:value="0.357531" calcext:value-type="float">
            <text:p>0.357531</text:p>
          </table:table-cell>
          <table:table-cell office:value-type="float" office:value="0.3463271" calcext:value-type="float">
            <text:p>0.3463271</text:p>
          </table:table-cell>
          <table:table-cell office:value-type="float" office:value="0.3520898" calcext:value-type="float">
            <text:p>0.3520898</text:p>
          </table:table-cell>
          <table:table-cell office:value-type="float" office:value="0.3580375" calcext:value-type="float">
            <text:p>0.3580375</text:p>
          </table:table-cell>
          <table:table-cell office:value-type="float" office:value="0.3643108" calcext:value-type="float">
            <text:p>0.3643108</text:p>
          </table:table-cell>
          <table:table-cell office:value-type="float" office:value="0.4099583" calcext:value-type="float">
            <text:p>0.4099583</text:p>
          </table:table-cell>
          <table:table-cell office:value-type="float" office:value="0" calcext:value-type="float">
            <text:p>0</text:p>
          </table:table-cell>
          <table:table-cell office:value-type="float" office:value="9.443527E-016" calcext:value-type="float">
            <text:p>9.443527E-16</text:p>
          </table:table-cell>
          <table:table-cell office:value-type="float" office:value="9.882987E-016" calcext:value-type="float">
            <text:p>9.88298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085614" calcext:value-type="float">
            <text:p>-0.08085614</text:p>
          </table:table-cell>
          <table:table-cell office:value-type="float" office:value="-0.06576649" calcext:value-type="float">
            <text:p>-0.06576649</text:p>
          </table:table-cell>
          <table:table-cell office:value-type="float" office:value="-0.04895989" calcext:value-type="float">
            <text:p>-0.04895989</text:p>
          </table:table-cell>
          <table:table-cell office:value-type="float" office:value="-0.04071679" calcext:value-type="float">
            <text:p>-0.04071679</text:p>
          </table:table-cell>
          <table:table-cell office:value-type="float" office:value="-0.03740005" calcext:value-type="float">
            <text:p>-0.03740005</text:p>
          </table:table-cell>
          <table:table-cell office:value-type="float" office:value="-0.03350153" calcext:value-type="float">
            <text:p>-0.03350153</text:p>
          </table:table-cell>
          <table:table-cell office:value-type="float" office:value="-0.03259074" calcext:value-type="float">
            <text:p>-0.03259074</text:p>
          </table:table-cell>
          <table:table-cell office:value-type="float" office:value="-0.03195335" calcext:value-type="float">
            <text:p>-0.03195335</text:p>
          </table:table-cell>
          <table:table-cell office:value-type="float" office:value="-0.032486" calcext:value-type="float">
            <text:p>-0.032486</text:p>
          </table:table-cell>
          <table:table-cell office:value-type="float" office:value="-0.03285652" calcext:value-type="float">
            <text:p>-0.0328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38433" calcext:value-type="float">
            <text:p>-0.09338433</text:p>
          </table:table-cell>
          <table:table-cell office:value-type="float" office:value="0.01759412" calcext:value-type="float">
            <text:p>0.0175941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0" calcext:value-type="float">
            <text:p>0</text:p>
          </table:table-cell>
          <table:table-cell office:value-type="float" office:value="2.973031" calcext:value-type="float">
            <text:p>2.973031</text:p>
          </table:table-cell>
          <table:table-cell office:value-type="float" office:value="0" calcext:value-type="float">
            <text:p>0</text:p>
          </table:table-cell>
          <table:table-cell office:value-type="float" office:value="998.7073" calcext:value-type="float">
            <text:p>998.7073</text:p>
          </table:table-cell>
          <table:table-cell office:value-type="float" office:value="-21.61923" calcext:value-type="float">
            <text:p>-21.61923</text:p>
          </table:table-cell>
          <table:table-cell office:value-type="float" office:value="0" calcext:value-type="float">
            <text:p>0</text:p>
          </table:table-cell>
          <table:table-cell office:value-type="float" office:value="0.2646782" calcext:value-type="float">
            <text:p>0.2646782</text:p>
          </table:table-cell>
          <table:table-cell office:value-type="float" office:value="0.2738896" calcext:value-type="float">
            <text:p>0.2738896</text:p>
          </table:table-cell>
          <table:table-cell office:value-type="float" office:value="0.2868012" calcext:value-type="float">
            <text:p>0.2868012</text:p>
          </table:table-cell>
          <table:table-cell office:value-type="float" office:value="0.2941384" calcext:value-type="float">
            <text:p>0.2941384</text:p>
          </table:table-cell>
          <table:table-cell office:value-type="float" office:value="0.2973973" calcext:value-type="float">
            <text:p>0.2973973</text:p>
          </table:table-cell>
          <table:table-cell office:value-type="float" office:value="0.265801" calcext:value-type="float">
            <text:p>0.265801</text:p>
          </table:table-cell>
          <table:table-cell office:value-type="float" office:value="0.2672057" calcext:value-type="float">
            <text:p>0.2672057</text:p>
          </table:table-cell>
          <table:table-cell office:value-type="float" office:value="0.3574082" calcext:value-type="float">
            <text:p>0.3574082</text:p>
          </table:table-cell>
          <table:table-cell office:value-type="float" office:value="0.3463605" calcext:value-type="float">
            <text:p>0.3463605</text:p>
          </table:table-cell>
          <table:table-cell office:value-type="float" office:value="0.3521113" calcext:value-type="float">
            <text:p>0.3521113</text:p>
          </table:table-cell>
          <table:table-cell office:value-type="float" office:value="0.3580639" calcext:value-type="float">
            <text:p>0.3580639</text:p>
          </table:table-cell>
          <table:table-cell office:value-type="float" office:value="0.3644923" calcext:value-type="float">
            <text:p>0.3644923</text:p>
          </table:table-cell>
          <table:table-cell office:value-type="float" office:value="0.4135306" calcext:value-type="float">
            <text:p>0.4135306</text:p>
          </table:table-cell>
          <table:table-cell office:value-type="float" office:value="0" calcext:value-type="float">
            <text:p>0</text:p>
          </table:table-cell>
          <table:table-cell office:value-type="float" office:value="9.615399E-016" calcext:value-type="float">
            <text:p>9.615399E-16</text:p>
          </table:table-cell>
          <table:table-cell office:value-type="float" office:value="9.882302E-016" calcext:value-type="float">
            <text:p>9.88230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483425" calcext:value-type="float">
            <text:p>-0.09483425</text:p>
          </table:table-cell>
          <table:table-cell office:value-type="float" office:value="-0.0735101" calcext:value-type="float">
            <text:p>-0.0735101</text:p>
          </table:table-cell>
          <table:table-cell office:value-type="float" office:value="-0.05154701" calcext:value-type="float">
            <text:p>-0.05154701</text:p>
          </table:table-cell>
          <table:table-cell office:value-type="float" office:value="-0.04244456" calcext:value-type="float">
            <text:p>-0.04244456</text:p>
          </table:table-cell>
          <table:table-cell office:value-type="float" office:value="-0.03900449" calcext:value-type="float">
            <text:p>-0.03900449</text:p>
          </table:table-cell>
          <table:table-cell office:value-type="float" office:value="-0.03444164" calcext:value-type="float">
            <text:p>-0.03444164</text:p>
          </table:table-cell>
          <table:table-cell office:value-type="float" office:value="-0.03307841" calcext:value-type="float">
            <text:p>-0.03307841</text:p>
          </table:table-cell>
          <table:table-cell office:value-type="float" office:value="-0.03219159" calcext:value-type="float">
            <text:p>-0.03219159</text:p>
          </table:table-cell>
          <table:table-cell office:value-type="float" office:value="-0.03243373" calcext:value-type="float">
            <text:p>-0.03243373</text:p>
          </table:table-cell>
          <table:table-cell office:value-type="float" office:value="-0.03282227" calcext:value-type="float">
            <text:p>-0.0328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1621" calcext:value-type="float">
            <text:p>-0.1071621</text:p>
          </table:table-cell>
          <table:table-cell office:value-type="float" office:value="0.01738256" calcext:value-type="float">
            <text:p>0.0173825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0" calcext:value-type="float">
            <text:p>0</text:p>
          </table:table-cell>
          <table:table-cell office:value-type="float" office:value="3.573391" calcext:value-type="float">
            <text:p>3.573391</text:p>
          </table:table-cell>
          <table:table-cell office:value-type="float" office:value="0" calcext:value-type="float">
            <text:p>0</text:p>
          </table:table-cell>
          <table:table-cell office:value-type="float" office:value="999.9106" calcext:value-type="float">
            <text:p>999.9106</text:p>
          </table:table-cell>
          <table:table-cell office:value-type="float" office:value="-23.42329" calcext:value-type="float">
            <text:p>-23.42329</text:p>
          </table:table-cell>
          <table:table-cell office:value-type="float" office:value="0" calcext:value-type="float">
            <text:p>0</text:p>
          </table:table-cell>
          <table:table-cell office:value-type="float" office:value="0.2552341" calcext:value-type="float">
            <text:p>0.2552341</text:p>
          </table:table-cell>
          <table:table-cell office:value-type="float" office:value="0.2700053" calcext:value-type="float">
            <text:p>0.2700053</text:p>
          </table:table-cell>
          <table:table-cell office:value-type="float" office:value="0.2841797" calcext:value-type="float">
            <text:p>0.2841797</text:p>
          </table:table-cell>
          <table:table-cell office:value-type="float" office:value="0.292465" calcext:value-type="float">
            <text:p>0.292465</text:p>
          </table:table-cell>
          <table:table-cell office:value-type="float" office:value="0.2963355" calcext:value-type="float">
            <text:p>0.2963355</text:p>
          </table:table-cell>
          <table:table-cell office:value-type="float" office:value="0.2648824" calcext:value-type="float">
            <text:p>0.2648824</text:p>
          </table:table-cell>
          <table:table-cell office:value-type="float" office:value="0.2666737" calcext:value-type="float">
            <text:p>0.2666737</text:p>
          </table:table-cell>
          <table:table-cell office:value-type="float" office:value="0.3572733" calcext:value-type="float">
            <text:p>0.3572733</text:p>
          </table:table-cell>
          <table:table-cell office:value-type="float" office:value="0.346378" calcext:value-type="float">
            <text:p>0.346378</text:p>
          </table:table-cell>
          <table:table-cell office:value-type="float" office:value="0.3521326" calcext:value-type="float">
            <text:p>0.3521326</text:p>
          </table:table-cell>
          <table:table-cell office:value-type="float" office:value="0.3581003" calcext:value-type="float">
            <text:p>0.3581003</text:p>
          </table:table-cell>
          <table:table-cell office:value-type="float" office:value="0.3647187" calcext:value-type="float">
            <text:p>0.3647187</text:p>
          </table:table-cell>
          <table:table-cell office:value-type="float" office:value="0.4164972" calcext:value-type="float">
            <text:p>0.4164972</text:p>
          </table:table-cell>
          <table:table-cell office:value-type="float" office:value="0" calcext:value-type="float">
            <text:p>0</text:p>
          </table:table-cell>
          <table:table-cell office:value-type="float" office:value="9.290094E-016" calcext:value-type="float">
            <text:p>9.290094E-16</text:p>
          </table:table-cell>
          <table:table-cell office:value-type="float" office:value="9.881625E-016" calcext:value-type="float">
            <text:p>9.88162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40062" calcext:value-type="float">
            <text:p>-0.1240062</text:p>
          </table:table-cell>
          <table:table-cell office:value-type="float" office:value="-0.08200151" calcext:value-type="float">
            <text:p>-0.08200151</text:p>
          </table:table-cell>
          <table:table-cell office:value-type="float" office:value="-0.05534295" calcext:value-type="float">
            <text:p>-0.05534295</text:p>
          </table:table-cell>
          <table:table-cell office:value-type="float" office:value="-0.04434791" calcext:value-type="float">
            <text:p>-0.04434791</text:p>
          </table:table-cell>
          <table:table-cell office:value-type="float" office:value="-0.04008306" calcext:value-type="float">
            <text:p>-0.04008306</text:p>
          </table:table-cell>
          <table:table-cell office:value-type="float" office:value="-0.03536729" calcext:value-type="float">
            <text:p>-0.03536729</text:p>
          </table:table-cell>
          <table:table-cell office:value-type="float" office:value="-0.03355099" calcext:value-type="float">
            <text:p>-0.03355099</text:p>
          </table:table-cell>
          <table:table-cell office:value-type="float" office:value="-0.03245512" calcext:value-type="float">
            <text:p>-0.03245512</text:p>
          </table:table-cell>
          <table:table-cell office:value-type="float" office:value="-0.03240621" calcext:value-type="float">
            <text:p>-0.03240621</text:p>
          </table:table-cell>
          <table:table-cell office:value-type="float" office:value="-0.03278828" calcext:value-type="float">
            <text:p>-0.0327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10718" calcext:value-type="float">
            <text:p>-0.1710718</text:p>
          </table:table-cell>
          <table:table-cell office:value-type="float" office:value="0.01722532" calcext:value-type="float">
            <text:p>0.0172253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0" calcext:value-type="float">
            <text:p>0</text:p>
          </table:table-cell>
          <table:table-cell office:value-type="float" office:value="4.0057" calcext:value-type="float">
            <text:p>4.0057</text:p>
          </table:table-cell>
          <table:table-cell office:value-type="float" office:value="0" calcext:value-type="float">
            <text:p>0</text:p>
          </table:table-cell>
          <table:table-cell office:value-type="float" office:value="1001.147" calcext:value-type="float">
            <text:p>1001.147</text:p>
          </table:table-cell>
          <table:table-cell office:value-type="float" office:value="-25.09252" calcext:value-type="float">
            <text:p>-25.09252</text:p>
          </table:table-cell>
          <table:table-cell office:value-type="float" office:value="0" calcext:value-type="float">
            <text:p>0</text:p>
          </table:table-cell>
          <table:table-cell office:value-type="float" office:value="0.2498673" calcext:value-type="float">
            <text:p>0.2498673</text:p>
          </table:table-cell>
          <table:table-cell office:value-type="float" office:value="0.2671212" calcext:value-type="float">
            <text:p>0.2671212</text:p>
          </table:table-cell>
          <table:table-cell office:value-type="float" office:value="0.282223" calcext:value-type="float">
            <text:p>0.282223</text:p>
          </table:table-cell>
          <table:table-cell office:value-type="float" office:value="0.2907001" calcext:value-type="float">
            <text:p>0.2907001</text:p>
          </table:table-cell>
          <table:table-cell office:value-type="float" office:value="0.2948443" calcext:value-type="float">
            <text:p>0.2948443</text:p>
          </table:table-cell>
          <table:table-cell office:value-type="float" office:value="0.2639425" calcext:value-type="float">
            <text:p>0.2639425</text:p>
          </table:table-cell>
          <table:table-cell office:value-type="float" office:value="0.2661033" calcext:value-type="float">
            <text:p>0.2661033</text:p>
          </table:table-cell>
          <table:table-cell office:value-type="float" office:value="0.3571273" calcext:value-type="float">
            <text:p>0.3571273</text:p>
          </table:table-cell>
          <table:table-cell office:value-type="float" office:value="0.3463804" calcext:value-type="float">
            <text:p>0.3463804</text:p>
          </table:table-cell>
          <table:table-cell office:value-type="float" office:value="0.3521542" calcext:value-type="float">
            <text:p>0.3521542</text:p>
          </table:table-cell>
          <table:table-cell office:value-type="float" office:value="0.3581451" calcext:value-type="float">
            <text:p>0.3581451</text:p>
          </table:table-cell>
          <table:table-cell office:value-type="float" office:value="0.3649853" calcext:value-type="float">
            <text:p>0.3649853</text:p>
          </table:table-cell>
          <table:table-cell office:value-type="float" office:value="0.4192086" calcext:value-type="float">
            <text:p>0.4192086</text:p>
          </table:table-cell>
          <table:table-cell office:value-type="float" office:value="0" calcext:value-type="float">
            <text:p>0</text:p>
          </table:table-cell>
          <table:table-cell office:value-type="float" office:value="0.003978996" calcext:value-type="float">
            <text:p>0.003978996</text:p>
          </table:table-cell>
          <table:table-cell office:value-type="float" office:value="9.880993E-016" calcext:value-type="float">
            <text:p>9.88099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2275" calcext:value-type="float">
            <text:p>-0.142275</text:p>
          </table:table-cell>
          <table:table-cell office:value-type="float" office:value="-0.08906857" calcext:value-type="float">
            <text:p>-0.08906857</text:p>
          </table:table-cell>
          <table:table-cell office:value-type="float" office:value="-0.05835846" calcext:value-type="float">
            <text:p>-0.05835846</text:p>
          </table:table-cell>
          <table:table-cell office:value-type="float" office:value="-0.04646349" calcext:value-type="float">
            <text:p>-0.04646349</text:p>
          </table:table-cell>
          <table:table-cell office:value-type="float" office:value="-0.04166853" calcext:value-type="float">
            <text:p>-0.04166853</text:p>
          </table:table-cell>
          <table:table-cell office:value-type="float" office:value="-0.0363423" calcext:value-type="float">
            <text:p>-0.0363423</text:p>
          </table:table-cell>
          <table:table-cell office:value-type="float" office:value="-0.03406623" calcext:value-type="float">
            <text:p>-0.03406623</text:p>
          </table:table-cell>
          <table:table-cell office:value-type="float" office:value="-0.03274329" calcext:value-type="float">
            <text:p>-0.03274329</text:p>
          </table:table-cell>
          <table:table-cell office:value-type="float" office:value="-0.03240222" calcext:value-type="float">
            <text:p>-0.03240222</text:p>
          </table:table-cell>
          <table:table-cell office:value-type="float" office:value="-0.032754" calcext:value-type="float">
            <text:p>-0.03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4246" calcext:value-type="float">
            <text:p>-0.2054246</text:p>
          </table:table-cell>
          <table:table-cell office:value-type="float" office:value="0.01711147" calcext:value-type="float">
            <text:p>0.01711147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0.3175" calcext:value-type="float">
            <text:p>0.3175</text:p>
          </table:table-cell>
          <table:table-cell office:value-type="float" office:value="4.514295" calcext:value-type="float">
            <text:p>4.514295</text:p>
          </table:table-cell>
          <table:table-cell office:value-type="float" office:value="0" calcext:value-type="float">
            <text:p>0</text:p>
          </table:table-cell>
          <table:table-cell office:value-type="float" office:value="1002.515" calcext:value-type="float">
            <text:p>1002.515</text:p>
          </table:table-cell>
          <table:table-cell office:value-type="float" office:value="-26.65168" calcext:value-type="float">
            <text:p>-26.65168</text:p>
          </table:table-cell>
          <table:table-cell office:value-type="float" office:value="2.858938" calcext:value-type="float">
            <text:p>2.858938</text:p>
          </table:table-cell>
          <table:table-cell office:value-type="float" office:value="0.248572" calcext:value-type="float">
            <text:p>0.248572</text:p>
          </table:table-cell>
          <table:table-cell office:value-type="float" office:value="0.2642182" calcext:value-type="float">
            <text:p>0.2642182</text:p>
          </table:table-cell>
          <table:table-cell office:value-type="float" office:value="0.280527" calcext:value-type="float">
            <text:p>0.280527</text:p>
          </table:table-cell>
          <table:table-cell office:value-type="float" office:value="0.289519" calcext:value-type="float">
            <text:p>0.289519</text:p>
          </table:table-cell>
          <table:table-cell office:value-type="float" office:value="0.2936591" calcext:value-type="float">
            <text:p>0.2936591</text:p>
          </table:table-cell>
          <table:table-cell office:value-type="float" office:value="0.2630295" calcext:value-type="float">
            <text:p>0.2630295</text:p>
          </table:table-cell>
          <table:table-cell office:value-type="float" office:value="0.2655001" calcext:value-type="float">
            <text:p>0.2655001</text:p>
          </table:table-cell>
          <table:table-cell office:value-type="float" office:value="0.356967" calcext:value-type="float">
            <text:p>0.356967</text:p>
          </table:table-cell>
          <table:table-cell office:value-type="float" office:value="0.3463684" calcext:value-type="float">
            <text:p>0.3463684</text:p>
          </table:table-cell>
          <table:table-cell office:value-type="float" office:value="0.3521756" calcext:value-type="float">
            <text:p>0.3521756</text:p>
          </table:table-cell>
          <table:table-cell office:value-type="float" office:value="0.3581968" calcext:value-type="float">
            <text:p>0.3581968</text:p>
          </table:table-cell>
          <table:table-cell office:value-type="float" office:value="0.3653032" calcext:value-type="float">
            <text:p>0.3653032</text:p>
          </table:table-cell>
          <table:table-cell office:value-type="float" office:value="0.4217301" calcext:value-type="float">
            <text:p>0.4217301</text:p>
          </table:table-cell>
          <table:table-cell office:value-type="float" office:value="0" calcext:value-type="float">
            <text:p>0</text:p>
          </table:table-cell>
          <table:table-cell office:value-type="float" office:value="0.003321349" calcext:value-type="float">
            <text:p>0.003321349</text:p>
          </table:table-cell>
          <table:table-cell office:value-type="float" office:value="9.880388E-016" calcext:value-type="float">
            <text:p>9.88038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82091" calcext:value-type="float">
            <text:p>-0.1482091</text:p>
          </table:table-cell>
          <table:table-cell office:value-type="float" office:value="-0.09690444" calcext:value-type="float">
            <text:p>-0.09690444</text:p>
          </table:table-cell>
          <table:table-cell office:value-type="float" office:value="-0.06111467" calcext:value-type="float">
            <text:p>-0.06111467</text:p>
          </table:table-cell>
          <table:table-cell office:value-type="float" office:value="-0.04794777" calcext:value-type="float">
            <text:p>-0.04794777</text:p>
          </table:table-cell>
          <table:table-cell office:value-type="float" office:value="-0.04298571" calcext:value-type="float">
            <text:p>-0.04298571</text:p>
          </table:table-cell>
          <table:table-cell office:value-type="float" office:value="-0.03732054" calcext:value-type="float">
            <text:p>-0.03732054</text:p>
          </table:table-cell>
          <table:table-cell office:value-type="float" office:value="-0.03462135" calcext:value-type="float">
            <text:p>-0.03462135</text:p>
          </table:table-cell>
          <table:table-cell office:value-type="float" office:value="-0.03302533" calcext:value-type="float">
            <text:p>-0.03302533</text:p>
          </table:table-cell>
          <table:table-cell office:value-type="float" office:value="-0.0324206" calcext:value-type="float">
            <text:p>-0.0324206</text:p>
          </table:table-cell>
          <table:table-cell office:value-type="float" office:value="-0.03271986" calcext:value-type="float">
            <text:p>-0.0327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1132" calcext:value-type="float">
            <text:p>-0.2131132</text:p>
          </table:table-cell>
          <table:table-cell office:value-type="float" office:value="0.01697235" calcext:value-type="float">
            <text:p>0.01697235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1.27" calcext:value-type="float">
            <text:p>1.27</text:p>
          </table:table-cell>
          <table:table-cell office:value-type="float" office:value="4.755898" calcext:value-type="float">
            <text:p>4.755898</text:p>
          </table:table-cell>
          <table:table-cell office:value-type="float" office:value="0" calcext:value-type="float">
            <text:p>0</text:p>
          </table:table-cell>
          <table:table-cell office:value-type="float" office:value="1004.693" calcext:value-type="float">
            <text:p>1004.693</text:p>
          </table:table-cell>
          <table:table-cell office:value-type="float" office:value="-28.11948" calcext:value-type="float">
            <text:p>-28.11948</text:p>
          </table:table-cell>
          <table:table-cell office:value-type="float" office:value="0.7880085" calcext:value-type="float">
            <text:p>0.7880085</text:p>
          </table:table-cell>
          <table:table-cell office:value-type="float" office:value="0.2930191" calcext:value-type="float">
            <text:p>0.2930191</text:p>
          </table:table-cell>
          <table:table-cell office:value-type="float" office:value="0.2739074" calcext:value-type="float">
            <text:p>0.2739074</text:p>
          </table:table-cell>
          <table:table-cell office:value-type="float" office:value="0.2797603" calcext:value-type="float">
            <text:p>0.2797603</text:p>
          </table:table-cell>
          <table:table-cell office:value-type="float" office:value="0.288177" calcext:value-type="float">
            <text:p>0.288177</text:p>
          </table:table-cell>
          <table:table-cell office:value-type="float" office:value="0.2922517" calcext:value-type="float">
            <text:p>0.2922517</text:p>
          </table:table-cell>
          <table:table-cell office:value-type="float" office:value="0.2622301" calcext:value-type="float">
            <text:p>0.2622301</text:p>
          </table:table-cell>
          <table:table-cell office:value-type="float" office:value="0.2649912" calcext:value-type="float">
            <text:p>0.2649912</text:p>
          </table:table-cell>
          <table:table-cell office:value-type="float" office:value="0.3567701" calcext:value-type="float">
            <text:p>0.3567701</text:p>
          </table:table-cell>
          <table:table-cell office:value-type="float" office:value="0.346349" calcext:value-type="float">
            <text:p>0.346349</text:p>
          </table:table-cell>
          <table:table-cell office:value-type="float" office:value="0.352197" calcext:value-type="float">
            <text:p>0.352197</text:p>
          </table:table-cell>
          <table:table-cell office:value-type="float" office:value="0.3582646" calcext:value-type="float">
            <text:p>0.3582646</text:p>
          </table:table-cell>
          <table:table-cell office:value-type="float" office:value="0.3656608" calcext:value-type="float">
            <text:p>0.3656608</text:p>
          </table:table-cell>
          <table:table-cell office:value-type="float" office:value="0.4237896" calcext:value-type="float">
            <text:p>0.4237896</text:p>
          </table:table-cell>
          <table:table-cell office:value-type="float" office:value="0" calcext:value-type="float">
            <text:p>0</text:p>
          </table:table-cell>
          <table:table-cell office:value-type="float" office:value="9.814532E-016" calcext:value-type="float">
            <text:p>9.814532E-16</text:p>
          </table:table-cell>
          <table:table-cell office:value-type="float" office:value="9.879793E-016" calcext:value-type="float">
            <text:p>9.87979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25508" calcext:value-type="float">
            <text:p>-0.0425508</text:p>
          </table:table-cell>
          <table:table-cell office:value-type="float" office:value="-0.07392428" calcext:value-type="float">
            <text:p>-0.07392428</text:p>
          </table:table-cell>
          <table:table-cell office:value-type="float" office:value="-0.06247968" calcext:value-type="float">
            <text:p>-0.06247968</text:p>
          </table:table-cell>
          <table:table-cell office:value-type="float" office:value="-0.04969496" calcext:value-type="float">
            <text:p>-0.04969496</text:p>
          </table:table-cell>
          <table:table-cell office:value-type="float" office:value="-0.04461331" calcext:value-type="float">
            <text:p>-0.04461331</text:p>
          </table:table-cell>
          <table:table-cell office:value-type="float" office:value="-0.03820175" calcext:value-type="float">
            <text:p>-0.03820175</text:p>
          </table:table-cell>
          <table:table-cell office:value-type="float" office:value="-0.03509949" calcext:value-type="float">
            <text:p>-0.03509949</text:p>
          </table:table-cell>
          <table:table-cell office:value-type="float" office:value="-0.03318511" calcext:value-type="float">
            <text:p>-0.03318511</text:p>
          </table:table-cell>
          <table:table-cell office:value-type="float" office:value="-0.03245084" calcext:value-type="float">
            <text:p>-0.03245084</text:p>
          </table:table-cell>
          <table:table-cell office:value-type="float" office:value="-0.03268591" calcext:value-type="float">
            <text:p>-0.0326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92697" calcext:value-type="float">
            <text:p>-0.04392697</text:p>
          </table:table-cell>
          <table:table-cell office:value-type="float" office:value="0.01677999" calcext:value-type="float">
            <text:p>0.0167799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1.27" calcext:value-type="float">
            <text:p>1.27</text:p>
          </table:table-cell>
          <table:table-cell office:value-type="float" office:value="5.25508" calcext:value-type="float">
            <text:p>5.25508</text:p>
          </table:table-cell>
          <table:table-cell office:value-type="float" office:value="0" calcext:value-type="float">
            <text:p>0</text:p>
          </table:table-cell>
          <table:table-cell office:value-type="float" office:value="1005.599" calcext:value-type="float">
            <text:p>1005.599</text:p>
          </table:table-cell>
          <table:table-cell office:value-type="float" office:value="-29.52388" calcext:value-type="float">
            <text:p>-29.52388</text:p>
          </table:table-cell>
          <table:table-cell office:value-type="float" office:value="0" calcext:value-type="float">
            <text:p>0</text:p>
          </table:table-cell>
          <table:table-cell office:value-type="float" office:value="0.2737054" calcext:value-type="float">
            <text:p>0.2737054</text:p>
          </table:table-cell>
          <table:table-cell office:value-type="float" office:value="0.2781504" calcext:value-type="float">
            <text:p>0.2781504</text:p>
          </table:table-cell>
          <table:table-cell office:value-type="float" office:value="0.2811707" calcext:value-type="float">
            <text:p>0.2811707</text:p>
          </table:table-cell>
          <table:table-cell office:value-type="float" office:value="0.287515" calcext:value-type="float">
            <text:p>0.287515</text:p>
          </table:table-cell>
          <table:table-cell office:value-type="float" office:value="0.2915859" calcext:value-type="float">
            <text:p>0.2915859</text:p>
          </table:table-cell>
          <table:table-cell office:value-type="float" office:value="0.2615364" calcext:value-type="float">
            <text:p>0.2615364</text:p>
          </table:table-cell>
          <table:table-cell office:value-type="float" office:value="0.2645828" calcext:value-type="float">
            <text:p>0.2645828</text:p>
          </table:table-cell>
          <table:table-cell office:value-type="float" office:value="0.3565472" calcext:value-type="float">
            <text:p>0.3565472</text:p>
          </table:table-cell>
          <table:table-cell office:value-type="float" office:value="0.3463245" calcext:value-type="float">
            <text:p>0.3463245</text:p>
          </table:table-cell>
          <table:table-cell office:value-type="float" office:value="0.3522185" calcext:value-type="float">
            <text:p>0.3522185</text:p>
          </table:table-cell>
          <table:table-cell office:value-type="float" office:value="0.3583487" calcext:value-type="float">
            <text:p>0.3583487</text:p>
          </table:table-cell>
          <table:table-cell office:value-type="float" office:value="0.3660467" calcext:value-type="float">
            <text:p>0.3660467</text:p>
          </table:table-cell>
          <table:table-cell office:value-type="float" office:value="0.4256639" calcext:value-type="float">
            <text:p>0.4256639</text:p>
          </table:table-cell>
          <table:table-cell office:value-type="float" office:value="0" calcext:value-type="float">
            <text:p>0</text:p>
          </table:table-cell>
          <table:table-cell office:value-type="float" office:value="9.294045E-016" calcext:value-type="float">
            <text:p>9.294045E-16</text:p>
          </table:table-cell>
          <table:table-cell office:value-type="float" office:value="9.879192E-016" calcext:value-type="float">
            <text:p>9.87919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229982" calcext:value-type="float">
            <text:p>-0.07229982</text:p>
          </table:table-cell>
          <table:table-cell office:value-type="float" office:value="-0.06524117" calcext:value-type="float">
            <text:p>-0.06524117</text:p>
          </table:table-cell>
          <table:table-cell office:value-type="float" office:value="-0.06011056" calcext:value-type="float">
            <text:p>-0.06011056</text:p>
          </table:table-cell>
          <table:table-cell office:value-type="float" office:value="-0.05059821" calcext:value-type="float">
            <text:p>-0.05059821</text:p>
          </table:table-cell>
          <table:table-cell office:value-type="float" office:value="-0.04540248" calcext:value-type="float">
            <text:p>-0.04540248</text:p>
          </table:table-cell>
          <table:table-cell office:value-type="float" office:value="-0.03898521" calcext:value-type="float">
            <text:p>-0.03898521</text:p>
          </table:table-cell>
          <table:table-cell office:value-type="float" office:value="-0.0354872" calcext:value-type="float">
            <text:p>-0.0354872</text:p>
          </table:table-cell>
          <table:table-cell office:value-type="float" office:value="-0.03336725" calcext:value-type="float">
            <text:p>-0.03336725</text:p>
          </table:table-cell>
          <table:table-cell office:value-type="float" office:value="-0.03248883" calcext:value-type="float">
            <text:p>-0.03248883</text:p>
          </table:table-cell>
          <table:table-cell office:value-type="float" office:value="-0.03265172" calcext:value-type="float">
            <text:p>-0.0326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49849" calcext:value-type="float">
            <text:p>-0.08449849</text:p>
          </table:table-cell>
          <table:table-cell office:value-type="float" office:value="0.01653802" calcext:value-type="float">
            <text:p>0.0165380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3.81" calcext:value-type="float">
            <text:p>3.81</text:p>
          </table:table-cell>
          <table:table-cell office:value-type="float" office:value="5.804958" calcext:value-type="float">
            <text:p>5.804958</text:p>
          </table:table-cell>
          <table:table-cell office:value-type="float" office:value="0" calcext:value-type="float">
            <text:p>0</text:p>
          </table:table-cell>
          <table:table-cell office:value-type="float" office:value="1008.935" calcext:value-type="float">
            <text:p>1008.935</text:p>
          </table:table-cell>
          <table:table-cell office:value-type="float" office:value="-30.86987" calcext:value-type="float">
            <text:p>-30.86987</text:p>
          </table:table-cell>
          <table:table-cell office:value-type="float" office:value="22.17812" calcext:value-type="float">
            <text:p>22.17812</text:p>
          </table:table-cell>
          <table:table-cell office:value-type="float" office:value="0.2446161" calcext:value-type="float">
            <text:p>0.2446161</text:p>
          </table:table-cell>
          <table:table-cell office:value-type="float" office:value="0.2705028" calcext:value-type="float">
            <text:p>0.2705028</text:p>
          </table:table-cell>
          <table:table-cell office:value-type="float" office:value="0.2803575" calcext:value-type="float">
            <text:p>0.2803575</text:p>
          </table:table-cell>
          <table:table-cell office:value-type="float" office:value="0.2871716" calcext:value-type="float">
            <text:p>0.2871716</text:p>
          </table:table-cell>
          <table:table-cell office:value-type="float" office:value="0.2910769" calcext:value-type="float">
            <text:p>0.2910769</text:p>
          </table:table-cell>
          <table:table-cell office:value-type="float" office:value="0.2608956" calcext:value-type="float">
            <text:p>0.2608956</text:p>
          </table:table-cell>
          <table:table-cell office:value-type="float" office:value="0.2641821" calcext:value-type="float">
            <text:p>0.2641821</text:p>
          </table:table-cell>
          <table:table-cell office:value-type="float" office:value="0.3563148" calcext:value-type="float">
            <text:p>0.3563148</text:p>
          </table:table-cell>
          <table:table-cell office:value-type="float" office:value="0.3462947" calcext:value-type="float">
            <text:p>0.3462947</text:p>
          </table:table-cell>
          <table:table-cell office:value-type="float" office:value="0.35224" calcext:value-type="float">
            <text:p>0.35224</text:p>
          </table:table-cell>
          <table:table-cell office:value-type="float" office:value="0.358448" calcext:value-type="float">
            <text:p>0.358448</text:p>
          </table:table-cell>
          <table:table-cell office:value-type="float" office:value="0.3664418" calcext:value-type="float">
            <text:p>0.3664418</text:p>
          </table:table-cell>
          <table:table-cell office:value-type="float" office:value="0.4274827" calcext:value-type="float">
            <text:p>0.4274827</text:p>
          </table:table-cell>
          <table:table-cell office:value-type="float" office:value="0" calcext:value-type="float">
            <text:p>0</text:p>
          </table:table-cell>
          <table:table-cell office:value-type="float" office:value="0.0152525" calcext:value-type="float">
            <text:p>0.0152525</text:p>
          </table:table-cell>
          <table:table-cell office:value-type="float" office:value="9.878614E-016" calcext:value-type="float">
            <text:p>9.87861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91667" calcext:value-type="float">
            <text:p>-0.1691667</text:p>
          </table:table-cell>
          <table:table-cell office:value-type="float" office:value="-0.08063234" calcext:value-type="float">
            <text:p>-0.08063234</text:p>
          </table:table-cell>
          <table:table-cell office:value-type="float" office:value="-0.06141347" calcext:value-type="float">
            <text:p>-0.06141347</text:p>
          </table:table-cell>
          <table:table-cell office:value-type="float" office:value="-0.0510608" calcext:value-type="float">
            <text:p>-0.0510608</text:p>
          </table:table-cell>
          <table:table-cell office:value-type="float" office:value="-0.046018" calcext:value-type="float">
            <text:p>-0.046018</text:p>
          </table:table-cell>
          <table:table-cell office:value-type="float" office:value="-0.03972474" calcext:value-type="float">
            <text:p>-0.03972474</text:p>
          </table:table-cell>
          <table:table-cell office:value-type="float" office:value="-0.03587248" calcext:value-type="float">
            <text:p>-0.03587248</text:p>
          </table:table-cell>
          <table:table-cell office:value-type="float" office:value="-0.0335586" calcext:value-type="float">
            <text:p>-0.0335586</text:p>
          </table:table-cell>
          <table:table-cell office:value-type="float" office:value="-0.03253539" calcext:value-type="float">
            <text:p>-0.03253539</text:p>
          </table:table-cell>
          <table:table-cell office:value-type="float" office:value="-0.03261776" calcext:value-type="float">
            <text:p>-0.0326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55716" calcext:value-type="float">
            <text:p>-0.2455716</text:p>
          </table:table-cell>
          <table:table-cell office:value-type="float" office:value="0.01644056" calcext:value-type="float">
            <text:p>0.0164405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670208" calcext:value-type="float">
            <text:p>5.670208</text:p>
          </table:table-cell>
          <table:table-cell office:value-type="float" office:value="0" calcext:value-type="float">
            <text:p>0</text:p>
          </table:table-cell>
          <table:table-cell office:value-type="float" office:value="1017.982" calcext:value-type="float">
            <text:p>1017.982</text:p>
          </table:table-cell>
          <table:table-cell office:value-type="float" office:value="-32.1625" calcext:value-type="float">
            <text:p>-32.1625</text:p>
          </table:table-cell>
          <table:table-cell office:value-type="float" office:value="86.55295" calcext:value-type="float">
            <text:p>86.55295</text:p>
          </table:table-cell>
          <table:table-cell office:value-type="float" office:value="0.2694578" calcext:value-type="float">
            <text:p>0.2694578</text:p>
          </table:table-cell>
          <table:table-cell office:value-type="float" office:value="0.2681468" calcext:value-type="float">
            <text:p>0.2681468</text:p>
          </table:table-cell>
          <table:table-cell office:value-type="float" office:value="0.2788203" calcext:value-type="float">
            <text:p>0.2788203</text:p>
          </table:table-cell>
          <table:table-cell office:value-type="float" office:value="0.2863855" calcext:value-type="float">
            <text:p>0.2863855</text:p>
          </table:table-cell>
          <table:table-cell office:value-type="float" office:value="0.2904355" calcext:value-type="float">
            <text:p>0.2904355</text:p>
          </table:table-cell>
          <table:table-cell office:value-type="float" office:value="0.2603049" calcext:value-type="float">
            <text:p>0.2603049</text:p>
          </table:table-cell>
          <table:table-cell office:value-type="float" office:value="0.2637873" calcext:value-type="float">
            <text:p>0.2637873</text:p>
          </table:table-cell>
          <table:table-cell office:value-type="float" office:value="0.3560737" calcext:value-type="float">
            <text:p>0.3560737</text:p>
          </table:table-cell>
          <table:table-cell office:value-type="float" office:value="0.3462601" calcext:value-type="float">
            <text:p>0.3462601</text:p>
          </table:table-cell>
          <table:table-cell office:value-type="float" office:value="0.3522614" calcext:value-type="float">
            <text:p>0.3522614</text:p>
          </table:table-cell>
          <table:table-cell office:value-type="float" office:value="0.3585607" calcext:value-type="float">
            <text:p>0.3585607</text:p>
          </table:table-cell>
          <table:table-cell office:value-type="float" office:value="0.3668389" calcext:value-type="float">
            <text:p>0.3668389</text:p>
          </table:table-cell>
          <table:table-cell office:value-type="float" office:value="0.4292905" calcext:value-type="float">
            <text:p>0.4292905</text:p>
          </table:table-cell>
          <table:table-cell office:value-type="float" office:value="0" calcext:value-type="float">
            <text:p>0</text:p>
          </table:table-cell>
          <table:table-cell office:value-type="float" office:value="9.787086E-016" calcext:value-type="float">
            <text:p>9.787086E-16</text:p>
          </table:table-cell>
          <table:table-cell office:value-type="float" office:value="9.878076E-016" calcext:value-type="float">
            <text:p>9.87807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376775" calcext:value-type="float">
            <text:p>-0.08376775</text:p>
          </table:table-cell>
          <table:table-cell office:value-type="float" office:value="-0.08673379" calcext:value-type="float">
            <text:p>-0.08673379</text:p>
          </table:table-cell>
          <table:table-cell office:value-type="float" office:value="-0.06408407" calcext:value-type="float">
            <text:p>-0.06408407</text:p>
          </table:table-cell>
          <table:table-cell office:value-type="float" office:value="-0.05214495" calcext:value-type="float">
            <text:p>-0.05214495</text:p>
          </table:table-cell>
          <table:table-cell office:value-type="float" office:value="-0.04680362" calcext:value-type="float">
            <text:p>-0.04680362</text:p>
          </table:table-cell>
          <table:table-cell office:value-type="float" office:value="-0.04042055" calcext:value-type="float">
            <text:p>-0.04042055</text:p>
          </table:table-cell>
          <table:table-cell office:value-type="float" office:value="-0.03625674" calcext:value-type="float">
            <text:p>-0.03625674</text:p>
          </table:table-cell>
          <table:table-cell office:value-type="float" office:value="-0.03375817" calcext:value-type="float">
            <text:p>-0.03375817</text:p>
          </table:table-cell>
          <table:table-cell office:value-type="float" office:value="-0.0325895" calcext:value-type="float">
            <text:p>-0.0325895</text:p>
          </table:table-cell>
          <table:table-cell office:value-type="float" office:value="-0.03258378" calcext:value-type="float">
            <text:p>-0.0325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53313" calcext:value-type="float">
            <text:p>-0.07953313</text:p>
          </table:table-cell>
          <table:table-cell office:value-type="float" office:value="0.01635553" calcext:value-type="float">
            <text:p>0.0163555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506005" calcext:value-type="float">
            <text:p>5.506005</text:p>
          </table:table-cell>
          <table:table-cell office:value-type="float" office:value="0" calcext:value-type="float">
            <text:p>0</text:p>
          </table:table-cell>
          <table:table-cell office:value-type="float" office:value="1019.395" calcext:value-type="float">
            <text:p>1019.395</text:p>
          </table:table-cell>
          <table:table-cell office:value-type="float" office:value="-33.41142" calcext:value-type="float">
            <text:p>-33.41142</text:p>
          </table:table-cell>
          <table:table-cell office:value-type="float" office:value="84.50514" calcext:value-type="float">
            <text:p>84.50514</text:p>
          </table:table-cell>
          <table:table-cell office:value-type="float" office:value="0.2812075" calcext:value-type="float">
            <text:p>0.2812075</text:p>
          </table:table-cell>
          <table:table-cell office:value-type="float" office:value="0.2757214" calcext:value-type="float">
            <text:p>0.2757214</text:p>
          </table:table-cell>
          <table:table-cell office:value-type="float" office:value="0.2792366" calcext:value-type="float">
            <text:p>0.2792366</text:p>
          </table:table-cell>
          <table:table-cell office:value-type="float" office:value="0.2857021" calcext:value-type="float">
            <text:p>0.2857021</text:p>
          </table:table-cell>
          <table:table-cell office:value-type="float" office:value="0.289697" calcext:value-type="float">
            <text:p>0.289697</text:p>
          </table:table-cell>
          <table:table-cell office:value-type="float" office:value="0.2597275" calcext:value-type="float">
            <text:p>0.2597275</text:p>
          </table:table-cell>
          <table:table-cell office:value-type="float" office:value="0.2633954" calcext:value-type="float">
            <text:p>0.2633954</text:p>
          </table:table-cell>
          <table:table-cell office:value-type="float" office:value="0.3558204" calcext:value-type="float">
            <text:p>0.3558204</text:p>
          </table:table-cell>
          <table:table-cell office:value-type="float" office:value="0.3462208" calcext:value-type="float">
            <text:p>0.3462208</text:p>
          </table:table-cell>
          <table:table-cell office:value-type="float" office:value="0.3522848" calcext:value-type="float">
            <text:p>0.3522848</text:p>
          </table:table-cell>
          <table:table-cell office:value-type="float" office:value="0.3586862" calcext:value-type="float">
            <text:p>0.3586862</text:p>
          </table:table-cell>
          <table:table-cell office:value-type="float" office:value="0.3672759" calcext:value-type="float">
            <text:p>0.3672759</text:p>
          </table:table-cell>
          <table:table-cell office:value-type="float" office:value="0.4306377" calcext:value-type="float">
            <text:p>0.4306377</text:p>
          </table:table-cell>
          <table:table-cell office:value-type="float" office:value="0" calcext:value-type="float">
            <text:p>0</text:p>
          </table:table-cell>
          <table:table-cell office:value-type="float" office:value="9.78921E-016" calcext:value-type="float">
            <text:p>9.78921E-16</text:p>
          </table:table-cell>
          <table:table-cell office:value-type="float" office:value="9.87754E-016" calcext:value-type="float">
            <text:p>9.8775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09964" calcext:value-type="float">
            <text:p>-0.06009964</text:p>
          </table:table-cell>
          <table:table-cell office:value-type="float" office:value="-0.06999568" calcext:value-type="float">
            <text:p>-0.06999568</text:p>
          </table:table-cell>
          <table:table-cell office:value-type="float" office:value="-0.06339417" calcext:value-type="float">
            <text:p>-0.06339417</text:p>
          </table:table-cell>
          <table:table-cell office:value-type="float" office:value="-0.05312139" calcext:value-type="float">
            <text:p>-0.05312139</text:p>
          </table:table-cell>
          <table:table-cell office:value-type="float" office:value="-0.04773161" calcext:value-type="float">
            <text:p>-0.04773161</text:p>
          </table:table-cell>
          <table:table-cell office:value-type="float" office:value="-0.04111365" calcext:value-type="float">
            <text:p>-0.04111365</text:p>
          </table:table-cell>
          <table:table-cell office:value-type="float" office:value="-0.03664276" calcext:value-type="float">
            <text:p>-0.03664276</text:p>
          </table:table-cell>
          <table:table-cell office:value-type="float" office:value="-0.03396933" calcext:value-type="float">
            <text:p>-0.03396933</text:p>
          </table:table-cell>
          <table:table-cell office:value-type="float" office:value="-0.03265101" calcext:value-type="float">
            <text:p>-0.03265101</text:p>
          </table:table-cell>
          <table:table-cell office:value-type="float" office:value="-0.0325467" calcext:value-type="float">
            <text:p>-0.0325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76469" calcext:value-type="float">
            <text:p>-0.05776469</text:p>
          </table:table-cell>
          <table:table-cell office:value-type="float" office:value="0.01626392" calcext:value-type="float">
            <text:p>0.0162639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381186" calcext:value-type="float">
            <text:p>5.381186</text:p>
          </table:table-cell>
          <table:table-cell office:value-type="float" office:value="0" calcext:value-type="float">
            <text:p>0</text:p>
          </table:table-cell>
          <table:table-cell office:value-type="float" office:value="1020.736" calcext:value-type="float">
            <text:p>1020.736</text:p>
          </table:table-cell>
          <table:table-cell office:value-type="float" office:value="-34.62712" calcext:value-type="float">
            <text:p>-34.62712</text:p>
          </table:table-cell>
          <table:table-cell office:value-type="float" office:value="82.30137" calcext:value-type="float">
            <text:p>82.30137</text:p>
          </table:table-cell>
          <table:table-cell office:value-type="float" office:value="0.2807168" calcext:value-type="float">
            <text:p>0.2807168</text:p>
          </table:table-cell>
          <table:table-cell office:value-type="float" office:value="0.2800595" calcext:value-type="float">
            <text:p>0.2800595</text:p>
          </table:table-cell>
          <table:table-cell office:value-type="float" office:value="0.2810929" calcext:value-type="float">
            <text:p>0.2810929</text:p>
          </table:table-cell>
          <table:table-cell office:value-type="float" office:value="0.2857352" calcext:value-type="float">
            <text:p>0.2857352</text:p>
          </table:table-cell>
          <table:table-cell office:value-type="float" office:value="0.2892812" calcext:value-type="float">
            <text:p>0.2892812</text:p>
          </table:table-cell>
          <table:table-cell office:value-type="float" office:value="0.2591853" calcext:value-type="float">
            <text:p>0.2591853</text:p>
          </table:table-cell>
          <table:table-cell office:value-type="float" office:value="0.2630065" calcext:value-type="float">
            <text:p>0.2630065</text:p>
          </table:table-cell>
          <table:table-cell office:value-type="float" office:value="0.3555562" calcext:value-type="float">
            <text:p>0.3555562</text:p>
          </table:table-cell>
          <table:table-cell office:value-type="float" office:value="0.3461769" calcext:value-type="float">
            <text:p>0.3461769</text:p>
          </table:table-cell>
          <table:table-cell office:value-type="float" office:value="0.3523099" calcext:value-type="float">
            <text:p>0.3523099</text:p>
          </table:table-cell>
          <table:table-cell office:value-type="float" office:value="0.3588245" calcext:value-type="float">
            <text:p>0.3588245</text:p>
          </table:table-cell>
          <table:table-cell office:value-type="float" office:value="0.3677251" calcext:value-type="float">
            <text:p>0.3677251</text:p>
          </table:table-cell>
          <table:table-cell office:value-type="float" office:value="0.4319626" calcext:value-type="float">
            <text:p>0.4319626</text:p>
          </table:table-cell>
          <table:table-cell office:value-type="float" office:value="0" calcext:value-type="float">
            <text:p>0</text:p>
          </table:table-cell>
          <table:table-cell office:value-type="float" office:value="9.791299E-016" calcext:value-type="float">
            <text:p>9.791299E-16</text:p>
          </table:table-cell>
          <table:table-cell office:value-type="float" office:value="9.877039E-016" calcext:value-type="float">
            <text:p>9.87703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81782" calcext:value-type="float">
            <text:p>-0.06081782</text:p>
          </table:table-cell>
          <table:table-cell office:value-type="float" office:value="-0.06197027" calcext:value-type="float">
            <text:p>-0.06197027</text:p>
          </table:table-cell>
          <table:table-cell office:value-type="float" office:value="-0.06024339" calcext:value-type="float">
            <text:p>-0.06024339</text:p>
          </table:table-cell>
          <table:table-cell office:value-type="float" office:value="-0.053084" calcext:value-type="float">
            <text:p>-0.053084</text:p>
          </table:table-cell>
          <table:table-cell office:value-type="float" office:value="-0.04826832" calcext:value-type="float">
            <text:p>-0.04826832</text:p>
          </table:table-cell>
          <table:table-cell office:value-type="float" office:value="-0.04177775" calcext:value-type="float">
            <text:p>-0.04177775</text:p>
          </table:table-cell>
          <table:table-cell office:value-type="float" office:value="-0.03703048" calcext:value-type="float">
            <text:p>-0.03703048</text:p>
          </table:table-cell>
          <table:table-cell office:value-type="float" office:value="-0.03419121" calcext:value-type="float">
            <text:p>-0.03419121</text:p>
          </table:table-cell>
          <table:table-cell office:value-type="float" office:value="-0.03271978" calcext:value-type="float">
            <text:p>-0.03271978</text:p>
          </table:table-cell>
          <table:table-cell office:value-type="float" office:value="-0.03250716" calcext:value-type="float">
            <text:p>-0.0325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67428" calcext:value-type="float">
            <text:p>-0.06067428</text:p>
          </table:table-cell>
          <table:table-cell office:value-type="float" office:value="0.01615811" calcext:value-type="float">
            <text:p>0.0161581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262819" calcext:value-type="float">
            <text:p>5.262819</text:p>
          </table:table-cell>
          <table:table-cell office:value-type="float" office:value="0" calcext:value-type="float">
            <text:p>0</text:p>
          </table:table-cell>
          <table:table-cell office:value-type="float" office:value="1022.037" calcext:value-type="float">
            <text:p>1022.037</text:p>
          </table:table-cell>
          <table:table-cell office:value-type="float" office:value="-35.81023" calcext:value-type="float">
            <text:p>-35.81023</text:p>
          </table:table-cell>
          <table:table-cell office:value-type="float" office:value="80.59645" calcext:value-type="float">
            <text:p>80.59645</text:p>
          </table:table-cell>
          <table:table-cell office:value-type="float" office:value="0.280761" calcext:value-type="float">
            <text:p>0.280761</text:p>
          </table:table-cell>
          <table:table-cell office:value-type="float" office:value="0.2809575" calcext:value-type="float">
            <text:p>0.2809575</text:p>
          </table:table-cell>
          <table:table-cell office:value-type="float" office:value="0.2824745" calcext:value-type="float">
            <text:p>0.2824745</text:p>
          </table:table-cell>
          <table:table-cell office:value-type="float" office:value="0.2861027" calcext:value-type="float">
            <text:p>0.2861027</text:p>
          </table:table-cell>
          <table:table-cell office:value-type="float" office:value="0.2892435" calcext:value-type="float">
            <text:p>0.2892435</text:p>
          </table:table-cell>
          <table:table-cell office:value-type="float" office:value="0.2587506" calcext:value-type="float">
            <text:p>0.2587506</text:p>
          </table:table-cell>
          <table:table-cell office:value-type="float" office:value="0.2626306" calcext:value-type="float">
            <text:p>0.2626306</text:p>
          </table:table-cell>
          <table:table-cell office:value-type="float" office:value="0.3552837" calcext:value-type="float">
            <text:p>0.3552837</text:p>
          </table:table-cell>
          <table:table-cell office:value-type="float" office:value="0.3461286" calcext:value-type="float">
            <text:p>0.3461286</text:p>
          </table:table-cell>
          <table:table-cell office:value-type="float" office:value="0.352335" calcext:value-type="float">
            <text:p>0.352335</text:p>
          </table:table-cell>
          <table:table-cell office:value-type="float" office:value="0.358974" calcext:value-type="float">
            <text:p>0.358974</text:p>
          </table:table-cell>
          <table:table-cell office:value-type="float" office:value="0.3681714" calcext:value-type="float">
            <text:p>0.3681714</text:p>
          </table:table-cell>
          <table:table-cell office:value-type="float" office:value="0.433334" calcext:value-type="float">
            <text:p>0.433334</text:p>
          </table:table-cell>
          <table:table-cell office:value-type="float" office:value="0" calcext:value-type="float">
            <text:p>0</text:p>
          </table:table-cell>
          <table:table-cell office:value-type="float" office:value="9.793372E-016" calcext:value-type="float">
            <text:p>9.793372E-16</text:p>
          </table:table-cell>
          <table:table-cell office:value-type="float" office:value="9.876551E-016" calcext:value-type="float">
            <text:p>9.8765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77297" calcext:value-type="float">
            <text:p>-0.06077297</text:p>
          </table:table-cell>
          <table:table-cell office:value-type="float" office:value="-0.06045199" calcext:value-type="float">
            <text:p>-0.06045199</text:p>
          </table:table-cell>
          <table:table-cell office:value-type="float" office:value="-0.05800288" calcext:value-type="float">
            <text:p>-0.05800288</text:p>
          </table:table-cell>
          <table:table-cell office:value-type="float" office:value="-0.05255913" calcext:value-type="float">
            <text:p>-0.05255913</text:p>
          </table:table-cell>
          <table:table-cell office:value-type="float" office:value="-0.04831929" calcext:value-type="float">
            <text:p>-0.04831929</text:p>
          </table:table-cell>
          <table:table-cell office:value-type="float" office:value="-0.04231966" calcext:value-type="float">
            <text:p>-0.04231966</text:p>
          </table:table-cell>
          <table:table-cell office:value-type="float" office:value="-0.03740914" calcext:value-type="float">
            <text:p>-0.03740914</text:p>
          </table:table-cell>
          <table:table-cell office:value-type="float" office:value="-0.03442205" calcext:value-type="float">
            <text:p>-0.03442205</text:p>
          </table:table-cell>
          <table:table-cell office:value-type="float" office:value="-0.0327958" calcext:value-type="float">
            <text:p>-0.0327958</text:p>
          </table:table-cell>
          <table:table-cell office:value-type="float" office:value="-0.03246752" calcext:value-type="float">
            <text:p>-0.0324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6222" calcext:value-type="float">
            <text:p>-0.06086222</text:p>
          </table:table-cell>
          <table:table-cell office:value-type="float" office:value="0.01604926" calcext:value-type="float">
            <text:p>0.0160492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66603" calcext:value-type="float">
            <text:p>5.166603</text:p>
          </table:table-cell>
          <table:table-cell office:value-type="float" office:value="0" calcext:value-type="float">
            <text:p>0</text:p>
          </table:table-cell>
          <table:table-cell office:value-type="float" office:value="1023.285" calcext:value-type="float">
            <text:p>1023.285</text:p>
          </table:table-cell>
          <table:table-cell office:value-type="float" office:value="-36.96178" calcext:value-type="float">
            <text:p>-36.96178</text:p>
          </table:table-cell>
          <table:table-cell office:value-type="float" office:value="76.55102" calcext:value-type="float">
            <text:p>76.55102</text:p>
          </table:table-cell>
          <table:table-cell office:value-type="float" office:value="0.2814907" calcext:value-type="float">
            <text:p>0.2814907</text:p>
          </table:table-cell>
          <table:table-cell office:value-type="float" office:value="0.2817818" calcext:value-type="float">
            <text:p>0.2817818</text:p>
          </table:table-cell>
          <table:table-cell office:value-type="float" office:value="0.2834159" calcext:value-type="float">
            <text:p>0.2834159</text:p>
          </table:table-cell>
          <table:table-cell office:value-type="float" office:value="0.2864226" calcext:value-type="float">
            <text:p>0.2864226</text:p>
          </table:table-cell>
          <table:table-cell office:value-type="float" office:value="0.2892811" calcext:value-type="float">
            <text:p>0.2892811</text:p>
          </table:table-cell>
          <table:table-cell office:value-type="float" office:value="0.2584269" calcext:value-type="float">
            <text:p>0.2584269</text:p>
          </table:table-cell>
          <table:table-cell office:value-type="float" office:value="0.2622372" calcext:value-type="float">
            <text:p>0.2622372</text:p>
          </table:table-cell>
          <table:table-cell office:value-type="float" office:value="0.3550264" calcext:value-type="float">
            <text:p>0.3550264</text:p>
          </table:table-cell>
          <table:table-cell office:value-type="float" office:value="0.346073" calcext:value-type="float">
            <text:p>0.346073</text:p>
          </table:table-cell>
          <table:table-cell office:value-type="float" office:value="0.35236" calcext:value-type="float">
            <text:p>0.35236</text:p>
          </table:table-cell>
          <table:table-cell office:value-type="float" office:value="0.3591329" calcext:value-type="float">
            <text:p>0.3591329</text:p>
          </table:table-cell>
          <table:table-cell office:value-type="float" office:value="0.3686119" calcext:value-type="float">
            <text:p>0.3686119</text:p>
          </table:table-cell>
          <table:table-cell office:value-type="float" office:value="0.4347324" calcext:value-type="float">
            <text:p>0.4347324</text:p>
          </table:table-cell>
          <table:table-cell office:value-type="float" office:value="0" calcext:value-type="float">
            <text:p>0</text:p>
          </table:table-cell>
          <table:table-cell office:value-type="float" office:value="9.795367E-016" calcext:value-type="float">
            <text:p>9.795367E-16</text:p>
          </table:table-cell>
          <table:table-cell office:value-type="float" office:value="9.876075E-016" calcext:value-type="float">
            <text:p>9.87607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957546" calcext:value-type="float">
            <text:p>-0.05957546</text:p>
          </table:table-cell>
          <table:table-cell office:value-type="float" office:value="-0.05910289" calcext:value-type="float">
            <text:p>-0.05910289</text:p>
          </table:table-cell>
          <table:table-cell office:value-type="float" office:value="-0.05652865" calcext:value-type="float">
            <text:p>-0.05652865</text:p>
          </table:table-cell>
          <table:table-cell office:value-type="float" office:value="-0.05211169" calcext:value-type="float">
            <text:p>-0.05211169</text:p>
          </table:table-cell>
          <table:table-cell office:value-type="float" office:value="-0.04827191" calcext:value-type="float">
            <text:p>-0.04827191</text:p>
          </table:table-cell>
          <table:table-cell office:value-type="float" office:value="-0.0427283" calcext:value-type="float">
            <text:p>-0.0427283</text:p>
          </table:table-cell>
          <table:table-cell office:value-type="float" office:value="-0.03781149" calcext:value-type="float">
            <text:p>-0.03781149</text:p>
          </table:table-cell>
          <table:table-cell office:value-type="float" office:value="-0.03464131" calcext:value-type="float">
            <text:p>-0.03464131</text:p>
          </table:table-cell>
          <table:table-cell office:value-type="float" office:value="-0.03288352" calcext:value-type="float">
            <text:p>-0.03288352</text:p>
          </table:table-cell>
          <table:table-cell office:value-type="float" office:value="-0.03242821" calcext:value-type="float">
            <text:p>-0.03242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67689" calcext:value-type="float">
            <text:p>-0.05967689</text:p>
          </table:table-cell>
          <table:table-cell office:value-type="float" office:value="0.0159396" calcext:value-type="float">
            <text:p>0.015939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11639" calcext:value-type="float">
            <text:p>5.111639</text:p>
          </table:table-cell>
          <table:table-cell office:value-type="float" office:value="0" calcext:value-type="float">
            <text:p>0</text:p>
          </table:table-cell>
          <table:table-cell office:value-type="float" office:value="1024.465" calcext:value-type="float">
            <text:p>1024.465</text:p>
          </table:table-cell>
          <table:table-cell office:value-type="float" office:value="-38.08742" calcext:value-type="float">
            <text:p>-38.08742</text:p>
          </table:table-cell>
          <table:table-cell office:value-type="float" office:value="71.84151" calcext:value-type="float">
            <text:p>71.84151</text:p>
          </table:table-cell>
          <table:table-cell office:value-type="float" office:value="0.2847093" calcext:value-type="float">
            <text:p>0.2847093</text:p>
          </table:table-cell>
          <table:table-cell office:value-type="float" office:value="0.2837462" calcext:value-type="float">
            <text:p>0.2837462</text:p>
          </table:table-cell>
          <table:table-cell office:value-type="float" office:value="0.2842046" calcext:value-type="float">
            <text:p>0.2842046</text:p>
          </table:table-cell>
          <table:table-cell office:value-type="float" office:value="0.2868004" calcext:value-type="float">
            <text:p>0.2868004</text:p>
          </table:table-cell>
          <table:table-cell office:value-type="float" office:value="0.2893931" calcext:value-type="float">
            <text:p>0.2893931</text:p>
          </table:table-cell>
          <table:table-cell office:value-type="float" office:value="0.2581912" calcext:value-type="float">
            <text:p>0.2581912</text:p>
          </table:table-cell>
          <table:table-cell office:value-type="float" office:value="0.2619067" calcext:value-type="float">
            <text:p>0.2619067</text:p>
          </table:table-cell>
          <table:table-cell office:value-type="float" office:value="0.3547618" calcext:value-type="float">
            <text:p>0.3547618</text:p>
          </table:table-cell>
          <table:table-cell office:value-type="float" office:value="0.3460152" calcext:value-type="float">
            <text:p>0.3460152</text:p>
          </table:table-cell>
          <table:table-cell office:value-type="float" office:value="0.3523866" calcext:value-type="float">
            <text:p>0.3523866</text:p>
          </table:table-cell>
          <table:table-cell office:value-type="float" office:value="0.3593005" calcext:value-type="float">
            <text:p>0.3593005</text:p>
          </table:table-cell>
          <table:table-cell office:value-type="float" office:value="0.3690865" calcext:value-type="float">
            <text:p>0.3690865</text:p>
          </table:table-cell>
          <table:table-cell office:value-type="float" office:value="0.4356673" calcext:value-type="float">
            <text:p>0.4356673</text:p>
          </table:table-cell>
          <table:table-cell office:value-type="float" office:value="0" calcext:value-type="float">
            <text:p>0</text:p>
          </table:table-cell>
          <table:table-cell office:value-type="float" office:value="9.797302E-016" calcext:value-type="float">
            <text:p>9.797302E-16</text:p>
          </table:table-cell>
          <table:table-cell office:value-type="float" office:value="9.875598E-016" calcext:value-type="float">
            <text:p>9.87559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444491" calcext:value-type="float">
            <text:p>-0.05444491</text:p>
          </table:table-cell>
          <table:table-cell office:value-type="float" office:value="-0.05604177" calcext:value-type="float">
            <text:p>-0.05604177</text:p>
          </table:table-cell>
          <table:table-cell office:value-type="float" office:value="-0.05533822" calcext:value-type="float">
            <text:p>-0.05533822</text:p>
          </table:table-cell>
          <table:table-cell office:value-type="float" office:value="-0.05158625" calcext:value-type="float">
            <text:p>-0.05158625</text:p>
          </table:table-cell>
          <table:table-cell office:value-type="float" office:value="-0.04812924" calcext:value-type="float">
            <text:p>-0.04812924</text:p>
          </table:table-cell>
          <table:table-cell office:value-type="float" office:value="-0.04302895" calcext:value-type="float">
            <text:p>-0.04302895</text:p>
          </table:table-cell>
          <table:table-cell office:value-type="float" office:value="-0.0381534" calcext:value-type="float">
            <text:p>-0.0381534</text:p>
          </table:table-cell>
          <table:table-cell office:value-type="float" office:value="-0.03486838" calcext:value-type="float">
            <text:p>-0.03486838</text:p>
          </table:table-cell>
          <table:table-cell office:value-type="float" office:value="-0.03297501" calcext:value-type="float">
            <text:p>-0.03297501</text:p>
          </table:table-cell>
          <table:table-cell office:value-type="float" office:value="-0.03238636" calcext:value-type="float">
            <text:p>-0.0323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50706" calcext:value-type="float">
            <text:p>-0.05450706</text:p>
          </table:table-cell>
          <table:table-cell office:value-type="float" office:value="0.01583218" calcext:value-type="float">
            <text:p>0.0158321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73909" calcext:value-type="float">
            <text:p>5.173909</text:p>
          </table:table-cell>
          <table:table-cell office:value-type="float" office:value="0" calcext:value-type="float">
            <text:p>0</text:p>
          </table:table-cell>
          <table:table-cell office:value-type="float" office:value="1025.51" calcext:value-type="float">
            <text:p>1025.51</text:p>
          </table:table-cell>
          <table:table-cell office:value-type="float" office:value="-39.19398" calcext:value-type="float">
            <text:p>-39.19398</text:p>
          </table:table-cell>
          <table:table-cell office:value-type="float" office:value="70.534" calcext:value-type="float">
            <text:p>70.534</text:p>
          </table:table-cell>
          <table:table-cell office:value-type="float" office:value="0.2663469" calcext:value-type="float">
            <text:p>0.2663469</text:p>
          </table:table-cell>
          <table:table-cell office:value-type="float" office:value="0.2789409" calcext:value-type="float">
            <text:p>0.2789409</text:p>
          </table:table-cell>
          <table:table-cell office:value-type="float" office:value="0.2841198" calcext:value-type="float">
            <text:p>0.2841198</text:p>
          </table:table-cell>
          <table:table-cell office:value-type="float" office:value="0.2871219" calcext:value-type="float">
            <text:p>0.2871219</text:p>
          </table:table-cell>
          <table:table-cell office:value-type="float" office:value="0.2895454" calcext:value-type="float">
            <text:p>0.2895454</text:p>
          </table:table-cell>
          <table:table-cell office:value-type="float" office:value="0.2580308" calcext:value-type="float">
            <text:p>0.2580308</text:p>
          </table:table-cell>
          <table:table-cell office:value-type="float" office:value="0.261626" calcext:value-type="float">
            <text:p>0.261626</text:p>
          </table:table-cell>
          <table:table-cell office:value-type="float" office:value="0.3544973" calcext:value-type="float">
            <text:p>0.3544973</text:p>
          </table:table-cell>
          <table:table-cell office:value-type="float" office:value="0.3459544" calcext:value-type="float">
            <text:p>0.3459544</text:p>
          </table:table-cell>
          <table:table-cell office:value-type="float" office:value="0.3524138" calcext:value-type="float">
            <text:p>0.3524138</text:p>
          </table:table-cell>
          <table:table-cell office:value-type="float" office:value="0.3594841" calcext:value-type="float">
            <text:p>0.3594841</text:p>
          </table:table-cell>
          <table:table-cell office:value-type="float" office:value="0.3695723" calcext:value-type="float">
            <text:p>0.3695723</text:p>
          </table:table-cell>
          <table:table-cell office:value-type="float" office:value="0.4366639" calcext:value-type="float">
            <text:p>0.4366639</text:p>
          </table:table-cell>
          <table:table-cell office:value-type="float" office:value="0" calcext:value-type="float">
            <text:p>0</text:p>
          </table:table-cell>
          <table:table-cell office:value-type="float" office:value="0.003981861" calcext:value-type="float">
            <text:p>0.003981861</text:p>
          </table:table-cell>
          <table:table-cell office:value-type="float" office:value="9.875122E-016" calcext:value-type="float">
            <text:p>9.87512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990117" calcext:value-type="float">
            <text:p>-0.08990117</text:p>
          </table:table-cell>
          <table:table-cell office:value-type="float" office:value="-0.06368507" calcext:value-type="float">
            <text:p>-0.06368507</text:p>
          </table:table-cell>
          <table:table-cell office:value-type="float" office:value="-0.05542569" calcext:value-type="float">
            <text:p>-0.05542569</text:p>
          </table:table-cell>
          <table:table-cell office:value-type="float" office:value="-0.05113809" calcext:value-type="float">
            <text:p>-0.05113809</text:p>
          </table:table-cell>
          <table:table-cell office:value-type="float" office:value="-0.04793422" calcext:value-type="float">
            <text:p>-0.04793422</text:p>
          </table:table-cell>
          <table:table-cell office:value-type="float" office:value="-0.04323501" calcext:value-type="float">
            <text:p>-0.04323501</text:p>
          </table:table-cell>
          <table:table-cell office:value-type="float" office:value="-0.03844639" calcext:value-type="float">
            <text:p>-0.03844639</text:p>
          </table:table-cell>
          <table:table-cell office:value-type="float" office:value="-0.03509716" calcext:value-type="float">
            <text:p>-0.03509716</text:p>
          </table:table-cell>
          <table:table-cell office:value-type="float" office:value="-0.03304006" calcext:value-type="float">
            <text:p>-0.03304006</text:p>
          </table:table-cell>
          <table:table-cell office:value-type="float" office:value="-0.0323435" calcext:value-type="float">
            <text:p>-0.0323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5713" calcext:value-type="float">
            <text:p>-0.1055713</text:p>
          </table:table-cell>
          <table:table-cell office:value-type="float" office:value="0.01577359" calcext:value-type="float">
            <text:p>0.01577359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87464" calcext:value-type="float">
            <text:p>5.187464</text:p>
          </table:table-cell>
          <table:table-cell office:value-type="float" office:value="0" calcext:value-type="float">
            <text:p>0</text:p>
          </table:table-cell>
          <table:table-cell office:value-type="float" office:value="1026.177" calcext:value-type="float">
            <text:p>1026.177</text:p>
          </table:table-cell>
          <table:table-cell office:value-type="float" office:value="-39.87484" calcext:value-type="float">
            <text:p>-39.87484</text:p>
          </table:table-cell>
          <table:table-cell office:value-type="float" office:value="66.90343" calcext:value-type="float">
            <text:p>66.90343</text:p>
          </table:table-cell>
          <table:table-cell office:value-type="float" office:value="0.2535845" calcext:value-type="float">
            <text:p>0.2535845</text:p>
          </table:table-cell>
          <table:table-cell office:value-type="float" office:value="0.2704861" calcext:value-type="float">
            <text:p>0.2704861</text:p>
          </table:table-cell>
          <table:table-cell office:value-type="float" office:value="0.2814798" calcext:value-type="float">
            <text:p>0.2814798</text:p>
          </table:table-cell>
          <table:table-cell office:value-type="float" office:value="0.2867432" calcext:value-type="float">
            <text:p>0.2867432</text:p>
          </table:table-cell>
          <table:table-cell office:value-type="float" office:value="0.2894504" calcext:value-type="float">
            <text:p>0.2894504</text:p>
          </table:table-cell>
          <table:table-cell office:value-type="float" office:value="0.2579545" calcext:value-type="float">
            <text:p>0.2579545</text:p>
          </table:table-cell>
          <table:table-cell office:value-type="float" office:value="0.2622419" calcext:value-type="float">
            <text:p>0.2622419</text:p>
          </table:table-cell>
          <table:table-cell office:value-type="float" office:value="0.3542742" calcext:value-type="float">
            <text:p>0.3542742</text:p>
          </table:table-cell>
          <table:table-cell office:value-type="float" office:value="0.3458886" calcext:value-type="float">
            <text:p>0.3458886</text:p>
          </table:table-cell>
          <table:table-cell office:value-type="float" office:value="0.3524375" calcext:value-type="float">
            <text:p>0.3524375</text:p>
          </table:table-cell>
          <table:table-cell office:value-type="float" office:value="0.3597167" calcext:value-type="float">
            <text:p>0.3597167</text:p>
          </table:table-cell>
          <table:table-cell office:value-type="float" office:value="0.3701437" calcext:value-type="float">
            <text:p>0.3701437</text:p>
          </table:table-cell>
          <table:table-cell office:value-type="float" office:value="0.4377502" calcext:value-type="float">
            <text:p>0.4377502</text:p>
          </table:table-cell>
          <table:table-cell office:value-type="float" office:value="0" calcext:value-type="float">
            <text:p>0</text:p>
          </table:table-cell>
          <table:table-cell office:value-type="float" office:value="0.001935864" calcext:value-type="float">
            <text:p>0.001935864</text:p>
          </table:table-cell>
          <table:table-cell office:value-type="float" office:value="9.874659E-016" calcext:value-type="float">
            <text:p>9.87465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91116" calcext:value-type="float">
            <text:p>-0.1291116</text:p>
          </table:table-cell>
          <table:table-cell office:value-type="float" office:value="-0.08074706" calcext:value-type="float">
            <text:p>-0.08074706</text:p>
          </table:table-cell>
          <table:table-cell office:value-type="float" office:value="-0.05953157" calcext:value-type="float">
            <text:p>-0.05953157</text:p>
          </table:table-cell>
          <table:table-cell office:value-type="float" office:value="-0.05165092" calcext:value-type="float">
            <text:p>-0.05165092</text:p>
          </table:table-cell>
          <table:table-cell office:value-type="float" office:value="-0.04805041" calcext:value-type="float">
            <text:p>-0.04805041</text:p>
          </table:table-cell>
          <table:table-cell office:value-type="float" office:value="-0.04333455" calcext:value-type="float">
            <text:p>-0.04333455</text:p>
          </table:table-cell>
          <table:table-cell office:value-type="float" office:value="-0.03785564" calcext:value-type="float">
            <text:p>-0.03785564</text:p>
          </table:table-cell>
          <table:table-cell office:value-type="float" office:value="-0.03529233" calcext:value-type="float">
            <text:p>-0.03529233</text:p>
          </table:table-cell>
          <table:table-cell office:value-type="float" office:value="-0.03309883" calcext:value-type="float">
            <text:p>-0.03309883</text:p>
          </table:table-cell>
          <table:table-cell office:value-type="float" office:value="-0.03230651" calcext:value-type="float">
            <text:p>-0.03230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6239" calcext:value-type="float">
            <text:p>-0.1866239</text:p>
          </table:table-cell>
          <table:table-cell office:value-type="float" office:value="0.01574068" calcext:value-type="float">
            <text:p>0.0157406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279972" calcext:value-type="float">
            <text:p>5.279972</text:p>
          </table:table-cell>
          <table:table-cell office:value-type="float" office:value="0" calcext:value-type="float">
            <text:p>0</text:p>
          </table:table-cell>
          <table:table-cell office:value-type="float" office:value="1026.386" calcext:value-type="float">
            <text:p>1026.386</text:p>
          </table:table-cell>
          <table:table-cell office:value-type="float" office:value="-40.17571" calcext:value-type="float">
            <text:p>-40.17571</text:p>
          </table:table-cell>
          <table:table-cell office:value-type="float" office:value="63.73123" calcext:value-type="float">
            <text:p>63.73123</text:p>
          </table:table-cell>
          <table:table-cell office:value-type="float" office:value="0.212656" calcext:value-type="float">
            <text:p>0.212656</text:p>
          </table:table-cell>
          <table:table-cell office:value-type="float" office:value="0.2611654" calcext:value-type="float">
            <text:p>0.2611654</text:p>
          </table:table-cell>
          <table:table-cell office:value-type="float" office:value="0.2788084" calcext:value-type="float">
            <text:p>0.2788084</text:p>
          </table:table-cell>
          <table:table-cell office:value-type="float" office:value="0.2858226" calcext:value-type="float">
            <text:p>0.2858226</text:p>
          </table:table-cell>
          <table:table-cell office:value-type="float" office:value="0.2890684" calcext:value-type="float">
            <text:p>0.2890684</text:p>
          </table:table-cell>
          <table:table-cell office:value-type="float" office:value="0.2581036" calcext:value-type="float">
            <text:p>0.2581036</text:p>
          </table:table-cell>
          <table:table-cell office:value-type="float" office:value="0.2637721" calcext:value-type="float">
            <text:p>0.2637721</text:p>
          </table:table-cell>
          <table:table-cell office:value-type="float" office:value="0.3542731" calcext:value-type="float">
            <text:p>0.3542731</text:p>
          </table:table-cell>
          <table:table-cell office:value-type="float" office:value="0.3458244" calcext:value-type="float">
            <text:p>0.3458244</text:p>
          </table:table-cell>
          <table:table-cell office:value-type="float" office:value="0.3524665" calcext:value-type="float">
            <text:p>0.3524665</text:p>
          </table:table-cell>
          <table:table-cell office:value-type="float" office:value="0.3599575" calcext:value-type="float">
            <text:p>0.3599575</text:p>
          </table:table-cell>
          <table:table-cell office:value-type="float" office:value="0.3706881" calcext:value-type="float">
            <text:p>0.3706881</text:p>
          </table:table-cell>
          <table:table-cell office:value-type="float" office:value="0.4388833" calcext:value-type="float">
            <text:p>0.4388833</text:p>
          </table:table-cell>
          <table:table-cell office:value-type="float" office:value="0" calcext:value-type="float">
            <text:p>0</text:p>
          </table:table-cell>
          <table:table-cell office:value-type="float" office:value="0.007297103" calcext:value-type="float">
            <text:p>0.007297103</text:p>
          </table:table-cell>
          <table:table-cell office:value-type="float" office:value="9.874253E-016" calcext:value-type="float">
            <text:p>9.87425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952733" calcext:value-type="float">
            <text:p>-0.4952733</text:p>
          </table:table-cell>
          <table:table-cell office:value-type="float" office:value="-0.1058275" calcext:value-type="float">
            <text:p>-0.1058275</text:p>
          </table:table-cell>
          <table:table-cell office:value-type="float" office:value="-0.06406624" calcext:value-type="float">
            <text:p>-0.06406624</text:p>
          </table:table-cell>
          <table:table-cell office:value-type="float" office:value="-0.05293668" calcext:value-type="float">
            <text:p>-0.05293668</text:p>
          </table:table-cell>
          <table:table-cell office:value-type="float" office:value="-0.04853775" calcext:value-type="float">
            <text:p>-0.04853775</text:p>
          </table:table-cell>
          <table:table-cell office:value-type="float" office:value="-0.04314463" calcext:value-type="float">
            <text:p>-0.04314463</text:p>
          </table:table-cell>
          <table:table-cell office:value-type="float" office:value="-0.03629546" calcext:value-type="float">
            <text:p>-0.03629546</text:p>
          </table:table-cell>
          <table:table-cell office:value-type="float" office:value="-0.03529499" calcext:value-type="float">
            <text:p>-0.03529499</text:p>
          </table:table-cell>
          <table:table-cell office:value-type="float" office:value="-0.03315641" calcext:value-type="float">
            <text:p>-0.03315641</text:p>
          </table:table-cell>
          <table:table-cell office:value-type="float" office:value="-0.03226081" calcext:value-type="float">
            <text:p>-0.0322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007" calcext:value-type="float">
            <text:p>-1.30007</text:p>
          </table:table-cell>
          <table:table-cell office:value-type="float" office:value="0.0157255" calcext:value-type="float">
            <text:p>0.015725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026982" calcext:value-type="float">
            <text:p>5.026982</text:p>
          </table:table-cell>
          <table:table-cell office:value-type="float" office:value="0" calcext:value-type="float">
            <text:p>0</text:p>
          </table:table-cell>
          <table:table-cell office:value-type="float" office:value="1026.914" calcext:value-type="float">
            <text:p>1026.914</text:p>
          </table:table-cell>
          <table:table-cell office:value-type="float" office:value="-40.45105" calcext:value-type="float">
            <text:p>-40.45105</text:p>
          </table:table-cell>
          <table:table-cell office:value-type="float" office:value="38.97953" calcext:value-type="float">
            <text:p>38.97953</text:p>
          </table:table-cell>
          <table:table-cell office:value-type="float" office:value="0.2559419" calcext:value-type="float">
            <text:p>0.2559419</text:p>
          </table:table-cell>
          <table:table-cell office:value-type="float" office:value="0.2639252" calcext:value-type="float">
            <text:p>0.2639252</text:p>
          </table:table-cell>
          <table:table-cell office:value-type="float" office:value="0.2767831" calcext:value-type="float">
            <text:p>0.2767831</text:p>
          </table:table-cell>
          <table:table-cell office:value-type="float" office:value="0.2845427" calcext:value-type="float">
            <text:p>0.2845427</text:p>
          </table:table-cell>
          <table:table-cell office:value-type="float" office:value="0.2886956" calcext:value-type="float">
            <text:p>0.2886956</text:p>
          </table:table-cell>
          <table:table-cell office:value-type="float" office:value="0.2605101" calcext:value-type="float">
            <text:p>0.2605101</text:p>
          </table:table-cell>
          <table:table-cell office:value-type="float" office:value="0.297924" calcext:value-type="float">
            <text:p>0.297924</text:p>
          </table:table-cell>
          <table:table-cell office:value-type="float" office:value="0.3566433" calcext:value-type="float">
            <text:p>0.3566433</text:p>
          </table:table-cell>
          <table:table-cell office:value-type="float" office:value="0.3457897" calcext:value-type="float">
            <text:p>0.3457897</text:p>
          </table:table-cell>
          <table:table-cell office:value-type="float" office:value="0.3525006" calcext:value-type="float">
            <text:p>0.3525006</text:p>
          </table:table-cell>
          <table:table-cell office:value-type="float" office:value="0.3602046" calcext:value-type="float">
            <text:p>0.3602046</text:p>
          </table:table-cell>
          <table:table-cell office:value-type="float" office:value="0.3712492" calcext:value-type="float">
            <text:p>0.3712492</text:p>
          </table:table-cell>
          <table:table-cell office:value-type="float" office:value="0.4392622" calcext:value-type="float">
            <text:p>0.4392622</text:p>
          </table:table-cell>
          <table:table-cell office:value-type="float" office:value="0" calcext:value-type="float">
            <text:p>0</text:p>
          </table:table-cell>
          <table:table-cell office:value-type="float" office:value="0.004697852" calcext:value-type="float">
            <text:p>0.004697852</text:p>
          </table:table-cell>
          <table:table-cell office:value-type="float" office:value="9.458812E-016" calcext:value-type="float">
            <text:p>9.45881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183609" calcext:value-type="float">
            <text:p>-0.1183609</text:p>
          </table:table-cell>
          <table:table-cell office:value-type="float" office:value="-0.09785287" calcext:value-type="float">
            <text:p>-0.09785287</text:p>
          </table:table-cell>
          <table:table-cell office:value-type="float" office:value="-0.06781125" calcext:value-type="float">
            <text:p>-0.06781125</text:p>
          </table:table-cell>
          <table:table-cell office:value-type="float" office:value="-0.05480035" calcext:value-type="float">
            <text:p>-0.05480035</text:p>
          </table:table-cell>
          <table:table-cell office:value-type="float" office:value="-0.04903638" calcext:value-type="float">
            <text:p>-0.04903638</text:p>
          </table:table-cell>
          <table:table-cell office:value-type="float" office:value="-0.04024248" calcext:value-type="float">
            <text:p>-0.04024248</text:p>
          </table:table-cell>
          <table:table-cell office:value-type="float" office:value="-0.01318973" calcext:value-type="float">
            <text:p>-0.01318973</text:p>
          </table:table-cell>
          <table:table-cell office:value-type="float" office:value="-0.03333749" calcext:value-type="float">
            <text:p>-0.03333749</text:p>
          </table:table-cell>
          <table:table-cell office:value-type="float" office:value="-0.03318853" calcext:value-type="float">
            <text:p>-0.03318853</text:p>
          </table:table-cell>
          <table:table-cell office:value-type="float" office:value="-0.03220761" calcext:value-type="float">
            <text:p>-0.03220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90901" calcext:value-type="float">
            <text:p>-0.1490901</text:p>
          </table:table-cell>
          <table:table-cell office:value-type="float" office:value="0.01563632" calcext:value-type="float">
            <text:p>0.0156363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037699" calcext:value-type="float">
            <text:p>5.037699</text:p>
          </table:table-cell>
          <table:table-cell office:value-type="float" office:value="0" calcext:value-type="float">
            <text:p>0</text:p>
          </table:table-cell>
          <table:table-cell office:value-type="float" office:value="1027.375" calcext:value-type="float">
            <text:p>1027.375</text:p>
          </table:table-cell>
          <table:table-cell office:value-type="float" office:value="-40.92192" calcext:value-type="float">
            <text:p>-40.92192</text:p>
          </table:table-cell>
          <table:table-cell office:value-type="float" office:value="23.57974" calcext:value-type="float">
            <text:p>23.57974</text:p>
          </table:table-cell>
          <table:table-cell office:value-type="float" office:value="0.2722679" calcext:value-type="float">
            <text:p>0.2722679</text:p>
          </table:table-cell>
          <table:table-cell office:value-type="float" office:value="0.2701566" calcext:value-type="float">
            <text:p>0.2701566</text:p>
          </table:table-cell>
          <table:table-cell office:value-type="float" office:value="0.2760766" calcext:value-type="float">
            <text:p>0.2760766</text:p>
          </table:table-cell>
          <table:table-cell office:value-type="float" office:value="0.2843998" calcext:value-type="float">
            <text:p>0.2843998</text:p>
          </table:table-cell>
          <table:table-cell office:value-type="float" office:value="0.2901514" calcext:value-type="float">
            <text:p>0.2901514</text:p>
          </table:table-cell>
          <table:table-cell office:value-type="float" office:value="0.264612" calcext:value-type="float">
            <text:p>0.264612</text:p>
          </table:table-cell>
          <table:table-cell office:value-type="float" office:value="0.2941409" calcext:value-type="float">
            <text:p>0.2941409</text:p>
          </table:table-cell>
          <table:table-cell office:value-type="float" office:value="0.3608142" calcext:value-type="float">
            <text:p>0.3608142</text:p>
          </table:table-cell>
          <table:table-cell office:value-type="float" office:value="0.3460374" calcext:value-type="float">
            <text:p>0.3460374</text:p>
          </table:table-cell>
          <table:table-cell office:value-type="float" office:value="0.3525432" calcext:value-type="float">
            <text:p>0.3525432</text:p>
          </table:table-cell>
          <table:table-cell office:value-type="float" office:value="0.3604591" calcext:value-type="float">
            <text:p>0.3604591</text:p>
          </table:table-cell>
          <table:table-cell office:value-type="float" office:value="0.3718347" calcext:value-type="float">
            <text:p>0.3718347</text:p>
          </table:table-cell>
          <table:table-cell office:value-type="float" office:value="0.439263" calcext:value-type="float">
            <text:p>0.439263</text:p>
          </table:table-cell>
          <table:table-cell office:value-type="float" office:value="0" calcext:value-type="float">
            <text:p>0</text:p>
          </table:table-cell>
          <table:table-cell office:value-type="float" office:value="0.01781934" calcext:value-type="float">
            <text:p>0.01781934</text:p>
          </table:table-cell>
          <table:table-cell office:value-type="float" office:value="9.989878E-016" calcext:value-type="float">
            <text:p>9.98987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181248" calcext:value-type="float">
            <text:p>-0.07181248</text:p>
          </table:table-cell>
          <table:table-cell office:value-type="float" office:value="-0.08185535" calcext:value-type="float">
            <text:p>-0.08185535</text:p>
          </table:table-cell>
          <table:table-cell office:value-type="float" office:value="-0.06919515" calcext:value-type="float">
            <text:p>-0.06919515</text:p>
          </table:table-cell>
          <table:table-cell office:value-type="float" office:value="-0.05503977" calcext:value-type="float">
            <text:p>-0.05503977</text:p>
          </table:table-cell>
          <table:table-cell office:value-type="float" office:value="-0.04719819" calcext:value-type="float">
            <text:p>-0.04719819</text:p>
          </table:table-cell>
          <table:table-cell office:value-type="float" office:value="-0.03569421" calcext:value-type="float">
            <text:p>-0.03569421</text:p>
          </table:table-cell>
          <table:table-cell office:value-type="float" office:value="-0.01469909" calcext:value-type="float">
            <text:p>-0.01469909</text:p>
          </table:table-cell>
          <table:table-cell office:value-type="float" office:value="-0.0262767" calcext:value-type="float">
            <text:p>-0.0262767</text:p>
          </table:table-cell>
          <table:table-cell office:value-type="float" office:value="-0.03294808" calcext:value-type="float">
            <text:p>-0.03294808</text:p>
          </table:table-cell>
          <table:table-cell office:value-type="float" office:value="-0.03214139" calcext:value-type="float">
            <text:p>-0.0321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11376" calcext:value-type="float">
            <text:p>-0.07511376</text:p>
          </table:table-cell>
          <table:table-cell office:value-type="float" office:value="0.01554303" calcext:value-type="float">
            <text:p>0.0155430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2" calcext:value-type="float">
            <text:p>-2.40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2.7" calcext:value-type="float">
            <text:p>12.7</text:p>
          </table:table-cell>
          <table:table-cell office:value-type="float" office:value="5.341532" calcext:value-type="float">
            <text:p>5.341532</text:p>
          </table:table-cell>
          <table:table-cell office:value-type="float" office:value="0" calcext:value-type="float">
            <text:p>0</text:p>
          </table:table-cell>
          <table:table-cell office:value-type="float" office:value="1028.792" calcext:value-type="float">
            <text:p>1028.792</text:p>
          </table:table-cell>
          <table:table-cell office:value-type="float" office:value="-41.37263" calcext:value-type="float">
            <text:p>-41.37263</text:p>
          </table:table-cell>
          <table:table-cell office:value-type="float" office:value="41.78822" calcext:value-type="float">
            <text:p>41.78822</text:p>
          </table:table-cell>
          <table:table-cell office:value-type="float" office:value="0.1754349" calcext:value-type="float">
            <text:p>0.1754349</text:p>
          </table:table-cell>
          <table:table-cell office:value-type="float" office:value="0.2558967" calcext:value-type="float">
            <text:p>0.2558967</text:p>
          </table:table-cell>
          <table:table-cell office:value-type="float" office:value="0.2756271" calcext:value-type="float">
            <text:p>0.2756271</text:p>
          </table:table-cell>
          <table:table-cell office:value-type="float" office:value="0.285202" calcext:value-type="float">
            <text:p>0.285202</text:p>
          </table:table-cell>
          <table:table-cell office:value-type="float" office:value="0.291908" calcext:value-type="float">
            <text:p>0.291908</text:p>
          </table:table-cell>
          <table:table-cell office:value-type="float" office:value="0.2665147" calcext:value-type="float">
            <text:p>0.2665147</text:p>
          </table:table-cell>
          <table:table-cell office:value-type="float" office:value="0.2819172" calcext:value-type="float">
            <text:p>0.2819172</text:p>
          </table:table-cell>
          <table:table-cell office:value-type="float" office:value="0.3622615" calcext:value-type="float">
            <text:p>0.3622615</text:p>
          </table:table-cell>
          <table:table-cell office:value-type="float" office:value="0.346534" calcext:value-type="float">
            <text:p>0.346534</text:p>
          </table:table-cell>
          <table:table-cell office:value-type="float" office:value="0.3526066" calcext:value-type="float">
            <text:p>0.3526066</text:p>
          </table:table-cell>
          <table:table-cell office:value-type="float" office:value="0.3607207" calcext:value-type="float">
            <text:p>0.3607207</text:p>
          </table:table-cell>
          <table:table-cell office:value-type="float" office:value="0.3724263" calcext:value-type="float">
            <text:p>0.3724263</text:p>
          </table:table-cell>
          <table:table-cell office:value-type="float" office:value="0.4392625" calcext:value-type="float">
            <text:p>0.4392625</text:p>
          </table:table-cell>
          <table:table-cell office:value-type="float" office:value="0" calcext:value-type="float">
            <text:p>0</text:p>
          </table:table-cell>
          <table:table-cell office:value-type="float" office:value="0.09288319" calcext:value-type="float">
            <text:p>0.09288319</text:p>
          </table:table-cell>
          <table:table-cell office:value-type="float" office:value="0.006659118" calcext:value-type="float">
            <text:p>0.0066591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082777" calcext:value-type="float">
            <text:p>-2.082777</text:p>
          </table:table-cell>
          <table:table-cell office:value-type="float" office:value="-0.1217371" calcext:value-type="float">
            <text:p>-0.1217371</text:p>
          </table:table-cell>
          <table:table-cell office:value-type="float" office:value="-0.07001308" calcext:value-type="float">
            <text:p>-0.07001308</text:p>
          </table:table-cell>
          <table:table-cell office:value-type="float" office:value="-0.05385954" calcext:value-type="float">
            <text:p>-0.05385954</text:p>
          </table:table-cell>
          <table:table-cell office:value-type="float" office:value="-0.04504127" calcext:value-type="float">
            <text:p>-0.04504127</text:p>
          </table:table-cell>
          <table:table-cell office:value-type="float" office:value="-0.03375869" calcext:value-type="float">
            <text:p>-0.03375869</text:p>
          </table:table-cell>
          <table:table-cell office:value-type="float" office:value="-0.02107051" calcext:value-type="float">
            <text:p>-0.02107051</text:p>
          </table:table-cell>
          <table:table-cell office:value-type="float" office:value="-0.02405004" calcext:value-type="float">
            <text:p>-0.02405004</text:p>
          </table:table-cell>
          <table:table-cell office:value-type="float" office:value="-0.03217237" calcext:value-type="float">
            <text:p>-0.03217237</text:p>
          </table:table-cell>
          <table:table-cell office:value-type="float" office:value="-0.03204312" calcext:value-type="float">
            <text:p>-0.0320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87618" calcext:value-type="float">
            <text:p>-5.887618</text:p>
          </table:table-cell>
          <table:table-cell office:value-type="float" office:value="0.01563193" calcext:value-type="float">
            <text:p>0.0156319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3" calcext:value-type="float">
            <text:p>-2.4000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6.51" calcext:value-type="float">
            <text:p>16.51</text:p>
          </table:table-cell>
          <table:table-cell office:value-type="float" office:value="5.30162" calcext:value-type="float">
            <text:p>5.30162</text:p>
          </table:table-cell>
          <table:table-cell office:value-type="float" office:value="0" calcext:value-type="float">
            <text:p>0</text:p>
          </table:table-cell>
          <table:table-cell office:value-type="float" office:value="1033.066" calcext:value-type="float">
            <text:p>1033.066</text:p>
          </table:table-cell>
          <table:table-cell office:value-type="float" office:value="-41.79693" calcext:value-type="float">
            <text:p>-41.79693</text:p>
          </table:table-cell>
          <table:table-cell office:value-type="float" office:value="93.75862" calcext:value-type="float">
            <text:p>93.75862</text:p>
          </table:table-cell>
          <table:table-cell office:value-type="float" office:value="0.2072731" calcext:value-type="float">
            <text:p>0.2072731</text:p>
          </table:table-cell>
          <table:table-cell office:value-type="float" office:value="0.2459453" calcext:value-type="float">
            <text:p>0.2459453</text:p>
          </table:table-cell>
          <table:table-cell office:value-type="float" office:value="0.2743197" calcext:value-type="float">
            <text:p>0.2743197</text:p>
          </table:table-cell>
          <table:table-cell office:value-type="float" office:value="0.2855904" calcext:value-type="float">
            <text:p>0.2855904</text:p>
          </table:table-cell>
          <table:table-cell office:value-type="float" office:value="0.2926619" calcext:value-type="float">
            <text:p>0.2926619</text:p>
          </table:table-cell>
          <table:table-cell office:value-type="float" office:value="0.2666758" calcext:value-type="float">
            <text:p>0.2666758</text:p>
          </table:table-cell>
          <table:table-cell office:value-type="float" office:value="0.2770037" calcext:value-type="float">
            <text:p>0.2770037</text:p>
          </table:table-cell>
          <table:table-cell office:value-type="float" office:value="0.362071" calcext:value-type="float">
            <text:p>0.362071</text:p>
          </table:table-cell>
          <table:table-cell office:value-type="float" office:value="0.3470025" calcext:value-type="float">
            <text:p>0.3470025</text:p>
          </table:table-cell>
          <table:table-cell office:value-type="float" office:value="0.3526949" calcext:value-type="float">
            <text:p>0.3526949</text:p>
          </table:table-cell>
          <table:table-cell office:value-type="float" office:value="0.3609909" calcext:value-type="float">
            <text:p>0.3609909</text:p>
          </table:table-cell>
          <table:table-cell office:value-type="float" office:value="0.3730514" calcext:value-type="float">
            <text:p>0.3730514</text:p>
          </table:table-cell>
          <table:table-cell office:value-type="float" office:value="0.4392664" calcext:value-type="float">
            <text:p>0.4392664</text:p>
          </table:table-cell>
          <table:table-cell office:value-type="float" office:value="0" calcext:value-type="float">
            <text:p>0</text:p>
          </table:table-cell>
          <table:table-cell office:value-type="float" office:value="0.05245313" calcext:value-type="float">
            <text:p>0.05245313</text:p>
          </table:table-cell>
          <table:table-cell office:value-type="float" office:value="0.01231681" calcext:value-type="float">
            <text:p>0.012316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279749" calcext:value-type="float">
            <text:p>-0.6279749</text:p>
          </table:table-cell>
          <table:table-cell office:value-type="float" office:value="-0.1687307" calcext:value-type="float">
            <text:p>-0.1687307</text:p>
          </table:table-cell>
          <table:table-cell office:value-type="float" office:value="-0.07264576" calcext:value-type="float">
            <text:p>-0.07264576</text:p>
          </table:table-cell>
          <table:table-cell office:value-type="float" office:value="-0.05328902" calcext:value-type="float">
            <text:p>-0.05328902</text:p>
          </table:table-cell>
          <table:table-cell office:value-type="float" office:value="-0.04414422" calcext:value-type="float">
            <text:p>-0.04414422</text:p>
          </table:table-cell>
          <table:table-cell office:value-type="float" office:value="-0.03359323" calcext:value-type="float">
            <text:p>-0.03359323</text:p>
          </table:table-cell>
          <table:table-cell office:value-type="float" office:value="-0.02444713" calcext:value-type="float">
            <text:p>-0.02444713</text:p>
          </table:table-cell>
          <table:table-cell office:value-type="float" office:value="-0.02431418" calcext:value-type="float">
            <text:p>-0.02431418</text:p>
          </table:table-cell>
          <table:table-cell office:value-type="float" office:value="-0.03145608" calcext:value-type="float">
            <text:p>-0.03145608</text:p>
          </table:table-cell>
          <table:table-cell office:value-type="float" office:value="-0.03190646" calcext:value-type="float">
            <text:p>-0.0319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0165" calcext:value-type="float">
            <text:p>-1.220165</text:p>
          </table:table-cell>
          <table:table-cell office:value-type="float" office:value="0.0155744" calcext:value-type="float">
            <text:p>0.015574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16.51" calcext:value-type="float">
            <text:p>16.51</text:p>
          </table:table-cell>
          <table:table-cell office:value-type="float" office:value="5.266129" calcext:value-type="float">
            <text:p>5.266129</text:p>
          </table:table-cell>
          <table:table-cell office:value-type="float" office:value="0" calcext:value-type="float">
            <text:p>0</text:p>
          </table:table-cell>
          <table:table-cell office:value-type="float" office:value="1033.557" calcext:value-type="float">
            <text:p>1033.557</text:p>
          </table:table-cell>
          <table:table-cell office:value-type="float" office:value="-42.2516" calcext:value-type="float">
            <text:p>-42.2516</text:p>
          </table:table-cell>
          <table:table-cell office:value-type="float" office:value="90.16464" calcext:value-type="float">
            <text:p>90.16464</text:p>
          </table:table-cell>
          <table:table-cell office:value-type="float" office:value="0.2043022" calcext:value-type="float">
            <text:p>0.2043022</text:p>
          </table:table-cell>
          <table:table-cell office:value-type="float" office:value="0.2488243" calcext:value-type="float">
            <text:p>0.2488243</text:p>
          </table:table-cell>
          <table:table-cell office:value-type="float" office:value="0.273146" calcext:value-type="float">
            <text:p>0.273146</text:p>
          </table:table-cell>
          <table:table-cell office:value-type="float" office:value="0.2854514" calcext:value-type="float">
            <text:p>0.2854514</text:p>
          </table:table-cell>
          <table:table-cell office:value-type="float" office:value="0.2926652" calcext:value-type="float">
            <text:p>0.2926652</text:p>
          </table:table-cell>
          <table:table-cell office:value-type="float" office:value="0.266186" calcext:value-type="float">
            <text:p>0.266186</text:p>
          </table:table-cell>
          <table:table-cell office:value-type="float" office:value="0.273999" calcext:value-type="float">
            <text:p>0.273999</text:p>
          </table:table-cell>
          <table:table-cell office:value-type="float" office:value="0.3613802" calcext:value-type="float">
            <text:p>0.3613802</text:p>
          </table:table-cell>
          <table:table-cell office:value-type="float" office:value="0.3474356" calcext:value-type="float">
            <text:p>0.3474356</text:p>
          </table:table-cell>
          <table:table-cell office:value-type="float" office:value="0.3528134" calcext:value-type="float">
            <text:p>0.3528134</text:p>
          </table:table-cell>
          <table:table-cell office:value-type="float" office:value="0.3612703" calcext:value-type="float">
            <text:p>0.3612703</text:p>
          </table:table-cell>
          <table:table-cell office:value-type="float" office:value="0.3736667" calcext:value-type="float">
            <text:p>0.3736667</text:p>
          </table:table-cell>
          <table:table-cell office:value-type="float" office:value="0.4392694" calcext:value-type="float">
            <text:p>0.4392694</text:p>
          </table:table-cell>
          <table:table-cell office:value-type="float" office:value="0" calcext:value-type="float">
            <text:p>0</text:p>
          </table:table-cell>
          <table:table-cell office:value-type="float" office:value="0.04106017" calcext:value-type="float">
            <text:p>0.04106017</text:p>
          </table:table-cell>
          <table:table-cell office:value-type="float" office:value="0.004663934" calcext:value-type="float">
            <text:p>0.0046639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972851" calcext:value-type="float">
            <text:p>-0.6972851</text:p>
          </table:table-cell>
          <table:table-cell office:value-type="float" office:value="-0.1538952" calcext:value-type="float">
            <text:p>-0.1538952</text:p>
          </table:table-cell>
          <table:table-cell office:value-type="float" office:value="-0.07507917" calcext:value-type="float">
            <text:p>-0.07507917</text:p>
          </table:table-cell>
          <table:table-cell office:value-type="float" office:value="-0.05348236" calcext:value-type="float">
            <text:p>-0.05348236</text:p>
          </table:table-cell>
          <table:table-cell office:value-type="float" office:value="-0.04413311" calcext:value-type="float">
            <text:p>-0.04413311</text:p>
          </table:table-cell>
          <table:table-cell office:value-type="float" office:value="-0.03406536" calcext:value-type="float">
            <text:p>-0.03406536</text:p>
          </table:table-cell>
          <table:table-cell office:value-type="float" office:value="-0.02680235" calcext:value-type="float">
            <text:p>-0.02680235</text:p>
          </table:table-cell>
          <table:table-cell office:value-type="float" office:value="-0.02533448" calcext:value-type="float">
            <text:p>-0.02533448</text:p>
          </table:table-cell>
          <table:table-cell office:value-type="float" office:value="-0.0308098" calcext:value-type="float">
            <text:p>-0.0308098</text:p>
          </table:table-cell>
          <table:table-cell office:value-type="float" office:value="-0.03172421" calcext:value-type="float">
            <text:p>-0.0317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8153" calcext:value-type="float">
            <text:p>-1.488153</text:p>
          </table:table-cell>
          <table:table-cell office:value-type="float" office:value="0.01552136" calcext:value-type="float">
            <text:p>0.0155213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16.764" calcext:value-type="float">
            <text:p>16.764</text:p>
          </table:table-cell>
          <table:table-cell office:value-type="float" office:value="5.278443" calcext:value-type="float">
            <text:p>5.278443</text:p>
          </table:table-cell>
          <table:table-cell office:value-type="float" office:value="0" calcext:value-type="float">
            <text:p>0</text:p>
          </table:table-cell>
          <table:table-cell office:value-type="float" office:value="1034.166" calcext:value-type="float">
            <text:p>1034.166</text:p>
          </table:table-cell>
          <table:table-cell office:value-type="float" office:value="-42.61914" calcext:value-type="float">
            <text:p>-42.61914</text:p>
          </table:table-cell>
          <table:table-cell office:value-type="float" office:value="85.18494" calcext:value-type="float">
            <text:p>85.18494</text:p>
          </table:table-cell>
          <table:table-cell office:value-type="float" office:value="0.2100441" calcext:value-type="float">
            <text:p>0.2100441</text:p>
          </table:table-cell>
          <table:table-cell office:value-type="float" office:value="0.2483241" calcext:value-type="float">
            <text:p>0.2483241</text:p>
          </table:table-cell>
          <table:table-cell office:value-type="float" office:value="0.2726162" calcext:value-type="float">
            <text:p>0.2726162</text:p>
          </table:table-cell>
          <table:table-cell office:value-type="float" office:value="0.2850822" calcext:value-type="float">
            <text:p>0.2850822</text:p>
          </table:table-cell>
          <table:table-cell office:value-type="float" office:value="0.2922565" calcext:value-type="float">
            <text:p>0.2922565</text:p>
          </table:table-cell>
          <table:table-cell office:value-type="float" office:value="0.2655393" calcext:value-type="float">
            <text:p>0.2655393</text:p>
          </table:table-cell>
          <table:table-cell office:value-type="float" office:value="0.2735013" calcext:value-type="float">
            <text:p>0.2735013</text:p>
          </table:table-cell>
          <table:table-cell office:value-type="float" office:value="0.3607187" calcext:value-type="float">
            <text:p>0.3607187</text:p>
          </table:table-cell>
          <table:table-cell office:value-type="float" office:value="0.3477796" calcext:value-type="float">
            <text:p>0.3477796</text:p>
          </table:table-cell>
          <table:table-cell office:value-type="float" office:value="0.3529553" calcext:value-type="float">
            <text:p>0.3529553</text:p>
          </table:table-cell>
          <table:table-cell office:value-type="float" office:value="0.3615674" calcext:value-type="float">
            <text:p>0.3615674</text:p>
          </table:table-cell>
          <table:table-cell office:value-type="float" office:value="0.3743508" calcext:value-type="float">
            <text:p>0.3743508</text:p>
          </table:table-cell>
          <table:table-cell office:value-type="float" office:value="0.4392719" calcext:value-type="float">
            <text:p>0.4392719</text:p>
          </table:table-cell>
          <table:table-cell office:value-type="float" office:value="0" calcext:value-type="float">
            <text:p>0</text:p>
          </table:table-cell>
          <table:table-cell office:value-type="float" office:value="0.02387588" calcext:value-type="float">
            <text:p>0.02387588</text:p>
          </table:table-cell>
          <table:table-cell office:value-type="float" office:value="0.0000000000008871115" calcext:value-type="float">
            <text:p>8.871115E-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64295" calcext:value-type="float">
            <text:p>-0.564295</text:p>
          </table:table-cell>
          <table:table-cell office:value-type="float" office:value="-0.156154" calcext:value-type="float">
            <text:p>-0.156154</text:p>
          </table:table-cell>
          <table:table-cell office:value-type="float" office:value="-0.07621136" calcext:value-type="float">
            <text:p>-0.07621136</text:p>
          </table:table-cell>
          <table:table-cell office:value-type="float" office:value="-0.05401612" calcext:value-type="float">
            <text:p>-0.05401612</text:p>
          </table:table-cell>
          <table:table-cell office:value-type="float" office:value="-0.04460831" calcext:value-type="float">
            <text:p>-0.04460831</text:p>
          </table:table-cell>
          <table:table-cell office:value-type="float" office:value="-0.03470674" calcext:value-type="float">
            <text:p>-0.03470674</text:p>
          </table:table-cell>
          <table:table-cell office:value-type="float" office:value="-0.02720922" calcext:value-type="float">
            <text:p>-0.02720922</text:p>
          </table:table-cell>
          <table:table-cell office:value-type="float" office:value="-0.02636378" calcext:value-type="float">
            <text:p>-0.02636378</text:p>
          </table:table-cell>
          <table:table-cell office:value-type="float" office:value="-0.03030491" calcext:value-type="float">
            <text:p>-0.03030491</text:p>
          </table:table-cell>
          <table:table-cell office:value-type="float" office:value="-0.03150674" calcext:value-type="float">
            <text:p>-0.0315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3469" calcext:value-type="float">
            <text:p>-1.183469</text:p>
          </table:table-cell>
          <table:table-cell office:value-type="float" office:value="0.01546608" calcext:value-type="float">
            <text:p>0.0154660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0.193" calcext:value-type="float">
            <text:p>20.193</text:p>
          </table:table-cell>
          <table:table-cell office:value-type="float" office:value="5.27565" calcext:value-type="float">
            <text:p>5.27565</text:p>
          </table:table-cell>
          <table:table-cell office:value-type="float" office:value="0" calcext:value-type="float">
            <text:p>0</text:p>
          </table:table-cell>
          <table:table-cell office:value-type="float" office:value="1037.948" calcext:value-type="float">
            <text:p>1037.948</text:p>
          </table:table-cell>
          <table:table-cell office:value-type="float" office:value="-42.96884" calcext:value-type="float">
            <text:p>-42.96884</text:p>
          </table:table-cell>
          <table:table-cell office:value-type="float" office:value="104.4281" calcext:value-type="float">
            <text:p>104.4281</text:p>
          </table:table-cell>
          <table:table-cell office:value-type="float" office:value="0.2137614" calcext:value-type="float">
            <text:p>0.2137614</text:p>
          </table:table-cell>
          <table:table-cell office:value-type="float" office:value="0.2450926" calcext:value-type="float">
            <text:p>0.2450926</text:p>
          </table:table-cell>
          <table:table-cell office:value-type="float" office:value="0.2724243" calcext:value-type="float">
            <text:p>0.2724243</text:p>
          </table:table-cell>
          <table:table-cell office:value-type="float" office:value="0.2846434" calcext:value-type="float">
            <text:p>0.2846434</text:p>
          </table:table-cell>
          <table:table-cell office:value-type="float" office:value="0.2917362" calcext:value-type="float">
            <text:p>0.2917362</text:p>
          </table:table-cell>
          <table:table-cell office:value-type="float" office:value="0.2649256" calcext:value-type="float">
            <text:p>0.2649256</text:p>
          </table:table-cell>
          <table:table-cell office:value-type="float" office:value="0.2730357" calcext:value-type="float">
            <text:p>0.2730357</text:p>
          </table:table-cell>
          <table:table-cell office:value-type="float" office:value="0.3602731" calcext:value-type="float">
            <text:p>0.3602731</text:p>
          </table:table-cell>
          <table:table-cell office:value-type="float" office:value="0.3480241" calcext:value-type="float">
            <text:p>0.3480241</text:p>
          </table:table-cell>
          <table:table-cell office:value-type="float" office:value="0.353109" calcext:value-type="float">
            <text:p>0.353109</text:p>
          </table:table-cell>
          <table:table-cell office:value-type="float" office:value="0.3619075" calcext:value-type="float">
            <text:p>0.3619075</text:p>
          </table:table-cell>
          <table:table-cell office:value-type="float" office:value="0.375187" calcext:value-type="float">
            <text:p>0.375187</text:p>
          </table:table-cell>
          <table:table-cell office:value-type="float" office:value="0.4392706" calcext:value-type="float">
            <text:p>0.4392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08684" calcext:value-type="float">
            <text:p>2.108684E-09</text:p>
          </table:table-cell>
          <table:table-cell office:value-type="float" office:value="9.176283E-016" calcext:value-type="float">
            <text:p>9.17628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921824" calcext:value-type="float">
            <text:p>-0.4921824</text:p>
          </table:table-cell>
          <table:table-cell office:value-type="float" office:value="-0.1728069" calcext:value-type="float">
            <text:p>-0.1728069</text:p>
          </table:table-cell>
          <table:table-cell office:value-type="float" office:value="-0.0766433" calcext:value-type="float">
            <text:p>-0.0766433</text:p>
          </table:table-cell>
          <table:table-cell office:value-type="float" office:value="-0.05466171" calcext:value-type="float">
            <text:p>-0.05466171</text:p>
          </table:table-cell>
          <table:table-cell office:value-type="float" office:value="-0.0452239" calcext:value-type="float">
            <text:p>-0.0452239</text:p>
          </table:table-cell>
          <table:table-cell office:value-type="float" office:value="-0.03532636" calcext:value-type="float">
            <text:p>-0.03532636</text:p>
          </table:table-cell>
          <table:table-cell office:value-type="float" office:value="-0.02759846" calcext:value-type="float">
            <text:p>-0.02759846</text:p>
          </table:table-cell>
          <table:table-cell office:value-type="float" office:value="-0.02708107" calcext:value-type="float">
            <text:p>-0.02708107</text:p>
          </table:table-cell>
          <table:table-cell office:value-type="float" office:value="-0.02995146" calcext:value-type="float">
            <text:p>-0.02995146</text:p>
          </table:table-cell>
          <table:table-cell office:value-type="float" office:value="-0.03127307" calcext:value-type="float">
            <text:p>-0.0312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20823" calcext:value-type="float">
            <text:p>-0.9320823</text:p>
          </table:table-cell>
          <table:table-cell office:value-type="float" office:value="0.01540834" calcext:value-type="float">
            <text:p>0.0154083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8.321" calcext:value-type="float">
            <text:p>28.321</text:p>
          </table:table-cell>
          <table:table-cell office:value-type="float" office:value="5.096739" calcext:value-type="float">
            <text:p>5.096739</text:p>
          </table:table-cell>
          <table:table-cell office:value-type="float" office:value="0" calcext:value-type="float">
            <text:p>0</text:p>
          </table:table-cell>
          <table:table-cell office:value-type="float" office:value="1047.026" calcext:value-type="float">
            <text:p>1047.026</text:p>
          </table:table-cell>
          <table:table-cell office:value-type="float" office:value="-43.7401" calcext:value-type="float">
            <text:p>-43.7401</text:p>
          </table:table-cell>
          <table:table-cell office:value-type="float" office:value="157.0418" calcext:value-type="float">
            <text:p>157.0418</text:p>
          </table:table-cell>
          <table:table-cell office:value-type="float" office:value="0.2224474" calcext:value-type="float">
            <text:p>0.2224474</text:p>
          </table:table-cell>
          <table:table-cell office:value-type="float" office:value="0.2429157" calcext:value-type="float">
            <text:p>0.2429157</text:p>
          </table:table-cell>
          <table:table-cell office:value-type="float" office:value="0.2722854" calcext:value-type="float">
            <text:p>0.2722854</text:p>
          </table:table-cell>
          <table:table-cell office:value-type="float" office:value="0.2843248" calcext:value-type="float">
            <text:p>0.2843248</text:p>
          </table:table-cell>
          <table:table-cell office:value-type="float" office:value="0.2912346" calcext:value-type="float">
            <text:p>0.2912346</text:p>
          </table:table-cell>
          <table:table-cell office:value-type="float" office:value="0.2641518" calcext:value-type="float">
            <text:p>0.2641518</text:p>
          </table:table-cell>
          <table:table-cell office:value-type="float" office:value="0.2707231" calcext:value-type="float">
            <text:p>0.2707231</text:p>
          </table:table-cell>
          <table:table-cell office:value-type="float" office:value="0.3598168" calcext:value-type="float">
            <text:p>0.3598168</text:p>
          </table:table-cell>
          <table:table-cell office:value-type="float" office:value="0.3481978" calcext:value-type="float">
            <text:p>0.3481978</text:p>
          </table:table-cell>
          <table:table-cell office:value-type="float" office:value="0.3532691" calcext:value-type="float">
            <text:p>0.3532691</text:p>
          </table:table-cell>
          <table:table-cell office:value-type="float" office:value="0.3622617" calcext:value-type="float">
            <text:p>0.3622617</text:p>
          </table:table-cell>
          <table:table-cell office:value-type="float" office:value="0.3759733" calcext:value-type="float">
            <text:p>0.3759733</text:p>
          </table:table-cell>
          <table:table-cell office:value-type="float" office:value="0.439274" calcext:value-type="float">
            <text:p>0.439274</text:p>
          </table:table-cell>
          <table:table-cell office:value-type="float" office:value="0" calcext:value-type="float">
            <text:p>0</text:p>
          </table:table-cell>
          <table:table-cell office:value-type="float" office:value="9.453372E-016" calcext:value-type="float">
            <text:p>9.453372E-16</text:p>
          </table:table-cell>
          <table:table-cell office:value-type="float" office:value="9.175966E-016" calcext:value-type="float">
            <text:p>9.17596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68015" calcext:value-type="float">
            <text:p>-0.368015</text:p>
          </table:table-cell>
          <table:table-cell office:value-type="float" office:value="-0.1852253" calcext:value-type="float">
            <text:p>-0.1852253</text:p>
          </table:table-cell>
          <table:table-cell office:value-type="float" office:value="-0.07692915" calcext:value-type="float">
            <text:p>-0.07692915</text:p>
          </table:table-cell>
          <table:table-cell office:value-type="float" office:value="-0.05513478" calcext:value-type="float">
            <text:p>-0.05513478</text:p>
          </table:table-cell>
          <table:table-cell office:value-type="float" office:value="-0.04582665" calcext:value-type="float">
            <text:p>-0.04582665</text:p>
          </table:table-cell>
          <table:table-cell office:value-type="float" office:value="-0.03612347" calcext:value-type="float">
            <text:p>-0.03612347</text:p>
          </table:table-cell>
          <table:table-cell office:value-type="float" office:value="-0.02964509" calcext:value-type="float">
            <text:p>-0.02964509</text:p>
          </table:table-cell>
          <table:table-cell office:value-type="float" office:value="-0.027831" calcext:value-type="float">
            <text:p>-0.027831</text:p>
          </table:table-cell>
          <table:table-cell office:value-type="float" office:value="-0.02970285" calcext:value-type="float">
            <text:p>-0.02970285</text:p>
          </table:table-cell>
          <table:table-cell office:value-type="float" office:value="-0.03103145" calcext:value-type="float">
            <text:p>-0.0310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23694" calcext:value-type="float">
            <text:p>-0.3923694</text:p>
          </table:table-cell>
          <table:table-cell office:value-type="float" office:value="0.01534441" calcext:value-type="float">
            <text:p>0.0153444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917855" calcext:value-type="float">
            <text:p>4.917855</text:p>
          </table:table-cell>
          <table:table-cell office:value-type="float" office:value="0" calcext:value-type="float">
            <text:p>0</text:p>
          </table:table-cell>
          <table:table-cell office:value-type="float" office:value="1048.628" calcext:value-type="float">
            <text:p>1048.628</text:p>
          </table:table-cell>
          <table:table-cell office:value-type="float" office:value="-44.78176" calcext:value-type="float">
            <text:p>-44.78176</text:p>
          </table:table-cell>
          <table:table-cell office:value-type="float" office:value="152.7726" calcext:value-type="float">
            <text:p>152.7726</text:p>
          </table:table-cell>
          <table:table-cell office:value-type="float" office:value="0.2422454" calcext:value-type="float">
            <text:p>0.2422454</text:p>
          </table:table-cell>
          <table:table-cell office:value-type="float" office:value="0.245709" calcext:value-type="float">
            <text:p>0.245709</text:p>
          </table:table-cell>
          <table:table-cell office:value-type="float" office:value="0.2722321" calcext:value-type="float">
            <text:p>0.2722321</text:p>
          </table:table-cell>
          <table:table-cell office:value-type="float" office:value="0.2839479" calcext:value-type="float">
            <text:p>0.2839479</text:p>
          </table:table-cell>
          <table:table-cell office:value-type="float" office:value="0.2906433" calcext:value-type="float">
            <text:p>0.2906433</text:p>
          </table:table-cell>
          <table:table-cell office:value-type="float" office:value="0.2632305" calcext:value-type="float">
            <text:p>0.2632305</text:p>
          </table:table-cell>
          <table:table-cell office:value-type="float" office:value="0.2691563" calcext:value-type="float">
            <text:p>0.2691563</text:p>
          </table:table-cell>
          <table:table-cell office:value-type="float" office:value="0.3593129" calcext:value-type="float">
            <text:p>0.3593129</text:p>
          </table:table-cell>
          <table:table-cell office:value-type="float" office:value="0.3482883" calcext:value-type="float">
            <text:p>0.3482883</text:p>
          </table:table-cell>
          <table:table-cell office:value-type="float" office:value="0.3534336" calcext:value-type="float">
            <text:p>0.3534336</text:p>
          </table:table-cell>
          <table:table-cell office:value-type="float" office:value="0.3626259" calcext:value-type="float">
            <text:p>0.3626259</text:p>
          </table:table-cell>
          <table:table-cell office:value-type="float" office:value="0.3767518" calcext:value-type="float">
            <text:p>0.3767518</text:p>
          </table:table-cell>
          <table:table-cell office:value-type="float" office:value="0.439277" calcext:value-type="float">
            <text:p>0.439277</text:p>
          </table:table-cell>
          <table:table-cell office:value-type="float" office:value="0" calcext:value-type="float">
            <text:p>0</text:p>
          </table:table-cell>
          <table:table-cell office:value-type="float" office:value="9.454716E-016" calcext:value-type="float">
            <text:p>9.454716E-16</text:p>
          </table:table-cell>
          <table:table-cell office:value-type="float" office:value="9.17565E-016" calcext:value-type="float">
            <text:p>9.1756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902769" calcext:value-type="float">
            <text:p>-0.1902769</text:p>
          </table:table-cell>
          <table:table-cell office:value-type="float" office:value="-0.1699138" calcext:value-type="float">
            <text:p>-0.1699138</text:p>
          </table:table-cell>
          <table:table-cell office:value-type="float" office:value="-0.07706144" calcext:value-type="float">
            <text:p>-0.07706144</text:p>
          </table:table-cell>
          <table:table-cell office:value-type="float" office:value="-0.05570102" calcext:value-type="float">
            <text:p>-0.05570102</text:p>
          </table:table-cell>
          <table:table-cell office:value-type="float" office:value="-0.04654833" calcext:value-type="float">
            <text:p>-0.04654833</text:p>
          </table:table-cell>
          <table:table-cell office:value-type="float" office:value="-0.03710191" calcext:value-type="float">
            <text:p>-0.03710191</text:p>
          </table:table-cell>
          <table:table-cell office:value-type="float" office:value="-0.03112725" calcext:value-type="float">
            <text:p>-0.03112725</text:p>
          </table:table-cell>
          <table:table-cell office:value-type="float" office:value="-0.02868828" calcext:value-type="float">
            <text:p>-0.02868828</text:p>
          </table:table-cell>
          <table:table-cell office:value-type="float" office:value="-0.02957342" calcext:value-type="float">
            <text:p>-0.02957342</text:p>
          </table:table-cell>
          <table:table-cell office:value-type="float" office:value="-0.03078518" calcext:value-type="float">
            <text:p>-0.0307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70772" calcext:value-type="float">
            <text:p>-0.1770772</text:p>
          </table:table-cell>
          <table:table-cell office:value-type="float" office:value="0.01528296" calcext:value-type="float">
            <text:p>0.0152829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96815" calcext:value-type="float">
            <text:p>4.796815</text:p>
          </table:table-cell>
          <table:table-cell office:value-type="float" office:value="0" calcext:value-type="float">
            <text:p>0</text:p>
          </table:table-cell>
          <table:table-cell office:value-type="float" office:value="1049.797" calcext:value-type="float">
            <text:p>1049.797</text:p>
          </table:table-cell>
          <table:table-cell office:value-type="float" office:value="-45.82925" calcext:value-type="float">
            <text:p>-45.82925</text:p>
          </table:table-cell>
          <table:table-cell office:value-type="float" office:value="143.1573" calcext:value-type="float">
            <text:p>143.1573</text:p>
          </table:table-cell>
          <table:table-cell office:value-type="float" office:value="0.2566845" calcext:value-type="float">
            <text:p>0.2566845</text:p>
          </table:table-cell>
          <table:table-cell office:value-type="float" office:value="0.2528054" calcext:value-type="float">
            <text:p>0.2528054</text:p>
          </table:table-cell>
          <table:table-cell office:value-type="float" office:value="0.2720162" calcext:value-type="float">
            <text:p>0.2720162</text:p>
          </table:table-cell>
          <table:table-cell office:value-type="float" office:value="0.2835057" calcext:value-type="float">
            <text:p>0.2835057</text:p>
          </table:table-cell>
          <table:table-cell office:value-type="float" office:value="0.2896635" calcext:value-type="float">
            <text:p>0.2896635</text:p>
          </table:table-cell>
          <table:table-cell office:value-type="float" office:value="0.2622817" calcext:value-type="float">
            <text:p>0.2622817</text:p>
          </table:table-cell>
          <table:table-cell office:value-type="float" office:value="0.2680775" calcext:value-type="float">
            <text:p>0.2680775</text:p>
          </table:table-cell>
          <table:table-cell office:value-type="float" office:value="0.3588486" calcext:value-type="float">
            <text:p>0.3588486</text:p>
          </table:table-cell>
          <table:table-cell office:value-type="float" office:value="0.3483165" calcext:value-type="float">
            <text:p>0.3483165</text:p>
          </table:table-cell>
          <table:table-cell office:value-type="float" office:value="0.3535981" calcext:value-type="float">
            <text:p>0.3535981</text:p>
          </table:table-cell>
          <table:table-cell office:value-type="float" office:value="0.3629973" calcext:value-type="float">
            <text:p>0.3629973</text:p>
          </table:table-cell>
          <table:table-cell office:value-type="float" office:value="0.377499" calcext:value-type="float">
            <text:p>0.377499</text:p>
          </table:table-cell>
          <table:table-cell office:value-type="float" office:value="0.4392783" calcext:value-type="float">
            <text:p>0.4392783</text:p>
          </table:table-cell>
          <table:table-cell office:value-type="float" office:value="0" calcext:value-type="float">
            <text:p>0</text:p>
          </table:table-cell>
          <table:table-cell office:value-type="float" office:value="9.456078E-016" calcext:value-type="float">
            <text:p>9.456078E-16</text:p>
          </table:table-cell>
          <table:table-cell office:value-type="float" office:value="9.175333E-016" calcext:value-type="float">
            <text:p>9.17533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16431" calcext:value-type="float">
            <text:p>-0.1216431</text:p>
          </table:table-cell>
          <table:table-cell office:value-type="float" office:value="-0.136662" calcext:value-type="float">
            <text:p>-0.136662</text:p>
          </table:table-cell>
          <table:table-cell office:value-type="float" office:value="-0.07750852" calcext:value-type="float">
            <text:p>-0.07750852</text:p>
          </table:table-cell>
          <table:table-cell office:value-type="float" office:value="-0.05636934" calcext:value-type="float">
            <text:p>-0.05636934</text:p>
          </table:table-cell>
          <table:table-cell office:value-type="float" office:value="-0.04776106" calcext:value-type="float">
            <text:p>-0.04776106</text:p>
          </table:table-cell>
          <table:table-cell office:value-type="float" office:value="-0.03814295" calcext:value-type="float">
            <text:p>-0.03814295</text:p>
          </table:table-cell>
          <table:table-cell office:value-type="float" office:value="-0.03219852" calcext:value-type="float">
            <text:p>-0.03219852</text:p>
          </table:table-cell>
          <table:table-cell office:value-type="float" office:value="-0.02950287" calcext:value-type="float">
            <text:p>-0.02950287</text:p>
          </table:table-cell>
          <table:table-cell office:value-type="float" office:value="-0.02953299" calcext:value-type="float">
            <text:p>-0.02953299</text:p>
          </table:table-cell>
          <table:table-cell office:value-type="float" office:value="-0.03054097" calcext:value-type="float">
            <text:p>-0.0305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3332" calcext:value-type="float">
            <text:p>-0.1113332</text:p>
          </table:table-cell>
          <table:table-cell office:value-type="float" office:value="0.01521166" calcext:value-type="float">
            <text:p>0.0152116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98033" calcext:value-type="float">
            <text:p>-2.3980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87184" calcext:value-type="float">
            <text:p>4.787184</text:p>
          </table:table-cell>
          <table:table-cell office:value-type="float" office:value="0" calcext:value-type="float">
            <text:p>0</text:p>
          </table:table-cell>
          <table:table-cell office:value-type="float" office:value="1050.854" calcext:value-type="float">
            <text:p>1050.854</text:p>
          </table:table-cell>
          <table:table-cell office:value-type="float" office:value="-46.87675" calcext:value-type="float">
            <text:p>-46.87675</text:p>
          </table:table-cell>
          <table:table-cell office:value-type="float" office:value="137.7174" calcext:value-type="float">
            <text:p>137.7174</text:p>
          </table:table-cell>
          <table:table-cell office:value-type="float" office:value="0.262334" calcext:value-type="float">
            <text:p>0.262334</text:p>
          </table:table-cell>
          <table:table-cell office:value-type="float" office:value="0.2604492" calcext:value-type="float">
            <text:p>0.2604492</text:p>
          </table:table-cell>
          <table:table-cell office:value-type="float" office:value="0.2723337" calcext:value-type="float">
            <text:p>0.2723337</text:p>
          </table:table-cell>
          <table:table-cell office:value-type="float" office:value="0.2829087" calcext:value-type="float">
            <text:p>0.2829087</text:p>
          </table:table-cell>
          <table:table-cell office:value-type="float" office:value="0.2885475" calcext:value-type="float">
            <text:p>0.2885475</text:p>
          </table:table-cell>
          <table:table-cell office:value-type="float" office:value="0.2613928" calcext:value-type="float">
            <text:p>0.2613928</text:p>
          </table:table-cell>
          <table:table-cell office:value-type="float" office:value="0.267295" calcext:value-type="float">
            <text:p>0.267295</text:p>
          </table:table-cell>
          <table:table-cell office:value-type="float" office:value="0.3584443" calcext:value-type="float">
            <text:p>0.3584443</text:p>
          </table:table-cell>
          <table:table-cell office:value-type="float" office:value="0.3483022" calcext:value-type="float">
            <text:p>0.3483022</text:p>
          </table:table-cell>
          <table:table-cell office:value-type="float" office:value="0.3537593" calcext:value-type="float">
            <text:p>0.3537593</text:p>
          </table:table-cell>
          <table:table-cell office:value-type="float" office:value="0.3633725" calcext:value-type="float">
            <text:p>0.3633725</text:p>
          </table:table-cell>
          <table:table-cell office:value-type="float" office:value="0.3782102" calcext:value-type="float">
            <text:p>0.3782102</text:p>
          </table:table-cell>
          <table:table-cell office:value-type="float" office:value="0.4392825" calcext:value-type="float">
            <text:p>0.4392825</text:p>
          </table:table-cell>
          <table:table-cell office:value-type="float" office:value="0" calcext:value-type="float">
            <text:p>0</text:p>
          </table:table-cell>
          <table:table-cell office:value-type="float" office:value="9.457442E-016" calcext:value-type="float">
            <text:p>9.457442E-16</text:p>
          </table:table-cell>
          <table:table-cell office:value-type="float" office:value="9.175015E-016" calcext:value-type="float">
            <text:p>9.17501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25022" calcext:value-type="float">
            <text:p>-0.1025022</text:p>
          </table:table-cell>
          <table:table-cell office:value-type="float" office:value="-0.1085435" calcext:value-type="float">
            <text:p>-0.1085435</text:p>
          </table:table-cell>
          <table:table-cell office:value-type="float" office:value="-0.07684644" calcext:value-type="float">
            <text:p>-0.07684644</text:p>
          </table:table-cell>
          <table:table-cell office:value-type="float" office:value="-0.05729332" calcext:value-type="float">
            <text:p>-0.05729332</text:p>
          </table:table-cell>
          <table:table-cell office:value-type="float" office:value="-0.04921231" calcext:value-type="float">
            <text:p>-0.04921231</text:p>
          </table:table-cell>
          <table:table-cell office:value-type="float" office:value="-0.03914661" calcext:value-type="float">
            <text:p>-0.03914661</text:p>
          </table:table-cell>
          <table:table-cell office:value-type="float" office:value="-0.03299671" calcext:value-type="float">
            <text:p>-0.03299671</text:p>
          </table:table-cell>
          <table:table-cell office:value-type="float" office:value="-0.03023239" calcext:value-type="float">
            <text:p>-0.03023239</text:p>
          </table:table-cell>
          <table:table-cell office:value-type="float" office:value="-0.02955263" calcext:value-type="float">
            <text:p>-0.02955263</text:p>
          </table:table-cell>
          <table:table-cell office:value-type="float" office:value="-0.03030371" calcext:value-type="float">
            <text:p>-0.03030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5153" calcext:value-type="float">
            <text:p>-0.1005153</text:p>
          </table:table-cell>
          <table:table-cell office:value-type="float" office:value="0.01513912" calcext:value-type="float">
            <text:p>0.0151391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5756" calcext:value-type="float">
            <text:p>-2.3857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841352" calcext:value-type="float">
            <text:p>4.841352</text:p>
          </table:table-cell>
          <table:table-cell office:value-type="float" office:value="0" calcext:value-type="float">
            <text:p>0</text:p>
          </table:table-cell>
          <table:table-cell office:value-type="float" office:value="1051.836" calcext:value-type="float">
            <text:p>1051.836</text:p>
          </table:table-cell>
          <table:table-cell office:value-type="float" office:value="-47.91275" calcext:value-type="float">
            <text:p>-47.91275</text:p>
          </table:table-cell>
          <table:table-cell office:value-type="float" office:value="133.5693" calcext:value-type="float">
            <text:p>133.5693</text:p>
          </table:table-cell>
          <table:table-cell office:value-type="float" office:value="0.261646" calcext:value-type="float">
            <text:p>0.261646</text:p>
          </table:table-cell>
          <table:table-cell office:value-type="float" office:value="0.2636745" calcext:value-type="float">
            <text:p>0.2636745</text:p>
          </table:table-cell>
          <table:table-cell office:value-type="float" office:value="0.2732893" calcext:value-type="float">
            <text:p>0.2732893</text:p>
          </table:table-cell>
          <table:table-cell office:value-type="float" office:value="0.2824467" calcext:value-type="float">
            <text:p>0.2824467</text:p>
          </table:table-cell>
          <table:table-cell office:value-type="float" office:value="0.2879328" calcext:value-type="float">
            <text:p>0.2879328</text:p>
          </table:table-cell>
          <table:table-cell office:value-type="float" office:value="0.2606151" calcext:value-type="float">
            <text:p>0.2606151</text:p>
          </table:table-cell>
          <table:table-cell office:value-type="float" office:value="0.2664863" calcext:value-type="float">
            <text:p>0.2664863</text:p>
          </table:table-cell>
          <table:table-cell office:value-type="float" office:value="0.3580888" calcext:value-type="float">
            <text:p>0.3580888</text:p>
          </table:table-cell>
          <table:table-cell office:value-type="float" office:value="0.3482559" calcext:value-type="float">
            <text:p>0.3482559</text:p>
          </table:table-cell>
          <table:table-cell office:value-type="float" office:value="0.3539174" calcext:value-type="float">
            <text:p>0.3539174</text:p>
          </table:table-cell>
          <table:table-cell office:value-type="float" office:value="0.3637571" calcext:value-type="float">
            <text:p>0.3637571</text:p>
          </table:table-cell>
          <table:table-cell office:value-type="float" office:value="0.3789426" calcext:value-type="float">
            <text:p>0.3789426</text:p>
          </table:table-cell>
          <table:table-cell office:value-type="float" office:value="0.4411399" calcext:value-type="float">
            <text:p>0.4411399</text:p>
          </table:table-cell>
          <table:table-cell office:value-type="float" office:value="0" calcext:value-type="float">
            <text:p>0</text:p>
          </table:table-cell>
          <table:table-cell office:value-type="float" office:value="9.458761E-016" calcext:value-type="float">
            <text:p>9.458761E-16</text:p>
          </table:table-cell>
          <table:table-cell office:value-type="float" office:value="9.174699E-016" calcext:value-type="float">
            <text:p>9.17469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45575" calcext:value-type="float">
            <text:p>-0.1045575</text:p>
          </table:table-cell>
          <table:table-cell office:value-type="float" office:value="-0.09861498" calcext:value-type="float">
            <text:p>-0.09861498</text:p>
          </table:table-cell>
          <table:table-cell office:value-type="float" office:value="-0.07480925" calcext:value-type="float">
            <text:p>-0.07480925</text:p>
          </table:table-cell>
          <table:table-cell office:value-type="float" office:value="-0.0580213" calcext:value-type="float">
            <text:p>-0.0580213</text:p>
          </table:table-cell>
          <table:table-cell office:value-type="float" office:value="-0.05003142" calcext:value-type="float">
            <text:p>-0.05003142</text:p>
          </table:table-cell>
          <table:table-cell office:value-type="float" office:value="-0.04005247" calcext:value-type="float">
            <text:p>-0.04005247</text:p>
          </table:table-cell>
          <table:table-cell office:value-type="float" office:value="-0.03371698" calcext:value-type="float">
            <text:p>-0.03371698</text:p>
          </table:table-cell>
          <table:table-cell office:value-type="float" office:value="-0.03088933" calcext:value-type="float">
            <text:p>-0.03088933</text:p>
          </table:table-cell>
          <table:table-cell office:value-type="float" office:value="-0.02961758" calcext:value-type="float">
            <text:p>-0.02961758</text:p>
          </table:table-cell>
          <table:table-cell office:value-type="float" office:value="-0.03007296" calcext:value-type="float">
            <text:p>-0.0300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63249" calcext:value-type="float">
            <text:p>-0.1063249</text:p>
          </table:table-cell>
          <table:table-cell office:value-type="float" office:value="0.01507449" calcext:value-type="float">
            <text:p>0.01507449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90591" calcext:value-type="float">
            <text:p>-2.3905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47301" calcext:value-type="float">
            <text:p>4.747301</text:p>
          </table:table-cell>
          <table:table-cell office:value-type="float" office:value="0" calcext:value-type="float">
            <text:p>0</text:p>
          </table:table-cell>
          <table:table-cell office:value-type="float" office:value="1052.735" calcext:value-type="float">
            <text:p>1052.735</text:p>
          </table:table-cell>
          <table:table-cell office:value-type="float" office:value="-48.71812" calcext:value-type="float">
            <text:p>-48.71812</text:p>
          </table:table-cell>
          <table:table-cell office:value-type="float" office:value="114.1561" calcext:value-type="float">
            <text:p>114.1561</text:p>
          </table:table-cell>
          <table:table-cell office:value-type="float" office:value="0.2844937" calcext:value-type="float">
            <text:p>0.2844937</text:p>
          </table:table-cell>
          <table:table-cell office:value-type="float" office:value="0.2721455" calcext:value-type="float">
            <text:p>0.2721455</text:p>
          </table:table-cell>
          <table:table-cell office:value-type="float" office:value="0.2743499" calcext:value-type="float">
            <text:p>0.2743499</text:p>
          </table:table-cell>
          <table:table-cell office:value-type="float" office:value="0.2822936" calcext:value-type="float">
            <text:p>0.2822936</text:p>
          </table:table-cell>
          <table:table-cell office:value-type="float" office:value="0.2875931" calcext:value-type="float">
            <text:p>0.2875931</text:p>
          </table:table-cell>
          <table:table-cell office:value-type="float" office:value="0.2609358" calcext:value-type="float">
            <text:p>0.2609358</text:p>
          </table:table-cell>
          <table:table-cell office:value-type="float" office:value="0.2788758" calcext:value-type="float">
            <text:p>0.2788758</text:p>
          </table:table-cell>
          <table:table-cell office:value-type="float" office:value="0.3585924" calcext:value-type="float">
            <text:p>0.3585924</text:p>
          </table:table-cell>
          <table:table-cell office:value-type="float" office:value="0.3482052" calcext:value-type="float">
            <text:p>0.3482052</text:p>
          </table:table-cell>
          <table:table-cell office:value-type="float" office:value="0.3540716" calcext:value-type="float">
            <text:p>0.3540716</text:p>
          </table:table-cell>
          <table:table-cell office:value-type="float" office:value="0.3641838" calcext:value-type="float">
            <text:p>0.3641838</text:p>
          </table:table-cell>
          <table:table-cell office:value-type="float" office:value="0.3798177" calcext:value-type="float">
            <text:p>0.3798177</text:p>
          </table:table-cell>
          <table:table-cell office:value-type="float" office:value="0.4421228" calcext:value-type="float">
            <text:p>0.4421228</text:p>
          </table:table-cell>
          <table:table-cell office:value-type="float" office:value="0" calcext:value-type="float">
            <text:p>0</text:p>
          </table:table-cell>
          <table:table-cell office:value-type="float" office:value="9.460018E-016" calcext:value-type="float">
            <text:p>9.460018E-16</text:p>
          </table:table-cell>
          <table:table-cell office:value-type="float" office:value="9.174382E-016" calcext:value-type="float">
            <text:p>9.17438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478717" calcext:value-type="float">
            <text:p>-0.05478717</text:p>
          </table:table-cell>
          <table:table-cell office:value-type="float" office:value="-0.07753512" calcext:value-type="float">
            <text:p>-0.07753512</text:p>
          </table:table-cell>
          <table:table-cell office:value-type="float" office:value="-0.07264537" calcext:value-type="float">
            <text:p>-0.07264537</text:p>
          </table:table-cell>
          <table:table-cell office:value-type="float" office:value="-0.05827223" calcext:value-type="float">
            <text:p>-0.05827223</text:p>
          </table:table-cell>
          <table:table-cell office:value-type="float" office:value="-0.05049763" calcext:value-type="float">
            <text:p>-0.05049763</text:p>
          </table:table-cell>
          <table:table-cell office:value-type="float" office:value="-0.03970509" calcext:value-type="float">
            <text:p>-0.03970509</text:p>
          </table:table-cell>
          <table:table-cell office:value-type="float" office:value="-0.02305338" calcext:value-type="float">
            <text:p>-0.02305338</text:p>
          </table:table-cell>
          <table:table-cell office:value-type="float" office:value="-0.02999963" calcext:value-type="float">
            <text:p>-0.02999963</text:p>
          </table:table-cell>
          <table:table-cell office:value-type="float" office:value="-0.02969061" calcext:value-type="float">
            <text:p>-0.02969061</text:p>
          </table:table-cell>
          <table:table-cell office:value-type="float" office:value="-0.02984956" calcext:value-type="float">
            <text:p>-0.02984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98632" calcext:value-type="float">
            <text:p>-0.05198632</text:p>
          </table:table-cell>
          <table:table-cell office:value-type="float" office:value="0.01500299" calcext:value-type="float">
            <text:p>0.0150029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9421" calcext:value-type="float">
            <text:p>-2.3894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604093" calcext:value-type="float">
            <text:p>4.604093</text:p>
          </table:table-cell>
          <table:table-cell office:value-type="float" office:value="0" calcext:value-type="float">
            <text:p>0</text:p>
          </table:table-cell>
          <table:table-cell office:value-type="float" office:value="1053.719" calcext:value-type="float">
            <text:p>1053.719</text:p>
          </table:table-cell>
          <table:table-cell office:value-type="float" office:value="-49.55932" calcext:value-type="float">
            <text:p>-49.55932</text:p>
          </table:table-cell>
          <table:table-cell office:value-type="float" office:value="100.6938" calcext:value-type="float">
            <text:p>100.6938</text:p>
          </table:table-cell>
          <table:table-cell office:value-type="float" office:value="0.3065904" calcext:value-type="float">
            <text:p>0.3065904</text:p>
          </table:table-cell>
          <table:table-cell office:value-type="float" office:value="0.2893395" calcext:value-type="float">
            <text:p>0.2893395</text:p>
          </table:table-cell>
          <table:table-cell office:value-type="float" office:value="0.2789406" calcext:value-type="float">
            <text:p>0.2789406</text:p>
          </table:table-cell>
          <table:table-cell office:value-type="float" office:value="0.282939" calcext:value-type="float">
            <text:p>0.282939</text:p>
          </table:table-cell>
          <table:table-cell office:value-type="float" office:value="0.2880712" calcext:value-type="float">
            <text:p>0.2880712</text:p>
          </table:table-cell>
          <table:table-cell office:value-type="float" office:value="0.2619337" calcext:value-type="float">
            <text:p>0.2619337</text:p>
          </table:table-cell>
          <table:table-cell office:value-type="float" office:value="0.2764743" calcext:value-type="float">
            <text:p>0.2764743</text:p>
          </table:table-cell>
          <table:table-cell office:value-type="float" office:value="0.3594841" calcext:value-type="float">
            <text:p>0.3594841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3542324" calcext:value-type="float">
            <text:p>0.3542324</text:p>
          </table:table-cell>
          <table:table-cell office:value-type="float" office:value="0.3647057" calcext:value-type="float">
            <text:p>0.3647057</text:p>
          </table:table-cell>
          <table:table-cell office:value-type="float" office:value="0.3805326" calcext:value-type="float">
            <text:p>0.3805326</text:p>
          </table:table-cell>
          <table:table-cell office:value-type="float" office:value="0.4424841" calcext:value-type="float">
            <text:p>0.4424841</text:p>
          </table:table-cell>
          <table:table-cell office:value-type="float" office:value="0" calcext:value-type="float">
            <text:p>0</text:p>
          </table:table-cell>
          <table:table-cell office:value-type="float" office:value="9.461303E-016" calcext:value-type="float">
            <text:p>9.461303E-16</text:p>
          </table:table-cell>
          <table:table-cell office:value-type="float" office:value="9.174066E-016" calcext:value-type="float">
            <text:p>9.17406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099428" calcext:value-type="float">
            <text:p>-0.03099428</text:p>
          </table:table-cell>
          <table:table-cell office:value-type="float" office:value="-0.04847641" calcext:value-type="float">
            <text:p>-0.04847641</text:p>
          </table:table-cell>
          <table:table-cell office:value-type="float" office:value="-0.06403649" calcext:value-type="float">
            <text:p>-0.06403649</text:p>
          </table:table-cell>
          <table:table-cell office:value-type="float" office:value="-0.05727786" calcext:value-type="float">
            <text:p>-0.05727786</text:p>
          </table:table-cell>
          <table:table-cell office:value-type="float" office:value="-0.04986464" calcext:value-type="float">
            <text:p>-0.04986464</text:p>
          </table:table-cell>
          <table:table-cell office:value-type="float" office:value="-0.03855156" calcext:value-type="float">
            <text:p>-0.03855156</text:p>
          </table:table-cell>
          <table:table-cell office:value-type="float" office:value="-0.02481515" calcext:value-type="float">
            <text:p>-0.02481515</text:p>
          </table:table-cell>
          <table:table-cell office:value-type="float" office:value="-0.02841372" calcext:value-type="float">
            <text:p>-0.02841372</text:p>
          </table:table-cell>
          <table:table-cell office:value-type="float" office:value="-0.02958617" calcext:value-type="float">
            <text:p>-0.02958617</text:p>
          </table:table-cell>
          <table:table-cell office:value-type="float" office:value="-0.02961857" calcext:value-type="float">
            <text:p>-0.02961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85975" calcext:value-type="float">
            <text:p>-0.02985975</text:p>
          </table:table-cell>
          <table:table-cell office:value-type="float" office:value="0.01491264" calcext:value-type="float">
            <text:p>0.0149126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224" calcext:value-type="float">
            <text:p>-2.382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324522" calcext:value-type="float">
            <text:p>4.324522</text:p>
          </table:table-cell>
          <table:table-cell office:value-type="float" office:value="0" calcext:value-type="float">
            <text:p>0</text:p>
          </table:table-cell>
          <table:table-cell office:value-type="float" office:value="1054.91" calcext:value-type="float">
            <text:p>1054.91</text:p>
          </table:table-cell>
          <table:table-cell office:value-type="float" office:value="-50.46998" calcext:value-type="float">
            <text:p>-50.46998</text:p>
          </table:table-cell>
          <table:table-cell office:value-type="float" office:value="78.292" calcext:value-type="float">
            <text:p>78.292</text:p>
          </table:table-cell>
          <table:table-cell office:value-type="float" office:value="0.3521971" calcext:value-type="float">
            <text:p>0.3521971</text:p>
          </table:table-cell>
          <table:table-cell office:value-type="float" office:value="0.3512689" calcext:value-type="float">
            <text:p>0.3512689</text:p>
          </table:table-cell>
          <table:table-cell office:value-type="float" office:value="0.2933948" calcext:value-type="float">
            <text:p>0.2933948</text:p>
          </table:table-cell>
          <table:table-cell office:value-type="float" office:value="0.2862042" calcext:value-type="float">
            <text:p>0.2862042</text:p>
          </table:table-cell>
          <table:table-cell office:value-type="float" office:value="0.2894655" calcext:value-type="float">
            <text:p>0.2894655</text:p>
          </table:table-cell>
          <table:table-cell office:value-type="float" office:value="0.2622306" calcext:value-type="float">
            <text:p>0.2622306</text:p>
          </table:table-cell>
          <table:table-cell office:value-type="float" office:value="0.2728783" calcext:value-type="float">
            <text:p>0.2728783</text:p>
          </table:table-cell>
          <table:table-cell office:value-type="float" office:value="0.3597266" calcext:value-type="float">
            <text:p>0.3597266</text:p>
          </table:table-cell>
          <table:table-cell office:value-type="float" office:value="0.3484263" calcext:value-type="float">
            <text:p>0.3484263</text:p>
          </table:table-cell>
          <table:table-cell office:value-type="float" office:value="0.3544011" calcext:value-type="float">
            <text:p>0.3544011</text:p>
          </table:table-cell>
          <table:table-cell office:value-type="float" office:value="0.3652088" calcext:value-type="float">
            <text:p>0.3652088</text:p>
          </table:table-cell>
          <table:table-cell office:value-type="float" office:value="0.3811817" calcext:value-type="float">
            <text:p>0.3811817</text:p>
          </table:table-cell>
          <table:table-cell office:value-type="float" office:value="0.4426838" calcext:value-type="float">
            <text:p>0.4426838</text:p>
          </table:table-cell>
          <table:table-cell office:value-type="float" office:value="0" calcext:value-type="float">
            <text:p>0</text:p>
          </table:table-cell>
          <table:table-cell office:value-type="float" office:value="9.462554E-016" calcext:value-type="float">
            <text:p>9.462554E-16</text:p>
          </table:table-cell>
          <table:table-cell office:value-type="float" office:value="9.173749E-016" calcext:value-type="float">
            <text:p>9.17374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20705" calcext:value-type="float">
            <text:p>-0.01320705</text:p>
          </table:table-cell>
          <table:table-cell office:value-type="float" office:value="-0.01348106" calcext:value-type="float">
            <text:p>-0.01348106</text:p>
          </table:table-cell>
          <table:table-cell office:value-type="float" office:value="-0.04364688" calcext:value-type="float">
            <text:p>-0.04364688</text:p>
          </table:table-cell>
          <table:table-cell office:value-type="float" office:value="-0.0525111" calcext:value-type="float">
            <text:p>-0.0525111</text:p>
          </table:table-cell>
          <table:table-cell office:value-type="float" office:value="-0.04806682" calcext:value-type="float">
            <text:p>-0.04806682</text:p>
          </table:table-cell>
          <table:table-cell office:value-type="float" office:value="-0.03821075" calcext:value-type="float">
            <text:p>-0.03821075</text:p>
          </table:table-cell>
          <table:table-cell office:value-type="float" office:value="-0.02772052" calcext:value-type="float">
            <text:p>-0.02772052</text:p>
          </table:table-cell>
          <table:table-cell office:value-type="float" office:value="-0.02799042" calcext:value-type="float">
            <text:p>-0.02799042</text:p>
          </table:table-cell>
          <table:table-cell office:value-type="float" office:value="-0.02938072" calcext:value-type="float">
            <text:p>-0.02938072</text:p>
          </table:table-cell>
          <table:table-cell office:value-type="float" office:value="-0.02937829" calcext:value-type="float">
            <text:p>-0.0293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27048" calcext:value-type="float">
            <text:p>-0.01327048</text:p>
          </table:table-cell>
          <table:table-cell office:value-type="float" office:value="0.01481025" calcext:value-type="float">
            <text:p>0.0148102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3425" calcext:value-type="float">
            <text:p>-2.373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8.82902" calcext:value-type="float">
            <text:p>28.82902</text:p>
          </table:table-cell>
          <table:table-cell office:value-type="float" office:value="4.239244" calcext:value-type="float">
            <text:p>4.239244</text:p>
          </table:table-cell>
          <table:table-cell office:value-type="float" office:value="0" calcext:value-type="float">
            <text:p>0</text:p>
          </table:table-cell>
          <table:table-cell office:value-type="float" office:value="1056.088" calcext:value-type="float">
            <text:p>1056.088</text:p>
          </table:table-cell>
          <table:table-cell office:value-type="float" office:value="-51.43533" calcext:value-type="float">
            <text:p>-51.43533</text:p>
          </table:table-cell>
          <table:table-cell office:value-type="float" office:value="65.57538" calcext:value-type="float">
            <text:p>65.57538</text:p>
          </table:table-cell>
          <table:table-cell office:value-type="float" office:value="0.3490318" calcext:value-type="float">
            <text:p>0.3490318</text:p>
          </table:table-cell>
          <table:table-cell office:value-type="float" office:value="0.3487351" calcext:value-type="float">
            <text:p>0.3487351</text:p>
          </table:table-cell>
          <table:table-cell office:value-type="float" office:value="0.3275465" calcext:value-type="float">
            <text:p>0.3275465</text:p>
          </table:table-cell>
          <table:table-cell office:value-type="float" office:value="0.2995293" calcext:value-type="float">
            <text:p>0.2995293</text:p>
          </table:table-cell>
          <table:table-cell office:value-type="float" office:value="0.2950771" calcext:value-type="float">
            <text:p>0.2950771</text:p>
          </table:table-cell>
          <table:table-cell office:value-type="float" office:value="0.2625284" calcext:value-type="float">
            <text:p>0.2625284</text:p>
          </table:table-cell>
          <table:table-cell office:value-type="float" office:value="0.2701292" calcext:value-type="float">
            <text:p>0.2701292</text:p>
          </table:table-cell>
          <table:table-cell office:value-type="float" office:value="0.3594688" calcext:value-type="float">
            <text:p>0.3594688</text:p>
          </table:table-cell>
          <table:table-cell office:value-type="float" office:value="0.3485551" calcext:value-type="float">
            <text:p>0.3485551</text:p>
          </table:table-cell>
          <table:table-cell office:value-type="float" office:value="0.3545777" calcext:value-type="float">
            <text:p>0.3545777</text:p>
          </table:table-cell>
          <table:table-cell office:value-type="float" office:value="0.3656932" calcext:value-type="float">
            <text:p>0.3656932</text:p>
          </table:table-cell>
          <table:table-cell office:value-type="float" office:value="0.3818082" calcext:value-type="float">
            <text:p>0.3818082</text:p>
          </table:table-cell>
          <table:table-cell office:value-type="float" office:value="0.4452903" calcext:value-type="float">
            <text:p>0.4452903</text:p>
          </table:table-cell>
          <table:table-cell office:value-type="float" office:value="0" calcext:value-type="float">
            <text:p>0</text:p>
          </table:table-cell>
          <table:table-cell office:value-type="float" office:value="9.463875E-016" calcext:value-type="float">
            <text:p>9.463875E-16</text:p>
          </table:table-cell>
          <table:table-cell office:value-type="float" office:value="9.173432E-016" calcext:value-type="float">
            <text:p>9.17343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90566" calcext:value-type="float">
            <text:p>-0.01390566</text:p>
          </table:table-cell>
          <table:table-cell office:value-type="float" office:value="-0.01402504" calcext:value-type="float">
            <text:p>-0.01402504</text:p>
          </table:table-cell>
          <table:table-cell office:value-type="float" office:value="-0.02093882" calcext:value-type="float">
            <text:p>-0.02093882</text:p>
          </table:table-cell>
          <table:table-cell office:value-type="float" office:value="-0.03710124" calcext:value-type="float">
            <text:p>-0.03710124</text:p>
          </table:table-cell>
          <table:table-cell office:value-type="float" office:value="-0.04155964" calcext:value-type="float">
            <text:p>-0.04155964</text:p>
          </table:table-cell>
          <table:table-cell office:value-type="float" office:value="-0.03788982" calcext:value-type="float">
            <text:p>-0.03788982</text:p>
          </table:table-cell>
          <table:table-cell office:value-type="float" office:value="-0.03019042" calcext:value-type="float">
            <text:p>-0.03019042</text:p>
          </table:table-cell>
          <table:table-cell office:value-type="float" office:value="-0.02842239" calcext:value-type="float">
            <text:p>-0.02842239</text:p>
          </table:table-cell>
          <table:table-cell office:value-type="float" office:value="-0.02919972" calcext:value-type="float">
            <text:p>-0.02919972</text:p>
          </table:table-cell>
          <table:table-cell office:value-type="float" office:value="-0.02912902" calcext:value-type="float">
            <text:p>-0.02912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6574" calcext:value-type="float">
            <text:p>-0.01406574</text:p>
          </table:table-cell>
          <table:table-cell office:value-type="float" office:value="0.0147044" calcext:value-type="float">
            <text:p>0.014704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6255" calcext:value-type="float">
            <text:p>-2.386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31.43252" calcext:value-type="float">
            <text:p>31.43252</text:p>
          </table:table-cell>
          <table:table-cell office:value-type="float" office:value="4.253211" calcext:value-type="float">
            <text:p>4.253211</text:p>
          </table:table-cell>
          <table:table-cell office:value-type="float" office:value="0" calcext:value-type="float">
            <text:p>0</text:p>
          </table:table-cell>
          <table:table-cell office:value-type="float" office:value="1059.616" calcext:value-type="float">
            <text:p>1059.616</text:p>
          </table:table-cell>
          <table:table-cell office:value-type="float" office:value="-52.37384" calcext:value-type="float">
            <text:p>-52.37384</text:p>
          </table:table-cell>
          <table:table-cell office:value-type="float" office:value="79.49612" calcext:value-type="float">
            <text:p>79.49612</text:p>
          </table:table-cell>
          <table:table-cell office:value-type="float" office:value="0.3302252" calcext:value-type="float">
            <text:p>0.3302252</text:p>
          </table:table-cell>
          <table:table-cell office:value-type="float" office:value="0.3325553" calcext:value-type="float">
            <text:p>0.3325553</text:p>
          </table:table-cell>
          <table:table-cell office:value-type="float" office:value="0.3271254" calcext:value-type="float">
            <text:p>0.3271254</text:p>
          </table:table-cell>
          <table:table-cell office:value-type="float" office:value="0.3141832" calcext:value-type="float">
            <text:p>0.3141832</text:p>
          </table:table-cell>
          <table:table-cell office:value-type="float" office:value="0.3072594" calcext:value-type="float">
            <text:p>0.3072594</text:p>
          </table:table-cell>
          <table:table-cell office:value-type="float" office:value="0.2644588" calcext:value-type="float">
            <text:p>0.2644588</text:p>
          </table:table-cell>
          <table:table-cell office:value-type="float" office:value="0.2686943" calcext:value-type="float">
            <text:p>0.2686943</text:p>
          </table:table-cell>
          <table:table-cell office:value-type="float" office:value="0.3590587" calcext:value-type="float">
            <text:p>0.3590587</text:p>
          </table:table-cell>
          <table:table-cell office:value-type="float" office:value="0.348628" calcext:value-type="float">
            <text:p>0.348628</text:p>
          </table:table-cell>
          <table:table-cell office:value-type="float" office:value="0.3547581" calcext:value-type="float">
            <text:p>0.3547581</text:p>
          </table:table-cell>
          <table:table-cell office:value-type="float" office:value="0.3661589" calcext:value-type="float">
            <text:p>0.3661589</text:p>
          </table:table-cell>
          <table:table-cell office:value-type="float" office:value="0.3823449" calcext:value-type="float">
            <text:p>0.3823449</text:p>
          </table:table-cell>
          <table:table-cell office:value-type="float" office:value="0.4458394" calcext:value-type="float">
            <text:p>0.4458394</text:p>
          </table:table-cell>
          <table:table-cell office:value-type="float" office:value="0" calcext:value-type="float">
            <text:p>0</text:p>
          </table:table-cell>
          <table:table-cell office:value-type="float" office:value="0.00161767" calcext:value-type="float">
            <text:p>0.00161767</text:p>
          </table:table-cell>
          <table:table-cell office:value-type="float" office:value="9.173116E-016" calcext:value-type="float">
            <text:p>9.17311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7342" calcext:value-type="float">
            <text:p>-0.0197342</text:p>
          </table:table-cell>
          <table:table-cell office:value-type="float" office:value="-0.01887008" calcext:value-type="float">
            <text:p>-0.01887008</text:p>
          </table:table-cell>
          <table:table-cell office:value-type="float" office:value="-0.02096575" calcext:value-type="float">
            <text:p>-0.02096575</text:p>
          </table:table-cell>
          <table:table-cell office:value-type="float" office:value="-0.02695418" calcext:value-type="float">
            <text:p>-0.02695418</text:p>
          </table:table-cell>
          <table:table-cell office:value-type="float" office:value="-0.03094213" calcext:value-type="float">
            <text:p>-0.03094213</text:p>
          </table:table-cell>
          <table:table-cell office:value-type="float" office:value="-0.03584058" calcext:value-type="float">
            <text:p>-0.03584058</text:p>
          </table:table-cell>
          <table:table-cell office:value-type="float" office:value="-0.0315855" calcext:value-type="float">
            <text:p>-0.0315855</text:p>
          </table:table-cell>
          <table:table-cell office:value-type="float" office:value="-0.02913256" calcext:value-type="float">
            <text:p>-0.02913256</text:p>
          </table:table-cell>
          <table:table-cell office:value-type="float" office:value="-0.02909765" calcext:value-type="float">
            <text:p>-0.02909765</text:p>
          </table:table-cell>
          <table:table-cell office:value-type="float" office:value="-0.02887674" calcext:value-type="float">
            <text:p>-0.02887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09516" calcext:value-type="float">
            <text:p>-0.02009516</text:p>
          </table:table-cell>
          <table:table-cell office:value-type="float" office:value="0.01462417" calcext:value-type="float">
            <text:p>0.0146241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0264" calcext:value-type="float">
            <text:p>-2.3802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20053" calcext:value-type="float">
            <text:p>4.120053</text:p>
          </table:table-cell>
          <table:table-cell office:value-type="float" office:value="0" calcext:value-type="float">
            <text:p>0</text:p>
          </table:table-cell>
          <table:table-cell office:value-type="float" office:value="1067.347" calcext:value-type="float">
            <text:p>1067.347</text:p>
          </table:table-cell>
          <table:table-cell office:value-type="float" office:value="-53.30386" calcext:value-type="float">
            <text:p>-53.30386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0.3243456" calcext:value-type="float">
            <text:p>0.3243456</text:p>
          </table:table-cell>
          <table:table-cell office:value-type="float" office:value="0.3245767" calcext:value-type="float">
            <text:p>0.3245767</text:p>
          </table:table-cell>
          <table:table-cell office:value-type="float" office:value="0.3225844" calcext:value-type="float">
            <text:p>0.3225844</text:p>
          </table:table-cell>
          <table:table-cell office:value-type="float" office:value="0.3176442" calcext:value-type="float">
            <text:p>0.3176442</text:p>
          </table:table-cell>
          <table:table-cell office:value-type="float" office:value="0.3141339" calcext:value-type="float">
            <text:p>0.3141339</text:p>
          </table:table-cell>
          <table:table-cell office:value-type="float" office:value="0.2670318" calcext:value-type="float">
            <text:p>0.2670318</text:p>
          </table:table-cell>
          <table:table-cell office:value-type="float" office:value="0.2684624" calcext:value-type="float">
            <text:p>0.2684624</text:p>
          </table:table-cell>
          <table:table-cell office:value-type="float" office:value="0.3587198" calcext:value-type="float">
            <text:p>0.3587198</text:p>
          </table:table-cell>
          <table:table-cell office:value-type="float" office:value="0.3486587" calcext:value-type="float">
            <text:p>0.3486587</text:p>
          </table:table-cell>
          <table:table-cell office:value-type="float" office:value="0.3549399" calcext:value-type="float">
            <text:p>0.3549399</text:p>
          </table:table-cell>
          <table:table-cell office:value-type="float" office:value="0.3666058" calcext:value-type="float">
            <text:p>0.3666058</text:p>
          </table:table-cell>
          <table:table-cell office:value-type="float" office:value="0.3828559" calcext:value-type="float">
            <text:p>0.3828559</text:p>
          </table:table-cell>
          <table:table-cell office:value-type="float" office:value="0.4482791" calcext:value-type="float">
            <text:p>0.4482791</text:p>
          </table:table-cell>
          <table:table-cell office:value-type="float" office:value="0" calcext:value-type="float">
            <text:p>0</text:p>
          </table:table-cell>
          <table:table-cell office:value-type="float" office:value="9.950715E-016" calcext:value-type="float">
            <text:p>9.950715E-16</text:p>
          </table:table-cell>
          <table:table-cell office:value-type="float" office:value="9.172799E-016" calcext:value-type="float">
            <text:p>9.17279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208061" calcext:value-type="float">
            <text:p>-0.02208061</text:p>
          </table:table-cell>
          <table:table-cell office:value-type="float" office:value="-0.02200237" calcext:value-type="float">
            <text:p>-0.02200237</text:p>
          </table:table-cell>
          <table:table-cell office:value-type="float" office:value="-0.0228645" calcext:value-type="float">
            <text:p>-0.0228645</text:p>
          </table:table-cell>
          <table:table-cell office:value-type="float" office:value="-0.02515896" calcext:value-type="float">
            <text:p>-0.02515896</text:p>
          </table:table-cell>
          <table:table-cell office:value-type="float" office:value="-0.02694895" calcext:value-type="float">
            <text:p>-0.02694895</text:p>
          </table:table-cell>
          <table:table-cell office:value-type="float" office:value="-0.03327821" calcext:value-type="float">
            <text:p>-0.03327821</text:p>
          </table:table-cell>
          <table:table-cell office:value-type="float" office:value="-0.03182263" calcext:value-type="float">
            <text:p>-0.03182263</text:p>
          </table:table-cell>
          <table:table-cell office:value-type="float" office:value="-0.02973606" calcext:value-type="float">
            <text:p>-0.02973606</text:p>
          </table:table-cell>
          <table:table-cell office:value-type="float" office:value="-0.02905464" calcext:value-type="float">
            <text:p>-0.02905464</text:p>
          </table:table-cell>
          <table:table-cell office:value-type="float" office:value="-0.02862442" calcext:value-type="float">
            <text:p>-0.0286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20535" calcext:value-type="float">
            <text:p>-0.02220535</text:p>
          </table:table-cell>
          <table:table-cell office:value-type="float" office:value="0.01454316" calcext:value-type="float">
            <text:p>0.0145431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1236" calcext:value-type="float">
            <text:p>-2.391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084476" calcext:value-type="float">
            <text:p>4.084476</text:p>
          </table:table-cell>
          <table:table-cell office:value-type="float" office:value="0" calcext:value-type="float">
            <text:p>0</text:p>
          </table:table-cell>
          <table:table-cell office:value-type="float" office:value="1067.849" calcext:value-type="float">
            <text:p>1067.849</text:p>
          </table:table-cell>
          <table:table-cell office:value-type="float" office:value="-53.77076" calcext:value-type="float">
            <text:p>-53.77076</text:p>
          </table:table-cell>
          <table:table-cell office:value-type="float" office:value="117.9773" calcext:value-type="float">
            <text:p>117.9773</text:p>
          </table:table-cell>
          <table:table-cell office:value-type="float" office:value="0.3032178" calcext:value-type="float">
            <text:p>0.3032178</text:p>
          </table:table-cell>
          <table:table-cell office:value-type="float" office:value="0.3127834" calcext:value-type="float">
            <text:p>0.3127834</text:p>
          </table:table-cell>
          <table:table-cell office:value-type="float" office:value="0.3178069" calcext:value-type="float">
            <text:p>0.3178069</text:p>
          </table:table-cell>
          <table:table-cell office:value-type="float" office:value="0.3171611" calcext:value-type="float">
            <text:p>0.3171611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2695174" calcext:value-type="float">
            <text:p>0.2695174</text:p>
          </table:table-cell>
          <table:table-cell office:value-type="float" office:value="0.2703904" calcext:value-type="float">
            <text:p>0.2703904</text:p>
          </table:table-cell>
          <table:table-cell office:value-type="float" office:value="0.3585552" calcext:value-type="float">
            <text:p>0.3585552</text:p>
          </table:table-cell>
          <table:table-cell office:value-type="float" office:value="0.3486648" calcext:value-type="float">
            <text:p>0.3486648</text:p>
          </table:table-cell>
          <table:table-cell office:value-type="float" office:value="0.3551188" calcext:value-type="float">
            <text:p>0.3551188</text:p>
          </table:table-cell>
          <table:table-cell office:value-type="float" office:value="0.3670348" calcext:value-type="float">
            <text:p>0.3670348</text:p>
          </table:table-cell>
          <table:table-cell office:value-type="float" office:value="0.3833681" calcext:value-type="float">
            <text:p>0.3833681</text:p>
          </table:table-cell>
          <table:table-cell office:value-type="float" office:value="0.4462525" calcext:value-type="float">
            <text:p>0.4462525</text:p>
          </table:table-cell>
          <table:table-cell office:value-type="float" office:value="0" calcext:value-type="float">
            <text:p>0</text:p>
          </table:table-cell>
          <table:table-cell office:value-type="float" office:value="9.951907E-016" calcext:value-type="float">
            <text:p>9.951907E-16</text:p>
          </table:table-cell>
          <table:table-cell office:value-type="float" office:value="9.172483E-016" calcext:value-type="float">
            <text:p>9.17248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327387" calcext:value-type="float">
            <text:p>-0.03327387</text:p>
          </table:table-cell>
          <table:table-cell office:value-type="float" office:value="-0.02754026" calcext:value-type="float">
            <text:p>-0.02754026</text:p>
          </table:table-cell>
          <table:table-cell office:value-type="float" office:value="-0.02503665" calcext:value-type="float">
            <text:p>-0.02503665</text:p>
          </table:table-cell>
          <table:table-cell office:value-type="float" office:value="-0.02537687" calcext:value-type="float">
            <text:p>-0.02537687</text:p>
          </table:table-cell>
          <table:table-cell office:value-type="float" office:value="-0.02649507" calcext:value-type="float">
            <text:p>-0.02649507</text:p>
          </table:table-cell>
          <table:table-cell office:value-type="float" office:value="-0.03104824" calcext:value-type="float">
            <text:p>-0.03104824</text:p>
          </table:table-cell>
          <table:table-cell office:value-type="float" office:value="-0.03007151" calcext:value-type="float">
            <text:p>-0.03007151</text:p>
          </table:table-cell>
          <table:table-cell office:value-type="float" office:value="-0.03003992" calcext:value-type="float">
            <text:p>-0.03003992</text:p>
          </table:table-cell>
          <table:table-cell office:value-type="float" office:value="-0.029046" calcext:value-type="float">
            <text:p>-0.029046</text:p>
          </table:table-cell>
          <table:table-cell office:value-type="float" office:value="-0.02837876" calcext:value-type="float">
            <text:p>-0.0283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00857" calcext:value-type="float">
            <text:p>-0.03700857</text:p>
          </table:table-cell>
          <table:table-cell office:value-type="float" office:value="0.0144911" calcext:value-type="float">
            <text:p>0.0144911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61759" calcext:value-type="float">
            <text:p>-2.3617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00999" calcext:value-type="float">
            <text:p>4.100999</text:p>
          </table:table-cell>
          <table:table-cell office:value-type="float" office:value="0" calcext:value-type="float">
            <text:p>0</text:p>
          </table:table-cell>
          <table:table-cell office:value-type="float" office:value="1067.977" calcext:value-type="float">
            <text:p>1067.977</text:p>
          </table:table-cell>
          <table:table-cell office:value-type="float" office:value="-53.9142" calcext:value-type="float">
            <text:p>-53.9142</text:p>
          </table:table-cell>
          <table:table-cell office:value-type="float" office:value="116.3869" calcext:value-type="float">
            <text:p>116.3869</text:p>
          </table:table-cell>
          <table:table-cell office:value-type="float" office:value="0.2641742" calcext:value-type="float">
            <text:p>0.2641742</text:p>
          </table:table-cell>
          <table:table-cell office:value-type="float" office:value="0.2902007" calcext:value-type="float">
            <text:p>0.2902007</text:p>
          </table:table-cell>
          <table:table-cell office:value-type="float" office:value="0.3076631" calcext:value-type="float">
            <text:p>0.3076631</text:p>
          </table:table-cell>
          <table:table-cell office:value-type="float" office:value="0.3130652" calcext:value-type="float">
            <text:p>0.3130652</text:p>
          </table:table-cell>
          <table:table-cell office:value-type="float" office:value="0.3135167" calcext:value-type="float">
            <text:p>0.3135167</text:p>
          </table:table-cell>
          <table:table-cell office:value-type="float" office:value="0.2725892" calcext:value-type="float">
            <text:p>0.2725892</text:p>
          </table:table-cell>
          <table:table-cell office:value-type="float" office:value="0.2805136" calcext:value-type="float">
            <text:p>0.2805136</text:p>
          </table:table-cell>
          <table:table-cell office:value-type="float" office:value="0.3594494" calcext:value-type="float">
            <text:p>0.3594494</text:p>
          </table:table-cell>
          <table:table-cell office:value-type="float" office:value="0.3487028" calcext:value-type="float">
            <text:p>0.3487028</text:p>
          </table:table-cell>
          <table:table-cell office:value-type="float" office:value="0.3553117" calcext:value-type="float">
            <text:p>0.3553117</text:p>
          </table:table-cell>
          <table:table-cell office:value-type="float" office:value="0.3675012" calcext:value-type="float">
            <text:p>0.3675012</text:p>
          </table:table-cell>
          <table:table-cell office:value-type="float" office:value="0.384097" calcext:value-type="float">
            <text:p>0.384097</text:p>
          </table:table-cell>
          <table:table-cell office:value-type="float" office:value="0.4491884" calcext:value-type="float">
            <text:p>0.4491884</text:p>
          </table:table-cell>
          <table:table-cell office:value-type="float" office:value="0" calcext:value-type="float">
            <text:p>0</text:p>
          </table:table-cell>
          <table:table-cell office:value-type="float" office:value="0.001328046" calcext:value-type="float">
            <text:p>0.001328046</text:p>
          </table:table-cell>
          <table:table-cell office:value-type="float" office:value="9.172168E-016" calcext:value-type="float">
            <text:p>9.17216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68326" calcext:value-type="float">
            <text:p>-0.0968326</text:p>
          </table:table-cell>
          <table:table-cell office:value-type="float" office:value="-0.0468296" calcext:value-type="float">
            <text:p>-0.0468296</text:p>
          </table:table-cell>
          <table:table-cell office:value-type="float" office:value="-0.03054262" calcext:value-type="float">
            <text:p>-0.03054262</text:p>
          </table:table-cell>
          <table:table-cell office:value-type="float" office:value="-0.02747229" calcext:value-type="float">
            <text:p>-0.02747229</text:p>
          </table:table-cell>
          <table:table-cell office:value-type="float" office:value="-0.02724405" calcext:value-type="float">
            <text:p>-0.02724405</text:p>
          </table:table-cell>
          <table:table-cell office:value-type="float" office:value="-0.02854314" calcext:value-type="float">
            <text:p>-0.02854314</text:p>
          </table:table-cell>
          <table:table-cell office:value-type="float" office:value="-0.02209152" calcext:value-type="float">
            <text:p>-0.02209152</text:p>
          </table:table-cell>
          <table:table-cell office:value-type="float" office:value="-0.02848664" calcext:value-type="float">
            <text:p>-0.02848664</text:p>
          </table:table-cell>
          <table:table-cell office:value-type="float" office:value="-0.02899471" calcext:value-type="float">
            <text:p>-0.02899471</text:p>
          </table:table-cell>
          <table:table-cell office:value-type="float" office:value="-0.02811663" calcext:value-type="float">
            <text:p>-0.0281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3226" calcext:value-type="float">
            <text:p>-0.1453226</text:p>
          </table:table-cell>
          <table:table-cell office:value-type="float" office:value="0.01445848" calcext:value-type="float">
            <text:p>0.0144584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9151" calcext:value-type="float">
            <text:p>-2.3791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38392" calcext:value-type="float">
            <text:p>4.138392</text:p>
          </table:table-cell>
          <table:table-cell office:value-type="float" office:value="0" calcext:value-type="float">
            <text:p>0</text:p>
          </table:table-cell>
          <table:table-cell office:value-type="float" office:value="1068.058" calcext:value-type="float">
            <text:p>1068.058</text:p>
          </table:table-cell>
          <table:table-cell office:value-type="float" office:value="-54.03208" calcext:value-type="float">
            <text:p>-54.03208</text:p>
          </table:table-cell>
          <table:table-cell office:value-type="float" office:value="114.2728" calcext:value-type="float">
            <text:p>114.2728</text:p>
          </table:table-cell>
          <table:table-cell office:value-type="float" office:value="0.2323391" calcext:value-type="float">
            <text:p>0.2323391</text:p>
          </table:table-cell>
          <table:table-cell office:value-type="float" office:value="0.2778181" calcext:value-type="float">
            <text:p>0.2778181</text:p>
          </table:table-cell>
          <table:table-cell office:value-type="float" office:value="0.2994702" calcext:value-type="float">
            <text:p>0.2994702</text:p>
          </table:table-cell>
          <table:table-cell office:value-type="float" office:value="0.3081501" calcext:value-type="float">
            <text:p>0.3081501</text:p>
          </table:table-cell>
          <table:table-cell office:value-type="float" office:value="0.3111637" calcext:value-type="float">
            <text:p>0.3111637</text:p>
          </table:table-cell>
          <table:table-cell office:value-type="float" office:value="0.2752058" calcext:value-type="float">
            <text:p>0.2752058</text:p>
          </table:table-cell>
          <table:table-cell office:value-type="float" office:value="0.2818669" calcext:value-type="float">
            <text:p>0.2818669</text:p>
          </table:table-cell>
          <table:table-cell office:value-type="float" office:value="0.3609025" calcext:value-type="float">
            <text:p>0.3609025</text:p>
          </table:table-cell>
          <table:table-cell office:value-type="float" office:value="0.3488953" calcext:value-type="float">
            <text:p>0.3488953</text:p>
          </table:table-cell>
          <table:table-cell office:value-type="float" office:value="0.3555231" calcext:value-type="float">
            <text:p>0.3555231</text:p>
          </table:table-cell>
          <table:table-cell office:value-type="float" office:value="0.3679456" calcext:value-type="float">
            <text:p>0.3679456</text:p>
          </table:table-cell>
          <table:table-cell office:value-type="float" office:value="0.3846805" calcext:value-type="float">
            <text:p>0.3846805</text:p>
          </table:table-cell>
          <table:table-cell office:value-type="float" office:value="0.4517633" calcext:value-type="float">
            <text:p>0.4517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7207861" calcext:value-type="float">
            <text:p>7.207861E-14</text:p>
          </table:table-cell>
          <table:table-cell office:value-type="float" office:value="9.171872E-016" calcext:value-type="float">
            <text:p>9.17187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579384" calcext:value-type="float">
            <text:p>-0.2579384</text:p>
          </table:table-cell>
          <table:table-cell office:value-type="float" office:value="-0.0657924" calcext:value-type="float">
            <text:p>-0.0657924</text:p>
          </table:table-cell>
          <table:table-cell office:value-type="float" office:value="-0.03690996" calcext:value-type="float">
            <text:p>-0.03690996</text:p>
          </table:table-cell>
          <table:table-cell office:value-type="float" office:value="-0.03029085" calcext:value-type="float">
            <text:p>-0.03029085</text:p>
          </table:table-cell>
          <table:table-cell office:value-type="float" office:value="-0.02853929" calcext:value-type="float">
            <text:p>-0.02853929</text:p>
          </table:table-cell>
          <table:table-cell office:value-type="float" office:value="-0.02656254" calcext:value-type="float">
            <text:p>-0.02656254</text:p>
          </table:table-cell>
          <table:table-cell office:value-type="float" office:value="-0.0211521" calcext:value-type="float">
            <text:p>-0.0211521</text:p>
          </table:table-cell>
          <table:table-cell office:value-type="float" office:value="-0.02610097" calcext:value-type="float">
            <text:p>-0.02610097</text:p>
          </table:table-cell>
          <table:table-cell office:value-type="float" office:value="-0.02873217" calcext:value-type="float">
            <text:p>-0.02873217</text:p>
          </table:table-cell>
          <table:table-cell office:value-type="float" office:value="-0.02783198" calcext:value-type="float">
            <text:p>-0.02783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8723" calcext:value-type="float">
            <text:p>-0.588723</text:p>
          </table:table-cell>
          <table:table-cell office:value-type="float" office:value="0.01441319" calcext:value-type="float">
            <text:p>0.0144131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2779" calcext:value-type="float">
            <text:p>-2.3927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38.608" calcext:value-type="float">
            <text:p>38.608</text:p>
          </table:table-cell>
          <table:table-cell office:value-type="float" office:value="4.084635" calcext:value-type="float">
            <text:p>4.084635</text:p>
          </table:table-cell>
          <table:table-cell office:value-type="float" office:value="0" calcext:value-type="float">
            <text:p>0</text:p>
          </table:table-cell>
          <table:table-cell office:value-type="float" office:value="1068.804" calcext:value-type="float">
            <text:p>1068.804</text:p>
          </table:table-cell>
          <table:table-cell office:value-type="float" office:value="-54.21686" calcext:value-type="float">
            <text:p>-54.21686</text:p>
          </table:table-cell>
          <table:table-cell office:value-type="float" office:value="113.0829" calcext:value-type="float">
            <text:p>113.0829</text:p>
          </table:table-cell>
          <table:table-cell office:value-type="float" office:value="0.2248771" calcext:value-type="float">
            <text:p>0.2248771</text:p>
          </table:table-cell>
          <table:table-cell office:value-type="float" office:value="0.2722439" calcext:value-type="float">
            <text:p>0.2722439</text:p>
          </table:table-cell>
          <table:table-cell office:value-type="float" office:value="0.2947639" calcext:value-type="float">
            <text:p>0.2947639</text:p>
          </table:table-cell>
          <table:table-cell office:value-type="float" office:value="0.3041733" calcext:value-type="float">
            <text:p>0.3041733</text:p>
          </table:table-cell>
          <table:table-cell office:value-type="float" office:value="0.3090695" calcext:value-type="float">
            <text:p>0.3090695</text:p>
          </table:table-cell>
          <table:table-cell office:value-type="float" office:value="0.2756656" calcext:value-type="float">
            <text:p>0.2756656</text:p>
          </table:table-cell>
          <table:table-cell office:value-type="float" office:value="0.2787057" calcext:value-type="float">
            <text:p>0.2787057</text:p>
          </table:table-cell>
          <table:table-cell office:value-type="float" office:value="0.3615979" calcext:value-type="float">
            <text:p>0.3615979</text:p>
          </table:table-cell>
          <table:table-cell office:value-type="float" office:value="0.3491881" calcext:value-type="float">
            <text:p>0.3491881</text:p>
          </table:table-cell>
          <table:table-cell office:value-type="float" office:value="0.3557406" calcext:value-type="float">
            <text:p>0.3557406</text:p>
          </table:table-cell>
          <table:table-cell office:value-type="float" office:value="0.3683754" calcext:value-type="float">
            <text:p>0.3683754</text:p>
          </table:table-cell>
          <table:table-cell office:value-type="float" office:value="0.3851984" calcext:value-type="float">
            <text:p>0.3851984</text:p>
          </table:table-cell>
          <table:table-cell office:value-type="float" office:value="0.4519157" calcext:value-type="float">
            <text:p>0.4519157</text:p>
          </table:table-cell>
          <table:table-cell office:value-type="float" office:value="0" calcext:value-type="float">
            <text:p>0</text:p>
          </table:table-cell>
          <table:table-cell office:value-type="float" office:value="9.298792E-016" calcext:value-type="float">
            <text:p>9.298792E-16</text:p>
          </table:table-cell>
          <table:table-cell office:value-type="float" office:value="9.171604E-016" calcext:value-type="float">
            <text:p>9.17160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395131" calcext:value-type="float">
            <text:p>-0.3395131</text:p>
          </table:table-cell>
          <table:table-cell office:value-type="float" office:value="-0.07691459" calcext:value-type="float">
            <text:p>-0.07691459</text:p>
          </table:table-cell>
          <table:table-cell office:value-type="float" office:value="-0.04172494" calcext:value-type="float">
            <text:p>-0.04172494</text:p>
          </table:table-cell>
          <table:table-cell office:value-type="float" office:value="-0.0328119" calcext:value-type="float">
            <text:p>-0.0328119</text:p>
          </table:table-cell>
          <table:table-cell office:value-type="float" office:value="-0.02975063" calcext:value-type="float">
            <text:p>-0.02975063</text:p>
          </table:table-cell>
          <table:table-cell office:value-type="float" office:value="-0.02621938" calcext:value-type="float">
            <text:p>-0.02621938</text:p>
          </table:table-cell>
          <table:table-cell office:value-type="float" office:value="-0.02322426" calcext:value-type="float">
            <text:p>-0.02322426</text:p>
          </table:table-cell>
          <table:table-cell office:value-type="float" office:value="-0.025023" calcext:value-type="float">
            <text:p>-0.025023</text:p>
          </table:table-cell>
          <table:table-cell office:value-type="float" office:value="-0.02833451" calcext:value-type="float">
            <text:p>-0.02833451</text:p>
          </table:table-cell>
          <table:table-cell office:value-type="float" office:value="-0.02754241" calcext:value-type="float">
            <text:p>-0.02754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71266" calcext:value-type="float">
            <text:p>-0.5371266</text:p>
          </table:table-cell>
          <table:table-cell office:value-type="float" office:value="0.01435294" calcext:value-type="float">
            <text:p>0.0143529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4222" calcext:value-type="float">
            <text:p>-2.3842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82821" calcext:value-type="float">
            <text:p>3.982821</text:p>
          </table:table-cell>
          <table:table-cell office:value-type="float" office:value="0" calcext:value-type="float">
            <text:p>0</text:p>
          </table:table-cell>
          <table:table-cell office:value-type="float" office:value="1070.689" calcext:value-type="float">
            <text:p>1070.689</text:p>
          </table:table-cell>
          <table:table-cell office:value-type="float" office:value="-54.47562" calcext:value-type="float">
            <text:p>-54.47562</text:p>
          </table:table-cell>
          <table:table-cell office:value-type="float" office:value="114.9888" calcext:value-type="float">
            <text:p>114.9888</text:p>
          </table:table-cell>
          <table:table-cell office:value-type="float" office:value="0.2465558" calcext:value-type="float">
            <text:p>0.2465558</text:p>
          </table:table-cell>
          <table:table-cell office:value-type="float" office:value="0.2675625" calcext:value-type="float">
            <text:p>0.2675625</text:p>
          </table:table-cell>
          <table:table-cell office:value-type="float" office:value="0.2915055" calcext:value-type="float">
            <text:p>0.2915055</text:p>
          </table:table-cell>
          <table:table-cell office:value-type="float" office:value="0.3016692" calcext:value-type="float">
            <text:p>0.3016692</text:p>
          </table:table-cell>
          <table:table-cell office:value-type="float" office:value="0.3065971" calcext:value-type="float">
            <text:p>0.3065971</text:p>
          </table:table-cell>
          <table:table-cell office:value-type="float" office:value="0.2747577" calcext:value-type="float">
            <text:p>0.2747577</text:p>
          </table:table-cell>
          <table:table-cell office:value-type="float" office:value="0.2776858" calcext:value-type="float">
            <text:p>0.2776858</text:p>
          </table:table-cell>
          <table:table-cell office:value-type="float" office:value="0.361662" calcext:value-type="float">
            <text:p>0.361662</text:p>
          </table:table-cell>
          <table:table-cell office:value-type="float" office:value="0.3494801" calcext:value-type="float">
            <text:p>0.3494801</text:p>
          </table:table-cell>
          <table:table-cell office:value-type="float" office:value="0.3559654" calcext:value-type="float">
            <text:p>0.3559654</text:p>
          </table:table-cell>
          <table:table-cell office:value-type="float" office:value="0.3687915" calcext:value-type="float">
            <text:p>0.3687915</text:p>
          </table:table-cell>
          <table:table-cell office:value-type="float" office:value="0.3856575" calcext:value-type="float">
            <text:p>0.3856575</text:p>
          </table:table-cell>
          <table:table-cell office:value-type="float" office:value="0.4542046" calcext:value-type="float">
            <text:p>0.4542046</text:p>
          </table:table-cell>
          <table:table-cell office:value-type="float" office:value="0" calcext:value-type="float">
            <text:p>0</text:p>
          </table:table-cell>
          <table:table-cell office:value-type="float" office:value="9.299871E-016" calcext:value-type="float">
            <text:p>9.299871E-16</text:p>
          </table:table-cell>
          <table:table-cell office:value-type="float" office:value="9.17132E-016" calcext:value-type="float">
            <text:p>9.1713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596" calcext:value-type="float">
            <text:p>-0.16596</text:p>
          </table:table-cell>
          <table:table-cell office:value-type="float" office:value="-0.08794184" calcext:value-type="float">
            <text:p>-0.08794184</text:p>
          </table:table-cell>
          <table:table-cell office:value-type="float" office:value="-0.04547488" calcext:value-type="float">
            <text:p>-0.04547488</text:p>
          </table:table-cell>
          <table:table-cell office:value-type="float" office:value="-0.03493105" calcext:value-type="float">
            <text:p>-0.03493105</text:p>
          </table:table-cell>
          <table:table-cell office:value-type="float" office:value="-0.0312566" calcext:value-type="float">
            <text:p>-0.0312566</text:p>
          </table:table-cell>
          <table:table-cell office:value-type="float" office:value="-0.02686884" calcext:value-type="float">
            <text:p>-0.02686884</text:p>
          </table:table-cell>
          <table:table-cell office:value-type="float" office:value="-0.02395417" calcext:value-type="float">
            <text:p>-0.02395417</text:p>
          </table:table-cell>
          <table:table-cell office:value-type="float" office:value="-0.02492435" calcext:value-type="float">
            <text:p>-0.02492435</text:p>
          </table:table-cell>
          <table:table-cell office:value-type="float" office:value="-0.02794291" calcext:value-type="float">
            <text:p>-0.02794291</text:p>
          </table:table-cell>
          <table:table-cell office:value-type="float" office:value="-0.02724623" calcext:value-type="float">
            <text:p>-0.0272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71403" calcext:value-type="float">
            <text:p>-0.2071403</text:p>
          </table:table-cell>
          <table:table-cell office:value-type="float" office:value="0.01429813" calcext:value-type="float">
            <text:p>0.0142981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4591" calcext:value-type="float">
            <text:p>-2.394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93162" calcext:value-type="float">
            <text:p>3.993162</text:p>
          </table:table-cell>
          <table:table-cell office:value-type="float" office:value="0" calcext:value-type="float">
            <text:p>0</text:p>
          </table:table-cell>
          <table:table-cell office:value-type="float" office:value="1071.042" calcext:value-type="float">
            <text:p>1071.042</text:p>
          </table:table-cell>
          <table:table-cell office:value-type="float" office:value="-54.83858" calcext:value-type="float">
            <text:p>-54.83858</text:p>
          </table:table-cell>
          <table:table-cell office:value-type="float" office:value="113.3217" calcext:value-type="float">
            <text:p>113.3217</text:p>
          </table:table-cell>
          <table:table-cell office:value-type="float" office:value="0.2429532" calcext:value-type="float">
            <text:p>0.2429532</text:p>
          </table:table-cell>
          <table:table-cell office:value-type="float" office:value="0.2669423" calcext:value-type="float">
            <text:p>0.2669423</text:p>
          </table:table-cell>
          <table:table-cell office:value-type="float" office:value="0.2890745" calcext:value-type="float">
            <text:p>0.2890745</text:p>
          </table:table-cell>
          <table:table-cell office:value-type="float" office:value="0.2991942" calcext:value-type="float">
            <text:p>0.2991942</text:p>
          </table:table-cell>
          <table:table-cell office:value-type="float" office:value="0.3047012" calcext:value-type="float">
            <text:p>0.3047012</text:p>
          </table:table-cell>
          <table:table-cell office:value-type="float" office:value="0.2734941" calcext:value-type="float">
            <text:p>0.2734941</text:p>
          </table:table-cell>
          <table:table-cell office:value-type="float" office:value="0.275804" calcext:value-type="float">
            <text:p>0.275804</text:p>
          </table:table-cell>
          <table:table-cell office:value-type="float" office:value="0.3615018" calcext:value-type="float">
            <text:p>0.3615018</text:p>
          </table:table-cell>
          <table:table-cell office:value-type="float" office:value="0.3497398" calcext:value-type="float">
            <text:p>0.3497398</text:p>
          </table:table-cell>
          <table:table-cell office:value-type="float" office:value="0.3562084" calcext:value-type="float">
            <text:p>0.3562084</text:p>
          </table:table-cell>
          <table:table-cell office:value-type="float" office:value="0.3692789" calcext:value-type="float">
            <text:p>0.3692789</text:p>
          </table:table-cell>
          <table:table-cell office:value-type="float" office:value="0.3861768" calcext:value-type="float">
            <text:p>0.3861768</text:p>
          </table:table-cell>
          <table:table-cell office:value-type="float" office:value="0.4508045" calcext:value-type="float">
            <text:p>0.4508045</text:p>
          </table:table-cell>
          <table:table-cell office:value-type="float" office:value="0" calcext:value-type="float">
            <text:p>0</text:p>
          </table:table-cell>
          <table:table-cell office:value-type="float" office:value="0.0000224704" calcext:value-type="float">
            <text:p>2.24704E-05</text:p>
          </table:table-cell>
          <table:table-cell office:value-type="float" office:value="9.171069E-016" calcext:value-type="float">
            <text:p>9.17106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82641" calcext:value-type="float">
            <text:p>-0.182641</text:p>
          </table:table-cell>
          <table:table-cell office:value-type="float" office:value="-0.08952129" calcext:value-type="float">
            <text:p>-0.08952129</text:p>
          </table:table-cell>
          <table:table-cell office:value-type="float" office:value="-0.04850191" calcext:value-type="float">
            <text:p>-0.04850191</text:p>
          </table:table-cell>
          <table:table-cell office:value-type="float" office:value="-0.0372188" calcext:value-type="float">
            <text:p>-0.0372188</text:p>
          </table:table-cell>
          <table:table-cell office:value-type="float" office:value="-0.03247684" calcext:value-type="float">
            <text:p>-0.03247684</text:p>
          </table:table-cell>
          <table:table-cell office:value-type="float" office:value="-0.02780639" calcext:value-type="float">
            <text:p>-0.02780639</text:p>
          </table:table-cell>
          <table:table-cell office:value-type="float" office:value="-0.02540113" calcext:value-type="float">
            <text:p>-0.02540113</text:p>
          </table:table-cell>
          <table:table-cell office:value-type="float" office:value="-0.02516021" calcext:value-type="float">
            <text:p>-0.02516021</text:p>
          </table:table-cell>
          <table:table-cell office:value-type="float" office:value="-0.02759921" calcext:value-type="float">
            <text:p>-0.02759921</text:p>
          </table:table-cell>
          <table:table-cell office:value-type="float" office:value="-0.02693026" calcext:value-type="float">
            <text:p>-0.02693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2024" calcext:value-type="float">
            <text:p>-0.302024</text:p>
          </table:table-cell>
          <table:table-cell office:value-type="float" office:value="0.01426115" calcext:value-type="float">
            <text:p>0.0142611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54307" calcext:value-type="float">
            <text:p>-2.3543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7741" calcext:value-type="float">
            <text:p>3.927741</text:p>
          </table:table-cell>
          <table:table-cell office:value-type="float" office:value="0" calcext:value-type="float">
            <text:p>0</text:p>
          </table:table-cell>
          <table:table-cell office:value-type="float" office:value="1071.215" calcext:value-type="float">
            <text:p>1071.215</text:p>
          </table:table-cell>
          <table:table-cell office:value-type="float" office:value="-54.94625" calcext:value-type="float">
            <text:p>-54.94625</text:p>
          </table:table-cell>
          <table:table-cell office:value-type="float" office:value="112.2725" calcext:value-type="float">
            <text:p>112.2725</text:p>
          </table:table-cell>
          <table:table-cell office:value-type="float" office:value="0.203337" calcext:value-type="float">
            <text:p>0.203337</text:p>
          </table:table-cell>
          <table:table-cell office:value-type="float" office:value="0.2619943" calcext:value-type="float">
            <text:p>0.2619943</text:p>
          </table:table-cell>
          <table:table-cell office:value-type="float" office:value="0.2866563" calcext:value-type="float">
            <text:p>0.2866563</text:p>
          </table:table-cell>
          <table:table-cell office:value-type="float" office:value="0.2976625" calcext:value-type="float">
            <text:p>0.2976625</text:p>
          </table:table-cell>
          <table:table-cell office:value-type="float" office:value="0.3029833" calcext:value-type="float">
            <text:p>0.3029833</text:p>
          </table:table-cell>
          <table:table-cell office:value-type="float" office:value="0.2724604" calcext:value-type="float">
            <text:p>0.2724604</text:p>
          </table:table-cell>
          <table:table-cell office:value-type="float" office:value="0.2763546" calcext:value-type="float">
            <text:p>0.2763546</text:p>
          </table:table-cell>
          <table:table-cell office:value-type="float" office:value="0.3614306" calcext:value-type="float">
            <text:p>0.3614306</text:p>
          </table:table-cell>
          <table:table-cell office:value-type="float" office:value="0.3499616" calcext:value-type="float">
            <text:p>0.3499616</text:p>
          </table:table-cell>
          <table:table-cell office:value-type="float" office:value="0.35646" calcext:value-type="float">
            <text:p>0.35646</text:p>
          </table:table-cell>
          <table:table-cell office:value-type="float" office:value="0.3697713" calcext:value-type="float">
            <text:p>0.3697713</text:p>
          </table:table-cell>
          <table:table-cell office:value-type="float" office:value="0.3865919" calcext:value-type="float">
            <text:p>0.3865919</text:p>
          </table:table-cell>
          <table:table-cell office:value-type="float" office:value="0.453898" calcext:value-type="float">
            <text:p>0.453898</text:p>
          </table:table-cell>
          <table:table-cell office:value-type="float" office:value="0" calcext:value-type="float">
            <text:p>0</text:p>
          </table:table-cell>
          <table:table-cell office:value-type="float" office:value="0.006531204" calcext:value-type="float">
            <text:p>0.006531204</text:p>
          </table:table-cell>
          <table:table-cell office:value-type="float" office:value="9.170831E-016" calcext:value-type="float">
            <text:p>9.17083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7170553" calcext:value-type="float">
            <text:p>-0.7170553</text:p>
          </table:table-cell>
          <table:table-cell office:value-type="float" office:value="-0.1034292" calcext:value-type="float">
            <text:p>-0.1034292</text:p>
          </table:table-cell>
          <table:table-cell office:value-type="float" office:value="-0.05175445" calcext:value-type="float">
            <text:p>-0.05175445</text:p>
          </table:table-cell>
          <table:table-cell office:value-type="float" office:value="-0.03872765" calcext:value-type="float">
            <text:p>-0.03872765</text:p>
          </table:table-cell>
          <table:table-cell office:value-type="float" office:value="-0.03378999" calcext:value-type="float">
            <text:p>-0.03378999</text:p>
          </table:table-cell>
          <table:table-cell office:value-type="float" office:value="-0.02860517" calcext:value-type="float">
            <text:p>-0.02860517</text:p>
          </table:table-cell>
          <table:table-cell office:value-type="float" office:value="-0.02495911" calcext:value-type="float">
            <text:p>-0.02495911</text:p>
          </table:table-cell>
          <table:table-cell office:value-type="float" office:value="-0.02527026" calcext:value-type="float">
            <text:p>-0.02527026</text:p>
          </table:table-cell>
          <table:table-cell office:value-type="float" office:value="-0.02730924" calcext:value-type="float">
            <text:p>-0.02730924</text:p>
          </table:table-cell>
          <table:table-cell office:value-type="float" office:value="-0.02660692" calcext:value-type="float">
            <text:p>-0.0266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10961" calcext:value-type="float">
            <text:p>-1.910961</text:p>
          </table:table-cell>
          <table:table-cell office:value-type="float" office:value="0.01425346" calcext:value-type="float">
            <text:p>0.0142534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19" calcext:value-type="float">
            <text:p>-2.3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36" calcext:value-type="float">
            <text:p>3.9236</text:p>
          </table:table-cell>
          <table:table-cell office:value-type="float" office:value="0" calcext:value-type="float">
            <text:p>0</text:p>
          </table:table-cell>
          <table:table-cell office:value-type="float" office:value="1071.377" calcext:value-type="float">
            <text:p>1071.377</text:p>
          </table:table-cell>
          <table:table-cell office:value-type="float" office:value="-55.10356" calcext:value-type="float">
            <text:p>-55.10356</text:p>
          </table:table-cell>
          <table:table-cell office:value-type="float" office:value="110.9533" calcext:value-type="float">
            <text:p>110.9533</text:p>
          </table:table-cell>
          <table:table-cell office:value-type="float" office:value="0.1911679" calcext:value-type="float">
            <text:p>0.1911679</text:p>
          </table:table-cell>
          <table:table-cell office:value-type="float" office:value="0.2516513" calcext:value-type="float">
            <text:p>0.2516513</text:p>
          </table:table-cell>
          <table:table-cell office:value-type="float" office:value="0.2848645" calcext:value-type="float">
            <text:p>0.2848645</text:p>
          </table:table-cell>
          <table:table-cell office:value-type="float" office:value="0.2960263" calcext:value-type="float">
            <text:p>0.2960263</text:p>
          </table:table-cell>
          <table:table-cell office:value-type="float" office:value="0.3011004" calcext:value-type="float">
            <text:p>0.3011004</text:p>
          </table:table-cell>
          <table:table-cell office:value-type="float" office:value="0.2713221" calcext:value-type="float">
            <text:p>0.2713221</text:p>
          </table:table-cell>
          <table:table-cell office:value-type="float" office:value="0.2745236" calcext:value-type="float">
            <text:p>0.2745236</text:p>
          </table:table-cell>
          <table:table-cell office:value-type="float" office:value="0.3612462" calcext:value-type="float">
            <text:p>0.3612462</text:p>
          </table:table-cell>
          <table:table-cell office:value-type="float" office:value="0.3501561" calcext:value-type="float">
            <text:p>0.3501561</text:p>
          </table:table-cell>
          <table:table-cell office:value-type="float" office:value="0.3567139" calcext:value-type="float">
            <text:p>0.3567139</text:p>
          </table:table-cell>
          <table:table-cell office:value-type="float" office:value="0.3702329" calcext:value-type="float">
            <text:p>0.3702329</text:p>
          </table:table-cell>
          <table:table-cell office:value-type="float" office:value="0.3868958" calcext:value-type="float">
            <text:p>0.3868958</text:p>
          </table:table-cell>
          <table:table-cell office:value-type="float" office:value="0.4566205" calcext:value-type="float">
            <text:p>0.4566205</text:p>
          </table:table-cell>
          <table:table-cell office:value-type="float" office:value="0" calcext:value-type="float">
            <text:p>0</text:p>
          </table:table-cell>
          <table:table-cell office:value-type="float" office:value="0.003664577" calcext:value-type="float">
            <text:p>0.003664577</text:p>
          </table:table-cell>
          <table:table-cell office:value-type="float" office:value="0.008027619" calcext:value-type="float">
            <text:p>0.0080276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161478" calcext:value-type="float">
            <text:p>-1.161478</text:p>
          </table:table-cell>
          <table:table-cell office:value-type="float" office:value="-0.1405073" calcext:value-type="float">
            <text:p>-0.1405073</text:p>
          </table:table-cell>
          <table:table-cell office:value-type="float" office:value="-0.05434153" calcext:value-type="float">
            <text:p>-0.05434153</text:p>
          </table:table-cell>
          <table:table-cell office:value-type="float" office:value="-0.04040121" calcext:value-type="float">
            <text:p>-0.04040121</text:p>
          </table:table-cell>
          <table:table-cell office:value-type="float" office:value="-0.03544492" calcext:value-type="float">
            <text:p>-0.03544492</text:p>
          </table:table-cell>
          <table:table-cell office:value-type="float" office:value="-0.02951064" calcext:value-type="float">
            <text:p>-0.02951064</text:p>
          </table:table-cell>
          <table:table-cell office:value-type="float" office:value="-0.02638355" calcext:value-type="float">
            <text:p>-0.02638355</text:p>
          </table:table-cell>
          <table:table-cell office:value-type="float" office:value="-0.02554745" calcext:value-type="float">
            <text:p>-0.02554745</text:p>
          </table:table-cell>
          <table:table-cell office:value-type="float" office:value="-0.02705756" calcext:value-type="float">
            <text:p>-0.02705756</text:p>
          </table:table-cell>
          <table:table-cell office:value-type="float" office:value="-0.02628469" calcext:value-type="float">
            <text:p>-0.0262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6272" calcext:value-type="float">
            <text:p>-2.946272</text:p>
          </table:table-cell>
          <table:table-cell office:value-type="float" office:value="0.01425319" calcext:value-type="float">
            <text:p>0.0142531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585" calcext:value-type="float">
            <text:p>-2.385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42683" calcext:value-type="float">
            <text:p>3.942683</text:p>
          </table:table-cell>
          <table:table-cell office:value-type="float" office:value="0" calcext:value-type="float">
            <text:p>0</text:p>
          </table:table-cell>
          <table:table-cell office:value-type="float" office:value="1071.622" calcext:value-type="float">
            <text:p>1071.622</text:p>
          </table:table-cell>
          <table:table-cell office:value-type="float" office:value="-55.36768" calcext:value-type="float">
            <text:p>-55.36768</text:p>
          </table:table-cell>
          <table:table-cell office:value-type="float" office:value="109.5885" calcext:value-type="float">
            <text:p>109.5885</text:p>
          </table:table-cell>
          <table:table-cell office:value-type="float" office:value="0.1878747" calcext:value-type="float">
            <text:p>0.1878747</text:p>
          </table:table-cell>
          <table:table-cell office:value-type="float" office:value="0.2379097" calcext:value-type="float">
            <text:p>0.2379097</text:p>
          </table:table-cell>
          <table:table-cell office:value-type="float" office:value="0.2843019" calcext:value-type="float">
            <text:p>0.2843019</text:p>
          </table:table-cell>
          <table:table-cell office:value-type="float" office:value="0.2942319" calcext:value-type="float">
            <text:p>0.2942319</text:p>
          </table:table-cell>
          <table:table-cell office:value-type="float" office:value="0.2994382" calcext:value-type="float">
            <text:p>0.2994382</text:p>
          </table:table-cell>
          <table:table-cell office:value-type="float" office:value="0.2700551" calcext:value-type="float">
            <text:p>0.2700551</text:p>
          </table:table-cell>
          <table:table-cell office:value-type="float" office:value="0.2733178" calcext:value-type="float">
            <text:p>0.2733178</text:p>
          </table:table-cell>
          <table:table-cell office:value-type="float" office:value="0.3609457" calcext:value-type="float">
            <text:p>0.3609457</text:p>
          </table:table-cell>
          <table:table-cell office:value-type="float" office:value="0.3503109" calcext:value-type="float">
            <text:p>0.3503109</text:p>
          </table:table-cell>
          <table:table-cell office:value-type="float" office:value="0.356965" calcext:value-type="float">
            <text:p>0.356965</text:p>
          </table:table-cell>
          <table:table-cell office:value-type="float" office:value="0.3706643" calcext:value-type="float">
            <text:p>0.3706643</text:p>
          </table:table-cell>
          <table:table-cell office:value-type="float" office:value="0.3871374" calcext:value-type="float">
            <text:p>0.3871374</text:p>
          </table:table-cell>
          <table:table-cell office:value-type="float" office:value="0.4589172" calcext:value-type="float">
            <text:p>0.4589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3090862" calcext:value-type="float">
            <text:p>3.090862E-08</text:p>
          </table:table-cell>
          <table:table-cell office:value-type="float" office:value="0.0196213" calcext:value-type="float">
            <text:p>0.01962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334969" calcext:value-type="float">
            <text:p>-1.334969</text:p>
          </table:table-cell>
          <table:table-cell office:value-type="float" office:value="-0.2163482" calcext:value-type="float">
            <text:p>-0.2163482</text:p>
          </table:table-cell>
          <table:table-cell office:value-type="float" office:value="-0.05516616" calcext:value-type="float">
            <text:p>-0.05516616</text:p>
          </table:table-cell>
          <table:table-cell office:value-type="float" office:value="-0.04233861" calcext:value-type="float">
            <text:p>-0.04233861</text:p>
          </table:table-cell>
          <table:table-cell office:value-type="float" office:value="-0.03701061" calcext:value-type="float">
            <text:p>-0.03701061</text:p>
          </table:table-cell>
          <table:table-cell office:value-type="float" office:value="-0.03055904" calcext:value-type="float">
            <text:p>-0.03055904</text:p>
          </table:table-cell>
          <table:table-cell office:value-type="float" office:value="-0.02737699" calcext:value-type="float">
            <text:p>-0.02737699</text:p>
          </table:table-cell>
          <table:table-cell office:value-type="float" office:value="-0.02601072" calcext:value-type="float">
            <text:p>-0.02601072</text:p>
          </table:table-cell>
          <table:table-cell office:value-type="float" office:value="-0.0268588" calcext:value-type="float">
            <text:p>-0.0268588</text:p>
          </table:table-cell>
          <table:table-cell office:value-type="float" office:value="-0.02596991" calcext:value-type="float">
            <text:p>-0.02596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0759" calcext:value-type="float">
            <text:p>-2.860759</text:p>
          </table:table-cell>
          <table:table-cell office:value-type="float" office:value="0.01426452" calcext:value-type="float">
            <text:p>0.0142645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5814" calcext:value-type="float">
            <text:p>-2.3958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4155" calcext:value-type="float">
            <text:p>3.94155</text:p>
          </table:table-cell>
          <table:table-cell office:value-type="float" office:value="0" calcext:value-type="float">
            <text:p>0</text:p>
          </table:table-cell>
          <table:table-cell office:value-type="float" office:value="1071.943" calcext:value-type="float">
            <text:p>1071.943</text:p>
          </table:table-cell>
          <table:table-cell office:value-type="float" office:value="-55.68703" calcext:value-type="float">
            <text:p>-55.68703</text:p>
          </table:table-cell>
          <table:table-cell office:value-type="float" office:value="103.4624" calcext:value-type="float">
            <text:p>103.4624</text:p>
          </table:table-cell>
          <table:table-cell office:value-type="float" office:value="0.2014807" calcext:value-type="float">
            <text:p>0.2014807</text:p>
          </table:table-cell>
          <table:table-cell office:value-type="float" office:value="0.2348356" calcext:value-type="float">
            <text:p>0.2348356</text:p>
          </table:table-cell>
          <table:table-cell office:value-type="float" office:value="0.28394" calcext:value-type="float">
            <text:p>0.28394</text:p>
          </table:table-cell>
          <table:table-cell office:value-type="float" office:value="0.293058" calcext:value-type="float">
            <text:p>0.293058</text:p>
          </table:table-cell>
          <table:table-cell office:value-type="float" office:value="0.2987471" calcext:value-type="float">
            <text:p>0.2987471</text:p>
          </table:table-cell>
          <table:table-cell office:value-type="float" office:value="0.2691348" calcext:value-type="float">
            <text:p>0.2691348</text:p>
          </table:table-cell>
          <table:table-cell office:value-type="float" office:value="0.2746417" calcext:value-type="float">
            <text:p>0.2746417</text:p>
          </table:table-cell>
          <table:table-cell office:value-type="float" office:value="0.3607799" calcext:value-type="float">
            <text:p>0.3607799</text:p>
          </table:table-cell>
          <table:table-cell office:value-type="float" office:value="0.3504282" calcext:value-type="float">
            <text:p>0.3504282</text:p>
          </table:table-cell>
          <table:table-cell office:value-type="float" office:value="0.3572121" calcext:value-type="float">
            <text:p>0.3572121</text:p>
          </table:table-cell>
          <table:table-cell office:value-type="float" office:value="0.3710704" calcext:value-type="float">
            <text:p>0.3710704</text:p>
          </table:table-cell>
          <table:table-cell office:value-type="float" office:value="0.3875271" calcext:value-type="float">
            <text:p>0.3875271</text:p>
          </table:table-cell>
          <table:table-cell office:value-type="float" office:value="0.4531654" calcext:value-type="float">
            <text:p>0.4531654</text:p>
          </table:table-cell>
          <table:table-cell office:value-type="float" office:value="0" calcext:value-type="float">
            <text:p>0</text:p>
          </table:table-cell>
          <table:table-cell office:value-type="float" office:value="0.00000003308143" calcext:value-type="float">
            <text:p>3.308143E-08</text:p>
          </table:table-cell>
          <table:table-cell office:value-type="float" office:value="0.0206955" calcext:value-type="float">
            <text:p>0.02069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7862727" calcext:value-type="float">
            <text:p>-0.7862727</text:p>
          </table:table-cell>
          <table:table-cell office:value-type="float" office:value="-0.241432" calcext:value-type="float">
            <text:p>-0.241432</text:p>
          </table:table-cell>
          <table:table-cell office:value-type="float" office:value="-0.05568963" calcext:value-type="float">
            <text:p>-0.05568963</text:p>
          </table:table-cell>
          <table:table-cell office:value-type="float" office:value="-0.04367277" calcext:value-type="float">
            <text:p>-0.04367277</text:p>
          </table:table-cell>
          <table:table-cell office:value-type="float" office:value="-0.03766401" calcext:value-type="float">
            <text:p>-0.03766401</text:p>
          </table:table-cell>
          <table:table-cell office:value-type="float" office:value="-0.03135345" calcext:value-type="float">
            <text:p>-0.03135345</text:p>
          </table:table-cell>
          <table:table-cell office:value-type="float" office:value="-0.02627192" calcext:value-type="float">
            <text:p>-0.02627192</text:p>
          </table:table-cell>
          <table:table-cell office:value-type="float" office:value="-0.02627611" calcext:value-type="float">
            <text:p>-0.02627611</text:p>
          </table:table-cell>
          <table:table-cell office:value-type="float" office:value="-0.02670935" calcext:value-type="float">
            <text:p>-0.02670935</text:p>
          </table:table-cell>
          <table:table-cell office:value-type="float" office:value="-0.02566424" calcext:value-type="float">
            <text:p>-0.02566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09755" calcext:value-type="float">
            <text:p>-1.109755</text:p>
          </table:table-cell>
          <table:table-cell office:value-type="float" office:value="0.01422979" calcext:value-type="float">
            <text:p>0.0142297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34358" calcext:value-type="float">
            <text:p>-2.334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8041" calcext:value-type="float">
            <text:p>3.928041</text:p>
          </table:table-cell>
          <table:table-cell office:value-type="float" office:value="0" calcext:value-type="float">
            <text:p>0</text:p>
          </table:table-cell>
          <table:table-cell office:value-type="float" office:value="1072.233" calcext:value-type="float">
            <text:p>1072.233</text:p>
          </table:table-cell>
          <table:table-cell office:value-type="float" office:value="-55.96415" calcext:value-type="float">
            <text:p>-55.96415</text:p>
          </table:table-cell>
          <table:table-cell office:value-type="float" office:value="92.42938" calcext:value-type="float">
            <text:p>92.42938</text:p>
          </table:table-cell>
          <table:table-cell office:value-type="float" office:value="0.2142315" calcext:value-type="float">
            <text:p>0.2142315</text:p>
          </table:table-cell>
          <table:table-cell office:value-type="float" office:value="0.2434947" calcext:value-type="float">
            <text:p>0.2434947</text:p>
          </table:table-cell>
          <table:table-cell office:value-type="float" office:value="0.2826249" calcext:value-type="float">
            <text:p>0.2826249</text:p>
          </table:table-cell>
          <table:table-cell office:value-type="float" office:value="0.2921144" calcext:value-type="float">
            <text:p>0.2921144</text:p>
          </table:table-cell>
          <table:table-cell office:value-type="float" office:value="0.2981223" calcext:value-type="float">
            <text:p>0.2981223</text:p>
          </table:table-cell>
          <table:table-cell office:value-type="float" office:value="0.2699816" calcext:value-type="float">
            <text:p>0.2699816</text:p>
          </table:table-cell>
          <table:table-cell office:value-type="float" office:value="0.2879086" calcext:value-type="float">
            <text:p>0.2879086</text:p>
          </table:table-cell>
          <table:table-cell office:value-type="float" office:value="0.3617614" calcext:value-type="float">
            <text:p>0.3617614</text:p>
          </table:table-cell>
          <table:table-cell office:value-type="float" office:value="0.3505585" calcext:value-type="float">
            <text:p>0.3505585</text:p>
          </table:table-cell>
          <table:table-cell office:value-type="float" office:value="0.3574536" calcext:value-type="float">
            <text:p>0.3574536</text:p>
          </table:table-cell>
          <table:table-cell office:value-type="float" office:value="0.3714649" calcext:value-type="float">
            <text:p>0.3714649</text:p>
          </table:table-cell>
          <table:table-cell office:value-type="float" office:value="0.387951" calcext:value-type="float">
            <text:p>0.387951</text:p>
          </table:table-cell>
          <table:table-cell office:value-type="float" office:value="0.4566062" calcext:value-type="float">
            <text:p>0.4566062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1969" calcext:value-type="float">
            <text:p>2.181969E-08</text:p>
          </table:table-cell>
          <table:table-cell office:value-type="float" office:value="0.01363076" calcext:value-type="float">
            <text:p>0.0136307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841176" calcext:value-type="float">
            <text:p>-0.4841176</text:p>
          </table:table-cell>
          <table:table-cell office:value-type="float" office:value="-0.1826389" calcext:value-type="float">
            <text:p>-0.1826389</text:p>
          </table:table-cell>
          <table:table-cell office:value-type="float" office:value="-0.05772476" calcext:value-type="float">
            <text:p>-0.05772476</text:p>
          </table:table-cell>
          <table:table-cell office:value-type="float" office:value="-0.04477008" calcext:value-type="float">
            <text:p>-0.04477008</text:p>
          </table:table-cell>
          <table:table-cell office:value-type="float" office:value="-0.03828574" calcext:value-type="float">
            <text:p>-0.03828574</text:p>
          </table:table-cell>
          <table:table-cell office:value-type="float" office:value="-0.03065443" calcext:value-type="float">
            <text:p>-0.03065443</text:p>
          </table:table-cell>
          <table:table-cell office:value-type="float" office:value="-0.01762853" calcext:value-type="float">
            <text:p>-0.01762853</text:p>
          </table:table-cell>
          <table:table-cell office:value-type="float" office:value="-0.02480884" calcext:value-type="float">
            <text:p>-0.02480884</text:p>
          </table:table-cell>
          <table:table-cell office:value-type="float" office:value="-0.02654597" calcext:value-type="float">
            <text:p>-0.02654597</text:p>
          </table:table-cell>
          <table:table-cell office:value-type="float" office:value="-0.02536894" calcext:value-type="float">
            <text:p>-0.0253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4961" calcext:value-type="float">
            <text:p>-0.9234961</text:p>
          </table:table-cell>
          <table:table-cell office:value-type="float" office:value="0.01419097" calcext:value-type="float">
            <text:p>0.0141909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54527" calcext:value-type="float">
            <text:p>-2.3545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4.003039" calcext:value-type="float">
            <text:p>4.003039</text:p>
          </table:table-cell>
          <table:table-cell office:value-type="float" office:value="0" calcext:value-type="float">
            <text:p>0</text:p>
          </table:table-cell>
          <table:table-cell office:value-type="float" office:value="1072.532" calcext:value-type="float">
            <text:p>1072.532</text:p>
          </table:table-cell>
          <table:table-cell office:value-type="float" office:value="-56.33846" calcext:value-type="float">
            <text:p>-56.33846</text:p>
          </table:table-cell>
          <table:table-cell office:value-type="float" office:value="89.22971" calcext:value-type="float">
            <text:p>89.22971</text:p>
          </table:table-cell>
          <table:table-cell office:value-type="float" office:value="0.2089377" calcext:value-type="float">
            <text:p>0.2089377</text:p>
          </table:table-cell>
          <table:table-cell office:value-type="float" office:value="0.2463844" calcext:value-type="float">
            <text:p>0.2463844</text:p>
          </table:table-cell>
          <table:table-cell office:value-type="float" office:value="0.2811303" calcext:value-type="float">
            <text:p>0.2811303</text:p>
          </table:table-cell>
          <table:table-cell office:value-type="float" office:value="0.2919382" calcext:value-type="float">
            <text:p>0.2919382</text:p>
          </table:table-cell>
          <table:table-cell office:value-type="float" office:value="0.2982923" calcext:value-type="float">
            <text:p>0.2982923</text:p>
          </table:table-cell>
          <table:table-cell office:value-type="float" office:value="0.2706608" calcext:value-type="float">
            <text:p>0.2706608</text:p>
          </table:table-cell>
          <table:table-cell office:value-type="float" office:value="0.278967" calcext:value-type="float">
            <text:p>0.278967</text:p>
          </table:table-cell>
          <table:table-cell office:value-type="float" office:value="0.3625325" calcext:value-type="float">
            <text:p>0.3625325</text:p>
          </table:table-cell>
          <table:table-cell office:value-type="float" office:value="0.3508171" calcext:value-type="float">
            <text:p>0.3508171</text:p>
          </table:table-cell>
          <table:table-cell office:value-type="float" office:value="0.3576948" calcext:value-type="float">
            <text:p>0.3576948</text:p>
          </table:table-cell>
          <table:table-cell office:value-type="float" office:value="0.3719038" calcext:value-type="float">
            <text:p>0.3719038</text:p>
          </table:table-cell>
          <table:table-cell office:value-type="float" office:value="0.3884472" calcext:value-type="float">
            <text:p>0.3884472</text:p>
          </table:table-cell>
          <table:table-cell office:value-type="float" office:value="0.4597432" calcext:value-type="float">
            <text:p>0.4597432</text:p>
          </table:table-cell>
          <table:table-cell office:value-type="float" office:value="0" calcext:value-type="float">
            <text:p>0</text:p>
          </table:table-cell>
          <table:table-cell office:value-type="float" office:value="0.001345983" calcext:value-type="float">
            <text:p>0.001345983</text:p>
          </table:table-cell>
          <table:table-cell office:value-type="float" office:value="0.008909403" calcext:value-type="float">
            <text:p>0.008909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867965" calcext:value-type="float">
            <text:p>-0.5867965</text:p>
          </table:table-cell>
          <table:table-cell office:value-type="float" office:value="-0.1660136" calcext:value-type="float">
            <text:p>-0.1660136</text:p>
          </table:table-cell>
          <table:table-cell office:value-type="float" office:value="-0.06010053" calcext:value-type="float">
            <text:p>-0.06010053</text:p>
          </table:table-cell>
          <table:table-cell office:value-type="float" office:value="-0.04498805" calcext:value-type="float">
            <text:p>-0.04498805</text:p>
          </table:table-cell>
          <table:table-cell office:value-type="float" office:value="-0.0381178" calcext:value-type="float">
            <text:p>-0.0381178</text:p>
          </table:table-cell>
          <table:table-cell office:value-type="float" office:value="-0.03006047" calcext:value-type="float">
            <text:p>-0.03006047</text:p>
          </table:table-cell>
          <table:table-cell office:value-type="float" office:value="-0.02303531" calcext:value-type="float">
            <text:p>-0.02303531</text:p>
          </table:table-cell>
          <table:table-cell office:value-type="float" office:value="-0.0236606" calcext:value-type="float">
            <text:p>-0.0236606</text:p>
          </table:table-cell>
          <table:table-cell office:value-type="float" office:value="-0.02622309" calcext:value-type="float">
            <text:p>-0.02622309</text:p>
          </table:table-cell>
          <table:table-cell office:value-type="float" office:value="-0.02507791" calcext:value-type="float">
            <text:p>-0.02507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73683" calcext:value-type="float">
            <text:p>-0.9773683</text:p>
          </table:table-cell>
          <table:table-cell office:value-type="float" office:value="0.01413674" calcext:value-type="float">
            <text:p>0.0141367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3513" calcext:value-type="float">
            <text:p>-2.3735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4.107107" calcext:value-type="float">
            <text:p>4.107107</text:p>
          </table:table-cell>
          <table:table-cell office:value-type="float" office:value="0" calcext:value-type="float">
            <text:p>0</text:p>
          </table:table-cell>
          <table:table-cell office:value-type="float" office:value="1072.574" calcext:value-type="float">
            <text:p>1072.574</text:p>
          </table:table-cell>
          <table:table-cell office:value-type="float" office:value="-56.48415" calcext:value-type="float">
            <text:p>-56.48415</text:p>
          </table:table-cell>
          <table:table-cell office:value-type="float" office:value="87.59576" calcext:value-type="float">
            <text:p>87.59576</text:p>
          </table:table-cell>
          <table:table-cell office:value-type="float" office:value="0.189966" calcext:value-type="float">
            <text:p>0.189966</text:p>
          </table:table-cell>
          <table:table-cell office:value-type="float" office:value="0.2365522" calcext:value-type="float">
            <text:p>0.2365522</text:p>
          </table:table-cell>
          <table:table-cell office:value-type="float" office:value="0.2801949" calcext:value-type="float">
            <text:p>0.2801949</text:p>
          </table:table-cell>
          <table:table-cell office:value-type="float" office:value="0.2915715" calcext:value-type="float">
            <text:p>0.2915715</text:p>
          </table:table-cell>
          <table:table-cell office:value-type="float" office:value="0.2980101" calcext:value-type="float">
            <text:p>0.2980101</text:p>
          </table:table-cell>
          <table:table-cell office:value-type="float" office:value="0.2699113" calcext:value-type="float">
            <text:p>0.2699113</text:p>
          </table:table-cell>
          <table:table-cell office:value-type="float" office:value="0.2758015" calcext:value-type="float">
            <text:p>0.2758015</text:p>
          </table:table-cell>
          <table:table-cell office:value-type="float" office:value="0.3622643" calcext:value-type="float">
            <text:p>0.3622643</text:p>
          </table:table-cell>
          <table:table-cell office:value-type="float" office:value="0.3510634" calcext:value-type="float">
            <text:p>0.3510634</text:p>
          </table:table-cell>
          <table:table-cell office:value-type="float" office:value="0.357938" calcext:value-type="float">
            <text:p>0.357938</text:p>
          </table:table-cell>
          <table:table-cell office:value-type="float" office:value="0.3723321" calcext:value-type="float">
            <text:p>0.3723321</text:p>
          </table:table-cell>
          <table:table-cell office:value-type="float" office:value="0.3887866" calcext:value-type="float">
            <text:p>0.3887866</text:p>
          </table:table-cell>
          <table:table-cell office:value-type="float" office:value="0.4619867" calcext:value-type="float">
            <text:p>0.4619867</text:p>
          </table:table-cell>
          <table:table-cell office:value-type="float" office:value="0" calcext:value-type="float">
            <text:p>0</text:p>
          </table:table-cell>
          <table:table-cell office:value-type="float" office:value="0.01137804" calcext:value-type="float">
            <text:p>0.01137804</text:p>
          </table:table-cell>
          <table:table-cell office:value-type="float" office:value="0.01696962" calcext:value-type="float">
            <text:p>0.016969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210137" calcext:value-type="float">
            <text:p>-1.210137</text:p>
          </table:table-cell>
          <table:table-cell office:value-type="float" office:value="-0.2259428" calcext:value-type="float">
            <text:p>-0.2259428</text:p>
          </table:table-cell>
          <table:table-cell office:value-type="float" office:value="-0.06170686" calcext:value-type="float">
            <text:p>-0.06170686</text:p>
          </table:table-cell>
          <table:table-cell office:value-type="float" office:value="-0.04542182" calcext:value-type="float">
            <text:p>-0.04542182</text:p>
          </table:table-cell>
          <table:table-cell office:value-type="float" office:value="-0.03839004" calcext:value-type="float">
            <text:p>-0.03839004</text:p>
          </table:table-cell>
          <table:table-cell office:value-type="float" office:value="-0.03068322" calcext:value-type="float">
            <text:p>-0.03068322</text:p>
          </table:table-cell>
          <table:table-cell office:value-type="float" office:value="-0.02537027" calcext:value-type="float">
            <text:p>-0.02537027</text:p>
          </table:table-cell>
          <table:table-cell office:value-type="float" office:value="-0.0240361" calcext:value-type="float">
            <text:p>-0.0240361</text:p>
          </table:table-cell>
          <table:table-cell office:value-type="float" office:value="-0.02591808" calcext:value-type="float">
            <text:p>-0.02591808</text:p>
          </table:table-cell>
          <table:table-cell office:value-type="float" office:value="-0.02478805" calcext:value-type="float">
            <text:p>-0.02478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77733" calcext:value-type="float">
            <text:p>-2.777733</text:p>
          </table:table-cell>
          <table:table-cell office:value-type="float" office:value="0.01416875" calcext:value-type="float">
            <text:p>0.0141687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6999" calcext:value-type="float">
            <text:p>-2.386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41.71948" calcext:value-type="float">
            <text:p>41.71948</text:p>
          </table:table-cell>
          <table:table-cell office:value-type="float" office:value="4.057152" calcext:value-type="float">
            <text:p>4.057152</text:p>
          </table:table-cell>
          <table:table-cell office:value-type="float" office:value="0" calcext:value-type="float">
            <text:p>0</text:p>
          </table:table-cell>
          <table:table-cell office:value-type="float" office:value="1073.541" calcext:value-type="float">
            <text:p>1073.541</text:p>
          </table:table-cell>
          <table:table-cell office:value-type="float" office:value="-55.81422" calcext:value-type="float">
            <text:p>-55.81422</text:p>
          </table:table-cell>
          <table:table-cell office:value-type="float" office:value="91.10217" calcext:value-type="float">
            <text:p>91.10217</text:p>
          </table:table-cell>
          <table:table-cell office:value-type="float" office:value="0.2064854" calcext:value-type="float">
            <text:p>0.2064854</text:p>
          </table:table-cell>
          <table:table-cell office:value-type="float" office:value="0.2321116" calcext:value-type="float">
            <text:p>0.2321116</text:p>
          </table:table-cell>
          <table:table-cell office:value-type="float" office:value="0.28052" calcext:value-type="float">
            <text:p>0.28052</text:p>
          </table:table-cell>
          <table:table-cell office:value-type="float" office:value="0.2912723" calcext:value-type="float">
            <text:p>0.2912723</text:p>
          </table:table-cell>
          <table:table-cell office:value-type="float" office:value="0.29765" calcext:value-type="float">
            <text:p>0.29765</text:p>
          </table:table-cell>
          <table:table-cell office:value-type="float" office:value="0.2704716" calcext:value-type="float">
            <text:p>0.2704716</text:p>
          </table:table-cell>
          <table:table-cell office:value-type="float" office:value="0.2893156" calcext:value-type="float">
            <text:p>0.2893156</text:p>
          </table:table-cell>
          <table:table-cell office:value-type="float" office:value="0.362871" calcext:value-type="float">
            <text:p>0.362871</text:p>
          </table:table-cell>
          <table:table-cell office:value-type="float" office:value="0.351273" calcext:value-type="float">
            <text:p>0.351273</text:p>
          </table:table-cell>
          <table:table-cell office:value-type="float" office:value="0.3581812" calcext:value-type="float">
            <text:p>0.3581812</text:p>
          </table:table-cell>
          <table:table-cell office:value-type="float" office:value="0.3727355" calcext:value-type="float">
            <text:p>0.3727355</text:p>
          </table:table-cell>
          <table:table-cell office:value-type="float" office:value="0.3890326" calcext:value-type="float">
            <text:p>0.3890326</text:p>
          </table:table-cell>
          <table:table-cell office:value-type="float" office:value="0.4622816" calcext:value-type="float">
            <text:p>0.4622816</text:p>
          </table:table-cell>
          <table:table-cell office:value-type="float" office:value="0" calcext:value-type="float">
            <text:p>0</text:p>
          </table:table-cell>
          <table:table-cell office:value-type="float" office:value="0.003052826" calcext:value-type="float">
            <text:p>0.003052826</text:p>
          </table:table-cell>
          <table:table-cell office:value-type="float" office:value="0.02205684" calcext:value-type="float">
            <text:p>0.022056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262455" calcext:value-type="float">
            <text:p>-0.6262455</text:p>
          </table:table-cell>
          <table:table-cell office:value-type="float" office:value="-0.2627529" calcext:value-type="float">
            <text:p>-0.2627529</text:p>
          </table:table-cell>
          <table:table-cell office:value-type="float" office:value="-0.06117028" calcext:value-type="float">
            <text:p>-0.06117028</text:p>
          </table:table-cell>
          <table:table-cell office:value-type="float" office:value="-0.04578654" calcext:value-type="float">
            <text:p>-0.04578654</text:p>
          </table:table-cell>
          <table:table-cell office:value-type="float" office:value="-0.03875912" calcext:value-type="float">
            <text:p>-0.03875912</text:p>
          </table:table-cell>
          <table:table-cell office:value-type="float" office:value="-0.03024084" calcext:value-type="float">
            <text:p>-0.03024084</text:p>
          </table:table-cell>
          <table:table-cell office:value-type="float" office:value="-0.01692772" calcext:value-type="float">
            <text:p>-0.01692772</text:p>
          </table:table-cell>
          <table:table-cell office:value-type="float" office:value="-0.02321341" calcext:value-type="float">
            <text:p>-0.02321341</text:p>
          </table:table-cell>
          <table:table-cell office:value-type="float" office:value="-0.02566251" calcext:value-type="float">
            <text:p>-0.02566251</text:p>
          </table:table-cell>
          <table:table-cell office:value-type="float" office:value="-0.02450144" calcext:value-type="float">
            <text:p>-0.0245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3835" calcext:value-type="float">
            <text:p>-1.393835</text:p>
          </table:table-cell>
          <table:table-cell office:value-type="float" office:value="0.01415878" calcext:value-type="float">
            <text:p>0.0141587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5235" calcext:value-type="float">
            <text:p>-2.3952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49.65697" calcext:value-type="float">
            <text:p>49.65697</text:p>
          </table:table-cell>
          <table:table-cell office:value-type="float" office:value="4.038313" calcext:value-type="float">
            <text:p>4.038313</text:p>
          </table:table-cell>
          <table:table-cell office:value-type="float" office:value="0" calcext:value-type="float">
            <text:p>0</text:p>
          </table:table-cell>
          <table:table-cell office:value-type="float" office:value="1081.103" calcext:value-type="float">
            <text:p>1081.103</text:p>
          </table:table-cell>
          <table:table-cell office:value-type="float" office:value="-55.41962" calcext:value-type="float">
            <text:p>-55.41962</text:p>
          </table:table-cell>
          <table:table-cell office:value-type="float" office:value="131.7241" calcext:value-type="float">
            <text:p>131.7241</text:p>
          </table:table-cell>
          <table:table-cell office:value-type="float" office:value="0.2059368" calcext:value-type="float">
            <text:p>0.2059368</text:p>
          </table:table-cell>
          <table:table-cell office:value-type="float" office:value="0.2332219" calcext:value-type="float">
            <text:p>0.2332219</text:p>
          </table:table-cell>
          <table:table-cell office:value-type="float" office:value="0.2803754" calcext:value-type="float">
            <text:p>0.2803754</text:p>
          </table:table-cell>
          <table:table-cell office:value-type="float" office:value="0.2913025" calcext:value-type="float">
            <text:p>0.2913025</text:p>
          </table:table-cell>
          <table:table-cell office:value-type="float" office:value="0.2981057" calcext:value-type="float">
            <text:p>0.2981057</text:p>
          </table:table-cell>
          <table:table-cell office:value-type="float" office:value="0.2715901" calcext:value-type="float">
            <text:p>0.2715901</text:p>
          </table:table-cell>
          <table:table-cell office:value-type="float" office:value="0.2848282" calcext:value-type="float">
            <text:p>0.2848282</text:p>
          </table:table-cell>
          <table:table-cell office:value-type="float" office:value="0.3637832" calcext:value-type="float">
            <text:p>0.3637832</text:p>
          </table:table-cell>
          <table:table-cell office:value-type="float" office:value="0.3515717" calcext:value-type="float">
            <text:p>0.3515717</text:p>
          </table:table-cell>
          <table:table-cell office:value-type="float" office:value="0.3584266" calcext:value-type="float">
            <text:p>0.3584266</text:p>
          </table:table-cell>
          <table:table-cell office:value-type="float" office:value="0.3731148" calcext:value-type="float">
            <text:p>0.3731148</text:p>
          </table:table-cell>
          <table:table-cell office:value-type="float" office:value="0.3893773" calcext:value-type="float">
            <text:p>0.3893773</text:p>
          </table:table-cell>
          <table:table-cell office:value-type="float" office:value="0.4505482" calcext:value-type="float">
            <text:p>0.450548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6841" calcext:value-type="float">
            <text:p>3.146841E-08</text:p>
          </table:table-cell>
          <table:table-cell office:value-type="float" office:value="0.02116044" calcext:value-type="float">
            <text:p>0.021160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589308" calcext:value-type="float">
            <text:p>-0.6589308</text:p>
          </table:table-cell>
          <table:table-cell office:value-type="float" office:value="-0.2543991" calcext:value-type="float">
            <text:p>-0.2543991</text:p>
          </table:table-cell>
          <table:table-cell office:value-type="float" office:value="-0.06141949" calcext:value-type="float">
            <text:p>-0.06141949</text:p>
          </table:table-cell>
          <table:table-cell office:value-type="float" office:value="-0.04575307" calcext:value-type="float">
            <text:p>-0.04575307</text:p>
          </table:table-cell>
          <table:table-cell office:value-type="float" office:value="-0.03830543" calcext:value-type="float">
            <text:p>-0.03830543</text:p>
          </table:table-cell>
          <table:table-cell office:value-type="float" office:value="-0.02930983" calcext:value-type="float">
            <text:p>-0.02930983</text:p>
          </table:table-cell>
          <table:table-cell office:value-type="float" office:value="-0.01932999" calcext:value-type="float">
            <text:p>-0.01932999</text:p>
          </table:table-cell>
          <table:table-cell office:value-type="float" office:value="-0.02196908" calcext:value-type="float">
            <text:p>-0.02196908</text:p>
          </table:table-cell>
          <table:table-cell office:value-type="float" office:value="-0.02530292" calcext:value-type="float">
            <text:p>-0.02530292</text:p>
          </table:table-cell>
          <table:table-cell office:value-type="float" office:value="-0.02421587" calcext:value-type="float">
            <text:p>-0.0242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2476" calcext:value-type="float">
            <text:p>-1.052476</text:p>
          </table:table-cell>
          <table:table-cell office:value-type="float" office:value="0.01411298" calcext:value-type="float">
            <text:p>0.0141129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293345" calcext:value-type="float">
            <text:p>-2.293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3.929978" calcext:value-type="float">
            <text:p>3.929978</text:p>
          </table:table-cell>
          <table:table-cell office:value-type="float" office:value="0" calcext:value-type="float">
            <text:p>0</text:p>
          </table:table-cell>
          <table:table-cell office:value-type="float" office:value="1091.351" calcext:value-type="float">
            <text:p>1091.351</text:p>
          </table:table-cell>
          <table:table-cell office:value-type="float" office:value="-56.03465" calcext:value-type="float">
            <text:p>-56.03465</text:p>
          </table:table-cell>
          <table:table-cell office:value-type="float" office:value="169.4254" calcext:value-type="float">
            <text:p>169.4254</text:p>
          </table:table-cell>
          <table:table-cell office:value-type="float" office:value="0.2118928" calcext:value-type="float">
            <text:p>0.2118928</text:p>
          </table:table-cell>
          <table:table-cell office:value-type="float" office:value="0.2407219" calcext:value-type="float">
            <text:p>0.2407219</text:p>
          </table:table-cell>
          <table:table-cell office:value-type="float" office:value="0.2799387" calcext:value-type="float">
            <text:p>0.2799387</text:p>
          </table:table-cell>
          <table:table-cell office:value-type="float" office:value="0.2913358" calcext:value-type="float">
            <text:p>0.2913358</text:p>
          </table:table-cell>
          <table:table-cell office:value-type="float" office:value="0.2982592" calcext:value-type="float">
            <text:p>0.2982592</text:p>
          </table:table-cell>
          <table:table-cell office:value-type="float" office:value="0.2713665" calcext:value-type="float">
            <text:p>0.2713665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0.3636431" calcext:value-type="float">
            <text:p>0.3636431</text:p>
          </table:table-cell>
          <table:table-cell office:value-type="float" office:value="0.3519428" calcext:value-type="float">
            <text:p>0.3519428</text:p>
          </table:table-cell>
          <table:table-cell office:value-type="float" office:value="0.3586871" calcext:value-type="float">
            <text:p>0.3586871</text:p>
          </table:table-cell>
          <table:table-cell office:value-type="float" office:value="0.3734956" calcext:value-type="float">
            <text:p>0.3734956</text:p>
          </table:table-cell>
          <table:table-cell office:value-type="float" office:value="0.3900624" calcext:value-type="float">
            <text:p>0.3900624</text:p>
          </table:table-cell>
          <table:table-cell office:value-type="float" office:value="0.4551225" calcext:value-type="float">
            <text:p>0.45512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2144" calcext:value-type="float">
            <text:p>1.872144E-08</text:p>
          </table:table-cell>
          <table:table-cell office:value-type="float" office:value="0.01294585" calcext:value-type="float">
            <text:p>0.012945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344318" calcext:value-type="float">
            <text:p>-0.5344318</text:p>
          </table:table-cell>
          <table:table-cell office:value-type="float" office:value="-0.1993873" calcext:value-type="float">
            <text:p>-0.1993873</text:p>
          </table:table-cell>
          <table:table-cell office:value-type="float" office:value="-0.06212095" calcext:value-type="float">
            <text:p>-0.06212095</text:p>
          </table:table-cell>
          <table:table-cell office:value-type="float" office:value="-0.0457102" calcext:value-type="float">
            <text:p>-0.0457102</text:p>
          </table:table-cell>
          <table:table-cell office:value-type="float" office:value="-0.03814832" calcext:value-type="float">
            <text:p>-0.03814832</text:p>
          </table:table-cell>
          <table:table-cell office:value-type="float" office:value="-0.02947909" calcext:value-type="float">
            <text:p>-0.02947909</text:p>
          </table:table-cell>
          <table:table-cell office:value-type="float" office:value="-0.02290814" calcext:value-type="float">
            <text:p>-0.02290814</text:p>
          </table:table-cell>
          <table:table-cell office:value-type="float" office:value="-0.02213881" calcext:value-type="float">
            <text:p>-0.02213881</text:p>
          </table:table-cell>
          <table:table-cell office:value-type="float" office:value="-0.02486308" calcext:value-type="float">
            <text:p>-0.02486308</text:p>
          </table:table-cell>
          <table:table-cell office:value-type="float" office:value="-0.02391698" calcext:value-type="float">
            <text:p>-0.0239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98865" calcext:value-type="float">
            <text:p>-0.6798865</text:p>
          </table:table-cell>
          <table:table-cell office:value-type="float" office:value="0.01404581" calcext:value-type="float">
            <text:p>0.0140458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24671" calcext:value-type="float">
            <text:p>-2.3246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3.891591" calcext:value-type="float">
            <text:p>3.891591</text:p>
          </table:table-cell>
          <table:table-cell office:value-type="float" office:value="0" calcext:value-type="float">
            <text:p>0</text:p>
          </table:table-cell>
          <table:table-cell office:value-type="float" office:value="1092.019" calcext:value-type="float">
            <text:p>1092.019</text:p>
          </table:table-cell>
          <table:table-cell office:value-type="float" office:value="-56.66469" calcext:value-type="float">
            <text:p>-56.66469</text:p>
          </table:table-cell>
          <table:table-cell office:value-type="float" office:value="165.0384" calcext:value-type="float">
            <text:p>165.0384</text:p>
          </table:table-cell>
          <table:table-cell office:value-type="float" office:value="0.2272866" calcext:value-type="float">
            <text:p>0.2272866</text:p>
          </table:table-cell>
          <table:table-cell office:value-type="float" office:value="0.251515" calcext:value-type="float">
            <text:p>0.251515</text:p>
          </table:table-cell>
          <table:table-cell office:value-type="float" office:value="0.279182" calcext:value-type="float">
            <text:p>0.279182</text:p>
          </table:table-cell>
          <table:table-cell office:value-type="float" office:value="0.2910523" calcext:value-type="float">
            <text:p>0.2910523</text:p>
          </table:table-cell>
          <table:table-cell office:value-type="float" office:value="0.297886" calcext:value-type="float">
            <text:p>0.297886</text:p>
          </table:table-cell>
          <table:table-cell office:value-type="float" office:value="0.2704078" calcext:value-type="float">
            <text:p>0.2704078</text:p>
          </table:table-cell>
          <table:table-cell office:value-type="float" office:value="0.2765662" calcext:value-type="float">
            <text:p>0.2765662</text:p>
          </table:table-cell>
          <table:table-cell office:value-type="float" office:value="0.3630644" calcext:value-type="float">
            <text:p>0.3630644</text:p>
          </table:table-cell>
          <table:table-cell office:value-type="float" office:value="0.352238" calcext:value-type="float">
            <text:p>0.352238</text:p>
          </table:table-cell>
          <table:table-cell office:value-type="float" office:value="0.3589634" calcext:value-type="float">
            <text:p>0.3589634</text:p>
          </table:table-cell>
          <table:table-cell office:value-type="float" office:value="0.3739552" calcext:value-type="float">
            <text:p>0.3739552</text:p>
          </table:table-cell>
          <table:table-cell office:value-type="float" office:value="0.3904163" calcext:value-type="float">
            <text:p>0.3904163</text:p>
          </table:table-cell>
          <table:table-cell office:value-type="float" office:value="0.4596239" calcext:value-type="float">
            <text:p>0.45962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00187" calcext:value-type="float">
            <text:p>1.300187E-09</text:p>
          </table:table-cell>
          <table:table-cell office:value-type="float" office:value="0.0008345079" calcext:value-type="float">
            <text:p>0.00083450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103805" calcext:value-type="float">
            <text:p>-0.3103805</text:p>
          </table:table-cell>
          <table:table-cell office:value-type="float" office:value="-0.1422057" calcext:value-type="float">
            <text:p>-0.1422057</text:p>
          </table:table-cell>
          <table:table-cell office:value-type="float" office:value="-0.06346042" calcext:value-type="float">
            <text:p>-0.06346042</text:p>
          </table:table-cell>
          <table:table-cell office:value-type="float" office:value="-0.04604931" calcext:value-type="float">
            <text:p>-0.04604931</text:p>
          </table:table-cell>
          <table:table-cell office:value-type="float" office:value="-0.03851303" calcext:value-type="float">
            <text:p>-0.03851303</text:p>
          </table:table-cell>
          <table:table-cell office:value-type="float" office:value="-0.03026441" calcext:value-type="float">
            <text:p>-0.03026441</text:p>
          </table:table-cell>
          <table:table-cell office:value-type="float" office:value="-0.02478878" calcext:value-type="float">
            <text:p>-0.02478878</text:p>
          </table:table-cell>
          <table:table-cell office:value-type="float" office:value="-0.02291331" calcext:value-type="float">
            <text:p>-0.02291331</text:p>
          </table:table-cell>
          <table:table-cell office:value-type="float" office:value="-0.02451747" calcext:value-type="float">
            <text:p>-0.02451747</text:p>
          </table:table-cell>
          <table:table-cell office:value-type="float" office:value="-0.02360425" calcext:value-type="float">
            <text:p>-0.0236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14028" calcext:value-type="float">
            <text:p>-0.4014028</text:p>
          </table:table-cell>
          <table:table-cell office:value-type="float" office:value="0.01396857" calcext:value-type="float">
            <text:p>0.0139685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54308" calcext:value-type="float">
            <text:p>-2.354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59.49949" calcext:value-type="float">
            <text:p>59.49949</text:p>
          </table:table-cell>
          <table:table-cell office:value-type="float" office:value="3.854035" calcext:value-type="float">
            <text:p>3.854035</text:p>
          </table:table-cell>
          <table:table-cell office:value-type="float" office:value="0" calcext:value-type="float">
            <text:p>0</text:p>
          </table:table-cell>
          <table:table-cell office:value-type="float" office:value="1092.61" calcext:value-type="float">
            <text:p>1092.61</text:p>
          </table:table-cell>
          <table:table-cell office:value-type="float" office:value="-56.90068" calcext:value-type="float">
            <text:p>-56.90068</text:p>
          </table:table-cell>
          <table:table-cell office:value-type="float" office:value="161.0054" calcext:value-type="float">
            <text:p>161.0054</text:p>
          </table:table-cell>
          <table:table-cell office:value-type="float" office:value="0.2373993" calcext:value-type="float">
            <text:p>0.2373993</text:p>
          </table:table-cell>
          <table:table-cell office:value-type="float" office:value="0.2518777" calcext:value-type="float">
            <text:p>0.2518777</text:p>
          </table:table-cell>
          <table:table-cell office:value-type="float" office:value="0.2792161" calcext:value-type="float">
            <text:p>0.2792161</text:p>
          </table:table-cell>
          <table:table-cell office:value-type="float" office:value="0.290666" calcext:value-type="float">
            <text:p>0.290666</text:p>
          </table:table-cell>
          <table:table-cell office:value-type="float" office:value="0.2972295" calcext:value-type="float">
            <text:p>0.2972295</text:p>
          </table:table-cell>
          <table:table-cell office:value-type="float" office:value="0.2692958" calcext:value-type="float">
            <text:p>0.2692958</text:p>
          </table:table-cell>
          <table:table-cell office:value-type="float" office:value="0.274931" calcext:value-type="float">
            <text:p>0.274931</text:p>
          </table:table-cell>
          <table:table-cell office:value-type="float" office:value="0.3624633" calcext:value-type="float">
            <text:p>0.3624633</text:p>
          </table:table-cell>
          <table:table-cell office:value-type="float" office:value="0.3524371" calcext:value-type="float">
            <text:p>0.3524371</text:p>
          </table:table-cell>
          <table:table-cell office:value-type="float" office:value="0.3592458" calcext:value-type="float">
            <text:p>0.3592458</text:p>
          </table:table-cell>
          <table:table-cell office:value-type="float" office:value="0.3744212" calcext:value-type="float">
            <text:p>0.3744212</text:p>
          </table:table-cell>
          <table:table-cell office:value-type="float" office:value="0.3905824" calcext:value-type="float">
            <text:p>0.3905824</text:p>
          </table:table-cell>
          <table:table-cell office:value-type="float" office:value="0.4622802" calcext:value-type="float">
            <text:p>0.4622802</text:p>
          </table:table-cell>
          <table:table-cell office:value-type="float" office:value="0" calcext:value-type="float">
            <text:p>0</text:p>
          </table:table-cell>
          <table:table-cell office:value-type="float" office:value="9.479046E-016" calcext:value-type="float">
            <text:p>9.479046E-16</text:p>
          </table:table-cell>
          <table:table-cell office:value-type="float" office:value="9.47043E-016" calcext:value-type="float">
            <text:p>9.4704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219305" calcext:value-type="float">
            <text:p>-0.2219305</text:p>
          </table:table-cell>
          <table:table-cell office:value-type="float" office:value="-0.1402328" calcext:value-type="float">
            <text:p>-0.1402328</text:p>
          </table:table-cell>
          <table:table-cell office:value-type="float" office:value="-0.06339965" calcext:value-type="float">
            <text:p>-0.06339965</text:p>
          </table:table-cell>
          <table:table-cell office:value-type="float" office:value="-0.04652322" calcext:value-type="float">
            <text:p>-0.04652322</text:p>
          </table:table-cell>
          <table:table-cell office:value-type="float" office:value="-0.0391717" calcext:value-type="float">
            <text:p>-0.0391717</text:p>
          </table:table-cell>
          <table:table-cell office:value-type="float" office:value="-0.03120888" calcext:value-type="float">
            <text:p>-0.03120888</text:p>
          </table:table-cell>
          <table:table-cell office:value-type="float" office:value="-0.0260553" calcext:value-type="float">
            <text:p>-0.0260553</text:p>
          </table:table-cell>
          <table:table-cell office:value-type="float" office:value="-0.02374998" calcext:value-type="float">
            <text:p>-0.02374998</text:p>
          </table:table-cell>
          <table:table-cell office:value-type="float" office:value="-0.02428708" calcext:value-type="float">
            <text:p>-0.02428708</text:p>
          </table:table-cell>
          <table:table-cell office:value-type="float" office:value="-0.02328856" calcext:value-type="float">
            <text:p>-0.0232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158" calcext:value-type="float">
            <text:p>-0.2475158</text:p>
          </table:table-cell>
          <table:table-cell office:value-type="float" office:value="0.01391909" calcext:value-type="float">
            <text:p>0.0139190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3205" calcext:value-type="float">
            <text:p>-2.373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60.95198" calcext:value-type="float">
            <text:p>60.95198</text:p>
          </table:table-cell>
          <table:table-cell office:value-type="float" office:value="3.95667" calcext:value-type="float">
            <text:p>3.95667</text:p>
          </table:table-cell>
          <table:table-cell office:value-type="float" office:value="0" calcext:value-type="float">
            <text:p>0</text:p>
          </table:table-cell>
          <table:table-cell office:value-type="float" office:value="1093.854" calcext:value-type="float">
            <text:p>1093.854</text:p>
          </table:table-cell>
          <table:table-cell office:value-type="float" office:value="-56.79427" calcext:value-type="float">
            <text:p>-56.79427</text:p>
          </table:table-cell>
          <table:table-cell office:value-type="float" office:value="169.6149" calcext:value-type="float">
            <text:p>169.6149</text:p>
          </table:table-cell>
          <table:table-cell office:value-type="float" office:value="0.2509542" calcext:value-type="float">
            <text:p>0.2509542</text:p>
          </table:table-cell>
          <table:table-cell office:value-type="float" office:value="0.2561365" calcext:value-type="float">
            <text:p>0.2561365</text:p>
          </table:table-cell>
          <table:table-cell office:value-type="float" office:value="0.2783267" calcext:value-type="float">
            <text:p>0.2783267</text:p>
          </table:table-cell>
          <table:table-cell office:value-type="float" office:value="0.2900513" calcext:value-type="float">
            <text:p>0.2900513</text:p>
          </table:table-cell>
          <table:table-cell office:value-type="float" office:value="0.2964644" calcext:value-type="float">
            <text:p>0.2964644</text:p>
          </table:table-cell>
          <table:table-cell office:value-type="float" office:value="0.2682007" calcext:value-type="float">
            <text:p>0.2682007</text:p>
          </table:table-cell>
          <table:table-cell office:value-type="float" office:value="0.2735904" calcext:value-type="float">
            <text:p>0.2735904</text:p>
          </table:table-cell>
          <table:table-cell office:value-type="float" office:value="0.3619074" calcext:value-type="float">
            <text:p>0.3619074</text:p>
          </table:table-cell>
          <table:table-cell office:value-type="float" office:value="0.3525547" calcext:value-type="float">
            <text:p>0.3525547</text:p>
          </table:table-cell>
          <table:table-cell office:value-type="float" office:value="0.3595222" calcext:value-type="float">
            <text:p>0.3595222</text:p>
          </table:table-cell>
          <table:table-cell office:value-type="float" office:value="0.3748444" calcext:value-type="float">
            <text:p>0.3748444</text:p>
          </table:table-cell>
          <table:table-cell office:value-type="float" office:value="0.3906631" calcext:value-type="float">
            <text:p>0.39066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79959E-016" calcext:value-type="float">
            <text:p>9.479959E-16</text:p>
          </table:table-cell>
          <table:table-cell office:value-type="float" office:value="9.47019E-016" calcext:value-type="float">
            <text:p>9.4701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4693" calcext:value-type="float">
            <text:p>-0.144693</text:p>
          </table:table-cell>
          <table:table-cell office:value-type="float" office:value="-0.123396" calcext:value-type="float">
            <text:p>-0.123396</text:p>
          </table:table-cell>
          <table:table-cell office:value-type="float" office:value="-0.0649749" calcext:value-type="float">
            <text:p>-0.0649749</text:p>
          </table:table-cell>
          <table:table-cell office:value-type="float" office:value="-0.04728352" calcext:value-type="float">
            <text:p>-0.04728352</text:p>
          </table:table-cell>
          <table:table-cell office:value-type="float" office:value="-0.03995487" calcext:value-type="float">
            <text:p>-0.03995487</text:p>
          </table:table-cell>
          <table:table-cell office:value-type="float" office:value="-0.03217215" calcext:value-type="float">
            <text:p>-0.03217215</text:p>
          </table:table-cell>
          <table:table-cell office:value-type="float" office:value="-0.02714534" calcext:value-type="float">
            <text:p>-0.02714534</text:p>
          </table:table-cell>
          <table:table-cell office:value-type="float" office:value="-0.02455254" calcext:value-type="float">
            <text:p>-0.02455254</text:p>
          </table:table-cell>
          <table:table-cell office:value-type="float" office:value="-0.02415174" calcext:value-type="float">
            <text:p>-0.02415174</text:p>
          </table:table-cell>
          <table:table-cell office:value-type="float" office:value="-0.02298406" calcext:value-type="float">
            <text:p>-0.02298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43432" calcext:value-type="float">
            <text:p>-0.1443432</text:p>
          </table:table-cell>
          <table:table-cell office:value-type="float" office:value="0.01386031" calcext:value-type="float">
            <text:p>0.0138603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8527" calcext:value-type="float">
            <text:p>-2.3785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4.012324" calcext:value-type="float">
            <text:p>4.012324</text:p>
          </table:table-cell>
          <table:table-cell office:value-type="float" office:value="0" calcext:value-type="float">
            <text:p>0</text:p>
          </table:table-cell>
          <table:table-cell office:value-type="float" office:value="1094.86" calcext:value-type="float">
            <text:p>1094.86</text:p>
          </table:table-cell>
          <table:table-cell office:value-type="float" office:value="-56.35664" calcext:value-type="float">
            <text:p>-56.35664</text:p>
          </table:table-cell>
          <table:table-cell office:value-type="float" office:value="176.1079" calcext:value-type="float">
            <text:p>176.1079</text:p>
          </table:table-cell>
          <table:table-cell office:value-type="float" office:value="0.2345685" calcext:value-type="float">
            <text:p>0.2345685</text:p>
          </table:table-cell>
          <table:table-cell office:value-type="float" office:value="0.2565021" calcext:value-type="float">
            <text:p>0.2565021</text:p>
          </table:table-cell>
          <table:table-cell office:value-type="float" office:value="0.2784216" calcext:value-type="float">
            <text:p>0.2784216</text:p>
          </table:table-cell>
          <table:table-cell office:value-type="float" office:value="0.2894753" calcext:value-type="float">
            <text:p>0.2894753</text:p>
          </table:table-cell>
          <table:table-cell office:value-type="float" office:value="0.2954503" calcext:value-type="float">
            <text:p>0.2954503</text:p>
          </table:table-cell>
          <table:table-cell office:value-type="float" office:value="0.2670983" calcext:value-type="float">
            <text:p>0.2670983</text:p>
          </table:table-cell>
          <table:table-cell office:value-type="float" office:value="0.272639" calcext:value-type="float">
            <text:p>0.272639</text:p>
          </table:table-cell>
          <table:table-cell office:value-type="float" office:value="0.3614308" calcext:value-type="float">
            <text:p>0.3614308</text:p>
          </table:table-cell>
          <table:table-cell office:value-type="float" office:value="0.3526016" calcext:value-type="float">
            <text:p>0.3526016</text:p>
          </table:table-cell>
          <table:table-cell office:value-type="float" office:value="0.3598032" calcext:value-type="float">
            <text:p>0.3598032</text:p>
          </table:table-cell>
          <table:table-cell office:value-type="float" office:value="0.3752144" calcext:value-type="float">
            <text:p>0.3752144</text:p>
          </table:table-cell>
          <table:table-cell office:value-type="float" office:value="0.3907324" calcext:value-type="float">
            <text:p>0.390732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0.00029642" calcext:value-type="float">
            <text:p>0.00029642</text:p>
          </table:table-cell>
          <table:table-cell office:value-type="float" office:value="9.469959E-016" calcext:value-type="float">
            <text:p>9.46995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407896" calcext:value-type="float">
            <text:p>-0.2407896</text:p>
          </table:table-cell>
          <table:table-cell office:value-type="float" office:value="-0.1217141" calcext:value-type="float">
            <text:p>-0.1217141</text:p>
          </table:table-cell>
          <table:table-cell office:value-type="float" office:value="-0.06480119" calcext:value-type="float">
            <text:p>-0.06480119</text:p>
          </table:table-cell>
          <table:table-cell office:value-type="float" office:value="-0.04801369" calcext:value-type="float">
            <text:p>-0.04801369</text:p>
          </table:table-cell>
          <table:table-cell office:value-type="float" office:value="-0.04100813" calcext:value-type="float">
            <text:p>-0.04100813</text:p>
          </table:table-cell>
          <table:table-cell office:value-type="float" office:value="-0.0331824" calcext:value-type="float">
            <text:p>-0.0331824</text:p>
          </table:table-cell>
          <table:table-cell office:value-type="float" office:value="-0.02795903" calcext:value-type="float">
            <text:p>-0.02795903</text:p>
          </table:table-cell>
          <table:table-cell office:value-type="float" office:value="-0.02526432" calcext:value-type="float">
            <text:p>-0.02526432</text:p>
          </table:table-cell>
          <table:table-cell office:value-type="float" office:value="-0.02409749" calcext:value-type="float">
            <text:p>-0.02409749</text:p>
          </table:table-cell>
          <table:table-cell office:value-type="float" office:value="-0.02267922" calcext:value-type="float">
            <text:p>-0.02267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4042" calcext:value-type="float">
            <text:p>-0.3644042</text:p>
          </table:table-cell>
          <table:table-cell office:value-type="float" office:value="0.013838" calcext:value-type="float">
            <text:p>0.01383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2607" calcext:value-type="float">
            <text:p>-2.3826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4.05415" calcext:value-type="float">
            <text:p>4.05415</text:p>
          </table:table-cell>
          <table:table-cell office:value-type="float" office:value="0" calcext:value-type="float">
            <text:p>0</text:p>
          </table:table-cell>
          <table:table-cell office:value-type="float" office:value="1094.14" calcext:value-type="float">
            <text:p>1094.14</text:p>
          </table:table-cell>
          <table:table-cell office:value-type="float" office:value="-55.67844" calcext:value-type="float">
            <text:p>-55.67844</text:p>
          </table:table-cell>
          <table:table-cell office:value-type="float" office:value="167.1824" calcext:value-type="float">
            <text:p>167.1824</text:p>
          </table:table-cell>
          <table:table-cell office:value-type="float" office:value="0.2296956" calcext:value-type="float">
            <text:p>0.2296956</text:p>
          </table:table-cell>
          <table:table-cell office:value-type="float" office:value="0.2539745" calcext:value-type="float">
            <text:p>0.2539745</text:p>
          </table:table-cell>
          <table:table-cell office:value-type="float" office:value="0.2776195" calcext:value-type="float">
            <text:p>0.2776195</text:p>
          </table:table-cell>
          <table:table-cell office:value-type="float" office:value="0.2884994" calcext:value-type="float">
            <text:p>0.2884994</text:p>
          </table:table-cell>
          <table:table-cell office:value-type="float" office:value="0.2941305" calcext:value-type="float">
            <text:p>0.2941305</text:p>
          </table:table-cell>
          <table:table-cell office:value-type="float" office:value="0.2665885" calcext:value-type="float">
            <text:p>0.2665885</text:p>
          </table:table-cell>
          <table:table-cell office:value-type="float" office:value="0.2771406" calcext:value-type="float">
            <text:p>0.2771406</text:p>
          </table:table-cell>
          <table:table-cell office:value-type="float" office:value="0.3613484" calcext:value-type="float">
            <text:p>0.3613484</text:p>
          </table:table-cell>
          <table:table-cell office:value-type="float" office:value="0.3525995" calcext:value-type="float">
            <text:p>0.3525995</text:p>
          </table:table-cell>
          <table:table-cell office:value-type="float" office:value="0.360103" calcext:value-type="float">
            <text:p>0.360103</text:p>
          </table:table-cell>
          <table:table-cell office:value-type="float" office:value="0.3755214" calcext:value-type="float">
            <text:p>0.3755214</text:p>
          </table:table-cell>
          <table:table-cell office:value-type="float" office:value="0.3907899" calcext:value-type="float">
            <text:p>0.390789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687452E-016" calcext:value-type="float">
            <text:p>9.687452E-16</text:p>
          </table:table-cell>
          <table:table-cell office:value-type="float" office:value="9.469728E-016" calcext:value-type="float">
            <text:p>9.46972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846927" calcext:value-type="float">
            <text:p>-0.2846927</text:p>
          </table:table-cell>
          <table:table-cell office:value-type="float" office:value="-0.1313821" calcext:value-type="float">
            <text:p>-0.1313821</text:p>
          </table:table-cell>
          <table:table-cell office:value-type="float" office:value="-0.06624069" calcext:value-type="float">
            <text:p>-0.06624069</text:p>
          </table:table-cell>
          <table:table-cell office:value-type="float" office:value="-0.04926703" calcext:value-type="float">
            <text:p>-0.04926703</text:p>
          </table:table-cell>
          <table:table-cell office:value-type="float" office:value="-0.04246369" calcext:value-type="float">
            <text:p>-0.04246369</text:p>
          </table:table-cell>
          <table:table-cell office:value-type="float" office:value="-0.03368262" calcext:value-type="float">
            <text:p>-0.03368262</text:p>
          </table:table-cell>
          <table:table-cell office:value-type="float" office:value="-0.02433943" calcext:value-type="float">
            <text:p>-0.02433943</text:p>
          </table:table-cell>
          <table:table-cell office:value-type="float" office:value="-0.02540218" calcext:value-type="float">
            <text:p>-0.02540218</text:p>
          </table:table-cell>
          <table:table-cell office:value-type="float" office:value="-0.02409998" calcext:value-type="float">
            <text:p>-0.02409998</text:p>
          </table:table-cell>
          <table:table-cell office:value-type="float" office:value="-0.02235794" calcext:value-type="float">
            <text:p>-0.0223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05958" calcext:value-type="float">
            <text:p>-0.4305958</text:p>
          </table:table-cell>
          <table:table-cell office:value-type="float" office:value="0.01380013" calcext:value-type="float">
            <text:p>0.01380013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6394" calcext:value-type="float">
            <text:p>-2.3863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981963" calcext:value-type="float">
            <text:p>3.981963</text:p>
          </table:table-cell>
          <table:table-cell office:value-type="float" office:value="0" calcext:value-type="float">
            <text:p>0</text:p>
          </table:table-cell>
          <table:table-cell office:value-type="float" office:value="1093.6" calcext:value-type="float">
            <text:p>1093.6</text:p>
          </table:table-cell>
          <table:table-cell office:value-type="float" office:value="-55.06586" calcext:value-type="float">
            <text:p>-55.06586</text:p>
          </table:table-cell>
          <table:table-cell office:value-type="float" office:value="154.3123" calcext:value-type="float">
            <text:p>154.3123</text:p>
          </table:table-cell>
          <table:table-cell office:value-type="float" office:value="0.2458295" calcext:value-type="float">
            <text:p>0.2458295</text:p>
          </table:table-cell>
          <table:table-cell office:value-type="float" office:value="0.2577886" calcext:value-type="float">
            <text:p>0.2577886</text:p>
          </table:table-cell>
          <table:table-cell office:value-type="float" office:value="0.2765458" calcext:value-type="float">
            <text:p>0.2765458</text:p>
          </table:table-cell>
          <table:table-cell office:value-type="float" office:value="0.2873554" calcext:value-type="float">
            <text:p>0.2873554</text:p>
          </table:table-cell>
          <table:table-cell office:value-type="float" office:value="0.2947309" calcext:value-type="float">
            <text:p>0.2947309</text:p>
          </table:table-cell>
          <table:table-cell office:value-type="float" office:value="0.2685106" calcext:value-type="float">
            <text:p>0.2685106</text:p>
          </table:table-cell>
          <table:table-cell office:value-type="float" office:value="0.2965034" calcext:value-type="float">
            <text:p>0.2965034</text:p>
          </table:table-cell>
          <table:table-cell office:value-type="float" office:value="0.3629973" calcext:value-type="float">
            <text:p>0.3629973</text:p>
          </table:table-cell>
          <table:table-cell office:value-type="float" office:value="0.3526741" calcext:value-type="float">
            <text:p>0.3526741</text:p>
          </table:table-cell>
          <table:table-cell office:value-type="float" office:value="0.3603808" calcext:value-type="float">
            <text:p>0.3603808</text:p>
          </table:table-cell>
          <table:table-cell office:value-type="float" office:value="0.3758095" calcext:value-type="float">
            <text:p>0.3758095</text:p>
          </table:table-cell>
          <table:table-cell office:value-type="float" office:value="0.3908361" calcext:value-type="float">
            <text:p>0.39083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88331E-016" calcext:value-type="float">
            <text:p>9.688331E-16</text:p>
          </table:table-cell>
          <table:table-cell office:value-type="float" office:value="9.469492E-016" calcext:value-type="float">
            <text:p>9.46949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87621" calcext:value-type="float">
            <text:p>-0.1687621</text:p>
          </table:table-cell>
          <table:table-cell office:value-type="float" office:value="-0.1172762" calcext:value-type="float">
            <text:p>-0.1172762</text:p>
          </table:table-cell>
          <table:table-cell office:value-type="float" office:value="-0.0682698" calcext:value-type="float">
            <text:p>-0.0682698</text:p>
          </table:table-cell>
          <table:table-cell office:value-type="float" office:value="-0.05081569" calcext:value-type="float">
            <text:p>-0.05081569</text:p>
          </table:table-cell>
          <table:table-cell office:value-type="float" office:value="-0.04183515" calcext:value-type="float">
            <text:p>-0.04183515</text:p>
          </table:table-cell>
          <table:table-cell office:value-type="float" office:value="-0.03194598" calcext:value-type="float">
            <text:p>-0.03194598</text:p>
          </table:table-cell>
          <table:table-cell office:value-type="float" office:value="-0.01375003" calcext:value-type="float">
            <text:p>-0.01375003</text:p>
          </table:table-cell>
          <table:table-cell office:value-type="float" office:value="-0.02305843" calcext:value-type="float">
            <text:p>-0.02305843</text:p>
          </table:table-cell>
          <table:table-cell office:value-type="float" office:value="-0.02401783" calcext:value-type="float">
            <text:p>-0.02401783</text:p>
          </table:table-cell>
          <table:table-cell office:value-type="float" office:value="-0.02206461" calcext:value-type="float">
            <text:p>-0.0220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568" calcext:value-type="float">
            <text:p>-0.206568</text:p>
          </table:table-cell>
          <table:table-cell office:value-type="float" office:value="0.01374192" calcext:value-type="float">
            <text:p>0.0137419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9925" calcext:value-type="float">
            <text:p>-2.3899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35899" calcext:value-type="float">
            <text:p>3.835899</text:p>
          </table:table-cell>
          <table:table-cell office:value-type="float" office:value="0" calcext:value-type="float">
            <text:p>0</text:p>
          </table:table-cell>
          <table:table-cell office:value-type="float" office:value="1093.221" calcext:value-type="float">
            <text:p>1093.221</text:p>
          </table:table-cell>
          <table:table-cell office:value-type="float" office:value="-54.54069" calcext:value-type="float">
            <text:p>-54.54069</text:p>
          </table:table-cell>
          <table:table-cell office:value-type="float" office:value="134.1246" calcext:value-type="float">
            <text:p>134.1246</text:p>
          </table:table-cell>
          <table:table-cell office:value-type="float" office:value="0.2631312" calcext:value-type="float">
            <text:p>0.2631312</text:p>
          </table:table-cell>
          <table:table-cell office:value-type="float" office:value="0.2669537" calcext:value-type="float">
            <text:p>0.2669537</text:p>
          </table:table-cell>
          <table:table-cell office:value-type="float" office:value="0.2768083" calcext:value-type="float">
            <text:p>0.2768083</text:p>
          </table:table-cell>
          <table:table-cell office:value-type="float" office:value="0.2877474" calcext:value-type="float">
            <text:p>0.2877474</text:p>
          </table:table-cell>
          <table:table-cell office:value-type="float" office:value="0.2973445" calcext:value-type="float">
            <text:p>0.2973445</text:p>
          </table:table-cell>
          <table:table-cell office:value-type="float" office:value="0.2739785" calcext:value-type="float">
            <text:p>0.2739785</text:p>
          </table:table-cell>
          <table:table-cell office:value-type="float" office:value="0.3314399" calcext:value-type="float">
            <text:p>0.3314399</text:p>
          </table:table-cell>
          <table:table-cell office:value-type="float" office:value="0.3673636" calcext:value-type="float">
            <text:p>0.3673636</text:p>
          </table:table-cell>
          <table:table-cell office:value-type="float" office:value="0.3530906" calcext:value-type="float">
            <text:p>0.3530906</text:p>
          </table:table-cell>
          <table:table-cell office:value-type="float" office:value="0.3606495" calcext:value-type="float">
            <text:p>0.3606495</text:p>
          </table:table-cell>
          <table:table-cell office:value-type="float" office:value="0.3760797" calcext:value-type="float">
            <text:p>0.3760797</text:p>
          </table:table-cell>
          <table:table-cell office:value-type="float" office:value="0.3908725" calcext:value-type="float">
            <text:p>0.39087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89213E-016" calcext:value-type="float">
            <text:p>9.689213E-16</text:p>
          </table:table-cell>
          <table:table-cell office:value-type="float" office:value="9.469256E-016" calcext:value-type="float">
            <text:p>9.46925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01081" calcext:value-type="float">
            <text:p>-0.1001081</text:p>
          </table:table-cell>
          <table:table-cell office:value-type="float" office:value="-0.08965455" calcext:value-type="float">
            <text:p>-0.08965455</text:p>
          </table:table-cell>
          <table:table-cell office:value-type="float" office:value="-0.0677957" calcext:value-type="float">
            <text:p>-0.0677957</text:p>
          </table:table-cell>
          <table:table-cell office:value-type="float" office:value="-0.05030385" calcext:value-type="float">
            <text:p>-0.05030385</text:p>
          </table:table-cell>
          <table:table-cell office:value-type="float" office:value="-0.03911702" calcext:value-type="float">
            <text:p>-0.03911702</text:p>
          </table:table-cell>
          <table:table-cell office:value-type="float" office:value="-0.02752101" calcext:value-type="float">
            <text:p>-0.02752101</text:p>
          </table:table-cell>
          <table:table-cell office:value-type="float" office:value="-0.005380879" calcext:value-type="float">
            <text:p>-0.005380879</text:p>
          </table:table-cell>
          <table:table-cell office:value-type="float" office:value="-0.01783398" calcext:value-type="float">
            <text:p>-0.01783398</text:p>
          </table:table-cell>
          <table:table-cell office:value-type="float" office:value="-0.02355628" calcext:value-type="float">
            <text:p>-0.02355628</text:p>
          </table:table-cell>
          <table:table-cell office:value-type="float" office:value="-0.02178512" calcext:value-type="float">
            <text:p>-0.0217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6682" calcext:value-type="float">
            <text:p>-0.1046682</text:p>
          </table:table-cell>
          <table:table-cell office:value-type="float" office:value="0.01367411" calcext:value-type="float">
            <text:p>0.0136741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322" calcext:value-type="float">
            <text:p>-2.393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02015" calcext:value-type="float">
            <text:p>3.802015</text:p>
          </table:table-cell>
          <table:table-cell office:value-type="float" office:value="0" calcext:value-type="float">
            <text:p>0</text:p>
          </table:table-cell>
          <table:table-cell office:value-type="float" office:value="1092.926" calcext:value-type="float">
            <text:p>1092.926</text:p>
          </table:table-cell>
          <table:table-cell office:value-type="float" office:value="-54.21248" calcext:value-type="float">
            <text:p>-54.21248</text:p>
          </table:table-cell>
          <table:table-cell office:value-type="float" office:value="120.3578" calcext:value-type="float">
            <text:p>120.3578</text:p>
          </table:table-cell>
          <table:table-cell office:value-type="float" office:value="0.2802745" calcext:value-type="float">
            <text:p>0.2802745</text:p>
          </table:table-cell>
          <table:table-cell office:value-type="float" office:value="0.2770841" calcext:value-type="float">
            <text:p>0.2770841</text:p>
          </table:table-cell>
          <table:table-cell office:value-type="float" office:value="0.2797174" calcext:value-type="float">
            <text:p>0.2797174</text:p>
          </table:table-cell>
          <table:table-cell office:value-type="float" office:value="0.2908715" calcext:value-type="float">
            <text:p>0.2908715</text:p>
          </table:table-cell>
          <table:table-cell office:value-type="float" office:value="0.3027588" calcext:value-type="float">
            <text:p>0.3027588</text:p>
          </table:table-cell>
          <table:table-cell office:value-type="float" office:value="0.281892" calcext:value-type="float">
            <text:p>0.281892</text:p>
          </table:table-cell>
          <table:table-cell office:value-type="float" office:value="0.3273362" calcext:value-type="float">
            <text:p>0.3273362</text:p>
          </table:table-cell>
          <table:table-cell office:value-type="float" office:value="0.3726881" calcext:value-type="float">
            <text:p>0.3726881</text:p>
          </table:table-cell>
          <table:table-cell office:value-type="float" office:value="0.3540334" calcext:value-type="float">
            <text:p>0.3540334</text:p>
          </table:table-cell>
          <table:table-cell office:value-type="float" office:value="0.3609352" calcext:value-type="float">
            <text:p>0.3609352</text:p>
          </table:table-cell>
          <table:table-cell office:value-type="float" office:value="0.3763347" calcext:value-type="float">
            <text:p>0.3763347</text:p>
          </table:table-cell>
          <table:table-cell office:value-type="float" office:value="0.3909002" calcext:value-type="float">
            <text:p>0.390900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690116E-016" calcext:value-type="float">
            <text:p>9.690116E-16</text:p>
          </table:table-cell>
          <table:table-cell office:value-type="float" office:value="9.469018E-016" calcext:value-type="float">
            <text:p>9.46901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16071" calcext:value-type="float">
            <text:p>-0.0616071</text:p>
          </table:table-cell>
          <table:table-cell office:value-type="float" office:value="-0.06736494" calcext:value-type="float">
            <text:p>-0.06736494</text:p>
          </table:table-cell>
          <table:table-cell office:value-type="float" office:value="-0.06261102" calcext:value-type="float">
            <text:p>-0.06261102</text:p>
          </table:table-cell>
          <table:table-cell office:value-type="float" office:value="-0.04633619" calcext:value-type="float">
            <text:p>-0.04633619</text:p>
          </table:table-cell>
          <table:table-cell office:value-type="float" office:value="-0.03408705" calcext:value-type="float">
            <text:p>-0.03408705</text:p>
          </table:table-cell>
          <table:table-cell office:value-type="float" office:value="-0.02225714" calcext:value-type="float">
            <text:p>-0.02225714</text:p>
          </table:table-cell>
          <table:table-cell office:value-type="float" office:value="-0.005957433" calcext:value-type="float">
            <text:p>-0.005957433</text:p>
          </table:table-cell>
          <table:table-cell office:value-type="float" office:value="-0.01306451" calcext:value-type="float">
            <text:p>-0.01306451</text:p>
          </table:table-cell>
          <table:table-cell office:value-type="float" office:value="-0.02253937" calcext:value-type="float">
            <text:p>-0.02253937</text:p>
          </table:table-cell>
          <table:table-cell office:value-type="float" office:value="-0.02149215" calcext:value-type="float">
            <text:p>-0.0214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77534" calcext:value-type="float">
            <text:p>-0.05977534</text:p>
          </table:table-cell>
          <table:table-cell office:value-type="float" office:value="0.0136048" calcext:value-type="float">
            <text:p>0.013604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6296" calcext:value-type="float">
            <text:p>-2.3962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13758" calcext:value-type="float">
            <text:p>3.813758</text:p>
          </table:table-cell>
          <table:table-cell office:value-type="float" office:value="0" calcext:value-type="float">
            <text:p>0</text:p>
          </table:table-cell>
          <table:table-cell office:value-type="float" office:value="1092.71" calcext:value-type="float">
            <text:p>1092.71</text:p>
          </table:table-cell>
          <table:table-cell office:value-type="float" office:value="-54.00828" calcext:value-type="float">
            <text:p>-54.00828</text:p>
          </table:table-cell>
          <table:table-cell office:value-type="float" office:value="111.569" calcext:value-type="float">
            <text:p>111.569</text:p>
          </table:table-cell>
          <table:table-cell office:value-type="float" office:value="0.2948191" calcext:value-type="float">
            <text:p>0.2948191</text:p>
          </table:table-cell>
          <table:table-cell office:value-type="float" office:value="0.2886694" calcext:value-type="float">
            <text:p>0.2886694</text:p>
          </table:table-cell>
          <table:table-cell office:value-type="float" office:value="0.2859432" calcext:value-type="float">
            <text:p>0.2859432</text:p>
          </table:table-cell>
          <table:table-cell office:value-type="float" office:value="0.29655" calcext:value-type="float">
            <text:p>0.29655</text:p>
          </table:table-cell>
          <table:table-cell office:value-type="float" office:value="0.3104647" calcext:value-type="float">
            <text:p>0.3104647</text:p>
          </table:table-cell>
          <table:table-cell office:value-type="float" office:value="0.2870229" calcext:value-type="float">
            <text:p>0.2870229</text:p>
          </table:table-cell>
          <table:table-cell office:value-type="float" office:value="0.309127" calcext:value-type="float">
            <text:p>0.309127</text:p>
          </table:table-cell>
          <table:table-cell office:value-type="float" office:value="0.3753021" calcext:value-type="float">
            <text:p>0.3753021</text:p>
          </table:table-cell>
          <table:table-cell office:value-type="float" office:value="0.3552424" calcext:value-type="float">
            <text:p>0.3552424</text:p>
          </table:table-cell>
          <table:table-cell office:value-type="float" office:value="0.3612556" calcext:value-type="float">
            <text:p>0.3612556</text:p>
          </table:table-cell>
          <table:table-cell office:value-type="float" office:value="0.3765786" calcext:value-type="float">
            <text:p>0.3765786</text:p>
          </table:table-cell>
          <table:table-cell office:value-type="float" office:value="0.3909206" calcext:value-type="float">
            <text:p>0.39092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91029E-016" calcext:value-type="float">
            <text:p>9.691029E-16</text:p>
          </table:table-cell>
          <table:table-cell office:value-type="float" office:value="9.468779E-016" calcext:value-type="float">
            <text:p>9.46877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155846" calcext:value-type="float">
            <text:p>-0.04155846</text:p>
          </table:table-cell>
          <table:table-cell office:value-type="float" office:value="-0.04918932" calcext:value-type="float">
            <text:p>-0.04918932</text:p>
          </table:table-cell>
          <table:table-cell office:value-type="float" office:value="-0.05291197" calcext:value-type="float">
            <text:p>-0.05291197</text:p>
          </table:table-cell>
          <table:table-cell office:value-type="float" office:value="-0.03994885" calcext:value-type="float">
            <text:p>-0.03994885</text:p>
          </table:table-cell>
          <table:table-cell office:value-type="float" office:value="-0.02899822" calcext:value-type="float">
            <text:p>-0.02899822</text:p>
          </table:table-cell>
          <table:table-cell office:value-type="float" office:value="-0.01942235" calcext:value-type="float">
            <text:p>-0.01942235</text:p>
          </table:table-cell>
          <table:table-cell office:value-type="float" office:value="-0.009687988" calcext:value-type="float">
            <text:p>-0.009687988</text:p>
          </table:table-cell>
          <table:table-cell office:value-type="float" office:value="-0.01119296" calcext:value-type="float">
            <text:p>-0.01119296</text:p>
          </table:table-cell>
          <table:table-cell office:value-type="float" office:value="-0.02129687" calcext:value-type="float">
            <text:p>-0.02129687</text:p>
          </table:table-cell>
          <table:table-cell office:value-type="float" office:value="-0.02116863" calcext:value-type="float">
            <text:p>-0.02116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43695" calcext:value-type="float">
            <text:p>-0.04043695</text:p>
          </table:table-cell>
          <table:table-cell office:value-type="float" office:value="0.01353404" calcext:value-type="float">
            <text:p>0.0135340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9167" calcext:value-type="float">
            <text:p>-2.3991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36176" calcext:value-type="float">
            <text:p>3.836176</text:p>
          </table:table-cell>
          <table:table-cell office:value-type="float" office:value="0" calcext:value-type="float">
            <text:p>0</text:p>
          </table:table-cell>
          <table:table-cell office:value-type="float" office:value="1093.124" calcext:value-type="float">
            <text:p>1093.124</text:p>
          </table:table-cell>
          <table:table-cell office:value-type="float" office:value="-54.44396" calcext:value-type="float">
            <text:p>-54.44396</text:p>
          </table:table-cell>
          <table:table-cell office:value-type="float" office:value="103.2538" calcext:value-type="float">
            <text:p>103.2538</text:p>
          </table:table-cell>
          <table:table-cell office:value-type="float" office:value="0.310845" calcext:value-type="float">
            <text:p>0.310845</text:p>
          </table:table-cell>
          <table:table-cell office:value-type="float" office:value="0.3043109" calcext:value-type="float">
            <text:p>0.3043109</text:p>
          </table:table-cell>
          <table:table-cell office:value-type="float" office:value="0.2964424" calcext:value-type="float">
            <text:p>0.2964424</text:p>
          </table:table-cell>
          <table:table-cell office:value-type="float" office:value="0.3033561" calcext:value-type="float">
            <text:p>0.3033561</text:p>
          </table:table-cell>
          <table:table-cell office:value-type="float" office:value="0.3155463" calcext:value-type="float">
            <text:p>0.3155463</text:p>
          </table:table-cell>
          <table:table-cell office:value-type="float" office:value="0.287988" calcext:value-type="float">
            <text:p>0.287988</text:p>
          </table:table-cell>
          <table:table-cell office:value-type="float" office:value="0.3013353" calcext:value-type="float">
            <text:p>0.3013353</text:p>
          </table:table-cell>
          <table:table-cell office:value-type="float" office:value="0.3746037" calcext:value-type="float">
            <text:p>0.3746037</text:p>
          </table:table-cell>
          <table:table-cell office:value-type="float" office:value="0.3564064" calcext:value-type="float">
            <text:p>0.3564064</text:p>
          </table:table-cell>
          <table:table-cell office:value-type="float" office:value="0.361615" calcext:value-type="float">
            <text:p>0.361615</text:p>
          </table:table-cell>
          <table:table-cell office:value-type="float" office:value="0.3768249" calcext:value-type="float">
            <text:p>0.3768249</text:p>
          </table:table-cell>
          <table:table-cell office:value-type="float" office:value="0.391282" calcext:value-type="float">
            <text:p>0.391282</text:p>
          </table:table-cell>
          <table:table-cell office:value-type="float" office:value="0.4552567" calcext:value-type="float">
            <text:p>0.4552567</text:p>
          </table:table-cell>
          <table:table-cell office:value-type="float" office:value="0" calcext:value-type="float">
            <text:p>0</text:p>
          </table:table-cell>
          <table:table-cell office:value-type="float" office:value="9.691941E-016" calcext:value-type="float">
            <text:p>9.691941E-16</text:p>
          </table:table-cell>
          <table:table-cell office:value-type="float" office:value="9.468541E-016" calcext:value-type="float">
            <text:p>9.46854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861066" calcext:value-type="float">
            <text:p>-0.02861066</text:p>
          </table:table-cell>
          <table:table-cell office:value-type="float" office:value="-0.03276984" calcext:value-type="float">
            <text:p>-0.03276984</text:p>
          </table:table-cell>
          <table:table-cell office:value-type="float" office:value="-0.04013953" calcext:value-type="float">
            <text:p>-0.04013953</text:p>
          </table:table-cell>
          <table:table-cell office:value-type="float" office:value="-0.03354262" calcext:value-type="float">
            <text:p>-0.03354262</text:p>
          </table:table-cell>
          <table:table-cell office:value-type="float" office:value="-0.02622149" calcext:value-type="float">
            <text:p>-0.02622149</text:p>
          </table:table-cell>
          <table:table-cell office:value-type="float" office:value="-0.01892607" calcext:value-type="float">
            <text:p>-0.01892607</text:p>
          </table:table-cell>
          <table:table-cell office:value-type="float" office:value="-0.01203998" calcext:value-type="float">
            <text:p>-0.01203998</text:p>
          </table:table-cell>
          <table:table-cell office:value-type="float" office:value="-0.01163926" calcext:value-type="float">
            <text:p>-0.01163926</text:p>
          </table:table-cell>
          <table:table-cell office:value-type="float" office:value="-0.02016995" calcext:value-type="float">
            <text:p>-0.02016995</text:p>
          </table:table-cell>
          <table:table-cell office:value-type="float" office:value="-0.02081208" calcext:value-type="float">
            <text:p>-0.0208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10411" calcext:value-type="float">
            <text:p>-0.02810411</text:p>
          </table:table-cell>
          <table:table-cell office:value-type="float" office:value="0.01346039" calcext:value-type="float">
            <text:p>0.0134603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29192" calcext:value-type="float">
            <text:p>-2.3291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744104" calcext:value-type="float">
            <text:p>3.744104</text:p>
          </table:table-cell>
          <table:table-cell office:value-type="float" office:value="0" calcext:value-type="float">
            <text:p>0</text:p>
          </table:table-cell>
          <table:table-cell office:value-type="float" office:value="1093.839" calcext:value-type="float">
            <text:p>1093.839</text:p>
          </table:table-cell>
          <table:table-cell office:value-type="float" office:value="-55.06757" calcext:value-type="float">
            <text:p>-55.06757</text:p>
          </table:table-cell>
          <table:table-cell office:value-type="float" office:value="89.91409" calcext:value-type="float">
            <text:p>89.91409</text:p>
          </table:table-cell>
          <table:table-cell office:value-type="float" office:value="0.3374205" calcext:value-type="float">
            <text:p>0.3374205</text:p>
          </table:table-cell>
          <table:table-cell office:value-type="float" office:value="0.3355723" calcext:value-type="float">
            <text:p>0.3355723</text:p>
          </table:table-cell>
          <table:table-cell office:value-type="float" office:value="0.3159218" calcext:value-type="float">
            <text:p>0.3159218</text:p>
          </table:table-cell>
          <table:table-cell office:value-type="float" office:value="0.3119514" calcext:value-type="float">
            <text:p>0.3119514</text:p>
          </table:table-cell>
          <table:table-cell office:value-type="float" office:value="0.3193484" calcext:value-type="float">
            <text:p>0.3193484</text:p>
          </table:table-cell>
          <table:table-cell office:value-type="float" office:value="0.2890207" calcext:value-type="float">
            <text:p>0.2890207</text:p>
          </table:table-cell>
          <table:table-cell office:value-type="float" office:value="0.3029748" calcext:value-type="float">
            <text:p>0.3029748</text:p>
          </table:table-cell>
          <table:table-cell office:value-type="float" office:value="0.373841" calcext:value-type="float">
            <text:p>0.373841</text:p>
          </table:table-cell>
          <table:table-cell office:value-type="float" office:value="0.3575333" calcext:value-type="float">
            <text:p>0.3575333</text:p>
          </table:table-cell>
          <table:table-cell office:value-type="float" office:value="0.3620257" calcext:value-type="float">
            <text:p>0.3620257</text:p>
          </table:table-cell>
          <table:table-cell office:value-type="float" office:value="0.377094" calcext:value-type="float">
            <text:p>0.377094</text:p>
          </table:table-cell>
          <table:table-cell office:value-type="float" office:value="0.3916074" calcext:value-type="float">
            <text:p>0.3916074</text:p>
          </table:table-cell>
          <table:table-cell office:value-type="float" office:value="0.459369" calcext:value-type="float">
            <text:p>0.459369</text:p>
          </table:table-cell>
          <table:table-cell office:value-type="float" office:value="0" calcext:value-type="float">
            <text:p>0</text:p>
          </table:table-cell>
          <table:table-cell office:value-type="float" office:value="9.692848E-016" calcext:value-type="float">
            <text:p>9.692848E-16</text:p>
          </table:table-cell>
          <table:table-cell office:value-type="float" office:value="9.468303E-016" calcext:value-type="float">
            <text:p>9.46830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26025" calcext:value-type="float">
            <text:p>-0.01726025</text:p>
          </table:table-cell>
          <table:table-cell office:value-type="float" office:value="-0.01785607" calcext:value-type="float">
            <text:p>-0.01785607</text:p>
          </table:table-cell>
          <table:table-cell office:value-type="float" office:value="-0.02614534" calcext:value-type="float">
            <text:p>-0.02614534</text:p>
          </table:table-cell>
          <table:table-cell office:value-type="float" office:value="-0.0281927" calcext:value-type="float">
            <text:p>-0.0281927</text:p>
          </table:table-cell>
          <table:table-cell office:value-type="float" office:value="-0.02437297" calcext:value-type="float">
            <text:p>-0.02437297</text:p>
          </table:table-cell>
          <table:table-cell office:value-type="float" office:value="-0.01843279" calcext:value-type="float">
            <text:p>-0.01843279</text:p>
          </table:table-cell>
          <table:table-cell office:value-type="float" office:value="-0.01149567" calcext:value-type="float">
            <text:p>-0.01149567</text:p>
          </table:table-cell>
          <table:table-cell office:value-type="float" office:value="-0.0121721" calcext:value-type="float">
            <text:p>-0.0121721</text:p>
          </table:table-cell>
          <table:table-cell office:value-type="float" office:value="-0.01913555" calcext:value-type="float">
            <text:p>-0.01913555</text:p>
          </table:table-cell>
          <table:table-cell office:value-type="float" office:value="-0.02041204" calcext:value-type="float">
            <text:p>-0.0204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25691" calcext:value-type="float">
            <text:p>-0.01725691</text:p>
          </table:table-cell>
          <table:table-cell office:value-type="float" office:value="0.01338484" calcext:value-type="float">
            <text:p>0.0133848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54221" calcext:value-type="float">
            <text:p>-2.3542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700013" calcext:value-type="float">
            <text:p>3.700013</text:p>
          </table:table-cell>
          <table:table-cell office:value-type="float" office:value="0" calcext:value-type="float">
            <text:p>0</text:p>
          </table:table-cell>
          <table:table-cell office:value-type="float" office:value="1094.46" calcext:value-type="float">
            <text:p>1094.46</text:p>
          </table:table-cell>
          <table:table-cell office:value-type="float" office:value="-55.64348" calcext:value-type="float">
            <text:p>-55.64348</text:p>
          </table:table-cell>
          <table:table-cell office:value-type="float" office:value="77.10545" calcext:value-type="float">
            <text:p>77.10545</text:p>
          </table:table-cell>
          <table:table-cell office:value-type="float" office:value="0.3594519" calcext:value-type="float">
            <text:p>0.3594519</text:p>
          </table:table-cell>
          <table:table-cell office:value-type="float" office:value="0.3590881" calcext:value-type="float">
            <text:p>0.3590881</text:p>
          </table:table-cell>
          <table:table-cell office:value-type="float" office:value="0.3492656" calcext:value-type="float">
            <text:p>0.3492656</text:p>
          </table:table-cell>
          <table:table-cell office:value-type="float" office:value="0.3328143" calcext:value-type="float">
            <text:p>0.3328143</text:p>
          </table:table-cell>
          <table:table-cell office:value-type="float" office:value="0.3294306" calcext:value-type="float">
            <text:p>0.3294306</text:p>
          </table:table-cell>
          <table:table-cell office:value-type="float" office:value="0.2893817" calcext:value-type="float">
            <text:p>0.2893817</text:p>
          </table:table-cell>
          <table:table-cell office:value-type="float" office:value="0.2942871" calcext:value-type="float">
            <text:p>0.2942871</text:p>
          </table:table-cell>
          <table:table-cell office:value-type="float" office:value="0.3725705" calcext:value-type="float">
            <text:p>0.3725705</text:p>
          </table:table-cell>
          <table:table-cell office:value-type="float" office:value="0.3584278" calcext:value-type="float">
            <text:p>0.3584278</text:p>
          </table:table-cell>
          <table:table-cell office:value-type="float" office:value="0.3624503" calcext:value-type="float">
            <text:p>0.3624503</text:p>
          </table:table-cell>
          <table:table-cell office:value-type="float" office:value="0.377374" calcext:value-type="float">
            <text:p>0.377374</text:p>
          </table:table-cell>
          <table:table-cell office:value-type="float" office:value="0.3917878" calcext:value-type="float">
            <text:p>0.3917878</text:p>
          </table:table-cell>
          <table:table-cell office:value-type="float" office:value="0.4621699" calcext:value-type="float">
            <text:p>0.4621699</text:p>
          </table:table-cell>
          <table:table-cell office:value-type="float" office:value="0" calcext:value-type="float">
            <text:p>0</text:p>
          </table:table-cell>
          <table:table-cell office:value-type="float" office:value="9.693736E-016" calcext:value-type="float">
            <text:p>9.693736E-16</text:p>
          </table:table-cell>
          <table:table-cell office:value-type="float" office:value="9.468075E-016" calcext:value-type="float">
            <text:p>9.46807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65925" calcext:value-type="float">
            <text:p>-0.01165925</text:p>
          </table:table-cell>
          <table:table-cell office:value-type="float" office:value="-0.0117354" calcext:value-type="float">
            <text:p>-0.0117354</text:p>
          </table:table-cell>
          <table:table-cell office:value-type="float" office:value="-0.01403382" calcext:value-type="float">
            <text:p>-0.01403382</text:p>
          </table:table-cell>
          <table:table-cell office:value-type="float" office:value="-0.01900474" calcext:value-type="float">
            <text:p>-0.01900474</text:p>
          </table:table-cell>
          <table:table-cell office:value-type="float" office:value="-0.02019126" calcext:value-type="float">
            <text:p>-0.02019126</text:p>
          </table:table-cell>
          <table:table-cell office:value-type="float" office:value="-0.01826248" calcext:value-type="float">
            <text:p>-0.01826248</text:p>
          </table:table-cell>
          <table:table-cell office:value-type="float" office:value="-0.01472218" calcext:value-type="float">
            <text:p>-0.01472218</text:p>
          </table:table-cell>
          <table:table-cell office:value-type="float" office:value="-0.01309255" calcext:value-type="float">
            <text:p>-0.01309255</text:p>
          </table:table-cell>
          <table:table-cell office:value-type="float" office:value="-0.01835333" calcext:value-type="float">
            <text:p>-0.01835333</text:p>
          </table:table-cell>
          <table:table-cell office:value-type="float" office:value="-0.02000668" calcext:value-type="float">
            <text:p>-0.0200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73987" calcext:value-type="float">
            <text:p>-0.01173987</text:p>
          </table:table-cell>
          <table:table-cell office:value-type="float" office:value="0.01330778" calcext:value-type="float">
            <text:p>0.0133077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124" calcext:value-type="float">
            <text:p>-2.371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631342" calcext:value-type="float">
            <text:p>3.631342</text:p>
          </table:table-cell>
          <table:table-cell office:value-type="float" office:value="0" calcext:value-type="float">
            <text:p>0</text:p>
          </table:table-cell>
          <table:table-cell office:value-type="float" office:value="1094.509" calcext:value-type="float">
            <text:p>1094.509</text:p>
          </table:table-cell>
          <table:table-cell office:value-type="float" office:value="-55.62359" calcext:value-type="float">
            <text:p>-55.62359</text:p>
          </table:table-cell>
          <table:table-cell office:value-type="float" office:value="61.31569" calcext:value-type="float">
            <text:p>61.31569</text:p>
          </table:table-cell>
          <table:table-cell office:value-type="float" office:value="0.3750236" calcext:value-type="float">
            <text:p>0.3750236</text:p>
          </table:table-cell>
          <table:table-cell office:value-type="float" office:value="0.3772335" calcext:value-type="float">
            <text:p>0.3772335</text:p>
          </table:table-cell>
          <table:table-cell office:value-type="float" office:value="0.3745039" calcext:value-type="float">
            <text:p>0.3745039</text:p>
          </table:table-cell>
          <table:table-cell office:value-type="float" office:value="0.3644666" calcext:value-type="float">
            <text:p>0.3644666</text:p>
          </table:table-cell>
          <table:table-cell office:value-type="float" office:value="0.3582106" calcext:value-type="float">
            <text:p>0.3582106</text:p>
          </table:table-cell>
          <table:table-cell office:value-type="float" office:value="0.2939296" calcext:value-type="float">
            <text:p>0.2939296</text:p>
          </table:table-cell>
          <table:table-cell office:value-type="float" office:value="0.2922454" calcext:value-type="float">
            <text:p>0.2922454</text:p>
          </table:table-cell>
          <table:table-cell office:value-type="float" office:value="0.3712002" calcext:value-type="float">
            <text:p>0.3712002</text:p>
          </table:table-cell>
          <table:table-cell office:value-type="float" office:value="0.3589897" calcext:value-type="float">
            <text:p>0.3589897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0.3776563" calcext:value-type="float">
            <text:p>0.3776563</text:p>
          </table:table-cell>
          <table:table-cell office:value-type="float" office:value="0.3918836" calcext:value-type="float">
            <text:p>0.3918836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1180923" calcext:value-type="float">
            <text:p>0.001180923</text:p>
          </table:table-cell>
          <table:table-cell office:value-type="float" office:value="9.467852E-016" calcext:value-type="float">
            <text:p>9.46785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938059" calcext:value-type="float">
            <text:p>-0.008938059</text:p>
          </table:table-cell>
          <table:table-cell office:value-type="float" office:value="-0.008655409" calcext:value-type="float">
            <text:p>-0.008655409</text:p>
          </table:table-cell>
          <table:table-cell office:value-type="float" office:value="-0.009090756" calcext:value-type="float">
            <text:p>-0.009090756</text:p>
          </table:table-cell>
          <table:table-cell office:value-type="float" office:value="-0.01083628" calcext:value-type="float">
            <text:p>-0.01083628</text:p>
          </table:table-cell>
          <table:table-cell office:value-type="float" office:value="-0.01209318" calcext:value-type="float">
            <text:p>-0.01209318</text:p>
          </table:table-cell>
          <table:table-cell office:value-type="float" office:value="-0.01629183" calcext:value-type="float">
            <text:p>-0.01629183</text:p>
          </table:table-cell>
          <table:table-cell office:value-type="float" office:value="-0.01562676" calcext:value-type="float">
            <text:p>-0.01562676</text:p>
          </table:table-cell>
          <table:table-cell office:value-type="float" office:value="-0.01418208" calcext:value-type="float">
            <text:p>-0.01418208</text:p>
          </table:table-cell>
          <table:table-cell office:value-type="float" office:value="-0.01787943" calcext:value-type="float">
            <text:p>-0.01787943</text:p>
          </table:table-cell>
          <table:table-cell office:value-type="float" office:value="-0.01961144" calcext:value-type="float">
            <text:p>-0.0196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02151" calcext:value-type="float">
            <text:p>-0.009102151</text:p>
          </table:table-cell>
          <table:table-cell office:value-type="float" office:value="0.01322735" calcext:value-type="float">
            <text:p>0.0132273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6374" calcext:value-type="float">
            <text:p>-2.3763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65.81744" calcext:value-type="float">
            <text:p>65.81744</text:p>
          </table:table-cell>
          <table:table-cell office:value-type="float" office:value="3.680363" calcext:value-type="float">
            <text:p>3.680363</text:p>
          </table:table-cell>
          <table:table-cell office:value-type="float" office:value="0" calcext:value-type="float">
            <text:p>0</text:p>
          </table:table-cell>
          <table:table-cell office:value-type="float" office:value="1097.413" calcext:value-type="float">
            <text:p>1097.413</text:p>
          </table:table-cell>
          <table:table-cell office:value-type="float" office:value="-55.21119" calcext:value-type="float">
            <text:p>-55.21119</text:p>
          </table:table-cell>
          <table:table-cell office:value-type="float" office:value="78.78591" calcext:value-type="float">
            <text:p>78.78591</text:p>
          </table:table-cell>
          <table:table-cell office:value-type="float" office:value="0.3646895" calcext:value-type="float">
            <text:p>0.3646895</text:p>
          </table:table-cell>
          <table:table-cell office:value-type="float" office:value="0.3730421" calcext:value-type="float">
            <text:p>0.3730421</text:p>
          </table:table-cell>
          <table:table-cell office:value-type="float" office:value="0.3764197" calcext:value-type="float">
            <text:p>0.3764197</text:p>
          </table:table-cell>
          <table:table-cell office:value-type="float" office:value="0.3740725" calcext:value-type="float">
            <text:p>0.3740725</text:p>
          </table:table-cell>
          <table:table-cell office:value-type="float" office:value="0.3717516" calcext:value-type="float">
            <text:p>0.3717516</text:p>
          </table:table-cell>
          <table:table-cell office:value-type="float" office:value="0.3065782" calcext:value-type="float">
            <text:p>0.3065782</text:p>
          </table:table-cell>
          <table:table-cell office:value-type="float" office:value="0.3041863" calcext:value-type="float">
            <text:p>0.3041863</text:p>
          </table:table-cell>
          <table:table-cell office:value-type="float" office:value="0.3719379" calcext:value-type="float">
            <text:p>0.3719379</text:p>
          </table:table-cell>
          <table:table-cell office:value-type="float" office:value="0.3594481" calcext:value-type="float">
            <text:p>0.3594481</text:p>
          </table:table-cell>
          <table:table-cell office:value-type="float" office:value="0.3632824" calcext:value-type="float">
            <text:p>0.3632824</text:p>
          </table:table-cell>
          <table:table-cell office:value-type="float" office:value="0.377936" calcext:value-type="float">
            <text:p>0.377936</text:p>
          </table:table-cell>
          <table:table-cell office:value-type="float" office:value="0.3919568" calcext:value-type="float">
            <text:p>0.3919568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5947973" calcext:value-type="float">
            <text:p>0.005947973</text:p>
          </table:table-cell>
          <table:table-cell office:value-type="float" office:value="9.467627E-016" calcext:value-type="float">
            <text:p>9.46762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051402" calcext:value-type="float">
            <text:p>-0.01051402</text:p>
          </table:table-cell>
          <table:table-cell office:value-type="float" office:value="-0.009202693" calcext:value-type="float">
            <text:p>-0.009202693</text:p>
          </table:table-cell>
          <table:table-cell office:value-type="float" office:value="-0.008799429" calcext:value-type="float">
            <text:p>-0.008799429</text:p>
          </table:table-cell>
          <table:table-cell office:value-type="float" office:value="-0.009198766" calcext:value-type="float">
            <text:p>-0.009198766</text:p>
          </table:table-cell>
          <table:table-cell office:value-type="float" office:value="-0.009575764" calcext:value-type="float">
            <text:p>-0.009575764</text:p>
          </table:table-cell>
          <table:table-cell office:value-type="float" office:value="-0.01190703" calcext:value-type="float">
            <text:p>-0.01190703</text:p>
          </table:table-cell>
          <table:table-cell office:value-type="float" office:value="-0.01133223" calcext:value-type="float">
            <text:p>-0.01133223</text:p>
          </table:table-cell>
          <table:table-cell office:value-type="float" office:value="-0.01360365" calcext:value-type="float">
            <text:p>-0.01360365</text:p>
          </table:table-cell>
          <table:table-cell office:value-type="float" office:value="-0.01750413" calcext:value-type="float">
            <text:p>-0.01750413</text:p>
          </table:table-cell>
          <table:table-cell office:value-type="float" office:value="-0.01923645" calcext:value-type="float">
            <text:p>-0.01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791" calcext:value-type="float">
            <text:p>-0.0113791</text:p>
          </table:table-cell>
          <table:table-cell office:value-type="float" office:value="0.01318595" calcext:value-type="float">
            <text:p>0.0131859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9319" calcext:value-type="float">
            <text:p>-2.379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657666" calcext:value-type="float">
            <text:p>3.657666</text:p>
          </table:table-cell>
          <table:table-cell office:value-type="float" office:value="0" calcext:value-type="float">
            <text:p>0</text:p>
          </table:table-cell>
          <table:table-cell office:value-type="float" office:value="1106.801" calcext:value-type="float">
            <text:p>1106.801</text:p>
          </table:table-cell>
          <table:table-cell office:value-type="float" office:value="-54.47954" calcext:value-type="float">
            <text:p>-54.47954</text:p>
          </table:table-cell>
          <table:table-cell office:value-type="float" office:value="165.5678" calcext:value-type="float">
            <text:p>165.5678</text:p>
          </table:table-cell>
          <table:table-cell office:value-type="float" office:value="0.3470129" calcext:value-type="float">
            <text:p>0.3470129</text:p>
          </table:table-cell>
          <table:table-cell office:value-type="float" office:value="0.348999" calcext:value-type="float">
            <text:p>0.348999</text:p>
          </table:table-cell>
          <table:table-cell office:value-type="float" office:value="0.3551559" calcext:value-type="float">
            <text:p>0.3551559</text:p>
          </table:table-cell>
          <table:table-cell office:value-type="float" office:value="0.3611321" calcext:value-type="float">
            <text:p>0.3611321</text:p>
          </table:table-cell>
          <table:table-cell office:value-type="float" office:value="0.3648344" calcext:value-type="float">
            <text:p>0.3648344</text:p>
          </table:table-cell>
          <table:table-cell office:value-type="float" office:value="0.314949" calcext:value-type="float">
            <text:p>0.314949</text:p>
          </table:table-cell>
          <table:table-cell office:value-type="float" office:value="0.3120872" calcext:value-type="float">
            <text:p>0.3120872</text:p>
          </table:table-cell>
          <table:table-cell office:value-type="float" office:value="0.3748902" calcext:value-type="float">
            <text:p>0.3748902</text:p>
          </table:table-cell>
          <table:table-cell office:value-type="float" office:value="0.3601014" calcext:value-type="float">
            <text:p>0.3601014</text:p>
          </table:table-cell>
          <table:table-cell office:value-type="float" office:value="0.3636833" calcext:value-type="float">
            <text:p>0.3636833</text:p>
          </table:table-cell>
          <table:table-cell office:value-type="float" office:value="0.3782113" calcext:value-type="float">
            <text:p>0.3782113</text:p>
          </table:table-cell>
          <table:table-cell office:value-type="float" office:value="0.3920197" calcext:value-type="float">
            <text:p>0.39201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4966E-016" calcext:value-type="float">
            <text:p>9.874966E-16</text:p>
          </table:table-cell>
          <table:table-cell office:value-type="float" office:value="9.46739E-016" calcext:value-type="float">
            <text:p>9.4673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466685" calcext:value-type="float">
            <text:p>-0.01466685</text:p>
          </table:table-cell>
          <table:table-cell office:value-type="float" office:value="-0.01413036" calcext:value-type="float">
            <text:p>-0.01413036</text:p>
          </table:table-cell>
          <table:table-cell office:value-type="float" office:value="-0.01265194" calcext:value-type="float">
            <text:p>-0.01265194</text:p>
          </table:table-cell>
          <table:table-cell office:value-type="float" office:value="-0.0114096" calcext:value-type="float">
            <text:p>-0.0114096</text:p>
          </table:table-cell>
          <table:table-cell office:value-type="float" office:value="-0.01071386" calcext:value-type="float">
            <text:p>-0.01071386</text:p>
          </table:table-cell>
          <table:table-cell office:value-type="float" office:value="-0.00970071" calcext:value-type="float">
            <text:p>-0.00970071</text:p>
          </table:table-cell>
          <table:table-cell office:value-type="float" office:value="-0.008984808" calcext:value-type="float">
            <text:p>-0.008984808</text:p>
          </table:table-cell>
          <table:table-cell office:value-type="float" office:value="-0.01147016" calcext:value-type="float">
            <text:p>-0.01147016</text:p>
          </table:table-cell>
          <table:table-cell office:value-type="float" office:value="-0.01698562" calcext:value-type="float">
            <text:p>-0.01698562</text:p>
          </table:table-cell>
          <table:table-cell office:value-type="float" office:value="-0.01887687" calcext:value-type="float">
            <text:p>-0.01887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81625" calcext:value-type="float">
            <text:p>-0.01481625</text:p>
          </table:table-cell>
          <table:table-cell office:value-type="float" office:value="0.01306333" calcext:value-type="float">
            <text:p>0.0130633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1995" calcext:value-type="float">
            <text:p>-2.3819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497045" calcext:value-type="float">
            <text:p>3.497045</text:p>
          </table:table-cell>
          <table:table-cell office:value-type="float" office:value="0" calcext:value-type="float">
            <text:p>0</text:p>
          </table:table-cell>
          <table:table-cell office:value-type="float" office:value="1106.87" calcext:value-type="float">
            <text:p>1106.87</text:p>
          </table:table-cell>
          <table:table-cell office:value-type="float" office:value="-54.38815" calcext:value-type="float">
            <text:p>-54.38815</text:p>
          </table:table-cell>
          <table:table-cell office:value-type="float" office:value="133.681" calcext:value-type="float">
            <text:p>133.681</text:p>
          </table:table-cell>
          <table:table-cell office:value-type="float" office:value="0.3716513" calcext:value-type="float">
            <text:p>0.3716513</text:p>
          </table:table-cell>
          <table:table-cell office:value-type="float" office:value="0.3726555" calcext:value-type="float">
            <text:p>0.3726555</text:p>
          </table:table-cell>
          <table:table-cell office:value-type="float" office:value="0.3714374" calcext:value-type="float">
            <text:p>0.3714374</text:p>
          </table:table-cell>
          <table:table-cell office:value-type="float" office:value="0.3687401" calcext:value-type="float">
            <text:p>0.3687401</text:p>
          </table:table-cell>
          <table:table-cell office:value-type="float" office:value="0.3683219" calcext:value-type="float">
            <text:p>0.3683219</text:p>
          </table:table-cell>
          <table:table-cell office:value-type="float" office:value="0.3123927" calcext:value-type="float">
            <text:p>0.3123927</text:p>
          </table:table-cell>
          <table:table-cell office:value-type="float" office:value="0.3074241" calcext:value-type="float">
            <text:p>0.3074241</text:p>
          </table:table-cell>
          <table:table-cell office:value-type="float" office:value="0.3755129" calcext:value-type="float">
            <text:p>0.3755129</text:p>
          </table:table-cell>
          <table:table-cell office:value-type="float" office:value="0.3609982" calcext:value-type="float">
            <text:p>0.3609982</text:p>
          </table:table-cell>
          <table:table-cell office:value-type="float" office:value="0.3641089" calcext:value-type="float">
            <text:p>0.3641089</text:p>
          </table:table-cell>
          <table:table-cell office:value-type="float" office:value="0.3785158" calcext:value-type="float">
            <text:p>0.3785158</text:p>
          </table:table-cell>
          <table:table-cell office:value-type="float" office:value="0.392048" calcext:value-type="float">
            <text:p>0.3920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5855E-016" calcext:value-type="float">
            <text:p>9.875855E-16</text:p>
          </table:table-cell>
          <table:table-cell office:value-type="float" office:value="9.467157E-016" calcext:value-type="float">
            <text:p>9.46715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523656" calcext:value-type="float">
            <text:p>-0.009523656</text:p>
          </table:table-cell>
          <table:table-cell office:value-type="float" office:value="-0.009379467" calcext:value-type="float">
            <text:p>-0.009379467</text:p>
          </table:table-cell>
          <table:table-cell office:value-type="float" office:value="-0.009600237" calcext:value-type="float">
            <text:p>-0.009600237</text:p>
          </table:table-cell>
          <table:table-cell office:value-type="float" office:value="-0.01006751" calcext:value-type="float">
            <text:p>-0.01006751</text:p>
          </table:table-cell>
          <table:table-cell office:value-type="float" office:value="-0.01014079" calcext:value-type="float">
            <text:p>-0.01014079</text:p>
          </table:table-cell>
          <table:table-cell office:value-type="float" office:value="-0.01032209" calcext:value-type="float">
            <text:p>-0.01032209</text:p>
          </table:table-cell>
          <table:table-cell office:value-type="float" office:value="-0.01021542" calcext:value-type="float">
            <text:p>-0.01021542</text:p>
          </table:table-cell>
          <table:table-cell office:value-type="float" office:value="-0.01105299" calcext:value-type="float">
            <text:p>-0.01105299</text:p>
          </table:table-cell>
          <table:table-cell office:value-type="float" office:value="-0.01629885" calcext:value-type="float">
            <text:p>-0.01629885</text:p>
          </table:table-cell>
          <table:table-cell office:value-type="float" office:value="-0.01850338" calcext:value-type="float">
            <text:p>-0.01850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30718" calcext:value-type="float">
            <text:p>-0.009630718</text:p>
          </table:table-cell>
          <table:table-cell office:value-type="float" office:value="0.01298677" calcext:value-type="float">
            <text:p>0.0129867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4502" calcext:value-type="float">
            <text:p>-2.384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197405" calcext:value-type="float">
            <text:p>3.197405</text:p>
          </table:table-cell>
          <table:table-cell office:value-type="float" office:value="0" calcext:value-type="float">
            <text:p>0</text:p>
          </table:table-cell>
          <table:table-cell office:value-type="float" office:value="1107.144" calcext:value-type="float">
            <text:p>1107.144</text:p>
          </table:table-cell>
          <table:table-cell office:value-type="float" office:value="-54.36234" calcext:value-type="float">
            <text:p>-54.36234</text:p>
          </table:table-cell>
          <table:table-cell office:value-type="float" office:value="79.38592" calcext:value-type="float">
            <text:p>79.38592</text:p>
          </table:table-cell>
          <table:table-cell office:value-type="float" office:value="0.4020791" calcext:value-type="float">
            <text:p>0.4020791</text:p>
          </table:table-cell>
          <table:table-cell office:value-type="float" office:value="0.4043498" calcext:value-type="float">
            <text:p>0.4043498</text:p>
          </table:table-cell>
          <table:table-cell office:value-type="float" office:value="0.4060422" calcext:value-type="float">
            <text:p>0.4060422</text:p>
          </table:table-cell>
          <table:table-cell office:value-type="float" office:value="0.4055852" calcext:value-type="float">
            <text:p>0.4055852</text:p>
          </table:table-cell>
          <table:table-cell office:value-type="float" office:value="0.4047879" calcext:value-type="float">
            <text:p>0.4047879</text:p>
          </table:table-cell>
          <table:table-cell office:value-type="float" office:value="0.3207899" calcext:value-type="float">
            <text:p>0.3207899</text:p>
          </table:table-cell>
          <table:table-cell office:value-type="float" office:value="0.3083841" calcext:value-type="float">
            <text:p>0.3083841</text:p>
          </table:table-cell>
          <table:table-cell office:value-type="float" office:value="0.3754454" calcext:value-type="float">
            <text:p>0.3754454</text:p>
          </table:table-cell>
          <table:table-cell office:value-type="float" office:value="0.3618343" calcext:value-type="float">
            <text:p>0.3618343</text:p>
          </table:table-cell>
          <table:table-cell office:value-type="float" office:value="0.3646445" calcext:value-type="float">
            <text:p>0.3646445</text:p>
          </table:table-cell>
          <table:table-cell office:value-type="float" office:value="0.3788341" calcext:value-type="float">
            <text:p>0.3788341</text:p>
          </table:table-cell>
          <table:table-cell office:value-type="float" office:value="0.3920515" calcext:value-type="float">
            <text:p>0.39205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6679E-016" calcext:value-type="float">
            <text:p>9.876679E-16</text:p>
          </table:table-cell>
          <table:table-cell office:value-type="float" office:value="9.466943E-016" calcext:value-type="float">
            <text:p>9.46694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857202" calcext:value-type="float">
            <text:p>-0.005857202</text:p>
          </table:table-cell>
          <table:table-cell office:value-type="float" office:value="-0.005663111" calcext:value-type="float">
            <text:p>-0.005663111</text:p>
          </table:table-cell>
          <table:table-cell office:value-type="float" office:value="-0.005531722" calcext:value-type="float">
            <text:p>-0.005531722</text:p>
          </table:table-cell>
          <table:table-cell office:value-type="float" office:value="-0.005587814" calcext:value-type="float">
            <text:p>-0.005587814</text:p>
          </table:table-cell>
          <table:table-cell office:value-type="float" office:value="-0.005663848" calcext:value-type="float">
            <text:p>-0.005663848</text:p>
          </table:table-cell>
          <table:table-cell office:value-type="float" office:value="-0.008515951" calcext:value-type="float">
            <text:p>-0.008515951</text:p>
          </table:table-cell>
          <table:table-cell office:value-type="float" office:value="-0.009983724" calcext:value-type="float">
            <text:p>-0.009983724</text:p>
          </table:table-cell>
          <table:table-cell office:value-type="float" office:value="-0.01109874" calcext:value-type="float">
            <text:p>-0.01109874</text:p>
          </table:table-cell>
          <table:table-cell office:value-type="float" office:value="-0.01568167" calcext:value-type="float">
            <text:p>-0.01568167</text:p>
          </table:table-cell>
          <table:table-cell office:value-type="float" office:value="-0.01804455" calcext:value-type="float">
            <text:p>-0.0180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51085" calcext:value-type="float">
            <text:p>-0.005951085</text:p>
          </table:table-cell>
          <table:table-cell office:value-type="float" office:value="0.01289679" calcext:value-type="float">
            <text:p>0.0128967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6868" calcext:value-type="float">
            <text:p>-2.3868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2.838473" calcext:value-type="float">
            <text:p>2.838473</text:p>
          </table:table-cell>
          <table:table-cell office:value-type="float" office:value="0" calcext:value-type="float">
            <text:p>0</text:p>
          </table:table-cell>
          <table:table-cell office:value-type="float" office:value="1107.391" calcext:value-type="float">
            <text:p>1107.391</text:p>
          </table:table-cell>
          <table:table-cell office:value-type="float" office:value="-54.24992" calcext:value-type="float">
            <text:p>-54.24992</text:p>
          </table:table-cell>
          <table:table-cell office:value-type="float" office:value="13.80849" calcext:value-type="float">
            <text:p>13.80849</text:p>
          </table:table-cell>
          <table:table-cell office:value-type="float" office:value="0.4234389" calcext:value-type="float">
            <text:p>0.4234389</text:p>
          </table:table-cell>
          <table:table-cell office:value-type="float" office:value="0.4271988" calcext:value-type="float">
            <text:p>0.4271988</text:p>
          </table:table-cell>
          <table:table-cell office:value-type="float" office:value="0.4324274" calcext:value-type="float">
            <text:p>0.4324274</text:p>
          </table:table-cell>
          <table:table-cell office:value-type="float" office:value="0.4367446" calcext:value-type="float">
            <text:p>0.4367446</text:p>
          </table:table-cell>
          <table:table-cell office:value-type="float" office:value="0.4391507" calcext:value-type="float">
            <text:p>0.4391507</text:p>
          </table:table-cell>
          <table:table-cell office:value-type="float" office:value="0.3486279" calcext:value-type="float">
            <text:p>0.3486279</text:p>
          </table:table-cell>
          <table:table-cell office:value-type="float" office:value="0.3272194" calcext:value-type="float">
            <text:p>0.3272194</text:p>
          </table:table-cell>
          <table:table-cell office:value-type="float" office:value="0.3771956" calcext:value-type="float">
            <text:p>0.3771956</text:p>
          </table:table-cell>
          <table:table-cell office:value-type="float" office:value="0.3626064" calcext:value-type="float">
            <text:p>0.3626064</text:p>
          </table:table-cell>
          <table:table-cell office:value-type="float" office:value="0.3651857" calcext:value-type="float">
            <text:p>0.3651857</text:p>
          </table:table-cell>
          <table:table-cell office:value-type="float" office:value="0.3791479" calcext:value-type="float">
            <text:p>0.3791479</text:p>
          </table:table-cell>
          <table:table-cell office:value-type="float" office:value="0.3920647" calcext:value-type="float">
            <text:p>0.39206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7309E-016" calcext:value-type="float">
            <text:p>9.877309E-16</text:p>
          </table:table-cell>
          <table:table-cell office:value-type="float" office:value="9.466784E-016" calcext:value-type="float">
            <text:p>9.46678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246856" calcext:value-type="float">
            <text:p>-0.004246856</text:p>
          </table:table-cell>
          <table:table-cell office:value-type="float" office:value="-0.004027789" calcext:value-type="float">
            <text:p>-0.004027789</text:p>
          </table:table-cell>
          <table:table-cell office:value-type="float" office:value="-0.003746691" calcext:value-type="float">
            <text:p>-0.003746691</text:p>
          </table:table-cell>
          <table:table-cell office:value-type="float" office:value="-0.003526735" calcext:value-type="float">
            <text:p>-0.003526735</text:p>
          </table:table-cell>
          <table:table-cell office:value-type="float" office:value="-0.003411156" calcext:value-type="float">
            <text:p>-0.003411156</text:p>
          </table:table-cell>
          <table:table-cell office:value-type="float" office:value="-0.004586632" calcext:value-type="float">
            <text:p>-0.004586632</text:p>
          </table:table-cell>
          <table:table-cell office:value-type="float" office:value="-0.006124039" calcext:value-type="float">
            <text:p>-0.006124039</text:p>
          </table:table-cell>
          <table:table-cell office:value-type="float" office:value="-0.01006742" calcext:value-type="float">
            <text:p>-0.01006742</text:p>
          </table:table-cell>
          <table:table-cell office:value-type="float" office:value="-0.01513685" calcext:value-type="float">
            <text:p>-0.01513685</text:p>
          </table:table-cell>
          <table:table-cell office:value-type="float" office:value="-0.01759214" calcext:value-type="float">
            <text:p>-0.0175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43278" calcext:value-type="float">
            <text:p>-0.004343278</text:p>
          </table:table-cell>
          <table:table-cell office:value-type="float" office:value="0.01266308" calcext:value-type="float">
            <text:p>0.0126630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9113" calcext:value-type="float">
            <text:p>-2.3891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4.116916" calcext:value-type="float">
            <text:p>4.116916</text:p>
          </table:table-cell>
          <table:table-cell office:value-type="float" office:value="0" calcext:value-type="float">
            <text:p>0</text:p>
          </table:table-cell>
          <table:table-cell office:value-type="float" office:value="1105.964" calcext:value-type="float">
            <text:p>1105.964</text:p>
          </table:table-cell>
          <table:table-cell office:value-type="float" office:value="-54.10225" calcext:value-type="float">
            <text:p>-54.10225</text:p>
          </table:table-cell>
          <table:table-cell office:value-type="float" office:value="0" calcext:value-type="float">
            <text:p>0</text:p>
          </table:table-cell>
          <table:table-cell office:value-type="float" office:value="0.4026138" calcext:value-type="float">
            <text:p>0.4026138</text:p>
          </table:table-cell>
          <table:table-cell office:value-type="float" office:value="0.4065229" calcext:value-type="float">
            <text:p>0.4065229</text:p>
          </table:table-cell>
          <table:table-cell office:value-type="float" office:value="0.4121168" calcext:value-type="float">
            <text:p>0.4121168</text:p>
          </table:table-cell>
          <table:table-cell office:value-type="float" office:value="0.4177689" calcext:value-type="float">
            <text:p>0.4177689</text:p>
          </table:table-cell>
          <table:table-cell office:value-type="float" office:value="0.4221727" calcext:value-type="float">
            <text:p>0.4221727</text:p>
          </table:table-cell>
          <table:table-cell office:value-type="float" office:value="0.3540966" calcext:value-type="float">
            <text:p>0.3540966</text:p>
          </table:table-cell>
          <table:table-cell office:value-type="float" office:value="0.3453933" calcext:value-type="float">
            <text:p>0.3453933</text:p>
          </table:table-cell>
          <table:table-cell office:value-type="float" office:value="0.3841479" calcext:value-type="float">
            <text:p>0.3841479</text:p>
          </table:table-cell>
          <table:table-cell office:value-type="float" office:value="0.363847" calcext:value-type="float">
            <text:p>0.363847</text:p>
          </table:table-cell>
          <table:table-cell office:value-type="float" office:value="0.3657208" calcext:value-type="float">
            <text:p>0.3657208</text:p>
          </table:table-cell>
          <table:table-cell office:value-type="float" office:value="0.3794595" calcext:value-type="float">
            <text:p>0.3794595</text:p>
          </table:table-cell>
          <table:table-cell office:value-type="float" office:value="0.3920855" calcext:value-type="float">
            <text:p>0.39208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8611E-016" calcext:value-type="float">
            <text:p>9.878611E-16</text:p>
          </table:table-cell>
          <table:table-cell office:value-type="float" office:value="9.466464E-016" calcext:value-type="float">
            <text:p>9.46646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798683" calcext:value-type="float">
            <text:p>-0.005798683</text:p>
          </table:table-cell>
          <table:table-cell office:value-type="float" office:value="-0.005492816" calcext:value-type="float">
            <text:p>-0.005492816</text:p>
          </table:table-cell>
          <table:table-cell office:value-type="float" office:value="-0.005058" calcext:value-type="float">
            <text:p>-0.005058</text:p>
          </table:table-cell>
          <table:table-cell office:value-type="float" office:value="-0.004652911" calcext:value-type="float">
            <text:p>-0.004652911</text:p>
          </table:table-cell>
          <table:table-cell office:value-type="float" office:value="-0.004361242" calcext:value-type="float">
            <text:p>-0.004361242</text:p>
          </table:table-cell>
          <table:table-cell office:value-type="float" office:value="-0.004046492" calcext:value-type="float">
            <text:p>-0.004046492</text:p>
          </table:table-cell>
          <table:table-cell office:value-type="float" office:value="-0.003852634" calcext:value-type="float">
            <text:p>-0.003852634</text:p>
          </table:table-cell>
          <table:table-cell office:value-type="float" office:value="-0.006786682" calcext:value-type="float">
            <text:p>-0.006786682</text:p>
          </table:table-cell>
          <table:table-cell office:value-type="float" office:value="-0.01430473" calcext:value-type="float">
            <text:p>-0.01430473</text:p>
          </table:table-cell>
          <table:table-cell office:value-type="float" office:value="-0.01715695" calcext:value-type="float">
            <text:p>-0.0171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6846" calcext:value-type="float">
            <text:p>-0.00596846</text:p>
          </table:table-cell>
          <table:table-cell office:value-type="float" office:value="0.01227847" calcext:value-type="float">
            <text:p>0.0122784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9121" calcext:value-type="float">
            <text:p>-2.391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5.482685" calcext:value-type="float">
            <text:p>5.482685</text:p>
          </table:table-cell>
          <table:table-cell office:value-type="float" office:value="0" calcext:value-type="float">
            <text:p>0</text:p>
          </table:table-cell>
          <table:table-cell office:value-type="float" office:value="1104.229" calcext:value-type="float">
            <text:p>1104.229</text:p>
          </table:table-cell>
          <table:table-cell office:value-type="float" office:value="-53.73312" calcext:value-type="float">
            <text:p>-53.73312</text:p>
          </table:table-cell>
          <table:table-cell office:value-type="float" office:value="0" calcext:value-type="float">
            <text:p>0</text:p>
          </table:table-cell>
          <table:table-cell office:value-type="float" office:value="0.373986" calcext:value-type="float">
            <text:p>0.373986</text:p>
          </table:table-cell>
          <table:table-cell office:value-type="float" office:value="0.3809146" calcext:value-type="float">
            <text:p>0.3809146</text:p>
          </table:table-cell>
          <table:table-cell office:value-type="float" office:value="0.3890163" calcext:value-type="float">
            <text:p>0.3890163</text:p>
          </table:table-cell>
          <table:table-cell office:value-type="float" office:value="0.3977335" calcext:value-type="float">
            <text:p>0.3977335</text:p>
          </table:table-cell>
          <table:table-cell office:value-type="float" office:value="0.4042121" calcext:value-type="float">
            <text:p>0.4042121</text:p>
          </table:table-cell>
          <table:table-cell office:value-type="float" office:value="0.346577" calcext:value-type="float">
            <text:p>0.346577</text:p>
          </table:table-cell>
          <table:table-cell office:value-type="float" office:value="0.3432173" calcext:value-type="float">
            <text:p>0.3432173</text:p>
          </table:table-cell>
          <table:table-cell office:value-type="float" office:value="0.393428" calcext:value-type="float">
            <text:p>0.393428</text:p>
          </table:table-cell>
          <table:table-cell office:value-type="float" office:value="0.3660407" calcext:value-type="float">
            <text:p>0.3660407</text:p>
          </table:table-cell>
          <table:table-cell office:value-type="float" office:value="0.3663111" calcext:value-type="float">
            <text:p>0.3663111</text:p>
          </table:table-cell>
          <table:table-cell office:value-type="float" office:value="0.3797722" calcext:value-type="float">
            <text:p>0.3797722</text:p>
          </table:table-cell>
          <table:table-cell office:value-type="float" office:value="0.3921129" calcext:value-type="float">
            <text:p>0.39211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1667E-016" calcext:value-type="float">
            <text:p>9.51667E-16</text:p>
          </table:table-cell>
          <table:table-cell office:value-type="float" office:value="9.466126E-016" calcext:value-type="float">
            <text:p>9.46612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962403" calcext:value-type="float">
            <text:p>-0.008962403</text:p>
          </table:table-cell>
          <table:table-cell office:value-type="float" office:value="-0.008183835" calcext:value-type="float">
            <text:p>-0.008183835</text:p>
          </table:table-cell>
          <table:table-cell office:value-type="float" office:value="-0.007229741" calcext:value-type="float">
            <text:p>-0.007229741</text:p>
          </table:table-cell>
          <table:table-cell office:value-type="float" office:value="-0.006302165" calcext:value-type="float">
            <text:p>-0.006302165</text:p>
          </table:table-cell>
          <table:table-cell office:value-type="float" office:value="-0.005695285" calcext:value-type="float">
            <text:p>-0.005695285</text:p>
          </table:table-cell>
          <table:table-cell office:value-type="float" office:value="-0.004740236" calcext:value-type="float">
            <text:p>-0.004740236</text:p>
          </table:table-cell>
          <table:table-cell office:value-type="float" office:value="-0.004077395" calcext:value-type="float">
            <text:p>-0.004077395</text:p>
          </table:table-cell>
          <table:table-cell office:value-type="float" office:value="-0.004037996" calcext:value-type="float">
            <text:p>-0.004037996</text:p>
          </table:table-cell>
          <table:table-cell office:value-type="float" office:value="-0.01295155" calcext:value-type="float">
            <text:p>-0.01295155</text:p>
          </table:table-cell>
          <table:table-cell office:value-type="float" office:value="-0.01669087" calcext:value-type="float">
            <text:p>-0.01669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21499" calcext:value-type="float">
            <text:p>-0.009521499</text:p>
          </table:table-cell>
          <table:table-cell office:value-type="float" office:value="0.01200019" calcext:value-type="float">
            <text:p>0.0120001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3162" calcext:value-type="float">
            <text:p>-2.3931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7.407876" calcext:value-type="float">
            <text:p>7.407876</text:p>
          </table:table-cell>
          <table:table-cell office:value-type="float" office:value="0" calcext:value-type="float">
            <text:p>0</text:p>
          </table:table-cell>
          <table:table-cell office:value-type="float" office:value="1101.931" calcext:value-type="float">
            <text:p>1101.931</text:p>
          </table:table-cell>
          <table:table-cell office:value-type="float" office:value="-53.35972" calcext:value-type="float">
            <text:p>-53.35972</text:p>
          </table:table-cell>
          <table:table-cell office:value-type="float" office:value="0" calcext:value-type="float">
            <text:p>0</text:p>
          </table:table-cell>
          <table:table-cell office:value-type="float" office:value="0.3511831" calcext:value-type="float">
            <text:p>0.3511831</text:p>
          </table:table-cell>
          <table:table-cell office:value-type="float" office:value="0.3569969" calcext:value-type="float">
            <text:p>0.3569969</text:p>
          </table:table-cell>
          <table:table-cell office:value-type="float" office:value="0.3691482" calcext:value-type="float">
            <text:p>0.3691482</text:p>
          </table:table-cell>
          <table:table-cell office:value-type="float" office:value="0.3820829" calcext:value-type="float">
            <text:p>0.3820829</text:p>
          </table:table-cell>
          <table:table-cell office:value-type="float" office:value="0.3906342" calcext:value-type="float">
            <text:p>0.3906342</text:p>
          </table:table-cell>
          <table:table-cell office:value-type="float" office:value="0.3390516" calcext:value-type="float">
            <text:p>0.3390516</text:p>
          </table:table-cell>
          <table:table-cell office:value-type="float" office:value="0.3390267" calcext:value-type="float">
            <text:p>0.3390267</text:p>
          </table:table-cell>
          <table:table-cell office:value-type="float" office:value="0.3976441" calcext:value-type="float">
            <text:p>0.3976441</text:p>
          </table:table-cell>
          <table:table-cell office:value-type="float" office:value="0.3688793" calcext:value-type="float">
            <text:p>0.3688793</text:p>
          </table:table-cell>
          <table:table-cell office:value-type="float" office:value="0.3670198" calcext:value-type="float">
            <text:p>0.3670198</text:p>
          </table:table-cell>
          <table:table-cell office:value-type="float" office:value="0.3800953" calcext:value-type="float">
            <text:p>0.3800953</text:p>
          </table:table-cell>
          <table:table-cell office:value-type="float" office:value="0.3921475" calcext:value-type="float">
            <text:p>0.39214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99874E-016" calcext:value-type="float">
            <text:p>9.499874E-16</text:p>
          </table:table-cell>
          <table:table-cell office:value-type="float" office:value="9.46577E-016" calcext:value-type="float">
            <text:p>9.4657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54964" calcext:value-type="float">
            <text:p>-0.01354964</text:p>
          </table:table-cell>
          <table:table-cell office:value-type="float" office:value="-0.01229715" calcext:value-type="float">
            <text:p>-0.01229715</text:p>
          </table:table-cell>
          <table:table-cell office:value-type="float" office:value="-0.009990586" calcext:value-type="float">
            <text:p>-0.009990586</text:p>
          </table:table-cell>
          <table:table-cell office:value-type="float" office:value="-0.008064209" calcext:value-type="float">
            <text:p>-0.008064209</text:p>
          </table:table-cell>
          <table:table-cell office:value-type="float" office:value="-0.007029306" calcext:value-type="float">
            <text:p>-0.007029306</text:p>
          </table:table-cell>
          <table:table-cell office:value-type="float" office:value="-0.005582466" calcext:value-type="float">
            <text:p>-0.005582466</text:p>
          </table:table-cell>
          <table:table-cell office:value-type="float" office:value="-0.00448901" calcext:value-type="float">
            <text:p>-0.00448901</text:p>
          </table:table-cell>
          <table:table-cell office:value-type="float" office:value="-0.003196301" calcext:value-type="float">
            <text:p>-0.003196301</text:p>
          </table:table-cell>
          <table:table-cell office:value-type="float" office:value="-0.01138831" calcext:value-type="float">
            <text:p>-0.01138831</text:p>
          </table:table-cell>
          <table:table-cell office:value-type="float" office:value="-0.01614835" calcext:value-type="float">
            <text:p>-0.0161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9024" calcext:value-type="float">
            <text:p>-0.01409024</text:p>
          </table:table-cell>
          <table:table-cell office:value-type="float" office:value="0.01162067" calcext:value-type="float">
            <text:p>0.0116206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497" calcext:value-type="float">
            <text:p>-2.394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9.46396" calcext:value-type="float">
            <text:p>9.46396</text:p>
          </table:table-cell>
          <table:table-cell office:value-type="float" office:value="0" calcext:value-type="float">
            <text:p>0</text:p>
          </table:table-cell>
          <table:table-cell office:value-type="float" office:value="1099.557" calcext:value-type="float">
            <text:p>1099.557</text:p>
          </table:table-cell>
          <table:table-cell office:value-type="float" office:value="-53.04241" calcext:value-type="float">
            <text:p>-53.04241</text:p>
          </table:table-cell>
          <table:table-cell office:value-type="float" office:value="0" calcext:value-type="float">
            <text:p>0</text:p>
          </table:table-cell>
          <table:table-cell office:value-type="float" office:value="0.3354215" calcext:value-type="float">
            <text:p>0.3354215</text:p>
          </table:table-cell>
          <table:table-cell office:value-type="float" office:value="0.3415462" calcext:value-type="float">
            <text:p>0.3415462</text:p>
          </table:table-cell>
          <table:table-cell office:value-type="float" office:value="0.3581526" calcext:value-type="float">
            <text:p>0.3581526</text:p>
          </table:table-cell>
          <table:table-cell office:value-type="float" office:value="0.3725621" calcext:value-type="float">
            <text:p>0.3725621</text:p>
          </table:table-cell>
          <table:table-cell office:value-type="float" office:value="0.3809624" calcext:value-type="float">
            <text:p>0.3809624</text:p>
          </table:table-cell>
          <table:table-cell office:value-type="float" office:value="0.332556" calcext:value-type="float">
            <text:p>0.332556</text:p>
          </table:table-cell>
          <table:table-cell office:value-type="float" office:value="0.3338959" calcext:value-type="float">
            <text:p>0.3338959</text:p>
          </table:table-cell>
          <table:table-cell office:value-type="float" office:value="0.3954211" calcext:value-type="float">
            <text:p>0.3954211</text:p>
          </table:table-cell>
          <table:table-cell office:value-type="float" office:value="0.3720893" calcext:value-type="float">
            <text:p>0.3720893</text:p>
          </table:table-cell>
          <table:table-cell office:value-type="float" office:value="0.3678567" calcext:value-type="float">
            <text:p>0.3678567</text:p>
          </table:table-cell>
          <table:table-cell office:value-type="float" office:value="0.3804357" calcext:value-type="float">
            <text:p>0.3804357</text:p>
          </table:table-cell>
          <table:table-cell office:value-type="float" office:value="0.3921891" calcext:value-type="float">
            <text:p>0.39218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21571E-016" calcext:value-type="float">
            <text:p>9.321571E-16</text:p>
          </table:table-cell>
          <table:table-cell office:value-type="float" office:value="9.465389E-016" calcext:value-type="float">
            <text:p>9.46538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01528" calcext:value-type="float">
            <text:p>-0.01801528</text:p>
          </table:table-cell>
          <table:table-cell office:value-type="float" office:value="-0.01618568" calcext:value-type="float">
            <text:p>-0.01618568</text:p>
          </table:table-cell>
          <table:table-cell office:value-type="float" office:value="-0.01203235" calcext:value-type="float">
            <text:p>-0.01203235</text:p>
          </table:table-cell>
          <table:table-cell office:value-type="float" office:value="-0.009416406" calcext:value-type="float">
            <text:p>-0.009416406</text:p>
          </table:table-cell>
          <table:table-cell office:value-type="float" office:value="-0.008192913" calcext:value-type="float">
            <text:p>-0.008192913</text:p>
          </table:table-cell>
          <table:table-cell office:value-type="float" office:value="-0.006455672" calcext:value-type="float">
            <text:p>-0.006455672</text:p>
          </table:table-cell>
          <table:table-cell office:value-type="float" office:value="-0.005103889" calcext:value-type="float">
            <text:p>-0.005103889</text:p>
          </table:table-cell>
          <table:table-cell office:value-type="float" office:value="-0.003604064" calcext:value-type="float">
            <text:p>-0.003604064</text:p>
          </table:table-cell>
          <table:table-cell office:value-type="float" office:value="-0.009861154" calcext:value-type="float">
            <text:p>-0.009861154</text:p>
          </table:table-cell>
          <table:table-cell office:value-type="float" office:value="-0.01553214" calcext:value-type="float">
            <text:p>-0.01553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7937" calcext:value-type="float">
            <text:p>-0.01867937</text:p>
          </table:table-cell>
          <table:table-cell office:value-type="float" office:value="0.01127787" calcext:value-type="float">
            <text:p>0.0112778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6645" calcext:value-type="float">
            <text:p>-2.3966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11.43222" calcext:value-type="float">
            <text:p>11.43222</text:p>
          </table:table-cell>
          <table:table-cell office:value-type="float" office:value="0" calcext:value-type="float">
            <text:p>0</text:p>
          </table:table-cell>
          <table:table-cell office:value-type="float" office:value="1097.384" calcext:value-type="float">
            <text:p>1097.384</text:p>
          </table:table-cell>
          <table:table-cell office:value-type="float" office:value="-52.83724" calcext:value-type="float">
            <text:p>-52.83724</text:p>
          </table:table-cell>
          <table:table-cell office:value-type="float" office:value="0" calcext:value-type="float">
            <text:p>0</text:p>
          </table:table-cell>
          <table:table-cell office:value-type="float" office:value="0.3296405" calcext:value-type="float">
            <text:p>0.3296405</text:p>
          </table:table-cell>
          <table:table-cell office:value-type="float" office:value="0.3352439" calcext:value-type="float">
            <text:p>0.3352439</text:p>
          </table:table-cell>
          <table:table-cell office:value-type="float" office:value="0.3512937" calcext:value-type="float">
            <text:p>0.3512937</text:p>
          </table:table-cell>
          <table:table-cell office:value-type="float" office:value="0.364848" calcext:value-type="float">
            <text:p>0.364848</text:p>
          </table:table-cell>
          <table:table-cell office:value-type="float" office:value="0.3729433" calcext:value-type="float">
            <text:p>0.3729433</text:p>
          </table:table-cell>
          <table:table-cell office:value-type="float" office:value="0.3260407" calcext:value-type="float">
            <text:p>0.3260407</text:p>
          </table:table-cell>
          <table:table-cell office:value-type="float" office:value="0.3274252" calcext:value-type="float">
            <text:p>0.3274252</text:p>
          </table:table-cell>
          <table:table-cell office:value-type="float" office:value="0.3912096" calcext:value-type="float">
            <text:p>0.3912096</text:p>
          </table:table-cell>
          <table:table-cell office:value-type="float" office:value="0.3747571" calcext:value-type="float">
            <text:p>0.3747571</text:p>
          </table:table-cell>
          <table:table-cell office:value-type="float" office:value="0.3687886" calcext:value-type="float">
            <text:p>0.3687886</text:p>
          </table:table-cell>
          <table:table-cell office:value-type="float" office:value="0.3808015" calcext:value-type="float">
            <text:p>0.3808015</text:p>
          </table:table-cell>
          <table:table-cell office:value-type="float" office:value="0.3922382" calcext:value-type="float">
            <text:p>0.39223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8192E-016" calcext:value-type="float">
            <text:p>9.878192E-16</text:p>
          </table:table-cell>
          <table:table-cell office:value-type="float" office:value="9.464989E-016" calcext:value-type="float">
            <text:p>9.46498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00607" calcext:value-type="float">
            <text:p>-0.0200607</text:p>
          </table:table-cell>
          <table:table-cell office:value-type="float" office:value="-0.0181431" calcext:value-type="float">
            <text:p>-0.0181431</text:p>
          </table:table-cell>
          <table:table-cell office:value-type="float" office:value="-0.01354171" calcext:value-type="float">
            <text:p>-0.01354171</text:p>
          </table:table-cell>
          <table:table-cell office:value-type="float" office:value="-0.01071177" calcext:value-type="float">
            <text:p>-0.01071177</text:p>
          </table:table-cell>
          <table:table-cell office:value-type="float" office:value="-0.009355034" calcext:value-type="float">
            <text:p>-0.009355034</text:p>
          </table:table-cell>
          <table:table-cell office:value-type="float" office:value="-0.007485294" calcext:value-type="float">
            <text:p>-0.007485294</text:p>
          </table:table-cell>
          <table:table-cell office:value-type="float" office:value="-0.006013258" calcext:value-type="float">
            <text:p>-0.006013258</text:p>
          </table:table-cell>
          <table:table-cell office:value-type="float" office:value="-0.004543142" calcext:value-type="float">
            <text:p>-0.004543142</text:p>
          </table:table-cell>
          <table:table-cell office:value-type="float" office:value="-0.008754267" calcext:value-type="float">
            <text:p>-0.008754267</text:p>
          </table:table-cell>
          <table:table-cell office:value-type="float" office:value="-0.01487699" calcext:value-type="float">
            <text:p>-0.0148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69778" calcext:value-type="float">
            <text:p>-0.02069778</text:p>
          </table:table-cell>
          <table:table-cell office:value-type="float" office:value="0.01096708" calcext:value-type="float">
            <text:p>0.0109670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98176" calcext:value-type="float">
            <text:p>-2.3981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76.1044" calcext:value-type="float">
            <text:p>76.1044</text:p>
          </table:table-cell>
          <table:table-cell office:value-type="float" office:value="13.77951" calcext:value-type="float">
            <text:p>13.77951</text:p>
          </table:table-cell>
          <table:table-cell office:value-type="float" office:value="0" calcext:value-type="float">
            <text:p>0</text:p>
          </table:table-cell>
          <table:table-cell office:value-type="float" office:value="1095.093" calcext:value-type="float">
            <text:p>1095.093</text:p>
          </table:table-cell>
          <table:table-cell office:value-type="float" office:value="-52.70283" calcext:value-type="float">
            <text:p>-52.70283</text:p>
          </table:table-cell>
          <table:table-cell office:value-type="float" office:value="0" calcext:value-type="float">
            <text:p>0</text:p>
          </table:table-cell>
          <table:table-cell office:value-type="float" office:value="0.3282332" calcext:value-type="float">
            <text:p>0.3282332</text:p>
          </table:table-cell>
          <table:table-cell office:value-type="float" office:value="0.3258134" calcext:value-type="float">
            <text:p>0.3258134</text:p>
          </table:table-cell>
          <table:table-cell office:value-type="float" office:value="0.3448196" calcext:value-type="float">
            <text:p>0.3448196</text:p>
          </table:table-cell>
          <table:table-cell office:value-type="float" office:value="0.3580473" calcext:value-type="float">
            <text:p>0.3580473</text:p>
          </table:table-cell>
          <table:table-cell office:value-type="float" office:value="0.3656443" calcext:value-type="float">
            <text:p>0.3656443</text:p>
          </table:table-cell>
          <table:table-cell office:value-type="float" office:value="0.3198093" calcext:value-type="float">
            <text:p>0.3198093</text:p>
          </table:table-cell>
          <table:table-cell office:value-type="float" office:value="0.3206861" calcext:value-type="float">
            <text:p>0.3206861</text:p>
          </table:table-cell>
          <table:table-cell office:value-type="float" office:value="0.3870403" calcext:value-type="float">
            <text:p>0.3870403</text:p>
          </table:table-cell>
          <table:table-cell office:value-type="float" office:value="0.3764579" calcext:value-type="float">
            <text:p>0.3764579</text:p>
          </table:table-cell>
          <table:table-cell office:value-type="float" office:value="0.3700327" calcext:value-type="float">
            <text:p>0.3700327</text:p>
          </table:table-cell>
          <table:table-cell office:value-type="float" office:value="0.3812508" calcext:value-type="float">
            <text:p>0.3812508</text:p>
          </table:table-cell>
          <table:table-cell office:value-type="float" office:value="0.3922983" calcext:value-type="float">
            <text:p>0.392298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879956E-016" calcext:value-type="float">
            <text:p>9.879956E-16</text:p>
          </table:table-cell>
          <table:table-cell office:value-type="float" office:value="9.464546E-016" calcext:value-type="float">
            <text:p>9.46454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171749" calcext:value-type="float">
            <text:p>-0.02171749</text:p>
          </table:table-cell>
          <table:table-cell office:value-type="float" office:value="-0.02178531" calcext:value-type="float">
            <text:p>-0.02178531</text:p>
          </table:table-cell>
          <table:table-cell office:value-type="float" office:value="-0.01515687" calcext:value-type="float">
            <text:p>-0.01515687</text:p>
          </table:table-cell>
          <table:table-cell office:value-type="float" office:value="-0.01202288" calcext:value-type="float">
            <text:p>-0.01202288</text:p>
          </table:table-cell>
          <table:table-cell office:value-type="float" office:value="-0.01056563" calcext:value-type="float">
            <text:p>-0.01056563</text:p>
          </table:table-cell>
          <table:table-cell office:value-type="float" office:value="-0.008647093" calcext:value-type="float">
            <text:p>-0.008647093</text:p>
          </table:table-cell>
          <table:table-cell office:value-type="float" office:value="-0.007162189" calcext:value-type="float">
            <text:p>-0.007162189</text:p>
          </table:table-cell>
          <table:table-cell office:value-type="float" office:value="-0.005734412" calcext:value-type="float">
            <text:p>-0.005734412</text:p>
          </table:table-cell>
          <table:table-cell office:value-type="float" office:value="-0.008114086" calcext:value-type="float">
            <text:p>-0.008114086</text:p>
          </table:table-cell>
          <table:table-cell office:value-type="float" office:value="-0.01404307" calcext:value-type="float">
            <text:p>-0.01404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58729" calcext:value-type="float">
            <text:p>-0.02058729</text:p>
          </table:table-cell>
          <table:table-cell office:value-type="float" office:value="0.01060402" calcext:value-type="float">
            <text:p>0.0106040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99574" calcext:value-type="float">
            <text:p>-2.3995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6.27713" calcext:value-type="float">
            <text:p>16.27713</text:p>
          </table:table-cell>
          <table:table-cell office:value-type="float" office:value="0" calcext:value-type="float">
            <text:p>0</text:p>
          </table:table-cell>
          <table:table-cell office:value-type="float" office:value="1093.719" calcext:value-type="float">
            <text:p>1093.719</text:p>
          </table:table-cell>
          <table:table-cell office:value-type="float" office:value="-53.25504" calcext:value-type="float">
            <text:p>-53.25504</text:p>
          </table:table-cell>
          <table:table-cell office:value-type="float" office:value="0" calcext:value-type="float">
            <text:p>0</text:p>
          </table:table-cell>
          <table:table-cell office:value-type="float" office:value="0.3160883" calcext:value-type="float">
            <text:p>0.3160883</text:p>
          </table:table-cell>
          <table:table-cell office:value-type="float" office:value="0.3221938" calcext:value-type="float">
            <text:p>0.3221938</text:p>
          </table:table-cell>
          <table:table-cell office:value-type="float" office:value="0.3406323" calcext:value-type="float">
            <text:p>0.3406323</text:p>
          </table:table-cell>
          <table:table-cell office:value-type="float" office:value="0.352982" calcext:value-type="float">
            <text:p>0.352982</text:p>
          </table:table-cell>
          <table:table-cell office:value-type="float" office:value="0.3596871" calcext:value-type="float">
            <text:p>0.3596871</text:p>
          </table:table-cell>
          <table:table-cell office:value-type="float" office:value="0.3144192" calcext:value-type="float">
            <text:p>0.3144192</text:p>
          </table:table-cell>
          <table:table-cell office:value-type="float" office:value="0.3149447" calcext:value-type="float">
            <text:p>0.3149447</text:p>
          </table:table-cell>
          <table:table-cell office:value-type="float" office:value="0.3839259" calcext:value-type="float">
            <text:p>0.3839259</text:p>
          </table:table-cell>
          <table:table-cell office:value-type="float" office:value="0.377116" calcext:value-type="float">
            <text:p>0.377116</text:p>
          </table:table-cell>
          <table:table-cell office:value-type="float" office:value="0.3711636" calcext:value-type="float">
            <text:p>0.3711636</text:p>
          </table:table-cell>
          <table:table-cell office:value-type="float" office:value="0.3817443" calcext:value-type="float">
            <text:p>0.3817443</text:p>
          </table:table-cell>
          <table:table-cell office:value-type="float" office:value="0.3925114" calcext:value-type="float">
            <text:p>0.3925114</text:p>
          </table:table-cell>
          <table:table-cell office:value-type="float" office:value="0.4603269" calcext:value-type="float">
            <text:p>0.4603269</text:p>
          </table:table-cell>
          <table:table-cell office:value-type="float" office:value="0" calcext:value-type="float">
            <text:p>0</text:p>
          </table:table-cell>
          <table:table-cell office:value-type="float" office:value="9.881846E-016" calcext:value-type="float">
            <text:p>9.881846E-16</text:p>
          </table:table-cell>
          <table:table-cell office:value-type="float" office:value="9.464076E-016" calcext:value-type="float">
            <text:p>9.46407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617761" calcext:value-type="float">
            <text:p>-0.02617761</text:p>
          </table:table-cell>
          <table:table-cell office:value-type="float" office:value="-0.02314716" calcext:value-type="float">
            <text:p>-0.02314716</text:p>
          </table:table-cell>
          <table:table-cell office:value-type="float" office:value="-0.01634695" calcext:value-type="float">
            <text:p>-0.01634695</text:p>
          </table:table-cell>
          <table:table-cell office:value-type="float" office:value="-0.01312666" calcext:value-type="float">
            <text:p>-0.01312666</text:p>
          </table:table-cell>
          <table:table-cell office:value-type="float" office:value="-0.01169293" calcext:value-type="float">
            <text:p>-0.01169293</text:p>
          </table:table-cell>
          <table:table-cell office:value-type="float" office:value="-0.009819928" calcext:value-type="float">
            <text:p>-0.009819928</text:p>
          </table:table-cell>
          <table:table-cell office:value-type="float" office:value="-0.008337474" calcext:value-type="float">
            <text:p>-0.008337474</text:p>
          </table:table-cell>
          <table:table-cell office:value-type="float" office:value="-0.006834088" calcext:value-type="float">
            <text:p>-0.006834088</text:p>
          </table:table-cell>
          <table:table-cell office:value-type="float" office:value="-0.00787851" calcext:value-type="float">
            <text:p>-0.00787851</text:p>
          </table:table-cell>
          <table:table-cell office:value-type="float" office:value="-0.01332777" calcext:value-type="float">
            <text:p>-0.0133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56259" calcext:value-type="float">
            <text:p>-0.02656259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2491" calcext:value-type="float">
            <text:p>-2.3724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8.64684" calcext:value-type="float">
            <text:p>18.64684</text:p>
          </table:table-cell>
          <table:table-cell office:value-type="float" office:value="0" calcext:value-type="float">
            <text:p>0</text:p>
          </table:table-cell>
          <table:table-cell office:value-type="float" office:value="1091.845" calcext:value-type="float">
            <text:p>1091.845</text:p>
          </table:table-cell>
          <table:table-cell office:value-type="float" office:value="-53.75026" calcext:value-type="float">
            <text:p>-53.75026</text:p>
          </table:table-cell>
          <table:table-cell office:value-type="float" office:value="0" calcext:value-type="float">
            <text:p>0</text:p>
          </table:table-cell>
          <table:table-cell office:value-type="float" office:value="0.2982472" calcext:value-type="float">
            <text:p>0.2982472</text:p>
          </table:table-cell>
          <table:table-cell office:value-type="float" office:value="0.3099444" calcext:value-type="float">
            <text:p>0.3099444</text:p>
          </table:table-cell>
          <table:table-cell office:value-type="float" office:value="0.3345555" calcext:value-type="float">
            <text:p>0.3345555</text:p>
          </table:table-cell>
          <table:table-cell office:value-type="float" office:value="0.3468526" calcext:value-type="float">
            <text:p>0.3468526</text:p>
          </table:table-cell>
          <table:table-cell office:value-type="float" office:value="0.3534557" calcext:value-type="float">
            <text:p>0.3534557</text:p>
          </table:table-cell>
          <table:table-cell office:value-type="float" office:value="0.3098738" calcext:value-type="float">
            <text:p>0.3098738</text:p>
          </table:table-cell>
          <table:table-cell office:value-type="float" office:value="0.3106539" calcext:value-type="float">
            <text:p>0.3106539</text:p>
          </table:table-cell>
          <table:table-cell office:value-type="float" office:value="0.3816239" calcext:value-type="float">
            <text:p>0.3816239</text:p>
          </table:table-cell>
          <table:table-cell office:value-type="float" office:value="0.377194" calcext:value-type="float">
            <text:p>0.377194</text:p>
          </table:table-cell>
          <table:table-cell office:value-type="float" office:value="0.3721674" calcext:value-type="float">
            <text:p>0.3721674</text:p>
          </table:table-cell>
          <table:table-cell office:value-type="float" office:value="0.3822745" calcext:value-type="float">
            <text:p>0.3822745</text:p>
          </table:table-cell>
          <table:table-cell office:value-type="float" office:value="0.3927703" calcext:value-type="float">
            <text:p>0.3927703</text:p>
          </table:table-cell>
          <table:table-cell office:value-type="float" office:value="0.4621237" calcext:value-type="float">
            <text:p>0.4621237</text:p>
          </table:table-cell>
          <table:table-cell office:value-type="float" office:value="0" calcext:value-type="float">
            <text:p>0</text:p>
          </table:table-cell>
          <table:table-cell office:value-type="float" office:value="9.883837E-016" calcext:value-type="float">
            <text:p>9.883837E-16</text:p>
          </table:table-cell>
          <table:table-cell office:value-type="float" office:value="9.463572E-016" calcext:value-type="float">
            <text:p>9.46357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871674" calcext:value-type="float">
            <text:p>-0.03871674</text:p>
          </table:table-cell>
          <table:table-cell office:value-type="float" office:value="-0.02931317" calcext:value-type="float">
            <text:p>-0.02931317</text:p>
          </table:table-cell>
          <table:table-cell office:value-type="float" office:value="-0.01825144" calcext:value-type="float">
            <text:p>-0.01825144</text:p>
          </table:table-cell>
          <table:table-cell office:value-type="float" office:value="-0.01462381" calcext:value-type="float">
            <text:p>-0.01462381</text:p>
          </table:table-cell>
          <table:table-cell office:value-type="float" office:value="-0.01302249" calcext:value-type="float">
            <text:p>-0.01302249</text:p>
          </table:table-cell>
          <table:table-cell office:value-type="float" office:value="-0.01094787" calcext:value-type="float">
            <text:p>-0.01094787</text:p>
          </table:table-cell>
          <table:table-cell office:value-type="float" office:value="-0.009355123" calcext:value-type="float">
            <text:p>-0.009355123</text:p>
          </table:table-cell>
          <table:table-cell office:value-type="float" office:value="-0.007786247" calcext:value-type="float">
            <text:p>-0.007786247</text:p>
          </table:table-cell>
          <table:table-cell office:value-type="float" office:value="-0.007850056" calcext:value-type="float">
            <text:p>-0.007850056</text:p>
          </table:table-cell>
          <table:table-cell office:value-type="float" office:value="-0.01272505" calcext:value-type="float">
            <text:p>-0.0127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79225" calcext:value-type="float">
            <text:p>-0.04079225</text:p>
          </table:table-cell>
          <table:table-cell office:value-type="float" office:value="0.009981845" calcext:value-type="float">
            <text:p>0.00998184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1036" calcext:value-type="float">
            <text:p>-2.3810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0.79166" calcext:value-type="float">
            <text:p>20.79166</text:p>
          </table:table-cell>
          <table:table-cell office:value-type="float" office:value="0" calcext:value-type="float">
            <text:p>0</text:p>
          </table:table-cell>
          <table:table-cell office:value-type="float" office:value="1089.7" calcext:value-type="float">
            <text:p>1089.7</text:p>
          </table:table-cell>
          <table:table-cell office:value-type="float" office:value="-53.75026" calcext:value-type="float">
            <text:p>-53.75026</text:p>
          </table:table-cell>
          <table:table-cell office:value-type="float" office:value="0" calcext:value-type="float">
            <text:p>0</text:p>
          </table:table-cell>
          <table:table-cell office:value-type="float" office:value="0.2766126" calcext:value-type="float">
            <text:p>0.2766126</text:p>
          </table:table-cell>
          <table:table-cell office:value-type="float" office:value="0.3017663" calcext:value-type="float">
            <text:p>0.3017663</text:p>
          </table:table-cell>
          <table:table-cell office:value-type="float" office:value="0.3282676" calcext:value-type="float">
            <text:p>0.3282676</text:p>
          </table:table-cell>
          <table:table-cell office:value-type="float" office:value="0.3408525" calcext:value-type="float">
            <text:p>0.340852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0.3057938" calcext:value-type="float">
            <text:p>0.3057938</text:p>
          </table:table-cell>
          <table:table-cell office:value-type="float" office:value="0.307098" calcext:value-type="float">
            <text:p>0.307098</text:p>
          </table:table-cell>
          <table:table-cell office:value-type="float" office:value="0.37994" calcext:value-type="float">
            <text:p>0.37994</text:p>
          </table:table-cell>
          <table:table-cell office:value-type="float" office:value="0.3768333" calcext:value-type="float">
            <text:p>0.3768333</text:p>
          </table:table-cell>
          <table:table-cell office:value-type="float" office:value="0.3730479" calcext:value-type="float">
            <text:p>0.3730479</text:p>
          </table:table-cell>
          <table:table-cell office:value-type="float" office:value="0.3828177" calcext:value-type="float">
            <text:p>0.3828177</text:p>
          </table:table-cell>
          <table:table-cell office:value-type="float" office:value="0.3930033" calcext:value-type="float">
            <text:p>0.39300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85715E-016" calcext:value-type="float">
            <text:p>9.885715E-16</text:p>
          </table:table-cell>
          <table:table-cell office:value-type="float" office:value="9.463097E-016" calcext:value-type="float">
            <text:p>9.46309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904101" calcext:value-type="float">
            <text:p>-0.06904101</text:p>
          </table:table-cell>
          <table:table-cell office:value-type="float" office:value="-0.03468216" calcext:value-type="float">
            <text:p>-0.03468216</text:p>
          </table:table-cell>
          <table:table-cell office:value-type="float" office:value="-0.0205084" calcext:value-type="float">
            <text:p>-0.0205084</text:p>
          </table:table-cell>
          <table:table-cell office:value-type="float" office:value="-0.01628374" calcext:value-type="float">
            <text:p>-0.01628374</text:p>
          </table:table-cell>
          <table:table-cell office:value-type="float" office:value="-0.01444718" calcext:value-type="float">
            <text:p>-0.01444718</text:p>
          </table:table-cell>
          <table:table-cell office:value-type="float" office:value="-0.01208674" calcext:value-type="float">
            <text:p>-0.01208674</text:p>
          </table:table-cell>
          <table:table-cell office:value-type="float" office:value="-0.0103045" calcext:value-type="float">
            <text:p>-0.0103045</text:p>
          </table:table-cell>
          <table:table-cell office:value-type="float" office:value="-0.008570436" calcext:value-type="float">
            <text:p>-0.008570436</text:p>
          </table:table-cell>
          <table:table-cell office:value-type="float" office:value="-0.00797468" calcext:value-type="float">
            <text:p>-0.00797468</text:p>
          </table:table-cell>
          <table:table-cell office:value-type="float" office:value="-0.01222001" calcext:value-type="float">
            <text:p>-0.012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35131" calcext:value-type="float">
            <text:p>-0.09335131</text:p>
          </table:table-cell>
          <table:table-cell office:value-type="float" office:value="0.009800403" calcext:value-type="float">
            <text:p>0.0098004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5515" calcext:value-type="float">
            <text:p>-2.3855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2.16904" calcext:value-type="float">
            <text:p>22.16904</text:p>
          </table:table-cell>
          <table:table-cell office:value-type="float" office:value="0" calcext:value-type="float">
            <text:p>0</text:p>
          </table:table-cell>
          <table:table-cell office:value-type="float" office:value="1088.295" calcext:value-type="float">
            <text:p>1088.295</text:p>
          </table:table-cell>
          <table:table-cell office:value-type="float" office:value="-53.72245" calcext:value-type="float">
            <text:p>-53.72245</text:p>
          </table:table-cell>
          <table:table-cell office:value-type="float" office:value="0" calcext:value-type="float">
            <text:p>0</text:p>
          </table:table-cell>
          <table:table-cell office:value-type="float" office:value="0.2723097" calcext:value-type="float">
            <text:p>0.2723097</text:p>
          </table:table-cell>
          <table:table-cell office:value-type="float" office:value="0.2959669" calcext:value-type="float">
            <text:p>0.2959669</text:p>
          </table:table-cell>
          <table:table-cell office:value-type="float" office:value="0.3224466" calcext:value-type="float">
            <text:p>0.3224466</text:p>
          </table:table-cell>
          <table:table-cell office:value-type="float" office:value="0.3355046" calcext:value-type="float">
            <text:p>0.3355046</text:p>
          </table:table-cell>
          <table:table-cell office:value-type="float" office:value="0.3421867" calcext:value-type="float">
            <text:p>0.3421867</text:p>
          </table:table-cell>
          <table:table-cell office:value-type="float" office:value="0.302211" calcext:value-type="float">
            <text:p>0.302211</text:p>
          </table:table-cell>
          <table:table-cell office:value-type="float" office:value="0.3040651" calcext:value-type="float">
            <text:p>0.3040651</text:p>
          </table:table-cell>
          <table:table-cell office:value-type="float" office:value="0.3784603" calcext:value-type="float">
            <text:p>0.3784603</text:p>
          </table:table-cell>
          <table:table-cell office:value-type="float" office:value="0.3760143" calcext:value-type="float">
            <text:p>0.3760143</text:p>
          </table:table-cell>
          <table:table-cell office:value-type="float" office:value="0.3739522" calcext:value-type="float">
            <text:p>0.3739522</text:p>
          </table:table-cell>
          <table:table-cell office:value-type="float" office:value="0.3834971" calcext:value-type="float">
            <text:p>0.3834971</text:p>
          </table:table-cell>
          <table:table-cell office:value-type="float" office:value="0.3932125" calcext:value-type="float">
            <text:p>0.3932125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6358007" calcext:value-type="float">
            <text:p>0.006358007</text:p>
          </table:table-cell>
          <table:table-cell office:value-type="float" office:value="9.46272E-016" calcext:value-type="float">
            <text:p>9.4627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405291" calcext:value-type="float">
            <text:p>-0.07405291</text:p>
          </table:table-cell>
          <table:table-cell office:value-type="float" office:value="-0.04039045" calcext:value-type="float">
            <text:p>-0.04039045</text:p>
          </table:table-cell>
          <table:table-cell office:value-type="float" office:value="-0.02289947" calcext:value-type="float">
            <text:p>-0.02289947</text:p>
          </table:table-cell>
          <table:table-cell office:value-type="float" office:value="-0.01794831" calcext:value-type="float">
            <text:p>-0.01794831</text:p>
          </table:table-cell>
          <table:table-cell office:value-type="float" office:value="-0.01590309" calcext:value-type="float">
            <text:p>-0.01590309</text:p>
          </table:table-cell>
          <table:table-cell office:value-type="float" office:value="-0.01319865" calcext:value-type="float">
            <text:p>-0.01319865</text:p>
          </table:table-cell>
          <table:table-cell office:value-type="float" office:value="-0.01120009" calcext:value-type="float">
            <text:p>-0.01120009</text:p>
          </table:table-cell>
          <table:table-cell office:value-type="float" office:value="-0.009326234" calcext:value-type="float">
            <text:p>-0.009326234</text:p>
          </table:table-cell>
          <table:table-cell office:value-type="float" office:value="-0.008266937" calcext:value-type="float">
            <text:p>-0.008266937</text:p>
          </table:table-cell>
          <table:table-cell office:value-type="float" office:value="-0.01172405" calcext:value-type="float">
            <text:p>-0.0117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965474" calcext:value-type="float">
            <text:p>-0.09965474</text:p>
          </table:table-cell>
          <table:table-cell office:value-type="float" office:value="0.009690949" calcext:value-type="float">
            <text:p>0.0096909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7254" calcext:value-type="float">
            <text:p>-2.3872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3.58123" calcext:value-type="float">
            <text:p>23.58123</text:p>
          </table:table-cell>
          <table:table-cell office:value-type="float" office:value="0" calcext:value-type="float">
            <text:p>0</text:p>
          </table:table-cell>
          <table:table-cell office:value-type="float" office:value="1086.816" calcext:value-type="float">
            <text:p>1086.816</text:p>
          </table:table-cell>
          <table:table-cell office:value-type="float" office:value="-53.65588" calcext:value-type="float">
            <text:p>-53.65588</text:p>
          </table:table-cell>
          <table:table-cell office:value-type="float" office:value="0" calcext:value-type="float">
            <text:p>0</text:p>
          </table:table-cell>
          <table:table-cell office:value-type="float" office:value="0.2567465" calcext:value-type="float">
            <text:p>0.2567465</text:p>
          </table:table-cell>
          <table:table-cell office:value-type="float" office:value="0.2918766" calcext:value-type="float">
            <text:p>0.2918766</text:p>
          </table:table-cell>
          <table:table-cell office:value-type="float" office:value="0.3175466" calcext:value-type="float">
            <text:p>0.3175466</text:p>
          </table:table-cell>
          <table:table-cell office:value-type="float" office:value="0.3309369" calcext:value-type="float">
            <text:p>0.3309369</text:p>
          </table:table-cell>
          <table:table-cell office:value-type="float" office:value="0.3371216" calcext:value-type="float">
            <text:p>0.3371216</text:p>
          </table:table-cell>
          <table:table-cell office:value-type="float" office:value="0.2990423" calcext:value-type="float">
            <text:p>0.2990423</text:p>
          </table:table-cell>
          <table:table-cell office:value-type="float" office:value="0.3014713" calcext:value-type="float">
            <text:p>0.3014713</text:p>
          </table:table-cell>
          <table:table-cell office:value-type="float" office:value="0.3771397" calcext:value-type="float">
            <text:p>0.3771397</text:p>
          </table:table-cell>
          <table:table-cell office:value-type="float" office:value="0.3751144" calcext:value-type="float">
            <text:p>0.3751144</text:p>
          </table:table-cell>
          <table:table-cell office:value-type="float" office:value="0.3747024" calcext:value-type="float">
            <text:p>0.3747024</text:p>
          </table:table-cell>
          <table:table-cell office:value-type="float" office:value="0.3842019" calcext:value-type="float">
            <text:p>0.3842019</text:p>
          </table:table-cell>
          <table:table-cell office:value-type="float" office:value="0.3934247" calcext:value-type="float">
            <text:p>0.3934247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1799365" calcext:value-type="float">
            <text:p>0.01799365</text:p>
          </table:table-cell>
          <table:table-cell office:value-type="float" office:value="9.462392E-016" calcext:value-type="float">
            <text:p>9.46239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126717" calcext:value-type="float">
            <text:p>-0.1126717</text:p>
          </table:table-cell>
          <table:table-cell office:value-type="float" office:value="-0.04489632" calcext:value-type="float">
            <text:p>-0.04489632</text:p>
          </table:table-cell>
          <table:table-cell office:value-type="float" office:value="-0.02518163" calcext:value-type="float">
            <text:p>-0.02518163</text:p>
          </table:table-cell>
          <table:table-cell office:value-type="float" office:value="-0.01953436" calcext:value-type="float">
            <text:p>-0.01953436</text:p>
          </table:table-cell>
          <table:table-cell office:value-type="float" office:value="-0.01742683" calcext:value-type="float">
            <text:p>-0.01742683</text:p>
          </table:table-cell>
          <table:table-cell office:value-type="float" office:value="-0.01427861" calcext:value-type="float">
            <text:p>-0.01427861</text:p>
          </table:table-cell>
          <table:table-cell office:value-type="float" office:value="-0.01203474" calcext:value-type="float">
            <text:p>-0.01203474</text:p>
          </table:table-cell>
          <table:table-cell office:value-type="float" office:value="-0.01005968" calcext:value-type="float">
            <text:p>-0.01005968</text:p>
          </table:table-cell>
          <table:table-cell office:value-type="float" office:value="-0.008603118" calcext:value-type="float">
            <text:p>-0.008603118</text:p>
          </table:table-cell>
          <table:table-cell office:value-type="float" office:value="-0.01132799" calcext:value-type="float">
            <text:p>-0.0113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8362" calcext:value-type="float">
            <text:p>-0.1648362</text:p>
          </table:table-cell>
          <table:table-cell office:value-type="float" office:value="0.00959584" calcext:value-type="float">
            <text:p>0.0095958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8626" calcext:value-type="float">
            <text:p>-2.3886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5.38457" calcext:value-type="float">
            <text:p>25.38457</text:p>
          </table:table-cell>
          <table:table-cell office:value-type="float" office:value="0" calcext:value-type="float">
            <text:p>0</text:p>
          </table:table-cell>
          <table:table-cell office:value-type="float" office:value="1085.013" calcext:value-type="float">
            <text:p>1085.013</text:p>
          </table:table-cell>
          <table:table-cell office:value-type="float" office:value="-53.65588" calcext:value-type="float">
            <text:p>-53.65588</text:p>
          </table:table-cell>
          <table:table-cell office:value-type="float" office:value="0" calcext:value-type="float">
            <text:p>0</text:p>
          </table:table-cell>
          <table:table-cell office:value-type="float" office:value="0.2383825" calcext:value-type="float">
            <text:p>0.2383825</text:p>
          </table:table-cell>
          <table:table-cell office:value-type="float" office:value="0.2884459" calcext:value-type="float">
            <text:p>0.2884459</text:p>
          </table:table-cell>
          <table:table-cell office:value-type="float" office:value="0.313144" calcext:value-type="float">
            <text:p>0.313144</text:p>
          </table:table-cell>
          <table:table-cell office:value-type="float" office:value="0.3268781" calcext:value-type="float">
            <text:p>0.3268781</text:p>
          </table:table-cell>
          <table:table-cell office:value-type="float" office:value="0.3339812" calcext:value-type="float">
            <text:p>0.3339812</text:p>
          </table:table-cell>
          <table:table-cell office:value-type="float" office:value="0.2963108" calcext:value-type="float">
            <text:p>0.2963108</text:p>
          </table:table-cell>
          <table:table-cell office:value-type="float" office:value="0.2989427" calcext:value-type="float">
            <text:p>0.2989427</text:p>
          </table:table-cell>
          <table:table-cell office:value-type="float" office:value="0.3760751" calcext:value-type="float">
            <text:p>0.3760751</text:p>
          </table:table-cell>
          <table:table-cell office:value-type="float" office:value="0.3741654" calcext:value-type="float">
            <text:p>0.3741654</text:p>
          </table:table-cell>
          <table:table-cell office:value-type="float" office:value="0.3753081" calcext:value-type="float">
            <text:p>0.3753081</text:p>
          </table:table-cell>
          <table:table-cell office:value-type="float" office:value="0.3848486" calcext:value-type="float">
            <text:p>0.3848486</text:p>
          </table:table-cell>
          <table:table-cell office:value-type="float" office:value="0.39364" calcext:value-type="float">
            <text:p>0.39364</text:p>
          </table:table-cell>
          <table:table-cell office:value-type="float" office:value="0.462371" calcext:value-type="float">
            <text:p>0.462371</text:p>
          </table:table-cell>
          <table:table-cell office:value-type="float" office:value="0" calcext:value-type="float">
            <text:p>0</text:p>
          </table:table-cell>
          <table:table-cell office:value-type="float" office:value="0.005835845" calcext:value-type="float">
            <text:p>0.005835845</text:p>
          </table:table-cell>
          <table:table-cell office:value-type="float" office:value="9.438803E-016" calcext:value-type="float">
            <text:p>9.43880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039197" calcext:value-type="float">
            <text:p>-0.2039197</text:p>
          </table:table-cell>
          <table:table-cell office:value-type="float" office:value="-0.04936298" calcext:value-type="float">
            <text:p>-0.04936298</text:p>
          </table:table-cell>
          <table:table-cell office:value-type="float" office:value="-0.02743006" calcext:value-type="float">
            <text:p>-0.02743006</text:p>
          </table:table-cell>
          <table:table-cell office:value-type="float" office:value="-0.02107005" calcext:value-type="float">
            <text:p>-0.02107005</text:p>
          </table:table-cell>
          <table:table-cell office:value-type="float" office:value="-0.0184597" calcext:value-type="float">
            <text:p>-0.0184597</text:p>
          </table:table-cell>
          <table:table-cell office:value-type="float" office:value="-0.01529106" calcext:value-type="float">
            <text:p>-0.01529106</text:p>
          </table:table-cell>
          <table:table-cell office:value-type="float" office:value="-0.01291521" calcext:value-type="float">
            <text:p>-0.01291521</text:p>
          </table:table-cell>
          <table:table-cell office:value-type="float" office:value="-0.01069547" calcext:value-type="float">
            <text:p>-0.01069547</text:p>
          </table:table-cell>
          <table:table-cell office:value-type="float" office:value="-0.008973256" calcext:value-type="float">
            <text:p>-0.008973256</text:p>
          </table:table-cell>
          <table:table-cell office:value-type="float" office:value="-0.01101853" calcext:value-type="float">
            <text:p>-0.0110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48218" calcext:value-type="float">
            <text:p>-0.3948218</text:p>
          </table:table-cell>
          <table:table-cell office:value-type="float" office:value="0.009470914" calcext:value-type="float">
            <text:p>0.00947091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89522" calcext:value-type="float">
            <text:p>-2.3895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7.4047" calcext:value-type="float">
            <text:p>27.4047</text:p>
          </table:table-cell>
          <table:table-cell office:value-type="float" office:value="0" calcext:value-type="float">
            <text:p>0</text:p>
          </table:table-cell>
          <table:table-cell office:value-type="float" office:value="1082.993" calcext:value-type="float">
            <text:p>1082.993</text:p>
          </table:table-cell>
          <table:table-cell office:value-type="float" office:value="-53.65588" calcext:value-type="float">
            <text:p>-53.65588</text:p>
          </table:table-cell>
          <table:table-cell office:value-type="float" office:value="0" calcext:value-type="float">
            <text:p>0</text:p>
          </table:table-cell>
          <table:table-cell office:value-type="float" office:value="0.1570808" calcext:value-type="float">
            <text:p>0.1570808</text:p>
          </table:table-cell>
          <table:table-cell office:value-type="float" office:value="0.2935153" calcext:value-type="float">
            <text:p>0.2935153</text:p>
          </table:table-cell>
          <table:table-cell office:value-type="float" office:value="0.3105636" calcext:value-type="float">
            <text:p>0.3105636</text:p>
          </table:table-cell>
          <table:table-cell office:value-type="float" office:value="0.3238748" calcext:value-type="float">
            <text:p>0.3238748</text:p>
          </table:table-cell>
          <table:table-cell office:value-type="float" office:value="0.3303322" calcext:value-type="float">
            <text:p>0.3303322</text:p>
          </table:table-cell>
          <table:table-cell office:value-type="float" office:value="0.2937736" calcext:value-type="float">
            <text:p>0.2937736</text:p>
          </table:table-cell>
          <table:table-cell office:value-type="float" office:value="0.2969653" calcext:value-type="float">
            <text:p>0.2969653</text:p>
          </table:table-cell>
          <table:table-cell office:value-type="float" office:value="0.3751195" calcext:value-type="float">
            <text:p>0.3751195</text:p>
          </table:table-cell>
          <table:table-cell office:value-type="float" office:value="0.3733225" calcext:value-type="float">
            <text:p>0.3733225</text:p>
          </table:table-cell>
          <table:table-cell office:value-type="float" office:value="0.3757032" calcext:value-type="float">
            <text:p>0.3757032</text:p>
          </table:table-cell>
          <table:table-cell office:value-type="float" office:value="0.3854339" calcext:value-type="float">
            <text:p>0.3854339</text:p>
          </table:table-cell>
          <table:table-cell office:value-type="float" office:value="0.393854" calcext:value-type="float">
            <text:p>0.3938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1104E-016" calcext:value-type="float">
            <text:p>9.851104E-16</text:p>
          </table:table-cell>
          <table:table-cell office:value-type="float" office:value="9.713472E-016" calcext:value-type="float">
            <text:p>9.71347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.423009" calcext:value-type="float">
            <text:p>-5.423009</text:p>
          </table:table-cell>
          <table:table-cell office:value-type="float" office:value="-0.04320428" calcext:value-type="float">
            <text:p>-0.04320428</text:p>
          </table:table-cell>
          <table:table-cell office:value-type="float" office:value="-0.0288925" calcext:value-type="float">
            <text:p>-0.0288925</text:p>
          </table:table-cell>
          <table:table-cell office:value-type="float" office:value="-0.02230752" calcext:value-type="float">
            <text:p>-0.02230752</text:p>
          </table:table-cell>
          <table:table-cell office:value-type="float" office:value="-0.01976188" calcext:value-type="float">
            <text:p>-0.01976188</text:p>
          </table:table-cell>
          <table:table-cell office:value-type="float" office:value="-0.01630634" calcext:value-type="float">
            <text:p>-0.01630634</text:p>
          </table:table-cell>
          <table:table-cell office:value-type="float" office:value="-0.01365534" calcext:value-type="float">
            <text:p>-0.01365534</text:p>
          </table:table-cell>
          <table:table-cell office:value-type="float" office:value="-0.01130149" calcext:value-type="float">
            <text:p>-0.01130149</text:p>
          </table:table-cell>
          <table:table-cell office:value-type="float" office:value="-0.009316834" calcext:value-type="float">
            <text:p>-0.009316834</text:p>
          </table:table-cell>
          <table:table-cell office:value-type="float" office:value="-0.0108207" calcext:value-type="float">
            <text:p>-0.0108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62455" calcext:value-type="float">
            <text:p>-5.062455</text:p>
          </table:table-cell>
          <table:table-cell office:value-type="float" office:value="0.009380533" calcext:value-type="float">
            <text:p>0.00938053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90134" calcext:value-type="float">
            <text:p>-2.390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77.43788" calcext:value-type="float">
            <text:p>77.43788</text:p>
          </table:table-cell>
          <table:table-cell office:value-type="float" office:value="28.19123" calcext:value-type="float">
            <text:p>28.19123</text:p>
          </table:table-cell>
          <table:table-cell office:value-type="float" office:value="0" calcext:value-type="float">
            <text:p>0</text:p>
          </table:table-cell>
          <table:table-cell office:value-type="float" office:value="1082.965" calcext:value-type="float">
            <text:p>1082.965</text:p>
          </table:table-cell>
          <table:table-cell office:value-type="float" office:value="-53.65232" calcext:value-type="float">
            <text:p>-53.65232</text:p>
          </table:table-cell>
          <table:table-cell office:value-type="float" office:value="0" calcext:value-type="float">
            <text:p>0</text:p>
          </table:table-cell>
          <table:table-cell office:value-type="float" office:value="0.1502182" calcext:value-type="float">
            <text:p>0.1502182</text:p>
          </table:table-cell>
          <table:table-cell office:value-type="float" office:value="0.3015439" calcext:value-type="float">
            <text:p>0.3015439</text:p>
          </table:table-cell>
          <table:table-cell office:value-type="float" office:value="0.3106976" calcext:value-type="float">
            <text:p>0.3106976</text:p>
          </table:table-cell>
          <table:table-cell office:value-type="float" office:value="0.3217474" calcext:value-type="float">
            <text:p>0.3217474</text:p>
          </table:table-cell>
          <table:table-cell office:value-type="float" office:value="0.3282451" calcext:value-type="float">
            <text:p>0.3282451</text:p>
          </table:table-cell>
          <table:table-cell office:value-type="float" office:value="0.2918928" calcext:value-type="float">
            <text:p>0.2918928</text:p>
          </table:table-cell>
          <table:table-cell office:value-type="float" office:value="0.2951533" calcext:value-type="float">
            <text:p>0.2951533</text:p>
          </table:table-cell>
          <table:table-cell office:value-type="float" office:value="0.3742245" calcext:value-type="float">
            <text:p>0.3742245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3759845" calcext:value-type="float">
            <text:p>0.3759845</text:p>
          </table:table-cell>
          <table:table-cell office:value-type="float" office:value="0.3859535" calcext:value-type="float">
            <text:p>0.3859535</text:p>
          </table:table-cell>
          <table:table-cell office:value-type="float" office:value="0.3940658" calcext:value-type="float">
            <text:p>0.394065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852862E-016" calcext:value-type="float">
            <text:p>9.852862E-16</text:p>
          </table:table-cell>
          <table:table-cell office:value-type="float" office:value="9.713026E-016" calcext:value-type="float">
            <text:p>9.71302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2.07293" calcext:value-type="float">
            <text:p>-12.07293</text:p>
          </table:table-cell>
          <table:table-cell office:value-type="float" office:value="-0.03508891" calcext:value-type="float">
            <text:p>-0.03508891</text:p>
          </table:table-cell>
          <table:table-cell office:value-type="float" office:value="-0.02883122" calcext:value-type="float">
            <text:p>-0.02883122</text:p>
          </table:table-cell>
          <table:table-cell office:value-type="float" office:value="-0.02323977" calcext:value-type="float">
            <text:p>-0.02323977</text:p>
          </table:table-cell>
          <table:table-cell office:value-type="float" office:value="-0.02054488" calcext:value-type="float">
            <text:p>-0.02054488</text:p>
          </table:table-cell>
          <table:table-cell office:value-type="float" office:value="-0.01710732" calcext:value-type="float">
            <text:p>-0.01710732</text:p>
          </table:table-cell>
          <table:table-cell office:value-type="float" office:value="-0.01437444" calcext:value-type="float">
            <text:p>-0.01437444</text:p>
          </table:table-cell>
          <table:table-cell office:value-type="float" office:value="-0.01190145" calcext:value-type="float">
            <text:p>-0.01190145</text:p>
          </table:table-cell>
          <table:table-cell office:value-type="float" office:value="-0.009651282" calcext:value-type="float">
            <text:p>-0.009651282</text:p>
          </table:table-cell>
          <table:table-cell office:value-type="float" office:value="-0.01068262" calcext:value-type="float">
            <text:p>-0.0106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79897" calcext:value-type="float">
            <text:p>-0.3679897</text:p>
          </table:table-cell>
          <table:table-cell office:value-type="float" office:value="0.009244859" calcext:value-type="float">
            <text:p>0.00924485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90456" calcext:value-type="float">
            <text:p>-2.3904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82.00982" calcext:value-type="float">
            <text:p>82.00982</text:p>
          </table:table-cell>
          <table:table-cell office:value-type="float" office:value="30.26907" calcext:value-type="float">
            <text:p>30.26907</text:p>
          </table:table-cell>
          <table:table-cell office:value-type="float" office:value="0" calcext:value-type="float">
            <text:p>0</text:p>
          </table:table-cell>
          <table:table-cell office:value-type="float" office:value="1085.433" calcext:value-type="float">
            <text:p>1085.433</text:p>
          </table:table-cell>
          <table:table-cell office:value-type="float" office:value="-53.62577" calcext:value-type="float">
            <text:p>-53.62577</text:p>
          </table:table-cell>
          <table:table-cell office:value-type="float" office:value="0" calcext:value-type="float">
            <text:p>0</text:p>
          </table:table-cell>
          <table:table-cell office:value-type="float" office:value="0.4267777" calcext:value-type="float">
            <text:p>0.4267777</text:p>
          </table:table-cell>
          <table:table-cell office:value-type="float" office:value="0.2924449" calcext:value-type="float">
            <text:p>0.2924449</text:p>
          </table:table-cell>
          <table:table-cell office:value-type="float" office:value="0.3092683" calcext:value-type="float">
            <text:p>0.3092683</text:p>
          </table:table-cell>
          <table:table-cell office:value-type="float" office:value="0.3204794" calcext:value-type="float">
            <text:p>0.3204794</text:p>
          </table:table-cell>
          <table:table-cell office:value-type="float" office:value="0.3261217" calcext:value-type="float">
            <text:p>0.3261217</text:p>
          </table:table-cell>
          <table:table-cell office:value-type="float" office:value="0.2901908" calcext:value-type="float">
            <text:p>0.2901908</text:p>
          </table:table-cell>
          <table:table-cell office:value-type="float" office:value="0.2937628" calcext:value-type="float">
            <text:p>0.2937628</text:p>
          </table:table-cell>
          <table:table-cell office:value-type="float" office:value="0.3734198" calcext:value-type="float">
            <text:p>0.3734198</text:p>
          </table:table-cell>
          <table:table-cell office:value-type="float" office:value="0.3717615" calcext:value-type="float">
            <text:p>0.3717615</text:p>
          </table:table-cell>
          <table:table-cell office:value-type="float" office:value="0.3762017" calcext:value-type="float">
            <text:p>0.3762017</text:p>
          </table:table-cell>
          <table:table-cell office:value-type="float" office:value="0.3864143" calcext:value-type="float">
            <text:p>0.3864143</text:p>
          </table:table-cell>
          <table:table-cell office:value-type="float" office:value="0.3942709" calcext:value-type="float">
            <text:p>0.39427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466E-016" calcext:value-type="float">
            <text:p>9.85466E-16</text:p>
          </table:table-cell>
          <table:table-cell office:value-type="float" office:value="9.712583E-016" calcext:value-type="float">
            <text:p>9.71258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406284" calcext:value-type="float">
            <text:p>-0.008406284</text:p>
          </table:table-cell>
          <table:table-cell office:value-type="float" office:value="-0.04548765" calcext:value-type="float">
            <text:p>-0.04548765</text:p>
          </table:table-cell>
          <table:table-cell office:value-type="float" office:value="-0.02962824" calcext:value-type="float">
            <text:p>-0.02962824</text:p>
          </table:table-cell>
          <table:table-cell office:value-type="float" office:value="-0.02380287" calcext:value-type="float">
            <text:p>-0.02380287</text:p>
          </table:table-cell>
          <table:table-cell office:value-type="float" office:value="-0.02137823" calcext:value-type="float">
            <text:p>-0.02137823</text:p>
          </table:table-cell>
          <table:table-cell office:value-type="float" office:value="-0.01787268" calcext:value-type="float">
            <text:p>-0.01787268</text:p>
          </table:table-cell>
          <table:table-cell office:value-type="float" office:value="-0.01499145" calcext:value-type="float">
            <text:p>-0.01499145</text:p>
          </table:table-cell>
          <table:table-cell office:value-type="float" office:value="-0.01246926" calcext:value-type="float">
            <text:p>-0.01246926</text:p>
          </table:table-cell>
          <table:table-cell office:value-type="float" office:value="-0.00998961" calcext:value-type="float">
            <text:p>-0.00998961</text:p>
          </table:table-cell>
          <table:table-cell office:value-type="float" office:value="-0.01057727" calcext:value-type="float">
            <text:p>-0.01057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46748" calcext:value-type="float">
            <text:p>-0.006646748</text:p>
          </table:table-cell>
          <table:table-cell office:value-type="float" office:value="0.009061402" calcext:value-type="float">
            <text:p>0.00906140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0494" calcext:value-type="float">
            <text:p>-2.3904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0.56115" calcext:value-type="float">
            <text:p>30.56115</text:p>
          </table:table-cell>
          <table:table-cell office:value-type="float" office:value="0" calcext:value-type="float">
            <text:p>0</text:p>
          </table:table-cell>
          <table:table-cell office:value-type="float" office:value="1091.827" calcext:value-type="float">
            <text:p>1091.827</text:p>
          </table:table-cell>
          <table:table-cell office:value-type="float" office:value="-53.4539" calcext:value-type="float">
            <text:p>-53.4539</text:p>
          </table:table-cell>
          <table:table-cell office:value-type="float" office:value="0.6513803" calcext:value-type="float">
            <text:p>0.6513803</text:p>
          </table:table-cell>
          <table:table-cell office:value-type="float" office:value="0.3752921" calcext:value-type="float">
            <text:p>0.3752921</text:p>
          </table:table-cell>
          <table:table-cell office:value-type="float" office:value="0.3757025" calcext:value-type="float">
            <text:p>0.3757025</text:p>
          </table:table-cell>
          <table:table-cell office:value-type="float" office:value="0.3648452" calcext:value-type="float">
            <text:p>0.3648452</text:p>
          </table:table-cell>
          <table:table-cell office:value-type="float" office:value="0.3394039" calcext:value-type="float">
            <text:p>0.3394039</text:p>
          </table:table-cell>
          <table:table-cell office:value-type="float" office:value="0.3323861" calcext:value-type="float">
            <text:p>0.3323861</text:p>
          </table:table-cell>
          <table:table-cell office:value-type="float" office:value="0.2893384" calcext:value-type="float">
            <text:p>0.2893384</text:p>
          </table:table-cell>
          <table:table-cell office:value-type="float" office:value="0.2926519" calcext:value-type="float">
            <text:p>0.2926519</text:p>
          </table:table-cell>
          <table:table-cell office:value-type="float" office:value="0.3727594" calcext:value-type="float">
            <text:p>0.3727594</text:p>
          </table:table-cell>
          <table:table-cell office:value-type="float" office:value="0.3710239" calcext:value-type="float">
            <text:p>0.3710239</text:p>
          </table:table-cell>
          <table:table-cell office:value-type="float" office:value="0.3763606" calcext:value-type="float">
            <text:p>0.3763606</text:p>
          </table:table-cell>
          <table:table-cell office:value-type="float" office:value="0.3868227" calcext:value-type="float">
            <text:p>0.3868227</text:p>
          </table:table-cell>
          <table:table-cell office:value-type="float" office:value="0.394468" calcext:value-type="float">
            <text:p>0.3944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5962E-016" calcext:value-type="float">
            <text:p>9.855962E-16</text:p>
          </table:table-cell>
          <table:table-cell office:value-type="float" office:value="9.712256E-016" calcext:value-type="float">
            <text:p>9.71225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885218" calcext:value-type="float">
            <text:p>-0.008885218</text:p>
          </table:table-cell>
          <table:table-cell office:value-type="float" office:value="-0.008847042" calcext:value-type="float">
            <text:p>-0.008847042</text:p>
          </table:table-cell>
          <table:table-cell office:value-type="float" office:value="-0.01071553" calcext:value-type="float">
            <text:p>-0.01071553</text:p>
          </table:table-cell>
          <table:table-cell office:value-type="float" office:value="-0.01690969" calcext:value-type="float">
            <text:p>-0.01690969</text:p>
          </table:table-cell>
          <table:table-cell office:value-type="float" office:value="-0.01917567" calcext:value-type="float">
            <text:p>-0.01917567</text:p>
          </table:table-cell>
          <table:table-cell office:value-type="float" office:value="-0.01828616" calcext:value-type="float">
            <text:p>-0.01828616</text:p>
          </table:table-cell>
          <table:table-cell office:value-type="float" office:value="-0.01543972" calcext:value-type="float">
            <text:p>-0.01543972</text:p>
          </table:table-cell>
          <table:table-cell office:value-type="float" office:value="-0.01295663" calcext:value-type="float">
            <text:p>-0.01295663</text:p>
          </table:table-cell>
          <table:table-cell office:value-type="float" office:value="-0.01032536" calcext:value-type="float">
            <text:p>-0.01032536</text:p>
          </table:table-cell>
          <table:table-cell office:value-type="float" office:value="-0.01050087" calcext:value-type="float">
            <text:p>-0.0105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62616" calcext:value-type="float">
            <text:p>-0.008962616</text:p>
          </table:table-cell>
          <table:table-cell office:value-type="float" office:value="0.008857355" calcext:value-type="float">
            <text:p>0.00885735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90293" calcext:value-type="float">
            <text:p>-2.3902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2.42134" calcext:value-type="float">
            <text:p>32.42134</text:p>
          </table:table-cell>
          <table:table-cell office:value-type="float" office:value="0" calcext:value-type="float">
            <text:p>0</text:p>
          </table:table-cell>
          <table:table-cell office:value-type="float" office:value="1089.875" calcext:value-type="float">
            <text:p>1089.875</text:p>
          </table:table-cell>
          <table:table-cell office:value-type="float" office:value="-53.36175" calcext:value-type="float">
            <text:p>-53.36175</text:p>
          </table:table-cell>
          <table:table-cell office:value-type="float" office:value="0" calcext:value-type="float">
            <text:p>0</text:p>
          </table:table-cell>
          <table:table-cell office:value-type="float" office:value="0.3336551" calcext:value-type="float">
            <text:p>0.3336551</text:p>
          </table:table-cell>
          <table:table-cell office:value-type="float" office:value="0.336766" calcext:value-type="float">
            <text:p>0.336766</text:p>
          </table:table-cell>
          <table:table-cell office:value-type="float" office:value="0.3427686" calcext:value-type="float">
            <text:p>0.3427686</text:p>
          </table:table-cell>
          <table:table-cell office:value-type="float" office:value="0.3464955" calcext:value-type="float">
            <text:p>0.3464955</text:p>
          </table:table-cell>
          <table:table-cell office:value-type="float" office:value="0.3469954" calcext:value-type="float">
            <text:p>0.3469954</text:p>
          </table:table-cell>
          <table:table-cell office:value-type="float" office:value="0.294937" calcext:value-type="float">
            <text:p>0.294937</text:p>
          </table:table-cell>
          <table:table-cell office:value-type="float" office:value="0.2933771" calcext:value-type="float">
            <text:p>0.2933771</text:p>
          </table:table-cell>
          <table:table-cell office:value-type="float" office:value="0.3723871" calcext:value-type="float">
            <text:p>0.3723871</text:p>
          </table:table-cell>
          <table:table-cell office:value-type="float" office:value="0.370337" calcext:value-type="float">
            <text:p>0.370337</text:p>
          </table:table-cell>
          <table:table-cell office:value-type="float" office:value="0.3764672" calcext:value-type="float">
            <text:p>0.3764672</text:p>
          </table:table-cell>
          <table:table-cell office:value-type="float" office:value="0.3871838" calcext:value-type="float">
            <text:p>0.3871838</text:p>
          </table:table-cell>
          <table:table-cell office:value-type="float" office:value="0.3946574" calcext:value-type="float">
            <text:p>0.39465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7684E-016" calcext:value-type="float">
            <text:p>9.857684E-16</text:p>
          </table:table-cell>
          <table:table-cell office:value-type="float" office:value="9.711827E-016" calcext:value-type="float">
            <text:p>9.71182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52793" calcext:value-type="float">
            <text:p>-0.01852793</text:p>
          </table:table-cell>
          <table:table-cell office:value-type="float" office:value="-0.01756934" calcext:value-type="float">
            <text:p>-0.01756934</text:p>
          </table:table-cell>
          <table:table-cell office:value-type="float" office:value="-0.0157227" calcext:value-type="float">
            <text:p>-0.0157227</text:p>
          </table:table-cell>
          <table:table-cell office:value-type="float" office:value="-0.01470963" calcext:value-type="float">
            <text:p>-0.01470963</text:p>
          </table:table-cell>
          <table:table-cell office:value-type="float" office:value="-0.01458576" calcext:value-type="float">
            <text:p>-0.01458576</text:p>
          </table:table-cell>
          <table:table-cell office:value-type="float" office:value="-0.01585647" calcext:value-type="float">
            <text:p>-0.01585647</text:p>
          </table:table-cell>
          <table:table-cell office:value-type="float" office:value="-0.01513184" calcext:value-type="float">
            <text:p>-0.01513184</text:p>
          </table:table-cell>
          <table:table-cell office:value-type="float" office:value="-0.01324328" calcext:value-type="float">
            <text:p>-0.01324328</text:p>
          </table:table-cell>
          <table:table-cell office:value-type="float" office:value="-0.01064894" calcext:value-type="float">
            <text:p>-0.01064894</text:p>
          </table:table-cell>
          <table:table-cell office:value-type="float" office:value="-0.01044985" calcext:value-type="float">
            <text:p>-0.0104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363" calcext:value-type="float">
            <text:p>-0.0189363</text:p>
          </table:table-cell>
          <table:table-cell office:value-type="float" office:value="0.008663098" calcext:value-type="float">
            <text:p>0.00866309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9871" calcext:value-type="float">
            <text:p>-2.3898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4.9237" calcext:value-type="float">
            <text:p>34.9237</text:p>
          </table:table-cell>
          <table:table-cell office:value-type="float" office:value="0" calcext:value-type="float">
            <text:p>0</text:p>
          </table:table-cell>
          <table:table-cell office:value-type="float" office:value="1087.21" calcext:value-type="float">
            <text:p>1087.21</text:p>
          </table:table-cell>
          <table:table-cell office:value-type="float" office:value="-53.19921" calcext:value-type="float">
            <text:p>-53.19921</text:p>
          </table:table-cell>
          <table:table-cell office:value-type="float" office:value="0" calcext:value-type="float">
            <text:p>0</text:p>
          </table:table-cell>
          <table:table-cell office:value-type="float" office:value="0.2923268" calcext:value-type="float">
            <text:p>0.2923268</text:p>
          </table:table-cell>
          <table:table-cell office:value-type="float" office:value="0.3064288" calcext:value-type="float">
            <text:p>0.3064288</text:p>
          </table:table-cell>
          <table:table-cell office:value-type="float" office:value="0.3287678" calcext:value-type="float">
            <text:p>0.3287678</text:p>
          </table:table-cell>
          <table:table-cell office:value-type="float" office:value="0.337912" calcext:value-type="float">
            <text:p>0.337912</text:p>
          </table:table-cell>
          <table:table-cell office:value-type="float" office:value="0.3412746" calcext:value-type="float">
            <text:p>0.3412746</text:p>
          </table:table-cell>
          <table:table-cell office:value-type="float" office:value="0.2970318" calcext:value-type="float">
            <text:p>0.2970318</text:p>
          </table:table-cell>
          <table:table-cell office:value-type="float" office:value="0.2961039" calcext:value-type="float">
            <text:p>0.2961039</text:p>
          </table:table-cell>
          <table:table-cell office:value-type="float" office:value="0.3726459" calcext:value-type="float">
            <text:p>0.3726459</text:p>
          </table:table-cell>
          <table:table-cell office:value-type="float" office:value="0.3697892" calcext:value-type="float">
            <text:p>0.3697892</text:p>
          </table:table-cell>
          <table:table-cell office:value-type="float" office:value="0.3765316" calcext:value-type="float">
            <text:p>0.3765316</text:p>
          </table:table-cell>
          <table:table-cell office:value-type="float" office:value="0.387502" calcext:value-type="float">
            <text:p>0.387502</text:p>
          </table:table-cell>
          <table:table-cell office:value-type="float" office:value="0.394838" calcext:value-type="float">
            <text:p>0.3948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9911E-016" calcext:value-type="float">
            <text:p>9.429911E-16</text:p>
          </table:table-cell>
          <table:table-cell office:value-type="float" office:value="9.711374E-016" calcext:value-type="float">
            <text:p>9.71137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533015" calcext:value-type="float">
            <text:p>-0.04533015</text:p>
          </table:table-cell>
          <table:table-cell office:value-type="float" office:value="-0.03136653" calcext:value-type="float">
            <text:p>-0.03136653</text:p>
          </table:table-cell>
          <table:table-cell office:value-type="float" office:value="-0.02029455" calcext:value-type="float">
            <text:p>-0.02029455</text:p>
          </table:table-cell>
          <table:table-cell office:value-type="float" office:value="-0.01716381" calcext:value-type="float">
            <text:p>-0.01716381</text:p>
          </table:table-cell>
          <table:table-cell office:value-type="float" office:value="-0.01615535" calcext:value-type="float">
            <text:p>-0.01615535</text:p>
          </table:table-cell>
          <table:table-cell office:value-type="float" office:value="-0.01502431" calcext:value-type="float">
            <text:p>-0.01502431</text:p>
          </table:table-cell>
          <table:table-cell office:value-type="float" office:value="-0.01399192" calcext:value-type="float">
            <text:p>-0.01399192</text:p>
          </table:table-cell>
          <table:table-cell office:value-type="float" office:value="-0.01304874" calcext:value-type="float">
            <text:p>-0.01304874</text:p>
          </table:table-cell>
          <table:table-cell office:value-type="float" office:value="-0.01091549" calcext:value-type="float">
            <text:p>-0.01091549</text:p>
          </table:table-cell>
          <table:table-cell office:value-type="float" office:value="-0.01041913" calcext:value-type="float">
            <text:p>-0.01041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48627" calcext:value-type="float">
            <text:p>-0.05048627</text:p>
          </table:table-cell>
          <table:table-cell office:value-type="float" office:value="0.008486098" calcext:value-type="float">
            <text:p>0.00848609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9255" calcext:value-type="float">
            <text:p>-2.389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90.0108" calcext:value-type="float">
            <text:p>90.0108</text:p>
          </table:table-cell>
          <table:table-cell office:value-type="float" office:value="37.73167" calcext:value-type="float">
            <text:p>37.73167</text:p>
          </table:table-cell>
          <table:table-cell office:value-type="float" office:value="0" calcext:value-type="float">
            <text:p>0</text:p>
          </table:table-cell>
          <table:table-cell office:value-type="float" office:value="1085.539" calcext:value-type="float">
            <text:p>1085.539</text:p>
          </table:table-cell>
          <table:table-cell office:value-type="float" office:value="-53.19344" calcext:value-type="float">
            <text:p>-53.19344</text:p>
          </table:table-cell>
          <table:table-cell office:value-type="float" office:value="0" calcext:value-type="float">
            <text:p>0</text:p>
          </table:table-cell>
          <table:table-cell office:value-type="float" office:value="0.2267474" calcext:value-type="float">
            <text:p>0.2267474</text:p>
          </table:table-cell>
          <table:table-cell office:value-type="float" office:value="0.3081355" calcext:value-type="float">
            <text:p>0.3081355</text:p>
          </table:table-cell>
          <table:table-cell office:value-type="float" office:value="0.3217717" calcext:value-type="float">
            <text:p>0.3217717</text:p>
          </table:table-cell>
          <table:table-cell office:value-type="float" office:value="0.3312138" calcext:value-type="float">
            <text:p>0.3312138</text:p>
          </table:table-cell>
          <table:table-cell office:value-type="float" office:value="0.3356174" calcext:value-type="float">
            <text:p>0.3356174</text:p>
          </table:table-cell>
          <table:table-cell office:value-type="float" office:value="0.2950617" calcext:value-type="float">
            <text:p>0.2950617</text:p>
          </table:table-cell>
          <table:table-cell office:value-type="float" office:value="0.2948284" calcext:value-type="float">
            <text:p>0.2948284</text:p>
          </table:table-cell>
          <table:table-cell office:value-type="float" office:value="0.37256" calcext:value-type="float">
            <text:p>0.37256</text:p>
          </table:table-cell>
          <table:table-cell office:value-type="float" office:value="0.3693963" calcext:value-type="float">
            <text:p>0.3693963</text:p>
          </table:table-cell>
          <table:table-cell office:value-type="float" office:value="0.3765606" calcext:value-type="float">
            <text:p>0.3765606</text:p>
          </table:table-cell>
          <table:table-cell office:value-type="float" office:value="0.3877819" calcext:value-type="float">
            <text:p>0.3877819</text:p>
          </table:table-cell>
          <table:table-cell office:value-type="float" office:value="0.3950106" calcext:value-type="float">
            <text:p>0.395010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319E-016" calcext:value-type="float">
            <text:p>9.4319E-16</text:p>
          </table:table-cell>
          <table:table-cell office:value-type="float" office:value="9.710878E-016" calcext:value-type="float">
            <text:p>9.71087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346289" calcext:value-type="float">
            <text:p>-0.5346289</text:p>
          </table:table-cell>
          <table:table-cell office:value-type="float" office:value="-0.03031546" calcext:value-type="float">
            <text:p>-0.03031546</text:p>
          </table:table-cell>
          <table:table-cell office:value-type="float" office:value="-0.02321946" calcext:value-type="float">
            <text:p>-0.02321946</text:p>
          </table:table-cell>
          <table:table-cell office:value-type="float" office:value="-0.01942596" calcext:value-type="float">
            <text:p>-0.01942596</text:p>
          </table:table-cell>
          <table:table-cell office:value-type="float" office:value="-0.01790904" calcext:value-type="float">
            <text:p>-0.01790904</text:p>
          </table:table-cell>
          <table:table-cell office:value-type="float" office:value="-0.01578383" calcext:value-type="float">
            <text:p>-0.01578383</text:p>
          </table:table-cell>
          <table:table-cell office:value-type="float" office:value="-0.01451007" calcext:value-type="float">
            <text:p>-0.01451007</text:p>
          </table:table-cell>
          <table:table-cell office:value-type="float" office:value="-0.01311166" calcext:value-type="float">
            <text:p>-0.01311166</text:p>
          </table:table-cell>
          <table:table-cell office:value-type="float" office:value="-0.01111081" calcext:value-type="float">
            <text:p>-0.01111081</text:p>
          </table:table-cell>
          <table:table-cell office:value-type="float" office:value="-0.01040495" calcext:value-type="float">
            <text:p>-0.0104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09321" calcext:value-type="float">
            <text:p>-0.08309321</text:p>
          </table:table-cell>
          <table:table-cell office:value-type="float" office:value="0.00834272" calcext:value-type="float">
            <text:p>0.0083427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8478" calcext:value-type="float">
            <text:p>-2.3884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93.43982" calcext:value-type="float">
            <text:p>93.43982</text:p>
          </table:table-cell>
          <table:table-cell office:value-type="float" office:value="40.35579" calcext:value-type="float">
            <text:p>40.35579</text:p>
          </table:table-cell>
          <table:table-cell office:value-type="float" office:value="0" calcext:value-type="float">
            <text:p>0</text:p>
          </table:table-cell>
          <table:table-cell office:value-type="float" office:value="1086.304" calcext:value-type="float">
            <text:p>1086.304</text:p>
          </table:table-cell>
          <table:table-cell office:value-type="float" office:value="-53.15409" calcext:value-type="float">
            <text:p>-53.15409</text:p>
          </table:table-cell>
          <table:table-cell office:value-type="float" office:value="0" calcext:value-type="float">
            <text:p>0</text:p>
          </table:table-cell>
          <table:table-cell office:value-type="float" office:value="0.3009354" calcext:value-type="float">
            <text:p>0.3009354</text:p>
          </table:table-cell>
          <table:table-cell office:value-type="float" office:value="0.30918" calcext:value-type="float">
            <text:p>0.30918</text:p>
          </table:table-cell>
          <table:table-cell office:value-type="float" office:value="0.3253817" calcext:value-type="float">
            <text:p>0.3253817</text:p>
          </table:table-cell>
          <table:table-cell office:value-type="float" office:value="0.3319943" calcext:value-type="float">
            <text:p>0.3319943</text:p>
          </table:table-cell>
          <table:table-cell office:value-type="float" office:value="0.3351008" calcext:value-type="float">
            <text:p>0.3351008</text:p>
          </table:table-cell>
          <table:table-cell office:value-type="float" office:value="0.2934878" calcext:value-type="float">
            <text:p>0.2934878</text:p>
          </table:table-cell>
          <table:table-cell office:value-type="float" office:value="0.2937463" calcext:value-type="float">
            <text:p>0.2937463</text:p>
          </table:table-cell>
          <table:table-cell office:value-type="float" office:value="0.3723212" calcext:value-type="float">
            <text:p>0.3723212</text:p>
          </table:table-cell>
          <table:table-cell office:value-type="float" office:value="0.3690736" calcext:value-type="float">
            <text:p>0.3690736</text:p>
          </table:table-cell>
          <table:table-cell office:value-type="float" office:value="0.3764584" calcext:value-type="float">
            <text:p>0.3764584</text:p>
          </table:table-cell>
          <table:table-cell office:value-type="float" office:value="0.3880317" calcext:value-type="float">
            <text:p>0.3880317</text:p>
          </table:table-cell>
          <table:table-cell office:value-type="float" office:value="0.395224" calcext:value-type="float">
            <text:p>0.395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3909E-016" calcext:value-type="float">
            <text:p>9.433909E-16</text:p>
          </table:table-cell>
          <table:table-cell office:value-type="float" office:value="9.71038E-016" calcext:value-type="float">
            <text:p>9.7103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604011" calcext:value-type="float">
            <text:p>-0.03604011</text:p>
          </table:table-cell>
          <table:table-cell office:value-type="float" office:value="-0.0297297" calcext:value-type="float">
            <text:p>-0.0297297</text:p>
          </table:table-cell>
          <table:table-cell office:value-type="float" office:value="-0.02164403" calcext:value-type="float">
            <text:p>-0.02164403</text:p>
          </table:table-cell>
          <table:table-cell office:value-type="float" office:value="-0.0191475" calcext:value-type="float">
            <text:p>-0.0191475</text:p>
          </table:table-cell>
          <table:table-cell office:value-type="float" office:value="-0.01808973" calcext:value-type="float">
            <text:p>-0.01808973</text:p>
          </table:table-cell>
          <table:table-cell office:value-type="float" office:value="-0.01643089" calcext:value-type="float">
            <text:p>-0.01643089</text:p>
          </table:table-cell>
          <table:table-cell office:value-type="float" office:value="-0.01496518" calcext:value-type="float">
            <text:p>-0.01496518</text:p>
          </table:table-cell>
          <table:table-cell office:value-type="float" office:value="-0.01329377" calcext:value-type="float">
            <text:p>-0.01329377</text:p>
          </table:table-cell>
          <table:table-cell office:value-type="float" office:value="-0.01127359" calcext:value-type="float">
            <text:p>-0.01127359</text:p>
          </table:table-cell>
          <table:table-cell office:value-type="float" office:value="-0.01045308" calcext:value-type="float">
            <text:p>-0.0104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21788" calcext:value-type="float">
            <text:p>-0.03721788</text:p>
          </table:table-cell>
          <table:table-cell office:value-type="float" office:value="0.008156904" calcext:value-type="float">
            <text:p>0.00815690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7535" calcext:value-type="float">
            <text:p>-2.387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94.01131" calcext:value-type="float">
            <text:p>94.01131</text:p>
          </table:table-cell>
          <table:table-cell office:value-type="float" office:value="41.6217" calcext:value-type="float">
            <text:p>41.6217</text:p>
          </table:table-cell>
          <table:table-cell office:value-type="float" office:value="0" calcext:value-type="float">
            <text:p>0</text:p>
          </table:table-cell>
          <table:table-cell office:value-type="float" office:value="1085.607" calcext:value-type="float">
            <text:p>1085.607</text:p>
          </table:table-cell>
          <table:table-cell office:value-type="float" office:value="-53.15125" calcext:value-type="float">
            <text:p>-53.15125</text:p>
          </table:table-cell>
          <table:table-cell office:value-type="float" office:value="0" calcext:value-type="float">
            <text:p>0</text:p>
          </table:table-cell>
          <table:table-cell office:value-type="float" office:value="0.3274063" calcext:value-type="float">
            <text:p>0.3274063</text:p>
          </table:table-cell>
          <table:table-cell office:value-type="float" office:value="0.3031896" calcext:value-type="float">
            <text:p>0.3031896</text:p>
          </table:table-cell>
          <table:table-cell office:value-type="float" office:value="0.3186052" calcext:value-type="float">
            <text:p>0.3186052</text:p>
          </table:table-cell>
          <table:table-cell office:value-type="float" office:value="0.3277182" calcext:value-type="float">
            <text:p>0.3277182</text:p>
          </table:table-cell>
          <table:table-cell office:value-type="float" office:value="0.3321143" calcext:value-type="float">
            <text:p>0.3321143</text:p>
          </table:table-cell>
          <table:table-cell office:value-type="float" office:value="0.2921953" calcext:value-type="float">
            <text:p>0.2921953</text:p>
          </table:table-cell>
          <table:table-cell office:value-type="float" office:value="0.2928082" calcext:value-type="float">
            <text:p>0.2928082</text:p>
          </table:table-cell>
          <table:table-cell office:value-type="float" office:value="0.3719966" calcext:value-type="float">
            <text:p>0.3719966</text:p>
          </table:table-cell>
          <table:table-cell office:value-type="float" office:value="0.3687572" calcext:value-type="float">
            <text:p>0.3687572</text:p>
          </table:table-cell>
          <table:table-cell office:value-type="float" office:value="0.3763558" calcext:value-type="float">
            <text:p>0.3763558</text:p>
          </table:table-cell>
          <table:table-cell office:value-type="float" office:value="0.3882412" calcext:value-type="float">
            <text:p>0.3882412</text:p>
          </table:table-cell>
          <table:table-cell office:value-type="float" office:value="0.3954279" calcext:value-type="float">
            <text:p>0.39542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5724E-016" calcext:value-type="float">
            <text:p>9.435724E-16</text:p>
          </table:table-cell>
          <table:table-cell office:value-type="float" office:value="9.709922E-016" calcext:value-type="float">
            <text:p>9.70992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513262" calcext:value-type="float">
            <text:p>-0.02513262</text:p>
          </table:table-cell>
          <table:table-cell office:value-type="float" office:value="-0.03416134" calcext:value-type="float">
            <text:p>-0.03416134</text:p>
          </table:table-cell>
          <table:table-cell office:value-type="float" office:value="-0.02466593" calcext:value-type="float">
            <text:p>-0.02466593</text:p>
          </table:table-cell>
          <table:table-cell office:value-type="float" office:value="-0.02073677" calcext:value-type="float">
            <text:p>-0.02073677</text:p>
          </table:table-cell>
          <table:table-cell office:value-type="float" office:value="-0.01910833" calcext:value-type="float">
            <text:p>-0.01910833</text:p>
          </table:table-cell>
          <table:table-cell office:value-type="float" office:value="-0.01697789" calcext:value-type="float">
            <text:p>-0.01697789</text:p>
          </table:table-cell>
          <table:table-cell office:value-type="float" office:value="-0.01537201" calcext:value-type="float">
            <text:p>-0.01537201</text:p>
          </table:table-cell>
          <table:table-cell office:value-type="float" office:value="-0.01354651" calcext:value-type="float">
            <text:p>-0.01354651</text:p>
          </table:table-cell>
          <table:table-cell office:value-type="float" office:value="-0.0114356" calcext:value-type="float">
            <text:p>-0.0114356</text:p>
          </table:table-cell>
          <table:table-cell office:value-type="float" office:value="-0.01050199" calcext:value-type="float">
            <text:p>-0.0105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50339" calcext:value-type="float">
            <text:p>-0.01950339</text:p>
          </table:table-cell>
          <table:table-cell office:value-type="float" office:value="0.008017817" calcext:value-type="float">
            <text:p>0.00801781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6416" calcext:value-type="float">
            <text:p>-2.3864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3.68543" calcext:value-type="float">
            <text:p>43.68543</text:p>
          </table:table-cell>
          <table:table-cell office:value-type="float" office:value="0" calcext:value-type="float">
            <text:p>0</text:p>
          </table:table-cell>
          <table:table-cell office:value-type="float" office:value="1085.249" calcext:value-type="float">
            <text:p>1085.249</text:p>
          </table:table-cell>
          <table:table-cell office:value-type="float" office:value="-53.14246" calcext:value-type="float">
            <text:p>-53.14246</text:p>
          </table:table-cell>
          <table:table-cell office:value-type="float" office:value="0" calcext:value-type="float">
            <text:p>0</text:p>
          </table:table-cell>
          <table:table-cell office:value-type="float" office:value="0.3006535" calcext:value-type="float">
            <text:p>0.3006535</text:p>
          </table:table-cell>
          <table:table-cell office:value-type="float" office:value="0.3074733" calcext:value-type="float">
            <text:p>0.3074733</text:p>
          </table:table-cell>
          <table:table-cell office:value-type="float" office:value="0.3217595" calcext:value-type="float">
            <text:p>0.3217595</text:p>
          </table:table-cell>
          <table:table-cell office:value-type="float" office:value="0.3282628" calcext:value-type="float">
            <text:p>0.3282628</text:p>
          </table:table-cell>
          <table:table-cell office:value-type="float" office:value="0.3314515" calcext:value-type="float">
            <text:p>0.3314515</text:p>
          </table:table-cell>
          <table:table-cell office:value-type="float" office:value="0.2908844" calcext:value-type="float">
            <text:p>0.2908844</text:p>
          </table:table-cell>
          <table:table-cell office:value-type="float" office:value="0.2917751" calcext:value-type="float">
            <text:p>0.2917751</text:p>
          </table:table-cell>
          <table:table-cell office:value-type="float" office:value="0.3716231" calcext:value-type="float">
            <text:p>0.3716231</text:p>
          </table:table-cell>
          <table:table-cell office:value-type="float" office:value="0.3684379" calcext:value-type="float">
            <text:p>0.3684379</text:p>
          </table:table-cell>
          <table:table-cell office:value-type="float" office:value="0.3762588" calcext:value-type="float">
            <text:p>0.3762588</text:p>
          </table:table-cell>
          <table:table-cell office:value-type="float" office:value="0.3884168" calcext:value-type="float">
            <text:p>0.3884168</text:p>
          </table:table-cell>
          <table:table-cell office:value-type="float" office:value="0.3956154" calcext:value-type="float">
            <text:p>0.39561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7726E-016" calcext:value-type="float">
            <text:p>9.437726E-16</text:p>
          </table:table-cell>
          <table:table-cell office:value-type="float" office:value="9.709423E-016" calcext:value-type="float">
            <text:p>9.70942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621692" calcext:value-type="float">
            <text:p>-0.03621692</text:p>
          </table:table-cell>
          <table:table-cell office:value-type="float" office:value="-0.0307506" calcext:value-type="float">
            <text:p>-0.0307506</text:p>
          </table:table-cell>
          <table:table-cell office:value-type="float" office:value="-0.02319334" calcext:value-type="float">
            <text:p>-0.02319334</text:p>
          </table:table-cell>
          <table:table-cell office:value-type="float" office:value="-0.02053392" calcext:value-type="float">
            <text:p>-0.02053392</text:p>
          </table:table-cell>
          <table:table-cell office:value-type="float" office:value="-0.01935436" calcext:value-type="float">
            <text:p>-0.01935436</text:p>
          </table:table-cell>
          <table:table-cell office:value-type="float" office:value="-0.01756046" calcext:value-type="float">
            <text:p>-0.01756046</text:p>
          </table:table-cell>
          <table:table-cell office:value-type="float" office:value="-0.01583377" calcext:value-type="float">
            <text:p>-0.01583377</text:p>
          </table:table-cell>
          <table:table-cell office:value-type="float" office:value="-0.01384374" calcext:value-type="float">
            <text:p>-0.01384374</text:p>
          </table:table-cell>
          <table:table-cell office:value-type="float" office:value="-0.01160152" calcext:value-type="float">
            <text:p>-0.01160152</text:p>
          </table:table-cell>
          <table:table-cell office:value-type="float" office:value="-0.01054849" calcext:value-type="float">
            <text:p>-0.01054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37543" calcext:value-type="float">
            <text:p>-0.03737543</text:p>
          </table:table-cell>
          <table:table-cell office:value-type="float" office:value="0.007824877" calcext:value-type="float">
            <text:p>0.00782487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5154" calcext:value-type="float">
            <text:p>-2.3851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6.25382" calcext:value-type="float">
            <text:p>46.25382</text:p>
          </table:table-cell>
          <table:table-cell office:value-type="float" office:value="0" calcext:value-type="float">
            <text:p>0</text:p>
          </table:table-cell>
          <table:table-cell office:value-type="float" office:value="1082.681" calcext:value-type="float">
            <text:p>1082.681</text:p>
          </table:table-cell>
          <table:table-cell office:value-type="float" office:value="-53.14246" calcext:value-type="float">
            <text:p>-53.14246</text:p>
          </table:table-cell>
          <table:table-cell office:value-type="float" office:value="0" calcext:value-type="float">
            <text:p>0</text:p>
          </table:table-cell>
          <table:table-cell office:value-type="float" office:value="0.1834184" calcext:value-type="float">
            <text:p>0.1834184</text:p>
          </table:table-cell>
          <table:table-cell office:value-type="float" office:value="0.3039917" calcext:value-type="float">
            <text:p>0.3039917</text:p>
          </table:table-cell>
          <table:table-cell office:value-type="float" office:value="0.3167918" calcext:value-type="float">
            <text:p>0.3167918</text:p>
          </table:table-cell>
          <table:table-cell office:value-type="float" office:value="0.3247135" calcext:value-type="float">
            <text:p>0.3247135</text:p>
          </table:table-cell>
          <table:table-cell office:value-type="float" office:value="0.3285811" calcext:value-type="float">
            <text:p>0.3285811</text:p>
          </table:table-cell>
          <table:table-cell office:value-type="float" office:value="0.2899125" calcext:value-type="float">
            <text:p>0.2899125</text:p>
          </table:table-cell>
          <table:table-cell office:value-type="float" office:value="0.2910449" calcext:value-type="float">
            <text:p>0.2910449</text:p>
          </table:table-cell>
          <table:table-cell office:value-type="float" office:value="0.371242" calcext:value-type="float">
            <text:p>0.371242</text:p>
          </table:table-cell>
          <table:table-cell office:value-type="float" office:value="0.3681109" calcext:value-type="float">
            <text:p>0.3681109</text:p>
          </table:table-cell>
          <table:table-cell office:value-type="float" office:value="0.376164" calcext:value-type="float">
            <text:p>0.376164</text:p>
          </table:table-cell>
          <table:table-cell office:value-type="float" office:value="0.3885645" calcext:value-type="float">
            <text:p>0.3885645</text:p>
          </table:table-cell>
          <table:table-cell office:value-type="float" office:value="0.3957888" calcext:value-type="float">
            <text:p>0.395788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9.439985E-016" calcext:value-type="float">
            <text:p>9.439985E-16</text:p>
          </table:table-cell>
          <table:table-cell office:value-type="float" office:value="9.708867E-016" calcext:value-type="float">
            <text:p>9.70886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623618" calcext:value-type="float">
            <text:p>-1.623618</text:p>
          </table:table-cell>
          <table:table-cell office:value-type="float" office:value="-0.03296955" calcext:value-type="float">
            <text:p>-0.03296955</text:p>
          </table:table-cell>
          <table:table-cell office:value-type="float" office:value="-0.02555721" calcext:value-type="float">
            <text:p>-0.02555721</text:p>
          </table:table-cell>
          <table:table-cell office:value-type="float" office:value="-0.0219546" calcext:value-type="float">
            <text:p>-0.0219546</text:p>
          </table:table-cell>
          <table:table-cell office:value-type="float" office:value="-0.02041228" calcext:value-type="float">
            <text:p>-0.02041228</text:p>
          </table:table-cell>
          <table:table-cell office:value-type="float" office:value="-0.01800241" calcext:value-type="float">
            <text:p>-0.01800241</text:p>
          </table:table-cell>
          <table:table-cell office:value-type="float" office:value="-0.0161706" calcext:value-type="float">
            <text:p>-0.0161706</text:p>
          </table:table-cell>
          <table:table-cell office:value-type="float" office:value="-0.01415471" calcext:value-type="float">
            <text:p>-0.01415471</text:p>
          </table:table-cell>
          <table:table-cell office:value-type="float" office:value="-0.01177417" calcext:value-type="float">
            <text:p>-0.01177417</text:p>
          </table:table-cell>
          <table:table-cell office:value-type="float" office:value="-0.01059402" calcext:value-type="float">
            <text:p>-0.0105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6985" calcext:value-type="float">
            <text:p>-2.296985</text:p>
          </table:table-cell>
          <table:table-cell office:value-type="float" office:value="0.007671254" calcext:value-type="float">
            <text:p>0.00767125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3776" calcext:value-type="float">
            <text:p>-2.3837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7.37733" calcext:value-type="float">
            <text:p>47.37733</text:p>
          </table:table-cell>
          <table:table-cell office:value-type="float" office:value="0" calcext:value-type="float">
            <text:p>0</text:p>
          </table:table-cell>
          <table:table-cell office:value-type="float" office:value="1081.557" calcext:value-type="float">
            <text:p>1081.557</text:p>
          </table:table-cell>
          <table:table-cell office:value-type="float" office:value="-53.14246" calcext:value-type="float">
            <text:p>-53.14246</text:p>
          </table:table-cell>
          <table:table-cell office:value-type="float" office:value="0" calcext:value-type="float">
            <text:p>0</text:p>
          </table:table-cell>
          <table:table-cell office:value-type="float" office:value="0.1117181" calcext:value-type="float">
            <text:p>0.1117181</text:p>
          </table:table-cell>
          <table:table-cell office:value-type="float" office:value="0.3092752" calcext:value-type="float">
            <text:p>0.3092752</text:p>
          </table:table-cell>
          <table:table-cell office:value-type="float" office:value="0.3152888" calcext:value-type="float">
            <text:p>0.3152888</text:p>
          </table:table-cell>
          <table:table-cell office:value-type="float" office:value="0.3222598" calcext:value-type="float">
            <text:p>0.3222598</text:p>
          </table:table-cell>
          <table:table-cell office:value-type="float" office:value="0.3265265" calcext:value-type="float">
            <text:p>0.3265265</text:p>
          </table:table-cell>
          <table:table-cell office:value-type="float" office:value="0.2886132" calcext:value-type="float">
            <text:p>0.2886132</text:p>
          </table:table-cell>
          <table:table-cell office:value-type="float" office:value="0.2902301" calcext:value-type="float">
            <text:p>0.2902301</text:p>
          </table:table-cell>
          <table:table-cell office:value-type="float" office:value="0.3708923" calcext:value-type="float">
            <text:p>0.3708923</text:p>
          </table:table-cell>
          <table:table-cell office:value-type="float" office:value="0.3677799" calcext:value-type="float">
            <text:p>0.3677799</text:p>
          </table:table-cell>
          <table:table-cell office:value-type="float" office:value="0.3760674" calcext:value-type="float">
            <text:p>0.3760674</text:p>
          </table:table-cell>
          <table:table-cell office:value-type="float" office:value="0.3886888" calcext:value-type="float">
            <text:p>0.3886888</text:p>
          </table:table-cell>
          <table:table-cell office:value-type="float" office:value="0.39595" calcext:value-type="float">
            <text:p>0.395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2615E-016" calcext:value-type="float">
            <text:p>9.442615E-16</text:p>
          </table:table-cell>
          <table:table-cell office:value-type="float" office:value="9.708206E-016" calcext:value-type="float">
            <text:p>9.70820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4.06938" calcext:value-type="float">
            <text:p>-74.06938</text:p>
          </table:table-cell>
          <table:table-cell office:value-type="float" office:value="-0.02968469" calcext:value-type="float">
            <text:p>-0.02968469</text:p>
          </table:table-cell>
          <table:table-cell office:value-type="float" office:value="-0.02633927" calcext:value-type="float">
            <text:p>-0.02633927</text:p>
          </table:table-cell>
          <table:table-cell office:value-type="float" office:value="-0.02301138" calcext:value-type="float">
            <text:p>-0.02301138</text:p>
          </table:table-cell>
          <table:table-cell office:value-type="float" office:value="-0.02121933" calcext:value-type="float">
            <text:p>-0.02121933</text:p>
          </table:table-cell>
          <table:table-cell office:value-type="float" office:value="-0.01861518" calcext:value-type="float">
            <text:p>-0.01861518</text:p>
          </table:table-cell>
          <table:table-cell office:value-type="float" office:value="-0.01655422" calcext:value-type="float">
            <text:p>-0.01655422</text:p>
          </table:table-cell>
          <table:table-cell office:value-type="float" office:value="-0.01444653" calcext:value-type="float">
            <text:p>-0.01444653</text:p>
          </table:table-cell>
          <table:table-cell office:value-type="float" office:value="-0.01195165" calcext:value-type="float">
            <text:p>-0.01195165</text:p>
          </table:table-cell>
          <table:table-cell office:value-type="float" office:value="-0.01064069" calcext:value-type="float">
            <text:p>-0.01064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6336" calcext:value-type="float">
            <text:p>-21.26336</text:p>
          </table:table-cell>
          <table:table-cell office:value-type="float" office:value="0.007523219" calcext:value-type="float">
            <text:p>0.00752321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2305" calcext:value-type="float">
            <text:p>-2.3823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7.45147" calcext:value-type="float">
            <text:p>47.45147</text:p>
          </table:table-cell>
          <table:table-cell office:value-type="float" office:value="0" calcext:value-type="float">
            <text:p>0</text:p>
          </table:table-cell>
          <table:table-cell office:value-type="float" office:value="1081.483" calcext:value-type="float">
            <text:p>1081.483</text:p>
          </table:table-cell>
          <table:table-cell office:value-type="float" office:value="-53.14246" calcext:value-type="float">
            <text:p>-53.14246</text:p>
          </table:table-cell>
          <table:table-cell office:value-type="float" office:value="0" calcext:value-type="float">
            <text:p>0</text:p>
          </table:table-cell>
          <table:table-cell office:value-type="float" office:value="0.1094168" calcext:value-type="float">
            <text:p>0.1094168</text:p>
          </table:table-cell>
          <table:table-cell office:value-type="float" office:value="0.3137421" calcext:value-type="float">
            <text:p>0.3137421</text:p>
          </table:table-cell>
          <table:table-cell office:value-type="float" office:value="0.3169819" calcext:value-type="float">
            <text:p>0.3169819</text:p>
          </table:table-cell>
          <table:table-cell office:value-type="float" office:value="0.3218645" calcext:value-type="float">
            <text:p>0.3218645</text:p>
          </table:table-cell>
          <table:table-cell office:value-type="float" office:value="0.3254334" calcext:value-type="float">
            <text:p>0.3254334</text:p>
          </table:table-cell>
          <table:table-cell office:value-type="float" office:value="0.2874237" calcext:value-type="float">
            <text:p>0.2874237</text:p>
          </table:table-cell>
          <table:table-cell office:value-type="float" office:value="0.2893228" calcext:value-type="float">
            <text:p>0.2893228</text:p>
          </table:table-cell>
          <table:table-cell office:value-type="float" office:value="0.3705277" calcext:value-type="float">
            <text:p>0.3705277</text:p>
          </table:table-cell>
          <table:table-cell office:value-type="float" office:value="0.3674475" calcext:value-type="float">
            <text:p>0.3674475</text:p>
          </table:table-cell>
          <table:table-cell office:value-type="float" office:value="0.3759698" calcext:value-type="float">
            <text:p>0.3759698</text:p>
          </table:table-cell>
          <table:table-cell office:value-type="float" office:value="0.3887931" calcext:value-type="float">
            <text:p>0.3887931</text:p>
          </table:table-cell>
          <table:table-cell office:value-type="float" office:value="0.3960997" calcext:value-type="float">
            <text:p>0.39609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5873E-016" calcext:value-type="float">
            <text:p>9.445873E-16</text:p>
          </table:table-cell>
          <table:table-cell office:value-type="float" office:value="9.707393E-016" calcext:value-type="float">
            <text:p>9.70739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7.43322" calcext:value-type="float">
            <text:p>-87.43322</text:p>
          </table:table-cell>
          <table:table-cell office:value-type="float" office:value="-0.02715443" calcext:value-type="float">
            <text:p>-0.02715443</text:p>
          </table:table-cell>
          <table:table-cell office:value-type="float" office:value="-0.02548779" calcext:value-type="float">
            <text:p>-0.02548779</text:p>
          </table:table-cell>
          <table:table-cell office:value-type="float" office:value="-0.02319317" calcext:value-type="float">
            <text:p>-0.02319317</text:p>
          </table:table-cell>
          <table:table-cell office:value-type="float" office:value="-0.02166773" calcext:value-type="float">
            <text:p>-0.02166773</text:p>
          </table:table-cell>
          <table:table-cell office:value-type="float" office:value="-0.01919918" calcext:value-type="float">
            <text:p>-0.01919918</text:p>
          </table:table-cell>
          <table:table-cell office:value-type="float" office:value="-0.01699424" calcext:value-type="float">
            <text:p>-0.01699424</text:p>
          </table:table-cell>
          <table:table-cell office:value-type="float" office:value="-0.01475685" calcext:value-type="float">
            <text:p>-0.01475685</text:p>
          </table:table-cell>
          <table:table-cell office:value-type="float" office:value="-0.01213279" calcext:value-type="float">
            <text:p>-0.01213279</text:p>
          </table:table-cell>
          <table:table-cell office:value-type="float" office:value="-0.01068813" calcext:value-type="float">
            <text:p>-0.0106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2647" calcext:value-type="float">
            <text:p>-26.22647</text:p>
          </table:table-cell>
          <table:table-cell office:value-type="float" office:value="0.007392993" calcext:value-type="float">
            <text:p>0.007392993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0756" calcext:value-type="float">
            <text:p>-2.3807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00.1073" calcext:value-type="float">
            <text:p>100.1073</text:p>
          </table:table-cell>
          <table:table-cell office:value-type="float" office:value="47.54417" calcext:value-type="float">
            <text:p>47.54417</text:p>
          </table:table-cell>
          <table:table-cell office:value-type="float" office:value="0" calcext:value-type="float">
            <text:p>0</text:p>
          </table:table-cell>
          <table:table-cell office:value-type="float" office:value="1085.745" calcext:value-type="float">
            <text:p>1085.745</text:p>
          </table:table-cell>
          <table:table-cell office:value-type="float" office:value="-53.1162" calcext:value-type="float">
            <text:p>-53.1162</text:p>
          </table:table-cell>
          <table:table-cell office:value-type="float" office:value="0" calcext:value-type="float">
            <text:p>0</text:p>
          </table:table-cell>
          <table:table-cell office:value-type="float" office:value="0.4453136" calcext:value-type="float">
            <text:p>0.4453136</text:p>
          </table:table-cell>
          <table:table-cell office:value-type="float" office:value="0.3169308" calcext:value-type="float">
            <text:p>0.3169308</text:p>
          </table:table-cell>
          <table:table-cell office:value-type="float" office:value="0.3184898" calcext:value-type="float">
            <text:p>0.3184898</text:p>
          </table:table-cell>
          <table:table-cell office:value-type="float" office:value="0.3222127" calcext:value-type="float">
            <text:p>0.3222127</text:p>
          </table:table-cell>
          <table:table-cell office:value-type="float" office:value="0.3252426" calcext:value-type="float">
            <text:p>0.3252426</text:p>
          </table:table-cell>
          <table:table-cell office:value-type="float" office:value="0.2866426" calcext:value-type="float">
            <text:p>0.2866426</text:p>
          </table:table-cell>
          <table:table-cell office:value-type="float" office:value="0.2885651" calcext:value-type="float">
            <text:p>0.2885651</text:p>
          </table:table-cell>
          <table:table-cell office:value-type="float" office:value="0.370152" calcext:value-type="float">
            <text:p>0.370152</text:p>
          </table:table-cell>
          <table:table-cell office:value-type="float" office:value="0.3671101" calcext:value-type="float">
            <text:p>0.3671101</text:p>
          </table:table-cell>
          <table:table-cell office:value-type="float" office:value="0.375868" calcext:value-type="float">
            <text:p>0.375868</text:p>
          </table:table-cell>
          <table:table-cell office:value-type="float" office:value="0.38888" calcext:value-type="float">
            <text:p>0.38888</text:p>
          </table:table-cell>
          <table:table-cell office:value-type="float" office:value="0.3962396" calcext:value-type="float">
            <text:p>0.39623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2245291" calcext:value-type="float">
            <text:p>2.245291E-05</text:p>
          </table:table-cell>
          <table:table-cell office:value-type="float" office:value="9.44938E-016" calcext:value-type="float">
            <text:p>9.44938E-16</text:p>
          </table:table-cell>
          <table:table-cell office:value-type="float" office:value="9.706516E-016" calcext:value-type="float">
            <text:p>9.70651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459619" calcext:value-type="float">
            <text:p>-0.01459619</text:p>
          </table:table-cell>
          <table:table-cell office:value-type="float" office:value="-0.02622384" calcext:value-type="float">
            <text:p>-0.02622384</text:p>
          </table:table-cell>
          <table:table-cell office:value-type="float" office:value="-0.02475449" calcext:value-type="float">
            <text:p>-0.02475449</text:p>
          </table:table-cell>
          <table:table-cell office:value-type="float" office:value="-0.02303894" calcext:value-type="float">
            <text:p>-0.02303894</text:p>
          </table:table-cell>
          <table:table-cell office:value-type="float" office:value="-0.02174767" calcext:value-type="float">
            <text:p>-0.02174767</text:p>
          </table:table-cell>
          <table:table-cell office:value-type="float" office:value="-0.01959496" calcext:value-type="float">
            <text:p>-0.01959496</text:p>
          </table:table-cell>
          <table:table-cell office:value-type="float" office:value="-0.01740488" calcext:value-type="float">
            <text:p>-0.01740488</text:p>
          </table:table-cell>
          <table:table-cell office:value-type="float" office:value="-0.0150844" calcext:value-type="float">
            <text:p>-0.0150844</text:p>
          </table:table-cell>
          <table:table-cell office:value-type="float" office:value="-0.01231958" calcext:value-type="float">
            <text:p>-0.01231958</text:p>
          </table:table-cell>
          <table:table-cell office:value-type="float" office:value="-0.01073769" calcext:value-type="float">
            <text:p>-0.01073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10702" calcext:value-type="float">
            <text:p>-0.003410702</text:p>
          </table:table-cell>
          <table:table-cell office:value-type="float" office:value="0.007323575" calcext:value-type="float">
            <text:p>0.00732357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9127" calcext:value-type="float">
            <text:p>-2.379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16.2998" calcext:value-type="float">
            <text:p>116.2998</text:p>
          </table:table-cell>
          <table:table-cell office:value-type="float" office:value="51.15689" calcext:value-type="float">
            <text:p>51.15689</text:p>
          </table:table-cell>
          <table:table-cell office:value-type="float" office:value="0" calcext:value-type="float">
            <text:p>0</text:p>
          </table:table-cell>
          <table:table-cell office:value-type="float" office:value="1098.123" calcext:value-type="float">
            <text:p>1098.123</text:p>
          </table:table-cell>
          <table:table-cell office:value-type="float" office:value="-52.91408" calcext:value-type="float">
            <text:p>-52.91408</text:p>
          </table:table-cell>
          <table:table-cell office:value-type="float" office:value="0" calcext:value-type="float">
            <text:p>0</text:p>
          </table:table-cell>
          <table:table-cell office:value-type="float" office:value="0.516523" calcext:value-type="float">
            <text:p>0.516523</text:p>
          </table:table-cell>
          <table:table-cell office:value-type="float" office:value="0.3945039" calcext:value-type="float">
            <text:p>0.3945039</text:p>
          </table:table-cell>
          <table:table-cell office:value-type="float" office:value="0.3715706" calcext:value-type="float">
            <text:p>0.3715706</text:p>
          </table:table-cell>
          <table:table-cell office:value-type="float" office:value="0.3720263" calcext:value-type="float">
            <text:p>0.3720263</text:p>
          </table:table-cell>
          <table:table-cell office:value-type="float" office:value="0.3716643" calcext:value-type="float">
            <text:p>0.3716643</text:p>
          </table:table-cell>
          <table:table-cell office:value-type="float" office:value="0.2993938" calcext:value-type="float">
            <text:p>0.2993938</text:p>
          </table:table-cell>
          <table:table-cell office:value-type="float" office:value="0.2953672" calcext:value-type="float">
            <text:p>0.2953672</text:p>
          </table:table-cell>
          <table:table-cell office:value-type="float" office:value="0.3712001" calcext:value-type="float">
            <text:p>0.3712001</text:p>
          </table:table-cell>
          <table:table-cell office:value-type="float" office:value="0.3669111" calcext:value-type="float">
            <text:p>0.3669111</text:p>
          </table:table-cell>
          <table:table-cell office:value-type="float" office:value="0.3757656" calcext:value-type="float">
            <text:p>0.3757656</text:p>
          </table:table-cell>
          <table:table-cell office:value-type="float" office:value="0.3889519" calcext:value-type="float">
            <text:p>0.3889519</text:p>
          </table:table-cell>
          <table:table-cell office:value-type="float" office:value="0.396371" calcext:value-type="float">
            <text:p>0.396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263697" calcext:value-type="float">
            <text:p>2.63697E-05</text:p>
          </table:table-cell>
          <table:table-cell office:value-type="float" office:value="9.452183E-016" calcext:value-type="float">
            <text:p>9.452183E-16</text:p>
          </table:table-cell>
          <table:table-cell office:value-type="float" office:value="9.705813E-016" calcext:value-type="float">
            <text:p>9.70581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604122" calcext:value-type="float">
            <text:p>-0.001604122</text:p>
          </table:table-cell>
          <table:table-cell office:value-type="float" office:value="-0.007972429" calcext:value-type="float">
            <text:p>-0.007972429</text:p>
          </table:table-cell>
          <table:table-cell office:value-type="float" office:value="-0.009781773" calcext:value-type="float">
            <text:p>-0.009781773</text:p>
          </table:table-cell>
          <table:table-cell office:value-type="float" office:value="-0.009502635" calcext:value-type="float">
            <text:p>-0.009502635</text:p>
          </table:table-cell>
          <table:table-cell office:value-type="float" office:value="-0.009538886" calcext:value-type="float">
            <text:p>-0.009538886</text:p>
          </table:table-cell>
          <table:table-cell office:value-type="float" office:value="-0.01421167" calcext:value-type="float">
            <text:p>-0.01421167</text:p>
          </table:table-cell>
          <table:table-cell office:value-type="float" office:value="-0.01440734" calcext:value-type="float">
            <text:p>-0.01440734</text:p>
          </table:table-cell>
          <table:table-cell office:value-type="float" office:value="-0.01419603" calcext:value-type="float">
            <text:p>-0.01419603</text:p>
          </table:table-cell>
          <table:table-cell office:value-type="float" office:value="-0.0124325" calcext:value-type="float">
            <text:p>-0.0124325</text:p>
          </table:table-cell>
          <table:table-cell office:value-type="float" office:value="-0.01078788" calcext:value-type="float">
            <text:p>-0.010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7145623" calcext:value-type="float">
            <text:p>0.00714562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7491" calcext:value-type="float">
            <text:p>-2.3774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3.48882" calcext:value-type="float">
            <text:p>53.48882</text:p>
          </table:table-cell>
          <table:table-cell office:value-type="float" office:value="0" calcext:value-type="float">
            <text:p>0</text:p>
          </table:table-cell>
          <table:table-cell office:value-type="float" office:value="1104.793" calcext:value-type="float">
            <text:p>1104.793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3937485" calcext:value-type="float">
            <text:p>0.3937485</text:p>
          </table:table-cell>
          <table:table-cell office:value-type="float" office:value="0.3965955" calcext:value-type="float">
            <text:p>0.3965955</text:p>
          </table:table-cell>
          <table:table-cell office:value-type="float" office:value="0.4005497" calcext:value-type="float">
            <text:p>0.4005497</text:p>
          </table:table-cell>
          <table:table-cell office:value-type="float" office:value="0.4033467" calcext:value-type="float">
            <text:p>0.4033467</text:p>
          </table:table-cell>
          <table:table-cell office:value-type="float" office:value="0.404179" calcext:value-type="float">
            <text:p>0.404179</text:p>
          </table:table-cell>
          <table:table-cell office:value-type="float" office:value="0.3260429" calcext:value-type="float">
            <text:p>0.3260429</text:p>
          </table:table-cell>
          <table:table-cell office:value-type="float" office:value="0.3075799" calcext:value-type="float">
            <text:p>0.3075799</text:p>
          </table:table-cell>
          <table:table-cell office:value-type="float" office:value="0.3724263" calcext:value-type="float">
            <text:p>0.3724263</text:p>
          </table:table-cell>
          <table:table-cell office:value-type="float" office:value="0.3668764" calcext:value-type="float">
            <text:p>0.3668764</text:p>
          </table:table-cell>
          <table:table-cell office:value-type="float" office:value="0.3756742" calcext:value-type="float">
            <text:p>0.3756742</text:p>
          </table:table-cell>
          <table:table-cell office:value-type="float" office:value="0.3890114" calcext:value-type="float">
            <text:p>0.3890114</text:p>
          </table:table-cell>
          <table:table-cell office:value-type="float" office:value="0.3964945" calcext:value-type="float">
            <text:p>0.3964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4622E-016" calcext:value-type="float">
            <text:p>9.454622E-16</text:p>
          </table:table-cell>
          <table:table-cell office:value-type="float" office:value="9.705199E-016" calcext:value-type="float">
            <text:p>9.70519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668411" calcext:value-type="float">
            <text:p>-0.00668411</text:p>
          </table:table-cell>
          <table:table-cell office:value-type="float" office:value="-0.006403849" calcext:value-type="float">
            <text:p>-0.006403849</text:p>
          </table:table-cell>
          <table:table-cell office:value-type="float" office:value="-0.006021792" calcext:value-type="float">
            <text:p>-0.006021792</text:p>
          </table:table-cell>
          <table:table-cell office:value-type="float" office:value="-0.005764547" calcext:value-type="float">
            <text:p>-0.005764547</text:p>
          </table:table-cell>
          <table:table-cell office:value-type="float" office:value="-0.005693298" calcext:value-type="float">
            <text:p>-0.005693298</text:p>
          </table:table-cell>
          <table:table-cell office:value-type="float" office:value="-0.00752378" calcext:value-type="float">
            <text:p>-0.00752378</text:p>
          </table:table-cell>
          <table:table-cell office:value-type="float" office:value="-0.01023098" calcext:value-type="float">
            <text:p>-0.01023098</text:p>
          </table:table-cell>
          <table:table-cell office:value-type="float" office:value="-0.01323283" calcext:value-type="float">
            <text:p>-0.01323283</text:p>
          </table:table-cell>
          <table:table-cell office:value-type="float" office:value="-0.01245326" calcext:value-type="float">
            <text:p>-0.01245326</text:p>
          </table:table-cell>
          <table:table-cell office:value-type="float" office:value="-0.010833" calcext:value-type="float">
            <text:p>-0.01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63013" calcext:value-type="float">
            <text:p>-0.006763013</text:p>
          </table:table-cell>
          <table:table-cell office:value-type="float" office:value="0.006947218" calcext:value-type="float">
            <text:p>0.00694721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5859" calcext:value-type="float">
            <text:p>-2.3758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5.8966" calcext:value-type="float">
            <text:p>55.8966</text:p>
          </table:table-cell>
          <table:table-cell office:value-type="float" office:value="0" calcext:value-type="float">
            <text:p>0</text:p>
          </table:table-cell>
          <table:table-cell office:value-type="float" office:value="1102.385" calcext:value-type="float">
            <text:p>1102.385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3690555" calcext:value-type="float">
            <text:p>0.3690555</text:p>
          </table:table-cell>
          <table:table-cell office:value-type="float" office:value="0.3716463" calcext:value-type="float">
            <text:p>0.3716463</text:p>
          </table:table-cell>
          <table:table-cell office:value-type="float" office:value="0.3768123" calcext:value-type="float">
            <text:p>0.3768123</text:p>
          </table:table-cell>
          <table:table-cell office:value-type="float" office:value="0.3820721" calcext:value-type="float">
            <text:p>0.3820721</text:p>
          </table:table-cell>
          <table:table-cell office:value-type="float" office:value="0.3850775" calcext:value-type="float">
            <text:p>0.3850775</text:p>
          </table:table-cell>
          <table:table-cell office:value-type="float" office:value="0.3267008" calcext:value-type="float">
            <text:p>0.3267008</text:p>
          </table:table-cell>
          <table:table-cell office:value-type="float" office:value="0.3166929" calcext:value-type="float">
            <text:p>0.3166929</text:p>
          </table:table-cell>
          <table:table-cell office:value-type="float" office:value="0.3756164" calcext:value-type="float">
            <text:p>0.3756164</text:p>
          </table:table-cell>
          <table:table-cell office:value-type="float" office:value="0.3672443" calcext:value-type="float">
            <text:p>0.3672443</text:p>
          </table:table-cell>
          <table:table-cell office:value-type="float" office:value="0.3756106" calcext:value-type="float">
            <text:p>0.3756106</text:p>
          </table:table-cell>
          <table:table-cell office:value-type="float" office:value="0.3890623" calcext:value-type="float">
            <text:p>0.3890623</text:p>
          </table:table-cell>
          <table:table-cell office:value-type="float" office:value="0.3966106" calcext:value-type="float">
            <text:p>0.39661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7029E-016" calcext:value-type="float">
            <text:p>9.457029E-16</text:p>
          </table:table-cell>
          <table:table-cell office:value-type="float" office:value="9.704603E-016" calcext:value-type="float">
            <text:p>9.70460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992935" calcext:value-type="float">
            <text:p>-0.009992935</text:p>
          </table:table-cell>
          <table:table-cell office:value-type="float" office:value="-0.009585188" calcext:value-type="float">
            <text:p>-0.009585188</text:p>
          </table:table-cell>
          <table:table-cell office:value-type="float" office:value="-0.008791984" calcext:value-type="float">
            <text:p>-0.008791984</text:p>
          </table:table-cell>
          <table:table-cell office:value-type="float" office:value="-0.008061737" calcext:value-type="float">
            <text:p>-0.008061737</text:p>
          </table:table-cell>
          <table:table-cell office:value-type="float" office:value="-0.00767871" calcext:value-type="float">
            <text:p>-0.00767871</text:p>
          </table:table-cell>
          <table:table-cell office:value-type="float" office:value="-0.007377114" calcext:value-type="float">
            <text:p>-0.007377114</text:p>
          </table:table-cell>
          <table:table-cell office:value-type="float" office:value="-0.007972619" calcext:value-type="float">
            <text:p>-0.007972619</text:p>
          </table:table-cell>
          <table:table-cell office:value-type="float" office:value="-0.01100697" calcext:value-type="float">
            <text:p>-0.01100697</text:p>
          </table:table-cell>
          <table:table-cell office:value-type="float" office:value="-0.01225022" calcext:value-type="float">
            <text:p>-0.01225022</text:p>
          </table:table-cell>
          <table:table-cell office:value-type="float" office:value="-0.01086467" calcext:value-type="float">
            <text:p>-0.01086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6966" calcext:value-type="float">
            <text:p>-0.01006966</text:p>
          </table:table-cell>
          <table:table-cell office:value-type="float" office:value="0.006796819" calcext:value-type="float">
            <text:p>0.00679681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4182" calcext:value-type="float">
            <text:p>-2.3741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34844" calcext:value-type="float">
            <text:p>59.34844</text:p>
          </table:table-cell>
          <table:table-cell office:value-type="float" office:value="0" calcext:value-type="float">
            <text:p>0</text:p>
          </table:table-cell>
          <table:table-cell office:value-type="float" office:value="1098.934" calcext:value-type="float">
            <text:p>1098.934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3371268" calcext:value-type="float">
            <text:p>0.3371268</text:p>
          </table:table-cell>
          <table:table-cell office:value-type="float" office:value="0.3430302" calcext:value-type="float">
            <text:p>0.3430302</text:p>
          </table:table-cell>
          <table:table-cell office:value-type="float" office:value="0.3574566" calcext:value-type="float">
            <text:p>0.3574566</text:p>
          </table:table-cell>
          <table:table-cell office:value-type="float" office:value="0.3677275" calcext:value-type="float">
            <text:p>0.3677275</text:p>
          </table:table-cell>
          <table:table-cell office:value-type="float" office:value="0.3725252" calcext:value-type="float">
            <text:p>0.3725252</text:p>
          </table:table-cell>
          <table:table-cell office:value-type="float" office:value="0.3208699" calcext:value-type="float">
            <text:p>0.3208699</text:p>
          </table:table-cell>
          <table:table-cell office:value-type="float" office:value="0.3144354" calcext:value-type="float">
            <text:p>0.3144354</text:p>
          </table:table-cell>
          <table:table-cell office:value-type="float" office:value="0.3778052" calcext:value-type="float">
            <text:p>0.3778052</text:p>
          </table:table-cell>
          <table:table-cell office:value-type="float" office:value="0.367957" calcext:value-type="float">
            <text:p>0.367957</text:p>
          </table:table-cell>
          <table:table-cell office:value-type="float" office:value="0.3756005" calcext:value-type="float">
            <text:p>0.3756005</text:p>
          </table:table-cell>
          <table:table-cell office:value-type="float" office:value="0.3891101" calcext:value-type="float">
            <text:p>0.3891101</text:p>
          </table:table-cell>
          <table:table-cell office:value-type="float" office:value="0.3967069" calcext:value-type="float">
            <text:p>0.39670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9499E-016" calcext:value-type="float">
            <text:p>9.459499E-16</text:p>
          </table:table-cell>
          <table:table-cell office:value-type="float" office:value="9.703988E-016" calcext:value-type="float">
            <text:p>9.70398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65957" calcext:value-type="float">
            <text:p>-0.01765957</text:p>
          </table:table-cell>
          <table:table-cell office:value-type="float" office:value="-0.015755" calcext:value-type="float">
            <text:p>-0.015755</text:p>
          </table:table-cell>
          <table:table-cell office:value-type="float" office:value="-0.01213466" calcext:value-type="float">
            <text:p>-0.01213466</text:p>
          </table:table-cell>
          <table:table-cell office:value-type="float" office:value="-0.01019013" calcext:value-type="float">
            <text:p>-0.01019013</text:p>
          </table:table-cell>
          <table:table-cell office:value-type="float" office:value="-0.009408121" calcext:value-type="float">
            <text:p>-0.009408121</text:p>
          </table:table-cell>
          <table:table-cell office:value-type="float" office:value="-0.008432453" calcext:value-type="float">
            <text:p>-0.008432453</text:p>
          </table:table-cell>
          <table:table-cell office:value-type="float" office:value="-0.008453891" calcext:value-type="float">
            <text:p>-0.008453891</text:p>
          </table:table-cell>
          <table:table-cell office:value-type="float" office:value="-0.009700312" calcext:value-type="float">
            <text:p>-0.009700312</text:p>
          </table:table-cell>
          <table:table-cell office:value-type="float" office:value="-0.01186302" calcext:value-type="float">
            <text:p>-0.01186302</text:p>
          </table:table-cell>
          <table:table-cell office:value-type="float" office:value="-0.01086993" calcext:value-type="float">
            <text:p>-0.0108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5734" calcext:value-type="float">
            <text:p>-0.01795734</text:p>
          </table:table-cell>
          <table:table-cell office:value-type="float" office:value="0.006622287" calcext:value-type="float">
            <text:p>0.00662228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2379" calcext:value-type="float">
            <text:p>-2.3723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10507" calcext:value-type="float">
            <text:p>63.10507</text:p>
          </table:table-cell>
          <table:table-cell office:value-type="float" office:value="0" calcext:value-type="float">
            <text:p>0</text:p>
          </table:table-cell>
          <table:table-cell office:value-type="float" office:value="1095.177" calcext:value-type="float">
            <text:p>1095.177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145367" calcext:value-type="float">
            <text:p>0.145367</text:p>
          </table:table-cell>
          <table:table-cell office:value-type="float" office:value="0.3472193" calcext:value-type="float">
            <text:p>0.3472193</text:p>
          </table:table-cell>
          <table:table-cell office:value-type="float" office:value="0.3523783" calcext:value-type="float">
            <text:p>0.3523783</text:p>
          </table:table-cell>
          <table:table-cell office:value-type="float" office:value="0.358694" calcext:value-type="float">
            <text:p>0.358694</text:p>
          </table:table-cell>
          <table:table-cell office:value-type="float" office:value="0.3628904" calcext:value-type="float">
            <text:p>0.3628904</text:p>
          </table:table-cell>
          <table:table-cell office:value-type="float" office:value="0.3141098" calcext:value-type="float">
            <text:p>0.3141098</text:p>
          </table:table-cell>
          <table:table-cell office:value-type="float" office:value="0.310477" calcext:value-type="float">
            <text:p>0.310477</text:p>
          </table:table-cell>
          <table:table-cell office:value-type="float" office:value="0.3784234" calcext:value-type="float">
            <text:p>0.3784234</text:p>
          </table:table-cell>
          <table:table-cell office:value-type="float" office:value="0.3687781" calcext:value-type="float">
            <text:p>0.3687781</text:p>
          </table:table-cell>
          <table:table-cell office:value-type="float" office:value="0.3756516" calcext:value-type="float">
            <text:p>0.3756516</text:p>
          </table:table-cell>
          <table:table-cell office:value-type="float" office:value="0.3891605" calcext:value-type="float">
            <text:p>0.3891605</text:p>
          </table:table-cell>
          <table:table-cell office:value-type="float" office:value="0.3967999" calcext:value-type="float">
            <text:p>0.39679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212E-016" calcext:value-type="float">
            <text:p>9.46212E-16</text:p>
          </table:table-cell>
          <table:table-cell office:value-type="float" office:value="9.703334E-016" calcext:value-type="float">
            <text:p>9.70333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.559008" calcext:value-type="float">
            <text:p>-9.559008</text:p>
          </table:table-cell>
          <table:table-cell office:value-type="float" office:value="-0.0145698" calcext:value-type="float">
            <text:p>-0.0145698</text:p>
          </table:table-cell>
          <table:table-cell office:value-type="float" office:value="-0.01329332" calcext:value-type="float">
            <text:p>-0.01329332</text:p>
          </table:table-cell>
          <table:table-cell office:value-type="float" office:value="-0.01190324" calcext:value-type="float">
            <text:p>-0.01190324</text:p>
          </table:table-cell>
          <table:table-cell office:value-type="float" office:value="-0.01107498" calcext:value-type="float">
            <text:p>-0.01107498</text:p>
          </table:table-cell>
          <table:table-cell office:value-type="float" office:value="-0.009890978" calcext:value-type="float">
            <text:p>-0.009890978</text:p>
          </table:table-cell>
          <table:table-cell office:value-type="float" office:value="-0.009401999" calcext:value-type="float">
            <text:p>-0.009401999</text:p>
          </table:table-cell>
          <table:table-cell office:value-type="float" office:value="-0.009353951" calcext:value-type="float">
            <text:p>-0.009353951</text:p>
          </table:table-cell>
          <table:table-cell office:value-type="float" office:value="-0.0114307" calcext:value-type="float">
            <text:p>-0.0114307</text:p>
          </table:table-cell>
          <table:table-cell office:value-type="float" office:value="-0.01084496" calcext:value-type="float">
            <text:p>-0.0108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26897" calcext:value-type="float">
            <text:p>-8.626897</text:p>
          </table:table-cell>
          <table:table-cell office:value-type="float" office:value="0.006506687" calcext:value-type="float">
            <text:p>0.00650668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0588" calcext:value-type="float">
            <text:p>-2.3705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58494" calcext:value-type="float">
            <text:p>63.58494</text:p>
          </table:table-cell>
          <table:table-cell office:value-type="float" office:value="0" calcext:value-type="float">
            <text:p>0</text:p>
          </table:table-cell>
          <table:table-cell office:value-type="float" office:value="1094.696" calcext:value-type="float">
            <text:p>1094.696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1100561" calcext:value-type="float">
            <text:p>0.1100561</text:p>
          </table:table-cell>
          <table:table-cell office:value-type="float" office:value="0.3517985" calcext:value-type="float">
            <text:p>0.3517985</text:p>
          </table:table-cell>
          <table:table-cell office:value-type="float" office:value="0.3543015" calcext:value-type="float">
            <text:p>0.3543015</text:p>
          </table:table-cell>
          <table:table-cell office:value-type="float" office:value="0.3575017" calcext:value-type="float">
            <text:p>0.3575017</text:p>
          </table:table-cell>
          <table:table-cell office:value-type="float" office:value="0.3600844" calcext:value-type="float">
            <text:p>0.3600844</text:p>
          </table:table-cell>
          <table:table-cell office:value-type="float" office:value="0.3106612" calcext:value-type="float">
            <text:p>0.3106612</text:p>
          </table:table-cell>
          <table:table-cell office:value-type="float" office:value="0.3076371" calcext:value-type="float">
            <text:p>0.3076371</text:p>
          </table:table-cell>
          <table:table-cell office:value-type="float" office:value="0.3780414" calcext:value-type="float">
            <text:p>0.3780414</text:p>
          </table:table-cell>
          <table:table-cell office:value-type="float" office:value="0.3694435" calcext:value-type="float">
            <text:p>0.3694435</text:p>
          </table:table-cell>
          <table:table-cell office:value-type="float" office:value="0.3757505" calcext:value-type="float">
            <text:p>0.3757505</text:p>
          </table:table-cell>
          <table:table-cell office:value-type="float" office:value="0.3892196" calcext:value-type="float">
            <text:p>0.3892196</text:p>
          </table:table-cell>
          <table:table-cell office:value-type="float" office:value="0.3968928" calcext:value-type="float">
            <text:p>0.396892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64932E-016" calcext:value-type="float">
            <text:p>9.464932E-16</text:p>
          </table:table-cell>
          <table:table-cell office:value-type="float" office:value="9.702631E-016" calcext:value-type="float">
            <text:p>9.70263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3.20223" calcext:value-type="float">
            <text:p>-83.20223</text:p>
          </table:table-cell>
          <table:table-cell office:value-type="float" office:value="-0.01342511" calcext:value-type="float">
            <text:p>-0.01342511</text:p>
          </table:table-cell>
          <table:table-cell office:value-type="float" office:value="-0.0128517" calcext:value-type="float">
            <text:p>-0.0128517</text:p>
          </table:table-cell>
          <table:table-cell office:value-type="float" office:value="-0.01215661" calcext:value-type="float">
            <text:p>-0.01215661</text:p>
          </table:table-cell>
          <table:table-cell office:value-type="float" office:value="-0.01162617" calcext:value-type="float">
            <text:p>-0.01162617</text:p>
          </table:table-cell>
          <table:table-cell office:value-type="float" office:value="-0.01074845" calcext:value-type="float">
            <text:p>-0.01074845</text:p>
          </table:table-cell>
          <table:table-cell office:value-type="float" office:value="-0.01015838" calcext:value-type="float">
            <text:p>-0.01015838</text:p>
          </table:table-cell>
          <table:table-cell office:value-type="float" office:value="-0.009554906" calcext:value-type="float">
            <text:p>-0.009554906</text:p>
          </table:table-cell>
          <table:table-cell office:value-type="float" office:value="-0.01109323" calcext:value-type="float">
            <text:p>-0.01109323</text:p>
          </table:table-cell>
          <table:table-cell office:value-type="float" office:value="-0.01079684" calcext:value-type="float">
            <text:p>-0.0107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5668" calcext:value-type="float">
            <text:p>-18.25668</text:p>
          </table:table-cell>
          <table:table-cell office:value-type="float" office:value="0.006442824" calcext:value-type="float">
            <text:p>0.00644282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8814" calcext:value-type="float">
            <text:p>-2.3688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61272" calcext:value-type="float">
            <text:p>63.61272</text:p>
          </table:table-cell>
          <table:table-cell office:value-type="float" office:value="0" calcext:value-type="float">
            <text:p>0</text:p>
          </table:table-cell>
          <table:table-cell office:value-type="float" office:value="1094.669" calcext:value-type="float">
            <text:p>1094.669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3526982" calcext:value-type="float">
            <text:p>0.3526982</text:p>
          </table:table-cell>
          <table:table-cell office:value-type="float" office:value="0.3548275" calcext:value-type="float">
            <text:p>0.3548275</text:p>
          </table:table-cell>
          <table:table-cell office:value-type="float" office:value="0.357265" calcext:value-type="float">
            <text:p>0.357265</text:p>
          </table:table-cell>
          <table:table-cell office:value-type="float" office:value="0.3592326" calcext:value-type="float">
            <text:p>0.3592326</text:p>
          </table:table-cell>
          <table:table-cell office:value-type="float" office:value="0.3091043" calcext:value-type="float">
            <text:p>0.3091043</text:p>
          </table:table-cell>
          <table:table-cell office:value-type="float" office:value="0.3057769" calcext:value-type="float">
            <text:p>0.3057769</text:p>
          </table:table-cell>
          <table:table-cell office:value-type="float" office:value="0.3771804" calcext:value-type="float">
            <text:p>0.3771804</text:p>
          </table:table-cell>
          <table:table-cell office:value-type="float" office:value="0.3700775" calcext:value-type="float">
            <text:p>0.3700775</text:p>
          </table:table-cell>
          <table:table-cell office:value-type="float" office:value="0.3759628" calcext:value-type="float">
            <text:p>0.3759628</text:p>
          </table:table-cell>
          <table:table-cell office:value-type="float" office:value="0.389295" calcext:value-type="float">
            <text:p>0.389295</text:p>
          </table:table-cell>
          <table:table-cell office:value-type="float" office:value="0.3969886" calcext:value-type="float">
            <text:p>0.39698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67584E-016" calcext:value-type="float">
            <text:p>9.467584E-16</text:p>
          </table:table-cell>
          <table:table-cell office:value-type="float" office:value="9.701966E-016" calcext:value-type="float">
            <text:p>9.70196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5.55554" calcext:value-type="float">
            <text:p>-85.55554</text:p>
          </table:table-cell>
          <table:table-cell office:value-type="float" office:value="-0.01321175" calcext:value-type="float">
            <text:p>-0.01321175</text:p>
          </table:table-cell>
          <table:table-cell office:value-type="float" office:value="-0.01273226" calcext:value-type="float">
            <text:p>-0.01273226</text:p>
          </table:table-cell>
          <table:table-cell office:value-type="float" office:value="-0.01220584" calcext:value-type="float">
            <text:p>-0.01220584</text:p>
          </table:table-cell>
          <table:table-cell office:value-type="float" office:value="-0.01179769" calcext:value-type="float">
            <text:p>-0.01179769</text:p>
          </table:table-cell>
          <table:table-cell office:value-type="float" office:value="-0.01116178" calcext:value-type="float">
            <text:p>-0.01116178</text:p>
          </table:table-cell>
          <table:table-cell office:value-type="float" office:value="-0.01068948" calcext:value-type="float">
            <text:p>-0.01068948</text:p>
          </table:table-cell>
          <table:table-cell office:value-type="float" office:value="-0.01004001" calcext:value-type="float">
            <text:p>-0.01004001</text:p>
          </table:table-cell>
          <table:table-cell office:value-type="float" office:value="-0.01077976" calcext:value-type="float">
            <text:p>-0.01077976</text:p>
          </table:table-cell>
          <table:table-cell office:value-type="float" office:value="-0.01069311" calcext:value-type="float">
            <text:p>-0.0106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8124" calcext:value-type="float">
            <text:p>-15.88124</text:p>
          </table:table-cell>
          <table:table-cell office:value-type="float" office:value="0.006416682" calcext:value-type="float">
            <text:p>0.00641668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7057" calcext:value-type="float">
            <text:p>-2.3670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62752" calcext:value-type="float">
            <text:p>63.62752</text:p>
          </table:table-cell>
          <table:table-cell office:value-type="float" office:value="0" calcext:value-type="float">
            <text:p>0</text:p>
          </table:table-cell>
          <table:table-cell office:value-type="float" office:value="1094.654" calcext:value-type="float">
            <text:p>1094.654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1108896" calcext:value-type="float">
            <text:p>0.1108896</text:p>
          </table:table-cell>
          <table:table-cell office:value-type="float" office:value="0.3525832" calcext:value-type="float">
            <text:p>0.3525832</text:p>
          </table:table-cell>
          <table:table-cell office:value-type="float" office:value="0.3546102" calcext:value-type="float">
            <text:p>0.3546102</text:p>
          </table:table-cell>
          <table:table-cell office:value-type="float" office:value="0.3568313" calcext:value-type="float">
            <text:p>0.3568313</text:p>
          </table:table-cell>
          <table:table-cell office:value-type="float" office:value="0.3585688" calcext:value-type="float">
            <text:p>0.3585688</text:p>
          </table:table-cell>
          <table:table-cell office:value-type="float" office:value="0.3081781" calcext:value-type="float">
            <text:p>0.3081781</text:p>
          </table:table-cell>
          <table:table-cell office:value-type="float" office:value="0.3048048" calcext:value-type="float">
            <text:p>0.3048048</text:p>
          </table:table-cell>
          <table:table-cell office:value-type="float" office:value="0.3765774" calcext:value-type="float">
            <text:p>0.3765774</text:p>
          </table:table-cell>
          <table:table-cell office:value-type="float" office:value="0.3703727" calcext:value-type="float">
            <text:p>0.3703727</text:p>
          </table:table-cell>
          <table:table-cell office:value-type="float" office:value="0.3761821" calcext:value-type="float">
            <text:p>0.3761821</text:p>
          </table:table-cell>
          <table:table-cell office:value-type="float" office:value="0.3893902" calcext:value-type="float">
            <text:p>0.3893902</text:p>
          </table:table-cell>
          <table:table-cell office:value-type="float" office:value="0.3970854" calcext:value-type="float">
            <text:p>0.39708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9974E-016" calcext:value-type="float">
            <text:p>9.469974E-16</text:p>
          </table:table-cell>
          <table:table-cell office:value-type="float" office:value="9.701365E-016" calcext:value-type="float">
            <text:p>9.70136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8.60106" calcext:value-type="float">
            <text:p>-78.60106</text:p>
          </table:table-cell>
          <table:table-cell office:value-type="float" office:value="-0.01323738" calcext:value-type="float">
            <text:p>-0.01323738</text:p>
          </table:table-cell>
          <table:table-cell office:value-type="float" office:value="-0.01277943" calcext:value-type="float">
            <text:p>-0.01277943</text:p>
          </table:table-cell>
          <table:table-cell office:value-type="float" office:value="-0.01229699" calcext:value-type="float">
            <text:p>-0.01229699</text:p>
          </table:table-cell>
          <table:table-cell office:value-type="float" office:value="-0.01193276" calcext:value-type="float">
            <text:p>-0.01193276</text:p>
          </table:table-cell>
          <table:table-cell office:value-type="float" office:value="-0.01141553" calcext:value-type="float">
            <text:p>-0.01141553</text:p>
          </table:table-cell>
          <table:table-cell office:value-type="float" office:value="-0.01098102" calcext:value-type="float">
            <text:p>-0.01098102</text:p>
          </table:table-cell>
          <table:table-cell office:value-type="float" office:value="-0.01039497" calcext:value-type="float">
            <text:p>-0.01039497</text:p>
          </table:table-cell>
          <table:table-cell office:value-type="float" office:value="-0.01063615" calcext:value-type="float">
            <text:p>-0.01063615</text:p>
          </table:table-cell>
          <table:table-cell office:value-type="float" office:value="-0.01058695" calcext:value-type="float">
            <text:p>-0.01058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3435" calcext:value-type="float">
            <text:p>-15.63435</text:p>
          </table:table-cell>
          <table:table-cell office:value-type="float" office:value="0.006395324" calcext:value-type="float">
            <text:p>0.00639532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531" calcext:value-type="float">
            <text:p>-2.365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67387" calcext:value-type="float">
            <text:p>63.67387</text:p>
          </table:table-cell>
          <table:table-cell office:value-type="float" office:value="0" calcext:value-type="float">
            <text:p>0</text:p>
          </table:table-cell>
          <table:table-cell office:value-type="float" office:value="1094.608" calcext:value-type="float">
            <text:p>1094.608</text:p>
          </table:table-cell>
          <table:table-cell office:value-type="float" office:value="-52.77241" calcext:value-type="float">
            <text:p>-52.77241</text:p>
          </table:table-cell>
          <table:table-cell office:value-type="float" office:value="0" calcext:value-type="float">
            <text:p>0</text:p>
          </table:table-cell>
          <table:table-cell office:value-type="float" office:value="0.1098864" calcext:value-type="float">
            <text:p>0.1098864</text:p>
          </table:table-cell>
          <table:table-cell office:value-type="float" office:value="0.3521717" calcext:value-type="float">
            <text:p>0.3521717</text:p>
          </table:table-cell>
          <table:table-cell office:value-type="float" office:value="0.3541417" calcext:value-type="float">
            <text:p>0.3541417</text:p>
          </table:table-cell>
          <table:table-cell office:value-type="float" office:value="0.3562472" calcext:value-type="float">
            <text:p>0.3562472</text:p>
          </table:table-cell>
          <table:table-cell office:value-type="float" office:value="0.3578814" calcext:value-type="float">
            <text:p>0.3578814</text:p>
          </table:table-cell>
          <table:table-cell office:value-type="float" office:value="0.3075006" calcext:value-type="float">
            <text:p>0.3075006</text:p>
          </table:table-cell>
          <table:table-cell office:value-type="float" office:value="0.3040556" calcext:value-type="float">
            <text:p>0.3040556</text:p>
          </table:table-cell>
          <table:table-cell office:value-type="float" office:value="0.3761662" calcext:value-type="float">
            <text:p>0.3761662</text:p>
          </table:table-cell>
          <table:table-cell office:value-type="float" office:value="0.3705065" calcext:value-type="float">
            <text:p>0.3705065</text:p>
          </table:table-cell>
          <table:table-cell office:value-type="float" office:value="0.3763871" calcext:value-type="float">
            <text:p>0.3763871</text:p>
          </table:table-cell>
          <table:table-cell office:value-type="float" office:value="0.3895005" calcext:value-type="float">
            <text:p>0.3895005</text:p>
          </table:table-cell>
          <table:table-cell office:value-type="float" office:value="0.3971854" calcext:value-type="float">
            <text:p>0.39718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7265E-016" calcext:value-type="float">
            <text:p>9.47265E-16</text:p>
          </table:table-cell>
          <table:table-cell office:value-type="float" office:value="9.700692E-016" calcext:value-type="float">
            <text:p>9.70069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4.91845" calcext:value-type="float">
            <text:p>-84.91845</text:p>
          </table:table-cell>
          <table:table-cell office:value-type="float" office:value="-0.01333226" calcext:value-type="float">
            <text:p>-0.01333226</text:p>
          </table:table-cell>
          <table:table-cell office:value-type="float" office:value="-0.01288355" calcext:value-type="float">
            <text:p>-0.01288355</text:p>
          </table:table-cell>
          <table:table-cell office:value-type="float" office:value="-0.0124214" calcext:value-type="float">
            <text:p>-0.0124214</text:p>
          </table:table-cell>
          <table:table-cell office:value-type="float" office:value="-0.0120745" calcext:value-type="float">
            <text:p>-0.0120745</text:p>
          </table:table-cell>
          <table:table-cell office:value-type="float" office:value="-0.01160509" calcext:value-type="float">
            <text:p>-0.01160509</text:p>
          </table:table-cell>
          <table:table-cell office:value-type="float" office:value="-0.01121012" calcext:value-type="float">
            <text:p>-0.01121012</text:p>
          </table:table-cell>
          <table:table-cell office:value-type="float" office:value="-0.01064422" calcext:value-type="float">
            <text:p>-0.01064422</text:p>
          </table:table-cell>
          <table:table-cell office:value-type="float" office:value="-0.01057204" calcext:value-type="float">
            <text:p>-0.01057204</text:p>
          </table:table-cell>
          <table:table-cell office:value-type="float" office:value="-0.01048862" calcext:value-type="float">
            <text:p>-0.0104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40965" calcext:value-type="float">
            <text:p>-21.40965</text:p>
          </table:table-cell>
          <table:table-cell office:value-type="float" office:value="0.006360996" calcext:value-type="float">
            <text:p>0.00636099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358" calcext:value-type="float">
            <text:p>-2.363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26.0788" calcext:value-type="float">
            <text:p>126.0788</text:p>
          </table:table-cell>
          <table:table-cell office:value-type="float" office:value="64.4566" calcext:value-type="float">
            <text:p>64.4566</text:p>
          </table:table-cell>
          <table:table-cell office:value-type="float" office:value="0" calcext:value-type="float">
            <text:p>0</text:p>
          </table:table-cell>
          <table:table-cell office:value-type="float" office:value="1094.455" calcext:value-type="float">
            <text:p>1094.455</text:p>
          </table:table-cell>
          <table:table-cell office:value-type="float" office:value="-52.76797" calcext:value-type="float">
            <text:p>-52.76797</text:p>
          </table:table-cell>
          <table:table-cell office:value-type="float" office:value="0" calcext:value-type="float">
            <text:p>0</text:p>
          </table:table-cell>
          <table:table-cell office:value-type="float" office:value="0.1532628" calcext:value-type="float">
            <text:p>0.1532628</text:p>
          </table:table-cell>
          <table:table-cell office:value-type="float" office:value="0.3462944" calcext:value-type="float">
            <text:p>0.3462944</text:p>
          </table:table-cell>
          <table:table-cell office:value-type="float" office:value="0.3491105" calcext:value-type="float">
            <text:p>0.3491105</text:p>
          </table:table-cell>
          <table:table-cell office:value-type="float" office:value="0.3524973" calcext:value-type="float">
            <text:p>0.3524973</text:p>
          </table:table-cell>
          <table:table-cell office:value-type="float" office:value="0.3549048" calcext:value-type="float">
            <text:p>0.3549048</text:p>
          </table:table-cell>
          <table:table-cell office:value-type="float" office:value="0.3064781" calcext:value-type="float">
            <text:p>0.3064781</text:p>
          </table:table-cell>
          <table:table-cell office:value-type="float" office:value="0.3033431" calcext:value-type="float">
            <text:p>0.3033431</text:p>
          </table:table-cell>
          <table:table-cell office:value-type="float" office:value="0.3758281" calcext:value-type="float">
            <text:p>0.3758281</text:p>
          </table:table-cell>
          <table:table-cell office:value-type="float" office:value="0.3705688" calcext:value-type="float">
            <text:p>0.3705688</text:p>
          </table:table-cell>
          <table:table-cell office:value-type="float" office:value="0.3765739" calcext:value-type="float">
            <text:p>0.3765739</text:p>
          </table:table-cell>
          <table:table-cell office:value-type="float" office:value="0.3895836" calcext:value-type="float">
            <text:p>0.3895836</text:p>
          </table:table-cell>
          <table:table-cell office:value-type="float" office:value="0.3972789" calcext:value-type="float">
            <text:p>0.39727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081638E-016" calcext:value-type="float">
            <text:p>8.081638E-16</text:p>
          </table:table-cell>
          <table:table-cell office:value-type="float" office:value="8.238155E-016" calcext:value-type="float">
            <text:p>8.238155E-16</text:p>
          </table:table-cell>
          <table:table-cell office:value-type="float" office:value="1.448214E-016" calcext:value-type="float">
            <text:p>1.448214E-16</text:p>
          </table:table-cell>
          <table:table-cell office:value-type="float" office:value="2.158038E-023" calcext:value-type="float">
            <text:p>2.1580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.26337" calcext:value-type="float">
            <text:p>-11.26337</text:p>
          </table:table-cell>
          <table:table-cell office:value-type="float" office:value="-0.01476971" calcext:value-type="float">
            <text:p>-0.01476971</text:p>
          </table:table-cell>
          <table:table-cell office:value-type="float" office:value="-0.01406722" calcext:value-type="float">
            <text:p>-0.01406722</text:p>
          </table:table-cell>
          <table:table-cell office:value-type="float" office:value="-0.01325466" calcext:value-type="float">
            <text:p>-0.01325466</text:p>
          </table:table-cell>
          <table:table-cell office:value-type="float" office:value="-0.01270703" calcext:value-type="float">
            <text:p>-0.01270703</text:p>
          </table:table-cell>
          <table:table-cell office:value-type="float" office:value="-0.0118932" calcext:value-type="float">
            <text:p>-0.0118932</text:p>
          </table:table-cell>
          <table:table-cell office:value-type="float" office:value="-0.01143145" calcext:value-type="float">
            <text:p>-0.01143145</text:p>
          </table:table-cell>
          <table:table-cell office:value-type="float" office:value="-0.01085384" calcext:value-type="float">
            <text:p>-0.01085384</text:p>
          </table:table-cell>
          <table:table-cell office:value-type="float" office:value="-0.01054221" calcext:value-type="float">
            <text:p>-0.01054221</text:p>
          </table:table-cell>
          <table:table-cell office:value-type="float" office:value="-0.01039988" calcext:value-type="float">
            <text:p>-0.0103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02393" calcext:value-type="float">
            <text:p>-0.4802393</text:p>
          </table:table-cell>
          <table:table-cell office:value-type="float" office:value="0.004393604" calcext:value-type="float">
            <text:p>0.00439360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156" calcext:value-type="float">
            <text:p>-2.361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28.6824" calcext:value-type="float">
            <text:p>128.6824</text:p>
          </table:table-cell>
          <table:table-cell office:value-type="float" office:value="68.45354" calcext:value-type="float">
            <text:p>68.45354</text:p>
          </table:table-cell>
          <table:table-cell office:value-type="float" office:value="0" calcext:value-type="float">
            <text:p>0</text:p>
          </table:table-cell>
          <table:table-cell office:value-type="float" office:value="1093.044" calcext:value-type="float">
            <text:p>1093.044</text:p>
          </table:table-cell>
          <table:table-cell office:value-type="float" office:value="-52.7495" calcext:value-type="float">
            <text:p>-52.7495</text:p>
          </table:table-cell>
          <table:table-cell office:value-type="float" office:value="0" calcext:value-type="float">
            <text:p>0</text:p>
          </table:table-cell>
          <table:table-cell office:value-type="float" office:value="0.173109" calcext:value-type="float">
            <text:p>0.173109</text:p>
          </table:table-cell>
          <table:table-cell office:value-type="float" office:value="0.3337323" calcext:value-type="float">
            <text:p>0.3337323</text:p>
          </table:table-cell>
          <table:table-cell office:value-type="float" office:value="0.3397132" calcext:value-type="float">
            <text:p>0.3397132</text:p>
          </table:table-cell>
          <table:table-cell office:value-type="float" office:value="0.346375" calcext:value-type="float">
            <text:p>0.346375</text:p>
          </table:table-cell>
          <table:table-cell office:value-type="float" office:value="0.3500624" calcext:value-type="float">
            <text:p>0.3500624</text:p>
          </table:table-cell>
          <table:table-cell office:value-type="float" office:value="0.3044175" calcext:value-type="float">
            <text:p>0.3044175</text:p>
          </table:table-cell>
          <table:table-cell office:value-type="float" office:value="0.3021702" calcext:value-type="float">
            <text:p>0.3021702</text:p>
          </table:table-cell>
          <table:table-cell office:value-type="float" office:value="0.375509" calcext:value-type="float">
            <text:p>0.375509</text:p>
          </table:table-cell>
          <table:table-cell office:value-type="float" office:value="0.3705806" calcext:value-type="float">
            <text:p>0.3705806</text:p>
          </table:table-cell>
          <table:table-cell office:value-type="float" office:value="0.3767381" calcext:value-type="float">
            <text:p>0.3767381</text:p>
          </table:table-cell>
          <table:table-cell office:value-type="float" office:value="0.389642" calcext:value-type="float">
            <text:p>0.389642</text:p>
          </table:table-cell>
          <table:table-cell office:value-type="float" office:value="0.3973683" calcext:value-type="float">
            <text:p>0.39736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07759E-016" calcext:value-type="float">
            <text:p>7.107759E-16</text:p>
          </table:table-cell>
          <table:table-cell office:value-type="float" office:value="7.21449E-016" calcext:value-type="float">
            <text:p>7.21449E-16</text:p>
          </table:table-cell>
          <table:table-cell office:value-type="float" office:value="2.461906E-016" calcext:value-type="float">
            <text:p>2.461906E-16</text:p>
          </table:table-cell>
          <table:table-cell office:value-type="float" office:value="4.31601E-023" calcext:value-type="float">
            <text:p>4.316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646863" calcext:value-type="float">
            <text:p>-4.646863</text:p>
          </table:table-cell>
          <table:table-cell office:value-type="float" office:value="-0.01855811" calcext:value-type="float">
            <text:p>-0.01855811</text:p>
          </table:table-cell>
          <table:table-cell office:value-type="float" office:value="-0.01663706" calcext:value-type="float">
            <text:p>-0.01663706</text:p>
          </table:table-cell>
          <table:table-cell office:value-type="float" office:value="-0.01475426" calcext:value-type="float">
            <text:p>-0.01475426</text:p>
          </table:table-cell>
          <table:table-cell office:value-type="float" office:value="-0.01381891" calcext:value-type="float">
            <text:p>-0.01381891</text:p>
          </table:table-cell>
          <table:table-cell office:value-type="float" office:value="-0.01250457" calcext:value-type="float">
            <text:p>-0.01250457</text:p>
          </table:table-cell>
          <table:table-cell office:value-type="float" office:value="-0.01180658" calcext:value-type="float">
            <text:p>-0.01180658</text:p>
          </table:table-cell>
          <table:table-cell office:value-type="float" office:value="-0.01105498" calcext:value-type="float">
            <text:p>-0.01105498</text:p>
          </table:table-cell>
          <table:table-cell office:value-type="float" office:value="-0.01053645" calcext:value-type="float">
            <text:p>-0.01053645</text:p>
          </table:table-cell>
          <table:table-cell office:value-type="float" office:value="-0.01032243" calcext:value-type="float">
            <text:p>-0.0103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0761" calcext:value-type="float">
            <text:p>-0.3090761</text:p>
          </table:table-cell>
          <table:table-cell office:value-type="float" office:value="0.002996811" calcext:value-type="float">
            <text:p>0.00299681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9266" calcext:value-type="float">
            <text:p>-2.3592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33.953" calcext:value-type="float">
            <text:p>133.953</text:p>
          </table:table-cell>
          <table:table-cell office:value-type="float" office:value="71.59785" calcext:value-type="float">
            <text:p>71.59785</text:p>
          </table:table-cell>
          <table:table-cell office:value-type="float" office:value="0" calcext:value-type="float">
            <text:p>0</text:p>
          </table:table-cell>
          <table:table-cell office:value-type="float" office:value="1095.123" calcext:value-type="float">
            <text:p>1095.123</text:p>
          </table:table-cell>
          <table:table-cell office:value-type="float" office:value="-52.70289" calcext:value-type="float">
            <text:p>-52.70289</text:p>
          </table:table-cell>
          <table:table-cell office:value-type="float" office:value="0" calcext:value-type="float">
            <text:p>0</text:p>
          </table:table-cell>
          <table:table-cell office:value-type="float" office:value="0.4699109" calcext:value-type="float">
            <text:p>0.4699109</text:p>
          </table:table-cell>
          <table:table-cell office:value-type="float" office:value="0.3270414" calcext:value-type="float">
            <text:p>0.3270414</text:p>
          </table:table-cell>
          <table:table-cell office:value-type="float" office:value="0.3343822" calcext:value-type="float">
            <text:p>0.3343822</text:p>
          </table:table-cell>
          <table:table-cell office:value-type="float" office:value="0.3421065" calcext:value-type="float">
            <text:p>0.3421065</text:p>
          </table:table-cell>
          <table:table-cell office:value-type="float" office:value="0.3460663" calcext:value-type="float">
            <text:p>0.3460663</text:p>
          </table:table-cell>
          <table:table-cell office:value-type="float" office:value="0.3019629" calcext:value-type="float">
            <text:p>0.3019629</text:p>
          </table:table-cell>
          <table:table-cell office:value-type="float" office:value="0.3005933" calcext:value-type="float">
            <text:p>0.3005933</text:p>
          </table:table-cell>
          <table:table-cell office:value-type="float" office:value="0.3750999" calcext:value-type="float">
            <text:p>0.3750999</text:p>
          </table:table-cell>
          <table:table-cell office:value-type="float" office:value="0.3705418" calcext:value-type="float">
            <text:p>0.3705418</text:p>
          </table:table-cell>
          <table:table-cell office:value-type="float" office:value="0.3768801" calcext:value-type="float">
            <text:p>0.3768801</text:p>
          </table:table-cell>
          <table:table-cell office:value-type="float" office:value="0.3897156" calcext:value-type="float">
            <text:p>0.3897156</text:p>
          </table:table-cell>
          <table:table-cell office:value-type="float" office:value="0.3974648" calcext:value-type="float">
            <text:p>0.39746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375089" calcext:value-type="float">
            <text:p>1.375089E-05</text:p>
          </table:table-cell>
          <table:table-cell office:value-type="float" office:value="7.110099E-016" calcext:value-type="float">
            <text:p>7.110099E-16</text:p>
          </table:table-cell>
          <table:table-cell office:value-type="float" office:value="7.214058E-016" calcext:value-type="float">
            <text:p>7.214058E-16</text:p>
          </table:table-cell>
          <table:table-cell office:value-type="float" office:value="2.46178E-016" calcext:value-type="float">
            <text:p>2.46178E-16</text:p>
          </table:table-cell>
          <table:table-cell office:value-type="float" office:value="4.31588E-023" calcext:value-type="float">
            <text:p>4.3158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70182" calcext:value-type="float">
            <text:p>-0.00570182</text:p>
          </table:table-cell>
          <table:table-cell office:value-type="float" office:value="-0.02216083" calcext:value-type="float">
            <text:p>-0.02216083</text:p>
          </table:table-cell>
          <table:table-cell office:value-type="float" office:value="-0.01832217" calcext:value-type="float">
            <text:p>-0.01832217</text:p>
          </table:table-cell>
          <table:table-cell office:value-type="float" office:value="-0.01592154" calcext:value-type="float">
            <text:p>-0.01592154</text:p>
          </table:table-cell>
          <table:table-cell office:value-type="float" office:value="-0.01483725" calcext:value-type="float">
            <text:p>-0.01483725</text:p>
          </table:table-cell>
          <table:table-cell office:value-type="float" office:value="-0.01328262" calcext:value-type="float">
            <text:p>-0.01328262</text:p>
          </table:table-cell>
          <table:table-cell office:value-type="float" office:value="-0.01234226" calcext:value-type="float">
            <text:p>-0.01234226</text:p>
          </table:table-cell>
          <table:table-cell office:value-type="float" office:value="-0.01131799" calcext:value-type="float">
            <text:p>-0.01131799</text:p>
          </table:table-cell>
          <table:table-cell office:value-type="float" office:value="-0.01055452" calcext:value-type="float">
            <text:p>-0.01055452</text:p>
          </table:table-cell>
          <table:table-cell office:value-type="float" office:value="-0.01025593" calcext:value-type="float">
            <text:p>-0.01025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9541707" calcext:value-type="float">
            <text:p>-0.0009541707</text:p>
          </table:table-cell>
          <table:table-cell office:value-type="float" office:value="0.002944707" calcext:value-type="float">
            <text:p>0.00294470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703" calcext:value-type="float">
            <text:p>-2.357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4.31175" calcext:value-type="float">
            <text:p>74.31175</text:p>
          </table:table-cell>
          <table:table-cell office:value-type="float" office:value="0" calcext:value-type="float">
            <text:p>0</text:p>
          </table:table-cell>
          <table:table-cell office:value-type="float" office:value="1101.776" calcext:value-type="float">
            <text:p>1101.776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3671426" calcext:value-type="float">
            <text:p>0.3671426</text:p>
          </table:table-cell>
          <table:table-cell office:value-type="float" office:value="0.3700977" calcext:value-type="float">
            <text:p>0.3700977</text:p>
          </table:table-cell>
          <table:table-cell office:value-type="float" office:value="0.3743885" calcext:value-type="float">
            <text:p>0.3743885</text:p>
          </table:table-cell>
          <table:table-cell office:value-type="float" office:value="0.3774706" calcext:value-type="float">
            <text:p>0.3774706</text:p>
          </table:table-cell>
          <table:table-cell office:value-type="float" office:value="0.3776936" calcext:value-type="float">
            <text:p>0.3776936</text:p>
          </table:table-cell>
          <table:table-cell office:value-type="float" office:value="0.3119397" calcext:value-type="float">
            <text:p>0.3119397</text:p>
          </table:table-cell>
          <table:table-cell office:value-type="float" office:value="0.3028139" calcext:value-type="float">
            <text:p>0.3028139</text:p>
          </table:table-cell>
          <table:table-cell office:value-type="float" office:value="0.3748923" calcext:value-type="float">
            <text:p>0.3748923</text:p>
          </table:table-cell>
          <table:table-cell office:value-type="float" office:value="0.3704604" calcext:value-type="float">
            <text:p>0.3704604</text:p>
          </table:table-cell>
          <table:table-cell office:value-type="float" office:value="0.3770007" calcext:value-type="float">
            <text:p>0.3770007</text:p>
          </table:table-cell>
          <table:table-cell office:value-type="float" office:value="0.3897992" calcext:value-type="float">
            <text:p>0.3897992</text:p>
          </table:table-cell>
          <table:table-cell office:value-type="float" office:value="0.3975667" calcext:value-type="float">
            <text:p>0.39756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12277E-016" calcext:value-type="float">
            <text:p>7.112277E-16</text:p>
          </table:table-cell>
          <table:table-cell office:value-type="float" office:value="7.213661E-016" calcext:value-type="float">
            <text:p>7.213661E-16</text:p>
          </table:table-cell>
          <table:table-cell office:value-type="float" office:value="2.461664E-016" calcext:value-type="float">
            <text:p>2.461664E-16</text:p>
          </table:table-cell>
          <table:table-cell office:value-type="float" office:value="4.315763E-023" calcext:value-type="float">
            <text:p>4.31576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27218" calcext:value-type="float">
            <text:p>-0.01027218</text:p>
          </table:table-cell>
          <table:table-cell office:value-type="float" office:value="-0.009808345" calcext:value-type="float">
            <text:p>-0.009808345</text:p>
          </table:table-cell>
          <table:table-cell office:value-type="float" office:value="-0.009127769" calcext:value-type="float">
            <text:p>-0.009127769</text:p>
          </table:table-cell>
          <table:table-cell office:value-type="float" office:value="-0.00867885" calcext:value-type="float">
            <text:p>-0.00867885</text:p>
          </table:table-cell>
          <table:table-cell office:value-type="float" office:value="-0.008642904" calcext:value-type="float">
            <text:p>-0.008642904</text:p>
          </table:table-cell>
          <table:table-cell office:value-type="float" office:value="-0.01045002" calcext:value-type="float">
            <text:p>-0.01045002</text:p>
          </table:table-cell>
          <table:table-cell office:value-type="float" office:value="-0.01162295" calcext:value-type="float">
            <text:p>-0.01162295</text:p>
          </table:table-cell>
          <table:table-cell office:value-type="float" office:value="-0.01145921" calcext:value-type="float">
            <text:p>-0.01145921</text:p>
          </table:table-cell>
          <table:table-cell office:value-type="float" office:value="-0.01059314" calcext:value-type="float">
            <text:p>-0.01059314</text:p>
          </table:table-cell>
          <table:table-cell office:value-type="float" office:value="-0.01019987" calcext:value-type="float">
            <text:p>-0.0101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3625" calcext:value-type="float">
            <text:p>-0.01033625</text:p>
          </table:table-cell>
          <table:table-cell office:value-type="float" office:value="0.002874996" calcext:value-type="float">
            <text:p>0.00287499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4874" calcext:value-type="float">
            <text:p>-2.3548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7.03831" calcext:value-type="float">
            <text:p>77.03831</text:p>
          </table:table-cell>
          <table:table-cell office:value-type="float" office:value="0" calcext:value-type="float">
            <text:p>0</text:p>
          </table:table-cell>
          <table:table-cell office:value-type="float" office:value="1099.05" calcext:value-type="float">
            <text:p>1099.05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3418265" calcext:value-type="float">
            <text:p>0.3418265</text:p>
          </table:table-cell>
          <table:table-cell office:value-type="float" office:value="0.345261" calcext:value-type="float">
            <text:p>0.345261</text:p>
          </table:table-cell>
          <table:table-cell office:value-type="float" office:value="0.3543226" calcext:value-type="float">
            <text:p>0.3543226</text:p>
          </table:table-cell>
          <table:table-cell office:value-type="float" office:value="0.3618671" calcext:value-type="float">
            <text:p>0.3618671</text:p>
          </table:table-cell>
          <table:table-cell office:value-type="float" office:value="0.3652281" calcext:value-type="float">
            <text:p>0.3652281</text:p>
          </table:table-cell>
          <table:table-cell office:value-type="float" office:value="0.3129948" calcext:value-type="float">
            <text:p>0.3129948</text:p>
          </table:table-cell>
          <table:table-cell office:value-type="float" office:value="0.3062751" calcext:value-type="float">
            <text:p>0.3062751</text:p>
          </table:table-cell>
          <table:table-cell office:value-type="float" office:value="0.3755091" calcext:value-type="float">
            <text:p>0.3755091</text:p>
          </table:table-cell>
          <table:table-cell office:value-type="float" office:value="0.3704454" calcext:value-type="float">
            <text:p>0.3704454</text:p>
          </table:table-cell>
          <table:table-cell office:value-type="float" office:value="0.3771039" calcext:value-type="float">
            <text:p>0.3771039</text:p>
          </table:table-cell>
          <table:table-cell office:value-type="float" office:value="0.3898889" calcext:value-type="float">
            <text:p>0.3898889</text:p>
          </table:table-cell>
          <table:table-cell office:value-type="float" office:value="0.3976725" calcext:value-type="float">
            <text:p>0.39767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1426E-016" calcext:value-type="float">
            <text:p>7.11426E-16</text:p>
          </table:table-cell>
          <table:table-cell office:value-type="float" office:value="7.213307E-016" calcext:value-type="float">
            <text:p>7.213307E-16</text:p>
          </table:table-cell>
          <table:table-cell office:value-type="float" office:value="2.461555E-016" calcext:value-type="float">
            <text:p>2.461555E-16</text:p>
          </table:table-cell>
          <table:table-cell office:value-type="float" office:value="4.315651E-023" calcext:value-type="float">
            <text:p>4.31565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607841" calcext:value-type="float">
            <text:p>-0.01607841</text:p>
          </table:table-cell>
          <table:table-cell office:value-type="float" office:value="-0.01510705" calcext:value-type="float">
            <text:p>-0.01510705</text:p>
          </table:table-cell>
          <table:table-cell office:value-type="float" office:value="-0.01282288" calcext:value-type="float">
            <text:p>-0.01282288</text:p>
          </table:table-cell>
          <table:table-cell office:value-type="float" office:value="-0.01125222" calcext:value-type="float">
            <text:p>-0.01125222</text:p>
          </table:table-cell>
          <table:table-cell office:value-type="float" office:value="-0.01063005" calcext:value-type="float">
            <text:p>-0.01063005</text:p>
          </table:table-cell>
          <table:table-cell office:value-type="float" office:value="-0.01016159" calcext:value-type="float">
            <text:p>-0.01016159</text:p>
          </table:table-cell>
          <table:table-cell office:value-type="float" office:value="-0.01055201" calcext:value-type="float">
            <text:p>-0.01055201</text:p>
          </table:table-cell>
          <table:table-cell office:value-type="float" office:value="-0.01106189" calcext:value-type="float">
            <text:p>-0.01106189</text:p>
          </table:table-cell>
          <table:table-cell office:value-type="float" office:value="-0.01060092" calcext:value-type="float">
            <text:p>-0.01060092</text:p>
          </table:table-cell>
          <table:table-cell office:value-type="float" office:value="-0.01015215" calcext:value-type="float">
            <text:p>-0.01015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11385" calcext:value-type="float">
            <text:p>-0.01611385</text:p>
          </table:table-cell>
          <table:table-cell office:value-type="float" office:value="0.002822018" calcext:value-type="float">
            <text:p>0.0028220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2744" calcext:value-type="float">
            <text:p>-2.3527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0.57934" calcext:value-type="float">
            <text:p>80.57934</text:p>
          </table:table-cell>
          <table:table-cell office:value-type="float" office:value="0" calcext:value-type="float">
            <text:p>0</text:p>
          </table:table-cell>
          <table:table-cell office:value-type="float" office:value="1095.509" calcext:value-type="float">
            <text:p>1095.509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1439518" calcext:value-type="float">
            <text:p>0.1439518</text:p>
          </table:table-cell>
          <table:table-cell office:value-type="float" office:value="0.341357" calcext:value-type="float">
            <text:p>0.341357</text:p>
          </table:table-cell>
          <table:table-cell office:value-type="float" office:value="0.3471808" calcext:value-type="float">
            <text:p>0.3471808</text:p>
          </table:table-cell>
          <table:table-cell office:value-type="float" office:value="0.3534681" calcext:value-type="float">
            <text:p>0.3534681</text:p>
          </table:table-cell>
          <table:table-cell office:value-type="float" office:value="0.3570402" calcext:value-type="float">
            <text:p>0.3570402</text:p>
          </table:table-cell>
          <table:table-cell office:value-type="float" office:value="0.3091218" calcext:value-type="float">
            <text:p>0.3091218</text:p>
          </table:table-cell>
          <table:table-cell office:value-type="float" office:value="0.3054119" calcext:value-type="float">
            <text:p>0.3054119</text:p>
          </table:table-cell>
          <table:table-cell office:value-type="float" office:value="0.3759456" calcext:value-type="float">
            <text:p>0.3759456</text:p>
          </table:table-cell>
          <table:table-cell office:value-type="float" office:value="0.370544" calcext:value-type="float">
            <text:p>0.370544</text:p>
          </table:table-cell>
          <table:table-cell office:value-type="float" office:value="0.3772003" calcext:value-type="float">
            <text:p>0.3772003</text:p>
          </table:table-cell>
          <table:table-cell office:value-type="float" office:value="0.3899825" calcext:value-type="float">
            <text:p>0.3899825</text:p>
          </table:table-cell>
          <table:table-cell office:value-type="float" office:value="0.3977811" calcext:value-type="float">
            <text:p>0.39778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16296E-016" calcext:value-type="float">
            <text:p>7.116296E-16</text:p>
          </table:table-cell>
          <table:table-cell office:value-type="float" office:value="7.21292E-016" calcext:value-type="float">
            <text:p>7.21292E-16</text:p>
          </table:table-cell>
          <table:table-cell office:value-type="float" office:value="2.461448E-016" calcext:value-type="float">
            <text:p>2.461448E-16</text:p>
          </table:table-cell>
          <table:table-cell office:value-type="float" office:value="4.315545E-023" calcext:value-type="float">
            <text:p>4.3155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.30922" calcext:value-type="float">
            <text:p>-10.30922</text:p>
          </table:table-cell>
          <table:table-cell office:value-type="float" office:value="-0.01617366" calcext:value-type="float">
            <text:p>-0.01617366</text:p>
          </table:table-cell>
          <table:table-cell office:value-type="float" office:value="-0.01455108" calcext:value-type="float">
            <text:p>-0.01455108</text:p>
          </table:table-cell>
          <table:table-cell office:value-type="float" office:value="-0.01302465" calcext:value-type="float">
            <text:p>-0.01302465</text:p>
          </table:table-cell>
          <table:table-cell office:value-type="float" office:value="-0.01223871" calcext:value-type="float">
            <text:p>-0.01223871</text:p>
          </table:table-cell>
          <table:table-cell office:value-type="float" office:value="-0.01115088" calcext:value-type="float">
            <text:p>-0.01115088</text:p>
          </table:table-cell>
          <table:table-cell office:value-type="float" office:value="-0.0107958" calcext:value-type="float">
            <text:p>-0.0107958</text:p>
          </table:table-cell>
          <table:table-cell office:value-type="float" office:value="-0.01078403" calcext:value-type="float">
            <text:p>-0.01078403</text:p>
          </table:table-cell>
          <table:table-cell office:value-type="float" office:value="-0.01055446" calcext:value-type="float">
            <text:p>-0.01055446</text:p>
          </table:table-cell>
          <table:table-cell office:value-type="float" office:value="-0.01010783" calcext:value-type="float">
            <text:p>-0.0101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80284" calcext:value-type="float">
            <text:p>-8.080284</text:p>
          </table:table-cell>
          <table:table-cell office:value-type="float" office:value="0.002776351" calcext:value-type="float">
            <text:p>0.00277635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0636" calcext:value-type="float">
            <text:p>-2.3506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1.00874" calcext:value-type="float">
            <text:p>81.00874</text:p>
          </table:table-cell>
          <table:table-cell office:value-type="float" office:value="0" calcext:value-type="float">
            <text:p>0</text:p>
          </table:table-cell>
          <table:table-cell office:value-type="float" office:value="1095.08" calcext:value-type="float">
            <text:p>1095.08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1117581" calcext:value-type="float">
            <text:p>0.1117581</text:p>
          </table:table-cell>
          <table:table-cell office:value-type="float" office:value="0.3462433" calcext:value-type="float">
            <text:p>0.3462433</text:p>
          </table:table-cell>
          <table:table-cell office:value-type="float" office:value="0.3486204" calcext:value-type="float">
            <text:p>0.3486204</text:p>
          </table:table-cell>
          <table:table-cell office:value-type="float" office:value="0.3516698" calcext:value-type="float">
            <text:p>0.3516698</text:p>
          </table:table-cell>
          <table:table-cell office:value-type="float" office:value="0.3541376" calcext:value-type="float">
            <text:p>0.3541376</text:p>
          </table:table-cell>
          <table:table-cell office:value-type="float" office:value="0.3063067" calcext:value-type="float">
            <text:p>0.3063067</text:p>
          </table:table-cell>
          <table:table-cell office:value-type="float" office:value="0.3035775" calcext:value-type="float">
            <text:p>0.3035775</text:p>
          </table:table-cell>
          <table:table-cell office:value-type="float" office:value="0.3758693" calcext:value-type="float">
            <text:p>0.3758693</text:p>
          </table:table-cell>
          <table:table-cell office:value-type="float" office:value="0.3706569" calcext:value-type="float">
            <text:p>0.3706569</text:p>
          </table:table-cell>
          <table:table-cell office:value-type="float" office:value="0.3772969" calcext:value-type="float">
            <text:p>0.3772969</text:p>
          </table:table-cell>
          <table:table-cell office:value-type="float" office:value="0.390079" calcext:value-type="float">
            <text:p>0.390079</text:p>
          </table:table-cell>
          <table:table-cell office:value-type="float" office:value="0.3978919" calcext:value-type="float">
            <text:p>0.39789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18997E-016" calcext:value-type="float">
            <text:p>7.118997E-16</text:p>
          </table:table-cell>
          <table:table-cell office:value-type="float" office:value="7.2124E-016" calcext:value-type="float">
            <text:p>7.2124E-16</text:p>
          </table:table-cell>
          <table:table-cell office:value-type="float" office:value="2.461317E-016" calcext:value-type="float">
            <text:p>2.461317E-16</text:p>
          </table:table-cell>
          <table:table-cell office:value-type="float" office:value="4.315412E-023" calcext:value-type="float">
            <text:p>4.31541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86237" calcext:value-type="float">
            <text:p>-74.86237</text:p>
          </table:table-cell>
          <table:table-cell office:value-type="float" office:value="-0.01479938" calcext:value-type="float">
            <text:p>-0.01479938</text:p>
          </table:table-cell>
          <table:table-cell office:value-type="float" office:value="-0.01418707" calcext:value-type="float">
            <text:p>-0.01418707</text:p>
          </table:table-cell>
          <table:table-cell office:value-type="float" office:value="-0.013451" calcext:value-type="float">
            <text:p>-0.013451</text:p>
          </table:table-cell>
          <table:table-cell office:value-type="float" office:value="-0.01288086" calcext:value-type="float">
            <text:p>-0.01288086</text:p>
          </table:table-cell>
          <table:table-cell office:value-type="float" office:value="-0.01194273" calcext:value-type="float">
            <text:p>-0.01194273</text:p>
          </table:table-cell>
          <table:table-cell office:value-type="float" office:value="-0.01135621" calcext:value-type="float">
            <text:p>-0.01135621</text:p>
          </table:table-cell>
          <table:table-cell office:value-type="float" office:value="-0.01082864" calcext:value-type="float">
            <text:p>-0.01082864</text:p>
          </table:table-cell>
          <table:table-cell office:value-type="float" office:value="-0.01050097" calcext:value-type="float">
            <text:p>-0.01050097</text:p>
          </table:table-cell>
          <table:table-cell office:value-type="float" office:value="-0.01006365" calcext:value-type="float">
            <text:p>-0.0100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74222" calcext:value-type="float">
            <text:p>-29.74222</text:p>
          </table:table-cell>
          <table:table-cell office:value-type="float" office:value="0.002741095" calcext:value-type="float">
            <text:p>0.00274109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8545" calcext:value-type="float">
            <text:p>-2.3485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1.05612" calcext:value-type="float">
            <text:p>81.05612</text:p>
          </table:table-cell>
          <table:table-cell office:value-type="float" office:value="0" calcext:value-type="float">
            <text:p>0</text:p>
          </table:table-cell>
          <table:table-cell office:value-type="float" office:value="1095.033" calcext:value-type="float">
            <text:p>1095.033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1107216" calcext:value-type="float">
            <text:p>0.1107216</text:p>
          </table:table-cell>
          <table:table-cell office:value-type="float" office:value="0.347156" calcext:value-type="float">
            <text:p>0.347156</text:p>
          </table:table-cell>
          <table:table-cell office:value-type="float" office:value="0.3491648" calcext:value-type="float">
            <text:p>0.3491648</text:p>
          </table:table-cell>
          <table:table-cell office:value-type="float" office:value="0.3515156" calcext:value-type="float">
            <text:p>0.3515156</text:p>
          </table:table-cell>
          <table:table-cell office:value-type="float" office:value="0.3533994" calcext:value-type="float">
            <text:p>0.3533994</text:p>
          </table:table-cell>
          <table:table-cell office:value-type="float" office:value="0.3049481" calcext:value-type="float">
            <text:p>0.3049481</text:p>
          </table:table-cell>
          <table:table-cell office:value-type="float" office:value="0.3023087" calcext:value-type="float">
            <text:p>0.3023087</text:p>
          </table:table-cell>
          <table:table-cell office:value-type="float" office:value="0.375559" calcext:value-type="float">
            <text:p>0.375559</text:p>
          </table:table-cell>
          <table:table-cell office:value-type="float" office:value="0.3707158" calcext:value-type="float">
            <text:p>0.3707158</text:p>
          </table:table-cell>
          <table:table-cell office:value-type="float" office:value="0.3773915" calcext:value-type="float">
            <text:p>0.3773915</text:p>
          </table:table-cell>
          <table:table-cell office:value-type="float" office:value="0.3901781" calcext:value-type="float">
            <text:p>0.3901781</text:p>
          </table:table-cell>
          <table:table-cell office:value-type="float" office:value="0.3980055" calcext:value-type="float">
            <text:p>0.39800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22419E-016" calcext:value-type="float">
            <text:p>7.122419E-16</text:p>
          </table:table-cell>
          <table:table-cell office:value-type="float" office:value="7.211741E-016" calcext:value-type="float">
            <text:p>7.211741E-16</text:p>
          </table:table-cell>
          <table:table-cell office:value-type="float" office:value="2.461156E-016" calcext:value-type="float">
            <text:p>2.461156E-16</text:p>
          </table:table-cell>
          <table:table-cell office:value-type="float" office:value="4.315255E-023" calcext:value-type="float">
            <text:p>4.31525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48759" calcext:value-type="float">
            <text:p>-80.48759</text:p>
          </table:table-cell>
          <table:table-cell office:value-type="float" office:value="-0.01455673" calcext:value-type="float">
            <text:p>-0.01455673</text:p>
          </table:table-cell>
          <table:table-cell office:value-type="float" office:value="-0.01404898" calcext:value-type="float">
            <text:p>-0.01404898</text:p>
          </table:table-cell>
          <table:table-cell office:value-type="float" office:value="-0.01348775" calcext:value-type="float">
            <text:p>-0.01348775</text:p>
          </table:table-cell>
          <table:table-cell office:value-type="float" office:value="-0.01304884" calcext:value-type="float">
            <text:p>-0.01304884</text:p>
          </table:table-cell>
          <table:table-cell office:value-type="float" office:value="-0.01234829" calcext:value-type="float">
            <text:p>-0.01234829</text:p>
          </table:table-cell>
          <table:table-cell office:value-type="float" office:value="-0.01176374" calcext:value-type="float">
            <text:p>-0.01176374</text:p>
          </table:table-cell>
          <table:table-cell office:value-type="float" office:value="-0.01102341" calcext:value-type="float">
            <text:p>-0.01102341</text:p>
          </table:table-cell>
          <table:table-cell office:value-type="float" office:value="-0.01047295" calcext:value-type="float">
            <text:p>-0.01047295</text:p>
          </table:table-cell>
          <table:table-cell office:value-type="float" office:value="-0.01002062" calcext:value-type="float">
            <text:p>-0.0100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7853" calcext:value-type="float">
            <text:p>-38.97853</text:p>
          </table:table-cell>
          <table:table-cell office:value-type="float" office:value="0.002718792" calcext:value-type="float">
            <text:p>0.0027187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6448" calcext:value-type="float">
            <text:p>-2.346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1.08739" calcext:value-type="float">
            <text:p>81.08739</text:p>
          </table:table-cell>
          <table:table-cell office:value-type="float" office:value="0" calcext:value-type="float">
            <text:p>0</text:p>
          </table:table-cell>
          <table:table-cell office:value-type="float" office:value="1095.001" calcext:value-type="float">
            <text:p>1095.001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1108331" calcext:value-type="float">
            <text:p>0.1108331</text:p>
          </table:table-cell>
          <table:table-cell office:value-type="float" office:value="0.3471997" calcext:value-type="float">
            <text:p>0.3471997</text:p>
          </table:table-cell>
          <table:table-cell office:value-type="float" office:value="0.3490987" calcext:value-type="float">
            <text:p>0.3490987</text:p>
          </table:table-cell>
          <table:table-cell office:value-type="float" office:value="0.3512319" calcext:value-type="float">
            <text:p>0.3512319</text:p>
          </table:table-cell>
          <table:table-cell office:value-type="float" office:value="0.3528959" calcext:value-type="float">
            <text:p>0.3528959</text:p>
          </table:table-cell>
          <table:table-cell office:value-type="float" office:value="0.3042226" calcext:value-type="float">
            <text:p>0.3042226</text:p>
          </table:table-cell>
          <table:table-cell office:value-type="float" office:value="0.3014352" calcext:value-type="float">
            <text:p>0.3014352</text:p>
          </table:table-cell>
          <table:table-cell office:value-type="float" office:value="0.3752363" calcext:value-type="float">
            <text:p>0.3752363</text:p>
          </table:table-cell>
          <table:table-cell office:value-type="float" office:value="0.3707152" calcext:value-type="float">
            <text:p>0.3707152</text:p>
          </table:table-cell>
          <table:table-cell office:value-type="float" office:value="0.3774797" calcext:value-type="float">
            <text:p>0.3774797</text:p>
          </table:table-cell>
          <table:table-cell office:value-type="float" office:value="0.3902789" calcext:value-type="float">
            <text:p>0.3902789</text:p>
          </table:table-cell>
          <table:table-cell office:value-type="float" office:value="0.3981199" calcext:value-type="float">
            <text:p>0.3981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26331E-016" calcext:value-type="float">
            <text:p>7.126331E-16</text:p>
          </table:table-cell>
          <table:table-cell office:value-type="float" office:value="7.210994E-016" calcext:value-type="float">
            <text:p>7.210994E-16</text:p>
          </table:table-cell>
          <table:table-cell office:value-type="float" office:value="2.460969E-016" calcext:value-type="float">
            <text:p>2.460969E-16</text:p>
          </table:table-cell>
          <table:table-cell office:value-type="float" office:value="4.315073E-023" calcext:value-type="float">
            <text:p>4.3150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9.09256" calcext:value-type="float">
            <text:p>-79.09256</text:p>
          </table:table-cell>
          <table:table-cell office:value-type="float" office:value="-0.01454457" calcext:value-type="float">
            <text:p>-0.01454457</text:p>
          </table:table-cell>
          <table:table-cell office:value-type="float" office:value="-0.01406468" calcext:value-type="float">
            <text:p>-0.01406468</text:p>
          </table:table-cell>
          <table:table-cell office:value-type="float" office:value="-0.01355471" calcext:value-type="float">
            <text:p>-0.01355471</text:p>
          </table:table-cell>
          <table:table-cell office:value-type="float" office:value="-0.01316404" calcext:value-type="float">
            <text:p>-0.01316404</text:p>
          </table:table-cell>
          <table:table-cell office:value-type="float" office:value="-0.01257079" calcext:value-type="float">
            <text:p>-0.01257079</text:p>
          </table:table-cell>
          <table:table-cell office:value-type="float" office:value="-0.01205339" calcext:value-type="float">
            <text:p>-0.01205339</text:p>
          </table:table-cell>
          <table:table-cell office:value-type="float" office:value="-0.01123061" calcext:value-type="float">
            <text:p>-0.01123061</text:p>
          </table:table-cell>
          <table:table-cell office:value-type="float" office:value="-0.01047296" calcext:value-type="float">
            <text:p>-0.01047296</text:p>
          </table:table-cell>
          <table:table-cell office:value-type="float" office:value="-0.00998052" calcext:value-type="float">
            <text:p>-0.0099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97327" calcext:value-type="float">
            <text:p>-39.97327</text:p>
          </table:table-cell>
          <table:table-cell office:value-type="float" office:value="0.002706685" calcext:value-type="float">
            <text:p>0.00270668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4363" calcext:value-type="float">
            <text:p>-2.3443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1.12061" calcext:value-type="float">
            <text:p>81.12061</text:p>
          </table:table-cell>
          <table:table-cell office:value-type="float" office:value="0" calcext:value-type="float">
            <text:p>0</text:p>
          </table:table-cell>
          <table:table-cell office:value-type="float" office:value="1094.968" calcext:value-type="float">
            <text:p>1094.968</text:p>
          </table:table-cell>
          <table:table-cell office:value-type="float" office:value="-52.54491" calcext:value-type="float">
            <text:p>-52.54491</text:p>
          </table:table-cell>
          <table:table-cell office:value-type="float" office:value="0" calcext:value-type="float">
            <text:p>0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3469546" calcext:value-type="float">
            <text:p>0.3469546</text:p>
          </table:table-cell>
          <table:table-cell office:value-type="float" office:value="0.348809" calcext:value-type="float">
            <text:p>0.348809</text:p>
          </table:table-cell>
          <table:table-cell office:value-type="float" office:value="0.3508466" calcext:value-type="float">
            <text:p>0.3508466</text:p>
          </table:table-cell>
          <table:table-cell office:value-type="float" office:value="0.3524081" calcext:value-type="float">
            <text:p>0.3524081</text:p>
          </table:table-cell>
          <table:table-cell office:value-type="float" office:value="0.3036676" calcext:value-type="float">
            <text:p>0.3036676</text:p>
          </table:table-cell>
          <table:table-cell office:value-type="float" office:value="0.3008246" calcext:value-type="float">
            <text:p>0.3008246</text:p>
          </table:table-cell>
          <table:table-cell office:value-type="float" office:value="0.3749539" calcext:value-type="float">
            <text:p>0.3749539</text:p>
          </table:table-cell>
          <table:table-cell office:value-type="float" office:value="0.3706695" calcext:value-type="float">
            <text:p>0.3706695</text:p>
          </table:table-cell>
          <table:table-cell office:value-type="float" office:value="0.3775589" calcext:value-type="float">
            <text:p>0.3775589</text:p>
          </table:table-cell>
          <table:table-cell office:value-type="float" office:value="0.3903809" calcext:value-type="float">
            <text:p>0.3903809</text:p>
          </table:table-cell>
          <table:table-cell office:value-type="float" office:value="0.3982343" calcext:value-type="float">
            <text:p>0.39823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30434E-016" calcext:value-type="float">
            <text:p>7.130434E-16</text:p>
          </table:table-cell>
          <table:table-cell office:value-type="float" office:value="7.210216E-016" calcext:value-type="float">
            <text:p>7.210216E-16</text:p>
          </table:table-cell>
          <table:table-cell office:value-type="float" office:value="2.46077E-016" calcext:value-type="float">
            <text:p>2.46077E-16</text:p>
          </table:table-cell>
          <table:table-cell office:value-type="float" office:value="4.314856E-023" calcext:value-type="float">
            <text:p>4.3148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9.16939" calcext:value-type="float">
            <text:p>-79.16939</text:p>
          </table:table-cell>
          <table:table-cell office:value-type="float" office:value="-0.01460763" calcext:value-type="float">
            <text:p>-0.01460763</text:p>
          </table:table-cell>
          <table:table-cell office:value-type="float" office:value="-0.01413654" calcext:value-type="float">
            <text:p>-0.01413654</text:p>
          </table:table-cell>
          <table:table-cell office:value-type="float" office:value="-0.01364639" calcext:value-type="float">
            <text:p>-0.01364639</text:p>
          </table:table-cell>
          <table:table-cell office:value-type="float" office:value="-0.01327661" calcext:value-type="float">
            <text:p>-0.01327661</text:p>
          </table:table-cell>
          <table:table-cell office:value-type="float" office:value="-0.01274351" calcext:value-type="float">
            <text:p>-0.01274351</text:p>
          </table:table-cell>
          <table:table-cell office:value-type="float" office:value="-0.01226059" calcext:value-type="float">
            <text:p>-0.01226059</text:p>
          </table:table-cell>
          <table:table-cell office:value-type="float" office:value="-0.01141533" calcext:value-type="float">
            <text:p>-0.01141533</text:p>
          </table:table-cell>
          <table:table-cell office:value-type="float" office:value="-0.01049431" calcext:value-type="float">
            <text:p>-0.01049431</text:p>
          </table:table-cell>
          <table:table-cell office:value-type="float" office:value="-0.009944706" calcext:value-type="float">
            <text:p>-0.00994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3807" calcext:value-type="float">
            <text:p>-40.33807</text:p>
          </table:table-cell>
          <table:table-cell office:value-type="float" office:value="0.002698912" calcext:value-type="float">
            <text:p>0.00269891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2288" calcext:value-type="float">
            <text:p>-2.342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43.732" calcext:value-type="float">
            <text:p>143.732</text:p>
          </table:table-cell>
          <table:table-cell office:value-type="float" office:value="81.18336" calcext:value-type="float">
            <text:p>81.18336</text:p>
          </table:table-cell>
          <table:table-cell office:value-type="float" office:value="0" calcext:value-type="float">
            <text:p>0</text:p>
          </table:table-cell>
          <table:table-cell office:value-type="float" office:value="1095.156" calcext:value-type="float">
            <text:p>1095.156</text:p>
          </table:table-cell>
          <table:table-cell office:value-type="float" office:value="-52.54293" calcext:value-type="float">
            <text:p>-52.54293</text:p>
          </table:table-cell>
          <table:table-cell office:value-type="float" office:value="0" calcext:value-type="float">
            <text:p>0</text:p>
          </table:table-cell>
          <table:table-cell office:value-type="float" office:value="0.1285692" calcext:value-type="float">
            <text:p>0.1285692</text:p>
          </table:table-cell>
          <table:table-cell office:value-type="float" office:value="0.346546" calcext:value-type="float">
            <text:p>0.346546</text:p>
          </table:table-cell>
          <table:table-cell office:value-type="float" office:value="0.3484049" calcext:value-type="float">
            <text:p>0.3484049</text:p>
          </table:table-cell>
          <table:table-cell office:value-type="float" office:value="0.3503878" calcext:value-type="float">
            <text:p>0.3503878</text:p>
          </table:table-cell>
          <table:table-cell office:value-type="float" office:value="0.3518893" calcext:value-type="float">
            <text:p>0.3518893</text:p>
          </table:table-cell>
          <table:table-cell office:value-type="float" office:value="0.3031914" calcext:value-type="float">
            <text:p>0.3031914</text:p>
          </table:table-cell>
          <table:table-cell office:value-type="float" office:value="0.3003375" calcext:value-type="float">
            <text:p>0.3003375</text:p>
          </table:table-cell>
          <table:table-cell office:value-type="float" office:value="0.3747181" calcext:value-type="float">
            <text:p>0.3747181</text:p>
          </table:table-cell>
          <table:table-cell office:value-type="float" office:value="0.3705946" calcext:value-type="float">
            <text:p>0.3705946</text:p>
          </table:table-cell>
          <table:table-cell office:value-type="float" office:value="0.3776281" calcext:value-type="float">
            <text:p>0.3776281</text:p>
          </table:table-cell>
          <table:table-cell office:value-type="float" office:value="0.3904805" calcext:value-type="float">
            <text:p>0.3904805</text:p>
          </table:table-cell>
          <table:table-cell office:value-type="float" office:value="0.3983488" calcext:value-type="float">
            <text:p>0.39834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34524E-016" calcext:value-type="float">
            <text:p>7.134524E-16</text:p>
          </table:table-cell>
          <table:table-cell office:value-type="float" office:value="7.209446E-016" calcext:value-type="float">
            <text:p>7.209446E-16</text:p>
          </table:table-cell>
          <table:table-cell office:value-type="float" office:value="2.46057E-016" calcext:value-type="float">
            <text:p>2.46057E-16</text:p>
          </table:table-cell>
          <table:table-cell office:value-type="float" office:value="4.314645E-023" calcext:value-type="float">
            <text:p>4.3146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28549" calcext:value-type="float">
            <text:p>-32.28549</text:p>
          </table:table-cell>
          <table:table-cell office:value-type="float" office:value="-0.01470916" calcext:value-type="float">
            <text:p>-0.01470916</text:p>
          </table:table-cell>
          <table:table-cell office:value-type="float" office:value="-0.01423756" calcext:value-type="float">
            <text:p>-0.01423756</text:p>
          </table:table-cell>
          <table:table-cell office:value-type="float" office:value="-0.01375669" calcext:value-type="float">
            <text:p>-0.01375669</text:p>
          </table:table-cell>
          <table:table-cell office:value-type="float" office:value="-0.01339749" calcext:value-type="float">
            <text:p>-0.01339749</text:p>
          </table:table-cell>
          <table:table-cell office:value-type="float" office:value="-0.01289377" calcext:value-type="float">
            <text:p>-0.01289377</text:p>
          </table:table-cell>
          <table:table-cell office:value-type="float" office:value="-0.01242871" calcext:value-type="float">
            <text:p>-0.01242871</text:p>
          </table:table-cell>
          <table:table-cell office:value-type="float" office:value="-0.01157197" calcext:value-type="float">
            <text:p>-0.01157197</text:p>
          </table:table-cell>
          <table:table-cell office:value-type="float" office:value="-0.01052957" calcext:value-type="float">
            <text:p>-0.01052957</text:p>
          </table:table-cell>
          <table:table-cell office:value-type="float" office:value="-0.009913586" calcext:value-type="float">
            <text:p>-0.00991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62144" calcext:value-type="float">
            <text:p>-3.862144</text:p>
          </table:table-cell>
          <table:table-cell office:value-type="float" office:value="0.002692237" calcext:value-type="float">
            <text:p>0.00269223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0214" calcext:value-type="float">
            <text:p>-2.3402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45.0654" calcext:value-type="float">
            <text:p>145.0654</text:p>
          </table:table-cell>
          <table:table-cell office:value-type="float" office:value="82.3763" calcext:value-type="float">
            <text:p>82.3763</text:p>
          </table:table-cell>
          <table:table-cell office:value-type="float" office:value="0" calcext:value-type="float">
            <text:p>0</text:p>
          </table:table-cell>
          <table:table-cell office:value-type="float" office:value="1095.286" calcext:value-type="float">
            <text:p>1095.286</text:p>
          </table:table-cell>
          <table:table-cell office:value-type="float" office:value="-52.53249" calcext:value-type="float">
            <text:p>-52.53249</text:p>
          </table:table-cell>
          <table:table-cell office:value-type="float" office:value="0" calcext:value-type="float">
            <text:p>0</text:p>
          </table:table-cell>
          <table:table-cell office:value-type="float" office:value="0.1535505" calcext:value-type="float">
            <text:p>0.1535505</text:p>
          </table:table-cell>
          <table:table-cell office:value-type="float" office:value="0.3449639" calcext:value-type="float">
            <text:p>0.3449639</text:p>
          </table:table-cell>
          <table:table-cell office:value-type="float" office:value="0.3470389" calcext:value-type="float">
            <text:p>0.3470389</text:p>
          </table:table-cell>
          <table:table-cell office:value-type="float" office:value="0.3492348" calcext:value-type="float">
            <text:p>0.3492348</text:p>
          </table:table-cell>
          <table:table-cell office:value-type="float" office:value="0.3508527" calcext:value-type="float">
            <text:p>0.3508527</text:p>
          </table:table-cell>
          <table:table-cell office:value-type="float" office:value="0.3026433" calcext:value-type="float">
            <text:p>0.3026433</text:p>
          </table:table-cell>
          <table:table-cell office:value-type="float" office:value="0.2998932" calcext:value-type="float">
            <text:p>0.2998932</text:p>
          </table:table-cell>
          <table:table-cell office:value-type="float" office:value="0.3745159" calcext:value-type="float">
            <text:p>0.3745159</text:p>
          </table:table-cell>
          <table:table-cell office:value-type="float" office:value="0.3705022" calcext:value-type="float">
            <text:p>0.3705022</text:p>
          </table:table-cell>
          <table:table-cell office:value-type="float" office:value="0.3776866" calcext:value-type="float">
            <text:p>0.3776866</text:p>
          </table:table-cell>
          <table:table-cell office:value-type="float" office:value="0.3905797" calcext:value-type="float">
            <text:p>0.3905797</text:p>
          </table:table-cell>
          <table:table-cell office:value-type="float" office:value="0.3984643" calcext:value-type="float">
            <text:p>0.39846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38264E-016" calcext:value-type="float">
            <text:p>7.138264E-16</text:p>
          </table:table-cell>
          <table:table-cell office:value-type="float" office:value="7.208732E-016" calcext:value-type="float">
            <text:p>7.208732E-16</text:p>
          </table:table-cell>
          <table:table-cell office:value-type="float" office:value="2.460385E-016" calcext:value-type="float">
            <text:p>2.460385E-16</text:p>
          </table:table-cell>
          <table:table-cell office:value-type="float" office:value="4.314434E-023" calcext:value-type="float">
            <text:p>4.31443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.83872" calcext:value-type="float">
            <text:p>-10.83872</text:p>
          </table:table-cell>
          <table:table-cell office:value-type="float" office:value="-0.01512037" calcext:value-type="float">
            <text:p>-0.01512037</text:p>
          </table:table-cell>
          <table:table-cell office:value-type="float" office:value="-0.01458644" calcext:value-type="float">
            <text:p>-0.01458644</text:p>
          </table:table-cell>
          <table:table-cell office:value-type="float" office:value="-0.01403803" calcext:value-type="float">
            <text:p>-0.01403803</text:p>
          </table:table-cell>
          <table:table-cell office:value-type="float" office:value="-0.01364219" calcext:value-type="float">
            <text:p>-0.01364219</text:p>
          </table:table-cell>
          <table:table-cell office:value-type="float" office:value="-0.01306839" calcext:value-type="float">
            <text:p>-0.01306839</text:p>
          </table:table-cell>
          <table:table-cell office:value-type="float" office:value="-0.0125841" calcext:value-type="float">
            <text:p>-0.0125841</text:p>
          </table:table-cell>
          <table:table-cell office:value-type="float" office:value="-0.01170818" calcext:value-type="float">
            <text:p>-0.01170818</text:p>
          </table:table-cell>
          <table:table-cell office:value-type="float" office:value="-0.01057326" calcext:value-type="float">
            <text:p>-0.01057326</text:p>
          </table:table-cell>
          <table:table-cell office:value-type="float" office:value="-0.009887258" calcext:value-type="float">
            <text:p>-0.00988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24684" calcext:value-type="float">
            <text:p>-0.5924684</text:p>
          </table:table-cell>
          <table:table-cell office:value-type="float" office:value="0.002681325" calcext:value-type="float">
            <text:p>0.00268132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8144" calcext:value-type="float">
            <text:p>-2.3381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58.5909" calcext:value-type="float">
            <text:p>158.5909</text:p>
          </table:table-cell>
          <table:table-cell office:value-type="float" office:value="85.97013" calcext:value-type="float">
            <text:p>85.97013</text:p>
          </table:table-cell>
          <table:table-cell office:value-type="float" office:value="0" calcext:value-type="float">
            <text:p>0</text:p>
          </table:table-cell>
          <table:table-cell office:value-type="float" office:value="1105.108" calcext:value-type="float">
            <text:p>1105.108</text:p>
          </table:table-cell>
          <table:table-cell office:value-type="float" office:value="-52.42243" calcext:value-type="float">
            <text:p>-52.42243</text:p>
          </table:table-cell>
          <table:table-cell office:value-type="float" office:value="0" calcext:value-type="float">
            <text:p>0</text:p>
          </table:table-cell>
          <table:table-cell office:value-type="float" office:value="0.5984266" calcext:value-type="float">
            <text:p>0.5984266</text:p>
          </table:table-cell>
          <table:table-cell office:value-type="float" office:value="0.3882031" calcext:value-type="float">
            <text:p>0.3882031</text:p>
          </table:table-cell>
          <table:table-cell office:value-type="float" office:value="0.3403284" calcext:value-type="float">
            <text:p>0.3403284</text:p>
          </table:table-cell>
          <table:table-cell office:value-type="float" office:value="0.3468369" calcext:value-type="float">
            <text:p>0.3468369</text:p>
          </table:table-cell>
          <table:table-cell office:value-type="float" office:value="0.3470662" calcext:value-type="float">
            <text:p>0.3470662</text:p>
          </table:table-cell>
          <table:table-cell office:value-type="float" office:value="0.3015586" calcext:value-type="float">
            <text:p>0.3015586</text:p>
          </table:table-cell>
          <table:table-cell office:value-type="float" office:value="0.3080446" calcext:value-type="float">
            <text:p>0.3080446</text:p>
          </table:table-cell>
          <table:table-cell office:value-type="float" office:value="0.3743278" calcext:value-type="float">
            <text:p>0.3743278</text:p>
          </table:table-cell>
          <table:table-cell office:value-type="float" office:value="0.3703174" calcext:value-type="float">
            <text:p>0.3703174</text:p>
          </table:table-cell>
          <table:table-cell office:value-type="float" office:value="0.3777339" calcext:value-type="float">
            <text:p>0.3777339</text:p>
          </table:table-cell>
          <table:table-cell office:value-type="float" office:value="0.3907718" calcext:value-type="float">
            <text:p>0.3907718</text:p>
          </table:table-cell>
          <table:table-cell office:value-type="float" office:value="0.3985767" calcext:value-type="float">
            <text:p>0.398576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.003410674" calcext:value-type="float">
            <text:p>0.003410674</text:p>
          </table:table-cell>
          <table:table-cell office:value-type="float" office:value="7.141602E-016" calcext:value-type="float">
            <text:p>7.141602E-16</text:p>
          </table:table-cell>
          <table:table-cell office:value-type="float" office:value="7.208101E-016" calcext:value-type="float">
            <text:p>7.208101E-16</text:p>
          </table:table-cell>
          <table:table-cell office:value-type="float" office:value="2.460214E-016" calcext:value-type="float">
            <text:p>2.460214E-16</text:p>
          </table:table-cell>
          <table:table-cell office:value-type="float" office:value="4.314231E-023" calcext:value-type="float">
            <text:p>4.31423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457263" calcext:value-type="float">
            <text:p>-0.0005457263</text:p>
          </table:table-cell>
          <table:table-cell office:value-type="float" office:value="-0.01066529" calcext:value-type="float">
            <text:p>-0.01066529</text:p>
          </table:table-cell>
          <table:table-cell office:value-type="float" office:value="-0.01683955" calcext:value-type="float">
            <text:p>-0.01683955</text:p>
          </table:table-cell>
          <table:table-cell office:value-type="float" office:value="-0.01507637" calcext:value-type="float">
            <text:p>-0.01507637</text:p>
          </table:table-cell>
          <table:table-cell office:value-type="float" office:value="-0.01460664" calcext:value-type="float">
            <text:p>-0.01460664</text:p>
          </table:table-cell>
          <table:table-cell office:value-type="float" office:value="-0.01343689" calcext:value-type="float">
            <text:p>-0.01343689</text:p>
          </table:table-cell>
          <table:table-cell office:value-type="float" office:value="-0.0111063" calcext:value-type="float">
            <text:p>-0.0111063</text:p>
          </table:table-cell>
          <table:table-cell office:value-type="float" office:value="-0.01184832" calcext:value-type="float">
            <text:p>-0.01184832</text:p>
          </table:table-cell>
          <table:table-cell office:value-type="float" office:value="-0.01066082" calcext:value-type="float">
            <text:p>-0.01066082</text:p>
          </table:table-cell>
          <table:table-cell office:value-type="float" office:value="-0.009866003" calcext:value-type="float">
            <text:p>-0.0098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489224" calcext:value-type="float">
            <text:p>0.0044892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3410716" calcext:value-type="float">
            <text:p>0.0034107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94.7859" calcext:value-type="float">
            <text:p>194.7859</text:p>
          </table:table-cell>
          <table:table-cell office:value-type="float" office:value="89.49034" calcext:value-type="float">
            <text:p>89.49034</text:p>
          </table:table-cell>
          <table:table-cell office:value-type="float" office:value="10.40659" calcext:value-type="float">
            <text:p>10.40659</text:p>
          </table:table-cell>
          <table:table-cell office:value-type="float" office:value="1126.92" calcext:value-type="float">
            <text:p>1126.92</text:p>
          </table:table-cell>
          <table:table-cell office:value-type="float" office:value="-51.96572" calcext:value-type="float">
            <text:p>-51.96572</text:p>
          </table:table-cell>
          <table:table-cell office:value-type="float" office:value="0" calcext:value-type="float">
            <text:p>0</text:p>
          </table:table-cell>
          <table:table-cell office:value-type="float" office:value="0.4367274" calcext:value-type="float">
            <text:p>0.4367274</text:p>
          </table:table-cell>
          <table:table-cell office:value-type="float" office:value="0.4294898" calcext:value-type="float">
            <text:p>0.4294898</text:p>
          </table:table-cell>
          <table:table-cell office:value-type="float" office:value="0.4295053" calcext:value-type="float">
            <text:p>0.4295053</text:p>
          </table:table-cell>
          <table:table-cell office:value-type="float" office:value="0.4355112" calcext:value-type="float">
            <text:p>0.4355112</text:p>
          </table:table-cell>
          <table:table-cell office:value-type="float" office:value="0.441765" calcext:value-type="float">
            <text:p>0.441765</text:p>
          </table:table-cell>
          <table:table-cell office:value-type="float" office:value="0.3710172" calcext:value-type="float">
            <text:p>0.3710172</text:p>
          </table:table-cell>
          <table:table-cell office:value-type="float" office:value="0.3661581" calcext:value-type="float">
            <text:p>0.3661581</text:p>
          </table:table-cell>
          <table:table-cell office:value-type="float" office:value="0.3828513" calcext:value-type="float">
            <text:p>0.3828513</text:p>
          </table:table-cell>
          <table:table-cell office:value-type="float" office:value="0.3708828" calcext:value-type="float">
            <text:p>0.3708828</text:p>
          </table:table-cell>
          <table:table-cell office:value-type="float" office:value="0.3777939" calcext:value-type="float">
            <text:p>0.3777939</text:p>
          </table:table-cell>
          <table:table-cell office:value-type="float" office:value="0.3909798" calcext:value-type="float">
            <text:p>0.3909798</text:p>
          </table:table-cell>
          <table:table-cell office:value-type="float" office:value="0.3986855" calcext:value-type="float">
            <text:p>0.39868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76948E-016" calcext:value-type="float">
            <text:p>7.176948E-16</text:p>
          </table:table-cell>
          <table:table-cell office:value-type="float" office:value="7.202208E-016" calcext:value-type="float">
            <text:p>7.202208E-16</text:p>
          </table:table-cell>
          <table:table-cell office:value-type="float" office:value="2.45784E-016" calcext:value-type="float">
            <text:p>2.45784E-16</text:p>
          </table:table-cell>
          <table:table-cell office:value-type="float" office:value="4.310158E-023" calcext:value-type="float">
            <text:p>4.3101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643432" calcext:value-type="float">
            <text:p>-0.003643432</text:p>
          </table:table-cell>
          <table:table-cell office:value-type="float" office:value="-0.004055127" calcext:value-type="float">
            <text:p>-0.004055127</text:p>
          </table:table-cell>
          <table:table-cell office:value-type="float" office:value="-0.003980544" calcext:value-type="float">
            <text:p>-0.003980544</text:p>
          </table:table-cell>
          <table:table-cell office:value-type="float" office:value="-0.00361511" calcext:value-type="float">
            <text:p>-0.00361511</text:p>
          </table:table-cell>
          <table:table-cell office:value-type="float" office:value="-0.003302295" calcext:value-type="float">
            <text:p>-0.003302295</text:p>
          </table:table-cell>
          <table:table-cell office:value-type="float" office:value="-0.002855573" calcext:value-type="float">
            <text:p>-0.002855573</text:p>
          </table:table-cell>
          <table:table-cell office:value-type="float" office:value="-0.002361068" calcext:value-type="float">
            <text:p>-0.002361068</text:p>
          </table:table-cell>
          <table:table-cell office:value-type="float" office:value="-0.007324673" calcext:value-type="float">
            <text:p>-0.007324673</text:p>
          </table:table-cell>
          <table:table-cell office:value-type="float" office:value="-0.010402" calcext:value-type="float">
            <text:p>-0.010402</text:p>
          </table:table-cell>
          <table:table-cell office:value-type="float" office:value="-0.00983952" calcext:value-type="float">
            <text:p>-0.00983952</text:p>
          </table:table-cell>
          <table:table-cell office:value-type="float" office:value="0" calcext:value-type="float">
            <text:p>0</text:p>
          </table:table-cell>
          <table:table-cell office:value-type="float" office:value="0.04655071" calcext:value-type="float">
            <text:p>0.04655071</text:p>
          </table:table-cell>
          <table:table-cell office:value-type="float" office:value="-0.002455443" calcext:value-type="float">
            <text:p>-0.002455443</text:p>
          </table:table-cell>
          <table:table-cell office:value-type="float" office:value="0.002608502" calcext:value-type="float">
            <text:p>0.00260850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4555" calcext:value-type="float">
            <text:p>-2.3345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209.8989" calcext:value-type="float">
            <text:p>209.8989</text:p>
          </table:table-cell>
          <table:table-cell office:value-type="float" office:value="91.25856" calcext:value-type="float">
            <text:p>91.25856</text:p>
          </table:table-cell>
          <table:table-cell office:value-type="float" office:value="10.40659" calcext:value-type="float">
            <text:p>10.40659</text:p>
          </table:table-cell>
          <table:table-cell office:value-type="float" office:value="1140.178" calcext:value-type="float">
            <text:p>1140.178</text:p>
          </table:table-cell>
          <table:table-cell office:value-type="float" office:value="-51.8782" calcext:value-type="float">
            <text:p>-51.8782</text:p>
          </table:table-cell>
          <table:table-cell office:value-type="float" office:value="0" calcext:value-type="float">
            <text:p>0</text:p>
          </table:table-cell>
          <table:table-cell office:value-type="float" office:value="0.5925484" calcext:value-type="float">
            <text:p>0.5925484</text:p>
          </table:table-cell>
          <table:table-cell office:value-type="float" office:value="0.5365191" calcext:value-type="float">
            <text:p>0.5365191</text:p>
          </table:table-cell>
          <table:table-cell office:value-type="float" office:value="0.4946246" calcext:value-type="float">
            <text:p>0.4946246</text:p>
          </table:table-cell>
          <table:table-cell office:value-type="float" office:value="0.442684" calcext:value-type="float">
            <text:p>0.442684</text:p>
          </table:table-cell>
          <table:table-cell office:value-type="float" office:value="0.4368165" calcext:value-type="float">
            <text:p>0.4368165</text:p>
          </table:table-cell>
          <table:table-cell office:value-type="float" office:value="0.365282" calcext:value-type="float">
            <text:p>0.365282</text:p>
          </table:table-cell>
          <table:table-cell office:value-type="float" office:value="0.3665558" calcext:value-type="float">
            <text:p>0.3665558</text:p>
          </table:table-cell>
          <table:table-cell office:value-type="float" office:value="0.3951642" calcext:value-type="float">
            <text:p>0.3951642</text:p>
          </table:table-cell>
          <table:table-cell office:value-type="float" office:value="0.3731229" calcext:value-type="float">
            <text:p>0.3731229</text:p>
          </table:table-cell>
          <table:table-cell office:value-type="float" office:value="0.37798" calcext:value-type="float">
            <text:p>0.37798</text:p>
          </table:table-cell>
          <table:table-cell office:value-type="float" office:value="0.391167" calcext:value-type="float">
            <text:p>0.391167</text:p>
          </table:table-cell>
          <table:table-cell office:value-type="float" office:value="0.3988045" calcext:value-type="float">
            <text:p>0.39880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521263" calcext:value-type="float">
            <text:p>0.000521263</text:p>
          </table:table-cell>
          <table:table-cell office:value-type="float" office:value="7.17909E-016" calcext:value-type="float">
            <text:p>7.17909E-16</text:p>
          </table:table-cell>
          <table:table-cell office:value-type="float" office:value="7.201838E-016" calcext:value-type="float">
            <text:p>7.201838E-16</text:p>
          </table:table-cell>
          <table:table-cell office:value-type="float" office:value="2.45772E-016" calcext:value-type="float">
            <text:p>2.45772E-16</text:p>
          </table:table-cell>
          <table:table-cell office:value-type="float" office:value="4.310023E-023" calcext:value-type="float">
            <text:p>4.31002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61882" calcext:value-type="float">
            <text:p>-0.000561882</text:p>
          </table:table-cell>
          <table:table-cell office:value-type="float" office:value="-0.0009849903" calcext:value-type="float">
            <text:p>-0.0009849903</text:p>
          </table:table-cell>
          <table:table-cell office:value-type="float" office:value="-0.002705593" calcext:value-type="float">
            <text:p>-0.002705593</text:p>
          </table:table-cell>
          <table:table-cell office:value-type="float" office:value="-0.003840267" calcext:value-type="float">
            <text:p>-0.003840267</text:p>
          </table:table-cell>
          <table:table-cell office:value-type="float" office:value="-0.003697559" calcext:value-type="float">
            <text:p>-0.003697559</text:p>
          </table:table-cell>
          <table:table-cell office:value-type="float" office:value="-0.003223313" calcext:value-type="float">
            <text:p>-0.003223313</text:p>
          </table:table-cell>
          <table:table-cell office:value-type="float" office:value="-0.002504498" calcext:value-type="float">
            <text:p>-0.002504498</text:p>
          </table:table-cell>
          <table:table-cell office:value-type="float" office:value="-0.003706092" calcext:value-type="float">
            <text:p>-0.003706092</text:p>
          </table:table-cell>
          <table:table-cell office:value-type="float" office:value="-0.009416725" calcext:value-type="float">
            <text:p>-0.009416725</text:p>
          </table:table-cell>
          <table:table-cell office:value-type="float" office:value="-0.009757814" calcext:value-type="float">
            <text:p>-0.009757814</text:p>
          </table:table-cell>
          <table:table-cell office:value-type="float" office:value="0" calcext:value-type="float">
            <text:p>0</text:p>
          </table:table-cell>
          <table:table-cell office:value-type="float" office:value="0.04655071" calcext:value-type="float">
            <text:p>0.0465507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7622" calcext:value-type="float">
            <text:p>0.002762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1779" calcext:value-type="float">
            <text:p>-2.3317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252.8248" calcext:value-type="float">
            <text:p>252.8248</text:p>
          </table:table-cell>
          <table:table-cell office:value-type="float" office:value="92.71047" calcext:value-type="float">
            <text:p>92.71047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78.319" calcext:value-type="float">
            <text:p>1178.319</text:p>
          </table:table-cell>
          <table:table-cell office:value-type="float" office:value="-51.17207" calcext:value-type="float">
            <text:p>-51.17207</text:p>
          </table:table-cell>
          <table:table-cell office:value-type="float" office:value="0" calcext:value-type="float">
            <text:p>0</text:p>
          </table:table-cell>
          <table:table-cell office:value-type="float" office:value="0.5235915" calcext:value-type="float">
            <text:p>0.5235915</text:p>
          </table:table-cell>
          <table:table-cell office:value-type="float" office:value="0.4853439" calcext:value-type="float">
            <text:p>0.4853439</text:p>
          </table:table-cell>
          <table:table-cell office:value-type="float" office:value="0.464722" calcext:value-type="float">
            <text:p>0.464722</text:p>
          </table:table-cell>
          <table:table-cell office:value-type="float" office:value="0.4593689" calcext:value-type="float">
            <text:p>0.4593689</text:p>
          </table:table-cell>
          <table:table-cell office:value-type="float" office:value="0.4642041" calcext:value-type="float">
            <text:p>0.4642041</text:p>
          </table:table-cell>
          <table:table-cell office:value-type="float" office:value="0.3860668" calcext:value-type="float">
            <text:p>0.3860668</text:p>
          </table:table-cell>
          <table:table-cell office:value-type="float" office:value="0.3773279" calcext:value-type="float">
            <text:p>0.3773279</text:p>
          </table:table-cell>
          <table:table-cell office:value-type="float" office:value="0.4176722" calcext:value-type="float">
            <text:p>0.4176722</text:p>
          </table:table-cell>
          <table:table-cell office:value-type="float" office:value="0.4190515" calcext:value-type="float">
            <text:p>0.4190515</text:p>
          </table:table-cell>
          <table:table-cell office:value-type="float" office:value="0.420358" calcext:value-type="float">
            <text:p>0.420358</text:p>
          </table:table-cell>
          <table:table-cell office:value-type="float" office:value="0.3936787" calcext:value-type="float">
            <text:p>0.3936787</text:p>
          </table:table-cell>
          <table:table-cell office:value-type="float" office:value="0.3989898" calcext:value-type="float">
            <text:p>0.398989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.00001545908" calcext:value-type="float">
            <text:p>1.545908E-05</text:p>
          </table:table-cell>
          <table:table-cell office:value-type="float" office:value="7.183056E-016" calcext:value-type="float">
            <text:p>7.183056E-16</text:p>
          </table:table-cell>
          <table:table-cell office:value-type="float" office:value="7.201159E-016" calcext:value-type="float">
            <text:p>7.201159E-16</text:p>
          </table:table-cell>
          <table:table-cell office:value-type="float" office:value="2.457472E-016" calcext:value-type="float">
            <text:p>2.457472E-16</text:p>
          </table:table-cell>
          <table:table-cell office:value-type="float" office:value="4.30966E-023" calcext:value-type="float">
            <text:p>4.309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176115" calcext:value-type="float">
            <text:p>-0.001176115</text:p>
          </table:table-cell>
          <table:table-cell office:value-type="float" office:value="-0.002094655" calcext:value-type="float">
            <text:p>-0.002094655</text:p>
          </table:table-cell>
          <table:table-cell office:value-type="float" office:value="-0.002709375" calcext:value-type="float">
            <text:p>-0.002709375</text:p>
          </table:table-cell>
          <table:table-cell office:value-type="float" office:value="-0.002709164" calcext:value-type="float">
            <text:p>-0.002709164</text:p>
          </table:table-cell>
          <table:table-cell office:value-type="float" office:value="-0.002478143" calcext:value-type="float">
            <text:p>-0.002478143</text:p>
          </table:table-cell>
          <table:table-cell office:value-type="float" office:value="-0.002117082" calcext:value-type="float">
            <text:p>-0.002117082</text:p>
          </table:table-cell>
          <table:table-cell office:value-type="float" office:value="-0.001826893" calcext:value-type="float">
            <text:p>-0.001826893</text:p>
          </table:table-cell>
          <table:table-cell office:value-type="float" office:value="-0.001079234" calcext:value-type="float">
            <text:p>-0.001079234</text:p>
          </table:table-cell>
          <table:table-cell office:value-type="float" office:value="-0.001363232" calcext:value-type="float">
            <text:p>-0.001363232</text:p>
          </table:table-cell>
          <table:table-cell office:value-type="float" office:value="-0.001619" calcext:value-type="float">
            <text:p>-0.001619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550433" calcext:value-type="float">
            <text:p>0.0025504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008" calcext:value-type="float">
            <text:p>-2.330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4.69393" calcext:value-type="float">
            <text:p>94.69393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89.51" calcext:value-type="float">
            <text:p>1189.51</text:p>
          </table:table-cell>
          <table:table-cell office:value-type="float" office:value="-51.01186" calcext:value-type="float">
            <text:p>-51.01186</text:p>
          </table:table-cell>
          <table:table-cell office:value-type="float" office:value="0" calcext:value-type="float">
            <text:p>0</text:p>
          </table:table-cell>
          <table:table-cell office:value-type="float" office:value="0.4171977" calcext:value-type="float">
            <text:p>0.4171977</text:p>
          </table:table-cell>
          <table:table-cell office:value-type="float" office:value="0.4236321" calcext:value-type="float">
            <text:p>0.4236321</text:p>
          </table:table-cell>
          <table:table-cell office:value-type="float" office:value="0.4311905" calcext:value-type="float">
            <text:p>0.431190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4470647" calcext:value-type="float">
            <text:p>0.4470647</text:p>
          </table:table-cell>
          <table:table-cell office:value-type="float" office:value="0.3751635" calcext:value-type="float">
            <text:p>0.3751635</text:p>
          </table:table-cell>
          <table:table-cell office:value-type="float" office:value="0.3673547" calcext:value-type="float">
            <text:p>0.3673547</text:p>
          </table:table-cell>
          <table:table-cell office:value-type="float" office:value="0.4080011" calcext:value-type="float">
            <text:p>0.4080011</text:p>
          </table:table-cell>
          <table:table-cell office:value-type="float" office:value="0.4197454" calcext:value-type="float">
            <text:p>0.4197454</text:p>
          </table:table-cell>
          <table:table-cell office:value-type="float" office:value="0.4244137" calcext:value-type="float">
            <text:p>0.4244137</text:p>
          </table:table-cell>
          <table:table-cell office:value-type="float" office:value="0.4451194" calcext:value-type="float">
            <text:p>0.4451194</text:p>
          </table:table-cell>
          <table:table-cell office:value-type="float" office:value="0.4123828" calcext:value-type="float">
            <text:p>0.41238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85079E-016" calcext:value-type="float">
            <text:p>7.185079E-16</text:p>
          </table:table-cell>
          <table:table-cell office:value-type="float" office:value="7.20079E-016" calcext:value-type="float">
            <text:p>7.20079E-16</text:p>
          </table:table-cell>
          <table:table-cell office:value-type="float" office:value="2.457362E-016" calcext:value-type="float">
            <text:p>2.457362E-16</text:p>
          </table:table-cell>
          <table:table-cell office:value-type="float" office:value="4.309548E-023" calcext:value-type="float">
            <text:p>4.3095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690628" calcext:value-type="float">
            <text:p>-0.004690628</text:p>
          </table:table-cell>
          <table:table-cell office:value-type="float" office:value="-0.004267018" calcext:value-type="float">
            <text:p>-0.004267018</text:p>
          </table:table-cell>
          <table:table-cell office:value-type="float" office:value="-0.003823953" calcext:value-type="float">
            <text:p>-0.003823953</text:p>
          </table:table-cell>
          <table:table-cell office:value-type="float" office:value="-0.003382509" calcext:value-type="float">
            <text:p>-0.003382509</text:p>
          </table:table-cell>
          <table:table-cell office:value-type="float" office:value="-0.003059663" calcext:value-type="float">
            <text:p>-0.003059663</text:p>
          </table:table-cell>
          <table:table-cell office:value-type="float" office:value="-0.002619418" calcext:value-type="float">
            <text:p>-0.002619418</text:p>
          </table:table-cell>
          <table:table-cell office:value-type="float" office:value="-0.002285082" calcext:value-type="float">
            <text:p>-0.002285082</text:p>
          </table:table-cell>
          <table:table-cell office:value-type="float" office:value="-0.001833161" calcext:value-type="float">
            <text:p>-0.001833161</text:p>
          </table:table-cell>
          <table:table-cell office:value-type="float" office:value="-0.001311105" calcext:value-type="float">
            <text:p>-0.001311105</text:p>
          </table:table-cell>
          <table:table-cell office:value-type="float" office:value="-0.001342784" calcext:value-type="float">
            <text:p>-0.001342784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0.0048032" calcext:value-type="float">
            <text:p>-0.0048032</text:p>
          </table:table-cell>
          <table:table-cell office:value-type="float" office:value="0.002481183" calcext:value-type="float">
            <text:p>0.00248118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207" calcext:value-type="float">
            <text:p>-2.322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7.47707" calcext:value-type="float">
            <text:p>97.47707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86.731" calcext:value-type="float">
            <text:p>1186.731</text:p>
          </table:table-cell>
          <table:table-cell office:value-type="float" office:value="-51.01654" calcext:value-type="float">
            <text:p>-51.01654</text:p>
          </table:table-cell>
          <table:table-cell office:value-type="float" office:value="0" calcext:value-type="float">
            <text:p>0</text:p>
          </table:table-cell>
          <table:table-cell office:value-type="float" office:value="0.2405045" calcext:value-type="float">
            <text:p>0.2405045</text:p>
          </table:table-cell>
          <table:table-cell office:value-type="float" office:value="0.4104057" calcext:value-type="float">
            <text:p>0.4104057</text:p>
          </table:table-cell>
          <table:table-cell office:value-type="float" office:value="0.4160893" calcext:value-type="float">
            <text:p>0.4160893</text:p>
          </table:table-cell>
          <table:table-cell office:value-type="float" office:value="0.4227421" calcext:value-type="float">
            <text:p>0.4227421</text:p>
          </table:table-cell>
          <table:table-cell office:value-type="float" office:value="0.4282652" calcext:value-type="float">
            <text:p>0.4282652</text:p>
          </table:table-cell>
          <table:table-cell office:value-type="float" office:value="0.3603765" calcext:value-type="float">
            <text:p>0.3603765</text:p>
          </table:table-cell>
          <table:table-cell office:value-type="float" office:value="0.3537218" calcext:value-type="float">
            <text:p>0.3537218</text:p>
          </table:table-cell>
          <table:table-cell office:value-type="float" office:value="0.4009351" calcext:value-type="float">
            <text:p>0.4009351</text:p>
          </table:table-cell>
          <table:table-cell office:value-type="float" office:value="0.4076622" calcext:value-type="float">
            <text:p>0.4076622</text:p>
          </table:table-cell>
          <table:table-cell office:value-type="float" office:value="0.4164848" calcext:value-type="float">
            <text:p>0.4164848</text:p>
          </table:table-cell>
          <table:table-cell office:value-type="float" office:value="0.4446894" calcext:value-type="float">
            <text:p>0.4446894</text:p>
          </table:table-cell>
          <table:table-cell office:value-type="float" office:value="0.4295735" calcext:value-type="float">
            <text:p>0.42957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87263E-016" calcext:value-type="float">
            <text:p>7.187263E-16</text:p>
          </table:table-cell>
          <table:table-cell office:value-type="float" office:value="7.200407E-016" calcext:value-type="float">
            <text:p>7.200407E-16</text:p>
          </table:table-cell>
          <table:table-cell office:value-type="float" office:value="2.457244E-016" calcext:value-type="float">
            <text:p>2.457244E-16</text:p>
          </table:table-cell>
          <table:table-cell office:value-type="float" office:value="4.309431E-023" calcext:value-type="float">
            <text:p>4.30943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955666" calcext:value-type="float">
            <text:p>-0.1955666</text:p>
          </table:table-cell>
          <table:table-cell office:value-type="float" office:value="-0.005191842" calcext:value-type="float">
            <text:p>-0.005191842</text:p>
          </table:table-cell>
          <table:table-cell office:value-type="float" office:value="-0.004769953" calcext:value-type="float">
            <text:p>-0.004769953</text:p>
          </table:table-cell>
          <table:table-cell office:value-type="float" office:value="-0.004331092" calcext:value-type="float">
            <text:p>-0.004331092</text:p>
          </table:table-cell>
          <table:table-cell office:value-type="float" office:value="-0.003997044" calcext:value-type="float">
            <text:p>-0.003997044</text:p>
          </table:table-cell>
          <table:table-cell office:value-type="float" office:value="-0.003547783" calcext:value-type="float">
            <text:p>-0.003547783</text:p>
          </table:table-cell>
          <table:table-cell office:value-type="float" office:value="-0.003146945" calcext:value-type="float">
            <text:p>-0.003146945</text:p>
          </table:table-cell>
          <table:table-cell office:value-type="float" office:value="-0.002673744" calcext:value-type="float">
            <text:p>-0.002673744</text:p>
          </table:table-cell>
          <table:table-cell office:value-type="float" office:value="-0.002150583" calcext:value-type="float">
            <text:p>-0.002150583</text:p>
          </table:table-cell>
          <table:table-cell office:value-type="float" office:value="-0.001849866" calcext:value-type="float">
            <text:p>-0.001849866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0.5865994" calcext:value-type="float">
            <text:p>-0.5865994</text:p>
          </table:table-cell>
          <table:table-cell office:value-type="float" office:value="0.002431548" calcext:value-type="float">
            <text:p>0.0024315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19275" calcext:value-type="float">
            <text:p>-2.192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8.84896" calcext:value-type="float">
            <text:p>98.84896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49.653" calcext:value-type="float">
            <text:p>1149.653</text:p>
          </table:table-cell>
          <table:table-cell office:value-type="float" office:value="-15.3101" calcext:value-type="float">
            <text:p>-15.3101</text:p>
          </table:table-cell>
          <table:table-cell office:value-type="float" office:value="0" calcext:value-type="float">
            <text:p>0</text:p>
          </table:table-cell>
          <table:table-cell office:value-type="float" office:value="0.11313" calcext:value-type="float">
            <text:p>0.11313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0.3322036" calcext:value-type="float">
            <text:p>0.3322036</text:p>
          </table:table-cell>
          <table:table-cell office:value-type="float" office:value="0.3365459" calcext:value-type="float">
            <text:p>0.3365459</text:p>
          </table:table-cell>
          <table:table-cell office:value-type="float" office:value="0.3423539" calcext:value-type="float">
            <text:p>0.3423539</text:p>
          </table:table-cell>
          <table:table-cell office:value-type="float" office:value="0.3059145" calcext:value-type="float">
            <text:p>0.3059145</text:p>
          </table:table-cell>
          <table:table-cell office:value-type="float" office:value="0.3109755" calcext:value-type="float">
            <text:p>0.3109755</text:p>
          </table:table-cell>
          <table:table-cell office:value-type="float" office:value="0.3844552" calcext:value-type="float">
            <text:p>0.3844552</text:p>
          </table:table-cell>
          <table:table-cell office:value-type="float" office:value="0.3913398" calcext:value-type="float">
            <text:p>0.3913398</text:p>
          </table:table-cell>
          <table:table-cell office:value-type="float" office:value="0.403776" calcext:value-type="float">
            <text:p>0.403776</text:p>
          </table:table-cell>
          <table:table-cell office:value-type="float" office:value="0.4258685" calcext:value-type="float">
            <text:p>0.4258685</text:p>
          </table:table-cell>
          <table:table-cell office:value-type="float" office:value="0.4310043" calcext:value-type="float">
            <text:p>0.43100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89681E-016" calcext:value-type="float">
            <text:p>7.189681E-16</text:p>
          </table:table-cell>
          <table:table-cell office:value-type="float" office:value="7.199961E-016" calcext:value-type="float">
            <text:p>7.199961E-16</text:p>
          </table:table-cell>
          <table:table-cell office:value-type="float" office:value="2.457118E-016" calcext:value-type="float">
            <text:p>2.457118E-16</text:p>
          </table:table-cell>
          <table:table-cell office:value-type="float" office:value="4.309304E-023" calcext:value-type="float">
            <text:p>4.30930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75427" calcext:value-type="float">
            <text:p>-67.75427</text:p>
          </table:table-cell>
          <table:table-cell office:value-type="float" office:value="-0.01981637" calcext:value-type="float">
            <text:p>-0.01981637</text:p>
          </table:table-cell>
          <table:table-cell office:value-type="float" office:value="-0.01899133" calcext:value-type="float">
            <text:p>-0.01899133</text:p>
          </table:table-cell>
          <table:table-cell office:value-type="float" office:value="-0.01752491" calcext:value-type="float">
            <text:p>-0.01752491</text:p>
          </table:table-cell>
          <table:table-cell office:value-type="float" office:value="-0.01575794" calcext:value-type="float">
            <text:p>-0.01575794</text:p>
          </table:table-cell>
          <table:table-cell office:value-type="float" office:value="-0.01196157" calcext:value-type="float">
            <text:p>-0.01196157</text:p>
          </table:table-cell>
          <table:table-cell office:value-type="float" office:value="-0.009208206" calcext:value-type="float">
            <text:p>-0.009208206</text:p>
          </table:table-cell>
          <table:table-cell office:value-type="float" office:value="-0.006593881" calcext:value-type="float">
            <text:p>-0.006593881</text:p>
          </table:table-cell>
          <table:table-cell office:value-type="float" office:value="-0.004230008" calcext:value-type="float">
            <text:p>-0.004230008</text:p>
          </table:table-cell>
          <table:table-cell office:value-type="float" office:value="-0.003136686" calcext:value-type="float">
            <text:p>-0.003136686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24.87284" calcext:value-type="float">
            <text:p>-24.87284</text:p>
          </table:table-cell>
          <table:table-cell office:value-type="float" office:value="0.002408585" calcext:value-type="float">
            <text:p>0.00240858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068082" calcext:value-type="float">
            <text:p>-2.0680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66.3502" calcext:value-type="float">
            <text:p>266.3502</text:p>
          </table:table-cell>
          <table:table-cell office:value-type="float" office:value="98.88675" calcext:value-type="float">
            <text:p>98.88675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32.36" calcext:value-type="float">
            <text:p>1132.36</text:p>
          </table:table-cell>
          <table:table-cell office:value-type="float" office:value="2.135278" calcext:value-type="float">
            <text:p>2.135278</text:p>
          </table:table-cell>
          <table:table-cell office:value-type="float" office:value="0" calcext:value-type="float">
            <text:p>0</text:p>
          </table:table-cell>
          <table:table-cell office:value-type="float" office:value="0.1252045" calcext:value-type="float">
            <text:p>0.1252045</text:p>
          </table:table-cell>
          <table:table-cell office:value-type="float" office:value="0.3227734" calcext:value-type="float">
            <text:p>0.3227734</text:p>
          </table:table-cell>
          <table:table-cell office:value-type="float" office:value="0.3239177" calcext:value-type="float">
            <text:p>0.3239177</text:p>
          </table:table-cell>
          <table:table-cell office:value-type="float" office:value="0.3255987" calcext:value-type="float">
            <text:p>0.3255987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2887598" calcext:value-type="float">
            <text:p>0.2887598</text:p>
          </table:table-cell>
          <table:table-cell office:value-type="float" office:value="0.2926286" calcext:value-type="float">
            <text:p>0.2926286</text:p>
          </table:table-cell>
          <table:table-cell office:value-type="float" office:value="0.3746596" calcext:value-type="float">
            <text:p>0.3746596</text:p>
          </table:table-cell>
          <table:table-cell office:value-type="float" office:value="0.3796832" calcext:value-type="float">
            <text:p>0.3796832</text:p>
          </table:table-cell>
          <table:table-cell office:value-type="float" office:value="0.3940914" calcext:value-type="float">
            <text:p>0.3940914</text:p>
          </table:table-cell>
          <table:table-cell office:value-type="float" office:value="0.4148371" calcext:value-type="float">
            <text:p>0.4148371</text:p>
          </table:table-cell>
          <table:table-cell office:value-type="float" office:value="0.4224747" calcext:value-type="float">
            <text:p>0.42247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92553E-016" calcext:value-type="float">
            <text:p>7.192553E-16</text:p>
          </table:table-cell>
          <table:table-cell office:value-type="float" office:value="7.199424E-016" calcext:value-type="float">
            <text:p>7.199424E-16</text:p>
          </table:table-cell>
          <table:table-cell office:value-type="float" office:value="2.456977E-016" calcext:value-type="float">
            <text:p>2.456977E-16</text:p>
          </table:table-cell>
          <table:table-cell office:value-type="float" office:value="4.309153E-023" calcext:value-type="float">
            <text:p>4.30915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80526" calcext:value-type="float">
            <text:p>-37.80526</text:p>
          </table:table-cell>
          <table:table-cell office:value-type="float" office:value="-0.02279094" calcext:value-type="float">
            <text:p>-0.02279094</text:p>
          </table:table-cell>
          <table:table-cell office:value-type="float" office:value="-0.02229358" calcext:value-type="float">
            <text:p>-0.02229358</text:p>
          </table:table-cell>
          <table:table-cell office:value-type="float" office:value="-0.02159634" calcext:value-type="float">
            <text:p>-0.02159634</text:p>
          </table:table-cell>
          <table:table-cell office:value-type="float" office:value="-0.02079558" calcext:value-type="float">
            <text:p>-0.02079558</text:p>
          </table:table-cell>
          <table:table-cell office:value-type="float" office:value="-0.01851639" calcext:value-type="float">
            <text:p>-0.01851639</text:p>
          </table:table-cell>
          <table:table-cell office:value-type="float" office:value="-0.0154097" calcext:value-type="float">
            <text:p>-0.0154097</text:p>
          </table:table-cell>
          <table:table-cell office:value-type="float" office:value="-0.011566" calcext:value-type="float">
            <text:p>-0.011566</text:p>
          </table:table-cell>
          <table:table-cell office:value-type="float" office:value="-0.00700651" calcext:value-type="float">
            <text:p>-0.00700651</text:p>
          </table:table-cell>
          <table:table-cell office:value-type="float" office:value="-0.004758602" calcext:value-type="float">
            <text:p>-0.004758602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4.81838" calcext:value-type="float">
            <text:p>-4.81838</text:p>
          </table:table-cell>
          <table:table-cell office:value-type="float" office:value="0.002392459" calcext:value-type="float">
            <text:p>0.00239245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880444" calcext:value-type="float">
            <text:p>-1.8804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99.63859" calcext:value-type="float">
            <text:p>99.63859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21.676" calcext:value-type="float">
            <text:p>1121.676</text:p>
          </table:table-cell>
          <table:table-cell office:value-type="float" office:value="12.6393" calcext:value-type="float">
            <text:p>12.6393</text:p>
          </table:table-cell>
          <table:table-cell office:value-type="float" office:value="0" calcext:value-type="float">
            <text:p>0</text:p>
          </table:table-cell>
          <table:table-cell office:value-type="float" office:value="0.1108881" calcext:value-type="float">
            <text:p>0.1108881</text:p>
          </table:table-cell>
          <table:table-cell office:value-type="float" office:value="0.3226826" calcext:value-type="float">
            <text:p>0.3226826</text:p>
          </table:table-cell>
          <table:table-cell office:value-type="float" office:value="0.3237266" calcext:value-type="float">
            <text:p>0.3237266</text:p>
          </table:table-cell>
          <table:table-cell office:value-type="float" office:value="0.3249539" calcext:value-type="float">
            <text:p>0.3249539</text:p>
          </table:table-cell>
          <table:table-cell office:value-type="float" office:value="0.3260043" calcext:value-type="float">
            <text:p>0.3260043</text:p>
          </table:table-cell>
          <table:table-cell office:value-type="float" office:value="0.2852015" calcext:value-type="float">
            <text:p>0.2852015</text:p>
          </table:table-cell>
          <table:table-cell office:value-type="float" office:value="0.2866228" calcext:value-type="float">
            <text:p>0.2866228</text:p>
          </table:table-cell>
          <table:table-cell office:value-type="float" office:value="0.3700207" calcext:value-type="float">
            <text:p>0.3700207</text:p>
          </table:table-cell>
          <table:table-cell office:value-type="float" office:value="0.3719687" calcext:value-type="float">
            <text:p>0.3719687</text:p>
          </table:table-cell>
          <table:table-cell office:value-type="float" office:value="0.3869892" calcext:value-type="float">
            <text:p>0.3869892</text:p>
          </table:table-cell>
          <table:table-cell office:value-type="float" office:value="0.4077777" calcext:value-type="float">
            <text:p>0.4077777</text:p>
          </table:table-cell>
          <table:table-cell office:value-type="float" office:value="0.416799" calcext:value-type="float">
            <text:p>0.4167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95824E-016" calcext:value-type="float">
            <text:p>7.195824E-16</text:p>
          </table:table-cell>
          <table:table-cell office:value-type="float" office:value="7.198801E-016" calcext:value-type="float">
            <text:p>7.198801E-16</text:p>
          </table:table-cell>
          <table:table-cell office:value-type="float" office:value="2.456816E-016" calcext:value-type="float">
            <text:p>2.456816E-16</text:p>
          </table:table-cell>
          <table:table-cell office:value-type="float" office:value="4.308987E-023" calcext:value-type="float">
            <text:p>4.3089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9.33366" calcext:value-type="float">
            <text:p>-79.33366</text:p>
          </table:table-cell>
          <table:table-cell office:value-type="float" office:value="-0.02283013" calcext:value-type="float">
            <text:p>-0.02283013</text:p>
          </table:table-cell>
          <table:table-cell office:value-type="float" office:value="-0.02238015" calcext:value-type="float">
            <text:p>-0.02238015</text:p>
          </table:table-cell>
          <table:table-cell office:value-type="float" office:value="-0.0218711" calcext:value-type="float">
            <text:p>-0.0218711</text:p>
          </table:table-cell>
          <table:table-cell office:value-type="float" office:value="-0.0214378" calcext:value-type="float">
            <text:p>-0.0214378</text:p>
          </table:table-cell>
          <table:table-cell office:value-type="float" office:value="-0.02034153" calcext:value-type="float">
            <text:p>-0.02034153</text:p>
          </table:table-cell>
          <table:table-cell office:value-type="float" office:value="-0.01837157" calcext:value-type="float">
            <text:p>-0.01837157</text:p>
          </table:table-cell>
          <table:table-cell office:value-type="float" office:value="-0.01517742" calcext:value-type="float">
            <text:p>-0.01517742</text:p>
          </table:table-cell>
          <table:table-cell office:value-type="float" office:value="-0.009873415" calcext:value-type="float">
            <text:p>-0.009873415</text:p>
          </table:table-cell>
          <table:table-cell office:value-type="float" office:value="-0.006501535" calcext:value-type="float">
            <text:p>-0.006501535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9.20875" calcext:value-type="float">
            <text:p>-39.20875</text:p>
          </table:table-cell>
          <table:table-cell office:value-type="float" office:value="0.00237294" calcext:value-type="float">
            <text:p>0.0023729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928301" calcext:value-type="float">
            <text:p>-1.9283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100.9617" calcext:value-type="float">
            <text:p>100.9617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13.215" calcext:value-type="float">
            <text:p>1113.215</text:p>
          </table:table-cell>
          <table:table-cell office:value-type="float" office:value="19.77748" calcext:value-type="float">
            <text:p>19.77748</text:p>
          </table:table-cell>
          <table:table-cell office:value-type="float" office:value="0" calcext:value-type="float">
            <text:p>0</text:p>
          </table:table-cell>
          <table:table-cell office:value-type="float" office:value="0.1145613" calcext:value-type="float">
            <text:p>0.1145613</text:p>
          </table:table-cell>
          <table:table-cell office:value-type="float" office:value="0.302943" calcext:value-type="float">
            <text:p>0.302943</text:p>
          </table:table-cell>
          <table:table-cell office:value-type="float" office:value="0.3157987" calcext:value-type="float">
            <text:p>0.3157987</text:p>
          </table:table-cell>
          <table:table-cell office:value-type="float" office:value="0.3227461" calcext:value-type="float">
            <text:p>0.3227461</text:p>
          </table:table-cell>
          <table:table-cell office:value-type="float" office:value="0.3250664" calcext:value-type="float">
            <text:p>0.3250664</text:p>
          </table:table-cell>
          <table:table-cell office:value-type="float" office:value="0.2843793" calcext:value-type="float">
            <text:p>0.2843793</text:p>
          </table:table-cell>
          <table:table-cell office:value-type="float" office:value="0.2847072" calcext:value-type="float">
            <text:p>0.2847072</text:p>
          </table:table-cell>
          <table:table-cell office:value-type="float" office:value="0.3680761" calcext:value-type="float">
            <text:p>0.3680761</text:p>
          </table:table-cell>
          <table:table-cell office:value-type="float" office:value="0.3672523" calcext:value-type="float">
            <text:p>0.3672523</text:p>
          </table:table-cell>
          <table:table-cell office:value-type="float" office:value="0.3819955" calcext:value-type="float">
            <text:p>0.3819955</text:p>
          </table:table-cell>
          <table:table-cell office:value-type="float" office:value="0.4027764" calcext:value-type="float">
            <text:p>0.4027764</text:p>
          </table:table-cell>
          <table:table-cell office:value-type="float" office:value="0.4133492" calcext:value-type="float">
            <text:p>0.41334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199928E-016" calcext:value-type="float">
            <text:p>7.199928E-16</text:p>
          </table:table-cell>
          <table:table-cell office:value-type="float" office:value="7.19797E-016" calcext:value-type="float">
            <text:p>7.19797E-16</text:p>
          </table:table-cell>
          <table:table-cell office:value-type="float" office:value="2.456652E-016" calcext:value-type="float">
            <text:p>2.456652E-16</text:p>
          </table:table-cell>
          <table:table-cell office:value-type="float" office:value="4.308802E-023" calcext:value-type="float">
            <text:p>4.3088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0.67213" calcext:value-type="float">
            <text:p>-60.67213</text:p>
          </table:table-cell>
          <table:table-cell office:value-type="float" office:value="-0.03396186" calcext:value-type="float">
            <text:p>-0.03396186</text:p>
          </table:table-cell>
          <table:table-cell office:value-type="float" office:value="-0.02603833" calcext:value-type="float">
            <text:p>-0.02603833</text:p>
          </table:table-cell>
          <table:table-cell office:value-type="float" office:value="-0.02278492" calcext:value-type="float">
            <text:p>-0.02278492</text:p>
          </table:table-cell>
          <table:table-cell office:value-type="float" office:value="-0.02180946" calcext:value-type="float">
            <text:p>-0.02180946</text:p>
          </table:table-cell>
          <table:table-cell office:value-type="float" office:value="-0.02078935" calcext:value-type="float">
            <text:p>-0.02078935</text:p>
          </table:table-cell>
          <table:table-cell office:value-type="float" office:value="-0.0194441" calcext:value-type="float">
            <text:p>-0.0194441</text:p>
          </table:table-cell>
          <table:table-cell office:value-type="float" office:value="-0.01702791" calcext:value-type="float">
            <text:p>-0.01702791</text:p>
          </table:table-cell>
          <table:table-cell office:value-type="float" office:value="-0.01222255" calcext:value-type="float">
            <text:p>-0.01222255</text:p>
          </table:table-cell>
          <table:table-cell office:value-type="float" office:value="-0.008127058" calcext:value-type="float">
            <text:p>-0.008127058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2.8548" calcext:value-type="float">
            <text:p>-302.8548</text:p>
          </table:table-cell>
          <table:table-cell office:value-type="float" office:value="0.0005719098" calcext:value-type="float">
            <text:p>0.00057190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56268" calcext:value-type="float">
            <text:p>-1.9562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67.2391" calcext:value-type="float">
            <text:p>267.2391</text:p>
          </table:table-cell>
          <table:table-cell office:value-type="float" office:value="101.0541" calcext:value-type="float">
            <text:p>101.0541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08.425" calcext:value-type="float">
            <text:p>1108.425</text:p>
          </table:table-cell>
          <table:table-cell office:value-type="float" office:value="24.7923" calcext:value-type="float">
            <text:p>24.7923</text:p>
          </table:table-cell>
          <table:table-cell office:value-type="float" office:value="0" calcext:value-type="float">
            <text:p>0</text:p>
          </table:table-cell>
          <table:table-cell office:value-type="float" office:value="0.1426926" calcext:value-type="float">
            <text:p>0.1426926</text:p>
          </table:table-cell>
          <table:table-cell office:value-type="float" office:value="0.3107175" calcext:value-type="float">
            <text:p>0.3107175</text:p>
          </table:table-cell>
          <table:table-cell office:value-type="float" office:value="0.3149131" calcext:value-type="float">
            <text:p>0.3149131</text:p>
          </table:table-cell>
          <table:table-cell office:value-type="float" office:value="0.3195638" calcext:value-type="float">
            <text:p>0.3195638</text:p>
          </table:table-cell>
          <table:table-cell office:value-type="float" office:value="0.3223228" calcext:value-type="float">
            <text:p>0.3223228</text:p>
          </table:table-cell>
          <table:table-cell office:value-type="float" office:value="0.2838001" calcext:value-type="float">
            <text:p>0.2838001</text:p>
          </table:table-cell>
          <table:table-cell office:value-type="float" office:value="0.2839545" calcext:value-type="float">
            <text:p>0.2839545</text:p>
          </table:table-cell>
          <table:table-cell office:value-type="float" office:value="0.3672509" calcext:value-type="float">
            <text:p>0.3672509</text:p>
          </table:table-cell>
          <table:table-cell office:value-type="float" office:value="0.3646151" calcext:value-type="float">
            <text:p>0.3646151</text:p>
          </table:table-cell>
          <table:table-cell office:value-type="float" office:value="0.3786343" calcext:value-type="float">
            <text:p>0.3786343</text:p>
          </table:table-cell>
          <table:table-cell office:value-type="float" office:value="0.3991788" calcext:value-type="float">
            <text:p>0.3991788</text:p>
          </table:table-cell>
          <table:table-cell office:value-type="float" office:value="0.4108033" calcext:value-type="float">
            <text:p>0.41080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03404E-016" calcext:value-type="float">
            <text:p>7.203404E-16</text:p>
          </table:table-cell>
          <table:table-cell office:value-type="float" office:value="7.197291E-016" calcext:value-type="float">
            <text:p>7.197291E-16</text:p>
          </table:table-cell>
          <table:table-cell office:value-type="float" office:value="2.456485E-016" calcext:value-type="float">
            <text:p>2.456485E-16</text:p>
          </table:table-cell>
          <table:table-cell office:value-type="float" office:value="4.30862E-023" calcext:value-type="float">
            <text:p>4.3086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.41249" calcext:value-type="float">
            <text:p>-16.41249</text:p>
          </table:table-cell>
          <table:table-cell office:value-type="float" office:value="-0.02879063" calcext:value-type="float">
            <text:p>-0.02879063</text:p>
          </table:table-cell>
          <table:table-cell office:value-type="float" office:value="-0.02652832" calcext:value-type="float">
            <text:p>-0.02652832</text:p>
          </table:table-cell>
          <table:table-cell office:value-type="float" office:value="-0.0242333" calcext:value-type="float">
            <text:p>-0.0242333</text:p>
          </table:table-cell>
          <table:table-cell office:value-type="float" office:value="-0.0229827" calcext:value-type="float">
            <text:p>-0.0229827</text:p>
          </table:table-cell>
          <table:table-cell office:value-type="float" office:value="-0.0211083" calcext:value-type="float">
            <text:p>-0.0211083</text:p>
          </table:table-cell>
          <table:table-cell office:value-type="float" office:value="-0.01988519" calcext:value-type="float">
            <text:p>-0.01988519</text:p>
          </table:table-cell>
          <table:table-cell office:value-type="float" office:value="-0.01788221" calcext:value-type="float">
            <text:p>-0.01788221</text:p>
          </table:table-cell>
          <table:table-cell office:value-type="float" office:value="-0.01378961" calcext:value-type="float">
            <text:p>-0.01378961</text:p>
          </table:table-cell>
          <table:table-cell office:value-type="float" office:value="-0.009459993" calcext:value-type="float">
            <text:p>-0.009459993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2.0944" calcext:value-type="float">
            <text:p>-302.0944</text:p>
          </table:table-cell>
          <table:table-cell office:value-type="float" office:value="0.000566397" calcext:value-type="float">
            <text:p>0.00056639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75939" calcext:value-type="float">
            <text:p>-1.9759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7853" calcext:value-type="float">
            <text:p>102.7853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03.977" calcext:value-type="float">
            <text:p>1103.977</text:p>
          </table:table-cell>
          <table:table-cell office:value-type="float" office:value="28.46213" calcext:value-type="float">
            <text:p>28.46213</text:p>
          </table:table-cell>
          <table:table-cell office:value-type="float" office:value="0" calcext:value-type="float">
            <text:p>0</text:p>
          </table:table-cell>
          <table:table-cell office:value-type="float" office:value="0.1138067" calcext:value-type="float">
            <text:p>0.1138067</text:p>
          </table:table-cell>
          <table:table-cell office:value-type="float" office:value="0.3078023" calcext:value-type="float">
            <text:p>0.3078023</text:p>
          </table:table-cell>
          <table:table-cell office:value-type="float" office:value="0.3125957" calcext:value-type="float">
            <text:p>0.3125957</text:p>
          </table:table-cell>
          <table:table-cell office:value-type="float" office:value="0.3177439" calcext:value-type="float">
            <text:p>0.3177439</text:p>
          </table:table-cell>
          <table:table-cell office:value-type="float" office:value="0.3208807" calcext:value-type="float">
            <text:p>0.3208807</text:p>
          </table:table-cell>
          <table:table-cell office:value-type="float" office:value="0.2829335" calcext:value-type="float">
            <text:p>0.2829335</text:p>
          </table:table-cell>
          <table:table-cell office:value-type="float" office:value="0.2835458" calcext:value-type="float">
            <text:p>0.2835458</text:p>
          </table:table-cell>
          <table:table-cell office:value-type="float" office:value="0.3668744" calcext:value-type="float">
            <text:p>0.3668744</text:p>
          </table:table-cell>
          <table:table-cell office:value-type="float" office:value="0.3631996" calcext:value-type="float">
            <text:p>0.3631996</text:p>
          </table:table-cell>
          <table:table-cell office:value-type="float" office:value="0.3764698" calcext:value-type="float">
            <text:p>0.3764698</text:p>
          </table:table-cell>
          <table:table-cell office:value-type="float" office:value="0.3966469" calcext:value-type="float">
            <text:p>0.3966469</text:p>
          </table:table-cell>
          <table:table-cell office:value-type="float" office:value="0.4091442" calcext:value-type="float">
            <text:p>0.40914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06505E-016" calcext:value-type="float">
            <text:p>7.206505E-16</text:p>
          </table:table-cell>
          <table:table-cell office:value-type="float" office:value="7.196696E-016" calcext:value-type="float">
            <text:p>7.196696E-16</text:p>
          </table:table-cell>
          <table:table-cell office:value-type="float" office:value="2.456333E-016" calcext:value-type="float">
            <text:p>2.456333E-16</text:p>
          </table:table-cell>
          <table:table-cell office:value-type="float" office:value="4.308453E-023" calcext:value-type="float">
            <text:p>4.30845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76656" calcext:value-type="float">
            <text:p>-65.76656</text:p>
          </table:table-cell>
          <table:table-cell office:value-type="float" office:value="-0.03055733" calcext:value-type="float">
            <text:p>-0.03055733</text:p>
          </table:table-cell>
          <table:table-cell office:value-type="float" office:value="-0.0277565" calcext:value-type="float">
            <text:p>-0.0277565</text:p>
          </table:table-cell>
          <table:table-cell office:value-type="float" office:value="-0.02509909" calcext:value-type="float">
            <text:p>-0.02509909</text:p>
          </table:table-cell>
          <table:table-cell office:value-type="float" office:value="-0.02362737" calcext:value-type="float">
            <text:p>-0.02362737</text:p>
          </table:table-cell>
          <table:table-cell office:value-type="float" office:value="-0.02159294" calcext:value-type="float">
            <text:p>-0.02159294</text:p>
          </table:table-cell>
          <table:table-cell office:value-type="float" office:value="-0.02012694" calcext:value-type="float">
            <text:p>-0.02012694</text:p>
          </table:table-cell>
          <table:table-cell office:value-type="float" office:value="-0.018287" calcext:value-type="float">
            <text:p>-0.018287</text:p>
          </table:table-cell>
          <table:table-cell office:value-type="float" office:value="-0.01471753" calcext:value-type="float">
            <text:p>-0.01471753</text:p>
          </table:table-cell>
          <table:table-cell office:value-type="float" office:value="-0.01043989" calcext:value-type="float">
            <text:p>-0.01043989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1.7365" calcext:value-type="float">
            <text:p>-301.7365</text:p>
          </table:table-cell>
          <table:table-cell office:value-type="float" office:value="0.0005617241" calcext:value-type="float">
            <text:p>0.000561724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87471" calcext:value-type="float">
            <text:p>-1.9874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8611" calcext:value-type="float">
            <text:p>102.8611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01.116" calcext:value-type="float">
            <text:p>1101.116</text:p>
          </table:table-cell>
          <table:table-cell office:value-type="float" office:value="31.24688" calcext:value-type="float">
            <text:p>31.24688</text:p>
          </table:table-cell>
          <table:table-cell office:value-type="float" office:value="0" calcext:value-type="float">
            <text:p>0</text:p>
          </table:table-cell>
          <table:table-cell office:value-type="float" office:value="0.1115819" calcext:value-type="float">
            <text:p>0.1115819</text:p>
          </table:table-cell>
          <table:table-cell office:value-type="float" office:value="0.3106755" calcext:value-type="float">
            <text:p>0.3106755</text:p>
          </table:table-cell>
          <table:table-cell office:value-type="float" office:value="0.3133531" calcext:value-type="float">
            <text:p>0.3133531</text:p>
          </table:table-cell>
          <table:table-cell office:value-type="float" office:value="0.3170218" calcext:value-type="float">
            <text:p>0.3170218</text:p>
          </table:table-cell>
          <table:table-cell office:value-type="float" office:value="0.3198364" calcext:value-type="float">
            <text:p>0.3198364</text:p>
          </table:table-cell>
          <table:table-cell office:value-type="float" office:value="0.2821247" calcext:value-type="float">
            <text:p>0.2821247</text:p>
          </table:table-cell>
          <table:table-cell office:value-type="float" office:value="0.2831348" calcext:value-type="float">
            <text:p>0.2831348</text:p>
          </table:table-cell>
          <table:table-cell office:value-type="float" office:value="0.3666895" calcext:value-type="float">
            <text:p>0.3666895</text:p>
          </table:table-cell>
          <table:table-cell office:value-type="float" office:value="0.3624568" calcext:value-type="float">
            <text:p>0.3624568</text:p>
          </table:table-cell>
          <table:table-cell office:value-type="float" office:value="0.3751189" calcext:value-type="float">
            <text:p>0.3751189</text:p>
          </table:table-cell>
          <table:table-cell office:value-type="float" office:value="0.3948741" calcext:value-type="float">
            <text:p>0.3948741</text:p>
          </table:table-cell>
          <table:table-cell office:value-type="float" office:value="0.4078696" calcext:value-type="float">
            <text:p>0.40786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10116E-016" calcext:value-type="float">
            <text:p>7.210116E-16</text:p>
          </table:table-cell>
          <table:table-cell office:value-type="float" office:value="7.196E-016" calcext:value-type="float">
            <text:p>7.196E-16</text:p>
          </table:table-cell>
          <table:table-cell office:value-type="float" office:value="2.456163E-016" calcext:value-type="float">
            <text:p>2.456163E-16</text:p>
          </table:table-cell>
          <table:table-cell office:value-type="float" office:value="4.308271E-023" calcext:value-type="float">
            <text:p>4.30827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6.37542" calcext:value-type="float">
            <text:p>-76.37542</text:p>
          </table:table-cell>
          <table:table-cell office:value-type="float" office:value="-0.02883508" calcext:value-type="float">
            <text:p>-0.02883508</text:p>
          </table:table-cell>
          <table:table-cell office:value-type="float" office:value="-0.02735229" calcext:value-type="float">
            <text:p>-0.02735229</text:p>
          </table:table-cell>
          <table:table-cell office:value-type="float" office:value="-0.02545992" calcext:value-type="float">
            <text:p>-0.02545992</text:p>
          </table:table-cell>
          <table:table-cell office:value-type="float" office:value="-0.02410938" calcext:value-type="float">
            <text:p>-0.02410938</text:p>
          </table:table-cell>
          <table:table-cell office:value-type="float" office:value="-0.02205989" calcext:value-type="float">
            <text:p>-0.02205989</text:p>
          </table:table-cell>
          <table:table-cell office:value-type="float" office:value="-0.02037205" calcext:value-type="float">
            <text:p>-0.02037205</text:p>
          </table:table-cell>
          <table:table-cell office:value-type="float" office:value="-0.01848882" calcext:value-type="float">
            <text:p>-0.01848882</text:p>
          </table:table-cell>
          <table:table-cell office:value-type="float" office:value="-0.01523089" calcext:value-type="float">
            <text:p>-0.01523089</text:p>
          </table:table-cell>
          <table:table-cell office:value-type="float" office:value="-0.01110578" calcext:value-type="float">
            <text:p>-0.01110578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1.3201" calcext:value-type="float">
            <text:p>-301.3201</text:p>
          </table:table-cell>
          <table:table-cell office:value-type="float" office:value="0.0005563015" calcext:value-type="float">
            <text:p>0.000556301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95409" calcext:value-type="float">
            <text:p>-1.9954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9127" calcext:value-type="float">
            <text:p>102.9127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098.853" calcext:value-type="float">
            <text:p>1098.853</text:p>
          </table:table-cell>
          <table:table-cell office:value-type="float" office:value="33.4582" calcext:value-type="float">
            <text:p>33.4582</text:p>
          </table:table-cell>
          <table:table-cell office:value-type="float" office:value="0" calcext:value-type="float">
            <text:p>0</text:p>
          </table:table-cell>
          <table:table-cell office:value-type="float" office:value="0.1108378" calcext:value-type="float">
            <text:p>0.1108378</text:p>
          </table:table-cell>
          <table:table-cell office:value-type="float" office:value="0.3119881" calcext:value-type="float">
            <text:p>0.3119881</text:p>
          </table:table-cell>
          <table:table-cell office:value-type="float" office:value="0.3141591" calcext:value-type="float">
            <text:p>0.3141591</text:p>
          </table:table-cell>
          <table:table-cell office:value-type="float" office:value="0.3170734" calcext:value-type="float">
            <text:p>0.3170734</text:p>
          </table:table-cell>
          <table:table-cell office:value-type="float" office:value="0.3194728" calcext:value-type="float">
            <text:p>0.3194728</text:p>
          </table:table-cell>
          <table:table-cell office:value-type="float" office:value="0.2815204" calcext:value-type="float">
            <text:p>0.2815204</text:p>
          </table:table-cell>
          <table:table-cell office:value-type="float" office:value="0.2826664" calcext:value-type="float">
            <text:p>0.2826664</text:p>
          </table:table-cell>
          <table:table-cell office:value-type="float" office:value="0.3665665" calcext:value-type="float">
            <text:p>0.3665665</text:p>
          </table:table-cell>
          <table:table-cell office:value-type="float" office:value="0.362068" calcext:value-type="float">
            <text:p>0.362068</text:p>
          </table:table-cell>
          <table:table-cell office:value-type="float" office:value="0.3742958" calcext:value-type="float">
            <text:p>0.3742958</text:p>
          </table:table-cell>
          <table:table-cell office:value-type="float" office:value="0.3936484" calcext:value-type="float">
            <text:p>0.3936484</text:p>
          </table:table-cell>
          <table:table-cell office:value-type="float" office:value="0.4090893" calcext:value-type="float">
            <text:p>0.40908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1437E-016" calcext:value-type="float">
            <text:p>7.21437E-16</text:p>
          </table:table-cell>
          <table:table-cell office:value-type="float" office:value="7.195181E-016" calcext:value-type="float">
            <text:p>7.195181E-16</text:p>
          </table:table-cell>
          <table:table-cell office:value-type="float" office:value="2.455963E-016" calcext:value-type="float">
            <text:p>2.455963E-16</text:p>
          </table:table-cell>
          <table:table-cell office:value-type="float" office:value="4.308049E-023" calcext:value-type="float">
            <text:p>4.30804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64614" calcext:value-type="float">
            <text:p>-80.64614</text:p>
          </table:table-cell>
          <table:table-cell office:value-type="float" office:value="-0.02809034" calcext:value-type="float">
            <text:p>-0.02809034</text:p>
          </table:table-cell>
          <table:table-cell office:value-type="float" office:value="-0.0269219" calcext:value-type="float">
            <text:p>-0.0269219</text:p>
          </table:table-cell>
          <table:table-cell office:value-type="float" office:value="-0.02543612" calcext:value-type="float">
            <text:p>-0.02543612</text:p>
          </table:table-cell>
          <table:table-cell office:value-type="float" office:value="-0.02428091" calcext:value-type="float">
            <text:p>-0.02428091</text:p>
          </table:table-cell>
          <table:table-cell office:value-type="float" office:value="-0.02241701" calcext:value-type="float">
            <text:p>-0.02241701</text:p>
          </table:table-cell>
          <table:table-cell office:value-type="float" office:value="-0.02065727" calcext:value-type="float">
            <text:p>-0.02065727</text:p>
          </table:table-cell>
          <table:table-cell office:value-type="float" office:value="-0.01862389" calcext:value-type="float">
            <text:p>-0.01862389</text:p>
          </table:table-cell>
          <table:table-cell office:value-type="float" office:value="-0.01550712" calcext:value-type="float">
            <text:p>-0.01550712</text:p>
          </table:table-cell>
          <table:table-cell office:value-type="float" office:value="-0.0115335" calcext:value-type="float">
            <text:p>-0.0115335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1.0395" calcext:value-type="float">
            <text:p>-301.0395</text:p>
          </table:table-cell>
          <table:table-cell office:value-type="float" office:value="0.0005500992" calcext:value-type="float">
            <text:p>0.00055009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56442" calcext:value-type="float">
            <text:p>-2.0564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9513" calcext:value-type="float">
            <text:p>102.9513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097.083" calcext:value-type="float">
            <text:p>1097.083</text:p>
          </table:table-cell>
          <table:table-cell office:value-type="float" office:value="35.19006" calcext:value-type="float">
            <text:p>35.19006</text:p>
          </table:table-cell>
          <table:table-cell office:value-type="float" office:value="0" calcext:value-type="float">
            <text:p>0</text:p>
          </table:table-cell>
          <table:table-cell office:value-type="float" office:value="0.1112986" calcext:value-type="float">
            <text:p>0.1112986</text:p>
          </table:table-cell>
          <table:table-cell office:value-type="float" office:value="0.312858" calcext:value-type="float">
            <text:p>0.312858</text:p>
          </table:table-cell>
          <table:table-cell office:value-type="float" office:value="0.3146745" calcext:value-type="float">
            <text:p>0.3146745</text:p>
          </table:table-cell>
          <table:table-cell office:value-type="float" office:value="0.3171928" calcext:value-type="float">
            <text:p>0.3171928</text:p>
          </table:table-cell>
          <table:table-cell office:value-type="float" office:value="0.3191917" calcext:value-type="float">
            <text:p>0.3191917</text:p>
          </table:table-cell>
          <table:table-cell office:value-type="float" office:value="0.2811616" calcext:value-type="float">
            <text:p>0.2811616</text:p>
          </table:table-cell>
          <table:table-cell office:value-type="float" office:value="0.2823794" calcext:value-type="float">
            <text:p>0.2823794</text:p>
          </table:table-cell>
          <table:table-cell office:value-type="float" office:value="0.3664609" calcext:value-type="float">
            <text:p>0.3664609</text:p>
          </table:table-cell>
          <table:table-cell office:value-type="float" office:value="0.3618591" calcext:value-type="float">
            <text:p>0.3618591</text:p>
          </table:table-cell>
          <table:table-cell office:value-type="float" office:value="0.3738072" calcext:value-type="float">
            <text:p>0.3738072</text:p>
          </table:table-cell>
          <table:table-cell office:value-type="float" office:value="0.3929732" calcext:value-type="float">
            <text:p>0.3929732</text:p>
          </table:table-cell>
          <table:table-cell office:value-type="float" office:value="0.4076367" calcext:value-type="float">
            <text:p>0.40763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18973E-016" calcext:value-type="float">
            <text:p>7.218973E-16</text:p>
          </table:table-cell>
          <table:table-cell office:value-type="float" office:value="7.19431E-016" calcext:value-type="float">
            <text:p>7.19431E-16</text:p>
          </table:table-cell>
          <table:table-cell office:value-type="float" office:value="2.455744E-016" calcext:value-type="float">
            <text:p>2.455744E-16</text:p>
          </table:table-cell>
          <table:table-cell office:value-type="float" office:value="4.307803E-023" calcext:value-type="float">
            <text:p>4.30780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97548" calcext:value-type="float">
            <text:p>-74.97548</text:p>
          </table:table-cell>
          <table:table-cell office:value-type="float" office:value="-0.02761152" calcext:value-type="float">
            <text:p>-0.02761152</text:p>
          </table:table-cell>
          <table:table-cell office:value-type="float" office:value="-0.02665049" calcext:value-type="float">
            <text:p>-0.02665049</text:p>
          </table:table-cell>
          <table:table-cell office:value-type="float" office:value="-0.0253767" calcext:value-type="float">
            <text:p>-0.0253767</text:p>
          </table:table-cell>
          <table:table-cell office:value-type="float" office:value="-0.02441254" calcext:value-type="float">
            <text:p>-0.02441254</text:p>
          </table:table-cell>
          <table:table-cell office:value-type="float" office:value="-0.02263263" calcext:value-type="float">
            <text:p>-0.02263263</text:p>
          </table:table-cell>
          <table:table-cell office:value-type="float" office:value="-0.02083527" calcext:value-type="float">
            <text:p>-0.02083527</text:p>
          </table:table-cell>
          <table:table-cell office:value-type="float" office:value="-0.01873997" calcext:value-type="float">
            <text:p>-0.01873997</text:p>
          </table:table-cell>
          <table:table-cell office:value-type="float" office:value="-0.01565768" calcext:value-type="float">
            <text:p>-0.01565768</text:p>
          </table:table-cell>
          <table:table-cell office:value-type="float" office:value="-0.01179566" calcext:value-type="float">
            <text:p>-0.01179566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0.9201" calcext:value-type="float">
            <text:p>-300.9201</text:p>
          </table:table-cell>
          <table:table-cell office:value-type="float" office:value="0.0005435719" calcext:value-type="float">
            <text:p>0.00054357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70926" calcext:value-type="float">
            <text:p>-2.0709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9949" calcext:value-type="float">
            <text:p>102.9949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095.619" calcext:value-type="float">
            <text:p>1095.619</text:p>
          </table:table-cell>
          <table:table-cell office:value-type="float" office:value="36.61052" calcext:value-type="float">
            <text:p>36.61052</text:p>
          </table:table-cell>
          <table:table-cell office:value-type="float" office:value="0" calcext:value-type="float">
            <text:p>0</text:p>
          </table:table-cell>
          <table:table-cell office:value-type="float" office:value="0.1110681" calcext:value-type="float">
            <text:p>0.1110681</text:p>
          </table:table-cell>
          <table:table-cell office:value-type="float" office:value="0.3133834" calcext:value-type="float">
            <text:p>0.3133834</text:p>
          </table:table-cell>
          <table:table-cell office:value-type="float" office:value="0.3150524" calcext:value-type="float">
            <text:p>0.3150524</text:p>
          </table:table-cell>
          <table:table-cell office:value-type="float" office:value="0.3172745" calcext:value-type="float">
            <text:p>0.3172745</text:p>
          </table:table-cell>
          <table:table-cell office:value-type="float" office:value="0.3190977" calcext:value-type="float">
            <text:p>0.3190977</text:p>
          </table:table-cell>
          <table:table-cell office:value-type="float" office:value="0.2809331" calcext:value-type="float">
            <text:p>0.2809331</text:p>
          </table:table-cell>
          <table:table-cell office:value-type="float" office:value="0.2821718" calcext:value-type="float">
            <text:p>0.2821718</text:p>
          </table:table-cell>
          <table:table-cell office:value-type="float" office:value="0.3663349" calcext:value-type="float">
            <text:p>0.3663349</text:p>
          </table:table-cell>
          <table:table-cell office:value-type="float" office:value="0.3617383" calcext:value-type="float">
            <text:p>0.3617383</text:p>
          </table:table-cell>
          <table:table-cell office:value-type="float" office:value="0.3735156" calcext:value-type="float">
            <text:p>0.3735156</text:p>
          </table:table-cell>
          <table:table-cell office:value-type="float" office:value="0.3924136" calcext:value-type="float">
            <text:p>0.3924136</text:p>
          </table:table-cell>
          <table:table-cell office:value-type="float" office:value="0.4065318" calcext:value-type="float">
            <text:p>0.40653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23626E-016" calcext:value-type="float">
            <text:p>7.223626E-16</text:p>
          </table:table-cell>
          <table:table-cell office:value-type="float" office:value="7.193428E-016" calcext:value-type="float">
            <text:p>7.193428E-16</text:p>
          </table:table-cell>
          <table:table-cell office:value-type="float" office:value="2.455521E-016" calcext:value-type="float">
            <text:p>2.455521E-16</text:p>
          </table:table-cell>
          <table:table-cell office:value-type="float" office:value="4.307549E-023" calcext:value-type="float">
            <text:p>4.30754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7.38667" calcext:value-type="float">
            <text:p>-77.38667</text:p>
          </table:table-cell>
          <table:table-cell office:value-type="float" office:value="-0.02732619" calcext:value-type="float">
            <text:p>-0.02732619</text:p>
          </table:table-cell>
          <table:table-cell office:value-type="float" office:value="-0.02645377" calcext:value-type="float">
            <text:p>-0.02645377</text:p>
          </table:table-cell>
          <table:table-cell office:value-type="float" office:value="-0.02533704" calcext:value-type="float">
            <text:p>-0.02533704</text:p>
          </table:table-cell>
          <table:table-cell office:value-type="float" office:value="-0.02445799" calcext:value-type="float">
            <text:p>-0.02445799</text:p>
          </table:table-cell>
          <table:table-cell office:value-type="float" office:value="-0.0227708" calcext:value-type="float">
            <text:p>-0.0227708</text:p>
          </table:table-cell>
          <table:table-cell office:value-type="float" office:value="-0.02096398" calcext:value-type="float">
            <text:p>-0.02096398</text:p>
          </table:table-cell>
          <table:table-cell office:value-type="float" office:value="-0.01888027" calcext:value-type="float">
            <text:p>-0.01888027</text:p>
          </table:table-cell>
          <table:table-cell office:value-type="float" office:value="-0.01574536" calcext:value-type="float">
            <text:p>-0.01574536</text:p>
          </table:table-cell>
          <table:table-cell office:value-type="float" office:value="-0.01195502" calcext:value-type="float">
            <text:p>-0.01195502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0.8581" calcext:value-type="float">
            <text:p>-300.8581</text:p>
          </table:table-cell>
          <table:table-cell office:value-type="float" office:value="0.000537638" calcext:value-type="float">
            <text:p>0.0005376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84641" calcext:value-type="float">
            <text:p>-2.0846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3.0255" calcext:value-type="float">
            <text:p>103.0255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094.394" calcext:value-type="float">
            <text:p>1094.394</text:p>
          </table:table-cell>
          <table:table-cell office:value-type="float" office:value="37.80416" calcext:value-type="float">
            <text:p>37.80416</text:p>
          </table:table-cell>
          <table:table-cell office:value-type="float" office:value="0" calcext:value-type="float">
            <text:p>0</text:p>
          </table:table-cell>
          <table:table-cell office:value-type="float" office:value="0.1123494" calcext:value-type="float">
            <text:p>0.1123494</text:p>
          </table:table-cell>
          <table:table-cell office:value-type="float" office:value="0.3137064" calcext:value-type="float">
            <text:p>0.3137064</text:p>
          </table:table-cell>
          <table:table-cell office:value-type="float" office:value="0.3153147" calcext:value-type="float">
            <text:p>0.3153147</text:p>
          </table:table-cell>
          <table:table-cell office:value-type="float" office:value="0.3173906" calcext:value-type="float">
            <text:p>0.3173906</text:p>
          </table:table-cell>
          <table:table-cell office:value-type="float" office:value="0.3190994" calcext:value-type="float">
            <text:p>0.3190994</text:p>
          </table:table-cell>
          <table:table-cell office:value-type="float" office:value="0.2807515" calcext:value-type="float">
            <text:p>0.2807515</text:p>
          </table:table-cell>
          <table:table-cell office:value-type="float" office:value="0.2819715" calcext:value-type="float">
            <text:p>0.2819715</text:p>
          </table:table-cell>
          <table:table-cell office:value-type="float" office:value="0.3662317" calcext:value-type="float">
            <text:p>0.3662317</text:p>
          </table:table-cell>
          <table:table-cell office:value-type="float" office:value="0.3616676" calcext:value-type="float">
            <text:p>0.3616676</text:p>
          </table:table-cell>
          <table:table-cell office:value-type="float" office:value="0.3733348" calcext:value-type="float">
            <text:p>0.3733348</text:p>
          </table:table-cell>
          <table:table-cell office:value-type="float" office:value="0.392025" calcext:value-type="float">
            <text:p>0.392025</text:p>
          </table:table-cell>
          <table:table-cell office:value-type="float" office:value="0.4066997" calcext:value-type="float">
            <text:p>0.40669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28077E-016" calcext:value-type="float">
            <text:p>7.228077E-16</text:p>
          </table:table-cell>
          <table:table-cell office:value-type="float" office:value="7.192586E-016" calcext:value-type="float">
            <text:p>7.192586E-16</text:p>
          </table:table-cell>
          <table:table-cell office:value-type="float" office:value="2.455308E-016" calcext:value-type="float">
            <text:p>2.455308E-16</text:p>
          </table:table-cell>
          <table:table-cell office:value-type="float" office:value="4.307301E-023" calcext:value-type="float">
            <text:p>4.3073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37261" calcext:value-type="float">
            <text:p>-70.37261</text:p>
          </table:table-cell>
          <table:table-cell office:value-type="float" office:value="-0.02715364" calcext:value-type="float">
            <text:p>-0.02715364</text:p>
          </table:table-cell>
          <table:table-cell office:value-type="float" office:value="-0.02631829" calcext:value-type="float">
            <text:p>-0.02631829</text:p>
          </table:table-cell>
          <table:table-cell office:value-type="float" office:value="-0.02528017" calcext:value-type="float">
            <text:p>-0.02528017</text:p>
          </table:table-cell>
          <table:table-cell office:value-type="float" office:value="-0.02445741" calcext:value-type="float">
            <text:p>-0.02445741</text:p>
          </table:table-cell>
          <table:table-cell office:value-type="float" office:value="-0.02288102" calcext:value-type="float">
            <text:p>-0.02288102</text:p>
          </table:table-cell>
          <table:table-cell office:value-type="float" office:value="-0.02108925" calcext:value-type="float">
            <text:p>-0.02108925</text:p>
          </table:table-cell>
          <table:table-cell office:value-type="float" office:value="-0.0189959" calcext:value-type="float">
            <text:p>-0.0189959</text:p>
          </table:table-cell>
          <table:table-cell office:value-type="float" office:value="-0.01579701" calcext:value-type="float">
            <text:p>-0.01579701</text:p>
          </table:table-cell>
          <table:table-cell office:value-type="float" office:value="-0.01205495" calcext:value-type="float">
            <text:p>-0.01205495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0.8303" calcext:value-type="float">
            <text:p>-300.8303</text:p>
          </table:table-cell>
          <table:table-cell office:value-type="float" office:value="0.000532903" calcext:value-type="float">
            <text:p>0.00053290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0637" calcext:value-type="float">
            <text:p>-2.106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69.017" calcext:value-type="float">
            <text:p>269.017</text:p>
          </table:table-cell>
          <table:table-cell office:value-type="float" office:value="103.1289" calcext:value-type="float">
            <text:p>103.1289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094.101" calcext:value-type="float">
            <text:p>1094.101</text:p>
          </table:table-cell>
          <table:table-cell office:value-type="float" office:value="38.81954" calcext:value-type="float">
            <text:p>38.81954</text:p>
          </table:table-cell>
          <table:table-cell office:value-type="float" office:value="0" calcext:value-type="float">
            <text:p>0</text:p>
          </table:table-cell>
          <table:table-cell office:value-type="float" office:value="0.1889805" calcext:value-type="float">
            <text:p>0.1889805</text:p>
          </table:table-cell>
          <table:table-cell office:value-type="float" office:value="0.3135902" calcext:value-type="float">
            <text:p>0.3135902</text:p>
          </table:table-cell>
          <table:table-cell office:value-type="float" office:value="0.3154951" calcext:value-type="float">
            <text:p>0.3154951</text:p>
          </table:table-cell>
          <table:table-cell office:value-type="float" office:value="0.3174866" calcext:value-type="float">
            <text:p>0.3174866</text:p>
          </table:table-cell>
          <table:table-cell office:value-type="float" office:value="0.3191102" calcext:value-type="float">
            <text:p>0.3191102</text:p>
          </table:table-cell>
          <table:table-cell office:value-type="float" office:value="0.2806139" calcext:value-type="float">
            <text:p>0.2806139</text:p>
          </table:table-cell>
          <table:table-cell office:value-type="float" office:value="0.2817975" calcext:value-type="float">
            <text:p>0.2817975</text:p>
          </table:table-cell>
          <table:table-cell office:value-type="float" office:value="0.3661471" calcext:value-type="float">
            <text:p>0.3661471</text:p>
          </table:table-cell>
          <table:table-cell office:value-type="float" office:value="0.3616235" calcext:value-type="float">
            <text:p>0.3616235</text:p>
          </table:table-cell>
          <table:table-cell office:value-type="float" office:value="0.3732249" calcext:value-type="float">
            <text:p>0.3732249</text:p>
          </table:table-cell>
          <table:table-cell office:value-type="float" office:value="0.3917262" calcext:value-type="float">
            <text:p>0.3917262</text:p>
          </table:table-cell>
          <table:table-cell office:value-type="float" office:value="0.4057917" calcext:value-type="float">
            <text:p>0.40579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3224E-016" calcext:value-type="float">
            <text:p>7.23224E-16</text:p>
          </table:table-cell>
          <table:table-cell office:value-type="float" office:value="7.191808E-016" calcext:value-type="float">
            <text:p>7.191808E-16</text:p>
          </table:table-cell>
          <table:table-cell office:value-type="float" office:value="2.455106E-016" calcext:value-type="float">
            <text:p>2.455106E-16</text:p>
          </table:table-cell>
          <table:table-cell office:value-type="float" office:value="4.30706E-023" calcext:value-type="float">
            <text:p>4.3070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901928" calcext:value-type="float">
            <text:p>-2.901928</text:p>
          </table:table-cell>
          <table:table-cell office:value-type="float" office:value="-0.02714204" calcext:value-type="float">
            <text:p>-0.02714204</text:p>
          </table:table-cell>
          <table:table-cell office:value-type="float" office:value="-0.0262238" calcext:value-type="float">
            <text:p>-0.0262238</text:p>
          </table:table-cell>
          <table:table-cell office:value-type="float" office:value="-0.02523311" calcext:value-type="float">
            <text:p>-0.02523311</text:p>
          </table:table-cell>
          <table:table-cell office:value-type="float" office:value="-0.0244524" calcext:value-type="float">
            <text:p>-0.0244524</text:p>
          </table:table-cell>
          <table:table-cell office:value-type="float" office:value="-0.0229652" calcext:value-type="float">
            <text:p>-0.0229652</text:p>
          </table:table-cell>
          <table:table-cell office:value-type="float" office:value="-0.02119744" calcext:value-type="float">
            <text:p>-0.02119744</text:p>
          </table:table-cell>
          <table:table-cell office:value-type="float" office:value="-0.01909126" calcext:value-type="float">
            <text:p>-0.01909126</text:p>
          </table:table-cell>
          <table:table-cell office:value-type="float" office:value="-0.01582907" calcext:value-type="float">
            <text:p>-0.01582907</text:p>
          </table:table-cell>
          <table:table-cell office:value-type="float" office:value="-0.01211615" calcext:value-type="float">
            <text:p>-0.01211615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300.8137" calcext:value-type="float">
            <text:p>-300.8137</text:p>
          </table:table-cell>
          <table:table-cell office:value-type="float" office:value="0.0005286367" calcext:value-type="float">
            <text:p>0.000528636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16927" calcext:value-type="float">
            <text:p>-2.1169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81.3361" calcext:value-type="float">
            <text:p>281.3361</text:p>
          </table:table-cell>
          <table:table-cell office:value-type="float" office:value="106.2371" calcext:value-type="float">
            <text:p>106.2371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102.108" calcext:value-type="float">
            <text:p>1102.108</text:p>
          </table:table-cell>
          <table:table-cell office:value-type="float" office:value="40.02347" calcext:value-type="float">
            <text:p>40.02347</text:p>
          </table:table-cell>
          <table:table-cell office:value-type="float" office:value="0" calcext:value-type="float">
            <text:p>0</text:p>
          </table:table-cell>
          <table:table-cell office:value-type="float" office:value="0.6078778" calcext:value-type="float">
            <text:p>0.6078778</text:p>
          </table:table-cell>
          <table:table-cell office:value-type="float" office:value="0.3625788" calcext:value-type="float">
            <text:p>0.3625788</text:p>
          </table:table-cell>
          <table:table-cell office:value-type="float" office:value="0.3180844" calcext:value-type="float">
            <text:p>0.3180844</text:p>
          </table:table-cell>
          <table:table-cell office:value-type="float" office:value="0.3211212" calcext:value-type="float">
            <text:p>0.3211212</text:p>
          </table:table-cell>
          <table:table-cell office:value-type="float" office:value="0.3197664" calcext:value-type="float">
            <text:p>0.3197664</text:p>
          </table:table-cell>
          <table:table-cell office:value-type="float" office:value="0.280611" calcext:value-type="float">
            <text:p>0.280611</text:p>
          </table:table-cell>
          <table:table-cell office:value-type="float" office:value="0.288541" calcext:value-type="float">
            <text:p>0.288541</text:p>
          </table:table-cell>
          <table:table-cell office:value-type="float" office:value="0.3660833" calcext:value-type="float">
            <text:p>0.3660833</text:p>
          </table:table-cell>
          <table:table-cell office:value-type="float" office:value="0.361567" calcext:value-type="float">
            <text:p>0.361567</text:p>
          </table:table-cell>
          <table:table-cell office:value-type="float" office:value="0.3730463" calcext:value-type="float">
            <text:p>0.3730463</text:p>
          </table:table-cell>
          <table:table-cell office:value-type="float" office:value="0.3913771" calcext:value-type="float">
            <text:p>0.3913771</text:p>
          </table:table-cell>
          <table:table-cell office:value-type="float" office:value="0.4057549" calcext:value-type="float">
            <text:p>0.40575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2078339" calcext:value-type="float">
            <text:p>0.002078339</text:p>
          </table:table-cell>
          <table:table-cell office:value-type="float" office:value="7.235919E-016" calcext:value-type="float">
            <text:p>7.235919E-16</text:p>
          </table:table-cell>
          <table:table-cell office:value-type="float" office:value="7.191093E-016" calcext:value-type="float">
            <text:p>7.191093E-16</text:p>
          </table:table-cell>
          <table:table-cell office:value-type="float" office:value="2.454927E-016" calcext:value-type="float">
            <text:p>2.454927E-16</text:p>
          </table:table-cell>
          <table:table-cell office:value-type="float" office:value="4.306838E-023" calcext:value-type="float">
            <text:p>4.3068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094953" calcext:value-type="float">
            <text:p>-0.0005094953</text:p>
          </table:table-cell>
          <table:table-cell office:value-type="float" office:value="-0.01633306" calcext:value-type="float">
            <text:p>-0.01633306</text:p>
          </table:table-cell>
          <table:table-cell office:value-type="float" office:value="-0.0251922" calcext:value-type="float">
            <text:p>-0.0251922</text:p>
          </table:table-cell>
          <table:table-cell office:value-type="float" office:value="-0.02430555" calcext:value-type="float">
            <text:p>-0.02430555</text:p>
          </table:table-cell>
          <table:table-cell office:value-type="float" office:value="-0.0241712" calcext:value-type="float">
            <text:p>-0.0241712</text:p>
          </table:table-cell>
          <table:table-cell office:value-type="float" office:value="-0.02297996" calcext:value-type="float">
            <text:p>-0.02297996</text:p>
          </table:table-cell>
          <table:table-cell office:value-type="float" office:value="-0.01937461" calcext:value-type="float">
            <text:p>-0.01937461</text:p>
          </table:table-cell>
          <table:table-cell office:value-type="float" office:value="-0.01917438" calcext:value-type="float">
            <text:p>-0.01917438</text:p>
          </table:table-cell>
          <table:table-cell office:value-type="float" office:value="-0.01587014" calcext:value-type="float">
            <text:p>-0.01587014</text:p>
          </table:table-cell>
          <table:table-cell office:value-type="float" office:value="-0.01215835" calcext:value-type="float">
            <text:p>-0.01215835</text:p>
          </table:table-cell>
          <table:table-cell office:value-type="float" office:value="0" calcext:value-type="float">
            <text:p>0</text:p>
          </table:table-cell>
          <table:table-cell office:value-type="float" office:value="0.04955172" calcext:value-type="float">
            <text:p>0.0495517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69516" calcext:value-type="float">
            <text:p>0.00146951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207839" calcext:value-type="float">
            <text:p>0.002078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10.1455" calcext:value-type="float">
            <text:p>110.1455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8.257" calcext:value-type="float">
            <text:p>1118.257</text:p>
          </table:table-cell>
          <table:table-cell office:value-type="float" office:value="43.33041" calcext:value-type="float">
            <text:p>43.33041</text:p>
          </table:table-cell>
          <table:table-cell office:value-type="float" office:value="0" calcext:value-type="float">
            <text:p>0</text:p>
          </table:table-cell>
          <table:table-cell office:value-type="float" office:value="0.4112418" calcext:value-type="float">
            <text:p>0.4112418</text:p>
          </table:table-cell>
          <table:table-cell office:value-type="float" office:value="0.4153483" calcext:value-type="float">
            <text:p>0.4153483</text:p>
          </table:table-cell>
          <table:table-cell office:value-type="float" office:value="0.421623" calcext:value-type="float">
            <text:p>0.421623</text:p>
          </table:table-cell>
          <table:table-cell office:value-type="float" office:value="0.4274073" calcext:value-type="float">
            <text:p>0.4274073</text:p>
          </table:table-cell>
          <table:table-cell office:value-type="float" office:value="0.4307155" calcext:value-type="float">
            <text:p>0.4307155</text:p>
          </table:table-cell>
          <table:table-cell office:value-type="float" office:value="0.3228638" calcext:value-type="float">
            <text:p>0.3228638</text:p>
          </table:table-cell>
          <table:table-cell office:value-type="float" office:value="0.3097984" calcext:value-type="float">
            <text:p>0.3097984</text:p>
          </table:table-cell>
          <table:table-cell office:value-type="float" office:value="0.3712395" calcext:value-type="float">
            <text:p>0.3712395</text:p>
          </table:table-cell>
          <table:table-cell office:value-type="float" office:value="0.3619376" calcext:value-type="float">
            <text:p>0.3619376</text:p>
          </table:table-cell>
          <table:table-cell office:value-type="float" office:value="0.3728536" calcext:value-type="float">
            <text:p>0.3728536</text:p>
          </table:table-cell>
          <table:table-cell office:value-type="float" office:value="0.390137" calcext:value-type="float">
            <text:p>0.390137</text:p>
          </table:table-cell>
          <table:table-cell office:value-type="float" office:value="0.4040395" calcext:value-type="float">
            <text:p>0.4040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40248E-016" calcext:value-type="float">
            <text:p>7.240248E-16</text:p>
          </table:table-cell>
          <table:table-cell office:value-type="float" office:value="7.190304E-016" calcext:value-type="float">
            <text:p>7.190304E-16</text:p>
          </table:table-cell>
          <table:table-cell office:value-type="float" office:value="2.454676E-016" calcext:value-type="float">
            <text:p>2.454676E-16</text:p>
          </table:table-cell>
          <table:table-cell office:value-type="float" office:value="4.30647E-023" calcext:value-type="float">
            <text:p>4.3064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1073" calcext:value-type="float">
            <text:p>-0.0051073</text:p>
          </table:table-cell>
          <table:table-cell office:value-type="float" office:value="-0.00480171" calcext:value-type="float">
            <text:p>-0.00480171</text:p>
          </table:table-cell>
          <table:table-cell office:value-type="float" office:value="-0.00438243" calcext:value-type="float">
            <text:p>-0.00438243</text:p>
          </table:table-cell>
          <table:table-cell office:value-type="float" office:value="-0.004029717" calcext:value-type="float">
            <text:p>-0.004029717</text:p>
          </table:table-cell>
          <table:table-cell office:value-type="float" office:value="-0.003841745" calcext:value-type="float">
            <text:p>-0.003841745</text:p>
          </table:table-cell>
          <table:table-cell office:value-type="float" office:value="-0.008146457" calcext:value-type="float">
            <text:p>-0.008146457</text:p>
          </table:table-cell>
          <table:table-cell office:value-type="float" office:value="-0.009600091" calcext:value-type="float">
            <text:p>-0.009600091</text:p>
          </table:table-cell>
          <table:table-cell office:value-type="float" office:value="-0.01418628" calcext:value-type="float">
            <text:p>-0.01418628</text:p>
          </table:table-cell>
          <table:table-cell office:value-type="float" office:value="-0.01560751" calcext:value-type="float">
            <text:p>-0.01560751</text:p>
          </table:table-cell>
          <table:table-cell office:value-type="float" office:value="-0.01232499" calcext:value-type="float">
            <text:p>-0.0123249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005163991" calcext:value-type="float">
            <text:p>-0.005163991</text:p>
          </table:table-cell>
          <table:table-cell office:value-type="float" office:value="0.0005039871" calcext:value-type="float">
            <text:p>0.000503987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69495" calcext:value-type="float">
            <text:p>-2.169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12.8756" calcext:value-type="float">
            <text:p>112.8756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5.241" calcext:value-type="float">
            <text:p>1115.241</text:p>
          </table:table-cell>
          <table:table-cell office:value-type="float" office:value="43.61649" calcext:value-type="float">
            <text:p>43.61649</text:p>
          </table:table-cell>
          <table:table-cell office:value-type="float" office:value="0" calcext:value-type="float">
            <text:p>0</text:p>
          </table:table-cell>
          <table:table-cell office:value-type="float" office:value="0.3798822" calcext:value-type="float">
            <text:p>0.3798822</text:p>
          </table:table-cell>
          <table:table-cell office:value-type="float" office:value="0.3831173" calcext:value-type="float">
            <text:p>0.3831173</text:p>
          </table:table-cell>
          <table:table-cell office:value-type="float" office:value="0.3884744" calcext:value-type="float">
            <text:p>0.3884744</text:p>
          </table:table-cell>
          <table:table-cell office:value-type="float" office:value="0.3935634" calcext:value-type="float">
            <text:p>0.3935634</text:p>
          </table:table-cell>
          <table:table-cell office:value-type="float" office:value="0.3965181" calcext:value-type="float">
            <text:p>0.3965181</text:p>
          </table:table-cell>
          <table:table-cell office:value-type="float" office:value="0.3340595" calcext:value-type="float">
            <text:p>0.3340595</text:p>
          </table:table-cell>
          <table:table-cell office:value-type="float" office:value="0.3227294" calcext:value-type="float">
            <text:p>0.3227294</text:p>
          </table:table-cell>
          <table:table-cell office:value-type="float" office:value="0.3750763" calcext:value-type="float">
            <text:p>0.3750763</text:p>
          </table:table-cell>
          <table:table-cell office:value-type="float" office:value="0.3628003" calcext:value-type="float">
            <text:p>0.3628003</text:p>
          </table:table-cell>
          <table:table-cell office:value-type="float" office:value="0.3729073" calcext:value-type="float">
            <text:p>0.3729073</text:p>
          </table:table-cell>
          <table:table-cell office:value-type="float" office:value="0.3904034" calcext:value-type="float">
            <text:p>0.3904034</text:p>
          </table:table-cell>
          <table:table-cell office:value-type="float" office:value="0.4036817" calcext:value-type="float">
            <text:p>0.40368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42574E-016" calcext:value-type="float">
            <text:p>7.242574E-16</text:p>
          </table:table-cell>
          <table:table-cell office:value-type="float" office:value="7.189885E-016" calcext:value-type="float">
            <text:p>7.189885E-16</text:p>
          </table:table-cell>
          <table:table-cell office:value-type="float" office:value="2.454552E-016" calcext:value-type="float">
            <text:p>2.454552E-16</text:p>
          </table:table-cell>
          <table:table-cell office:value-type="float" office:value="4.306319E-023" calcext:value-type="float">
            <text:p>4.3063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358261" calcext:value-type="float">
            <text:p>-0.008358261</text:p>
          </table:table-cell>
          <table:table-cell office:value-type="float" office:value="-0.007929257" calcext:value-type="float">
            <text:p>-0.007929257</text:p>
          </table:table-cell>
          <table:table-cell office:value-type="float" office:value="-0.007279783" calcext:value-type="float">
            <text:p>-0.007279783</text:p>
          </table:table-cell>
          <table:table-cell office:value-type="float" office:value="-0.006717694" calcext:value-type="float">
            <text:p>-0.006717694</text:p>
          </table:table-cell>
          <table:table-cell office:value-type="float" office:value="-0.00641338" calcext:value-type="float">
            <text:p>-0.00641338</text:p>
          </table:table-cell>
          <table:table-cell office:value-type="float" office:value="-0.006247923" calcext:value-type="float">
            <text:p>-0.006247923</text:p>
          </table:table-cell>
          <table:table-cell office:value-type="float" office:value="-0.006813206" calcext:value-type="float">
            <text:p>-0.006813206</text:p>
          </table:table-cell>
          <table:table-cell office:value-type="float" office:value="-0.01136584" calcext:value-type="float">
            <text:p>-0.01136584</text:p>
          </table:table-cell>
          <table:table-cell office:value-type="float" office:value="-0.01500438" calcext:value-type="float">
            <text:p>-0.01500438</text:p>
          </table:table-cell>
          <table:table-cell office:value-type="float" office:value="-0.01229505" calcext:value-type="float">
            <text:p>-0.0122950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008430369" calcext:value-type="float">
            <text:p>-0.008430369</text:p>
          </table:table-cell>
          <table:table-cell office:value-type="float" office:value="0.0004943114" calcext:value-type="float">
            <text:p>0.00049431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73843" calcext:value-type="float">
            <text:p>-2.1738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311.0541" calcext:value-type="float">
            <text:p>311.0541</text:p>
          </table:table-cell>
          <table:table-cell office:value-type="float" office:value="116.2906" calcext:value-type="float">
            <text:p>116.2906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1.761" calcext:value-type="float">
            <text:p>1111.761</text:p>
          </table:table-cell>
          <table:table-cell office:value-type="float" office:value="43.87245" calcext:value-type="float">
            <text:p>43.87245</text:p>
          </table:table-cell>
          <table:table-cell office:value-type="float" office:value="0" calcext:value-type="float">
            <text:p>0</text:p>
          </table:table-cell>
          <table:table-cell office:value-type="float" office:value="0.3618284" calcext:value-type="float">
            <text:p>0.3618284</text:p>
          </table:table-cell>
          <table:table-cell office:value-type="float" office:value="0.3576202" calcext:value-type="float">
            <text:p>0.3576202</text:p>
          </table:table-cell>
          <table:table-cell office:value-type="float" office:value="0.3669272" calcext:value-type="float">
            <text:p>0.3669272</text:p>
          </table:table-cell>
          <table:table-cell office:value-type="float" office:value="0.3762008" calcext:value-type="float">
            <text:p>0.3762008</text:p>
          </table:table-cell>
          <table:table-cell office:value-type="float" office:value="0.3812354" calcext:value-type="float">
            <text:p>0.3812354</text:p>
          </table:table-cell>
          <table:table-cell office:value-type="float" office:value="0.3271272" calcext:value-type="float">
            <text:p>0.3271272</text:p>
          </table:table-cell>
          <table:table-cell office:value-type="float" office:value="0.3198958" calcext:value-type="float">
            <text:p>0.3198958</text:p>
          </table:table-cell>
          <table:table-cell office:value-type="float" office:value="0.378489" calcext:value-type="float">
            <text:p>0.378489</text:p>
          </table:table-cell>
          <table:table-cell office:value-type="float" office:value="0.364013" calcext:value-type="float">
            <text:p>0.364013</text:p>
          </table:table-cell>
          <table:table-cell office:value-type="float" office:value="0.3730306" calcext:value-type="float">
            <text:p>0.3730306</text:p>
          </table:table-cell>
          <table:table-cell office:value-type="float" office:value="0.3905365" calcext:value-type="float">
            <text:p>0.3905365</text:p>
          </table:table-cell>
          <table:table-cell office:value-type="float" office:value="0.4034705" calcext:value-type="float">
            <text:p>0.40347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44809E-016" calcext:value-type="float">
            <text:p>7.244809E-16</text:p>
          </table:table-cell>
          <table:table-cell office:value-type="float" office:value="7.189494E-016" calcext:value-type="float">
            <text:p>7.189494E-16</text:p>
          </table:table-cell>
          <table:table-cell office:value-type="float" office:value="2.454434E-016" calcext:value-type="float">
            <text:p>2.454434E-16</text:p>
          </table:table-cell>
          <table:table-cell office:value-type="float" office:value="4.306186E-023" calcext:value-type="float">
            <text:p>4.3061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174292" calcext:value-type="float">
            <text:p>-0.01174292</text:p>
          </table:table-cell>
          <table:table-cell office:value-type="float" office:value="-0.01229432" calcext:value-type="float">
            <text:p>-0.01229432</text:p>
          </table:table-cell>
          <table:table-cell office:value-type="float" office:value="-0.01035047" calcext:value-type="float">
            <text:p>-0.01035047</text:p>
          </table:table-cell>
          <table:table-cell office:value-type="float" office:value="-0.008860285" calcext:value-type="float">
            <text:p>-0.008860285</text:p>
          </table:table-cell>
          <table:table-cell office:value-type="float" office:value="-0.008162844" calcext:value-type="float">
            <text:p>-0.008162844</text:p>
          </table:table-cell>
          <table:table-cell office:value-type="float" office:value="-0.007300965" calcext:value-type="float">
            <text:p>-0.007300965</text:p>
          </table:table-cell>
          <table:table-cell office:value-type="float" office:value="-0.007315741" calcext:value-type="float">
            <text:p>-0.007315741</text:p>
          </table:table-cell>
          <table:table-cell office:value-type="float" office:value="-0.009334358" calcext:value-type="float">
            <text:p>-0.009334358</text:p>
          </table:table-cell>
          <table:table-cell office:value-type="float" office:value="-0.01419592" calcext:value-type="float">
            <text:p>-0.01419592</text:p>
          </table:table-cell>
          <table:table-cell office:value-type="float" office:value="-0.0122261" calcext:value-type="float">
            <text:p>-0.012226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01058137" calcext:value-type="float">
            <text:p>-0.01058137</text:p>
          </table:table-cell>
          <table:table-cell office:value-type="float" office:value="0.0004812235" calcext:value-type="float">
            <text:p>0.00048122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78005" calcext:value-type="float">
            <text:p>-2.1780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311.6892" calcext:value-type="float">
            <text:p>311.6892</text:p>
          </table:table-cell>
          <table:table-cell office:value-type="float" office:value="119.4739" calcext:value-type="float">
            <text:p>119.4739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8.987" calcext:value-type="float">
            <text:p>1108.987</text:p>
          </table:table-cell>
          <table:table-cell office:value-type="float" office:value="44.09781" calcext:value-type="float">
            <text:p>44.09781</text:p>
          </table:table-cell>
          <table:table-cell office:value-type="float" office:value="0" calcext:value-type="float">
            <text:p>0</text:p>
          </table:table-cell>
          <table:table-cell office:value-type="float" office:value="0.2102511" calcext:value-type="float">
            <text:p>0.2102511</text:p>
          </table:table-cell>
          <table:table-cell office:value-type="float" office:value="0.3585834" calcext:value-type="float">
            <text:p>0.3585834</text:p>
          </table:table-cell>
          <table:table-cell office:value-type="float" office:value="0.3632717" calcext:value-type="float">
            <text:p>0.3632717</text:p>
          </table:table-cell>
          <table:table-cell office:value-type="float" office:value="0.3687628" calcext:value-type="float">
            <text:p>0.3687628</text:p>
          </table:table-cell>
          <table:table-cell office:value-type="float" office:value="0.3724509" calcext:value-type="float">
            <text:p>0.3724509</text:p>
          </table:table-cell>
          <table:table-cell office:value-type="float" office:value="0.3203507" calcext:value-type="float">
            <text:p>0.3203507</text:p>
          </table:table-cell>
          <table:table-cell office:value-type="float" office:value="0.3153562" calcext:value-type="float">
            <text:p>0.3153562</text:p>
          </table:table-cell>
          <table:table-cell office:value-type="float" office:value="0.3795675" calcext:value-type="float">
            <text:p>0.3795675</text:p>
          </table:table-cell>
          <table:table-cell office:value-type="float" office:value="0.365391" calcext:value-type="float">
            <text:p>0.365391</text:p>
          </table:table-cell>
          <table:table-cell office:value-type="float" office:value="0.3732364" calcext:value-type="float">
            <text:p>0.3732364</text:p>
          </table:table-cell>
          <table:table-cell office:value-type="float" office:value="0.3906281" calcext:value-type="float">
            <text:p>0.3906281</text:p>
          </table:table-cell>
          <table:table-cell office:value-type="float" office:value="0.4033366" calcext:value-type="float">
            <text:p>0.40333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46935E-016" calcext:value-type="float">
            <text:p>7.246935E-16</text:p>
          </table:table-cell>
          <table:table-cell office:value-type="float" office:value="7.18912E-016" calcext:value-type="float">
            <text:p>7.18912E-16</text:p>
          </table:table-cell>
          <table:table-cell office:value-type="float" office:value="2.454319E-016" calcext:value-type="float">
            <text:p>2.454319E-16</text:p>
          </table:table-cell>
          <table:table-cell office:value-type="float" office:value="4.306067E-023" calcext:value-type="float">
            <text:p>4.30606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884438" calcext:value-type="float">
            <text:p>-0.5884438</text:p>
          </table:table-cell>
          <table:table-cell office:value-type="float" office:value="-0.01193551" calcext:value-type="float">
            <text:p>-0.01193551</text:p>
          </table:table-cell>
          <table:table-cell office:value-type="float" office:value="-0.01101755" calcext:value-type="float">
            <text:p>-0.01101755</text:p>
          </table:table-cell>
          <table:table-cell office:value-type="float" office:value="-0.01004124" calcext:value-type="float">
            <text:p>-0.01004124</text:p>
          </table:table-cell>
          <table:table-cell office:value-type="float" office:value="-0.009439932" calcext:value-type="float">
            <text:p>-0.009439932</text:p>
          </table:table-cell>
          <table:table-cell office:value-type="float" office:value="-0.008541946" calcext:value-type="float">
            <text:p>-0.008541946</text:p>
          </table:table-cell>
          <table:table-cell office:value-type="float" office:value="-0.008250913" calcext:value-type="float">
            <text:p>-0.008250913</text:p>
          </table:table-cell>
          <table:table-cell office:value-type="float" office:value="-0.008763577" calcext:value-type="float">
            <text:p>-0.008763577</text:p>
          </table:table-cell>
          <table:table-cell office:value-type="float" office:value="-0.01333236" calcext:value-type="float">
            <text:p>-0.01333236</text:p>
          </table:table-cell>
          <table:table-cell office:value-type="float" office:value="-0.01211215" calcext:value-type="float">
            <text:p>-0.0121121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6417957" calcext:value-type="float">
            <text:p>-0.6417957</text:p>
          </table:table-cell>
          <table:table-cell office:value-type="float" office:value="0.0004690406" calcext:value-type="float">
            <text:p>0.00046904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179" calcext:value-type="float">
            <text:p>-2.181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311.8798" calcext:value-type="float">
            <text:p>311.8798</text:p>
          </table:table-cell>
          <table:table-cell office:value-type="float" office:value="120.7781" calcext:value-type="float">
            <text:p>120.778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7" calcext:value-type="float">
            <text:p>1107.7</text:p>
          </table:table-cell>
          <table:table-cell office:value-type="float" office:value="44.27148" calcext:value-type="float">
            <text:p>44.27148</text:p>
          </table:table-cell>
          <table:table-cell office:value-type="float" office:value="0" calcext:value-type="float">
            <text:p>0</text:p>
          </table:table-cell>
          <table:table-cell office:value-type="float" office:value="0.1193892" calcext:value-type="float">
            <text:p>0.1193892</text:p>
          </table:table-cell>
          <table:table-cell office:value-type="float" office:value="0.3610498" calcext:value-type="float">
            <text:p>0.3610498</text:p>
          </table:table-cell>
          <table:table-cell office:value-type="float" office:value="0.3636727" calcext:value-type="float">
            <text:p>0.3636727</text:p>
          </table:table-cell>
          <table:table-cell office:value-type="float" office:value="0.3667552" calcext:value-type="float">
            <text:p>0.3667552</text:p>
          </table:table-cell>
          <table:table-cell office:value-type="float" office:value="0.3691795" calcext:value-type="float">
            <text:p>0.3691795</text:p>
          </table:table-cell>
          <table:table-cell office:value-type="float" office:value="0.3165883" calcext:value-type="float">
            <text:p>0.3165883</text:p>
          </table:table-cell>
          <table:table-cell office:value-type="float" office:value="0.3120897" calcext:value-type="float">
            <text:p>0.3120897</text:p>
          </table:table-cell>
          <table:table-cell office:value-type="float" office:value="0.3791686" calcext:value-type="float">
            <text:p>0.3791686</text:p>
          </table:table-cell>
          <table:table-cell office:value-type="float" office:value="0.3667237" calcext:value-type="float">
            <text:p>0.3667237</text:p>
          </table:table-cell>
          <table:table-cell office:value-type="float" office:value="0.3735862" calcext:value-type="float">
            <text:p>0.3735862</text:p>
          </table:table-cell>
          <table:table-cell office:value-type="float" office:value="0.3907267" calcext:value-type="float">
            <text:p>0.3907267</text:p>
          </table:table-cell>
          <table:table-cell office:value-type="float" office:value="0.403286" calcext:value-type="float">
            <text:p>0.4032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48923E-016" calcext:value-type="float">
            <text:p>7.248923E-16</text:p>
          </table:table-cell>
          <table:table-cell office:value-type="float" office:value="7.188763E-016" calcext:value-type="float">
            <text:p>7.188763E-16</text:p>
          </table:table-cell>
          <table:table-cell office:value-type="float" office:value="2.454212E-016" calcext:value-type="float">
            <text:p>2.454212E-16</text:p>
          </table:table-cell>
          <table:table-cell office:value-type="float" office:value="4.305953E-023" calcext:value-type="float">
            <text:p>4.30595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4614" calcext:value-type="float">
            <text:p>-45.4614</text:p>
          </table:table-cell>
          <table:table-cell office:value-type="float" office:value="-0.01142909" calcext:value-type="float">
            <text:p>-0.01142909</text:p>
          </table:table-cell>
          <table:table-cell office:value-type="float" office:value="-0.01093992" calcext:value-type="float">
            <text:p>-0.01093992</text:p>
          </table:table-cell>
          <table:table-cell office:value-type="float" office:value="-0.01039042" calcext:value-type="float">
            <text:p>-0.01039042</text:p>
          </table:table-cell>
          <table:table-cell office:value-type="float" office:value="-0.009974958" calcext:value-type="float">
            <text:p>-0.009974958</text:p>
          </table:table-cell>
          <table:table-cell office:value-type="float" office:value="-0.009336273" calcext:value-type="float">
            <text:p>-0.009336273</text:p>
          </table:table-cell>
          <table:table-cell office:value-type="float" office:value="-0.009006238" calcext:value-type="float">
            <text:p>-0.009006238</text:p>
          </table:table-cell>
          <table:table-cell office:value-type="float" office:value="-0.008962852" calcext:value-type="float">
            <text:p>-0.008962852</text:p>
          </table:table-cell>
          <table:table-cell office:value-type="float" office:value="-0.01254677" calcext:value-type="float">
            <text:p>-0.01254677</text:p>
          </table:table-cell>
          <table:table-cell office:value-type="float" office:value="-0.01191985" calcext:value-type="float">
            <text:p>-0.0119198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3.61509" calcext:value-type="float">
            <text:p>-13.61509</text:p>
          </table:table-cell>
          <table:table-cell office:value-type="float" office:value="0.0004631056" calcext:value-type="float">
            <text:p>0.00046310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5123" calcext:value-type="float">
            <text:p>-2.1851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0.9906" calcext:value-type="float">
            <text:p>120.9906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497" calcext:value-type="float">
            <text:p>1107.497</text:p>
          </table:table-cell>
          <table:table-cell office:value-type="float" office:value="44.38925" calcext:value-type="float">
            <text:p>44.38925</text:p>
          </table:table-cell>
          <table:table-cell office:value-type="float" office:value="0" calcext:value-type="float">
            <text:p>0</text:p>
          </table:table-cell>
          <table:table-cell office:value-type="float" office:value="0.1134888" calcext:value-type="float">
            <text:p>0.1134888</text:p>
          </table:table-cell>
          <table:table-cell office:value-type="float" office:value="0.3609912" calcext:value-type="float">
            <text:p>0.3609912</text:p>
          </table:table-cell>
          <table:table-cell office:value-type="float" office:value="0.3633427" calcext:value-type="float">
            <text:p>0.3633427</text:p>
          </table:table-cell>
          <table:table-cell office:value-type="float" office:value="0.3658895" calcext:value-type="float">
            <text:p>0.3658895</text:p>
          </table:table-cell>
          <table:table-cell office:value-type="float" office:value="0.3678201" calcext:value-type="float">
            <text:p>0.3678201</text:p>
          </table:table-cell>
          <table:table-cell office:value-type="float" office:value="0.3147925" calcext:value-type="float">
            <text:p>0.3147925</text:p>
          </table:table-cell>
          <table:table-cell office:value-type="float" office:value="0.3102644" calcext:value-type="float">
            <text:p>0.3102644</text:p>
          </table:table-cell>
          <table:table-cell office:value-type="float" office:value="0.3786281" calcext:value-type="float">
            <text:p>0.3786281</text:p>
          </table:table-cell>
          <table:table-cell office:value-type="float" office:value="0.3677323" calcext:value-type="float">
            <text:p>0.3677323</text:p>
          </table:table-cell>
          <table:table-cell office:value-type="float" office:value="0.3739719" calcext:value-type="float">
            <text:p>0.3739719</text:p>
          </table:table-cell>
          <table:table-cell office:value-type="float" office:value="0.39085" calcext:value-type="float">
            <text:p>0.39085</text:p>
          </table:table-cell>
          <table:table-cell office:value-type="float" office:value="0.4033126" calcext:value-type="float">
            <text:p>0.40331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51284E-016" calcext:value-type="float">
            <text:p>7.251284E-16</text:p>
          </table:table-cell>
          <table:table-cell office:value-type="float" office:value="7.188314E-016" calcext:value-type="float">
            <text:p>7.188314E-16</text:p>
          </table:table-cell>
          <table:table-cell office:value-type="float" office:value="2.454092E-016" calcext:value-type="float">
            <text:p>2.454092E-16</text:p>
          </table:table-cell>
          <table:table-cell office:value-type="float" office:value="4.305828E-023" calcext:value-type="float">
            <text:p>4.30582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6.60039" calcext:value-type="float">
            <text:p>-66.60039</text:p>
          </table:table-cell>
          <table:table-cell office:value-type="float" office:value="-0.01143771" calcext:value-type="float">
            <text:p>-0.01143771</text:p>
          </table:table-cell>
          <table:table-cell office:value-type="float" office:value="-0.01099927" calcext:value-type="float">
            <text:p>-0.01099927</text:p>
          </table:table-cell>
          <table:table-cell office:value-type="float" office:value="-0.01054203" calcext:value-type="float">
            <text:p>-0.01054203</text:p>
          </table:table-cell>
          <table:table-cell office:value-type="float" office:value="-0.01020429" calcext:value-type="float">
            <text:p>-0.01020429</text:p>
          </table:table-cell>
          <table:table-cell office:value-type="float" office:value="-0.00974335" calcext:value-type="float">
            <text:p>-0.00974335</text:p>
          </table:table-cell>
          <table:table-cell office:value-type="float" office:value="-0.009462646" calcext:value-type="float">
            <text:p>-0.009462646</text:p>
          </table:table-cell>
          <table:table-cell office:value-type="float" office:value="-0.009244352" calcext:value-type="float">
            <text:p>-0.009244352</text:p>
          </table:table-cell>
          <table:table-cell office:value-type="float" office:value="-0.01198491" calcext:value-type="float">
            <text:p>-0.01198491</text:p>
          </table:table-cell>
          <table:table-cell office:value-type="float" office:value="-0.01171135" calcext:value-type="float">
            <text:p>-0.0117113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3.38676" calcext:value-type="float">
            <text:p>-13.38676</text:p>
          </table:table-cell>
          <table:table-cell office:value-type="float" office:value="0.0004565453" calcext:value-type="float">
            <text:p>0.000456545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853" calcext:value-type="float">
            <text:p>-2.18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091" calcext:value-type="float">
            <text:p>121.009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377" calcext:value-type="float">
            <text:p>1107.377</text:p>
          </table:table-cell>
          <table:table-cell office:value-type="float" office:value="44.49058" calcext:value-type="float">
            <text:p>44.49058</text:p>
          </table:table-cell>
          <table:table-cell office:value-type="float" office:value="0" calcext:value-type="float">
            <text:p>0</text:p>
          </table:table-cell>
          <table:table-cell office:value-type="float" office:value="0.113386" calcext:value-type="float">
            <text:p>0.113386</text:p>
          </table:table-cell>
          <table:table-cell office:value-type="float" office:value="0.3602236" calcext:value-type="float">
            <text:p>0.3602236</text:p>
          </table:table-cell>
          <table:table-cell office:value-type="float" office:value="0.3624891" calcext:value-type="float">
            <text:p>0.3624891</text:p>
          </table:table-cell>
          <table:table-cell office:value-type="float" office:value="0.3648799" calcext:value-type="float">
            <text:p>0.3648799</text:p>
          </table:table-cell>
          <table:table-cell office:value-type="float" office:value="0.3666866" calcext:value-type="float">
            <text:p>0.3666866</text:p>
          </table:table-cell>
          <table:table-cell office:value-type="float" office:value="0.3136185" calcext:value-type="float">
            <text:p>0.3136185</text:p>
          </table:table-cell>
          <table:table-cell office:value-type="float" office:value="0.3089729" calcext:value-type="float">
            <text:p>0.3089729</text:p>
          </table:table-cell>
          <table:table-cell office:value-type="float" office:value="0.3782084" calcext:value-type="float">
            <text:p>0.3782084</text:p>
          </table:table-cell>
          <table:table-cell office:value-type="float" office:value="0.3685019" calcext:value-type="float">
            <text:p>0.3685019</text:p>
          </table:table-cell>
          <table:table-cell office:value-type="float" office:value="0.3743653" calcext:value-type="float">
            <text:p>0.3743653</text:p>
          </table:table-cell>
          <table:table-cell office:value-type="float" office:value="0.3909954" calcext:value-type="float">
            <text:p>0.3909954</text:p>
          </table:table-cell>
          <table:table-cell office:value-type="float" office:value="0.4033272" calcext:value-type="float">
            <text:p>0.40332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54194E-016" calcext:value-type="float">
            <text:p>7.254194E-16</text:p>
          </table:table-cell>
          <table:table-cell office:value-type="float" office:value="7.187761E-016" calcext:value-type="float">
            <text:p>7.187761E-16</text:p>
          </table:table-cell>
          <table:table-cell office:value-type="float" office:value="2.453955E-016" calcext:value-type="float">
            <text:p>2.453955E-16</text:p>
          </table:table-cell>
          <table:table-cell office:value-type="float" office:value="4.30569E-023" calcext:value-type="float">
            <text:p>4.3056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5772" calcext:value-type="float">
            <text:p>-67.5772</text:p>
          </table:table-cell>
          <table:table-cell office:value-type="float" office:value="-0.01158815" calcext:value-type="float">
            <text:p>-0.01158815</text:p>
          </table:table-cell>
          <table:table-cell office:value-type="float" office:value="-0.01115923" calcext:value-type="float">
            <text:p>-0.01115923</text:p>
          </table:table-cell>
          <table:table-cell office:value-type="float" office:value="-0.01072276" calcext:value-type="float">
            <text:p>-0.01072276</text:p>
          </table:table-cell>
          <table:table-cell office:value-type="float" office:value="-0.01040025" calcext:value-type="float">
            <text:p>-0.01040025</text:p>
          </table:table-cell>
          <table:table-cell office:value-type="float" office:value="-0.01001949" calcext:value-type="float">
            <text:p>-0.01001949</text:p>
          </table:table-cell>
          <table:table-cell office:value-type="float" office:value="-0.009799912" calcext:value-type="float">
            <text:p>-0.009799912</text:p>
          </table:table-cell>
          <table:table-cell office:value-type="float" office:value="-0.009469313" calcext:value-type="float">
            <text:p>-0.009469313</text:p>
          </table:table-cell>
          <table:table-cell office:value-type="float" office:value="-0.01157416" calcext:value-type="float">
            <text:p>-0.01157416</text:p>
          </table:table-cell>
          <table:table-cell office:value-type="float" office:value="-0.01150258" calcext:value-type="float">
            <text:p>-0.0115025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3.11949" calcext:value-type="float">
            <text:p>-13.11949</text:p>
          </table:table-cell>
          <table:table-cell office:value-type="float" office:value="0.0004484116" calcext:value-type="float">
            <text:p>0.000448411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0045" calcext:value-type="float">
            <text:p>-2.1900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422" calcext:value-type="float">
            <text:p>121.042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255" calcext:value-type="float">
            <text:p>1107.255</text:p>
          </table:table-cell>
          <table:table-cell office:value-type="float" office:value="44.57955" calcext:value-type="float">
            <text:p>44.57955</text:p>
          </table:table-cell>
          <table:table-cell office:value-type="float" office:value="0" calcext:value-type="float">
            <text:p>0</text:p>
          </table:table-cell>
          <table:table-cell office:value-type="float" office:value="0.1119079" calcext:value-type="float">
            <text:p>0.1119079</text:p>
          </table:table-cell>
          <table:table-cell office:value-type="float" office:value="0.3593318" calcext:value-type="float">
            <text:p>0.3593318</text:p>
          </table:table-cell>
          <table:table-cell office:value-type="float" office:value="0.361524" calcext:value-type="float">
            <text:p>0.361524</text:p>
          </table:table-cell>
          <table:table-cell office:value-type="float" office:value="0.3638368" calcext:value-type="float">
            <text:p>0.3638368</text:p>
          </table:table-cell>
          <table:table-cell office:value-type="float" office:value="0.365539" calcext:value-type="float">
            <text:p>0.365539</text:p>
          </table:table-cell>
          <table:table-cell office:value-type="float" office:value="0.3126929" calcext:value-type="float">
            <text:p>0.3126929</text:p>
          </table:table-cell>
          <table:table-cell office:value-type="float" office:value="0.3080285" calcext:value-type="float">
            <text:p>0.3080285</text:p>
          </table:table-cell>
          <table:table-cell office:value-type="float" office:value="0.3778329" calcext:value-type="float">
            <text:p>0.3778329</text:p>
          </table:table-cell>
          <table:table-cell office:value-type="float" office:value="0.3690974" calcext:value-type="float">
            <text:p>0.3690974</text:p>
          </table:table-cell>
          <table:table-cell office:value-type="float" office:value="0.3747519" calcext:value-type="float">
            <text:p>0.3747519</text:p>
          </table:table-cell>
          <table:table-cell office:value-type="float" office:value="0.3911563" calcext:value-type="float">
            <text:p>0.3911563</text:p>
          </table:table-cell>
          <table:table-cell office:value-type="float" office:value="0.4033384" calcext:value-type="float">
            <text:p>0.4033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57412E-016" calcext:value-type="float">
            <text:p>7.257412E-16</text:p>
          </table:table-cell>
          <table:table-cell office:value-type="float" office:value="7.187144E-016" calcext:value-type="float">
            <text:p>7.187144E-16</text:p>
          </table:table-cell>
          <table:table-cell office:value-type="float" office:value="2.453802E-016" calcext:value-type="float">
            <text:p>2.453802E-16</text:p>
          </table:table-cell>
          <table:table-cell office:value-type="float" office:value="4.305519E-023" calcext:value-type="float">
            <text:p>4.3055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5.39702" calcext:value-type="float">
            <text:p>-75.39702</text:p>
          </table:table-cell>
          <table:table-cell office:value-type="float" office:value="-0.01176624" calcext:value-type="float">
            <text:p>-0.01176624</text:p>
          </table:table-cell>
          <table:table-cell office:value-type="float" office:value="-0.01134385" calcext:value-type="float">
            <text:p>-0.01134385</text:p>
          </table:table-cell>
          <table:table-cell office:value-type="float" office:value="-0.01091325" calcext:value-type="float">
            <text:p>-0.01091325</text:p>
          </table:table-cell>
          <table:table-cell office:value-type="float" office:value="-0.01060278" calcext:value-type="float">
            <text:p>-0.01060278</text:p>
          </table:table-cell>
          <table:table-cell office:value-type="float" office:value="-0.01024333" calcext:value-type="float">
            <text:p>-0.01024333</text:p>
          </table:table-cell>
          <table:table-cell office:value-type="float" office:value="-0.01005543" calcext:value-type="float">
            <text:p>-0.01005543</text:p>
          </table:table-cell>
          <table:table-cell office:value-type="float" office:value="-0.009675275" calcext:value-type="float">
            <text:p>-0.009675275</text:p>
          </table:table-cell>
          <table:table-cell office:value-type="float" office:value="-0.01126664" calcext:value-type="float">
            <text:p>-0.01126664</text:p>
          </table:table-cell>
          <table:table-cell office:value-type="float" office:value="-0.01130108" calcext:value-type="float">
            <text:p>-0.0113010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2.86159" calcext:value-type="float">
            <text:p>-12.86159</text:p>
          </table:table-cell>
          <table:table-cell office:value-type="float" office:value="0.0004399693" calcext:value-type="float">
            <text:p>0.00043996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182" calcext:value-type="float">
            <text:p>-2.191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504" calcext:value-type="float">
            <text:p>121.0504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168" calcext:value-type="float">
            <text:p>1107.168</text:p>
          </table:table-cell>
          <table:table-cell office:value-type="float" office:value="44.6585" calcext:value-type="float">
            <text:p>44.6585</text:p>
          </table:table-cell>
          <table:table-cell office:value-type="float" office:value="0" calcext:value-type="float">
            <text:p>0</text:p>
          </table:table-cell>
          <table:table-cell office:value-type="float" office:value="0.1130493" calcext:value-type="float">
            <text:p>0.1130493</text:p>
          </table:table-cell>
          <table:table-cell office:value-type="float" office:value="0.3583618" calcext:value-type="float">
            <text:p>0.3583618</text:p>
          </table:table-cell>
          <table:table-cell office:value-type="float" office:value="0.3605141" calcext:value-type="float">
            <text:p>0.3605141</text:p>
          </table:table-cell>
          <table:table-cell office:value-type="float" office:value="0.3627738" calcext:value-type="float">
            <text:p>0.3627738</text:p>
          </table:table-cell>
          <table:table-cell office:value-type="float" office:value="0.3644303" calcext:value-type="float">
            <text:p>0.3644303</text:p>
          </table:table-cell>
          <table:table-cell office:value-type="float" office:value="0.3118589" calcext:value-type="float">
            <text:p>0.3118589</text:p>
          </table:table-cell>
          <table:table-cell office:value-type="float" office:value="0.3072646" calcext:value-type="float">
            <text:p>0.3072646</text:p>
          </table:table-cell>
          <table:table-cell office:value-type="float" office:value="0.3774294" calcext:value-type="float">
            <text:p>0.3774294</text:p>
          </table:table-cell>
          <table:table-cell office:value-type="float" office:value="0.3696145" calcext:value-type="float">
            <text:p>0.3696145</text:p>
          </table:table-cell>
          <table:table-cell office:value-type="float" office:value="0.3751501" calcext:value-type="float">
            <text:p>0.3751501</text:p>
          </table:table-cell>
          <table:table-cell office:value-type="float" office:value="0.3913274" calcext:value-type="float">
            <text:p>0.3913274</text:p>
          </table:table-cell>
          <table:table-cell office:value-type="float" office:value="0.4033527" calcext:value-type="float">
            <text:p>0.40335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6094E-016" calcext:value-type="float">
            <text:p>7.26094E-16</text:p>
          </table:table-cell>
          <table:table-cell office:value-type="float" office:value="7.186459E-016" calcext:value-type="float">
            <text:p>7.186459E-16</text:p>
          </table:table-cell>
          <table:table-cell office:value-type="float" office:value="2.453634E-016" calcext:value-type="float">
            <text:p>2.453634E-16</text:p>
          </table:table-cell>
          <table:table-cell office:value-type="float" office:value="4.305339E-023" calcext:value-type="float">
            <text:p>4.30533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8.99036" calcext:value-type="float">
            <text:p>-68.99036</text:p>
          </table:table-cell>
          <table:table-cell office:value-type="float" office:value="-0.01196408" calcext:value-type="float">
            <text:p>-0.01196408</text:p>
          </table:table-cell>
          <table:table-cell office:value-type="float" office:value="-0.01154085" calcext:value-type="float">
            <text:p>-0.01154085</text:p>
          </table:table-cell>
          <table:table-cell office:value-type="float" office:value="-0.01111142" calcext:value-type="float">
            <text:p>-0.01111142</text:p>
          </table:table-cell>
          <table:table-cell office:value-type="float" office:value="-0.01080278" calcext:value-type="float">
            <text:p>-0.01080278</text:p>
          </table:table-cell>
          <table:table-cell office:value-type="float" office:value="-0.01044946" calcext:value-type="float">
            <text:p>-0.01044946</text:p>
          </table:table-cell>
          <table:table-cell office:value-type="float" office:value="-0.01026678" calcext:value-type="float">
            <text:p>-0.01026678</text:p>
          </table:table-cell>
          <table:table-cell office:value-type="float" office:value="-0.009900009" calcext:value-type="float">
            <text:p>-0.009900009</text:p>
          </table:table-cell>
          <table:table-cell office:value-type="float" office:value="-0.01100762" calcext:value-type="float">
            <text:p>-0.01100762</text:p>
          </table:table-cell>
          <table:table-cell office:value-type="float" office:value="-0.01109805" calcext:value-type="float">
            <text:p>-0.0110980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2.61808" calcext:value-type="float">
            <text:p>-12.61808</text:p>
          </table:table-cell>
          <table:table-cell office:value-type="float" office:value="0.000431357" calcext:value-type="float">
            <text:p>0.0004313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251" calcext:value-type="float">
            <text:p>-2.1932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414" calcext:value-type="float">
            <text:p>121.0414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7.106" calcext:value-type="float">
            <text:p>1107.106</text:p>
          </table:table-cell>
          <table:table-cell office:value-type="float" office:value="44.72938" calcext:value-type="float">
            <text:p>44.72938</text:p>
          </table:table-cell>
          <table:table-cell office:value-type="float" office:value="0" calcext:value-type="float">
            <text:p>0</text:p>
          </table:table-cell>
          <table:table-cell office:value-type="float" office:value="0.1162768" calcext:value-type="float">
            <text:p>0.1162768</text:p>
          </table:table-cell>
          <table:table-cell office:value-type="float" office:value="0.3573616" calcext:value-type="float">
            <text:p>0.3573616</text:p>
          </table:table-cell>
          <table:table-cell office:value-type="float" office:value="0.3594893" calcext:value-type="float">
            <text:p>0.3594893</text:p>
          </table:table-cell>
          <table:table-cell office:value-type="float" office:value="0.3616605" calcext:value-type="float">
            <text:p>0.3616605</text:p>
          </table:table-cell>
          <table:table-cell office:value-type="float" office:value="0.3632746" calcext:value-type="float">
            <text:p>0.3632746</text:p>
          </table:table-cell>
          <table:table-cell office:value-type="float" office:value="0.3109936" calcext:value-type="float">
            <text:p>0.3109936</text:p>
          </table:table-cell>
          <table:table-cell office:value-type="float" office:value="0.3064246" calcext:value-type="float">
            <text:p>0.3064246</text:p>
          </table:table-cell>
          <table:table-cell office:value-type="float" office:value="0.3769901" calcext:value-type="float">
            <text:p>0.3769901</text:p>
          </table:table-cell>
          <table:table-cell office:value-type="float" office:value="0.3701002" calcext:value-type="float">
            <text:p>0.3701002</text:p>
          </table:table-cell>
          <table:table-cell office:value-type="float" office:value="0.375593" calcext:value-type="float">
            <text:p>0.375593</text:p>
          </table:table-cell>
          <table:table-cell office:value-type="float" office:value="0.391512" calcext:value-type="float">
            <text:p>0.391512</text:p>
          </table:table-cell>
          <table:table-cell office:value-type="float" office:value="0.403372" calcext:value-type="float">
            <text:p>0.4033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6439E-016" calcext:value-type="float">
            <text:p>7.26439E-16</text:p>
          </table:table-cell>
          <table:table-cell office:value-type="float" office:value="7.185791E-016" calcext:value-type="float">
            <text:p>7.185791E-16</text:p>
          </table:table-cell>
          <table:table-cell office:value-type="float" office:value="2.453468E-016" calcext:value-type="float">
            <text:p>2.453468E-16</text:p>
          </table:table-cell>
          <table:table-cell office:value-type="float" office:value="4.305151E-023" calcext:value-type="float">
            <text:p>4.30515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91343" calcext:value-type="float">
            <text:p>-55.91343</text:p>
          </table:table-cell>
          <table:table-cell office:value-type="float" office:value="-0.012171" calcext:value-type="float">
            <text:p>-0.012171</text:p>
          </table:table-cell>
          <table:table-cell office:value-type="float" office:value="-0.01174464" calcext:value-type="float">
            <text:p>-0.01174464</text:p>
          </table:table-cell>
          <table:table-cell office:value-type="float" office:value="-0.01132341" calcext:value-type="float">
            <text:p>-0.01132341</text:p>
          </table:table-cell>
          <table:table-cell office:value-type="float" office:value="-0.01101586" calcext:value-type="float">
            <text:p>-0.01101586</text:p>
          </table:table-cell>
          <table:table-cell office:value-type="float" office:value="-0.01066816" calcext:value-type="float">
            <text:p>-0.01066816</text:p>
          </table:table-cell>
          <table:table-cell office:value-type="float" office:value="-0.01050513" calcext:value-type="float">
            <text:p>-0.01050513</text:p>
          </table:table-cell>
          <table:table-cell office:value-type="float" office:value="-0.01015413" calcext:value-type="float">
            <text:p>-0.01015413</text:p>
          </table:table-cell>
          <table:table-cell office:value-type="float" office:value="-0.01076889" calcext:value-type="float">
            <text:p>-0.01076889</text:p>
          </table:table-cell>
          <table:table-cell office:value-type="float" office:value="-0.01087603" calcext:value-type="float">
            <text:p>-0.0108760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2.39907" calcext:value-type="float">
            <text:p>-12.39907</text:p>
          </table:table-cell>
          <table:table-cell office:value-type="float" office:value="0.0004232504" calcext:value-type="float">
            <text:p>0.00042325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393" calcext:value-type="float">
            <text:p>-2.19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324.5796" calcext:value-type="float">
            <text:p>324.5796</text:p>
          </table:table-cell>
          <table:table-cell office:value-type="float" office:value="123.3626" calcext:value-type="float">
            <text:p>123.3626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7.169" calcext:value-type="float">
            <text:p>1117.169</text:p>
          </table:table-cell>
          <table:table-cell office:value-type="float" office:value="44.91838" calcext:value-type="float">
            <text:p>44.91838</text:p>
          </table:table-cell>
          <table:table-cell office:value-type="float" office:value="0" calcext:value-type="float">
            <text:p>0</text:p>
          </table:table-cell>
          <table:table-cell office:value-type="float" office:value="0.3979369" calcext:value-type="float">
            <text:p>0.3979369</text:p>
          </table:table-cell>
          <table:table-cell office:value-type="float" office:value="0.4000228" calcext:value-type="float">
            <text:p>0.4000228</text:p>
          </table:table-cell>
          <table:table-cell office:value-type="float" office:value="0.3991618" calcext:value-type="float">
            <text:p>0.3991618</text:p>
          </table:table-cell>
          <table:table-cell office:value-type="float" office:value="0.3951735" calcext:value-type="float">
            <text:p>0.3951735</text:p>
          </table:table-cell>
          <table:table-cell office:value-type="float" office:value="0.3929681" calcext:value-type="float">
            <text:p>0.3929681</text:p>
          </table:table-cell>
          <table:table-cell office:value-type="float" office:value="0.3176306" calcext:value-type="float">
            <text:p>0.3176306</text:p>
          </table:table-cell>
          <table:table-cell office:value-type="float" office:value="0.3080068" calcext:value-type="float">
            <text:p>0.3080068</text:p>
          </table:table-cell>
          <table:table-cell office:value-type="float" office:value="0.3767444" calcext:value-type="float">
            <text:p>0.3767444</text:p>
          </table:table-cell>
          <table:table-cell office:value-type="float" office:value="0.3703293" calcext:value-type="float">
            <text:p>0.3703293</text:p>
          </table:table-cell>
          <table:table-cell office:value-type="float" office:value="0.3760015" calcext:value-type="float">
            <text:p>0.3760015</text:p>
          </table:table-cell>
          <table:table-cell office:value-type="float" office:value="0.3917063" calcext:value-type="float">
            <text:p>0.3917063</text:p>
          </table:table-cell>
          <table:table-cell office:value-type="float" office:value="0.4033969" calcext:value-type="float">
            <text:p>0.40339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67003E-016" calcext:value-type="float">
            <text:p>7.267003E-16</text:p>
          </table:table-cell>
          <table:table-cell office:value-type="float" office:value="7.185307E-016" calcext:value-type="float">
            <text:p>7.185307E-16</text:p>
          </table:table-cell>
          <table:table-cell office:value-type="float" office:value="2.453329E-016" calcext:value-type="float">
            <text:p>2.453329E-16</text:p>
          </table:table-cell>
          <table:table-cell office:value-type="float" office:value="4.304988E-023" calcext:value-type="float">
            <text:p>4.30498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202749" calcext:value-type="float">
            <text:p>-0.006202749</text:p>
          </table:table-cell>
          <table:table-cell office:value-type="float" office:value="-0.006011331" calcext:value-type="float">
            <text:p>-0.006011331</text:p>
          </table:table-cell>
          <table:table-cell office:value-type="float" office:value="-0.006150225" calcext:value-type="float">
            <text:p>-0.006150225</text:p>
          </table:table-cell>
          <table:table-cell office:value-type="float" office:value="-0.006587451" calcext:value-type="float">
            <text:p>-0.006587451</text:p>
          </table:table-cell>
          <table:table-cell office:value-type="float" office:value="-0.006828375" calcext:value-type="float">
            <text:p>-0.006828375</text:p>
          </table:table-cell>
          <table:table-cell office:value-type="float" office:value="-0.009151224" calcext:value-type="float">
            <text:p>-0.009151224</text:p>
          </table:table-cell>
          <table:table-cell office:value-type="float" office:value="-0.01008055" calcext:value-type="float">
            <text:p>-0.01008055</text:p>
          </table:table-cell>
          <table:table-cell office:value-type="float" office:value="-0.01030124" calcext:value-type="float">
            <text:p>-0.01030124</text:p>
          </table:table-cell>
          <table:table-cell office:value-type="float" office:value="-0.01065761" calcext:value-type="float">
            <text:p>-0.01065761</text:p>
          </table:table-cell>
          <table:table-cell office:value-type="float" office:value="-0.0106754" calcext:value-type="float">
            <text:p>-0.010675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2.26324" calcext:value-type="float">
            <text:p>-12.26324</text:p>
          </table:table-cell>
          <table:table-cell office:value-type="float" office:value="0.0004172959" calcext:value-type="float">
            <text:p>0.00041729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292" calcext:value-type="float">
            <text:p>-2.1952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324.8336" calcext:value-type="float">
            <text:p>324.8336</text:p>
          </table:table-cell>
          <table:table-cell office:value-type="float" office:value="125.5161" calcext:value-type="float">
            <text:p>125.516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5.208" calcext:value-type="float">
            <text:p>1115.208</text:p>
          </table:table-cell>
          <table:table-cell office:value-type="float" office:value="44.98018" calcext:value-type="float">
            <text:p>44.98018</text:p>
          </table:table-cell>
          <table:table-cell office:value-type="float" office:value="0" calcext:value-type="float">
            <text:p>0</text:p>
          </table:table-cell>
          <table:table-cell office:value-type="float" office:value="0.368108" calcext:value-type="float">
            <text:p>0.368108</text:p>
          </table:table-cell>
          <table:table-cell office:value-type="float" office:value="0.3709353" calcext:value-type="float">
            <text:p>0.3709353</text:p>
          </table:table-cell>
          <table:table-cell office:value-type="float" office:value="0.3760147" calcext:value-type="float">
            <text:p>0.3760147</text:p>
          </table:table-cell>
          <table:table-cell office:value-type="float" office:value="0.3806342" calcext:value-type="float">
            <text:p>0.3806342</text:p>
          </table:table-cell>
          <table:table-cell office:value-type="float" office:value="0.3829785" calcext:value-type="float">
            <text:p>0.3829785</text:p>
          </table:table-cell>
          <table:table-cell office:value-type="float" office:value="0.324073" calcext:value-type="float">
            <text:p>0.324073</text:p>
          </table:table-cell>
          <table:table-cell office:value-type="float" office:value="0.3147945" calcext:value-type="float">
            <text:p>0.3147945</text:p>
          </table:table-cell>
          <table:table-cell office:value-type="float" office:value="0.3779343" calcext:value-type="float">
            <text:p>0.3779343</text:p>
          </table:table-cell>
          <table:table-cell office:value-type="float" office:value="0.3706768" calcext:value-type="float">
            <text:p>0.3706768</text:p>
          </table:table-cell>
          <table:table-cell office:value-type="float" office:value="0.3763747" calcext:value-type="float">
            <text:p>0.3763747</text:p>
          </table:table-cell>
          <table:table-cell office:value-type="float" office:value="0.391903" calcext:value-type="float">
            <text:p>0.391903</text:p>
          </table:table-cell>
          <table:table-cell office:value-type="float" office:value="0.4034278" calcext:value-type="float">
            <text:p>0.403427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269128E-016" calcext:value-type="float">
            <text:p>7.269128E-16</text:p>
          </table:table-cell>
          <table:table-cell office:value-type="float" office:value="7.184947E-016" calcext:value-type="float">
            <text:p>7.184947E-16</text:p>
          </table:table-cell>
          <table:table-cell office:value-type="float" office:value="2.453214E-016" calcext:value-type="float">
            <text:p>2.453214E-16</text:p>
          </table:table-cell>
          <table:table-cell office:value-type="float" office:value="4.304865E-023" calcext:value-type="float">
            <text:p>4.30486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16407" calcext:value-type="float">
            <text:p>-0.01016407</text:p>
          </table:table-cell>
          <table:table-cell office:value-type="float" office:value="-0.009682419" calcext:value-type="float">
            <text:p>-0.009682419</text:p>
          </table:table-cell>
          <table:table-cell office:value-type="float" office:value="-0.008900072" calcext:value-type="float">
            <text:p>-0.008900072</text:p>
          </table:table-cell>
          <table:table-cell office:value-type="float" office:value="-0.00825312" calcext:value-type="float">
            <text:p>-0.00825312</text:p>
          </table:table-cell>
          <table:table-cell office:value-type="float" office:value="-0.007945847" calcext:value-type="float">
            <text:p>-0.007945847</text:p>
          </table:table-cell>
          <table:table-cell office:value-type="float" office:value="-0.007841541" calcext:value-type="float">
            <text:p>-0.007841541</text:p>
          </table:table-cell>
          <table:table-cell office:value-type="float" office:value="-0.008389678" calcext:value-type="float">
            <text:p>-0.008389678</text:p>
          </table:table-cell>
          <table:table-cell office:value-type="float" office:value="-0.00963104" calcext:value-type="float">
            <text:p>-0.00963104</text:p>
          </table:table-cell>
          <table:table-cell office:value-type="float" office:value="-0.01049419" calcext:value-type="float">
            <text:p>-0.01049419</text:p>
          </table:table-cell>
          <table:table-cell office:value-type="float" office:value="-0.01049553" calcext:value-type="float">
            <text:p>-0.0104955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2.14326" calcext:value-type="float">
            <text:p>-12.14326</text:p>
          </table:table-cell>
          <table:table-cell office:value-type="float" office:value="0.0004122828" calcext:value-type="float">
            <text:p>0.00041228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981" calcext:value-type="float">
            <text:p>-2.1959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29.795" calcext:value-type="float">
            <text:p>129.795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1.376" calcext:value-type="float">
            <text:p>1111.376</text:p>
          </table:table-cell>
          <table:table-cell office:value-type="float" office:value="45.04095" calcext:value-type="float">
            <text:p>45.04095</text:p>
          </table:table-cell>
          <table:table-cell office:value-type="float" office:value="0" calcext:value-type="float">
            <text:p>0</text:p>
          </table:table-cell>
          <table:table-cell office:value-type="float" office:value="0.1169051" calcext:value-type="float">
            <text:p>0.1169051</text:p>
          </table:table-cell>
          <table:table-cell office:value-type="float" office:value="0.3635519" calcext:value-type="float">
            <text:p>0.3635519</text:p>
          </table:table-cell>
          <table:table-cell office:value-type="float" office:value="0.366817" calcext:value-type="float">
            <text:p>0.366817</text:p>
          </table:table-cell>
          <table:table-cell office:value-type="float" office:value="0.3708544" calcext:value-type="float">
            <text:p>0.3708544</text:p>
          </table:table-cell>
          <table:table-cell office:value-type="float" office:value="0.3737535" calcext:value-type="float">
            <text:p>0.3737535</text:p>
          </table:table-cell>
          <table:table-cell office:value-type="float" office:value="0.3199899" calcext:value-type="float">
            <text:p>0.3199899</text:p>
          </table:table-cell>
          <table:table-cell office:value-type="float" office:value="0.3141465" calcext:value-type="float">
            <text:p>0.3141465</text:p>
          </table:table-cell>
          <table:table-cell office:value-type="float" office:value="0.3790672" calcext:value-type="float">
            <text:p>0.3790672</text:p>
          </table:table-cell>
          <table:table-cell office:value-type="float" office:value="0.3712609" calcext:value-type="float">
            <text:p>0.3712609</text:p>
          </table:table-cell>
          <table:table-cell office:value-type="float" office:value="0.3767367" calcext:value-type="float">
            <text:p>0.3767367</text:p>
          </table:table-cell>
          <table:table-cell office:value-type="float" office:value="0.3920997" calcext:value-type="float">
            <text:p>0.3920997</text:p>
          </table:table-cell>
          <table:table-cell office:value-type="float" office:value="0.4034654" calcext:value-type="float">
            <text:p>0.40346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71435E-016" calcext:value-type="float">
            <text:p>7.271435E-16</text:p>
          </table:table-cell>
          <table:table-cell office:value-type="float" office:value="7.184521E-016" calcext:value-type="float">
            <text:p>7.184521E-16</text:p>
          </table:table-cell>
          <table:table-cell office:value-type="float" office:value="2.453095E-016" calcext:value-type="float">
            <text:p>2.453095E-16</text:p>
          </table:table-cell>
          <table:table-cell office:value-type="float" office:value="4.304736E-023" calcext:value-type="float">
            <text:p>4.3047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90154" calcext:value-type="float">
            <text:p>-52.90154</text:p>
          </table:table-cell>
          <table:table-cell office:value-type="float" office:value="-0.01096131" calcext:value-type="float">
            <text:p>-0.01096131</text:p>
          </table:table-cell>
          <table:table-cell office:value-type="float" office:value="-0.0103786" calcext:value-type="float">
            <text:p>-0.0103786</text:p>
          </table:table-cell>
          <table:table-cell office:value-type="float" office:value="-0.009700747" calcext:value-type="float">
            <text:p>-0.009700747</text:p>
          </table:table-cell>
          <table:table-cell office:value-type="float" office:value="-0.009242563" calcext:value-type="float">
            <text:p>-0.009242563</text:p>
          </table:table-cell>
          <table:table-cell office:value-type="float" office:value="-0.00861702" calcext:value-type="float">
            <text:p>-0.00861702</text:p>
          </table:table-cell>
          <table:table-cell office:value-type="float" office:value="-0.008525137" calcext:value-type="float">
            <text:p>-0.008525137</text:p>
          </table:table-cell>
          <table:table-cell office:value-type="float" office:value="-0.009021573" calcext:value-type="float">
            <text:p>-0.009021573</text:p>
          </table:table-cell>
          <table:table-cell office:value-type="float" office:value="-0.01022336" calcext:value-type="float">
            <text:p>-0.01022336</text:p>
          </table:table-cell>
          <table:table-cell office:value-type="float" office:value="-0.01032433" calcext:value-type="float">
            <text:p>-0.0103243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96883" calcext:value-type="float">
            <text:p>-11.96883</text:p>
          </table:table-cell>
          <table:table-cell office:value-type="float" office:value="0.0004060907" calcext:value-type="float">
            <text:p>0.000406090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473" calcext:value-type="float">
            <text:p>-2.1964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29.9113" calcext:value-type="float">
            <text:p>129.911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1.206" calcext:value-type="float">
            <text:p>1111.206</text:p>
          </table:table-cell>
          <table:table-cell office:value-type="float" office:value="45.09411" calcext:value-type="float">
            <text:p>45.09411</text:p>
          </table:table-cell>
          <table:table-cell office:value-type="float" office:value="0" calcext:value-type="float">
            <text:p>0</text:p>
          </table:table-cell>
          <table:table-cell office:value-type="float" office:value="0.1150524" calcext:value-type="float">
            <text:p>0.1150524</text:p>
          </table:table-cell>
          <table:table-cell office:value-type="float" office:value="0.3637363" calcext:value-type="float">
            <text:p>0.3637363</text:p>
          </table:table-cell>
          <table:table-cell office:value-type="float" office:value="0.3662965" calcext:value-type="float">
            <text:p>0.3662965</text:p>
          </table:table-cell>
          <table:table-cell office:value-type="float" office:value="0.3691098" calcext:value-type="float">
            <text:p>0.3691098</text:p>
          </table:table-cell>
          <table:table-cell office:value-type="float" office:value="0.3712418" calcext:value-type="float">
            <text:p>0.3712418</text:p>
          </table:table-cell>
          <table:table-cell office:value-type="float" office:value="0.3172943" calcext:value-type="float">
            <text:p>0.3172943</text:p>
          </table:table-cell>
          <table:table-cell office:value-type="float" office:value="0.3121904" calcext:value-type="float">
            <text:p>0.3121904</text:p>
          </table:table-cell>
          <table:table-cell office:value-type="float" office:value="0.3792555" calcext:value-type="float">
            <text:p>0.3792555</text:p>
          </table:table-cell>
          <table:table-cell office:value-type="float" office:value="0.3718431" calcext:value-type="float">
            <text:p>0.3718431</text:p>
          </table:table-cell>
          <table:table-cell office:value-type="float" office:value="0.3770969" calcext:value-type="float">
            <text:p>0.3770969</text:p>
          </table:table-cell>
          <table:table-cell office:value-type="float" office:value="0.3922968" calcext:value-type="float">
            <text:p>0.3922968</text:p>
          </table:table-cell>
          <table:table-cell office:value-type="float" office:value="0.4035077" calcext:value-type="float">
            <text:p>0.403507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274259E-016" calcext:value-type="float">
            <text:p>7.274259E-16</text:p>
          </table:table-cell>
          <table:table-cell office:value-type="float" office:value="7.183988E-016" calcext:value-type="float">
            <text:p>7.183988E-16</text:p>
          </table:table-cell>
          <table:table-cell office:value-type="float" office:value="2.452959E-016" calcext:value-type="float">
            <text:p>2.452959E-16</text:p>
          </table:table-cell>
          <table:table-cell office:value-type="float" office:value="4.304591E-023" calcext:value-type="float">
            <text:p>4.3045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9944" calcext:value-type="float">
            <text:p>-59.9944</text:p>
          </table:table-cell>
          <table:table-cell office:value-type="float" office:value="-0.01091746" calcext:value-type="float">
            <text:p>-0.01091746</text:p>
          </table:table-cell>
          <table:table-cell office:value-type="float" office:value="-0.01046583" calcext:value-type="float">
            <text:p>-0.01046583</text:p>
          </table:table-cell>
          <table:table-cell office:value-type="float" office:value="-0.009989114" calcext:value-type="float">
            <text:p>-0.009989114</text:p>
          </table:table-cell>
          <table:table-cell office:value-type="float" office:value="-0.009639346" calcext:value-type="float">
            <text:p>-0.009639346</text:p>
          </table:table-cell>
          <table:table-cell office:value-type="float" office:value="-0.009184312" calcext:value-type="float">
            <text:p>-0.009184312</text:p>
          </table:table-cell>
          <table:table-cell office:value-type="float" office:value="-0.008984284" calcext:value-type="float">
            <text:p>-0.008984284</text:p>
          </table:table-cell>
          <table:table-cell office:value-type="float" office:value="-0.008921444" calcext:value-type="float">
            <text:p>-0.008921444</text:p>
          </table:table-cell>
          <table:table-cell office:value-type="float" office:value="-0.009959987" calcext:value-type="float">
            <text:p>-0.009959987</text:p>
          </table:table-cell>
          <table:table-cell office:value-type="float" office:value="-0.01015684" calcext:value-type="float">
            <text:p>-0.0101568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76505" calcext:value-type="float">
            <text:p>-11.76505</text:p>
          </table:table-cell>
          <table:table-cell office:value-type="float" office:value="0.0003987359" calcext:value-type="float">
            <text:p>0.00039873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794" calcext:value-type="float">
            <text:p>-2.1967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329.4057" calcext:value-type="float">
            <text:p>329.4057</text:p>
          </table:table-cell>
          <table:table-cell office:value-type="float" office:value="133.8733" calcext:value-type="float">
            <text:p>133.873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1.216" calcext:value-type="float">
            <text:p>1111.216</text:p>
          </table:table-cell>
          <table:table-cell office:value-type="float" office:value="45.18581" calcext:value-type="float">
            <text:p>45.18581</text:p>
          </table:table-cell>
          <table:table-cell office:value-type="float" office:value="0" calcext:value-type="float">
            <text:p>0</text:p>
          </table:table-cell>
          <table:table-cell office:value-type="float" office:value="0.1479766" calcext:value-type="float">
            <text:p>0.1479766</text:p>
          </table:table-cell>
          <table:table-cell office:value-type="float" office:value="0.3599939" calcext:value-type="float">
            <text:p>0.3599939</text:p>
          </table:table-cell>
          <table:table-cell office:value-type="float" office:value="0.3634173" calcext:value-type="float">
            <text:p>0.3634173</text:p>
          </table:table-cell>
          <table:table-cell office:value-type="float" office:value="0.3670291" calcext:value-type="float">
            <text:p>0.3670291</text:p>
          </table:table-cell>
          <table:table-cell office:value-type="float" office:value="0.369397" calcext:value-type="float">
            <text:p>0.369397</text:p>
          </table:table-cell>
          <table:table-cell office:value-type="float" office:value="0.3160844" calcext:value-type="float">
            <text:p>0.3160844</text:p>
          </table:table-cell>
          <table:table-cell office:value-type="float" office:value="0.3111726" calcext:value-type="float">
            <text:p>0.3111726</text:p>
          </table:table-cell>
          <table:table-cell office:value-type="float" office:value="0.379099" calcext:value-type="float">
            <text:p>0.379099</text:p>
          </table:table-cell>
          <table:table-cell office:value-type="float" office:value="0.3723215" calcext:value-type="float">
            <text:p>0.3723215</text:p>
          </table:table-cell>
          <table:table-cell office:value-type="float" office:value="0.3774506" calcext:value-type="float">
            <text:p>0.3774506</text:p>
          </table:table-cell>
          <table:table-cell office:value-type="float" office:value="0.3924935" calcext:value-type="float">
            <text:p>0.3924935</text:p>
          </table:table-cell>
          <table:table-cell office:value-type="float" office:value="0.4035554" calcext:value-type="float">
            <text:p>0.40355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76867E-016" calcext:value-type="float">
            <text:p>7.276867E-16</text:p>
          </table:table-cell>
          <table:table-cell office:value-type="float" office:value="7.183502E-016" calcext:value-type="float">
            <text:p>7.183502E-16</text:p>
          </table:table-cell>
          <table:table-cell office:value-type="float" office:value="2.452825E-016" calcext:value-type="float">
            <text:p>2.452825E-16</text:p>
          </table:table-cell>
          <table:table-cell office:value-type="float" office:value="4.304433E-023" calcext:value-type="float">
            <text:p>4.30443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.221804" calcext:value-type="float">
            <text:p>-8.221804</text:p>
          </table:table-cell>
          <table:table-cell office:value-type="float" office:value="-0.01164297" calcext:value-type="float">
            <text:p>-0.01164297</text:p>
          </table:table-cell>
          <table:table-cell office:value-type="float" office:value="-0.0109864" calcext:value-type="float">
            <text:p>-0.0109864</text:p>
          </table:table-cell>
          <table:table-cell office:value-type="float" office:value="-0.010338" calcext:value-type="float">
            <text:p>-0.010338</text:p>
          </table:table-cell>
          <table:table-cell office:value-type="float" office:value="-0.009934724" calcext:value-type="float">
            <text:p>-0.009934724</text:p>
          </table:table-cell>
          <table:table-cell office:value-type="float" office:value="-0.009449403" calcext:value-type="float">
            <text:p>-0.009449403</text:p>
          </table:table-cell>
          <table:table-cell office:value-type="float" office:value="-0.009235311" calcext:value-type="float">
            <text:p>-0.009235311</text:p>
          </table:table-cell>
          <table:table-cell office:value-type="float" office:value="-0.009001056" calcext:value-type="float">
            <text:p>-0.009001056</text:p>
          </table:table-cell>
          <table:table-cell office:value-type="float" office:value="-0.00974875" calcext:value-type="float">
            <text:p>-0.00974875</text:p>
          </table:table-cell>
          <table:table-cell office:value-type="float" office:value="-0.009995132" calcext:value-type="float">
            <text:p>-0.00999513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59026" calcext:value-type="float">
            <text:p>-11.59026</text:p>
          </table:table-cell>
          <table:table-cell office:value-type="float" office:value="0.0003922604" calcext:value-type="float">
            <text:p>0.00039226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967" calcext:value-type="float">
            <text:p>-2.1969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333.9776" calcext:value-type="float">
            <text:p>333.9776</text:p>
          </table:table-cell>
          <table:table-cell office:value-type="float" office:value="134.4927" calcext:value-type="float">
            <text:p>134.492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5.073" calcext:value-type="float">
            <text:p>1115.073</text:p>
          </table:table-cell>
          <table:table-cell office:value-type="float" office:value="45.28222" calcext:value-type="float">
            <text:p>45.28222</text:p>
          </table:table-cell>
          <table:table-cell office:value-type="float" office:value="0" calcext:value-type="float">
            <text:p>0</text:p>
          </table:table-cell>
          <table:table-cell office:value-type="float" office:value="0.3933616" calcext:value-type="float">
            <text:p>0.3933616</text:p>
          </table:table-cell>
          <table:table-cell office:value-type="float" office:value="0.3852749" calcext:value-type="float">
            <text:p>0.3852749</text:p>
          </table:table-cell>
          <table:table-cell office:value-type="float" office:value="0.3711065" calcext:value-type="float">
            <text:p>0.3711065</text:p>
          </table:table-cell>
          <table:table-cell office:value-type="float" office:value="0.3667746" calcext:value-type="float">
            <text:p>0.3667746</text:p>
          </table:table-cell>
          <table:table-cell office:value-type="float" office:value="0.3676128" calcext:value-type="float">
            <text:p>0.3676128</text:p>
          </table:table-cell>
          <table:table-cell office:value-type="float" office:value="0.3144352" calcext:value-type="float">
            <text:p>0.3144352</text:p>
          </table:table-cell>
          <table:table-cell office:value-type="float" office:value="0.3101202" calcext:value-type="float">
            <text:p>0.3101202</text:p>
          </table:table-cell>
          <table:table-cell office:value-type="float" office:value="0.3788985" calcext:value-type="float">
            <text:p>0.3788985</text:p>
          </table:table-cell>
          <table:table-cell office:value-type="float" office:value="0.3726642" calcext:value-type="float">
            <text:p>0.3726642</text:p>
          </table:table-cell>
          <table:table-cell office:value-type="float" office:value="0.3777737" calcext:value-type="float">
            <text:p>0.3777737</text:p>
          </table:table-cell>
          <table:table-cell office:value-type="float" office:value="0.3927109" calcext:value-type="float">
            <text:p>0.3927109</text:p>
          </table:table-cell>
          <table:table-cell office:value-type="float" office:value="0.4036367" calcext:value-type="float">
            <text:p>0.403636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279097E-016" calcext:value-type="float">
            <text:p>7.279097E-16</text:p>
          </table:table-cell>
          <table:table-cell office:value-type="float" office:value="7.18311E-016" calcext:value-type="float">
            <text:p>7.18311E-16</text:p>
          </table:table-cell>
          <table:table-cell office:value-type="float" office:value="2.452707E-016" calcext:value-type="float">
            <text:p>2.452707E-16</text:p>
          </table:table-cell>
          <table:table-cell office:value-type="float" office:value="4.304308E-023" calcext:value-type="float">
            <text:p>4.30430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685875" calcext:value-type="float">
            <text:p>-0.006685875</text:p>
          </table:table-cell>
          <table:table-cell office:value-type="float" office:value="-0.007679633" calcext:value-type="float">
            <text:p>-0.007679633</text:p>
          </table:table-cell>
          <table:table-cell office:value-type="float" office:value="-0.009785935" calcext:value-type="float">
            <text:p>-0.009785935</text:p>
          </table:table-cell>
          <table:table-cell office:value-type="float" office:value="-0.01043944" calcext:value-type="float">
            <text:p>-0.01043944</text:p>
          </table:table-cell>
          <table:table-cell office:value-type="float" office:value="-0.01025983" calcext:value-type="float">
            <text:p>-0.01025983</text:p>
          </table:table-cell>
          <table:table-cell office:value-type="float" office:value="-0.00982774" calcext:value-type="float">
            <text:p>-0.00982774</text:p>
          </table:table-cell>
          <table:table-cell office:value-type="float" office:value="-0.009500687" calcext:value-type="float">
            <text:p>-0.009500687</text:p>
          </table:table-cell>
          <table:table-cell office:value-type="float" office:value="-0.009104313" calcext:value-type="float">
            <text:p>-0.009104313</text:p>
          </table:table-cell>
          <table:table-cell office:value-type="float" office:value="-0.009599582" calcext:value-type="float">
            <text:p>-0.009599582</text:p>
          </table:table-cell>
          <table:table-cell office:value-type="float" office:value="-0.009849781" calcext:value-type="float">
            <text:p>-0.00984978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44349" calcext:value-type="float">
            <text:p>-11.44349</text:p>
          </table:table-cell>
          <table:table-cell office:value-type="float" office:value="0.0003866294" calcext:value-type="float">
            <text:p>0.000386629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997" calcext:value-type="float">
            <text:p>-2.196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6.07" calcext:value-type="float">
            <text:p>136.0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8.222" calcext:value-type="float">
            <text:p>1118.222</text:p>
          </table:table-cell>
          <table:table-cell office:value-type="float" office:value="45.382" calcext:value-type="float">
            <text:p>45.382</text:p>
          </table:table-cell>
          <table:table-cell office:value-type="float" office:value="0" calcext:value-type="float">
            <text:p>0</text:p>
          </table:table-cell>
          <table:table-cell office:value-type="float" office:value="0.3766469" calcext:value-type="float">
            <text:p>0.3766469</text:p>
          </table:table-cell>
          <table:table-cell office:value-type="float" office:value="0.3790765" calcext:value-type="float">
            <text:p>0.3790765</text:p>
          </table:table-cell>
          <table:table-cell office:value-type="float" office:value="0.3828114" calcext:value-type="float">
            <text:p>0.3828114</text:p>
          </table:table-cell>
          <table:table-cell office:value-type="float" office:value="0.3858866" calcext:value-type="float">
            <text:p>0.3858866</text:p>
          </table:table-cell>
          <table:table-cell office:value-type="float" office:value="0.3873214" calcext:value-type="float">
            <text:p>0.3873214</text:p>
          </table:table-cell>
          <table:table-cell office:value-type="float" office:value="0.323306" calcext:value-type="float">
            <text:p>0.323306</text:p>
          </table:table-cell>
          <table:table-cell office:value-type="float" office:value="0.3134995" calcext:value-type="float">
            <text:p>0.3134995</text:p>
          </table:table-cell>
          <table:table-cell office:value-type="float" office:value="0.3789872" calcext:value-type="float">
            <text:p>0.3789872</text:p>
          </table:table-cell>
          <table:table-cell office:value-type="float" office:value="0.3728178" calcext:value-type="float">
            <text:p>0.3728178</text:p>
          </table:table-cell>
          <table:table-cell office:value-type="float" office:value="0.3780972" calcext:value-type="float">
            <text:p>0.3780972</text:p>
          </table:table-cell>
          <table:table-cell office:value-type="float" office:value="0.3930185" calcext:value-type="float">
            <text:p>0.3930185</text:p>
          </table:table-cell>
          <table:table-cell office:value-type="float" office:value="0.4037361" calcext:value-type="float">
            <text:p>0.40373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81146E-016" calcext:value-type="float">
            <text:p>7.281146E-16</text:p>
          </table:table-cell>
          <table:table-cell office:value-type="float" office:value="7.182757E-016" calcext:value-type="float">
            <text:p>7.182757E-16</text:p>
          </table:table-cell>
          <table:table-cell office:value-type="float" office:value="2.452596E-016" calcext:value-type="float">
            <text:p>2.452596E-16</text:p>
          </table:table-cell>
          <table:table-cell office:value-type="float" office:value="4.304194E-023" calcext:value-type="float">
            <text:p>4.30419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808563" calcext:value-type="float">
            <text:p>-0.008808563</text:p>
          </table:table-cell>
          <table:table-cell office:value-type="float" office:value="-0.008460698" calcext:value-type="float">
            <text:p>-0.008460698</text:p>
          </table:table-cell>
          <table:table-cell office:value-type="float" office:value="-0.007968195" calcext:value-type="float">
            <text:p>-0.007968195</text:p>
          </table:table-cell>
          <table:table-cell office:value-type="float" office:value="-0.007587463" calcext:value-type="float">
            <text:p>-0.007587463</text:p>
          </table:table-cell>
          <table:table-cell office:value-type="float" office:value="-0.007416706" calcext:value-type="float">
            <text:p>-0.007416706</text:p>
          </table:table-cell>
          <table:table-cell office:value-type="float" office:value="-0.007992744" calcext:value-type="float">
            <text:p>-0.007992744</text:p>
          </table:table-cell>
          <table:table-cell office:value-type="float" office:value="-0.008690901" calcext:value-type="float">
            <text:p>-0.008690901</text:p>
          </table:table-cell>
          <table:table-cell office:value-type="float" office:value="-0.009064011" calcext:value-type="float">
            <text:p>-0.009064011</text:p>
          </table:table-cell>
          <table:table-cell office:value-type="float" office:value="-0.009534061" calcext:value-type="float">
            <text:p>-0.009534061</text:p>
          </table:table-cell>
          <table:table-cell office:value-type="float" office:value="-0.009706484" calcext:value-type="float">
            <text:p>-0.00970648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31161" calcext:value-type="float">
            <text:p>-11.31161</text:p>
          </table:table-cell>
          <table:table-cell office:value-type="float" office:value="0.0003813676" calcext:value-type="float">
            <text:p>0.000381367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834" calcext:value-type="float">
            <text:p>-2.1968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9.5249" calcext:value-type="float">
            <text:p>139.5249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4.714" calcext:value-type="float">
            <text:p>1114.714</text:p>
          </table:table-cell>
          <table:table-cell office:value-type="float" office:value="45.4349" calcext:value-type="float">
            <text:p>45.4349</text:p>
          </table:table-cell>
          <table:table-cell office:value-type="float" office:value="0" calcext:value-type="float">
            <text:p>0</text:p>
          </table:table-cell>
          <table:table-cell office:value-type="float" office:value="0.1822691" calcext:value-type="float">
            <text:p>0.1822691</text:p>
          </table:table-cell>
          <table:table-cell office:value-type="float" office:value="0.3655169" calcext:value-type="float">
            <text:p>0.3655169</text:p>
          </table:table-cell>
          <table:table-cell office:value-type="float" office:value="0.3694561" calcext:value-type="float">
            <text:p>0.3694561</text:p>
          </table:table-cell>
          <table:table-cell office:value-type="float" office:value="0.373798" calcext:value-type="float">
            <text:p>0.373798</text:p>
          </table:table-cell>
          <table:table-cell office:value-type="float" office:value="0.3767336" calcext:value-type="float">
            <text:p>0.3767336</text:p>
          </table:table-cell>
          <table:table-cell office:value-type="float" office:value="0.3219093" calcext:value-type="float">
            <text:p>0.3219093</text:p>
          </table:table-cell>
          <table:table-cell office:value-type="float" office:value="0.3156399" calcext:value-type="float">
            <text:p>0.3156399</text:p>
          </table:table-cell>
          <table:table-cell office:value-type="float" office:value="0.3799039" calcext:value-type="float">
            <text:p>0.3799039</text:p>
          </table:table-cell>
          <table:table-cell office:value-type="float" office:value="0.3730645" calcext:value-type="float">
            <text:p>0.3730645</text:p>
          </table:table-cell>
          <table:table-cell office:value-type="float" office:value="0.3783968" calcext:value-type="float">
            <text:p>0.3783968</text:p>
          </table:table-cell>
          <table:table-cell office:value-type="float" office:value="0.3932991" calcext:value-type="float">
            <text:p>0.3932991</text:p>
          </table:table-cell>
          <table:table-cell office:value-type="float" office:value="0.403842" calcext:value-type="float">
            <text:p>0.4038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83322E-016" calcext:value-type="float">
            <text:p>7.283322E-16</text:p>
          </table:table-cell>
          <table:table-cell office:value-type="float" office:value="7.182357E-016" calcext:value-type="float">
            <text:p>7.182357E-16</text:p>
          </table:table-cell>
          <table:table-cell office:value-type="float" office:value="2.452482E-016" calcext:value-type="float">
            <text:p>2.452482E-16</text:p>
          </table:table-cell>
          <table:table-cell office:value-type="float" office:value="4.304077E-023" calcext:value-type="float">
            <text:p>4.30407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687371" calcext:value-type="float">
            <text:p>-1.687371</text:p>
          </table:table-cell>
          <table:table-cell office:value-type="float" office:value="-0.01060235" calcext:value-type="float">
            <text:p>-0.01060235</text:p>
          </table:table-cell>
          <table:table-cell office:value-type="float" office:value="-0.00992853" calcext:value-type="float">
            <text:p>-0.00992853</text:p>
          </table:table-cell>
          <table:table-cell office:value-type="float" office:value="-0.009238103" calcext:value-type="float">
            <text:p>-0.009238103</text:p>
          </table:table-cell>
          <table:table-cell office:value-type="float" office:value="-0.008800536" calcext:value-type="float">
            <text:p>-0.008800536</text:p>
          </table:table-cell>
          <table:table-cell office:value-type="float" office:value="-0.008242085" calcext:value-type="float">
            <text:p>-0.008242085</text:p>
          </table:table-cell>
          <table:table-cell office:value-type="float" office:value="-0.00819392" calcext:value-type="float">
            <text:p>-0.00819392</text:p>
          </table:table-cell>
          <table:table-cell office:value-type="float" office:value="-0.008601913" calcext:value-type="float">
            <text:p>-0.008601913</text:p>
          </table:table-cell>
          <table:table-cell office:value-type="float" office:value="-0.009430295" calcext:value-type="float">
            <text:p>-0.009430295</text:p>
          </table:table-cell>
          <table:table-cell office:value-type="float" office:value="-0.009575732" calcext:value-type="float">
            <text:p>-0.00957573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14253" calcext:value-type="float">
            <text:p>-11.14253</text:p>
          </table:table-cell>
          <table:table-cell office:value-type="float" office:value="0.0003752672" calcext:value-type="float">
            <text:p>0.000375267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504" calcext:value-type="float">
            <text:p>-2.1965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0.463" calcext:value-type="float">
            <text:p>140.46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3.721" calcext:value-type="float">
            <text:p>1113.721</text:p>
          </table:table-cell>
          <table:table-cell office:value-type="float" office:value="45.49038" calcext:value-type="float">
            <text:p>45.49038</text:p>
          </table:table-cell>
          <table:table-cell office:value-type="float" office:value="0" calcext:value-type="float">
            <text:p>0</text:p>
          </table:table-cell>
          <table:table-cell office:value-type="float" office:value="0.1121669" calcext:value-type="float">
            <text:p>0.1121669</text:p>
          </table:table-cell>
          <table:table-cell office:value-type="float" office:value="0.3652508" calcext:value-type="float">
            <text:p>0.3652508</text:p>
          </table:table-cell>
          <table:table-cell office:value-type="float" office:value="0.3679469" calcext:value-type="float">
            <text:p>0.3679469</text:p>
          </table:table-cell>
          <table:table-cell office:value-type="float" office:value="0.3709613" calcext:value-type="float">
            <text:p>0.3709613</text:p>
          </table:table-cell>
          <table:table-cell office:value-type="float" office:value="0.3732342" calcext:value-type="float">
            <text:p>0.3732342</text:p>
          </table:table-cell>
          <table:table-cell office:value-type="float" office:value="0.3189746" calcext:value-type="float">
            <text:p>0.3189746</text:p>
          </table:table-cell>
          <table:table-cell office:value-type="float" office:value="0.3141611" calcext:value-type="float">
            <text:p>0.3141611</text:p>
          </table:table-cell>
          <table:table-cell office:value-type="float" office:value="0.38023" calcext:value-type="float">
            <text:p>0.38023</text:p>
          </table:table-cell>
          <table:table-cell office:value-type="float" office:value="0.3733812" calcext:value-type="float">
            <text:p>0.3733812</text:p>
          </table:table-cell>
          <table:table-cell office:value-type="float" office:value="0.3786837" calcext:value-type="float">
            <text:p>0.3786837</text:p>
          </table:table-cell>
          <table:table-cell office:value-type="float" office:value="0.3935583" calcext:value-type="float">
            <text:p>0.3935583</text:p>
          </table:table-cell>
          <table:table-cell office:value-type="float" office:value="0.4039493" calcext:value-type="float">
            <text:p>0.40394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86133E-016" calcext:value-type="float">
            <text:p>7.286133E-16</text:p>
          </table:table-cell>
          <table:table-cell office:value-type="float" office:value="7.181817E-016" calcext:value-type="float">
            <text:p>7.181817E-16</text:p>
          </table:table-cell>
          <table:table-cell office:value-type="float" office:value="2.452349E-016" calcext:value-type="float">
            <text:p>2.452349E-16</text:p>
          </table:table-cell>
          <table:table-cell office:value-type="float" office:value="4.303942E-023" calcext:value-type="float">
            <text:p>4.30394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3.336" calcext:value-type="float">
            <text:p>-73.336</text:p>
          </table:table-cell>
          <table:table-cell office:value-type="float" office:value="-0.01064416" calcext:value-type="float">
            <text:p>-0.01064416</text:p>
          </table:table-cell>
          <table:table-cell office:value-type="float" office:value="-0.01018101" calcext:value-type="float">
            <text:p>-0.01018101</text:p>
          </table:table-cell>
          <table:table-cell office:value-type="float" office:value="-0.00968633" calcext:value-type="float">
            <text:p>-0.00968633</text:p>
          </table:table-cell>
          <table:table-cell office:value-type="float" office:value="-0.009326938" calcext:value-type="float">
            <text:p>-0.009326938</text:p>
          </table:table-cell>
          <table:table-cell office:value-type="float" office:value="-0.008829232" calcext:value-type="float">
            <text:p>-0.008829232</text:p>
          </table:table-cell>
          <table:table-cell office:value-type="float" office:value="-0.008522199" calcext:value-type="float">
            <text:p>-0.008522199</text:p>
          </table:table-cell>
          <table:table-cell office:value-type="float" office:value="-0.008440712" calcext:value-type="float">
            <text:p>-0.008440712</text:p>
          </table:table-cell>
          <table:table-cell office:value-type="float" office:value="-0.009298154" calcext:value-type="float">
            <text:p>-0.009298154</text:p>
          </table:table-cell>
          <table:table-cell office:value-type="float" office:value="-0.009452255" calcext:value-type="float">
            <text:p>-0.00945225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0.92372" calcext:value-type="float">
            <text:p>-10.92372</text:p>
          </table:table-cell>
          <table:table-cell office:value-type="float" office:value="0.0003675502" calcext:value-type="float">
            <text:p>0.00036755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02" calcext:value-type="float">
            <text:p>-2.196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0.6962" calcext:value-type="float">
            <text:p>140.696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3.428" calcext:value-type="float">
            <text:p>1113.428</text:p>
          </table:table-cell>
          <table:table-cell office:value-type="float" office:value="45.54933" calcext:value-type="float">
            <text:p>45.54933</text:p>
          </table:table-cell>
          <table:table-cell office:value-type="float" office:value="0" calcext:value-type="float">
            <text:p>0</text:p>
          </table:table-cell>
          <table:table-cell office:value-type="float" office:value="0.1119054" calcext:value-type="float">
            <text:p>0.1119054</text:p>
          </table:table-cell>
          <table:table-cell office:value-type="float" office:value="0.3633313" calcext:value-type="float">
            <text:p>0.3633313</text:p>
          </table:table-cell>
          <table:table-cell office:value-type="float" office:value="0.3659613" calcext:value-type="float">
            <text:p>0.3659613</text:p>
          </table:table-cell>
          <table:table-cell office:value-type="float" office:value="0.368885" calcext:value-type="float">
            <text:p>0.368885</text:p>
          </table:table-cell>
          <table:table-cell office:value-type="float" office:value="0.3710828" calcext:value-type="float">
            <text:p>0.3710828</text:p>
          </table:table-cell>
          <table:table-cell office:value-type="float" office:value="0.3173186" calcext:value-type="float">
            <text:p>0.3173186</text:p>
          </table:table-cell>
          <table:table-cell office:value-type="float" office:value="0.3127581" calcext:value-type="float">
            <text:p>0.3127581</text:p>
          </table:table-cell>
          <table:table-cell office:value-type="float" office:value="0.3801177" calcext:value-type="float">
            <text:p>0.3801177</text:p>
          </table:table-cell>
          <table:table-cell office:value-type="float" office:value="0.3736665" calcext:value-type="float">
            <text:p>0.3736665</text:p>
          </table:table-cell>
          <table:table-cell office:value-type="float" office:value="0.3789602" calcext:value-type="float">
            <text:p>0.3789602</text:p>
          </table:table-cell>
          <table:table-cell office:value-type="float" office:value="0.3938005" calcext:value-type="float">
            <text:p>0.3938005</text:p>
          </table:table-cell>
          <table:table-cell office:value-type="float" office:value="0.4040563" calcext:value-type="float">
            <text:p>0.40405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8944E-016" calcext:value-type="float">
            <text:p>7.28944E-16</text:p>
          </table:table-cell>
          <table:table-cell office:value-type="float" office:value="7.181182E-016" calcext:value-type="float">
            <text:p>7.181182E-16</text:p>
          </table:table-cell>
          <table:table-cell office:value-type="float" office:value="2.452192E-016" calcext:value-type="float">
            <text:p>2.452192E-16</text:p>
          </table:table-cell>
          <table:table-cell office:value-type="float" office:value="4.303768E-023" calcext:value-type="float">
            <text:p>4.3037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3.90737" calcext:value-type="float">
            <text:p>-73.90737</text:p>
          </table:table-cell>
          <table:table-cell office:value-type="float" office:value="-0.01099544" calcext:value-type="float">
            <text:p>-0.01099544</text:p>
          </table:table-cell>
          <table:table-cell office:value-type="float" office:value="-0.01052574" calcext:value-type="float">
            <text:p>-0.01052574</text:p>
          </table:table-cell>
          <table:table-cell office:value-type="float" office:value="-0.01002672" calcext:value-type="float">
            <text:p>-0.01002672</text:p>
          </table:table-cell>
          <table:table-cell office:value-type="float" office:value="-0.009665125" calcext:value-type="float">
            <text:p>-0.009665125</text:p>
          </table:table-cell>
          <table:table-cell office:value-type="float" office:value="-0.009180192" calcext:value-type="float">
            <text:p>-0.009180192</text:p>
          </table:table-cell>
          <table:table-cell office:value-type="float" office:value="-0.008848299" calcext:value-type="float">
            <text:p>-0.008848299</text:p>
          </table:table-cell>
          <table:table-cell office:value-type="float" office:value="-0.008493165" calcext:value-type="float">
            <text:p>-0.008493165</text:p>
          </table:table-cell>
          <table:table-cell office:value-type="float" office:value="-0.009180568" calcext:value-type="float">
            <text:p>-0.009180568</text:p>
          </table:table-cell>
          <table:table-cell office:value-type="float" office:value="-0.009334902" calcext:value-type="float">
            <text:p>-0.00933490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0.69934" calcext:value-type="float">
            <text:p>-10.69934</text:p>
          </table:table-cell>
          <table:table-cell office:value-type="float" office:value="0.0003588392" calcext:value-type="float">
            <text:p>0.00035883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408" calcext:value-type="float">
            <text:p>-2.1954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0.9893" calcext:value-type="float">
            <text:p>140.989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3.072" calcext:value-type="float">
            <text:p>1113.072</text:p>
          </table:table-cell>
          <table:table-cell office:value-type="float" office:value="45.61247" calcext:value-type="float">
            <text:p>45.61247</text:p>
          </table:table-cell>
          <table:table-cell office:value-type="float" office:value="0" calcext:value-type="float">
            <text:p>0</text:p>
          </table:table-cell>
          <table:table-cell office:value-type="float" office:value="0.1122838" calcext:value-type="float">
            <text:p>0.1122838</text:p>
          </table:table-cell>
          <table:table-cell office:value-type="float" office:value="0.3611042" calcext:value-type="float">
            <text:p>0.3611042</text:p>
          </table:table-cell>
          <table:table-cell office:value-type="float" office:value="0.3636911" calcext:value-type="float">
            <text:p>0.3636911</text:p>
          </table:table-cell>
          <table:table-cell office:value-type="float" office:value="0.3666155" calcext:value-type="float">
            <text:p>0.3666155</text:p>
          </table:table-cell>
          <table:table-cell office:value-type="float" office:value="0.3688262" calcext:value-type="float">
            <text:p>0.3688262</text:p>
          </table:table-cell>
          <table:table-cell office:value-type="float" office:value="0.315863" calcext:value-type="float">
            <text:p>0.315863</text:p>
          </table:table-cell>
          <table:table-cell office:value-type="float" office:value="0.3116582" calcext:value-type="float">
            <text:p>0.3116582</text:p>
          </table:table-cell>
          <table:table-cell office:value-type="float" office:value="0.3798208" calcext:value-type="float">
            <text:p>0.3798208</text:p>
          </table:table-cell>
          <table:table-cell office:value-type="float" office:value="0.3738815" calcext:value-type="float">
            <text:p>0.3738815</text:p>
          </table:table-cell>
          <table:table-cell office:value-type="float" office:value="0.3792227" calcext:value-type="float">
            <text:p>0.3792227</text:p>
          </table:table-cell>
          <table:table-cell office:value-type="float" office:value="0.3940289" calcext:value-type="float">
            <text:p>0.3940289</text:p>
          </table:table-cell>
          <table:table-cell office:value-type="float" office:value="0.4041639" calcext:value-type="float">
            <text:p>0.40416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293215E-016" calcext:value-type="float">
            <text:p>7.293215E-16</text:p>
          </table:table-cell>
          <table:table-cell office:value-type="float" office:value="7.180445E-016" calcext:value-type="float">
            <text:p>7.180445E-16</text:p>
          </table:table-cell>
          <table:table-cell office:value-type="float" office:value="2.452016E-016" calcext:value-type="float">
            <text:p>2.452016E-16</text:p>
          </table:table-cell>
          <table:table-cell office:value-type="float" office:value="4.303566E-023" calcext:value-type="float">
            <text:p>4.3035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2.26475" calcext:value-type="float">
            <text:p>-72.26475</text:p>
          </table:table-cell>
          <table:table-cell office:value-type="float" office:value="-0.01142068" calcext:value-type="float">
            <text:p>-0.01142068</text:p>
          </table:table-cell>
          <table:table-cell office:value-type="float" office:value="-0.01093714" calcext:value-type="float">
            <text:p>-0.01093714</text:p>
          </table:table-cell>
          <table:table-cell office:value-type="float" office:value="-0.01041478" calcext:value-type="float">
            <text:p>-0.01041478</text:p>
          </table:table-cell>
          <table:table-cell office:value-type="float" office:value="-0.01003455" calcext:value-type="float">
            <text:p>-0.01003455</text:p>
          </table:table-cell>
          <table:table-cell office:value-type="float" office:value="-0.009500203" calcext:value-type="float">
            <text:p>-0.009500203</text:p>
          </table:table-cell>
          <table:table-cell office:value-type="float" office:value="-0.009113626" calcext:value-type="float">
            <text:p>-0.009113626</text:p>
          </table:table-cell>
          <table:table-cell office:value-type="float" office:value="-0.008637787" calcext:value-type="float">
            <text:p>-0.008637787</text:p>
          </table:table-cell>
          <table:table-cell office:value-type="float" office:value="-0.009092842" calcext:value-type="float">
            <text:p>-0.009092842</text:p>
          </table:table-cell>
          <table:table-cell office:value-type="float" office:value="-0.009224915" calcext:value-type="float">
            <text:p>-0.00922491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0.44768" calcext:value-type="float">
            <text:p>-10.44768</text:p>
          </table:table-cell>
          <table:table-cell office:value-type="float" office:value="0.0003492075" calcext:value-type="float">
            <text:p>0.000349207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7" calcext:value-type="float">
            <text:p>-2.19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4.6393" calcext:value-type="float">
            <text:p>144.639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2.121" calcext:value-type="float">
            <text:p>1112.121</text:p>
          </table:table-cell>
          <table:table-cell office:value-type="float" office:value="45.70769" calcext:value-type="float">
            <text:p>45.70769</text:p>
          </table:table-cell>
          <table:table-cell office:value-type="float" office:value="0" calcext:value-type="float">
            <text:p>0</text:p>
          </table:table-cell>
          <table:table-cell office:value-type="float" office:value="0.1146084" calcext:value-type="float">
            <text:p>0.1146084</text:p>
          </table:table-cell>
          <table:table-cell office:value-type="float" office:value="0.3549248" calcext:value-type="float">
            <text:p>0.3549248</text:p>
          </table:table-cell>
          <table:table-cell office:value-type="float" office:value="0.3580016" calcext:value-type="float">
            <text:p>0.3580016</text:p>
          </table:table-cell>
          <table:table-cell office:value-type="float" office:value="0.361836" calcext:value-type="float">
            <text:p>0.361836</text:p>
          </table:table-cell>
          <table:table-cell office:value-type="float" office:value="0.3645861" calcext:value-type="float">
            <text:p>0.3645861</text:p>
          </table:table-cell>
          <table:table-cell office:value-type="float" office:value="0.3138367" calcext:value-type="float">
            <text:p>0.3138367</text:p>
          </table:table-cell>
          <table:table-cell office:value-type="float" office:value="0.3102441" calcext:value-type="float">
            <text:p>0.3102441</text:p>
          </table:table-cell>
          <table:table-cell office:value-type="float" office:value="0.3792253" calcext:value-type="float">
            <text:p>0.3792253</text:p>
          </table:table-cell>
          <table:table-cell office:value-type="float" office:value="0.3741057" calcext:value-type="float">
            <text:p>0.3741057</text:p>
          </table:table-cell>
          <table:table-cell office:value-type="float" office:value="0.3795954" calcext:value-type="float">
            <text:p>0.3795954</text:p>
          </table:table-cell>
          <table:table-cell office:value-type="float" office:value="0.3942539" calcext:value-type="float">
            <text:p>0.3942539</text:p>
          </table:table-cell>
          <table:table-cell office:value-type="float" office:value="0.4042703" calcext:value-type="float">
            <text:p>0.404270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296963E-016" calcext:value-type="float">
            <text:p>7.296963E-16</text:p>
          </table:table-cell>
          <table:table-cell office:value-type="float" office:value="7.17972E-016" calcext:value-type="float">
            <text:p>7.17972E-16</text:p>
          </table:table-cell>
          <table:table-cell office:value-type="float" office:value="2.451835E-016" calcext:value-type="float">
            <text:p>2.451835E-16</text:p>
          </table:table-cell>
          <table:table-cell office:value-type="float" office:value="4.303352E-023" calcext:value-type="float">
            <text:p>4.3033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29375" calcext:value-type="float">
            <text:p>-61.29375</text:p>
          </table:table-cell>
          <table:table-cell office:value-type="float" office:value="-0.01270925" calcext:value-type="float">
            <text:p>-0.01270925</text:p>
          </table:table-cell>
          <table:table-cell office:value-type="float" office:value="-0.01205477" calcext:value-type="float">
            <text:p>-0.01205477</text:p>
          </table:table-cell>
          <table:table-cell office:value-type="float" office:value="-0.01128872" calcext:value-type="float">
            <text:p>-0.01128872</text:p>
          </table:table-cell>
          <table:table-cell office:value-type="float" office:value="-0.01077159" calcext:value-type="float">
            <text:p>-0.01077159</text:p>
          </table:table-cell>
          <table:table-cell office:value-type="float" office:value="-0.009965042" calcext:value-type="float">
            <text:p>-0.009965042</text:p>
          </table:table-cell>
          <table:table-cell office:value-type="float" office:value="-0.009464961" calcext:value-type="float">
            <text:p>-0.009464961</text:p>
          </table:table-cell>
          <table:table-cell office:value-type="float" office:value="-0.008934654" calcext:value-type="float">
            <text:p>-0.008934654</text:p>
          </table:table-cell>
          <table:table-cell office:value-type="float" office:value="-0.009002549" calcext:value-type="float">
            <text:p>-0.009002549</text:p>
          </table:table-cell>
          <table:table-cell office:value-type="float" office:value="-0.009071569" calcext:value-type="float">
            <text:p>-0.00907156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0.22898" calcext:value-type="float">
            <text:p>-10.22898</text:p>
          </table:table-cell>
          <table:table-cell office:value-type="float" office:value="0.0003398873" calcext:value-type="float">
            <text:p>0.00033988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912" calcext:value-type="float">
            <text:p>-2.1939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5.1714" calcext:value-type="float">
            <text:p>145.1714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1.516" calcext:value-type="float">
            <text:p>1111.516</text:p>
          </table:table-cell>
          <table:table-cell office:value-type="float" office:value="45.78071" calcext:value-type="float">
            <text:p>45.78071</text:p>
          </table:table-cell>
          <table:table-cell office:value-type="float" office:value="0" calcext:value-type="float">
            <text:p>0</text:p>
          </table:table-cell>
          <table:table-cell office:value-type="float" office:value="0.1084937" calcext:value-type="float">
            <text:p>0.1084937</text:p>
          </table:table-cell>
          <table:table-cell office:value-type="float" office:value="0.3533281" calcext:value-type="float">
            <text:p>0.3533281</text:p>
          </table:table-cell>
          <table:table-cell office:value-type="float" office:value="0.3560457" calcext:value-type="float">
            <text:p>0.3560457</text:p>
          </table:table-cell>
          <table:table-cell office:value-type="float" office:value="0.359338" calcext:value-type="float">
            <text:p>0.359338</text:p>
          </table:table-cell>
          <table:table-cell office:value-type="float" office:value="0.361825" calcext:value-type="float">
            <text:p>0.361825</text:p>
          </table:table-cell>
          <table:table-cell office:value-type="float" office:value="0.3115866" calcext:value-type="float">
            <text:p>0.3115866</text:p>
          </table:table-cell>
          <table:table-cell office:value-type="float" office:value="0.3084157" calcext:value-type="float">
            <text:p>0.3084157</text:p>
          </table:table-cell>
          <table:table-cell office:value-type="float" office:value="0.3786463" calcext:value-type="float">
            <text:p>0.3786463</text:p>
          </table:table-cell>
          <table:table-cell office:value-type="float" office:value="0.3742045" calcext:value-type="float">
            <text:p>0.3742045</text:p>
          </table:table-cell>
          <table:table-cell office:value-type="float" office:value="0.3799342" calcext:value-type="float">
            <text:p>0.3799342</text:p>
          </table:table-cell>
          <table:table-cell office:value-type="float" office:value="0.3944812" calcext:value-type="float">
            <text:p>0.3944812</text:p>
          </table:table-cell>
          <table:table-cell office:value-type="float" office:value="0.4043757" calcext:value-type="float">
            <text:p>0.4043757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301354E-016" calcext:value-type="float">
            <text:p>7.301354E-16</text:p>
          </table:table-cell>
          <table:table-cell office:value-type="float" office:value="7.178886E-016" calcext:value-type="float">
            <text:p>7.178886E-16</text:p>
          </table:table-cell>
          <table:table-cell office:value-type="float" office:value="2.451632E-016" calcext:value-type="float">
            <text:p>2.451632E-16</text:p>
          </table:table-cell>
          <table:table-cell office:value-type="float" office:value="4.303122E-023" calcext:value-type="float">
            <text:p>4.30312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6.21535" calcext:value-type="float">
            <text:p>-96.21535</text:p>
          </table:table-cell>
          <table:table-cell office:value-type="float" office:value="-0.0130633" calcext:value-type="float">
            <text:p>-0.0130633</text:p>
          </table:table-cell>
          <table:table-cell office:value-type="float" office:value="-0.01246669" calcext:value-type="float">
            <text:p>-0.01246669</text:p>
          </table:table-cell>
          <table:table-cell office:value-type="float" office:value="-0.0117819" calcext:value-type="float">
            <text:p>-0.0117819</text:p>
          </table:table-cell>
          <table:table-cell office:value-type="float" office:value="-0.01128987" calcext:value-type="float">
            <text:p>-0.01128987</text:p>
          </table:table-cell>
          <table:table-cell office:value-type="float" office:value="-0.01051584" calcext:value-type="float">
            <text:p>-0.01051584</text:p>
          </table:table-cell>
          <table:table-cell office:value-type="float" office:value="-0.009946527" calcext:value-type="float">
            <text:p>-0.009946527</text:p>
          </table:table-cell>
          <table:table-cell office:value-type="float" office:value="-0.009234435" calcext:value-type="float">
            <text:p>-0.009234435</text:p>
          </table:table-cell>
          <table:table-cell office:value-type="float" office:value="-0.008962583" calcext:value-type="float">
            <text:p>-0.008962583</text:p>
          </table:table-cell>
          <table:table-cell office:value-type="float" office:value="-0.008933931" calcext:value-type="float">
            <text:p>-0.00893393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9.978043" calcext:value-type="float">
            <text:p>-9.978043</text:p>
          </table:table-cell>
          <table:table-cell office:value-type="float" office:value="0.0003293678" calcext:value-type="float">
            <text:p>0.00032936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062" calcext:value-type="float">
            <text:p>-2.1930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5.6431" calcext:value-type="float">
            <text:p>145.643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0.966" calcext:value-type="float">
            <text:p>1110.966</text:p>
          </table:table-cell>
          <table:table-cell office:value-type="float" office:value="45.85924" calcext:value-type="float">
            <text:p>45.85924</text:p>
          </table:table-cell>
          <table:table-cell office:value-type="float" office:value="0" calcext:value-type="float">
            <text:p>0</text:p>
          </table:table-cell>
          <table:table-cell office:value-type="float" office:value="0.1073157" calcext:value-type="float">
            <text:p>0.1073157</text:p>
          </table:table-cell>
          <table:table-cell office:value-type="float" office:value="0.3512592" calcext:value-type="float">
            <text:p>0.3512592</text:p>
          </table:table-cell>
          <table:table-cell office:value-type="float" office:value="0.3539127" calcext:value-type="float">
            <text:p>0.3539127</text:p>
          </table:table-cell>
          <table:table-cell office:value-type="float" office:value="0.3570996" calcext:value-type="float">
            <text:p>0.3570996</text:p>
          </table:table-cell>
          <table:table-cell office:value-type="float" office:value="0.3594708" calcext:value-type="float">
            <text:p>0.3594708</text:p>
          </table:table-cell>
          <table:table-cell office:value-type="float" office:value="0.3097795" calcext:value-type="float">
            <text:p>0.3097795</text:p>
          </table:table-cell>
          <table:table-cell office:value-type="float" office:value="0.306883" calcext:value-type="float">
            <text:p>0.306883</text:p>
          </table:table-cell>
          <table:table-cell office:value-type="float" office:value="0.3780513" calcext:value-type="float">
            <text:p>0.3780513</text:p>
          </table:table-cell>
          <table:table-cell office:value-type="float" office:value="0.374192" calcext:value-type="float">
            <text:p>0.374192</text:p>
          </table:table-cell>
          <table:table-cell office:value-type="float" office:value="0.3802291" calcext:value-type="float">
            <text:p>0.3802291</text:p>
          </table:table-cell>
          <table:table-cell office:value-type="float" office:value="0.3947042" calcext:value-type="float">
            <text:p>0.3947042</text:p>
          </table:table-cell>
          <table:table-cell office:value-type="float" office:value="0.4044813" calcext:value-type="float">
            <text:p>0.40448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05786E-016" calcext:value-type="float">
            <text:p>7.305786E-16</text:p>
          </table:table-cell>
          <table:table-cell office:value-type="float" office:value="7.178053E-016" calcext:value-type="float">
            <text:p>7.178053E-16</text:p>
          </table:table-cell>
          <table:table-cell office:value-type="float" office:value="2.451417E-016" calcext:value-type="float">
            <text:p>2.451417E-16</text:p>
          </table:table-cell>
          <table:table-cell office:value-type="float" office:value="4.30287E-023" calcext:value-type="float">
            <text:p>4.302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1.627" calcext:value-type="float">
            <text:p>-101.627</text:p>
          </table:table-cell>
          <table:table-cell office:value-type="float" office:value="-0.01354388" calcext:value-type="float">
            <text:p>-0.01354388</text:p>
          </table:table-cell>
          <table:table-cell office:value-type="float" office:value="-0.01293578" calcext:value-type="float">
            <text:p>-0.01293578</text:p>
          </table:table-cell>
          <table:table-cell office:value-type="float" office:value="-0.01224369" calcext:value-type="float">
            <text:p>-0.01224369</text:p>
          </table:table-cell>
          <table:table-cell office:value-type="float" office:value="-0.01175284" calcext:value-type="float">
            <text:p>-0.01175284</text:p>
          </table:table-cell>
          <table:table-cell office:value-type="float" office:value="-0.01098254" calcext:value-type="float">
            <text:p>-0.01098254</text:p>
          </table:table-cell>
          <table:table-cell office:value-type="float" office:value="-0.01037096" calcext:value-type="float">
            <text:p>-0.01037096</text:p>
          </table:table-cell>
          <table:table-cell office:value-type="float" office:value="-0.009554418" calcext:value-type="float">
            <text:p>-0.009554418</text:p>
          </table:table-cell>
          <table:table-cell office:value-type="float" office:value="-0.008967182" calcext:value-type="float">
            <text:p>-0.008967182</text:p>
          </table:table-cell>
          <table:table-cell office:value-type="float" office:value="-0.008815909" calcext:value-type="float">
            <text:p>-0.00881590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9.789357" calcext:value-type="float">
            <text:p>-9.789357</text:p>
          </table:table-cell>
          <table:table-cell office:value-type="float" office:value="0.000319784" calcext:value-type="float">
            <text:p>0.0003197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2157" calcext:value-type="float">
            <text:p>-2.1921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353.2975" calcext:value-type="float">
            <text:p>353.2975</text:p>
          </table:table-cell>
          <table:table-cell office:value-type="float" office:value="146.1055" calcext:value-type="float">
            <text:p>146.1055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21.841" calcext:value-type="float">
            <text:p>1121.841</text:p>
          </table:table-cell>
          <table:table-cell office:value-type="float" office:value="46.22132" calcext:value-type="float">
            <text:p>46.22132</text:p>
          </table:table-cell>
          <table:table-cell office:value-type="float" office:value="0" calcext:value-type="float">
            <text:p>0</text:p>
          </table:table-cell>
          <table:table-cell office:value-type="float" office:value="0.597555" calcext:value-type="float">
            <text:p>0.597555</text:p>
          </table:table-cell>
          <table:table-cell office:value-type="float" office:value="0.4127094" calcext:value-type="float">
            <text:p>0.4127094</text:p>
          </table:table-cell>
          <table:table-cell office:value-type="float" office:value="0.3551475" calcext:value-type="float">
            <text:p>0.3551475</text:p>
          </table:table-cell>
          <table:table-cell office:value-type="float" office:value="0.3579396" calcext:value-type="float">
            <text:p>0.3579396</text:p>
          </table:table-cell>
          <table:table-cell office:value-type="float" office:value="0.3574477" calcext:value-type="float">
            <text:p>0.3574477</text:p>
          </table:table-cell>
          <table:table-cell office:value-type="float" office:value="0.3082924" calcext:value-type="float">
            <text:p>0.3082924</text:p>
          </table:table-cell>
          <table:table-cell office:value-type="float" office:value="0.3132934" calcext:value-type="float">
            <text:p>0.3132934</text:p>
          </table:table-cell>
          <table:table-cell office:value-type="float" office:value="0.3775367" calcext:value-type="float">
            <text:p>0.3775367</text:p>
          </table:table-cell>
          <table:table-cell office:value-type="float" office:value="0.374094" calcext:value-type="float">
            <text:p>0.374094</text:p>
          </table:table-cell>
          <table:table-cell office:value-type="float" office:value="0.3804798" calcext:value-type="float">
            <text:p>0.3804798</text:p>
          </table:table-cell>
          <table:table-cell office:value-type="float" office:value="0.3949181" calcext:value-type="float">
            <text:p>0.3949181</text:p>
          </table:table-cell>
          <table:table-cell office:value-type="float" office:value="0.4045846" calcext:value-type="float">
            <text:p>0.404584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.003124779" calcext:value-type="float">
            <text:p>0.003124779</text:p>
          </table:table-cell>
          <table:table-cell office:value-type="float" office:value="7.310014E-016" calcext:value-type="float">
            <text:p>7.310014E-16</text:p>
          </table:table-cell>
          <table:table-cell office:value-type="float" office:value="7.177255E-016" calcext:value-type="float">
            <text:p>7.177255E-16</text:p>
          </table:table-cell>
          <table:table-cell office:value-type="float" office:value="2.45121E-016" calcext:value-type="float">
            <text:p>2.45121E-16</text:p>
          </table:table-cell>
          <table:table-cell office:value-type="float" office:value="4.302619E-023" calcext:value-type="float">
            <text:p>4.3026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508123" calcext:value-type="float">
            <text:p>-0.0005508123</text:p>
          </table:table-cell>
          <table:table-cell office:value-type="float" office:value="-0.007433984" calcext:value-type="float">
            <text:p>-0.007433984</text:p>
          </table:table-cell>
          <table:table-cell office:value-type="float" office:value="-0.0131238" calcext:value-type="float">
            <text:p>-0.0131238</text:p>
          </table:table-cell>
          <table:table-cell office:value-type="float" office:value="-0.01240805" calcext:value-type="float">
            <text:p>-0.01240805</text:p>
          </table:table-cell>
          <table:table-cell office:value-type="float" office:value="-0.01220298" calcext:value-type="float">
            <text:p>-0.01220298</text:p>
          </table:table-cell>
          <table:table-cell office:value-type="float" office:value="-0.01139915" calcext:value-type="float">
            <text:p>-0.01139915</text:p>
          </table:table-cell>
          <table:table-cell office:value-type="float" office:value="-0.009612669" calcext:value-type="float">
            <text:p>-0.009612669</text:p>
          </table:table-cell>
          <table:table-cell office:value-type="float" office:value="-0.009850979" calcext:value-type="float">
            <text:p>-0.009850979</text:p>
          </table:table-cell>
          <table:table-cell office:value-type="float" office:value="-0.009006065" calcext:value-type="float">
            <text:p>-0.009006065</text:p>
          </table:table-cell>
          <table:table-cell office:value-type="float" office:value="-0.008716862" calcext:value-type="float">
            <text:p>-0.00871686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33478" calcext:value-type="float">
            <text:p>0.00203347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3124833" calcext:value-type="float">
            <text:p>0.0031248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0.1178" calcext:value-type="float">
            <text:p>150.1178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21.913" calcext:value-type="float">
            <text:p>1121.913</text:p>
          </table:table-cell>
          <table:table-cell office:value-type="float" office:value="46.73647" calcext:value-type="float">
            <text:p>46.73647</text:p>
          </table:table-cell>
          <table:table-cell office:value-type="float" office:value="0" calcext:value-type="float">
            <text:p>0</text:p>
          </table:table-cell>
          <table:table-cell office:value-type="float" office:value="0.3690873" calcext:value-type="float">
            <text:p>0.3690873</text:p>
          </table:table-cell>
          <table:table-cell office:value-type="float" office:value="0.375533" calcext:value-type="float">
            <text:p>0.375533</text:p>
          </table:table-cell>
          <table:table-cell office:value-type="float" office:value="0.3829945" calcext:value-type="float">
            <text:p>0.3829945</text:p>
          </table:table-cell>
          <table:table-cell office:value-type="float" office:value="0.3890961" calcext:value-type="float">
            <text:p>0.3890961</text:p>
          </table:table-cell>
          <table:table-cell office:value-type="float" office:value="0.3917524" calcext:value-type="float">
            <text:p>0.3917524</text:p>
          </table:table-cell>
          <table:table-cell office:value-type="float" office:value="0.329408" calcext:value-type="float">
            <text:p>0.329408</text:p>
          </table:table-cell>
          <table:table-cell office:value-type="float" office:value="0.3190263" calcext:value-type="float">
            <text:p>0.3190263</text:p>
          </table:table-cell>
          <table:table-cell office:value-type="float" office:value="0.3796354" calcext:value-type="float">
            <text:p>0.3796354</text:p>
          </table:table-cell>
          <table:table-cell office:value-type="float" office:value="0.3742634" calcext:value-type="float">
            <text:p>0.3742634</text:p>
          </table:table-cell>
          <table:table-cell office:value-type="float" office:value="0.3806993" calcext:value-type="float">
            <text:p>0.3806993</text:p>
          </table:table-cell>
          <table:table-cell office:value-type="float" office:value="0.3951153" calcext:value-type="float">
            <text:p>0.3951153</text:p>
          </table:table-cell>
          <table:table-cell office:value-type="float" office:value="0.4046233" calcext:value-type="float">
            <text:p>0.40462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13123E-016" calcext:value-type="float">
            <text:p>7.313123E-16</text:p>
          </table:table-cell>
          <table:table-cell office:value-type="float" office:value="7.17666E-016" calcext:value-type="float">
            <text:p>7.17666E-16</text:p>
          </table:table-cell>
          <table:table-cell office:value-type="float" office:value="2.451047E-016" calcext:value-type="float">
            <text:p>2.451047E-16</text:p>
          </table:table-cell>
          <table:table-cell office:value-type="float" office:value="4.302417E-023" calcext:value-type="float">
            <text:p>4.3024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996948" calcext:value-type="float">
            <text:p>-0.009996948</text:p>
          </table:table-cell>
          <table:table-cell office:value-type="float" office:value="-0.008971647" calcext:value-type="float">
            <text:p>-0.008971647</text:p>
          </table:table-cell>
          <table:table-cell office:value-type="float" office:value="-0.007937841" calcext:value-type="float">
            <text:p>-0.007937841</text:p>
          </table:table-cell>
          <table:table-cell office:value-type="float" office:value="-0.007198643" calcext:value-type="float">
            <text:p>-0.007198643</text:p>
          </table:table-cell>
          <table:table-cell office:value-type="float" office:value="-0.006903392" calcext:value-type="float">
            <text:p>-0.006903392</text:p>
          </table:table-cell>
          <table:table-cell office:value-type="float" office:value="-0.006945219" calcext:value-type="float">
            <text:p>-0.006945219</text:p>
          </table:table-cell>
          <table:table-cell office:value-type="float" office:value="-0.00750973" calcext:value-type="float">
            <text:p>-0.00750973</text:p>
          </table:table-cell>
          <table:table-cell office:value-type="float" office:value="-0.00874049" calcext:value-type="float">
            <text:p>-0.00874049</text:p>
          </table:table-cell>
          <table:table-cell office:value-type="float" office:value="-0.008940429" calcext:value-type="float">
            <text:p>-0.008940429</text:p>
          </table:table-cell>
          <table:table-cell office:value-type="float" office:value="-0.008631266" calcext:value-type="float">
            <text:p>-0.008631266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01021657" calcext:value-type="float">
            <text:p>-0.01021657</text:p>
          </table:table-cell>
          <table:table-cell office:value-type="float" office:value="0.0002933492" calcext:value-type="float">
            <text:p>0.00029334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8451" calcext:value-type="float">
            <text:p>-2.1984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4.1467" calcext:value-type="float">
            <text:p>154.146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7.836" calcext:value-type="float">
            <text:p>1117.836</text:p>
          </table:table-cell>
          <table:table-cell office:value-type="float" office:value="46.78547" calcext:value-type="float">
            <text:p>46.78547</text:p>
          </table:table-cell>
          <table:table-cell office:value-type="float" office:value="0" calcext:value-type="float">
            <text:p>0</text:p>
          </table:table-cell>
          <table:table-cell office:value-type="float" office:value="0.1153901" calcext:value-type="float">
            <text:p>0.1153901</text:p>
          </table:table-cell>
          <table:table-cell office:value-type="float" office:value="0.3695782" calcext:value-type="float">
            <text:p>0.3695782</text:p>
          </table:table-cell>
          <table:table-cell office:value-type="float" office:value="0.3728695" calcext:value-type="float">
            <text:p>0.3728695</text:p>
          </table:table-cell>
          <table:table-cell office:value-type="float" office:value="0.3768488" calcext:value-type="float">
            <text:p>0.3768488</text:p>
          </table:table-cell>
          <table:table-cell office:value-type="float" office:value="0.3798644" calcext:value-type="float">
            <text:p>0.3798644</text:p>
          </table:table-cell>
          <table:table-cell office:value-type="float" office:value="0.3245211" calcext:value-type="float">
            <text:p>0.3245211</text:p>
          </table:table-cell>
          <table:table-cell office:value-type="float" office:value="0.3188684" calcext:value-type="float">
            <text:p>0.3188684</text:p>
          </table:table-cell>
          <table:table-cell office:value-type="float" office:value="0.3809234" calcext:value-type="float">
            <text:p>0.3809234</text:p>
          </table:table-cell>
          <table:table-cell office:value-type="float" office:value="0.3747075" calcext:value-type="float">
            <text:p>0.3747075</text:p>
          </table:table-cell>
          <table:table-cell office:value-type="float" office:value="0.3809212" calcext:value-type="float">
            <text:p>0.3809212</text:p>
          </table:table-cell>
          <table:table-cell office:value-type="float" office:value="0.3952966" calcext:value-type="float">
            <text:p>0.3952966</text:p>
          </table:table-cell>
          <table:table-cell office:value-type="float" office:value="0.4046888" calcext:value-type="float">
            <text:p>0.40468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16035E-016" calcext:value-type="float">
            <text:p>7.316035E-16</text:p>
          </table:table-cell>
          <table:table-cell office:value-type="float" office:value="7.17611E-016" calcext:value-type="float">
            <text:p>7.17611E-16</text:p>
          </table:table-cell>
          <table:table-cell office:value-type="float" office:value="2.450899E-016" calcext:value-type="float">
            <text:p>2.450899E-16</text:p>
          </table:table-cell>
          <table:table-cell office:value-type="float" office:value="4.302245E-023" calcext:value-type="float">
            <text:p>4.3022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77713" calcext:value-type="float">
            <text:p>-58.77713</text:p>
          </table:table-cell>
          <table:table-cell office:value-type="float" office:value="-0.009906124" calcext:value-type="float">
            <text:p>-0.009906124</text:p>
          </table:table-cell>
          <table:table-cell office:value-type="float" office:value="-0.00938544" calcext:value-type="float">
            <text:p>-0.00938544</text:p>
          </table:table-cell>
          <table:table-cell office:value-type="float" office:value="-0.00879198" calcext:value-type="float">
            <text:p>-0.00879198</text:p>
          </table:table-cell>
          <table:table-cell office:value-type="float" office:value="-0.00836766" calcext:value-type="float">
            <text:p>-0.00836766</text:p>
          </table:table-cell>
          <table:table-cell office:value-type="float" office:value="-0.007759938" calcext:value-type="float">
            <text:p>-0.007759938</text:p>
          </table:table-cell>
          <table:table-cell office:value-type="float" office:value="-0.007522919" calcext:value-type="float">
            <text:p>-0.007522919</text:p>
          </table:table-cell>
          <table:table-cell office:value-type="float" office:value="-0.008117864" calcext:value-type="float">
            <text:p>-0.008117864</text:p>
          </table:table-cell>
          <table:table-cell office:value-type="float" office:value="-0.008766485" calcext:value-type="float">
            <text:p>-0.008766485</text:p>
          </table:table-cell>
          <table:table-cell office:value-type="float" office:value="-0.008545654" calcext:value-type="float">
            <text:p>-0.00854565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773505" calcext:value-type="float">
            <text:p>-6.773505</text:p>
          </table:table-cell>
          <table:table-cell office:value-type="float" office:value="0.0002805413" calcext:value-type="float">
            <text:p>0.00028054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173" calcext:value-type="float">
            <text:p>-2.196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7.031" calcext:value-type="float">
            <text:p>1117.031</text:p>
          </table:table-cell>
          <table:table-cell office:value-type="float" office:value="46.848" calcext:value-type="float">
            <text:p>46.848</text:p>
          </table:table-cell>
          <table:table-cell office:value-type="float" office:value="0" calcext:value-type="float">
            <text:p>0</text:p>
          </table:table-cell>
          <table:table-cell office:value-type="float" office:value="0.1082374" calcext:value-type="float">
            <text:p>0.1082374</text:p>
          </table:table-cell>
          <table:table-cell office:value-type="float" office:value="0.3658594" calcext:value-type="float">
            <text:p>0.3658594</text:p>
          </table:table-cell>
          <table:table-cell office:value-type="float" office:value="0.3689572" calcext:value-type="float">
            <text:p>0.3689572</text:p>
          </table:table-cell>
          <table:table-cell office:value-type="float" office:value="0.3725443" calcext:value-type="float">
            <text:p>0.3725443</text:p>
          </table:table-cell>
          <table:table-cell office:value-type="float" office:value="0.3752704" calcext:value-type="float">
            <text:p>0.3752704</text:p>
          </table:table-cell>
          <table:table-cell office:value-type="float" office:value="0.3210911" calcext:value-type="float">
            <text:p>0.3210911</text:p>
          </table:table-cell>
          <table:table-cell office:value-type="float" office:value="0.3163412" calcext:value-type="float">
            <text:p>0.3163412</text:p>
          </table:table-cell>
          <table:table-cell office:value-type="float" office:value="0.3811185" calcext:value-type="float">
            <text:p>0.3811185</text:p>
          </table:table-cell>
          <table:table-cell office:value-type="float" office:value="0.3751862" calcext:value-type="float">
            <text:p>0.3751862</text:p>
          </table:table-cell>
          <table:table-cell office:value-type="float" office:value="0.3811571" calcext:value-type="float">
            <text:p>0.3811571</text:p>
          </table:table-cell>
          <table:table-cell office:value-type="float" office:value="0.3954702" calcext:value-type="float">
            <text:p>0.3954702</text:p>
          </table:table-cell>
          <table:table-cell office:value-type="float" office:value="0.4047698" calcext:value-type="float">
            <text:p>0.4047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1947E-016" calcext:value-type="float">
            <text:p>7.31947E-16</text:p>
          </table:table-cell>
          <table:table-cell office:value-type="float" office:value="7.175446E-016" calcext:value-type="float">
            <text:p>7.175446E-16</text:p>
          </table:table-cell>
          <table:table-cell office:value-type="float" office:value="2.450728E-016" calcext:value-type="float">
            <text:p>2.450728E-16</text:p>
          </table:table-cell>
          <table:table-cell office:value-type="float" office:value="4.302038E-023" calcext:value-type="float">
            <text:p>4.3020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6.04813" calcext:value-type="float">
            <text:p>-96.04813</text:p>
          </table:table-cell>
          <table:table-cell office:value-type="float" office:value="-0.01054132" calcext:value-type="float">
            <text:p>-0.01054132</text:p>
          </table:table-cell>
          <table:table-cell office:value-type="float" office:value="-0.01001348" calcext:value-type="float">
            <text:p>-0.01001348</text:p>
          </table:table-cell>
          <table:table-cell office:value-type="float" office:value="-0.009436268" calcext:value-type="float">
            <text:p>-0.009436268</text:p>
          </table:table-cell>
          <table:table-cell office:value-type="float" office:value="-0.009019784" calcext:value-type="float">
            <text:p>-0.009019784</text:p>
          </table:table-cell>
          <table:table-cell office:value-type="float" office:value="-0.008403175" calcext:value-type="float">
            <text:p>-0.008403175</text:p>
          </table:table-cell>
          <table:table-cell office:value-type="float" office:value="-0.008042263" calcext:value-type="float">
            <text:p>-0.008042263</text:p>
          </table:table-cell>
          <table:table-cell office:value-type="float" office:value="-0.008024573" calcext:value-type="float">
            <text:p>-0.008024573</text:p>
          </table:table-cell>
          <table:table-cell office:value-type="float" office:value="-0.008582018" calcext:value-type="float">
            <text:p>-0.008582018</text:p>
          </table:table-cell>
          <table:table-cell office:value-type="float" office:value="-0.008455656" calcext:value-type="float">
            <text:p>-0.008455656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572956" calcext:value-type="float">
            <text:p>-6.572956</text:p>
          </table:table-cell>
          <table:table-cell office:value-type="float" office:value="0.000270362" calcext:value-type="float">
            <text:p>0.00027036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161" calcext:value-type="float">
            <text:p>-2.1941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358.1976" calcext:value-type="float">
            <text:p>358.1976</text:p>
          </table:table-cell>
          <table:table-cell office:value-type="float" office:value="155.9029" calcext:value-type="float">
            <text:p>155.9029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6.24" calcext:value-type="float">
            <text:p>1116.24</text:p>
          </table:table-cell>
          <table:table-cell office:value-type="float" office:value="46.92503" calcext:value-type="float">
            <text:p>46.92503</text:p>
          </table:table-cell>
          <table:table-cell office:value-type="float" office:value="0" calcext:value-type="float">
            <text:p>0</text:p>
          </table:table-cell>
          <table:table-cell office:value-type="float" office:value="0.1011389" calcext:value-type="float">
            <text:p>0.1011389</text:p>
          </table:table-cell>
          <table:table-cell office:value-type="float" office:value="0.3622211" calcext:value-type="float">
            <text:p>0.3622211</text:p>
          </table:table-cell>
          <table:table-cell office:value-type="float" office:value="0.3652357" calcext:value-type="float">
            <text:p>0.3652357</text:p>
          </table:table-cell>
          <table:table-cell office:value-type="float" office:value="0.3687723" calcext:value-type="float">
            <text:p>0.3687723</text:p>
          </table:table-cell>
          <table:table-cell office:value-type="float" office:value="0.3714187" calcext:value-type="float">
            <text:p>0.3714187</text:p>
          </table:table-cell>
          <table:table-cell office:value-type="float" office:value="0.3183971" calcext:value-type="float">
            <text:p>0.3183971</text:p>
          </table:table-cell>
          <table:table-cell office:value-type="float" office:value="0.3142909" calcext:value-type="float">
            <text:p>0.3142909</text:p>
          </table:table-cell>
          <table:table-cell office:value-type="float" office:value="0.3808372" calcext:value-type="float">
            <text:p>0.3808372</text:p>
          </table:table-cell>
          <table:table-cell office:value-type="float" office:value="0.3755532" calcext:value-type="float">
            <text:p>0.3755532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956414" calcext:value-type="float">
            <text:p>0.3956414</text:p>
          </table:table-cell>
          <table:table-cell office:value-type="float" office:value="0.4048594" calcext:value-type="float">
            <text:p>0.40485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23046E-016" calcext:value-type="float">
            <text:p>7.323046E-16</text:p>
          </table:table-cell>
          <table:table-cell office:value-type="float" office:value="7.174765E-016" calcext:value-type="float">
            <text:p>7.174765E-16</text:p>
          </table:table-cell>
          <table:table-cell office:value-type="float" office:value="2.450553E-016" calcext:value-type="float">
            <text:p>2.450553E-16</text:p>
          </table:table-cell>
          <table:table-cell office:value-type="float" office:value="4.301831E-023" calcext:value-type="float">
            <text:p>4.30183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56.8841" calcext:value-type="float">
            <text:p>-156.8841</text:p>
          </table:table-cell>
          <table:table-cell office:value-type="float" office:value="-0.01120877" calcext:value-type="float">
            <text:p>-0.01120877</text:p>
          </table:table-cell>
          <table:table-cell office:value-type="float" office:value="-0.01065711" calcext:value-type="float">
            <text:p>-0.01065711</text:p>
          </table:table-cell>
          <table:table-cell office:value-type="float" office:value="-0.01004553" calcext:value-type="float">
            <text:p>-0.01004553</text:p>
          </table:table-cell>
          <table:table-cell office:value-type="float" office:value="-0.009610863" calcext:value-type="float">
            <text:p>-0.009610863</text:p>
          </table:table-cell>
          <table:table-cell office:value-type="float" office:value="-0.008949173" calcext:value-type="float">
            <text:p>-0.008949173</text:p>
          </table:table-cell>
          <table:table-cell office:value-type="float" office:value="-0.008492613" calcext:value-type="float">
            <text:p>-0.008492613</text:p>
          </table:table-cell>
          <table:table-cell office:value-type="float" office:value="-0.008152598" calcext:value-type="float">
            <text:p>-0.008152598</text:p>
          </table:table-cell>
          <table:table-cell office:value-type="float" office:value="-0.008443086" calcext:value-type="float">
            <text:p>-0.008443086</text:p>
          </table:table-cell>
          <table:table-cell office:value-type="float" office:value="-0.008363974" calcext:value-type="float">
            <text:p>-0.00836397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362828" calcext:value-type="float">
            <text:p>-6.362828</text:p>
          </table:table-cell>
          <table:table-cell office:value-type="float" office:value="0.0002596145" calcext:value-type="float">
            <text:p>0.00025961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2351" calcext:value-type="float">
            <text:p>-2.1923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360.3976" calcext:value-type="float">
            <text:p>360.3976</text:p>
          </table:table-cell>
          <table:table-cell office:value-type="float" office:value="157.9722" calcext:value-type="float">
            <text:p>157.972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6.264" calcext:value-type="float">
            <text:p>1116.264</text:p>
          </table:table-cell>
          <table:table-cell office:value-type="float" office:value="47.03194" calcext:value-type="float">
            <text:p>47.03194</text:p>
          </table:table-cell>
          <table:table-cell office:value-type="float" office:value="0" calcext:value-type="float">
            <text:p>0</text:p>
          </table:table-cell>
          <table:table-cell office:value-type="float" office:value="0.2195743" calcext:value-type="float">
            <text:p>0.2195743</text:p>
          </table:table-cell>
          <table:table-cell office:value-type="float" office:value="0.3551395" calcext:value-type="float">
            <text:p>0.3551395</text:p>
          </table:table-cell>
          <table:table-cell office:value-type="float" office:value="0.3593615" calcext:value-type="float">
            <text:p>0.3593615</text:p>
          </table:table-cell>
          <table:table-cell office:value-type="float" office:value="0.3638159" calcext:value-type="float">
            <text:p>0.3638159</text:p>
          </table:table-cell>
          <table:table-cell office:value-type="float" office:value="0.3667709" calcext:value-type="float">
            <text:p>0.3667709</text:p>
          </table:table-cell>
          <table:table-cell office:value-type="float" office:value="0.3155749" calcext:value-type="float">
            <text:p>0.3155749</text:p>
          </table:table-cell>
          <table:table-cell office:value-type="float" office:value="0.3122173" calcext:value-type="float">
            <text:p>0.3122173</text:p>
          </table:table-cell>
          <table:table-cell office:value-type="float" office:value="0.3803486" calcext:value-type="float">
            <text:p>0.3803486</text:p>
          </table:table-cell>
          <table:table-cell office:value-type="float" office:value="0.3757864" calcext:value-type="float">
            <text:p>0.3757864</text:p>
          </table:table-cell>
          <table:table-cell office:value-type="float" office:value="0.3816361" calcext:value-type="float">
            <text:p>0.3816361</text:p>
          </table:table-cell>
          <table:table-cell office:value-type="float" office:value="0.3958102" calcext:value-type="float">
            <text:p>0.3958102</text:p>
          </table:table-cell>
          <table:table-cell office:value-type="float" office:value="0.4049531" calcext:value-type="float">
            <text:p>0.40495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7029E-016" calcext:value-type="float">
            <text:p>7.327029E-16</text:p>
          </table:table-cell>
          <table:table-cell office:value-type="float" office:value="7.174019E-016" calcext:value-type="float">
            <text:p>7.174019E-16</text:p>
          </table:table-cell>
          <table:table-cell office:value-type="float" office:value="2.450359E-016" calcext:value-type="float">
            <text:p>2.450359E-16</text:p>
          </table:table-cell>
          <table:table-cell office:value-type="float" office:value="4.301595E-023" calcext:value-type="float">
            <text:p>4.3015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685528" calcext:value-type="float">
            <text:p>-0.3685528</text:p>
          </table:table-cell>
          <table:table-cell office:value-type="float" office:value="-0.01266669" calcext:value-type="float">
            <text:p>-0.01266669</text:p>
          </table:table-cell>
          <table:table-cell office:value-type="float" office:value="-0.01177197" calcext:value-type="float">
            <text:p>-0.01177197</text:p>
          </table:table-cell>
          <table:table-cell office:value-type="float" office:value="-0.01091481" calcext:value-type="float">
            <text:p>-0.01091481</text:p>
          </table:table-cell>
          <table:table-cell office:value-type="float" office:value="-0.01038347" calcext:value-type="float">
            <text:p>-0.01038347</text:p>
          </table:table-cell>
          <table:table-cell office:value-type="float" office:value="-0.009562832" calcext:value-type="float">
            <text:p>-0.009562832</text:p>
          </table:table-cell>
          <table:table-cell office:value-type="float" office:value="-0.008975713" calcext:value-type="float">
            <text:p>-0.008975713</text:p>
          </table:table-cell>
          <table:table-cell office:value-type="float" office:value="-0.008381305" calcext:value-type="float">
            <text:p>-0.008381305</text:p>
          </table:table-cell>
          <table:table-cell office:value-type="float" office:value="-0.008355866" calcext:value-type="float">
            <text:p>-0.008355866</text:p>
          </table:table-cell>
          <table:table-cell office:value-type="float" office:value="-0.008275847" calcext:value-type="float">
            <text:p>-0.00827584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134009" calcext:value-type="float">
            <text:p>-6.134009</text:p>
          </table:table-cell>
          <table:table-cell office:value-type="float" office:value="0.0002478921" calcext:value-type="float">
            <text:p>0.00024789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0686" calcext:value-type="float">
            <text:p>-2.1906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365.2976" calcext:value-type="float">
            <text:p>365.2976</text:p>
          </table:table-cell>
          <table:table-cell office:value-type="float" office:value="161.338" calcext:value-type="float">
            <text:p>161.338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7.658" calcext:value-type="float">
            <text:p>1117.658</text:p>
          </table:table-cell>
          <table:table-cell office:value-type="float" office:value="47.17266" calcext:value-type="float">
            <text:p>47.17266</text:p>
          </table:table-cell>
          <table:table-cell office:value-type="float" office:value="0" calcext:value-type="float">
            <text:p>0</text:p>
          </table:table-cell>
          <table:table-cell office:value-type="float" office:value="0.3464086" calcext:value-type="float">
            <text:p>0.3464086</text:p>
          </table:table-cell>
          <table:table-cell office:value-type="float" office:value="0.35273" calcext:value-type="float">
            <text:p>0.35273</text:p>
          </table:table-cell>
          <table:table-cell office:value-type="float" office:value="0.3604941" calcext:value-type="float">
            <text:p>0.3604941</text:p>
          </table:table-cell>
          <table:table-cell office:value-type="float" office:value="0.3660031" calcext:value-type="float">
            <text:p>0.3660031</text:p>
          </table:table-cell>
          <table:table-cell office:value-type="float" office:value="0.3685549" calcext:value-type="float">
            <text:p>0.3685549</text:p>
          </table:table-cell>
          <table:table-cell office:value-type="float" office:value="0.3150535" calcext:value-type="float">
            <text:p>0.3150535</text:p>
          </table:table-cell>
          <table:table-cell office:value-type="float" office:value="0.3108644" calcext:value-type="float">
            <text:p>0.3108644</text:p>
          </table:table-cell>
          <table:table-cell office:value-type="float" office:value="0.3797814" calcext:value-type="float">
            <text:p>0.3797814</text:p>
          </table:table-cell>
          <table:table-cell office:value-type="float" office:value="0.3758845" calcext:value-type="float">
            <text:p>0.3758845</text:p>
          </table:table-cell>
          <table:table-cell office:value-type="float" office:value="0.3818561" calcext:value-type="float">
            <text:p>0.3818561</text:p>
          </table:table-cell>
          <table:table-cell office:value-type="float" office:value="0.3959774" calcext:value-type="float">
            <text:p>0.3959774</text:p>
          </table:table-cell>
          <table:table-cell office:value-type="float" office:value="0.4050497" calcext:value-type="float">
            <text:p>0.40504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9685E-016" calcext:value-type="float">
            <text:p>7.329685E-16</text:p>
          </table:table-cell>
          <table:table-cell office:value-type="float" office:value="7.173528E-016" calcext:value-type="float">
            <text:p>7.173528E-16</text:p>
          </table:table-cell>
          <table:table-cell office:value-type="float" office:value="2.45021E-016" calcext:value-type="float">
            <text:p>2.45021E-16</text:p>
          </table:table-cell>
          <table:table-cell office:value-type="float" office:value="4.301408E-023" calcext:value-type="float">
            <text:p>4.30140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8571" calcext:value-type="float">
            <text:p>-0.0148571</text:p>
          </table:table-cell>
          <table:table-cell office:value-type="float" office:value="-0.01321391" calcext:value-type="float">
            <text:p>-0.01321391</text:p>
          </table:table-cell>
          <table:table-cell office:value-type="float" office:value="-0.0115251" calcext:value-type="float">
            <text:p>-0.0115251</text:p>
          </table:table-cell>
          <table:table-cell office:value-type="float" office:value="-0.01050528" calcext:value-type="float">
            <text:p>-0.01050528</text:p>
          </table:table-cell>
          <table:table-cell office:value-type="float" office:value="-0.01006927" calcext:value-type="float">
            <text:p>-0.01006927</text:p>
          </table:table-cell>
          <table:table-cell office:value-type="float" office:value="-0.009686538" calcext:value-type="float">
            <text:p>-0.009686538</text:p>
          </table:table-cell>
          <table:table-cell office:value-type="float" office:value="-0.009314315" calcext:value-type="float">
            <text:p>-0.009314315</text:p>
          </table:table-cell>
          <table:table-cell office:value-type="float" office:value="-0.008656771" calcext:value-type="float">
            <text:p>-0.008656771</text:p>
          </table:table-cell>
          <table:table-cell office:value-type="float" office:value="-0.008319179" calcext:value-type="float">
            <text:p>-0.008319179</text:p>
          </table:table-cell>
          <table:table-cell office:value-type="float" office:value="-0.008194605" calcext:value-type="float">
            <text:p>-0.00819460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026701" calcext:value-type="float">
            <text:p>-6.026701</text:p>
          </table:table-cell>
          <table:table-cell office:value-type="float" office:value="0.000241034" calcext:value-type="float">
            <text:p>0.00024103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9159" calcext:value-type="float">
            <text:p>-2.1891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366.1976" calcext:value-type="float">
            <text:p>366.1976</text:p>
          </table:table-cell>
          <table:table-cell office:value-type="float" office:value="164.5943" calcext:value-type="float">
            <text:p>164.594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5.191" calcext:value-type="float">
            <text:p>1115.191</text:p>
          </table:table-cell>
          <table:table-cell office:value-type="float" office:value="47.28436" calcext:value-type="float">
            <text:p>47.28436</text:p>
          </table:table-cell>
          <table:table-cell office:value-type="float" office:value="0" calcext:value-type="float">
            <text:p>0</text:p>
          </table:table-cell>
          <table:table-cell office:value-type="float" office:value="0.2153853" calcext:value-type="float">
            <text:p>0.2153853</text:p>
          </table:table-cell>
          <table:table-cell office:value-type="float" office:value="0.3504261" calcext:value-type="float">
            <text:p>0.3504261</text:p>
          </table:table-cell>
          <table:table-cell office:value-type="float" office:value="0.3542517" calcext:value-type="float">
            <text:p>0.3542517</text:p>
          </table:table-cell>
          <table:table-cell office:value-type="float" office:value="0.3588304" calcext:value-type="float">
            <text:p>0.3588304</text:p>
          </table:table-cell>
          <table:table-cell office:value-type="float" office:value="0.3619525" calcext:value-type="float">
            <text:p>0.3619525</text:p>
          </table:table-cell>
          <table:table-cell office:value-type="float" office:value="0.3125512" calcext:value-type="float">
            <text:p>0.3125512</text:p>
          </table:table-cell>
          <table:table-cell office:value-type="float" office:value="0.3095818" calcext:value-type="float">
            <text:p>0.3095818</text:p>
          </table:table-cell>
          <table:table-cell office:value-type="float" office:value="0.3793561" calcext:value-type="float">
            <text:p>0.3793561</text:p>
          </table:table-cell>
          <table:table-cell office:value-type="float" office:value="0.3758888" calcext:value-type="float">
            <text:p>0.3758888</text:p>
          </table:table-cell>
          <table:table-cell office:value-type="float" office:value="0.3820529" calcext:value-type="float">
            <text:p>0.3820529</text:p>
          </table:table-cell>
          <table:table-cell office:value-type="float" office:value="0.3961404" calcext:value-type="float">
            <text:p>0.3961404</text:p>
          </table:table-cell>
          <table:table-cell office:value-type="float" office:value="0.4051458" calcext:value-type="float">
            <text:p>0.40514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201E-016" calcext:value-type="float">
            <text:p>7.33201E-16</text:p>
          </table:table-cell>
          <table:table-cell office:value-type="float" office:value="7.173102E-016" calcext:value-type="float">
            <text:p>7.173102E-16</text:p>
          </table:table-cell>
          <table:table-cell office:value-type="float" office:value="2.450083E-016" calcext:value-type="float">
            <text:p>2.450083E-16</text:p>
          </table:table-cell>
          <table:table-cell office:value-type="float" office:value="4.301256E-023" calcext:value-type="float">
            <text:p>4.3012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4585415" calcext:value-type="float">
            <text:p>-0.4585415</text:p>
          </table:table-cell>
          <table:table-cell office:value-type="float" office:value="-0.01375005" calcext:value-type="float">
            <text:p>-0.01375005</text:p>
          </table:table-cell>
          <table:table-cell office:value-type="float" office:value="-0.01286196" calcext:value-type="float">
            <text:p>-0.01286196</text:p>
          </table:table-cell>
          <table:table-cell office:value-type="float" office:value="-0.01188378" calcext:value-type="float">
            <text:p>-0.01188378</text:p>
          </table:table-cell>
          <table:table-cell office:value-type="float" office:value="-0.01126382" calcext:value-type="float">
            <text:p>-0.01126382</text:p>
          </table:table-cell>
          <table:table-cell office:value-type="float" office:value="-0.01027408" calcext:value-type="float">
            <text:p>-0.01027408</text:p>
          </table:table-cell>
          <table:table-cell office:value-type="float" office:value="-0.009638298" calcext:value-type="float">
            <text:p>-0.009638298</text:p>
          </table:table-cell>
          <table:table-cell office:value-type="float" office:value="-0.00886918" calcext:value-type="float">
            <text:p>-0.00886918</text:p>
          </table:table-cell>
          <table:table-cell office:value-type="float" office:value="-0.008317338" calcext:value-type="float">
            <text:p>-0.008317338</text:p>
          </table:table-cell>
          <table:table-cell office:value-type="float" office:value="-0.008122541" calcext:value-type="float">
            <text:p>-0.00812254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907252" calcext:value-type="float">
            <text:p>-5.907252</text:p>
          </table:table-cell>
          <table:table-cell office:value-type="float" office:value="0.0002342214" calcext:value-type="float">
            <text:p>0.00023422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731" calcext:value-type="float">
            <text:p>-2.1877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6.6732" calcext:value-type="float">
            <text:p>166.673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3.098" calcext:value-type="float">
            <text:p>1113.098</text:p>
          </table:table-cell>
          <table:table-cell office:value-type="float" office:value="47.39828" calcext:value-type="float">
            <text:p>47.39828</text:p>
          </table:table-cell>
          <table:table-cell office:value-type="float" office:value="0" calcext:value-type="float">
            <text:p>0</text:p>
          </table:table-cell>
          <table:table-cell office:value-type="float" office:value="0.1143765" calcext:value-type="float">
            <text:p>0.1143765</text:p>
          </table:table-cell>
          <table:table-cell office:value-type="float" office:value="0.3468766" calcext:value-type="float">
            <text:p>0.3468766</text:p>
          </table:table-cell>
          <table:table-cell office:value-type="float" office:value="0.3501729" calcext:value-type="float">
            <text:p>0.3501729</text:p>
          </table:table-cell>
          <table:table-cell office:value-type="float" office:value="0.354345" calcext:value-type="float">
            <text:p>0.354345</text:p>
          </table:table-cell>
          <table:table-cell office:value-type="float" office:value="0.3575262" calcext:value-type="float">
            <text:p>0.3575262</text:p>
          </table:table-cell>
          <table:table-cell office:value-type="float" office:value="0.3095474" calcext:value-type="float">
            <text:p>0.3095474</text:p>
          </table:table-cell>
          <table:table-cell office:value-type="float" office:value="0.3075566" calcext:value-type="float">
            <text:p>0.3075566</text:p>
          </table:table-cell>
          <table:table-cell office:value-type="float" office:value="0.3787885" calcext:value-type="float">
            <text:p>0.3787885</text:p>
          </table:table-cell>
          <table:table-cell office:value-type="float" office:value="0.3757851" calcext:value-type="float">
            <text:p>0.3757851</text:p>
          </table:table-cell>
          <table:table-cell office:value-type="float" office:value="0.3822265" calcext:value-type="float">
            <text:p>0.3822265</text:p>
          </table:table-cell>
          <table:table-cell office:value-type="float" office:value="0.3963291" calcext:value-type="float">
            <text:p>0.3963291</text:p>
          </table:table-cell>
          <table:table-cell office:value-type="float" office:value="0.4052335" calcext:value-type="float">
            <text:p>0.40523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4591E-016" calcext:value-type="float">
            <text:p>7.334591E-16</text:p>
          </table:table-cell>
          <table:table-cell office:value-type="float" office:value="7.172626E-016" calcext:value-type="float">
            <text:p>7.172626E-16</text:p>
          </table:table-cell>
          <table:table-cell office:value-type="float" office:value="2.449949E-016" calcext:value-type="float">
            <text:p>2.449949E-16</text:p>
          </table:table-cell>
          <table:table-cell office:value-type="float" office:value="4.301103E-023" calcext:value-type="float">
            <text:p>4.30110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21024" calcext:value-type="float">
            <text:p>-63.21024</text:p>
          </table:table-cell>
          <table:table-cell office:value-type="float" office:value="-0.01464329" calcext:value-type="float">
            <text:p>-0.01464329</text:p>
          </table:table-cell>
          <table:table-cell office:value-type="float" office:value="-0.01381291" calcext:value-type="float">
            <text:p>-0.01381291</text:p>
          </table:table-cell>
          <table:table-cell office:value-type="float" office:value="-0.01284149" calcext:value-type="float">
            <text:p>-0.01284149</text:p>
          </table:table-cell>
          <table:table-cell office:value-type="float" office:value="-0.01215283" calcext:value-type="float">
            <text:p>-0.01215283</text:p>
          </table:table-cell>
          <table:table-cell office:value-type="float" office:value="-0.01104206" calcext:value-type="float">
            <text:p>-0.01104206</text:p>
          </table:table-cell>
          <table:table-cell office:value-type="float" office:value="-0.0101827" calcext:value-type="float">
            <text:p>-0.0101827</text:p>
          </table:table-cell>
          <table:table-cell office:value-type="float" office:value="-0.009160191" calcext:value-type="float">
            <text:p>-0.009160191</text:p>
          </table:table-cell>
          <table:table-cell office:value-type="float" office:value="-0.00835446" calcext:value-type="float">
            <text:p>-0.00835446</text:p>
          </table:table-cell>
          <table:table-cell office:value-type="float" office:value="-0.008059608" calcext:value-type="float">
            <text:p>-0.00805960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75153" calcext:value-type="float">
            <text:p>-5.75153</text:p>
          </table:table-cell>
          <table:table-cell office:value-type="float" office:value="0.000226028" calcext:value-type="float">
            <text:p>0.0002260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633" calcext:value-type="float">
            <text:p>-2.186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7.6493" calcext:value-type="float">
            <text:p>167.6493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12" calcext:value-type="float">
            <text:p>1112</text:p>
          </table:table-cell>
          <table:table-cell office:value-type="float" office:value="47.52013" calcext:value-type="float">
            <text:p>47.52013</text:p>
          </table:table-cell>
          <table:table-cell office:value-type="float" office:value="0" calcext:value-type="float">
            <text:p>0</text:p>
          </table:table-cell>
          <table:table-cell office:value-type="float" office:value="0.1157837" calcext:value-type="float">
            <text:p>0.1157837</text:p>
          </table:table-cell>
          <table:table-cell office:value-type="float" office:value="0.3424883" calcext:value-type="float">
            <text:p>0.3424883</text:p>
          </table:table-cell>
          <table:table-cell office:value-type="float" office:value="0.3459673" calcext:value-type="float">
            <text:p>0.3459673</text:p>
          </table:table-cell>
          <table:table-cell office:value-type="float" office:value="0.3502816" calcext:value-type="float">
            <text:p>0.3502816</text:p>
          </table:table-cell>
          <table:table-cell office:value-type="float" office:value="0.3534605" calcext:value-type="float">
            <text:p>0.3534605</text:p>
          </table:table-cell>
          <table:table-cell office:value-type="float" office:value="0.3069878" calcext:value-type="float">
            <text:p>0.3069878</text:p>
          </table:table-cell>
          <table:table-cell office:value-type="float" office:value="0.3055722" calcext:value-type="float">
            <text:p>0.3055722</text:p>
          </table:table-cell>
          <table:table-cell office:value-type="float" office:value="0.3780952" calcext:value-type="float">
            <text:p>0.3780952</text:p>
          </table:table-cell>
          <table:table-cell office:value-type="float" office:value="0.3754326" calcext:value-type="float">
            <text:p>0.3754326</text:p>
          </table:table-cell>
          <table:table-cell office:value-type="float" office:value="0.3823797" calcext:value-type="float">
            <text:p>0.3823797</text:p>
          </table:table-cell>
          <table:table-cell office:value-type="float" office:value="0.3966761" calcext:value-type="float">
            <text:p>0.3966761</text:p>
          </table:table-cell>
          <table:table-cell office:value-type="float" office:value="0.4053326" calcext:value-type="float">
            <text:p>0.40533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7392E-016" calcext:value-type="float">
            <text:p>7.337392E-16</text:p>
          </table:table-cell>
          <table:table-cell office:value-type="float" office:value="7.172089E-016" calcext:value-type="float">
            <text:p>7.172089E-16</text:p>
          </table:table-cell>
          <table:table-cell office:value-type="float" office:value="2.449806E-016" calcext:value-type="float">
            <text:p>2.449806E-16</text:p>
          </table:table-cell>
          <table:table-cell office:value-type="float" office:value="4.300936E-023" calcext:value-type="float">
            <text:p>4.3009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19418" calcext:value-type="float">
            <text:p>-57.19418</text:p>
          </table:table-cell>
          <table:table-cell office:value-type="float" office:value="-0.0158398" calcext:value-type="float">
            <text:p>-0.0158398</text:p>
          </table:table-cell>
          <table:table-cell office:value-type="float" office:value="-0.01487788" calcext:value-type="float">
            <text:p>-0.01487788</text:p>
          </table:table-cell>
          <table:table-cell office:value-type="float" office:value="-0.01378507" calcext:value-type="float">
            <text:p>-0.01378507</text:p>
          </table:table-cell>
          <table:table-cell office:value-type="float" office:value="-0.01303732" calcext:value-type="float">
            <text:p>-0.01303732</text:p>
          </table:table-cell>
          <table:table-cell office:value-type="float" office:value="-0.01174812" calcext:value-type="float">
            <text:p>-0.01174812</text:p>
          </table:table-cell>
          <table:table-cell office:value-type="float" office:value="-0.01075055" calcext:value-type="float">
            <text:p>-0.01075055</text:p>
          </table:table-cell>
          <table:table-cell office:value-type="float" office:value="-0.009529948" calcext:value-type="float">
            <text:p>-0.009529948</text:p>
          </table:table-cell>
          <table:table-cell office:value-type="float" office:value="-0.008485732" calcext:value-type="float">
            <text:p>-0.008485732</text:p>
          </table:table-cell>
          <table:table-cell office:value-type="float" office:value="-0.008004395" calcext:value-type="float">
            <text:p>-0.00800439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594808" calcext:value-type="float">
            <text:p>-5.594808</text:p>
          </table:table-cell>
          <table:table-cell office:value-type="float" office:value="0.0002173955" calcext:value-type="float">
            <text:p>0.00021739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4968" calcext:value-type="float">
            <text:p>-2.1849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68.9107" calcext:value-type="float">
            <text:p>168.910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106.245" calcext:value-type="float">
            <text:p>1106.245</text:p>
          </table:table-cell>
          <table:table-cell office:value-type="float" office:value="52.01387" calcext:value-type="float">
            <text:p>52.01387</text:p>
          </table:table-cell>
          <table:table-cell office:value-type="float" office:value="0" calcext:value-type="float">
            <text:p>0</text:p>
          </table:table-cell>
          <table:table-cell office:value-type="float" office:value="0.1147769" calcext:value-type="float">
            <text:p>0.1147769</text:p>
          </table:table-cell>
          <table:table-cell office:value-type="float" office:value="0.327741" calcext:value-type="float">
            <text:p>0.327741</text:p>
          </table:table-cell>
          <table:table-cell office:value-type="float" office:value="0.3303893" calcext:value-type="float">
            <text:p>0.3303893</text:p>
          </table:table-cell>
          <table:table-cell office:value-type="float" office:value="0.3337726" calcext:value-type="float">
            <text:p>0.3337726</text:p>
          </table:table-cell>
          <table:table-cell office:value-type="float" office:value="0.3370615" calcext:value-type="float">
            <text:p>0.3370615</text:p>
          </table:table-cell>
          <table:table-cell office:value-type="float" office:value="0.2978455" calcext:value-type="float">
            <text:p>0.2978455</text:p>
          </table:table-cell>
          <table:table-cell office:value-type="float" office:value="0.2985404" calcext:value-type="float">
            <text:p>0.2985404</text:p>
          </table:table-cell>
          <table:table-cell office:value-type="float" office:value="0.3754148" calcext:value-type="float">
            <text:p>0.3754148</text:p>
          </table:table-cell>
          <table:table-cell office:value-type="float" office:value="0.3734081" calcext:value-type="float">
            <text:p>0.3734081</text:p>
          </table:table-cell>
          <table:table-cell office:value-type="float" office:value="0.3815035" calcext:value-type="float">
            <text:p>0.3815035</text:p>
          </table:table-cell>
          <table:table-cell office:value-type="float" office:value="0.3964713" calcext:value-type="float">
            <text:p>0.3964713</text:p>
          </table:table-cell>
          <table:table-cell office:value-type="float" office:value="0.4052977" calcext:value-type="float">
            <text:p>0.40529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0474E-016" calcext:value-type="float">
            <text:p>7.340474E-16</text:p>
          </table:table-cell>
          <table:table-cell office:value-type="float" office:value="7.171513E-016" calcext:value-type="float">
            <text:p>7.171513E-16</text:p>
          </table:table-cell>
          <table:table-cell office:value-type="float" office:value="2.449653E-016" calcext:value-type="float">
            <text:p>2.449653E-16</text:p>
          </table:table-cell>
          <table:table-cell office:value-type="float" office:value="4.300766E-023" calcext:value-type="float">
            <text:p>4.3007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35893" calcext:value-type="float">
            <text:p>-61.35893</text:p>
          </table:table-cell>
          <table:table-cell office:value-type="float" office:value="-0.02067235" calcext:value-type="float">
            <text:p>-0.02067235</text:p>
          </table:table-cell>
          <table:table-cell office:value-type="float" office:value="-0.01965536" calcext:value-type="float">
            <text:p>-0.01965536</text:p>
          </table:table-cell>
          <table:table-cell office:value-type="float" office:value="-0.01844609" calcext:value-type="float">
            <text:p>-0.01844609</text:p>
          </table:table-cell>
          <table:table-cell office:value-type="float" office:value="-0.01736297" calcext:value-type="float">
            <text:p>-0.01736297</text:p>
          </table:table-cell>
          <table:table-cell office:value-type="float" office:value="-0.01463857" calcext:value-type="float">
            <text:p>-0.01463857</text:p>
          </table:table-cell>
          <table:table-cell office:value-type="float" office:value="-0.01300252" calcext:value-type="float">
            <text:p>-0.01300252</text:p>
          </table:table-cell>
          <table:table-cell office:value-type="float" office:value="-0.01107018" calcext:value-type="float">
            <text:p>-0.01107018</text:p>
          </table:table-cell>
          <table:table-cell office:value-type="float" office:value="-0.009258835" calcext:value-type="float">
            <text:p>-0.009258835</text:p>
          </table:table-cell>
          <table:table-cell office:value-type="float" office:value="-0.008310413" calcext:value-type="float">
            <text:p>-0.00831041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432192" calcext:value-type="float">
            <text:p>-5.432192</text:p>
          </table:table-cell>
          <table:table-cell office:value-type="float" office:value="0.0002080978" calcext:value-type="float">
            <text:p>0.00020809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368" calcext:value-type="float">
            <text:p>-2.183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0.5117" calcext:value-type="float">
            <text:p>170.511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97.18" calcext:value-type="float">
            <text:p>1097.18</text:p>
          </table:table-cell>
          <table:table-cell office:value-type="float" office:value="59.47784" calcext:value-type="float">
            <text:p>59.47784</text:p>
          </table:table-cell>
          <table:table-cell office:value-type="float" office:value="0" calcext:value-type="float">
            <text:p>0</text:p>
          </table:table-cell>
          <table:table-cell office:value-type="float" office:value="0.1090217" calcext:value-type="float">
            <text:p>0.1090217</text:p>
          </table:table-cell>
          <table:table-cell office:value-type="float" office:value="0.3110081" calcext:value-type="float">
            <text:p>0.3110081</text:p>
          </table:table-cell>
          <table:table-cell office:value-type="float" office:value="0.317031" calcext:value-type="float">
            <text:p>0.317031</text:p>
          </table:table-cell>
          <table:table-cell office:value-type="float" office:value="0.3220609" calcext:value-type="float">
            <text:p>0.3220609</text:p>
          </table:table-cell>
          <table:table-cell office:value-type="float" office:value="0.3251424" calcext:value-type="float">
            <text:p>0.3251424</text:p>
          </table:table-cell>
          <table:table-cell office:value-type="float" office:value="0.2859928" calcext:value-type="float">
            <text:p>0.2859928</text:p>
          </table:table-cell>
          <table:table-cell office:value-type="float" office:value="0.2874967" calcext:value-type="float">
            <text:p>0.2874967</text:p>
          </table:table-cell>
          <table:table-cell office:value-type="float" office:value="0.3700422" calcext:value-type="float">
            <text:p>0.3700422</text:p>
          </table:table-cell>
          <table:table-cell office:value-type="float" office:value="0.3681819" calcext:value-type="float">
            <text:p>0.3681819</text:p>
          </table:table-cell>
          <table:table-cell office:value-type="float" office:value="0.3784608" calcext:value-type="float">
            <text:p>0.3784608</text:p>
          </table:table-cell>
          <table:table-cell office:value-type="float" office:value="0.394982" calcext:value-type="float">
            <text:p>0.394982</text:p>
          </table:table-cell>
          <table:table-cell office:value-type="float" office:value="0.404882" calcext:value-type="float">
            <text:p>0.4048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401E-016" calcext:value-type="float">
            <text:p>7.34401E-16</text:p>
          </table:table-cell>
          <table:table-cell office:value-type="float" office:value="7.170824E-016" calcext:value-type="float">
            <text:p>7.170824E-16</text:p>
          </table:table-cell>
          <table:table-cell office:value-type="float" office:value="2.449479E-016" calcext:value-type="float">
            <text:p>2.449479E-16</text:p>
          </table:table-cell>
          <table:table-cell office:value-type="float" office:value="4.300573E-023" calcext:value-type="float">
            <text:p>4.3005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0.71592" calcext:value-type="float">
            <text:p>-90.71592</text:p>
          </table:table-cell>
          <table:table-cell office:value-type="float" office:value="-0.02867164" calcext:value-type="float">
            <text:p>-0.02867164</text:p>
          </table:table-cell>
          <table:table-cell office:value-type="float" office:value="-0.02544627" calcext:value-type="float">
            <text:p>-0.02544627</text:p>
          </table:table-cell>
          <table:table-cell office:value-type="float" office:value="-0.02310356" calcext:value-type="float">
            <text:p>-0.02310356</text:p>
          </table:table-cell>
          <table:table-cell office:value-type="float" office:value="-0.02179222" calcext:value-type="float">
            <text:p>-0.02179222</text:p>
          </table:table-cell>
          <table:table-cell office:value-type="float" office:value="-0.01991476" calcext:value-type="float">
            <text:p>-0.01991476</text:p>
          </table:table-cell>
          <table:table-cell office:value-type="float" office:value="-0.01789815" calcext:value-type="float">
            <text:p>-0.01789815</text:p>
          </table:table-cell>
          <table:table-cell office:value-type="float" office:value="-0.0151556" calcext:value-type="float">
            <text:p>-0.0151556</text:p>
          </table:table-cell>
          <table:table-cell office:value-type="float" office:value="-0.01171651" calcext:value-type="float">
            <text:p>-0.01171651</text:p>
          </table:table-cell>
          <table:table-cell office:value-type="float" office:value="-0.009535312" calcext:value-type="float">
            <text:p>-0.00953531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249431" calcext:value-type="float">
            <text:p>-5.249431</text:p>
          </table:table-cell>
          <table:table-cell office:value-type="float" office:value="0.0001974426" calcext:value-type="float">
            <text:p>0.000197442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3147" calcext:value-type="float">
            <text:p>-2.1831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2.2837" calcext:value-type="float">
            <text:p>172.283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92.293" calcext:value-type="float">
            <text:p>1092.293</text:p>
          </table:table-cell>
          <table:table-cell office:value-type="float" office:value="62.59294" calcext:value-type="float">
            <text:p>62.59294</text:p>
          </table:table-cell>
          <table:table-cell office:value-type="float" office:value="0" calcext:value-type="float">
            <text:p>0</text:p>
          </table:table-cell>
          <table:table-cell office:value-type="float" office:value="0.1101065" calcext:value-type="float">
            <text:p>0.1101065</text:p>
          </table:table-cell>
          <table:table-cell office:value-type="float" office:value="0.2990081" calcext:value-type="float">
            <text:p>0.2990081</text:p>
          </table:table-cell>
          <table:table-cell office:value-type="float" office:value="0.3075967" calcext:value-type="float">
            <text:p>0.3075967</text:p>
          </table:table-cell>
          <table:table-cell office:value-type="float" office:value="0.3148138" calcext:value-type="float">
            <text:p>0.3148138</text:p>
          </table:table-cell>
          <table:table-cell office:value-type="float" office:value="0.3186627" calcext:value-type="float">
            <text:p>0.3186627</text:p>
          </table:table-cell>
          <table:table-cell office:value-type="float" office:value="0.2832492" calcext:value-type="float">
            <text:p>0.2832492</text:p>
          </table:table-cell>
          <table:table-cell office:value-type="float" office:value="0.2844319" calcext:value-type="float">
            <text:p>0.2844319</text:p>
          </table:table-cell>
          <table:table-cell office:value-type="float" office:value="0.3678487" calcext:value-type="float">
            <text:p>0.3678487</text:p>
          </table:table-cell>
          <table:table-cell office:value-type="float" office:value="0.365018" calcext:value-type="float">
            <text:p>0.365018</text:p>
          </table:table-cell>
          <table:table-cell office:value-type="float" office:value="0.3763785" calcext:value-type="float">
            <text:p>0.3763785</text:p>
          </table:table-cell>
          <table:table-cell office:value-type="float" office:value="0.3937252" calcext:value-type="float">
            <text:p>0.3937252</text:p>
          </table:table-cell>
          <table:table-cell office:value-type="float" office:value="0.4045069" calcext:value-type="float">
            <text:p>0.40450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7778E-016" calcext:value-type="float">
            <text:p>7.347778E-16</text:p>
          </table:table-cell>
          <table:table-cell office:value-type="float" office:value="7.170096E-016" calcext:value-type="float">
            <text:p>7.170096E-16</text:p>
          </table:table-cell>
          <table:table-cell office:value-type="float" office:value="2.449295E-016" calcext:value-type="float">
            <text:p>2.449295E-16</text:p>
          </table:table-cell>
          <table:table-cell office:value-type="float" office:value="4.30037E-023" calcext:value-type="float">
            <text:p>4.3003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4.03107" calcext:value-type="float">
            <text:p>-84.03107</text:p>
          </table:table-cell>
          <table:table-cell office:value-type="float" office:value="-0.03750044" calcext:value-type="float">
            <text:p>-0.03750044</text:p>
          </table:table-cell>
          <table:table-cell office:value-type="float" office:value="-0.03064132" calcext:value-type="float">
            <text:p>-0.03064132</text:p>
          </table:table-cell>
          <table:table-cell office:value-type="float" office:value="-0.02656722" calcext:value-type="float">
            <text:p>-0.02656722</text:p>
          </table:table-cell>
          <table:table-cell office:value-type="float" office:value="-0.02466402" calcext:value-type="float">
            <text:p>-0.02466402</text:p>
          </table:table-cell>
          <table:table-cell office:value-type="float" office:value="-0.02140965" calcext:value-type="float">
            <text:p>-0.02140965</text:p>
          </table:table-cell>
          <table:table-cell office:value-type="float" office:value="-0.01960221" calcext:value-type="float">
            <text:p>-0.01960221</text:p>
          </table:table-cell>
          <table:table-cell office:value-type="float" office:value="-0.01725855" calcext:value-type="float">
            <text:p>-0.01725855</text:p>
          </table:table-cell>
          <table:table-cell office:value-type="float" office:value="-0.01353659" calcext:value-type="float">
            <text:p>-0.01353659</text:p>
          </table:table-cell>
          <table:table-cell office:value-type="float" office:value="-0.01048381" calcext:value-type="float">
            <text:p>-0.0104838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.072562" calcext:value-type="float">
            <text:p>-5.072562</text:p>
          </table:table-cell>
          <table:table-cell office:value-type="float" office:value="0.0001865223" calcext:value-type="float">
            <text:p>0.00018652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3455" calcext:value-type="float">
            <text:p>-2.1834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3.6621" calcext:value-type="float">
            <text:p>173.662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89.725" calcext:value-type="float">
            <text:p>1089.725</text:p>
          </table:table-cell>
          <table:table-cell office:value-type="float" office:value="63.78236" calcext:value-type="float">
            <text:p>63.78236</text:p>
          </table:table-cell>
          <table:table-cell office:value-type="float" office:value="0" calcext:value-type="float">
            <text:p>0</text:p>
          </table:table-cell>
          <table:table-cell office:value-type="float" office:value="0.1153367" calcext:value-type="float">
            <text:p>0.1153367</text:p>
          </table:table-cell>
          <table:table-cell office:value-type="float" office:value="0.2917949" calcext:value-type="float">
            <text:p>0.2917949</text:p>
          </table:table-cell>
          <table:table-cell office:value-type="float" office:value="0.3004338" calcext:value-type="float">
            <text:p>0.3004338</text:p>
          </table:table-cell>
          <table:table-cell office:value-type="float" office:value="0.3087105" calcext:value-type="float">
            <text:p>0.3087105</text:p>
          </table:table-cell>
          <table:table-cell office:value-type="float" office:value="0.3137018" calcext:value-type="float">
            <text:p>0.3137018</text:p>
          </table:table-cell>
          <table:table-cell office:value-type="float" office:value="0.2808614" calcext:value-type="float">
            <text:p>0.2808614</text:p>
          </table:table-cell>
          <table:table-cell office:value-type="float" office:value="0.2832656" calcext:value-type="float">
            <text:p>0.2832656</text:p>
          </table:table-cell>
          <table:table-cell office:value-type="float" office:value="0.3672183" calcext:value-type="float">
            <text:p>0.3672183</text:p>
          </table:table-cell>
          <table:table-cell office:value-type="float" office:value="0.3638256" calcext:value-type="float">
            <text:p>0.3638256</text:p>
          </table:table-cell>
          <table:table-cell office:value-type="float" office:value="0.3754716" calcext:value-type="float">
            <text:p>0.3754716</text:p>
          </table:table-cell>
          <table:table-cell office:value-type="float" office:value="0.3930569" calcext:value-type="float">
            <text:p>0.3930569</text:p>
          </table:table-cell>
          <table:table-cell office:value-type="float" office:value="0.4043054" calcext:value-type="float">
            <text:p>0.40430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1128E-016" calcext:value-type="float">
            <text:p>7.351128E-16</text:p>
          </table:table-cell>
          <table:table-cell office:value-type="float" office:value="7.169471E-016" calcext:value-type="float">
            <text:p>7.169471E-16</text:p>
          </table:table-cell>
          <table:table-cell office:value-type="float" office:value="2.449124E-016" calcext:value-type="float">
            <text:p>2.449124E-16</text:p>
          </table:table-cell>
          <table:table-cell office:value-type="float" office:value="4.300179E-023" calcext:value-type="float">
            <text:p>4.30017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79319" calcext:value-type="float">
            <text:p>-58.79319</text:p>
          </table:table-cell>
          <table:table-cell office:value-type="float" office:value="-0.04525537" calcext:value-type="float">
            <text:p>-0.04525537</text:p>
          </table:table-cell>
          <table:table-cell office:value-type="float" office:value="-0.03606831" calcext:value-type="float">
            <text:p>-0.03606831</text:p>
          </table:table-cell>
          <table:table-cell office:value-type="float" office:value="-0.02996519" calcext:value-type="float">
            <text:p>-0.02996519</text:p>
          </table:table-cell>
          <table:table-cell office:value-type="float" office:value="-0.0271586" calcext:value-type="float">
            <text:p>-0.0271586</text:p>
          </table:table-cell>
          <table:table-cell office:value-type="float" office:value="-0.02280582" calcext:value-type="float">
            <text:p>-0.02280582</text:p>
          </table:table-cell>
          <table:table-cell office:value-type="float" office:value="-0.0202942" calcext:value-type="float">
            <text:p>-0.0202942</text:p>
          </table:table-cell>
          <table:table-cell office:value-type="float" office:value="-0.01792334" calcext:value-type="float">
            <text:p>-0.01792334</text:p>
          </table:table-cell>
          <table:table-cell office:value-type="float" office:value="-0.01430845" calcext:value-type="float">
            <text:p>-0.01430845</text:p>
          </table:table-cell>
          <table:table-cell office:value-type="float" office:value="-0.01093388" calcext:value-type="float">
            <text:p>-0.0109338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894786" calcext:value-type="float">
            <text:p>-4.894786</text:p>
          </table:table-cell>
          <table:table-cell office:value-type="float" office:value="0.0001759937" calcext:value-type="float">
            <text:p>0.000175993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4343" calcext:value-type="float">
            <text:p>-2.1843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5.5362" calcext:value-type="float">
            <text:p>175.536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87.724" calcext:value-type="float">
            <text:p>1087.724</text:p>
          </table:table-cell>
          <table:table-cell office:value-type="float" office:value="63.90935" calcext:value-type="float">
            <text:p>63.90935</text:p>
          </table:table-cell>
          <table:table-cell office:value-type="float" office:value="0" calcext:value-type="float">
            <text:p>0</text:p>
          </table:table-cell>
          <table:table-cell office:value-type="float" office:value="0.1136054" calcext:value-type="float">
            <text:p>0.1136054</text:p>
          </table:table-cell>
          <table:table-cell office:value-type="float" office:value="0.2794533" calcext:value-type="float">
            <text:p>0.2794533</text:p>
          </table:table-cell>
          <table:table-cell office:value-type="float" office:value="0.291994" calcext:value-type="float">
            <text:p>0.291994</text:p>
          </table:table-cell>
          <table:table-cell office:value-type="float" office:value="0.3016151" calcext:value-type="float">
            <text:p>0.3016151</text:p>
          </table:table-cell>
          <table:table-cell office:value-type="float" office:value="0.3076236" calcext:value-type="float">
            <text:p>0.3076236</text:p>
          </table:table-cell>
          <table:table-cell office:value-type="float" office:value="0.2782225" calcext:value-type="float">
            <text:p>0.2782225</text:p>
          </table:table-cell>
          <table:table-cell office:value-type="float" office:value="0.282163" calcext:value-type="float">
            <text:p>0.282163</text:p>
          </table:table-cell>
          <table:table-cell office:value-type="float" office:value="0.3670245" calcext:value-type="float">
            <text:p>0.3670245</text:p>
          </table:table-cell>
          <table:table-cell office:value-type="float" office:value="0.3636734" calcext:value-type="float">
            <text:p>0.3636734</text:p>
          </table:table-cell>
          <table:table-cell office:value-type="float" office:value="0.3753896" calcext:value-type="float">
            <text:p>0.3753896</text:p>
          </table:table-cell>
          <table:table-cell office:value-type="float" office:value="0.392923" calcext:value-type="float">
            <text:p>0.392923</text:p>
          </table:table-cell>
          <table:table-cell office:value-type="float" office:value="0.4042943" calcext:value-type="float">
            <text:p>0.40429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4477E-016" calcext:value-type="float">
            <text:p>7.354477E-16</text:p>
          </table:table-cell>
          <table:table-cell office:value-type="float" office:value="7.168831E-016" calcext:value-type="float">
            <text:p>7.168831E-16</text:p>
          </table:table-cell>
          <table:table-cell office:value-type="float" office:value="2.448956E-016" calcext:value-type="float">
            <text:p>2.448956E-16</text:p>
          </table:table-cell>
          <table:table-cell office:value-type="float" office:value="4.299986E-023" calcext:value-type="float">
            <text:p>4.2999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63266" calcext:value-type="float">
            <text:p>-65.63266</text:p>
          </table:table-cell>
          <table:table-cell office:value-type="float" office:value="-0.06312883" calcext:value-type="float">
            <text:p>-0.06312883</text:p>
          </table:table-cell>
          <table:table-cell office:value-type="float" office:value="-0.0449114" calcext:value-type="float">
            <text:p>-0.0449114</text:p>
          </table:table-cell>
          <table:table-cell office:value-type="float" office:value="-0.03498986" calcext:value-type="float">
            <text:p>-0.03498986</text:p>
          </table:table-cell>
          <table:table-cell office:value-type="float" office:value="-0.03064184" calcext:value-type="float">
            <text:p>-0.03064184</text:p>
          </table:table-cell>
          <table:table-cell office:value-type="float" office:value="-0.02446599" calcext:value-type="float">
            <text:p>-0.02446599</text:p>
          </table:table-cell>
          <table:table-cell office:value-type="float" office:value="-0.02096582" calcext:value-type="float">
            <text:p>-0.02096582</text:p>
          </table:table-cell>
          <table:table-cell office:value-type="float" office:value="-0.01812781" calcext:value-type="float">
            <text:p>-0.01812781</text:p>
          </table:table-cell>
          <table:table-cell office:value-type="float" office:value="-0.01440839" calcext:value-type="float">
            <text:p>-0.01440839</text:p>
          </table:table-cell>
          <table:table-cell office:value-type="float" office:value="-0.01097476" calcext:value-type="float">
            <text:p>-0.01097476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730899" calcext:value-type="float">
            <text:p>-4.730899</text:p>
          </table:table-cell>
          <table:table-cell office:value-type="float" office:value="0.000165805" calcext:value-type="float">
            <text:p>0.0001658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5195" calcext:value-type="float">
            <text:p>-2.185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7.5346" calcext:value-type="float">
            <text:p>177.5346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85.604" calcext:value-type="float">
            <text:p>1085.604</text:p>
          </table:table-cell>
          <table:table-cell office:value-type="float" office:value="64.03146" calcext:value-type="float">
            <text:p>64.03146</text:p>
          </table:table-cell>
          <table:table-cell office:value-type="float" office:value="0" calcext:value-type="float">
            <text:p>0</text:p>
          </table:table-cell>
          <table:table-cell office:value-type="float" office:value="0.1115792" calcext:value-type="float">
            <text:p>0.1115792</text:p>
          </table:table-cell>
          <table:table-cell office:value-type="float" office:value="0.2663086" calcext:value-type="float">
            <text:p>0.2663086</text:p>
          </table:table-cell>
          <table:table-cell office:value-type="float" office:value="0.2831584" calcext:value-type="float">
            <text:p>0.2831584</text:p>
          </table:table-cell>
          <table:table-cell office:value-type="float" office:value="0.2946976" calcext:value-type="float">
            <text:p>0.2946976</text:p>
          </table:table-cell>
          <table:table-cell office:value-type="float" office:value="0.3012164" calcext:value-type="float">
            <text:p>0.3012164</text:p>
          </table:table-cell>
          <table:table-cell office:value-type="float" office:value="0.275302" calcext:value-type="float">
            <text:p>0.275302</text:p>
          </table:table-cell>
          <table:table-cell office:value-type="float" office:value="0.2809014" calcext:value-type="float">
            <text:p>0.2809014</text:p>
          </table:table-cell>
          <table:table-cell office:value-type="float" office:value="0.3667381" calcext:value-type="float">
            <text:p>0.3667381</text:p>
          </table:table-cell>
          <table:table-cell office:value-type="float" office:value="0.3635066" calcext:value-type="float">
            <text:p>0.3635066</text:p>
          </table:table-cell>
          <table:table-cell office:value-type="float" office:value="0.3753013" calcext:value-type="float">
            <text:p>0.3753013</text:p>
          </table:table-cell>
          <table:table-cell office:value-type="float" office:value="0.39281" calcext:value-type="float">
            <text:p>0.39281</text:p>
          </table:table-cell>
          <table:table-cell office:value-type="float" office:value="0.4042662" calcext:value-type="float">
            <text:p>0.40426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7836E-016" calcext:value-type="float">
            <text:p>7.357836E-16</text:p>
          </table:table-cell>
          <table:table-cell office:value-type="float" office:value="7.168198E-016" calcext:value-type="float">
            <text:p>7.168198E-16</text:p>
          </table:table-cell>
          <table:table-cell office:value-type="float" office:value="2.448785E-016" calcext:value-type="float">
            <text:p>2.448785E-16</text:p>
          </table:table-cell>
          <table:table-cell office:value-type="float" office:value="4.29979E-023" calcext:value-type="float">
            <text:p>4.2997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5.96489" calcext:value-type="float">
            <text:p>-75.96489</text:p>
          </table:table-cell>
          <table:table-cell office:value-type="float" office:value="-0.09148959" calcext:value-type="float">
            <text:p>-0.09148959</text:p>
          </table:table-cell>
          <table:table-cell office:value-type="float" office:value="-0.05690218" calcext:value-type="float">
            <text:p>-0.05690218</text:p>
          </table:table-cell>
          <table:table-cell office:value-type="float" office:value="-0.04183104" calcext:value-type="float">
            <text:p>-0.04183104</text:p>
          </table:table-cell>
          <table:table-cell office:value-type="float" office:value="-0.03536561" calcext:value-type="float">
            <text:p>-0.03536561</text:p>
          </table:table-cell>
          <table:table-cell office:value-type="float" office:value="-0.026467" calcext:value-type="float">
            <text:p>-0.026467</text:p>
          </table:table-cell>
          <table:table-cell office:value-type="float" office:value="-0.02176876" calcext:value-type="float">
            <text:p>-0.02176876</text:p>
          </table:table-cell>
          <table:table-cell office:value-type="float" office:value="-0.01843552" calcext:value-type="float">
            <text:p>-0.01843552</text:p>
          </table:table-cell>
          <table:table-cell office:value-type="float" office:value="-0.01451859" calcext:value-type="float">
            <text:p>-0.01451859</text:p>
          </table:table-cell>
          <table:table-cell office:value-type="float" office:value="-0.01101894" calcext:value-type="float">
            <text:p>-0.0110189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588171" calcext:value-type="float">
            <text:p>-4.588171</text:p>
          </table:table-cell>
          <table:table-cell office:value-type="float" office:value="0.0001554796" calcext:value-type="float">
            <text:p>0.000155479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5934" calcext:value-type="float">
            <text:p>-2.1859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79.7151" calcext:value-type="float">
            <text:p>179.7151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83.306" calcext:value-type="float">
            <text:p>1083.306</text:p>
          </table:table-cell>
          <table:table-cell office:value-type="float" office:value="64.14919" calcext:value-type="float">
            <text:p>64.14919</text:p>
          </table:table-cell>
          <table:table-cell office:value-type="float" office:value="0" calcext:value-type="float">
            <text:p>0</text:p>
          </table:table-cell>
          <table:table-cell office:value-type="float" office:value="0.1136125" calcext:value-type="float">
            <text:p>0.1136125</text:p>
          </table:table-cell>
          <table:table-cell office:value-type="float" office:value="0.2503588" calcext:value-type="float">
            <text:p>0.2503588</text:p>
          </table:table-cell>
          <table:table-cell office:value-type="float" office:value="0.2734766" calcext:value-type="float">
            <text:p>0.2734766</text:p>
          </table:table-cell>
          <table:table-cell office:value-type="float" office:value="0.2873342" calcext:value-type="float">
            <text:p>0.2873342</text:p>
          </table:table-cell>
          <table:table-cell office:value-type="float" office:value="0.2961231" calcext:value-type="float">
            <text:p>0.2961231</text:p>
          </table:table-cell>
          <table:table-cell office:value-type="float" office:value="0.2720326" calcext:value-type="float">
            <text:p>0.2720326</text:p>
          </table:table-cell>
          <table:table-cell office:value-type="float" office:value="0.2794054" calcext:value-type="float">
            <text:p>0.2794054</text:p>
          </table:table-cell>
          <table:table-cell office:value-type="float" office:value="0.3663504" calcext:value-type="float">
            <text:p>0.3663504</text:p>
          </table:table-cell>
          <table:table-cell office:value-type="float" office:value="0.3633139" calcext:value-type="float">
            <text:p>0.3633139</text:p>
          </table:table-cell>
          <table:table-cell office:value-type="float" office:value="0.3752069" calcext:value-type="float">
            <text:p>0.3752069</text:p>
          </table:table-cell>
          <table:table-cell office:value-type="float" office:value="0.3927102" calcext:value-type="float">
            <text:p>0.3927102</text:p>
          </table:table-cell>
          <table:table-cell office:value-type="float" office:value="0.4042285" calcext:value-type="float">
            <text:p>0.404228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361165E-016" calcext:value-type="float">
            <text:p>7.361165E-16</text:p>
          </table:table-cell>
          <table:table-cell office:value-type="float" office:value="7.167574E-016" calcext:value-type="float">
            <text:p>7.167574E-16</text:p>
          </table:table-cell>
          <table:table-cell office:value-type="float" office:value="2.448614E-016" calcext:value-type="float">
            <text:p>2.448614E-16</text:p>
          </table:table-cell>
          <table:table-cell office:value-type="float" office:value="4.299593E-023" calcext:value-type="float">
            <text:p>4.29959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12252" calcext:value-type="float">
            <text:p>-67.12252</text:p>
          </table:table-cell>
          <table:table-cell office:value-type="float" office:value="-0.1471194" calcext:value-type="float">
            <text:p>-0.1471194</text:p>
          </table:table-cell>
          <table:table-cell office:value-type="float" office:value="-0.07438149" calcext:value-type="float">
            <text:p>-0.07438149</text:p>
          </table:table-cell>
          <table:table-cell office:value-type="float" office:value="-0.05084148" calcext:value-type="float">
            <text:p>-0.05084148</text:p>
          </table:table-cell>
          <table:table-cell office:value-type="float" office:value="-0.04036722" calcext:value-type="float">
            <text:p>-0.04036722</text:p>
          </table:table-cell>
          <table:table-cell office:value-type="float" office:value="-0.02893227" calcext:value-type="float">
            <text:p>-0.02893227</text:p>
          </table:table-cell>
          <table:table-cell office:value-type="float" office:value="-0.02276166" calcext:value-type="float">
            <text:p>-0.02276166</text:p>
          </table:table-cell>
          <table:table-cell office:value-type="float" office:value="-0.01886103" calcext:value-type="float">
            <text:p>-0.01886103</text:p>
          </table:table-cell>
          <table:table-cell office:value-type="float" office:value="-0.01464699" calcext:value-type="float">
            <text:p>-0.01464699</text:p>
          </table:table-cell>
          <table:table-cell office:value-type="float" office:value="-0.01106653" calcext:value-type="float">
            <text:p>-0.0110665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423581" calcext:value-type="float">
            <text:p>-4.423581</text:p>
          </table:table-cell>
          <table:table-cell office:value-type="float" office:value="0.0001450435" calcext:value-type="float">
            <text:p>0.00014504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6609" calcext:value-type="float">
            <text:p>-2.1866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366.2976" calcext:value-type="float">
            <text:p>366.2976</text:p>
          </table:table-cell>
          <table:table-cell office:value-type="float" office:value="182.0204" calcext:value-type="float">
            <text:p>182.0204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80.887" calcext:value-type="float">
            <text:p>1080.887</text:p>
          </table:table-cell>
          <table:table-cell office:value-type="float" office:value="64.26286" calcext:value-type="float">
            <text:p>64.26286</text:p>
          </table:table-cell>
          <table:table-cell office:value-type="float" office:value="0" calcext:value-type="float">
            <text:p>0</text:p>
          </table:table-cell>
          <table:table-cell office:value-type="float" office:value="0.1173625" calcext:value-type="float">
            <text:p>0.1173625</text:p>
          </table:table-cell>
          <table:table-cell office:value-type="float" office:value="0.2326016" calcext:value-type="float">
            <text:p>0.2326016</text:p>
          </table:table-cell>
          <table:table-cell office:value-type="float" office:value="0.2633909" calcext:value-type="float">
            <text:p>0.2633909</text:p>
          </table:table-cell>
          <table:table-cell office:value-type="float" office:value="0.2799415" calcext:value-type="float">
            <text:p>0.2799415</text:p>
          </table:table-cell>
          <table:table-cell office:value-type="float" office:value="0.2899472" calcext:value-type="float">
            <text:p>0.2899472</text:p>
          </table:table-cell>
          <table:table-cell office:value-type="float" office:value="0.2688875" calcext:value-type="float">
            <text:p>0.2688875</text:p>
          </table:table-cell>
          <table:table-cell office:value-type="float" office:value="0.2780707" calcext:value-type="float">
            <text:p>0.2780707</text:p>
          </table:table-cell>
          <table:table-cell office:value-type="float" office:value="0.3658763" calcext:value-type="float">
            <text:p>0.3658763</text:p>
          </table:table-cell>
          <table:table-cell office:value-type="float" office:value="0.3630832" calcext:value-type="float">
            <text:p>0.3630832</text:p>
          </table:table-cell>
          <table:table-cell office:value-type="float" office:value="0.3751058" calcext:value-type="float">
            <text:p>0.3751058</text:p>
          </table:table-cell>
          <table:table-cell office:value-type="float" office:value="0.3926185" calcext:value-type="float">
            <text:p>0.3926185</text:p>
          </table:table-cell>
          <table:table-cell office:value-type="float" office:value="0.4041874" calcext:value-type="float">
            <text:p>0.40418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4452E-016" calcext:value-type="float">
            <text:p>7.364452E-16</text:p>
          </table:table-cell>
          <table:table-cell office:value-type="float" office:value="7.166956E-016" calcext:value-type="float">
            <text:p>7.166956E-16</text:p>
          </table:table-cell>
          <table:table-cell office:value-type="float" office:value="2.448442E-016" calcext:value-type="float">
            <text:p>2.448442E-16</text:p>
          </table:table-cell>
          <table:table-cell office:value-type="float" office:value="4.299401E-023" calcext:value-type="float">
            <text:p>4.2994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7641" calcext:value-type="float">
            <text:p>-51.7641</text:p>
          </table:table-cell>
          <table:table-cell office:value-type="float" office:value="-0.2590947" calcext:value-type="float">
            <text:p>-0.2590947</text:p>
          </table:table-cell>
          <table:table-cell office:value-type="float" office:value="-0.09934455" calcext:value-type="float">
            <text:p>-0.09934455</text:p>
          </table:table-cell>
          <table:table-cell office:value-type="float" office:value="-0.06215178" calcext:value-type="float">
            <text:p>-0.06215178</text:p>
          </table:table-cell>
          <table:table-cell office:value-type="float" office:value="-0.04748247" calcext:value-type="float">
            <text:p>-0.04748247</text:p>
          </table:table-cell>
          <table:table-cell office:value-type="float" office:value="-0.03155238" calcext:value-type="float">
            <text:p>-0.03155238</text:p>
          </table:table-cell>
          <table:table-cell office:value-type="float" office:value="-0.02369489" calcext:value-type="float">
            <text:p>-0.02369489</text:p>
          </table:table-cell>
          <table:table-cell office:value-type="float" office:value="-0.01939617" calcext:value-type="float">
            <text:p>-0.01939617</text:p>
          </table:table-cell>
          <table:table-cell office:value-type="float" office:value="-0.01480227" calcext:value-type="float">
            <text:p>-0.01480227</text:p>
          </table:table-cell>
          <table:table-cell office:value-type="float" office:value="-0.01111764" calcext:value-type="float">
            <text:p>-0.0111176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254479" calcext:value-type="float">
            <text:p>-4.254479</text:p>
          </table:table-cell>
          <table:table-cell office:value-type="float" office:value="0.0001343521" calcext:value-type="float">
            <text:p>0.00013435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246" calcext:value-type="float">
            <text:p>-2.1872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366.7977" calcext:value-type="float">
            <text:p>366.7977</text:p>
          </table:table-cell>
          <table:table-cell office:value-type="float" office:value="183.657" calcext:value-type="float">
            <text:p>183.657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79.638" calcext:value-type="float">
            <text:p>1079.638</text:p>
          </table:table-cell>
          <table:table-cell office:value-type="float" office:value="64.37518" calcext:value-type="float">
            <text:p>64.37518</text:p>
          </table:table-cell>
          <table:table-cell office:value-type="float" office:value="0" calcext:value-type="float">
            <text:p>0</text:p>
          </table:table-cell>
          <table:table-cell office:value-type="float" office:value="0.1205289" calcext:value-type="float">
            <text:p>0.1205289</text:p>
          </table:table-cell>
          <table:table-cell office:value-type="float" office:value="0.2268891" calcext:value-type="float">
            <text:p>0.2268891</text:p>
          </table:table-cell>
          <table:table-cell office:value-type="float" office:value="0.2592978" calcext:value-type="float">
            <text:p>0.2592978</text:p>
          </table:table-cell>
          <table:table-cell office:value-type="float" office:value="0.2767418" calcext:value-type="float">
            <text:p>0.2767418</text:p>
          </table:table-cell>
          <table:table-cell office:value-type="float" office:value="0.2873479" calcext:value-type="float">
            <text:p>0.2873479</text:p>
          </table:table-cell>
          <table:table-cell office:value-type="float" office:value="0.2665451" calcext:value-type="float">
            <text:p>0.2665451</text:p>
          </table:table-cell>
          <table:table-cell office:value-type="float" office:value="0.2768936" calcext:value-type="float">
            <text:p>0.2768936</text:p>
          </table:table-cell>
          <table:table-cell office:value-type="float" office:value="0.3654307" calcext:value-type="float">
            <text:p>0.3654307</text:p>
          </table:table-cell>
          <table:table-cell office:value-type="float" office:value="0.362814" calcext:value-type="float">
            <text:p>0.362814</text:p>
          </table:table-cell>
          <table:table-cell office:value-type="float" office:value="0.3749981" calcext:value-type="float">
            <text:p>0.3749981</text:p>
          </table:table-cell>
          <table:table-cell office:value-type="float" office:value="0.3925377" calcext:value-type="float">
            <text:p>0.3925377</text:p>
          </table:table-cell>
          <table:table-cell office:value-type="float" office:value="0.4041412" calcext:value-type="float">
            <text:p>0.40414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7208E-016" calcext:value-type="float">
            <text:p>7.367208E-16</text:p>
          </table:table-cell>
          <table:table-cell office:value-type="float" office:value="7.166441E-016" calcext:value-type="float">
            <text:p>7.166441E-16</text:p>
          </table:table-cell>
          <table:table-cell office:value-type="float" office:value="2.448291E-016" calcext:value-type="float">
            <text:p>2.448291E-16</text:p>
          </table:table-cell>
          <table:table-cell office:value-type="float" office:value="4.299223E-023" calcext:value-type="float">
            <text:p>4.29922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00004" calcext:value-type="float">
            <text:p>-40.00004</text:p>
          </table:table-cell>
          <table:table-cell office:value-type="float" office:value="-0.3136831" calcext:value-type="float">
            <text:p>-0.3136831</text:p>
          </table:table-cell>
          <table:table-cell office:value-type="float" office:value="-0.1121347" calcext:value-type="float">
            <text:p>-0.1121347</text:p>
          </table:table-cell>
          <table:table-cell office:value-type="float" office:value="-0.06789681" calcext:value-type="float">
            <text:p>-0.06789681</text:p>
          </table:table-cell>
          <table:table-cell office:value-type="float" office:value="-0.05083421" calcext:value-type="float">
            <text:p>-0.05083421</text:p>
          </table:table-cell>
          <table:table-cell office:value-type="float" office:value="-0.03370562" calcext:value-type="float">
            <text:p>-0.03370562</text:p>
          </table:table-cell>
          <table:table-cell office:value-type="float" office:value="-0.02455546" calcext:value-type="float">
            <text:p>-0.02455546</text:p>
          </table:table-cell>
          <table:table-cell office:value-type="float" office:value="-0.01991523" calcext:value-type="float">
            <text:p>-0.01991523</text:p>
          </table:table-cell>
          <table:table-cell office:value-type="float" office:value="-0.01498584" calcext:value-type="float">
            <text:p>-0.01498584</text:p>
          </table:table-cell>
          <table:table-cell office:value-type="float" office:value="-0.01117245" calcext:value-type="float">
            <text:p>-0.0111724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116064" calcext:value-type="float">
            <text:p>-4.116064</text:p>
          </table:table-cell>
          <table:table-cell office:value-type="float" office:value="0.000125359" calcext:value-type="float">
            <text:p>0.0001253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888" calcext:value-type="float">
            <text:p>-2.1878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367.1977" calcext:value-type="float">
            <text:p>367.1977</text:p>
          </table:table-cell>
          <table:table-cell office:value-type="float" office:value="186.1482" calcext:value-type="float">
            <text:p>186.1482</text:p>
          </table:table-cell>
          <table:table-cell office:value-type="float" office:value="19.19668" calcext:value-type="float">
            <text:p>19.19668</text:p>
          </table:table-cell>
          <table:table-cell office:value-type="float" office:value="1077.439" calcext:value-type="float">
            <text:p>1077.439</text:p>
          </table:table-cell>
          <table:table-cell office:value-type="float" office:value="64.48292" calcext:value-type="float">
            <text:p>64.48292</text:p>
          </table:table-cell>
          <table:table-cell office:value-type="float" office:value="0" calcext:value-type="float">
            <text:p>0</text:p>
          </table:table-cell>
          <table:table-cell office:value-type="float" office:value="0.1104884" calcext:value-type="float">
            <text:p>0.1104884</text:p>
          </table:table-cell>
          <table:table-cell office:value-type="float" office:value="0.2139258" calcext:value-type="float">
            <text:p>0.2139258</text:p>
          </table:table-cell>
          <table:table-cell office:value-type="float" office:value="0.2510241" calcext:value-type="float">
            <text:p>0.2510241</text:p>
          </table:table-cell>
          <table:table-cell office:value-type="float" office:value="0.2701488" calcext:value-type="float">
            <text:p>0.2701488</text:p>
          </table:table-cell>
          <table:table-cell office:value-type="float" office:value="0.2814127" calcext:value-type="float">
            <text:p>0.2814127</text:p>
          </table:table-cell>
          <table:table-cell office:value-type="float" office:value="0.2639444" calcext:value-type="float">
            <text:p>0.2639444</text:p>
          </table:table-cell>
          <table:table-cell office:value-type="float" office:value="0.2755987" calcext:value-type="float">
            <text:p>0.2755987</text:p>
          </table:table-cell>
          <table:table-cell office:value-type="float" office:value="0.364967" calcext:value-type="float">
            <text:p>0.364967</text:p>
          </table:table-cell>
          <table:table-cell office:value-type="float" office:value="0.3625173" calcext:value-type="float">
            <text:p>0.3625173</text:p>
          </table:table-cell>
          <table:table-cell office:value-type="float" office:value="0.3748879" calcext:value-type="float">
            <text:p>0.3748879</text:p>
          </table:table-cell>
          <table:table-cell office:value-type="float" office:value="0.3924779" calcext:value-type="float">
            <text:p>0.3924779</text:p>
          </table:table-cell>
          <table:table-cell office:value-type="float" office:value="0.4040763" calcext:value-type="float">
            <text:p>0.40407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9783E-016" calcext:value-type="float">
            <text:p>7.369783E-16</text:p>
          </table:table-cell>
          <table:table-cell office:value-type="float" office:value="7.165964E-016" calcext:value-type="float">
            <text:p>7.165964E-16</text:p>
          </table:table-cell>
          <table:table-cell office:value-type="float" office:value="2.448151E-016" calcext:value-type="float">
            <text:p>2.448151E-16</text:p>
          </table:table-cell>
          <table:table-cell office:value-type="float" office:value="4.299068E-023" calcext:value-type="float">
            <text:p>4.2990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53255" calcext:value-type="float">
            <text:p>-80.53255</text:p>
          </table:table-cell>
          <table:table-cell office:value-type="float" office:value="-0.493473" calcext:value-type="float">
            <text:p>-0.493473</text:p>
          </table:table-cell>
          <table:table-cell office:value-type="float" office:value="-0.1438204" calcext:value-type="float">
            <text:p>-0.1438204</text:p>
          </table:table-cell>
          <table:table-cell office:value-type="float" office:value="-0.08172058" calcext:value-type="float">
            <text:p>-0.08172058</text:p>
          </table:table-cell>
          <table:table-cell office:value-type="float" office:value="-0.0597741" calcext:value-type="float">
            <text:p>-0.0597741</text:p>
          </table:table-cell>
          <table:table-cell office:value-type="float" office:value="-0.03632868" calcext:value-type="float">
            <text:p>-0.03632868</text:p>
          </table:table-cell>
          <table:table-cell office:value-type="float" office:value="-0.02553601" calcext:value-type="float">
            <text:p>-0.02553601</text:p>
          </table:table-cell>
          <table:table-cell office:value-type="float" office:value="-0.02046892" calcext:value-type="float">
            <text:p>-0.02046892</text:p>
          </table:table-cell>
          <table:table-cell office:value-type="float" office:value="-0.01519093" calcext:value-type="float">
            <text:p>-0.01519093</text:p>
          </table:table-cell>
          <table:table-cell office:value-type="float" office:value="-0.01122871" calcext:value-type="float">
            <text:p>-0.0112287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976138" calcext:value-type="float">
            <text:p>-3.976138</text:p>
          </table:table-cell>
          <table:table-cell office:value-type="float" office:value="0.0001164606" calcext:value-type="float">
            <text:p>0.00011646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8535" calcext:value-type="float">
            <text:p>-2.1885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193.6151" calcext:value-type="float">
            <text:p>193.6151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85.527" calcext:value-type="float">
            <text:p>1085.527</text:p>
          </table:table-cell>
          <table:table-cell office:value-type="float" office:value="65.63688" calcext:value-type="float">
            <text:p>65.63688</text:p>
          </table:table-cell>
          <table:table-cell office:value-type="float" office:value="0" calcext:value-type="float">
            <text:p>0</text:p>
          </table:table-cell>
          <table:table-cell office:value-type="float" office:value="0.2523395" calcext:value-type="float">
            <text:p>0.2523395</text:p>
          </table:table-cell>
          <table:table-cell office:value-type="float" office:value="0.3386348" calcext:value-type="float">
            <text:p>0.3386348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741605" calcext:value-type="float">
            <text:p>0.2741605</text:p>
          </table:table-cell>
          <table:table-cell office:value-type="float" office:value="0.2828184" calcext:value-type="float">
            <text:p>0.2828184</text:p>
          </table:table-cell>
          <table:table-cell office:value-type="float" office:value="0.2651379" calcext:value-type="float">
            <text:p>0.2651379</text:p>
          </table:table-cell>
          <table:table-cell office:value-type="float" office:value="0.2905729" calcext:value-type="float">
            <text:p>0.2905729</text:p>
          </table:table-cell>
          <table:table-cell office:value-type="float" office:value="0.3675007" calcext:value-type="float">
            <text:p>0.3675007</text:p>
          </table:table-cell>
          <table:table-cell office:value-type="float" office:value="0.3624526" calcext:value-type="float">
            <text:p>0.3624526</text:p>
          </table:table-cell>
          <table:table-cell office:value-type="float" office:value="0.3747732" calcext:value-type="float">
            <text:p>0.3747732</text:p>
          </table:table-cell>
          <table:table-cell office:value-type="float" office:value="0.3924064" calcext:value-type="float">
            <text:p>0.3924064</text:p>
          </table:table-cell>
          <table:table-cell office:value-type="float" office:value="0.4039291" calcext:value-type="float">
            <text:p>0.403929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72471E-016" calcext:value-type="float">
            <text:p>7.372471E-16</text:p>
          </table:table-cell>
          <table:table-cell office:value-type="float" office:value="7.165456E-016" calcext:value-type="float">
            <text:p>7.165456E-16</text:p>
          </table:table-cell>
          <table:table-cell office:value-type="float" office:value="2.448011E-016" calcext:value-type="float">
            <text:p>2.448011E-16</text:p>
          </table:table-cell>
          <table:table-cell office:value-type="float" office:value="4.298894E-023" calcext:value-type="float">
            <text:p>4.29889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381688" calcext:value-type="float">
            <text:p>-0.1381688</text:p>
          </table:table-cell>
          <table:table-cell office:value-type="float" office:value="-0.01683322" calcext:value-type="float">
            <text:p>-0.01683322</text:p>
          </table:table-cell>
          <table:table-cell office:value-type="float" office:value="-0.1148389" calcext:value-type="float">
            <text:p>-0.1148389</text:p>
          </table:table-cell>
          <table:table-cell office:value-type="float" office:value="-0.07296997" calcext:value-type="float">
            <text:p>-0.07296997</text:p>
          </table:table-cell>
          <table:table-cell office:value-type="float" office:value="-0.05759611" calcext:value-type="float">
            <text:p>-0.05759611</text:p>
          </table:table-cell>
          <table:table-cell office:value-type="float" office:value="-0.03512307" calcext:value-type="float">
            <text:p>-0.03512307</text:p>
          </table:table-cell>
          <table:table-cell office:value-type="float" office:value="-0.01634104" calcext:value-type="float">
            <text:p>-0.01634104</text:p>
          </table:table-cell>
          <table:table-cell office:value-type="float" office:value="-0.01763961" calcext:value-type="float">
            <text:p>-0.01763961</text:p>
          </table:table-cell>
          <table:table-cell office:value-type="float" office:value="-0.01523927" calcext:value-type="float">
            <text:p>-0.01523927</text:p>
          </table:table-cell>
          <table:table-cell office:value-type="float" office:value="-0.01128774" calcext:value-type="float">
            <text:p>-0.0112877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0.1930589" calcext:value-type="float">
            <text:p>-0.1930589</text:p>
          </table:table-cell>
          <table:table-cell office:value-type="float" office:value="0.00009274553" calcext:value-type="float">
            <text:p>9.274553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1841" calcext:value-type="float">
            <text:p>-2.2018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198.3455" calcext:value-type="float">
            <text:p>198.3455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80.768" calcext:value-type="float">
            <text:p>1080.768</text:p>
          </table:table-cell>
          <table:table-cell office:value-type="float" office:value="65.66502" calcext:value-type="float">
            <text:p>65.66502</text:p>
          </table:table-cell>
          <table:table-cell office:value-type="float" office:value="0" calcext:value-type="float">
            <text:p>0</text:p>
          </table:table-cell>
          <table:table-cell office:value-type="float" office:value="0.1140907" calcext:value-type="float">
            <text:p>0.1140907</text:p>
          </table:table-cell>
          <table:table-cell office:value-type="float" office:value="0.2826731" calcext:value-type="float">
            <text:p>0.2826731</text:p>
          </table:table-cell>
          <table:table-cell office:value-type="float" office:value="0.2602982" calcext:value-type="float">
            <text:p>0.2602982</text:p>
          </table:table-cell>
          <table:table-cell office:value-type="float" office:value="0.2668674" calcext:value-type="float">
            <text:p>0.2668674</text:p>
          </table:table-cell>
          <table:table-cell office:value-type="float" office:value="0.2788092" calcext:value-type="float">
            <text:p>0.2788092</text:p>
          </table:table-cell>
          <table:table-cell office:value-type="float" office:value="0.2638223" calcext:value-type="float">
            <text:p>0.2638223</text:p>
          </table:table-cell>
          <table:table-cell office:value-type="float" office:value="0.2823261" calcext:value-type="float">
            <text:p>0.2823261</text:p>
          </table:table-cell>
          <table:table-cell office:value-type="float" office:value="0.3673635" calcext:value-type="float">
            <text:p>0.3673635</text:p>
          </table:table-cell>
          <table:table-cell office:value-type="float" office:value="0.3625597" calcext:value-type="float">
            <text:p>0.3625597</text:p>
          </table:table-cell>
          <table:table-cell office:value-type="float" office:value="0.3746762" calcext:value-type="float">
            <text:p>0.3746762</text:p>
          </table:table-cell>
          <table:table-cell office:value-type="float" office:value="0.3923237" calcext:value-type="float">
            <text:p>0.3923237</text:p>
          </table:table-cell>
          <table:table-cell office:value-type="float" office:value="0.4038169" calcext:value-type="float">
            <text:p>0.403816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375227E-016" calcext:value-type="float">
            <text:p>7.375227E-16</text:p>
          </table:table-cell>
          <table:table-cell office:value-type="float" office:value="7.164937E-016" calcext:value-type="float">
            <text:p>7.164937E-16</text:p>
          </table:table-cell>
          <table:table-cell office:value-type="float" office:value="2.447869E-016" calcext:value-type="float">
            <text:p>2.447869E-16</text:p>
          </table:table-cell>
          <table:table-cell office:value-type="float" office:value="4.298734E-023" calcext:value-type="float">
            <text:p>4.29873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25138" calcext:value-type="float">
            <text:p>-64.25138</text:p>
          </table:table-cell>
          <table:table-cell office:value-type="float" office:value="-0.05746742" calcext:value-type="float">
            <text:p>-0.05746742</text:p>
          </table:table-cell>
          <table:table-cell office:value-type="float" office:value="-0.1091061" calcext:value-type="float">
            <text:p>-0.1091061</text:p>
          </table:table-cell>
          <table:table-cell office:value-type="float" office:value="-0.08988392" calcext:value-type="float">
            <text:p>-0.08988392</text:p>
          </table:table-cell>
          <table:table-cell office:value-type="float" office:value="-0.06427503" calcext:value-type="float">
            <text:p>-0.06427503</text:p>
          </table:table-cell>
          <table:table-cell office:value-type="float" office:value="-0.03646885" calcext:value-type="float">
            <text:p>-0.03646885</text:p>
          </table:table-cell>
          <table:table-cell office:value-type="float" office:value="-0.02084036" calcext:value-type="float">
            <text:p>-0.02084036</text:p>
          </table:table-cell>
          <table:table-cell office:value-type="float" office:value="-0.01776601" calcext:value-type="float">
            <text:p>-0.01776601</text:p>
          </table:table-cell>
          <table:table-cell office:value-type="float" office:value="-0.01516417" calcext:value-type="float">
            <text:p>-0.01516417</text:p>
          </table:table-cell>
          <table:table-cell office:value-type="float" office:value="-0.0113379" calcext:value-type="float">
            <text:p>-0.011337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.441566" calcext:value-type="float">
            <text:p>-2.441566</text:p>
          </table:table-cell>
          <table:table-cell office:value-type="float" office:value="0.000079972" calcext:value-type="float">
            <text:p>7.9972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0502" calcext:value-type="float">
            <text:p>-2.2005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1.539" calcext:value-type="float">
            <text:p>201.539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77.543" calcext:value-type="float">
            <text:p>1077.543</text:p>
          </table:table-cell>
          <table:table-cell office:value-type="float" office:value="65.69688" calcext:value-type="float">
            <text:p>65.69688</text:p>
          </table:table-cell>
          <table:table-cell office:value-type="float" office:value="0" calcext:value-type="float">
            <text:p>0</text:p>
          </table:table-cell>
          <table:table-cell office:value-type="float" office:value="0.114903" calcext:value-type="float">
            <text:p>0.114903</text:p>
          </table:table-cell>
          <table:table-cell office:value-type="float" office:value="0.2458127" calcext:value-type="float">
            <text:p>0.2458127</text:p>
          </table:table-cell>
          <table:table-cell office:value-type="float" office:value="0.2504902" calcext:value-type="float">
            <text:p>0.2504902</text:p>
          </table:table-cell>
          <table:table-cell office:value-type="float" office:value="0.2598718" calcext:value-type="float">
            <text:p>0.2598718</text:p>
          </table:table-cell>
          <table:table-cell office:value-type="float" office:value="0.2732006" calcext:value-type="float">
            <text:p>0.2732006</text:p>
          </table:table-cell>
          <table:table-cell office:value-type="float" office:value="0.2613283" calcext:value-type="float">
            <text:p>0.2613283</text:p>
          </table:table-cell>
          <table:table-cell office:value-type="float" office:value="0.278488" calcext:value-type="float">
            <text:p>0.278488</text:p>
          </table:table-cell>
          <table:table-cell office:value-type="float" office:value="0.3664401" calcext:value-type="float">
            <text:p>0.3664401</text:p>
          </table:table-cell>
          <table:table-cell office:value-type="float" office:value="0.3625499" calcext:value-type="float">
            <text:p>0.3625499</text:p>
          </table:table-cell>
          <table:table-cell office:value-type="float" office:value="0.3745927" calcext:value-type="float">
            <text:p>0.3745927</text:p>
          </table:table-cell>
          <table:table-cell office:value-type="float" office:value="0.3922394" calcext:value-type="float">
            <text:p>0.3922394</text:p>
          </table:table-cell>
          <table:table-cell office:value-type="float" office:value="0.4037381" calcext:value-type="float">
            <text:p>0.40373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7811E-016" calcext:value-type="float">
            <text:p>7.37811E-16</text:p>
          </table:table-cell>
          <table:table-cell office:value-type="float" office:value="7.164378E-016" calcext:value-type="float">
            <text:p>7.164378E-16</text:p>
          </table:table-cell>
          <table:table-cell office:value-type="float" office:value="2.447722E-016" calcext:value-type="float">
            <text:p>2.447722E-16</text:p>
          </table:table-cell>
          <table:table-cell office:value-type="float" office:value="4.29857E-023" calcext:value-type="float">
            <text:p>4.2985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0.88703" calcext:value-type="float">
            <text:p>-60.88703</text:p>
          </table:table-cell>
          <table:table-cell office:value-type="float" office:value="-0.169071" calcext:value-type="float">
            <text:p>-0.169071</text:p>
          </table:table-cell>
          <table:table-cell office:value-type="float" office:value="-0.1462647" calcext:value-type="float">
            <text:p>-0.1462647</text:p>
          </table:table-cell>
          <table:table-cell office:value-type="float" office:value="-0.1102578" calcext:value-type="float">
            <text:p>-0.1102578</text:p>
          </table:table-cell>
          <table:table-cell office:value-type="float" office:value="-0.07512762" calcext:value-type="float">
            <text:p>-0.07512762</text:p>
          </table:table-cell>
          <table:table-cell office:value-type="float" office:value="-0.03920982" calcext:value-type="float">
            <text:p>-0.03920982</text:p>
          </table:table-cell>
          <table:table-cell office:value-type="float" office:value="-0.02339405" calcext:value-type="float">
            <text:p>-0.02339405</text:p>
          </table:table-cell>
          <table:table-cell office:value-type="float" office:value="-0.01875717" calcext:value-type="float">
            <text:p>-0.01875717</text:p>
          </table:table-cell>
          <table:table-cell office:value-type="float" office:value="-0.01516996" calcext:value-type="float">
            <text:p>-0.01516996</text:p>
          </table:table-cell>
          <table:table-cell office:value-type="float" office:value="-0.01138131" calcext:value-type="float">
            <text:p>-0.0113813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.317666" calcext:value-type="float">
            <text:p>-2.317666</text:p>
          </table:table-cell>
          <table:table-cell office:value-type="float" office:value="0.00006846501" calcext:value-type="float">
            <text:p>6.846501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9522" calcext:value-type="float">
            <text:p>-2.1995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5.0255" calcext:value-type="float">
            <text:p>205.0255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74.02" calcext:value-type="float">
            <text:p>1074.02</text:p>
          </table:table-cell>
          <table:table-cell office:value-type="float" office:value="65.73358" calcext:value-type="float">
            <text:p>65.73358</text:p>
          </table:table-cell>
          <table:table-cell office:value-type="float" office:value="0" calcext:value-type="float">
            <text:p>0</text:p>
          </table:table-cell>
          <table:table-cell office:value-type="float" office:value="0.1108898" calcext:value-type="float">
            <text:p>0.1108898</text:p>
          </table:table-cell>
          <table:table-cell office:value-type="float" office:value="0.2160841" calcext:value-type="float">
            <text:p>0.2160841</text:p>
          </table:table-cell>
          <table:table-cell office:value-type="float" office:value="0.2353699" calcext:value-type="float">
            <text:p>0.2353699</text:p>
          </table:table-cell>
          <table:table-cell office:value-type="float" office:value="0.2500757" calcext:value-type="float">
            <text:p>0.2500757</text:p>
          </table:table-cell>
          <table:table-cell office:value-type="float" office:value="0.2660766" calcext:value-type="float">
            <text:p>0.2660766</text:p>
          </table:table-cell>
          <table:table-cell office:value-type="float" office:value="0.2580971" calcext:value-type="float">
            <text:p>0.2580971</text:p>
          </table:table-cell>
          <table:table-cell office:value-type="float" office:value="0.2757367" calcext:value-type="float">
            <text:p>0.2757367</text:p>
          </table:table-cell>
          <table:table-cell office:value-type="float" office:value="0.3654315" calcext:value-type="float">
            <text:p>0.3654315</text:p>
          </table:table-cell>
          <table:table-cell office:value-type="float" office:value="0.3623884" calcext:value-type="float">
            <text:p>0.3623884</text:p>
          </table:table-cell>
          <table:table-cell office:value-type="float" office:value="0.3745098" calcext:value-type="float">
            <text:p>0.3745098</text:p>
          </table:table-cell>
          <table:table-cell office:value-type="float" office:value="0.3921559" calcext:value-type="float">
            <text:p>0.3921559</text:p>
          </table:table-cell>
          <table:table-cell office:value-type="float" office:value="0.4036807" calcext:value-type="float">
            <text:p>0.40368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1057E-016" calcext:value-type="float">
            <text:p>7.381057E-16</text:p>
          </table:table-cell>
          <table:table-cell office:value-type="float" office:value="7.163822E-016" calcext:value-type="float">
            <text:p>7.163822E-16</text:p>
          </table:table-cell>
          <table:table-cell office:value-type="float" office:value="2.447569E-016" calcext:value-type="float">
            <text:p>2.447569E-16</text:p>
          </table:table-cell>
          <table:table-cell office:value-type="float" office:value="4.298403E-023" calcext:value-type="float">
            <text:p>4.29840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20316" calcext:value-type="float">
            <text:p>-80.20316</text:p>
          </table:table-cell>
          <table:table-cell office:value-type="float" office:value="-0.4565159" calcext:value-type="float">
            <text:p>-0.4565159</text:p>
          </table:table-cell>
          <table:table-cell office:value-type="float" office:value="-0.2361181" calcext:value-type="float">
            <text:p>-0.2361181</text:p>
          </table:table-cell>
          <table:table-cell office:value-type="float" office:value="-0.1481042" calcext:value-type="float">
            <text:p>-0.1481042</text:p>
          </table:table-cell>
          <table:table-cell office:value-type="float" office:value="-0.09212881" calcext:value-type="float">
            <text:p>-0.09212881</text:p>
          </table:table-cell>
          <table:table-cell office:value-type="float" office:value="-0.04312078" calcext:value-type="float">
            <text:p>-0.04312078</text:p>
          </table:table-cell>
          <table:table-cell office:value-type="float" office:value="-0.02542175" calcext:value-type="float">
            <text:p>-0.02542175</text:p>
          </table:table-cell>
          <table:table-cell office:value-type="float" office:value="-0.01990968" calcext:value-type="float">
            <text:p>-0.01990968</text:p>
          </table:table-cell>
          <table:table-cell office:value-type="float" office:value="-0.01528171" calcext:value-type="float">
            <text:p>-0.01528171</text:p>
          </table:table-cell>
          <table:table-cell office:value-type="float" office:value="-0.01142443" calcext:value-type="float">
            <text:p>-0.0114244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.19711" calcext:value-type="float">
            <text:p>-2.19711</text:p>
          </table:table-cell>
          <table:table-cell office:value-type="float" office:value="0.00005682078" calcext:value-type="float">
            <text:p>5.682078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8846" calcext:value-type="float">
            <text:p>-2.1988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08.1773" calcext:value-type="float">
            <text:p>208.177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70.828" calcext:value-type="float">
            <text:p>1070.828</text:p>
          </table:table-cell>
          <table:table-cell office:value-type="float" office:value="65.77381" calcext:value-type="float">
            <text:p>65.77381</text:p>
          </table:table-cell>
          <table:table-cell office:value-type="float" office:value="0" calcext:value-type="float">
            <text:p>0</text:p>
          </table:table-cell>
          <table:table-cell office:value-type="float" office:value="0.1158732" calcext:value-type="float">
            <text:p>0.1158732</text:p>
          </table:table-cell>
          <table:table-cell office:value-type="float" office:value="0.1958797" calcext:value-type="float">
            <text:p>0.1958797</text:p>
          </table:table-cell>
          <table:table-cell office:value-type="float" office:value="0.2201691" calcext:value-type="float">
            <text:p>0.2201691</text:p>
          </table:table-cell>
          <table:table-cell office:value-type="float" office:value="0.2388936" calcext:value-type="float">
            <text:p>0.2388936</text:p>
          </table:table-cell>
          <table:table-cell office:value-type="float" office:value="0.256701" calcext:value-type="float">
            <text:p>0.256701</text:p>
          </table:table-cell>
          <table:table-cell office:value-type="float" office:value="0.2548271" calcext:value-type="float">
            <text:p>0.2548271</text:p>
          </table:table-cell>
          <table:table-cell office:value-type="float" office:value="0.2737675" calcext:value-type="float">
            <text:p>0.2737675</text:p>
          </table:table-cell>
          <table:table-cell office:value-type="float" office:value="0.3644243" calcext:value-type="float">
            <text:p>0.3644243</text:p>
          </table:table-cell>
          <table:table-cell office:value-type="float" office:value="0.3620919" calcext:value-type="float">
            <text:p>0.3620919</text:p>
          </table:table-cell>
          <table:table-cell office:value-type="float" office:value="0.3744172" calcext:value-type="float">
            <text:p>0.3744172</text:p>
          </table:table-cell>
          <table:table-cell office:value-type="float" office:value="0.3920749" calcext:value-type="float">
            <text:p>0.3920749</text:p>
          </table:table-cell>
          <table:table-cell office:value-type="float" office:value="0.4036359" calcext:value-type="float">
            <text:p>0.403635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384061E-016" calcext:value-type="float">
            <text:p>7.384061E-16</text:p>
          </table:table-cell>
          <table:table-cell office:value-type="float" office:value="7.163259E-016" calcext:value-type="float">
            <text:p>7.163259E-16</text:p>
          </table:table-cell>
          <table:table-cell office:value-type="float" office:value="2.447412E-016" calcext:value-type="float">
            <text:p>2.447412E-16</text:p>
          </table:table-cell>
          <table:table-cell office:value-type="float" office:value="4.298221E-023" calcext:value-type="float">
            <text:p>4.29822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60075" calcext:value-type="float">
            <text:p>-56.60075</text:p>
          </table:table-cell>
          <table:table-cell office:value-type="float" office:value="-0.9725775" calcext:value-type="float">
            <text:p>-0.9725775</text:p>
          </table:table-cell>
          <table:table-cell office:value-type="float" office:value="-0.3948698" calcext:value-type="float">
            <text:p>-0.3948698</text:p>
          </table:table-cell>
          <table:table-cell office:value-type="float" office:value="-0.2105694" calcext:value-type="float">
            <text:p>-0.2105694</text:p>
          </table:table-cell>
          <table:table-cell office:value-type="float" office:value="-0.121335" calcext:value-type="float">
            <text:p>-0.121335</text:p>
          </table:table-cell>
          <table:table-cell office:value-type="float" office:value="-0.04754838" calcext:value-type="float">
            <text:p>-0.04754838</text:p>
          </table:table-cell>
          <table:table-cell office:value-type="float" office:value="-0.02700149" calcext:value-type="float">
            <text:p>-0.02700149</text:p>
          </table:table-cell>
          <table:table-cell office:value-type="float" office:value="-0.02113522" calcext:value-type="float">
            <text:p>-0.02113522</text:p>
          </table:table-cell>
          <table:table-cell office:value-type="float" office:value="-0.0154903" calcext:value-type="float">
            <text:p>-0.0154903</text:p>
          </table:table-cell>
          <table:table-cell office:value-type="float" office:value="-0.01147277" calcext:value-type="float">
            <text:p>-0.0114727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.074546" calcext:value-type="float">
            <text:p>-2.074546</text:p>
          </table:table-cell>
          <table:table-cell office:value-type="float" office:value="0.0000446531" calcext:value-type="float">
            <text:p>4.4653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391" calcext:value-type="float">
            <text:p>-2.1983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0.6607" calcext:value-type="float">
            <text:p>210.6607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68.302" calcext:value-type="float">
            <text:p>1068.302</text:p>
          </table:table-cell>
          <table:table-cell office:value-type="float" office:value="65.81638" calcext:value-type="float">
            <text:p>65.81638</text:p>
          </table:table-cell>
          <table:table-cell office:value-type="float" office:value="0" calcext:value-type="float">
            <text:p>0</text:p>
          </table:table-cell>
          <table:table-cell office:value-type="float" office:value="0.1188085" calcext:value-type="float">
            <text:p>0.1188085</text:p>
          </table:table-cell>
          <table:table-cell office:value-type="float" office:value="0.1871436" calcext:value-type="float">
            <text:p>0.1871436</text:p>
          </table:table-cell>
          <table:table-cell office:value-type="float" office:value="0.2082539" calcext:value-type="float">
            <text:p>0.2082539</text:p>
          </table:table-cell>
          <table:table-cell office:value-type="float" office:value="0.22844" calcext:value-type="float">
            <text:p>0.22844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0.2516836" calcext:value-type="float">
            <text:p>0.2516836</text:p>
          </table:table-cell>
          <table:table-cell office:value-type="float" office:value="0.2717098" calcext:value-type="float">
            <text:p>0.2717098</text:p>
          </table:table-cell>
          <table:table-cell office:value-type="float" office:value="0.3635726" calcext:value-type="float">
            <text:p>0.3635726</text:p>
          </table:table-cell>
          <table:table-cell office:value-type="float" office:value="0.3617146" calcext:value-type="float">
            <text:p>0.3617146</text:p>
          </table:table-cell>
          <table:table-cell office:value-type="float" office:value="0.3743069" calcext:value-type="float">
            <text:p>0.3743069</text:p>
          </table:table-cell>
          <table:table-cell office:value-type="float" office:value="0.3919957" calcext:value-type="float">
            <text:p>0.3919957</text:p>
          </table:table-cell>
          <table:table-cell office:value-type="float" office:value="0.4035995" calcext:value-type="float">
            <text:p>0.40359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6793E-016" calcext:value-type="float">
            <text:p>7.386793E-16</text:p>
          </table:table-cell>
          <table:table-cell office:value-type="float" office:value="7.162738E-016" calcext:value-type="float">
            <text:p>7.162738E-16</text:p>
          </table:table-cell>
          <table:table-cell office:value-type="float" office:value="2.447263E-016" calcext:value-type="float">
            <text:p>2.447263E-16</text:p>
          </table:table-cell>
          <table:table-cell office:value-type="float" office:value="4.298043E-023" calcext:value-type="float">
            <text:p>4.29804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83805" calcext:value-type="float">
            <text:p>-46.83805</text:p>
          </table:table-cell>
          <table:table-cell office:value-type="float" office:value="-1.382624" calcext:value-type="float">
            <text:p>-1.382624</text:p>
          </table:table-cell>
          <table:table-cell office:value-type="float" office:value="-0.6061123" calcext:value-type="float">
            <text:p>-0.6061123</text:p>
          </table:table-cell>
          <table:table-cell office:value-type="float" office:value="-0.297205" calcext:value-type="float">
            <text:p>-0.297205</text:p>
          </table:table-cell>
          <table:table-cell office:value-type="float" office:value="-0.1576639" calcext:value-type="float">
            <text:p>-0.1576639</text:p>
          </table:table-cell>
          <table:table-cell office:value-type="float" office:value="-0.05227874" calcext:value-type="float">
            <text:p>-0.05227874</text:p>
          </table:table-cell>
          <table:table-cell office:value-type="float" office:value="-0.02876415" calcext:value-type="float">
            <text:p>-0.02876415</text:p>
          </table:table-cell>
          <table:table-cell office:value-type="float" office:value="-0.02223495" calcext:value-type="float">
            <text:p>-0.02223495</text:p>
          </table:table-cell>
          <table:table-cell office:value-type="float" office:value="-0.01576104" calcext:value-type="float">
            <text:p>-0.01576104</text:p>
          </table:table-cell>
          <table:table-cell office:value-type="float" office:value="-0.01153073" calcext:value-type="float">
            <text:p>-0.0115307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955136" calcext:value-type="float">
            <text:p>-1.955136</text:p>
          </table:table-cell>
          <table:table-cell office:value-type="float" office:value="0.00003267222" calcext:value-type="float">
            <text:p>3.26722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099" calcext:value-type="float">
            <text:p>-2.1980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3.3358" calcext:value-type="float">
            <text:p>213.3358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65.582" calcext:value-type="float">
            <text:p>1065.582</text:p>
          </table:table-cell>
          <table:table-cell office:value-type="float" office:value="65.86037" calcext:value-type="float">
            <text:p>65.86037</text:p>
          </table:table-cell>
          <table:table-cell office:value-type="float" office:value="0" calcext:value-type="float">
            <text:p>0</text:p>
          </table:table-cell>
          <table:table-cell office:value-type="float" office:value="0.1159693" calcext:value-type="float">
            <text:p>0.1159693</text:p>
          </table:table-cell>
          <table:table-cell office:value-type="float" office:value="0.1814253" calcext:value-type="float">
            <text:p>0.1814253</text:p>
          </table:table-cell>
          <table:table-cell office:value-type="float" office:value="0.1966736" calcext:value-type="float">
            <text:p>0.1966736</text:p>
          </table:table-cell>
          <table:table-cell office:value-type="float" office:value="0.2163294" calcext:value-type="float">
            <text:p>0.2163294</text:p>
          </table:table-cell>
          <table:table-cell office:value-type="float" office:value="0.2356865" calcext:value-type="float">
            <text:p>0.2356865</text:p>
          </table:table-cell>
          <table:table-cell office:value-type="float" office:value="0.2483838" calcext:value-type="float">
            <text:p>0.2483838</text:p>
          </table:table-cell>
          <table:table-cell office:value-type="float" office:value="0.2695498" calcext:value-type="float">
            <text:p>0.2695498</text:p>
          </table:table-cell>
          <table:table-cell office:value-type="float" office:value="0.3626748" calcext:value-type="float">
            <text:p>0.3626748</text:p>
          </table:table-cell>
          <table:table-cell office:value-type="float" office:value="0.3612865" calcext:value-type="float">
            <text:p>0.3612865</text:p>
          </table:table-cell>
          <table:table-cell office:value-type="float" office:value="0.374177" calcext:value-type="float">
            <text:p>0.374177</text:p>
          </table:table-cell>
          <table:table-cell office:value-type="float" office:value="0.3919153" calcext:value-type="float">
            <text:p>0.3919153</text:p>
          </table:table-cell>
          <table:table-cell office:value-type="float" office:value="0.4035671" calcext:value-type="float">
            <text:p>0.403567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89371E-016" calcext:value-type="float">
            <text:p>7.389371E-16</text:p>
          </table:table-cell>
          <table:table-cell office:value-type="float" office:value="7.162252E-016" calcext:value-type="float">
            <text:p>7.162252E-16</text:p>
          </table:table-cell>
          <table:table-cell office:value-type="float" office:value="2.447124E-016" calcext:value-type="float">
            <text:p>2.447124E-16</text:p>
          </table:table-cell>
          <table:table-cell office:value-type="float" office:value="4.297879E-023" calcext:value-type="float">
            <text:p>4.29787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53137" calcext:value-type="float">
            <text:p>-56.53137</text:p>
          </table:table-cell>
          <table:table-cell office:value-type="float" office:value="-1.756009" calcext:value-type="float">
            <text:p>-1.756009</text:p>
          </table:table-cell>
          <table:table-cell office:value-type="float" office:value="-0.9417828" calcext:value-type="float">
            <text:p>-0.9417828</text:p>
          </table:table-cell>
          <table:table-cell office:value-type="float" office:value="-0.4520147" calcext:value-type="float">
            <text:p>-0.4520147</text:p>
          </table:table-cell>
          <table:table-cell office:value-type="float" office:value="-0.2339384" calcext:value-type="float">
            <text:p>-0.2339384</text:p>
          </table:table-cell>
          <table:table-cell office:value-type="float" office:value="-0.05783762" calcext:value-type="float">
            <text:p>-0.05783762</text:p>
          </table:table-cell>
          <table:table-cell office:value-type="float" office:value="-0.03076154" calcext:value-type="float">
            <text:p>-0.03076154</text:p>
          </table:table-cell>
          <table:table-cell office:value-type="float" office:value="-0.02345529" calcext:value-type="float">
            <text:p>-0.02345529</text:p>
          </table:table-cell>
          <table:table-cell office:value-type="float" office:value="-0.01607391" calcext:value-type="float">
            <text:p>-0.01607391</text:p>
          </table:table-cell>
          <table:table-cell office:value-type="float" office:value="-0.01159933" calcext:value-type="float">
            <text:p>-0.0115993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849088" calcext:value-type="float">
            <text:p>-1.849088</text:p>
          </table:table-cell>
          <table:table-cell office:value-type="float" office:value="0.00002124574" calcext:value-type="float">
            <text:p>2.12457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7931" calcext:value-type="float">
            <text:p>-2.1979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384.7977" calcext:value-type="float">
            <text:p>384.7977</text:p>
          </table:table-cell>
          <table:table-cell office:value-type="float" office:value="215.268" calcext:value-type="float">
            <text:p>215.268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63.606" calcext:value-type="float">
            <text:p>1063.606</text:p>
          </table:table-cell>
          <table:table-cell office:value-type="float" office:value="65.9052" calcext:value-type="float">
            <text:p>65.9052</text:p>
          </table:table-cell>
          <table:table-cell office:value-type="float" office:value="0" calcext:value-type="float">
            <text:p>0</text:p>
          </table:table-cell>
          <table:table-cell office:value-type="float" office:value="0.1177289" calcext:value-type="float">
            <text:p>0.1177289</text:p>
          </table:table-cell>
          <table:table-cell office:value-type="float" office:value="0.1809205" calcext:value-type="float">
            <text:p>0.1809205</text:p>
          </table:table-cell>
          <table:table-cell office:value-type="float" office:value="0.1902441" calcext:value-type="float">
            <text:p>0.1902441</text:p>
          </table:table-cell>
          <table:table-cell office:value-type="float" office:value="0.2067395" calcext:value-type="float">
            <text:p>0.2067395</text:p>
          </table:table-cell>
          <table:table-cell office:value-type="float" office:value="0.2243735" calcext:value-type="float">
            <text:p>0.2243735</text:p>
          </table:table-cell>
          <table:table-cell office:value-type="float" office:value="0.2454542" calcext:value-type="float">
            <text:p>0.2454542</text:p>
          </table:table-cell>
          <table:table-cell office:value-type="float" office:value="0.2680055" calcext:value-type="float">
            <text:p>0.2680055</text:p>
          </table:table-cell>
          <table:table-cell office:value-type="float" office:value="0.3618872" calcext:value-type="float">
            <text:p>0.3618872</text:p>
          </table:table-cell>
          <table:table-cell office:value-type="float" office:value="0.3607831" calcext:value-type="float">
            <text:p>0.3607831</text:p>
          </table:table-cell>
          <table:table-cell office:value-type="float" office:value="0.374024" calcext:value-type="float">
            <text:p>0.374024</text:p>
          </table:table-cell>
          <table:table-cell office:value-type="float" office:value="0.3918322" calcext:value-type="float">
            <text:p>0.3918322</text:p>
          </table:table-cell>
          <table:table-cell office:value-type="float" office:value="0.4035387" calcext:value-type="float">
            <text:p>0.40353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1707E-016" calcext:value-type="float">
            <text:p>7.391707E-16</text:p>
          </table:table-cell>
          <table:table-cell office:value-type="float" office:value="7.161822E-016" calcext:value-type="float">
            <text:p>7.161822E-16</text:p>
          </table:table-cell>
          <table:table-cell office:value-type="float" office:value="2.446992E-016" calcext:value-type="float">
            <text:p>2.446992E-16</text:p>
          </table:table-cell>
          <table:table-cell office:value-type="float" office:value="4.297724E-023" calcext:value-type="float">
            <text:p>4.2977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15366" calcext:value-type="float">
            <text:p>-49.15366</text:p>
          </table:table-cell>
          <table:table-cell office:value-type="float" office:value="-1.793772" calcext:value-type="float">
            <text:p>-1.793772</text:p>
          </table:table-cell>
          <table:table-cell office:value-type="float" office:value="-1.216688" calcext:value-type="float">
            <text:p>-1.216688</text:p>
          </table:table-cell>
          <table:table-cell office:value-type="float" office:value="-0.6410797" calcext:value-type="float">
            <text:p>-0.6410797</text:p>
          </table:table-cell>
          <table:table-cell office:value-type="float" office:value="-0.3415311" calcext:value-type="float">
            <text:p>-0.3415311</text:p>
          </table:table-cell>
          <table:table-cell office:value-type="float" office:value="-0.06335269" calcext:value-type="float">
            <text:p>-0.06335269</text:p>
          </table:table-cell>
          <table:table-cell office:value-type="float" office:value="-0.03226905" calcext:value-type="float">
            <text:p>-0.03226905</text:p>
          </table:table-cell>
          <table:table-cell office:value-type="float" office:value="-0.02458663" calcext:value-type="float">
            <text:p>-0.02458663</text:p>
          </table:table-cell>
          <table:table-cell office:value-type="float" office:value="-0.01645056" calcext:value-type="float">
            <text:p>-0.01645056</text:p>
          </table:table-cell>
          <table:table-cell office:value-type="float" office:value="-0.01168065" calcext:value-type="float">
            <text:p>-0.0116806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751183" calcext:value-type="float">
            <text:p>-1.751183</text:p>
          </table:table-cell>
          <table:table-cell office:value-type="float" office:value="0.0000107378" calcext:value-type="float">
            <text:p>1.0737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7851" calcext:value-type="float">
            <text:p>-2.1978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18.4719" calcext:value-type="float">
            <text:p>218.4719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62.346" calcext:value-type="float">
            <text:p>1062.346</text:p>
          </table:table-cell>
          <table:table-cell office:value-type="float" office:value="65.96146" calcext:value-type="float">
            <text:p>65.96146</text:p>
          </table:table-cell>
          <table:table-cell office:value-type="float" office:value="0" calcext:value-type="float">
            <text:p>0</text:p>
          </table:table-cell>
          <table:table-cell office:value-type="float" office:value="0.1178902" calcext:value-type="float">
            <text:p>0.1178902</text:p>
          </table:table-cell>
          <table:table-cell office:value-type="float" office:value="0.1817473" calcext:value-type="float">
            <text:p>0.1817473</text:p>
          </table:table-cell>
          <table:table-cell office:value-type="float" office:value="0.1880738" calcext:value-type="float">
            <text:p>0.1880738</text:p>
          </table:table-cell>
          <table:table-cell office:value-type="float" office:value="0.2017685" calcext:value-type="float">
            <text:p>0.2017685</text:p>
          </table:table-cell>
          <table:table-cell office:value-type="float" office:value="0.2176804" calcext:value-type="float">
            <text:p>0.2176804</text:p>
          </table:table-cell>
          <table:table-cell office:value-type="float" office:value="0.2433166" calcext:value-type="float">
            <text:p>0.2433166</text:p>
          </table:table-cell>
          <table:table-cell office:value-type="float" office:value="0.2666135" calcext:value-type="float">
            <text:p>0.2666135</text:p>
          </table:table-cell>
          <table:table-cell office:value-type="float" office:value="0.3611694" calcext:value-type="float">
            <text:p>0.3611694</text:p>
          </table:table-cell>
          <table:table-cell office:value-type="float" office:value="0.3602774" calcext:value-type="float">
            <text:p>0.3602774</text:p>
          </table:table-cell>
          <table:table-cell office:value-type="float" office:value="0.3738628" calcext:value-type="float">
            <text:p>0.3738628</text:p>
          </table:table-cell>
          <table:table-cell office:value-type="float" office:value="0.3917443" calcext:value-type="float">
            <text:p>0.3917443</text:p>
          </table:table-cell>
          <table:table-cell office:value-type="float" office:value="0.40351" calcext:value-type="float">
            <text:p>0.403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3751E-016" calcext:value-type="float">
            <text:p>7.393751E-16</text:p>
          </table:table-cell>
          <table:table-cell office:value-type="float" office:value="7.161488E-016" calcext:value-type="float">
            <text:p>7.161488E-16</text:p>
          </table:table-cell>
          <table:table-cell office:value-type="float" office:value="2.446876E-016" calcext:value-type="float">
            <text:p>2.446876E-16</text:p>
          </table:table-cell>
          <table:table-cell office:value-type="float" office:value="4.297573E-023" calcext:value-type="float">
            <text:p>4.2975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67867" calcext:value-type="float">
            <text:p>-48.67867</text:p>
          </table:table-cell>
          <table:table-cell office:value-type="float" office:value="-1.731391" calcext:value-type="float">
            <text:p>-1.731391</text:p>
          </table:table-cell>
          <table:table-cell office:value-type="float" office:value="-1.32915" calcext:value-type="float">
            <text:p>-1.32915</text:p>
          </table:table-cell>
          <table:table-cell office:value-type="float" office:value="-0.7733568" calcext:value-type="float">
            <text:p>-0.7733568</text:p>
          </table:table-cell>
          <table:table-cell office:value-type="float" office:value="-0.4311006" calcext:value-type="float">
            <text:p>-0.4311006</text:p>
          </table:table-cell>
          <table:table-cell office:value-type="float" office:value="-0.06773146" calcext:value-type="float">
            <text:p>-0.06773146</text:p>
          </table:table-cell>
          <table:table-cell office:value-type="float" office:value="-0.03360699" calcext:value-type="float">
            <text:p>-0.03360699</text:p>
          </table:table-cell>
          <table:table-cell office:value-type="float" office:value="-0.02566247" calcext:value-type="float">
            <text:p>-0.02566247</text:p>
          </table:table-cell>
          <table:table-cell office:value-type="float" office:value="-0.01683917" calcext:value-type="float">
            <text:p>-0.01683917</text:p>
          </table:table-cell>
          <table:table-cell office:value-type="float" office:value="-0.01176715" calcext:value-type="float">
            <text:p>-0.0117671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673596" calcext:value-type="float">
            <text:p>-1.673596</text:p>
          </table:table-cell>
          <table:table-cell office:value-type="float" office:value="0.000002015178" calcext:value-type="float">
            <text:p>2.015178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7847" calcext:value-type="float">
            <text:p>-2.1978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0.614" calcext:value-type="float">
            <text:p>220.61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60.16" calcext:value-type="float">
            <text:p>1060.16</text:p>
          </table:table-cell>
          <table:table-cell office:value-type="float" office:value="66.00642" calcext:value-type="float">
            <text:p>66.00642</text:p>
          </table:table-cell>
          <table:table-cell office:value-type="float" office:value="0" calcext:value-type="float">
            <text:p>0</text:p>
          </table:table-cell>
          <table:table-cell office:value-type="float" office:value="0.116584" calcext:value-type="float">
            <text:p>0.116584</text:p>
          </table:table-cell>
          <table:table-cell office:value-type="float" office:value="0.178464" calcext:value-type="float">
            <text:p>0.178464</text:p>
          </table:table-cell>
          <table:table-cell office:value-type="float" office:value="0.1830237" calcext:value-type="float">
            <text:p>0.1830237</text:p>
          </table:table-cell>
          <table:table-cell office:value-type="float" office:value="0.193198" calcext:value-type="float">
            <text:p>0.193198</text:p>
          </table:table-cell>
          <table:table-cell office:value-type="float" office:value="0.20395" calcext:value-type="float">
            <text:p>0.20395</text:p>
          </table:table-cell>
          <table:table-cell office:value-type="float" office:value="0.2404448" calcext:value-type="float">
            <text:p>0.2404448</text:p>
          </table:table-cell>
          <table:table-cell office:value-type="float" office:value="0.2648261" calcext:value-type="float">
            <text:p>0.2648261</text:p>
          </table:table-cell>
          <table:table-cell office:value-type="float" office:value="0.3602134" calcext:value-type="float">
            <text:p>0.3602134</text:p>
          </table:table-cell>
          <table:table-cell office:value-type="float" office:value="0.3596491" calcext:value-type="float">
            <text:p>0.3596491</text:p>
          </table:table-cell>
          <table:table-cell office:value-type="float" office:value="0.3736929" calcext:value-type="float">
            <text:p>0.3736929</text:p>
          </table:table-cell>
          <table:table-cell office:value-type="float" office:value="0.391653" calcext:value-type="float">
            <text:p>0.391653</text:p>
          </table:table-cell>
          <table:table-cell office:value-type="float" office:value="0.40348" calcext:value-type="float">
            <text:p>0.40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5825E-016" calcext:value-type="float">
            <text:p>7.395825E-16</text:p>
          </table:table-cell>
          <table:table-cell office:value-type="float" office:value="7.161135E-016" calcext:value-type="float">
            <text:p>7.161135E-16</text:p>
          </table:table-cell>
          <table:table-cell office:value-type="float" office:value="2.446759E-016" calcext:value-type="float">
            <text:p>2.446759E-16</text:p>
          </table:table-cell>
          <table:table-cell office:value-type="float" office:value="4.29743E-023" calcext:value-type="float">
            <text:p>4.2974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95655" calcext:value-type="float">
            <text:p>-53.95655</text:p>
          </table:table-cell>
          <table:table-cell office:value-type="float" office:value="-1.992484" calcext:value-type="float">
            <text:p>-1.992484</text:p>
          </table:table-cell>
          <table:table-cell office:value-type="float" office:value="-1.639248" calcext:value-type="float">
            <text:p>-1.639248</text:p>
          </table:table-cell>
          <table:table-cell office:value-type="float" office:value="-1.08025" calcext:value-type="float">
            <text:p>-1.08025</text:p>
          </table:table-cell>
          <table:table-cell office:value-type="float" office:value="-0.7120432" calcext:value-type="float">
            <text:p>-0.7120432</text:p>
          </table:table-cell>
          <table:table-cell office:value-type="float" office:value="-0.07419548" calcext:value-type="float">
            <text:p>-0.07419548</text:p>
          </table:table-cell>
          <table:table-cell office:value-type="float" office:value="-0.03525006" calcext:value-type="float">
            <text:p>-0.03525006</text:p>
          </table:table-cell>
          <table:table-cell office:value-type="float" office:value="-0.02717663" calcext:value-type="float">
            <text:p>-0.02717663</text:p>
          </table:table-cell>
          <table:table-cell office:value-type="float" office:value="-0.01733402" calcext:value-type="float">
            <text:p>-0.01733402</text:p>
          </table:table-cell>
          <table:table-cell office:value-type="float" office:value="-0.01185895" calcext:value-type="float">
            <text:p>-0.0118589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585085" calcext:value-type="float">
            <text:p>-1.585085</text:p>
          </table:table-cell>
          <table:table-cell office:value-type="float" office:value="-0.000007875846" calcext:value-type="float">
            <text:p>-7.875846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79" calcext:value-type="float">
            <text:p>-2.19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2.6146" calcext:value-type="float">
            <text:p>222.6146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58.115" calcext:value-type="float">
            <text:p>1058.115</text:p>
          </table:table-cell>
          <table:table-cell office:value-type="float" office:value="66.05072" calcext:value-type="float">
            <text:p>66.05072</text:p>
          </table:table-cell>
          <table:table-cell office:value-type="float" office:value="0" calcext:value-type="float">
            <text:p>0</text:p>
          </table:table-cell>
          <table:table-cell office:value-type="float" office:value="0.1166246" calcext:value-type="float">
            <text:p>0.1166246</text:p>
          </table:table-cell>
          <table:table-cell office:value-type="float" office:value="0.1764697" calcext:value-type="float">
            <text:p>0.1764697</text:p>
          </table:table-cell>
          <table:table-cell office:value-type="float" office:value="0.1792933" calcext:value-type="float">
            <text:p>0.1792933</text:p>
          </table:table-cell>
          <table:table-cell office:value-type="float" office:value="0.1859757" calcext:value-type="float">
            <text:p>0.1859757</text:p>
          </table:table-cell>
          <table:table-cell office:value-type="float" office:value="0.1930949" calcext:value-type="float">
            <text:p>0.1930949</text:p>
          </table:table-cell>
          <table:table-cell office:value-type="float" office:value="0.2372759" calcext:value-type="float">
            <text:p>0.2372759</text:p>
          </table:table-cell>
          <table:table-cell office:value-type="float" office:value="0.2624368" calcext:value-type="float">
            <text:p>0.2624368</text:p>
          </table:table-cell>
          <table:table-cell office:value-type="float" office:value="0.3592922" calcext:value-type="float">
            <text:p>0.3592922</text:p>
          </table:table-cell>
          <table:table-cell office:value-type="float" office:value="0.3588613" calcext:value-type="float">
            <text:p>0.3588613</text:p>
          </table:table-cell>
          <table:table-cell office:value-type="float" office:value="0.3734903" calcext:value-type="float">
            <text:p>0.3734903</text:p>
          </table:table-cell>
          <table:table-cell office:value-type="float" office:value="0.3915554" calcext:value-type="float">
            <text:p>0.3915554</text:p>
          </table:table-cell>
          <table:table-cell office:value-type="float" office:value="0.4034481" calcext:value-type="float">
            <text:p>0.40344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7836E-016" calcext:value-type="float">
            <text:p>7.397836E-16</text:p>
          </table:table-cell>
          <table:table-cell office:value-type="float" office:value="7.160796E-016" calcext:value-type="float">
            <text:p>7.160796E-16</text:p>
          </table:table-cell>
          <table:table-cell office:value-type="float" office:value="2.446643E-016" calcext:value-type="float">
            <text:p>2.446643E-16</text:p>
          </table:table-cell>
          <table:table-cell office:value-type="float" office:value="4.297286E-023" calcext:value-type="float">
            <text:p>4.2972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36797" calcext:value-type="float">
            <text:p>-54.36797</text:p>
          </table:table-cell>
          <table:table-cell office:value-type="float" office:value="-2.172446" calcext:value-type="float">
            <text:p>-2.172446</text:p>
          </table:table-cell>
          <table:table-cell office:value-type="float" office:value="-1.920919" calcext:value-type="float">
            <text:p>-1.920919</text:p>
          </table:table-cell>
          <table:table-cell office:value-type="float" office:value="-1.448632" calcext:value-type="float">
            <text:p>-1.448632</text:p>
          </table:table-cell>
          <table:table-cell office:value-type="float" office:value="-1.087254" calcext:value-type="float">
            <text:p>-1.087254</text:p>
          </table:table-cell>
          <table:table-cell office:value-type="float" office:value="-0.08209269" calcext:value-type="float">
            <text:p>-0.08209269</text:p>
          </table:table-cell>
          <table:table-cell office:value-type="float" office:value="-0.0375966" calcext:value-type="float">
            <text:p>-0.0375966</text:p>
          </table:table-cell>
          <table:table-cell office:value-type="float" office:value="-0.02872473" calcext:value-type="float">
            <text:p>-0.02872473</text:p>
          </table:table-cell>
          <table:table-cell office:value-type="float" office:value="-0.01797748" calcext:value-type="float">
            <text:p>-0.01797748</text:p>
          </table:table-cell>
          <table:table-cell office:value-type="float" office:value="-0.01196926" calcext:value-type="float">
            <text:p>-0.01196926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502412" calcext:value-type="float">
            <text:p>-1.502412</text:p>
          </table:table-cell>
          <table:table-cell office:value-type="float" office:value="-0.00001744795" calcext:value-type="float">
            <text:p>-1.74479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008" calcext:value-type="float">
            <text:p>-2.1980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4.41" calcext:value-type="float">
            <text:p>224.41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56.276" calcext:value-type="float">
            <text:p>1056.276</text:p>
          </table:table-cell>
          <table:table-cell office:value-type="float" office:value="66.09415" calcext:value-type="float">
            <text:p>66.09415</text:p>
          </table:table-cell>
          <table:table-cell office:value-type="float" office:value="0" calcext:value-type="float">
            <text:p>0</text:p>
          </table:table-cell>
          <table:table-cell office:value-type="float" office:value="0.1158391" calcext:value-type="float">
            <text:p>0.1158391</text:p>
          </table:table-cell>
          <table:table-cell office:value-type="float" office:value="0.1752797" calcext:value-type="float">
            <text:p>0.1752797</text:p>
          </table:table-cell>
          <table:table-cell office:value-type="float" office:value="0.1769794" calcext:value-type="float">
            <text:p>0.1769794</text:p>
          </table:table-cell>
          <table:table-cell office:value-type="float" office:value="0.1809684" calcext:value-type="float">
            <text:p>0.1809684</text:p>
          </table:table-cell>
          <table:table-cell office:value-type="float" office:value="0.1863324" calcext:value-type="float">
            <text:p>0.1863324</text:p>
          </table:table-cell>
          <table:table-cell office:value-type="float" office:value="0.2336295" calcext:value-type="float">
            <text:p>0.2336295</text:p>
          </table:table-cell>
          <table:table-cell office:value-type="float" office:value="0.2599351" calcext:value-type="float">
            <text:p>0.2599351</text:p>
          </table:table-cell>
          <table:table-cell office:value-type="float" office:value="0.3583086" calcext:value-type="float">
            <text:p>0.3583086</text:p>
          </table:table-cell>
          <table:table-cell office:value-type="float" office:value="0.3579575" calcext:value-type="float">
            <text:p>0.3579575</text:p>
          </table:table-cell>
          <table:table-cell office:value-type="float" office:value="0.3732489" calcext:value-type="float">
            <text:p>0.3732489</text:p>
          </table:table-cell>
          <table:table-cell office:value-type="float" office:value="0.3914481" calcext:value-type="float">
            <text:p>0.3914481</text:p>
          </table:table-cell>
          <table:table-cell office:value-type="float" office:value="0.4034151" calcext:value-type="float">
            <text:p>0.40341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9827E-016" calcext:value-type="float">
            <text:p>7.399827E-16</text:p>
          </table:table-cell>
          <table:table-cell office:value-type="float" office:value="7.160462E-016" calcext:value-type="float">
            <text:p>7.160462E-16</text:p>
          </table:table-cell>
          <table:table-cell office:value-type="float" office:value="2.446528E-016" calcext:value-type="float">
            <text:p>2.446528E-16</text:p>
          </table:table-cell>
          <table:table-cell office:value-type="float" office:value="4.297152E-023" calcext:value-type="float">
            <text:p>4.2971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86475" calcext:value-type="float">
            <text:p>-56.86475</text:p>
          </table:table-cell>
          <table:table-cell office:value-type="float" office:value="-2.288569" calcext:value-type="float">
            <text:p>-2.288569</text:p>
          </table:table-cell>
          <table:table-cell office:value-type="float" office:value="-2.123141" calcext:value-type="float">
            <text:p>-2.123141</text:p>
          </table:table-cell>
          <table:table-cell office:value-type="float" office:value="-1.787712" calcext:value-type="float">
            <text:p>-1.787712</text:p>
          </table:table-cell>
          <table:table-cell office:value-type="float" office:value="-1.431425" calcext:value-type="float">
            <text:p>-1.431425</text:p>
          </table:table-cell>
          <table:table-cell office:value-type="float" office:value="-0.09240456" calcext:value-type="float">
            <text:p>-0.09240456</text:p>
          </table:table-cell>
          <table:table-cell office:value-type="float" office:value="-0.04025086" calcext:value-type="float">
            <text:p>-0.04025086</text:p>
          </table:table-cell>
          <table:table-cell office:value-type="float" office:value="-0.0304807" calcext:value-type="float">
            <text:p>-0.0304807</text:p>
          </table:table-cell>
          <table:table-cell office:value-type="float" office:value="-0.01874643" calcext:value-type="float">
            <text:p>-0.01874643</text:p>
          </table:table-cell>
          <table:table-cell office:value-type="float" office:value="-0.01210217" calcext:value-type="float">
            <text:p>-0.0121021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422001" calcext:value-type="float">
            <text:p>-1.422001</text:p>
          </table:table-cell>
          <table:table-cell office:value-type="float" office:value="-0.00002705702" calcext:value-type="float">
            <text:p>-2.70570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157" calcext:value-type="float">
            <text:p>-2.1981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5.7758" calcext:value-type="float">
            <text:p>225.7758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54.867" calcext:value-type="float">
            <text:p>1054.867</text:p>
          </table:table-cell>
          <table:table-cell office:value-type="float" office:value="66.13654" calcext:value-type="float">
            <text:p>66.13654</text:p>
          </table:table-cell>
          <table:table-cell office:value-type="float" office:value="0" calcext:value-type="float">
            <text:p>0</text:p>
          </table:table-cell>
          <table:table-cell office:value-type="float" office:value="0.1167618" calcext:value-type="float">
            <text:p>0.1167618</text:p>
          </table:table-cell>
          <table:table-cell office:value-type="float" office:value="0.1758483" calcext:value-type="float">
            <text:p>0.1758483</text:p>
          </table:table-cell>
          <table:table-cell office:value-type="float" office:value="0.1766743" calcext:value-type="float">
            <text:p>0.1766743</text:p>
          </table:table-cell>
          <table:table-cell office:value-type="float" office:value="0.1788828" calcext:value-type="float">
            <text:p>0.1788828</text:p>
          </table:table-cell>
          <table:table-cell office:value-type="float" office:value="0.1840563" calcext:value-type="float">
            <text:p>0.1840563</text:p>
          </table:table-cell>
          <table:table-cell office:value-type="float" office:value="0.2297498" calcext:value-type="float">
            <text:p>0.2297498</text:p>
          </table:table-cell>
          <table:table-cell office:value-type="float" office:value="0.2574693" calcext:value-type="float">
            <text:p>0.2574693</text:p>
          </table:table-cell>
          <table:table-cell office:value-type="float" office:value="0.3574477" calcext:value-type="float">
            <text:p>0.3574477</text:p>
          </table:table-cell>
          <table:table-cell office:value-type="float" office:value="0.3569182" calcext:value-type="float">
            <text:p>0.3569182</text:p>
          </table:table-cell>
          <table:table-cell office:value-type="float" office:value="0.3729872" calcext:value-type="float">
            <text:p>0.3729872</text:p>
          </table:table-cell>
          <table:table-cell office:value-type="float" office:value="0.3913388" calcext:value-type="float">
            <text:p>0.3913388</text:p>
          </table:table-cell>
          <table:table-cell office:value-type="float" office:value="0.4033796" calcext:value-type="float">
            <text:p>0.40337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1659E-016" calcext:value-type="float">
            <text:p>7.401659E-16</text:p>
          </table:table-cell>
          <table:table-cell office:value-type="float" office:value="7.160153E-016" calcext:value-type="float">
            <text:p>7.160153E-16</text:p>
          </table:table-cell>
          <table:table-cell office:value-type="float" office:value="2.446419E-016" calcext:value-type="float">
            <text:p>2.446419E-16</text:p>
          </table:table-cell>
          <table:table-cell office:value-type="float" office:value="4.297036E-023" calcext:value-type="float">
            <text:p>4.2970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11857" calcext:value-type="float">
            <text:p>-52.11857</text:p>
          </table:table-cell>
          <table:table-cell office:value-type="float" office:value="-2.231946" calcext:value-type="float">
            <text:p>-2.231946</text:p>
          </table:table-cell>
          <table:table-cell office:value-type="float" office:value="-2.15153" calcext:value-type="float">
            <text:p>-2.15153</text:p>
          </table:table-cell>
          <table:table-cell office:value-type="float" office:value="-1.954828" calcext:value-type="float">
            <text:p>-1.954828</text:p>
          </table:table-cell>
          <table:table-cell office:value-type="float" office:value="-1.573018" calcext:value-type="float">
            <text:p>-1.573018</text:p>
          </table:table-cell>
          <table:table-cell office:value-type="float" office:value="-0.1050607" calcext:value-type="float">
            <text:p>-0.1050607</text:p>
          </table:table-cell>
          <table:table-cell office:value-type="float" office:value="-0.04307669" calcext:value-type="float">
            <text:p>-0.04307669</text:p>
          </table:table-cell>
          <table:table-cell office:value-type="float" office:value="-0.03210654" calcext:value-type="float">
            <text:p>-0.03210654</text:p>
          </table:table-cell>
          <table:table-cell office:value-type="float" office:value="-0.01967433" calcext:value-type="float">
            <text:p>-0.01967433</text:p>
          </table:table-cell>
          <table:table-cell office:value-type="float" office:value="-0.0122482" calcext:value-type="float">
            <text:p>-0.012248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346368" calcext:value-type="float">
            <text:p>-1.346368</text:p>
          </table:table-cell>
          <table:table-cell office:value-type="float" office:value="-0.00003589666" calcext:value-type="float">
            <text:p>-3.58966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351" calcext:value-type="float">
            <text:p>-2.1983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386.7978" calcext:value-type="float">
            <text:p>386.7978</text:p>
          </table:table-cell>
          <table:table-cell office:value-type="float" office:value="227.496" calcext:value-type="float">
            <text:p>227.496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53.106" calcext:value-type="float">
            <text:p>1053.106</text:p>
          </table:table-cell>
          <table:table-cell office:value-type="float" office:value="66.17754" calcext:value-type="float">
            <text:p>66.17754</text:p>
          </table:table-cell>
          <table:table-cell office:value-type="float" office:value="0" calcext:value-type="float">
            <text:p>0</text:p>
          </table:table-cell>
          <table:table-cell office:value-type="float" office:value="0.1130652" calcext:value-type="float">
            <text:p>0.1130652</text:p>
          </table:table-cell>
          <table:table-cell office:value-type="float" office:value="0.1743214" calcext:value-type="float">
            <text:p>0.1743214</text:p>
          </table:table-cell>
          <table:table-cell office:value-type="float" office:value="0.1752255" calcext:value-type="float">
            <text:p>0.1752255</text:p>
          </table:table-cell>
          <table:table-cell office:value-type="float" office:value="0.1767043" calcext:value-type="float">
            <text:p>0.1767043</text:p>
          </table:table-cell>
          <table:table-cell office:value-type="float" office:value="0.1812685" calcext:value-type="float">
            <text:p>0.1812685</text:p>
          </table:table-cell>
          <table:table-cell office:value-type="float" office:value="0.2253267" calcext:value-type="float">
            <text:p>0.2253267</text:p>
          </table:table-cell>
          <table:table-cell office:value-type="float" office:value="0.2551953" calcext:value-type="float">
            <text:p>0.2551953</text:p>
          </table:table-cell>
          <table:table-cell office:value-type="float" office:value="0.3563859" calcext:value-type="float">
            <text:p>0.3563859</text:p>
          </table:table-cell>
          <table:table-cell office:value-type="float" office:value="0.3557868" calcext:value-type="float">
            <text:p>0.3557868</text:p>
          </table:table-cell>
          <table:table-cell office:value-type="float" office:value="0.3726966" calcext:value-type="float">
            <text:p>0.3726966</text:p>
          </table:table-cell>
          <table:table-cell office:value-type="float" office:value="0.391221" calcext:value-type="float">
            <text:p>0.391221</text:p>
          </table:table-cell>
          <table:table-cell office:value-type="float" office:value="0.4033412" calcext:value-type="float">
            <text:p>0.403341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03668E-016" calcext:value-type="float">
            <text:p>7.403668E-16</text:p>
          </table:table-cell>
          <table:table-cell office:value-type="float" office:value="7.159803E-016" calcext:value-type="float">
            <text:p>7.159803E-16</text:p>
          </table:table-cell>
          <table:table-cell office:value-type="float" office:value="2.446306E-016" calcext:value-type="float">
            <text:p>2.446306E-16</text:p>
          </table:table-cell>
          <table:table-cell office:value-type="float" office:value="4.296911E-023" calcext:value-type="float">
            <text:p>4.29691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13324" calcext:value-type="float">
            <text:p>-67.13324</text:p>
          </table:table-cell>
          <table:table-cell office:value-type="float" office:value="-2.387678" calcext:value-type="float">
            <text:p>-2.387678</text:p>
          </table:table-cell>
          <table:table-cell office:value-type="float" office:value="-2.29247" calcext:value-type="float">
            <text:p>-2.29247</text:p>
          </table:table-cell>
          <table:table-cell office:value-type="float" office:value="-2.148442" calcext:value-type="float">
            <text:p>-2.148442</text:p>
          </table:table-cell>
          <table:table-cell office:value-type="float" office:value="-1.769948" calcext:value-type="float">
            <text:p>-1.769948</text:p>
          </table:table-cell>
          <table:table-cell office:value-type="float" office:value="-0.1218877" calcext:value-type="float">
            <text:p>-0.1218877</text:p>
          </table:table-cell>
          <table:table-cell office:value-type="float" office:value="-0.04588549" calcext:value-type="float">
            <text:p>-0.04588549</text:p>
          </table:table-cell>
          <table:table-cell office:value-type="float" office:value="-0.03349539" calcext:value-type="float">
            <text:p>-0.03349539</text:p>
          </table:table-cell>
          <table:table-cell office:value-type="float" office:value="-0.0207417" calcext:value-type="float">
            <text:p>-0.0207417</text:p>
          </table:table-cell>
          <table:table-cell office:value-type="float" office:value="-0.01241275" calcext:value-type="float">
            <text:p>-0.0124127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265374" calcext:value-type="float">
            <text:p>-1.265374</text:p>
          </table:table-cell>
          <table:table-cell office:value-type="float" office:value="-0.00004615728" calcext:value-type="float">
            <text:p>-4.61572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58" calcext:value-type="float">
            <text:p>-2.198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387.9978" calcext:value-type="float">
            <text:p>387.9978</text:p>
          </table:table-cell>
          <table:table-cell office:value-type="float" office:value="229.7513" calcext:value-type="float">
            <text:p>229.751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52.005" calcext:value-type="float">
            <text:p>1052.005</text:p>
          </table:table-cell>
          <table:table-cell office:value-type="float" office:value="66.22315" calcext:value-type="float">
            <text:p>66.22315</text:p>
          </table:table-cell>
          <table:table-cell office:value-type="float" office:value="0" calcext:value-type="float">
            <text:p>0</text:p>
          </table:table-cell>
          <table:table-cell office:value-type="float" office:value="0.1496667" calcext:value-type="float">
            <text:p>0.1496667</text:p>
          </table:table-cell>
          <table:table-cell office:value-type="float" office:value="0.17355" calcext:value-type="float">
            <text:p>0.17355</text:p>
          </table:table-cell>
          <table:table-cell office:value-type="float" office:value="0.1742994" calcext:value-type="float">
            <text:p>0.1742994</text:p>
          </table:table-cell>
          <table:table-cell office:value-type="float" office:value="0.1753177" calcext:value-type="float">
            <text:p>0.1753177</text:p>
          </table:table-cell>
          <table:table-cell office:value-type="float" office:value="0.1796107" calcext:value-type="float">
            <text:p>0.1796107</text:p>
          </table:table-cell>
          <table:table-cell office:value-type="float" office:value="0.2206308" calcext:value-type="float">
            <text:p>0.2206308</text:p>
          </table:table-cell>
          <table:table-cell office:value-type="float" office:value="0.2529376" calcext:value-type="float">
            <text:p>0.2529376</text:p>
          </table:table-cell>
          <table:table-cell office:value-type="float" office:value="0.355085" calcext:value-type="float">
            <text:p>0.355085</text:p>
          </table:table-cell>
          <table:table-cell office:value-type="float" office:value="0.354711" calcext:value-type="float">
            <text:p>0.354711</text:p>
          </table:table-cell>
          <table:table-cell office:value-type="float" office:value="0.372396" calcext:value-type="float">
            <text:p>0.372396</text:p>
          </table:table-cell>
          <table:table-cell office:value-type="float" office:value="0.3910943" calcext:value-type="float">
            <text:p>0.3910943</text:p>
          </table:table-cell>
          <table:table-cell office:value-type="float" office:value="0.4033002" calcext:value-type="float">
            <text:p>0.403300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05853E-016" calcext:value-type="float">
            <text:p>7.405853E-16</text:p>
          </table:table-cell>
          <table:table-cell office:value-type="float" office:value="7.159417E-016" calcext:value-type="float">
            <text:p>7.159417E-16</text:p>
          </table:table-cell>
          <table:table-cell office:value-type="float" office:value="2.446187E-016" calcext:value-type="float">
            <text:p>2.446187E-16</text:p>
          </table:table-cell>
          <table:table-cell office:value-type="float" office:value="4.296767E-023" calcext:value-type="float">
            <text:p>4.29676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.267191" calcext:value-type="float">
            <text:p>-7.267191</text:p>
          </table:table-cell>
          <table:table-cell office:value-type="float" office:value="-2.469634" calcext:value-type="float">
            <text:p>-2.469634</text:p>
          </table:table-cell>
          <table:table-cell office:value-type="float" office:value="-2.388328" calcext:value-type="float">
            <text:p>-2.388328</text:p>
          </table:table-cell>
          <table:table-cell office:value-type="float" office:value="-2.283121" calcext:value-type="float">
            <text:p>-2.283121</text:p>
          </table:table-cell>
          <table:table-cell office:value-type="float" office:value="-1.898993" calcext:value-type="float">
            <text:p>-1.898993</text:p>
          </table:table-cell>
          <table:table-cell office:value-type="float" office:value="-0.143228" calcext:value-type="float">
            <text:p>-0.143228</text:p>
          </table:table-cell>
          <table:table-cell office:value-type="float" office:value="-0.04888944" calcext:value-type="float">
            <text:p>-0.04888944</text:p>
          </table:table-cell>
          <table:table-cell office:value-type="float" office:value="-0.03458528" calcext:value-type="float">
            <text:p>-0.03458528</text:p>
          </table:table-cell>
          <table:table-cell office:value-type="float" office:value="-0.02181458" calcext:value-type="float">
            <text:p>-0.02181458</text:p>
          </table:table-cell>
          <table:table-cell office:value-type="float" office:value="-0.01258487" calcext:value-type="float">
            <text:p>-0.0125848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734085" calcext:value-type="float">
            <text:p>-1.734085</text:p>
          </table:table-cell>
          <table:table-cell office:value-type="float" office:value="-0.000008807983" calcext:value-type="float">
            <text:p>-8.807983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8843" calcext:value-type="float">
            <text:p>-2.1988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387.9978" calcext:value-type="float">
            <text:p>387.9978</text:p>
          </table:table-cell>
          <table:table-cell office:value-type="float" office:value="231.764" calcext:value-type="float">
            <text:p>231.76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9.955" calcext:value-type="float">
            <text:p>1049.955</text:p>
          </table:table-cell>
          <table:table-cell office:value-type="float" office:value="66.26079" calcext:value-type="float">
            <text:p>66.26079</text:p>
          </table:table-cell>
          <table:table-cell office:value-type="float" office:value="0" calcext:value-type="float">
            <text:p>0</text:p>
          </table:table-cell>
          <table:table-cell office:value-type="float" office:value="0.1136712" calcext:value-type="float">
            <text:p>0.1136712</text:p>
          </table:table-cell>
          <table:table-cell office:value-type="float" office:value="0.1740547" calcext:value-type="float">
            <text:p>0.1740547</text:p>
          </table:table-cell>
          <table:table-cell office:value-type="float" office:value="0.1744085" calcext:value-type="float">
            <text:p>0.1744085</text:p>
          </table:table-cell>
          <table:table-cell office:value-type="float" office:value="0.175064" calcext:value-type="float">
            <text:p>0.175064</text:p>
          </table:table-cell>
          <table:table-cell office:value-type="float" office:value="0.1793029" calcext:value-type="float">
            <text:p>0.1793029</text:p>
          </table:table-cell>
          <table:table-cell office:value-type="float" office:value="0.2159207" calcext:value-type="float">
            <text:p>0.2159207</text:p>
          </table:table-cell>
          <table:table-cell office:value-type="float" office:value="0.2510255" calcext:value-type="float">
            <text:p>0.2510255</text:p>
          </table:table-cell>
          <table:table-cell office:value-type="float" office:value="0.3536694" calcext:value-type="float">
            <text:p>0.3536694</text:p>
          </table:table-cell>
          <table:table-cell office:value-type="float" office:value="0.3537259" calcext:value-type="float">
            <text:p>0.3537259</text:p>
          </table:table-cell>
          <table:table-cell office:value-type="float" office:value="0.3719717" calcext:value-type="float">
            <text:p>0.3719717</text:p>
          </table:table-cell>
          <table:table-cell office:value-type="float" office:value="0.390952" calcext:value-type="float">
            <text:p>0.390952</text:p>
          </table:table-cell>
          <table:table-cell office:value-type="float" office:value="0.4032559" calcext:value-type="float">
            <text:p>0.4032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7859E-016" calcext:value-type="float">
            <text:p>7.407859E-16</text:p>
          </table:table-cell>
          <table:table-cell office:value-type="float" office:value="7.159069E-016" calcext:value-type="float">
            <text:p>7.159069E-16</text:p>
          </table:table-cell>
          <table:table-cell office:value-type="float" office:value="2.446073E-016" calcext:value-type="float">
            <text:p>2.446073E-16</text:p>
          </table:table-cell>
          <table:table-cell office:value-type="float" office:value="4.296629E-023" calcext:value-type="float">
            <text:p>4.29662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40359" calcext:value-type="float">
            <text:p>-65.40359</text:p>
          </table:table-cell>
          <table:table-cell office:value-type="float" office:value="-2.416162" calcext:value-type="float">
            <text:p>-2.416162</text:p>
          </table:table-cell>
          <table:table-cell office:value-type="float" office:value="-2.376791" calcext:value-type="float">
            <text:p>-2.376791</text:p>
          </table:table-cell>
          <table:table-cell office:value-type="float" office:value="-2.308772" calcext:value-type="float">
            <text:p>-2.308772</text:p>
          </table:table-cell>
          <table:table-cell office:value-type="float" office:value="-1.924136" calcext:value-type="float">
            <text:p>-1.924136</text:p>
          </table:table-cell>
          <table:table-cell office:value-type="float" office:value="-0.1689398" calcext:value-type="float">
            <text:p>-0.1689398</text:p>
          </table:table-cell>
          <table:table-cell office:value-type="float" office:value="-0.05160177" calcext:value-type="float">
            <text:p>-0.05160177</text:p>
          </table:table-cell>
          <table:table-cell office:value-type="float" office:value="-0.03581858" calcext:value-type="float">
            <text:p>-0.03581858</text:p>
          </table:table-cell>
          <table:table-cell office:value-type="float" office:value="-0.02284754" calcext:value-type="float">
            <text:p>-0.02284754</text:p>
          </table:table-cell>
          <table:table-cell office:value-type="float" office:value="-0.0128322" calcext:value-type="float">
            <text:p>-0.012832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639617" calcext:value-type="float">
            <text:p>-1.639617</text:p>
          </table:table-cell>
          <table:table-cell office:value-type="float" office:value="-0.00001894988" calcext:value-type="float">
            <text:p>-1.89498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9142" calcext:value-type="float">
            <text:p>-2.1991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388.8979" calcext:value-type="float">
            <text:p>388.8979</text:p>
          </table:table-cell>
          <table:table-cell office:value-type="float" office:value="233.8759" calcext:value-type="float">
            <text:p>233.8759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8.705" calcext:value-type="float">
            <text:p>1048.705</text:p>
          </table:table-cell>
          <table:table-cell office:value-type="float" office:value="66.29816" calcext:value-type="float">
            <text:p>66.29816</text:p>
          </table:table-cell>
          <table:table-cell office:value-type="float" office:value="0" calcext:value-type="float">
            <text:p>0</text:p>
          </table:table-cell>
          <table:table-cell office:value-type="float" office:value="0.1215205" calcext:value-type="float">
            <text:p>0.1215205</text:p>
          </table:table-cell>
          <table:table-cell office:value-type="float" office:value="0.1746777" calcext:value-type="float">
            <text:p>0.1746777</text:p>
          </table:table-cell>
          <table:table-cell office:value-type="float" office:value="0.1749105" calcext:value-type="float">
            <text:p>0.1749105</text:p>
          </table:table-cell>
          <table:table-cell office:value-type="float" office:value="0.1753812" calcext:value-type="float">
            <text:p>0.1753812</text:p>
          </table:table-cell>
          <table:table-cell office:value-type="float" office:value="0.1798754" calcext:value-type="float">
            <text:p>0.1798754</text:p>
          </table:table-cell>
          <table:table-cell office:value-type="float" office:value="0.2115572" calcext:value-type="float">
            <text:p>0.2115572</text:p>
          </table:table-cell>
          <table:table-cell office:value-type="float" office:value="0.2493713" calcext:value-type="float">
            <text:p>0.2493713</text:p>
          </table:table-cell>
          <table:table-cell office:value-type="float" office:value="0.3524362" calcext:value-type="float">
            <text:p>0.3524362</text:p>
          </table:table-cell>
          <table:table-cell office:value-type="float" office:value="0.3528295" calcext:value-type="float">
            <text:p>0.3528295</text:p>
          </table:table-cell>
          <table:table-cell office:value-type="float" office:value="0.3714502" calcext:value-type="float">
            <text:p>0.3714502</text:p>
          </table:table-cell>
          <table:table-cell office:value-type="float" office:value="0.390784" calcext:value-type="float">
            <text:p>0.390784</text:p>
          </table:table-cell>
          <table:table-cell office:value-type="float" office:value="0.4032062" calcext:value-type="float">
            <text:p>0.40320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9857E-016" calcext:value-type="float">
            <text:p>7.409857E-16</text:p>
          </table:table-cell>
          <table:table-cell office:value-type="float" office:value="7.158726E-016" calcext:value-type="float">
            <text:p>7.158726E-16</text:p>
          </table:table-cell>
          <table:table-cell office:value-type="float" office:value="2.445959E-016" calcext:value-type="float">
            <text:p>2.445959E-16</text:p>
          </table:table-cell>
          <table:table-cell office:value-type="float" office:value="4.296488E-023" calcext:value-type="float">
            <text:p>4.29648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20243" calcext:value-type="float">
            <text:p>-39.20243</text:p>
          </table:table-cell>
          <table:table-cell office:value-type="float" office:value="-2.349944" calcext:value-type="float">
            <text:p>-2.349944</text:p>
          </table:table-cell>
          <table:table-cell office:value-type="float" office:value="-2.324858" calcext:value-type="float">
            <text:p>-2.324858</text:p>
          </table:table-cell>
          <table:table-cell office:value-type="float" office:value="-2.276948" calcext:value-type="float">
            <text:p>-2.276948</text:p>
          </table:table-cell>
          <table:table-cell office:value-type="float" office:value="-1.877217" calcext:value-type="float">
            <text:p>-1.877217</text:p>
          </table:table-cell>
          <table:table-cell office:value-type="float" office:value="-0.1975276" calcext:value-type="float">
            <text:p>-0.1975276</text:p>
          </table:table-cell>
          <table:table-cell office:value-type="float" office:value="-0.05410384" calcext:value-type="float">
            <text:p>-0.05410384</text:p>
          </table:table-cell>
          <table:table-cell office:value-type="float" office:value="-0.03693195" calcext:value-type="float">
            <text:p>-0.03693195</text:p>
          </table:table-cell>
          <table:table-cell office:value-type="float" office:value="-0.02383313" calcext:value-type="float">
            <text:p>-0.02383313</text:p>
          </table:table-cell>
          <table:table-cell office:value-type="float" office:value="-0.01314357" calcext:value-type="float">
            <text:p>-0.0131435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547871" calcext:value-type="float">
            <text:p>-1.547871</text:p>
          </table:table-cell>
          <table:table-cell office:value-type="float" office:value="-0.00002914981" calcext:value-type="float">
            <text:p>-2.91498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948" calcext:value-type="float">
            <text:p>-2.199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389.098" calcext:value-type="float">
            <text:p>389.098</text:p>
          </table:table-cell>
          <table:table-cell office:value-type="float" office:value="235.6521" calcext:value-type="float">
            <text:p>235.6521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7.095" calcext:value-type="float">
            <text:p>1047.095</text:p>
          </table:table-cell>
          <table:table-cell office:value-type="float" office:value="66.33201" calcext:value-type="float">
            <text:p>66.33201</text:p>
          </table:table-cell>
          <table:table-cell office:value-type="float" office:value="0" calcext:value-type="float">
            <text:p>0</text:p>
          </table:table-cell>
          <table:table-cell office:value-type="float" office:value="0.118858" calcext:value-type="float">
            <text:p>0.118858</text:p>
          </table:table-cell>
          <table:table-cell office:value-type="float" office:value="0.1745639" calcext:value-type="float">
            <text:p>0.1745639</text:p>
          </table:table-cell>
          <table:table-cell office:value-type="float" office:value="0.1749142" calcext:value-type="float">
            <text:p>0.1749142</text:p>
          </table:table-cell>
          <table:table-cell office:value-type="float" office:value="0.1753337" calcext:value-type="float">
            <text:p>0.1753337</text:p>
          </table:table-cell>
          <table:table-cell office:value-type="float" office:value="0.1792803" calcext:value-type="float">
            <text:p>0.1792803</text:p>
          </table:table-cell>
          <table:table-cell office:value-type="float" office:value="0.2068959" calcext:value-type="float">
            <text:p>0.2068959</text:p>
          </table:table-cell>
          <table:table-cell office:value-type="float" office:value="0.2477975" calcext:value-type="float">
            <text:p>0.2477975</text:p>
          </table:table-cell>
          <table:table-cell office:value-type="float" office:value="0.3510102" calcext:value-type="float">
            <text:p>0.3510102</text:p>
          </table:table-cell>
          <table:table-cell office:value-type="float" office:value="0.351895" calcext:value-type="float">
            <text:p>0.351895</text:p>
          </table:table-cell>
          <table:table-cell office:value-type="float" office:value="0.3708315" calcext:value-type="float">
            <text:p>0.3708315</text:p>
          </table:table-cell>
          <table:table-cell office:value-type="float" office:value="0.3905833" calcext:value-type="float">
            <text:p>0.3905833</text:p>
          </table:table-cell>
          <table:table-cell office:value-type="float" office:value="0.4031495" calcext:value-type="float">
            <text:p>0.403149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11849E-016" calcext:value-type="float">
            <text:p>7.411849E-16</text:p>
          </table:table-cell>
          <table:table-cell office:value-type="float" office:value="7.158382E-016" calcext:value-type="float">
            <text:p>7.158382E-16</text:p>
          </table:table-cell>
          <table:table-cell office:value-type="float" office:value="2.445846E-016" calcext:value-type="float">
            <text:p>2.445846E-16</text:p>
          </table:table-cell>
          <table:table-cell office:value-type="float" office:value="4.296351E-023" calcext:value-type="float">
            <text:p>4.29635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97075" calcext:value-type="float">
            <text:p>-45.97075</text:p>
          </table:table-cell>
          <table:table-cell office:value-type="float" office:value="-2.362413" calcext:value-type="float">
            <text:p>-2.362413</text:p>
          </table:table-cell>
          <table:table-cell office:value-type="float" office:value="-2.324469" calcext:value-type="float">
            <text:p>-2.324469</text:p>
          </table:table-cell>
          <table:table-cell office:value-type="float" office:value="-2.281678" calcext:value-type="float">
            <text:p>-2.281678</text:p>
          </table:table-cell>
          <table:table-cell office:value-type="float" office:value="-1.925726" calcext:value-type="float">
            <text:p>-1.925726</text:p>
          </table:table-cell>
          <table:table-cell office:value-type="float" office:value="-0.2342512" calcext:value-type="float">
            <text:p>-0.2342512</text:p>
          </table:table-cell>
          <table:table-cell office:value-type="float" office:value="-0.05660617" calcext:value-type="float">
            <text:p>-0.05660617</text:p>
          </table:table-cell>
          <table:table-cell office:value-type="float" office:value="-0.03826769" calcext:value-type="float">
            <text:p>-0.03826769</text:p>
          </table:table-cell>
          <table:table-cell office:value-type="float" office:value="-0.02490812" calcext:value-type="float">
            <text:p>-0.02490812</text:p>
          </table:table-cell>
          <table:table-cell office:value-type="float" office:value="-0.01352365" calcext:value-type="float">
            <text:p>-0.0135236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.452613" calcext:value-type="float">
            <text:p>-1.452613</text:p>
          </table:table-cell>
          <table:table-cell office:value-type="float" office:value="-0.00003996893" calcext:value-type="float">
            <text:p>-3.99689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9866" calcext:value-type="float">
            <text:p>-2.1998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389.098" calcext:value-type="float">
            <text:p>389.098</text:p>
          </table:table-cell>
          <table:table-cell office:value-type="float" office:value="237.522" calcext:value-type="float">
            <text:p>237.522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5.194" calcext:value-type="float">
            <text:p>1045.194</text:p>
          </table:table-cell>
          <table:table-cell office:value-type="float" office:value="66.36301" calcext:value-type="float">
            <text:p>66.36301</text:p>
          </table:table-cell>
          <table:table-cell office:value-type="float" office:value="0" calcext:value-type="float">
            <text:p>0</text:p>
          </table:table-cell>
          <table:table-cell office:value-type="float" office:value="0.1158221" calcext:value-type="float">
            <text:p>0.1158221</text:p>
          </table:table-cell>
          <table:table-cell office:value-type="float" office:value="0.1734662" calcext:value-type="float">
            <text:p>0.1734662</text:p>
          </table:table-cell>
          <table:table-cell office:value-type="float" office:value="0.1739876" calcext:value-type="float">
            <text:p>0.1739876</text:p>
          </table:table-cell>
          <table:table-cell office:value-type="float" office:value="0.1744741" calcext:value-type="float">
            <text:p>0.1744741</text:p>
          </table:table-cell>
          <table:table-cell office:value-type="float" office:value="0.1777711" calcext:value-type="float">
            <text:p>0.1777711</text:p>
          </table:table-cell>
          <table:table-cell office:value-type="float" office:value="0.2020508" calcext:value-type="float">
            <text:p>0.2020508</text:p>
          </table:table-cell>
          <table:table-cell office:value-type="float" office:value="0.2457682" calcext:value-type="float">
            <text:p>0.2457682</text:p>
          </table:table-cell>
          <table:table-cell office:value-type="float" office:value="0.3493909" calcext:value-type="float">
            <text:p>0.3493909</text:p>
          </table:table-cell>
          <table:table-cell office:value-type="float" office:value="0.3509826" calcext:value-type="float">
            <text:p>0.3509826</text:p>
          </table:table-cell>
          <table:table-cell office:value-type="float" office:value="0.3701926" calcext:value-type="float">
            <text:p>0.3701926</text:p>
          </table:table-cell>
          <table:table-cell office:value-type="float" office:value="0.3903469" calcext:value-type="float">
            <text:p>0.3903469</text:p>
          </table:table-cell>
          <table:table-cell office:value-type="float" office:value="0.4030842" calcext:value-type="float">
            <text:p>0.40308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13978E-016" calcext:value-type="float">
            <text:p>7.413978E-16</text:p>
          </table:table-cell>
          <table:table-cell office:value-type="float" office:value="7.158004E-016" calcext:value-type="float">
            <text:p>7.158004E-16</text:p>
          </table:table-cell>
          <table:table-cell office:value-type="float" office:value="2.445728E-016" calcext:value-type="float">
            <text:p>2.445728E-16</text:p>
          </table:table-cell>
          <table:table-cell office:value-type="float" office:value="4.296216E-023" calcext:value-type="float">
            <text:p>4.2962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08601" calcext:value-type="float">
            <text:p>-56.08601</text:p>
          </table:table-cell>
          <table:table-cell office:value-type="float" office:value="-2.47992" calcext:value-type="float">
            <text:p>-2.47992</text:p>
          </table:table-cell>
          <table:table-cell office:value-type="float" office:value="-2.421521" calcext:value-type="float">
            <text:p>-2.421521</text:p>
          </table:table-cell>
          <table:table-cell office:value-type="float" office:value="-2.369726" calcext:value-type="float">
            <text:p>-2.369726</text:p>
          </table:table-cell>
          <table:table-cell office:value-type="float" office:value="-2.055439" calcext:value-type="float">
            <text:p>-2.055439</text:p>
          </table:table-cell>
          <table:table-cell office:value-type="float" office:value="-0.2808202" calcext:value-type="float">
            <text:p>-0.2808202</text:p>
          </table:table-cell>
          <table:table-cell office:value-type="float" office:value="-0.06000903" calcext:value-type="float">
            <text:p>-0.06000903</text:p>
          </table:table-cell>
          <table:table-cell office:value-type="float" office:value="-0.03984992" calcext:value-type="float">
            <text:p>-0.03984992</text:p>
          </table:table-cell>
          <table:table-cell office:value-type="float" office:value="-0.02600771" calcext:value-type="float">
            <text:p>-0.02600771</text:p>
          </table:table-cell>
          <table:table-cell office:value-type="float" office:value="-0.01392898" calcext:value-type="float">
            <text:p>-0.0139289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.28137" calcext:value-type="float">
            <text:p>-2.28137</text:p>
          </table:table-cell>
          <table:table-cell office:value-type="float" office:value="0.00001838678" calcext:value-type="float">
            <text:p>1.838678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0302" calcext:value-type="float">
            <text:p>-2.2003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389.298" calcext:value-type="float">
            <text:p>389.298</text:p>
          </table:table-cell>
          <table:table-cell office:value-type="float" office:value="239.464" calcext:value-type="float">
            <text:p>239.46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3.422" calcext:value-type="float">
            <text:p>1043.422</text:p>
          </table:table-cell>
          <table:table-cell office:value-type="float" office:value="66.3928" calcext:value-type="float">
            <text:p>66.3928</text:p>
          </table:table-cell>
          <table:table-cell office:value-type="float" office:value="0" calcext:value-type="float">
            <text:p>0</text:p>
          </table:table-cell>
          <table:table-cell office:value-type="float" office:value="0.1103638" calcext:value-type="float">
            <text:p>0.1103638</text:p>
          </table:table-cell>
          <table:table-cell office:value-type="float" office:value="0.173236" calcext:value-type="float">
            <text:p>0.173236</text:p>
          </table:table-cell>
          <table:table-cell office:value-type="float" office:value="0.1735706" calcext:value-type="float">
            <text:p>0.1735706</text:p>
          </table:table-cell>
          <table:table-cell office:value-type="float" office:value="0.1739734" calcext:value-type="float">
            <text:p>0.1739734</text:p>
          </table:table-cell>
          <table:table-cell office:value-type="float" office:value="0.1769667" calcext:value-type="float">
            <text:p>0.1769667</text:p>
          </table:table-cell>
          <table:table-cell office:value-type="float" office:value="0.1972666" calcext:value-type="float">
            <text:p>0.1972666</text:p>
          </table:table-cell>
          <table:table-cell office:value-type="float" office:value="0.2437215" calcext:value-type="float">
            <text:p>0.2437215</text:p>
          </table:table-cell>
          <table:table-cell office:value-type="float" office:value="0.3477183" calcext:value-type="float">
            <text:p>0.3477183</text:p>
          </table:table-cell>
          <table:table-cell office:value-type="float" office:value="0.3500485" calcext:value-type="float">
            <text:p>0.3500485</text:p>
          </table:table-cell>
          <table:table-cell office:value-type="float" office:value="0.3695338" calcext:value-type="float">
            <text:p>0.3695338</text:p>
          </table:table-cell>
          <table:table-cell office:value-type="float" office:value="0.39008" calcext:value-type="float">
            <text:p>0.39008</text:p>
          </table:table-cell>
          <table:table-cell office:value-type="float" office:value="0.4030081" calcext:value-type="float">
            <text:p>0.40300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16181E-016" calcext:value-type="float">
            <text:p>7.416181E-16</text:p>
          </table:table-cell>
          <table:table-cell office:value-type="float" office:value="7.157616E-016" calcext:value-type="float">
            <text:p>7.157616E-16</text:p>
          </table:table-cell>
          <table:table-cell office:value-type="float" office:value="2.445608E-016" calcext:value-type="float">
            <text:p>2.445608E-16</text:p>
          </table:table-cell>
          <table:table-cell office:value-type="float" office:value="4.296072E-023" calcext:value-type="float">
            <text:p>4.29607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1.54095" calcext:value-type="float">
            <text:p>-81.54095</text:p>
          </table:table-cell>
          <table:table-cell office:value-type="float" office:value="-2.505714" calcext:value-type="float">
            <text:p>-2.505714</text:p>
          </table:table-cell>
          <table:table-cell office:value-type="float" office:value="-2.466706" calcext:value-type="float">
            <text:p>-2.466706</text:p>
          </table:table-cell>
          <table:table-cell office:value-type="float" office:value="-2.422671" calcext:value-type="float">
            <text:p>-2.422671</text:p>
          </table:table-cell>
          <table:table-cell office:value-type="float" office:value="-2.128367" calcext:value-type="float">
            <text:p>-2.128367</text:p>
          </table:table-cell>
          <table:table-cell office:value-type="float" office:value="-0.3373568" calcext:value-type="float">
            <text:p>-0.3373568</text:p>
          </table:table-cell>
          <table:table-cell office:value-type="float" office:value="-0.06369849" calcext:value-type="float">
            <text:p>-0.06369849</text:p>
          </table:table-cell>
          <table:table-cell office:value-type="float" office:value="-0.04156099" calcext:value-type="float">
            <text:p>-0.04156099</text:p>
          </table:table-cell>
          <table:table-cell office:value-type="float" office:value="-0.02718632" calcext:value-type="float">
            <text:p>-0.02718632</text:p>
          </table:table-cell>
          <table:table-cell office:value-type="float" office:value="-0.01435981" calcext:value-type="float">
            <text:p>-0.0143598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801567" calcext:value-type="float">
            <text:p>-3.801567</text:p>
          </table:table-cell>
          <table:table-cell office:value-type="float" office:value="0.00007533221" calcext:value-type="float">
            <text:p>7.533221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0833" calcext:value-type="float">
            <text:p>-2.2008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41.4512" calcext:value-type="float">
            <text:p>241.4512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1.907" calcext:value-type="float">
            <text:p>1041.907</text:p>
          </table:table-cell>
          <table:table-cell office:value-type="float" office:value="66.42133" calcext:value-type="float">
            <text:p>66.42133</text:p>
          </table:table-cell>
          <table:table-cell office:value-type="float" office:value="0" calcext:value-type="float">
            <text:p>0</text:p>
          </table:table-cell>
          <table:table-cell office:value-type="float" office:value="0.1181358" calcext:value-type="float">
            <text:p>0.1181358</text:p>
          </table:table-cell>
          <table:table-cell office:value-type="float" office:value="0.1738671" calcext:value-type="float">
            <text:p>0.1738671</text:p>
          </table:table-cell>
          <table:table-cell office:value-type="float" office:value="0.1740468" calcext:value-type="float">
            <text:p>0.1740468</text:p>
          </table:table-cell>
          <table:table-cell office:value-type="float" office:value="0.1743304" calcext:value-type="float">
            <text:p>0.1743304</text:p>
          </table:table-cell>
          <table:table-cell office:value-type="float" office:value="0.177361" calcext:value-type="float">
            <text:p>0.177361</text:p>
          </table:table-cell>
          <table:table-cell office:value-type="float" office:value="0.1930841" calcext:value-type="float">
            <text:p>0.1930841</text:p>
          </table:table-cell>
          <table:table-cell office:value-type="float" office:value="0.2421096" calcext:value-type="float">
            <text:p>0.2421096</text:p>
          </table:table-cell>
          <table:table-cell office:value-type="float" office:value="0.3461496" calcext:value-type="float">
            <text:p>0.3461496</text:p>
          </table:table-cell>
          <table:table-cell office:value-type="float" office:value="0.3492016" calcext:value-type="float">
            <text:p>0.3492016</text:p>
          </table:table-cell>
          <table:table-cell office:value-type="float" office:value="0.3688712" calcext:value-type="float">
            <text:p>0.3688712</text:p>
          </table:table-cell>
          <table:table-cell office:value-type="float" office:value="0.3897839" calcext:value-type="float">
            <text:p>0.3897839</text:p>
          </table:table-cell>
          <table:table-cell office:value-type="float" office:value="0.4029204" calcext:value-type="float">
            <text:p>0.40292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18246E-016" calcext:value-type="float">
            <text:p>7.418246E-16</text:p>
          </table:table-cell>
          <table:table-cell office:value-type="float" office:value="7.15726E-016" calcext:value-type="float">
            <text:p>7.15726E-16</text:p>
          </table:table-cell>
          <table:table-cell office:value-type="float" office:value="2.445491E-016" calcext:value-type="float">
            <text:p>2.445491E-16</text:p>
          </table:table-cell>
          <table:table-cell office:value-type="float" office:value="4.295935E-023" calcext:value-type="float">
            <text:p>4.29593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28667" calcext:value-type="float">
            <text:p>-49.28667</text:p>
          </table:table-cell>
          <table:table-cell office:value-type="float" office:value="-2.436466" calcext:value-type="float">
            <text:p>-2.436466</text:p>
          </table:table-cell>
          <table:table-cell office:value-type="float" office:value="-2.415384" calcext:value-type="float">
            <text:p>-2.415384</text:p>
          </table:table-cell>
          <table:table-cell office:value-type="float" office:value="-2.384972" calcext:value-type="float">
            <text:p>-2.384972</text:p>
          </table:table-cell>
          <table:table-cell office:value-type="float" office:value="-2.091758" calcext:value-type="float">
            <text:p>-2.091758</text:p>
          </table:table-cell>
          <table:table-cell office:value-type="float" office:value="-0.3975766" calcext:value-type="float">
            <text:p>-0.3975766</text:p>
          </table:table-cell>
          <table:table-cell office:value-type="float" office:value="-0.0667742" calcext:value-type="float">
            <text:p>-0.0667742</text:p>
          </table:table-cell>
          <table:table-cell office:value-type="float" office:value="-0.04324421" calcext:value-type="float">
            <text:p>-0.04324421</text:p>
          </table:table-cell>
          <table:table-cell office:value-type="float" office:value="-0.02830559" calcext:value-type="float">
            <text:p>-0.02830559</text:p>
          </table:table-cell>
          <table:table-cell office:value-type="float" office:value="-0.01480774" calcext:value-type="float">
            <text:p>-0.0148077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4.10175" calcext:value-type="float">
            <text:p>-4.10175</text:p>
          </table:table-cell>
          <table:table-cell office:value-type="float" office:value="0.00008037011" calcext:value-type="float">
            <text:p>8.03701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1468" calcext:value-type="float">
            <text:p>-2.2014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42.833" calcext:value-type="float">
            <text:p>242.83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40.499" calcext:value-type="float">
            <text:p>1040.499</text:p>
          </table:table-cell>
          <table:table-cell office:value-type="float" office:value="66.44718" calcext:value-type="float">
            <text:p>66.44718</text:p>
          </table:table-cell>
          <table:table-cell office:value-type="float" office:value="0" calcext:value-type="float">
            <text:p>0</text:p>
          </table:table-cell>
          <table:table-cell office:value-type="float" office:value="0.1179095" calcext:value-type="float">
            <text:p>0.1179095</text:p>
          </table:table-cell>
          <table:table-cell office:value-type="float" office:value="0.1746894" calcext:value-type="float">
            <text:p>0.1746894</text:p>
          </table:table-cell>
          <table:table-cell office:value-type="float" office:value="0.1748021" calcext:value-type="float">
            <text:p>0.1748021</text:p>
          </table:table-cell>
          <table:table-cell office:value-type="float" office:value="0.174997" calcext:value-type="float">
            <text:p>0.174997</text:p>
          </table:table-cell>
          <table:table-cell office:value-type="float" office:value="0.1779353" calcext:value-type="float">
            <text:p>0.1779353</text:p>
          </table:table-cell>
          <table:table-cell office:value-type="float" office:value="0.1893355" calcext:value-type="float">
            <text:p>0.1893355</text:p>
          </table:table-cell>
          <table:table-cell office:value-type="float" office:value="0.2402262" calcext:value-type="float">
            <text:p>0.2402262</text:p>
          </table:table-cell>
          <table:table-cell office:value-type="float" office:value="0.3447022" calcext:value-type="float">
            <text:p>0.3447022</text:p>
          </table:table-cell>
          <table:table-cell office:value-type="float" office:value="0.3483756" calcext:value-type="float">
            <text:p>0.3483756</text:p>
          </table:table-cell>
          <table:table-cell office:value-type="float" office:value="0.3681853" calcext:value-type="float">
            <text:p>0.3681853</text:p>
          </table:table-cell>
          <table:table-cell office:value-type="float" office:value="0.3895366" calcext:value-type="float">
            <text:p>0.3895366</text:p>
          </table:table-cell>
          <table:table-cell office:value-type="float" office:value="0.4028239" calcext:value-type="float">
            <text:p>0.4028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0197E-016" calcext:value-type="float">
            <text:p>7.420197E-16</text:p>
          </table:table-cell>
          <table:table-cell office:value-type="float" office:value="7.156929E-016" calcext:value-type="float">
            <text:p>7.156929E-16</text:p>
          </table:table-cell>
          <table:table-cell office:value-type="float" office:value="2.445379E-016" calcext:value-type="float">
            <text:p>2.445379E-16</text:p>
          </table:table-cell>
          <table:table-cell office:value-type="float" office:value="4.295816E-023" calcext:value-type="float">
            <text:p>4.2958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01842" calcext:value-type="float">
            <text:p>-49.01842</text:p>
          </table:table-cell>
          <table:table-cell office:value-type="float" office:value="-2.349588" calcext:value-type="float">
            <text:p>-2.349588</text:p>
          </table:table-cell>
          <table:table-cell office:value-type="float" office:value="-2.336222" calcext:value-type="float">
            <text:p>-2.336222</text:p>
          </table:table-cell>
          <table:table-cell office:value-type="float" office:value="-2.315879" calcext:value-type="float">
            <text:p>-2.315879</text:p>
          </table:table-cell>
          <table:table-cell office:value-type="float" office:value="-2.039773" calcext:value-type="float">
            <text:p>-2.039773</text:p>
          </table:table-cell>
          <table:table-cell office:value-type="float" office:value="-0.4620259" calcext:value-type="float">
            <text:p>-0.4620259</text:p>
          </table:table-cell>
          <table:table-cell office:value-type="float" office:value="-0.07060446" calcext:value-type="float">
            <text:p>-0.07060446</text:p>
          </table:table-cell>
          <table:table-cell office:value-type="float" office:value="-0.044862" calcext:value-type="float">
            <text:p>-0.044862</text:p>
          </table:table-cell>
          <table:table-cell office:value-type="float" office:value="-0.0294421" calcext:value-type="float">
            <text:p>-0.0294421</text:p>
          </table:table-cell>
          <table:table-cell office:value-type="float" office:value="-0.01528681" calcext:value-type="float">
            <text:p>-0.0152868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943642" calcext:value-type="float">
            <text:p>-3.943642</text:p>
          </table:table-cell>
          <table:table-cell office:value-type="float" office:value="0.00007131387" calcext:value-type="float">
            <text:p>7.13138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2217" calcext:value-type="float">
            <text:p>-2.2022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43.9081" calcext:value-type="float">
            <text:p>243.9081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9.4" calcext:value-type="float">
            <text:p>1039.4</text:p>
          </table:table-cell>
          <table:table-cell office:value-type="float" office:value="66.47068" calcext:value-type="float">
            <text:p>66.47068</text:p>
          </table:table-cell>
          <table:table-cell office:value-type="float" office:value="0" calcext:value-type="float">
            <text:p>0</text:p>
          </table:table-cell>
          <table:table-cell office:value-type="float" office:value="0.1231343" calcext:value-type="float">
            <text:p>0.1231343</text:p>
          </table:table-cell>
          <table:table-cell office:value-type="float" office:value="0.1761139" calcext:value-type="float">
            <text:p>0.1761139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761603" calcext:value-type="float">
            <text:p>0.1761603</text:p>
          </table:table-cell>
          <table:table-cell office:value-type="float" office:value="0.1793181" calcext:value-type="float">
            <text:p>0.1793181</text:p>
          </table:table-cell>
          <table:table-cell office:value-type="float" office:value="0.1862878" calcext:value-type="float">
            <text:p>0.1862878</text:p>
          </table:table-cell>
          <table:table-cell office:value-type="float" office:value="0.2389473" calcext:value-type="float">
            <text:p>0.2389473</text:p>
          </table:table-cell>
          <table:table-cell office:value-type="float" office:value="0.343342" calcext:value-type="float">
            <text:p>0.343342</text:p>
          </table:table-cell>
          <table:table-cell office:value-type="float" office:value="0.3476043" calcext:value-type="float">
            <text:p>0.3476043</text:p>
          </table:table-cell>
          <table:table-cell office:value-type="float" office:value="0.3675178" calcext:value-type="float">
            <text:p>0.3675178</text:p>
          </table:table-cell>
          <table:table-cell office:value-type="float" office:value="0.3892917" calcext:value-type="float">
            <text:p>0.3892917</text:p>
          </table:table-cell>
          <table:table-cell office:value-type="float" office:value="0.4027247" calcext:value-type="float">
            <text:p>0.40272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1919E-016" calcext:value-type="float">
            <text:p>7.421919E-16</text:p>
          </table:table-cell>
          <table:table-cell office:value-type="float" office:value="7.156613E-016" calcext:value-type="float">
            <text:p>7.156613E-16</text:p>
          </table:table-cell>
          <table:table-cell office:value-type="float" office:value="2.445281E-016" calcext:value-type="float">
            <text:p>2.445281E-16</text:p>
          </table:table-cell>
          <table:table-cell office:value-type="float" office:value="4.295701E-023" calcext:value-type="float">
            <text:p>4.2957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5.27452" calcext:value-type="float">
            <text:p>-35.27452</text:p>
          </table:table-cell>
          <table:table-cell office:value-type="float" office:value="-2.206306" calcext:value-type="float">
            <text:p>-2.206306</text:p>
          </table:table-cell>
          <table:table-cell office:value-type="float" office:value="-2.206721" calcext:value-type="float">
            <text:p>-2.206721</text:p>
          </table:table-cell>
          <table:table-cell office:value-type="float" office:value="-2.200624" calcext:value-type="float">
            <text:p>-2.200624</text:p>
          </table:table-cell>
          <table:table-cell office:value-type="float" office:value="-1.921002" calcext:value-type="float">
            <text:p>-1.921002</text:p>
          </table:table-cell>
          <table:table-cell office:value-type="float" office:value="-0.5232241" calcext:value-type="float">
            <text:p>-0.5232241</text:p>
          </table:table-cell>
          <table:table-cell office:value-type="float" office:value="-0.07334813" calcext:value-type="float">
            <text:p>-0.07334813</text:p>
          </table:table-cell>
          <table:table-cell office:value-type="float" office:value="-0.04644468" calcext:value-type="float">
            <text:p>-0.04644468</text:p>
          </table:table-cell>
          <table:table-cell office:value-type="float" office:value="-0.03054805" calcext:value-type="float">
            <text:p>-0.03054805</text:p>
          </table:table-cell>
          <table:table-cell office:value-type="float" office:value="-0.01576891" calcext:value-type="float">
            <text:p>-0.0157689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816579" calcext:value-type="float">
            <text:p>-3.816579</text:p>
          </table:table-cell>
          <table:table-cell office:value-type="float" office:value="0.00006370933" calcext:value-type="float">
            <text:p>6.37093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3085" calcext:value-type="float">
            <text:p>-2.2030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389.7979" calcext:value-type="float">
            <text:p>389.7979</text:p>
          </table:table-cell>
          <table:table-cell office:value-type="float" office:value="245.0262" calcext:value-type="float">
            <text:p>245.0262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8.261" calcext:value-type="float">
            <text:p>1038.261</text:p>
          </table:table-cell>
          <table:table-cell office:value-type="float" office:value="66.49152" calcext:value-type="float">
            <text:p>66.49152</text:p>
          </table:table-cell>
          <table:table-cell office:value-type="float" office:value="0" calcext:value-type="float">
            <text:p>0</text:p>
          </table:table-cell>
          <table:table-cell office:value-type="float" office:value="0.1221266" calcext:value-type="float">
            <text:p>0.1221266</text:p>
          </table:table-cell>
          <table:table-cell office:value-type="float" office:value="0.1770819" calcext:value-type="float">
            <text:p>0.1770819</text:p>
          </table:table-cell>
          <table:table-cell office:value-type="float" office:value="0.1771996" calcext:value-type="float">
            <text:p>0.1771996</text:p>
          </table:table-cell>
          <table:table-cell office:value-type="float" office:value="0.1772152" calcext:value-type="float">
            <text:p>0.1772152</text:p>
          </table:table-cell>
          <table:table-cell office:value-type="float" office:value="0.1802516" calcext:value-type="float">
            <text:p>0.1802516</text:p>
          </table:table-cell>
          <table:table-cell office:value-type="float" office:value="0.1836506" calcext:value-type="float">
            <text:p>0.1836506</text:p>
          </table:table-cell>
          <table:table-cell office:value-type="float" office:value="0.2377703" calcext:value-type="float">
            <text:p>0.2377703</text:p>
          </table:table-cell>
          <table:table-cell office:value-type="float" office:value="0.3420047" calcext:value-type="float">
            <text:p>0.3420047</text:p>
          </table:table-cell>
          <table:table-cell office:value-type="float" office:value="0.3468679" calcext:value-type="float">
            <text:p>0.3468679</text:p>
          </table:table-cell>
          <table:table-cell office:value-type="float" office:value="0.3668951" calcext:value-type="float">
            <text:p>0.3668951</text:p>
          </table:table-cell>
          <table:table-cell office:value-type="float" office:value="0.3890207" calcext:value-type="float">
            <text:p>0.3890207</text:p>
          </table:table-cell>
          <table:table-cell office:value-type="float" office:value="0.4026205" calcext:value-type="float">
            <text:p>0.40262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3507E-016" calcext:value-type="float">
            <text:p>7.423507E-16</text:p>
          </table:table-cell>
          <table:table-cell office:value-type="float" office:value="7.156295E-016" calcext:value-type="float">
            <text:p>7.156295E-16</text:p>
          </table:table-cell>
          <table:table-cell office:value-type="float" office:value="2.445186E-016" calcext:value-type="float">
            <text:p>2.445186E-16</text:p>
          </table:table-cell>
          <table:table-cell office:value-type="float" office:value="4.295588E-023" calcext:value-type="float">
            <text:p>4.29558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73802" calcext:value-type="float">
            <text:p>-37.73802</text:p>
          </table:table-cell>
          <table:table-cell office:value-type="float" office:value="-2.114863" calcext:value-type="float">
            <text:p>-2.114863</text:p>
          </table:table-cell>
          <table:table-cell office:value-type="float" office:value="-2.103328" calcext:value-type="float">
            <text:p>-2.103328</text:p>
          </table:table-cell>
          <table:table-cell office:value-type="float" office:value="-2.101655" calcext:value-type="float">
            <text:p>-2.101655</text:p>
          </table:table-cell>
          <table:table-cell office:value-type="float" office:value="-1.845485" calcext:value-type="float">
            <text:p>-1.845485</text:p>
          </table:table-cell>
          <table:table-cell office:value-type="float" office:value="-0.5836489" calcext:value-type="float">
            <text:p>-0.5836489</text:p>
          </table:table-cell>
          <table:table-cell office:value-type="float" office:value="-0.075955" calcext:value-type="float">
            <text:p>-0.075955</text:p>
          </table:table-cell>
          <table:table-cell office:value-type="float" office:value="-0.04806189" calcext:value-type="float">
            <text:p>-0.04806189</text:p>
          </table:table-cell>
          <table:table-cell office:value-type="float" office:value="-0.03164564" calcext:value-type="float">
            <text:p>-0.03164564</text:p>
          </table:table-cell>
          <table:table-cell office:value-type="float" office:value="-0.01623392" calcext:value-type="float">
            <text:p>-0.0162339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691464" calcext:value-type="float">
            <text:p>-3.691464</text:p>
          </table:table-cell>
          <table:table-cell office:value-type="float" office:value="0.00005620724" calcext:value-type="float">
            <text:p>5.62072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4059" calcext:value-type="float">
            <text:p>-2.2040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47.2047" calcext:value-type="float">
            <text:p>247.2047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7.261" calcext:value-type="float">
            <text:p>1037.261</text:p>
          </table:table-cell>
          <table:table-cell office:value-type="float" office:value="66.51345" calcext:value-type="float">
            <text:p>66.51345</text:p>
          </table:table-cell>
          <table:table-cell office:value-type="float" office:value="0" calcext:value-type="float">
            <text:p>0</text:p>
          </table:table-cell>
          <table:table-cell office:value-type="float" office:value="0.1261742" calcext:value-type="float">
            <text:p>0.1261742</text:p>
          </table:table-cell>
          <table:table-cell office:value-type="float" office:value="0.1775319" calcext:value-type="float">
            <text:p>0.1775319</text:p>
          </table:table-cell>
          <table:table-cell office:value-type="float" office:value="0.1780054" calcext:value-type="float">
            <text:p>0.1780054</text:p>
          </table:table-cell>
          <table:table-cell office:value-type="float" office:value="0.1780607" calcext:value-type="float">
            <text:p>0.1780607</text:p>
          </table:table-cell>
          <table:table-cell office:value-type="float" office:value="0.1808633" calcext:value-type="float">
            <text:p>0.1808633</text:p>
          </table:table-cell>
          <table:table-cell office:value-type="float" office:value="0.1816097" calcext:value-type="float">
            <text:p>0.1816097</text:p>
          </table:table-cell>
          <table:table-cell office:value-type="float" office:value="0.2364293" calcext:value-type="float">
            <text:p>0.2364293</text:p>
          </table:table-cell>
          <table:table-cell office:value-type="float" office:value="0.3408224" calcext:value-type="float">
            <text:p>0.3408224</text:p>
          </table:table-cell>
          <table:table-cell office:value-type="float" office:value="0.3462352" calcext:value-type="float">
            <text:p>0.3462352</text:p>
          </table:table-cell>
          <table:table-cell office:value-type="float" office:value="0.3663701" calcext:value-type="float">
            <text:p>0.3663701</text:p>
          </table:table-cell>
          <table:table-cell office:value-type="float" office:value="0.3887167" calcext:value-type="float">
            <text:p>0.3887167</text:p>
          </table:table-cell>
          <table:table-cell office:value-type="float" office:value="0.4025086" calcext:value-type="float">
            <text:p>0.40250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5071E-016" calcext:value-type="float">
            <text:p>7.425071E-16</text:p>
          </table:table-cell>
          <table:table-cell office:value-type="float" office:value="7.155977E-016" calcext:value-type="float">
            <text:p>7.155977E-16</text:p>
          </table:table-cell>
          <table:table-cell office:value-type="float" office:value="2.44509E-016" calcext:value-type="float">
            <text:p>2.44509E-16</text:p>
          </table:table-cell>
          <table:table-cell office:value-type="float" office:value="4.295474E-023" calcext:value-type="float">
            <text:p>4.29547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34307" calcext:value-type="float">
            <text:p>-29.34307</text:p>
          </table:table-cell>
          <table:table-cell office:value-type="float" office:value="-2.074224" calcext:value-type="float">
            <text:p>-2.074224</text:p>
          </table:table-cell>
          <table:table-cell office:value-type="float" office:value="-2.031028" calcext:value-type="float">
            <text:p>-2.031028</text:p>
          </table:table-cell>
          <table:table-cell office:value-type="float" office:value="-2.025973" calcext:value-type="float">
            <text:p>-2.025973</text:p>
          </table:table-cell>
          <table:table-cell office:value-type="float" office:value="-1.797781" calcext:value-type="float">
            <text:p>-1.797781</text:p>
          </table:table-cell>
          <table:table-cell office:value-type="float" office:value="-0.6358218" calcext:value-type="float">
            <text:p>-0.6358218</text:p>
          </table:table-cell>
          <table:table-cell office:value-type="float" office:value="-0.07908504" calcext:value-type="float">
            <text:p>-0.07908504</text:p>
          </table:table-cell>
          <table:table-cell office:value-type="float" office:value="-0.04954325" calcext:value-type="float">
            <text:p>-0.04954325</text:p>
          </table:table-cell>
          <table:table-cell office:value-type="float" office:value="-0.03262139" calcext:value-type="float">
            <text:p>-0.03262139</text:p>
          </table:table-cell>
          <table:table-cell office:value-type="float" office:value="-0.01663668" calcext:value-type="float">
            <text:p>-0.0166366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562947" calcext:value-type="float">
            <text:p>-3.562947</text:p>
          </table:table-cell>
          <table:table-cell office:value-type="float" office:value="0.0000484949" calcext:value-type="float">
            <text:p>4.8494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514" calcext:value-type="float">
            <text:p>-2.205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49.1616" calcext:value-type="float">
            <text:p>249.1616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5.29" calcext:value-type="float">
            <text:p>1035.29</text:p>
          </table:table-cell>
          <table:table-cell office:value-type="float" office:value="66.52795" calcext:value-type="float">
            <text:p>66.52795</text:p>
          </table:table-cell>
          <table:table-cell office:value-type="float" office:value="0" calcext:value-type="float">
            <text:p>0</text:p>
          </table:table-cell>
          <table:table-cell office:value-type="float" office:value="0.1221052" calcext:value-type="float">
            <text:p>0.1221052</text:p>
          </table:table-cell>
          <table:table-cell office:value-type="float" office:value="0.1753288" calcext:value-type="float">
            <text:p>0.1753288</text:p>
          </table:table-cell>
          <table:table-cell office:value-type="float" office:value="0.1762514" calcext:value-type="float">
            <text:p>0.1762514</text:p>
          </table:table-cell>
          <table:table-cell office:value-type="float" office:value="0.1766631" calcext:value-type="float">
            <text:p>0.1766631</text:p>
          </table:table-cell>
          <table:table-cell office:value-type="float" office:value="0.1780024" calcext:value-type="float">
            <text:p>0.1780024</text:p>
          </table:table-cell>
          <table:table-cell office:value-type="float" office:value="0.1787341" calcext:value-type="float">
            <text:p>0.1787341</text:p>
          </table:table-cell>
          <table:table-cell office:value-type="float" office:value="0.2342623" calcext:value-type="float">
            <text:p>0.2342623</text:p>
          </table:table-cell>
          <table:table-cell office:value-type="float" office:value="0.3392267" calcext:value-type="float">
            <text:p>0.3392267</text:p>
          </table:table-cell>
          <table:table-cell office:value-type="float" office:value="0.3453553" calcext:value-type="float">
            <text:p>0.3453553</text:p>
          </table:table-cell>
          <table:table-cell office:value-type="float" office:value="0.3657107" calcext:value-type="float">
            <text:p>0.3657107</text:p>
          </table:table-cell>
          <table:table-cell office:value-type="float" office:value="0.3882837" calcext:value-type="float">
            <text:p>0.3882837</text:p>
          </table:table-cell>
          <table:table-cell office:value-type="float" office:value="0.4023815" calcext:value-type="float">
            <text:p>0.40238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6782E-016" calcext:value-type="float">
            <text:p>7.426782E-16</text:p>
          </table:table-cell>
          <table:table-cell office:value-type="float" office:value="7.155651E-016" calcext:value-type="float">
            <text:p>7.155651E-16</text:p>
          </table:table-cell>
          <table:table-cell office:value-type="float" office:value="2.444989E-016" calcext:value-type="float">
            <text:p>2.444989E-16</text:p>
          </table:table-cell>
          <table:table-cell office:value-type="float" office:value="4.29536E-023" calcext:value-type="float">
            <text:p>4.295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25097" calcext:value-type="float">
            <text:p>-38.25097</text:p>
          </table:table-cell>
          <table:table-cell office:value-type="float" office:value="-2.283896" calcext:value-type="float">
            <text:p>-2.283896</text:p>
          </table:table-cell>
          <table:table-cell office:value-type="float" office:value="-2.192165" calcext:value-type="float">
            <text:p>-2.192165</text:p>
          </table:table-cell>
          <table:table-cell office:value-type="float" office:value="-2.1527" calcext:value-type="float">
            <text:p>-2.1527</text:p>
          </table:table-cell>
          <table:table-cell office:value-type="float" office:value="-2.033202" calcext:value-type="float">
            <text:p>-2.033202</text:p>
          </table:table-cell>
          <table:table-cell office:value-type="float" office:value="-0.7184747" calcext:value-type="float">
            <text:p>-0.7184747</text:p>
          </table:table-cell>
          <table:table-cell office:value-type="float" office:value="-0.08444639" calcext:value-type="float">
            <text:p>-0.08444639</text:p>
          </table:table-cell>
          <table:table-cell office:value-type="float" office:value="-0.05162254" calcext:value-type="float">
            <text:p>-0.05162254</text:p>
          </table:table-cell>
          <table:table-cell office:value-type="float" office:value="-0.03357504" calcext:value-type="float">
            <text:p>-0.03357504</text:p>
          </table:table-cell>
          <table:table-cell office:value-type="float" office:value="-0.01715743" calcext:value-type="float">
            <text:p>-0.0171574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40519" calcext:value-type="float">
            <text:p>-3.40519</text:p>
          </table:table-cell>
          <table:table-cell office:value-type="float" office:value="0.00003915868" calcext:value-type="float">
            <text:p>3.91586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6334" calcext:value-type="float">
            <text:p>-2.2063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1.0914" calcext:value-type="float">
            <text:p>251.091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3.349" calcext:value-type="float">
            <text:p>1033.349</text:p>
          </table:table-cell>
          <table:table-cell office:value-type="float" office:value="66.5387" calcext:value-type="float">
            <text:p>66.5387</text:p>
          </table:table-cell>
          <table:table-cell office:value-type="float" office:value="0" calcext:value-type="float">
            <text:p>0</text:p>
          </table:table-cell>
          <table:table-cell office:value-type="float" office:value="0.1196957" calcext:value-type="float">
            <text:p>0.1196957</text:p>
          </table:table-cell>
          <table:table-cell office:value-type="float" office:value="0.1743134" calcext:value-type="float">
            <text:p>0.1743134</text:p>
          </table:table-cell>
          <table:table-cell office:value-type="float" office:value="0.175034" calcext:value-type="float">
            <text:p>0.175034</text:p>
          </table:table-cell>
          <table:table-cell office:value-type="float" office:value="0.1754477" calcext:value-type="float">
            <text:p>0.1754477</text:p>
          </table:table-cell>
          <table:table-cell office:value-type="float" office:value="0.1763763" calcext:value-type="float">
            <text:p>0.1763763</text:p>
          </table:table-cell>
          <table:table-cell office:value-type="float" office:value="0.1759277" calcext:value-type="float">
            <text:p>0.1759277</text:p>
          </table:table-cell>
          <table:table-cell office:value-type="float" office:value="0.2317891" calcext:value-type="float">
            <text:p>0.2317891</text:p>
          </table:table-cell>
          <table:table-cell office:value-type="float" office:value="0.3375995" calcext:value-type="float">
            <text:p>0.3375995</text:p>
          </table:table-cell>
          <table:table-cell office:value-type="float" office:value="0.3443953" calcext:value-type="float">
            <text:p>0.3443953</text:p>
          </table:table-cell>
          <table:table-cell office:value-type="float" office:value="0.3650286" calcext:value-type="float">
            <text:p>0.3650286</text:p>
          </table:table-cell>
          <table:table-cell office:value-type="float" office:value="0.38773" calcext:value-type="float">
            <text:p>0.38773</text:p>
          </table:table-cell>
          <table:table-cell office:value-type="float" office:value="0.4022397" calcext:value-type="float">
            <text:p>0.40223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8596E-016" calcext:value-type="float">
            <text:p>7.428596E-16</text:p>
          </table:table-cell>
          <table:table-cell office:value-type="float" office:value="7.155315E-016" calcext:value-type="float">
            <text:p>7.155315E-16</text:p>
          </table:table-cell>
          <table:table-cell office:value-type="float" office:value="2.444887E-016" calcext:value-type="float">
            <text:p>2.444887E-16</text:p>
          </table:table-cell>
          <table:table-cell office:value-type="float" office:value="4.295247E-023" calcext:value-type="float">
            <text:p>4.29524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3469" calcext:value-type="float">
            <text:p>-44.3469</text:p>
          </table:table-cell>
          <table:table-cell office:value-type="float" office:value="-2.389415" calcext:value-type="float">
            <text:p>-2.389415</text:p>
          </table:table-cell>
          <table:table-cell office:value-type="float" office:value="-2.312576" calcext:value-type="float">
            <text:p>-2.312576</text:p>
          </table:table-cell>
          <table:table-cell office:value-type="float" office:value="-2.270379" calcext:value-type="float">
            <text:p>-2.270379</text:p>
          </table:table-cell>
          <table:table-cell office:value-type="float" office:value="-2.182228" calcext:value-type="float">
            <text:p>-2.182228</text:p>
          </table:table-cell>
          <table:table-cell office:value-type="float" office:value="-0.8110629" calcext:value-type="float">
            <text:p>-0.8110629</text:p>
          </table:table-cell>
          <table:table-cell office:value-type="float" office:value="-0.09106367" calcext:value-type="float">
            <text:p>-0.09106367</text:p>
          </table:table-cell>
          <table:table-cell office:value-type="float" office:value="-0.05384595" calcext:value-type="float">
            <text:p>-0.05384595</text:p>
          </table:table-cell>
          <table:table-cell office:value-type="float" office:value="-0.03446008" calcext:value-type="float">
            <text:p>-0.03446008</text:p>
          </table:table-cell>
          <table:table-cell office:value-type="float" office:value="-0.01771403" calcext:value-type="float">
            <text:p>-0.0177140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.658574" calcext:value-type="float">
            <text:p>-3.658574</text:p>
          </table:table-cell>
          <table:table-cell office:value-type="float" office:value="0.00004808058" calcext:value-type="float">
            <text:p>4.80805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7671" calcext:value-type="float">
            <text:p>-2.2076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3.1474" calcext:value-type="float">
            <text:p>253.147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31.287" calcext:value-type="float">
            <text:p>1031.287</text:p>
          </table:table-cell>
          <table:table-cell office:value-type="float" office:value="66.54532" calcext:value-type="float">
            <text:p>66.54532</text:p>
          </table:table-cell>
          <table:table-cell office:value-type="float" office:value="0" calcext:value-type="float">
            <text:p>0</text:p>
          </table:table-cell>
          <table:table-cell office:value-type="float" office:value="0.1135235" calcext:value-type="float">
            <text:p>0.1135235</text:p>
          </table:table-cell>
          <table:table-cell office:value-type="float" office:value="0.1735817" calcext:value-type="float">
            <text:p>0.1735817</text:p>
          </table:table-cell>
          <table:table-cell office:value-type="float" office:value="0.1741031" calcext:value-type="float">
            <text:p>0.1741031</text:p>
          </table:table-cell>
          <table:table-cell office:value-type="float" office:value="0.1744584" calcext:value-type="float">
            <text:p>0.1744584</text:p>
          </table:table-cell>
          <table:table-cell office:value-type="float" office:value="0.175235" calcext:value-type="float">
            <text:p>0.175235</text:p>
          </table:table-cell>
          <table:table-cell office:value-type="float" office:value="0.1731485" calcext:value-type="float">
            <text:p>0.1731485</text:p>
          </table:table-cell>
          <table:table-cell office:value-type="float" office:value="0.2289299" calcext:value-type="float">
            <text:p>0.2289299</text:p>
          </table:table-cell>
          <table:table-cell office:value-type="float" office:value="0.335889" calcext:value-type="float">
            <text:p>0.335889</text:p>
          </table:table-cell>
          <table:table-cell office:value-type="float" office:value="0.3433782" calcext:value-type="float">
            <text:p>0.3433782</text:p>
          </table:table-cell>
          <table:table-cell office:value-type="float" office:value="0.3642902" calcext:value-type="float">
            <text:p>0.3642902</text:p>
          </table:table-cell>
          <table:table-cell office:value-type="float" office:value="0.3870535" calcext:value-type="float">
            <text:p>0.3870535</text:p>
          </table:table-cell>
          <table:table-cell office:value-type="float" office:value="0.4021189" calcext:value-type="float">
            <text:p>0.402118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30576E-016" calcext:value-type="float">
            <text:p>7.430576E-16</text:p>
          </table:table-cell>
          <table:table-cell office:value-type="float" office:value="7.154959E-016" calcext:value-type="float">
            <text:p>7.154959E-16</text:p>
          </table:table-cell>
          <table:table-cell office:value-type="float" office:value="2.444778E-016" calcext:value-type="float">
            <text:p>2.444778E-16</text:p>
          </table:table-cell>
          <table:table-cell office:value-type="float" office:value="4.295129E-023" calcext:value-type="float">
            <text:p>4.29512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47505" calcext:value-type="float">
            <text:p>-65.47505</text:p>
          </table:table-cell>
          <table:table-cell office:value-type="float" office:value="-2.468102" calcext:value-type="float">
            <text:p>-2.468102</text:p>
          </table:table-cell>
          <table:table-cell office:value-type="float" office:value="-2.40947" calcext:value-type="float">
            <text:p>-2.40947</text:p>
          </table:table-cell>
          <table:table-cell office:value-type="float" office:value="-2.371438" calcext:value-type="float">
            <text:p>-2.371438</text:p>
          </table:table-cell>
          <table:table-cell office:value-type="float" office:value="-2.293938" calcext:value-type="float">
            <text:p>-2.293938</text:p>
          </table:table-cell>
          <table:table-cell office:value-type="float" office:value="-0.9162428" calcext:value-type="float">
            <text:p>-0.9162428</text:p>
          </table:table-cell>
          <table:table-cell office:value-type="float" office:value="-0.09946812" calcext:value-type="float">
            <text:p>-0.09946812</text:p>
          </table:table-cell>
          <table:table-cell office:value-type="float" office:value="-0.05629868" calcext:value-type="float">
            <text:p>-0.05629868</text:p>
          </table:table-cell>
          <table:table-cell office:value-type="float" office:value="-0.03542496" calcext:value-type="float">
            <text:p>-0.03542496</text:p>
          </table:table-cell>
          <table:table-cell office:value-type="float" office:value="-0.01833835" calcext:value-type="float">
            <text:p>-0.0183383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6.362076" calcext:value-type="float">
            <text:p>-6.362076</text:p>
          </table:table-cell>
          <table:table-cell office:value-type="float" office:value="0.0001165313" calcext:value-type="float">
            <text:p>0.000116531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9109" calcext:value-type="float">
            <text:p>-2.2091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5.1424" calcext:value-type="float">
            <text:p>255.142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9.29" calcext:value-type="float">
            <text:p>1029.29</text:p>
          </table:table-cell>
          <table:table-cell office:value-type="float" office:value="66.54746" calcext:value-type="float">
            <text:p>66.54746</text:p>
          </table:table-cell>
          <table:table-cell office:value-type="float" office:value="0" calcext:value-type="float">
            <text:p>0</text:p>
          </table:table-cell>
          <table:table-cell office:value-type="float" office:value="0.1106509" calcext:value-type="float">
            <text:p>0.1106509</text:p>
          </table:table-cell>
          <table:table-cell office:value-type="float" office:value="0.1733091" calcext:value-type="float">
            <text:p>0.1733091</text:p>
          </table:table-cell>
          <table:table-cell office:value-type="float" office:value="0.1736233" calcext:value-type="float">
            <text:p>0.1736233</text:p>
          </table:table-cell>
          <table:table-cell office:value-type="float" office:value="0.1738684" calcext:value-type="float">
            <text:p>0.1738684</text:p>
          </table:table-cell>
          <table:table-cell office:value-type="float" office:value="0.1745734" calcext:value-type="float">
            <text:p>0.1745734</text:p>
          </table:table-cell>
          <table:table-cell office:value-type="float" office:value="0.1706083" calcext:value-type="float">
            <text:p>0.1706083</text:p>
          </table:table-cell>
          <table:table-cell office:value-type="float" office:value="0.2258526" calcext:value-type="float">
            <text:p>0.2258526</text:p>
          </table:table-cell>
          <table:table-cell office:value-type="float" office:value="0.334167" calcext:value-type="float">
            <text:p>0.334167</text:p>
          </table:table-cell>
          <table:table-cell office:value-type="float" office:value="0.3422124" calcext:value-type="float">
            <text:p>0.3422124</text:p>
          </table:table-cell>
          <table:table-cell office:value-type="float" office:value="0.3635379" calcext:value-type="float">
            <text:p>0.3635379</text:p>
          </table:table-cell>
          <table:table-cell office:value-type="float" office:value="0.386451" calcext:value-type="float">
            <text:p>0.386451</text:p>
          </table:table-cell>
          <table:table-cell office:value-type="float" office:value="0.4019626" calcext:value-type="float">
            <text:p>0.40196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2612E-016" calcext:value-type="float">
            <text:p>7.432612E-16</text:p>
          </table:table-cell>
          <table:table-cell office:value-type="float" office:value="7.154603E-016" calcext:value-type="float">
            <text:p>7.154603E-16</text:p>
          </table:table-cell>
          <table:table-cell office:value-type="float" office:value="2.444663E-016" calcext:value-type="float">
            <text:p>2.444663E-16</text:p>
          </table:table-cell>
          <table:table-cell office:value-type="float" office:value="4.295002E-023" calcext:value-type="float">
            <text:p>4.2950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19552" calcext:value-type="float">
            <text:p>-80.19552</text:p>
          </table:table-cell>
          <table:table-cell office:value-type="float" office:value="-2.497937" calcext:value-type="float">
            <text:p>-2.497937</text:p>
          </table:table-cell>
          <table:table-cell office:value-type="float" office:value="-2.461262" calcext:value-type="float">
            <text:p>-2.461262</text:p>
          </table:table-cell>
          <table:table-cell office:value-type="float" office:value="-2.434102" calcext:value-type="float">
            <text:p>-2.434102</text:p>
          </table:table-cell>
          <table:table-cell office:value-type="float" office:value="-2.361817" calcext:value-type="float">
            <text:p>-2.361817</text:p>
          </table:table-cell>
          <table:table-cell office:value-type="float" office:value="-1.026108" calcext:value-type="float">
            <text:p>-1.026108</text:p>
          </table:table-cell>
          <table:table-cell office:value-type="float" office:value="-0.1095424" calcext:value-type="float">
            <text:p>-0.1095424</text:p>
          </table:table-cell>
          <table:table-cell office:value-type="float" office:value="-0.05889026" calcext:value-type="float">
            <text:p>-0.05889026</text:p>
          </table:table-cell>
          <table:table-cell office:value-type="float" office:value="-0.0365674" calcext:value-type="float">
            <text:p>-0.0365674</text:p>
          </table:table-cell>
          <table:table-cell office:value-type="float" office:value="-0.01899899" calcext:value-type="float">
            <text:p>-0.0189989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1.15242" calcext:value-type="float">
            <text:p>-11.15242</text:p>
          </table:table-cell>
          <table:table-cell office:value-type="float" office:value="0.0001873084" calcext:value-type="float">
            <text:p>0.000187308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0659" calcext:value-type="float">
            <text:p>-2.2106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7.0034" calcext:value-type="float">
            <text:p>257.003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7.431" calcext:value-type="float">
            <text:p>1027.431</text:p>
          </table:table-cell>
          <table:table-cell office:value-type="float" office:value="66.54479" calcext:value-type="float">
            <text:p>66.54479</text:p>
          </table:table-cell>
          <table:table-cell office:value-type="float" office:value="0" calcext:value-type="float">
            <text:p>0</text:p>
          </table:table-cell>
          <table:table-cell office:value-type="float" office:value="0.1147688" calcext:value-type="float">
            <text:p>0.1147688</text:p>
          </table:table-cell>
          <table:table-cell office:value-type="float" office:value="0.1732065" calcext:value-type="float">
            <text:p>0.1732065</text:p>
          </table:table-cell>
          <table:table-cell office:value-type="float" office:value="0.1734468" calcext:value-type="float">
            <text:p>0.1734468</text:p>
          </table:table-cell>
          <table:table-cell office:value-type="float" office:value="0.1736163" calcext:value-type="float">
            <text:p>0.1736163</text:p>
          </table:table-cell>
          <table:table-cell office:value-type="float" office:value="0.1742925" calcext:value-type="float">
            <text:p>0.1742925</text:p>
          </table:table-cell>
          <table:table-cell office:value-type="float" office:value="0.1684032" calcext:value-type="float">
            <text:p>0.1684032</text:p>
          </table:table-cell>
          <table:table-cell office:value-type="float" office:value="0.222741" calcext:value-type="float">
            <text:p>0.222741</text:p>
          </table:table-cell>
          <table:table-cell office:value-type="float" office:value="0.3323738" calcext:value-type="float">
            <text:p>0.3323738</text:p>
          </table:table-cell>
          <table:table-cell office:value-type="float" office:value="0.3410239" calcext:value-type="float">
            <text:p>0.3410239</text:p>
          </table:table-cell>
          <table:table-cell office:value-type="float" office:value="0.3628332" calcext:value-type="float">
            <text:p>0.3628332</text:p>
          </table:table-cell>
          <table:table-cell office:value-type="float" office:value="0.3858211" calcext:value-type="float">
            <text:p>0.3858211</text:p>
          </table:table-cell>
          <table:table-cell office:value-type="float" office:value="0.4017718" calcext:value-type="float">
            <text:p>0.40177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4639E-016" calcext:value-type="float">
            <text:p>7.434639E-16</text:p>
          </table:table-cell>
          <table:table-cell office:value-type="float" office:value="7.15425E-016" calcext:value-type="float">
            <text:p>7.15425E-16</text:p>
          </table:table-cell>
          <table:table-cell office:value-type="float" office:value="2.444548E-016" calcext:value-type="float">
            <text:p>2.444548E-16</text:p>
          </table:table-cell>
          <table:table-cell office:value-type="float" office:value="4.294873E-023" calcext:value-type="float">
            <text:p>4.2948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0.8305" calcext:value-type="float">
            <text:p>-60.8305</text:p>
          </table:table-cell>
          <table:table-cell office:value-type="float" office:value="-2.508952" calcext:value-type="float">
            <text:p>-2.508952</text:p>
          </table:table-cell>
          <table:table-cell office:value-type="float" office:value="-2.480757" calcext:value-type="float">
            <text:p>-2.480757</text:p>
          </table:table-cell>
          <table:table-cell office:value-type="float" office:value="-2.461578" calcext:value-type="float">
            <text:p>-2.461578</text:p>
          </table:table-cell>
          <table:table-cell office:value-type="float" office:value="-2.39117" calcext:value-type="float">
            <text:p>-2.39117</text:p>
          </table:table-cell>
          <table:table-cell office:value-type="float" office:value="-1.133767" calcext:value-type="float">
            <text:p>-1.133767</text:p>
          </table:table-cell>
          <table:table-cell office:value-type="float" office:value="-0.1209119" calcext:value-type="float">
            <text:p>-0.1209119</text:p>
          </table:table-cell>
          <table:table-cell office:value-type="float" office:value="-0.06173681" calcext:value-type="float">
            <text:p>-0.06173681</text:p>
          </table:table-cell>
          <table:table-cell office:value-type="float" office:value="-0.03777654" calcext:value-type="float">
            <text:p>-0.03777654</text:p>
          </table:table-cell>
          <table:table-cell office:value-type="float" office:value="-0.01964054" calcext:value-type="float">
            <text:p>-0.0196405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9.14633" calcext:value-type="float">
            <text:p>-19.14633</text:p>
          </table:table-cell>
          <table:table-cell office:value-type="float" office:value="0.0002570147" calcext:value-type="float">
            <text:p>0.000257014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216" calcext:value-type="float">
            <text:p>-2.21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58.7626" calcext:value-type="float">
            <text:p>258.7626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5.678" calcext:value-type="float">
            <text:p>1025.678</text:p>
          </table:table-cell>
          <table:table-cell office:value-type="float" office:value="66.53802" calcext:value-type="float">
            <text:p>66.53802</text:p>
          </table:table-cell>
          <table:table-cell office:value-type="float" office:value="0" calcext:value-type="float">
            <text:p>0</text:p>
          </table:table-cell>
          <table:table-cell office:value-type="float" office:value="0.1176602" calcext:value-type="float">
            <text:p>0.1176602</text:p>
          </table:table-cell>
          <table:table-cell office:value-type="float" office:value="0.1734862" calcext:value-type="float">
            <text:p>0.1734862</text:p>
          </table:table-cell>
          <table:table-cell office:value-type="float" office:value="0.173651" calcext:value-type="float">
            <text:p>0.173651</text:p>
          </table:table-cell>
          <table:table-cell office:value-type="float" office:value="0.1737346" calcext:value-type="float">
            <text:p>0.1737346</text:p>
          </table:table-cell>
          <table:table-cell office:value-type="float" office:value="0.1744088" calcext:value-type="float">
            <text:p>0.1744088</text:p>
          </table:table-cell>
          <table:table-cell office:value-type="float" office:value="0.1666015" calcext:value-type="float">
            <text:p>0.1666015</text:p>
          </table:table-cell>
          <table:table-cell office:value-type="float" office:value="0.2196486" calcext:value-type="float">
            <text:p>0.2196486</text:p>
          </table:table-cell>
          <table:table-cell office:value-type="float" office:value="0.3306599" calcext:value-type="float">
            <text:p>0.3306599</text:p>
          </table:table-cell>
          <table:table-cell office:value-type="float" office:value="0.3398432" calcext:value-type="float">
            <text:p>0.3398432</text:p>
          </table:table-cell>
          <table:table-cell office:value-type="float" office:value="0.362142" calcext:value-type="float">
            <text:p>0.362142</text:p>
          </table:table-cell>
          <table:table-cell office:value-type="float" office:value="0.3851535" calcext:value-type="float">
            <text:p>0.3851535</text:p>
          </table:table-cell>
          <table:table-cell office:value-type="float" office:value="0.4015419" calcext:value-type="float">
            <text:p>0.40154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6636E-016" calcext:value-type="float">
            <text:p>7.436636E-16</text:p>
          </table:table-cell>
          <table:table-cell office:value-type="float" office:value="7.153906E-016" calcext:value-type="float">
            <text:p>7.153906E-16</text:p>
          </table:table-cell>
          <table:table-cell office:value-type="float" office:value="2.444436E-016" calcext:value-type="float">
            <text:p>2.444436E-16</text:p>
          </table:table-cell>
          <table:table-cell office:value-type="float" office:value="4.29474E-023" calcext:value-type="float">
            <text:p>4.2947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82046" calcext:value-type="float">
            <text:p>-50.82046</text:p>
          </table:table-cell>
          <table:table-cell office:value-type="float" office:value="-2.478189" calcext:value-type="float">
            <text:p>-2.478189</text:p>
          </table:table-cell>
          <table:table-cell office:value-type="float" office:value="-2.458405" calcext:value-type="float">
            <text:p>-2.458405</text:p>
          </table:table-cell>
          <table:table-cell office:value-type="float" office:value="-2.448742" calcext:value-type="float">
            <text:p>-2.448742</text:p>
          </table:table-cell>
          <table:table-cell office:value-type="float" office:value="-2.378868" calcext:value-type="float">
            <text:p>-2.378868</text:p>
          </table:table-cell>
          <table:table-cell office:value-type="float" office:value="-1.231292" calcext:value-type="float">
            <text:p>-1.231292</text:p>
          </table:table-cell>
          <table:table-cell office:value-type="float" office:value="-0.1335633" calcext:value-type="float">
            <text:p>-0.1335633</text:p>
          </table:table-cell>
          <table:table-cell office:value-type="float" office:value="-0.06460208" calcext:value-type="float">
            <text:p>-0.06460208</text:p>
          </table:table-cell>
          <table:table-cell office:value-type="float" office:value="-0.039021" calcext:value-type="float">
            <text:p>-0.039021</text:p>
          </table:table-cell>
          <table:table-cell office:value-type="float" office:value="-0.02029214" calcext:value-type="float">
            <text:p>-0.02029214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5.08816" calcext:value-type="float">
            <text:p>-25.08816</text:p>
          </table:table-cell>
          <table:table-cell office:value-type="float" office:value="0.0002895727" calcext:value-type="float">
            <text:p>0.00028957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3511" calcext:value-type="float">
            <text:p>-2.2135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0.4897" calcext:value-type="float">
            <text:p>260.4897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3.963" calcext:value-type="float">
            <text:p>1023.963</text:p>
          </table:table-cell>
          <table:table-cell office:value-type="float" office:value="66.52673" calcext:value-type="float">
            <text:p>66.52673</text:p>
          </table:table-cell>
          <table:table-cell office:value-type="float" office:value="0" calcext:value-type="float">
            <text:p>0</text:p>
          </table:table-cell>
          <table:table-cell office:value-type="float" office:value="0.1171851" calcext:value-type="float">
            <text:p>0.1171851</text:p>
          </table:table-cell>
          <table:table-cell office:value-type="float" office:value="0.1737889" calcext:value-type="float">
            <text:p>0.1737889</text:p>
          </table:table-cell>
          <table:table-cell office:value-type="float" office:value="0.1739489" calcext:value-type="float">
            <text:p>0.1739489</text:p>
          </table:table-cell>
          <table:table-cell office:value-type="float" office:value="0.1739864" calcext:value-type="float">
            <text:p>0.1739864</text:p>
          </table:table-cell>
          <table:table-cell office:value-type="float" office:value="0.1747174" calcext:value-type="float">
            <text:p>0.1747174</text:p>
          </table:table-cell>
          <table:table-cell office:value-type="float" office:value="0.165122" calcext:value-type="float">
            <text:p>0.165122</text:p>
          </table:table-cell>
          <table:table-cell office:value-type="float" office:value="0.2165589" calcext:value-type="float">
            <text:p>0.2165589</text:p>
          </table:table-cell>
          <table:table-cell office:value-type="float" office:value="0.3290387" calcext:value-type="float">
            <text:p>0.3290387</text:p>
          </table:table-cell>
          <table:table-cell office:value-type="float" office:value="0.3386763" calcext:value-type="float">
            <text:p>0.3386763</text:p>
          </table:table-cell>
          <table:table-cell office:value-type="float" office:value="0.361468" calcext:value-type="float">
            <text:p>0.361468</text:p>
          </table:table-cell>
          <table:table-cell office:value-type="float" office:value="0.3844973" calcext:value-type="float">
            <text:p>0.3844973</text:p>
          </table:table-cell>
          <table:table-cell office:value-type="float" office:value="0.4012948" calcext:value-type="float">
            <text:p>0.40129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8585E-016" calcext:value-type="float">
            <text:p>7.438585E-16</text:p>
          </table:table-cell>
          <table:table-cell office:value-type="float" office:value="7.153569E-016" calcext:value-type="float">
            <text:p>7.153569E-16</text:p>
          </table:table-cell>
          <table:table-cell office:value-type="float" office:value="2.444326E-016" calcext:value-type="float">
            <text:p>2.444326E-16</text:p>
          </table:table-cell>
          <table:table-cell office:value-type="float" office:value="4.29462E-023" calcext:value-type="float">
            <text:p>4.2946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27168" calcext:value-type="float">
            <text:p>-52.27168</text:p>
          </table:table-cell>
          <table:table-cell office:value-type="float" office:value="-2.445068" calcext:value-type="float">
            <text:p>-2.445068</text:p>
          </table:table-cell>
          <table:table-cell office:value-type="float" office:value="-2.426171" calcext:value-type="float">
            <text:p>-2.426171</text:p>
          </table:table-cell>
          <table:table-cell office:value-type="float" office:value="-2.421595" calcext:value-type="float">
            <text:p>-2.421595</text:p>
          </table:table-cell>
          <table:table-cell office:value-type="float" office:value="-2.346584" calcext:value-type="float">
            <text:p>-2.346584</text:p>
          </table:table-cell>
          <table:table-cell office:value-type="float" office:value="-1.318373" calcext:value-type="float">
            <text:p>-1.318373</text:p>
          </table:table-cell>
          <table:table-cell office:value-type="float" office:value="-0.1477599" calcext:value-type="float">
            <text:p>-0.1477599</text:p>
          </table:table-cell>
          <table:table-cell office:value-type="float" office:value="-0.0674445" calcext:value-type="float">
            <text:p>-0.0674445</text:p>
          </table:table-cell>
          <table:table-cell office:value-type="float" office:value="-0.04029666" calcext:value-type="float">
            <text:p>-0.04029666</text:p>
          </table:table-cell>
          <table:table-cell office:value-type="float" office:value="-0.02094967" calcext:value-type="float">
            <text:p>-0.02094967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32.45243" calcext:value-type="float">
            <text:p>-32.45243</text:p>
          </table:table-cell>
          <table:table-cell office:value-type="float" office:value="0.0003217828" calcext:value-type="float">
            <text:p>0.00032178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5086" calcext:value-type="float">
            <text:p>-2.2150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2.4382" calcext:value-type="float">
            <text:p>262.4382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66.51022" calcext:value-type="float">
            <text:p>66.51022</text:p>
          </table:table-cell>
          <table:table-cell office:value-type="float" office:value="0" calcext:value-type="float">
            <text:p>0</text:p>
          </table:table-cell>
          <table:table-cell office:value-type="float" office:value="0.1130706" calcext:value-type="float">
            <text:p>0.1130706</text:p>
          </table:table-cell>
          <table:table-cell office:value-type="float" office:value="0.17322" calcext:value-type="float">
            <text:p>0.17322</text:p>
          </table:table-cell>
          <table:table-cell office:value-type="float" office:value="0.1735381" calcext:value-type="float">
            <text:p>0.1735381</text:p>
          </table:table-cell>
          <table:table-cell office:value-type="float" office:value="0.1736585" calcext:value-type="float">
            <text:p>0.1736585</text:p>
          </table:table-cell>
          <table:table-cell office:value-type="float" office:value="0.1740896" calcext:value-type="float">
            <text:p>0.1740896</text:p>
          </table:table-cell>
          <table:table-cell office:value-type="float" office:value="0.1637317" calcext:value-type="float">
            <text:p>0.1637317</text:p>
          </table:table-cell>
          <table:table-cell office:value-type="float" office:value="0.2133182" calcext:value-type="float">
            <text:p>0.2133182</text:p>
          </table:table-cell>
          <table:table-cell office:value-type="float" office:value="0.3273208" calcext:value-type="float">
            <text:p>0.3273208</text:p>
          </table:table-cell>
          <table:table-cell office:value-type="float" office:value="0.3374946" calcext:value-type="float">
            <text:p>0.3374946</text:p>
          </table:table-cell>
          <table:table-cell office:value-type="float" office:value="0.3608356" calcext:value-type="float">
            <text:p>0.3608356</text:p>
          </table:table-cell>
          <table:table-cell office:value-type="float" office:value="0.3838325" calcext:value-type="float">
            <text:p>0.3838325</text:p>
          </table:table-cell>
          <table:table-cell office:value-type="float" office:value="0.4010328" calcext:value-type="float">
            <text:p>0.40103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0503E-016" calcext:value-type="float">
            <text:p>7.440503E-16</text:p>
          </table:table-cell>
          <table:table-cell office:value-type="float" office:value="7.153233E-016" calcext:value-type="float">
            <text:p>7.153233E-16</text:p>
          </table:table-cell>
          <table:table-cell office:value-type="float" office:value="2.444219E-016" calcext:value-type="float">
            <text:p>2.444219E-16</text:p>
          </table:table-cell>
          <table:table-cell office:value-type="float" office:value="4.294505E-023" calcext:value-type="float">
            <text:p>4.29450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8.73224" calcext:value-type="float">
            <text:p>-68.73224</text:p>
          </table:table-cell>
          <table:table-cell office:value-type="float" office:value="-2.5081" calcext:value-type="float">
            <text:p>-2.5081</text:p>
          </table:table-cell>
          <table:table-cell office:value-type="float" office:value="-2.470685" calcext:value-type="float">
            <text:p>-2.470685</text:p>
          </table:table-cell>
          <table:table-cell office:value-type="float" office:value="-2.456944" calcext:value-type="float">
            <text:p>-2.456944</text:p>
          </table:table-cell>
          <table:table-cell office:value-type="float" office:value="-2.412258" calcext:value-type="float">
            <text:p>-2.412258</text:p>
          </table:table-cell>
          <table:table-cell office:value-type="float" office:value="-1.406539" calcext:value-type="float">
            <text:p>-1.406539</text:p>
          </table:table-cell>
          <table:table-cell office:value-type="float" office:value="-0.1644962" calcext:value-type="float">
            <text:p>-0.1644962</text:p>
          </table:table-cell>
          <table:table-cell office:value-type="float" office:value="-0.07061148" calcext:value-type="float">
            <text:p>-0.07061148</text:p>
          </table:table-cell>
          <table:table-cell office:value-type="float" office:value="-0.0416335" calcext:value-type="float">
            <text:p>-0.0416335</text:p>
          </table:table-cell>
          <table:table-cell office:value-type="float" office:value="-0.0215876" calcext:value-type="float">
            <text:p>-0.0215876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50.3525" calcext:value-type="float">
            <text:p>-50.3525</text:p>
          </table:table-cell>
          <table:table-cell office:value-type="float" office:value="0.0003838285" calcext:value-type="float">
            <text:p>0.000383828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6884" calcext:value-type="float">
            <text:p>-2.2168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4.3193" calcext:value-type="float">
            <text:p>264.319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20.172" calcext:value-type="float">
            <text:p>1020.172</text:p>
          </table:table-cell>
          <table:table-cell office:value-type="float" office:value="66.48774" calcext:value-type="float">
            <text:p>66.48774</text:p>
          </table:table-cell>
          <table:table-cell office:value-type="float" office:value="0" calcext:value-type="float">
            <text:p>0</text:p>
          </table:table-cell>
          <table:table-cell office:value-type="float" office:value="0.1145526" calcext:value-type="float">
            <text:p>0.1145526</text:p>
          </table:table-cell>
          <table:table-cell office:value-type="float" office:value="0.1729804" calcext:value-type="float">
            <text:p>0.1729804</text:p>
          </table:table-cell>
          <table:table-cell office:value-type="float" office:value="0.1732587" calcext:value-type="float">
            <text:p>0.1732587</text:p>
          </table:table-cell>
          <table:table-cell office:value-type="float" office:value="0.1733827" calcext:value-type="float">
            <text:p>0.1733827</text:p>
          </table:table-cell>
          <table:table-cell office:value-type="float" office:value="0.1737299" calcext:value-type="float">
            <text:p>0.1737299</text:p>
          </table:table-cell>
          <table:table-cell office:value-type="float" office:value="0.1624736" calcext:value-type="float">
            <text:p>0.1624736</text:p>
          </table:table-cell>
          <table:table-cell office:value-type="float" office:value="0.209989" calcext:value-type="float">
            <text:p>0.209989</text:p>
          </table:table-cell>
          <table:table-cell office:value-type="float" office:value="0.3256189" calcext:value-type="float">
            <text:p>0.3256189</text:p>
          </table:table-cell>
          <table:table-cell office:value-type="float" office:value="0.3362483" calcext:value-type="float">
            <text:p>0.3362483</text:p>
          </table:table-cell>
          <table:table-cell office:value-type="float" office:value="0.3602287" calcext:value-type="float">
            <text:p>0.3602287</text:p>
          </table:table-cell>
          <table:table-cell office:value-type="float" office:value="0.3831735" calcext:value-type="float">
            <text:p>0.3831735</text:p>
          </table:table-cell>
          <table:table-cell office:value-type="float" office:value="0.4007389" calcext:value-type="float">
            <text:p>0.40073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2458E-016" calcext:value-type="float">
            <text:p>7.442458E-16</text:p>
          </table:table-cell>
          <table:table-cell office:value-type="float" office:value="7.152891E-016" calcext:value-type="float">
            <text:p>7.152891E-16</text:p>
          </table:table-cell>
          <table:table-cell office:value-type="float" office:value="2.44411E-016" calcext:value-type="float">
            <text:p>2.44411E-16</text:p>
          </table:table-cell>
          <table:table-cell office:value-type="float" office:value="4.29438E-023" calcext:value-type="float">
            <text:p>4.294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45481" calcext:value-type="float">
            <text:p>-62.45481</text:p>
          </table:table-cell>
          <table:table-cell office:value-type="float" office:value="-2.534364" calcext:value-type="float">
            <text:p>-2.534364</text:p>
          </table:table-cell>
          <table:table-cell office:value-type="float" office:value="-2.501631" calcext:value-type="float">
            <text:p>-2.501631</text:p>
          </table:table-cell>
          <table:table-cell office:value-type="float" office:value="-2.487255" calcext:value-type="float">
            <text:p>-2.487255</text:p>
          </table:table-cell>
          <table:table-cell office:value-type="float" office:value="-2.451097" calcext:value-type="float">
            <text:p>-2.451097</text:p>
          </table:table-cell>
          <table:table-cell office:value-type="float" office:value="-1.492131" calcext:value-type="float">
            <text:p>-1.492131</text:p>
          </table:table-cell>
          <table:table-cell office:value-type="float" office:value="-0.1839849" calcext:value-type="float">
            <text:p>-0.1839849</text:p>
          </table:table-cell>
          <table:table-cell office:value-type="float" office:value="-0.07391628" calcext:value-type="float">
            <text:p>-0.07391628</text:p>
          </table:table-cell>
          <table:table-cell office:value-type="float" office:value="-0.04309808" calcext:value-type="float">
            <text:p>-0.04309808</text:p>
          </table:table-cell>
          <table:table-cell office:value-type="float" office:value="-0.02221843" calcext:value-type="float">
            <text:p>-0.02221843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88.10321" calcext:value-type="float">
            <text:p>-88.10321</text:p>
          </table:table-cell>
          <table:table-cell office:value-type="float" office:value="0.0004600727" calcext:value-type="float">
            <text:p>0.00046007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891" calcext:value-type="float">
            <text:p>-2.218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6.16" calcext:value-type="float">
            <text:p>266.16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8.36" calcext:value-type="float">
            <text:p>1018.36</text:p>
          </table:table-cell>
          <table:table-cell office:value-type="float" office:value="66.45847" calcext:value-type="float">
            <text:p>66.45847</text:p>
          </table:table-cell>
          <table:table-cell office:value-type="float" office:value="0" calcext:value-type="float">
            <text:p>0</text:p>
          </table:table-cell>
          <table:table-cell office:value-type="float" office:value="0.1141789" calcext:value-type="float">
            <text:p>0.1141789</text:p>
          </table:table-cell>
          <table:table-cell office:value-type="float" office:value="0.1730766" calcext:value-type="float">
            <text:p>0.1730766</text:p>
          </table:table-cell>
          <table:table-cell office:value-type="float" office:value="0.1732835" calcext:value-type="float">
            <text:p>0.1732835</text:p>
          </table:table-cell>
          <table:table-cell office:value-type="float" office:value="0.1733676" calcext:value-type="float">
            <text:p>0.1733676</text:p>
          </table:table-cell>
          <table:table-cell office:value-type="float" office:value="0.1737474" calcext:value-type="float">
            <text:p>0.1737474</text:p>
          </table:table-cell>
          <table:table-cell office:value-type="float" office:value="0.1614006" calcext:value-type="float">
            <text:p>0.1614006</text:p>
          </table:table-cell>
          <table:table-cell office:value-type="float" office:value="0.2066155" calcext:value-type="float">
            <text:p>0.2066155</text:p>
          </table:table-cell>
          <table:table-cell office:value-type="float" office:value="0.323971" calcext:value-type="float">
            <text:p>0.323971</text:p>
          </table:table-cell>
          <table:table-cell office:value-type="float" office:value="0.3350255" calcext:value-type="float">
            <text:p>0.3350255</text:p>
          </table:table-cell>
          <table:table-cell office:value-type="float" office:value="0.359574" calcext:value-type="float">
            <text:p>0.359574</text:p>
          </table:table-cell>
          <table:table-cell office:value-type="float" office:value="0.382486" calcext:value-type="float">
            <text:p>0.382486</text:p>
          </table:table-cell>
          <table:table-cell office:value-type="float" office:value="0.4004718" calcext:value-type="float">
            <text:p>0.40047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4414E-016" calcext:value-type="float">
            <text:p>7.444414E-16</text:p>
          </table:table-cell>
          <table:table-cell office:value-type="float" office:value="7.152558E-016" calcext:value-type="float">
            <text:p>7.152558E-16</text:p>
          </table:table-cell>
          <table:table-cell office:value-type="float" office:value="2.443999E-016" calcext:value-type="float">
            <text:p>2.443999E-16</text:p>
          </table:table-cell>
          <table:table-cell office:value-type="float" office:value="4.294254E-023" calcext:value-type="float">
            <text:p>4.29425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85965" calcext:value-type="float">
            <text:p>-62.85965</text:p>
          </table:table-cell>
          <table:table-cell office:value-type="float" office:value="-2.524164" calcext:value-type="float">
            <text:p>-2.524164</text:p>
          </table:table-cell>
          <table:table-cell office:value-type="float" office:value="-2.498944" calcext:value-type="float">
            <text:p>-2.498944</text:p>
          </table:table-cell>
          <table:table-cell office:value-type="float" office:value="-2.488987" calcext:value-type="float">
            <text:p>-2.488987</text:p>
          </table:table-cell>
          <table:table-cell office:value-type="float" office:value="-2.44923" calcext:value-type="float">
            <text:p>-2.44923</text:p>
          </table:table-cell>
          <table:table-cell office:value-type="float" office:value="-1.569811" calcext:value-type="float">
            <text:p>-1.569811</text:p>
          </table:table-cell>
          <table:table-cell office:value-type="float" office:value="-0.2064706" calcext:value-type="float">
            <text:p>-0.2064706</text:p>
          </table:table-cell>
          <table:table-cell office:value-type="float" office:value="-0.0772795" calcext:value-type="float">
            <text:p>-0.0772795</text:p>
          </table:table-cell>
          <table:table-cell office:value-type="float" office:value="-0.04459136" calcext:value-type="float">
            <text:p>-0.04459136</text:p>
          </table:table-cell>
          <table:table-cell office:value-type="float" office:value="-0.02291978" calcext:value-type="float">
            <text:p>-0.0229197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39.8561" calcext:value-type="float">
            <text:p>-139.8561</text:p>
          </table:table-cell>
          <table:table-cell office:value-type="float" office:value="0.0005262229" calcext:value-type="float">
            <text:p>0.000526222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1174" calcext:value-type="float">
            <text:p>-2.2211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7.9637" calcext:value-type="float">
            <text:p>267.9637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6.593" calcext:value-type="float">
            <text:p>1016.593</text:p>
          </table:table-cell>
          <table:table-cell office:value-type="float" office:value="66.42166" calcext:value-type="float">
            <text:p>66.42166</text:p>
          </table:table-cell>
          <table:table-cell office:value-type="float" office:value="0" calcext:value-type="float">
            <text:p>0</text:p>
          </table:table-cell>
          <table:table-cell office:value-type="float" office:value="0.1145518" calcext:value-type="float">
            <text:p>0.1145518</text:p>
          </table:table-cell>
          <table:table-cell office:value-type="float" office:value="0.1732596" calcext:value-type="float">
            <text:p>0.1732596</text:p>
          </table:table-cell>
          <table:table-cell office:value-type="float" office:value="0.1734087" calcext:value-type="float">
            <text:p>0.1734087</text:p>
          </table:table-cell>
          <table:table-cell office:value-type="float" office:value="0.1734581" calcext:value-type="float">
            <text:p>0.1734581</text:p>
          </table:table-cell>
          <table:table-cell office:value-type="float" office:value="0.1738474" calcext:value-type="float">
            <text:p>0.1738474</text:p>
          </table:table-cell>
          <table:table-cell office:value-type="float" office:value="0.1604941" calcext:value-type="float">
            <text:p>0.1604941</text:p>
          </table:table-cell>
          <table:table-cell office:value-type="float" office:value="0.2032446" calcext:value-type="float">
            <text:p>0.2032446</text:p>
          </table:table-cell>
          <table:table-cell office:value-type="float" office:value="0.3223775" calcext:value-type="float">
            <text:p>0.3223775</text:p>
          </table:table-cell>
          <table:table-cell office:value-type="float" office:value="0.333799" calcext:value-type="float">
            <text:p>0.333799</text:p>
          </table:table-cell>
          <table:table-cell office:value-type="float" office:value="0.3588692" calcext:value-type="float">
            <text:p>0.3588692</text:p>
          </table:table-cell>
          <table:table-cell office:value-type="float" office:value="0.3819071" calcext:value-type="float">
            <text:p>0.3819071</text:p>
          </table:table-cell>
          <table:table-cell office:value-type="float" office:value="0.4001687" calcext:value-type="float">
            <text:p>0.40016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6289E-016" calcext:value-type="float">
            <text:p>7.446289E-16</text:p>
          </table:table-cell>
          <table:table-cell office:value-type="float" office:value="7.152238E-016" calcext:value-type="float">
            <text:p>7.152238E-16</text:p>
          </table:table-cell>
          <table:table-cell office:value-type="float" office:value="2.443892E-016" calcext:value-type="float">
            <text:p>2.443892E-16</text:p>
          </table:table-cell>
          <table:table-cell office:value-type="float" office:value="4.294138E-023" calcext:value-type="float">
            <text:p>4.2941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33833" calcext:value-type="float">
            <text:p>-62.33833</text:p>
          </table:table-cell>
          <table:table-cell office:value-type="float" office:value="-2.503087" calcext:value-type="float">
            <text:p>-2.503087</text:p>
          </table:table-cell>
          <table:table-cell office:value-type="float" office:value="-2.485146" calcext:value-type="float">
            <text:p>-2.485146</text:p>
          </table:table-cell>
          <table:table-cell office:value-type="float" office:value="-2.479059" calcext:value-type="float">
            <text:p>-2.479059</text:p>
          </table:table-cell>
          <table:table-cell office:value-type="float" office:value="-2.438408" calcext:value-type="float">
            <text:p>-2.438408</text:p>
          </table:table-cell>
          <table:table-cell office:value-type="float" office:value="-1.639022" calcext:value-type="float">
            <text:p>-1.639022</text:p>
          </table:table-cell>
          <table:table-cell office:value-type="float" office:value="-0.2321722" calcext:value-type="float">
            <text:p>-0.2321722</text:p>
          </table:table-cell>
          <table:table-cell office:value-type="float" office:value="-0.08069154" calcext:value-type="float">
            <text:p>-0.08069154</text:p>
          </table:table-cell>
          <table:table-cell office:value-type="float" office:value="-0.04614594" calcext:value-type="float">
            <text:p>-0.04614594</text:p>
          </table:table-cell>
          <table:table-cell office:value-type="float" office:value="-0.02370351" calcext:value-type="float">
            <text:p>-0.0237035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185.215" calcext:value-type="float">
            <text:p>-185.215</text:p>
          </table:table-cell>
          <table:table-cell office:value-type="float" office:value="0.0005651128" calcext:value-type="float">
            <text:p>0.00056511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3627" calcext:value-type="float">
            <text:p>-2.2236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69.8084" calcext:value-type="float">
            <text:p>269.808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4.793" calcext:value-type="float">
            <text:p>1014.793</text:p>
          </table:table-cell>
          <table:table-cell office:value-type="float" office:value="66.37661" calcext:value-type="float">
            <text:p>66.37661</text:p>
          </table:table-cell>
          <table:table-cell office:value-type="float" office:value="0" calcext:value-type="float">
            <text:p>0</text:p>
          </table:table-cell>
          <table:table-cell office:value-type="float" office:value="0.110764" calcext:value-type="float">
            <text:p>0.110764</text:p>
          </table:table-cell>
          <table:table-cell office:value-type="float" office:value="0.173288" calcext:value-type="float">
            <text:p>0.173288</text:p>
          </table:table-cell>
          <table:table-cell office:value-type="float" office:value="0.1734968" calcext:value-type="float">
            <text:p>0.1734968</text:p>
          </table:table-cell>
          <table:table-cell office:value-type="float" office:value="0.1735446" calcext:value-type="float">
            <text:p>0.1735446</text:p>
          </table:table-cell>
          <table:table-cell office:value-type="float" office:value="0.1738936" calcext:value-type="float">
            <text:p>0.1738936</text:p>
          </table:table-cell>
          <table:table-cell office:value-type="float" office:value="0.1597368" calcext:value-type="float">
            <text:p>0.1597368</text:p>
          </table:table-cell>
          <table:table-cell office:value-type="float" office:value="0.1999865" calcext:value-type="float">
            <text:p>0.1999865</text:p>
          </table:table-cell>
          <table:table-cell office:value-type="float" office:value="0.3207885" calcext:value-type="float">
            <text:p>0.3207885</text:p>
          </table:table-cell>
          <table:table-cell office:value-type="float" office:value="0.3325388" calcext:value-type="float">
            <text:p>0.3325388</text:p>
          </table:table-cell>
          <table:table-cell office:value-type="float" office:value="0.3582545" calcext:value-type="float">
            <text:p>0.3582545</text:p>
          </table:table-cell>
          <table:table-cell office:value-type="float" office:value="0.3813454" calcext:value-type="float">
            <text:p>0.3813454</text:p>
          </table:table-cell>
          <table:table-cell office:value-type="float" office:value="0.3998283" calcext:value-type="float">
            <text:p>0.399828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47902E-016" calcext:value-type="float">
            <text:p>7.447902E-16</text:p>
          </table:table-cell>
          <table:table-cell office:value-type="float" office:value="7.151923E-016" calcext:value-type="float">
            <text:p>7.151923E-16</text:p>
          </table:table-cell>
          <table:table-cell office:value-type="float" office:value="2.443795E-016" calcext:value-type="float">
            <text:p>2.443795E-16</text:p>
          </table:table-cell>
          <table:table-cell office:value-type="float" office:value="4.294025E-023" calcext:value-type="float">
            <text:p>4.29402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9.44738" calcext:value-type="float">
            <text:p>-79.44738</text:p>
          </table:table-cell>
          <table:table-cell office:value-type="float" office:value="-2.500323" calcext:value-type="float">
            <text:p>-2.500323</text:p>
          </table:table-cell>
          <table:table-cell office:value-type="float" office:value="-2.475271" calcext:value-type="float">
            <text:p>-2.475271</text:p>
          </table:table-cell>
          <table:table-cell office:value-type="float" office:value="-2.469443" calcext:value-type="float">
            <text:p>-2.469443</text:p>
          </table:table-cell>
          <table:table-cell office:value-type="float" office:value="-2.433204" calcext:value-type="float">
            <text:p>-2.433204</text:p>
          </table:table-cell>
          <table:table-cell office:value-type="float" office:value="-1.699482" calcext:value-type="float">
            <text:p>-1.699482</text:p>
          </table:table-cell>
          <table:table-cell office:value-type="float" office:value="-0.2604704" calcext:value-type="float">
            <text:p>-0.2604704</text:p>
          </table:table-cell>
          <table:table-cell office:value-type="float" office:value="-0.084266" calcext:value-type="float">
            <text:p>-0.084266</text:p>
          </table:table-cell>
          <table:table-cell office:value-type="float" office:value="-0.04780605" calcext:value-type="float">
            <text:p>-0.04780605</text:p>
          </table:table-cell>
          <table:table-cell office:value-type="float" office:value="-0.02440895" calcext:value-type="float">
            <text:p>-0.0244089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8306" calcext:value-type="float">
            <text:p>-226.8306</text:p>
          </table:table-cell>
          <table:table-cell office:value-type="float" office:value="0.0005928407" calcext:value-type="float">
            <text:p>0.000592840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6263" calcext:value-type="float">
            <text:p>-2.22626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1.2833" calcext:value-type="float">
            <text:p>271.283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3.372" calcext:value-type="float">
            <text:p>1013.372</text:p>
          </table:table-cell>
          <table:table-cell office:value-type="float" office:value="66.32258" calcext:value-type="float">
            <text:p>66.32258</text:p>
          </table:table-cell>
          <table:table-cell office:value-type="float" office:value="0" calcext:value-type="float">
            <text:p>0</text:p>
          </table:table-cell>
          <table:table-cell office:value-type="float" office:value="0.116628" calcext:value-type="float">
            <text:p>0.116628</text:p>
          </table:table-cell>
          <table:table-cell office:value-type="float" office:value="0.174355" calcext:value-type="float">
            <text:p>0.174355</text:p>
          </table:table-cell>
          <table:table-cell office:value-type="float" office:value="0.1743276" calcext:value-type="float">
            <text:p>0.1743276</text:p>
          </table:table-cell>
          <table:table-cell office:value-type="float" office:value="0.1742473" calcext:value-type="float">
            <text:p>0.1742473</text:p>
          </table:table-cell>
          <table:table-cell office:value-type="float" office:value="0.1747624" calcext:value-type="float">
            <text:p>0.1747624</text:p>
          </table:table-cell>
          <table:table-cell office:value-type="float" office:value="0.1592143" calcext:value-type="float">
            <text:p>0.1592143</text:p>
          </table:table-cell>
          <table:table-cell office:value-type="float" office:value="0.1969891" calcext:value-type="float">
            <text:p>0.1969891</text:p>
          </table:table-cell>
          <table:table-cell office:value-type="float" office:value="0.3192892" calcext:value-type="float">
            <text:p>0.3192892</text:p>
          </table:table-cell>
          <table:table-cell office:value-type="float" office:value="0.3313805" calcext:value-type="float">
            <text:p>0.3313805</text:p>
          </table:table-cell>
          <table:table-cell office:value-type="float" office:value="0.3576742" calcext:value-type="float">
            <text:p>0.3576742</text:p>
          </table:table-cell>
          <table:table-cell office:value-type="float" office:value="0.380825" calcext:value-type="float">
            <text:p>0.380825</text:p>
          </table:table-cell>
          <table:table-cell office:value-type="float" office:value="0.3994973" calcext:value-type="float">
            <text:p>0.3994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9295E-016" calcext:value-type="float">
            <text:p>7.449295E-16</text:p>
          </table:table-cell>
          <table:table-cell office:value-type="float" office:value="7.151674E-016" calcext:value-type="float">
            <text:p>7.151674E-16</text:p>
          </table:table-cell>
          <table:table-cell office:value-type="float" office:value="2.443726E-016" calcext:value-type="float">
            <text:p>2.443726E-16</text:p>
          </table:table-cell>
          <table:table-cell office:value-type="float" office:value="4.293926E-023" calcext:value-type="float">
            <text:p>4.29392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99609" calcext:value-type="float">
            <text:p>-53.99609</text:p>
          </table:table-cell>
          <table:table-cell office:value-type="float" office:value="-2.384523" calcext:value-type="float">
            <text:p>-2.384523</text:p>
          </table:table-cell>
          <table:table-cell office:value-type="float" office:value="-2.386019" calcext:value-type="float">
            <text:p>-2.386019</text:p>
          </table:table-cell>
          <table:table-cell office:value-type="float" office:value="-2.393838" calcext:value-type="float">
            <text:p>-2.393838</text:p>
          </table:table-cell>
          <table:table-cell office:value-type="float" office:value="-2.341552" calcext:value-type="float">
            <text:p>-2.341552</text:p>
          </table:table-cell>
          <table:table-cell office:value-type="float" office:value="-1.742625" calcext:value-type="float">
            <text:p>-1.742625</text:p>
          </table:table-cell>
          <table:table-cell office:value-type="float" office:value="-0.2900784" calcext:value-type="float">
            <text:p>-0.2900784</text:p>
          </table:table-cell>
          <table:table-cell office:value-type="float" office:value="-0.08780228" calcext:value-type="float">
            <text:p>-0.08780228</text:p>
          </table:table-cell>
          <table:table-cell office:value-type="float" office:value="-0.04939273" calcext:value-type="float">
            <text:p>-0.04939273</text:p>
          </table:table-cell>
          <table:table-cell office:value-type="float" office:value="-0.02509615" calcext:value-type="float">
            <text:p>-0.02509615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7441" calcext:value-type="float">
            <text:p>-226.7441</text:p>
          </table:table-cell>
          <table:table-cell office:value-type="float" office:value="0.0005913422" calcext:value-type="float">
            <text:p>0.000591342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9122" calcext:value-type="float">
            <text:p>-2.2291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2.8319" calcext:value-type="float">
            <text:p>272.8319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1.887" calcext:value-type="float">
            <text:p>1011.887</text:p>
          </table:table-cell>
          <table:table-cell office:value-type="float" office:value="66.25867" calcext:value-type="float">
            <text:p>66.25867</text:p>
          </table:table-cell>
          <table:table-cell office:value-type="float" office:value="0" calcext:value-type="float">
            <text:p>0</text:p>
          </table:table-cell>
          <table:table-cell office:value-type="float" office:value="0.1140985" calcext:value-type="float">
            <text:p>0.1140985</text:p>
          </table:table-cell>
          <table:table-cell office:value-type="float" office:value="0.1747637" calcext:value-type="float">
            <text:p>0.1747637</text:p>
          </table:table-cell>
          <table:table-cell office:value-type="float" office:value="0.1748284" calcext:value-type="float">
            <text:p>0.1748284</text:p>
          </table:table-cell>
          <table:table-cell office:value-type="float" office:value="0.1747569" calcext:value-type="float">
            <text:p>0.1747569</text:p>
          </table:table-cell>
          <table:table-cell office:value-type="float" office:value="0.1751784" calcext:value-type="float">
            <text:p>0.1751784</text:p>
          </table:table-cell>
          <table:table-cell office:value-type="float" office:value="0.158825" calcext:value-type="float">
            <text:p>0.158825</text:p>
          </table:table-cell>
          <table:table-cell office:value-type="float" office:value="0.1943179" calcext:value-type="float">
            <text:p>0.1943179</text:p>
          </table:table-cell>
          <table:table-cell office:value-type="float" office:value="0.3179027" calcext:value-type="float">
            <text:p>0.3179027</text:p>
          </table:table-cell>
          <table:table-cell office:value-type="float" office:value="0.330275" calcext:value-type="float">
            <text:p>0.330275</text:p>
          </table:table-cell>
          <table:table-cell office:value-type="float" office:value="0.3571259" calcext:value-type="float">
            <text:p>0.3571259</text:p>
          </table:table-cell>
          <table:table-cell office:value-type="float" office:value="0.3803399" calcext:value-type="float">
            <text:p>0.3803399</text:p>
          </table:table-cell>
          <table:table-cell office:value-type="float" office:value="0.3991912" calcext:value-type="float">
            <text:p>0.39919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0432E-016" calcext:value-type="float">
            <text:p>7.450432E-16</text:p>
          </table:table-cell>
          <table:table-cell office:value-type="float" office:value="7.151468E-016" calcext:value-type="float">
            <text:p>7.151468E-16</text:p>
          </table:table-cell>
          <table:table-cell office:value-type="float" office:value="2.443664E-016" calcext:value-type="float">
            <text:p>2.443664E-16</text:p>
          </table:table-cell>
          <table:table-cell office:value-type="float" office:value="4.293831E-023" calcext:value-type="float">
            <text:p>4.29383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72259" calcext:value-type="float">
            <text:p>-63.72259</text:p>
          </table:table-cell>
          <table:table-cell office:value-type="float" office:value="-2.342284" calcext:value-type="float">
            <text:p>-2.342284</text:p>
          </table:table-cell>
          <table:table-cell office:value-type="float" office:value="-2.33371" calcext:value-type="float">
            <text:p>-2.33371</text:p>
          </table:table-cell>
          <table:table-cell office:value-type="float" office:value="-2.340559" calcext:value-type="float">
            <text:p>-2.340559</text:p>
          </table:table-cell>
          <table:table-cell office:value-type="float" office:value="-2.298873" calcext:value-type="float">
            <text:p>-2.298873</text:p>
          </table:table-cell>
          <table:table-cell office:value-type="float" office:value="-1.775618" calcext:value-type="float">
            <text:p>-1.775618</text:p>
          </table:table-cell>
          <table:table-cell office:value-type="float" office:value="-0.3197388" calcext:value-type="float">
            <text:p>-0.3197388</text:p>
          </table:table-cell>
          <table:table-cell office:value-type="float" office:value="-0.0912168" calcext:value-type="float">
            <text:p>-0.0912168</text:p>
          </table:table-cell>
          <table:table-cell office:value-type="float" office:value="-0.05095963" calcext:value-type="float">
            <text:p>-0.05095963</text:p>
          </table:table-cell>
          <table:table-cell office:value-type="float" office:value="-0.02576368" calcext:value-type="float">
            <text:p>-0.02576368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6961" calcext:value-type="float">
            <text:p>-226.6961</text:p>
          </table:table-cell>
          <table:table-cell office:value-type="float" office:value="0.0005901061" calcext:value-type="float">
            <text:p>0.000590106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2165" calcext:value-type="float">
            <text:p>-2.2321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4.4608" calcext:value-type="float">
            <text:p>274.4608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0.332" calcext:value-type="float">
            <text:p>1010.332</text:p>
          </table:table-cell>
          <table:table-cell office:value-type="float" office:value="66.18422" calcext:value-type="float">
            <text:p>66.18422</text:p>
          </table:table-cell>
          <table:table-cell office:value-type="float" office:value="0" calcext:value-type="float">
            <text:p>0</text:p>
          </table:table-cell>
          <table:table-cell office:value-type="float" office:value="0.1146416" calcext:value-type="float">
            <text:p>0.1146416</text:p>
          </table:table-cell>
          <table:table-cell office:value-type="float" office:value="0.1743827" calcext:value-type="float">
            <text:p>0.1743827</text:p>
          </table:table-cell>
          <table:table-cell office:value-type="float" office:value="0.1747103" calcext:value-type="float">
            <text:p>0.1747103</text:p>
          </table:table-cell>
          <table:table-cell office:value-type="float" office:value="0.1747372" calcext:value-type="float">
            <text:p>0.1747372</text:p>
          </table:table-cell>
          <table:table-cell office:value-type="float" office:value="0.1749643" calcext:value-type="float">
            <text:p>0.1749643</text:p>
          </table:table-cell>
          <table:table-cell office:value-type="float" office:value="0.1584444" calcext:value-type="float">
            <text:p>0.1584444</text:p>
          </table:table-cell>
          <table:table-cell office:value-type="float" office:value="0.1916714" calcext:value-type="float">
            <text:p>0.1916714</text:p>
          </table:table-cell>
          <table:table-cell office:value-type="float" office:value="0.3165514" calcext:value-type="float">
            <text:p>0.3165514</text:p>
          </table:table-cell>
          <table:table-cell office:value-type="float" office:value="0.3291472" calcext:value-type="float">
            <text:p>0.3291472</text:p>
          </table:table-cell>
          <table:table-cell office:value-type="float" office:value="0.3565968" calcext:value-type="float">
            <text:p>0.3565968</text:p>
          </table:table-cell>
          <table:table-cell office:value-type="float" office:value="0.3798587" calcext:value-type="float">
            <text:p>0.3798587</text:p>
          </table:table-cell>
          <table:table-cell office:value-type="float" office:value="0.3989034" calcext:value-type="float">
            <text:p>0.39890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149E-016" calcext:value-type="float">
            <text:p>7.45149E-16</text:p>
          </table:table-cell>
          <table:table-cell office:value-type="float" office:value="7.151294E-016" calcext:value-type="float">
            <text:p>7.151294E-16</text:p>
          </table:table-cell>
          <table:table-cell office:value-type="float" office:value="2.44361E-016" calcext:value-type="float">
            <text:p>2.44361E-16</text:p>
          </table:table-cell>
          <table:table-cell office:value-type="float" office:value="4.293741E-023" calcext:value-type="float">
            <text:p>4.29374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89298" calcext:value-type="float">
            <text:p>-61.89298</text:p>
          </table:table-cell>
          <table:table-cell office:value-type="float" office:value="-2.381037" calcext:value-type="float">
            <text:p>-2.381037</text:p>
          </table:table-cell>
          <table:table-cell office:value-type="float" office:value="-2.345783" calcext:value-type="float">
            <text:p>-2.345783</text:p>
          </table:table-cell>
          <table:table-cell office:value-type="float" office:value="-2.342478" calcext:value-type="float">
            <text:p>-2.342478</text:p>
          </table:table-cell>
          <table:table-cell office:value-type="float" office:value="-2.320565" calcext:value-type="float">
            <text:p>-2.320565</text:p>
          </table:table-cell>
          <table:table-cell office:value-type="float" office:value="-1.808536" calcext:value-type="float">
            <text:p>-1.808536</text:p>
          </table:table-cell>
          <table:table-cell office:value-type="float" office:value="-0.3525202" calcext:value-type="float">
            <text:p>-0.3525202</text:p>
          </table:table-cell>
          <table:table-cell office:value-type="float" office:value="-0.09468803" calcext:value-type="float">
            <text:p>-0.09468803</text:p>
          </table:table-cell>
          <table:table-cell office:value-type="float" office:value="-0.05261417" calcext:value-type="float">
            <text:p>-0.05261417</text:p>
          </table:table-cell>
          <table:table-cell office:value-type="float" office:value="-0.02642679" calcext:value-type="float">
            <text:p>-0.02642679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6572" calcext:value-type="float">
            <text:p>-226.6572</text:p>
          </table:table-cell>
          <table:table-cell office:value-type="float" office:value="0.0005888517" calcext:value-type="float">
            <text:p>0.000588851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5343" calcext:value-type="float">
            <text:p>-2.2353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5.9642" calcext:value-type="float">
            <text:p>275.9642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08.914" calcext:value-type="float">
            <text:p>1008.914</text:p>
          </table:table-cell>
          <table:table-cell office:value-type="float" office:value="66.09871" calcext:value-type="float">
            <text:p>66.09871</text:p>
          </table:table-cell>
          <table:table-cell office:value-type="float" office:value="0" calcext:value-type="float">
            <text:p>0</text:p>
          </table:table-cell>
          <table:table-cell office:value-type="float" office:value="0.1171418" calcext:value-type="float">
            <text:p>0.1171418</text:p>
          </table:table-cell>
          <table:table-cell office:value-type="float" office:value="0.1746647" calcext:value-type="float">
            <text:p>0.1746647</text:p>
          </table:table-cell>
          <table:table-cell office:value-type="float" office:value="0.1749161" calcext:value-type="float">
            <text:p>0.1749161</text:p>
          </table:table-cell>
          <table:table-cell office:value-type="float" office:value="0.1749204" calcext:value-type="float">
            <text:p>0.1749204</text:p>
          </table:table-cell>
          <table:table-cell office:value-type="float" office:value="0.1751861" calcext:value-type="float">
            <text:p>0.1751861</text:p>
          </table:table-cell>
          <table:table-cell office:value-type="float" office:value="0.1581302" calcext:value-type="float">
            <text:p>0.1581302</text:p>
          </table:table-cell>
          <table:table-cell office:value-type="float" office:value="0.1891286" calcext:value-type="float">
            <text:p>0.1891286</text:p>
          </table:table-cell>
          <table:table-cell office:value-type="float" office:value="0.3151504" calcext:value-type="float">
            <text:p>0.3151504</text:p>
          </table:table-cell>
          <table:table-cell office:value-type="float" office:value="0.3280374" calcext:value-type="float">
            <text:p>0.3280374</text:p>
          </table:table-cell>
          <table:table-cell office:value-type="float" office:value="0.3561387" calcext:value-type="float">
            <text:p>0.3561387</text:p>
          </table:table-cell>
          <table:table-cell office:value-type="float" office:value="0.3793981" calcext:value-type="float">
            <text:p>0.3793981</text:p>
          </table:table-cell>
          <table:table-cell office:value-type="float" office:value="0.3986363" calcext:value-type="float">
            <text:p>0.39863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2518E-016" calcext:value-type="float">
            <text:p>7.452518E-16</text:p>
          </table:table-cell>
          <table:table-cell office:value-type="float" office:value="7.151134E-016" calcext:value-type="float">
            <text:p>7.151134E-16</text:p>
          </table:table-cell>
          <table:table-cell office:value-type="float" office:value="2.44356E-016" calcext:value-type="float">
            <text:p>2.44356E-16</text:p>
          </table:table-cell>
          <table:table-cell office:value-type="float" office:value="4.29365E-023" calcext:value-type="float">
            <text:p>4.2936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32505" calcext:value-type="float">
            <text:p>-52.32505</text:p>
          </table:table-cell>
          <table:table-cell office:value-type="float" office:value="-2.351645" calcext:value-type="float">
            <text:p>-2.351645</text:p>
          </table:table-cell>
          <table:table-cell office:value-type="float" office:value="-2.324538" calcext:value-type="float">
            <text:p>-2.324538</text:p>
          </table:table-cell>
          <table:table-cell office:value-type="float" office:value="-2.323606" calcext:value-type="float">
            <text:p>-2.323606</text:p>
          </table:table-cell>
          <table:table-cell office:value-type="float" office:value="-2.29791" calcext:value-type="float">
            <text:p>-2.29791</text:p>
          </table:table-cell>
          <table:table-cell office:value-type="float" office:value="-1.836229" calcext:value-type="float">
            <text:p>-1.836229</text:p>
          </table:table-cell>
          <table:table-cell office:value-type="float" office:value="-0.3876888" calcext:value-type="float">
            <text:p>-0.3876888</text:p>
          </table:table-cell>
          <table:table-cell office:value-type="float" office:value="-0.09844321" calcext:value-type="float">
            <text:p>-0.09844321</text:p>
          </table:table-cell>
          <table:table-cell office:value-type="float" office:value="-0.05430263" calcext:value-type="float">
            <text:p>-0.05430263</text:p>
          </table:table-cell>
          <table:table-cell office:value-type="float" office:value="-0.02701462" calcext:value-type="float">
            <text:p>-0.0270146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6293" calcext:value-type="float">
            <text:p>-226.6293</text:p>
          </table:table-cell>
          <table:table-cell office:value-type="float" office:value="0.0005874444" calcext:value-type="float">
            <text:p>0.000587444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8604" calcext:value-type="float">
            <text:p>-2.2386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390.9979" calcext:value-type="float">
            <text:p>390.9979</text:p>
          </table:table-cell>
          <table:table-cell office:value-type="float" office:value="277.6273" calcext:value-type="float">
            <text:p>277.6273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07.347" calcext:value-type="float">
            <text:p>1007.347</text:p>
          </table:table-cell>
          <table:table-cell office:value-type="float" office:value="66.00166" calcext:value-type="float">
            <text:p>66.00166</text:p>
          </table:table-cell>
          <table:table-cell office:value-type="float" office:value="0" calcext:value-type="float">
            <text:p>0</text:p>
          </table:table-cell>
          <table:table-cell office:value-type="float" office:value="0.1135641" calcext:value-type="float">
            <text:p>0.1135641</text:p>
          </table:table-cell>
          <table:table-cell office:value-type="float" office:value="0.1741572" calcext:value-type="float">
            <text:p>0.1741572</text:p>
          </table:table-cell>
          <table:table-cell office:value-type="float" office:value="0.1745905" calcext:value-type="float">
            <text:p>0.1745905</text:p>
          </table:table-cell>
          <table:table-cell office:value-type="float" office:value="0.1746767" calcext:value-type="float">
            <text:p>0.1746767</text:p>
          </table:table-cell>
          <table:table-cell office:value-type="float" office:value="0.1747935" calcext:value-type="float">
            <text:p>0.1747935</text:p>
          </table:table-cell>
          <table:table-cell office:value-type="float" office:value="0.1578121" calcext:value-type="float">
            <text:p>0.1578121</text:p>
          </table:table-cell>
          <table:table-cell office:value-type="float" office:value="0.1865885" calcext:value-type="float">
            <text:p>0.1865885</text:p>
          </table:table-cell>
          <table:table-cell office:value-type="float" office:value="0.3137907" calcext:value-type="float">
            <text:p>0.3137907</text:p>
          </table:table-cell>
          <table:table-cell office:value-type="float" office:value="0.3269379" calcext:value-type="float">
            <text:p>0.3269379</text:p>
          </table:table-cell>
          <table:table-cell office:value-type="float" office:value="0.3556779" calcext:value-type="float">
            <text:p>0.3556779</text:p>
          </table:table-cell>
          <table:table-cell office:value-type="float" office:value="0.3789493" calcext:value-type="float">
            <text:p>0.3789493</text:p>
          </table:table-cell>
          <table:table-cell office:value-type="float" office:value="0.3983863" calcext:value-type="float">
            <text:p>0.39838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352E-016" calcext:value-type="float">
            <text:p>7.45352E-16</text:p>
          </table:table-cell>
          <table:table-cell office:value-type="float" office:value="7.150973E-016" calcext:value-type="float">
            <text:p>7.150973E-16</text:p>
          </table:table-cell>
          <table:table-cell office:value-type="float" office:value="2.443512E-016" calcext:value-type="float">
            <text:p>2.443512E-16</text:p>
          </table:table-cell>
          <table:table-cell office:value-type="float" office:value="4.293573E-023" calcext:value-type="float">
            <text:p>4.2935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6.93034" calcext:value-type="float">
            <text:p>-66.93034</text:p>
          </table:table-cell>
          <table:table-cell office:value-type="float" office:value="-2.40532" calcext:value-type="float">
            <text:p>-2.40532</text:p>
          </table:table-cell>
          <table:table-cell office:value-type="float" office:value="-2.358063" calcext:value-type="float">
            <text:p>-2.358063</text:p>
          </table:table-cell>
          <table:table-cell office:value-type="float" office:value="-2.348607" calcext:value-type="float">
            <text:p>-2.348607</text:p>
          </table:table-cell>
          <table:table-cell office:value-type="float" office:value="-2.337939" calcext:value-type="float">
            <text:p>-2.337939</text:p>
          </table:table-cell>
          <table:table-cell office:value-type="float" office:value="-1.864745" calcext:value-type="float">
            <text:p>-1.864745</text:p>
          </table:table-cell>
          <table:table-cell office:value-type="float" office:value="-0.4269119" calcext:value-type="float">
            <text:p>-0.4269119</text:p>
          </table:table-cell>
          <table:table-cell office:value-type="float" office:value="-0.1022457" calcext:value-type="float">
            <text:p>-0.1022457</text:p>
          </table:table-cell>
          <table:table-cell office:value-type="float" office:value="-0.05603308" calcext:value-type="float">
            <text:p>-0.05603308</text:p>
          </table:table-cell>
          <table:table-cell office:value-type="float" office:value="-0.02761952" calcext:value-type="float">
            <text:p>-0.02761952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6049" calcext:value-type="float">
            <text:p>-226.6049</text:p>
          </table:table-cell>
          <table:table-cell office:value-type="float" office:value="0.0005860999" calcext:value-type="float">
            <text:p>0.000586099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1904" calcext:value-type="float">
            <text:p>-2.241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397.2979" calcext:value-type="float">
            <text:p>397.2979</text:p>
          </table:table-cell>
          <table:table-cell office:value-type="float" office:value="279.1414" calcext:value-type="float">
            <text:p>279.1414</text:p>
          </table:table-cell>
          <table:table-cell office:value-type="float" office:value="20.08788" calcext:value-type="float">
            <text:p>20.08788</text:p>
          </table:table-cell>
          <table:table-cell office:value-type="float" office:value="1012.101" calcext:value-type="float">
            <text:p>1012.101</text:p>
          </table:table-cell>
          <table:table-cell office:value-type="float" office:value="66.0334" calcext:value-type="float">
            <text:p>66.0334</text:p>
          </table:table-cell>
          <table:table-cell office:value-type="float" office:value="0" calcext:value-type="float">
            <text:p>0</text:p>
          </table:table-cell>
          <table:table-cell office:value-type="float" office:value="0.5394699" calcext:value-type="float">
            <text:p>0.5394699</text:p>
          </table:table-cell>
          <table:table-cell office:value-type="float" office:value="0.1945657" calcext:value-type="float">
            <text:p>0.1945657</text:p>
          </table:table-cell>
          <table:table-cell office:value-type="float" office:value="0.1758105" calcext:value-type="float">
            <text:p>0.1758105</text:p>
          </table:table-cell>
          <table:table-cell office:value-type="float" office:value="0.1756717" calcext:value-type="float">
            <text:p>0.1756717</text:p>
          </table:table-cell>
          <table:table-cell office:value-type="float" office:value="0.1761972" calcext:value-type="float">
            <text:p>0.1761972</text:p>
          </table:table-cell>
          <table:table-cell office:value-type="float" office:value="0.1578139" calcext:value-type="float">
            <text:p>0.1578139</text:p>
          </table:table-cell>
          <table:table-cell office:value-type="float" office:value="0.1846921" calcext:value-type="float">
            <text:p>0.1846921</text:p>
          </table:table-cell>
          <table:table-cell office:value-type="float" office:value="0.3126513" calcext:value-type="float">
            <text:p>0.3126513</text:p>
          </table:table-cell>
          <table:table-cell office:value-type="float" office:value="0.3259775" calcext:value-type="float">
            <text:p>0.3259775</text:p>
          </table:table-cell>
          <table:table-cell office:value-type="float" office:value="0.3552994" calcext:value-type="float">
            <text:p>0.3552994</text:p>
          </table:table-cell>
          <table:table-cell office:value-type="float" office:value="0.3785953" calcext:value-type="float">
            <text:p>0.3785953</text:p>
          </table:table-cell>
          <table:table-cell office:value-type="float" office:value="0.3981653" calcext:value-type="float">
            <text:p>0.39816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4463E-016" calcext:value-type="float">
            <text:p>7.454463E-16</text:p>
          </table:table-cell>
          <table:table-cell office:value-type="float" office:value="7.150815E-016" calcext:value-type="float">
            <text:p>7.150815E-16</text:p>
          </table:table-cell>
          <table:table-cell office:value-type="float" office:value="2.443465E-016" calcext:value-type="float">
            <text:p>2.443465E-16</text:p>
          </table:table-cell>
          <table:table-cell office:value-type="float" office:value="4.293502E-023" calcext:value-type="float">
            <text:p>4.2935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9748457" calcext:value-type="float">
            <text:p>-0.0009748457</text:p>
          </table:table-cell>
          <table:table-cell office:value-type="float" office:value="-1.295386" calcext:value-type="float">
            <text:p>-1.295386</text:p>
          </table:table-cell>
          <table:table-cell office:value-type="float" office:value="-2.236748" calcext:value-type="float">
            <text:p>-2.236748</text:p>
          </table:table-cell>
          <table:table-cell office:value-type="float" office:value="-2.248871" calcext:value-type="float">
            <text:p>-2.248871</text:p>
          </table:table-cell>
          <table:table-cell office:value-type="float" office:value="-2.199154" calcext:value-type="float">
            <text:p>-2.199154</text:p>
          </table:table-cell>
          <table:table-cell office:value-type="float" office:value="-1.864697" calcext:value-type="float">
            <text:p>-1.864697</text:p>
          </table:table-cell>
          <table:table-cell office:value-type="float" office:value="-0.4592713" calcext:value-type="float">
            <text:p>-0.4592713</text:p>
          </table:table-cell>
          <table:table-cell office:value-type="float" office:value="-0.1055761" calcext:value-type="float">
            <text:p>-0.1055761</text:p>
          </table:table-cell>
          <table:table-cell office:value-type="float" office:value="-0.05760092" calcext:value-type="float">
            <text:p>-0.05760092</text:p>
          </table:table-cell>
          <table:table-cell office:value-type="float" office:value="-0.02813011" calcext:value-type="float">
            <text:p>-0.02813011</text:p>
          </table:table-cell>
          <table:table-cell office:value-type="float" office:value="0" calcext:value-type="float">
            <text:p>0</text:p>
          </table:table-cell>
          <table:table-cell office:value-type="float" office:value="0.05179625" calcext:value-type="float">
            <text:p>0.05179625</text:p>
          </table:table-cell>
          <table:table-cell office:value-type="float" office:value="-226.5917" calcext:value-type="float">
            <text:p>-226.5917</text:p>
          </table:table-cell>
          <table:table-cell office:value-type="float" office:value="0.0005847771" calcext:value-type="float">
            <text:p>0.000584777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6896" calcext:value-type="float">
            <text:p>-2.2468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282.2073" calcext:value-type="float">
            <text:p>282.2073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35.252" calcext:value-type="float">
            <text:p>1035.252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4108056" calcext:value-type="float">
            <text:p>0.4108056</text:p>
          </table:table-cell>
          <table:table-cell office:value-type="float" office:value="0.4149697" calcext:value-type="float">
            <text:p>0.4149697</text:p>
          </table:table-cell>
          <table:table-cell office:value-type="float" office:value="0.4220818" calcext:value-type="float">
            <text:p>0.4220818</text:p>
          </table:table-cell>
          <table:table-cell office:value-type="float" office:value="0.1946869" calcext:value-type="float">
            <text:p>0.1946869</text:p>
          </table:table-cell>
          <table:table-cell office:value-type="float" office:value="0.1820051" calcext:value-type="float">
            <text:p>0.1820051</text:p>
          </table:table-cell>
          <table:table-cell office:value-type="float" office:value="0.1584577" calcext:value-type="float">
            <text:p>0.1584577</text:p>
          </table:table-cell>
          <table:table-cell office:value-type="float" office:value="0.222583" calcext:value-type="float">
            <text:p>0.222583</text:p>
          </table:table-cell>
          <table:table-cell office:value-type="float" office:value="0.3129116" calcext:value-type="float">
            <text:p>0.3129116</text:p>
          </table:table-cell>
          <table:table-cell office:value-type="float" office:value="0.3259057" calcext:value-type="float">
            <text:p>0.3259057</text:p>
          </table:table-cell>
          <table:table-cell office:value-type="float" office:value="0.3554344" calcext:value-type="float">
            <text:p>0.3554344</text:p>
          </table:table-cell>
          <table:table-cell office:value-type="float" office:value="0.3787502" calcext:value-type="float">
            <text:p>0.3787502</text:p>
          </table:table-cell>
          <table:table-cell office:value-type="float" office:value="0.3980457" calcext:value-type="float">
            <text:p>0.398045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55985E-016" calcext:value-type="float">
            <text:p>7.455985E-16</text:p>
          </table:table-cell>
          <table:table-cell office:value-type="float" office:value="7.15054E-016" calcext:value-type="float">
            <text:p>7.15054E-16</text:p>
          </table:table-cell>
          <table:table-cell office:value-type="float" office:value="2.443382E-016" calcext:value-type="float">
            <text:p>2.443382E-16</text:p>
          </table:table-cell>
          <table:table-cell office:value-type="float" office:value="4.293378E-023" calcext:value-type="float">
            <text:p>4.29337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156695" calcext:value-type="float">
            <text:p>-0.005156695</text:p>
          </table:table-cell>
          <table:table-cell office:value-type="float" office:value="-0.004849596" calcext:value-type="float">
            <text:p>-0.004849596</text:p>
          </table:table-cell>
          <table:table-cell office:value-type="float" office:value="-0.004372465" calcext:value-type="float">
            <text:p>-0.004372465</text:p>
          </table:table-cell>
          <table:table-cell office:value-type="float" office:value="-1.019649" calcext:value-type="float">
            <text:p>-1.019649</text:p>
          </table:table-cell>
          <table:table-cell office:value-type="float" office:value="-1.714647" calcext:value-type="float">
            <text:p>-1.714647</text:p>
          </table:table-cell>
          <table:table-cell office:value-type="float" office:value="-1.807734" calcext:value-type="float">
            <text:p>-1.807734</text:p>
          </table:table-cell>
          <table:table-cell office:value-type="float" office:value="-0.1215739" calcext:value-type="float">
            <text:p>-0.1215739</text:p>
          </table:table-cell>
          <table:table-cell office:value-type="float" office:value="-0.1048307" calcext:value-type="float">
            <text:p>-0.1048307</text:p>
          </table:table-cell>
          <table:table-cell office:value-type="float" office:value="-0.05772729" calcext:value-type="float">
            <text:p>-0.05772729</text:p>
          </table:table-cell>
          <table:table-cell office:value-type="float" office:value="-0.02795132" calcext:value-type="float">
            <text:p>-0.02795132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005217936" calcext:value-type="float">
            <text:p>-0.005217936</text:p>
          </table:table-cell>
          <table:table-cell office:value-type="float" office:value="0.0005782468" calcext:value-type="float">
            <text:p>0.000578246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52358" calcext:value-type="float">
            <text:p>-2.2523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288.4265" calcext:value-type="float">
            <text:p>288.4265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29.033" calcext:value-type="float">
            <text:p>1029.033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3516823" calcext:value-type="float">
            <text:p>0.3516823</text:p>
          </table:table-cell>
          <table:table-cell office:value-type="float" office:value="0.356655" calcext:value-type="float">
            <text:p>0.356655</text:p>
          </table:table-cell>
          <table:table-cell office:value-type="float" office:value="0.3624778" calcext:value-type="float">
            <text:p>0.3624778</text:p>
          </table:table-cell>
          <table:table-cell office:value-type="float" office:value="0.1952765" calcext:value-type="float">
            <text:p>0.1952765</text:p>
          </table:table-cell>
          <table:table-cell office:value-type="float" office:value="0.1858094" calcext:value-type="float">
            <text:p>0.1858094</text:p>
          </table:table-cell>
          <table:table-cell office:value-type="float" office:value="0.1590948" calcext:value-type="float">
            <text:p>0.1590948</text:p>
          </table:table-cell>
          <table:table-cell office:value-type="float" office:value="0.2213061" calcext:value-type="float">
            <text:p>0.2213061</text:p>
          </table:table-cell>
          <table:table-cell office:value-type="float" office:value="0.3128785" calcext:value-type="float">
            <text:p>0.3128785</text:p>
          </table:table-cell>
          <table:table-cell office:value-type="float" office:value="0.3256245" calcext:value-type="float">
            <text:p>0.3256245</text:p>
          </table:table-cell>
          <table:table-cell office:value-type="float" office:value="0.3554303" calcext:value-type="float">
            <text:p>0.3554303</text:p>
          </table:table-cell>
          <table:table-cell office:value-type="float" office:value="0.3787543" calcext:value-type="float">
            <text:p>0.3787543</text:p>
          </table:table-cell>
          <table:table-cell office:value-type="float" office:value="0.3979162" calcext:value-type="float">
            <text:p>0.39791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7152E-016" calcext:value-type="float">
            <text:p>7.457152E-16</text:p>
          </table:table-cell>
          <table:table-cell office:value-type="float" office:value="7.150332E-016" calcext:value-type="float">
            <text:p>7.150332E-16</text:p>
          </table:table-cell>
          <table:table-cell office:value-type="float" office:value="2.44333E-016" calcext:value-type="float">
            <text:p>2.44333E-16</text:p>
          </table:table-cell>
          <table:table-cell office:value-type="float" office:value="4.293311E-023" calcext:value-type="float">
            <text:p>4.29331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345125" calcext:value-type="float">
            <text:p>-0.01345125</text:p>
          </table:table-cell>
          <table:table-cell office:value-type="float" office:value="-0.01231981" calcext:value-type="float">
            <text:p>-0.01231981</text:p>
          </table:table-cell>
          <table:table-cell office:value-type="float" office:value="-0.01112834" calcext:value-type="float">
            <text:p>-0.01112834</text:p>
          </table:table-cell>
          <table:table-cell office:value-type="float" office:value="-0.996237" calcext:value-type="float">
            <text:p>-0.996237</text:p>
          </table:table-cell>
          <table:table-cell office:value-type="float" office:value="-1.461253" calcext:value-type="float">
            <text:p>-1.461253</text:p>
          </table:table-cell>
          <table:table-cell office:value-type="float" office:value="-1.753054" calcext:value-type="float">
            <text:p>-1.753054</text:p>
          </table:table-cell>
          <table:table-cell office:value-type="float" office:value="-0.1266666" calcext:value-type="float">
            <text:p>-0.1266666</text:p>
          </table:table-cell>
          <table:table-cell office:value-type="float" office:value="-0.1049262" calcext:value-type="float">
            <text:p>-0.1049262</text:p>
          </table:table-cell>
          <table:table-cell office:value-type="float" office:value="-0.05819496" calcext:value-type="float">
            <text:p>-0.05819496</text:p>
          </table:table-cell>
          <table:table-cell office:value-type="float" office:value="-0.02795685" calcext:value-type="float">
            <text:p>-0.02795685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01360565" calcext:value-type="float">
            <text:p>-0.01360565</text:p>
          </table:table-cell>
          <table:table-cell office:value-type="float" office:value="0.0005709438" calcext:value-type="float">
            <text:p>0.00057094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57677" calcext:value-type="float">
            <text:p>-2.2576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294.111" calcext:value-type="float">
            <text:p>294.111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23.349" calcext:value-type="float">
            <text:p>1023.349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961643" calcext:value-type="float">
            <text:p>0.1961643</text:p>
          </table:table-cell>
          <table:table-cell office:value-type="float" office:value="0.3153452" calcext:value-type="float">
            <text:p>0.3153452</text:p>
          </table:table-cell>
          <table:table-cell office:value-type="float" office:value="0.3228945" calcext:value-type="float">
            <text:p>0.3228945</text:p>
          </table:table-cell>
          <table:table-cell office:value-type="float" office:value="0.195483" calcext:value-type="float">
            <text:p>0.195483</text:p>
          </table:table-cell>
          <table:table-cell office:value-type="float" office:value="0.1878645" calcext:value-type="float">
            <text:p>0.1878645</text:p>
          </table:table-cell>
          <table:table-cell office:value-type="float" office:value="0.1597915" calcext:value-type="float">
            <text:p>0.1597915</text:p>
          </table:table-cell>
          <table:table-cell office:value-type="float" office:value="0.2200473" calcext:value-type="float">
            <text:p>0.2200473</text:p>
          </table:table-cell>
          <table:table-cell office:value-type="float" office:value="0.312799" calcext:value-type="float">
            <text:p>0.312799</text:p>
          </table:table-cell>
          <table:table-cell office:value-type="float" office:value="0.3253419" calcext:value-type="float">
            <text:p>0.3253419</text:p>
          </table:table-cell>
          <table:table-cell office:value-type="float" office:value="0.3554115" calcext:value-type="float">
            <text:p>0.3554115</text:p>
          </table:table-cell>
          <table:table-cell office:value-type="float" office:value="0.3787391" calcext:value-type="float">
            <text:p>0.3787391</text:p>
          </table:table-cell>
          <table:table-cell office:value-type="float" office:value="0.3977852" calcext:value-type="float">
            <text:p>0.39778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8309E-016" calcext:value-type="float">
            <text:p>7.458309E-16</text:p>
          </table:table-cell>
          <table:table-cell office:value-type="float" office:value="7.15013E-016" calcext:value-type="float">
            <text:p>7.15013E-16</text:p>
          </table:table-cell>
          <table:table-cell office:value-type="float" office:value="2.443277E-016" calcext:value-type="float">
            <text:p>2.443277E-16</text:p>
          </table:table-cell>
          <table:table-cell office:value-type="float" office:value="4.293239E-023" calcext:value-type="float">
            <text:p>4.29323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361217" calcext:value-type="float">
            <text:p>-0.9361217</text:p>
          </table:table-cell>
          <table:table-cell office:value-type="float" office:value="-0.0263121" calcext:value-type="float">
            <text:p>-0.0263121</text:p>
          </table:table-cell>
          <table:table-cell office:value-type="float" office:value="-0.02267572" calcext:value-type="float">
            <text:p>-0.02267572</text:p>
          </table:table-cell>
          <table:table-cell office:value-type="float" office:value="-0.9881343" calcext:value-type="float">
            <text:p>-0.9881343</text:p>
          </table:table-cell>
          <table:table-cell office:value-type="float" office:value="-1.342202" calcext:value-type="float">
            <text:p>-1.342202</text:p>
          </table:table-cell>
          <table:table-cell office:value-type="float" office:value="-1.695471" calcext:value-type="float">
            <text:p>-1.695471</text:p>
          </table:table-cell>
          <table:table-cell office:value-type="float" office:value="-0.1319141" calcext:value-type="float">
            <text:p>-0.1319141</text:p>
          </table:table-cell>
          <table:table-cell office:value-type="float" office:value="-0.1051602" calcext:value-type="float">
            <text:p>-0.1051602</text:p>
          </table:table-cell>
          <table:table-cell office:value-type="float" office:value="-0.05866893" calcext:value-type="float">
            <text:p>-0.05866893</text:p>
          </table:table-cell>
          <table:table-cell office:value-type="float" office:value="-0.02798167" calcext:value-type="float">
            <text:p>-0.02798167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2.077806" calcext:value-type="float">
            <text:p>-2.077806</text:p>
          </table:table-cell>
          <table:table-cell office:value-type="float" office:value="0.0005621452" calcext:value-type="float">
            <text:p>0.000562145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62858" calcext:value-type="float">
            <text:p>-2.2628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298.6327" calcext:value-type="float">
            <text:p>298.6327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18.828" calcext:value-type="float">
            <text:p>1018.828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182232" calcext:value-type="float">
            <text:p>0.1182232</text:p>
          </table:table-cell>
          <table:table-cell office:value-type="float" office:value="0.2789738" calcext:value-type="float">
            <text:p>0.2789738</text:p>
          </table:table-cell>
          <table:table-cell office:value-type="float" office:value="0.2896675" calcext:value-type="float">
            <text:p>0.2896675</text:p>
          </table:table-cell>
          <table:table-cell office:value-type="float" office:value="0.1946435" calcext:value-type="float">
            <text:p>0.1946435</text:p>
          </table:table-cell>
          <table:table-cell office:value-type="float" office:value="0.1879078" calcext:value-type="float">
            <text:p>0.1879078</text:p>
          </table:table-cell>
          <table:table-cell office:value-type="float" office:value="0.1604825" calcext:value-type="float">
            <text:p>0.1604825</text:p>
          </table:table-cell>
          <table:table-cell office:value-type="float" office:value="0.2185614" calcext:value-type="float">
            <text:p>0.2185614</text:p>
          </table:table-cell>
          <table:table-cell office:value-type="float" office:value="0.3126052" calcext:value-type="float">
            <text:p>0.3126052</text:p>
          </table:table-cell>
          <table:table-cell office:value-type="float" office:value="0.3249966" calcext:value-type="float">
            <text:p>0.3249966</text:p>
          </table:table-cell>
          <table:table-cell office:value-type="float" office:value="0.3553433" calcext:value-type="float">
            <text:p>0.3553433</text:p>
          </table:table-cell>
          <table:table-cell office:value-type="float" office:value="0.3786722" calcext:value-type="float">
            <text:p>0.3786722</text:p>
          </table:table-cell>
          <table:table-cell office:value-type="float" office:value="0.3976361" calcext:value-type="float">
            <text:p>0.39763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9512E-016" calcext:value-type="float">
            <text:p>7.459512E-16</text:p>
          </table:table-cell>
          <table:table-cell office:value-type="float" office:value="7.14991E-016" calcext:value-type="float">
            <text:p>7.14991E-16</text:p>
          </table:table-cell>
          <table:table-cell office:value-type="float" office:value="2.443223E-016" calcext:value-type="float">
            <text:p>2.443223E-16</text:p>
          </table:table-cell>
          <table:table-cell office:value-type="float" office:value="4.293171E-023" calcext:value-type="float">
            <text:p>4.29317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68271" calcext:value-type="float">
            <text:p>-48.68271</text:p>
          </table:table-cell>
          <table:table-cell office:value-type="float" office:value="-0.06386685" calcext:value-type="float">
            <text:p>-0.06386685</text:p>
          </table:table-cell>
          <table:table-cell office:value-type="float" office:value="-0.04760758" calcext:value-type="float">
            <text:p>-0.04760758</text:p>
          </table:table-cell>
          <table:table-cell office:value-type="float" office:value="-1.021443" calcext:value-type="float">
            <text:p>-1.021443</text:p>
          </table:table-cell>
          <table:table-cell office:value-type="float" office:value="-1.339712" calcext:value-type="float">
            <text:p>-1.339712</text:p>
          </table:table-cell>
          <table:table-cell office:value-type="float" office:value="-1.640331" calcext:value-type="float">
            <text:p>-1.640331</text:p>
          </table:table-cell>
          <table:table-cell office:value-type="float" office:value="-0.1384434" calcext:value-type="float">
            <text:p>-0.1384434</text:p>
          </table:table-cell>
          <table:table-cell office:value-type="float" office:value="-0.1057309" calcext:value-type="float">
            <text:p>-0.1057309</text:p>
          </table:table-cell>
          <table:table-cell office:value-type="float" office:value="-0.05925386" calcext:value-type="float">
            <text:p>-0.05925386</text:p>
          </table:table-cell>
          <table:table-cell office:value-type="float" office:value="-0.0280735" calcext:value-type="float">
            <text:p>-0.0280735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198.1936" calcext:value-type="float">
            <text:p>-198.1936</text:p>
          </table:table-cell>
          <table:table-cell office:value-type="float" office:value="0.0005584249" calcext:value-type="float">
            <text:p>0.000558424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67802" calcext:value-type="float">
            <text:p>-2.2678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02.075" calcext:value-type="float">
            <text:p>302.075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15.386" calcext:value-type="float">
            <text:p>1015.386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178573" calcext:value-type="float">
            <text:p>0.1178573</text:p>
          </table:table-cell>
          <table:table-cell office:value-type="float" office:value="0.2450749" calcext:value-type="float">
            <text:p>0.2450749</text:p>
          </table:table-cell>
          <table:table-cell office:value-type="float" office:value="0.2611713" calcext:value-type="float">
            <text:p>0.2611713</text:p>
          </table:table-cell>
          <table:table-cell office:value-type="float" office:value="0.1937841" calcext:value-type="float">
            <text:p>0.1937841</text:p>
          </table:table-cell>
          <table:table-cell office:value-type="float" office:value="0.1875372" calcext:value-type="float">
            <text:p>0.1875372</text:p>
          </table:table-cell>
          <table:table-cell office:value-type="float" office:value="0.1610873" calcext:value-type="float">
            <text:p>0.1610873</text:p>
          </table:table-cell>
          <table:table-cell office:value-type="float" office:value="0.2172028" calcext:value-type="float">
            <text:p>0.2172028</text:p>
          </table:table-cell>
          <table:table-cell office:value-type="float" office:value="0.3123077" calcext:value-type="float">
            <text:p>0.3123077</text:p>
          </table:table-cell>
          <table:table-cell office:value-type="float" office:value="0.3246085" calcext:value-type="float">
            <text:p>0.3246085</text:p>
          </table:table-cell>
          <table:table-cell office:value-type="float" office:value="0.3553067" calcext:value-type="float">
            <text:p>0.3553067</text:p>
          </table:table-cell>
          <table:table-cell office:value-type="float" office:value="0.3785913" calcext:value-type="float">
            <text:p>0.3785913</text:p>
          </table:table-cell>
          <table:table-cell office:value-type="float" office:value="0.3974808" calcext:value-type="float">
            <text:p>0.39748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0684E-016" calcext:value-type="float">
            <text:p>7.460684E-16</text:p>
          </table:table-cell>
          <table:table-cell office:value-type="float" office:value="7.149698E-016" calcext:value-type="float">
            <text:p>7.149698E-16</text:p>
          </table:table-cell>
          <table:table-cell office:value-type="float" office:value="2.443169E-016" calcext:value-type="float">
            <text:p>2.443169E-16</text:p>
          </table:table-cell>
          <table:table-cell office:value-type="float" office:value="4.293106E-023" calcext:value-type="float">
            <text:p>4.29310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72638" calcext:value-type="float">
            <text:p>-49.72638</text:p>
          </table:table-cell>
          <table:table-cell office:value-type="float" office:value="-0.1730347" calcext:value-type="float">
            <text:p>-0.1730347</text:p>
          </table:table-cell>
          <table:table-cell office:value-type="float" office:value="-0.1057337" calcext:value-type="float">
            <text:p>-0.1057337</text:p>
          </table:table-cell>
          <table:table-cell office:value-type="float" office:value="-1.056775" calcext:value-type="float">
            <text:p>-1.056775</text:p>
          </table:table-cell>
          <table:table-cell office:value-type="float" office:value="-1.36013" calcext:value-type="float">
            <text:p>-1.36013</text:p>
          </table:table-cell>
          <table:table-cell office:value-type="float" office:value="-1.593722" calcext:value-type="float">
            <text:p>-1.593722</text:p>
          </table:table-cell>
          <table:table-cell office:value-type="float" office:value="-0.1447297" calcext:value-type="float">
            <text:p>-0.1447297</text:p>
          </table:table-cell>
          <table:table-cell office:value-type="float" office:value="-0.1066118" calcext:value-type="float">
            <text:p>-0.1066118</text:p>
          </table:table-cell>
          <table:table-cell office:value-type="float" office:value="-0.05991748" calcext:value-type="float">
            <text:p>-0.05991748</text:p>
          </table:table-cell>
          <table:table-cell office:value-type="float" office:value="-0.02812375" calcext:value-type="float">
            <text:p>-0.02812375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197.7538" calcext:value-type="float">
            <text:p>-197.7538</text:p>
          </table:table-cell>
          <table:table-cell office:value-type="float" office:value="0.0005561622" calcext:value-type="float">
            <text:p>0.000556162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72691" calcext:value-type="float">
            <text:p>-2.272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05.4429" calcext:value-type="float">
            <text:p>305.4429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12.017" calcext:value-type="float">
            <text:p>1012.017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145919" calcext:value-type="float">
            <text:p>0.1145919</text:p>
          </table:table-cell>
          <table:table-cell office:value-type="float" office:value="0.2155102" calcext:value-type="float">
            <text:p>0.2155102</text:p>
          </table:table-cell>
          <table:table-cell office:value-type="float" office:value="0.2352414" calcext:value-type="float">
            <text:p>0.2352414</text:p>
          </table:table-cell>
          <table:table-cell office:value-type="float" office:value="0.1921274" calcext:value-type="float">
            <text:p>0.1921274</text:p>
          </table:table-cell>
          <table:table-cell office:value-type="float" office:value="0.1865314" calcext:value-type="float">
            <text:p>0.1865314</text:p>
          </table:table-cell>
          <table:table-cell office:value-type="float" office:value="0.1615667" calcext:value-type="float">
            <text:p>0.1615667</text:p>
          </table:table-cell>
          <table:table-cell office:value-type="float" office:value="0.2156486" calcext:value-type="float">
            <text:p>0.2156486</text:p>
          </table:table-cell>
          <table:table-cell office:value-type="float" office:value="0.3118404" calcext:value-type="float">
            <text:p>0.3118404</text:p>
          </table:table-cell>
          <table:table-cell office:value-type="float" office:value="0.3241456" calcext:value-type="float">
            <text:p>0.3241456</text:p>
          </table:table-cell>
          <table:table-cell office:value-type="float" office:value="0.355256" calcext:value-type="float">
            <text:p>0.355256</text:p>
          </table:table-cell>
          <table:table-cell office:value-type="float" office:value="0.3784735" calcext:value-type="float">
            <text:p>0.3784735</text:p>
          </table:table-cell>
          <table:table-cell office:value-type="float" office:value="0.3973169" calcext:value-type="float">
            <text:p>0.39731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1855E-016" calcext:value-type="float">
            <text:p>7.461855E-16</text:p>
          </table:table-cell>
          <table:table-cell office:value-type="float" office:value="7.149487E-016" calcext:value-type="float">
            <text:p>7.149487E-16</text:p>
          </table:table-cell>
          <table:table-cell office:value-type="float" office:value="2.443113E-016" calcext:value-type="float">
            <text:p>2.443113E-16</text:p>
          </table:table-cell>
          <table:table-cell office:value-type="float" office:value="4.29303E-023" calcext:value-type="float">
            <text:p>4.2930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6279" calcext:value-type="float">
            <text:p>-61.6279</text:p>
          </table:table-cell>
          <table:table-cell office:value-type="float" office:value="-0.4658447" calcext:value-type="float">
            <text:p>-0.4658447</text:p>
          </table:table-cell>
          <table:table-cell office:value-type="float" office:value="-0.2365153" calcext:value-type="float">
            <text:p>-0.2365153</text:p>
          </table:table-cell>
          <table:table-cell office:value-type="float" office:value="-1.128554" calcext:value-type="float">
            <text:p>-1.128554</text:p>
          </table:table-cell>
          <table:table-cell office:value-type="float" office:value="-1.417366" calcext:value-type="float">
            <text:p>-1.417366</text:p>
          </table:table-cell>
          <table:table-cell office:value-type="float" office:value="-1.557807" calcext:value-type="float">
            <text:p>-1.557807</text:p>
          </table:table-cell>
          <table:table-cell office:value-type="float" office:value="-0.1522979" calcext:value-type="float">
            <text:p>-0.1522979</text:p>
          </table:table-cell>
          <table:table-cell office:value-type="float" office:value="-0.1080148" calcext:value-type="float">
            <text:p>-0.1080148</text:p>
          </table:table-cell>
          <table:table-cell office:value-type="float" office:value="-0.060721" calcext:value-type="float">
            <text:p>-0.060721</text:p>
          </table:table-cell>
          <table:table-cell office:value-type="float" office:value="-0.02819142" calcext:value-type="float">
            <text:p>-0.02819142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197.3665" calcext:value-type="float">
            <text:p>-197.3665</text:p>
          </table:table-cell>
          <table:table-cell office:value-type="float" office:value="0.0005539998" calcext:value-type="float">
            <text:p>0.00055399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77543" calcext:value-type="float">
            <text:p>-2.2775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09.2751" calcext:value-type="float">
            <text:p>309.2751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08.185" calcext:value-type="float">
            <text:p>1008.185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06777" calcext:value-type="float">
            <text:p>0.106777</text:p>
          </table:table-cell>
          <table:table-cell office:value-type="float" office:value="0.1911867" calcext:value-type="float">
            <text:p>0.1911867</text:p>
          </table:table-cell>
          <table:table-cell office:value-type="float" office:value="0.2088648" calcext:value-type="float">
            <text:p>0.2088648</text:p>
          </table:table-cell>
          <table:table-cell office:value-type="float" office:value="0.1874866" calcext:value-type="float">
            <text:p>0.1874866</text:p>
          </table:table-cell>
          <table:table-cell office:value-type="float" office:value="0.1824441" calcext:value-type="float">
            <text:p>0.1824441</text:p>
          </table:table-cell>
          <table:table-cell office:value-type="float" office:value="0.1616015" calcext:value-type="float">
            <text:p>0.1616015</text:p>
          </table:table-cell>
          <table:table-cell office:value-type="float" office:value="0.2132763" calcext:value-type="float">
            <text:p>0.2132763</text:p>
          </table:table-cell>
          <table:table-cell office:value-type="float" office:value="0.3110439" calcext:value-type="float">
            <text:p>0.3110439</text:p>
          </table:table-cell>
          <table:table-cell office:value-type="float" office:value="0.3234909" calcext:value-type="float">
            <text:p>0.3234909</text:p>
          </table:table-cell>
          <table:table-cell office:value-type="float" office:value="0.3549998" calcext:value-type="float">
            <text:p>0.3549998</text:p>
          </table:table-cell>
          <table:table-cell office:value-type="float" office:value="0.3782099" calcext:value-type="float">
            <text:p>0.3782099</text:p>
          </table:table-cell>
          <table:table-cell office:value-type="float" office:value="0.3971451" calcext:value-type="float">
            <text:p>0.39714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3063E-016" calcext:value-type="float">
            <text:p>7.463063E-16</text:p>
          </table:table-cell>
          <table:table-cell office:value-type="float" office:value="7.14927E-016" calcext:value-type="float">
            <text:p>7.14927E-16</text:p>
          </table:table-cell>
          <table:table-cell office:value-type="float" office:value="2.443058E-016" calcext:value-type="float">
            <text:p>2.443058E-16</text:p>
          </table:table-cell>
          <table:table-cell office:value-type="float" office:value="4.29295E-023" calcext:value-type="float">
            <text:p>4.292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3.6396" calcext:value-type="float">
            <text:p>-103.6396</text:p>
          </table:table-cell>
          <table:table-cell office:value-type="float" office:value="-1.172084" calcext:value-type="float">
            <text:p>-1.172084</text:p>
          </table:table-cell>
          <table:table-cell office:value-type="float" office:value="-0.5912023" calcext:value-type="float">
            <text:p>-0.5912023</text:p>
          </table:table-cell>
          <table:table-cell office:value-type="float" office:value="-1.36189" calcext:value-type="float">
            <text:p>-1.36189</text:p>
          </table:table-cell>
          <table:table-cell office:value-type="float" office:value="-1.68099" calcext:value-type="float">
            <text:p>-1.68099</text:p>
          </table:table-cell>
          <table:table-cell office:value-type="float" office:value="-1.555137" calcext:value-type="float">
            <text:p>-1.555137</text:p>
          </table:table-cell>
          <table:table-cell office:value-type="float" office:value="-0.1647514" calcext:value-type="float">
            <text:p>-0.1647514</text:p>
          </table:table-cell>
          <table:table-cell office:value-type="float" office:value="-0.1104538" calcext:value-type="float">
            <text:p>-0.1104538</text:p>
          </table:table-cell>
          <table:table-cell office:value-type="float" office:value="-0.06187532" calcext:value-type="float">
            <text:p>-0.06187532</text:p>
          </table:table-cell>
          <table:table-cell office:value-type="float" office:value="-0.02853776" calcext:value-type="float">
            <text:p>-0.02853776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198.3469" calcext:value-type="float">
            <text:p>-198.3469</text:p>
          </table:table-cell>
          <table:table-cell office:value-type="float" office:value="0.0005540139" calcext:value-type="float">
            <text:p>0.000554013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1617" calcext:value-type="float">
            <text:p>-2.2816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11.6652" calcext:value-type="float">
            <text:p>311.6652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05.794" calcext:value-type="float">
            <text:p>1005.794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200263" calcext:value-type="float">
            <text:p>0.1200263</text:p>
          </table:table-cell>
          <table:table-cell office:value-type="float" office:value="0.1822691" calcext:value-type="float">
            <text:p>0.1822691</text:p>
          </table:table-cell>
          <table:table-cell office:value-type="float" office:value="0.1931396" calcext:value-type="float">
            <text:p>0.1931396</text:p>
          </table:table-cell>
          <table:table-cell office:value-type="float" office:value="0.1840373" calcext:value-type="float">
            <text:p>0.1840373</text:p>
          </table:table-cell>
          <table:table-cell office:value-type="float" office:value="0.1803622" calcext:value-type="float">
            <text:p>0.1803622</text:p>
          </table:table-cell>
          <table:table-cell office:value-type="float" office:value="0.1615605" calcext:value-type="float">
            <text:p>0.1615605</text:p>
          </table:table-cell>
          <table:table-cell office:value-type="float" office:value="0.2108514" calcext:value-type="float">
            <text:p>0.2108514</text:p>
          </table:table-cell>
          <table:table-cell office:value-type="float" office:value="0.3101447" calcext:value-type="float">
            <text:p>0.3101447</text:p>
          </table:table-cell>
          <table:table-cell office:value-type="float" office:value="0.3227631" calcext:value-type="float">
            <text:p>0.3227631</text:p>
          </table:table-cell>
          <table:table-cell office:value-type="float" office:value="0.3546354" calcext:value-type="float">
            <text:p>0.3546354</text:p>
          </table:table-cell>
          <table:table-cell office:value-type="float" office:value="0.377867" calcext:value-type="float">
            <text:p>0.377867</text:p>
          </table:table-cell>
          <table:table-cell office:value-type="float" office:value="0.3969961" calcext:value-type="float">
            <text:p>0.39699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4261E-016" calcext:value-type="float">
            <text:p>7.464261E-16</text:p>
          </table:table-cell>
          <table:table-cell office:value-type="float" office:value="7.149037E-016" calcext:value-type="float">
            <text:p>7.149037E-16</text:p>
          </table:table-cell>
          <table:table-cell office:value-type="float" office:value="2.442996E-016" calcext:value-type="float">
            <text:p>2.442996E-16</text:p>
          </table:table-cell>
          <table:table-cell office:value-type="float" office:value="4.292868E-023" calcext:value-type="float">
            <text:p>4.2928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0969" calcext:value-type="float">
            <text:p>-43.0969</text:p>
          </table:table-cell>
          <table:table-cell office:value-type="float" office:value="-1.693516" calcext:value-type="float">
            <text:p>-1.693516</text:p>
          </table:table-cell>
          <table:table-cell office:value-type="float" office:value="-1.082187" calcext:value-type="float">
            <text:p>-1.082187</text:p>
          </table:table-cell>
          <table:table-cell office:value-type="float" office:value="-1.570852" calcext:value-type="float">
            <text:p>-1.570852</text:p>
          </table:table-cell>
          <table:table-cell office:value-type="float" office:value="-1.836186" calcext:value-type="float">
            <text:p>-1.836186</text:p>
          </table:table-cell>
          <table:table-cell office:value-type="float" office:value="-1.558093" calcext:value-type="float">
            <text:p>-1.558093</text:p>
          </table:table-cell>
          <table:table-cell office:value-type="float" office:value="-0.1787056" calcext:value-type="float">
            <text:p>-0.1787056</text:p>
          </table:table-cell>
          <table:table-cell office:value-type="float" office:value="-0.1132892" calcext:value-type="float">
            <text:p>-0.1132892</text:p>
          </table:table-cell>
          <table:table-cell office:value-type="float" office:value="-0.06318951" calcext:value-type="float">
            <text:p>-0.06318951</text:p>
          </table:table-cell>
          <table:table-cell office:value-type="float" office:value="-0.02904287" calcext:value-type="float">
            <text:p>-0.02904287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205.1653" calcext:value-type="float">
            <text:p>-205.1653</text:p>
          </table:table-cell>
          <table:table-cell office:value-type="float" office:value="0.0005588648" calcext:value-type="float">
            <text:p>0.000558864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5026" calcext:value-type="float">
            <text:p>-2.2850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426.9982" calcext:value-type="float">
            <text:p>426.9982</text:p>
          </table:table-cell>
          <table:table-cell office:value-type="float" office:value="313.7908" calcext:value-type="float">
            <text:p>313.7908</text:p>
          </table:table-cell>
          <table:table-cell office:value-type="float" office:value="23.13762" calcext:value-type="float">
            <text:p>23.13762</text:p>
          </table:table-cell>
          <table:table-cell office:value-type="float" office:value="1003.668" calcext:value-type="float">
            <text:p>1003.668</text:p>
          </table:table-cell>
          <table:table-cell office:value-type="float" office:value="66.46704" calcext:value-type="float">
            <text:p>66.46704</text:p>
          </table:table-cell>
          <table:table-cell office:value-type="float" office:value="0" calcext:value-type="float">
            <text:p>0</text:p>
          </table:table-cell>
          <table:table-cell office:value-type="float" office:value="0.1188118" calcext:value-type="float">
            <text:p>0.1188118</text:p>
          </table:table-cell>
          <table:table-cell office:value-type="float" office:value="0.1781859" calcext:value-type="float">
            <text:p>0.1781859</text:p>
          </table:table-cell>
          <table:table-cell office:value-type="float" office:value="0.183962" calcext:value-type="float">
            <text:p>0.183962</text:p>
          </table:table-cell>
          <table:table-cell office:value-type="float" office:value="0.1808573" calcext:value-type="float">
            <text:p>0.1808573</text:p>
          </table:table-cell>
          <table:table-cell office:value-type="float" office:value="0.1786135" calcext:value-type="float">
            <text:p>0.1786135</text:p>
          </table:table-cell>
          <table:table-cell office:value-type="float" office:value="0.1613482" calcext:value-type="float">
            <text:p>0.1613482</text:p>
          </table:table-cell>
          <table:table-cell office:value-type="float" office:value="0.2081403" calcext:value-type="float">
            <text:p>0.2081403</text:p>
          </table:table-cell>
          <table:table-cell office:value-type="float" office:value="0.3091104" calcext:value-type="float">
            <text:p>0.3091104</text:p>
          </table:table-cell>
          <table:table-cell office:value-type="float" office:value="0.3219298" calcext:value-type="float">
            <text:p>0.3219298</text:p>
          </table:table-cell>
          <table:table-cell office:value-type="float" office:value="0.3542116" calcext:value-type="float">
            <text:p>0.3542116</text:p>
          </table:table-cell>
          <table:table-cell office:value-type="float" office:value="0.377483" calcext:value-type="float">
            <text:p>0.377483</text:p>
          </table:table-cell>
          <table:table-cell office:value-type="float" office:value="0.3968262" calcext:value-type="float">
            <text:p>0.396826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65398E-016" calcext:value-type="float">
            <text:p>7.465398E-16</text:p>
          </table:table-cell>
          <table:table-cell office:value-type="float" office:value="7.148832E-016" calcext:value-type="float">
            <text:p>7.148832E-16</text:p>
          </table:table-cell>
          <table:table-cell office:value-type="float" office:value="2.44294E-016" calcext:value-type="float">
            <text:p>2.44294E-16</text:p>
          </table:table-cell>
          <table:table-cell office:value-type="float" office:value="4.292783E-023" calcext:value-type="float">
            <text:p>4.2927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38831" calcext:value-type="float">
            <text:p>-46.38831</text:p>
          </table:table-cell>
          <table:table-cell office:value-type="float" office:value="-2.01635" calcext:value-type="float">
            <text:p>-2.01635</text:p>
          </table:table-cell>
          <table:table-cell office:value-type="float" office:value="-1.575244" calcext:value-type="float">
            <text:p>-1.575244</text:p>
          </table:table-cell>
          <table:table-cell office:value-type="float" office:value="-1.796403" calcext:value-type="float">
            <text:p>-1.796403</text:p>
          </table:table-cell>
          <table:table-cell office:value-type="float" office:value="-1.979119" calcext:value-type="float">
            <text:p>-1.979119</text:p>
          </table:table-cell>
          <table:table-cell office:value-type="float" office:value="-1.573821" calcext:value-type="float">
            <text:p>-1.573821</text:p>
          </table:table-cell>
          <table:table-cell office:value-type="float" office:value="-0.1959583" calcext:value-type="float">
            <text:p>-0.1959583</text:p>
          </table:table-cell>
          <table:table-cell office:value-type="float" office:value="-0.1166514" calcext:value-type="float">
            <text:p>-0.1166514</text:p>
          </table:table-cell>
          <table:table-cell office:value-type="float" office:value="-0.06473338" calcext:value-type="float">
            <text:p>-0.06473338</text:p>
          </table:table-cell>
          <table:table-cell office:value-type="float" office:value="-0.02964271" calcext:value-type="float">
            <text:p>-0.02964271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209.1855" calcext:value-type="float">
            <text:p>-209.1855</text:p>
          </table:table-cell>
          <table:table-cell office:value-type="float" office:value="0.0005578175" calcext:value-type="float">
            <text:p>0.000557817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8469" calcext:value-type="float">
            <text:p>-2.28846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455.2622" calcext:value-type="float">
            <text:p>455.2622</text:p>
          </table:table-cell>
          <table:table-cell office:value-type="float" office:value="317.1284" calcext:value-type="float">
            <text:p>317.1284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24.554" calcext:value-type="float">
            <text:p>1024.554</text:p>
          </table:table-cell>
          <table:table-cell office:value-type="float" office:value="67.08093" calcext:value-type="float">
            <text:p>67.08093</text:p>
          </table:table-cell>
          <table:table-cell office:value-type="float" office:value="0" calcext:value-type="float">
            <text:p>0</text:p>
          </table:table-cell>
          <table:table-cell office:value-type="float" office:value="0.4630826" calcext:value-type="float">
            <text:p>0.4630826</text:p>
          </table:table-cell>
          <table:table-cell office:value-type="float" office:value="0.4713099" calcext:value-type="float">
            <text:p>0.4713099</text:p>
          </table:table-cell>
          <table:table-cell office:value-type="float" office:value="0.1900253" calcext:value-type="float">
            <text:p>0.1900253</text:p>
          </table:table-cell>
          <table:table-cell office:value-type="float" office:value="0.2032112" calcext:value-type="float">
            <text:p>0.2032112</text:p>
          </table:table-cell>
          <table:table-cell office:value-type="float" office:value="0.1841622" calcext:value-type="float">
            <text:p>0.1841622</text:p>
          </table:table-cell>
          <table:table-cell office:value-type="float" office:value="0.1619134" calcext:value-type="float">
            <text:p>0.1619134</text:p>
          </table:table-cell>
          <table:table-cell office:value-type="float" office:value="0.2613782" calcext:value-type="float">
            <text:p>0.2613782</text:p>
          </table:table-cell>
          <table:table-cell office:value-type="float" office:value="0.310177" calcext:value-type="float">
            <text:p>0.310177</text:p>
          </table:table-cell>
          <table:table-cell office:value-type="float" office:value="0.3217537" calcext:value-type="float">
            <text:p>0.3217537</text:p>
          </table:table-cell>
          <table:table-cell office:value-type="float" office:value="0.3541729" calcext:value-type="float">
            <text:p>0.3541729</text:p>
          </table:table-cell>
          <table:table-cell office:value-type="float" office:value="0.3774577" calcext:value-type="float">
            <text:p>0.3774577</text:p>
          </table:table-cell>
          <table:table-cell office:value-type="float" office:value="0.3966665" calcext:value-type="float">
            <text:p>0.39666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6504E-016" calcext:value-type="float">
            <text:p>7.466504E-16</text:p>
          </table:table-cell>
          <table:table-cell office:value-type="float" office:value="7.148635E-016" calcext:value-type="float">
            <text:p>7.148635E-16</text:p>
          </table:table-cell>
          <table:table-cell office:value-type="float" office:value="2.442892E-016" calcext:value-type="float">
            <text:p>2.442892E-16</text:p>
          </table:table-cell>
          <table:table-cell office:value-type="float" office:value="4.292698E-023" calcext:value-type="float">
            <text:p>4.2926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463304" calcext:value-type="float">
            <text:p>-0.002463304</text:p>
          </table:table-cell>
          <table:table-cell office:value-type="float" office:value="-0.002214242" calcext:value-type="float">
            <text:p>-0.002214242</text:p>
          </table:table-cell>
          <table:table-cell office:value-type="float" office:value="-1.229867" calcext:value-type="float">
            <text:p>-1.229867</text:p>
          </table:table-cell>
          <table:table-cell office:value-type="float" office:value="-0.7317731" calcext:value-type="float">
            <text:p>-0.7317731</text:p>
          </table:table-cell>
          <table:table-cell office:value-type="float" office:value="-1.565862" calcext:value-type="float">
            <text:p>-1.565862</text:p>
          </table:table-cell>
          <table:table-cell office:value-type="float" office:value="-1.532477" calcext:value-type="float">
            <text:p>-1.532477</text:p>
          </table:table-cell>
          <table:table-cell office:value-type="float" office:value="-0.03865517" calcext:value-type="float">
            <text:p>-0.03865517</text:p>
          </table:table-cell>
          <table:table-cell office:value-type="float" office:value="-0.1132581" calcext:value-type="float">
            <text:p>-0.1132581</text:p>
          </table:table-cell>
          <table:table-cell office:value-type="float" office:value="-0.06507738" calcext:value-type="float">
            <text:p>-0.06507738</text:p>
          </table:table-cell>
          <table:table-cell office:value-type="float" office:value="-0.02970319" calcext:value-type="float">
            <text:p>-0.02970319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003286895" calcext:value-type="float">
            <text:p>-0.003286895</text:p>
          </table:table-cell>
          <table:table-cell office:value-type="float" office:value="0.0005476571" calcext:value-type="float">
            <text:p>0.000547657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195" calcext:value-type="float">
            <text:p>-2.291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21.0543" calcext:value-type="float">
            <text:p>321.0543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20.728" calcext:value-type="float">
            <text:p>1020.728</text:p>
          </table:table-cell>
          <table:table-cell office:value-type="float" office:value="67.0812" calcext:value-type="float">
            <text:p>67.0812</text:p>
          </table:table-cell>
          <table:table-cell office:value-type="float" office:value="0" calcext:value-type="float">
            <text:p>0</text:p>
          </table:table-cell>
          <table:table-cell office:value-type="float" office:value="0.3954245" calcext:value-type="float">
            <text:p>0.3954245</text:p>
          </table:table-cell>
          <table:table-cell office:value-type="float" office:value="0.3990556" calcext:value-type="float">
            <text:p>0.3990556</text:p>
          </table:table-cell>
          <table:table-cell office:value-type="float" office:value="0.1934749" calcext:value-type="float">
            <text:p>0.1934749</text:p>
          </table:table-cell>
          <table:table-cell office:value-type="float" office:value="0.1997036" calcext:value-type="float">
            <text:p>0.1997036</text:p>
          </table:table-cell>
          <table:table-cell office:value-type="float" office:value="0.1882155" calcext:value-type="float">
            <text:p>0.1882155</text:p>
          </table:table-cell>
          <table:table-cell office:value-type="float" office:value="0.1625356" calcext:value-type="float">
            <text:p>0.1625356</text:p>
          </table:table-cell>
          <table:table-cell office:value-type="float" office:value="0.2556331" calcext:value-type="float">
            <text:p>0.2556331</text:p>
          </table:table-cell>
          <table:table-cell office:value-type="float" office:value="0.3113796" calcext:value-type="float">
            <text:p>0.3113796</text:p>
          </table:table-cell>
          <table:table-cell office:value-type="float" office:value="0.3216017" calcext:value-type="float">
            <text:p>0.3216017</text:p>
          </table:table-cell>
          <table:table-cell office:value-type="float" office:value="0.3541255" calcext:value-type="float">
            <text:p>0.3541255</text:p>
          </table:table-cell>
          <table:table-cell office:value-type="float" office:value="0.3774192" calcext:value-type="float">
            <text:p>0.3774192</text:p>
          </table:table-cell>
          <table:table-cell office:value-type="float" office:value="0.3965153" calcext:value-type="float">
            <text:p>0.39651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766E-016" calcext:value-type="float">
            <text:p>7.46766E-16</text:p>
          </table:table-cell>
          <table:table-cell office:value-type="float" office:value="7.148404E-016" calcext:value-type="float">
            <text:p>7.148404E-16</text:p>
          </table:table-cell>
          <table:table-cell office:value-type="float" office:value="2.442844E-016" calcext:value-type="float">
            <text:p>2.442844E-16</text:p>
          </table:table-cell>
          <table:table-cell office:value-type="float" office:value="4.29263E-023" calcext:value-type="float">
            <text:p>4.2926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505151" calcext:value-type="float">
            <text:p>-0.006505151</text:p>
          </table:table-cell>
          <table:table-cell office:value-type="float" office:value="-0.006155025" calcext:value-type="float">
            <text:p>-0.006155025</text:p>
          </table:table-cell>
          <table:table-cell office:value-type="float" office:value="-1.070616" calcext:value-type="float">
            <text:p>-1.070616</text:p>
          </table:table-cell>
          <table:table-cell office:value-type="float" office:value="-0.8370222" calcext:value-type="float">
            <text:p>-0.8370222</text:p>
          </table:table-cell>
          <table:table-cell office:value-type="float" office:value="-1.323306" calcext:value-type="float">
            <text:p>-1.323306</text:p>
          </table:table-cell>
          <table:table-cell office:value-type="float" office:value="-1.488144" calcext:value-type="float">
            <text:p>-1.488144</text:p>
          </table:table-cell>
          <table:table-cell office:value-type="float" office:value="-0.04529344" calcext:value-type="float">
            <text:p>-0.04529344</text:p>
          </table:table-cell>
          <table:table-cell office:value-type="float" office:value="-0.1094718" calcext:value-type="float">
            <text:p>-0.1094718</text:p>
          </table:table-cell>
          <table:table-cell office:value-type="float" office:value="-0.0653659" calcext:value-type="float">
            <text:p>-0.0653659</text:p>
          </table:table-cell>
          <table:table-cell office:value-type="float" office:value="-0.02977131" calcext:value-type="float">
            <text:p>-0.02977131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006561548" calcext:value-type="float">
            <text:p>-0.006561548</text:p>
          </table:table-cell>
          <table:table-cell office:value-type="float" office:value="0.0005370528" calcext:value-type="float">
            <text:p>0.00053705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5452" calcext:value-type="float">
            <text:p>-2.2954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26.8272" calcext:value-type="float">
            <text:p>326.8272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14.955" calcext:value-type="float">
            <text:p>1014.955</text:p>
          </table:table-cell>
          <table:table-cell office:value-type="float" office:value="67.0812" calcext:value-type="float">
            <text:p>67.0812</text:p>
          </table:table-cell>
          <table:table-cell office:value-type="float" office:value="0" calcext:value-type="float">
            <text:p>0</text:p>
          </table:table-cell>
          <table:table-cell office:value-type="float" office:value="0.2611158" calcext:value-type="float">
            <text:p>0.2611158</text:p>
          </table:table-cell>
          <table:table-cell office:value-type="float" office:value="0.3127489" calcext:value-type="float">
            <text:p>0.3127489</text:p>
          </table:table-cell>
          <table:table-cell office:value-type="float" office:value="0.1927114" calcext:value-type="float">
            <text:p>0.1927114</text:p>
          </table:table-cell>
          <table:table-cell office:value-type="float" office:value="0.1947677" calcext:value-type="float">
            <text:p>0.1947677</text:p>
          </table:table-cell>
          <table:table-cell office:value-type="float" office:value="0.1876627" calcext:value-type="float">
            <text:p>0.1876627</text:p>
          </table:table-cell>
          <table:table-cell office:value-type="float" office:value="0.1629616" calcext:value-type="float">
            <text:p>0.1629616</text:p>
          </table:table-cell>
          <table:table-cell office:value-type="float" office:value="0.2499203" calcext:value-type="float">
            <text:p>0.2499203</text:p>
          </table:table-cell>
          <table:table-cell office:value-type="float" office:value="0.3121653" calcext:value-type="float">
            <text:p>0.3121653</text:p>
          </table:table-cell>
          <table:table-cell office:value-type="float" office:value="0.3213231" calcext:value-type="float">
            <text:p>0.3213231</text:p>
          </table:table-cell>
          <table:table-cell office:value-type="float" office:value="0.3539895" calcext:value-type="float">
            <text:p>0.3539895</text:p>
          </table:table-cell>
          <table:table-cell office:value-type="float" office:value="0.3772998" calcext:value-type="float">
            <text:p>0.3772998</text:p>
          </table:table-cell>
          <table:table-cell office:value-type="float" office:value="0.3963621" calcext:value-type="float">
            <text:p>0.39636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8779E-016" calcext:value-type="float">
            <text:p>7.468779E-16</text:p>
          </table:table-cell>
          <table:table-cell office:value-type="float" office:value="7.14821E-016" calcext:value-type="float">
            <text:p>7.14821E-16</text:p>
          </table:table-cell>
          <table:table-cell office:value-type="float" office:value="2.442796E-016" calcext:value-type="float">
            <text:p>2.442796E-16</text:p>
          </table:table-cell>
          <table:table-cell office:value-type="float" office:value="4.29256E-023" calcext:value-type="float">
            <text:p>4.292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061599" calcext:value-type="float">
            <text:p>-0.1061599</text:p>
          </table:table-cell>
          <table:table-cell office:value-type="float" office:value="-0.02749579" calcext:value-type="float">
            <text:p>-0.02749579</text:p>
          </table:table-cell>
          <table:table-cell office:value-type="float" office:value="-1.103576" calcext:value-type="float">
            <text:p>-1.103576</text:p>
          </table:table-cell>
          <table:table-cell office:value-type="float" office:value="-1.015199" calcext:value-type="float">
            <text:p>-1.015199</text:p>
          </table:table-cell>
          <table:table-cell office:value-type="float" office:value="-1.353245" calcext:value-type="float">
            <text:p>-1.353245</text:p>
          </table:table-cell>
          <table:table-cell office:value-type="float" office:value="-1.458584" calcext:value-type="float">
            <text:p>-1.458584</text:p>
          </table:table-cell>
          <table:table-cell office:value-type="float" office:value="-0.05320172" calcext:value-type="float">
            <text:p>-0.05320172</text:p>
          </table:table-cell>
          <table:table-cell office:value-type="float" office:value="-0.1070786" calcext:value-type="float">
            <text:p>-0.1070786</text:p>
          </table:table-cell>
          <table:table-cell office:value-type="float" office:value="-0.06589641" calcext:value-type="float">
            <text:p>-0.06589641</text:p>
          </table:table-cell>
          <table:table-cell office:value-type="float" office:value="-0.02996737" calcext:value-type="float">
            <text:p>-0.02996737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1365367" calcext:value-type="float">
            <text:p>-0.1365367</text:p>
          </table:table-cell>
          <table:table-cell office:value-type="float" office:value="0.0005239032" calcext:value-type="float">
            <text:p>0.000523903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8971" calcext:value-type="float">
            <text:p>-2.2989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31.7356" calcext:value-type="float">
            <text:p>331.7356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10.046" calcext:value-type="float">
            <text:p>1010.046</text:p>
          </table:table-cell>
          <table:table-cell office:value-type="float" office:value="67.0812" calcext:value-type="float">
            <text:p>67.0812</text:p>
          </table:table-cell>
          <table:table-cell office:value-type="float" office:value="0" calcext:value-type="float">
            <text:p>0</text:p>
          </table:table-cell>
          <table:table-cell office:value-type="float" office:value="0.1179285" calcext:value-type="float">
            <text:p>0.1179285</text:p>
          </table:table-cell>
          <table:table-cell office:value-type="float" office:value="0.2548386" calcext:value-type="float">
            <text:p>0.2548386</text:p>
          </table:table-cell>
          <table:table-cell office:value-type="float" office:value="0.1908211" calcext:value-type="float">
            <text:p>0.1908211</text:p>
          </table:table-cell>
          <table:table-cell office:value-type="float" office:value="0.1906061" calcext:value-type="float">
            <text:p>0.1906061</text:p>
          </table:table-cell>
          <table:table-cell office:value-type="float" office:value="0.1858853" calcext:value-type="float">
            <text:p>0.1858853</text:p>
          </table:table-cell>
          <table:table-cell office:value-type="float" office:value="0.163228" calcext:value-type="float">
            <text:p>0.163228</text:p>
          </table:table-cell>
          <table:table-cell office:value-type="float" office:value="0.2441489" calcext:value-type="float">
            <text:p>0.2441489</text:p>
          </table:table-cell>
          <table:table-cell office:value-type="float" office:value="0.3128127" calcext:value-type="float">
            <text:p>0.3128127</text:p>
          </table:table-cell>
          <table:table-cell office:value-type="float" office:value="0.3209564" calcext:value-type="float">
            <text:p>0.3209564</text:p>
          </table:table-cell>
          <table:table-cell office:value-type="float" office:value="0.3538079" calcext:value-type="float">
            <text:p>0.3538079</text:p>
          </table:table-cell>
          <table:table-cell office:value-type="float" office:value="0.3771427" calcext:value-type="float">
            <text:p>0.3771427</text:p>
          </table:table-cell>
          <table:table-cell office:value-type="float" office:value="0.3961912" calcext:value-type="float">
            <text:p>0.39619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9868E-016" calcext:value-type="float">
            <text:p>7.469868E-16</text:p>
          </table:table-cell>
          <table:table-cell office:value-type="float" office:value="7.148021E-016" calcext:value-type="float">
            <text:p>7.148021E-16</text:p>
          </table:table-cell>
          <table:table-cell office:value-type="float" office:value="2.442749E-016" calcext:value-type="float">
            <text:p>2.442749E-16</text:p>
          </table:table-cell>
          <table:table-cell office:value-type="float" office:value="4.292483E-023" calcext:value-type="float">
            <text:p>4.2924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5599" calcext:value-type="float">
            <text:p>-49.5599</text:p>
          </table:table-cell>
          <table:table-cell office:value-type="float" office:value="-0.1275479" calcext:value-type="float">
            <text:p>-0.1275479</text:p>
          </table:table-cell>
          <table:table-cell office:value-type="float" office:value="-1.190058" calcext:value-type="float">
            <text:p>-1.190058</text:p>
          </table:table-cell>
          <table:table-cell office:value-type="float" office:value="-1.199054" calcext:value-type="float">
            <text:p>-1.199054</text:p>
          </table:table-cell>
          <table:table-cell office:value-type="float" office:value="-1.455845" calcext:value-type="float">
            <text:p>-1.455845</text:p>
          </table:table-cell>
          <table:table-cell office:value-type="float" office:value="-1.440407" calcext:value-type="float">
            <text:p>-1.440407</text:p>
          </table:table-cell>
          <table:table-cell office:value-type="float" office:value="-0.06284389" calcext:value-type="float">
            <text:p>-0.06284389</text:p>
          </table:table-cell>
          <table:table-cell office:value-type="float" office:value="-0.1051377" calcext:value-type="float">
            <text:p>-0.1051377</text:p>
          </table:table-cell>
          <table:table-cell office:value-type="float" office:value="-0.06660221" calcext:value-type="float">
            <text:p>-0.06660221</text:p>
          </table:table-cell>
          <table:table-cell office:value-type="float" office:value="-0.03023088" calcext:value-type="float">
            <text:p>-0.03023088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35.96299" calcext:value-type="float">
            <text:p>-35.96299</text:p>
          </table:table-cell>
          <table:table-cell office:value-type="float" office:value="0.0005170417" calcext:value-type="float">
            <text:p>0.000517041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2395" calcext:value-type="float">
            <text:p>-2.3023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34.7974" calcext:value-type="float">
            <text:p>334.7974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06.984" calcext:value-type="float">
            <text:p>1006.984</text:p>
          </table:table-cell>
          <table:table-cell office:value-type="float" office:value="67.0812" calcext:value-type="float">
            <text:p>67.0812</text:p>
          </table:table-cell>
          <table:table-cell office:value-type="float" office:value="0" calcext:value-type="float">
            <text:p>0</text:p>
          </table:table-cell>
          <table:table-cell office:value-type="float" office:value="0.1187598" calcext:value-type="float">
            <text:p>0.1187598</text:p>
          </table:table-cell>
          <table:table-cell office:value-type="float" office:value="0.2123947" calcext:value-type="float">
            <text:p>0.2123947</text:p>
          </table:table-cell>
          <table:table-cell office:value-type="float" office:value="0.1876188" calcext:value-type="float">
            <text:p>0.1876188</text:p>
          </table:table-cell>
          <table:table-cell office:value-type="float" office:value="0.186744" calcext:value-type="float">
            <text:p>0.186744</text:p>
          </table:table-cell>
          <table:table-cell office:value-type="float" office:value="0.1834722" calcext:value-type="float">
            <text:p>0.1834722</text:p>
          </table:table-cell>
          <table:table-cell office:value-type="float" office:value="0.163295" calcext:value-type="float">
            <text:p>0.163295</text:p>
          </table:table-cell>
          <table:table-cell office:value-type="float" office:value="0.2388714" calcext:value-type="float">
            <text:p>0.2388714</text:p>
          </table:table-cell>
          <table:table-cell office:value-type="float" office:value="0.3130227" calcext:value-type="float">
            <text:p>0.3130227</text:p>
          </table:table-cell>
          <table:table-cell office:value-type="float" office:value="0.3205011" calcext:value-type="float">
            <text:p>0.3205011</text:p>
          </table:table-cell>
          <table:table-cell office:value-type="float" office:value="0.3535615" calcext:value-type="float">
            <text:p>0.3535615</text:p>
          </table:table-cell>
          <table:table-cell office:value-type="float" office:value="0.3769332" calcext:value-type="float">
            <text:p>0.3769332</text:p>
          </table:table-cell>
          <table:table-cell office:value-type="float" office:value="0.3960136" calcext:value-type="float">
            <text:p>0.39601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0941E-016" calcext:value-type="float">
            <text:p>7.470941E-16</text:p>
          </table:table-cell>
          <table:table-cell office:value-type="float" office:value="7.147831E-016" calcext:value-type="float">
            <text:p>7.147831E-16</text:p>
          </table:table-cell>
          <table:table-cell office:value-type="float" office:value="2.442701E-016" calcext:value-type="float">
            <text:p>2.442701E-16</text:p>
          </table:table-cell>
          <table:table-cell office:value-type="float" office:value="4.292414E-023" calcext:value-type="float">
            <text:p>4.29241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07196" calcext:value-type="float">
            <text:p>-47.07196</text:p>
          </table:table-cell>
          <table:table-cell office:value-type="float" office:value="-0.5197311" calcext:value-type="float">
            <text:p>-0.5197311</text:p>
          </table:table-cell>
          <table:table-cell office:value-type="float" office:value="-1.355095" calcext:value-type="float">
            <text:p>-1.355095</text:p>
          </table:table-cell>
          <table:table-cell office:value-type="float" office:value="-1.403735" calcext:value-type="float">
            <text:p>-1.403735</text:p>
          </table:table-cell>
          <table:table-cell office:value-type="float" office:value="-1.60974" calcext:value-type="float">
            <text:p>-1.60974</text:p>
          </table:table-cell>
          <table:table-cell office:value-type="float" office:value="-1.435823" calcext:value-type="float">
            <text:p>-1.435823</text:p>
          </table:table-cell>
          <table:table-cell office:value-type="float" office:value="-0.07343176" calcext:value-type="float">
            <text:p>-0.07343176</text:p>
          </table:table-cell>
          <table:table-cell office:value-type="float" office:value="-0.1045069" calcext:value-type="float">
            <text:p>-0.1045069</text:p>
          </table:table-cell>
          <table:table-cell office:value-type="float" office:value="-0.06748912" calcext:value-type="float">
            <text:p>-0.06748912</text:p>
          </table:table-cell>
          <table:table-cell office:value-type="float" office:value="-0.03059191" calcext:value-type="float">
            <text:p>-0.03059191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160.0099" calcext:value-type="float">
            <text:p>-160.0099</text:p>
          </table:table-cell>
          <table:table-cell office:value-type="float" office:value="0.0005139244" calcext:value-type="float">
            <text:p>0.000513924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5841" calcext:value-type="float">
            <text:p>-2.3058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455.3622" calcext:value-type="float">
            <text:p>455.3622</text:p>
          </table:table-cell>
          <table:table-cell office:value-type="float" office:value="337.6866" calcext:value-type="float">
            <text:p>337.6866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04.096" calcext:value-type="float">
            <text:p>1004.096</text:p>
          </table:table-cell>
          <table:table-cell office:value-type="float" office:value="67.0812" calcext:value-type="float">
            <text:p>67.0812</text:p>
          </table:table-cell>
          <table:table-cell office:value-type="float" office:value="0" calcext:value-type="float">
            <text:p>0</text:p>
          </table:table-cell>
          <table:table-cell office:value-type="float" office:value="0.1127314" calcext:value-type="float">
            <text:p>0.1127314</text:p>
          </table:table-cell>
          <table:table-cell office:value-type="float" office:value="0.1871938" calcext:value-type="float">
            <text:p>0.1871938</text:p>
          </table:table-cell>
          <table:table-cell office:value-type="float" office:value="0.1826679" calcext:value-type="float">
            <text:p>0.1826679</text:p>
          </table:table-cell>
          <table:table-cell office:value-type="float" office:value="0.1824534" calcext:value-type="float">
            <text:p>0.1824534</text:p>
          </table:table-cell>
          <table:table-cell office:value-type="float" office:value="0.1799674" calcext:value-type="float">
            <text:p>0.1799674</text:p>
          </table:table-cell>
          <table:table-cell office:value-type="float" office:value="0.1630348" calcext:value-type="float">
            <text:p>0.1630348</text:p>
          </table:table-cell>
          <table:table-cell office:value-type="float" office:value="0.2336676" calcext:value-type="float">
            <text:p>0.2336676</text:p>
          </table:table-cell>
          <table:table-cell office:value-type="float" office:value="0.3126728" calcext:value-type="float">
            <text:p>0.3126728</text:p>
          </table:table-cell>
          <table:table-cell office:value-type="float" office:value="0.319815" calcext:value-type="float">
            <text:p>0.319815</text:p>
          </table:table-cell>
          <table:table-cell office:value-type="float" office:value="0.3532711" calcext:value-type="float">
            <text:p>0.3532711</text:p>
          </table:table-cell>
          <table:table-cell office:value-type="float" office:value="0.3766375" calcext:value-type="float">
            <text:p>0.3766375</text:p>
          </table:table-cell>
          <table:table-cell office:value-type="float" office:value="0.3958251" calcext:value-type="float">
            <text:p>0.39582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2047E-016" calcext:value-type="float">
            <text:p>7.472047E-16</text:p>
          </table:table-cell>
          <table:table-cell office:value-type="float" office:value="7.147636E-016" calcext:value-type="float">
            <text:p>7.147636E-16</text:p>
          </table:table-cell>
          <table:table-cell office:value-type="float" office:value="2.44265E-016" calcext:value-type="float">
            <text:p>2.44265E-16</text:p>
          </table:table-cell>
          <table:table-cell office:value-type="float" office:value="4.292346E-023" calcext:value-type="float">
            <text:p>4.29234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9.28915" calcext:value-type="float">
            <text:p>-69.28915</text:p>
          </table:table-cell>
          <table:table-cell office:value-type="float" office:value="-1.377695" calcext:value-type="float">
            <text:p>-1.377695</text:p>
          </table:table-cell>
          <table:table-cell office:value-type="float" office:value="-1.663949" calcext:value-type="float">
            <text:p>-1.663949</text:p>
          </table:table-cell>
          <table:table-cell office:value-type="float" office:value="-1.678655" calcext:value-type="float">
            <text:p>-1.678655</text:p>
          </table:table-cell>
          <table:table-cell office:value-type="float" office:value="-1.867115" calcext:value-type="float">
            <text:p>-1.867115</text:p>
          </table:table-cell>
          <table:table-cell office:value-type="float" office:value="-1.45337" calcext:value-type="float">
            <text:p>-1.45337</text:p>
          </table:table-cell>
          <table:table-cell office:value-type="float" office:value="-0.08589801" calcext:value-type="float">
            <text:p>-0.08589801</text:p>
          </table:table-cell>
          <table:table-cell office:value-type="float" office:value="-0.105518" calcext:value-type="float">
            <text:p>-0.105518</text:p>
          </table:table-cell>
          <table:table-cell office:value-type="float" office:value="-0.0688484" calcext:value-type="float">
            <text:p>-0.0688484</text:p>
          </table:table-cell>
          <table:table-cell office:value-type="float" office:value="-0.03102408" calcext:value-type="float">
            <text:p>-0.03102408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57.25008" calcext:value-type="float">
            <text:p>-57.25008</text:p>
          </table:table-cell>
          <table:table-cell office:value-type="float" office:value="0.0005728464" calcext:value-type="float">
            <text:p>0.000572846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9338" calcext:value-type="float">
            <text:p>-2.3093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42.7817" calcext:value-type="float">
            <text:p>342.7817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05.734" calcext:value-type="float">
            <text:p>1005.734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2504925" calcext:value-type="float">
            <text:p>0.2504925</text:p>
          </table:table-cell>
          <table:table-cell office:value-type="float" office:value="0.2055981" calcext:value-type="float">
            <text:p>0.2055981</text:p>
          </table:table-cell>
          <table:table-cell office:value-type="float" office:value="0.1836832" calcext:value-type="float">
            <text:p>0.1836832</text:p>
          </table:table-cell>
          <table:table-cell office:value-type="float" office:value="0.1824953" calcext:value-type="float">
            <text:p>0.1824953</text:p>
          </table:table-cell>
          <table:table-cell office:value-type="float" office:value="0.1815287" calcext:value-type="float">
            <text:p>0.1815287</text:p>
          </table:table-cell>
          <table:table-cell office:value-type="float" office:value="0.1631999" calcext:value-type="float">
            <text:p>0.1631999</text:p>
          </table:table-cell>
          <table:table-cell office:value-type="float" office:value="0.2302127" calcext:value-type="float">
            <text:p>0.2302127</text:p>
          </table:table-cell>
          <table:table-cell office:value-type="float" office:value="0.3124717" calcext:value-type="float">
            <text:p>0.3124717</text:p>
          </table:table-cell>
          <table:table-cell office:value-type="float" office:value="0.3193835" calcext:value-type="float">
            <text:p>0.3193835</text:p>
          </table:table-cell>
          <table:table-cell office:value-type="float" office:value="0.3531403" calcext:value-type="float">
            <text:p>0.3531403</text:p>
          </table:table-cell>
          <table:table-cell office:value-type="float" office:value="0.3764766" calcext:value-type="float">
            <text:p>0.3764766</text:p>
          </table:table-cell>
          <table:table-cell office:value-type="float" office:value="0.3956378" calcext:value-type="float">
            <text:p>0.39563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3033E-016" calcext:value-type="float">
            <text:p>7.473033E-16</text:p>
          </table:table-cell>
          <table:table-cell office:value-type="float" office:value="7.147477E-016" calcext:value-type="float">
            <text:p>7.147477E-16</text:p>
          </table:table-cell>
          <table:table-cell office:value-type="float" office:value="2.442603E-016" calcext:value-type="float">
            <text:p>2.442603E-16</text:p>
          </table:table-cell>
          <table:table-cell office:value-type="float" office:value="4.292283E-023" calcext:value-type="float">
            <text:p>4.2922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414974" calcext:value-type="float">
            <text:p>-0.1414974</text:p>
          </table:table-cell>
          <table:table-cell office:value-type="float" office:value="-0.6698366" calcext:value-type="float">
            <text:p>-0.6698366</text:p>
          </table:table-cell>
          <table:table-cell office:value-type="float" office:value="-1.59557" calcext:value-type="float">
            <text:p>-1.59557</text:p>
          </table:table-cell>
          <table:table-cell office:value-type="float" office:value="-1.67633" calcext:value-type="float">
            <text:p>-1.67633</text:p>
          </table:table-cell>
          <table:table-cell office:value-type="float" office:value="-1.747505" calcext:value-type="float">
            <text:p>-1.747505</text:p>
          </table:table-cell>
          <table:table-cell office:value-type="float" office:value="-1.44222" calcext:value-type="float">
            <text:p>-1.44222</text:p>
          </table:table-cell>
          <table:table-cell office:value-type="float" office:value="-0.09556311" calcext:value-type="float">
            <text:p>-0.09556311</text:p>
          </table:table-cell>
          <table:table-cell office:value-type="float" office:value="-0.1061216" calcext:value-type="float">
            <text:p>-0.1061216</text:p>
          </table:table-cell>
          <table:table-cell office:value-type="float" office:value="-0.06972878" calcext:value-type="float">
            <text:p>-0.06972878</text:p>
          </table:table-cell>
          <table:table-cell office:value-type="float" office:value="-0.03122395" calcext:value-type="float">
            <text:p>-0.03122395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0.08644228" calcext:value-type="float">
            <text:p>-0.08644228</text:p>
          </table:table-cell>
          <table:table-cell office:value-type="float" office:value="0.0005619726" calcext:value-type="float">
            <text:p>0.000561972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289" calcext:value-type="float">
            <text:p>-2.312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46.3433" calcext:value-type="float">
            <text:p>346.3433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02.172" calcext:value-type="float">
            <text:p>1002.172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64307" calcext:value-type="float">
            <text:p>0.1164307</text:p>
          </table:table-cell>
          <table:table-cell office:value-type="float" office:value="0.1868927" calcext:value-type="float">
            <text:p>0.1868927</text:p>
          </table:table-cell>
          <table:table-cell office:value-type="float" office:value="0.181423" calcext:value-type="float">
            <text:p>0.181423</text:p>
          </table:table-cell>
          <table:table-cell office:value-type="float" office:value="0.1807022" calcext:value-type="float">
            <text:p>0.1807022</text:p>
          </table:table-cell>
          <table:table-cell office:value-type="float" office:value="0.1798153" calcext:value-type="float">
            <text:p>0.1798153</text:p>
          </table:table-cell>
          <table:table-cell office:value-type="float" office:value="0.1630356" calcext:value-type="float">
            <text:p>0.1630356</text:p>
          </table:table-cell>
          <table:table-cell office:value-type="float" office:value="0.2264987" calcext:value-type="float">
            <text:p>0.2264987</text:p>
          </table:table-cell>
          <table:table-cell office:value-type="float" office:value="0.3118846" calcext:value-type="float">
            <text:p>0.3118846</text:p>
          </table:table-cell>
          <table:table-cell office:value-type="float" office:value="0.3187788" calcext:value-type="float">
            <text:p>0.3187788</text:p>
          </table:table-cell>
          <table:table-cell office:value-type="float" office:value="0.3528962" calcext:value-type="float">
            <text:p>0.3528962</text:p>
          </table:table-cell>
          <table:table-cell office:value-type="float" office:value="0.3762393" calcext:value-type="float">
            <text:p>0.3762393</text:p>
          </table:table-cell>
          <table:table-cell office:value-type="float" office:value="0.3954451" calcext:value-type="float">
            <text:p>0.39544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3902E-016" calcext:value-type="float">
            <text:p>7.473902E-16</text:p>
          </table:table-cell>
          <table:table-cell office:value-type="float" office:value="7.147329E-016" calcext:value-type="float">
            <text:p>7.147329E-16</text:p>
          </table:table-cell>
          <table:table-cell office:value-type="float" office:value="2.442556E-016" calcext:value-type="float">
            <text:p>2.442556E-16</text:p>
          </table:table-cell>
          <table:table-cell office:value-type="float" office:value="4.292214E-023" calcext:value-type="float">
            <text:p>4.29221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47925" calcext:value-type="float">
            <text:p>-54.47925</text:p>
          </table:table-cell>
          <table:table-cell office:value-type="float" office:value="-1.394773" calcext:value-type="float">
            <text:p>-1.394773</text:p>
          </table:table-cell>
          <table:table-cell office:value-type="float" office:value="-1.7541" calcext:value-type="float">
            <text:p>-1.7541</text:p>
          </table:table-cell>
          <table:table-cell office:value-type="float" office:value="-1.808336" calcext:value-type="float">
            <text:p>-1.808336</text:p>
          </table:table-cell>
          <table:table-cell office:value-type="float" office:value="-1.879237" calcext:value-type="float">
            <text:p>-1.879237</text:p>
          </table:table-cell>
          <table:table-cell office:value-type="float" office:value="-1.453309" calcext:value-type="float">
            <text:p>-1.453309</text:p>
          </table:table-cell>
          <table:table-cell office:value-type="float" office:value="-0.1072829" calcext:value-type="float">
            <text:p>-0.1072829</text:p>
          </table:table-cell>
          <table:table-cell office:value-type="float" office:value="-0.1078701" calcext:value-type="float">
            <text:p>-0.1078701</text:p>
          </table:table-cell>
          <table:table-cell office:value-type="float" office:value="-0.07097032" calcext:value-type="float">
            <text:p>-0.07097032</text:p>
          </table:table-cell>
          <table:table-cell office:value-type="float" office:value="-0.03159329" calcext:value-type="float">
            <text:p>-0.03159329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37.3217" calcext:value-type="float">
            <text:p>-37.3217</text:p>
          </table:table-cell>
          <table:table-cell office:value-type="float" office:value="0.0005569901" calcext:value-type="float">
            <text:p>0.000556990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6492" calcext:value-type="float">
            <text:p>-2.3164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48.2219" calcext:value-type="float">
            <text:p>348.2219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1000.294" calcext:value-type="float">
            <text:p>1000.294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26647" calcext:value-type="float">
            <text:p>0.1126647</text:p>
          </table:table-cell>
          <table:table-cell office:value-type="float" office:value="0.1789876" calcext:value-type="float">
            <text:p>0.1789876</text:p>
          </table:table-cell>
          <table:table-cell office:value-type="float" office:value="0.1788776" calcext:value-type="float">
            <text:p>0.1788776</text:p>
          </table:table-cell>
          <table:table-cell office:value-type="float" office:value="0.1787942" calcext:value-type="float">
            <text:p>0.1787942</text:p>
          </table:table-cell>
          <table:table-cell office:value-type="float" office:value="0.1780329" calcext:value-type="float">
            <text:p>0.1780329</text:p>
          </table:table-cell>
          <table:table-cell office:value-type="float" office:value="0.162695" calcext:value-type="float">
            <text:p>0.162695</text:p>
          </table:table-cell>
          <table:table-cell office:value-type="float" office:value="0.2227404" calcext:value-type="float">
            <text:p>0.2227404</text:p>
          </table:table-cell>
          <table:table-cell office:value-type="float" office:value="0.3109915" calcext:value-type="float">
            <text:p>0.3109915</text:p>
          </table:table-cell>
          <table:table-cell office:value-type="float" office:value="0.3180708" calcext:value-type="float">
            <text:p>0.3180708</text:p>
          </table:table-cell>
          <table:table-cell office:value-type="float" office:value="0.3525754" calcext:value-type="float">
            <text:p>0.3525754</text:p>
          </table:table-cell>
          <table:table-cell office:value-type="float" office:value="0.3759569" calcext:value-type="float">
            <text:p>0.3759569</text:p>
          </table:table-cell>
          <table:table-cell office:value-type="float" office:value="0.3952419" calcext:value-type="float">
            <text:p>0.39524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4771E-016" calcext:value-type="float">
            <text:p>7.474771E-16</text:p>
          </table:table-cell>
          <table:table-cell office:value-type="float" office:value="7.147185E-016" calcext:value-type="float">
            <text:p>7.147185E-16</text:p>
          </table:table-cell>
          <table:table-cell office:value-type="float" office:value="2.44251E-016" calcext:value-type="float">
            <text:p>2.44251E-16</text:p>
          </table:table-cell>
          <table:table-cell office:value-type="float" office:value="4.292148E-023" calcext:value-type="float">
            <text:p>4.2921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9.87293" calcext:value-type="float">
            <text:p>-69.87293</text:p>
          </table:table-cell>
          <table:table-cell office:value-type="float" office:value="-1.947073" calcext:value-type="float">
            <text:p>-1.947073</text:p>
          </table:table-cell>
          <table:table-cell office:value-type="float" office:value="-1.955462" calcext:value-type="float">
            <text:p>-1.955462</text:p>
          </table:table-cell>
          <table:table-cell office:value-type="float" office:value="-1.962275" calcext:value-type="float">
            <text:p>-1.962275</text:p>
          </table:table-cell>
          <table:table-cell office:value-type="float" office:value="-2.029094" calcext:value-type="float">
            <text:p>-2.029094</text:p>
          </table:table-cell>
          <table:table-cell office:value-type="float" office:value="-1.476733" calcext:value-type="float">
            <text:p>-1.476733</text:p>
          </table:table-cell>
          <table:table-cell office:value-type="float" office:value="-0.1208633" calcext:value-type="float">
            <text:p>-0.1208633</text:p>
          </table:table-cell>
          <table:table-cell office:value-type="float" office:value="-0.110611" calcext:value-type="float">
            <text:p>-0.110611</text:p>
          </table:table-cell>
          <table:table-cell office:value-type="float" office:value="-0.07245879" calcext:value-type="float">
            <text:p>-0.07245879</text:p>
          </table:table-cell>
          <table:table-cell office:value-type="float" office:value="-0.03208795" calcext:value-type="float">
            <text:p>-0.03208795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55.72276" calcext:value-type="float">
            <text:p>-55.72276</text:p>
          </table:table-cell>
          <table:table-cell office:value-type="float" office:value="0.0005546862" calcext:value-type="float">
            <text:p>0.000554686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0148" calcext:value-type="float">
            <text:p>-2.3201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49.9313" calcext:value-type="float">
            <text:p>349.9313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998.5847" calcext:value-type="float">
            <text:p>998.5847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60648" calcext:value-type="float">
            <text:p>0.1160648</text:p>
          </table:table-cell>
          <table:table-cell office:value-type="float" office:value="0.1756241" calcext:value-type="float">
            <text:p>0.1756241</text:p>
          </table:table-cell>
          <table:table-cell office:value-type="float" office:value="0.1766023" calcext:value-type="float">
            <text:p>0.1766023</text:p>
          </table:table-cell>
          <table:table-cell office:value-type="float" office:value="0.1768841" calcext:value-type="float">
            <text:p>0.1768841</text:p>
          </table:table-cell>
          <table:table-cell office:value-type="float" office:value="0.1762894" calcext:value-type="float">
            <text:p>0.1762894</text:p>
          </table:table-cell>
          <table:table-cell office:value-type="float" office:value="0.1621922" calcext:value-type="float">
            <text:p>0.1621922</text:p>
          </table:table-cell>
          <table:table-cell office:value-type="float" office:value="0.2190428" calcext:value-type="float">
            <text:p>0.2190428</text:p>
          </table:table-cell>
          <table:table-cell office:value-type="float" office:value="0.3099266" calcext:value-type="float">
            <text:p>0.3099266</text:p>
          </table:table-cell>
          <table:table-cell office:value-type="float" office:value="0.3172837" calcext:value-type="float">
            <text:p>0.3172837</text:p>
          </table:table-cell>
          <table:table-cell office:value-type="float" office:value="0.35221" calcext:value-type="float">
            <text:p>0.35221</text:p>
          </table:table-cell>
          <table:table-cell office:value-type="float" office:value="0.3756544" calcext:value-type="float">
            <text:p>0.3756544</text:p>
          </table:table-cell>
          <table:table-cell office:value-type="float" office:value="0.3950288" calcext:value-type="float">
            <text:p>0.39502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569E-016" calcext:value-type="float">
            <text:p>7.47569E-16</text:p>
          </table:table-cell>
          <table:table-cell office:value-type="float" office:value="7.147042E-016" calcext:value-type="float">
            <text:p>7.147042E-16</text:p>
          </table:table-cell>
          <table:table-cell office:value-type="float" office:value="2.442465E-016" calcext:value-type="float">
            <text:p>2.442465E-16</text:p>
          </table:table-cell>
          <table:table-cell office:value-type="float" office:value="4.292084E-023" calcext:value-type="float">
            <text:p>4.29208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80987" calcext:value-type="float">
            <text:p>-55.80987</text:p>
          </table:table-cell>
          <table:table-cell office:value-type="float" office:value="-2.253732" calcext:value-type="float">
            <text:p>-2.253732</text:p>
          </table:table-cell>
          <table:table-cell office:value-type="float" office:value="-2.15816" calcext:value-type="float">
            <text:p>-2.15816</text:p>
          </table:table-cell>
          <table:table-cell office:value-type="float" office:value="-2.131547" calcext:value-type="float">
            <text:p>-2.131547</text:p>
          </table:table-cell>
          <table:table-cell office:value-type="float" office:value="-2.189059" calcext:value-type="float">
            <text:p>-2.189059</text:p>
          </table:table-cell>
          <table:table-cell office:value-type="float" office:value="-1.512121" calcext:value-type="float">
            <text:p>-1.512121</text:p>
          </table:table-cell>
          <table:table-cell office:value-type="float" office:value="-0.1361728" calcext:value-type="float">
            <text:p>-0.1361728</text:p>
          </table:table-cell>
          <table:table-cell office:value-type="float" office:value="-0.113984" calcext:value-type="float">
            <text:p>-0.113984</text:p>
          </table:table-cell>
          <table:table-cell office:value-type="float" office:value="-0.07415532" calcext:value-type="float">
            <text:p>-0.07415532</text:p>
          </table:table-cell>
          <table:table-cell office:value-type="float" office:value="-0.03266193" calcext:value-type="float">
            <text:p>-0.03266193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40.9442" calcext:value-type="float">
            <text:p>-40.9442</text:p>
          </table:table-cell>
          <table:table-cell office:value-type="float" office:value="0.0006188604" calcext:value-type="float">
            <text:p>0.000618860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3871" calcext:value-type="float">
            <text:p>-2.32387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51.6071" calcext:value-type="float">
            <text:p>351.6071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996.9094" calcext:value-type="float">
            <text:p>996.9094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46198" calcext:value-type="float">
            <text:p>0.1146198</text:p>
          </table:table-cell>
          <table:table-cell office:value-type="float" office:value="0.1739883" calcext:value-type="float">
            <text:p>0.1739883</text:p>
          </table:table-cell>
          <table:table-cell office:value-type="float" office:value="0.1749643" calcext:value-type="float">
            <text:p>0.1749643</text:p>
          </table:table-cell>
          <table:table-cell office:value-type="float" office:value="0.1753454" calcext:value-type="float">
            <text:p>0.1753454</text:p>
          </table:table-cell>
          <table:table-cell office:value-type="float" office:value="0.1749808" calcext:value-type="float">
            <text:p>0.1749808</text:p>
          </table:table-cell>
          <table:table-cell office:value-type="float" office:value="0.1616118" calcext:value-type="float">
            <text:p>0.1616118</text:p>
          </table:table-cell>
          <table:table-cell office:value-type="float" office:value="0.2154959" calcext:value-type="float">
            <text:p>0.2154959</text:p>
          </table:table-cell>
          <table:table-cell office:value-type="float" office:value="0.3087612" calcext:value-type="float">
            <text:p>0.3087612</text:p>
          </table:table-cell>
          <table:table-cell office:value-type="float" office:value="0.3164532" calcext:value-type="float">
            <text:p>0.3164532</text:p>
          </table:table-cell>
          <table:table-cell office:value-type="float" office:value="0.3518218" calcext:value-type="float">
            <text:p>0.3518218</text:p>
          </table:table-cell>
          <table:table-cell office:value-type="float" office:value="0.3753509" calcext:value-type="float">
            <text:p>0.3753509</text:p>
          </table:table-cell>
          <table:table-cell office:value-type="float" office:value="0.3948069" calcext:value-type="float">
            <text:p>0.394806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76643E-016" calcext:value-type="float">
            <text:p>7.476643E-16</text:p>
          </table:table-cell>
          <table:table-cell office:value-type="float" office:value="7.146881E-016" calcext:value-type="float">
            <text:p>7.146881E-16</text:p>
          </table:table-cell>
          <table:table-cell office:value-type="float" office:value="2.442417E-016" calcext:value-type="float">
            <text:p>2.442417E-16</text:p>
          </table:table-cell>
          <table:table-cell office:value-type="float" office:value="4.292018E-023" calcext:value-type="float">
            <text:p>4.29201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0.77223" calcext:value-type="float">
            <text:p>-60.77223</text:p>
          </table:table-cell>
          <table:table-cell office:value-type="float" office:value="-2.422188" calcext:value-type="float">
            <text:p>-2.422188</text:p>
          </table:table-cell>
          <table:table-cell office:value-type="float" office:value="-2.318864" calcext:value-type="float">
            <text:p>-2.318864</text:p>
          </table:table-cell>
          <table:table-cell office:value-type="float" office:value="-2.279988" calcext:value-type="float">
            <text:p>-2.279988</text:p>
          </table:table-cell>
          <table:table-cell office:value-type="float" office:value="-2.318506" calcext:value-type="float">
            <text:p>-2.318506</text:p>
          </table:table-cell>
          <table:table-cell office:value-type="float" office:value="-1.55418" calcext:value-type="float">
            <text:p>-1.55418</text:p>
          </table:table-cell>
          <table:table-cell office:value-type="float" office:value="-0.1529702" calcext:value-type="float">
            <text:p>-0.1529702</text:p>
          </table:table-cell>
          <table:table-cell office:value-type="float" office:value="-0.1178098" calcext:value-type="float">
            <text:p>-0.1178098</text:p>
          </table:table-cell>
          <table:table-cell office:value-type="float" office:value="-0.0759937" calcext:value-type="float">
            <text:p>-0.0759937</text:p>
          </table:table-cell>
          <table:table-cell office:value-type="float" office:value="-0.03315973" calcext:value-type="float">
            <text:p>-0.03315973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43.74507" calcext:value-type="float">
            <text:p>-43.74507</text:p>
          </table:table-cell>
          <table:table-cell office:value-type="float" office:value="0.0007167771" calcext:value-type="float">
            <text:p>0.000716777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7666" calcext:value-type="float">
            <text:p>-2.32766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53.1649" calcext:value-type="float">
            <text:p>353.1649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995.3518" calcext:value-type="float">
            <text:p>995.3518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28194" calcext:value-type="float">
            <text:p>0.1128194</text:p>
          </table:table-cell>
          <table:table-cell office:value-type="float" office:value="0.1733676" calcext:value-type="float">
            <text:p>0.1733676</text:p>
          </table:table-cell>
          <table:table-cell office:value-type="float" office:value="0.1740592" calcext:value-type="float">
            <text:p>0.1740592</text:p>
          </table:table-cell>
          <table:table-cell office:value-type="float" office:value="0.1743875" calcext:value-type="float">
            <text:p>0.1743875</text:p>
          </table:table-cell>
          <table:table-cell office:value-type="float" office:value="0.1742797" calcext:value-type="float">
            <text:p>0.1742797</text:p>
          </table:table-cell>
          <table:table-cell office:value-type="float" office:value="0.1610435" calcext:value-type="float">
            <text:p>0.1610435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3075275" calcext:value-type="float">
            <text:p>0.3075275</text:p>
          </table:table-cell>
          <table:table-cell office:value-type="float" office:value="0.3155842" calcext:value-type="float">
            <text:p>0.3155842</text:p>
          </table:table-cell>
          <table:table-cell office:value-type="float" office:value="0.3514534" calcext:value-type="float">
            <text:p>0.3514534</text:p>
          </table:table-cell>
          <table:table-cell office:value-type="float" office:value="0.3750674" calcext:value-type="float">
            <text:p>0.3750674</text:p>
          </table:table-cell>
          <table:table-cell office:value-type="float" office:value="0.3945783" calcext:value-type="float">
            <text:p>0.39457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7578E-016" calcext:value-type="float">
            <text:p>7.477578E-16</text:p>
          </table:table-cell>
          <table:table-cell office:value-type="float" office:value="7.146729E-016" calcext:value-type="float">
            <text:p>7.146729E-16</text:p>
          </table:table-cell>
          <table:table-cell office:value-type="float" office:value="2.442369E-016" calcext:value-type="float">
            <text:p>2.442369E-16</text:p>
          </table:table-cell>
          <table:table-cell office:value-type="float" office:value="4.291952E-023" calcext:value-type="float">
            <text:p>4.2919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9.091" calcext:value-type="float">
            <text:p>-69.091</text:p>
          </table:table-cell>
          <table:table-cell office:value-type="float" office:value="-2.4902" calcext:value-type="float">
            <text:p>-2.4902</text:p>
          </table:table-cell>
          <table:table-cell office:value-type="float" office:value="-2.413366" calcext:value-type="float">
            <text:p>-2.413366</text:p>
          </table:table-cell>
          <table:table-cell office:value-type="float" office:value="-2.378323" calcext:value-type="float">
            <text:p>-2.378323</text:p>
          </table:table-cell>
          <table:table-cell office:value-type="float" office:value="-2.391366" calcext:value-type="float">
            <text:p>-2.391366</text:p>
          </table:table-cell>
          <table:table-cell office:value-type="float" office:value="-1.596664" calcext:value-type="float">
            <text:p>-1.596664</text:p>
          </table:table-cell>
          <table:table-cell office:value-type="float" office:value="-0.1711329" calcext:value-type="float">
            <text:p>-0.1711329</text:p>
          </table:table-cell>
          <table:table-cell office:value-type="float" office:value="-0.1220138" calcext:value-type="float">
            <text:p>-0.1220138</text:p>
          </table:table-cell>
          <table:table-cell office:value-type="float" office:value="-0.07797117" calcext:value-type="float">
            <text:p>-0.07797117</text:p>
          </table:table-cell>
          <table:table-cell office:value-type="float" office:value="-0.03349738" calcext:value-type="float">
            <text:p>-0.03349738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52.28819" calcext:value-type="float">
            <text:p>-52.28819</text:p>
          </table:table-cell>
          <table:table-cell office:value-type="float" office:value="0.0008153203" calcext:value-type="float">
            <text:p>0.000815320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1536" calcext:value-type="float">
            <text:p>-2.3315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462.1622" calcext:value-type="float">
            <text:p>462.1622</text:p>
          </table:table-cell>
          <table:table-cell office:value-type="float" office:value="354.4843" calcext:value-type="float">
            <text:p>354.4843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994.0324" calcext:value-type="float">
            <text:p>994.0324</text:p>
          </table:table-cell>
          <table:table-cell office:value-type="float" office:value="67.14782" calcext:value-type="float">
            <text:p>67.14782</text:p>
          </table:table-cell>
          <table:table-cell office:value-type="float" office:value="0" calcext:value-type="float">
            <text:p>0</text:p>
          </table:table-cell>
          <table:table-cell office:value-type="float" office:value="0.1143766" calcext:value-type="float">
            <text:p>0.1143766</text:p>
          </table:table-cell>
          <table:table-cell office:value-type="float" office:value="0.1736167" calcext:value-type="float">
            <text:p>0.173616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41993" calcext:value-type="float">
            <text:p>0.1741993</text:p>
          </table:table-cell>
          <table:table-cell office:value-type="float" office:value="0.1744035" calcext:value-type="float">
            <text:p>0.1744035</text:p>
          </table:table-cell>
          <table:table-cell office:value-type="float" office:value="0.1605905" calcext:value-type="float">
            <text:p>0.1605905</text:p>
          </table:table-cell>
          <table:table-cell office:value-type="float" office:value="0.209007" calcext:value-type="float">
            <text:p>0.209007</text:p>
          </table:table-cell>
          <table:table-cell office:value-type="float" office:value="0.306276" calcext:value-type="float">
            <text:p>0.306276</text:p>
          </table:table-cell>
          <table:table-cell office:value-type="float" office:value="0.314732" calcext:value-type="float">
            <text:p>0.314732</text:p>
          </table:table-cell>
          <table:table-cell office:value-type="float" office:value="0.3511353" calcext:value-type="float">
            <text:p>0.3511353</text:p>
          </table:table-cell>
          <table:table-cell office:value-type="float" office:value="0.3748223" calcext:value-type="float">
            <text:p>0.3748223</text:p>
          </table:table-cell>
          <table:table-cell office:value-type="float" office:value="0.394347" calcext:value-type="float">
            <text:p>0.39434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78496E-016" calcext:value-type="float">
            <text:p>7.478496E-16</text:p>
          </table:table-cell>
          <table:table-cell office:value-type="float" office:value="7.146581E-016" calcext:value-type="float">
            <text:p>7.146581E-16</text:p>
          </table:table-cell>
          <table:table-cell office:value-type="float" office:value="2.442322E-016" calcext:value-type="float">
            <text:p>2.442322E-16</text:p>
          </table:table-cell>
          <table:table-cell office:value-type="float" office:value="4.291886E-023" calcext:value-type="float">
            <text:p>4.2918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57309" calcext:value-type="float">
            <text:p>-62.57309</text:p>
          </table:table-cell>
          <table:table-cell office:value-type="float" office:value="-2.462157" calcext:value-type="float">
            <text:p>-2.462157</text:p>
          </table:table-cell>
          <table:table-cell office:value-type="float" office:value="-2.419642" calcext:value-type="float">
            <text:p>-2.419642</text:p>
          </table:table-cell>
          <table:table-cell office:value-type="float" office:value="-2.398129" calcext:value-type="float">
            <text:p>-2.398129</text:p>
          </table:table-cell>
          <table:table-cell office:value-type="float" office:value="-2.378131" calcext:value-type="float">
            <text:p>-2.378131</text:p>
          </table:table-cell>
          <table:table-cell office:value-type="float" office:value="-1.631477" calcext:value-type="float">
            <text:p>-1.631477</text:p>
          </table:table-cell>
          <table:table-cell office:value-type="float" office:value="-0.1902066" calcext:value-type="float">
            <text:p>-0.1902066</text:p>
          </table:table-cell>
          <table:table-cell office:value-type="float" office:value="-0.1264551" calcext:value-type="float">
            <text:p>-0.1264551</text:p>
          </table:table-cell>
          <table:table-cell office:value-type="float" office:value="-0.07996649" calcext:value-type="float">
            <text:p>-0.07996649</text:p>
          </table:table-cell>
          <table:table-cell office:value-type="float" office:value="-0.03379117" calcext:value-type="float">
            <text:p>-0.03379117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51.0224" calcext:value-type="float">
            <text:p>-51.0224</text:p>
          </table:table-cell>
          <table:table-cell office:value-type="float" office:value="0.0008448673" calcext:value-type="float">
            <text:p>0.000844867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5488" calcext:value-type="float">
            <text:p>-2.3354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462.4622" calcext:value-type="float">
            <text:p>462.4622</text:p>
          </table:table-cell>
          <table:table-cell office:value-type="float" office:value="355.8503" calcext:value-type="float">
            <text:p>355.8503</text:p>
          </table:table-cell>
          <table:table-cell office:value-type="float" office:value="26.5635" calcext:value-type="float">
            <text:p>26.5635</text:p>
          </table:table-cell>
          <table:table-cell office:value-type="float" office:value="992.9656" calcext:value-type="float">
            <text:p>992.9656</text:p>
          </table:table-cell>
          <table:table-cell office:value-type="float" office:value="67.14838" calcext:value-type="float">
            <text:p>67.14838</text:p>
          </table:table-cell>
          <table:table-cell office:value-type="float" office:value="0" calcext:value-type="float">
            <text:p>0</text:p>
          </table:table-cell>
          <table:table-cell office:value-type="float" office:value="0.1164756" calcext:value-type="float">
            <text:p>0.1164756</text:p>
          </table:table-cell>
          <table:table-cell office:value-type="float" office:value="0.1742993" calcext:value-type="float">
            <text:p>0.1742993</text:p>
          </table:table-cell>
          <table:table-cell office:value-type="float" office:value="0.1745452" calcext:value-type="float">
            <text:p>0.1745452</text:p>
          </table:table-cell>
          <table:table-cell office:value-type="float" office:value="0.1746317" calcext:value-type="float">
            <text:p>0.1746317</text:p>
          </table:table-cell>
          <table:table-cell office:value-type="float" office:value="0.1751188" calcext:value-type="float">
            <text:p>0.1751188</text:p>
          </table:table-cell>
          <table:table-cell office:value-type="float" office:value="0.1603635" calcext:value-type="float">
            <text:p>0.1603635</text:p>
          </table:table-cell>
          <table:table-cell office:value-type="float" office:value="0.2063471" calcext:value-type="float">
            <text:p>0.2063471</text:p>
          </table:table-cell>
          <table:table-cell office:value-type="float" office:value="0.3051391" calcext:value-type="float">
            <text:p>0.3051391</text:p>
          </table:table-cell>
          <table:table-cell office:value-type="float" office:value="0.3139658" calcext:value-type="float">
            <text:p>0.3139658</text:p>
          </table:table-cell>
          <table:table-cell office:value-type="float" office:value="0.3508605" calcext:value-type="float">
            <text:p>0.3508605</text:p>
          </table:table-cell>
          <table:table-cell office:value-type="float" office:value="0.3746316" calcext:value-type="float">
            <text:p>0.3746316</text:p>
          </table:table-cell>
          <table:table-cell office:value-type="float" office:value="0.3941006" calcext:value-type="float">
            <text:p>0.39410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9413E-016" calcext:value-type="float">
            <text:p>7.479413E-16</text:p>
          </table:table-cell>
          <table:table-cell office:value-type="float" office:value="7.146423E-016" calcext:value-type="float">
            <text:p>7.146423E-16</text:p>
          </table:table-cell>
          <table:table-cell office:value-type="float" office:value="2.442274E-016" calcext:value-type="float">
            <text:p>2.442274E-16</text:p>
          </table:table-cell>
          <table:table-cell office:value-type="float" office:value="4.291819E-023" calcext:value-type="float">
            <text:p>4.2918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93279" calcext:value-type="float">
            <text:p>-53.93279</text:p>
          </table:table-cell>
          <table:table-cell office:value-type="float" office:value="-2.388805" calcext:value-type="float">
            <text:p>-2.388805</text:p>
          </table:table-cell>
          <table:table-cell office:value-type="float" office:value="-2.362029" calcext:value-type="float">
            <text:p>-2.362029</text:p>
          </table:table-cell>
          <table:table-cell office:value-type="float" office:value="-2.352806" calcext:value-type="float">
            <text:p>-2.352806</text:p>
          </table:table-cell>
          <table:table-cell office:value-type="float" office:value="-2.304089" calcext:value-type="float">
            <text:p>-2.304089</text:p>
          </table:table-cell>
          <table:table-cell office:value-type="float" office:value="-1.649264" calcext:value-type="float">
            <text:p>-1.649264</text:p>
          </table:table-cell>
          <table:table-cell office:value-type="float" office:value="-0.2083824" calcext:value-type="float">
            <text:p>-0.2083824</text:p>
          </table:table-cell>
          <table:table-cell office:value-type="float" office:value="-0.1306483" calcext:value-type="float">
            <text:p>-0.1306483</text:p>
          </table:table-cell>
          <table:table-cell office:value-type="float" office:value="-0.08180983" calcext:value-type="float">
            <text:p>-0.08180983</text:p>
          </table:table-cell>
          <table:table-cell office:value-type="float" office:value="-0.03404737" calcext:value-type="float">
            <text:p>-0.03404737</text:p>
          </table:table-cell>
          <table:table-cell office:value-type="float" office:value="0" calcext:value-type="float">
            <text:p>0</text:p>
          </table:table-cell>
          <table:table-cell office:value-type="float" office:value="0.05245794" calcext:value-type="float">
            <text:p>0.05245794</text:p>
          </table:table-cell>
          <table:table-cell office:value-type="float" office:value="-43.5658" calcext:value-type="float">
            <text:p>-43.5658</text:p>
          </table:table-cell>
          <table:table-cell office:value-type="float" office:value="0.0008492996" calcext:value-type="float">
            <text:p>0.000849299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39368" calcext:value-type="float">
            <text:p>-2.3393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509.6621" calcext:value-type="float">
            <text:p>509.6621</text:p>
          </table:table-cell>
          <table:table-cell office:value-type="float" office:value="359.0806" calcext:value-type="float">
            <text:p>359.0806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33.747" calcext:value-type="float">
            <text:p>1033.747</text:p>
          </table:table-cell>
          <table:table-cell office:value-type="float" office:value="67.94453" calcext:value-type="float">
            <text:p>67.94453</text:p>
          </table:table-cell>
          <table:table-cell office:value-type="float" office:value="0" calcext:value-type="float">
            <text:p>0</text:p>
          </table:table-cell>
          <table:table-cell office:value-type="float" office:value="0.4927851" calcext:value-type="float">
            <text:p>0.4927851</text:p>
          </table:table-cell>
          <table:table-cell office:value-type="float" office:value="0.4985044" calcext:value-type="float">
            <text:p>0.4985044</text:p>
          </table:table-cell>
          <table:table-cell office:value-type="float" office:value="0.5099533" calcext:value-type="float">
            <text:p>0.5099533</text:p>
          </table:table-cell>
          <table:table-cell office:value-type="float" office:value="0.2017469" calcext:value-type="float">
            <text:p>0.2017469</text:p>
          </table:table-cell>
          <table:table-cell office:value-type="float" office:value="0.1804142" calcext:value-type="float">
            <text:p>0.1804142</text:p>
          </table:table-cell>
          <table:table-cell office:value-type="float" office:value="0.1608782" calcext:value-type="float">
            <text:p>0.1608782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3057908" calcext:value-type="float">
            <text:p>0.3057908</text:p>
          </table:table-cell>
          <table:table-cell office:value-type="float" office:value="0.3138952" calcext:value-type="float">
            <text:p>0.3138952</text:p>
          </table:table-cell>
          <table:table-cell office:value-type="float" office:value="0.3510001" calcext:value-type="float">
            <text:p>0.3510001</text:p>
          </table:table-cell>
          <table:table-cell office:value-type="float" office:value="0.3746826" calcext:value-type="float">
            <text:p>0.3746826</text:p>
          </table:table-cell>
          <table:table-cell office:value-type="float" office:value="0.3938785" calcext:value-type="float">
            <text:p>0.39387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01568114" calcext:value-type="float">
            <text:p>1.568114E-07</text:p>
          </table:table-cell>
          <table:table-cell office:value-type="float" office:value="7.484143E-016" calcext:value-type="float">
            <text:p>7.484143E-16</text:p>
          </table:table-cell>
          <table:table-cell office:value-type="float" office:value="7.145644E-016" calcext:value-type="float">
            <text:p>7.145644E-16</text:p>
          </table:table-cell>
          <table:table-cell office:value-type="float" office:value="2.44197E-016" calcext:value-type="float">
            <text:p>2.44197E-16</text:p>
          </table:table-cell>
          <table:table-cell office:value-type="float" office:value="4.291307E-023" calcext:value-type="float">
            <text:p>4.29130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271819" calcext:value-type="float">
            <text:p>-0.001271819</text:p>
          </table:table-cell>
          <table:table-cell office:value-type="float" office:value="-0.001264313" calcext:value-type="float">
            <text:p>-0.001264313</text:p>
          </table:table-cell>
          <table:table-cell office:value-type="float" office:value="-0.001735222" calcext:value-type="float">
            <text:p>-0.001735222</text:p>
          </table:table-cell>
          <table:table-cell office:value-type="float" office:value="-0.774641" calcext:value-type="float">
            <text:p>-0.774641</text:p>
          </table:table-cell>
          <table:table-cell office:value-type="float" office:value="-1.835382" calcext:value-type="float">
            <text:p>-1.835382</text:p>
          </table:table-cell>
          <table:table-cell office:value-type="float" office:value="-1.609559" calcext:value-type="float">
            <text:p>-1.609559</text:p>
          </table:table-cell>
          <table:table-cell office:value-type="float" office:value="-0.02829577" calcext:value-type="float">
            <text:p>-0.02829577</text:p>
          </table:table-cell>
          <table:table-cell office:value-type="float" office:value="-0.1283186" calcext:value-type="float">
            <text:p>-0.1283186</text:p>
          </table:table-cell>
          <table:table-cell office:value-type="float" office:value="-0.08199954" calcext:value-type="float">
            <text:p>-0.08199954</text:p>
          </table:table-cell>
          <table:table-cell office:value-type="float" office:value="-0.03392108" calcext:value-type="float">
            <text:p>-0.0339210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8402928" calcext:value-type="float">
            <text:p>0.00084029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3346" calcext:value-type="float">
            <text:p>-2.3433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63.2908" calcext:value-type="float">
            <text:p>363.2908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29.834" calcext:value-type="float">
            <text:p>1029.834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4541394" calcext:value-type="float">
            <text:p>0.4541394</text:p>
          </table:table-cell>
          <table:table-cell office:value-type="float" office:value="0.4617747" calcext:value-type="float">
            <text:p>0.4617747</text:p>
          </table:table-cell>
          <table:table-cell office:value-type="float" office:value="0.4768327" calcext:value-type="float">
            <text:p>0.4768327</text:p>
          </table:table-cell>
          <table:table-cell office:value-type="float" office:value="0.2072155" calcext:value-type="float">
            <text:p>0.2072155</text:p>
          </table:table-cell>
          <table:table-cell office:value-type="float" office:value="0.1862045" calcext:value-type="float">
            <text:p>0.1862045</text:p>
          </table:table-cell>
          <table:table-cell office:value-type="float" office:value="0.1615083" calcext:value-type="float">
            <text:p>0.1615083</text:p>
          </table:table-cell>
          <table:table-cell office:value-type="float" office:value="0.266713" calcext:value-type="float">
            <text:p>0.266713</text:p>
          </table:table-cell>
          <table:table-cell office:value-type="float" office:value="0.3071275" calcext:value-type="float">
            <text:p>0.3071275</text:p>
          </table:table-cell>
          <table:table-cell office:value-type="float" office:value="0.3139391" calcext:value-type="float">
            <text:p>0.3139391</text:p>
          </table:table-cell>
          <table:table-cell office:value-type="float" office:value="0.3511944" calcext:value-type="float">
            <text:p>0.3511944</text:p>
          </table:table-cell>
          <table:table-cell office:value-type="float" office:value="0.3747553" calcext:value-type="float">
            <text:p>0.3747553</text:p>
          </table:table-cell>
          <table:table-cell office:value-type="float" office:value="0.3936813" calcext:value-type="float">
            <text:p>0.39368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5141E-016" calcext:value-type="float">
            <text:p>7.485141E-16</text:p>
          </table:table-cell>
          <table:table-cell office:value-type="float" office:value="7.145485E-016" calcext:value-type="float">
            <text:p>7.145485E-16</text:p>
          </table:table-cell>
          <table:table-cell office:value-type="float" office:value="2.441922E-016" calcext:value-type="float">
            <text:p>2.441922E-16</text:p>
          </table:table-cell>
          <table:table-cell office:value-type="float" office:value="4.291243E-023" calcext:value-type="float">
            <text:p>4.29124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783438" calcext:value-type="float">
            <text:p>-0.002783438</text:p>
          </table:table-cell>
          <table:table-cell office:value-type="float" office:value="-0.002514683" calcext:value-type="float">
            <text:p>-0.002514683</text:p>
          </table:table-cell>
          <table:table-cell office:value-type="float" office:value="-0.002066767" calcext:value-type="float">
            <text:p>-0.002066767</text:p>
          </table:table-cell>
          <table:table-cell office:value-type="float" office:value="-0.6305469" calcext:value-type="float">
            <text:p>-0.6305469</text:p>
          </table:table-cell>
          <table:table-cell office:value-type="float" office:value="-1.438011" calcext:value-type="float">
            <text:p>-1.438011</text:p>
          </table:table-cell>
          <table:table-cell office:value-type="float" office:value="-1.562155" calcext:value-type="float">
            <text:p>-1.562155</text:p>
          </table:table-cell>
          <table:table-cell office:value-type="float" office:value="-0.03347777" calcext:value-type="float">
            <text:p>-0.03347777</text:p>
          </table:table-cell>
          <table:table-cell office:value-type="float" office:value="-0.1234978" calcext:value-type="float">
            <text:p>-0.1234978</text:p>
          </table:table-cell>
          <table:table-cell office:value-type="float" office:value="-0.08189318" calcext:value-type="float">
            <text:p>-0.08189318</text:p>
          </table:table-cell>
          <table:table-cell office:value-type="float" office:value="-0.03374037" calcext:value-type="float">
            <text:p>-0.0337403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2854333" calcext:value-type="float">
            <text:p>-0.002854333</text:p>
          </table:table-cell>
          <table:table-cell office:value-type="float" office:value="0.0008329109" calcext:value-type="float">
            <text:p>0.000832910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7271" calcext:value-type="float">
            <text:p>-2.3472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68.0179" calcext:value-type="float">
            <text:p>368.0179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25.107" calcext:value-type="float">
            <text:p>1025.107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4149132" calcext:value-type="float">
            <text:p>0.4149132</text:p>
          </table:table-cell>
          <table:table-cell office:value-type="float" office:value="0.4199417" calcext:value-type="float">
            <text:p>0.4199417</text:p>
          </table:table-cell>
          <table:table-cell office:value-type="float" office:value="0.4276759" calcext:value-type="float">
            <text:p>0.4276759</text:p>
          </table:table-cell>
          <table:table-cell office:value-type="float" office:value="0.2064821" calcext:value-type="float">
            <text:p>0.2064821</text:p>
          </table:table-cell>
          <table:table-cell office:value-type="float" office:value="0.1900908" calcext:value-type="float">
            <text:p>0.1900908</text:p>
          </table:table-cell>
          <table:table-cell office:value-type="float" office:value="0.1621466" calcext:value-type="float">
            <text:p>0.1621466</text:p>
          </table:table-cell>
          <table:table-cell office:value-type="float" office:value="0.2607191" calcext:value-type="float">
            <text:p>0.2607191</text:p>
          </table:table-cell>
          <table:table-cell office:value-type="float" office:value="0.308376" calcext:value-type="float">
            <text:p>0.308376</text:p>
          </table:table-cell>
          <table:table-cell office:value-type="float" office:value="0.3138974" calcext:value-type="float">
            <text:p>0.3138974</text:p>
          </table:table-cell>
          <table:table-cell office:value-type="float" office:value="0.3513238" calcext:value-type="float">
            <text:p>0.3513238</text:p>
          </table:table-cell>
          <table:table-cell office:value-type="float" office:value="0.3747914" calcext:value-type="float">
            <text:p>0.3747914</text:p>
          </table:table-cell>
          <table:table-cell office:value-type="float" office:value="0.3934973" calcext:value-type="float">
            <text:p>0.3934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6016E-016" calcext:value-type="float">
            <text:p>7.486016E-16</text:p>
          </table:table-cell>
          <table:table-cell office:value-type="float" office:value="7.145333E-016" calcext:value-type="float">
            <text:p>7.145333E-16</text:p>
          </table:table-cell>
          <table:table-cell office:value-type="float" office:value="2.44188E-016" calcext:value-type="float">
            <text:p>2.44188E-16</text:p>
          </table:table-cell>
          <table:table-cell office:value-type="float" office:value="4.291176E-023" calcext:value-type="float">
            <text:p>4.29117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852222" calcext:value-type="float">
            <text:p>-0.004852222</text:p>
          </table:table-cell>
          <table:table-cell office:value-type="float" office:value="-0.004508146" calcext:value-type="float">
            <text:p>-0.004508146</text:p>
          </table:table-cell>
          <table:table-cell office:value-type="float" office:value="-0.004032922" calcext:value-type="float">
            <text:p>-0.004032922</text:p>
          </table:table-cell>
          <table:table-cell office:value-type="float" office:value="-0.6480734" calcext:value-type="float">
            <text:p>-0.6480734</text:p>
          </table:table-cell>
          <table:table-cell office:value-type="float" office:value="-1.226025" calcext:value-type="float">
            <text:p>-1.226025</text:p>
          </table:table-cell>
          <table:table-cell office:value-type="float" office:value="-1.515695" calcext:value-type="float">
            <text:p>-1.515695</text:p>
          </table:table-cell>
          <table:table-cell office:value-type="float" office:value="-0.03935468" calcext:value-type="float">
            <text:p>-0.03935468</text:p>
          </table:table-cell>
          <table:table-cell office:value-type="float" office:value="-0.1191873" calcext:value-type="float">
            <text:p>-0.1191873</text:p>
          </table:table-cell>
          <table:table-cell office:value-type="float" office:value="-0.08199479" calcext:value-type="float">
            <text:p>-0.08199479</text:p>
          </table:table-cell>
          <table:table-cell office:value-type="float" office:value="-0.03362058" calcext:value-type="float">
            <text:p>-0.0336205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4929475" calcext:value-type="float">
            <text:p>-0.004929475</text:p>
          </table:table-cell>
          <table:table-cell office:value-type="float" office:value="0.0008243782" calcext:value-type="float">
            <text:p>0.000824378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1199" calcext:value-type="float">
            <text:p>-2.3511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73.08" calcext:value-type="float">
            <text:p>373.08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20.045" calcext:value-type="float">
            <text:p>1020.045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3683758" calcext:value-type="float">
            <text:p>0.3683758</text:p>
          </table:table-cell>
          <table:table-cell office:value-type="float" office:value="0.3743773" calcext:value-type="float">
            <text:p>0.3743773</text:p>
          </table:table-cell>
          <table:table-cell office:value-type="float" office:value="0.3794622" calcext:value-type="float">
            <text:p>0.3794622</text:p>
          </table:table-cell>
          <table:table-cell office:value-type="float" office:value="0.2052928" calcext:value-type="float">
            <text:p>0.2052928</text:p>
          </table:table-cell>
          <table:table-cell office:value-type="float" office:value="0.1913593" calcext:value-type="float">
            <text:p>0.1913593</text:p>
          </table:table-cell>
          <table:table-cell office:value-type="float" office:value="0.1627534" calcext:value-type="float">
            <text:p>0.1627534</text:p>
          </table:table-cell>
          <table:table-cell office:value-type="float" office:value="0.2548913" calcext:value-type="float">
            <text:p>0.2548913</text:p>
          </table:table-cell>
          <table:table-cell office:value-type="float" office:value="0.3094758" calcext:value-type="float">
            <text:p>0.3094758</text:p>
          </table:table-cell>
          <table:table-cell office:value-type="float" office:value="0.3138323" calcext:value-type="float">
            <text:p>0.3138323</text:p>
          </table:table-cell>
          <table:table-cell office:value-type="float" office:value="0.3514227" calcext:value-type="float">
            <text:p>0.3514227</text:p>
          </table:table-cell>
          <table:table-cell office:value-type="float" office:value="0.3748128" calcext:value-type="float">
            <text:p>0.3748128</text:p>
          </table:table-cell>
          <table:table-cell office:value-type="float" office:value="0.3933222" calcext:value-type="float">
            <text:p>0.393322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86883E-016" calcext:value-type="float">
            <text:p>7.486883E-16</text:p>
          </table:table-cell>
          <table:table-cell office:value-type="float" office:value="7.145203E-016" calcext:value-type="float">
            <text:p>7.145203E-16</text:p>
          </table:table-cell>
          <table:table-cell office:value-type="float" office:value="2.441842E-016" calcext:value-type="float">
            <text:p>2.441842E-16</text:p>
          </table:table-cell>
          <table:table-cell office:value-type="float" office:value="4.29111E-023" calcext:value-type="float">
            <text:p>4.2911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09335" calcext:value-type="float">
            <text:p>-0.01009335</text:p>
          </table:table-cell>
          <table:table-cell office:value-type="float" office:value="-0.009136791" calcext:value-type="float">
            <text:p>-0.009136791</text:p>
          </table:table-cell>
          <table:table-cell office:value-type="float" office:value="-0.008403258" calcext:value-type="float">
            <text:p>-0.008403258</text:p>
          </table:table-cell>
          <table:table-cell office:value-type="float" office:value="-0.6776314" calcext:value-type="float">
            <text:p>-0.6776314</text:p>
          </table:table-cell>
          <table:table-cell office:value-type="float" office:value="-1.164545" calcext:value-type="float">
            <text:p>-1.164545</text:p>
          </table:table-cell>
          <table:table-cell office:value-type="float" office:value="-1.472947" calcext:value-type="float">
            <text:p>-1.472947</text:p>
          </table:table-cell>
          <table:table-cell office:value-type="float" office:value="-0.04623958" calcext:value-type="float">
            <text:p>-0.04623958</text:p>
          </table:table-cell>
          <table:table-cell office:value-type="float" office:value="-0.1155154" calcext:value-type="float">
            <text:p>-0.1155154</text:p>
          </table:table-cell>
          <table:table-cell office:value-type="float" office:value="-0.08215427" calcext:value-type="float">
            <text:p>-0.08215427</text:p>
          </table:table-cell>
          <table:table-cell office:value-type="float" office:value="-0.03352922" calcext:value-type="float">
            <text:p>-0.0335292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043123" calcext:value-type="float">
            <text:p>-0.01043123</text:p>
          </table:table-cell>
          <table:table-cell office:value-type="float" office:value="0.0008136063" calcext:value-type="float">
            <text:p>0.00081360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5128" calcext:value-type="float">
            <text:p>-2.3551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78.7311" calcext:value-type="float">
            <text:p>378.731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4.394" calcext:value-type="float">
            <text:p>1014.394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1876354" calcext:value-type="float">
            <text:p>0.1876354</text:p>
          </table:table-cell>
          <table:table-cell office:value-type="float" office:value="0.3399272" calcext:value-type="float">
            <text:p>0.3399272</text:p>
          </table:table-cell>
          <table:table-cell office:value-type="float" office:value="0.3429998" calcext:value-type="float">
            <text:p>0.3429998</text:p>
          </table:table-cell>
          <table:table-cell office:value-type="float" office:value="0.2032471" calcext:value-type="float">
            <text:p>0.2032471</text:p>
          </table:table-cell>
          <table:table-cell office:value-type="float" office:value="0.1909834" calcext:value-type="float">
            <text:p>0.1909834</text:p>
          </table:table-cell>
          <table:table-cell office:value-type="float" office:value="0.163262" calcext:value-type="float">
            <text:p>0.163262</text:p>
          </table:table-cell>
          <table:table-cell office:value-type="float" office:value="0.2496476" calcext:value-type="float">
            <text:p>0.2496476</text:p>
          </table:table-cell>
          <table:table-cell office:value-type="float" office:value="0.3102905" calcext:value-type="float">
            <text:p>0.3102905</text:p>
          </table:table-cell>
          <table:table-cell office:value-type="float" office:value="0.3137449" calcext:value-type="float">
            <text:p>0.3137449</text:p>
          </table:table-cell>
          <table:table-cell office:value-type="float" office:value="0.3514896" calcext:value-type="float">
            <text:p>0.3514896</text:p>
          </table:table-cell>
          <table:table-cell office:value-type="float" office:value="0.3748214" calcext:value-type="float">
            <text:p>0.3748214</text:p>
          </table:table-cell>
          <table:table-cell office:value-type="float" office:value="0.3931529" calcext:value-type="float">
            <text:p>0.39315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7739E-016" calcext:value-type="float">
            <text:p>7.487739E-16</text:p>
          </table:table-cell>
          <table:table-cell office:value-type="float" office:value="7.145068E-016" calcext:value-type="float">
            <text:p>7.145068E-16</text:p>
          </table:table-cell>
          <table:table-cell office:value-type="float" office:value="2.441804E-016" calcext:value-type="float">
            <text:p>2.441804E-16</text:p>
          </table:table-cell>
          <table:table-cell office:value-type="float" office:value="4.291045E-023" calcext:value-type="float">
            <text:p>4.2910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320911" calcext:value-type="float">
            <text:p>-1.320911</text:p>
          </table:table-cell>
          <table:table-cell office:value-type="float" office:value="-0.01657345" calcext:value-type="float">
            <text:p>-0.01657345</text:p>
          </table:table-cell>
          <table:table-cell office:value-type="float" office:value="-0.01566116" calcext:value-type="float">
            <text:p>-0.01566116</text:p>
          </table:table-cell>
          <table:table-cell office:value-type="float" office:value="-0.7318015" calcext:value-type="float">
            <text:p>-0.7318015</text:p>
          </table:table-cell>
          <table:table-cell office:value-type="float" office:value="-1.18214" calcext:value-type="float">
            <text:p>-1.18214</text:p>
          </table:table-cell>
          <table:table-cell office:value-type="float" office:value="-1.43816" calcext:value-type="float">
            <text:p>-1.43816</text:p>
          </table:table-cell>
          <table:table-cell office:value-type="float" office:value="-0.05362739" calcext:value-type="float">
            <text:p>-0.05362739</text:p>
          </table:table-cell>
          <table:table-cell office:value-type="float" office:value="-0.1128762" calcext:value-type="float">
            <text:p>-0.1128762</text:p>
          </table:table-cell>
          <table:table-cell office:value-type="float" office:value="-0.08236883" calcext:value-type="float">
            <text:p>-0.08236883</text:p>
          </table:table-cell>
          <table:table-cell office:value-type="float" office:value="-0.03346765" calcext:value-type="float">
            <text:p>-0.0334676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4.485191" calcext:value-type="float">
            <text:p>-4.485191</text:p>
          </table:table-cell>
          <table:table-cell office:value-type="float" office:value="0.0008054001" calcext:value-type="float">
            <text:p>0.000805400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9024" calcext:value-type="float">
            <text:p>-2.3590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82.406" calcext:value-type="float">
            <text:p>382.406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0.72" calcext:value-type="float">
            <text:p>1010.72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1177057" calcext:value-type="float">
            <text:p>0.1177057</text:p>
          </table:table-cell>
          <table:table-cell office:value-type="float" office:value="0.3123586" calcext:value-type="float">
            <text:p>0.3123586</text:p>
          </table:table-cell>
          <table:table-cell office:value-type="float" office:value="0.3165101" calcext:value-type="float">
            <text:p>0.3165101</text:p>
          </table:table-cell>
          <table:table-cell office:value-type="float" office:value="0.2012492" calcext:value-type="float">
            <text:p>0.2012492</text:p>
          </table:table-cell>
          <table:table-cell office:value-type="float" office:value="0.1902385" calcext:value-type="float">
            <text:p>0.1902385</text:p>
          </table:table-cell>
          <table:table-cell office:value-type="float" office:value="0.1636992" calcext:value-type="float">
            <text:p>0.1636992</text:p>
          </table:table-cell>
          <table:table-cell office:value-type="float" office:value="0.2450503" calcext:value-type="float">
            <text:p>0.2450503</text:p>
          </table:table-cell>
          <table:table-cell office:value-type="float" office:value="0.3108864" calcext:value-type="float">
            <text:p>0.3108864</text:p>
          </table:table-cell>
          <table:table-cell office:value-type="float" office:value="0.3136621" calcext:value-type="float">
            <text:p>0.3136621</text:p>
          </table:table-cell>
          <table:table-cell office:value-type="float" office:value="0.351543" calcext:value-type="float">
            <text:p>0.351543</text:p>
          </table:table-cell>
          <table:table-cell office:value-type="float" office:value="0.3748178" calcext:value-type="float">
            <text:p>0.3748178</text:p>
          </table:table-cell>
          <table:table-cell office:value-type="float" office:value="0.3929919" calcext:value-type="float">
            <text:p>0.392991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88678E-016" calcext:value-type="float">
            <text:p>7.488678E-16</text:p>
          </table:table-cell>
          <table:table-cell office:value-type="float" office:value="7.144911E-016" calcext:value-type="float">
            <text:p>7.144911E-16</text:p>
          </table:table-cell>
          <table:table-cell office:value-type="float" office:value="2.441765E-016" calcext:value-type="float">
            <text:p>2.441765E-16</text:p>
          </table:table-cell>
          <table:table-cell office:value-type="float" office:value="4.290995E-023" calcext:value-type="float">
            <text:p>4.2909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12284" calcext:value-type="float">
            <text:p>-50.12284</text:p>
          </table:table-cell>
          <table:table-cell office:value-type="float" office:value="-0.02789026" calcext:value-type="float">
            <text:p>-0.02789026</text:p>
          </table:table-cell>
          <table:table-cell office:value-type="float" office:value="-0.02566289" calcext:value-type="float">
            <text:p>-0.02566289</text:p>
          </table:table-cell>
          <table:table-cell office:value-type="float" office:value="-0.7897148" calcext:value-type="float">
            <text:p>-0.7897148</text:p>
          </table:table-cell>
          <table:table-cell office:value-type="float" office:value="-1.218239" calcext:value-type="float">
            <text:p>-1.218239</text:p>
          </table:table-cell>
          <table:table-cell office:value-type="float" office:value="-1.408991" calcext:value-type="float">
            <text:p>-1.408991</text:p>
          </table:table-cell>
          <table:table-cell office:value-type="float" office:value="-0.06122828" calcext:value-type="float">
            <text:p>-0.06122828</text:p>
          </table:table-cell>
          <table:table-cell office:value-type="float" office:value="-0.1109861" calcext:value-type="float">
            <text:p>-0.1109861</text:p>
          </table:table-cell>
          <table:table-cell office:value-type="float" office:value="-0.08257238" calcext:value-type="float">
            <text:p>-0.08257238</text:p>
          </table:table-cell>
          <table:table-cell office:value-type="float" office:value="-0.03341841" calcext:value-type="float">
            <text:p>-0.0334184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6.07141" calcext:value-type="float">
            <text:p>-36.07141</text:p>
          </table:table-cell>
          <table:table-cell office:value-type="float" office:value="0.0008164987" calcext:value-type="float">
            <text:p>0.000816498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2887" calcext:value-type="float">
            <text:p>-2.3628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509.962" calcext:value-type="float">
            <text:p>509.962</text:p>
          </table:table-cell>
          <table:table-cell office:value-type="float" office:value="384.1921" calcext:value-type="float">
            <text:p>384.192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08.934" calcext:value-type="float">
            <text:p>1008.934</text:p>
          </table:table-cell>
          <table:table-cell office:value-type="float" office:value="67.94762" calcext:value-type="float">
            <text:p>67.94762</text:p>
          </table:table-cell>
          <table:table-cell office:value-type="float" office:value="0" calcext:value-type="float">
            <text:p>0</text:p>
          </table:table-cell>
          <table:table-cell office:value-type="float" office:value="0.118324" calcext:value-type="float">
            <text:p>0.118324</text:p>
          </table:table-cell>
          <table:table-cell office:value-type="float" office:value="0.2941311" calcext:value-type="float">
            <text:p>0.2941311</text:p>
          </table:table-cell>
          <table:table-cell office:value-type="float" office:value="0.2980813" calcext:value-type="float">
            <text:p>0.2980813</text:p>
          </table:table-cell>
          <table:table-cell office:value-type="float" office:value="0.2022166" calcext:value-type="float">
            <text:p>0.2022166</text:p>
          </table:table-cell>
          <table:table-cell office:value-type="float" office:value="0.1924338" calcext:value-type="float">
            <text:p>0.1924338</text:p>
          </table:table-cell>
          <table:table-cell office:value-type="float" office:value="0.1642868" calcext:value-type="float">
            <text:p>0.1642868</text:p>
          </table:table-cell>
          <table:table-cell office:value-type="float" office:value="0.2414223" calcext:value-type="float">
            <text:p>0.2414223</text:p>
          </table:table-cell>
          <table:table-cell office:value-type="float" office:value="0.3114414" calcext:value-type="float">
            <text:p>0.3114414</text:p>
          </table:table-cell>
          <table:table-cell office:value-type="float" office:value="0.3136924" calcext:value-type="float">
            <text:p>0.3136924</text:p>
          </table:table-cell>
          <table:table-cell office:value-type="float" office:value="0.3516541" calcext:value-type="float">
            <text:p>0.3516541</text:p>
          </table:table-cell>
          <table:table-cell office:value-type="float" office:value="0.3748286" calcext:value-type="float">
            <text:p>0.3748286</text:p>
          </table:table-cell>
          <table:table-cell office:value-type="float" office:value="0.3928372" calcext:value-type="float">
            <text:p>0.39283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9682E-016" calcext:value-type="float">
            <text:p>7.489682E-16</text:p>
          </table:table-cell>
          <table:table-cell office:value-type="float" office:value="7.144749E-016" calcext:value-type="float">
            <text:p>7.144749E-16</text:p>
          </table:table-cell>
          <table:table-cell office:value-type="float" office:value="2.441718E-016" calcext:value-type="float">
            <text:p>2.441718E-16</text:p>
          </table:table-cell>
          <table:table-cell office:value-type="float" office:value="4.290921E-023" calcext:value-type="float">
            <text:p>4.29092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89314" calcext:value-type="float">
            <text:p>-47.89314</text:p>
          </table:table-cell>
          <table:table-cell office:value-type="float" office:value="-0.04245799" calcext:value-type="float">
            <text:p>-0.04245799</text:p>
          </table:table-cell>
          <table:table-cell office:value-type="float" office:value="-0.03823999" calcext:value-type="float">
            <text:p>-0.03823999</text:p>
          </table:table-cell>
          <table:table-cell office:value-type="float" office:value="-0.7610354" calcext:value-type="float">
            <text:p>-0.7610354</text:p>
          </table:table-cell>
          <table:table-cell office:value-type="float" office:value="-1.115036" calcext:value-type="float">
            <text:p>-1.115036</text:p>
          </table:table-cell>
          <table:table-cell office:value-type="float" office:value="-1.370941" calcext:value-type="float">
            <text:p>-1.370941</text:p>
          </table:table-cell>
          <table:table-cell office:value-type="float" office:value="-0.06809983" calcext:value-type="float">
            <text:p>-0.06809983</text:p>
          </table:table-cell>
          <table:table-cell office:value-type="float" office:value="-0.1092587" calcext:value-type="float">
            <text:p>-0.1092587</text:p>
          </table:table-cell>
          <table:table-cell office:value-type="float" office:value="-0.08249798" calcext:value-type="float">
            <text:p>-0.08249798</text:p>
          </table:table-cell>
          <table:table-cell office:value-type="float" office:value="-0.0333167" calcext:value-type="float">
            <text:p>-0.033316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0.12479" calcext:value-type="float">
            <text:p>-30.12479</text:p>
          </table:table-cell>
          <table:table-cell office:value-type="float" office:value="0.0008196496" calcext:value-type="float">
            <text:p>0.000819649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6701" calcext:value-type="float">
            <text:p>-2.3667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515.0616" calcext:value-type="float">
            <text:p>515.0616</text:p>
          </table:table-cell>
          <table:table-cell office:value-type="float" office:value="385.5222" calcext:value-type="float">
            <text:p>385.522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667" calcext:value-type="float">
            <text:p>1012.667</text:p>
          </table:table-cell>
          <table:table-cell office:value-type="float" office:value="67.98351" calcext:value-type="float">
            <text:p>67.98351</text:p>
          </table:table-cell>
          <table:table-cell office:value-type="float" office:value="0" calcext:value-type="float">
            <text:p>0</text:p>
          </table:table-cell>
          <table:table-cell office:value-type="float" office:value="0.4014315" calcext:value-type="float">
            <text:p>0.4014315</text:p>
          </table:table-cell>
          <table:table-cell office:value-type="float" office:value="0.3017918" calcext:value-type="float">
            <text:p>0.3017918</text:p>
          </table:table-cell>
          <table:table-cell office:value-type="float" office:value="0.2901436" calcext:value-type="float">
            <text:p>0.2901436</text:p>
          </table:table-cell>
          <table:table-cell office:value-type="float" office:value="0.2049137" calcext:value-type="float">
            <text:p>0.2049137</text:p>
          </table:table-cell>
          <table:table-cell office:value-type="float" office:value="0.1951869" calcext:value-type="float">
            <text:p>0.1951869</text:p>
          </table:table-cell>
          <table:table-cell office:value-type="float" office:value="0.1650049" calcext:value-type="float">
            <text:p>0.1650049</text:p>
          </table:table-cell>
          <table:table-cell office:value-type="float" office:value="0.2387206" calcext:value-type="float">
            <text:p>0.2387206</text:p>
          </table:table-cell>
          <table:table-cell office:value-type="float" office:value="0.3120456" calcext:value-type="float">
            <text:p>0.3120456</text:p>
          </table:table-cell>
          <table:table-cell office:value-type="float" office:value="0.3138748" calcext:value-type="float">
            <text:p>0.3138748</text:p>
          </table:table-cell>
          <table:table-cell office:value-type="float" office:value="0.351851" calcext:value-type="float">
            <text:p>0.351851</text:p>
          </table:table-cell>
          <table:table-cell office:value-type="float" office:value="0.3748658" calcext:value-type="float">
            <text:p>0.3748658</text:p>
          </table:table-cell>
          <table:table-cell office:value-type="float" office:value="0.3926871" calcext:value-type="float">
            <text:p>0.39268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0599E-016" calcext:value-type="float">
            <text:p>7.490599E-16</text:p>
          </table:table-cell>
          <table:table-cell office:value-type="float" office:value="7.144592E-016" calcext:value-type="float">
            <text:p>7.144592E-16</text:p>
          </table:table-cell>
          <table:table-cell office:value-type="float" office:value="2.441673E-016" calcext:value-type="float">
            <text:p>2.441673E-16</text:p>
          </table:table-cell>
          <table:table-cell office:value-type="float" office:value="4.290854E-023" calcext:value-type="float">
            <text:p>4.29085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504631" calcext:value-type="float">
            <text:p>-0.005504631</text:p>
          </table:table-cell>
          <table:table-cell office:value-type="float" office:value="-0.035722" calcext:value-type="float">
            <text:p>-0.035722</text:p>
          </table:table-cell>
          <table:table-cell office:value-type="float" office:value="-0.04725393" calcext:value-type="float">
            <text:p>-0.04725393</text:p>
          </table:table-cell>
          <table:table-cell office:value-type="float" office:value="-0.6873578" calcext:value-type="float">
            <text:p>-0.6873578</text:p>
          </table:table-cell>
          <table:table-cell office:value-type="float" office:value="-0.9994249" calcext:value-type="float">
            <text:p>-0.9994249</text:p>
          </table:table-cell>
          <table:table-cell office:value-type="float" office:value="-1.32592" calcext:value-type="float">
            <text:p>-1.32592</text:p>
          </table:table-cell>
          <table:table-cell office:value-type="float" office:value="-0.07378602" calcext:value-type="float">
            <text:p>-0.07378602</text:p>
          </table:table-cell>
          <table:table-cell office:value-type="float" office:value="-0.1074182" calcext:value-type="float">
            <text:p>-0.1074182</text:p>
          </table:table-cell>
          <table:table-cell office:value-type="float" office:value="-0.08205137" calcext:value-type="float">
            <text:p>-0.08205137</text:p>
          </table:table-cell>
          <table:table-cell office:value-type="float" office:value="-0.03313742" calcext:value-type="float">
            <text:p>-0.0331374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5638857" calcext:value-type="float">
            <text:p>-0.005638857</text:p>
          </table:table-cell>
          <table:table-cell office:value-type="float" office:value="0.0008232815" calcext:value-type="float">
            <text:p>0.000823281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0458" calcext:value-type="float">
            <text:p>-2.3704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516.9615" calcext:value-type="float">
            <text:p>516.9615</text:p>
          </table:table-cell>
          <table:table-cell office:value-type="float" office:value="387.2209" calcext:value-type="float">
            <text:p>387.2209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856" calcext:value-type="float">
            <text:p>1012.856</text:p>
          </table:table-cell>
          <table:table-cell office:value-type="float" office:value="67.99638" calcext:value-type="float">
            <text:p>67.99638</text:p>
          </table:table-cell>
          <table:table-cell office:value-type="float" office:value="0" calcext:value-type="float">
            <text:p>0</text:p>
          </table:table-cell>
          <table:table-cell office:value-type="float" office:value="0.4032148" calcext:value-type="float">
            <text:p>0.4032148</text:p>
          </table:table-cell>
          <table:table-cell office:value-type="float" office:value="0.2977118" calcext:value-type="float">
            <text:p>0.2977118</text:p>
          </table:table-cell>
          <table:table-cell office:value-type="float" office:value="0.2950816" calcext:value-type="float">
            <text:p>0.2950816</text:p>
          </table:table-cell>
          <table:table-cell office:value-type="float" office:value="0.2080315" calcext:value-type="float">
            <text:p>0.2080315</text:p>
          </table:table-cell>
          <table:table-cell office:value-type="float" office:value="0.1979179" calcext:value-type="float">
            <text:p>0.1979179</text:p>
          </table:table-cell>
          <table:table-cell office:value-type="float" office:value="0.1657342" calcext:value-type="float">
            <text:p>0.1657342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3126674" calcext:value-type="float">
            <text:p>0.3126674</text:p>
          </table:table-cell>
          <table:table-cell office:value-type="float" office:value="0.3141011" calcext:value-type="float">
            <text:p>0.3141011</text:p>
          </table:table-cell>
          <table:table-cell office:value-type="float" office:value="0.3520769" calcext:value-type="float">
            <text:p>0.3520769</text:p>
          </table:table-cell>
          <table:table-cell office:value-type="float" office:value="0.3748635" calcext:value-type="float">
            <text:p>0.3748635</text:p>
          </table:table-cell>
          <table:table-cell office:value-type="float" office:value="0.3925069" calcext:value-type="float">
            <text:p>0.39250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1438E-016" calcext:value-type="float">
            <text:p>7.491438E-16</text:p>
          </table:table-cell>
          <table:table-cell office:value-type="float" office:value="7.144438E-016" calcext:value-type="float">
            <text:p>7.144438E-16</text:p>
          </table:table-cell>
          <table:table-cell office:value-type="float" office:value="2.44163E-016" calcext:value-type="float">
            <text:p>2.44163E-16</text:p>
          </table:table-cell>
          <table:table-cell office:value-type="float" office:value="4.290785E-023" calcext:value-type="float">
            <text:p>4.29078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01768" calcext:value-type="float">
            <text:p>-0.01001768</text:p>
          </table:table-cell>
          <table:table-cell office:value-type="float" office:value="-0.03947939" calcext:value-type="float">
            <text:p>-0.03947939</text:p>
          </table:table-cell>
          <table:table-cell office:value-type="float" office:value="-0.0414129" calcext:value-type="float">
            <text:p>-0.0414129</text:p>
          </table:table-cell>
          <table:table-cell office:value-type="float" office:value="-0.6118127" calcext:value-type="float">
            <text:p>-0.6118127</text:p>
          </table:table-cell>
          <table:table-cell office:value-type="float" office:value="-0.8978848" calcext:value-type="float">
            <text:p>-0.8978848</text:p>
          </table:table-cell>
          <table:table-cell office:value-type="float" office:value="-1.281892" calcext:value-type="float">
            <text:p>-1.281892</text:p>
          </table:table-cell>
          <table:table-cell office:value-type="float" office:value="-0.0790574" calcext:value-type="float">
            <text:p>-0.0790574</text:p>
          </table:table-cell>
          <table:table-cell office:value-type="float" office:value="-0.1055546" calcext:value-type="float">
            <text:p>-0.1055546</text:p>
          </table:table-cell>
          <table:table-cell office:value-type="float" office:value="-0.08150057" calcext:value-type="float">
            <text:p>-0.08150057</text:p>
          </table:table-cell>
          <table:table-cell office:value-type="float" office:value="-0.0328808" calcext:value-type="float">
            <text:p>-0.032880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6793203" calcext:value-type="float">
            <text:p>-0.006793203</text:p>
          </table:table-cell>
          <table:table-cell office:value-type="float" office:value="0.0008153633" calcext:value-type="float">
            <text:p>0.000815363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3617" calcext:value-type="float">
            <text:p>-2.3736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521.8615" calcext:value-type="float">
            <text:p>521.8615</text:p>
          </table:table-cell>
          <table:table-cell office:value-type="float" office:value="388.4815" calcext:value-type="float">
            <text:p>388.4815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6.449" calcext:value-type="float">
            <text:p>1016.449</text:p>
          </table:table-cell>
          <table:table-cell office:value-type="float" office:value="68.042" calcext:value-type="float">
            <text:p>68.042</text:p>
          </table:table-cell>
          <table:table-cell office:value-type="float" office:value="0" calcext:value-type="float">
            <text:p>0</text:p>
          </table:table-cell>
          <table:table-cell office:value-type="float" office:value="0.3418505" calcext:value-type="float">
            <text:p>0.3418505</text:p>
          </table:table-cell>
          <table:table-cell office:value-type="float" office:value="0.3421633" calcext:value-type="float">
            <text:p>0.3421633</text:p>
          </table:table-cell>
          <table:table-cell office:value-type="float" office:value="0.3377137" calcext:value-type="float">
            <text:p>0.3377137</text:p>
          </table:table-cell>
          <table:table-cell office:value-type="float" office:value="0.2110736" calcext:value-type="float">
            <text:p>0.2110736</text:p>
          </table:table-cell>
          <table:table-cell office:value-type="float" office:value="0.2006354" calcext:value-type="float">
            <text:p>0.2006354</text:p>
          </table:table-cell>
          <table:table-cell office:value-type="float" office:value="0.1664702" calcext:value-type="float">
            <text:p>0.1664702</text:p>
          </table:table-cell>
          <table:table-cell office:value-type="float" office:value="0.2346298" calcext:value-type="float">
            <text:p>0.2346298</text:p>
          </table:table-cell>
          <table:table-cell office:value-type="float" office:value="0.3131973" calcext:value-type="float">
            <text:p>0.3131973</text:p>
          </table:table-cell>
          <table:table-cell office:value-type="float" office:value="0.3143557" calcext:value-type="float">
            <text:p>0.3143557</text:p>
          </table:table-cell>
          <table:table-cell office:value-type="float" office:value="0.3523121" calcext:value-type="float">
            <text:p>0.3523121</text:p>
          </table:table-cell>
          <table:table-cell office:value-type="float" office:value="0.3748393" calcext:value-type="float">
            <text:p>0.3748393</text:p>
          </table:table-cell>
          <table:table-cell office:value-type="float" office:value="0.3922962" calcext:value-type="float">
            <text:p>0.392296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92269E-016" calcext:value-type="float">
            <text:p>7.492269E-16</text:p>
          </table:table-cell>
          <table:table-cell office:value-type="float" office:value="7.144297E-016" calcext:value-type="float">
            <text:p>7.144297E-16</text:p>
          </table:table-cell>
          <table:table-cell office:value-type="float" office:value="2.441592E-016" calcext:value-type="float">
            <text:p>2.441592E-16</text:p>
          </table:table-cell>
          <table:table-cell office:value-type="float" office:value="4.290717E-023" calcext:value-type="float">
            <text:p>4.2907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591804" calcext:value-type="float">
            <text:p>-0.01591804</text:p>
          </table:table-cell>
          <table:table-cell office:value-type="float" office:value="-0.01585896" calcext:value-type="float">
            <text:p>-0.01585896</text:p>
          </table:table-cell>
          <table:table-cell office:value-type="float" office:value="-0.01730283" calcext:value-type="float">
            <text:p>-0.01730283</text:p>
          </table:table-cell>
          <table:table-cell office:value-type="float" office:value="-0.5472429" calcext:value-type="float">
            <text:p>-0.5472429</text:p>
          </table:table-cell>
          <table:table-cell office:value-type="float" office:value="-0.8084149" calcext:value-type="float">
            <text:p>-0.8084149</text:p>
          </table:table-cell>
          <table:table-cell office:value-type="float" office:value="-1.239142" calcext:value-type="float">
            <text:p>-1.239142</text:p>
          </table:table-cell>
          <table:table-cell office:value-type="float" office:value="-0.08347316" calcext:value-type="float">
            <text:p>-0.08347316</text:p>
          </table:table-cell>
          <table:table-cell office:value-type="float" office:value="-0.1039964" calcext:value-type="float">
            <text:p>-0.1039964</text:p>
          </table:table-cell>
          <table:table-cell office:value-type="float" office:value="-0.08088589" calcext:value-type="float">
            <text:p>-0.08088589</text:p>
          </table:table-cell>
          <table:table-cell office:value-type="float" office:value="-0.03250707" calcext:value-type="float">
            <text:p>-0.0325070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581455" calcext:value-type="float">
            <text:p>-0.01581455</text:p>
          </table:table-cell>
          <table:table-cell office:value-type="float" office:value="0.0008051427" calcext:value-type="float">
            <text:p>0.00080514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6236" calcext:value-type="float">
            <text:p>-2.3762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521.8615" calcext:value-type="float">
            <text:p>521.8615</text:p>
          </table:table-cell>
          <table:table-cell office:value-type="float" office:value="391.4178" calcext:value-type="float">
            <text:p>391.4178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3.514" calcext:value-type="float">
            <text:p>1013.514</text:p>
          </table:table-cell>
          <table:table-cell office:value-type="float" office:value="68.042" calcext:value-type="float">
            <text:p>68.042</text:p>
          </table:table-cell>
          <table:table-cell office:value-type="float" office:value="0" calcext:value-type="float">
            <text:p>0</text:p>
          </table:table-cell>
          <table:table-cell office:value-type="float" office:value="0.2385574" calcext:value-type="float">
            <text:p>0.2385574</text:p>
          </table:table-cell>
          <table:table-cell office:value-type="float" office:value="0.322806" calcext:value-type="float">
            <text:p>0.322806</text:p>
          </table:table-cell>
          <table:table-cell office:value-type="float" office:value="0.3264205" calcext:value-type="float">
            <text:p>0.3264205</text:p>
          </table:table-cell>
          <table:table-cell office:value-type="float" office:value="0.2134593" calcext:value-type="float">
            <text:p>0.2134593</text:p>
          </table:table-cell>
          <table:table-cell office:value-type="float" office:value="0.202528" calcext:value-type="float">
            <text:p>0.202528</text:p>
          </table:table-cell>
          <table:table-cell office:value-type="float" office:value="0.1671625" calcext:value-type="float">
            <text:p>0.1671625</text:p>
          </table:table-cell>
          <table:table-cell office:value-type="float" office:value="0.2328318" calcext:value-type="float">
            <text:p>0.2328318</text:p>
          </table:table-cell>
          <table:table-cell office:value-type="float" office:value="0.3135084" calcext:value-type="float">
            <text:p>0.3135084</text:p>
          </table:table-cell>
          <table:table-cell office:value-type="float" office:value="0.314517" calcext:value-type="float">
            <text:p>0.314517</text:p>
          </table:table-cell>
          <table:table-cell office:value-type="float" office:value="0.3524707" calcext:value-type="float">
            <text:p>0.3524707</text:p>
          </table:table-cell>
          <table:table-cell office:value-type="float" office:value="0.374801" calcext:value-type="float">
            <text:p>0.374801</text:p>
          </table:table-cell>
          <table:table-cell office:value-type="float" office:value="0.3920982" calcext:value-type="float">
            <text:p>0.39209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3191E-016" calcext:value-type="float">
            <text:p>7.493191E-16</text:p>
          </table:table-cell>
          <table:table-cell office:value-type="float" office:value="7.14414E-016" calcext:value-type="float">
            <text:p>7.14414E-16</text:p>
          </table:table-cell>
          <table:table-cell office:value-type="float" office:value="2.441548E-016" calcext:value-type="float">
            <text:p>2.441548E-16</text:p>
          </table:table-cell>
          <table:table-cell office:value-type="float" office:value="4.290651E-023" calcext:value-type="float">
            <text:p>4.29065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11741" calcext:value-type="float">
            <text:p>-0.211741</text:p>
          </table:table-cell>
          <table:table-cell office:value-type="float" office:value="-0.02276894" calcext:value-type="float">
            <text:p>-0.02276894</text:p>
          </table:table-cell>
          <table:table-cell office:value-type="float" office:value="-0.02123754" calcext:value-type="float">
            <text:p>-0.02123754</text:p>
          </table:table-cell>
          <table:table-cell office:value-type="float" office:value="-0.5017926" calcext:value-type="float">
            <text:p>-0.5017926</text:p>
          </table:table-cell>
          <table:table-cell office:value-type="float" office:value="-0.7519516" calcext:value-type="float">
            <text:p>-0.7519516</text:p>
          </table:table-cell>
          <table:table-cell office:value-type="float" office:value="-1.200373" calcext:value-type="float">
            <text:p>-1.200373</text:p>
          </table:table-cell>
          <table:table-cell office:value-type="float" office:value="-0.08818516" calcext:value-type="float">
            <text:p>-0.08818516</text:p>
          </table:table-cell>
          <table:table-cell office:value-type="float" office:value="-0.1030916" calcext:value-type="float">
            <text:p>-0.1030916</text:p>
          </table:table-cell>
          <table:table-cell office:value-type="float" office:value="-0.0804991" calcext:value-type="float">
            <text:p>-0.0804991</text:p>
          </table:table-cell>
          <table:table-cell office:value-type="float" office:value="-0.03225739" calcext:value-type="float">
            <text:p>-0.0322573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3279974" calcext:value-type="float">
            <text:p>-0.3279974</text:p>
          </table:table-cell>
          <table:table-cell office:value-type="float" office:value="0.0007947304" calcext:value-type="float">
            <text:p>0.000794730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888" calcext:value-type="float">
            <text:p>-2.3788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393.0485" calcext:value-type="float">
            <text:p>393.0485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5.557" calcext:value-type="float">
            <text:p>1015.557</text:p>
          </table:table-cell>
          <table:table-cell office:value-type="float" office:value="68.06775" calcext:value-type="float">
            <text:p>68.06775</text:p>
          </table:table-cell>
          <table:table-cell office:value-type="float" office:value="0" calcext:value-type="float">
            <text:p>0</text:p>
          </table:table-cell>
          <table:table-cell office:value-type="float" office:value="0.3285587" calcext:value-type="float">
            <text:p>0.3285587</text:p>
          </table:table-cell>
          <table:table-cell office:value-type="float" office:value="0.3329466" calcext:value-type="float">
            <text:p>0.3329466</text:p>
          </table:table-cell>
          <table:table-cell office:value-type="float" office:value="0.3340845" calcext:value-type="float">
            <text:p>0.3340845</text:p>
          </table:table-cell>
          <table:table-cell office:value-type="float" office:value="0.216507" calcext:value-type="float">
            <text:p>0.216507</text:p>
          </table:table-cell>
          <table:table-cell office:value-type="float" office:value="0.2049512" calcext:value-type="float">
            <text:p>0.2049512</text:p>
          </table:table-cell>
          <table:table-cell office:value-type="float" office:value="0.1678676" calcext:value-type="float">
            <text:p>0.1678676</text:p>
          </table:table-cell>
          <table:table-cell office:value-type="float" office:value="0.2316633" calcext:value-type="float">
            <text:p>0.2316633</text:p>
          </table:table-cell>
          <table:table-cell office:value-type="float" office:value="0.3138502" calcext:value-type="float">
            <text:p>0.3138502</text:p>
          </table:table-cell>
          <table:table-cell office:value-type="float" office:value="0.3147701" calcext:value-type="float">
            <text:p>0.3147701</text:p>
          </table:table-cell>
          <table:table-cell office:value-type="float" office:value="0.352675" calcext:value-type="float">
            <text:p>0.352675</text:p>
          </table:table-cell>
          <table:table-cell office:value-type="float" office:value="0.3747922" calcext:value-type="float">
            <text:p>0.3747922</text:p>
          </table:table-cell>
          <table:table-cell office:value-type="float" office:value="0.3919136" calcext:value-type="float">
            <text:p>0.39191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4051E-016" calcext:value-type="float">
            <text:p>7.494051E-16</text:p>
          </table:table-cell>
          <table:table-cell office:value-type="float" office:value="7.143983E-016" calcext:value-type="float">
            <text:p>7.143983E-16</text:p>
          </table:table-cell>
          <table:table-cell office:value-type="float" office:value="2.441504E-016" calcext:value-type="float">
            <text:p>2.441504E-16</text:p>
          </table:table-cell>
          <table:table-cell office:value-type="float" office:value="4.290587E-023" calcext:value-type="float">
            <text:p>4.2905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039957" calcext:value-type="float">
            <text:p>-0.02039957</text:p>
          </table:table-cell>
          <table:table-cell office:value-type="float" office:value="-0.01879793" calcext:value-type="float">
            <text:p>-0.01879793</text:p>
          </table:table-cell>
          <table:table-cell office:value-type="float" office:value="-0.01843075" calcext:value-type="float">
            <text:p>-0.01843075</text:p>
          </table:table-cell>
          <table:table-cell office:value-type="float" office:value="-0.4500108" calcext:value-type="float">
            <text:p>-0.4500108</text:p>
          </table:table-cell>
          <table:table-cell office:value-type="float" office:value="-0.6862279" calcext:value-type="float">
            <text:p>-0.6862279</text:p>
          </table:table-cell>
          <table:table-cell office:value-type="float" office:value="-1.162305" calcext:value-type="float">
            <text:p>-1.162305</text:p>
          </table:table-cell>
          <table:table-cell office:value-type="float" office:value="-0.09141219" calcext:value-type="float">
            <text:p>-0.09141219</text:p>
          </table:table-cell>
          <table:table-cell office:value-type="float" office:value="-0.1021096" calcext:value-type="float">
            <text:p>-0.1021096</text:p>
          </table:table-cell>
          <table:table-cell office:value-type="float" office:value="-0.07989606" calcext:value-type="float">
            <text:p>-0.07989606</text:p>
          </table:table-cell>
          <table:table-cell office:value-type="float" office:value="-0.03193907" calcext:value-type="float">
            <text:p>-0.0319390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048448" calcext:value-type="float">
            <text:p>-0.02048448</text:p>
          </table:table-cell>
          <table:table-cell office:value-type="float" office:value="0.0007832911" calcext:value-type="float">
            <text:p>0.000783291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1592" calcext:value-type="float">
            <text:p>-2.3815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395.4276" calcext:value-type="float">
            <text:p>395.4276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3.179" calcext:value-type="float">
            <text:p>1013.179</text:p>
          </table:table-cell>
          <table:table-cell office:value-type="float" office:value="68.06775" calcext:value-type="float">
            <text:p>68.06775</text:p>
          </table:table-cell>
          <table:table-cell office:value-type="float" office:value="0" calcext:value-type="float">
            <text:p>0</text:p>
          </table:table-cell>
          <table:table-cell office:value-type="float" office:value="0.2276173" calcext:value-type="float">
            <text:p>0.2276173</text:p>
          </table:table-cell>
          <table:table-cell office:value-type="float" office:value="0.3164566" calcext:value-type="float">
            <text:p>0.3164566</text:p>
          </table:table-cell>
          <table:table-cell office:value-type="float" office:value="0.3200753" calcext:value-type="float">
            <text:p>0.3200753</text:p>
          </table:table-cell>
          <table:table-cell office:value-type="float" office:value="0.2190807" calcext:value-type="float">
            <text:p>0.2190807</text:p>
          </table:table-cell>
          <table:table-cell office:value-type="float" office:value="0.2069384" calcext:value-type="float">
            <text:p>0.2069384</text:p>
          </table:table-cell>
          <table:table-cell office:value-type="float" office:value="0.1685367" calcext:value-type="float">
            <text:p>0.1685367</text:p>
          </table:table-cell>
          <table:table-cell office:value-type="float" office:value="0.230396" calcext:value-type="float">
            <text:p>0.230396</text:p>
          </table:table-cell>
          <table:table-cell office:value-type="float" office:value="0.3140308" calcext:value-type="float">
            <text:p>0.3140308</text:p>
          </table:table-cell>
          <table:table-cell office:value-type="float" office:value="0.314937" calcext:value-type="float">
            <text:p>0.314937</text:p>
          </table:table-cell>
          <table:table-cell office:value-type="float" office:value="0.3528148" calcext:value-type="float">
            <text:p>0.3528148</text:p>
          </table:table-cell>
          <table:table-cell office:value-type="float" office:value="0.3747683" calcext:value-type="float">
            <text:p>0.3747683</text:p>
          </table:table-cell>
          <table:table-cell office:value-type="float" office:value="0.3917415" calcext:value-type="float">
            <text:p>0.39174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4963E-016" calcext:value-type="float">
            <text:p>7.494963E-16</text:p>
          </table:table-cell>
          <table:table-cell office:value-type="float" office:value="7.143844E-016" calcext:value-type="float">
            <text:p>7.143844E-16</text:p>
          </table:table-cell>
          <table:table-cell office:value-type="float" office:value="2.441463E-016" calcext:value-type="float">
            <text:p>2.441463E-16</text:p>
          </table:table-cell>
          <table:table-cell office:value-type="float" office:value="4.290517E-023" calcext:value-type="float">
            <text:p>4.2905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030406" calcext:value-type="float">
            <text:p>-0.3030406</text:p>
          </table:table-cell>
          <table:table-cell office:value-type="float" office:value="-0.02573365" calcext:value-type="float">
            <text:p>-0.02573365</text:p>
          </table:table-cell>
          <table:table-cell office:value-type="float" office:value="-0.02396034" calcext:value-type="float">
            <text:p>-0.02396034</text:p>
          </table:table-cell>
          <table:table-cell office:value-type="float" office:value="-0.4107915" calcext:value-type="float">
            <text:p>-0.4107915</text:p>
          </table:table-cell>
          <table:table-cell office:value-type="float" office:value="-0.6370185" calcext:value-type="float">
            <text:p>-0.6370185</text:p>
          </table:table-cell>
          <table:table-cell office:value-type="float" office:value="-1.127431" calcext:value-type="float">
            <text:p>-1.127431</text:p>
          </table:table-cell>
          <table:table-cell office:value-type="float" office:value="-0.09506062" calcext:value-type="float">
            <text:p>-0.09506062</text:p>
          </table:table-cell>
          <table:table-cell office:value-type="float" office:value="-0.1015945" calcext:value-type="float">
            <text:p>-0.1015945</text:p>
          </table:table-cell>
          <table:table-cell office:value-type="float" office:value="-0.07950117" calcext:value-type="float">
            <text:p>-0.07950117</text:p>
          </table:table-cell>
          <table:table-cell office:value-type="float" office:value="-0.03172297" calcext:value-type="float">
            <text:p>-0.0317229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5821719" calcext:value-type="float">
            <text:p>-0.5821719</text:p>
          </table:table-cell>
          <table:table-cell office:value-type="float" office:value="0.0007715159" calcext:value-type="float">
            <text:p>0.000771515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334" calcext:value-type="float">
            <text:p>-2.3843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397.5761" calcext:value-type="float">
            <text:p>397.576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03" calcext:value-type="float">
            <text:p>1011.03</text:p>
          </table:table-cell>
          <table:table-cell office:value-type="float" office:value="68.06775" calcext:value-type="float">
            <text:p>68.06775</text:p>
          </table:table-cell>
          <table:table-cell office:value-type="float" office:value="0" calcext:value-type="float">
            <text:p>0</text:p>
          </table:table-cell>
          <table:table-cell office:value-type="float" office:value="0.1206615" calcext:value-type="float">
            <text:p>0.1206615</text:p>
          </table:table-cell>
          <table:table-cell office:value-type="float" office:value="0.3054441" calcext:value-type="float">
            <text:p>0.3054441</text:p>
          </table:table-cell>
          <table:table-cell office:value-type="float" office:value="0.3076088" calcext:value-type="float">
            <text:p>0.3076088</text:p>
          </table:table-cell>
          <table:table-cell office:value-type="float" office:value="0.2208625" calcext:value-type="float">
            <text:p>0.2208625</text:p>
          </table:table-cell>
          <table:table-cell office:value-type="float" office:value="0.2082601" calcext:value-type="float">
            <text:p>0.2082601</text:p>
          </table:table-cell>
          <table:table-cell office:value-type="float" office:value="0.1692712" calcext:value-type="float">
            <text:p>0.1692712</text:p>
          </table:table-cell>
          <table:table-cell office:value-type="float" office:value="0.229192" calcext:value-type="float">
            <text:p>0.229192</text:p>
          </table:table-cell>
          <table:table-cell office:value-type="float" office:value="0.3141431" calcext:value-type="float">
            <text:p>0.3141431</text:p>
          </table:table-cell>
          <table:table-cell office:value-type="float" office:value="0.3150878" calcext:value-type="float">
            <text:p>0.3150878</text:p>
          </table:table-cell>
          <table:table-cell office:value-type="float" office:value="0.3529365" calcext:value-type="float">
            <text:p>0.3529365</text:p>
          </table:table-cell>
          <table:table-cell office:value-type="float" office:value="0.374745" calcext:value-type="float">
            <text:p>0.374745</text:p>
          </table:table-cell>
          <table:table-cell office:value-type="float" office:value="0.3915784" calcext:value-type="float">
            <text:p>0.39157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5958E-016" calcext:value-type="float">
            <text:p>7.495958E-16</text:p>
          </table:table-cell>
          <table:table-cell office:value-type="float" office:value="7.143663E-016" calcext:value-type="float">
            <text:p>7.143663E-16</text:p>
          </table:table-cell>
          <table:table-cell office:value-type="float" office:value="2.441416E-016" calcext:value-type="float">
            <text:p>2.441416E-16</text:p>
          </table:table-cell>
          <table:table-cell office:value-type="float" office:value="4.290456E-023" calcext:value-type="float">
            <text:p>4.2904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05554" calcext:value-type="float">
            <text:p>-41.05554</text:p>
          </table:table-cell>
          <table:table-cell office:value-type="float" office:value="-0.0319935" calcext:value-type="float">
            <text:p>-0.0319935</text:p>
          </table:table-cell>
          <table:table-cell office:value-type="float" office:value="-0.03060223" calcext:value-type="float">
            <text:p>-0.03060223</text:p>
          </table:table-cell>
          <table:table-cell office:value-type="float" office:value="-0.3858993" calcext:value-type="float">
            <text:p>-0.3858993</text:p>
          </table:table-cell>
          <table:table-cell office:value-type="float" office:value="-0.606474" calcext:value-type="float">
            <text:p>-0.606474</text:p>
          </table:table-cell>
          <table:table-cell office:value-type="float" office:value="-1.090574" calcext:value-type="float">
            <text:p>-1.090574</text:p>
          </table:table-cell>
          <table:table-cell office:value-type="float" office:value="-0.09867749" calcext:value-type="float">
            <text:p>-0.09867749</text:p>
          </table:table-cell>
          <table:table-cell office:value-type="float" office:value="-0.1012747" calcext:value-type="float">
            <text:p>-0.1012747</text:p>
          </table:table-cell>
          <table:table-cell office:value-type="float" office:value="-0.07914605" calcext:value-type="float">
            <text:p>-0.07914605</text:p>
          </table:table-cell>
          <table:table-cell office:value-type="float" office:value="-0.03153594" calcext:value-type="float">
            <text:p>-0.0315359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5.51865" calcext:value-type="float">
            <text:p>-25.51865</text:p>
          </table:table-cell>
          <table:table-cell office:value-type="float" office:value="0.0007654698" calcext:value-type="float">
            <text:p>0.00076546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71" calcext:value-type="float">
            <text:p>-2.38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525.561" calcext:value-type="float">
            <text:p>525.561</text:p>
          </table:table-cell>
          <table:table-cell office:value-type="float" office:value="398.4252" calcext:value-type="float">
            <text:p>398.425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0.182" calcext:value-type="float">
            <text:p>1010.182</text:p>
          </table:table-cell>
          <table:table-cell office:value-type="float" office:value="68.06775" calcext:value-type="float">
            <text:p>68.06775</text:p>
          </table:table-cell>
          <table:table-cell office:value-type="float" office:value="0" calcext:value-type="float">
            <text:p>0</text:p>
          </table:table-cell>
          <table:table-cell office:value-type="float" office:value="0.1150728" calcext:value-type="float">
            <text:p>0.1150728</text:p>
          </table:table-cell>
          <table:table-cell office:value-type="float" office:value="0.2963963" calcext:value-type="float">
            <text:p>0.2963963</text:p>
          </table:table-cell>
          <table:table-cell office:value-type="float" office:value="0.2975505" calcext:value-type="float">
            <text:p>0.2975505</text:p>
          </table:table-cell>
          <table:table-cell office:value-type="float" office:value="0.2229229" calcext:value-type="float">
            <text:p>0.2229229</text:p>
          </table:table-cell>
          <table:table-cell office:value-type="float" office:value="0.2099012" calcext:value-type="float">
            <text:p>0.2099012</text:p>
          </table:table-cell>
          <table:table-cell office:value-type="float" office:value="0.1700369" calcext:value-type="float">
            <text:p>0.1700369</text:p>
          </table:table-cell>
          <table:table-cell office:value-type="float" office:value="0.2281973" calcext:value-type="float">
            <text:p>0.2281973</text:p>
          </table:table-cell>
          <table:table-cell office:value-type="float" office:value="0.3142264" calcext:value-type="float">
            <text:p>0.3142264</text:p>
          </table:table-cell>
          <table:table-cell office:value-type="float" office:value="0.3152518" calcext:value-type="float">
            <text:p>0.3152518</text:p>
          </table:table-cell>
          <table:table-cell office:value-type="float" office:value="0.3530586" calcext:value-type="float">
            <text:p>0.3530586</text:p>
          </table:table-cell>
          <table:table-cell office:value-type="float" office:value="0.3747273" calcext:value-type="float">
            <text:p>0.3747273</text:p>
          </table:table-cell>
          <table:table-cell office:value-type="float" office:value="0.3914235" calcext:value-type="float">
            <text:p>0.39142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7033E-016" calcext:value-type="float">
            <text:p>7.497033E-16</text:p>
          </table:table-cell>
          <table:table-cell office:value-type="float" office:value="7.14347E-016" calcext:value-type="float">
            <text:p>7.14347E-16</text:p>
          </table:table-cell>
          <table:table-cell office:value-type="float" office:value="2.441368E-016" calcext:value-type="float">
            <text:p>2.441368E-16</text:p>
          </table:table-cell>
          <table:table-cell office:value-type="float" office:value="4.290386E-023" calcext:value-type="float">
            <text:p>4.2903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92218" calcext:value-type="float">
            <text:p>-59.92218</text:p>
          </table:table-cell>
          <table:table-cell office:value-type="float" office:value="-0.04000562" calcext:value-type="float">
            <text:p>-0.04000562</text:p>
          </table:table-cell>
          <table:table-cell office:value-type="float" office:value="-0.03877731" calcext:value-type="float">
            <text:p>-0.03877731</text:p>
          </table:table-cell>
          <table:table-cell office:value-type="float" office:value="-0.3593919" calcext:value-type="float">
            <text:p>-0.3593919</text:p>
          </table:table-cell>
          <table:table-cell office:value-type="float" office:value="-0.5709229" calcext:value-type="float">
            <text:p>-0.5709229</text:p>
          </table:table-cell>
          <table:table-cell office:value-type="float" office:value="-1.053519" calcext:value-type="float">
            <text:p>-1.053519</text:p>
          </table:table-cell>
          <table:table-cell office:value-type="float" office:value="-0.1017871" calcext:value-type="float">
            <text:p>-0.1017871</text:p>
          </table:table-cell>
          <table:table-cell office:value-type="float" office:value="-0.1010383" calcext:value-type="float">
            <text:p>-0.1010383</text:p>
          </table:table-cell>
          <table:table-cell office:value-type="float" office:value="-0.07876179" calcext:value-type="float">
            <text:p>-0.07876179</text:p>
          </table:table-cell>
          <table:table-cell office:value-type="float" office:value="-0.03134969" calcext:value-type="float">
            <text:p>-0.0313496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8.80251" calcext:value-type="float">
            <text:p>-38.80251</text:p>
          </table:table-cell>
          <table:table-cell office:value-type="float" office:value="0.0007617504" calcext:value-type="float">
            <text:p>0.000761750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866" calcext:value-type="float">
            <text:p>-2.3898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1.1073" calcext:value-type="float">
            <text:p>401.1073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4.042" calcext:value-type="float">
            <text:p>1014.042</text:p>
          </table:table-cell>
          <table:table-cell office:value-type="float" office:value="68.1267" calcext:value-type="float">
            <text:p>68.1267</text:p>
          </table:table-cell>
          <table:table-cell office:value-type="float" office:value="0" calcext:value-type="float">
            <text:p>0</text:p>
          </table:table-cell>
          <table:table-cell office:value-type="float" office:value="0.2928801" calcext:value-type="float">
            <text:p>0.2928801</text:p>
          </table:table-cell>
          <table:table-cell office:value-type="float" office:value="0.3177391" calcext:value-type="float">
            <text:p>0.3177391</text:p>
          </table:table-cell>
          <table:table-cell office:value-type="float" office:value="0.3149208" calcext:value-type="float">
            <text:p>0.3149208</text:p>
          </table:table-cell>
          <table:table-cell office:value-type="float" office:value="0.2264113" calcext:value-type="float">
            <text:p>0.2264113</text:p>
          </table:table-cell>
          <table:table-cell office:value-type="float" office:value="0.212383" calcext:value-type="float">
            <text:p>0.212383</text:p>
          </table:table-cell>
          <table:table-cell office:value-type="float" office:value="0.1708046" calcext:value-type="float">
            <text:p>0.1708046</text:p>
          </table:table-cell>
          <table:table-cell office:value-type="float" office:value="0.2275548" calcext:value-type="float">
            <text:p>0.2275548</text:p>
          </table:table-cell>
          <table:table-cell office:value-type="float" office:value="0.3143572" calcext:value-type="float">
            <text:p>0.3143572</text:p>
          </table:table-cell>
          <table:table-cell office:value-type="float" office:value="0.3154745" calcext:value-type="float">
            <text:p>0.3154745</text:p>
          </table:table-cell>
          <table:table-cell office:value-type="float" office:value="0.3532118" calcext:value-type="float">
            <text:p>0.3532118</text:p>
          </table:table-cell>
          <table:table-cell office:value-type="float" office:value="0.3747282" calcext:value-type="float">
            <text:p>0.3747282</text:p>
          </table:table-cell>
          <table:table-cell office:value-type="float" office:value="0.3912756" calcext:value-type="float">
            <text:p>0.39127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8083E-016" calcext:value-type="float">
            <text:p>7.498083E-16</text:p>
          </table:table-cell>
          <table:table-cell office:value-type="float" office:value="7.143286E-016" calcext:value-type="float">
            <text:p>7.143286E-16</text:p>
          </table:table-cell>
          <table:table-cell office:value-type="float" office:value="2.44132E-016" calcext:value-type="float">
            <text:p>2.44132E-16</text:p>
          </table:table-cell>
          <table:table-cell office:value-type="float" office:value="4.290317E-023" calcext:value-type="float">
            <text:p>4.2903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272263" calcext:value-type="float">
            <text:p>-0.04272263</text:p>
          </table:table-cell>
          <table:table-cell office:value-type="float" office:value="-0.02497582" calcext:value-type="float">
            <text:p>-0.02497582</text:p>
          </table:table-cell>
          <table:table-cell office:value-type="float" office:value="-0.02652161" calcext:value-type="float">
            <text:p>-0.02652161</text:p>
          </table:table-cell>
          <table:table-cell office:value-type="float" office:value="-0.3188228" calcext:value-type="float">
            <text:p>-0.3188228</text:p>
          </table:table-cell>
          <table:table-cell office:value-type="float" office:value="-0.5215712" calcext:value-type="float">
            <text:p>-0.5215712</text:p>
          </table:table-cell>
          <table:table-cell office:value-type="float" office:value="-1.017805" calcext:value-type="float">
            <text:p>-1.017805</text:p>
          </table:table-cell>
          <table:table-cell office:value-type="float" office:value="-0.1038563" calcext:value-type="float">
            <text:p>-0.1038563</text:p>
          </table:table-cell>
          <table:table-cell office:value-type="float" office:value="-0.1006698" calcext:value-type="float">
            <text:p>-0.1006698</text:p>
          </table:table-cell>
          <table:table-cell office:value-type="float" office:value="-0.07824381" calcext:value-type="float">
            <text:p>-0.07824381</text:p>
          </table:table-cell>
          <table:table-cell office:value-type="float" office:value="-0.03111803" calcext:value-type="float">
            <text:p>-0.0311180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5298756" calcext:value-type="float">
            <text:p>-0.05298756</text:p>
          </table:table-cell>
          <table:table-cell office:value-type="float" office:value="0.0007468663" calcext:value-type="float">
            <text:p>0.00074686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2633" calcext:value-type="float">
            <text:p>-2.3926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2.6482" calcext:value-type="float">
            <text:p>402.648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502" calcext:value-type="float">
            <text:p>1012.502</text:p>
          </table:table-cell>
          <table:table-cell office:value-type="float" office:value="68.1267" calcext:value-type="float">
            <text:p>68.1267</text:p>
          </table:table-cell>
          <table:table-cell office:value-type="float" office:value="0" calcext:value-type="float">
            <text:p>0</text:p>
          </table:table-cell>
          <table:table-cell office:value-type="float" office:value="0.1997081" calcext:value-type="float">
            <text:p>0.1997081</text:p>
          </table:table-cell>
          <table:table-cell office:value-type="float" office:value="0.3057934" calcext:value-type="float">
            <text:p>0.3057934</text:p>
          </table:table-cell>
          <table:table-cell office:value-type="float" office:value="0.3073498" calcext:value-type="float">
            <text:p>0.3073498</text:p>
          </table:table-cell>
          <table:table-cell office:value-type="float" office:value="0.2301189" calcext:value-type="float">
            <text:p>0.2301189</text:p>
          </table:table-cell>
          <table:table-cell office:value-type="float" office:value="0.2149518" calcext:value-type="float">
            <text:p>0.2149518</text:p>
          </table:table-cell>
          <table:table-cell office:value-type="float" office:value="0.1715624" calcext:value-type="float">
            <text:p>0.1715624</text:p>
          </table:table-cell>
          <table:table-cell office:value-type="float" office:value="0.2270753" calcext:value-type="float">
            <text:p>0.2270753</text:p>
          </table:table-cell>
          <table:table-cell office:value-type="float" office:value="0.3144924" calcext:value-type="float">
            <text:p>0.3144924</text:p>
          </table:table-cell>
          <table:table-cell office:value-type="float" office:value="0.3157157" calcext:value-type="float">
            <text:p>0.3157157</text:p>
          </table:table-cell>
          <table:table-cell office:value-type="float" office:value="0.3533709" calcext:value-type="float">
            <text:p>0.3533709</text:p>
          </table:table-cell>
          <table:table-cell office:value-type="float" office:value="0.3747375" calcext:value-type="float">
            <text:p>0.3747375</text:p>
          </table:table-cell>
          <table:table-cell office:value-type="float" office:value="0.3911344" calcext:value-type="float">
            <text:p>0.39113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8973E-016" calcext:value-type="float">
            <text:p>7.498973E-16</text:p>
          </table:table-cell>
          <table:table-cell office:value-type="float" office:value="7.143133E-016" calcext:value-type="float">
            <text:p>7.143133E-16</text:p>
          </table:table-cell>
          <table:table-cell office:value-type="float" office:value="2.441273E-016" calcext:value-type="float">
            <text:p>2.441273E-16</text:p>
          </table:table-cell>
          <table:table-cell office:value-type="float" office:value="4.290249E-023" calcext:value-type="float">
            <text:p>4.29024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194572" calcext:value-type="float">
            <text:p>-0.8194572</text:p>
          </table:table-cell>
          <table:table-cell office:value-type="float" office:value="-0.03176109" calcext:value-type="float">
            <text:p>-0.03176109</text:p>
          </table:table-cell>
          <table:table-cell office:value-type="float" office:value="-0.03075944" calcext:value-type="float">
            <text:p>-0.03075944</text:p>
          </table:table-cell>
          <table:table-cell office:value-type="float" office:value="-0.2814345" calcext:value-type="float">
            <text:p>-0.2814345</text:p>
          </table:table-cell>
          <table:table-cell office:value-type="float" office:value="-0.4754904" calcext:value-type="float">
            <text:p>-0.4754904</text:p>
          </table:table-cell>
          <table:table-cell office:value-type="float" office:value="-0.9838786" calcext:value-type="float">
            <text:p>-0.9838786</text:p>
          </table:table-cell>
          <table:table-cell office:value-type="float" office:value="-0.1054316" calcext:value-type="float">
            <text:p>-0.1054316</text:p>
          </table:table-cell>
          <table:table-cell office:value-type="float" office:value="-0.1002905" calcext:value-type="float">
            <text:p>-0.1002905</text:p>
          </table:table-cell>
          <table:table-cell office:value-type="float" office:value="-0.077687" calcext:value-type="float">
            <text:p>-0.077687</text:p>
          </table:table-cell>
          <table:table-cell office:value-type="float" office:value="-0.03087896" calcext:value-type="float">
            <text:p>-0.0308789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.464368" calcext:value-type="float">
            <text:p>-1.464368</text:p>
          </table:table-cell>
          <table:table-cell office:value-type="float" office:value="0.0007386038" calcext:value-type="float">
            <text:p>0.00073860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402" calcext:value-type="float">
            <text:p>-2.3954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3.7134" calcext:value-type="float">
            <text:p>403.7134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436" calcext:value-type="float">
            <text:p>1011.436</text:p>
          </table:table-cell>
          <table:table-cell office:value-type="float" office:value="68.1267" calcext:value-type="float">
            <text:p>68.1267</text:p>
          </table:table-cell>
          <table:table-cell office:value-type="float" office:value="0" calcext:value-type="float">
            <text:p>0</text:p>
          </table:table-cell>
          <table:table-cell office:value-type="float" office:value="0.1184346" calcext:value-type="float">
            <text:p>0.1184346</text:p>
          </table:table-cell>
          <table:table-cell office:value-type="float" office:value="0.3014147" calcext:value-type="float">
            <text:p>0.3014147</text:p>
          </table:table-cell>
          <table:table-cell office:value-type="float" office:value="0.3010657" calcext:value-type="float">
            <text:p>0.3010657</text:p>
          </table:table-cell>
          <table:table-cell office:value-type="float" office:value="0.2337979" calcext:value-type="float">
            <text:p>0.2337979</text:p>
          </table:table-cell>
          <table:table-cell office:value-type="float" office:value="0.2177761" calcext:value-type="float">
            <text:p>0.2177761</text:p>
          </table:table-cell>
          <table:table-cell office:value-type="float" office:value="0.1723078" calcext:value-type="float">
            <text:p>0.1723078</text:p>
          </table:table-cell>
          <table:table-cell office:value-type="float" office:value="0.2266739" calcext:value-type="float">
            <text:p>0.2266739</text:p>
          </table:table-cell>
          <table:table-cell office:value-type="float" office:value="0.3146043" calcext:value-type="float">
            <text:p>0.3146043</text:p>
          </table:table-cell>
          <table:table-cell office:value-type="float" office:value="0.3159493" calcext:value-type="float">
            <text:p>0.3159493</text:p>
          </table:table-cell>
          <table:table-cell office:value-type="float" office:value="0.3535199" calcext:value-type="float">
            <text:p>0.3535199</text:p>
          </table:table-cell>
          <table:table-cell office:value-type="float" office:value="0.3747485" calcext:value-type="float">
            <text:p>0.3747485</text:p>
          </table:table-cell>
          <table:table-cell office:value-type="float" office:value="0.3909999" calcext:value-type="float">
            <text:p>0.39099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9732E-016" calcext:value-type="float">
            <text:p>7.499732E-16</text:p>
          </table:table-cell>
          <table:table-cell office:value-type="float" office:value="7.143022E-016" calcext:value-type="float">
            <text:p>7.143022E-16</text:p>
          </table:table-cell>
          <table:table-cell office:value-type="float" office:value="2.441239E-016" calcext:value-type="float">
            <text:p>2.441239E-16</text:p>
          </table:table-cell>
          <table:table-cell office:value-type="float" office:value="4.290183E-023" calcext:value-type="float">
            <text:p>4.2901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74008" calcext:value-type="float">
            <text:p>-47.74008</text:p>
          </table:table-cell>
          <table:table-cell office:value-type="float" office:value="-0.03514887" calcext:value-type="float">
            <text:p>-0.03514887</text:p>
          </table:table-cell>
          <table:table-cell office:value-type="float" office:value="-0.03544942" calcext:value-type="float">
            <text:p>-0.03544942</text:p>
          </table:table-cell>
          <table:table-cell office:value-type="float" office:value="-0.2489794" calcext:value-type="float">
            <text:p>-0.2489794</text:p>
          </table:table-cell>
          <table:table-cell office:value-type="float" office:value="-0.4300554" calcext:value-type="float">
            <text:p>-0.4300554</text:p>
          </table:table-cell>
          <table:table-cell office:value-type="float" office:value="-0.9517562" calcext:value-type="float">
            <text:p>-0.9517562</text:p>
          </table:table-cell>
          <table:table-cell office:value-type="float" office:value="-0.1067714" calcext:value-type="float">
            <text:p>-0.1067714</text:p>
          </table:table-cell>
          <table:table-cell office:value-type="float" office:value="-0.09997754" calcext:value-type="float">
            <text:p>-0.09997754</text:p>
          </table:table-cell>
          <table:table-cell office:value-type="float" office:value="-0.07715168" calcext:value-type="float">
            <text:p>-0.07715168</text:p>
          </table:table-cell>
          <table:table-cell office:value-type="float" office:value="-0.03065691" calcext:value-type="float">
            <text:p>-0.0306569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7.25049" calcext:value-type="float">
            <text:p>-27.25049</text:p>
          </table:table-cell>
          <table:table-cell office:value-type="float" office:value="0.0007357062" calcext:value-type="float">
            <text:p>0.000735706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168" calcext:value-type="float">
            <text:p>-2.3981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3.9091" calcext:value-type="float">
            <text:p>403.909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548" calcext:value-type="float">
            <text:p>1011.548</text:p>
          </table:table-cell>
          <table:table-cell office:value-type="float" office:value="67.81994" calcext:value-type="float">
            <text:p>67.81994</text:p>
          </table:table-cell>
          <table:table-cell office:value-type="float" office:value="0" calcext:value-type="float">
            <text:p>0</text:p>
          </table:table-cell>
          <table:table-cell office:value-type="float" office:value="0.1170526" calcext:value-type="float">
            <text:p>0.1170526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0.2950328" calcext:value-type="float">
            <text:p>0.2950328</text:p>
          </table:table-cell>
          <table:table-cell office:value-type="float" office:value="0.2380027" calcext:value-type="float">
            <text:p>0.2380027</text:p>
          </table:table-cell>
          <table:table-cell office:value-type="float" office:value="0.2208948" calcext:value-type="float">
            <text:p>0.2208948</text:p>
          </table:table-cell>
          <table:table-cell office:value-type="float" office:value="0.1730403" calcext:value-type="float">
            <text:p>0.1730403</text:p>
          </table:table-cell>
          <table:table-cell office:value-type="float" office:value="0.2263451" calcext:value-type="float">
            <text:p>0.2263451</text:p>
          </table:table-cell>
          <table:table-cell office:value-type="float" office:value="0.3147208" calcext:value-type="float">
            <text:p>0.3147208</text:p>
          </table:table-cell>
          <table:table-cell office:value-type="float" office:value="0.3162252" calcext:value-type="float">
            <text:p>0.3162252</text:p>
          </table:table-cell>
          <table:table-cell office:value-type="float" office:value="0.353607" calcext:value-type="float">
            <text:p>0.353607</text:p>
          </table:table-cell>
          <table:table-cell office:value-type="float" office:value="0.3747615" calcext:value-type="float">
            <text:p>0.3747615</text:p>
          </table:table-cell>
          <table:table-cell office:value-type="float" office:value="0.3911063" calcext:value-type="float">
            <text:p>0.3911063</text:p>
          </table:table-cell>
          <table:table-cell office:value-type="float" office:value="0.4500844" calcext:value-type="float">
            <text:p>0.4500844</text:p>
          </table:table-cell>
          <table:table-cell office:value-type="float" office:value="0" calcext:value-type="float">
            <text:p>0</text:p>
          </table:table-cell>
          <table:table-cell office:value-type="float" office:value="7.500507E-016" calcext:value-type="float">
            <text:p>7.500507E-16</text:p>
          </table:table-cell>
          <table:table-cell office:value-type="float" office:value="7.142908E-016" calcext:value-type="float">
            <text:p>7.142908E-16</text:p>
          </table:table-cell>
          <table:table-cell office:value-type="float" office:value="2.441202E-016" calcext:value-type="float">
            <text:p>2.441202E-16</text:p>
          </table:table-cell>
          <table:table-cell office:value-type="float" office:value="4.29012E-023" calcext:value-type="float">
            <text:p>4.2901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33485" calcext:value-type="float">
            <text:p>-52.33485</text:p>
          </table:table-cell>
          <table:table-cell office:value-type="float" office:value="-0.03995157" calcext:value-type="float">
            <text:p>-0.03995157</text:p>
          </table:table-cell>
          <table:table-cell office:value-type="float" office:value="-0.04142396" calcext:value-type="float">
            <text:p>-0.04142396</text:p>
          </table:table-cell>
          <table:table-cell office:value-type="float" office:value="-0.2171069" calcext:value-type="float">
            <text:p>-0.2171069</text:p>
          </table:table-cell>
          <table:table-cell office:value-type="float" office:value="-0.3854706" calcext:value-type="float">
            <text:p>-0.3854706</text:p>
          </table:table-cell>
          <table:table-cell office:value-type="float" office:value="-0.9213343" calcext:value-type="float">
            <text:p>-0.9213343</text:p>
          </table:table-cell>
          <table:table-cell office:value-type="float" office:value="-0.107884" calcext:value-type="float">
            <text:p>-0.107884</text:p>
          </table:table-cell>
          <table:table-cell office:value-type="float" office:value="-0.09965412" calcext:value-type="float">
            <text:p>-0.09965412</text:p>
          </table:table-cell>
          <table:table-cell office:value-type="float" office:value="-0.07652654" calcext:value-type="float">
            <text:p>-0.07652654</text:p>
          </table:table-cell>
          <table:table-cell office:value-type="float" office:value="-0.0305265" calcext:value-type="float">
            <text:p>-0.030526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0.8619" calcext:value-type="float">
            <text:p>-30.8619</text:p>
          </table:table-cell>
          <table:table-cell office:value-type="float" office:value="0.000733444" calcext:value-type="float">
            <text:p>0.00073344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8091" calcext:value-type="float">
            <text:p>-2.28809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4.1527" calcext:value-type="float">
            <text:p>404.1527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172" calcext:value-type="float">
            <text:p>1012.172</text:p>
          </table:table-cell>
          <table:table-cell office:value-type="float" office:value="66.95198" calcext:value-type="float">
            <text:p>66.95198</text:p>
          </table:table-cell>
          <table:table-cell office:value-type="float" office:value="0" calcext:value-type="float">
            <text:p>0</text:p>
          </table:table-cell>
          <table:table-cell office:value-type="float" office:value="0.1153758" calcext:value-type="float">
            <text:p>0.1153758</text:p>
          </table:table-cell>
          <table:table-cell office:value-type="float" office:value="0.2908509" calcext:value-type="float">
            <text:p>0.2908509</text:p>
          </table:table-cell>
          <table:table-cell office:value-type="float" office:value="0.2889411" calcext:value-type="float">
            <text:p>0.2889411</text:p>
          </table:table-cell>
          <table:table-cell office:value-type="float" office:value="0.2418634" calcext:value-type="float">
            <text:p>0.2418634</text:p>
          </table:table-cell>
          <table:table-cell office:value-type="float" office:value="0.224195" calcext:value-type="float">
            <text:p>0.224195</text:p>
          </table:table-cell>
          <table:table-cell office:value-type="float" office:value="0.1738241" calcext:value-type="float">
            <text:p>0.1738241</text:p>
          </table:table-cell>
          <table:table-cell office:value-type="float" office:value="0.2260118" calcext:value-type="float">
            <text:p>0.2260118</text:p>
          </table:table-cell>
          <table:table-cell office:value-type="float" office:value="0.3148299" calcext:value-type="float">
            <text:p>0.3148299</text:p>
          </table:table-cell>
          <table:table-cell office:value-type="float" office:value="0.3165143" calcext:value-type="float">
            <text:p>0.3165143</text:p>
          </table:table-cell>
          <table:table-cell office:value-type="float" office:value="0.3536596" calcext:value-type="float">
            <text:p>0.3536596</text:p>
          </table:table-cell>
          <table:table-cell office:value-type="float" office:value="0.3747995" calcext:value-type="float">
            <text:p>0.3747995</text:p>
          </table:table-cell>
          <table:table-cell office:value-type="float" office:value="0.3915043" calcext:value-type="float">
            <text:p>0.3915043</text:p>
          </table:table-cell>
          <table:table-cell office:value-type="float" office:value="0.4550529" calcext:value-type="float">
            <text:p>0.4550529</text:p>
          </table:table-cell>
          <table:table-cell office:value-type="float" office:value="0" calcext:value-type="float">
            <text:p>0</text:p>
          </table:table-cell>
          <table:table-cell office:value-type="float" office:value="7.501347E-016" calcext:value-type="float">
            <text:p>7.501347E-16</text:p>
          </table:table-cell>
          <table:table-cell office:value-type="float" office:value="7.142786E-016" calcext:value-type="float">
            <text:p>7.142786E-16</text:p>
          </table:table-cell>
          <table:table-cell office:value-type="float" office:value="2.441164E-016" calcext:value-type="float">
            <text:p>2.441164E-16</text:p>
          </table:table-cell>
          <table:table-cell office:value-type="float" office:value="4.290059E-023" calcext:value-type="float">
            <text:p>4.29005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62433" calcext:value-type="float">
            <text:p>-58.62433</text:p>
          </table:table-cell>
          <table:table-cell office:value-type="float" office:value="-0.04624124" calcext:value-type="float">
            <text:p>-0.04624124</text:p>
          </table:table-cell>
          <table:table-cell office:value-type="float" office:value="-0.04862532" calcext:value-type="float">
            <text:p>-0.04862532</text:p>
          </table:table-cell>
          <table:table-cell office:value-type="float" office:value="-0.1918346" calcext:value-type="float">
            <text:p>-0.1918346</text:p>
          </table:table-cell>
          <table:table-cell office:value-type="float" office:value="-0.3439573" calcext:value-type="float">
            <text:p>-0.3439573</text:p>
          </table:table-cell>
          <table:table-cell office:value-type="float" office:value="-0.8900694" calcext:value-type="float">
            <text:p>-0.8900694</text:p>
          </table:table-cell>
          <table:table-cell office:value-type="float" office:value="-0.1090197" calcext:value-type="float">
            <text:p>-0.1090197</text:p>
          </table:table-cell>
          <table:table-cell office:value-type="float" office:value="-0.09935139" calcext:value-type="float">
            <text:p>-0.09935139</text:p>
          </table:table-cell>
          <table:table-cell office:value-type="float" office:value="-0.07587542" calcext:value-type="float">
            <text:p>-0.07587542</text:p>
          </table:table-cell>
          <table:table-cell office:value-type="float" office:value="-0.03044907" calcext:value-type="float">
            <text:p>-0.0304490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6.64978" calcext:value-type="float">
            <text:p>-36.64978</text:p>
          </table:table-cell>
          <table:table-cell office:value-type="float" office:value="0.0007309053" calcext:value-type="float">
            <text:p>0.000730905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127" calcext:value-type="float">
            <text:p>-2.321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4.4262" calcext:value-type="float">
            <text:p>404.426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721" calcext:value-type="float">
            <text:p>1012.721</text:p>
          </table:table-cell>
          <table:table-cell office:value-type="float" office:value="66.12973" calcext:value-type="float">
            <text:p>66.12973</text:p>
          </table:table-cell>
          <table:table-cell office:value-type="float" office:value="0" calcext:value-type="float">
            <text:p>0</text:p>
          </table:table-cell>
          <table:table-cell office:value-type="float" office:value="0.1144907" calcext:value-type="float">
            <text:p>0.1144907</text:p>
          </table:table-cell>
          <table:table-cell office:value-type="float" office:value="0.2848685" calcext:value-type="float">
            <text:p>0.2848685</text:p>
          </table:table-cell>
          <table:table-cell office:value-type="float" office:value="0.2827377" calcext:value-type="float">
            <text:p>0.2827377</text:p>
          </table:table-cell>
          <table:table-cell office:value-type="float" office:value="0.2454572" calcext:value-type="float">
            <text:p>0.2454572</text:p>
          </table:table-cell>
          <table:table-cell office:value-type="float" office:value="0.2275557" calcext:value-type="float">
            <text:p>0.2275557</text:p>
          </table:table-cell>
          <table:table-cell office:value-type="float" office:value="0.1746952" calcext:value-type="float">
            <text:p>0.1746952</text:p>
          </table:table-cell>
          <table:table-cell office:value-type="float" office:value="0.2256542" calcext:value-type="float">
            <text:p>0.2256542</text:p>
          </table:table-cell>
          <table:table-cell office:value-type="float" office:value="0.314918" calcext:value-type="float">
            <text:p>0.314918</text:p>
          </table:table-cell>
          <table:table-cell office:value-type="float" office:value="0.3167877" calcext:value-type="float">
            <text:p>0.3167877</text:p>
          </table:table-cell>
          <table:table-cell office:value-type="float" office:value="0.3537115" calcext:value-type="float">
            <text:p>0.3537115</text:p>
          </table:table-cell>
          <table:table-cell office:value-type="float" office:value="0.3748533" calcext:value-type="float">
            <text:p>0.3748533</text:p>
          </table:table-cell>
          <table:table-cell office:value-type="float" office:value="0.3916736" calcext:value-type="float">
            <text:p>0.3916736</text:p>
          </table:table-cell>
          <table:table-cell office:value-type="float" office:value="0.4597203" calcext:value-type="float">
            <text:p>0.4597203</text:p>
          </table:table-cell>
          <table:table-cell office:value-type="float" office:value="0" calcext:value-type="float">
            <text:p>0</text:p>
          </table:table-cell>
          <table:table-cell office:value-type="float" office:value="7.5023E-016" calcext:value-type="float">
            <text:p>7.5023E-16</text:p>
          </table:table-cell>
          <table:table-cell office:value-type="float" office:value="7.142627E-016" calcext:value-type="float">
            <text:p>7.142627E-16</text:p>
          </table:table-cell>
          <table:table-cell office:value-type="float" office:value="2.441122E-016" calcext:value-type="float">
            <text:p>2.441122E-16</text:p>
          </table:table-cell>
          <table:table-cell office:value-type="float" office:value="4.29E-023" calcext:value-type="float">
            <text:p>4.2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82767" calcext:value-type="float">
            <text:p>-61.82767</text:p>
          </table:table-cell>
          <table:table-cell office:value-type="float" office:value="-0.05426391" calcext:value-type="float">
            <text:p>-0.05426391</text:p>
          </table:table-cell>
          <table:table-cell office:value-type="float" office:value="-0.05748652" calcext:value-type="float">
            <text:p>-0.05748652</text:p>
          </table:table-cell>
          <table:table-cell office:value-type="float" office:value="-0.171167" calcext:value-type="float">
            <text:p>-0.171167</text:p>
          </table:table-cell>
          <table:table-cell office:value-type="float" office:value="-0.3066593" calcext:value-type="float">
            <text:p>-0.3066593</text:p>
          </table:table-cell>
          <table:table-cell office:value-type="float" office:value="-0.8566388" calcext:value-type="float">
            <text:p>-0.8566388</text:p>
          </table:table-cell>
          <table:table-cell office:value-type="float" office:value="-0.1102593" calcext:value-type="float">
            <text:p>-0.1102593</text:p>
          </table:table-cell>
          <table:table-cell office:value-type="float" office:value="-0.09910755" calcext:value-type="float">
            <text:p>-0.09910755</text:p>
          </table:table-cell>
          <table:table-cell office:value-type="float" office:value="-0.07526533" calcext:value-type="float">
            <text:p>-0.07526533</text:p>
          </table:table-cell>
          <table:table-cell office:value-type="float" office:value="-0.0303726" calcext:value-type="float">
            <text:p>-0.030372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42.22466" calcext:value-type="float">
            <text:p>-42.22466</text:p>
          </table:table-cell>
          <table:table-cell office:value-type="float" office:value="0.0007280754" calcext:value-type="float">
            <text:p>0.000728075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51287" calcext:value-type="float">
            <text:p>-2.3512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4.6949" calcext:value-type="float">
            <text:p>404.6949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892" calcext:value-type="float">
            <text:p>1012.892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145011" calcext:value-type="float">
            <text:p>0.1145011</text:p>
          </table:table-cell>
          <table:table-cell office:value-type="float" office:value="0.2792141" calcext:value-type="float">
            <text:p>0.2792141</text:p>
          </table:table-cell>
          <table:table-cell office:value-type="float" office:value="0.2764634" calcext:value-type="float">
            <text:p>0.2764634</text:p>
          </table:table-cell>
          <table:table-cell office:value-type="float" office:value="0.2484459" calcext:value-type="float">
            <text:p>0.2484459</text:p>
          </table:table-cell>
          <table:table-cell office:value-type="float" office:value="0.2314502" calcext:value-type="float">
            <text:p>0.2314502</text:p>
          </table:table-cell>
          <table:table-cell office:value-type="float" office:value="0.1755446" calcext:value-type="float">
            <text:p>0.1755446</text:p>
          </table:table-cell>
          <table:table-cell office:value-type="float" office:value="0.2253682" calcext:value-type="float">
            <text:p>0.2253682</text:p>
          </table:table-cell>
          <table:table-cell office:value-type="float" office:value="0.3149921" calcext:value-type="float">
            <text:p>0.3149921</text:p>
          </table:table-cell>
          <table:table-cell office:value-type="float" office:value="0.3170482" calcext:value-type="float">
            <text:p>0.3170482</text:p>
          </table:table-cell>
          <table:table-cell office:value-type="float" office:value="0.3537644" calcext:value-type="float">
            <text:p>0.3537644</text:p>
          </table:table-cell>
          <table:table-cell office:value-type="float" office:value="0.3749078" calcext:value-type="float">
            <text:p>0.3749078</text:p>
          </table:table-cell>
          <table:table-cell office:value-type="float" office:value="0.3916874" calcext:value-type="float">
            <text:p>0.39168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3323E-016" calcext:value-type="float">
            <text:p>7.503323E-16</text:p>
          </table:table-cell>
          <table:table-cell office:value-type="float" office:value="7.142439E-016" calcext:value-type="float">
            <text:p>7.142439E-16</text:p>
          </table:table-cell>
          <table:table-cell office:value-type="float" office:value="2.441075E-016" calcext:value-type="float">
            <text:p>2.441075E-16</text:p>
          </table:table-cell>
          <table:table-cell office:value-type="float" office:value="4.289935E-023" calcext:value-type="float">
            <text:p>4.28993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1546" calcext:value-type="float">
            <text:p>-62.1546</text:p>
          </table:table-cell>
          <table:table-cell office:value-type="float" office:value="-0.06332235" calcext:value-type="float">
            <text:p>-0.06332235</text:p>
          </table:table-cell>
          <table:table-cell office:value-type="float" office:value="-0.06832114" calcext:value-type="float">
            <text:p>-0.06832114</text:p>
          </table:table-cell>
          <table:table-cell office:value-type="float" office:value="-0.1559294" calcext:value-type="float">
            <text:p>-0.1559294</text:p>
          </table:table-cell>
          <table:table-cell office:value-type="float" office:value="-0.2691689" calcext:value-type="float">
            <text:p>-0.2691689</text:p>
          </table:table-cell>
          <table:table-cell office:value-type="float" office:value="-0.8254048" calcext:value-type="float">
            <text:p>-0.8254048</text:p>
          </table:table-cell>
          <table:table-cell office:value-type="float" office:value="-0.1112625" calcext:value-type="float">
            <text:p>-0.1112625</text:p>
          </table:table-cell>
          <table:table-cell office:value-type="float" office:value="-0.09890299" calcext:value-type="float">
            <text:p>-0.09890299</text:p>
          </table:table-cell>
          <table:table-cell office:value-type="float" office:value="-0.07468883" calcext:value-type="float">
            <text:p>-0.07468883</text:p>
          </table:table-cell>
          <table:table-cell office:value-type="float" office:value="-0.030295" calcext:value-type="float">
            <text:p>-0.03029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7.57853" calcext:value-type="float">
            <text:p>-37.57853</text:p>
          </table:table-cell>
          <table:table-cell office:value-type="float" office:value="0.0007254687" calcext:value-type="float">
            <text:p>0.000725468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0201" calcext:value-type="float">
            <text:p>-2.3702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4.8932" calcext:value-type="float">
            <text:p>404.893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694" calcext:value-type="float">
            <text:p>1012.694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167684" calcext:value-type="float">
            <text:p>0.1167684</text:p>
          </table:table-cell>
          <table:table-cell office:value-type="float" office:value="0.2743078" calcext:value-type="float">
            <text:p>0.2743078</text:p>
          </table:table-cell>
          <table:table-cell office:value-type="float" office:value="0.2715759" calcext:value-type="float">
            <text:p>0.2715759</text:p>
          </table:table-cell>
          <table:table-cell office:value-type="float" office:value="0.2504513" calcext:value-type="float">
            <text:p>0.2504513</text:p>
          </table:table-cell>
          <table:table-cell office:value-type="float" office:value="0.2350788" calcext:value-type="float">
            <text:p>0.2350788</text:p>
          </table:table-cell>
          <table:table-cell office:value-type="float" office:value="0.1763749" calcext:value-type="float">
            <text:p>0.1763749</text:p>
          </table:table-cell>
          <table:table-cell office:value-type="float" office:value="0.2251589" calcext:value-type="float">
            <text:p>0.2251589</text:p>
          </table:table-cell>
          <table:table-cell office:value-type="float" office:value="0.315063" calcext:value-type="float">
            <text:p>0.315063</text:p>
          </table:table-cell>
          <table:table-cell office:value-type="float" office:value="0.3173037" calcext:value-type="float">
            <text:p>0.3173037</text:p>
          </table:table-cell>
          <table:table-cell office:value-type="float" office:value="0.3538213" calcext:value-type="float">
            <text:p>0.3538213</text:p>
          </table:table-cell>
          <table:table-cell office:value-type="float" office:value="0.3749584" calcext:value-type="float">
            <text:p>0.3749584</text:p>
          </table:table-cell>
          <table:table-cell office:value-type="float" office:value="0.391652" calcext:value-type="float">
            <text:p>0.3916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4305E-016" calcext:value-type="float">
            <text:p>7.504305E-16</text:p>
          </table:table-cell>
          <table:table-cell office:value-type="float" office:value="7.142267E-016" calcext:value-type="float">
            <text:p>7.142267E-16</text:p>
          </table:table-cell>
          <table:table-cell office:value-type="float" office:value="2.441028E-016" calcext:value-type="float">
            <text:p>2.441028E-16</text:p>
          </table:table-cell>
          <table:table-cell office:value-type="float" office:value="4.289866E-023" calcext:value-type="float">
            <text:p>4.2898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53541" calcext:value-type="float">
            <text:p>-53.53541</text:p>
          </table:table-cell>
          <table:table-cell office:value-type="float" office:value="-0.0726003" calcext:value-type="float">
            <text:p>-0.0726003</text:p>
          </table:table-cell>
          <table:table-cell office:value-type="float" office:value="-0.07840767" calcext:value-type="float">
            <text:p>-0.07840767</text:p>
          </table:table-cell>
          <table:table-cell office:value-type="float" office:value="-0.146491" calcext:value-type="float">
            <text:p>-0.146491</text:p>
          </table:table-cell>
          <table:table-cell office:value-type="float" office:value="-0.2387937" calcext:value-type="float">
            <text:p>-0.2387937</text:p>
          </table:table-cell>
          <table:table-cell office:value-type="float" office:value="-0.7961099" calcext:value-type="float">
            <text:p>-0.7961099</text:p>
          </table:table-cell>
          <table:table-cell office:value-type="float" office:value="-0.1120033" calcext:value-type="float">
            <text:p>-0.1120033</text:p>
          </table:table-cell>
          <table:table-cell office:value-type="float" office:value="-0.09870801" calcext:value-type="float">
            <text:p>-0.09870801</text:p>
          </table:table-cell>
          <table:table-cell office:value-type="float" office:value="-0.07412855" calcext:value-type="float">
            <text:p>-0.07412855</text:p>
          </table:table-cell>
          <table:table-cell office:value-type="float" office:value="-0.03021182" calcext:value-type="float">
            <text:p>-0.0302118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9.65504" calcext:value-type="float">
            <text:p>-29.65504</text:p>
          </table:table-cell>
          <table:table-cell office:value-type="float" office:value="0.000723228" calcext:value-type="float">
            <text:p>0.00072322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3889" calcext:value-type="float">
            <text:p>-2.3738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5.1801" calcext:value-type="float">
            <text:p>405.180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407" calcext:value-type="float">
            <text:p>1012.407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142017" calcext:value-type="float">
            <text:p>0.1142017</text:p>
          </table:table-cell>
          <table:table-cell office:value-type="float" office:value="0.2696523" calcext:value-type="float">
            <text:p>0.2696523</text:p>
          </table:table-cell>
          <table:table-cell office:value-type="float" office:value="0.2674689" calcext:value-type="float">
            <text:p>0.2674689</text:p>
          </table:table-cell>
          <table:table-cell office:value-type="float" office:value="0.2511775" calcext:value-type="float">
            <text:p>0.2511775</text:p>
          </table:table-cell>
          <table:table-cell office:value-type="float" office:value="0.2384236" calcext:value-type="float">
            <text:p>0.2384236</text:p>
          </table:table-cell>
          <table:table-cell office:value-type="float" office:value="0.177185" calcext:value-type="float">
            <text:p>0.177185</text:p>
          </table:table-cell>
          <table:table-cell office:value-type="float" office:value="0.2249849" calcext:value-type="float">
            <text:p>0.2249849</text:p>
          </table:table-cell>
          <table:table-cell office:value-type="float" office:value="0.3151199" calcext:value-type="float">
            <text:p>0.3151199</text:p>
          </table:table-cell>
          <table:table-cell office:value-type="float" office:value="0.3175443" calcext:value-type="float">
            <text:p>0.3175443</text:p>
          </table:table-cell>
          <table:table-cell office:value-type="float" office:value="0.3538764" calcext:value-type="float">
            <text:p>0.3538764</text:p>
          </table:table-cell>
          <table:table-cell office:value-type="float" office:value="0.3750015" calcext:value-type="float">
            <text:p>0.3750015</text:p>
          </table:table-cell>
          <table:table-cell office:value-type="float" office:value="0.3915841" calcext:value-type="float">
            <text:p>0.39158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5277E-016" calcext:value-type="float">
            <text:p>7.505277E-16</text:p>
          </table:table-cell>
          <table:table-cell office:value-type="float" office:value="7.142092E-016" calcext:value-type="float">
            <text:p>7.142092E-16</text:p>
          </table:table-cell>
          <table:table-cell office:value-type="float" office:value="2.440983E-016" calcext:value-type="float">
            <text:p>2.440983E-16</text:p>
          </table:table-cell>
          <table:table-cell office:value-type="float" office:value="4.289798E-023" calcext:value-type="float">
            <text:p>4.2897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95119" calcext:value-type="float">
            <text:p>-62.95119</text:p>
          </table:table-cell>
          <table:table-cell office:value-type="float" office:value="-0.0828382" calcext:value-type="float">
            <text:p>-0.0828382</text:p>
          </table:table-cell>
          <table:table-cell office:value-type="float" office:value="-0.08817858" calcext:value-type="float">
            <text:p>-0.08817858</text:p>
          </table:table-cell>
          <table:table-cell office:value-type="float" office:value="-0.1432429" calcext:value-type="float">
            <text:p>-0.1432429</text:p>
          </table:table-cell>
          <table:table-cell office:value-type="float" office:value="-0.2140907" calcext:value-type="float">
            <text:p>-0.2140907</text:p>
          </table:table-cell>
          <table:table-cell office:value-type="float" office:value="-0.7686541" calcext:value-type="float">
            <text:p>-0.7686541</text:p>
          </table:table-cell>
          <table:table-cell office:value-type="float" office:value="-0.1126232" calcext:value-type="float">
            <text:p>-0.1126232</text:p>
          </table:table-cell>
          <table:table-cell office:value-type="float" office:value="-0.09855121" calcext:value-type="float">
            <text:p>-0.09855121</text:p>
          </table:table-cell>
          <table:table-cell office:value-type="float" office:value="-0.07360487" calcext:value-type="float">
            <text:p>-0.07360487</text:p>
          </table:table-cell>
          <table:table-cell office:value-type="float" office:value="-0.03013132" calcext:value-type="float">
            <text:p>-0.0301313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45.21984" calcext:value-type="float">
            <text:p>-45.21984</text:p>
          </table:table-cell>
          <table:table-cell office:value-type="float" office:value="0.0007209686" calcext:value-type="float">
            <text:p>0.000720968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7265" calcext:value-type="float">
            <text:p>-2.37726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5.5216" calcext:value-type="float">
            <text:p>405.5216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2.066" calcext:value-type="float">
            <text:p>1012.066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125578" calcext:value-type="float">
            <text:p>0.1125578</text:p>
          </table:table-cell>
          <table:table-cell office:value-type="float" office:value="0.2650661" calcext:value-type="float">
            <text:p>0.2650661</text:p>
          </table:table-cell>
          <table:table-cell office:value-type="float" office:value="0.2636177" calcext:value-type="float">
            <text:p>0.2636177</text:p>
          </table:table-cell>
          <table:table-cell office:value-type="float" office:value="0.2512598" calcext:value-type="float">
            <text:p>0.2512598</text:p>
          </table:table-cell>
          <table:table-cell office:value-type="float" office:value="0.2405793" calcext:value-type="float">
            <text:p>0.2405793</text:p>
          </table:table-cell>
          <table:table-cell office:value-type="float" office:value="0.177967" calcext:value-type="float">
            <text:p>0.177967</text:p>
          </table:table-cell>
          <table:table-cell office:value-type="float" office:value="0.2248306" calcext:value-type="float">
            <text:p>0.2248306</text:p>
          </table:table-cell>
          <table:table-cell office:value-type="float" office:value="0.315159" calcext:value-type="float">
            <text:p>0.315159</text:p>
          </table:table-cell>
          <table:table-cell office:value-type="float" office:value="0.3177666" calcext:value-type="float">
            <text:p>0.3177666</text:p>
          </table:table-cell>
          <table:table-cell office:value-type="float" office:value="0.3539269" calcext:value-type="float">
            <text:p>0.3539269</text:p>
          </table:table-cell>
          <table:table-cell office:value-type="float" office:value="0.3750351" calcext:value-type="float">
            <text:p>0.3750351</text:p>
          </table:table-cell>
          <table:table-cell office:value-type="float" office:value="0.3915076" calcext:value-type="float">
            <text:p>0.391507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506351E-016" calcext:value-type="float">
            <text:p>7.506351E-16</text:p>
          </table:table-cell>
          <table:table-cell office:value-type="float" office:value="7.141897E-016" calcext:value-type="float">
            <text:p>7.141897E-16</text:p>
          </table:table-cell>
          <table:table-cell office:value-type="float" office:value="2.440932E-016" calcext:value-type="float">
            <text:p>2.440932E-16</text:p>
          </table:table-cell>
          <table:table-cell office:value-type="float" office:value="4.289727E-023" calcext:value-type="float">
            <text:p>4.2897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59555" calcext:value-type="float">
            <text:p>-70.59555</text:p>
          </table:table-cell>
          <table:table-cell office:value-type="float" office:value="-0.09454361" calcext:value-type="float">
            <text:p>-0.09454361</text:p>
          </table:table-cell>
          <table:table-cell office:value-type="float" office:value="-0.09860863" calcext:value-type="float">
            <text:p>-0.09860863</text:p>
          </table:table-cell>
          <table:table-cell office:value-type="float" office:value="-0.1428392" calcext:value-type="float">
            <text:p>-0.1428392</text:p>
          </table:table-cell>
          <table:table-cell office:value-type="float" office:value="-0.1997507" calcext:value-type="float">
            <text:p>-0.1997507</text:p>
          </table:table-cell>
          <table:table-cell office:value-type="float" office:value="-0.7431653" calcext:value-type="float">
            <text:p>-0.7431653</text:p>
          </table:table-cell>
          <table:table-cell office:value-type="float" office:value="-0.1131756" calcext:value-type="float">
            <text:p>-0.1131756</text:p>
          </table:table-cell>
          <table:table-cell office:value-type="float" office:value="-0.09844372" calcext:value-type="float">
            <text:p>-0.09844372</text:p>
          </table:table-cell>
          <table:table-cell office:value-type="float" office:value="-0.07312456" calcext:value-type="float">
            <text:p>-0.07312456</text:p>
          </table:table-cell>
          <table:table-cell office:value-type="float" office:value="-0.03005783" calcext:value-type="float">
            <text:p>-0.0300578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1.076" calcext:value-type="float">
            <text:p>-51.076</text:p>
          </table:table-cell>
          <table:table-cell office:value-type="float" office:value="0.0007186237" calcext:value-type="float">
            <text:p>0.000718623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0518" calcext:value-type="float">
            <text:p>-2.3805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5.9662" calcext:value-type="float">
            <text:p>405.9662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621" calcext:value-type="float">
            <text:p>1011.621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061515" calcext:value-type="float">
            <text:p>0.1061515</text:p>
          </table:table-cell>
          <table:table-cell office:value-type="float" office:value="0.2607293" calcext:value-type="float">
            <text:p>0.2607293</text:p>
          </table:table-cell>
          <table:table-cell office:value-type="float" office:value="0.2599657" calcext:value-type="float">
            <text:p>0.2599657</text:p>
          </table:table-cell>
          <table:table-cell office:value-type="float" office:value="0.2505004" calcext:value-type="float">
            <text:p>0.2505004</text:p>
          </table:table-cell>
          <table:table-cell office:value-type="float" office:value="0.2419827" calcext:value-type="float">
            <text:p>0.2419827</text:p>
          </table:table-cell>
          <table:table-cell office:value-type="float" office:value="0.1788686" calcext:value-type="float">
            <text:p>0.1788686</text:p>
          </table:table-cell>
          <table:table-cell office:value-type="float" office:value="0.2245324" calcext:value-type="float">
            <text:p>0.2245324</text:p>
          </table:table-cell>
          <table:table-cell office:value-type="float" office:value="0.3151973" calcext:value-type="float">
            <text:p>0.3151973</text:p>
          </table:table-cell>
          <table:table-cell office:value-type="float" office:value="0.3179724" calcext:value-type="float">
            <text:p>0.3179724</text:p>
          </table:table-cell>
          <table:table-cell office:value-type="float" office:value="0.3539746" calcext:value-type="float">
            <text:p>0.3539746</text:p>
          </table:table-cell>
          <table:table-cell office:value-type="float" office:value="0.3750606" calcext:value-type="float">
            <text:p>0.3750606</text:p>
          </table:table-cell>
          <table:table-cell office:value-type="float" office:value="0.391427" calcext:value-type="float">
            <text:p>0.3914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7506E-016" calcext:value-type="float">
            <text:p>7.507506E-16</text:p>
          </table:table-cell>
          <table:table-cell office:value-type="float" office:value="7.141693E-016" calcext:value-type="float">
            <text:p>7.141693E-16</text:p>
          </table:table-cell>
          <table:table-cell office:value-type="float" office:value="2.44088E-016" calcext:value-type="float">
            <text:p>2.44088E-16</text:p>
          </table:table-cell>
          <table:table-cell office:value-type="float" office:value="4.28967E-023" calcext:value-type="float">
            <text:p>4.2896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1.4961" calcext:value-type="float">
            <text:p>-111.4961</text:p>
          </table:table-cell>
          <table:table-cell office:value-type="float" office:value="-0.1073426" calcext:value-type="float">
            <text:p>-0.1073426</text:p>
          </table:table-cell>
          <table:table-cell office:value-type="float" office:value="-0.1097832" calcext:value-type="float">
            <text:p>-0.1097832</text:p>
          </table:table-cell>
          <table:table-cell office:value-type="float" office:value="-0.1461931" calcext:value-type="float">
            <text:p>-0.1461931</text:p>
          </table:table-cell>
          <table:table-cell office:value-type="float" office:value="-0.1909276" calcext:value-type="float">
            <text:p>-0.1909276</text:p>
          </table:table-cell>
          <table:table-cell office:value-type="float" office:value="-0.7150132" calcext:value-type="float">
            <text:p>-0.7150132</text:p>
          </table:table-cell>
          <table:table-cell office:value-type="float" office:value="-0.1142427" calcext:value-type="float">
            <text:p>-0.1142427</text:p>
          </table:table-cell>
          <table:table-cell office:value-type="float" office:value="-0.09833884" calcext:value-type="float">
            <text:p>-0.09833884</text:p>
          </table:table-cell>
          <table:table-cell office:value-type="float" office:value="-0.07268317" calcext:value-type="float">
            <text:p>-0.07268317</text:p>
          </table:table-cell>
          <table:table-cell office:value-type="float" office:value="-0.02998851" calcext:value-type="float">
            <text:p>-0.0299885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89.15488" calcext:value-type="float">
            <text:p>-89.15488</text:p>
          </table:table-cell>
          <table:table-cell office:value-type="float" office:value="0.0007163541" calcext:value-type="float">
            <text:p>0.000716354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3677" calcext:value-type="float">
            <text:p>-2.3836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532.1609" calcext:value-type="float">
            <text:p>532.1609</text:p>
          </table:table-cell>
          <table:table-cell office:value-type="float" office:value="406.1145" calcext:value-type="float">
            <text:p>406.1145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473" calcext:value-type="float">
            <text:p>1011.473</text:p>
          </table:table-cell>
          <table:table-cell office:value-type="float" office:value="65.69083" calcext:value-type="float">
            <text:p>65.69083</text:p>
          </table:table-cell>
          <table:table-cell office:value-type="float" office:value="0" calcext:value-type="float">
            <text:p>0</text:p>
          </table:table-cell>
          <table:table-cell office:value-type="float" office:value="0.1123617" calcext:value-type="float">
            <text:p>0.1123617</text:p>
          </table:table-cell>
          <table:table-cell office:value-type="float" office:value="0.257971" calcext:value-type="float">
            <text:p>0.257971</text:p>
          </table:table-cell>
          <table:table-cell office:value-type="float" office:value="0.2574095" calcext:value-type="float">
            <text:p>0.2574095</text:p>
          </table:table-cell>
          <table:table-cell office:value-type="float" office:value="0.2501473" calcext:value-type="float">
            <text:p>0.2501473</text:p>
          </table:table-cell>
          <table:table-cell office:value-type="float" office:value="0.2432316" calcext:value-type="float">
            <text:p>0.2432316</text:p>
          </table:table-cell>
          <table:table-cell office:value-type="float" office:value="0.1797863" calcext:value-type="float">
            <text:p>0.1797863</text:p>
          </table:table-cell>
          <table:table-cell office:value-type="float" office:value="0.224276" calcext:value-type="float">
            <text:p>0.224276</text:p>
          </table:table-cell>
          <table:table-cell office:value-type="float" office:value="0.3152513" calcext:value-type="float">
            <text:p>0.3152513</text:p>
          </table:table-cell>
          <table:table-cell office:value-type="float" office:value="0.3181841" calcext:value-type="float">
            <text:p>0.3181841</text:p>
          </table:table-cell>
          <table:table-cell office:value-type="float" office:value="0.3540295" calcext:value-type="float">
            <text:p>0.3540295</text:p>
          </table:table-cell>
          <table:table-cell office:value-type="float" office:value="0.3750838" calcext:value-type="float">
            <text:p>0.3750838</text:p>
          </table:table-cell>
          <table:table-cell office:value-type="float" office:value="0.3913422" calcext:value-type="float">
            <text:p>0.39134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8571E-016" calcext:value-type="float">
            <text:p>7.508571E-16</text:p>
          </table:table-cell>
          <table:table-cell office:value-type="float" office:value="7.141511E-016" calcext:value-type="float">
            <text:p>7.141511E-16</text:p>
          </table:table-cell>
          <table:table-cell office:value-type="float" office:value="2.440832E-016" calcext:value-type="float">
            <text:p>2.440832E-16</text:p>
          </table:table-cell>
          <table:table-cell office:value-type="float" office:value="4.289602E-023" calcext:value-type="float">
            <text:p>4.2896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74136" calcext:value-type="float">
            <text:p>-70.74136</text:p>
          </table:table-cell>
          <table:table-cell office:value-type="float" office:value="-0.1165441" calcext:value-type="float">
            <text:p>-0.1165441</text:p>
          </table:table-cell>
          <table:table-cell office:value-type="float" office:value="-0.1185015" calcext:value-type="float">
            <text:p>-0.1185015</text:p>
          </table:table-cell>
          <table:table-cell office:value-type="float" office:value="-0.147798" calcext:value-type="float">
            <text:p>-0.147798</text:p>
          </table:table-cell>
          <table:table-cell office:value-type="float" office:value="-0.1834782" calcext:value-type="float">
            <text:p>-0.1834782</text:p>
          </table:table-cell>
          <table:table-cell office:value-type="float" office:value="-0.6875305" calcext:value-type="float">
            <text:p>-0.6875305</text:p>
          </table:table-cell>
          <table:table-cell office:value-type="float" office:value="-0.1151801" calcext:value-type="float">
            <text:p>-0.1151801</text:p>
          </table:table-cell>
          <table:table-cell office:value-type="float" office:value="-0.09819166" calcext:value-type="float">
            <text:p>-0.09819166</text:p>
          </table:table-cell>
          <table:table-cell office:value-type="float" office:value="-0.07223237" calcext:value-type="float">
            <text:p>-0.07223237</text:p>
          </table:table-cell>
          <table:table-cell office:value-type="float" office:value="-0.02990921" calcext:value-type="float">
            <text:p>-0.0299092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0.94672" calcext:value-type="float">
            <text:p>-50.94672</text:p>
          </table:table-cell>
          <table:table-cell office:value-type="float" office:value="0.0007145844" calcext:value-type="float">
            <text:p>0.000714584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6758" calcext:value-type="float">
            <text:p>-2.3867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06.8147" calcext:value-type="float">
            <text:p>406.8147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3.258" calcext:value-type="float">
            <text:p>1013.258</text:p>
          </table:table-cell>
          <table:table-cell office:value-type="float" office:value="65.70559" calcext:value-type="float">
            <text:p>65.70559</text:p>
          </table:table-cell>
          <table:table-cell office:value-type="float" office:value="0" calcext:value-type="float">
            <text:p>0</text:p>
          </table:table-cell>
          <table:table-cell office:value-type="float" office:value="0.238993" calcext:value-type="float">
            <text:p>0.238993</text:p>
          </table:table-cell>
          <table:table-cell office:value-type="float" office:value="0.255725" calcext:value-type="float">
            <text:p>0.255725</text:p>
          </table:table-cell>
          <table:table-cell office:value-type="float" office:value="0.2560607" calcext:value-type="float">
            <text:p>0.2560607</text:p>
          </table:table-cell>
          <table:table-cell office:value-type="float" office:value="0.2500971" calcext:value-type="float">
            <text:p>0.2500971</text:p>
          </table:table-cell>
          <table:table-cell office:value-type="float" office:value="0.2442393" calcext:value-type="float">
            <text:p>0.2442393</text:p>
          </table:table-cell>
          <table:table-cell office:value-type="float" office:value="0.1806705" calcext:value-type="float">
            <text:p>0.1806705</text:p>
          </table:table-cell>
          <table:table-cell office:value-type="float" office:value="0.2241334" calcext:value-type="float">
            <text:p>0.2241334</text:p>
          </table:table-cell>
          <table:table-cell office:value-type="float" office:value="0.315322" calcext:value-type="float">
            <text:p>0.315322</text:p>
          </table:table-cell>
          <table:table-cell office:value-type="float" office:value="0.3184085" calcext:value-type="float">
            <text:p>0.3184085</text:p>
          </table:table-cell>
          <table:table-cell office:value-type="float" office:value="0.354095" calcext:value-type="float">
            <text:p>0.354095</text:p>
          </table:table-cell>
          <table:table-cell office:value-type="float" office:value="0.3751077" calcext:value-type="float">
            <text:p>0.3751077</text:p>
          </table:table-cell>
          <table:table-cell office:value-type="float" office:value="0.3912539" calcext:value-type="float">
            <text:p>0.39125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9359E-016" calcext:value-type="float">
            <text:p>7.509359E-16</text:p>
          </table:table-cell>
          <table:table-cell office:value-type="float" office:value="7.141393E-016" calcext:value-type="float">
            <text:p>7.141393E-16</text:p>
          </table:table-cell>
          <table:table-cell office:value-type="float" office:value="2.440793E-016" calcext:value-type="float">
            <text:p>2.440793E-16</text:p>
          </table:table-cell>
          <table:table-cell office:value-type="float" office:value="4.289537E-023" calcext:value-type="float">
            <text:p>4.28953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072564" calcext:value-type="float">
            <text:p>-0.2072564</text:p>
          </table:table-cell>
          <table:table-cell office:value-type="float" office:value="-0.1246027" calcext:value-type="float">
            <text:p>-0.1246027</text:p>
          </table:table-cell>
          <table:table-cell office:value-type="float" office:value="-0.1234172" calcext:value-type="float">
            <text:p>-0.1234172</text:p>
          </table:table-cell>
          <table:table-cell office:value-type="float" office:value="-0.1480307" calcext:value-type="float">
            <text:p>-0.1480307</text:p>
          </table:table-cell>
          <table:table-cell office:value-type="float" office:value="-0.1777146" calcext:value-type="float">
            <text:p>-0.1777146</text:p>
          </table:table-cell>
          <table:table-cell office:value-type="float" office:value="-0.6621765" calcext:value-type="float">
            <text:p>-0.6621765</text:p>
          </table:table-cell>
          <table:table-cell office:value-type="float" office:value="-0.1157064" calcext:value-type="float">
            <text:p>-0.1157064</text:p>
          </table:table-cell>
          <table:table-cell office:value-type="float" office:value="-0.09799902" calcext:value-type="float">
            <text:p>-0.09799902</text:p>
          </table:table-cell>
          <table:table-cell office:value-type="float" office:value="-0.07175805" calcext:value-type="float">
            <text:p>-0.07175805</text:p>
          </table:table-cell>
          <table:table-cell office:value-type="float" office:value="-0.02981481" calcext:value-type="float">
            <text:p>-0.0298148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4022272" calcext:value-type="float">
            <text:p>-0.04022272</text:p>
          </table:table-cell>
          <table:table-cell office:value-type="float" office:value="0.0007114449" calcext:value-type="float">
            <text:p>0.000711444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9764" calcext:value-type="float">
            <text:p>-2.3897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08.6136" calcext:value-type="float">
            <text:p>408.6136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1.458" calcext:value-type="float">
            <text:p>1011.458</text:p>
          </table:table-cell>
          <table:table-cell office:value-type="float" office:value="65.70559" calcext:value-type="float">
            <text:p>65.70559</text:p>
          </table:table-cell>
          <table:table-cell office:value-type="float" office:value="0" calcext:value-type="float">
            <text:p>0</text:p>
          </table:table-cell>
          <table:table-cell office:value-type="float" office:value="0.1411318" calcext:value-type="float">
            <text:p>0.1411318</text:p>
          </table:table-cell>
          <table:table-cell office:value-type="float" office:value="0.2522103" calcext:value-type="float">
            <text:p>0.2522103</text:p>
          </table:table-cell>
          <table:table-cell office:value-type="float" office:value="0.2543004" calcext:value-type="float">
            <text:p>0.2543004</text:p>
          </table:table-cell>
          <table:table-cell office:value-type="float" office:value="0.2498691" calcext:value-type="float">
            <text:p>0.2498691</text:p>
          </table:table-cell>
          <table:table-cell office:value-type="float" office:value="0.2448832" calcext:value-type="float">
            <text:p>0.2448832</text:p>
          </table:table-cell>
          <table:table-cell office:value-type="float" office:value="0.1815178" calcext:value-type="float">
            <text:p>0.1815178</text:p>
          </table:table-cell>
          <table:table-cell office:value-type="float" office:value="0.2240153" calcext:value-type="float">
            <text:p>0.2240153</text:p>
          </table:table-cell>
          <table:table-cell office:value-type="float" office:value="0.3153813" calcext:value-type="float">
            <text:p>0.3153813</text:p>
          </table:table-cell>
          <table:table-cell office:value-type="float" office:value="0.3186199" calcext:value-type="float">
            <text:p>0.3186199</text:p>
          </table:table-cell>
          <table:table-cell office:value-type="float" office:value="0.3541568" calcext:value-type="float">
            <text:p>0.3541568</text:p>
          </table:table-cell>
          <table:table-cell office:value-type="float" office:value="0.3751256" calcext:value-type="float">
            <text:p>0.3751256</text:p>
          </table:table-cell>
          <table:table-cell office:value-type="float" office:value="0.3911628" calcext:value-type="float">
            <text:p>0.39116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0023E-016" calcext:value-type="float">
            <text:p>7.510023E-16</text:p>
          </table:table-cell>
          <table:table-cell office:value-type="float" office:value="7.141313E-016" calcext:value-type="float">
            <text:p>7.141313E-16</text:p>
          </table:table-cell>
          <table:table-cell office:value-type="float" office:value="2.440761E-016" calcext:value-type="float">
            <text:p>2.440761E-16</text:p>
          </table:table-cell>
          <table:table-cell office:value-type="float" office:value="4.289473E-023" calcext:value-type="float">
            <text:p>4.2894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.9268" calcext:value-type="float">
            <text:p>-11.9268</text:p>
          </table:table-cell>
          <table:table-cell office:value-type="float" office:value="-0.1386671" calcext:value-type="float">
            <text:p>-0.1386671</text:p>
          </table:table-cell>
          <table:table-cell office:value-type="float" office:value="-0.1301261" calcext:value-type="float">
            <text:p>-0.1301261</text:p>
          </table:table-cell>
          <table:table-cell office:value-type="float" office:value="-0.149065" calcext:value-type="float">
            <text:p>-0.149065</text:p>
          </table:table-cell>
          <table:table-cell office:value-type="float" office:value="-0.1741284" calcext:value-type="float">
            <text:p>-0.1741284</text:p>
          </table:table-cell>
          <table:table-cell office:value-type="float" office:value="-0.6388654" calcext:value-type="float">
            <text:p>-0.6388654</text:p>
          </table:table-cell>
          <table:table-cell office:value-type="float" office:value="-0.1161412" calcext:value-type="float">
            <text:p>-0.1161412</text:p>
          </table:table-cell>
          <table:table-cell office:value-type="float" office:value="-0.09783701" calcext:value-type="float">
            <text:p>-0.09783701</text:p>
          </table:table-cell>
          <table:table-cell office:value-type="float" office:value="-0.07131386" calcext:value-type="float">
            <text:p>-0.07131386</text:p>
          </table:table-cell>
          <table:table-cell office:value-type="float" office:value="-0.02972579" calcext:value-type="float">
            <text:p>-0.0297257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0.69719" calcext:value-type="float">
            <text:p>-10.69719</text:p>
          </table:table-cell>
          <table:table-cell office:value-type="float" office:value="0.0007081717" calcext:value-type="float">
            <text:p>0.000708171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27" calcext:value-type="float">
            <text:p>-2.39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09.0888" calcext:value-type="float">
            <text:p>409.0888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0.983" calcext:value-type="float">
            <text:p>1010.983</text:p>
          </table:table-cell>
          <table:table-cell office:value-type="float" office:value="65.70559" calcext:value-type="float">
            <text:p>65.70559</text:p>
          </table:table-cell>
          <table:table-cell office:value-type="float" office:value="0" calcext:value-type="float">
            <text:p>0</text:p>
          </table:table-cell>
          <table:table-cell office:value-type="float" office:value="0.1165194" calcext:value-type="float">
            <text:p>0.1165194</text:p>
          </table:table-cell>
          <table:table-cell office:value-type="float" office:value="0.2505338" calcext:value-type="float">
            <text:p>0.2505338</text:p>
          </table:table-cell>
          <table:table-cell office:value-type="float" office:value="0.2522936" calcext:value-type="float">
            <text:p>0.2522936</text:p>
          </table:table-cell>
          <table:table-cell office:value-type="float" office:value="0.2492475" calcext:value-type="float">
            <text:p>0.2492475</text:p>
          </table:table-cell>
          <table:table-cell office:value-type="float" office:value="0.2449638" calcext:value-type="float">
            <text:p>0.2449638</text:p>
          </table:table-cell>
          <table:table-cell office:value-type="float" office:value="0.1823242" calcext:value-type="float">
            <text:p>0.1823242</text:p>
          </table:table-cell>
          <table:table-cell office:value-type="float" office:value="0.2238924" calcext:value-type="float">
            <text:p>0.2238924</text:p>
          </table:table-cell>
          <table:table-cell office:value-type="float" office:value="0.3154199" calcext:value-type="float">
            <text:p>0.3154199</text:p>
          </table:table-cell>
          <table:table-cell office:value-type="float" office:value="0.3188107" calcext:value-type="float">
            <text:p>0.3188107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3751353" calcext:value-type="float">
            <text:p>0.3751353</text:p>
          </table:table-cell>
          <table:table-cell office:value-type="float" office:value="0.3910696" calcext:value-type="float">
            <text:p>0.39106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0624E-016" calcext:value-type="float">
            <text:p>7.510624E-16</text:p>
          </table:table-cell>
          <table:table-cell office:value-type="float" office:value="7.141247E-016" calcext:value-type="float">
            <text:p>7.141247E-16</text:p>
          </table:table-cell>
          <table:table-cell office:value-type="float" office:value="2.440729E-016" calcext:value-type="float">
            <text:p>2.440729E-16</text:p>
          </table:table-cell>
          <table:table-cell office:value-type="float" office:value="4.289427E-023" calcext:value-type="float">
            <text:p>4.2894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36377" calcext:value-type="float">
            <text:p>-54.36377</text:p>
          </table:table-cell>
          <table:table-cell office:value-type="float" office:value="-0.1460293" calcext:value-type="float">
            <text:p>-0.1460293</text:p>
          </table:table-cell>
          <table:table-cell office:value-type="float" office:value="-0.1383333" calcext:value-type="float">
            <text:p>-0.1383333</text:p>
          </table:table-cell>
          <table:table-cell office:value-type="float" office:value="-0.1519406" calcext:value-type="float">
            <text:p>-0.1519406</text:p>
          </table:table-cell>
          <table:table-cell office:value-type="float" office:value="-0.1736776" calcext:value-type="float">
            <text:p>-0.1736776</text:p>
          </table:table-cell>
          <table:table-cell office:value-type="float" office:value="-0.6175377" calcext:value-type="float">
            <text:p>-0.6175377</text:p>
          </table:table-cell>
          <table:table-cell office:value-type="float" office:value="-0.1165978" calcext:value-type="float">
            <text:p>-0.1165978</text:p>
          </table:table-cell>
          <table:table-cell office:value-type="float" office:value="-0.09773196" calcext:value-type="float">
            <text:p>-0.09773196</text:p>
          </table:table-cell>
          <table:table-cell office:value-type="float" office:value="-0.07091579" calcext:value-type="float">
            <text:p>-0.07091579</text:p>
          </table:table-cell>
          <table:table-cell office:value-type="float" office:value="-0.02964803" calcext:value-type="float">
            <text:p>-0.0296480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2.20591" calcext:value-type="float">
            <text:p>-32.20591</text:p>
          </table:table-cell>
          <table:table-cell office:value-type="float" office:value="0.0007069753" calcext:value-type="float">
            <text:p>0.000706975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567" calcext:value-type="float">
            <text:p>-2.3955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09.3571" calcext:value-type="float">
            <text:p>409.3571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0.715" calcext:value-type="float">
            <text:p>1010.715</text:p>
          </table:table-cell>
          <table:table-cell office:value-type="float" office:value="65.70559" calcext:value-type="float">
            <text:p>65.70559</text:p>
          </table:table-cell>
          <table:table-cell office:value-type="float" office:value="0" calcext:value-type="float">
            <text:p>0</text:p>
          </table:table-cell>
          <table:table-cell office:value-type="float" office:value="0.1132021" calcext:value-type="float">
            <text:p>0.1132021</text:p>
          </table:table-cell>
          <table:table-cell office:value-type="float" office:value="0.2489387" calcext:value-type="float">
            <text:p>0.2489387</text:p>
          </table:table-cell>
          <table:table-cell office:value-type="float" office:value="0.2505653" calcext:value-type="float">
            <text:p>0.2505653</text:p>
          </table:table-cell>
          <table:table-cell office:value-type="float" office:value="0.248321" calcext:value-type="float">
            <text:p>0.248321</text:p>
          </table:table-cell>
          <table:table-cell office:value-type="float" office:value="0.2445456" calcext:value-type="float">
            <text:p>0.2445456</text:p>
          </table:table-cell>
          <table:table-cell office:value-type="float" office:value="0.1831612" calcext:value-type="float">
            <text:p>0.1831612</text:p>
          </table:table-cell>
          <table:table-cell office:value-type="float" office:value="0.2237415" calcext:value-type="float">
            <text:p>0.2237415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3189894" calcext:value-type="float">
            <text:p>0.3189894</text:p>
          </table:table-cell>
          <table:table-cell office:value-type="float" office:value="0.3542619" calcext:value-type="float">
            <text:p>0.3542619</text:p>
          </table:table-cell>
          <table:table-cell office:value-type="float" office:value="0.3751401" calcext:value-type="float">
            <text:p>0.3751401</text:p>
          </table:table-cell>
          <table:table-cell office:value-type="float" office:value="0.390973" calcext:value-type="float">
            <text:p>0.390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1325E-016" calcext:value-type="float">
            <text:p>7.511325E-16</text:p>
          </table:table-cell>
          <table:table-cell office:value-type="float" office:value="7.141139E-016" calcext:value-type="float">
            <text:p>7.141139E-16</text:p>
          </table:table-cell>
          <table:table-cell office:value-type="float" office:value="2.440696E-016" calcext:value-type="float">
            <text:p>2.440696E-16</text:p>
          </table:table-cell>
          <table:table-cell office:value-type="float" office:value="4.289375E-023" calcext:value-type="float">
            <text:p>4.28937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12115" calcext:value-type="float">
            <text:p>-67.12115</text:p>
          </table:table-cell>
          <table:table-cell office:value-type="float" office:value="-0.1533809" calcext:value-type="float">
            <text:p>-0.1533809</text:p>
          </table:table-cell>
          <table:table-cell office:value-type="float" office:value="-0.145844" calcext:value-type="float">
            <text:p>-0.145844</text:p>
          </table:table-cell>
          <table:table-cell office:value-type="float" office:value="-0.1563448" calcext:value-type="float">
            <text:p>-0.1563448</text:p>
          </table:table-cell>
          <table:table-cell office:value-type="float" office:value="-0.1759472" calcext:value-type="float">
            <text:p>-0.1759472</text:p>
          </table:table-cell>
          <table:table-cell office:value-type="float" office:value="-0.5963068" calcext:value-type="float">
            <text:p>-0.5963068</text:p>
          </table:table-cell>
          <table:table-cell office:value-type="float" office:value="-0.117153" calcext:value-type="float">
            <text:p>-0.117153</text:p>
          </table:table-cell>
          <table:table-cell office:value-type="float" office:value="-0.09764974" calcext:value-type="float">
            <text:p>-0.09764974</text:p>
          </table:table-cell>
          <table:table-cell office:value-type="float" office:value="-0.070545" calcext:value-type="float">
            <text:p>-0.070545</text:p>
          </table:table-cell>
          <table:table-cell office:value-type="float" office:value="-0.02957513" calcext:value-type="float">
            <text:p>-0.0295751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2.4082" calcext:value-type="float">
            <text:p>-52.4082</text:p>
          </table:table-cell>
          <table:table-cell office:value-type="float" office:value="0.0007055664" calcext:value-type="float">
            <text:p>0.000705566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369" calcext:value-type="float">
            <text:p>-2.3983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534.6605" calcext:value-type="float">
            <text:p>534.6605</text:p>
          </table:table-cell>
          <table:table-cell office:value-type="float" office:value="409.5383" calcext:value-type="float">
            <text:p>409.5383</text:p>
          </table:table-cell>
          <table:table-cell office:value-type="float" office:value="28.95531" calcext:value-type="float">
            <text:p>28.95531</text:p>
          </table:table-cell>
          <table:table-cell office:value-type="float" office:value="1010.9" calcext:value-type="float">
            <text:p>1010.9</text:p>
          </table:table-cell>
          <table:table-cell office:value-type="float" office:value="65.33955" calcext:value-type="float">
            <text:p>65.33955</text:p>
          </table:table-cell>
          <table:table-cell office:value-type="float" office:value="0" calcext:value-type="float">
            <text:p>0</text:p>
          </table:table-cell>
          <table:table-cell office:value-type="float" office:value="0.1183357" calcext:value-type="float">
            <text:p>0.1183357</text:p>
          </table:table-cell>
          <table:table-cell office:value-type="float" office:value="0.2473389" calcext:value-type="float">
            <text:p>0.2473389</text:p>
          </table:table-cell>
          <table:table-cell office:value-type="float" office:value="0.2489209" calcext:value-type="float">
            <text:p>0.2489209</text:p>
          </table:table-cell>
          <table:table-cell office:value-type="float" office:value="0.2472893" calcext:value-type="float">
            <text:p>0.2472893</text:p>
          </table:table-cell>
          <table:table-cell office:value-type="float" office:value="0.2438561" calcext:value-type="float">
            <text:p>0.2438561</text:p>
          </table:table-cell>
          <table:table-cell office:value-type="float" office:value="0.184105" calcext:value-type="float">
            <text:p>0.184105</text:p>
          </table:table-cell>
          <table:table-cell office:value-type="float" office:value="0.2235195" calcext:value-type="float">
            <text:p>0.2235195</text:p>
          </table:table-cell>
          <table:table-cell office:value-type="float" office:value="0.3154708" calcext:value-type="float">
            <text:p>0.3154708</text:p>
          </table:table-cell>
          <table:table-cell office:value-type="float" office:value="0.3191589" calcext:value-type="float">
            <text:p>0.3191589</text:p>
          </table:table-cell>
          <table:table-cell office:value-type="float" office:value="0.3543111" calcext:value-type="float">
            <text:p>0.3543111</text:p>
          </table:table-cell>
          <table:table-cell office:value-type="float" office:value="0.3751442" calcext:value-type="float">
            <text:p>0.3751442</text:p>
          </table:table-cell>
          <table:table-cell office:value-type="float" office:value="0.391109" calcext:value-type="float">
            <text:p>0.391109</text:p>
          </table:table-cell>
          <table:table-cell office:value-type="float" office:value="0.4531359" calcext:value-type="float">
            <text:p>0.4531359</text:p>
          </table:table-cell>
          <table:table-cell office:value-type="float" office:value="0" calcext:value-type="float">
            <text:p>0</text:p>
          </table:table-cell>
          <table:table-cell office:value-type="float" office:value="7.512156E-016" calcext:value-type="float">
            <text:p>7.512156E-16</text:p>
          </table:table-cell>
          <table:table-cell office:value-type="float" office:value="7.141019E-016" calcext:value-type="float">
            <text:p>7.141019E-16</text:p>
          </table:table-cell>
          <table:table-cell office:value-type="float" office:value="2.440659E-016" calcext:value-type="float">
            <text:p>2.440659E-16</text:p>
          </table:table-cell>
          <table:table-cell office:value-type="float" office:value="4.289309E-023" calcext:value-type="float">
            <text:p>4.28930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11873" calcext:value-type="float">
            <text:p>-48.11873</text:p>
          </table:table-cell>
          <table:table-cell office:value-type="float" office:value="-0.1611851" calcext:value-type="float">
            <text:p>-0.1611851</text:p>
          </table:table-cell>
          <table:table-cell office:value-type="float" office:value="-0.1534381" calcext:value-type="float">
            <text:p>-0.1534381</text:p>
          </table:table-cell>
          <table:table-cell office:value-type="float" office:value="-0.161439" calcext:value-type="float">
            <text:p>-0.161439</text:p>
          </table:table-cell>
          <table:table-cell office:value-type="float" office:value="-0.1798173" calcext:value-type="float">
            <text:p>-0.1798173</text:p>
          </table:table-cell>
          <table:table-cell office:value-type="float" office:value="-0.5732852" calcext:value-type="float">
            <text:p>-0.5732852</text:p>
          </table:table-cell>
          <table:table-cell office:value-type="float" office:value="-0.1179867" calcext:value-type="float">
            <text:p>-0.1179867</text:p>
          </table:table-cell>
          <table:table-cell office:value-type="float" office:value="-0.09759331" calcext:value-type="float">
            <text:p>-0.09759331</text:p>
          </table:table-cell>
          <table:table-cell office:value-type="float" office:value="-0.07019556" calcext:value-type="float">
            <text:p>-0.07019556</text:p>
          </table:table-cell>
          <table:table-cell office:value-type="float" office:value="-0.02950481" calcext:value-type="float">
            <text:p>-0.0295048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5.10863" calcext:value-type="float">
            <text:p>-35.10863</text:p>
          </table:table-cell>
          <table:table-cell office:value-type="float" office:value="0.0007040491" calcext:value-type="float">
            <text:p>0.000704049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13806" calcext:value-type="float">
            <text:p>-2.3138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556.7605" calcext:value-type="float">
            <text:p>556.7605</text:p>
          </table:table-cell>
          <table:table-cell office:value-type="float" office:value="411.448" calcext:value-type="float">
            <text:p>411.448</text:p>
          </table:table-cell>
          <table:table-cell office:value-type="float" office:value="29.6152" calcext:value-type="float">
            <text:p>29.6152</text:p>
          </table:table-cell>
          <table:table-cell office:value-type="float" office:value="1031.024" calcext:value-type="float">
            <text:p>1031.024</text:p>
          </table:table-cell>
          <table:table-cell office:value-type="float" office:value="64.74671" calcext:value-type="float">
            <text:p>64.74671</text:p>
          </table:table-cell>
          <table:table-cell office:value-type="float" office:value="0" calcext:value-type="float">
            <text:p>0</text:p>
          </table:table-cell>
          <table:table-cell office:value-type="float" office:value="0.6076907" calcext:value-type="float">
            <text:p>0.6076907</text:p>
          </table:table-cell>
          <table:table-cell office:value-type="float" office:value="0.398358" calcext:value-type="float">
            <text:p>0.398358</text:p>
          </table:table-cell>
          <table:table-cell office:value-type="float" office:value="0.2499945" calcext:value-type="float">
            <text:p>0.2499945</text:p>
          </table:table-cell>
          <table:table-cell office:value-type="float" office:value="0.2570809" calcext:value-type="float">
            <text:p>0.2570809</text:p>
          </table:table-cell>
          <table:table-cell office:value-type="float" office:value="0.2439236" calcext:value-type="float">
            <text:p>0.2439236</text:p>
          </table:table-cell>
          <table:table-cell office:value-type="float" office:value="0.1850088" calcext:value-type="float">
            <text:p>0.1850088</text:p>
          </table:table-cell>
          <table:table-cell office:value-type="float" office:value="0.2483664" calcext:value-type="float">
            <text:p>0.2483664</text:p>
          </table:table-cell>
          <table:table-cell office:value-type="float" office:value="0.3155526" calcext:value-type="float">
            <text:p>0.3155526</text:p>
          </table:table-cell>
          <table:table-cell office:value-type="float" office:value="0.3193501" calcext:value-type="float">
            <text:p>0.3193501</text:p>
          </table:table-cell>
          <table:table-cell office:value-type="float" office:value="0.354375" calcext:value-type="float">
            <text:p>0.354375</text:p>
          </table:table-cell>
          <table:table-cell office:value-type="float" office:value="0.37518" calcext:value-type="float">
            <text:p>0.37518</text:p>
          </table:table-cell>
          <table:table-cell office:value-type="float" office:value="0.3914231" calcext:value-type="float">
            <text:p>0.3914231</text:p>
          </table:table-cell>
          <table:table-cell office:value-type="float" office:value="0.4574412" calcext:value-type="float">
            <text:p>0.4574412</text:p>
          </table:table-cell>
          <table:table-cell office:value-type="float" office:value="0.005251098" calcext:value-type="float">
            <text:p>0.005251098</text:p>
          </table:table-cell>
          <table:table-cell office:value-type="float" office:value="7.51296E-016" calcext:value-type="float">
            <text:p>7.51296E-16</text:p>
          </table:table-cell>
          <table:table-cell office:value-type="float" office:value="7.140884E-016" calcext:value-type="float">
            <text:p>7.140884E-16</text:p>
          </table:table-cell>
          <table:table-cell office:value-type="float" office:value="2.440621E-016" calcext:value-type="float">
            <text:p>2.440621E-16</text:p>
          </table:table-cell>
          <table:table-cell office:value-type="float" office:value="4.289243E-023" calcext:value-type="float">
            <text:p>4.28924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8622886" calcext:value-type="float">
            <text:p>-0.008622886</text:p>
          </table:table-cell>
          <table:table-cell office:value-type="float" office:value="-0.1490515" calcext:value-type="float">
            <text:p>-0.1490515</text:p>
          </table:table-cell>
          <table:table-cell office:value-type="float" office:value="-0.1262051" calcext:value-type="float">
            <text:p>-0.1262051</text:p>
          </table:table-cell>
          <table:table-cell office:value-type="float" office:value="-0.1796407" calcext:value-type="float">
            <text:p>-0.1796407</text:p>
          </table:table-cell>
          <table:table-cell office:value-type="float" office:value="-0.5521982" calcext:value-type="float">
            <text:p>-0.5521982</text:p>
          </table:table-cell>
          <table:table-cell office:value-type="float" office:value="-0.06210709" calcext:value-type="float">
            <text:p>-0.06210709</text:p>
          </table:table-cell>
          <table:table-cell office:value-type="float" office:value="-0.09739695" calcext:value-type="float">
            <text:p>-0.09739695</text:p>
          </table:table-cell>
          <table:table-cell office:value-type="float" office:value="-0.06980426" calcext:value-type="float">
            <text:p>-0.06980426</text:p>
          </table:table-cell>
          <table:table-cell office:value-type="float" office:value="-0.02941443" calcext:value-type="float">
            <text:p>-0.0294144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688259" calcext:value-type="float">
            <text:p>0.0056882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5251109" calcext:value-type="float">
            <text:p>0.00525110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556.8604" calcext:value-type="float">
            <text:p>556.8604</text:p>
          </table:table-cell>
          <table:table-cell office:value-type="float" office:value="413.7047" calcext:value-type="float">
            <text:p>413.7047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29.426" calcext:value-type="float">
            <text:p>1029.426</text:p>
          </table:table-cell>
          <table:table-cell office:value-type="float" office:value="64.07583" calcext:value-type="float">
            <text:p>64.07583</text:p>
          </table:table-cell>
          <table:table-cell office:value-type="float" office:value="0" calcext:value-type="float">
            <text:p>0</text:p>
          </table:table-cell>
          <table:table-cell office:value-type="float" office:value="0.4568401" calcext:value-type="float">
            <text:p>0.4568401</text:p>
          </table:table-cell>
          <table:table-cell office:value-type="float" office:value="0.4643269" calcext:value-type="float">
            <text:p>0.4643269</text:p>
          </table:table-cell>
          <table:table-cell office:value-type="float" office:value="0.2659828" calcext:value-type="float">
            <text:p>0.2659828</text:p>
          </table:table-cell>
          <table:table-cell office:value-type="float" office:value="0.2595813" calcext:value-type="float">
            <text:p>0.2595813</text:p>
          </table:table-cell>
          <table:table-cell office:value-type="float" office:value="0.2490932" calcext:value-type="float">
            <text:p>0.2490932</text:p>
          </table:table-cell>
          <table:table-cell office:value-type="float" office:value="0.185986" calcext:value-type="float">
            <text:p>0.185986</text:p>
          </table:table-cell>
          <table:table-cell office:value-type="float" office:value="0.259668" calcext:value-type="float">
            <text:p>0.259668</text:p>
          </table:table-cell>
          <table:table-cell office:value-type="float" office:value="0.3171624" calcext:value-type="float">
            <text:p>0.3171624</text:p>
          </table:table-cell>
          <table:table-cell office:value-type="float" office:value="0.3195725" calcext:value-type="float">
            <text:p>0.3195725</text:p>
          </table:table-cell>
          <table:table-cell office:value-type="float" office:value="0.3544596" calcext:value-type="float">
            <text:p>0.3544596</text:p>
          </table:table-cell>
          <table:table-cell office:value-type="float" office:value="0.3752406" calcext:value-type="float">
            <text:p>0.3752406</text:p>
          </table:table-cell>
          <table:table-cell office:value-type="float" office:value="0.3915465" calcext:value-type="float">
            <text:p>0.3915465</text:p>
          </table:table-cell>
          <table:table-cell office:value-type="float" office:value="0.4614359" calcext:value-type="float">
            <text:p>0.4614359</text:p>
          </table:table-cell>
          <table:table-cell office:value-type="float" office:value="0" calcext:value-type="float">
            <text:p>0</text:p>
          </table:table-cell>
          <table:table-cell office:value-type="float" office:value="7.513761E-016" calcext:value-type="float">
            <text:p>7.513761E-16</text:p>
          </table:table-cell>
          <table:table-cell office:value-type="float" office:value="7.140761E-016" calcext:value-type="float">
            <text:p>7.140761E-16</text:p>
          </table:table-cell>
          <table:table-cell office:value-type="float" office:value="2.440588E-016" calcext:value-type="float">
            <text:p>2.440588E-16</text:p>
          </table:table-cell>
          <table:table-cell office:value-type="float" office:value="4.289178E-023" calcext:value-type="float">
            <text:p>4.28917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67443" calcext:value-type="float">
            <text:p>-0.00267443</text:p>
          </table:table-cell>
          <table:table-cell office:value-type="float" office:value="-0.002422675" calcext:value-type="float">
            <text:p>-0.002422675</text:p>
          </table:table-cell>
          <table:table-cell office:value-type="float" office:value="-0.09271342" calcext:value-type="float">
            <text:p>-0.09271342</text:p>
          </table:table-cell>
          <table:table-cell office:value-type="float" office:value="-0.1111145" calcext:value-type="float">
            <text:p>-0.1111145</text:p>
          </table:table-cell>
          <table:table-cell office:value-type="float" office:value="-0.1528831" calcext:value-type="float">
            <text:p>-0.1528831</text:p>
          </table:table-cell>
          <table:table-cell office:value-type="float" office:value="-0.5303724" calcext:value-type="float">
            <text:p>-0.5303724</text:p>
          </table:table-cell>
          <table:table-cell office:value-type="float" office:value="-0.04049965" calcext:value-type="float">
            <text:p>-0.04049965</text:p>
          </table:table-cell>
          <table:table-cell office:value-type="float" office:value="-0.09316532" calcext:value-type="float">
            <text:p>-0.09316532</text:p>
          </table:table-cell>
          <table:table-cell office:value-type="float" office:value="-0.069352" calcext:value-type="float">
            <text:p>-0.069352</text:p>
          </table:table-cell>
          <table:table-cell office:value-type="float" office:value="-0.02929456" calcext:value-type="float">
            <text:p>-0.0292945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2733411" calcext:value-type="float">
            <text:p>-0.002733411</text:p>
          </table:table-cell>
          <table:table-cell office:value-type="float" office:value="0.0006834376" calcext:value-type="float">
            <text:p>0.000683437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4735" calcext:value-type="float">
            <text:p>-2.3647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556.8604" calcext:value-type="float">
            <text:p>556.8604</text:p>
          </table:table-cell>
          <table:table-cell office:value-type="float" office:value="415.3302" calcext:value-type="float">
            <text:p>415.330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27.919" calcext:value-type="float">
            <text:p>1027.919</text:p>
          </table:table-cell>
          <table:table-cell office:value-type="float" office:value="63.95727" calcext:value-type="float">
            <text:p>63.95727</text:p>
          </table:table-cell>
          <table:table-cell office:value-type="float" office:value="0" calcext:value-type="float">
            <text:p>0</text:p>
          </table:table-cell>
          <table:table-cell office:value-type="float" office:value="0.398083" calcext:value-type="float">
            <text:p>0.398083</text:p>
          </table:table-cell>
          <table:table-cell office:value-type="float" office:value="0.4008504" calcext:value-type="float">
            <text:p>0.4008504</text:p>
          </table:table-cell>
          <table:table-cell office:value-type="float" office:value="0.2909613" calcext:value-type="float">
            <text:p>0.2909613</text:p>
          </table:table-cell>
          <table:table-cell office:value-type="float" office:value="0.2621186" calcext:value-type="float">
            <text:p>0.2621186</text:p>
          </table:table-cell>
          <table:table-cell office:value-type="float" office:value="0.2523534" calcext:value-type="float">
            <text:p>0.2523534</text:p>
          </table:table-cell>
          <table:table-cell office:value-type="float" office:value="0.186933" calcext:value-type="float">
            <text:p>0.186933</text:p>
          </table:table-cell>
          <table:table-cell office:value-type="float" office:value="0.2546924" calcext:value-type="float">
            <text:p>0.2546924</text:p>
          </table:table-cell>
          <table:table-cell office:value-type="float" office:value="0.3186124" calcext:value-type="float">
            <text:p>0.3186124</text:p>
          </table:table-cell>
          <table:table-cell office:value-type="float" office:value="0.3198072" calcext:value-type="float">
            <text:p>0.3198072</text:p>
          </table:table-cell>
          <table:table-cell office:value-type="float" office:value="0.3545429" calcext:value-type="float">
            <text:p>0.3545429</text:p>
          </table:table-cell>
          <table:table-cell office:value-type="float" office:value="0.375303" calcext:value-type="float">
            <text:p>0.375303</text:p>
          </table:table-cell>
          <table:table-cell office:value-type="float" office:value="0.3915609" calcext:value-type="float">
            <text:p>0.39156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4473E-016" calcext:value-type="float">
            <text:p>7.514473E-16</text:p>
          </table:table-cell>
          <table:table-cell office:value-type="float" office:value="7.140665E-016" calcext:value-type="float">
            <text:p>7.140665E-16</text:p>
          </table:table-cell>
          <table:table-cell office:value-type="float" office:value="2.440557E-016" calcext:value-type="float">
            <text:p>2.440557E-16</text:p>
          </table:table-cell>
          <table:table-cell office:value-type="float" office:value="4.289127E-023" calcext:value-type="float">
            <text:p>4.2891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209665" calcext:value-type="float">
            <text:p>-0.006209665</text:p>
          </table:table-cell>
          <table:table-cell office:value-type="float" office:value="-0.005955479" calcext:value-type="float">
            <text:p>-0.005955479</text:p>
          </table:table-cell>
          <table:table-cell office:value-type="float" office:value="-0.04665771" calcext:value-type="float">
            <text:p>-0.04665771</text:p>
          </table:table-cell>
          <table:table-cell office:value-type="float" office:value="-0.1033162" calcext:value-type="float">
            <text:p>-0.1033162</text:p>
          </table:table-cell>
          <table:table-cell office:value-type="float" office:value="-0.1382801" calcext:value-type="float">
            <text:p>-0.1382801</text:p>
          </table:table-cell>
          <table:table-cell office:value-type="float" office:value="-0.5101371" calcext:value-type="float">
            <text:p>-0.5101371</text:p>
          </table:table-cell>
          <table:table-cell office:value-type="float" office:value="-0.04649688" calcext:value-type="float">
            <text:p>-0.04649688</text:p>
          </table:table-cell>
          <table:table-cell office:value-type="float" office:value="-0.0895042" calcext:value-type="float">
            <text:p>-0.0895042</text:p>
          </table:table-cell>
          <table:table-cell office:value-type="float" office:value="-0.0688784" calcext:value-type="float">
            <text:p>-0.0688784</text:p>
          </table:table-cell>
          <table:table-cell office:value-type="float" office:value="-0.02917708" calcext:value-type="float">
            <text:p>-0.0291770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6283489" calcext:value-type="float">
            <text:p>-0.006283489</text:p>
          </table:table-cell>
          <table:table-cell office:value-type="float" office:value="0.0006741416" calcext:value-type="float">
            <text:p>0.000674141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4635" calcext:value-type="float">
            <text:p>-2.3746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565.3605" calcext:value-type="float">
            <text:p>565.3605</text:p>
          </table:table-cell>
          <table:table-cell office:value-type="float" office:value="416.0441" calcext:value-type="float">
            <text:p>416.0441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5.617" calcext:value-type="float">
            <text:p>1035.617</text:p>
          </table:table-cell>
          <table:table-cell office:value-type="float" office:value="64.04654" calcext:value-type="float">
            <text:p>64.04654</text:p>
          </table:table-cell>
          <table:table-cell office:value-type="float" office:value="0" calcext:value-type="float">
            <text:p>0</text:p>
          </table:table-cell>
          <table:table-cell office:value-type="float" office:value="0.5307486" calcext:value-type="float">
            <text:p>0.5307486</text:p>
          </table:table-cell>
          <table:table-cell office:value-type="float" office:value="0.4628021" calcext:value-type="float">
            <text:p>0.4628021</text:p>
          </table:table-cell>
          <table:table-cell office:value-type="float" office:value="0.3401971" calcext:value-type="float">
            <text:p>0.3401971</text:p>
          </table:table-cell>
          <table:table-cell office:value-type="float" office:value="0.272287" calcext:value-type="float">
            <text:p>0.272287</text:p>
          </table:table-cell>
          <table:table-cell office:value-type="float" office:value="0.2575763" calcext:value-type="float">
            <text:p>0.2575763</text:p>
          </table:table-cell>
          <table:table-cell office:value-type="float" office:value="0.1879508" calcext:value-type="float">
            <text:p>0.1879508</text:p>
          </table:table-cell>
          <table:table-cell office:value-type="float" office:value="0.250761" calcext:value-type="float">
            <text:p>0.250761</text:p>
          </table:table-cell>
          <table:table-cell office:value-type="float" office:value="0.3197633" calcext:value-type="float">
            <text:p>0.3197633</text:p>
          </table:table-cell>
          <table:table-cell office:value-type="float" office:value="0.3200648" calcext:value-type="float">
            <text:p>0.3200648</text:p>
          </table:table-cell>
          <table:table-cell office:value-type="float" office:value="0.3546312" calcext:value-type="float">
            <text:p>0.3546312</text:p>
          </table:table-cell>
          <table:table-cell office:value-type="float" office:value="0.3753646" calcext:value-type="float">
            <text:p>0.3753646</text:p>
          </table:table-cell>
          <table:table-cell office:value-type="float" office:value="0.3915269" calcext:value-type="float">
            <text:p>0.39152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07218769" calcext:value-type="float">
            <text:p>7.218769E-07</text:p>
          </table:table-cell>
          <table:table-cell office:value-type="float" office:value="7.515148E-016" calcext:value-type="float">
            <text:p>7.515148E-16</text:p>
          </table:table-cell>
          <table:table-cell office:value-type="float" office:value="7.140586E-016" calcext:value-type="float">
            <text:p>7.140586E-16</text:p>
          </table:table-cell>
          <table:table-cell office:value-type="float" office:value="2.440525E-016" calcext:value-type="float">
            <text:p>2.440525E-16</text:p>
          </table:table-cell>
          <table:table-cell office:value-type="float" office:value="4.289082E-023" calcext:value-type="float">
            <text:p>4.28908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9862682" calcext:value-type="float">
            <text:p>-0.0009862682</text:p>
          </table:table-cell>
          <table:table-cell office:value-type="float" office:value="-0.002950326" calcext:value-type="float">
            <text:p>-0.002950326</text:p>
          </table:table-cell>
          <table:table-cell office:value-type="float" office:value="-0.01717376" calcext:value-type="float">
            <text:p>-0.01717376</text:p>
          </table:table-cell>
          <table:table-cell office:value-type="float" office:value="-0.07731901" calcext:value-type="float">
            <text:p>-0.07731901</text:p>
          </table:table-cell>
          <table:table-cell office:value-type="float" office:value="-0.1182434" calcext:value-type="float">
            <text:p>-0.1182434</text:p>
          </table:table-cell>
          <table:table-cell office:value-type="float" office:value="-0.4894232" calcext:value-type="float">
            <text:p>-0.4894232</text:p>
          </table:table-cell>
          <table:table-cell office:value-type="float" office:value="-0.05200107" calcext:value-type="float">
            <text:p>-0.05200107</text:p>
          </table:table-cell>
          <table:table-cell office:value-type="float" office:value="-0.08671175" calcext:value-type="float">
            <text:p>-0.08671175</text:p>
          </table:table-cell>
          <table:table-cell office:value-type="float" office:value="-0.0683621" calcext:value-type="float">
            <text:p>-0.0683621</text:p>
          </table:table-cell>
          <table:table-cell office:value-type="float" office:value="-0.02905302" calcext:value-type="float">
            <text:p>-0.0290530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6651729" calcext:value-type="float">
            <text:p>0.000665172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803" calcext:value-type="float">
            <text:p>-2.3780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17.9055" calcext:value-type="float">
            <text:p>417.9055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7.211" calcext:value-type="float">
            <text:p>1037.211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406278" calcext:value-type="float">
            <text:p>0.406278</text:p>
          </table:table-cell>
          <table:table-cell office:value-type="float" office:value="0.409846" calcext:value-type="float">
            <text:p>0.409846</text:p>
          </table:table-cell>
          <table:table-cell office:value-type="float" office:value="0.4144357" calcext:value-type="float">
            <text:p>0.4144357</text:p>
          </table:table-cell>
          <table:table-cell office:value-type="float" office:value="0.3005134" calcext:value-type="float">
            <text:p>0.3005134</text:p>
          </table:table-cell>
          <table:table-cell office:value-type="float" office:value="0.2730916" calcext:value-type="float">
            <text:p>0.2730916</text:p>
          </table:table-cell>
          <table:table-cell office:value-type="float" office:value="0.1891462" calcext:value-type="float">
            <text:p>0.1891462</text:p>
          </table:table-cell>
          <table:table-cell office:value-type="float" office:value="0.247452" calcext:value-type="float">
            <text:p>0.247452</text:p>
          </table:table-cell>
          <table:table-cell office:value-type="float" office:value="0.3206694" calcext:value-type="float">
            <text:p>0.3206694</text:p>
          </table:table-cell>
          <table:table-cell office:value-type="float" office:value="0.3203337" calcext:value-type="float">
            <text:p>0.3203337</text:p>
          </table:table-cell>
          <table:table-cell office:value-type="float" office:value="0.35472" calcext:value-type="float">
            <text:p>0.35472</text:p>
          </table:table-cell>
          <table:table-cell office:value-type="float" office:value="0.3754221" calcext:value-type="float">
            <text:p>0.3754221</text:p>
          </table:table-cell>
          <table:table-cell office:value-type="float" office:value="0.3914831" calcext:value-type="float">
            <text:p>0.39148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5835E-016" calcext:value-type="float">
            <text:p>7.515835E-16</text:p>
          </table:table-cell>
          <table:table-cell office:value-type="float" office:value="7.140505E-016" calcext:value-type="float">
            <text:p>7.140505E-16</text:p>
          </table:table-cell>
          <table:table-cell office:value-type="float" office:value="2.440493E-016" calcext:value-type="float">
            <text:p>2.440493E-16</text:p>
          </table:table-cell>
          <table:table-cell office:value-type="float" office:value="4.289038E-023" calcext:value-type="float">
            <text:p>4.2890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506484" calcext:value-type="float">
            <text:p>-0.005506484</text:p>
          </table:table-cell>
          <table:table-cell office:value-type="float" office:value="-0.00522167" calcext:value-type="float">
            <text:p>-0.00522167</text:p>
          </table:table-cell>
          <table:table-cell office:value-type="float" office:value="-0.004877181" calcext:value-type="float">
            <text:p>-0.004877181</text:p>
          </table:table-cell>
          <table:table-cell office:value-type="float" office:value="-0.03635509" calcext:value-type="float">
            <text:p>-0.03635509</text:p>
          </table:table-cell>
          <table:table-cell office:value-type="float" office:value="-0.07583437" calcext:value-type="float">
            <text:p>-0.07583437</text:p>
          </table:table-cell>
          <table:table-cell office:value-type="float" office:value="-0.4662302" calcext:value-type="float">
            <text:p>-0.4662302</text:p>
          </table:table-cell>
          <table:table-cell office:value-type="float" office:value="-0.05712074" calcext:value-type="float">
            <text:p>-0.05712074</text:p>
          </table:table-cell>
          <table:table-cell office:value-type="float" office:value="-0.0845827" calcext:value-type="float">
            <text:p>-0.0845827</text:p>
          </table:table-cell>
          <table:table-cell office:value-type="float" office:value="-0.06782782" calcext:value-type="float">
            <text:p>-0.06782782</text:p>
          </table:table-cell>
          <table:table-cell office:value-type="float" office:value="-0.02892884" calcext:value-type="float">
            <text:p>-0.0289288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5570952" calcext:value-type="float">
            <text:p>-0.005570952</text:p>
          </table:table-cell>
          <table:table-cell office:value-type="float" office:value="0.0006545529" calcext:value-type="float">
            <text:p>0.000654552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129" calcext:value-type="float">
            <text:p>-2.381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19.3787" calcext:value-type="float">
            <text:p>419.3787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5.738" calcext:value-type="float">
            <text:p>1035.738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3538611" calcext:value-type="float">
            <text:p>0.3538611</text:p>
          </table:table-cell>
          <table:table-cell office:value-type="float" office:value="0.3561373" calcext:value-type="float">
            <text:p>0.3561373</text:p>
          </table:table-cell>
          <table:table-cell office:value-type="float" office:value="0.3544672" calcext:value-type="float">
            <text:p>0.3544672</text:p>
          </table:table-cell>
          <table:table-cell office:value-type="float" office:value="0.344896" calcext:value-type="float">
            <text:p>0.344896</text:p>
          </table:table-cell>
          <table:table-cell office:value-type="float" office:value="0.337154" calcext:value-type="float">
            <text:p>0.337154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2444508" calcext:value-type="float">
            <text:p>0.2444508</text:p>
          </table:table-cell>
          <table:table-cell office:value-type="float" office:value="0.3214928" calcext:value-type="float">
            <text:p>0.3214928</text:p>
          </table:table-cell>
          <table:table-cell office:value-type="float" office:value="0.3206317" calcext:value-type="float">
            <text:p>0.3206317</text:p>
          </table:table-cell>
          <table:table-cell office:value-type="float" office:value="0.3547729" calcext:value-type="float">
            <text:p>0.3547729</text:p>
          </table:table-cell>
          <table:table-cell office:value-type="float" office:value="0.375474" calcext:value-type="float">
            <text:p>0.375474</text:p>
          </table:table-cell>
          <table:table-cell office:value-type="float" office:value="0.3914311" calcext:value-type="float">
            <text:p>0.39143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6482E-016" calcext:value-type="float">
            <text:p>7.516482E-16</text:p>
          </table:table-cell>
          <table:table-cell office:value-type="float" office:value="7.140425E-016" calcext:value-type="float">
            <text:p>7.140425E-16</text:p>
          </table:table-cell>
          <table:table-cell office:value-type="float" office:value="2.440461E-016" calcext:value-type="float">
            <text:p>2.440461E-16</text:p>
          </table:table-cell>
          <table:table-cell office:value-type="float" office:value="4.288998E-023" calcext:value-type="float">
            <text:p>4.2889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288817" calcext:value-type="float">
            <text:p>-0.01288817</text:p>
          </table:table-cell>
          <table:table-cell office:value-type="float" office:value="-0.01239097" calcext:value-type="float">
            <text:p>-0.01239097</text:p>
          </table:table-cell>
          <table:table-cell office:value-type="float" office:value="-0.01276776" calcext:value-type="float">
            <text:p>-0.01276776</text:p>
          </table:table-cell>
          <table:table-cell office:value-type="float" office:value="-0.01518609" calcext:value-type="float">
            <text:p>-0.01518609</text:p>
          </table:table-cell>
          <table:table-cell office:value-type="float" office:value="-0.01761608" calcext:value-type="float">
            <text:p>-0.01761608</text:p>
          </table:table-cell>
          <table:table-cell office:value-type="float" office:value="-0.4441302" calcext:value-type="float">
            <text:p>-0.4441302</text:p>
          </table:table-cell>
          <table:table-cell office:value-type="float" office:value="-0.06231507" calcext:value-type="float">
            <text:p>-0.06231507</text:p>
          </table:table-cell>
          <table:table-cell office:value-type="float" office:value="-0.08270016" calcext:value-type="float">
            <text:p>-0.08270016</text:p>
          </table:table-cell>
          <table:table-cell office:value-type="float" office:value="-0.06724256" calcext:value-type="float">
            <text:p>-0.06724256</text:p>
          </table:table-cell>
          <table:table-cell office:value-type="float" office:value="-0.02885388" calcext:value-type="float">
            <text:p>-0.0288538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294546" calcext:value-type="float">
            <text:p>-0.01294546</text:p>
          </table:table-cell>
          <table:table-cell office:value-type="float" office:value="0.0006453923" calcext:value-type="float">
            <text:p>0.000645392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4432" calcext:value-type="float">
            <text:p>-2.3844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0.4644" calcext:value-type="float">
            <text:p>420.464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4.653" calcext:value-type="float">
            <text:p>1034.653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3303368" calcext:value-type="float">
            <text:p>0.3303368</text:p>
          </table:table-cell>
          <table:table-cell office:value-type="float" office:value="0.3375511" calcext:value-type="float">
            <text:p>0.3375511</text:p>
          </table:table-cell>
          <table:table-cell office:value-type="float" office:value="0.3428117" calcext:value-type="float">
            <text:p>0.3428117</text:p>
          </table:table-cell>
          <table:table-cell office:value-type="float" office:value="0.3463976" calcext:value-type="float">
            <text:p>0.3463976</text:p>
          </table:table-cell>
          <table:table-cell office:value-type="float" office:value="0.3480854" calcext:value-type="float">
            <text:p>0.3480854</text:p>
          </table:table-cell>
          <table:table-cell office:value-type="float" office:value="0.1915239" calcext:value-type="float">
            <text:p>0.1915239</text:p>
          </table:table-cell>
          <table:table-cell office:value-type="float" office:value="0.2421265" calcext:value-type="float">
            <text:p>0.2421265</text:p>
          </table:table-cell>
          <table:table-cell office:value-type="float" office:value="0.3221408" calcext:value-type="float">
            <text:p>0.3221408</text:p>
          </table:table-cell>
          <table:table-cell office:value-type="float" office:value="0.3209783" calcext:value-type="float">
            <text:p>0.3209783</text:p>
          </table:table-cell>
          <table:table-cell office:value-type="float" office:value="0.3547831" calcext:value-type="float">
            <text:p>0.3547831</text:p>
          </table:table-cell>
          <table:table-cell office:value-type="float" office:value="0.3755172" calcext:value-type="float">
            <text:p>0.3755172</text:p>
          </table:table-cell>
          <table:table-cell office:value-type="float" office:value="0.3913719" calcext:value-type="float">
            <text:p>0.39137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7045E-016" calcext:value-type="float">
            <text:p>7.517045E-16</text:p>
          </table:table-cell>
          <table:table-cell office:value-type="float" office:value="7.140347E-016" calcext:value-type="float">
            <text:p>7.140347E-16</text:p>
          </table:table-cell>
          <table:table-cell office:value-type="float" office:value="2.440429E-016" calcext:value-type="float">
            <text:p>2.440429E-16</text:p>
          </table:table-cell>
          <table:table-cell office:value-type="float" office:value="4.288956E-023" calcext:value-type="float">
            <text:p>4.2889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81348" calcext:value-type="float">
            <text:p>-0.01981348</text:p>
          </table:table-cell>
          <table:table-cell office:value-type="float" office:value="-0.01729563" calcext:value-type="float">
            <text:p>-0.01729563</text:p>
          </table:table-cell>
          <table:table-cell office:value-type="float" office:value="-0.01572455" calcext:value-type="float">
            <text:p>-0.01572455</text:p>
          </table:table-cell>
          <table:table-cell office:value-type="float" office:value="-0.01475803" calcext:value-type="float">
            <text:p>-0.01475803</text:p>
          </table:table-cell>
          <table:table-cell office:value-type="float" office:value="-0.01432669" calcext:value-type="float">
            <text:p>-0.01432669</text:p>
          </table:table-cell>
          <table:table-cell office:value-type="float" office:value="-0.4236967" calcext:value-type="float">
            <text:p>-0.4236967</text:p>
          </table:table-cell>
          <table:table-cell office:value-type="float" office:value="-0.0667174" calcext:value-type="float">
            <text:p>-0.0667174</text:p>
          </table:table-cell>
          <table:table-cell office:value-type="float" office:value="-0.08124838" calcext:value-type="float">
            <text:p>-0.08124838</text:p>
          </table:table-cell>
          <table:table-cell office:value-type="float" office:value="-0.06656682" calcext:value-type="float">
            <text:p>-0.06656682</text:p>
          </table:table-cell>
          <table:table-cell office:value-type="float" office:value="-0.02883986" calcext:value-type="float">
            <text:p>-0.0288398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027486" calcext:value-type="float">
            <text:p>-0.02027486</text:p>
          </table:table-cell>
          <table:table-cell office:value-type="float" office:value="0.000637926" calcext:value-type="float">
            <text:p>0.00063792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7459" calcext:value-type="float">
            <text:p>-2.3874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1.5458" calcext:value-type="float">
            <text:p>421.5458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572" calcext:value-type="float">
            <text:p>1033.572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3192569" calcext:value-type="float">
            <text:p>0.3192569</text:p>
          </table:table-cell>
          <table:table-cell office:value-type="float" office:value="0.3292717" calcext:value-type="float">
            <text:p>0.3292717</text:p>
          </table:table-cell>
          <table:table-cell office:value-type="float" office:value="0.3366369" calcext:value-type="float">
            <text:p>0.3366369</text:p>
          </table:table-cell>
          <table:table-cell office:value-type="float" office:value="0.3414233" calcext:value-type="float">
            <text:p>0.3414233</text:p>
          </table:table-cell>
          <table:table-cell office:value-type="float" office:value="0.3433764" calcext:value-type="float">
            <text:p>0.3433764</text:p>
          </table:table-cell>
          <table:table-cell office:value-type="float" office:value="0.1927723" calcext:value-type="float">
            <text:p>0.1927723</text:p>
          </table:table-cell>
          <table:table-cell office:value-type="float" office:value="0.2403108" calcext:value-type="float">
            <text:p>0.2403108</text:p>
          </table:table-cell>
          <table:table-cell office:value-type="float" office:value="0.322619" calcext:value-type="float">
            <text:p>0.322619</text:p>
          </table:table-cell>
          <table:table-cell office:value-type="float" office:value="0.3213217" calcext:value-type="float">
            <text:p>0.3213217</text:p>
          </table:table-cell>
          <table:table-cell office:value-type="float" office:value="0.3548001" calcext:value-type="float">
            <text:p>0.3548001</text:p>
          </table:table-cell>
          <table:table-cell office:value-type="float" office:value="0.3755507" calcext:value-type="float">
            <text:p>0.3755507</text:p>
          </table:table-cell>
          <table:table-cell office:value-type="float" office:value="0.3913061" calcext:value-type="float">
            <text:p>0.39130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7514E-016" calcext:value-type="float">
            <text:p>7.517514E-16</text:p>
          </table:table-cell>
          <table:table-cell office:value-type="float" office:value="7.140273E-016" calcext:value-type="float">
            <text:p>7.140273E-16</text:p>
          </table:table-cell>
          <table:table-cell office:value-type="float" office:value="2.440404E-016" calcext:value-type="float">
            <text:p>2.440404E-16</text:p>
          </table:table-cell>
          <table:table-cell office:value-type="float" office:value="4.288919E-023" calcext:value-type="float">
            <text:p>4.2889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453739" calcext:value-type="float">
            <text:p>-0.02453739</text:p>
          </table:table-cell>
          <table:table-cell office:value-type="float" office:value="-0.02015512" calcext:value-type="float">
            <text:p>-0.02015512</text:p>
          </table:table-cell>
          <table:table-cell office:value-type="float" office:value="-0.01758424" calcext:value-type="float">
            <text:p>-0.01758424</text:p>
          </table:table-cell>
          <table:table-cell office:value-type="float" office:value="-0.01612562" calcext:value-type="float">
            <text:p>-0.01612562</text:p>
          </table:table-cell>
          <table:table-cell office:value-type="float" office:value="-0.01556973" calcext:value-type="float">
            <text:p>-0.01556973</text:p>
          </table:table-cell>
          <table:table-cell office:value-type="float" office:value="-0.4031905" calcext:value-type="float">
            <text:p>-0.4031905</text:p>
          </table:table-cell>
          <table:table-cell office:value-type="float" office:value="-0.07039525" calcext:value-type="float">
            <text:p>-0.07039525</text:p>
          </table:table-cell>
          <table:table-cell office:value-type="float" office:value="-0.08019581" calcext:value-type="float">
            <text:p>-0.08019581</text:p>
          </table:table-cell>
          <table:table-cell office:value-type="float" office:value="-0.06590485" calcext:value-type="float">
            <text:p>-0.06590485</text:p>
          </table:table-cell>
          <table:table-cell office:value-type="float" office:value="-0.02881629" calcext:value-type="float">
            <text:p>-0.0288162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57217" calcext:value-type="float">
            <text:p>-0.0257217</text:p>
          </table:table-cell>
          <table:table-cell office:value-type="float" office:value="0.0006309442" calcext:value-type="float">
            <text:p>0.000630944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0391" calcext:value-type="float">
            <text:p>-2.3903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3.0029" calcext:value-type="float">
            <text:p>423.0029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115" calcext:value-type="float">
            <text:p>1032.115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2699076" calcext:value-type="float">
            <text:p>0.2699076</text:p>
          </table:table-cell>
          <table:table-cell office:value-type="float" office:value="0.3238741" calcext:value-type="float">
            <text:p>0.3238741</text:p>
          </table:table-cell>
          <table:table-cell office:value-type="float" office:value="0.33095" calcext:value-type="float">
            <text:p>0.33095</text:p>
          </table:table-cell>
          <table:table-cell office:value-type="float" office:value="0.3356801" calcext:value-type="float">
            <text:p>0.3356801</text:p>
          </table:table-cell>
          <table:table-cell office:value-type="float" office:value="0.3374884" calcext:value-type="float">
            <text:p>0.3374884</text:p>
          </table:table-cell>
          <table:table-cell office:value-type="float" office:value="0.1941809" calcext:value-type="float">
            <text:p>0.1941809</text:p>
          </table:table-cell>
          <table:table-cell office:value-type="float" office:value="0.2387355" calcext:value-type="float">
            <text:p>0.2387355</text:p>
          </table:table-cell>
          <table:table-cell office:value-type="float" office:value="0.3229913" calcext:value-type="float">
            <text:p>0.3229913</text:p>
          </table:table-cell>
          <table:table-cell office:value-type="float" office:value="0.3216572" calcext:value-type="float">
            <text:p>0.3216572</text:p>
          </table:table-cell>
          <table:table-cell office:value-type="float" office:value="0.3548213" calcext:value-type="float">
            <text:p>0.3548213</text:p>
          </table:table-cell>
          <table:table-cell office:value-type="float" office:value="0.3755749" calcext:value-type="float">
            <text:p>0.3755749</text:p>
          </table:table-cell>
          <table:table-cell office:value-type="float" office:value="0.3912351" calcext:value-type="float">
            <text:p>0.39123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8054E-016" calcext:value-type="float">
            <text:p>7.518054E-16</text:p>
          </table:table-cell>
          <table:table-cell office:value-type="float" office:value="7.140199E-016" calcext:value-type="float">
            <text:p>7.140199E-16</text:p>
          </table:table-cell>
          <table:table-cell office:value-type="float" office:value="2.440378E-016" calcext:value-type="float">
            <text:p>2.440378E-16</text:p>
          </table:table-cell>
          <table:table-cell office:value-type="float" office:value="4.288882E-023" calcext:value-type="float">
            <text:p>4.28888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281014" calcext:value-type="float">
            <text:p>-0.08281014</text:p>
          </table:table-cell>
          <table:table-cell office:value-type="float" office:value="-0.02230476" calcext:value-type="float">
            <text:p>-0.02230476</text:p>
          </table:table-cell>
          <table:table-cell office:value-type="float" office:value="-0.01953079" calcext:value-type="float">
            <text:p>-0.01953079</text:p>
          </table:table-cell>
          <table:table-cell office:value-type="float" office:value="-0.01789909" calcext:value-type="float">
            <text:p>-0.01789909</text:p>
          </table:table-cell>
          <table:table-cell office:value-type="float" office:value="-0.01731664" calcext:value-type="float">
            <text:p>-0.01731664</text:p>
          </table:table-cell>
          <table:table-cell office:value-type="float" office:value="-0.381316" calcext:value-type="float">
            <text:p>-0.381316</text:p>
          </table:table-cell>
          <table:table-cell office:value-type="float" office:value="-0.07378015" calcext:value-type="float">
            <text:p>-0.07378015</text:p>
          </table:table-cell>
          <table:table-cell office:value-type="float" office:value="-0.07938678" calcext:value-type="float">
            <text:p>-0.07938678</text:p>
          </table:table-cell>
          <table:table-cell office:value-type="float" office:value="-0.06526496" calcext:value-type="float">
            <text:p>-0.06526496</text:p>
          </table:table-cell>
          <table:table-cell office:value-type="float" office:value="-0.02878691" calcext:value-type="float">
            <text:p>-0.0287869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1286134" calcext:value-type="float">
            <text:p>-0.1286134</text:p>
          </table:table-cell>
          <table:table-cell office:value-type="float" office:value="0.000621085" calcext:value-type="float">
            <text:p>0.00062108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3226" calcext:value-type="float">
            <text:p>-2.3932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4.2192" calcext:value-type="float">
            <text:p>424.219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0.899" calcext:value-type="float">
            <text:p>1030.899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2282506" calcext:value-type="float">
            <text:p>0.2282506</text:p>
          </table:table-cell>
          <table:table-cell office:value-type="float" office:value="0.3202477" calcext:value-type="float">
            <text:p>0.3202477</text:p>
          </table:table-cell>
          <table:table-cell office:value-type="float" office:value="0.3255186" calcext:value-type="float">
            <text:p>0.3255186</text:p>
          </table:table-cell>
          <table:table-cell office:value-type="float" office:value="0.3300611" calcext:value-type="float">
            <text:p>0.3300611</text:p>
          </table:table-cell>
          <table:table-cell office:value-type="float" office:value="0.3317779" calcext:value-type="float">
            <text:p>0.3317779</text:p>
          </table:table-cell>
          <table:table-cell office:value-type="float" office:value="0.1954949" calcext:value-type="float">
            <text:p>0.1954949</text:p>
          </table:table-cell>
          <table:table-cell office:value-type="float" office:value="0.2375394" calcext:value-type="float">
            <text:p>0.2375394</text:p>
          </table:table-cell>
          <table:table-cell office:value-type="float" office:value="0.3232741" calcext:value-type="float">
            <text:p>0.3232741</text:p>
          </table:table-cell>
          <table:table-cell office:value-type="float" office:value="0.3219865" calcext:value-type="float">
            <text:p>0.3219865</text:p>
          </table:table-cell>
          <table:table-cell office:value-type="float" office:value="0.3548493" calcext:value-type="float">
            <text:p>0.3548493</text:p>
          </table:table-cell>
          <table:table-cell office:value-type="float" office:value="0.3755934" calcext:value-type="float">
            <text:p>0.3755934</text:p>
          </table:table-cell>
          <table:table-cell office:value-type="float" office:value="0.391159" calcext:value-type="float">
            <text:p>0.3911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8649E-016" calcext:value-type="float">
            <text:p>7.518649E-16</text:p>
          </table:table-cell>
          <table:table-cell office:value-type="float" office:value="7.140119E-016" calcext:value-type="float">
            <text:p>7.140119E-16</text:p>
          </table:table-cell>
          <table:table-cell office:value-type="float" office:value="2.440346E-016" calcext:value-type="float">
            <text:p>2.440346E-16</text:p>
          </table:table-cell>
          <table:table-cell office:value-type="float" office:value="4.288843E-023" calcext:value-type="float">
            <text:p>4.28884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960073" calcext:value-type="float">
            <text:p>-0.2960073</text:p>
          </table:table-cell>
          <table:table-cell office:value-type="float" office:value="-0.02393378" calcext:value-type="float">
            <text:p>-0.02393378</text:p>
          </table:table-cell>
          <table:table-cell office:value-type="float" office:value="-0.02163231" calcext:value-type="float">
            <text:p>-0.02163231</text:p>
          </table:table-cell>
          <table:table-cell office:value-type="float" office:value="-0.01986022" calcext:value-type="float">
            <text:p>-0.01986022</text:p>
          </table:table-cell>
          <table:table-cell office:value-type="float" office:value="-0.01923398" calcext:value-type="float">
            <text:p>-0.01923398</text:p>
          </table:table-cell>
          <table:table-cell office:value-type="float" office:value="-0.3621131" calcext:value-type="float">
            <text:p>-0.3621131</text:p>
          </table:table-cell>
          <table:table-cell office:value-type="float" office:value="-0.07647596" calcext:value-type="float">
            <text:p>-0.07647596</text:p>
          </table:table-cell>
          <table:table-cell office:value-type="float" office:value="-0.07877812" calcext:value-type="float">
            <text:p>-0.07877812</text:p>
          </table:table-cell>
          <table:table-cell office:value-type="float" office:value="-0.06464351" calcext:value-type="float">
            <text:p>-0.06464351</text:p>
          </table:table-cell>
          <table:table-cell office:value-type="float" office:value="-0.02874813" calcext:value-type="float">
            <text:p>-0.0287481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4527931" calcext:value-type="float">
            <text:p>-0.4527931</text:p>
          </table:table-cell>
          <table:table-cell office:value-type="float" office:value="0.0006123387" calcext:value-type="float">
            <text:p>0.000612338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5978" calcext:value-type="float">
            <text:p>-2.39597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5.2969" calcext:value-type="float">
            <text:p>425.2969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29.821" calcext:value-type="float">
            <text:p>1029.821</text:p>
          </table:table-cell>
          <table:table-cell office:value-type="float" office:value="64.0926" calcext:value-type="float">
            <text:p>64.0926</text:p>
          </table:table-cell>
          <table:table-cell office:value-type="float" office:value="0" calcext:value-type="float">
            <text:p>0</text:p>
          </table:table-cell>
          <table:table-cell office:value-type="float" office:value="0.1528741" calcext:value-type="float">
            <text:p>0.1528741</text:p>
          </table:table-cell>
          <table:table-cell office:value-type="float" office:value="0.3210988" calcext:value-type="float">
            <text:p>0.3210988</text:p>
          </table:table-cell>
          <table:table-cell office:value-type="float" office:value="0.323895" calcext:value-type="float">
            <text:p>0.323895</text:p>
          </table:table-cell>
          <table:table-cell office:value-type="float" office:value="0.3265268" calcext:value-type="float">
            <text:p>0.3265268</text:p>
          </table:table-cell>
          <table:table-cell office:value-type="float" office:value="0.3275653" calcext:value-type="float">
            <text:p>0.3275653</text:p>
          </table:table-cell>
          <table:table-cell office:value-type="float" office:value="0.1967255" calcext:value-type="float">
            <text:p>0.1967255</text:p>
          </table:table-cell>
          <table:table-cell office:value-type="float" office:value="0.2366254" calcext:value-type="float">
            <text:p>0.2366254</text:p>
          </table:table-cell>
          <table:table-cell office:value-type="float" office:value="0.3234912" calcext:value-type="float">
            <text:p>0.3234912</text:p>
          </table:table-cell>
          <table:table-cell office:value-type="float" office:value="0.3223061" calcext:value-type="float">
            <text:p>0.3223061</text:p>
          </table:table-cell>
          <table:table-cell office:value-type="float" office:value="0.3548821" calcext:value-type="float">
            <text:p>0.3548821</text:p>
          </table:table-cell>
          <table:table-cell office:value-type="float" office:value="0.3756058" calcext:value-type="float">
            <text:p>0.3756058</text:p>
          </table:table-cell>
          <table:table-cell office:value-type="float" office:value="0.3910792" calcext:value-type="float">
            <text:p>0.39107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9189E-016" calcext:value-type="float">
            <text:p>7.519189E-16</text:p>
          </table:table-cell>
          <table:table-cell office:value-type="float" office:value="7.140045E-016" calcext:value-type="float">
            <text:p>7.140045E-16</text:p>
          </table:table-cell>
          <table:table-cell office:value-type="float" office:value="2.440318E-016" calcext:value-type="float">
            <text:p>2.440318E-16</text:p>
          </table:table-cell>
          <table:table-cell office:value-type="float" office:value="4.288804E-023" calcext:value-type="float">
            <text:p>4.28880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.468266" calcext:value-type="float">
            <text:p>-6.468266</text:p>
          </table:table-cell>
          <table:table-cell office:value-type="float" office:value="-0.02353911" calcext:value-type="float">
            <text:p>-0.02353911</text:p>
          </table:table-cell>
          <table:table-cell office:value-type="float" office:value="-0.02231335" calcext:value-type="float">
            <text:p>-0.02231335</text:p>
          </table:table-cell>
          <table:table-cell office:value-type="float" office:value="-0.02122673" calcext:value-type="float">
            <text:p>-0.02122673</text:p>
          </table:table-cell>
          <table:table-cell office:value-type="float" office:value="-0.02081378" calcext:value-type="float">
            <text:p>-0.02081378</text:p>
          </table:table-cell>
          <table:table-cell office:value-type="float" office:value="-0.3451171" calcext:value-type="float">
            <text:p>-0.3451171</text:p>
          </table:table-cell>
          <table:table-cell office:value-type="float" office:value="-0.07861064" calcext:value-type="float">
            <text:p>-0.07861064</text:p>
          </table:table-cell>
          <table:table-cell office:value-type="float" office:value="-0.07831485" calcext:value-type="float">
            <text:p>-0.07831485</text:p>
          </table:table-cell>
          <table:table-cell office:value-type="float" office:value="-0.06404681" calcext:value-type="float">
            <text:p>-0.06404681</text:p>
          </table:table-cell>
          <table:table-cell office:value-type="float" office:value="-0.02870284" calcext:value-type="float">
            <text:p>-0.0287028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8.34971" calcext:value-type="float">
            <text:p>-8.34971</text:p>
          </table:table-cell>
          <table:table-cell office:value-type="float" office:value="0.0006086558" calcext:value-type="float">
            <text:p>0.000608655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866" calcext:value-type="float">
            <text:p>-2.398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5.9015" calcext:value-type="float">
            <text:p>425.9015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29.649" calcext:value-type="float">
            <text:p>1029.649</text:p>
          </table:table-cell>
          <table:table-cell office:value-type="float" office:value="63.66117" calcext:value-type="float">
            <text:p>63.66117</text:p>
          </table:table-cell>
          <table:table-cell office:value-type="float" office:value="0" calcext:value-type="float">
            <text:p>0</text:p>
          </table:table-cell>
          <table:table-cell office:value-type="float" office:value="0.1168568" calcext:value-type="float">
            <text:p>0.1168568</text:p>
          </table:table-cell>
          <table:table-cell office:value-type="float" office:value="0.3208046" calcext:value-type="float">
            <text:p>0.3208046</text:p>
          </table:table-cell>
          <table:table-cell office:value-type="float" office:value="0.3224443" calcext:value-type="float">
            <text:p>0.3224443</text:p>
          </table:table-cell>
          <table:table-cell office:value-type="float" office:value="0.3240092" calcext:value-type="float">
            <text:p>0.3240092</text:p>
          </table:table-cell>
          <table:table-cell office:value-type="float" office:value="0.3245076" calcext:value-type="float">
            <text:p>0.3245076</text:p>
          </table:table-cell>
          <table:table-cell office:value-type="float" office:value="0.1982364" calcext:value-type="float">
            <text:p>0.1982364</text:p>
          </table:table-cell>
          <table:table-cell office:value-type="float" office:value="0.2357019" calcext:value-type="float">
            <text:p>0.2357019</text:p>
          </table:table-cell>
          <table:table-cell office:value-type="float" office:value="0.323658" calcext:value-type="float">
            <text:p>0.323658</text:p>
          </table:table-cell>
          <table:table-cell office:value-type="float" office:value="0.3226127" calcext:value-type="float">
            <text:p>0.3226127</text:p>
          </table:table-cell>
          <table:table-cell office:value-type="float" office:value="0.3549168" calcext:value-type="float">
            <text:p>0.3549168</text:p>
          </table:table-cell>
          <table:table-cell office:value-type="float" office:value="0.3756169" calcext:value-type="float">
            <text:p>0.3756169</text:p>
          </table:table-cell>
          <table:table-cell office:value-type="float" office:value="0.3912479" calcext:value-type="float">
            <text:p>0.3912479</text:p>
          </table:table-cell>
          <table:table-cell office:value-type="float" office:value="0.4544987" calcext:value-type="float">
            <text:p>0.4544987</text:p>
          </table:table-cell>
          <table:table-cell office:value-type="float" office:value="0" calcext:value-type="float">
            <text:p>0</text:p>
          </table:table-cell>
          <table:table-cell office:value-type="float" office:value="7.519782E-016" calcext:value-type="float">
            <text:p>7.519782E-16</text:p>
          </table:table-cell>
          <table:table-cell office:value-type="float" office:value="7.139973E-016" calcext:value-type="float">
            <text:p>7.139973E-16</text:p>
          </table:table-cell>
          <table:table-cell office:value-type="float" office:value="2.440287E-016" calcext:value-type="float">
            <text:p>2.440287E-16</text:p>
          </table:table-cell>
          <table:table-cell office:value-type="float" office:value="4.28877E-023" calcext:value-type="float">
            <text:p>4.2887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13313" calcext:value-type="float">
            <text:p>-53.13313</text:p>
          </table:table-cell>
          <table:table-cell office:value-type="float" office:value="-0.02367024" calcext:value-type="float">
            <text:p>-0.02367024</text:p>
          </table:table-cell>
          <table:table-cell office:value-type="float" office:value="-0.02293821" calcext:value-type="float">
            <text:p>-0.02293821</text:p>
          </table:table-cell>
          <table:table-cell office:value-type="float" office:value="-0.02226403" calcext:value-type="float">
            <text:p>-0.02226403</text:p>
          </table:table-cell>
          <table:table-cell office:value-type="float" office:value="-0.02205263" calcext:value-type="float">
            <text:p>-0.02205263</text:p>
          </table:table-cell>
          <table:table-cell office:value-type="float" office:value="-0.3255276" calcext:value-type="float">
            <text:p>-0.3255276</text:p>
          </table:table-cell>
          <table:table-cell office:value-type="float" office:value="-0.08083007" calcext:value-type="float">
            <text:p>-0.08083007</text:p>
          </table:table-cell>
          <table:table-cell office:value-type="float" office:value="-0.07796041" calcext:value-type="float">
            <text:p>-0.07796041</text:p>
          </table:table-cell>
          <table:table-cell office:value-type="float" office:value="-0.06347989" calcext:value-type="float">
            <text:p>-0.06347989</text:p>
          </table:table-cell>
          <table:table-cell office:value-type="float" office:value="-0.02865488" calcext:value-type="float">
            <text:p>-0.0286548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5.66748" calcext:value-type="float">
            <text:p>-35.66748</text:p>
          </table:table-cell>
          <table:table-cell office:value-type="float" office:value="0.0006059937" calcext:value-type="float">
            <text:p>0.000605993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24796" calcext:value-type="float">
            <text:p>-2.3247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568.8602" calcext:value-type="float">
            <text:p>568.8602</text:p>
          </table:table-cell>
          <table:table-cell office:value-type="float" office:value="426.092" calcext:value-type="float">
            <text:p>426.09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0.289" calcext:value-type="float">
            <text:p>1030.289</text:p>
          </table:table-cell>
          <table:table-cell office:value-type="float" office:value="62.83072" calcext:value-type="float">
            <text:p>62.83072</text:p>
          </table:table-cell>
          <table:table-cell office:value-type="float" office:value="0" calcext:value-type="float">
            <text:p>0</text:p>
          </table:table-cell>
          <table:table-cell office:value-type="float" office:value="0.1166401" calcext:value-type="float">
            <text:p>0.1166401</text:p>
          </table:table-cell>
          <table:table-cell office:value-type="float" office:value="0.3197695" calcext:value-type="float">
            <text:p>0.3197695</text:p>
          </table:table-cell>
          <table:table-cell office:value-type="float" office:value="0.3210583" calcext:value-type="float">
            <text:p>0.3210583</text:p>
          </table:table-cell>
          <table:table-cell office:value-type="float" office:value="0.3221326" calcext:value-type="float">
            <text:p>0.3221326</text:p>
          </table:table-cell>
          <table:table-cell office:value-type="float" office:value="0.3224087" calcext:value-type="float">
            <text:p>0.3224087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234971" calcext:value-type="float">
            <text:p>0.234971</text:p>
          </table:table-cell>
          <table:table-cell office:value-type="float" office:value="0.3237839" calcext:value-type="float">
            <text:p>0.3237839</text:p>
          </table:table-cell>
          <table:table-cell office:value-type="float" office:value="0.3229104" calcext:value-type="float">
            <text:p>0.3229104</text:p>
          </table:table-cell>
          <table:table-cell office:value-type="float" office:value="0.3549559" calcext:value-type="float">
            <text:p>0.3549559</text:p>
          </table:table-cell>
          <table:table-cell office:value-type="float" office:value="0.3756494" calcext:value-type="float">
            <text:p>0.3756494</text:p>
          </table:table-cell>
          <table:table-cell office:value-type="float" office:value="0.3915164" calcext:value-type="float">
            <text:p>0.3915164</text:p>
          </table:table-cell>
          <table:table-cell office:value-type="float" office:value="0.4585498" calcext:value-type="float">
            <text:p>0.4585498</text:p>
          </table:table-cell>
          <table:table-cell office:value-type="float" office:value="0" calcext:value-type="float">
            <text:p>0</text:p>
          </table:table-cell>
          <table:table-cell office:value-type="float" office:value="7.52048E-016" calcext:value-type="float">
            <text:p>7.52048E-16</text:p>
          </table:table-cell>
          <table:table-cell office:value-type="float" office:value="7.13988E-016" calcext:value-type="float">
            <text:p>7.13988E-16</text:p>
          </table:table-cell>
          <table:table-cell office:value-type="float" office:value="2.440255E-016" calcext:value-type="float">
            <text:p>2.440255E-16</text:p>
          </table:table-cell>
          <table:table-cell office:value-type="float" office:value="4.288728E-023" calcext:value-type="float">
            <text:p>4.28872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92587" calcext:value-type="float">
            <text:p>-53.92587</text:p>
          </table:table-cell>
          <table:table-cell office:value-type="float" office:value="-0.02414219" calcext:value-type="float">
            <text:p>-0.02414219</text:p>
          </table:table-cell>
          <table:table-cell office:value-type="float" office:value="-0.02355311" calcext:value-type="float">
            <text:p>-0.02355311</text:p>
          </table:table-cell>
          <table:table-cell office:value-type="float" office:value="-0.02307481" calcext:value-type="float">
            <text:p>-0.02307481</text:p>
          </table:table-cell>
          <table:table-cell office:value-type="float" office:value="-0.02295301" calcext:value-type="float">
            <text:p>-0.02295301</text:p>
          </table:table-cell>
          <table:table-cell office:value-type="float" office:value="-0.3075566" calcext:value-type="float">
            <text:p>-0.3075566</text:p>
          </table:table-cell>
          <table:table-cell office:value-type="float" office:value="-0.08264377" calcext:value-type="float">
            <text:p>-0.08264377</text:p>
          </table:table-cell>
          <table:table-cell office:value-type="float" office:value="-0.07769442" calcext:value-type="float">
            <text:p>-0.07769442</text:p>
          </table:table-cell>
          <table:table-cell office:value-type="float" office:value="-0.06293488" calcext:value-type="float">
            <text:p>-0.06293488</text:p>
          </table:table-cell>
          <table:table-cell office:value-type="float" office:value="-0.02860103" calcext:value-type="float">
            <text:p>-0.0286010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6.70445" calcext:value-type="float">
            <text:p>-36.70445</text:p>
          </table:table-cell>
          <table:table-cell office:value-type="float" office:value="0.0006034278" calcext:value-type="float">
            <text:p>0.000603427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49345" calcext:value-type="float">
            <text:p>-2.3493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578.5601" calcext:value-type="float">
            <text:p>578.5601</text:p>
          </table:table-cell>
          <table:table-cell office:value-type="float" office:value="426.5557" calcext:value-type="float">
            <text:p>426.5557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40.169" calcext:value-type="float">
            <text:p>1040.169</text:p>
          </table:table-cell>
          <table:table-cell office:value-type="float" office:value="62.18784" calcext:value-type="float">
            <text:p>62.18784</text:p>
          </table:table-cell>
          <table:table-cell office:value-type="float" office:value="0" calcext:value-type="float">
            <text:p>0</text:p>
          </table:table-cell>
          <table:table-cell office:value-type="float" office:value="0.3663595" calcext:value-type="float">
            <text:p>0.3663595</text:p>
          </table:table-cell>
          <table:table-cell office:value-type="float" office:value="0.3667794" calcext:value-type="float">
            <text:p>0.3667794</text:p>
          </table:table-cell>
          <table:table-cell office:value-type="float" office:value="0.3615099" calcext:value-type="float">
            <text:p>0.3615099</text:p>
          </table:table-cell>
          <table:table-cell office:value-type="float" office:value="0.344096" calcext:value-type="float">
            <text:p>0.344096</text:p>
          </table:table-cell>
          <table:table-cell office:value-type="float" office:value="0.3356262" calcext:value-type="float">
            <text:p>0.3356262</text:p>
          </table:table-cell>
          <table:table-cell office:value-type="float" office:value="0.2011221" calcext:value-type="float">
            <text:p>0.2011221</text:p>
          </table:table-cell>
          <table:table-cell office:value-type="float" office:value="0.2420383" calcext:value-type="float">
            <text:p>0.2420383</text:p>
          </table:table-cell>
          <table:table-cell office:value-type="float" office:value="0.3241008" calcext:value-type="float">
            <text:p>0.3241008</text:p>
          </table:table-cell>
          <table:table-cell office:value-type="float" office:value="0.3232051" calcext:value-type="float">
            <text:p>0.3232051</text:p>
          </table:table-cell>
          <table:table-cell office:value-type="float" office:value="0.3550043" calcext:value-type="float">
            <text:p>0.3550043</text:p>
          </table:table-cell>
          <table:table-cell office:value-type="float" office:value="0.3756963" calcext:value-type="float">
            <text:p>0.3756963</text:p>
          </table:table-cell>
          <table:table-cell office:value-type="float" office:value="0.3916236" calcext:value-type="float">
            <text:p>0.3916236</text:p>
          </table:table-cell>
          <table:table-cell office:value-type="float" office:value="0.4619709" calcext:value-type="float">
            <text:p>0.4619709</text:p>
          </table:table-cell>
          <table:table-cell office:value-type="float" office:value="0" calcext:value-type="float">
            <text:p>0</text:p>
          </table:table-cell>
          <table:table-cell office:value-type="float" office:value="7.521156E-016" calcext:value-type="float">
            <text:p>7.521156E-16</text:p>
          </table:table-cell>
          <table:table-cell office:value-type="float" office:value="7.139802E-016" calcext:value-type="float">
            <text:p>7.139802E-16</text:p>
          </table:table-cell>
          <table:table-cell office:value-type="float" office:value="2.440224E-016" calcext:value-type="float">
            <text:p>2.440224E-16</text:p>
          </table:table-cell>
          <table:table-cell office:value-type="float" office:value="4.288688E-023" calcext:value-type="float">
            <text:p>4.28868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357" calcext:value-type="float">
            <text:p>-0.010357</text:p>
          </table:table-cell>
          <table:table-cell office:value-type="float" office:value="-0.01030459" calcext:value-type="float">
            <text:p>-0.01030459</text:p>
          </table:table-cell>
          <table:table-cell office:value-type="float" office:value="-0.01130693" calcext:value-type="float">
            <text:p>-0.01130693</text:p>
          </table:table-cell>
          <table:table-cell office:value-type="float" office:value="-0.01549638" calcext:value-type="float">
            <text:p>-0.01549638</text:p>
          </table:table-cell>
          <table:table-cell office:value-type="float" office:value="-0.0181027" calcext:value-type="float">
            <text:p>-0.0181027</text:p>
          </table:table-cell>
          <table:table-cell office:value-type="float" office:value="-0.2914131" calcext:value-type="float">
            <text:p>-0.2914131</text:p>
          </table:table-cell>
          <table:table-cell office:value-type="float" office:value="-0.06689439" calcext:value-type="float">
            <text:p>-0.06689439</text:p>
          </table:table-cell>
          <table:table-cell office:value-type="float" office:value="-0.07703781" calcext:value-type="float">
            <text:p>-0.07703781</text:p>
          </table:table-cell>
          <table:table-cell office:value-type="float" office:value="-0.06240045" calcext:value-type="float">
            <text:p>-0.06240045</text:p>
          </table:table-cell>
          <table:table-cell office:value-type="float" office:value="-0.02853437" calcext:value-type="float">
            <text:p>-0.0285343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035025" calcext:value-type="float">
            <text:p>-0.01035025</text:p>
          </table:table-cell>
          <table:table-cell office:value-type="float" office:value="0.0005922024" calcext:value-type="float">
            <text:p>0.000592202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68801" calcext:value-type="float">
            <text:p>-2.3688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578.5601" calcext:value-type="float">
            <text:p>578.5601</text:p>
          </table:table-cell>
          <table:table-cell office:value-type="float" office:value="428.1803" calcext:value-type="float">
            <text:p>428.180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8.544" calcext:value-type="float">
            <text:p>1038.544</text:p>
          </table:table-cell>
          <table:table-cell office:value-type="float" office:value="62.18784" calcext:value-type="float">
            <text:p>62.18784</text:p>
          </table:table-cell>
          <table:table-cell office:value-type="float" office:value="0" calcext:value-type="float">
            <text:p>0</text:p>
          </table:table-cell>
          <table:table-cell office:value-type="float" office:value="0.3324672" calcext:value-type="float">
            <text:p>0.3324672</text:p>
          </table:table-cell>
          <table:table-cell office:value-type="float" office:value="0.3414471" calcext:value-type="float">
            <text:p>0.3414471</text:p>
          </table:table-cell>
          <table:table-cell office:value-type="float" office:value="0.3470058" calcext:value-type="float">
            <text:p>0.3470058</text:p>
          </table:table-cell>
          <table:table-cell office:value-type="float" office:value="0.3503058" calcext:value-type="float">
            <text:p>0.3503058</text:p>
          </table:table-cell>
          <table:table-cell office:value-type="float" office:value="0.3518648" calcext:value-type="float">
            <text:p>0.3518648</text:p>
          </table:table-cell>
          <table:table-cell office:value-type="float" office:value="0.2028188" calcext:value-type="float">
            <text:p>0.2028188</text:p>
          </table:table-cell>
          <table:table-cell office:value-type="float" office:value="0.2402921" calcext:value-type="float">
            <text:p>0.2402921</text:p>
          </table:table-cell>
          <table:table-cell office:value-type="float" office:value="0.324486" calcext:value-type="float">
            <text:p>0.324486</text:p>
          </table:table-cell>
          <table:table-cell office:value-type="float" office:value="0.3234952" calcext:value-type="float">
            <text:p>0.3234952</text:p>
          </table:table-cell>
          <table:table-cell office:value-type="float" office:value="0.3550543" calcext:value-type="float">
            <text:p>0.3550543</text:p>
          </table:table-cell>
          <table:table-cell office:value-type="float" office:value="0.3757426" calcext:value-type="float">
            <text:p>0.3757426</text:p>
          </table:table-cell>
          <table:table-cell office:value-type="float" office:value="0.3916336" calcext:value-type="float">
            <text:p>0.39163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1859E-016" calcext:value-type="float">
            <text:p>7.521859E-16</text:p>
          </table:table-cell>
          <table:table-cell office:value-type="float" office:value="7.139719E-016" calcext:value-type="float">
            <text:p>7.139719E-16</text:p>
          </table:table-cell>
          <table:table-cell office:value-type="float" office:value="2.440192E-016" calcext:value-type="float">
            <text:p>2.440192E-16</text:p>
          </table:table-cell>
          <table:table-cell office:value-type="float" office:value="4.288641E-023" calcext:value-type="float">
            <text:p>4.28864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895937" calcext:value-type="float">
            <text:p>-0.01895937</text:p>
          </table:table-cell>
          <table:table-cell office:value-type="float" office:value="-0.0160959" calcext:value-type="float">
            <text:p>-0.0160959</text:p>
          </table:table-cell>
          <table:table-cell office:value-type="float" office:value="-0.01458983" calcext:value-type="float">
            <text:p>-0.01458983</text:p>
          </table:table-cell>
          <table:table-cell office:value-type="float" office:value="-0.01377466" calcext:value-type="float">
            <text:p>-0.01377466</text:p>
          </table:table-cell>
          <table:table-cell office:value-type="float" office:value="-0.0134058" calcext:value-type="float">
            <text:p>-0.0134058</text:p>
          </table:table-cell>
          <table:table-cell office:value-type="float" office:value="-0.2733067" calcext:value-type="float">
            <text:p>-0.2733067</text:p>
          </table:table-cell>
          <table:table-cell office:value-type="float" office:value="-0.07043693" calcext:value-type="float">
            <text:p>-0.07043693</text:p>
          </table:table-cell>
          <table:table-cell office:value-type="float" office:value="-0.07623762" calcext:value-type="float">
            <text:p>-0.07623762</text:p>
          </table:table-cell>
          <table:table-cell office:value-type="float" office:value="-0.06187925" calcext:value-type="float">
            <text:p>-0.06187925</text:p>
          </table:table-cell>
          <table:table-cell office:value-type="float" office:value="-0.02846577" calcext:value-type="float">
            <text:p>-0.0284657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02538" calcext:value-type="float">
            <text:p>-0.0202538</text:p>
          </table:table-cell>
          <table:table-cell office:value-type="float" office:value="0.0005748198" calcext:value-type="float">
            <text:p>0.00057481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6006" calcext:value-type="float">
            <text:p>-2.376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29.6474" calcext:value-type="float">
            <text:p>429.647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7.377" calcext:value-type="float">
            <text:p>1037.377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3232053" calcext:value-type="float">
            <text:p>0.3232053</text:p>
          </table:table-cell>
          <table:table-cell office:value-type="float" office:value="0.3320724" calcext:value-type="float">
            <text:p>0.3320724</text:p>
          </table:table-cell>
          <table:table-cell office:value-type="float" office:value="0.3395899" calcext:value-type="float">
            <text:p>0.3395899</text:p>
          </table:table-cell>
          <table:table-cell office:value-type="float" office:value="0.3447352" calcext:value-type="float">
            <text:p>0.3447352</text:p>
          </table:table-cell>
          <table:table-cell office:value-type="float" office:value="0.3467802" calcext:value-type="float">
            <text:p>0.3467802</text:p>
          </table:table-cell>
          <table:table-cell office:value-type="float" office:value="0.2045606" calcext:value-type="float">
            <text:p>0.2045606</text:p>
          </table:table-cell>
          <table:table-cell office:value-type="float" office:value="0.2388531" calcext:value-type="float">
            <text:p>0.2388531</text:p>
          </table:table-cell>
          <table:table-cell office:value-type="float" office:value="0.3247781" calcext:value-type="float">
            <text:p>0.3247781</text:p>
          </table:table-cell>
          <table:table-cell office:value-type="float" office:value="0.3237822" calcext:value-type="float">
            <text:p>0.3237822</text:p>
          </table:table-cell>
          <table:table-cell office:value-type="float" office:value="0.355109" calcext:value-type="float">
            <text:p>0.355109</text:p>
          </table:table-cell>
          <table:table-cell office:value-type="float" office:value="0.3757866" calcext:value-type="float">
            <text:p>0.3757866</text:p>
          </table:table-cell>
          <table:table-cell office:value-type="float" office:value="0.3916112" calcext:value-type="float">
            <text:p>0.3916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2477E-016" calcext:value-type="float">
            <text:p>7.522477E-16</text:p>
          </table:table-cell>
          <table:table-cell office:value-type="float" office:value="7.13964E-016" calcext:value-type="float">
            <text:p>7.13964E-16</text:p>
          </table:table-cell>
          <table:table-cell office:value-type="float" office:value="2.44016E-016" calcext:value-type="float">
            <text:p>2.44016E-16</text:p>
          </table:table-cell>
          <table:table-cell office:value-type="float" office:value="4.288602E-023" calcext:value-type="float">
            <text:p>4.2886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268326" calcext:value-type="float">
            <text:p>-0.02268326</text:p>
          </table:table-cell>
          <table:table-cell office:value-type="float" office:value="-0.01914546" calcext:value-type="float">
            <text:p>-0.01914546</text:p>
          </table:table-cell>
          <table:table-cell office:value-type="float" office:value="-0.01666345" calcext:value-type="float">
            <text:p>-0.01666345</text:p>
          </table:table-cell>
          <table:table-cell office:value-type="float" office:value="-0.01519403" calcext:value-type="float">
            <text:p>-0.01519403</text:p>
          </table:table-cell>
          <table:table-cell office:value-type="float" office:value="-0.01465139" calcext:value-type="float">
            <text:p>-0.01465139</text:p>
          </table:table-cell>
          <table:table-cell office:value-type="float" office:value="-0.2559715" calcext:value-type="float">
            <text:p>-0.2559715</text:p>
          </table:table-cell>
          <table:table-cell office:value-type="float" office:value="-0.07352471" calcext:value-type="float">
            <text:p>-0.07352471</text:p>
          </table:table-cell>
          <table:table-cell office:value-type="float" office:value="-0.0756368" calcext:value-type="float">
            <text:p>-0.0756368</text:p>
          </table:table-cell>
          <table:table-cell office:value-type="float" office:value="-0.06136849" calcext:value-type="float">
            <text:p>-0.06136849</text:p>
          </table:table-cell>
          <table:table-cell office:value-type="float" office:value="-0.02839085" calcext:value-type="float">
            <text:p>-0.0283908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384043" calcext:value-type="float">
            <text:p>-0.02384043</text:p>
          </table:table-cell>
          <table:table-cell office:value-type="float" office:value="0.0005632021" calcext:value-type="float">
            <text:p>0.000563202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79254" calcext:value-type="float">
            <text:p>-2.3792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0.6384" calcext:value-type="float">
            <text:p>430.638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6.386" calcext:value-type="float">
            <text:p>1036.386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3176665" calcext:value-type="float">
            <text:p>0.3176665</text:p>
          </table:table-cell>
          <table:table-cell office:value-type="float" office:value="0.3261304" calcext:value-type="float">
            <text:p>0.3261304</text:p>
          </table:table-cell>
          <table:table-cell office:value-type="float" office:value="0.3336305" calcext:value-type="float">
            <text:p>0.3336305</text:p>
          </table:table-cell>
          <table:table-cell office:value-type="float" office:value="0.3386439" calcext:value-type="float">
            <text:p>0.3386439</text:p>
          </table:table-cell>
          <table:table-cell office:value-type="float" office:value="0.3405059" calcext:value-type="float">
            <text:p>0.3405059</text:p>
          </table:table-cell>
          <table:table-cell office:value-type="float" office:value="0.2061597" calcext:value-type="float">
            <text:p>0.2061597</text:p>
          </table:table-cell>
          <table:table-cell office:value-type="float" office:value="0.2377685" calcext:value-type="float">
            <text:p>0.2377685</text:p>
          </table:table-cell>
          <table:table-cell office:value-type="float" office:value="0.3249964" calcext:value-type="float">
            <text:p>0.3249964</text:p>
          </table:table-cell>
          <table:table-cell office:value-type="float" office:value="0.3240634" calcext:value-type="float">
            <text:p>0.3240634</text:p>
          </table:table-cell>
          <table:table-cell office:value-type="float" office:value="0.3551661" calcext:value-type="float">
            <text:p>0.3551661</text:p>
          </table:table-cell>
          <table:table-cell office:value-type="float" office:value="0.375827" calcext:value-type="float">
            <text:p>0.375827</text:p>
          </table:table-cell>
          <table:table-cell office:value-type="float" office:value="0.3915759" calcext:value-type="float">
            <text:p>0.39157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2952E-016" calcext:value-type="float">
            <text:p>7.522952E-16</text:p>
          </table:table-cell>
          <table:table-cell office:value-type="float" office:value="7.139569E-016" calcext:value-type="float">
            <text:p>7.139569E-16</text:p>
          </table:table-cell>
          <table:table-cell office:value-type="float" office:value="2.440136E-016" calcext:value-type="float">
            <text:p>2.440136E-16</text:p>
          </table:table-cell>
          <table:table-cell office:value-type="float" office:value="4.288566E-023" calcext:value-type="float">
            <text:p>4.2885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525207" calcext:value-type="float">
            <text:p>-0.02525207</text:p>
          </table:table-cell>
          <table:table-cell office:value-type="float" office:value="-0.02139752" calcext:value-type="float">
            <text:p>-0.02139752</text:p>
          </table:table-cell>
          <table:table-cell office:value-type="float" office:value="-0.01858242" calcext:value-type="float">
            <text:p>-0.01858242</text:p>
          </table:table-cell>
          <table:table-cell office:value-type="float" office:value="-0.01695599" calcext:value-type="float">
            <text:p>-0.01695599</text:p>
          </table:table-cell>
          <table:table-cell office:value-type="float" office:value="-0.01639359" calcext:value-type="float">
            <text:p>-0.01639359</text:p>
          </table:table-cell>
          <table:table-cell office:value-type="float" office:value="-0.2411433" calcext:value-type="float">
            <text:p>-0.2411433</text:p>
          </table:table-cell>
          <table:table-cell office:value-type="float" office:value="-0.07595505" calcext:value-type="float">
            <text:p>-0.07595505</text:p>
          </table:table-cell>
          <table:table-cell office:value-type="float" office:value="-0.07519107" calcext:value-type="float">
            <text:p>-0.07519107</text:p>
          </table:table-cell>
          <table:table-cell office:value-type="float" office:value="-0.06087245" calcext:value-type="float">
            <text:p>-0.06087245</text:p>
          </table:table-cell>
          <table:table-cell office:value-type="float" office:value="-0.02831295" calcext:value-type="float">
            <text:p>-0.0283129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6514" calcext:value-type="float">
            <text:p>-0.026514</text:p>
          </table:table-cell>
          <table:table-cell office:value-type="float" office:value="0.0005548893" calcext:value-type="float">
            <text:p>0.000554889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236" calcext:value-type="float">
            <text:p>-2.3823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1.5233" calcext:value-type="float">
            <text:p>431.523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5.502" calcext:value-type="float">
            <text:p>1035.502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3023766" calcext:value-type="float">
            <text:p>0.3023766</text:p>
          </table:table-cell>
          <table:table-cell office:value-type="float" office:value="0.3204136" calcext:value-type="float">
            <text:p>0.3204136</text:p>
          </table:table-cell>
          <table:table-cell office:value-type="float" office:value="0.3283845" calcext:value-type="float">
            <text:p>0.3283845</text:p>
          </table:table-cell>
          <table:table-cell office:value-type="float" office:value="0.3330502" calcext:value-type="float">
            <text:p>0.3330502</text:p>
          </table:table-cell>
          <table:table-cell office:value-type="float" office:value="0.3344977" calcext:value-type="float">
            <text:p>0.3344977</text:p>
          </table:table-cell>
          <table:table-cell office:value-type="float" office:value="0.2081473" calcext:value-type="float">
            <text:p>0.2081473</text:p>
          </table:table-cell>
          <table:table-cell office:value-type="float" office:value="0.2367009" calcext:value-type="float">
            <text:p>0.2367009</text:p>
          </table:table-cell>
          <table:table-cell office:value-type="float" office:value="0.3251703" calcext:value-type="float">
            <text:p>0.3251703</text:p>
          </table:table-cell>
          <table:table-cell office:value-type="float" office:value="0.3243266" calcext:value-type="float">
            <text:p>0.3243266</text:p>
          </table:table-cell>
          <table:table-cell office:value-type="float" office:value="0.3552263" calcext:value-type="float">
            <text:p>0.3552263</text:p>
          </table:table-cell>
          <table:table-cell office:value-type="float" office:value="0.3758636" calcext:value-type="float">
            <text:p>0.3758636</text:p>
          </table:table-cell>
          <table:table-cell office:value-type="float" office:value="0.3915306" calcext:value-type="float">
            <text:p>0.3915306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07092735" calcext:value-type="float">
            <text:p>0.007092735</text:p>
          </table:table-cell>
          <table:table-cell office:value-type="float" office:value="7.139488E-016" calcext:value-type="float">
            <text:p>7.139488E-16</text:p>
          </table:table-cell>
          <table:table-cell office:value-type="float" office:value="2.44012E-016" calcext:value-type="float">
            <text:p>2.44012E-16</text:p>
          </table:table-cell>
          <table:table-cell office:value-type="float" office:value="4.28853E-023" calcext:value-type="float">
            <text:p>4.2885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290436" calcext:value-type="float">
            <text:p>-0.03290436</text:p>
          </table:table-cell>
          <table:table-cell office:value-type="float" office:value="-0.02381023" calcext:value-type="float">
            <text:p>-0.02381023</text:p>
          </table:table-cell>
          <table:table-cell office:value-type="float" office:value="-0.02048237" calcext:value-type="float">
            <text:p>-0.02048237</text:p>
          </table:table-cell>
          <table:table-cell office:value-type="float" office:value="-0.01878593" calcext:value-type="float">
            <text:p>-0.01878593</text:p>
          </table:table-cell>
          <table:table-cell office:value-type="float" office:value="-0.01829145" calcext:value-type="float">
            <text:p>-0.01829145</text:p>
          </table:table-cell>
          <table:table-cell office:value-type="float" office:value="-0.2241" calcext:value-type="float">
            <text:p>-0.2241</text:p>
          </table:table-cell>
          <table:table-cell office:value-type="float" office:value="-0.07842907" calcext:value-type="float">
            <text:p>-0.07842907</text:p>
          </table:table-cell>
          <table:table-cell office:value-type="float" office:value="-0.07483833" calcext:value-type="float">
            <text:p>-0.07483833</text:p>
          </table:table-cell>
          <table:table-cell office:value-type="float" office:value="-0.06041185" calcext:value-type="float">
            <text:p>-0.06041185</text:p>
          </table:table-cell>
          <table:table-cell office:value-type="float" office:value="-0.02823101" calcext:value-type="float">
            <text:p>-0.0282310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909641" calcext:value-type="float">
            <text:p>-0.03909641</text:p>
          </table:table-cell>
          <table:table-cell office:value-type="float" office:value="0.0005536593" calcext:value-type="float">
            <text:p>0.000553659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5354" calcext:value-type="float">
            <text:p>-2.3853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2.4035" calcext:value-type="float">
            <text:p>432.4035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4.622" calcext:value-type="float">
            <text:p>1034.622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3037312" calcext:value-type="float">
            <text:p>0.3037312</text:p>
          </table:table-cell>
          <table:table-cell office:value-type="float" office:value="0.3152316" calcext:value-type="float">
            <text:p>0.3152316</text:p>
          </table:table-cell>
          <table:table-cell office:value-type="float" office:value="0.3232469" calcext:value-type="float">
            <text:p>0.3232469</text:p>
          </table:table-cell>
          <table:table-cell office:value-type="float" office:value="0.3277746" calcext:value-type="float">
            <text:p>0.3277746</text:p>
          </table:table-cell>
          <table:table-cell office:value-type="float" office:value="0.329043" calcext:value-type="float">
            <text:p>0.329043</text:p>
          </table:table-cell>
          <table:table-cell office:value-type="float" office:value="0.2099985" calcext:value-type="float">
            <text:p>0.2099985</text:p>
          </table:table-cell>
          <table:table-cell office:value-type="float" office:value="0.2359196" calcext:value-type="float">
            <text:p>0.2359196</text:p>
          </table:table-cell>
          <table:table-cell office:value-type="float" office:value="0.3252931" calcext:value-type="float">
            <text:p>0.3252931</text:p>
          </table:table-cell>
          <table:table-cell office:value-type="float" office:value="0.324603" calcext:value-type="float">
            <text:p>0.324603</text:p>
          </table:table-cell>
          <table:table-cell office:value-type="float" office:value="0.3553544" calcext:value-type="float">
            <text:p>0.3553544</text:p>
          </table:table-cell>
          <table:table-cell office:value-type="float" office:value="0.3757807" calcext:value-type="float">
            <text:p>0.3757807</text:p>
          </table:table-cell>
          <table:table-cell office:value-type="float" office:value="0.3914713" calcext:value-type="float">
            <text:p>0.39147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9216E-016" calcext:value-type="float">
            <text:p>9.69216E-16</text:p>
          </table:table-cell>
          <table:table-cell office:value-type="float" office:value="7.139409E-016" calcext:value-type="float">
            <text:p>7.139409E-16</text:p>
          </table:table-cell>
          <table:table-cell office:value-type="float" office:value="2.440104E-016" calcext:value-type="float">
            <text:p>2.440104E-16</text:p>
          </table:table-cell>
          <table:table-cell office:value-type="float" office:value="4.288496E-023" calcext:value-type="float">
            <text:p>4.28849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336184" calcext:value-type="float">
            <text:p>-0.03336184</text:p>
          </table:table-cell>
          <table:table-cell office:value-type="float" office:value="-0.02634869" calcext:value-type="float">
            <text:p>-0.02634869</text:p>
          </table:table-cell>
          <table:table-cell office:value-type="float" office:value="-0.02257008" calcext:value-type="float">
            <text:p>-0.02257008</text:p>
          </table:table-cell>
          <table:table-cell office:value-type="float" office:value="-0.02072564" calcext:value-type="float">
            <text:p>-0.02072564</text:p>
          </table:table-cell>
          <table:table-cell office:value-type="float" office:value="-0.02023841" calcext:value-type="float">
            <text:p>-0.02023841</text:p>
          </table:table-cell>
          <table:table-cell office:value-type="float" office:value="-0.2093965" calcext:value-type="float">
            <text:p>-0.2093965</text:p>
          </table:table-cell>
          <table:table-cell office:value-type="float" office:value="-0.08030501" calcext:value-type="float">
            <text:p>-0.08030501</text:p>
          </table:table-cell>
          <table:table-cell office:value-type="float" office:value="-0.07459009" calcext:value-type="float">
            <text:p>-0.07459009</text:p>
          </table:table-cell>
          <table:table-cell office:value-type="float" office:value="-0.05993323" calcext:value-type="float">
            <text:p>-0.05993323</text:p>
          </table:table-cell>
          <table:table-cell office:value-type="float" office:value="-0.02805827" calcext:value-type="float">
            <text:p>-0.0280582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720462" calcext:value-type="float">
            <text:p>-0.03720462</text:p>
          </table:table-cell>
          <table:table-cell office:value-type="float" office:value="0.0005407422" calcext:value-type="float">
            <text:p>0.000540742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8821" calcext:value-type="float">
            <text:p>-2.388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3.7491" calcext:value-type="float">
            <text:p>433.7491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277" calcext:value-type="float">
            <text:p>1033.277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250678" calcext:value-type="float">
            <text:p>0.250678</text:p>
          </table:table-cell>
          <table:table-cell office:value-type="float" office:value="0.3104168" calcext:value-type="float">
            <text:p>0.3104168</text:p>
          </table:table-cell>
          <table:table-cell office:value-type="float" office:value="0.318091" calcext:value-type="float">
            <text:p>0.318091</text:p>
          </table:table-cell>
          <table:table-cell office:value-type="float" office:value="0.3225092" calcext:value-type="float">
            <text:p>0.3225092</text:p>
          </table:table-cell>
          <table:table-cell office:value-type="float" office:value="0.3233998" calcext:value-type="float">
            <text:p>0.3233998</text:p>
          </table:table-cell>
          <table:table-cell office:value-type="float" office:value="0.2119507" calcext:value-type="float">
            <text:p>0.2119507</text:p>
          </table:table-cell>
          <table:table-cell office:value-type="float" office:value="0.2352445" calcext:value-type="float">
            <text:p>0.2352445</text:p>
          </table:table-cell>
          <table:table-cell office:value-type="float" office:value="0.3253752" calcext:value-type="float">
            <text:p>0.3253752</text:p>
          </table:table-cell>
          <table:table-cell office:value-type="float" office:value="0.3248675" calcext:value-type="float">
            <text:p>0.3248675</text:p>
          </table:table-cell>
          <table:table-cell office:value-type="float" office:value="0.3554739" calcext:value-type="float">
            <text:p>0.3554739</text:p>
          </table:table-cell>
          <table:table-cell office:value-type="float" office:value="0.3757107" calcext:value-type="float">
            <text:p>0.3757107</text:p>
          </table:table-cell>
          <table:table-cell office:value-type="float" office:value="0.3914002" calcext:value-type="float">
            <text:p>0.39140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92655E-016" calcext:value-type="float">
            <text:p>9.692655E-16</text:p>
          </table:table-cell>
          <table:table-cell office:value-type="float" office:value="7.139324E-016" calcext:value-type="float">
            <text:p>7.139324E-16</text:p>
          </table:table-cell>
          <table:table-cell office:value-type="float" office:value="2.44008E-016" calcext:value-type="float">
            <text:p>2.44008E-16</text:p>
          </table:table-cell>
          <table:table-cell office:value-type="float" office:value="4.288455E-023" calcext:value-type="float">
            <text:p>4.28845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46021" calcext:value-type="float">
            <text:p>-0.146021</text:p>
          </table:table-cell>
          <table:table-cell office:value-type="float" office:value="-0.0289647" calcext:value-type="float">
            <text:p>-0.0289647</text:p>
          </table:table-cell>
          <table:table-cell office:value-type="float" office:value="-0.02492113" calcext:value-type="float">
            <text:p>-0.02492113</text:p>
          </table:table-cell>
          <table:table-cell office:value-type="float" office:value="-0.02289583" calcext:value-type="float">
            <text:p>-0.02289583</text:p>
          </table:table-cell>
          <table:table-cell office:value-type="float" office:value="-0.02250785" calcext:value-type="float">
            <text:p>-0.02250785</text:p>
          </table:table-cell>
          <table:table-cell office:value-type="float" office:value="-0.1951101" calcext:value-type="float">
            <text:p>-0.1951101</text:p>
          </table:table-cell>
          <table:table-cell office:value-type="float" office:value="-0.08195904" calcext:value-type="float">
            <text:p>-0.08195904</text:p>
          </table:table-cell>
          <table:table-cell office:value-type="float" office:value="-0.07442452" calcext:value-type="float">
            <text:p>-0.07442452</text:p>
          </table:table-cell>
          <table:table-cell office:value-type="float" office:value="-0.05947855" calcext:value-type="float">
            <text:p>-0.05947855</text:p>
          </table:table-cell>
          <table:table-cell office:value-type="float" office:value="-0.02789723" calcext:value-type="float">
            <text:p>-0.0278972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2368495" calcext:value-type="float">
            <text:p>-0.2368495</text:p>
          </table:table-cell>
          <table:table-cell office:value-type="float" office:value="0.0005253638" calcext:value-type="float">
            <text:p>0.000525363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1" calcext:value-type="float">
            <text:p>-2.3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4.5094" calcext:value-type="float">
            <text:p>434.509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517" calcext:value-type="float">
            <text:p>1032.517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2233293" calcext:value-type="float">
            <text:p>0.2233293</text:p>
          </table:table-cell>
          <table:table-cell office:value-type="float" office:value="0.3084908" calcext:value-type="float">
            <text:p>0.3084908</text:p>
          </table:table-cell>
          <table:table-cell office:value-type="float" office:value="0.3141358" calcext:value-type="float">
            <text:p>0.3141358</text:p>
          </table:table-cell>
          <table:table-cell office:value-type="float" office:value="0.3179951" calcext:value-type="float">
            <text:p>0.3179951</text:p>
          </table:table-cell>
          <table:table-cell office:value-type="float" office:value="0.3187114" calcext:value-type="float">
            <text:p>0.3187114</text:p>
          </table:table-cell>
          <table:table-cell office:value-type="float" office:value="0.2140579" calcext:value-type="float">
            <text:p>0.2140579</text:p>
          </table:table-cell>
          <table:table-cell office:value-type="float" office:value="0.2346708" calcext:value-type="float">
            <text:p>0.2346708</text:p>
          </table:table-cell>
          <table:table-cell office:value-type="float" office:value="0.3254574" calcext:value-type="float">
            <text:p>0.3254574</text:p>
          </table:table-cell>
          <table:table-cell office:value-type="float" office:value="0.3251841" calcext:value-type="float">
            <text:p>0.3251841</text:p>
          </table:table-cell>
          <table:table-cell office:value-type="float" office:value="0.355528" calcext:value-type="float">
            <text:p>0.355528</text:p>
          </table:table-cell>
          <table:table-cell office:value-type="float" office:value="0.375657" calcext:value-type="float">
            <text:p>0.375657</text:p>
          </table:table-cell>
          <table:table-cell office:value-type="float" office:value="0.3913183" calcext:value-type="float">
            <text:p>0.39131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93156E-016" calcext:value-type="float">
            <text:p>9.693156E-16</text:p>
          </table:table-cell>
          <table:table-cell office:value-type="float" office:value="7.139229E-016" calcext:value-type="float">
            <text:p>7.139229E-16</text:p>
          </table:table-cell>
          <table:table-cell office:value-type="float" office:value="2.440056E-016" calcext:value-type="float">
            <text:p>2.440056E-16</text:p>
          </table:table-cell>
          <table:table-cell office:value-type="float" office:value="4.288418E-023" calcext:value-type="float">
            <text:p>4.28841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546337" calcext:value-type="float">
            <text:p>-0.3546337</text:p>
          </table:table-cell>
          <table:table-cell office:value-type="float" office:value="-0.0301137" calcext:value-type="float">
            <text:p>-0.0301137</text:p>
          </table:table-cell>
          <table:table-cell office:value-type="float" office:value="-0.0269202" calcext:value-type="float">
            <text:p>-0.0269202</text:p>
          </table:table-cell>
          <table:table-cell office:value-type="float" office:value="-0.02497128" calcext:value-type="float">
            <text:p>-0.02497128</text:p>
          </table:table-cell>
          <table:table-cell office:value-type="float" office:value="-0.02462536" calcext:value-type="float">
            <text:p>-0.02462536</text:p>
          </table:table-cell>
          <table:table-cell office:value-type="float" office:value="-0.1808612" calcext:value-type="float">
            <text:p>-0.1808612</text:p>
          </table:table-cell>
          <table:table-cell office:value-type="float" office:value="-0.08340437" calcext:value-type="float">
            <text:p>-0.08340437</text:p>
          </table:table-cell>
          <table:table-cell office:value-type="float" office:value="-0.07426018" calcext:value-type="float">
            <text:p>-0.07426018</text:p>
          </table:table-cell>
          <table:table-cell office:value-type="float" office:value="-0.0589405" calcext:value-type="float">
            <text:p>-0.0589405</text:p>
          </table:table-cell>
          <table:table-cell office:value-type="float" office:value="-0.02782346" calcext:value-type="float">
            <text:p>-0.0278234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553266" calcext:value-type="float">
            <text:p>-0.553266</text:p>
          </table:table-cell>
          <table:table-cell office:value-type="float" office:value="0.0005159884" calcext:value-type="float">
            <text:p>0.000515988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93712" calcext:value-type="float">
            <text:p>-2.3937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4.6561" calcext:value-type="float">
            <text:p>434.6561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371" calcext:value-type="float">
            <text:p>1032.371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1884063" calcext:value-type="float">
            <text:p>0.1884063</text:p>
          </table:table-cell>
          <table:table-cell office:value-type="float" office:value="0.3083692" calcext:value-type="float">
            <text:p>0.3083692</text:p>
          </table:table-cell>
          <table:table-cell office:value-type="float" office:value="0.3121325" calcext:value-type="float">
            <text:p>0.3121325</text:p>
          </table:table-cell>
          <table:table-cell office:value-type="float" office:value="0.3148358" calcext:value-type="float">
            <text:p>0.3148358</text:p>
          </table:table-cell>
          <table:table-cell office:value-type="float" office:value="0.3150408" calcext:value-type="float">
            <text:p>0.3150408</text:p>
          </table:table-cell>
          <table:table-cell office:value-type="float" office:value="0.2160345" calcext:value-type="float">
            <text:p>0.2160345</text:p>
          </table:table-cell>
          <table:table-cell office:value-type="float" office:value="0.2342927" calcext:value-type="float">
            <text:p>0.2342927</text:p>
          </table:table-cell>
          <table:table-cell office:value-type="float" office:value="0.3255296" calcext:value-type="float">
            <text:p>0.3255296</text:p>
          </table:table-cell>
          <table:table-cell office:value-type="float" office:value="0.3255081" calcext:value-type="float">
            <text:p>0.3255081</text:p>
          </table:table-cell>
          <table:table-cell office:value-type="float" office:value="0.3555621" calcext:value-type="float">
            <text:p>0.3555621</text:p>
          </table:table-cell>
          <table:table-cell office:value-type="float" office:value="0.37561" calcext:value-type="float">
            <text:p>0.37561</text:p>
          </table:table-cell>
          <table:table-cell office:value-type="float" office:value="0.3912283" calcext:value-type="float">
            <text:p>0.391228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667383E-016" calcext:value-type="float">
            <text:p>9.667383E-16</text:p>
          </table:table-cell>
          <table:table-cell office:value-type="float" office:value="7.142199E-016" calcext:value-type="float">
            <text:p>7.142199E-16</text:p>
          </table:table-cell>
          <table:table-cell office:value-type="float" office:value="2.442192E-016" calcext:value-type="float">
            <text:p>2.442192E-16</text:p>
          </table:table-cell>
          <table:table-cell office:value-type="float" office:value="6.715697E-020" calcext:value-type="float">
            <text:p>6.715697E-20</text:p>
          </table:table-cell>
          <table:table-cell office:value-type="float" office:value="1.828136E-023" calcext:value-type="float">
            <text:p>1.828136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98206" calcext:value-type="float">
            <text:p>-1.298206</text:p>
          </table:table-cell>
          <table:table-cell office:value-type="float" office:value="-0.03018398" calcext:value-type="float">
            <text:p>-0.03018398</text:p>
          </table:table-cell>
          <table:table-cell office:value-type="float" office:value="-0.02800762" calcext:value-type="float">
            <text:p>-0.02800762</text:p>
          </table:table-cell>
          <table:table-cell office:value-type="float" office:value="-0.02655641" calcext:value-type="float">
            <text:p>-0.02655641</text:p>
          </table:table-cell>
          <table:table-cell office:value-type="float" office:value="-0.02644194" calcext:value-type="float">
            <text:p>-0.02644194</text:p>
          </table:table-cell>
          <table:table-cell office:value-type="float" office:value="-0.1686019" calcext:value-type="float">
            <text:p>-0.1686019</text:p>
          </table:table-cell>
          <table:table-cell office:value-type="float" office:value="-0.0843646" calcext:value-type="float">
            <text:p>-0.0843646</text:p>
          </table:table-cell>
          <table:table-cell office:value-type="float" office:value="-0.07411541" calcext:value-type="float">
            <text:p>-0.07411541</text:p>
          </table:table-cell>
          <table:table-cell office:value-type="float" office:value="-0.05839417" calcext:value-type="float">
            <text:p>-0.05839417</text:p>
          </table:table-cell>
          <table:table-cell office:value-type="float" office:value="-0.02777791" calcext:value-type="float">
            <text:p>-0.0277779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4.613758" calcext:value-type="float">
            <text:p>-4.613758</text:p>
          </table:table-cell>
          <table:table-cell office:value-type="float" office:value="0.02179264" calcext:value-type="float">
            <text:p>0.0217926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6644" calcext:value-type="float">
            <text:p>-2.3966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2786" calcext:value-type="float">
            <text:p>435.2786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1.749" calcext:value-type="float">
            <text:p>1031.749</text:p>
          </table:table-cell>
          <table:table-cell office:value-type="float" office:value="62.18827" calcext:value-type="float">
            <text:p>62.18827</text:p>
          </table:table-cell>
          <table:table-cell office:value-type="float" office:value="0" calcext:value-type="float">
            <text:p>0</text:p>
          </table:table-cell>
          <table:table-cell office:value-type="float" office:value="0.1564978" calcext:value-type="float">
            <text:p>0.1564978</text:p>
          </table:table-cell>
          <table:table-cell office:value-type="float" office:value="0.3079744" calcext:value-type="float">
            <text:p>0.3079744</text:p>
          </table:table-cell>
          <table:table-cell office:value-type="float" office:value="0.3107118" calcext:value-type="float">
            <text:p>0.3107118</text:p>
          </table:table-cell>
          <table:table-cell office:value-type="float" office:value="0.3123173" calcext:value-type="float">
            <text:p>0.3123173</text:p>
          </table:table-cell>
          <table:table-cell office:value-type="float" office:value="0.3119803" calcext:value-type="float">
            <text:p>0.3119803</text:p>
          </table:table-cell>
          <table:table-cell office:value-type="float" office:value="0.2183568" calcext:value-type="float">
            <text:p>0.2183568</text:p>
          </table:table-cell>
          <table:table-cell office:value-type="float" office:value="0.2338899" calcext:value-type="float">
            <text:p>0.2338899</text:p>
          </table:table-cell>
          <table:table-cell office:value-type="float" office:value="0.3255825" calcext:value-type="float">
            <text:p>0.3255825</text:p>
          </table:table-cell>
          <table:table-cell office:value-type="float" office:value="0.3258161" calcext:value-type="float">
            <text:p>0.3258161</text:p>
          </table:table-cell>
          <table:table-cell office:value-type="float" office:value="0.3555994" calcext:value-type="float">
            <text:p>0.3555994</text:p>
          </table:table-cell>
          <table:table-cell office:value-type="float" office:value="0.3755673" calcext:value-type="float">
            <text:p>0.3755673</text:p>
          </table:table-cell>
          <table:table-cell office:value-type="float" office:value="0.3911317" calcext:value-type="float">
            <text:p>0.39113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68169E-016" calcext:value-type="float">
            <text:p>9.668169E-16</text:p>
          </table:table-cell>
          <table:table-cell office:value-type="float" office:value="7.142082E-016" calcext:value-type="float">
            <text:p>7.142082E-16</text:p>
          </table:table-cell>
          <table:table-cell office:value-type="float" office:value="2.442158E-016" calcext:value-type="float">
            <text:p>2.442158E-16</text:p>
          </table:table-cell>
          <table:table-cell office:value-type="float" office:value="6.715623E-020" calcext:value-type="float">
            <text:p>6.715623E-20</text:p>
          </table:table-cell>
          <table:table-cell office:value-type="float" office:value="1.828103E-023" calcext:value-type="float">
            <text:p>1.828103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49996" calcext:value-type="float">
            <text:p>-5.449996</text:p>
          </table:table-cell>
          <table:table-cell office:value-type="float" office:value="-0.03041742" calcext:value-type="float">
            <text:p>-0.03041742</text:p>
          </table:table-cell>
          <table:table-cell office:value-type="float" office:value="-0.02880325" calcext:value-type="float">
            <text:p>-0.02880325</text:p>
          </table:table-cell>
          <table:table-cell office:value-type="float" office:value="-0.02790483" calcext:value-type="float">
            <text:p>-0.02790483</text:p>
          </table:table-cell>
          <table:table-cell office:value-type="float" office:value="-0.02808411" calcext:value-type="float">
            <text:p>-0.02808411</text:p>
          </table:table-cell>
          <table:table-cell office:value-type="float" office:value="-0.1553311" calcext:value-type="float">
            <text:p>-0.1553311</text:p>
          </table:table-cell>
          <table:table-cell office:value-type="float" office:value="-0.08541303" calcext:value-type="float">
            <text:p>-0.08541303</text:p>
          </table:table-cell>
          <table:table-cell office:value-type="float" office:value="-0.0740096" calcext:value-type="float">
            <text:p>-0.0740096</text:p>
          </table:table-cell>
          <table:table-cell office:value-type="float" office:value="-0.05787999" calcext:value-type="float">
            <text:p>-0.05787999</text:p>
          </table:table-cell>
          <table:table-cell office:value-type="float" office:value="-0.02772805" calcext:value-type="float">
            <text:p>-0.0277280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4.76705" calcext:value-type="float">
            <text:p>-14.76705</text:p>
          </table:table-cell>
          <table:table-cell office:value-type="float" office:value="0.02178622" calcext:value-type="float">
            <text:p>0.0217862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9216" calcext:value-type="float">
            <text:p>-2.3992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5726" calcext:value-type="float">
            <text:p>435.5726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091" calcext:value-type="float">
            <text:p>1032.091</text:p>
          </table:table-cell>
          <table:table-cell office:value-type="float" office:value="61.55229" calcext:value-type="float">
            <text:p>61.55229</text:p>
          </table:table-cell>
          <table:table-cell office:value-type="float" office:value="0" calcext:value-type="float">
            <text:p>0</text:p>
          </table:table-cell>
          <table:table-cell office:value-type="float" office:value="0.1403664" calcext:value-type="float">
            <text:p>0.1403664</text:p>
          </table:table-cell>
          <table:table-cell office:value-type="float" office:value="0.3073726" calcext:value-type="float">
            <text:p>0.3073726</text:p>
          </table:table-cell>
          <table:table-cell office:value-type="float" office:value="0.3093228" calcext:value-type="float">
            <text:p>0.3093228</text:p>
          </table:table-cell>
          <table:table-cell office:value-type="float" office:value="0.3103812" calcext:value-type="float">
            <text:p>0.3103812</text:p>
          </table:table-cell>
          <table:table-cell office:value-type="float" office:value="0.3097566" calcext:value-type="float">
            <text:p>0.3097566</text:p>
          </table:table-cell>
          <table:table-cell office:value-type="float" office:value="0.2204024" calcext:value-type="float">
            <text:p>0.2204024</text:p>
          </table:table-cell>
          <table:table-cell office:value-type="float" office:value="0.2337287" calcext:value-type="float">
            <text:p>0.2337287</text:p>
          </table:table-cell>
          <table:table-cell office:value-type="float" office:value="0.3256254" calcext:value-type="float">
            <text:p>0.3256254</text:p>
          </table:table-cell>
          <table:table-cell office:value-type="float" office:value="0.3261102" calcext:value-type="float">
            <text:p>0.3261102</text:p>
          </table:table-cell>
          <table:table-cell office:value-type="float" office:value="0.3556393" calcext:value-type="float">
            <text:p>0.3556393</text:p>
          </table:table-cell>
          <table:table-cell office:value-type="float" office:value="0.3755398" calcext:value-type="float">
            <text:p>0.3755398</text:p>
          </table:table-cell>
          <table:table-cell office:value-type="float" office:value="0.3915084" calcext:value-type="float">
            <text:p>0.3915084</text:p>
          </table:table-cell>
          <table:table-cell office:value-type="float" office:value="0.4511349" calcext:value-type="float">
            <text:p>0.4511349</text:p>
          </table:table-cell>
          <table:table-cell office:value-type="float" office:value="0" calcext:value-type="float">
            <text:p>0</text:p>
          </table:table-cell>
          <table:table-cell office:value-type="float" office:value="9.669041E-016" calcext:value-type="float">
            <text:p>9.669041E-16</text:p>
          </table:table-cell>
          <table:table-cell office:value-type="float" office:value="7.141938E-016" calcext:value-type="float">
            <text:p>7.141938E-16</text:p>
          </table:table-cell>
          <table:table-cell office:value-type="float" office:value="2.442118E-016" calcext:value-type="float">
            <text:p>2.442118E-16</text:p>
          </table:table-cell>
          <table:table-cell office:value-type="float" office:value="6.715518E-020" calcext:value-type="float">
            <text:p>6.715518E-20</text:p>
          </table:table-cell>
          <table:table-cell office:value-type="float" office:value="1.828068E-023" calcext:value-type="float">
            <text:p>1.828068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63676" calcext:value-type="float">
            <text:p>-12.63676</text:p>
          </table:table-cell>
          <table:table-cell office:value-type="float" office:value="-0.03078855" calcext:value-type="float">
            <text:p>-0.03078855</text:p>
          </table:table-cell>
          <table:table-cell office:value-type="float" office:value="-0.02960957" calcext:value-type="float">
            <text:p>-0.02960957</text:p>
          </table:table-cell>
          <table:table-cell office:value-type="float" office:value="-0.02899252" calcext:value-type="float">
            <text:p>-0.02899252</text:p>
          </table:table-cell>
          <table:table-cell office:value-type="float" office:value="-0.02934328" calcext:value-type="float">
            <text:p>-0.02934328</text:p>
          </table:table-cell>
          <table:table-cell office:value-type="float" office:value="-0.1446493" calcext:value-type="float">
            <text:p>-0.1446493</text:p>
          </table:table-cell>
          <table:table-cell office:value-type="float" office:value="-0.08583187" calcext:value-type="float">
            <text:p>-0.08583187</text:p>
          </table:table-cell>
          <table:table-cell office:value-type="float" office:value="-0.07392393" calcext:value-type="float">
            <text:p>-0.07392393</text:p>
          </table:table-cell>
          <table:table-cell office:value-type="float" office:value="-0.05739386" calcext:value-type="float">
            <text:p>-0.05739386</text:p>
          </table:table-cell>
          <table:table-cell office:value-type="float" office:value="-0.02767505" calcext:value-type="float">
            <text:p>-0.0276750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7.10749" calcext:value-type="float">
            <text:p>-17.10749</text:p>
          </table:table-cell>
          <table:table-cell office:value-type="float" office:value="0.02178068" calcext:value-type="float">
            <text:p>0.0217806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93407" calcext:value-type="float">
            <text:p>-2.2934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7902" calcext:value-type="float">
            <text:p>435.790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729" calcext:value-type="float">
            <text:p>1032.729</text:p>
          </table:table-cell>
          <table:table-cell office:value-type="float" office:value="60.69668" calcext:value-type="float">
            <text:p>60.69668</text:p>
          </table:table-cell>
          <table:table-cell office:value-type="float" office:value="0" calcext:value-type="float">
            <text:p>0</text:p>
          </table:table-cell>
          <table:table-cell office:value-type="float" office:value="0.1292982" calcext:value-type="float">
            <text:p>0.1292982</text:p>
          </table:table-cell>
          <table:table-cell office:value-type="float" office:value="0.306885" calcext:value-type="float">
            <text:p>0.306885</text:p>
          </table:table-cell>
          <table:table-cell office:value-type="float" office:value="0.3081371" calcext:value-type="float">
            <text:p>0.3081371</text:p>
          </table:table-cell>
          <table:table-cell office:value-type="float" office:value="0.3084418" calcext:value-type="float">
            <text:p>0.3084418</text:p>
          </table:table-cell>
          <table:table-cell office:value-type="float" office:value="0.3073003" calcext:value-type="float">
            <text:p>0.3073003</text:p>
          </table:table-cell>
          <table:table-cell office:value-type="float" office:value="0.2228798" calcext:value-type="float">
            <text:p>0.2228798</text:p>
          </table:table-cell>
          <table:table-cell office:value-type="float" office:value="0.2334581" calcext:value-type="float">
            <text:p>0.2334581</text:p>
          </table:table-cell>
          <table:table-cell office:value-type="float" office:value="0.3256888" calcext:value-type="float">
            <text:p>0.3256888</text:p>
          </table:table-cell>
          <table:table-cell office:value-type="float" office:value="0.326391" calcext:value-type="float">
            <text:p>0.326391</text:p>
          </table:table-cell>
          <table:table-cell office:value-type="float" office:value="0.3556825" calcext:value-type="float">
            <text:p>0.3556825</text:p>
          </table:table-cell>
          <table:table-cell office:value-type="float" office:value="0.37555" calcext:value-type="float">
            <text:p>0.37555</text:p>
          </table:table-cell>
          <table:table-cell office:value-type="float" office:value="0.3918605" calcext:value-type="float">
            <text:p>0.3918605</text:p>
          </table:table-cell>
          <table:table-cell office:value-type="float" office:value="0.4563566" calcext:value-type="float">
            <text:p>0.4563566</text:p>
          </table:table-cell>
          <table:table-cell office:value-type="float" office:value="0" calcext:value-type="float">
            <text:p>0</text:p>
          </table:table-cell>
          <table:table-cell office:value-type="float" office:value="9.669874E-016" calcext:value-type="float">
            <text:p>9.669874E-16</text:p>
          </table:table-cell>
          <table:table-cell office:value-type="float" office:value="7.141811E-016" calcext:value-type="float">
            <text:p>7.141811E-16</text:p>
          </table:table-cell>
          <table:table-cell office:value-type="float" office:value="2.442079E-016" calcext:value-type="float">
            <text:p>2.442079E-16</text:p>
          </table:table-cell>
          <table:table-cell office:value-type="float" office:value="6.71543E-020" calcext:value-type="float">
            <text:p>6.71543E-20</text:p>
          </table:table-cell>
          <table:table-cell office:value-type="float" office:value="1.828029E-023" calcext:value-type="float">
            <text:p>1.828029E-23</text:p>
          </table:table-cell>
          <table:table-cell office:value-type="float" office:value="3.86852E-028" calcext:value-type="float">
            <text:p>3.86852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80212" calcext:value-type="float">
            <text:p>-23.80212</text:p>
          </table:table-cell>
          <table:table-cell office:value-type="float" office:value="-0.03109037" calcext:value-type="float">
            <text:p>-0.03109037</text:p>
          </table:table-cell>
          <table:table-cell office:value-type="float" office:value="-0.03031711" calcext:value-type="float">
            <text:p>-0.03031711</text:p>
          </table:table-cell>
          <table:table-cell office:value-type="float" office:value="-0.03013146" calcext:value-type="float">
            <text:p>-0.03013146</text:p>
          </table:table-cell>
          <table:table-cell office:value-type="float" office:value="-0.03082521" calcext:value-type="float">
            <text:p>-0.03082521</text:p>
          </table:table-cell>
          <table:table-cell office:value-type="float" office:value="-0.1327708" calcext:value-type="float">
            <text:p>-0.1327708</text:p>
          </table:table-cell>
          <table:table-cell office:value-type="float" office:value="-0.0865474" calcext:value-type="float">
            <text:p>-0.0865474</text:p>
          </table:table-cell>
          <table:table-cell office:value-type="float" office:value="-0.07379866" calcext:value-type="float">
            <text:p>-0.07379866</text:p>
          </table:table-cell>
          <table:table-cell office:value-type="float" office:value="-0.05693363" calcext:value-type="float">
            <text:p>-0.05693363</text:p>
          </table:table-cell>
          <table:table-cell office:value-type="float" office:value="-0.02761757" calcext:value-type="float">
            <text:p>-0.0276175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4.35416" calcext:value-type="float">
            <text:p>-24.35416</text:p>
          </table:table-cell>
          <table:table-cell office:value-type="float" office:value="0.02177706" calcext:value-type="float">
            <text:p>0.0217770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28506" calcext:value-type="float">
            <text:p>-2.3285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8842" calcext:value-type="float">
            <text:p>435.884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447" calcext:value-type="float">
            <text:p>1033.447</text:p>
          </table:table-cell>
          <table:table-cell office:value-type="float" office:value="59.88461" calcext:value-type="float">
            <text:p>59.88461</text:p>
          </table:table-cell>
          <table:table-cell office:value-type="float" office:value="0" calcext:value-type="float">
            <text:p>0</text:p>
          </table:table-cell>
          <table:table-cell office:value-type="float" office:value="0.1239269" calcext:value-type="float">
            <text:p>0.1239269</text:p>
          </table:table-cell>
          <table:table-cell office:value-type="float" office:value="0.3061972" calcext:value-type="float">
            <text:p>0.3061972</text:p>
          </table:table-cell>
          <table:table-cell office:value-type="float" office:value="0.3070312" calcext:value-type="float">
            <text:p>0.3070312</text:p>
          </table:table-cell>
          <table:table-cell office:value-type="float" office:value="0.3069684" calcext:value-type="float">
            <text:p>0.3069684</text:p>
          </table:table-cell>
          <table:table-cell office:value-type="float" office:value="0.3056839" calcext:value-type="float">
            <text:p>0.3056839</text:p>
          </table:table-cell>
          <table:table-cell office:value-type="float" office:value="0.2250059" calcext:value-type="float">
            <text:p>0.2250059</text:p>
          </table:table-cell>
          <table:table-cell office:value-type="float" office:value="0.2334026" calcext:value-type="float">
            <text:p>0.2334026</text:p>
          </table:table-cell>
          <table:table-cell office:value-type="float" office:value="0.3257613" calcext:value-type="float">
            <text:p>0.3257613</text:p>
          </table:table-cell>
          <table:table-cell office:value-type="float" office:value="0.3266605" calcext:value-type="float">
            <text:p>0.3266605</text:p>
          </table:table-cell>
          <table:table-cell office:value-type="float" office:value="0.3557292" calcext:value-type="float">
            <text:p>0.3557292</text:p>
          </table:table-cell>
          <table:table-cell office:value-type="float" office:value="0.3755781" calcext:value-type="float">
            <text:p>0.3755781</text:p>
          </table:table-cell>
          <table:table-cell office:value-type="float" office:value="0.3919885" calcext:value-type="float">
            <text:p>0.3919885</text:p>
          </table:table-cell>
          <table:table-cell office:value-type="float" office:value="0.4608898" calcext:value-type="float">
            <text:p>0.4608898</text:p>
          </table:table-cell>
          <table:table-cell office:value-type="float" office:value="0" calcext:value-type="float">
            <text:p>0</text:p>
          </table:table-cell>
          <table:table-cell office:value-type="float" office:value="9.67074E-016" calcext:value-type="float">
            <text:p>9.67074E-16</text:p>
          </table:table-cell>
          <table:table-cell office:value-type="float" office:value="7.141679E-016" calcext:value-type="float">
            <text:p>7.141679E-16</text:p>
          </table:table-cell>
          <table:table-cell office:value-type="float" office:value="2.44204E-016" calcext:value-type="float">
            <text:p>2.44204E-16</text:p>
          </table:table-cell>
          <table:table-cell office:value-type="float" office:value="6.715324E-020" calcext:value-type="float">
            <text:p>6.715324E-20</text:p>
          </table:table-cell>
          <table:table-cell office:value-type="float" office:value="1.827989E-023" calcext:value-type="float">
            <text:p>1.827989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99786" calcext:value-type="float">
            <text:p>-32.99786</text:p>
          </table:table-cell>
          <table:table-cell office:value-type="float" office:value="-0.03152082" calcext:value-type="float">
            <text:p>-0.03152082</text:p>
          </table:table-cell>
          <table:table-cell office:value-type="float" office:value="-0.03099525" calcext:value-type="float">
            <text:p>-0.03099525</text:p>
          </table:table-cell>
          <table:table-cell office:value-type="float" office:value="-0.0310345" calcext:value-type="float">
            <text:p>-0.0310345</text:p>
          </table:table-cell>
          <table:table-cell office:value-type="float" office:value="-0.03184375" calcext:value-type="float">
            <text:p>-0.03184375</text:p>
          </table:table-cell>
          <table:table-cell office:value-type="float" office:value="-0.1234494" calcext:value-type="float">
            <text:p>-0.1234494</text:p>
          </table:table-cell>
          <table:table-cell office:value-type="float" office:value="-0.08669966" calcext:value-type="float">
            <text:p>-0.08669966</text:p>
          </table:table-cell>
          <table:table-cell office:value-type="float" office:value="-0.07365478" calcext:value-type="float">
            <text:p>-0.07365478</text:p>
          </table:table-cell>
          <table:table-cell office:value-type="float" office:value="-0.05649604" calcext:value-type="float">
            <text:p>-0.05649604</text:p>
          </table:table-cell>
          <table:table-cell office:value-type="float" office:value="-0.02755568" calcext:value-type="float">
            <text:p>-0.0275556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3.10192" calcext:value-type="float">
            <text:p>-23.10192</text:p>
          </table:table-cell>
          <table:table-cell office:value-type="float" office:value="0.02177352" calcext:value-type="float">
            <text:p>0.0217735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56884" calcext:value-type="float">
            <text:p>-2.3568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9995" calcext:value-type="float">
            <text:p>435.9995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538" calcext:value-type="float">
            <text:p>1033.538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170102" calcext:value-type="float">
            <text:p>0.1170102</text:p>
          </table:table-cell>
          <table:table-cell office:value-type="float" office:value="0.30542" calcext:value-type="float">
            <text:p>0.30542</text:p>
          </table:table-cell>
          <table:table-cell office:value-type="float" office:value="0.3060403" calcext:value-type="float">
            <text:p>0.3060403</text:p>
          </table:table-cell>
          <table:table-cell office:value-type="float" office:value="0.3053827" calcext:value-type="float">
            <text:p>0.3053827</text:p>
          </table:table-cell>
          <table:table-cell office:value-type="float" office:value="0.3032815" calcext:value-type="float">
            <text:p>0.3032815</text:p>
          </table:table-cell>
          <table:table-cell office:value-type="float" office:value="0.2275226" calcext:value-type="float">
            <text:p>0.2275226</text:p>
          </table:table-cell>
          <table:table-cell office:value-type="float" office:value="0.233372" calcext:value-type="float">
            <text:p>0.233372</text:p>
          </table:table-cell>
          <table:table-cell office:value-type="float" office:value="0.3258356" calcext:value-type="float">
            <text:p>0.3258356</text:p>
          </table:table-cell>
          <table:table-cell office:value-type="float" office:value="0.3269191" calcext:value-type="float">
            <text:p>0.3269191</text:p>
          </table:table-cell>
          <table:table-cell office:value-type="float" office:value="0.3557793" calcext:value-type="float">
            <text:p>0.3557793</text:p>
          </table:table-cell>
          <table:table-cell office:value-type="float" office:value="0.3756098" calcext:value-type="float">
            <text:p>0.3756098</text:p>
          </table:table-cell>
          <table:table-cell office:value-type="float" office:value="0.3919863" calcext:value-type="float">
            <text:p>0.39198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71624E-016" calcext:value-type="float">
            <text:p>9.671624E-16</text:p>
          </table:table-cell>
          <table:table-cell office:value-type="float" office:value="7.141541E-016" calcext:value-type="float">
            <text:p>7.141541E-16</text:p>
          </table:table-cell>
          <table:table-cell office:value-type="float" office:value="2.441999E-016" calcext:value-type="float">
            <text:p>2.441999E-16</text:p>
          </table:table-cell>
          <table:table-cell office:value-type="float" office:value="6.715231E-020" calcext:value-type="float">
            <text:p>6.715231E-20</text:p>
          </table:table-cell>
          <table:table-cell office:value-type="float" office:value="1.827962E-023" calcext:value-type="float">
            <text:p>1.827962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38826" calcext:value-type="float">
            <text:p>-51.38826</text:p>
          </table:table-cell>
          <table:table-cell office:value-type="float" office:value="-0.03201741" calcext:value-type="float">
            <text:p>-0.03201741</text:p>
          </table:table-cell>
          <table:table-cell office:value-type="float" office:value="-0.03161735" calcext:value-type="float">
            <text:p>-0.03161735</text:p>
          </table:table-cell>
          <table:table-cell office:value-type="float" office:value="-0.03203517" calcext:value-type="float">
            <text:p>-0.03203517</text:p>
          </table:table-cell>
          <table:table-cell office:value-type="float" office:value="-0.03353295" calcext:value-type="float">
            <text:p>-0.03353295</text:p>
          </table:table-cell>
          <table:table-cell office:value-type="float" office:value="-0.1133851" calcext:value-type="float">
            <text:p>-0.1133851</text:p>
          </table:table-cell>
          <table:table-cell office:value-type="float" office:value="-0.08678201" calcext:value-type="float">
            <text:p>-0.08678201</text:p>
          </table:table-cell>
          <table:table-cell office:value-type="float" office:value="-0.07350782" calcext:value-type="float">
            <text:p>-0.07350782</text:p>
          </table:table-cell>
          <table:table-cell office:value-type="float" office:value="-0.05607943" calcext:value-type="float">
            <text:p>-0.05607943</text:p>
          </table:table-cell>
          <table:table-cell office:value-type="float" office:value="-0.02748933" calcext:value-type="float">
            <text:p>-0.0274893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6.46419" calcext:value-type="float">
            <text:p>-26.46419</text:p>
          </table:table-cell>
          <table:table-cell office:value-type="float" office:value="0.02177033" calcext:value-type="float">
            <text:p>0.0217703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69687" calcext:value-type="float">
            <text:p>-2.36968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9776" calcext:value-type="float">
            <text:p>435.9776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561" calcext:value-type="float">
            <text:p>1033.561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171964" calcext:value-type="float">
            <text:p>0.1171964</text:p>
          </table:table-cell>
          <table:table-cell office:value-type="float" office:value="0.3045171" calcext:value-type="float">
            <text:p>0.3045171</text:p>
          </table:table-cell>
          <table:table-cell office:value-type="float" office:value="0.3049074" calcext:value-type="float">
            <text:p>0.3049074</text:p>
          </table:table-cell>
          <table:table-cell office:value-type="float" office:value="0.3038332" calcext:value-type="float">
            <text:p>0.3038332</text:p>
          </table:table-cell>
          <table:table-cell office:value-type="float" office:value="0.302119" calcext:value-type="float">
            <text:p>0.302119</text:p>
          </table:table-cell>
          <table:table-cell office:value-type="float" office:value="0.2296714" calcext:value-type="float">
            <text:p>0.2296714</text:p>
          </table:table-cell>
          <table:table-cell office:value-type="float" office:value="0.233549" calcext:value-type="float">
            <text:p>0.233549</text:p>
          </table:table-cell>
          <table:table-cell office:value-type="float" office:value="0.3259151" calcext:value-type="float">
            <text:p>0.3259151</text:p>
          </table:table-cell>
          <table:table-cell office:value-type="float" office:value="0.327168" calcext:value-type="float">
            <text:p>0.327168</text:p>
          </table:table-cell>
          <table:table-cell office:value-type="float" office:value="0.3558322" calcext:value-type="float">
            <text:p>0.3558322</text:p>
          </table:table-cell>
          <table:table-cell office:value-type="float" office:value="0.3756404" calcext:value-type="float">
            <text:p>0.3756404</text:p>
          </table:table-cell>
          <table:table-cell office:value-type="float" office:value="0.3919544" calcext:value-type="float">
            <text:p>0.3919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72546E-016" calcext:value-type="float">
            <text:p>9.672546E-16</text:p>
          </table:table-cell>
          <table:table-cell office:value-type="float" office:value="7.141396E-016" calcext:value-type="float">
            <text:p>7.141396E-16</text:p>
          </table:table-cell>
          <table:table-cell office:value-type="float" office:value="2.441957E-016" calcext:value-type="float">
            <text:p>2.441957E-16</text:p>
          </table:table-cell>
          <table:table-cell office:value-type="float" office:value="6.715138E-020" calcext:value-type="float">
            <text:p>6.715138E-20</text:p>
          </table:table-cell>
          <table:table-cell office:value-type="float" office:value="1.827931E-023" calcext:value-type="float">
            <text:p>1.827931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94915" calcext:value-type="float">
            <text:p>-50.94915</text:p>
          </table:table-cell>
          <table:table-cell office:value-type="float" office:value="-0.03260408" calcext:value-type="float">
            <text:p>-0.03260408</text:p>
          </table:table-cell>
          <table:table-cell office:value-type="float" office:value="-0.03234521" calcext:value-type="float">
            <text:p>-0.03234521</text:p>
          </table:table-cell>
          <table:table-cell office:value-type="float" office:value="-0.03306934" calcext:value-type="float">
            <text:p>-0.03306934</text:p>
          </table:table-cell>
          <table:table-cell office:value-type="float" office:value="-0.03454496" calcext:value-type="float">
            <text:p>-0.03454496</text:p>
          </table:table-cell>
          <table:table-cell office:value-type="float" office:value="-0.1054992" calcext:value-type="float">
            <text:p>-0.1054992</text:p>
          </table:table-cell>
          <table:table-cell office:value-type="float" office:value="-0.08631916" calcext:value-type="float">
            <text:p>-0.08631916</text:p>
          </table:table-cell>
          <table:table-cell office:value-type="float" office:value="-0.07335094" calcext:value-type="float">
            <text:p>-0.07335094</text:p>
          </table:table-cell>
          <table:table-cell office:value-type="float" office:value="-0.05568189" calcext:value-type="float">
            <text:p>-0.05568189</text:p>
          </table:table-cell>
          <table:table-cell office:value-type="float" office:value="-0.02741955" calcext:value-type="float">
            <text:p>-0.0274195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6.51068" calcext:value-type="float">
            <text:p>-16.51068</text:p>
          </table:table-cell>
          <table:table-cell office:value-type="float" office:value="0.02176679" calcext:value-type="float">
            <text:p>0.0217667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308" calcext:value-type="float">
            <text:p>-2.37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5.999" calcext:value-type="float">
            <text:p>435.999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539" calcext:value-type="float">
            <text:p>1033.539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178135" calcext:value-type="float">
            <text:p>0.1178135</text:p>
          </table:table-cell>
          <table:table-cell office:value-type="float" office:value="0.3034128" calcext:value-type="float">
            <text:p>0.3034128</text:p>
          </table:table-cell>
          <table:table-cell office:value-type="float" office:value="0.3035524" calcext:value-type="float">
            <text:p>0.3035524</text:p>
          </table:table-cell>
          <table:table-cell office:value-type="float" office:value="0.3023535" calcext:value-type="float">
            <text:p>0.3023535</text:p>
          </table:table-cell>
          <table:table-cell office:value-type="float" office:value="0.3001879" calcext:value-type="float">
            <text:p>0.3001879</text:p>
          </table:table-cell>
          <table:table-cell office:value-type="float" office:value="0.2321673" calcext:value-type="float">
            <text:p>0.2321673</text:p>
          </table:table-cell>
          <table:table-cell office:value-type="float" office:value="0.2338555" calcext:value-type="float">
            <text:p>0.2338555</text:p>
          </table:table-cell>
          <table:table-cell office:value-type="float" office:value="0.3259815" calcext:value-type="float">
            <text:p>0.3259815</text:p>
          </table:table-cell>
          <table:table-cell office:value-type="float" office:value="0.3274075" calcext:value-type="float">
            <text:p>0.3274075</text:p>
          </table:table-cell>
          <table:table-cell office:value-type="float" office:value="0.3558859" calcext:value-type="float">
            <text:p>0.3558859</text:p>
          </table:table-cell>
          <table:table-cell office:value-type="float" office:value="0.3756682" calcext:value-type="float">
            <text:p>0.3756682</text:p>
          </table:table-cell>
          <table:table-cell office:value-type="float" office:value="0.3918959" calcext:value-type="float">
            <text:p>0.39189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7356E-016" calcext:value-type="float">
            <text:p>9.67356E-16</text:p>
          </table:table-cell>
          <table:table-cell office:value-type="float" office:value="7.141214E-016" calcext:value-type="float">
            <text:p>7.141214E-16</text:p>
          </table:table-cell>
          <table:table-cell office:value-type="float" office:value="2.441909E-016" calcext:value-type="float">
            <text:p>2.441909E-16</text:p>
          </table:table-cell>
          <table:table-cell office:value-type="float" office:value="6.715044E-020" calcext:value-type="float">
            <text:p>6.715044E-20</text:p>
          </table:table-cell>
          <table:table-cell office:value-type="float" office:value="1.827892E-023" calcext:value-type="float">
            <text:p>1.827892E-23</text:p>
          </table:table-cell>
          <table:table-cell office:value-type="float" office:value="3.868521E-028" calcext:value-type="float">
            <text:p>3.868521E-2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86041" calcext:value-type="float">
            <text:p>-48.86041</text:p>
          </table:table-cell>
          <table:table-cell office:value-type="float" office:value="-0.03342516" calcext:value-type="float">
            <text:p>-0.03342516</text:p>
          </table:table-cell>
          <table:table-cell office:value-type="float" office:value="-0.03330289" calcext:value-type="float">
            <text:p>-0.03330289</text:p>
          </table:table-cell>
          <table:table-cell office:value-type="float" office:value="-0.03433731" calcext:value-type="float">
            <text:p>-0.03433731</text:p>
          </table:table-cell>
          <table:table-cell office:value-type="float" office:value="-0.03628565" calcext:value-type="float">
            <text:p>-0.03628565</text:p>
          </table:table-cell>
          <table:table-cell office:value-type="float" office:value="-0.0971302" calcext:value-type="float">
            <text:p>-0.0971302</text:p>
          </table:table-cell>
          <table:table-cell office:value-type="float" office:value="-0.08552144" calcext:value-type="float">
            <text:p>-0.08552144</text:p>
          </table:table-cell>
          <table:table-cell office:value-type="float" office:value="-0.07321949" calcext:value-type="float">
            <text:p>-0.07321949</text:p>
          </table:table-cell>
          <table:table-cell office:value-type="float" office:value="-0.05530208" calcext:value-type="float">
            <text:p>-0.05530208</text:p>
          </table:table-cell>
          <table:table-cell office:value-type="float" office:value="-0.02734883" calcext:value-type="float">
            <text:p>-0.0273488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6.4813" calcext:value-type="float">
            <text:p>-16.4813</text:p>
          </table:table-cell>
          <table:table-cell office:value-type="float" office:value="0.02176285" calcext:value-type="float">
            <text:p>0.0217628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6225" calcext:value-type="float">
            <text:p>-2.3762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2286" calcext:value-type="float">
            <text:p>436.2286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31" calcext:value-type="float">
            <text:p>1033.31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293286" calcext:value-type="float">
            <text:p>0.1293286</text:p>
          </table:table-cell>
          <table:table-cell office:value-type="float" office:value="0.2987501" calcext:value-type="float">
            <text:p>0.2987501</text:p>
          </table:table-cell>
          <table:table-cell office:value-type="float" office:value="0.3003018" calcext:value-type="float">
            <text:p>0.3003018</text:p>
          </table:table-cell>
          <table:table-cell office:value-type="float" office:value="0.2994243" calcext:value-type="float">
            <text:p>0.2994243</text:p>
          </table:table-cell>
          <table:table-cell office:value-type="float" office:value="0.2966864" calcext:value-type="float">
            <text:p>0.2966864</text:p>
          </table:table-cell>
          <table:table-cell office:value-type="float" office:value="0.2355853" calcext:value-type="float">
            <text:p>0.2355853</text:p>
          </table:table-cell>
          <table:table-cell office:value-type="float" office:value="0.2343547" calcext:value-type="float">
            <text:p>0.2343547</text:p>
          </table:table-cell>
          <table:table-cell office:value-type="float" office:value="0.3260572" calcext:value-type="float">
            <text:p>0.3260572</text:p>
          </table:table-cell>
          <table:table-cell office:value-type="float" office:value="0.3276382" calcext:value-type="float">
            <text:p>0.3276382</text:p>
          </table:table-cell>
          <table:table-cell office:value-type="float" office:value="0.3559431" calcext:value-type="float">
            <text:p>0.3559431</text:p>
          </table:table-cell>
          <table:table-cell office:value-type="float" office:value="0.3756928" calcext:value-type="float">
            <text:p>0.3756928</text:p>
          </table:table-cell>
          <table:table-cell office:value-type="float" office:value="0.3918238" calcext:value-type="float">
            <text:p>0.39182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5945E-016" calcext:value-type="float">
            <text:p>8.95945E-16</text:p>
          </table:table-cell>
          <table:table-cell office:value-type="float" office:value="6.679184E-016" calcext:value-type="float">
            <text:p>6.679184E-16</text:p>
          </table:table-cell>
          <table:table-cell office:value-type="float" office:value="2.449927E-016" calcext:value-type="float">
            <text:p>2.449927E-16</text:p>
          </table:table-cell>
          <table:table-cell office:value-type="float" office:value="2.528608E-017" calcext:value-type="float">
            <text:p>2.528608E-17</text:p>
          </table:table-cell>
          <table:table-cell office:value-type="float" office:value="2.522549E-017" calcext:value-type="float">
            <text:p>2.522549E-17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68148" calcext:value-type="float">
            <text:p>-23.68148</text:p>
          </table:table-cell>
          <table:table-cell office:value-type="float" office:value="-0.037287" calcext:value-type="float">
            <text:p>-0.037287</text:p>
          </table:table-cell>
          <table:table-cell office:value-type="float" office:value="-0.03584017" calcext:value-type="float">
            <text:p>-0.03584017</text:p>
          </table:table-cell>
          <table:table-cell office:value-type="float" office:value="-0.03665819" calcext:value-type="float">
            <text:p>-0.03665819</text:p>
          </table:table-cell>
          <table:table-cell office:value-type="float" office:value="-0.03934239" calcext:value-type="float">
            <text:p>-0.03934239</text:p>
          </table:table-cell>
          <table:table-cell office:value-type="float" office:value="-0.08851517" calcext:value-type="float">
            <text:p>-0.08851517</text:p>
          </table:table-cell>
          <table:table-cell office:value-type="float" office:value="-0.08423611" calcext:value-type="float">
            <text:p>-0.08423611</text:p>
          </table:table-cell>
          <table:table-cell office:value-type="float" office:value="-0.07307112" calcext:value-type="float">
            <text:p>-0.07307112</text:p>
          </table:table-cell>
          <table:table-cell office:value-type="float" office:value="-0.05493924" calcext:value-type="float">
            <text:p>-0.05493924</text:p>
          </table:table-cell>
          <table:table-cell office:value-type="float" office:value="-0.02727368" calcext:value-type="float">
            <text:p>-0.0272736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2.41275" calcext:value-type="float">
            <text:p>-22.41275</text:p>
          </table:table-cell>
          <table:table-cell office:value-type="float" office:value="0.01952316" calcext:value-type="float">
            <text:p>0.0195231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9215" calcext:value-type="float">
            <text:p>-2.3792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4273" calcext:value-type="float">
            <text:p>436.427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3.111" calcext:value-type="float">
            <text:p>1033.111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251521" calcext:value-type="float">
            <text:p>0.1251521</text:p>
          </table:table-cell>
          <table:table-cell office:value-type="float" office:value="0.2959798" calcext:value-type="float">
            <text:p>0.2959798</text:p>
          </table:table-cell>
          <table:table-cell office:value-type="float" office:value="0.2978442" calcext:value-type="float">
            <text:p>0.2978442</text:p>
          </table:table-cell>
          <table:table-cell office:value-type="float" office:value="0.2972713" calcext:value-type="float">
            <text:p>0.2972713</text:p>
          </table:table-cell>
          <table:table-cell office:value-type="float" office:value="0.2949226" calcext:value-type="float">
            <text:p>0.2949226</text:p>
          </table:table-cell>
          <table:table-cell office:value-type="float" office:value="0.2377293" calcext:value-type="float">
            <text:p>0.2377293</text:p>
          </table:table-cell>
          <table:table-cell office:value-type="float" office:value="0.2349781" calcext:value-type="float">
            <text:p>0.2349781</text:p>
          </table:table-cell>
          <table:table-cell office:value-type="float" office:value="0.3261639" calcext:value-type="float">
            <text:p>0.3261639</text:p>
          </table:table-cell>
          <table:table-cell office:value-type="float" office:value="0.327861" calcext:value-type="float">
            <text:p>0.327861</text:p>
          </table:table-cell>
          <table:table-cell office:value-type="float" office:value="0.3560005" calcext:value-type="float">
            <text:p>0.3560005</text:p>
          </table:table-cell>
          <table:table-cell office:value-type="float" office:value="0.3757142" calcext:value-type="float">
            <text:p>0.3757142</text:p>
          </table:table-cell>
          <table:table-cell office:value-type="float" office:value="0.3917474" calcext:value-type="float">
            <text:p>0.39174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0354E-016" calcext:value-type="float">
            <text:p>8.960354E-16</text:p>
          </table:table-cell>
          <table:table-cell office:value-type="float" office:value="6.679038E-016" calcext:value-type="float">
            <text:p>6.679038E-16</text:p>
          </table:table-cell>
          <table:table-cell office:value-type="float" office:value="2.449879E-016" calcext:value-type="float">
            <text:p>2.449879E-16</text:p>
          </table:table-cell>
          <table:table-cell office:value-type="float" office:value="2.528602E-017" calcext:value-type="float">
            <text:p>2.528602E-17</text:p>
          </table:table-cell>
          <table:table-cell office:value-type="float" office:value="2.522505E-017" calcext:value-type="float">
            <text:p>2.52250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38243" calcext:value-type="float">
            <text:p>-30.38243</text:p>
          </table:table-cell>
          <table:table-cell office:value-type="float" office:value="-0.04008292" calcext:value-type="float">
            <text:p>-0.04008292</text:p>
          </table:table-cell>
          <table:table-cell office:value-type="float" office:value="-0.03817841" calcext:value-type="float">
            <text:p>-0.03817841</text:p>
          </table:table-cell>
          <table:table-cell office:value-type="float" office:value="-0.03875276" calcext:value-type="float">
            <text:p>-0.03875276</text:p>
          </table:table-cell>
          <table:table-cell office:value-type="float" office:value="-0.04119916" calcext:value-type="float">
            <text:p>-0.04119916</text:p>
          </table:table-cell>
          <table:table-cell office:value-type="float" office:value="-0.08256897" calcext:value-type="float">
            <text:p>-0.08256897</text:p>
          </table:table-cell>
          <table:table-cell office:value-type="float" office:value="-0.08265914" calcext:value-type="float">
            <text:p>-0.08265914</text:p>
          </table:table-cell>
          <table:table-cell office:value-type="float" office:value="-0.07286238" calcext:value-type="float">
            <text:p>-0.07286238</text:p>
          </table:table-cell>
          <table:table-cell office:value-type="float" office:value="-0.05459101" calcext:value-type="float">
            <text:p>-0.05459101</text:p>
          </table:table-cell>
          <table:table-cell office:value-type="float" office:value="-0.02719869" calcext:value-type="float">
            <text:p>-0.0271986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6.83699" calcext:value-type="float">
            <text:p>-16.83699</text:p>
          </table:table-cell>
          <table:table-cell office:value-type="float" office:value="0.01952128" calcext:value-type="float">
            <text:p>0.0195212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125" calcext:value-type="float">
            <text:p>-2.3821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61" calcext:value-type="float">
            <text:p>436.61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928" calcext:value-type="float">
            <text:p>1032.928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251512" calcext:value-type="float">
            <text:p>0.1251512</text:p>
          </table:table-cell>
          <table:table-cell office:value-type="float" office:value="0.293799" calcext:value-type="float">
            <text:p>0.293799</text:p>
          </table:table-cell>
          <table:table-cell office:value-type="float" office:value="0.2956786" calcext:value-type="float">
            <text:p>0.2956786</text:p>
          </table:table-cell>
          <table:table-cell office:value-type="float" office:value="0.2953843" calcext:value-type="float">
            <text:p>0.2953843</text:p>
          </table:table-cell>
          <table:table-cell office:value-type="float" office:value="0.2929401" calcext:value-type="float">
            <text:p>0.2929401</text:p>
          </table:table-cell>
          <table:table-cell office:value-type="float" office:value="0.2395657" calcext:value-type="float">
            <text:p>0.2395657</text:p>
          </table:table-cell>
          <table:table-cell office:value-type="float" office:value="0.2356614" calcext:value-type="float">
            <text:p>0.2356614</text:p>
          </table:table-cell>
          <table:table-cell office:value-type="float" office:value="0.3263032" calcext:value-type="float">
            <text:p>0.3263032</text:p>
          </table:table-cell>
          <table:table-cell office:value-type="float" office:value="0.3280776" calcext:value-type="float">
            <text:p>0.3280776</text:p>
          </table:table-cell>
          <table:table-cell office:value-type="float" office:value="0.3560577" calcext:value-type="float">
            <text:p>0.3560577</text:p>
          </table:table-cell>
          <table:table-cell office:value-type="float" office:value="0.3757325" calcext:value-type="float">
            <text:p>0.3757325</text:p>
          </table:table-cell>
          <table:table-cell office:value-type="float" office:value="0.3916672" calcext:value-type="float">
            <text:p>0.39166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1147E-016" calcext:value-type="float">
            <text:p>8.961147E-16</text:p>
          </table:table-cell>
          <table:table-cell office:value-type="float" office:value="6.678901E-016" calcext:value-type="float">
            <text:p>6.678901E-16</text:p>
          </table:table-cell>
          <table:table-cell office:value-type="float" office:value="2.449838E-016" calcext:value-type="float">
            <text:p>2.449838E-16</text:p>
          </table:table-cell>
          <table:table-cell office:value-type="float" office:value="2.528593E-017" calcext:value-type="float">
            <text:p>2.528593E-17</text:p>
          </table:table-cell>
          <table:table-cell office:value-type="float" office:value="2.522465E-017" calcext:value-type="float">
            <text:p>2.52246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47733" calcext:value-type="float">
            <text:p>-30.47733</text:p>
          </table:table-cell>
          <table:table-cell office:value-type="float" office:value="-0.04242937" calcext:value-type="float">
            <text:p>-0.04242937</text:p>
          </table:table-cell>
          <table:table-cell office:value-type="float" office:value="-0.04038816" calcext:value-type="float">
            <text:p>-0.04038816</text:p>
          </table:table-cell>
          <table:table-cell office:value-type="float" office:value="-0.04069993" calcext:value-type="float">
            <text:p>-0.04069993</text:p>
          </table:table-cell>
          <table:table-cell office:value-type="float" office:value="-0.04337979" calcext:value-type="float">
            <text:p>-0.04337979</text:p>
          </table:table-cell>
          <table:table-cell office:value-type="float" office:value="-0.07784837" calcext:value-type="float">
            <text:p>-0.07784837</text:p>
          </table:table-cell>
          <table:table-cell office:value-type="float" office:value="-0.08096891" calcext:value-type="float">
            <text:p>-0.08096891</text:p>
          </table:table-cell>
          <table:table-cell office:value-type="float" office:value="-0.07259102" calcext:value-type="float">
            <text:p>-0.07259102</text:p>
          </table:table-cell>
          <table:table-cell office:value-type="float" office:value="-0.05425503" calcext:value-type="float">
            <text:p>-0.05425503</text:p>
          </table:table-cell>
          <table:table-cell office:value-type="float" office:value="-0.02712394" calcext:value-type="float">
            <text:p>-0.0271239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2.15233" calcext:value-type="float">
            <text:p>-22.15233</text:p>
          </table:table-cell>
          <table:table-cell office:value-type="float" office:value="0.01951967" calcext:value-type="float">
            <text:p>0.0195196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962" calcext:value-type="float">
            <text:p>-2.38496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772" calcext:value-type="float">
            <text:p>436.77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766" calcext:value-type="float">
            <text:p>1032.766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243946" calcext:value-type="float">
            <text:p>0.1243946</text:p>
          </table:table-cell>
          <table:table-cell office:value-type="float" office:value="0.2915445" calcext:value-type="float">
            <text:p>0.2915445</text:p>
          </table:table-cell>
          <table:table-cell office:value-type="float" office:value="0.2936984" calcext:value-type="float">
            <text:p>0.2936984</text:p>
          </table:table-cell>
          <table:table-cell office:value-type="float" office:value="0.2933374" calcext:value-type="float">
            <text:p>0.2933374</text:p>
          </table:table-cell>
          <table:table-cell office:value-type="float" office:value="0.2907263" calcext:value-type="float">
            <text:p>0.2907263</text:p>
          </table:table-cell>
          <table:table-cell office:value-type="float" office:value="0.2413446" calcext:value-type="float">
            <text:p>0.2413446</text:p>
          </table:table-cell>
          <table:table-cell office:value-type="float" office:value="0.2364143" calcext:value-type="float">
            <text:p>0.2364143</text:p>
          </table:table-cell>
          <table:table-cell office:value-type="float" office:value="0.3264747" calcext:value-type="float">
            <text:p>0.3264747</text:p>
          </table:table-cell>
          <table:table-cell office:value-type="float" office:value="0.3282891" calcext:value-type="float">
            <text:p>0.3282891</text:p>
          </table:table-cell>
          <table:table-cell office:value-type="float" office:value="0.3561148" calcext:value-type="float">
            <text:p>0.3561148</text:p>
          </table:table-cell>
          <table:table-cell office:value-type="float" office:value="0.375748" calcext:value-type="float">
            <text:p>0.375748</text:p>
          </table:table-cell>
          <table:table-cell office:value-type="float" office:value="0.3915838" calcext:value-type="float">
            <text:p>0.39158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1969E-016" calcext:value-type="float">
            <text:p>8.961969E-16</text:p>
          </table:table-cell>
          <table:table-cell office:value-type="float" office:value="6.678754E-016" calcext:value-type="float">
            <text:p>6.678754E-16</text:p>
          </table:table-cell>
          <table:table-cell office:value-type="float" office:value="2.449797E-016" calcext:value-type="float">
            <text:p>2.449797E-16</text:p>
          </table:table-cell>
          <table:table-cell office:value-type="float" office:value="2.528577E-017" calcext:value-type="float">
            <text:p>2.528577E-17</text:p>
          </table:table-cell>
          <table:table-cell office:value-type="float" office:value="2.522423E-017" calcext:value-type="float">
            <text:p>2.522423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6255" calcext:value-type="float">
            <text:p>-31.96255</text:p>
          </table:table-cell>
          <table:table-cell office:value-type="float" office:value="-0.04502093" calcext:value-type="float">
            <text:p>-0.04502093</text:p>
          </table:table-cell>
          <table:table-cell office:value-type="float" office:value="-0.04253319" calcext:value-type="float">
            <text:p>-0.04253319</text:p>
          </table:table-cell>
          <table:table-cell office:value-type="float" office:value="-0.04293901" calcext:value-type="float">
            <text:p>-0.04293901</text:p>
          </table:table-cell>
          <table:table-cell office:value-type="float" office:value="-0.04600127" calcext:value-type="float">
            <text:p>-0.04600127</text:p>
          </table:table-cell>
          <table:table-cell office:value-type="float" office:value="-0.07354798" calcext:value-type="float">
            <text:p>-0.07354798</text:p>
          </table:table-cell>
          <table:table-cell office:value-type="float" office:value="-0.07915069" calcext:value-type="float">
            <text:p>-0.07915069</text:p>
          </table:table-cell>
          <table:table-cell office:value-type="float" office:value="-0.07225795" calcext:value-type="float">
            <text:p>-0.07225795</text:p>
          </table:table-cell>
          <table:table-cell office:value-type="float" office:value="-0.05392921" calcext:value-type="float">
            <text:p>-0.05392921</text:p>
          </table:table-cell>
          <table:table-cell office:value-type="float" office:value="-0.02704963" calcext:value-type="float">
            <text:p>-0.0270496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1.15732" calcext:value-type="float">
            <text:p>-21.15732</text:p>
          </table:table-cell>
          <table:table-cell office:value-type="float" office:value="0.01951795" calcext:value-type="float">
            <text:p>0.0195179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7727" calcext:value-type="float">
            <text:p>-2.3877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9062" calcext:value-type="float">
            <text:p>436.9062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631" calcext:value-type="float">
            <text:p>1032.631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255375" calcext:value-type="float">
            <text:p>0.1255375</text:p>
          </table:table-cell>
          <table:table-cell office:value-type="float" office:value="0.2895091" calcext:value-type="float">
            <text:p>0.2895091</text:p>
          </table:table-cell>
          <table:table-cell office:value-type="float" office:value="0.2917007" calcext:value-type="float">
            <text:p>0.2917007</text:p>
          </table:table-cell>
          <table:table-cell office:value-type="float" office:value="0.2914588" calcext:value-type="float">
            <text:p>0.2914588</text:p>
          </table:table-cell>
          <table:table-cell office:value-type="float" office:value="0.2893068" calcext:value-type="float">
            <text:p>0.2893068</text:p>
          </table:table-cell>
          <table:table-cell office:value-type="float" office:value="0.2426852" calcext:value-type="float">
            <text:p>0.2426852</text:p>
          </table:table-cell>
          <table:table-cell office:value-type="float" office:value="0.2371611" calcext:value-type="float">
            <text:p>0.2371611</text:p>
          </table:table-cell>
          <table:table-cell office:value-type="float" office:value="0.3266766" calcext:value-type="float">
            <text:p>0.3266766</text:p>
          </table:table-cell>
          <table:table-cell office:value-type="float" office:value="0.3284964" calcext:value-type="float">
            <text:p>0.3284964</text:p>
          </table:table-cell>
          <table:table-cell office:value-type="float" office:value="0.3561721" calcext:value-type="float">
            <text:p>0.3561721</text:p>
          </table:table-cell>
          <table:table-cell office:value-type="float" office:value="0.3757608" calcext:value-type="float">
            <text:p>0.3757608</text:p>
          </table:table-cell>
          <table:table-cell office:value-type="float" office:value="0.391498" calcext:value-type="float">
            <text:p>0.3914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2782E-016" calcext:value-type="float">
            <text:p>8.962782E-16</text:p>
          </table:table-cell>
          <table:table-cell office:value-type="float" office:value="6.678611E-016" calcext:value-type="float">
            <text:p>6.678611E-16</text:p>
          </table:table-cell>
          <table:table-cell office:value-type="float" office:value="2.449756E-016" calcext:value-type="float">
            <text:p>2.449756E-16</text:p>
          </table:table-cell>
          <table:table-cell office:value-type="float" office:value="2.528575E-017" calcext:value-type="float">
            <text:p>2.528575E-17</text:p>
          </table:table-cell>
          <table:table-cell office:value-type="float" office:value="2.522379E-017" calcext:value-type="float">
            <text:p>2.5223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8013" calcext:value-type="float">
            <text:p>-29.78013</text:p>
          </table:table-cell>
          <table:table-cell office:value-type="float" office:value="-0.04752079" calcext:value-type="float">
            <text:p>-0.04752079</text:p>
          </table:table-cell>
          <table:table-cell office:value-type="float" office:value="-0.04482687" calcext:value-type="float">
            <text:p>-0.04482687</text:p>
          </table:table-cell>
          <table:table-cell office:value-type="float" office:value="-0.04511897" calcext:value-type="float">
            <text:p>-0.04511897</text:p>
          </table:table-cell>
          <table:table-cell office:value-type="float" office:value="-0.04777455" calcext:value-type="float">
            <text:p>-0.04777455</text:p>
          </table:table-cell>
          <table:table-cell office:value-type="float" office:value="-0.07048558" calcext:value-type="float">
            <text:p>-0.07048558</text:p>
          </table:table-cell>
          <table:table-cell office:value-type="float" office:value="-0.07739156" calcext:value-type="float">
            <text:p>-0.07739156</text:p>
          </table:table-cell>
          <table:table-cell office:value-type="float" office:value="-0.07186794" calcext:value-type="float">
            <text:p>-0.07186794</text:p>
          </table:table-cell>
          <table:table-cell office:value-type="float" office:value="-0.05361193" calcext:value-type="float">
            <text:p>-0.05361193</text:p>
          </table:table-cell>
          <table:table-cell office:value-type="float" office:value="-0.02697525" calcext:value-type="float">
            <text:p>-0.0269752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8.84828" calcext:value-type="float">
            <text:p>-18.84828</text:p>
          </table:table-cell>
          <table:table-cell office:value-type="float" office:value="0.01951639" calcext:value-type="float">
            <text:p>0.0195163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0432" calcext:value-type="float">
            <text:p>-2.3904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6.9418" calcext:value-type="float">
            <text:p>436.9418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595" calcext:value-type="float">
            <text:p>1032.595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366297" calcext:value-type="float">
            <text:p>0.1366297</text:p>
          </table:table-cell>
          <table:table-cell office:value-type="float" office:value="0.2865033" calcext:value-type="float">
            <text:p>0.2865033</text:p>
          </table:table-cell>
          <table:table-cell office:value-type="float" office:value="0.2896629" calcext:value-type="float">
            <text:p>0.2896629</text:p>
          </table:table-cell>
          <table:table-cell office:value-type="float" office:value="0.2898345" calcext:value-type="float">
            <text:p>0.2898345</text:p>
          </table:table-cell>
          <table:table-cell office:value-type="float" office:value="0.2881007" calcext:value-type="float">
            <text:p>0.2881007</text:p>
          </table:table-cell>
          <table:table-cell office:value-type="float" office:value="0.2437142" calcext:value-type="float">
            <text:p>0.2437142</text:p>
          </table:table-cell>
          <table:table-cell office:value-type="float" office:value="0.2378653" calcext:value-type="float">
            <text:p>0.2378653</text:p>
          </table:table-cell>
          <table:table-cell office:value-type="float" office:value="0.3269044" calcext:value-type="float">
            <text:p>0.3269044</text:p>
          </table:table-cell>
          <table:table-cell office:value-type="float" office:value="0.3287009" calcext:value-type="float">
            <text:p>0.3287009</text:p>
          </table:table-cell>
          <table:table-cell office:value-type="float" office:value="0.3562293" calcext:value-type="float">
            <text:p>0.3562293</text:p>
          </table:table-cell>
          <table:table-cell office:value-type="float" office:value="0.3757711" calcext:value-type="float">
            <text:p>0.3757711</text:p>
          </table:table-cell>
          <table:table-cell office:value-type="float" office:value="0.3914096" calcext:value-type="float">
            <text:p>0.39140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3633E-016" calcext:value-type="float">
            <text:p>8.963633E-16</text:p>
          </table:table-cell>
          <table:table-cell office:value-type="float" office:value="6.67846E-016" calcext:value-type="float">
            <text:p>6.67846E-16</text:p>
          </table:table-cell>
          <table:table-cell office:value-type="float" office:value="2.449714E-016" calcext:value-type="float">
            <text:p>2.449714E-16</text:p>
          </table:table-cell>
          <table:table-cell office:value-type="float" office:value="2.528571E-017" calcext:value-type="float">
            <text:p>2.528571E-17</text:p>
          </table:table-cell>
          <table:table-cell office:value-type="float" office:value="2.522334E-017" calcext:value-type="float">
            <text:p>2.52233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69636" calcext:value-type="float">
            <text:p>-15.69636</text:p>
          </table:table-cell>
          <table:table-cell office:value-type="float" office:value="-0.05146616" calcext:value-type="float">
            <text:p>-0.05146616</text:p>
          </table:table-cell>
          <table:table-cell office:value-type="float" office:value="-0.04730915" calcext:value-type="float">
            <text:p>-0.04730915</text:p>
          </table:table-cell>
          <table:table-cell office:value-type="float" office:value="-0.04710633" calcext:value-type="float">
            <text:p>-0.04710633</text:p>
          </table:table-cell>
          <table:table-cell office:value-type="float" office:value="-0.04933545" calcext:value-type="float">
            <text:p>-0.04933545</text:p>
          </table:table-cell>
          <table:table-cell office:value-type="float" office:value="-0.068232" calcext:value-type="float">
            <text:p>-0.068232</text:p>
          </table:table-cell>
          <table:table-cell office:value-type="float" office:value="-0.075773" calcext:value-type="float">
            <text:p>-0.075773</text:p>
          </table:table-cell>
          <table:table-cell office:value-type="float" office:value="-0.07143046" calcext:value-type="float">
            <text:p>-0.07143046</text:p>
          </table:table-cell>
          <table:table-cell office:value-type="float" office:value="-0.05330097" calcext:value-type="float">
            <text:p>-0.05330097</text:p>
          </table:table-cell>
          <table:table-cell office:value-type="float" office:value="-0.02690118" calcext:value-type="float">
            <text:p>-0.0269011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0.63499" calcext:value-type="float">
            <text:p>-10.63499</text:p>
          </table:table-cell>
          <table:table-cell office:value-type="float" office:value="0.01951437" calcext:value-type="float">
            <text:p>0.0195143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3076" calcext:value-type="float">
            <text:p>-2.3930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7.0359" calcext:value-type="float">
            <text:p>437.0359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5" calcext:value-type="float">
            <text:p>1032.5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581109" calcext:value-type="float">
            <text:p>0.1581109</text:p>
          </table:table-cell>
          <table:table-cell office:value-type="float" office:value="0.280407" calcext:value-type="float">
            <text:p>0.280407</text:p>
          </table:table-cell>
          <table:table-cell office:value-type="float" office:value="0.2869494" calcext:value-type="float">
            <text:p>0.2869494</text:p>
          </table:table-cell>
          <table:table-cell office:value-type="float" office:value="0.2880346" calcext:value-type="float">
            <text:p>0.2880346</text:p>
          </table:table-cell>
          <table:table-cell office:value-type="float" office:value="0.2862127" calcext:value-type="float">
            <text:p>0.2862127</text:p>
          </table:table-cell>
          <table:table-cell office:value-type="float" office:value="0.2446726" calcext:value-type="float">
            <text:p>0.2446726</text:p>
          </table:table-cell>
          <table:table-cell office:value-type="float" office:value="0.2386812" calcext:value-type="float">
            <text:p>0.2386812</text:p>
          </table:table-cell>
          <table:table-cell office:value-type="float" office:value="0.3271504" calcext:value-type="float">
            <text:p>0.3271504</text:p>
          </table:table-cell>
          <table:table-cell office:value-type="float" office:value="0.328903" calcext:value-type="float">
            <text:p>0.328903</text:p>
          </table:table-cell>
          <table:table-cell office:value-type="float" office:value="0.3562866" calcext:value-type="float">
            <text:p>0.3562866</text:p>
          </table:table-cell>
          <table:table-cell office:value-type="float" office:value="0.375779" calcext:value-type="float">
            <text:p>0.375779</text:p>
          </table:table-cell>
          <table:table-cell office:value-type="float" office:value="0.3913202" calcext:value-type="float">
            <text:p>0.39132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4539E-016" calcext:value-type="float">
            <text:p>8.964539E-16</text:p>
          </table:table-cell>
          <table:table-cell office:value-type="float" office:value="6.678308E-016" calcext:value-type="float">
            <text:p>6.678308E-16</text:p>
          </table:table-cell>
          <table:table-cell office:value-type="float" office:value="2.449666E-016" calcext:value-type="float">
            <text:p>2.449666E-16</text:p>
          </table:table-cell>
          <table:table-cell office:value-type="float" office:value="2.528554E-017" calcext:value-type="float">
            <text:p>2.528554E-17</text:p>
          </table:table-cell>
          <table:table-cell office:value-type="float" office:value="2.522288E-017" calcext:value-type="float">
            <text:p>2.52228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32119" calcext:value-type="float">
            <text:p>-5.132119</text:p>
          </table:table-cell>
          <table:table-cell office:value-type="float" office:value="-0.06063934" calcext:value-type="float">
            <text:p>-0.06063934</text:p>
          </table:table-cell>
          <table:table-cell office:value-type="float" office:value="-0.05085111" calcext:value-type="float">
            <text:p>-0.05085111</text:p>
          </table:table-cell>
          <table:table-cell office:value-type="float" office:value="-0.04941538" calcext:value-type="float">
            <text:p>-0.04941538</text:p>
          </table:table-cell>
          <table:table-cell office:value-type="float" office:value="-0.0518897" calcext:value-type="float">
            <text:p>-0.0518897</text:p>
          </table:table-cell>
          <table:table-cell office:value-type="float" office:value="-0.06620999" calcext:value-type="float">
            <text:p>-0.06620999</text:p>
          </table:table-cell>
          <table:table-cell office:value-type="float" office:value="-0.07394974" calcext:value-type="float">
            <text:p>-0.07394974</text:p>
          </table:table-cell>
          <table:table-cell office:value-type="float" office:value="-0.07096136" calcext:value-type="float">
            <text:p>-0.07096136</text:p>
          </table:table-cell>
          <table:table-cell office:value-type="float" office:value="-0.05299552" calcext:value-type="float">
            <text:p>-0.05299552</text:p>
          </table:table-cell>
          <table:table-cell office:value-type="float" office:value="-0.02682738" calcext:value-type="float">
            <text:p>-0.0268273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.623137" calcext:value-type="float">
            <text:p>-5.623137</text:p>
          </table:table-cell>
          <table:table-cell office:value-type="float" office:value="0.01951065" calcext:value-type="float">
            <text:p>0.0195106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5659" calcext:value-type="float">
            <text:p>-2.3956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7.3943" calcext:value-type="float">
            <text:p>437.394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141" calcext:value-type="float">
            <text:p>1032.141</text:p>
          </table:table-cell>
          <table:table-cell office:value-type="float" office:value="59.67815" calcext:value-type="float">
            <text:p>59.67815</text:p>
          </table:table-cell>
          <table:table-cell office:value-type="float" office:value="0" calcext:value-type="float">
            <text:p>0</text:p>
          </table:table-cell>
          <table:table-cell office:value-type="float" office:value="0.1697661" calcext:value-type="float">
            <text:p>0.1697661</text:p>
          </table:table-cell>
          <table:table-cell office:value-type="float" office:value="0.2727258" calcext:value-type="float">
            <text:p>0.2727258</text:p>
          </table:table-cell>
          <table:table-cell office:value-type="float" office:value="0.2832193" calcext:value-type="float">
            <text:p>0.2832193</text:p>
          </table:table-cell>
          <table:table-cell office:value-type="float" office:value="0.2858798" calcext:value-type="float">
            <text:p>0.2858798</text:p>
          </table:table-cell>
          <table:table-cell office:value-type="float" office:value="0.2847112" calcext:value-type="float">
            <text:p>0.2847112</text:p>
          </table:table-cell>
          <table:table-cell office:value-type="float" office:value="0.2453104" calcext:value-type="float">
            <text:p>0.2453104</text:p>
          </table:table-cell>
          <table:table-cell office:value-type="float" office:value="0.2394129" calcext:value-type="float">
            <text:p>0.2394129</text:p>
          </table:table-cell>
          <table:table-cell office:value-type="float" office:value="0.3274224" calcext:value-type="float">
            <text:p>0.3274224</text:p>
          </table:table-cell>
          <table:table-cell office:value-type="float" office:value="0.3291037" calcext:value-type="float">
            <text:p>0.3291037</text:p>
          </table:table-cell>
          <table:table-cell office:value-type="float" office:value="0.3563438" calcext:value-type="float">
            <text:p>0.3563438</text:p>
          </table:table-cell>
          <table:table-cell office:value-type="float" office:value="0.3757849" calcext:value-type="float">
            <text:p>0.3757849</text:p>
          </table:table-cell>
          <table:table-cell office:value-type="float" office:value="0.3912286" calcext:value-type="float">
            <text:p>0.39122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5502E-016" calcext:value-type="float">
            <text:p>8.965502E-16</text:p>
          </table:table-cell>
          <table:table-cell office:value-type="float" office:value="6.678149E-016" calcext:value-type="float">
            <text:p>6.678149E-16</text:p>
          </table:table-cell>
          <table:table-cell office:value-type="float" office:value="2.449618E-016" calcext:value-type="float">
            <text:p>2.449618E-16</text:p>
          </table:table-cell>
          <table:table-cell office:value-type="float" office:value="2.52855E-017" calcext:value-type="float">
            <text:p>2.52855E-17</text:p>
          </table:table-cell>
          <table:table-cell office:value-type="float" office:value="2.522242E-017" calcext:value-type="float">
            <text:p>2.522242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958457" calcext:value-type="float">
            <text:p>-2.958457</text:p>
          </table:table-cell>
          <table:table-cell office:value-type="float" office:value="-0.07509948" calcext:value-type="float">
            <text:p>-0.07509948</text:p>
          </table:table-cell>
          <table:table-cell office:value-type="float" office:value="-0.05622388" calcext:value-type="float">
            <text:p>-0.05622388</text:p>
          </table:table-cell>
          <table:table-cell office:value-type="float" office:value="-0.05234768" calcext:value-type="float">
            <text:p>-0.05234768</text:p>
          </table:table-cell>
          <table:table-cell office:value-type="float" office:value="-0.0540386" calcext:value-type="float">
            <text:p>-0.0540386</text:p>
          </table:table-cell>
          <table:table-cell office:value-type="float" office:value="-0.06489768" calcext:value-type="float">
            <text:p>-0.06489768</text:p>
          </table:table-cell>
          <table:table-cell office:value-type="float" office:value="-0.07235214" calcext:value-type="float">
            <text:p>-0.07235214</text:p>
          </table:table-cell>
          <table:table-cell office:value-type="float" office:value="-0.07044644" calcext:value-type="float">
            <text:p>-0.07044644</text:p>
          </table:table-cell>
          <table:table-cell office:value-type="float" office:value="-0.05269412" calcext:value-type="float">
            <text:p>-0.05269412</text:p>
          </table:table-cell>
          <table:table-cell office:value-type="float" office:value="-0.02675377" calcext:value-type="float">
            <text:p>-0.0267537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.616426" calcext:value-type="float">
            <text:p>-3.616426</text:p>
          </table:table-cell>
          <table:table-cell office:value-type="float" office:value="0.01950456" calcext:value-type="float">
            <text:p>0.0195045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189" calcext:value-type="float">
            <text:p>-2.39818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8.0826" calcext:value-type="float">
            <text:p>438.0826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1.698" calcext:value-type="float">
            <text:p>1031.698</text:p>
          </table:table-cell>
          <table:table-cell office:value-type="float" office:value="59.43297" calcext:value-type="float">
            <text:p>59.43297</text:p>
          </table:table-cell>
          <table:table-cell office:value-type="float" office:value="0" calcext:value-type="float">
            <text:p>0</text:p>
          </table:table-cell>
          <table:table-cell office:value-type="float" office:value="0.1616336" calcext:value-type="float">
            <text:p>0.1616336</text:p>
          </table:table-cell>
          <table:table-cell office:value-type="float" office:value="0.2658888" calcext:value-type="float">
            <text:p>0.2658888</text:p>
          </table:table-cell>
          <table:table-cell office:value-type="float" office:value="0.2795097" calcext:value-type="float">
            <text:p>0.2795097</text:p>
          </table:table-cell>
          <table:table-cell office:value-type="float" office:value="0.2835397" calcext:value-type="float">
            <text:p>0.2835397</text:p>
          </table:table-cell>
          <table:table-cell office:value-type="float" office:value="0.2831958" calcext:value-type="float">
            <text:p>0.2831958</text:p>
          </table:table-cell>
          <table:table-cell office:value-type="float" office:value="0.2457039" calcext:value-type="float">
            <text:p>0.2457039</text:p>
          </table:table-cell>
          <table:table-cell office:value-type="float" office:value="0.2400322" calcext:value-type="float">
            <text:p>0.2400322</text:p>
          </table:table-cell>
          <table:table-cell office:value-type="float" office:value="0.3277136" calcext:value-type="float">
            <text:p>0.3277136</text:p>
          </table:table-cell>
          <table:table-cell office:value-type="float" office:value="0.3293031" calcext:value-type="float">
            <text:p>0.3293031</text:p>
          </table:table-cell>
          <table:table-cell office:value-type="float" office:value="0.3564009" calcext:value-type="float">
            <text:p>0.3564009</text:p>
          </table:table-cell>
          <table:table-cell office:value-type="float" office:value="0.3757907" calcext:value-type="float">
            <text:p>0.3757907</text:p>
          </table:table-cell>
          <table:table-cell office:value-type="float" office:value="0.3912823" calcext:value-type="float">
            <text:p>0.3912823</text:p>
          </table:table-cell>
          <table:table-cell office:value-type="float" office:value="0.4537883" calcext:value-type="float">
            <text:p>0.4537883</text:p>
          </table:table-cell>
          <table:table-cell office:value-type="float" office:value="0" calcext:value-type="float">
            <text:p>0</text:p>
          </table:table-cell>
          <table:table-cell office:value-type="float" office:value="8.966509E-016" calcext:value-type="float">
            <text:p>8.966509E-16</text:p>
          </table:table-cell>
          <table:table-cell office:value-type="float" office:value="6.677977E-016" calcext:value-type="float">
            <text:p>6.677977E-16</text:p>
          </table:table-cell>
          <table:table-cell office:value-type="float" office:value="2.449569E-016" calcext:value-type="float">
            <text:p>2.449569E-16</text:p>
          </table:table-cell>
          <table:table-cell office:value-type="float" office:value="2.528539E-017" calcext:value-type="float">
            <text:p>2.528539E-17</text:p>
          </table:table-cell>
          <table:table-cell office:value-type="float" office:value="2.522201E-017" calcext:value-type="float">
            <text:p>2.52220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76309" calcext:value-type="float">
            <text:p>-4.276309</text:p>
          </table:table-cell>
          <table:table-cell office:value-type="float" office:value="-0.09143556" calcext:value-type="float">
            <text:p>-0.09143556</text:p>
          </table:table-cell>
          <table:table-cell office:value-type="float" office:value="-0.0622347" calcext:value-type="float">
            <text:p>-0.0622347</text:p>
          </table:table-cell>
          <table:table-cell office:value-type="float" office:value="-0.0557665" calcext:value-type="float">
            <text:p>-0.0557665</text:p>
          </table:table-cell>
          <table:table-cell office:value-type="float" office:value="-0.0563032" calcext:value-type="float">
            <text:p>-0.0563032</text:p>
          </table:table-cell>
          <table:table-cell office:value-type="float" office:value="-0.06410118" calcext:value-type="float">
            <text:p>-0.06410118</text:p>
          </table:table-cell>
          <table:table-cell office:value-type="float" office:value="-0.07103045" calcext:value-type="float">
            <text:p>-0.07103045</text:p>
          </table:table-cell>
          <table:table-cell office:value-type="float" office:value="-0.06989995" calcext:value-type="float">
            <text:p>-0.06989995</text:p>
          </table:table-cell>
          <table:table-cell office:value-type="float" office:value="-0.0523966" calcext:value-type="float">
            <text:p>-0.0523966</text:p>
          </table:table-cell>
          <table:table-cell office:value-type="float" office:value="-0.02668047" calcext:value-type="float">
            <text:p>-0.0266804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.893128" calcext:value-type="float">
            <text:p>-5.893128</text:p>
          </table:table-cell>
          <table:table-cell office:value-type="float" office:value="0.01949986" calcext:value-type="float">
            <text:p>0.0194998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0828" calcext:value-type="float">
            <text:p>-2.3208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8.6334" calcext:value-type="float">
            <text:p>438.633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1.985" calcext:value-type="float">
            <text:p>1031.985</text:p>
          </table:table-cell>
          <table:table-cell office:value-type="float" office:value="58.59493" calcext:value-type="float">
            <text:p>58.59493</text:p>
          </table:table-cell>
          <table:table-cell office:value-type="float" office:value="0" calcext:value-type="float">
            <text:p>0</text:p>
          </table:table-cell>
          <table:table-cell office:value-type="float" office:value="0.1580019" calcext:value-type="float">
            <text:p>0.1580019</text:p>
          </table:table-cell>
          <table:table-cell office:value-type="float" office:value="0.2602264" calcext:value-type="float">
            <text:p>0.2602264</text:p>
          </table:table-cell>
          <table:table-cell office:value-type="float" office:value="0.2760635" calcext:value-type="float">
            <text:p>0.2760635</text:p>
          </table:table-cell>
          <table:table-cell office:value-type="float" office:value="0.2812669" calcext:value-type="float">
            <text:p>0.2812669</text:p>
          </table:table-cell>
          <table:table-cell office:value-type="float" office:value="0.2815824" calcext:value-type="float">
            <text:p>0.2815824</text:p>
          </table:table-cell>
          <table:table-cell office:value-type="float" office:value="0.2458684" calcext:value-type="float">
            <text:p>0.2458684</text:p>
          </table:table-cell>
          <table:table-cell office:value-type="float" office:value="0.2405473" calcext:value-type="float">
            <text:p>0.2405473</text:p>
          </table:table-cell>
          <table:table-cell office:value-type="float" office:value="0.3280436" calcext:value-type="float">
            <text:p>0.3280436</text:p>
          </table:table-cell>
          <table:table-cell office:value-type="float" office:value="0.3295366" calcext:value-type="float">
            <text:p>0.3295366</text:p>
          </table:table-cell>
          <table:table-cell office:value-type="float" office:value="0.3564146" calcext:value-type="float">
            <text:p>0.3564146</text:p>
          </table:table-cell>
          <table:table-cell office:value-type="float" office:value="0.3758165" calcext:value-type="float">
            <text:p>0.3758165</text:p>
          </table:table-cell>
          <table:table-cell office:value-type="float" office:value="0.391587" calcext:value-type="float">
            <text:p>0.391587</text:p>
          </table:table-cell>
          <table:table-cell office:value-type="float" office:value="0.4576618" calcext:value-type="float">
            <text:p>0.4576618</text:p>
          </table:table-cell>
          <table:table-cell office:value-type="float" office:value="0" calcext:value-type="float">
            <text:p>0</text:p>
          </table:table-cell>
          <table:table-cell office:value-type="float" office:value="8.967512E-016" calcext:value-type="float">
            <text:p>8.967512E-16</text:p>
          </table:table-cell>
          <table:table-cell office:value-type="float" office:value="6.677808E-016" calcext:value-type="float">
            <text:p>6.677808E-16</text:p>
          </table:table-cell>
          <table:table-cell office:value-type="float" office:value="2.44952E-016" calcext:value-type="float">
            <text:p>2.44952E-16</text:p>
          </table:table-cell>
          <table:table-cell office:value-type="float" office:value="2.528531E-017" calcext:value-type="float">
            <text:p>2.528531E-17</text:p>
          </table:table-cell>
          <table:table-cell office:value-type="float" office:value="2.52216E-017" calcext:value-type="float">
            <text:p>2.5221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21174" calcext:value-type="float">
            <text:p>-5.121174</text:p>
          </table:table-cell>
          <table:table-cell office:value-type="float" office:value="-0.1078253" calcext:value-type="float">
            <text:p>-0.1078253</text:p>
          </table:table-cell>
          <table:table-cell office:value-type="float" office:value="-0.06848011" calcext:value-type="float">
            <text:p>-0.06848011</text:p>
          </table:table-cell>
          <table:table-cell office:value-type="float" office:value="-0.05933993" calcext:value-type="float">
            <text:p>-0.05933993</text:p>
          </table:table-cell>
          <table:table-cell office:value-type="float" office:value="-0.05883557" calcext:value-type="float">
            <text:p>-0.05883557</text:p>
          </table:table-cell>
          <table:table-cell office:value-type="float" office:value="-0.06376897" calcext:value-type="float">
            <text:p>-0.06376897</text:p>
          </table:table-cell>
          <table:table-cell office:value-type="float" office:value="-0.0699521" calcext:value-type="float">
            <text:p>-0.0699521</text:p>
          </table:table-cell>
          <table:table-cell office:value-type="float" office:value="-0.06928685" calcext:value-type="float">
            <text:p>-0.06928685</text:p>
          </table:table-cell>
          <table:table-cell office:value-type="float" office:value="-0.05205167" calcext:value-type="float">
            <text:p>-0.05205167</text:p>
          </table:table-cell>
          <table:table-cell office:value-type="float" office:value="-0.02666198" calcext:value-type="float">
            <text:p>-0.0266619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6.344547" calcext:value-type="float">
            <text:p>-6.344547</text:p>
          </table:table-cell>
          <table:table-cell office:value-type="float" office:value="0.01949621" calcext:value-type="float">
            <text:p>0.0194962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43831" calcext:value-type="float">
            <text:p>-2.3438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578.86" calcext:value-type="float">
            <text:p>578.86</text:p>
          </table:table-cell>
          <table:table-cell office:value-type="float" office:value="439.1464" calcext:value-type="float">
            <text:p>439.146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276" calcext:value-type="float">
            <text:p>1032.276</text:p>
          </table:table-cell>
          <table:table-cell office:value-type="float" office:value="57.79025" calcext:value-type="float">
            <text:p>57.79025</text:p>
          </table:table-cell>
          <table:table-cell office:value-type="float" office:value="0" calcext:value-type="float">
            <text:p>0</text:p>
          </table:table-cell>
          <table:table-cell office:value-type="float" office:value="0.1569894" calcext:value-type="float">
            <text:p>0.1569894</text:p>
          </table:table-cell>
          <table:table-cell office:value-type="float" office:value="0.2545366" calcext:value-type="float">
            <text:p>0.2545366</text:p>
          </table:table-cell>
          <table:table-cell office:value-type="float" office:value="0.2731022" calcext:value-type="float">
            <text:p>0.2731022</text:p>
          </table:table-cell>
          <table:table-cell office:value-type="float" office:value="0.2792315" calcext:value-type="float">
            <text:p>0.2792315</text:p>
          </table:table-cell>
          <table:table-cell office:value-type="float" office:value="0.280111" calcext:value-type="float">
            <text:p>0.280111</text:p>
          </table:table-cell>
          <table:table-cell office:value-type="float" office:value="0.2458554" calcext:value-type="float">
            <text:p>0.2458554</text:p>
          </table:table-cell>
          <table:table-cell office:value-type="float" office:value="0.240969" calcext:value-type="float">
            <text:p>0.240969</text:p>
          </table:table-cell>
          <table:table-cell office:value-type="float" office:value="0.3283982" calcext:value-type="float">
            <text:p>0.3283982</text:p>
          </table:table-cell>
          <table:table-cell office:value-type="float" office:value="0.3297943" calcext:value-type="float">
            <text:p>0.3297943</text:p>
          </table:table-cell>
          <table:table-cell office:value-type="float" office:value="0.3564002" calcext:value-type="float">
            <text:p>0.3564002</text:p>
          </table:table-cell>
          <table:table-cell office:value-type="float" office:value="0.3758515" calcext:value-type="float">
            <text:p>0.3758515</text:p>
          </table:table-cell>
          <table:table-cell office:value-type="float" office:value="0.3917164" calcext:value-type="float">
            <text:p>0.3917164</text:p>
          </table:table-cell>
          <table:table-cell office:value-type="float" office:value="0.4614531" calcext:value-type="float">
            <text:p>0.4614531</text:p>
          </table:table-cell>
          <table:table-cell office:value-type="float" office:value="0" calcext:value-type="float">
            <text:p>0</text:p>
          </table:table-cell>
          <table:table-cell office:value-type="float" office:value="8.96849E-016" calcext:value-type="float">
            <text:p>8.96849E-16</text:p>
          </table:table-cell>
          <table:table-cell office:value-type="float" office:value="6.677647E-016" calcext:value-type="float">
            <text:p>6.677647E-16</text:p>
          </table:table-cell>
          <table:table-cell office:value-type="float" office:value="2.449472E-016" calcext:value-type="float">
            <text:p>2.449472E-16</text:p>
          </table:table-cell>
          <table:table-cell office:value-type="float" office:value="2.528524E-017" calcext:value-type="float">
            <text:p>2.528524E-17</text:p>
          </table:table-cell>
          <table:table-cell office:value-type="float" office:value="2.522118E-017" calcext:value-type="float">
            <text:p>2.52211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83184" calcext:value-type="float">
            <text:p>-5.383184</text:p>
          </table:table-cell>
          <table:table-cell office:value-type="float" office:value="-0.1278122" calcext:value-type="float">
            <text:p>-0.1278122</text:p>
          </table:table-cell>
          <table:table-cell office:value-type="float" office:value="-0.07441636" calcext:value-type="float">
            <text:p>-0.07441636</text:p>
          </table:table-cell>
          <table:table-cell office:value-type="float" office:value="-0.06274799" calcext:value-type="float">
            <text:p>-0.06274799</text:p>
          </table:table-cell>
          <table:table-cell office:value-type="float" office:value="-0.06125817" calcext:value-type="float">
            <text:p>-0.06125817</text:p>
          </table:table-cell>
          <table:table-cell office:value-type="float" office:value="-0.06379202" calcext:value-type="float">
            <text:p>-0.06379202</text:p>
          </table:table-cell>
          <table:table-cell office:value-type="float" office:value="-0.06908284" calcext:value-type="float">
            <text:p>-0.06908284</text:p>
          </table:table-cell>
          <table:table-cell office:value-type="float" office:value="-0.06863349" calcext:value-type="float">
            <text:p>-0.06863349</text:p>
          </table:table-cell>
          <table:table-cell office:value-type="float" office:value="-0.05167266" calcext:value-type="float">
            <text:p>-0.05167266</text:p>
          </table:table-cell>
          <table:table-cell office:value-type="float" office:value="-0.02668042" calcext:value-type="float">
            <text:p>-0.0266804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7.199365" calcext:value-type="float">
            <text:p>-7.199365</text:p>
          </table:table-cell>
          <table:table-cell office:value-type="float" office:value="0.0194926" calcext:value-type="float">
            <text:p>0.019492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65617" calcext:value-type="float">
            <text:p>-2.3656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39.3883" calcext:value-type="float">
            <text:p>439.388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2.255" calcext:value-type="float">
            <text:p>1032.255</text:p>
          </table:table-cell>
          <table:table-cell office:value-type="float" office:value="57.66983" calcext:value-type="float">
            <text:p>57.66983</text:p>
          </table:table-cell>
          <table:table-cell office:value-type="float" office:value="0" calcext:value-type="float">
            <text:p>0</text:p>
          </table:table-cell>
          <table:table-cell office:value-type="float" office:value="0.1798707" calcext:value-type="float">
            <text:p>0.1798707</text:p>
          </table:table-cell>
          <table:table-cell office:value-type="float" office:value="0.2484063" calcext:value-type="float">
            <text:p>0.2484063</text:p>
          </table:table-cell>
          <table:table-cell office:value-type="float" office:value="0.2705165" calcext:value-type="float">
            <text:p>0.2705165</text:p>
          </table:table-cell>
          <table:table-cell office:value-type="float" office:value="0.2770952" calcext:value-type="float">
            <text:p>0.2770952</text:p>
          </table:table-cell>
          <table:table-cell office:value-type="float" office:value="0.2785956" calcext:value-type="float">
            <text:p>0.2785956</text:p>
          </table:table-cell>
          <table:table-cell office:value-type="float" office:value="0.2457086" calcext:value-type="float">
            <text:p>0.2457086</text:p>
          </table:table-cell>
          <table:table-cell office:value-type="float" office:value="0.2413075" calcext:value-type="float">
            <text:p>0.2413075</text:p>
          </table:table-cell>
          <table:table-cell office:value-type="float" office:value="0.3287509" calcext:value-type="float">
            <text:p>0.3287509</text:p>
          </table:table-cell>
          <table:table-cell office:value-type="float" office:value="0.3300478" calcext:value-type="float">
            <text:p>0.3300478</text:p>
          </table:table-cell>
          <table:table-cell office:value-type="float" office:value="0.3563951" calcext:value-type="float">
            <text:p>0.3563951</text:p>
          </table:table-cell>
          <table:table-cell office:value-type="float" office:value="0.3758848" calcext:value-type="float">
            <text:p>0.3758848</text:p>
          </table:table-cell>
          <table:table-cell office:value-type="float" office:value="0.3917388" calcext:value-type="float">
            <text:p>0.39173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69409E-016" calcext:value-type="float">
            <text:p>8.969409E-16</text:p>
          </table:table-cell>
          <table:table-cell office:value-type="float" office:value="6.677494E-016" calcext:value-type="float">
            <text:p>6.677494E-16</text:p>
          </table:table-cell>
          <table:table-cell office:value-type="float" office:value="2.449424E-016" calcext:value-type="float">
            <text:p>2.449424E-16</text:p>
          </table:table-cell>
          <table:table-cell office:value-type="float" office:value="2.528521E-017" calcext:value-type="float">
            <text:p>2.528521E-17</text:p>
          </table:table-cell>
          <table:table-cell office:value-type="float" office:value="2.52207E-017" calcext:value-type="float">
            <text:p>2.52207E-17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72005" calcext:value-type="float">
            <text:p>-1.872005</text:p>
          </table:table-cell>
          <table:table-cell office:value-type="float" office:value="-0.1542778" calcext:value-type="float">
            <text:p>-0.1542778</text:p>
          </table:table-cell>
          <table:table-cell office:value-type="float" office:value="-0.08007743" calcext:value-type="float">
            <text:p>-0.08007743</text:p>
          </table:table-cell>
          <table:table-cell office:value-type="float" office:value="-0.06656978" calcext:value-type="float">
            <text:p>-0.06656978</text:p>
          </table:table-cell>
          <table:table-cell office:value-type="float" office:value="-0.06386902" calcext:value-type="float">
            <text:p>-0.06386902</text:p>
          </table:table-cell>
          <table:table-cell office:value-type="float" office:value="-0.0640817" calcext:value-type="float">
            <text:p>-0.0640817</text:p>
          </table:table-cell>
          <table:table-cell office:value-type="float" office:value="-0.06839376" calcext:value-type="float">
            <text:p>-0.06839376</text:p>
          </table:table-cell>
          <table:table-cell office:value-type="float" office:value="-0.06799054" calcext:value-type="float">
            <text:p>-0.06799054</text:p>
          </table:table-cell>
          <table:table-cell office:value-type="float" office:value="-0.05130293" calcext:value-type="float">
            <text:p>-0.05130293</text:p>
          </table:table-cell>
          <table:table-cell office:value-type="float" office:value="-0.02668712" calcext:value-type="float">
            <text:p>-0.0266871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2.6491" calcext:value-type="float">
            <text:p>-2.6491</text:p>
          </table:table-cell>
          <table:table-cell office:value-type="float" office:value="0.019488" calcext:value-type="float">
            <text:p>0.01948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5026" calcext:value-type="float">
            <text:p>-2.3750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40.2259" calcext:value-type="float">
            <text:p>440.2259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1.418" calcext:value-type="float">
            <text:p>1031.418</text:p>
          </table:table-cell>
          <table:table-cell office:value-type="float" office:value="57.66983" calcext:value-type="float">
            <text:p>57.66983</text:p>
          </table:table-cell>
          <table:table-cell office:value-type="float" office:value="0" calcext:value-type="float">
            <text:p>0</text:p>
          </table:table-cell>
          <table:table-cell office:value-type="float" office:value="0.1569459" calcext:value-type="float">
            <text:p>0.1569459</text:p>
          </table:table-cell>
          <table:table-cell office:value-type="float" office:value="0.2425011" calcext:value-type="float">
            <text:p>0.2425011</text:p>
          </table:table-cell>
          <table:table-cell office:value-type="float" office:value="0.2680061" calcext:value-type="float">
            <text:p>0.2680061</text:p>
          </table:table-cell>
          <table:table-cell office:value-type="float" office:value="0.2755122" calcext:value-type="float">
            <text:p>0.2755122</text:p>
          </table:table-cell>
          <table:table-cell office:value-type="float" office:value="0.2773386" calcext:value-type="float">
            <text:p>0.2773386</text:p>
          </table:table-cell>
          <table:table-cell office:value-type="float" office:value="0.2454496" calcext:value-type="float">
            <text:p>0.2454496</text:p>
          </table:table-cell>
          <table:table-cell office:value-type="float" office:value="0.2415674" calcext:value-type="float">
            <text:p>0.2415674</text:p>
          </table:table-cell>
          <table:table-cell office:value-type="float" office:value="0.3290965" calcext:value-type="float">
            <text:p>0.3290965</text:p>
          </table:table-cell>
          <table:table-cell office:value-type="float" office:value="0.3302973" calcext:value-type="float">
            <text:p>0.3302973</text:p>
          </table:table-cell>
          <table:table-cell office:value-type="float" office:value="0.356398" calcext:value-type="float">
            <text:p>0.356398</text:p>
          </table:table-cell>
          <table:table-cell office:value-type="float" office:value="0.3759126" calcext:value-type="float">
            <text:p>0.3759126</text:p>
          </table:table-cell>
          <table:table-cell office:value-type="float" office:value="0.3917147" calcext:value-type="float">
            <text:p>0.391714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8.970203E-016" calcext:value-type="float">
            <text:p>8.970203E-16</text:p>
          </table:table-cell>
          <table:table-cell office:value-type="float" office:value="6.677361E-016" calcext:value-type="float">
            <text:p>6.677361E-16</text:p>
          </table:table-cell>
          <table:table-cell office:value-type="float" office:value="2.449381E-016" calcext:value-type="float">
            <text:p>2.449381E-16</text:p>
          </table:table-cell>
          <table:table-cell office:value-type="float" office:value="2.528514E-017" calcext:value-type="float">
            <text:p>2.528514E-17</text:p>
          </table:table-cell>
          <table:table-cell office:value-type="float" office:value="2.522024E-017" calcext:value-type="float">
            <text:p>2.52202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65749" calcext:value-type="float">
            <text:p>-5.365749</text:p>
          </table:table-cell>
          <table:table-cell office:value-type="float" office:value="-0.1855475" calcext:value-type="float">
            <text:p>-0.1855475</text:p>
          </table:table-cell>
          <table:table-cell office:value-type="float" office:value="-0.08603806" calcext:value-type="float">
            <text:p>-0.08603806</text:p>
          </table:table-cell>
          <table:table-cell office:value-type="float" office:value="-0.06958185" calcext:value-type="float">
            <text:p>-0.06958185</text:p>
          </table:table-cell>
          <table:table-cell office:value-type="float" office:value="-0.06613997" calcext:value-type="float">
            <text:p>-0.06613997</text:p>
          </table:table-cell>
          <table:table-cell office:value-type="float" office:value="-0.06459946" calcext:value-type="float">
            <text:p>-0.06459946</text:p>
          </table:table-cell>
          <table:table-cell office:value-type="float" office:value="-0.0678699" calcext:value-type="float">
            <text:p>-0.0678699</text:p>
          </table:table-cell>
          <table:table-cell office:value-type="float" office:value="-0.06736694" calcext:value-type="float">
            <text:p>-0.06736694</text:p>
          </table:table-cell>
          <table:table-cell office:value-type="float" office:value="-0.05094175" calcext:value-type="float">
            <text:p>-0.05094175</text:p>
          </table:table-cell>
          <table:table-cell office:value-type="float" office:value="-0.02668347" calcext:value-type="float">
            <text:p>-0.0266834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7.119138" calcext:value-type="float">
            <text:p>-7.119138</text:p>
          </table:table-cell>
          <table:table-cell office:value-type="float" office:value="0.0194857" calcext:value-type="float">
            <text:p>0.019485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8214" calcext:value-type="float">
            <text:p>-2.3782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40.7173" calcext:value-type="float">
            <text:p>440.717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0.927" calcext:value-type="float">
            <text:p>1030.927</text:p>
          </table:table-cell>
          <table:table-cell office:value-type="float" office:value="57.66983" calcext:value-type="float">
            <text:p>57.66983</text:p>
          </table:table-cell>
          <table:table-cell office:value-type="float" office:value="0" calcext:value-type="float">
            <text:p>0</text:p>
          </table:table-cell>
          <table:table-cell office:value-type="float" office:value="0.1547469" calcext:value-type="float">
            <text:p>0.1547469</text:p>
          </table:table-cell>
          <table:table-cell office:value-type="float" office:value="0.2370027" calcext:value-type="float">
            <text:p>0.2370027</text:p>
          </table:table-cell>
          <table:table-cell office:value-type="float" office:value="0.2659096" calcext:value-type="float">
            <text:p>0.2659096</text:p>
          </table:table-cell>
          <table:table-cell office:value-type="float" office:value="0.2738458" calcext:value-type="float">
            <text:p>0.2738458</text:p>
          </table:table-cell>
          <table:table-cell office:value-type="float" office:value="0.2761988" calcext:value-type="float">
            <text:p>0.2761988</text:p>
          </table:table-cell>
          <table:table-cell office:value-type="float" office:value="0.2451292" calcext:value-type="float">
            <text:p>0.2451292</text:p>
          </table:table-cell>
          <table:table-cell office:value-type="float" office:value="0.2417582" calcext:value-type="float">
            <text:p>0.2417582</text:p>
          </table:table-cell>
          <table:table-cell office:value-type="float" office:value="0.3294427" calcext:value-type="float">
            <text:p>0.3294427</text:p>
          </table:table-cell>
          <table:table-cell office:value-type="float" office:value="0.3305358" calcext:value-type="float">
            <text:p>0.3305358</text:p>
          </table:table-cell>
          <table:table-cell office:value-type="float" office:value="0.3564078" calcext:value-type="float">
            <text:p>0.3564078</text:p>
          </table:table-cell>
          <table:table-cell office:value-type="float" office:value="0.3759349" calcext:value-type="float">
            <text:p>0.3759349</text:p>
          </table:table-cell>
          <table:table-cell office:value-type="float" office:value="0.3916772" calcext:value-type="float">
            <text:p>0.39167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0899E-016" calcext:value-type="float">
            <text:p>8.970899E-16</text:p>
          </table:table-cell>
          <table:table-cell office:value-type="float" office:value="6.677237E-016" calcext:value-type="float">
            <text:p>6.677237E-16</text:p>
          </table:table-cell>
          <table:table-cell office:value-type="float" office:value="2.449345E-016" calcext:value-type="float">
            <text:p>2.449345E-16</text:p>
          </table:table-cell>
          <table:table-cell office:value-type="float" office:value="2.528506E-017" calcext:value-type="float">
            <text:p>2.528506E-17</text:p>
          </table:table-cell>
          <table:table-cell office:value-type="float" office:value="2.521981E-017" calcext:value-type="float">
            <text:p>2.52198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89221" calcext:value-type="float">
            <text:p>-5.989221</text:p>
          </table:table-cell>
          <table:table-cell office:value-type="float" office:value="-0.2215918" calcext:value-type="float">
            <text:p>-0.2215918</text:p>
          </table:table-cell>
          <table:table-cell office:value-type="float" office:value="-0.09141773" calcext:value-type="float">
            <text:p>-0.09141773</text:p>
          </table:table-cell>
          <table:table-cell office:value-type="float" office:value="-0.07290563" calcext:value-type="float">
            <text:p>-0.07290563</text:p>
          </table:table-cell>
          <table:table-cell office:value-type="float" office:value="-0.06827121" calcext:value-type="float">
            <text:p>-0.06827121</text:p>
          </table:table-cell>
          <table:table-cell office:value-type="float" office:value="-0.06524767" calcext:value-type="float">
            <text:p>-0.06524767</text:p>
          </table:table-cell>
          <table:table-cell office:value-type="float" office:value="-0.06748774" calcext:value-type="float">
            <text:p>-0.06748774</text:p>
          </table:table-cell>
          <table:table-cell office:value-type="float" office:value="-0.06674925" calcext:value-type="float">
            <text:p>-0.06674925</text:p>
          </table:table-cell>
          <table:table-cell office:value-type="float" office:value="-0.05059873" calcext:value-type="float">
            <text:p>-0.05059873</text:p>
          </table:table-cell>
          <table:table-cell office:value-type="float" office:value="-0.02667107" calcext:value-type="float">
            <text:p>-0.0266710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7.27219" calcext:value-type="float">
            <text:p>-7.27219</text:p>
          </table:table-cell>
          <table:table-cell office:value-type="float" office:value="0.0194839" calcext:value-type="float">
            <text:p>0.019483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1265" calcext:value-type="float">
            <text:p>-2.3812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41.1494" calcext:value-type="float">
            <text:p>441.1494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0.495" calcext:value-type="float">
            <text:p>1030.495</text:p>
          </table:table-cell>
          <table:table-cell office:value-type="float" office:value="57.66983" calcext:value-type="float">
            <text:p>57.66983</text:p>
          </table:table-cell>
          <table:table-cell office:value-type="float" office:value="0" calcext:value-type="float">
            <text:p>0</text:p>
          </table:table-cell>
          <table:table-cell office:value-type="float" office:value="0.1550253" calcext:value-type="float">
            <text:p>0.1550253</text:p>
          </table:table-cell>
          <table:table-cell office:value-type="float" office:value="0.231575" calcext:value-type="float">
            <text:p>0.231575</text:p>
          </table:table-cell>
          <table:table-cell office:value-type="float" office:value="0.2642227" calcext:value-type="float">
            <text:p>0.2642227</text:p>
          </table:table-cell>
          <table:table-cell office:value-type="float" office:value="0.2722242" calcext:value-type="float">
            <text:p>0.2722242</text:p>
          </table:table-cell>
          <table:table-cell office:value-type="float" office:value="0.2750384" calcext:value-type="float">
            <text:p>0.2750384</text:p>
          </table:table-cell>
          <table:table-cell office:value-type="float" office:value="0.2447645" calcext:value-type="float">
            <text:p>0.2447645</text:p>
          </table:table-cell>
          <table:table-cell office:value-type="float" office:value="0.2418952" calcext:value-type="float">
            <text:p>0.2418952</text:p>
          </table:table-cell>
          <table:table-cell office:value-type="float" office:value="0.3298008" calcext:value-type="float">
            <text:p>0.3298008</text:p>
          </table:table-cell>
          <table:table-cell office:value-type="float" office:value="0.3307542" calcext:value-type="float">
            <text:p>0.3307542</text:p>
          </table:table-cell>
          <table:table-cell office:value-type="float" office:value="0.3564236" calcext:value-type="float">
            <text:p>0.3564236</text:p>
          </table:table-cell>
          <table:table-cell office:value-type="float" office:value="0.3759522" calcext:value-type="float">
            <text:p>0.3759522</text:p>
          </table:table-cell>
          <table:table-cell office:value-type="float" office:value="0.3916292" calcext:value-type="float">
            <text:p>0.39162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1635E-016" calcext:value-type="float">
            <text:p>8.971635E-16</text:p>
          </table:table-cell>
          <table:table-cell office:value-type="float" office:value="6.677107E-016" calcext:value-type="float">
            <text:p>6.677107E-16</text:p>
          </table:table-cell>
          <table:table-cell office:value-type="float" office:value="2.449307E-016" calcext:value-type="float">
            <text:p>2.449307E-16</text:p>
          </table:table-cell>
          <table:table-cell office:value-type="float" office:value="2.528496E-017" calcext:value-type="float">
            <text:p>2.528496E-17</text:p>
          </table:table-cell>
          <table:table-cell office:value-type="float" office:value="2.521942E-017" calcext:value-type="float">
            <text:p>2.521942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06185" calcext:value-type="float">
            <text:p>-5.906185</text:p>
          </table:table-cell>
          <table:table-cell office:value-type="float" office:value="-0.2648139" calcext:value-type="float">
            <text:p>-0.2648139</text:p>
          </table:table-cell>
          <table:table-cell office:value-type="float" office:value="-0.09601206" calcext:value-type="float">
            <text:p>-0.09601206</text:p>
          </table:table-cell>
          <table:table-cell office:value-type="float" office:value="-0.07633317" calcext:value-type="float">
            <text:p>-0.07633317</text:p>
          </table:table-cell>
          <table:table-cell office:value-type="float" office:value="-0.07051828" calcext:value-type="float">
            <text:p>-0.07051828</text:p>
          </table:table-cell>
          <table:table-cell office:value-type="float" office:value="-0.06599471" calcext:value-type="float">
            <text:p>-0.06599471</text:p>
          </table:table-cell>
          <table:table-cell office:value-type="float" office:value="-0.06721517" calcext:value-type="float">
            <text:p>-0.06721517</text:p>
          </table:table-cell>
          <table:table-cell office:value-type="float" office:value="-0.06611623" calcext:value-type="float">
            <text:p>-0.06611623</text:p>
          </table:table-cell>
          <table:table-cell office:value-type="float" office:value="-0.05028743" calcext:value-type="float">
            <text:p>-0.05028743</text:p>
          </table:table-cell>
          <table:table-cell office:value-type="float" office:value="-0.02665083" calcext:value-type="float">
            <text:p>-0.0266508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6.956319" calcext:value-type="float">
            <text:p>-6.956319</text:p>
          </table:table-cell>
          <table:table-cell office:value-type="float" office:value="0.01948189" calcext:value-type="float">
            <text:p>0.0194818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203" calcext:value-type="float">
            <text:p>-2.3842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578.9599" calcext:value-type="float">
            <text:p>578.9599</text:p>
          </table:table-cell>
          <table:table-cell office:value-type="float" office:value="441.553" calcext:value-type="float">
            <text:p>441.553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0.091" calcext:value-type="float">
            <text:p>1030.091</text:p>
          </table:table-cell>
          <table:table-cell office:value-type="float" office:value="57.66983" calcext:value-type="float">
            <text:p>57.66983</text:p>
          </table:table-cell>
          <table:table-cell office:value-type="float" office:value="0" calcext:value-type="float">
            <text:p>0</text:p>
          </table:table-cell>
          <table:table-cell office:value-type="float" office:value="0.1558373" calcext:value-type="float">
            <text:p>0.1558373</text:p>
          </table:table-cell>
          <table:table-cell office:value-type="float" office:value="0.2260508" calcext:value-type="float">
            <text:p>0.2260508</text:p>
          </table:table-cell>
          <table:table-cell office:value-type="float" office:value="0.2626217" calcext:value-type="float">
            <text:p>0.2626217</text:p>
          </table:table-cell>
          <table:table-cell office:value-type="float" office:value="0.2711146" calcext:value-type="float">
            <text:p>0.2711146</text:p>
          </table:table-cell>
          <table:table-cell office:value-type="float" office:value="0.2739898" calcext:value-type="float">
            <text:p>0.2739898</text:p>
          </table:table-cell>
          <table:table-cell office:value-type="float" office:value="0.2443521" calcext:value-type="float">
            <text:p>0.2443521</text:p>
          </table:table-cell>
          <table:table-cell office:value-type="float" office:value="0.2419913" calcext:value-type="float">
            <text:p>0.2419913</text:p>
          </table:table-cell>
          <table:table-cell office:value-type="float" office:value="0.3301398" calcext:value-type="float">
            <text:p>0.3301398</text:p>
          </table:table-cell>
          <table:table-cell office:value-type="float" office:value="0.3309709" calcext:value-type="float">
            <text:p>0.3309709</text:p>
          </table:table-cell>
          <table:table-cell office:value-type="float" office:value="0.3564439" calcext:value-type="float">
            <text:p>0.3564439</text:p>
          </table:table-cell>
          <table:table-cell office:value-type="float" office:value="0.3759652" calcext:value-type="float">
            <text:p>0.3759652</text:p>
          </table:table-cell>
          <table:table-cell office:value-type="float" office:value="0.3915724" calcext:value-type="float">
            <text:p>0.39157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2401E-016" calcext:value-type="float">
            <text:p>8.972401E-16</text:p>
          </table:table-cell>
          <table:table-cell office:value-type="float" office:value="6.676972E-016" calcext:value-type="float">
            <text:p>6.676972E-16</text:p>
          </table:table-cell>
          <table:table-cell office:value-type="float" office:value="2.449268E-016" calcext:value-type="float">
            <text:p>2.449268E-16</text:p>
          </table:table-cell>
          <table:table-cell office:value-type="float" office:value="2.528484E-017" calcext:value-type="float">
            <text:p>2.528484E-17</text:p>
          </table:table-cell>
          <table:table-cell office:value-type="float" office:value="2.521902E-017" calcext:value-type="float">
            <text:p>2.521902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73994" calcext:value-type="float">
            <text:p>-5.673994</text:p>
          </table:table-cell>
          <table:table-cell office:value-type="float" office:value="-0.3189228" calcext:value-type="float">
            <text:p>-0.3189228</text:p>
          </table:table-cell>
          <table:table-cell office:value-type="float" office:value="-0.100629" calcext:value-type="float">
            <text:p>-0.100629</text:p>
          </table:table-cell>
          <table:table-cell office:value-type="float" office:value="-0.07876767" calcext:value-type="float">
            <text:p>-0.07876767</text:p>
          </table:table-cell>
          <table:table-cell office:value-type="float" office:value="-0.07262642" calcext:value-type="float">
            <text:p>-0.07262642</text:p>
          </table:table-cell>
          <table:table-cell office:value-type="float" office:value="-0.06685141" calcext:value-type="float">
            <text:p>-0.06685141</text:p>
          </table:table-cell>
          <table:table-cell office:value-type="float" office:value="-0.06702454" calcext:value-type="float">
            <text:p>-0.06702454</text:p>
          </table:table-cell>
          <table:table-cell office:value-type="float" office:value="-0.06552296" calcext:value-type="float">
            <text:p>-0.06552296</text:p>
          </table:table-cell>
          <table:table-cell office:value-type="float" office:value="-0.04998043" calcext:value-type="float">
            <text:p>-0.04998043</text:p>
          </table:table-cell>
          <table:table-cell office:value-type="float" office:value="-0.02662509" calcext:value-type="float">
            <text:p>-0.0266250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6.45975" calcext:value-type="float">
            <text:p>-6.45975</text:p>
          </table:table-cell>
          <table:table-cell office:value-type="float" office:value="0.01947955" calcext:value-type="float">
            <text:p>0.0194795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7038" calcext:value-type="float">
            <text:p>-2.3870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585.7598" calcext:value-type="float">
            <text:p>585.7598</text:p>
          </table:table-cell>
          <table:table-cell office:value-type="float" office:value="441.5547" calcext:value-type="float">
            <text:p>441.5547</text:p>
          </table:table-cell>
          <table:table-cell office:value-type="float" office:value="29.72818" calcext:value-type="float">
            <text:p>29.72818</text:p>
          </table:table-cell>
          <table:table-cell office:value-type="float" office:value="1036.782" calcext:value-type="float">
            <text:p>1036.782</text:p>
          </table:table-cell>
          <table:table-cell office:value-type="float" office:value="57.77765" calcext:value-type="float">
            <text:p>57.77765</text:p>
          </table:table-cell>
          <table:table-cell office:value-type="float" office:value="0" calcext:value-type="float">
            <text:p>0</text:p>
          </table:table-cell>
          <table:table-cell office:value-type="float" office:value="0.4885593" calcext:value-type="float">
            <text:p>0.4885593</text:p>
          </table:table-cell>
          <table:table-cell office:value-type="float" office:value="0.2578685" calcext:value-type="float">
            <text:p>0.2578685</text:p>
          </table:table-cell>
          <table:table-cell office:value-type="float" office:value="0.261937" calcext:value-type="float">
            <text:p>0.261937</text:p>
          </table:table-cell>
          <table:table-cell office:value-type="float" office:value="0.2700045" calcext:value-type="float">
            <text:p>0.2700045</text:p>
          </table:table-cell>
          <table:table-cell office:value-type="float" office:value="0.2731946" calcext:value-type="float">
            <text:p>0.2731946</text:p>
          </table:table-cell>
          <table:table-cell office:value-type="float" office:value="0.2439208" calcext:value-type="float">
            <text:p>0.2439208</text:p>
          </table:table-cell>
          <table:table-cell office:value-type="float" office:value="0.2421133" calcext:value-type="float">
            <text:p>0.2421133</text:p>
          </table:table-cell>
          <table:table-cell office:value-type="float" office:value="0.3304616" calcext:value-type="float">
            <text:p>0.3304616</text:p>
          </table:table-cell>
          <table:table-cell office:value-type="float" office:value="0.3311867" calcext:value-type="float">
            <text:p>0.3311867</text:p>
          </table:table-cell>
          <table:table-cell office:value-type="float" office:value="0.356468" calcext:value-type="float">
            <text:p>0.356468</text:p>
          </table:table-cell>
          <table:table-cell office:value-type="float" office:value="0.3759742" calcext:value-type="float">
            <text:p>0.3759742</text:p>
          </table:table-cell>
          <table:table-cell office:value-type="float" office:value="0.3915077" calcext:value-type="float">
            <text:p>0.39150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003166497" calcext:value-type="float">
            <text:p>3.166497E-08</text:p>
          </table:table-cell>
          <table:table-cell office:value-type="float" office:value="8.973152E-016" calcext:value-type="float">
            <text:p>8.973152E-16</text:p>
          </table:table-cell>
          <table:table-cell office:value-type="float" office:value="6.676829E-016" calcext:value-type="float">
            <text:p>6.676829E-16</text:p>
          </table:table-cell>
          <table:table-cell office:value-type="float" office:value="2.44923E-016" calcext:value-type="float">
            <text:p>2.44923E-16</text:p>
          </table:table-cell>
          <table:table-cell office:value-type="float" office:value="2.528475E-017" calcext:value-type="float">
            <text:p>2.528475E-17</text:p>
          </table:table-cell>
          <table:table-cell office:value-type="float" office:value="2.521857E-017" calcext:value-type="float">
            <text:p>2.521857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755893" calcext:value-type="float">
            <text:p>-0.001755893</text:p>
          </table:table-cell>
          <table:table-cell office:value-type="float" office:value="-0.1166494" calcext:value-type="float">
            <text:p>-0.1166494</text:p>
          </table:table-cell>
          <table:table-cell office:value-type="float" office:value="-0.1027432" calcext:value-type="float">
            <text:p>-0.1027432</text:p>
          </table:table-cell>
          <table:table-cell office:value-type="float" office:value="-0.08130059" calcext:value-type="float">
            <text:p>-0.08130059</text:p>
          </table:table-cell>
          <table:table-cell office:value-type="float" office:value="-0.07427914" calcext:value-type="float">
            <text:p>-0.07427914</text:p>
          </table:table-cell>
          <table:table-cell office:value-type="float" office:value="-0.06776205" calcext:value-type="float">
            <text:p>-0.06776205</text:p>
          </table:table-cell>
          <table:table-cell office:value-type="float" office:value="-0.06678315" calcext:value-type="float">
            <text:p>-0.06678315</text:p>
          </table:table-cell>
          <table:table-cell office:value-type="float" office:value="-0.06496521" calcext:value-type="float">
            <text:p>-0.06496521</text:p>
          </table:table-cell>
          <table:table-cell office:value-type="float" office:value="-0.0496768" calcext:value-type="float">
            <text:p>-0.0496768</text:p>
          </table:table-cell>
          <table:table-cell office:value-type="float" office:value="-0.02659426" calcext:value-type="float">
            <text:p>-0.0265942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947277" calcext:value-type="float">
            <text:p>0.0194727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9777" calcext:value-type="float">
            <text:p>-2.3897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625.1594" calcext:value-type="float">
            <text:p>625.1594</text:p>
          </table:table-cell>
          <table:table-cell office:value-type="float" office:value="441.7645" calcext:value-type="float">
            <text:p>441.764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3.793" calcext:value-type="float">
            <text:p>1073.793</text:p>
          </table:table-cell>
          <table:table-cell office:value-type="float" office:value="58.54273" calcext:value-type="float">
            <text:p>58.54273</text:p>
          </table:table-cell>
          <table:table-cell office:value-type="float" office:value="0" calcext:value-type="float">
            <text:p>0</text:p>
          </table:table-cell>
          <table:table-cell office:value-type="float" office:value="0.4383623" calcext:value-type="float">
            <text:p>0.4383623</text:p>
          </table:table-cell>
          <table:table-cell office:value-type="float" office:value="0.4436703" calcext:value-type="float">
            <text:p>0.4436703</text:p>
          </table:table-cell>
          <table:table-cell office:value-type="float" office:value="0.454136" calcext:value-type="float">
            <text:p>0.454136</text:p>
          </table:table-cell>
          <table:table-cell office:value-type="float" office:value="0.4680994" calcext:value-type="float">
            <text:p>0.4680994</text:p>
          </table:table-cell>
          <table:table-cell office:value-type="float" office:value="0.4820375" calcext:value-type="float">
            <text:p>0.4820375</text:p>
          </table:table-cell>
          <table:table-cell office:value-type="float" office:value="0.2498815" calcext:value-type="float">
            <text:p>0.2498815</text:p>
          </table:table-cell>
          <table:table-cell office:value-type="float" office:value="0.2870779" calcext:value-type="float">
            <text:p>0.2870779</text:p>
          </table:table-cell>
          <table:table-cell office:value-type="float" office:value="0.3332223" calcext:value-type="float">
            <text:p>0.3332223</text:p>
          </table:table-cell>
          <table:table-cell office:value-type="float" office:value="0.3314328" calcext:value-type="float">
            <text:p>0.3314328</text:p>
          </table:table-cell>
          <table:table-cell office:value-type="float" office:value="0.3564962" calcext:value-type="float">
            <text:p>0.3564962</text:p>
          </table:table-cell>
          <table:table-cell office:value-type="float" office:value="0.37598" calcext:value-type="float">
            <text:p>0.37598</text:p>
          </table:table-cell>
          <table:table-cell office:value-type="float" office:value="0.3914374" calcext:value-type="float">
            <text:p>0.39143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3849E-016" calcext:value-type="float">
            <text:p>8.973849E-16</text:p>
          </table:table-cell>
          <table:table-cell office:value-type="float" office:value="6.67669E-016" calcext:value-type="float">
            <text:p>6.67669E-16</text:p>
          </table:table-cell>
          <table:table-cell office:value-type="float" office:value="2.449197E-016" calcext:value-type="float">
            <text:p>2.449197E-16</text:p>
          </table:table-cell>
          <table:table-cell office:value-type="float" office:value="2.528465E-017" calcext:value-type="float">
            <text:p>2.528465E-17</text:p>
          </table:table-cell>
          <table:table-cell office:value-type="float" office:value="2.521815E-017" calcext:value-type="float">
            <text:p>2.52181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447921" calcext:value-type="float">
            <text:p>-0.003447921</text:p>
          </table:table-cell>
          <table:table-cell office:value-type="float" office:value="-0.003207189" calcext:value-type="float">
            <text:p>-0.003207189</text:p>
          </table:table-cell>
          <table:table-cell office:value-type="float" office:value="-0.00278421" calcext:value-type="float">
            <text:p>-0.00278421</text:p>
          </table:table-cell>
          <table:table-cell office:value-type="float" office:value="-0.002314575" calcext:value-type="float">
            <text:p>-0.002314575</text:p>
          </table:table-cell>
          <table:table-cell office:value-type="float" office:value="-0.001933173" calcext:value-type="float">
            <text:p>-0.001933173</text:p>
          </table:table-cell>
          <table:table-cell office:value-type="float" office:value="-0.05655172" calcext:value-type="float">
            <text:p>-0.05655172</text:p>
          </table:table-cell>
          <table:table-cell office:value-type="float" office:value="-0.01805978" calcext:value-type="float">
            <text:p>-0.01805978</text:p>
          </table:table-cell>
          <table:table-cell office:value-type="float" office:value="-0.06043908" calcext:value-type="float">
            <text:p>-0.06043908</text:p>
          </table:table-cell>
          <table:table-cell office:value-type="float" office:value="-0.04933421" calcext:value-type="float">
            <text:p>-0.04933421</text:p>
          </table:table-cell>
          <table:table-cell office:value-type="float" office:value="-0.02655836" calcext:value-type="float">
            <text:p>-0.0265583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3589776" calcext:value-type="float">
            <text:p>-0.003589776</text:p>
          </table:table-cell>
          <table:table-cell office:value-type="float" office:value="0.01946155" calcext:value-type="float">
            <text:p>0.0194615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2437" calcext:value-type="float">
            <text:p>-2.3924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626.7592" calcext:value-type="float">
            <text:p>626.7592</text:p>
          </table:table-cell>
          <table:table-cell office:value-type="float" office:value="442.0195" calcext:value-type="float">
            <text:p>442.019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5.135" calcext:value-type="float">
            <text:p>1075.135</text:p>
          </table:table-cell>
          <table:table-cell office:value-type="float" office:value="58.54569" calcext:value-type="float">
            <text:p>58.54569</text:p>
          </table:table-cell>
          <table:table-cell office:value-type="float" office:value="0" calcext:value-type="float">
            <text:p>0</text:p>
          </table:table-cell>
          <table:table-cell office:value-type="float" office:value="0.4477445" calcext:value-type="float">
            <text:p>0.4477445</text:p>
          </table:table-cell>
          <table:table-cell office:value-type="float" office:value="0.4493472" calcext:value-type="float">
            <text:p>0.4493472</text:p>
          </table:table-cell>
          <table:table-cell office:value-type="float" office:value="0.456127" calcext:value-type="float">
            <text:p>0.456127</text:p>
          </table:table-cell>
          <table:table-cell office:value-type="float" office:value="0.4687115" calcext:value-type="float">
            <text:p>0.4687115</text:p>
          </table:table-cell>
          <table:table-cell office:value-type="float" office:value="0.4823679" calcext:value-type="float">
            <text:p>0.4823679</text:p>
          </table:table-cell>
          <table:table-cell office:value-type="float" office:value="0.2622393" calcext:value-type="float">
            <text:p>0.2622393</text:p>
          </table:table-cell>
          <table:table-cell office:value-type="float" office:value="0.2726352" calcext:value-type="float">
            <text:p>0.2726352</text:p>
          </table:table-cell>
          <table:table-cell office:value-type="float" office:value="0.3360614" calcext:value-type="float">
            <text:p>0.3360614</text:p>
          </table:table-cell>
          <table:table-cell office:value-type="float" office:value="0.331746" calcext:value-type="float">
            <text:p>0.331746</text:p>
          </table:table-cell>
          <table:table-cell office:value-type="float" office:value="0.3565294" calcext:value-type="float">
            <text:p>0.3565294</text:p>
          </table:table-cell>
          <table:table-cell office:value-type="float" office:value="0.3759826" calcext:value-type="float">
            <text:p>0.3759826</text:p>
          </table:table-cell>
          <table:table-cell office:value-type="float" office:value="0.3913616" calcext:value-type="float">
            <text:p>0.39136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4496E-016" calcext:value-type="float">
            <text:p>8.974496E-16</text:p>
          </table:table-cell>
          <table:table-cell office:value-type="float" office:value="6.676564E-016" calcext:value-type="float">
            <text:p>6.676564E-16</text:p>
          </table:table-cell>
          <table:table-cell office:value-type="float" office:value="2.449165E-016" calcext:value-type="float">
            <text:p>2.449165E-16</text:p>
          </table:table-cell>
          <table:table-cell office:value-type="float" office:value="2.528461E-017" calcext:value-type="float">
            <text:p>2.528461E-17</text:p>
          </table:table-cell>
          <table:table-cell office:value-type="float" office:value="2.521773E-017" calcext:value-type="float">
            <text:p>2.521773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078986" calcext:value-type="float">
            <text:p>-0.003078986</text:p>
          </table:table-cell>
          <table:table-cell office:value-type="float" office:value="-0.003021304" calcext:value-type="float">
            <text:p>-0.003021304</text:p>
          </table:table-cell>
          <table:table-cell office:value-type="float" office:value="-0.002738746" calcext:value-type="float">
            <text:p>-0.002738746</text:p>
          </table:table-cell>
          <table:table-cell office:value-type="float" office:value="-0.002304113" calcext:value-type="float">
            <text:p>-0.002304113</text:p>
          </table:table-cell>
          <table:table-cell office:value-type="float" office:value="-0.001928383" calcext:value-type="float">
            <text:p>-0.001928383</text:p>
          </table:table-cell>
          <table:table-cell office:value-type="float" office:value="-0.039067" calcext:value-type="float">
            <text:p>-0.039067</text:p>
          </table:table-cell>
          <table:table-cell office:value-type="float" office:value="-0.02787516" calcext:value-type="float">
            <text:p>-0.02787516</text:p>
          </table:table-cell>
          <table:table-cell office:value-type="float" office:value="-0.05609475" calcext:value-type="float">
            <text:p>-0.05609475</text:p>
          </table:table-cell>
          <table:table-cell office:value-type="float" office:value="-0.04890133" calcext:value-type="float">
            <text:p>-0.04890133</text:p>
          </table:table-cell>
          <table:table-cell office:value-type="float" office:value="-0.02651604" calcext:value-type="float">
            <text:p>-0.0265160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2740773" calcext:value-type="float">
            <text:p>-0.002740773</text:p>
          </table:table-cell>
          <table:table-cell office:value-type="float" office:value="0.01945641" calcext:value-type="float">
            <text:p>0.0194564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5027" calcext:value-type="float">
            <text:p>-2.3950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2.9283" calcext:value-type="float">
            <text:p>442.9283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6.377" calcext:value-type="float">
            <text:p>1076.377</text:p>
          </table:table-cell>
          <table:table-cell office:value-type="float" office:value="58.69529" calcext:value-type="float">
            <text:p>58.69529</text:p>
          </table:table-cell>
          <table:table-cell office:value-type="float" office:value="0" calcext:value-type="float">
            <text:p>0</text:p>
          </table:table-cell>
          <table:table-cell office:value-type="float" office:value="0.4269904" calcext:value-type="float">
            <text:p>0.4269904</text:p>
          </table:table-cell>
          <table:table-cell office:value-type="float" office:value="0.4378971" calcext:value-type="float">
            <text:p>0.4378971</text:p>
          </table:table-cell>
          <table:table-cell office:value-type="float" office:value="0.4527651" calcext:value-type="float">
            <text:p>0.4527651</text:p>
          </table:table-cell>
          <table:table-cell office:value-type="float" office:value="0.4687373" calcext:value-type="float">
            <text:p>0.4687373</text:p>
          </table:table-cell>
          <table:table-cell office:value-type="float" office:value="0.4830916" calcext:value-type="float">
            <text:p>0.4830916</text:p>
          </table:table-cell>
          <table:table-cell office:value-type="float" office:value="0.2768458" calcext:value-type="float">
            <text:p>0.2768458</text:p>
          </table:table-cell>
          <table:table-cell office:value-type="float" office:value="0.273103" calcext:value-type="float">
            <text:p>0.273103</text:p>
          </table:table-cell>
          <table:table-cell office:value-type="float" office:value="0.337895" calcext:value-type="float">
            <text:p>0.337895</text:p>
          </table:table-cell>
          <table:table-cell office:value-type="float" office:value="0.332108" calcext:value-type="float">
            <text:p>0.332108</text:p>
          </table:table-cell>
          <table:table-cell office:value-type="float" office:value="0.3565678" calcext:value-type="float">
            <text:p>0.3565678</text:p>
          </table:table-cell>
          <table:table-cell office:value-type="float" office:value="0.3759827" calcext:value-type="float">
            <text:p>0.3759827</text:p>
          </table:table-cell>
          <table:table-cell office:value-type="float" office:value="0.3912818" calcext:value-type="float">
            <text:p>0.39128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975194E-016" calcext:value-type="float">
            <text:p>8.975194E-16</text:p>
          </table:table-cell>
          <table:table-cell office:value-type="float" office:value="6.676439E-016" calcext:value-type="float">
            <text:p>6.676439E-16</text:p>
          </table:table-cell>
          <table:table-cell office:value-type="float" office:value="2.449131E-016" calcext:value-type="float">
            <text:p>2.449131E-16</text:p>
          </table:table-cell>
          <table:table-cell office:value-type="float" office:value="2.528458E-017" calcext:value-type="float">
            <text:p>2.528458E-17</text:p>
          </table:table-cell>
          <table:table-cell office:value-type="float" office:value="2.521726E-017" calcext:value-type="float">
            <text:p>2.52172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93386" calcext:value-type="float">
            <text:p>-0.00393386</text:p>
          </table:table-cell>
          <table:table-cell office:value-type="float" office:value="-0.003419859" calcext:value-type="float">
            <text:p>-0.003419859</text:p>
          </table:table-cell>
          <table:table-cell office:value-type="float" office:value="-0.002811533" calcext:value-type="float">
            <text:p>-0.002811533</text:p>
          </table:table-cell>
          <table:table-cell office:value-type="float" office:value="-0.002279264" calcext:value-type="float">
            <text:p>-0.002279264</text:p>
          </table:table-cell>
          <table:table-cell office:value-type="float" office:value="-0.001891512" calcext:value-type="float">
            <text:p>-0.001891512</text:p>
          </table:table-cell>
          <table:table-cell office:value-type="float" office:value="-0.02599439" calcext:value-type="float">
            <text:p>-0.02599439</text:p>
          </table:table-cell>
          <table:table-cell office:value-type="float" office:value="-0.02889225" calcext:value-type="float">
            <text:p>-0.02889225</text:p>
          </table:table-cell>
          <table:table-cell office:value-type="float" office:value="-0.05347731" calcext:value-type="float">
            <text:p>-0.05347731</text:p>
          </table:table-cell>
          <table:table-cell office:value-type="float" office:value="-0.04840592" calcext:value-type="float">
            <text:p>-0.04840592</text:p>
          </table:table-cell>
          <table:table-cell office:value-type="float" office:value="-0.0264673" calcext:value-type="float">
            <text:p>-0.026467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04621061" calcext:value-type="float">
            <text:p>-0.004621061</text:p>
          </table:table-cell>
          <table:table-cell office:value-type="float" office:value="0.01956595" calcext:value-type="float">
            <text:p>0.0195659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7547" calcext:value-type="float">
            <text:p>-2.3975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3.285" calcext:value-type="float">
            <text:p>443.28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4.911" calcext:value-type="float">
            <text:p>1074.911</text:p>
          </table:table-cell>
          <table:table-cell office:value-type="float" office:value="59.80461" calcext:value-type="float">
            <text:p>59.80461</text:p>
          </table:table-cell>
          <table:table-cell office:value-type="float" office:value="0" calcext:value-type="float">
            <text:p>0</text:p>
          </table:table-cell>
          <table:table-cell office:value-type="float" office:value="0.1998326" calcext:value-type="float">
            <text:p>0.1998326</text:p>
          </table:table-cell>
          <table:table-cell office:value-type="float" office:value="0.3667721" calcext:value-type="float">
            <text:p>0.3667721</text:p>
          </table:table-cell>
          <table:table-cell office:value-type="float" office:value="0.374995" calcext:value-type="float">
            <text:p>0.374995</text:p>
          </table:table-cell>
          <table:table-cell office:value-type="float" office:value="0.3836162" calcext:value-type="float">
            <text:p>0.3836162</text:p>
          </table:table-cell>
          <table:table-cell office:value-type="float" office:value="0.3901998" calcext:value-type="float">
            <text:p>0.3901998</text:p>
          </table:table-cell>
          <table:table-cell office:value-type="float" office:value="0.3396969" calcext:value-type="float">
            <text:p>0.3396969</text:p>
          </table:table-cell>
          <table:table-cell office:value-type="float" office:value="0.3725604" calcext:value-type="float">
            <text:p>0.3725604</text:p>
          </table:table-cell>
          <table:table-cell office:value-type="float" office:value="0.343304" calcext:value-type="float">
            <text:p>0.343304</text:p>
          </table:table-cell>
          <table:table-cell office:value-type="float" office:value="0.3325432" calcext:value-type="float">
            <text:p>0.3325432</text:p>
          </table:table-cell>
          <table:table-cell office:value-type="float" office:value="0.3566127" calcext:value-type="float">
            <text:p>0.3566127</text:p>
          </table:table-cell>
          <table:table-cell office:value-type="float" office:value="0.3759809" calcext:value-type="float">
            <text:p>0.3759809</text:p>
          </table:table-cell>
          <table:table-cell office:value-type="float" office:value="0.3912039" calcext:value-type="float">
            <text:p>0.3912039</text:p>
          </table:table-cell>
          <table:table-cell office:value-type="float" office:value="0.4587181" calcext:value-type="float">
            <text:p>0.4587181</text:p>
          </table:table-cell>
          <table:table-cell office:value-type="float" office:value="0" calcext:value-type="float">
            <text:p>0</text:p>
          </table:table-cell>
          <table:table-cell office:value-type="float" office:value="0.01631323" calcext:value-type="float">
            <text:p>0.01631323</text:p>
          </table:table-cell>
          <table:table-cell office:value-type="float" office:value="6.676353E-016" calcext:value-type="float">
            <text:p>6.676353E-16</text:p>
          </table:table-cell>
          <table:table-cell office:value-type="float" office:value="2.4491E-016" calcext:value-type="float">
            <text:p>2.4491E-16</text:p>
          </table:table-cell>
          <table:table-cell office:value-type="float" office:value="2.528459E-017" calcext:value-type="float">
            <text:p>2.528459E-17</text:p>
          </table:table-cell>
          <table:table-cell office:value-type="float" office:value="2.521689E-017" calcext:value-type="float">
            <text:p>2.521689E-17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402986" calcext:value-type="float">
            <text:p>-0.7402986</text:p>
          </table:table-cell>
          <table:table-cell office:value-type="float" office:value="-0.01038793" calcext:value-type="float">
            <text:p>-0.01038793</text:p>
          </table:table-cell>
          <table:table-cell office:value-type="float" office:value="-0.009015122" calcext:value-type="float">
            <text:p>-0.009015122</text:p>
          </table:table-cell>
          <table:table-cell office:value-type="float" office:value="-0.0078431" calcext:value-type="float">
            <text:p>-0.0078431</text:p>
          </table:table-cell>
          <table:table-cell office:value-type="float" office:value="-0.007095279" calcext:value-type="float">
            <text:p>-0.007095279</text:p>
          </table:table-cell>
          <table:table-cell office:value-type="float" office:value="-0.005656335" calcext:value-type="float">
            <text:p>-0.005656335</text:p>
          </table:table-cell>
          <table:table-cell office:value-type="float" office:value="-0.001995073" calcext:value-type="float">
            <text:p>-0.001995073</text:p>
          </table:table-cell>
          <table:table-cell office:value-type="float" office:value="-0.04658173" calcext:value-type="float">
            <text:p>-0.04658173</text:p>
          </table:table-cell>
          <table:table-cell office:value-type="float" office:value="-0.04781894" calcext:value-type="float">
            <text:p>-0.04781894</text:p>
          </table:table-cell>
          <table:table-cell office:value-type="float" office:value="-0.02641046" calcext:value-type="float">
            <text:p>-0.0264104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5.070678" calcext:value-type="float">
            <text:p>-5.070678</text:p>
          </table:table-cell>
          <table:table-cell office:value-type="float" office:value="0.01963462" calcext:value-type="float">
            <text:p>0.0196346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67302" calcext:value-type="float">
            <text:p>-2.3673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3.4363" calcext:value-type="float">
            <text:p>443.4363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5.072" calcext:value-type="float">
            <text:p>1075.072</text:p>
          </table:table-cell>
          <table:table-cell office:value-type="float" office:value="59.49327" calcext:value-type="float">
            <text:p>59.49327</text:p>
          </table:table-cell>
          <table:table-cell office:value-type="float" office:value="0" calcext:value-type="float">
            <text:p>0</text:p>
          </table:table-cell>
          <table:table-cell office:value-type="float" office:value="0.1725968" calcext:value-type="float">
            <text:p>0.1725968</text:p>
          </table:table-cell>
          <table:table-cell office:value-type="float" office:value="0.3780853" calcext:value-type="float">
            <text:p>0.3780853</text:p>
          </table:table-cell>
          <table:table-cell office:value-type="float" office:value="0.3832132" calcext:value-type="float">
            <text:p>0.3832132</text:p>
          </table:table-cell>
          <table:table-cell office:value-type="float" office:value="0.3892627" calcext:value-type="float">
            <text:p>0.3892627</text:p>
          </table:table-cell>
          <table:table-cell office:value-type="float" office:value="0.3940456" calcext:value-type="float">
            <text:p>0.3940456</text:p>
          </table:table-cell>
          <table:table-cell office:value-type="float" office:value="0.3375061" calcext:value-type="float">
            <text:p>0.3375061</text:p>
          </table:table-cell>
          <table:table-cell office:value-type="float" office:value="0.3321286" calcext:value-type="float">
            <text:p>0.3321286</text:p>
          </table:table-cell>
          <table:table-cell office:value-type="float" office:value="0.3494978" calcext:value-type="float">
            <text:p>0.3494978</text:p>
          </table:table-cell>
          <table:table-cell office:value-type="float" office:value="0.3331212" calcext:value-type="float">
            <text:p>0.3331212</text:p>
          </table:table-cell>
          <table:table-cell office:value-type="float" office:value="0.3566661" calcext:value-type="float">
            <text:p>0.3566661</text:p>
          </table:table-cell>
          <table:table-cell office:value-type="float" office:value="0.3759857" calcext:value-type="float">
            <text:p>0.3759857</text:p>
          </table:table-cell>
          <table:table-cell office:value-type="float" office:value="0.391305" calcext:value-type="float">
            <text:p>0.391305</text:p>
          </table:table-cell>
          <table:table-cell office:value-type="float" office:value="0.4611436" calcext:value-type="float">
            <text:p>0.4611436</text:p>
          </table:table-cell>
          <table:table-cell office:value-type="float" office:value="0" calcext:value-type="float">
            <text:p>0</text:p>
          </table:table-cell>
          <table:table-cell office:value-type="float" office:value="0.01375007" calcext:value-type="float">
            <text:p>0.01375007</text:p>
          </table:table-cell>
          <table:table-cell office:value-type="float" office:value="9.432418E-016" calcext:value-type="float">
            <text:p>9.432418E-16</text:p>
          </table:table-cell>
          <table:table-cell office:value-type="float" office:value="2.449083E-016" calcext:value-type="float">
            <text:p>2.449083E-16</text:p>
          </table:table-cell>
          <table:table-cell office:value-type="float" office:value="2.528466E-017" calcext:value-type="float">
            <text:p>2.528466E-17</text:p>
          </table:table-cell>
          <table:table-cell office:value-type="float" office:value="2.521645E-017" calcext:value-type="float">
            <text:p>2.52164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434412" calcext:value-type="float">
            <text:p>-2.434412</text:p>
          </table:table-cell>
          <table:table-cell office:value-type="float" office:value="-0.00858106" calcext:value-type="float">
            <text:p>-0.00858106</text:p>
          </table:table-cell>
          <table:table-cell office:value-type="float" office:value="-0.007900744" calcext:value-type="float">
            <text:p>-0.007900744</text:p>
          </table:table-cell>
          <table:table-cell office:value-type="float" office:value="-0.00717404" calcext:value-type="float">
            <text:p>-0.00717404</text:p>
          </table:table-cell>
          <table:table-cell office:value-type="float" office:value="-0.00665048" calcext:value-type="float">
            <text:p>-0.00665048</text:p>
          </table:table-cell>
          <table:table-cell office:value-type="float" office:value="-0.005846191" calcext:value-type="float">
            <text:p>-0.005846191</text:p>
          </table:table-cell>
          <table:table-cell office:value-type="float" office:value="-0.005335276" calcext:value-type="float">
            <text:p>-0.005335276</text:p>
          </table:table-cell>
          <table:table-cell office:value-type="float" office:value="-0.03981875" calcext:value-type="float">
            <text:p>-0.03981875</text:p>
          </table:table-cell>
          <table:table-cell office:value-type="float" office:value="-0.04705087" calcext:value-type="float">
            <text:p>-0.04705087</text:p>
          </table:table-cell>
          <table:table-cell office:value-type="float" office:value="-0.02634305" calcext:value-type="float">
            <text:p>-0.0263430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8.484932" calcext:value-type="float">
            <text:p>-8.484932</text:p>
          </table:table-cell>
          <table:table-cell office:value-type="float" office:value="0.01952503" calcext:value-type="float">
            <text:p>0.0195250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6531" calcext:value-type="float">
            <text:p>-2.3765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3.4518" calcext:value-type="float">
            <text:p>443.4518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4.796" calcext:value-type="float">
            <text:p>1074.796</text:p>
          </table:table-cell>
          <table:table-cell office:value-type="float" office:value="59.75354" calcext:value-type="float">
            <text:p>59.75354</text:p>
          </table:table-cell>
          <table:table-cell office:value-type="float" office:value="0" calcext:value-type="float">
            <text:p>0</text:p>
          </table:table-cell>
          <table:table-cell office:value-type="float" office:value="0.1699014" calcext:value-type="float">
            <text:p>0.1699014</text:p>
          </table:table-cell>
          <table:table-cell office:value-type="float" office:value="0.3750587" calcext:value-type="float">
            <text:p>0.3750587</text:p>
          </table:table-cell>
          <table:table-cell office:value-type="float" office:value="0.380426" calcext:value-type="float">
            <text:p>0.380426</text:p>
          </table:table-cell>
          <table:table-cell office:value-type="float" office:value="0.3848478" calcext:value-type="float">
            <text:p>0.3848478</text:p>
          </table:table-cell>
          <table:table-cell office:value-type="float" office:value="0.3877144" calcext:value-type="float">
            <text:p>0.3877144</text:p>
          </table:table-cell>
          <table:table-cell office:value-type="float" office:value="0.3296501" calcext:value-type="float">
            <text:p>0.3296501</text:p>
          </table:table-cell>
          <table:table-cell office:value-type="float" office:value="0.3198737" calcext:value-type="float">
            <text:p>0.3198737</text:p>
          </table:table-cell>
          <table:table-cell office:value-type="float" office:value="0.3561597" calcext:value-type="float">
            <text:p>0.3561597</text:p>
          </table:table-cell>
          <table:table-cell office:value-type="float" office:value="0.3338363" calcext:value-type="float">
            <text:p>0.3338363</text:p>
          </table:table-cell>
          <table:table-cell office:value-type="float" office:value="0.3567307" calcext:value-type="float">
            <text:p>0.3567307</text:p>
          </table:table-cell>
          <table:table-cell office:value-type="float" office:value="0.3759989" calcext:value-type="float">
            <text:p>0.3759989</text:p>
          </table:table-cell>
          <table:table-cell office:value-type="float" office:value="0.3913296" calcext:value-type="float">
            <text:p>0.3913296</text:p>
          </table:table-cell>
          <table:table-cell office:value-type="float" office:value="0.4622732" calcext:value-type="float">
            <text:p>0.4622732</text:p>
          </table:table-cell>
          <table:table-cell office:value-type="float" office:value="0" calcext:value-type="float">
            <text:p>0</text:p>
          </table:table-cell>
          <table:table-cell office:value-type="float" office:value="0.00888782" calcext:value-type="float">
            <text:p>0.00888782</text:p>
          </table:table-cell>
          <table:table-cell office:value-type="float" office:value="0.004360498" calcext:value-type="float">
            <text:p>0.004360498</text:p>
          </table:table-cell>
          <table:table-cell office:value-type="float" office:value="2.449067E-016" calcext:value-type="float">
            <text:p>2.449067E-16</text:p>
          </table:table-cell>
          <table:table-cell office:value-type="float" office:value="2.528476E-017" calcext:value-type="float">
            <text:p>2.528476E-17</text:p>
          </table:table-cell>
          <table:table-cell office:value-type="float" office:value="2.521601E-017" calcext:value-type="float">
            <text:p>2.52160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59835" calcext:value-type="float">
            <text:p>-2.859835</text:p>
          </table:table-cell>
          <table:table-cell office:value-type="float" office:value="-0.008983891" calcext:value-type="float">
            <text:p>-0.008983891</text:p>
          </table:table-cell>
          <table:table-cell office:value-type="float" office:value="-0.008245198" calcext:value-type="float">
            <text:p>-0.008245198</text:p>
          </table:table-cell>
          <table:table-cell office:value-type="float" office:value="-0.007686414" calcext:value-type="float">
            <text:p>-0.007686414</text:p>
          </table:table-cell>
          <table:table-cell office:value-type="float" office:value="-0.007343362" calcext:value-type="float">
            <text:p>-0.007343362</text:p>
          </table:table-cell>
          <table:table-cell office:value-type="float" office:value="-0.006978342" calcext:value-type="float">
            <text:p>-0.006978342</text:p>
          </table:table-cell>
          <table:table-cell office:value-type="float" office:value="-0.007311336" calcext:value-type="float">
            <text:p>-0.007311336</text:p>
          </table:table-cell>
          <table:table-cell office:value-type="float" office:value="-0.03375461" calcext:value-type="float">
            <text:p>-0.03375461</text:p>
          </table:table-cell>
          <table:table-cell office:value-type="float" office:value="-0.04611911" calcext:value-type="float">
            <text:p>-0.04611911</text:p>
          </table:table-cell>
          <table:table-cell office:value-type="float" office:value="-0.02626182" calcext:value-type="float">
            <text:p>-0.0262618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7.592947" calcext:value-type="float">
            <text:p>-7.592947</text:p>
          </table:table-cell>
          <table:table-cell office:value-type="float" office:value="0.01951914" calcext:value-type="float">
            <text:p>0.0195191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867" calcext:value-type="float">
            <text:p>-2.3848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3.4035" calcext:value-type="float">
            <text:p>443.403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4.465" calcext:value-type="float">
            <text:p>1074.465</text:p>
          </table:table-cell>
          <table:table-cell office:value-type="float" office:value="60.13279" calcext:value-type="float">
            <text:p>60.13279</text:p>
          </table:table-cell>
          <table:table-cell office:value-type="float" office:value="0" calcext:value-type="float">
            <text:p>0</text:p>
          </table:table-cell>
          <table:table-cell office:value-type="float" office:value="0.1866939" calcext:value-type="float">
            <text:p>0.1866939</text:p>
          </table:table-cell>
          <table:table-cell office:value-type="float" office:value="0.3724646" calcext:value-type="float">
            <text:p>0.3724646</text:p>
          </table:table-cell>
          <table:table-cell office:value-type="float" office:value="0.376088" calcext:value-type="float">
            <text:p>0.376088</text:p>
          </table:table-cell>
          <table:table-cell office:value-type="float" office:value="0.379124" calcext:value-type="float">
            <text:p>0.379124</text:p>
          </table:table-cell>
          <table:table-cell office:value-type="float" office:value="0.3810568" calcext:value-type="float">
            <text:p>0.3810568</text:p>
          </table:table-cell>
          <table:table-cell office:value-type="float" office:value="0.3231761" calcext:value-type="float">
            <text:p>0.3231761</text:p>
          </table:table-cell>
          <table:table-cell office:value-type="float" office:value="0.3117894" calcext:value-type="float">
            <text:p>0.3117894</text:p>
          </table:table-cell>
          <table:table-cell office:value-type="float" office:value="0.36226" calcext:value-type="float">
            <text:p>0.36226</text:p>
          </table:table-cell>
          <table:table-cell office:value-type="float" office:value="0.3349607" calcext:value-type="float">
            <text:p>0.3349607</text:p>
          </table:table-cell>
          <table:table-cell office:value-type="float" office:value="0.3567478" calcext:value-type="float">
            <text:p>0.3567478</text:p>
          </table:table-cell>
          <table:table-cell office:value-type="float" office:value="0.3760141" calcext:value-type="float">
            <text:p>0.3760141</text:p>
          </table:table-cell>
          <table:table-cell office:value-type="float" office:value="0.3913157" calcext:value-type="float">
            <text:p>0.3913157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008200912" calcext:value-type="float">
            <text:p>0.008200912</text:p>
          </table:table-cell>
          <table:table-cell office:value-type="float" office:value="9.61114E-016" calcext:value-type="float">
            <text:p>9.61114E-16</text:p>
          </table:table-cell>
          <table:table-cell office:value-type="float" office:value="2.449051E-016" calcext:value-type="float">
            <text:p>2.449051E-16</text:p>
          </table:table-cell>
          <table:table-cell office:value-type="float" office:value="2.528488E-017" calcext:value-type="float">
            <text:p>2.528488E-17</text:p>
          </table:table-cell>
          <table:table-cell office:value-type="float" office:value="2.521555E-017" calcext:value-type="float">
            <text:p>2.52155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34102" calcext:value-type="float">
            <text:p>-1.334102</text:p>
          </table:table-cell>
          <table:table-cell office:value-type="float" office:value="-0.009386509" calcext:value-type="float">
            <text:p>-0.009386509</text:p>
          </table:table-cell>
          <table:table-cell office:value-type="float" office:value="-0.008852127" calcext:value-type="float">
            <text:p>-0.008852127</text:p>
          </table:table-cell>
          <table:table-cell office:value-type="float" office:value="-0.008430052" calcext:value-type="float">
            <text:p>-0.008430052</text:p>
          </table:table-cell>
          <table:table-cell office:value-type="float" office:value="-0.008171302" calcext:value-type="float">
            <text:p>-0.008171302</text:p>
          </table:table-cell>
          <table:table-cell office:value-type="float" office:value="-0.008100139" calcext:value-type="float">
            <text:p>-0.008100139</text:p>
          </table:table-cell>
          <table:table-cell office:value-type="float" office:value="-0.009074139" calcext:value-type="float">
            <text:p>-0.009074139</text:p>
          </table:table-cell>
          <table:table-cell office:value-type="float" office:value="-0.02412701" calcext:value-type="float">
            <text:p>-0.02412701</text:p>
          </table:table-cell>
          <table:table-cell office:value-type="float" office:value="-0.0446983" calcext:value-type="float">
            <text:p>-0.0446983</text:p>
          </table:table-cell>
          <table:table-cell office:value-type="float" office:value="-0.0262397" calcext:value-type="float">
            <text:p>-0.026239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.914807" calcext:value-type="float">
            <text:p>-3.914807</text:p>
          </table:table-cell>
          <table:table-cell office:value-type="float" office:value="0.01949229" calcext:value-type="float">
            <text:p>0.0194922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8701" calcext:value-type="float">
            <text:p>-2.3887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3.7887" calcext:value-type="float">
            <text:p>443.7887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3.783" calcext:value-type="float">
            <text:p>1073.783</text:p>
          </table:table-cell>
          <table:table-cell office:value-type="float" office:value="60.42976" calcext:value-type="float">
            <text:p>60.42976</text:p>
          </table:table-cell>
          <table:table-cell office:value-type="float" office:value="0" calcext:value-type="float">
            <text:p>0</text:p>
          </table:table-cell>
          <table:table-cell office:value-type="float" office:value="0.2831677" calcext:value-type="float">
            <text:p>0.2831677</text:p>
          </table:table-cell>
          <table:table-cell office:value-type="float" office:value="0.3589813" calcext:value-type="float">
            <text:p>0.3589813</text:p>
          </table:table-cell>
          <table:table-cell office:value-type="float" office:value="0.3683549" calcext:value-type="float">
            <text:p>0.3683549</text:p>
          </table:table-cell>
          <table:table-cell office:value-type="float" office:value="0.3725593" calcext:value-type="float">
            <text:p>0.3725593</text:p>
          </table:table-cell>
          <table:table-cell office:value-type="float" office:value="0.3745222" calcext:value-type="float">
            <text:p>0.3745222</text:p>
          </table:table-cell>
          <table:table-cell office:value-type="float" office:value="0.3184732" calcext:value-type="float">
            <text:p>0.3184732</text:p>
          </table:table-cell>
          <table:table-cell office:value-type="float" office:value="0.3075167" calcext:value-type="float">
            <text:p>0.3075167</text:p>
          </table:table-cell>
          <table:table-cell office:value-type="float" office:value="0.3664636" calcext:value-type="float">
            <text:p>0.3664636</text:p>
          </table:table-cell>
          <table:table-cell office:value-type="float" office:value="0.3362901" calcext:value-type="float">
            <text:p>0.3362901</text:p>
          </table:table-cell>
          <table:table-cell office:value-type="float" office:value="0.3567976" calcext:value-type="float">
            <text:p>0.3567976</text:p>
          </table:table-cell>
          <table:table-cell office:value-type="float" office:value="0.3760281" calcext:value-type="float">
            <text:p>0.3760281</text:p>
          </table:table-cell>
          <table:table-cell office:value-type="float" office:value="0.3912862" calcext:value-type="float">
            <text:p>0.39128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2089E-016" calcext:value-type="float">
            <text:p>9.592089E-16</text:p>
          </table:table-cell>
          <table:table-cell office:value-type="float" office:value="9.908748E-016" calcext:value-type="float">
            <text:p>9.908748E-16</text:p>
          </table:table-cell>
          <table:table-cell office:value-type="float" office:value="2.449035E-016" calcext:value-type="float">
            <text:p>2.449035E-16</text:p>
          </table:table-cell>
          <table:table-cell office:value-type="float" office:value="2.528496E-017" calcext:value-type="float">
            <text:p>2.528496E-17</text:p>
          </table:table-cell>
          <table:table-cell office:value-type="float" office:value="2.521514E-017" calcext:value-type="float">
            <text:p>2.52151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15142" calcext:value-type="float">
            <text:p>-0.0615142</text:p>
          </table:table-cell>
          <table:table-cell office:value-type="float" office:value="-0.01158869" calcext:value-type="float">
            <text:p>-0.01158869</text:p>
          </table:table-cell>
          <table:table-cell office:value-type="float" office:value="-0.01002352" calcext:value-type="float">
            <text:p>-0.01002352</text:p>
          </table:table-cell>
          <table:table-cell office:value-type="float" office:value="-0.009375044" calcext:value-type="float">
            <text:p>-0.009375044</text:p>
          </table:table-cell>
          <table:table-cell office:value-type="float" office:value="-0.009082199" calcext:value-type="float">
            <text:p>-0.009082199</text:p>
          </table:table-cell>
          <table:table-cell office:value-type="float" office:value="-0.009041362" calcext:value-type="float">
            <text:p>-0.009041362</text:p>
          </table:table-cell>
          <table:table-cell office:value-type="float" office:value="-0.01019072" calcext:value-type="float">
            <text:p>-0.01019072</text:p>
          </table:table-cell>
          <table:table-cell office:value-type="float" office:value="-0.01878157" calcext:value-type="float">
            <text:p>-0.01878157</text:p>
          </table:table-cell>
          <table:table-cell office:value-type="float" office:value="-0.04307527" calcext:value-type="float">
            <text:p>-0.04307527</text:p>
          </table:table-cell>
          <table:table-cell office:value-type="float" office:value="-0.02617758" calcext:value-type="float">
            <text:p>-0.0261775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8434982" calcext:value-type="float">
            <text:p>-0.08434982</text:p>
          </table:table-cell>
          <table:table-cell office:value-type="float" office:value="0.01943802" calcext:value-type="float">
            <text:p>0.0194380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563" calcext:value-type="float">
            <text:p>-2.3915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629.0593" calcext:value-type="float">
            <text:p>629.0593</text:p>
          </table:table-cell>
          <table:table-cell office:value-type="float" office:value="444.5675" calcext:value-type="float">
            <text:p>444.567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2.772" calcext:value-type="float">
            <text:p>1072.772</text:p>
          </table:table-cell>
          <table:table-cell office:value-type="float" office:value="60.66188" calcext:value-type="float">
            <text:p>60.66188</text:p>
          </table:table-cell>
          <table:table-cell office:value-type="float" office:value="0" calcext:value-type="float">
            <text:p>0</text:p>
          </table:table-cell>
          <table:table-cell office:value-type="float" office:value="0.333122" calcext:value-type="float">
            <text:p>0.333122</text:p>
          </table:table-cell>
          <table:table-cell office:value-type="float" office:value="0.3388114" calcext:value-type="float">
            <text:p>0.3388114</text:p>
          </table:table-cell>
          <table:table-cell office:value-type="float" office:value="0.3481427" calcext:value-type="float">
            <text:p>0.3481427</text:p>
          </table:table-cell>
          <table:table-cell office:value-type="float" office:value="0.3570487" calcext:value-type="float">
            <text:p>0.3570487</text:p>
          </table:table-cell>
          <table:table-cell office:value-type="float" office:value="0.3619295" calcext:value-type="float">
            <text:p>0.3619295</text:p>
          </table:table-cell>
          <table:table-cell office:value-type="float" office:value="0.3146972" calcext:value-type="float">
            <text:p>0.3146972</text:p>
          </table:table-cell>
          <table:table-cell office:value-type="float" office:value="0.3088425" calcext:value-type="float">
            <text:p>0.3088425</text:p>
          </table:table-cell>
          <table:table-cell office:value-type="float" office:value="0.3701149" calcext:value-type="float">
            <text:p>0.3701149</text:p>
          </table:table-cell>
          <table:table-cell office:value-type="float" office:value="0.3376983" calcext:value-type="float">
            <text:p>0.3376983</text:p>
          </table:table-cell>
          <table:table-cell office:value-type="float" office:value="0.3568799" calcext:value-type="float">
            <text:p>0.3568799</text:p>
          </table:table-cell>
          <table:table-cell office:value-type="float" office:value="0.3760436" calcext:value-type="float">
            <text:p>0.3760436</text:p>
          </table:table-cell>
          <table:table-cell office:value-type="float" office:value="0.3912445" calcext:value-type="float">
            <text:p>0.391244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770808E-016" calcext:value-type="float">
            <text:p>9.770808E-16</text:p>
          </table:table-cell>
          <table:table-cell office:value-type="float" office:value="9.908627E-016" calcext:value-type="float">
            <text:p>9.908627E-16</text:p>
          </table:table-cell>
          <table:table-cell office:value-type="float" office:value="2.449013E-016" calcext:value-type="float">
            <text:p>2.449013E-16</text:p>
          </table:table-cell>
          <table:table-cell office:value-type="float" office:value="2.528504E-017" calcext:value-type="float">
            <text:p>2.528504E-17</text:p>
          </table:table-cell>
          <table:table-cell office:value-type="float" office:value="2.521472E-017" calcext:value-type="float">
            <text:p>2.521472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852589" calcext:value-type="float">
            <text:p>-0.01852589</text:p>
          </table:table-cell>
          <table:table-cell office:value-type="float" office:value="-0.01681481" calcext:value-type="float">
            <text:p>-0.01681481</text:p>
          </table:table-cell>
          <table:table-cell office:value-type="float" office:value="-0.01423163" calcext:value-type="float">
            <text:p>-0.01423163</text:p>
          </table:table-cell>
          <table:table-cell office:value-type="float" office:value="-0.01217849" calcext:value-type="float">
            <text:p>-0.01217849</text:p>
          </table:table-cell>
          <table:table-cell office:value-type="float" office:value="-0.0111988" calcext:value-type="float">
            <text:p>-0.0111988</text:p>
          </table:table-cell>
          <table:table-cell office:value-type="float" office:value="-0.009875186" calcext:value-type="float">
            <text:p>-0.009875186</text:p>
          </table:table-cell>
          <table:table-cell office:value-type="float" office:value="-0.009814511" calcext:value-type="float">
            <text:p>-0.009814511</text:p>
          </table:table-cell>
          <table:table-cell office:value-type="float" office:value="-0.01515353" calcext:value-type="float">
            <text:p>-0.01515353</text:p>
          </table:table-cell>
          <table:table-cell office:value-type="float" office:value="-0.04142606" calcext:value-type="float">
            <text:p>-0.04142606</text:p>
          </table:table-cell>
          <table:table-cell office:value-type="float" office:value="-0.02607484" calcext:value-type="float">
            <text:p>-0.0260748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939941" calcext:value-type="float">
            <text:p>-0.01939941</text:p>
          </table:table-cell>
          <table:table-cell office:value-type="float" office:value="0.01942815" calcext:value-type="float">
            <text:p>0.0194281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4343" calcext:value-type="float">
            <text:p>-2.3943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629.1592" calcext:value-type="float">
            <text:p>629.1592</text:p>
          </table:table-cell>
          <table:table-cell office:value-type="float" office:value="444.6788" calcext:value-type="float">
            <text:p>444.6788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2.537" calcext:value-type="float">
            <text:p>1072.537</text:p>
          </table:table-cell>
          <table:table-cell office:value-type="float" office:value="60.88593" calcext:value-type="float">
            <text:p>60.88593</text:p>
          </table:table-cell>
          <table:table-cell office:value-type="float" office:value="0" calcext:value-type="float">
            <text:p>0</text:p>
          </table:table-cell>
          <table:table-cell office:value-type="float" office:value="0.3402974" calcext:value-type="float">
            <text:p>0.3402974</text:p>
          </table:table-cell>
          <table:table-cell office:value-type="float" office:value="0.3411877" calcext:value-type="float">
            <text:p>0.3411877</text:p>
          </table:table-cell>
          <table:table-cell office:value-type="float" office:value="0.3450185" calcext:value-type="float">
            <text:p>0.3450185</text:p>
          </table:table-cell>
          <table:table-cell office:value-type="float" office:value="0.35106" calcext:value-type="float">
            <text:p>0.35106</text:p>
          </table:table-cell>
          <table:table-cell office:value-type="float" office:value="0.3554147" calcext:value-type="float">
            <text:p>0.3554147</text:p>
          </table:table-cell>
          <table:table-cell office:value-type="float" office:value="0.3101251" calcext:value-type="float">
            <text:p>0.3101251</text:p>
          </table:table-cell>
          <table:table-cell office:value-type="float" office:value="0.3063409" calcext:value-type="float">
            <text:p>0.3063409</text:p>
          </table:table-cell>
          <table:table-cell office:value-type="float" office:value="0.3721071" calcext:value-type="float">
            <text:p>0.3721071</text:p>
          </table:table-cell>
          <table:table-cell office:value-type="float" office:value="0.3393408" calcext:value-type="float">
            <text:p>0.3393408</text:p>
          </table:table-cell>
          <table:table-cell office:value-type="float" office:value="0.3569649" calcext:value-type="float">
            <text:p>0.3569649</text:p>
          </table:table-cell>
          <table:table-cell office:value-type="float" office:value="0.3760614" calcext:value-type="float">
            <text:p>0.3760614</text:p>
          </table:table-cell>
          <table:table-cell office:value-type="float" office:value="0.3911933" calcext:value-type="float">
            <text:p>0.39119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71435E-016" calcext:value-type="float">
            <text:p>9.771435E-16</text:p>
          </table:table-cell>
          <table:table-cell office:value-type="float" office:value="9.908483E-016" calcext:value-type="float">
            <text:p>9.908483E-16</text:p>
          </table:table-cell>
          <table:table-cell office:value-type="float" office:value="2.448994E-016" calcext:value-type="float">
            <text:p>2.448994E-16</text:p>
          </table:table-cell>
          <table:table-cell office:value-type="float" office:value="2.52851E-017" calcext:value-type="float">
            <text:p>2.52851E-17</text:p>
          </table:table-cell>
          <table:table-cell office:value-type="float" office:value="2.521434E-017" calcext:value-type="float">
            <text:p>2.52143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615249" calcext:value-type="float">
            <text:p>-0.01615249</text:p>
          </table:table-cell>
          <table:table-cell office:value-type="float" office:value="-0.01613808" calcext:value-type="float">
            <text:p>-0.01613808</text:p>
          </table:table-cell>
          <table:table-cell office:value-type="float" office:value="-0.0150612" calcext:value-type="float">
            <text:p>-0.0150612</text:p>
          </table:table-cell>
          <table:table-cell office:value-type="float" office:value="-0.01352312" calcext:value-type="float">
            <text:p>-0.01352312</text:p>
          </table:table-cell>
          <table:table-cell office:value-type="float" office:value="-0.01252986" calcext:value-type="float">
            <text:p>-0.01252986</text:p>
          </table:table-cell>
          <table:table-cell office:value-type="float" office:value="-0.01102655" calcext:value-type="float">
            <text:p>-0.01102655</text:p>
          </table:table-cell>
          <table:table-cell office:value-type="float" office:value="-0.01051167" calcext:value-type="float">
            <text:p>-0.01051167</text:p>
          </table:table-cell>
          <table:table-cell office:value-type="float" office:value="-0.0134762" calcext:value-type="float">
            <text:p>-0.0134762</text:p>
          </table:table-cell>
          <table:table-cell office:value-type="float" office:value="-0.0395929" calcext:value-type="float">
            <text:p>-0.0395929</text:p>
          </table:table-cell>
          <table:table-cell office:value-type="float" office:value="-0.02596874" calcext:value-type="float">
            <text:p>-0.0259687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649681" calcext:value-type="float">
            <text:p>-0.01649681</text:p>
          </table:table-cell>
          <table:table-cell office:value-type="float" office:value="0.01942219" calcext:value-type="float">
            <text:p>0.0194221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7009" calcext:value-type="float">
            <text:p>-2.3970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629.1592" calcext:value-type="float">
            <text:p>629.1592</text:p>
          </table:table-cell>
          <table:table-cell office:value-type="float" office:value="444.7433" calcext:value-type="float">
            <text:p>444.7433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2.472" calcext:value-type="float">
            <text:p>1072.472</text:p>
          </table:table-cell>
          <table:table-cell office:value-type="float" office:value="60.88593" calcext:value-type="float">
            <text:p>60.88593</text:p>
          </table:table-cell>
          <table:table-cell office:value-type="float" office:value="0" calcext:value-type="float">
            <text:p>0</text:p>
          </table:table-cell>
          <table:table-cell office:value-type="float" office:value="0.3450395" calcext:value-type="float">
            <text:p>0.3450395</text:p>
          </table:table-cell>
          <table:table-cell office:value-type="float" office:value="0.3448902" calcext:value-type="float">
            <text:p>0.3448902</text:p>
          </table:table-cell>
          <table:table-cell office:value-type="float" office:value="0.3470451" calcext:value-type="float">
            <text:p>0.3470451</text:p>
          </table:table-cell>
          <table:table-cell office:value-type="float" office:value="0.3504467" calcext:value-type="float">
            <text:p>0.3504467</text:p>
          </table:table-cell>
          <table:table-cell office:value-type="float" office:value="0.3529646" calcext:value-type="float">
            <text:p>0.3529646</text:p>
          </table:table-cell>
          <table:table-cell office:value-type="float" office:value="0.3061118" calcext:value-type="float">
            <text:p>0.3061118</text:p>
          </table:table-cell>
          <table:table-cell office:value-type="float" office:value="0.3015893" calcext:value-type="float">
            <text:p>0.3015893</text:p>
          </table:table-cell>
          <table:table-cell office:value-type="float" office:value="0.3722663" calcext:value-type="float">
            <text:p>0.3722663</text:p>
          </table:table-cell>
          <table:table-cell office:value-type="float" office:value="0.3410329" calcext:value-type="float">
            <text:p>0.3410329</text:p>
          </table:table-cell>
          <table:table-cell office:value-type="float" office:value="0.3570713" calcext:value-type="float">
            <text:p>0.3570713</text:p>
          </table:table-cell>
          <table:table-cell office:value-type="float" office:value="0.3760808" calcext:value-type="float">
            <text:p>0.3760808</text:p>
          </table:table-cell>
          <table:table-cell office:value-type="float" office:value="0.3911346" calcext:value-type="float">
            <text:p>0.39113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72166E-016" calcext:value-type="float">
            <text:p>9.772166E-16</text:p>
          </table:table-cell>
          <table:table-cell office:value-type="float" office:value="9.908325E-016" calcext:value-type="float">
            <text:p>9.908325E-16</text:p>
          </table:table-cell>
          <table:table-cell office:value-type="float" office:value="2.448971E-016" calcext:value-type="float">
            <text:p>2.448971E-16</text:p>
          </table:table-cell>
          <table:table-cell office:value-type="float" office:value="2.52852E-017" calcext:value-type="float">
            <text:p>2.52852E-17</text:p>
          </table:table-cell>
          <table:table-cell office:value-type="float" office:value="2.521391E-017" calcext:value-type="float">
            <text:p>2.52139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505263" calcext:value-type="float">
            <text:p>-0.01505263</text:p>
          </table:table-cell>
          <table:table-cell office:value-type="float" office:value="-0.01510009" calcext:value-type="float">
            <text:p>-0.01510009</text:p>
          </table:table-cell>
          <table:table-cell office:value-type="float" office:value="-0.01452048" calcext:value-type="float">
            <text:p>-0.01452048</text:p>
          </table:table-cell>
          <table:table-cell office:value-type="float" office:value="-0.01366956" calcext:value-type="float">
            <text:p>-0.01366956</text:p>
          </table:table-cell>
          <table:table-cell office:value-type="float" office:value="-0.01307753" calcext:value-type="float">
            <text:p>-0.01307753</text:p>
          </table:table-cell>
          <table:table-cell office:value-type="float" office:value="-0.0121652" calcext:value-type="float">
            <text:p>-0.0121652</text:p>
          </table:table-cell>
          <table:table-cell office:value-type="float" office:value="-0.01199784" calcext:value-type="float">
            <text:p>-0.01199784</text:p>
          </table:table-cell>
          <table:table-cell office:value-type="float" office:value="-0.01334455" calcext:value-type="float">
            <text:p>-0.01334455</text:p>
          </table:table-cell>
          <table:table-cell office:value-type="float" office:value="-0.03779283" calcext:value-type="float">
            <text:p>-0.03779283</text:p>
          </table:table-cell>
          <table:table-cell office:value-type="float" office:value="-0.02583712" calcext:value-type="float">
            <text:p>-0.0258371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509816" calcext:value-type="float">
            <text:p>-0.01509816</text:p>
          </table:table-cell>
          <table:table-cell office:value-type="float" office:value="0.0194053" calcext:value-type="float">
            <text:p>0.019405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9586" calcext:value-type="float">
            <text:p>-2.39958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5.4515" calcext:value-type="float">
            <text:p>445.451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3.661" calcext:value-type="float">
            <text:p>1073.661</text:p>
          </table:table-cell>
          <table:table-cell office:value-type="float" office:value="60.18957" calcext:value-type="float">
            <text:p>60.18957</text:p>
          </table:table-cell>
          <table:table-cell office:value-type="float" office:value="0" calcext:value-type="float">
            <text:p>0</text:p>
          </table:table-cell>
          <table:table-cell office:value-type="float" office:value="0.3393736" calcext:value-type="float">
            <text:p>0.3393736</text:p>
          </table:table-cell>
          <table:table-cell office:value-type="float" office:value="0.3462659" calcext:value-type="float">
            <text:p>0.3462659</text:p>
          </table:table-cell>
          <table:table-cell office:value-type="float" office:value="0.3503434" calcext:value-type="float">
            <text:p>0.3503434</text:p>
          </table:table-cell>
          <table:table-cell office:value-type="float" office:value="0.352591" calcext:value-type="float">
            <text:p>0.352591</text:p>
          </table:table-cell>
          <table:table-cell office:value-type="float" office:value="0.3538242" calcext:value-type="float">
            <text:p>0.3538242</text:p>
          </table:table-cell>
          <table:table-cell office:value-type="float" office:value="0.3044595" calcext:value-type="float">
            <text:p>0.3044595</text:p>
          </table:table-cell>
          <table:table-cell office:value-type="float" office:value="0.2993752" calcext:value-type="float">
            <text:p>0.2993752</text:p>
          </table:table-cell>
          <table:table-cell office:value-type="float" office:value="0.3719424" calcext:value-type="float">
            <text:p>0.3719424</text:p>
          </table:table-cell>
          <table:table-cell office:value-type="float" office:value="0.3425851" calcext:value-type="float">
            <text:p>0.3425851</text:p>
          </table:table-cell>
          <table:table-cell office:value-type="float" office:value="0.3572133" calcext:value-type="float">
            <text:p>0.3572133</text:p>
          </table:table-cell>
          <table:table-cell office:value-type="float" office:value="0.3761114" calcext:value-type="float">
            <text:p>0.3761114</text:p>
          </table:table-cell>
          <table:table-cell office:value-type="float" office:value="0.3913084" calcext:value-type="float">
            <text:p>0.3913084</text:p>
          </table:table-cell>
          <table:table-cell office:value-type="float" office:value="0.4593135" calcext:value-type="float">
            <text:p>0.4593135</text:p>
          </table:table-cell>
          <table:table-cell office:value-type="float" office:value="0" calcext:value-type="float">
            <text:p>0</text:p>
          </table:table-cell>
          <table:table-cell office:value-type="float" office:value="9.773226E-016" calcext:value-type="float">
            <text:p>9.773226E-16</text:p>
          </table:table-cell>
          <table:table-cell office:value-type="float" office:value="9.908136E-016" calcext:value-type="float">
            <text:p>9.908136E-16</text:p>
          </table:table-cell>
          <table:table-cell office:value-type="float" office:value="2.448937E-016" calcext:value-type="float">
            <text:p>2.448937E-16</text:p>
          </table:table-cell>
          <table:table-cell office:value-type="float" office:value="2.528524E-017" calcext:value-type="float">
            <text:p>2.528524E-17</text:p>
          </table:table-cell>
          <table:table-cell office:value-type="float" office:value="2.521346E-017" calcext:value-type="float">
            <text:p>2.52134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643014" calcext:value-type="float">
            <text:p>-0.01643014</text:p>
          </table:table-cell>
          <table:table-cell office:value-type="float" office:value="-0.01463098" calcext:value-type="float">
            <text:p>-0.01463098</text:p>
          </table:table-cell>
          <table:table-cell office:value-type="float" office:value="-0.01367696" calcext:value-type="float">
            <text:p>-0.01367696</text:p>
          </table:table-cell>
          <table:table-cell office:value-type="float" office:value="-0.01316372" calcext:value-type="float">
            <text:p>-0.01316372</text:p>
          </table:table-cell>
          <table:table-cell office:value-type="float" office:value="-0.01288584" calcext:value-type="float">
            <text:p>-0.01288584</text:p>
          </table:table-cell>
          <table:table-cell office:value-type="float" office:value="-0.01267629" calcext:value-type="float">
            <text:p>-0.01267629</text:p>
          </table:table-cell>
          <table:table-cell office:value-type="float" office:value="-0.01276702" calcext:value-type="float">
            <text:p>-0.01276702</text:p>
          </table:table-cell>
          <table:table-cell office:value-type="float" office:value="-0.01359595" calcext:value-type="float">
            <text:p>-0.01359595</text:p>
          </table:table-cell>
          <table:table-cell office:value-type="float" office:value="-0.03622079" calcext:value-type="float">
            <text:p>-0.03622079</text:p>
          </table:table-cell>
          <table:table-cell office:value-type="float" office:value="-0.02566238" calcext:value-type="float">
            <text:p>-0.0256623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1742578" calcext:value-type="float">
            <text:p>-0.01742578</text:p>
          </table:table-cell>
          <table:table-cell office:value-type="float" office:value="0.01938039" calcext:value-type="float">
            <text:p>0.01938039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62676" calcext:value-type="float">
            <text:p>-2.3626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6.3888" calcext:value-type="float">
            <text:p>446.3888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3.142" calcext:value-type="float">
            <text:p>1073.142</text:p>
          </table:table-cell>
          <table:table-cell office:value-type="float" office:value="59.7711" calcext:value-type="float">
            <text:p>59.7711</text:p>
          </table:table-cell>
          <table:table-cell office:value-type="float" office:value="0" calcext:value-type="float">
            <text:p>0</text:p>
          </table:table-cell>
          <table:table-cell office:value-type="float" office:value="0.3179563" calcext:value-type="float">
            <text:p>0.3179563</text:p>
          </table:table-cell>
          <table:table-cell office:value-type="float" office:value="0.3260098" calcext:value-type="float">
            <text:p>0.3260098</text:p>
          </table:table-cell>
          <table:table-cell office:value-type="float" office:value="0.3365784" calcext:value-type="float">
            <text:p>0.3365784</text:p>
          </table:table-cell>
          <table:table-cell office:value-type="float" office:value="0.3449784" calcext:value-type="float">
            <text:p>0.3449784</text:p>
          </table:table-cell>
          <table:table-cell office:value-type="float" office:value="0.3496799" calcext:value-type="float">
            <text:p>0.3496799</text:p>
          </table:table-cell>
          <table:table-cell office:value-type="float" office:value="0.3060111" calcext:value-type="float">
            <text:p>0.3060111</text:p>
          </table:table-cell>
          <table:table-cell office:value-type="float" office:value="0.3040123" calcext:value-type="float">
            <text:p>0.3040123</text:p>
          </table:table-cell>
          <table:table-cell office:value-type="float" office:value="0.3725366" calcext:value-type="float">
            <text:p>0.3725366</text:p>
          </table:table-cell>
          <table:table-cell office:value-type="float" office:value="0.3443522" calcext:value-type="float">
            <text:p>0.3443522</text:p>
          </table:table-cell>
          <table:table-cell office:value-type="float" office:value="0.3573597" calcext:value-type="float">
            <text:p>0.3573597</text:p>
          </table:table-cell>
          <table:table-cell office:value-type="float" office:value="0.3761615" calcext:value-type="float">
            <text:p>0.3761615</text:p>
          </table:table-cell>
          <table:table-cell office:value-type="float" office:value="0.3914292" calcext:value-type="float">
            <text:p>0.3914292</text:p>
          </table:table-cell>
          <table:table-cell office:value-type="float" office:value="0.4619625" calcext:value-type="float">
            <text:p>0.4619625</text:p>
          </table:table-cell>
          <table:table-cell office:value-type="float" office:value="0" calcext:value-type="float">
            <text:p>0</text:p>
          </table:table-cell>
          <table:table-cell office:value-type="float" office:value="9.774028E-016" calcext:value-type="float">
            <text:p>9.774028E-16</text:p>
          </table:table-cell>
          <table:table-cell office:value-type="float" office:value="9.908002E-016" calcext:value-type="float">
            <text:p>9.908002E-16</text:p>
          </table:table-cell>
          <table:table-cell office:value-type="float" office:value="2.448907E-016" calcext:value-type="float">
            <text:p>2.448907E-16</text:p>
          </table:table-cell>
          <table:table-cell office:value-type="float" office:value="2.528536E-017" calcext:value-type="float">
            <text:p>2.528536E-17</text:p>
          </table:table-cell>
          <table:table-cell office:value-type="float" office:value="2.521301E-017" calcext:value-type="float">
            <text:p>2.52130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470392" calcext:value-type="float">
            <text:p>-0.02470392</text:p>
          </table:table-cell>
          <table:table-cell office:value-type="float" office:value="-0.02129226" calcext:value-type="float">
            <text:p>-0.02129226</text:p>
          </table:table-cell>
          <table:table-cell office:value-type="float" office:value="-0.01750017" calcext:value-type="float">
            <text:p>-0.01750017</text:p>
          </table:table-cell>
          <table:table-cell office:value-type="float" office:value="-0.01503927" calcext:value-type="float">
            <text:p>-0.01503927</text:p>
          </table:table-cell>
          <table:table-cell office:value-type="float" office:value="-0.0138396" calcext:value-type="float">
            <text:p>-0.0138396</text:p>
          </table:table-cell>
          <table:table-cell office:value-type="float" office:value="-0.01219301" calcext:value-type="float">
            <text:p>-0.01219301</text:p>
          </table:table-cell>
          <table:table-cell office:value-type="float" office:value="-0.01120591" calcext:value-type="float">
            <text:p>-0.01120591</text:p>
          </table:table-cell>
          <table:table-cell office:value-type="float" office:value="-0.01313744" calcext:value-type="float">
            <text:p>-0.01313744</text:p>
          </table:table-cell>
          <table:table-cell office:value-type="float" office:value="-0.03452276" calcext:value-type="float">
            <text:p>-0.03452276</text:p>
          </table:table-cell>
          <table:table-cell office:value-type="float" office:value="-0.02548305" calcext:value-type="float">
            <text:p>-0.0254830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647551" calcext:value-type="float">
            <text:p>-0.02647551</text:p>
          </table:table-cell>
          <table:table-cell office:value-type="float" office:value="0.01936672" calcext:value-type="float">
            <text:p>0.0193667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75206" calcext:value-type="float">
            <text:p>-2.3752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6.6078" calcext:value-type="float">
            <text:p>446.6078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2.669" calcext:value-type="float">
            <text:p>1072.669</text:p>
          </table:table-cell>
          <table:table-cell office:value-type="float" office:value="60.02538" calcext:value-type="float">
            <text:p>60.02538</text:p>
          </table:table-cell>
          <table:table-cell office:value-type="float" office:value="0" calcext:value-type="float">
            <text:p>0</text:p>
          </table:table-cell>
          <table:table-cell office:value-type="float" office:value="0.3124354" calcext:value-type="float">
            <text:p>0.3124354</text:p>
          </table:table-cell>
          <table:table-cell office:value-type="float" office:value="0.3234638" calcext:value-type="float">
            <text:p>0.3234638</text:p>
          </table:table-cell>
          <table:table-cell office:value-type="float" office:value="0.3326742" calcext:value-type="float">
            <text:p>0.3326742</text:p>
          </table:table-cell>
          <table:table-cell office:value-type="float" office:value="0.3403513" calcext:value-type="float">
            <text:p>0.3403513</text:p>
          </table:table-cell>
          <table:table-cell office:value-type="float" office:value="0.3451851" calcext:value-type="float">
            <text:p>0.3451851</text:p>
          </table:table-cell>
          <table:table-cell office:value-type="float" office:value="0.303432" calcext:value-type="float">
            <text:p>0.303432</text:p>
          </table:table-cell>
          <table:table-cell office:value-type="float" office:value="0.3017036" calcext:value-type="float">
            <text:p>0.3017036</text:p>
          </table:table-cell>
          <table:table-cell office:value-type="float" office:value="0.3725546" calcext:value-type="float">
            <text:p>0.3725546</text:p>
          </table:table-cell>
          <table:table-cell office:value-type="float" office:value="0.3460187" calcext:value-type="float">
            <text:p>0.3460187</text:p>
          </table:table-cell>
          <table:table-cell office:value-type="float" office:value="0.3575413" calcext:value-type="float">
            <text:p>0.3575413</text:p>
          </table:table-cell>
          <table:table-cell office:value-type="float" office:value="0.3762229" calcext:value-type="float">
            <text:p>0.3762229</text:p>
          </table:table-cell>
          <table:table-cell office:value-type="float" office:value="0.3914581" calcext:value-type="float">
            <text:p>0.39145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74686E-016" calcext:value-type="float">
            <text:p>9.774686E-16</text:p>
          </table:table-cell>
          <table:table-cell office:value-type="float" office:value="9.907877E-016" calcext:value-type="float">
            <text:p>9.907877E-16</text:p>
          </table:table-cell>
          <table:table-cell office:value-type="float" office:value="2.448884E-016" calcext:value-type="float">
            <text:p>2.448884E-16</text:p>
          </table:table-cell>
          <table:table-cell office:value-type="float" office:value="2.528542E-017" calcext:value-type="float">
            <text:p>2.528542E-17</text:p>
          </table:table-cell>
          <table:table-cell office:value-type="float" office:value="2.521262E-017" calcext:value-type="float">
            <text:p>2.521262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746005" calcext:value-type="float">
            <text:p>-0.02746005</text:p>
          </table:table-cell>
          <table:table-cell office:value-type="float" office:value="-0.02227127" calcext:value-type="float">
            <text:p>-0.02227127</text:p>
          </table:table-cell>
          <table:table-cell office:value-type="float" office:value="-0.01880846" calcext:value-type="float">
            <text:p>-0.01880846</text:p>
          </table:table-cell>
          <table:table-cell office:value-type="float" office:value="-0.01634858" calcext:value-type="float">
            <text:p>-0.01634858</text:p>
          </table:table-cell>
          <table:table-cell office:value-type="float" office:value="-0.01498917" calcext:value-type="float">
            <text:p>-0.01498917</text:p>
          </table:table-cell>
          <table:table-cell office:value-type="float" office:value="-0.0129909" calcext:value-type="float">
            <text:p>-0.0129909</text:p>
          </table:table-cell>
          <table:table-cell office:value-type="float" office:value="-0.01194936" calcext:value-type="float">
            <text:p>-0.01194936</text:p>
          </table:table-cell>
          <table:table-cell office:value-type="float" office:value="-0.01312133" calcext:value-type="float">
            <text:p>-0.01312133</text:p>
          </table:table-cell>
          <table:table-cell office:value-type="float" office:value="-0.03299673" calcext:value-type="float">
            <text:p>-0.03299673</text:p>
          </table:table-cell>
          <table:table-cell office:value-type="float" office:value="-0.02526298" calcext:value-type="float">
            <text:p>-0.0252629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2992314" calcext:value-type="float">
            <text:p>-0.02992314</text:p>
          </table:table-cell>
          <table:table-cell office:value-type="float" office:value="0.01936099" calcext:value-type="float">
            <text:p>0.01936099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2251" calcext:value-type="float">
            <text:p>-2.3822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7.2762" calcext:value-type="float">
            <text:p>447.2762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1.683" calcext:value-type="float">
            <text:p>1071.683</text:p>
          </table:table-cell>
          <table:table-cell office:value-type="float" office:value="60.34261" calcext:value-type="float">
            <text:p>60.34261</text:p>
          </table:table-cell>
          <table:table-cell office:value-type="float" office:value="0" calcext:value-type="float">
            <text:p>0</text:p>
          </table:table-cell>
          <table:table-cell office:value-type="float" office:value="0.2941373" calcext:value-type="float">
            <text:p>0.2941373</text:p>
          </table:table-cell>
          <table:table-cell office:value-type="float" office:value="0.3118906" calcext:value-type="float">
            <text:p>0.3118906</text:p>
          </table:table-cell>
          <table:table-cell office:value-type="float" office:value="0.3267048" calcext:value-type="float">
            <text:p>0.3267048</text:p>
          </table:table-cell>
          <table:table-cell office:value-type="float" office:value="0.3363775" calcext:value-type="float">
            <text:p>0.3363775</text:p>
          </table:table-cell>
          <table:table-cell office:value-type="float" office:value="0.3418893" calcext:value-type="float">
            <text:p>0.3418893</text:p>
          </table:table-cell>
          <table:table-cell office:value-type="float" office:value="0.3016764" calcext:value-type="float">
            <text:p>0.3016764</text:p>
          </table:table-cell>
          <table:table-cell office:value-type="float" office:value="0.3009492" calcext:value-type="float">
            <text:p>0.3009492</text:p>
          </table:table-cell>
          <table:table-cell office:value-type="float" office:value="0.3728168" calcext:value-type="float">
            <text:p>0.3728168</text:p>
          </table:table-cell>
          <table:table-cell office:value-type="float" office:value="0.3476191" calcext:value-type="float">
            <text:p>0.3476191</text:p>
          </table:table-cell>
          <table:table-cell office:value-type="float" office:value="0.3577657" calcext:value-type="float">
            <text:p>0.3577657</text:p>
          </table:table-cell>
          <table:table-cell office:value-type="float" office:value="0.3762934" calcext:value-type="float">
            <text:p>0.3762934</text:p>
          </table:table-cell>
          <table:table-cell office:value-type="float" office:value="0.3914613" calcext:value-type="float">
            <text:p>0.39146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7162122" calcext:value-type="float">
            <text:p>7.162122E-05</text:p>
          </table:table-cell>
          <table:table-cell office:value-type="float" office:value="9.907738E-016" calcext:value-type="float">
            <text:p>9.907738E-16</text:p>
          </table:table-cell>
          <table:table-cell office:value-type="float" office:value="2.448864E-016" calcext:value-type="float">
            <text:p>2.448864E-16</text:p>
          </table:table-cell>
          <table:table-cell office:value-type="float" office:value="2.52855E-017" calcext:value-type="float">
            <text:p>2.52855E-17</text:p>
          </table:table-cell>
          <table:table-cell office:value-type="float" office:value="2.521221E-017" calcext:value-type="float">
            <text:p>2.52122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141327" calcext:value-type="float">
            <text:p>-0.04141327</text:p>
          </table:table-cell>
          <table:table-cell office:value-type="float" office:value="-0.02782892" calcext:value-type="float">
            <text:p>-0.02782892</text:p>
          </table:table-cell>
          <table:table-cell office:value-type="float" office:value="-0.02101047" calcext:value-type="float">
            <text:p>-0.02101047</text:p>
          </table:table-cell>
          <table:table-cell office:value-type="float" office:value="-0.01756423" calcext:value-type="float">
            <text:p>-0.01756423</text:p>
          </table:table-cell>
          <table:table-cell office:value-type="float" office:value="-0.0159063" calcext:value-type="float">
            <text:p>-0.0159063</text:p>
          </table:table-cell>
          <table:table-cell office:value-type="float" office:value="-0.01356803" calcext:value-type="float">
            <text:p>-0.01356803</text:p>
          </table:table-cell>
          <table:table-cell office:value-type="float" office:value="-0.01219684" calcext:value-type="float">
            <text:p>-0.01219684</text:p>
          </table:table-cell>
          <table:table-cell office:value-type="float" office:value="-0.01292116" calcext:value-type="float">
            <text:p>-0.01292116</text:p>
          </table:table-cell>
          <table:table-cell office:value-type="float" office:value="-0.0305624" calcext:value-type="float">
            <text:p>-0.0305624</text:p>
          </table:table-cell>
          <table:table-cell office:value-type="float" office:value="-0.02499374" calcext:value-type="float">
            <text:p>-0.0249937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5072527" calcext:value-type="float">
            <text:p>-0.05072527</text:p>
          </table:table-cell>
          <table:table-cell office:value-type="float" office:value="0.0193524" calcext:value-type="float">
            <text:p>0.019352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5335" calcext:value-type="float">
            <text:p>-2.3853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8.0289" calcext:value-type="float">
            <text:p>448.0289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0.611" calcext:value-type="float">
            <text:p>1070.611</text:p>
          </table:table-cell>
          <table:table-cell office:value-type="float" office:value="60.66243" calcext:value-type="float">
            <text:p>60.66243</text:p>
          </table:table-cell>
          <table:table-cell office:value-type="float" office:value="0" calcext:value-type="float">
            <text:p>0</text:p>
          </table:table-cell>
          <table:table-cell office:value-type="float" office:value="0.2971989" calcext:value-type="float">
            <text:p>0.2971989</text:p>
          </table:table-cell>
          <table:table-cell office:value-type="float" office:value="0.3054781" calcext:value-type="float">
            <text:p>0.3054781</text:p>
          </table:table-cell>
          <table:table-cell office:value-type="float" office:value="0.3217167" calcext:value-type="float">
            <text:p>0.3217167</text:p>
          </table:table-cell>
          <table:table-cell office:value-type="float" office:value="0.3326507" calcext:value-type="float">
            <text:p>0.3326507</text:p>
          </table:table-cell>
          <table:table-cell office:value-type="float" office:value="0.3384099" calcext:value-type="float">
            <text:p>0.3384099</text:p>
          </table:table-cell>
          <table:table-cell office:value-type="float" office:value="0.2995425" calcext:value-type="float">
            <text:p>0.2995425</text:p>
          </table:table-cell>
          <table:table-cell office:value-type="float" office:value="0.2991947" calcext:value-type="float">
            <text:p>0.2991947</text:p>
          </table:table-cell>
          <table:table-cell office:value-type="float" office:value="0.3726235" calcext:value-type="float">
            <text:p>0.3726235</text:p>
          </table:table-cell>
          <table:table-cell office:value-type="float" office:value="0.3492741" calcext:value-type="float">
            <text:p>0.3492741</text:p>
          </table:table-cell>
          <table:table-cell office:value-type="float" office:value="0.3580458" calcext:value-type="float">
            <text:p>0.3580458</text:p>
          </table:table-cell>
          <table:table-cell office:value-type="float" office:value="0.3763747" calcext:value-type="float">
            <text:p>0.3763747</text:p>
          </table:table-cell>
          <table:table-cell office:value-type="float" office:value="0.3914509" calcext:value-type="float">
            <text:p>0.39145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90983E-016" calcext:value-type="float">
            <text:p>9.490983E-16</text:p>
          </table:table-cell>
          <table:table-cell office:value-type="float" office:value="9.907603E-016" calcext:value-type="float">
            <text:p>9.907603E-16</text:p>
          </table:table-cell>
          <table:table-cell office:value-type="float" office:value="2.448842E-016" calcext:value-type="float">
            <text:p>2.448842E-16</text:p>
          </table:table-cell>
          <table:table-cell office:value-type="float" office:value="2.528557E-017" calcext:value-type="float">
            <text:p>2.528557E-17</text:p>
          </table:table-cell>
          <table:table-cell office:value-type="float" office:value="2.521178E-017" calcext:value-type="float">
            <text:p>2.52117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869398" calcext:value-type="float">
            <text:p>-0.03869398</text:p>
          </table:table-cell>
          <table:table-cell office:value-type="float" office:value="-0.0317744" calcext:value-type="float">
            <text:p>-0.0317744</text:p>
          </table:table-cell>
          <table:table-cell office:value-type="float" office:value="-0.02310212" calcext:value-type="float">
            <text:p>-0.02310212</text:p>
          </table:table-cell>
          <table:table-cell office:value-type="float" office:value="-0.01880993" calcext:value-type="float">
            <text:p>-0.01880993</text:p>
          </table:table-cell>
          <table:table-cell office:value-type="float" office:value="-0.01692322" calcext:value-type="float">
            <text:p>-0.01692322</text:p>
          </table:table-cell>
          <table:table-cell office:value-type="float" office:value="-0.01430989" calcext:value-type="float">
            <text:p>-0.01430989</text:p>
          </table:table-cell>
          <table:table-cell office:value-type="float" office:value="-0.01281876" calcext:value-type="float">
            <text:p>-0.01281876</text:p>
          </table:table-cell>
          <table:table-cell office:value-type="float" office:value="-0.01306404" calcext:value-type="float">
            <text:p>-0.01306404</text:p>
          </table:table-cell>
          <table:table-cell office:value-type="float" office:value="-0.0282358" calcext:value-type="float">
            <text:p>-0.0282358</text:p>
          </table:table-cell>
          <table:table-cell office:value-type="float" office:value="-0.02466203" calcext:value-type="float">
            <text:p>-0.0246620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4183651" calcext:value-type="float">
            <text:p>-0.04183651</text:p>
          </table:table-cell>
          <table:table-cell office:value-type="float" office:value="0.01933979" calcext:value-type="float">
            <text:p>0.01933979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8261" calcext:value-type="float">
            <text:p>-2.38826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8.6391" calcext:value-type="float">
            <text:p>448.6391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70.001" calcext:value-type="float">
            <text:p>1070.001</text:p>
          </table:table-cell>
          <table:table-cell office:value-type="float" office:value="60.66243" calcext:value-type="float">
            <text:p>60.66243</text:p>
          </table:table-cell>
          <table:table-cell office:value-type="float" office:value="0" calcext:value-type="float">
            <text:p>0</text:p>
          </table:table-cell>
          <table:table-cell office:value-type="float" office:value="0.3022514" calcext:value-type="float">
            <text:p>0.3022514</text:p>
          </table:table-cell>
          <table:table-cell office:value-type="float" office:value="0.3080681" calcext:value-type="float">
            <text:p>0.3080681</text:p>
          </table:table-cell>
          <table:table-cell office:value-type="float" office:value="0.3193807" calcext:value-type="float">
            <text:p>0.3193807</text:p>
          </table:table-cell>
          <table:table-cell office:value-type="float" office:value="0.328947" calcext:value-type="float">
            <text:p>0.328947</text:p>
          </table:table-cell>
          <table:table-cell office:value-type="float" office:value="0.3347412" calcext:value-type="float">
            <text:p>0.3347412</text:p>
          </table:table-cell>
          <table:table-cell office:value-type="float" office:value="0.296048" calcext:value-type="float">
            <text:p>0.296048</text:p>
          </table:table-cell>
          <table:table-cell office:value-type="float" office:value="0.2952656" calcext:value-type="float">
            <text:p>0.2952656</text:p>
          </table:table-cell>
          <table:table-cell office:value-type="float" office:value="0.3715307" calcext:value-type="float">
            <text:p>0.3715307</text:p>
          </table:table-cell>
          <table:table-cell office:value-type="float" office:value="0.3505792" calcext:value-type="float">
            <text:p>0.3505792</text:p>
          </table:table-cell>
          <table:table-cell office:value-type="float" office:value="0.3583725" calcext:value-type="float">
            <text:p>0.3583725</text:p>
          </table:table-cell>
          <table:table-cell office:value-type="float" office:value="0.3764685" calcext:value-type="float">
            <text:p>0.3764685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3497E-016" calcext:value-type="float">
            <text:p>9.733497E-16</text:p>
          </table:table-cell>
          <table:table-cell office:value-type="float" office:value="9.907461E-016" calcext:value-type="float">
            <text:p>9.907461E-16</text:p>
          </table:table-cell>
          <table:table-cell office:value-type="float" office:value="2.448822E-016" calcext:value-type="float">
            <text:p>2.448822E-16</text:p>
          </table:table-cell>
          <table:table-cell office:value-type="float" office:value="2.528565E-017" calcext:value-type="float">
            <text:p>2.528565E-17</text:p>
          </table:table-cell>
          <table:table-cell office:value-type="float" office:value="2.521139E-017" calcext:value-type="float">
            <text:p>2.52113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413907" calcext:value-type="float">
            <text:p>-0.03413907</text:p>
          </table:table-cell>
          <table:table-cell office:value-type="float" office:value="-0.03017299" calcext:value-type="float">
            <text:p>-0.03017299</text:p>
          </table:table-cell>
          <table:table-cell office:value-type="float" office:value="-0.02415726" calcext:value-type="float">
            <text:p>-0.02415726</text:p>
          </table:table-cell>
          <table:table-cell office:value-type="float" office:value="-0.02014996" calcext:value-type="float">
            <text:p>-0.02014996</text:p>
          </table:table-cell>
          <table:table-cell office:value-type="float" office:value="-0.01809972" calcext:value-type="float">
            <text:p>-0.01809972</text:p>
          </table:table-cell>
          <table:table-cell office:value-type="float" office:value="-0.01562513" calcext:value-type="float">
            <text:p>-0.01562513</text:p>
          </table:table-cell>
          <table:table-cell office:value-type="float" office:value="-0.01432774" calcext:value-type="float">
            <text:p>-0.01432774</text:p>
          </table:table-cell>
          <table:table-cell office:value-type="float" office:value="-0.01391951" calcext:value-type="float">
            <text:p>-0.01391951</text:p>
          </table:table-cell>
          <table:table-cell office:value-type="float" office:value="-0.02653403" calcext:value-type="float">
            <text:p>-0.02653403</text:p>
          </table:table-cell>
          <table:table-cell office:value-type="float" office:value="-0.02428064" calcext:value-type="float">
            <text:p>-0.0242806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557959" calcext:value-type="float">
            <text:p>-0.03557959</text:p>
          </table:table-cell>
          <table:table-cell office:value-type="float" office:value="0.01932831" calcext:value-type="float">
            <text:p>0.0193283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1043" calcext:value-type="float">
            <text:p>-2.3910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630.3594" calcext:value-type="float">
            <text:p>630.3594</text:p>
          </table:table-cell>
          <table:table-cell office:value-type="float" office:value="449.5392" calcext:value-type="float">
            <text:p>449.5392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9.101" calcext:value-type="float">
            <text:p>1069.101</text:p>
          </table:table-cell>
          <table:table-cell office:value-type="float" office:value="60.66243" calcext:value-type="float">
            <text:p>60.66243</text:p>
          </table:table-cell>
          <table:table-cell office:value-type="float" office:value="0" calcext:value-type="float">
            <text:p>0</text:p>
          </table:table-cell>
          <table:table-cell office:value-type="float" office:value="0.3012891" calcext:value-type="float">
            <text:p>0.3012891</text:p>
          </table:table-cell>
          <table:table-cell office:value-type="float" office:value="0.3059657" calcext:value-type="float">
            <text:p>0.3059657</text:p>
          </table:table-cell>
          <table:table-cell office:value-type="float" office:value="0.3180124" calcext:value-type="float">
            <text:p>0.3180124</text:p>
          </table:table-cell>
          <table:table-cell office:value-type="float" office:value="0.3264744" calcext:value-type="float">
            <text:p>0.3264744</text:p>
          </table:table-cell>
          <table:table-cell office:value-type="float" office:value="0.3310443" calcext:value-type="float">
            <text:p>0.3310443</text:p>
          </table:table-cell>
          <table:table-cell office:value-type="float" office:value="0.2931723" calcext:value-type="float">
            <text:p>0.2931723</text:p>
          </table:table-cell>
          <table:table-cell office:value-type="float" office:value="0.2925809" calcext:value-type="float">
            <text:p>0.2925809</text:p>
          </table:table-cell>
          <table:table-cell office:value-type="float" office:value="0.3704474" calcext:value-type="float">
            <text:p>0.3704474</text:p>
          </table:table-cell>
          <table:table-cell office:value-type="float" office:value="0.3516413" calcext:value-type="float">
            <text:p>0.3516413</text:p>
          </table:table-cell>
          <table:table-cell office:value-type="float" office:value="0.3587236" calcext:value-type="float">
            <text:p>0.3587236</text:p>
          </table:table-cell>
          <table:table-cell office:value-type="float" office:value="0.376575" calcext:value-type="float">
            <text:p>0.376575</text:p>
          </table:table-cell>
          <table:table-cell office:value-type="float" office:value="0.3914023" calcext:value-type="float">
            <text:p>0.39140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4191E-016" calcext:value-type="float">
            <text:p>9.734191E-16</text:p>
          </table:table-cell>
          <table:table-cell office:value-type="float" office:value="9.90731E-016" calcext:value-type="float">
            <text:p>9.90731E-16</text:p>
          </table:table-cell>
          <table:table-cell office:value-type="float" office:value="2.448799E-016" calcext:value-type="float">
            <text:p>2.448799E-16</text:p>
          </table:table-cell>
          <table:table-cell office:value-type="float" office:value="2.528571E-017" calcext:value-type="float">
            <text:p>2.528571E-17</text:p>
          </table:table-cell>
          <table:table-cell office:value-type="float" office:value="2.521099E-017" calcext:value-type="float">
            <text:p>2.52109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516011" calcext:value-type="float">
            <text:p>-0.03516011</text:p>
          </table:table-cell>
          <table:table-cell office:value-type="float" office:value="-0.03147196" calcext:value-type="float">
            <text:p>-0.03147196</text:p>
          </table:table-cell>
          <table:table-cell office:value-type="float" office:value="-0.02479973" calcext:value-type="float">
            <text:p>-0.02479973</text:p>
          </table:table-cell>
          <table:table-cell office:value-type="float" office:value="-0.02111037" calcext:value-type="float">
            <text:p>-0.02111037</text:p>
          </table:table-cell>
          <table:table-cell office:value-type="float" office:value="-0.0193802" calcext:value-type="float">
            <text:p>-0.0193802</text:p>
          </table:table-cell>
          <table:table-cell office:value-type="float" office:value="-0.01681304" calcext:value-type="float">
            <text:p>-0.01681304</text:p>
          </table:table-cell>
          <table:table-cell office:value-type="float" office:value="-0.01546899" calcext:value-type="float">
            <text:p>-0.01546899</text:p>
          </table:table-cell>
          <table:table-cell office:value-type="float" office:value="-0.01482772" calcext:value-type="float">
            <text:p>-0.01482772</text:p>
          </table:table-cell>
          <table:table-cell office:value-type="float" office:value="-0.02522944" calcext:value-type="float">
            <text:p>-0.02522944</text:p>
          </table:table-cell>
          <table:table-cell office:value-type="float" office:value="-0.0238774" calcext:value-type="float">
            <text:p>-0.023877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573621" calcext:value-type="float">
            <text:p>-0.03573621</text:p>
          </table:table-cell>
          <table:table-cell office:value-type="float" office:value="0.0193071" calcext:value-type="float">
            <text:p>0.0193071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3693" calcext:value-type="float">
            <text:p>-2.39369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49.726" calcext:value-type="float">
            <text:p>449.726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9.613" calcext:value-type="float">
            <text:p>1069.613</text:p>
          </table:table-cell>
          <table:table-cell office:value-type="float" office:value="60.66376" calcext:value-type="float">
            <text:p>60.66376</text:p>
          </table:table-cell>
          <table:table-cell office:value-type="float" office:value="0" calcext:value-type="float">
            <text:p>0</text:p>
          </table:table-cell>
          <table:table-cell office:value-type="float" office:value="0.3000997" calcext:value-type="float">
            <text:p>0.3000997</text:p>
          </table:table-cell>
          <table:table-cell office:value-type="float" office:value="0.3133679" calcext:value-type="float">
            <text:p>0.3133679</text:p>
          </table:table-cell>
          <table:table-cell office:value-type="float" office:value="0.320615" calcext:value-type="float">
            <text:p>0.320615</text:p>
          </table:table-cell>
          <table:table-cell office:value-type="float" office:value="0.32559" calcext:value-type="float">
            <text:p>0.32559</text:p>
          </table:table-cell>
          <table:table-cell office:value-type="float" office:value="0.3292426" calcext:value-type="float">
            <text:p>0.3292426</text:p>
          </table:table-cell>
          <table:table-cell office:value-type="float" office:value="0.2908259" calcext:value-type="float">
            <text:p>0.2908259</text:p>
          </table:table-cell>
          <table:table-cell office:value-type="float" office:value="0.2901792" calcext:value-type="float">
            <text:p>0.2901792</text:p>
          </table:table-cell>
          <table:table-cell office:value-type="float" office:value="0.3691947" calcext:value-type="float">
            <text:p>0.3691947</text:p>
          </table:table-cell>
          <table:table-cell office:value-type="float" office:value="0.3527229" calcext:value-type="float">
            <text:p>0.3527229</text:p>
          </table:table-cell>
          <table:table-cell office:value-type="float" office:value="0.3591041" calcext:value-type="float">
            <text:p>0.3591041</text:p>
          </table:table-cell>
          <table:table-cell office:value-type="float" office:value="0.3766935" calcext:value-type="float">
            <text:p>0.3766935</text:p>
          </table:table-cell>
          <table:table-cell office:value-type="float" office:value="0.3913701" calcext:value-type="float">
            <text:p>0.39137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4837E-016" calcext:value-type="float">
            <text:p>9.734837E-16</text:p>
          </table:table-cell>
          <table:table-cell office:value-type="float" office:value="9.907172E-016" calcext:value-type="float">
            <text:p>9.907172E-16</text:p>
          </table:table-cell>
          <table:table-cell office:value-type="float" office:value="2.448779E-016" calcext:value-type="float">
            <text:p>2.448779E-16</text:p>
          </table:table-cell>
          <table:table-cell office:value-type="float" office:value="2.528577E-017" calcext:value-type="float">
            <text:p>2.528577E-17</text:p>
          </table:table-cell>
          <table:table-cell office:value-type="float" office:value="2.521059E-017" calcext:value-type="float">
            <text:p>2.52105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571379" calcext:value-type="float">
            <text:p>-0.03571379</text:p>
          </table:table-cell>
          <table:table-cell office:value-type="float" office:value="-0.02700294" calcext:value-type="float">
            <text:p>-0.02700294</text:p>
          </table:table-cell>
          <table:table-cell office:value-type="float" office:value="-0.02358132" calcext:value-type="float">
            <text:p>-0.02358132</text:p>
          </table:table-cell>
          <table:table-cell office:value-type="float" office:value="-0.02146986" calcext:value-type="float">
            <text:p>-0.02146986</text:p>
          </table:table-cell>
          <table:table-cell office:value-type="float" office:value="-0.02004572" calcext:value-type="float">
            <text:p>-0.02004572</text:p>
          </table:table-cell>
          <table:table-cell office:value-type="float" office:value="-0.01785939" calcext:value-type="float">
            <text:p>-0.01785939</text:p>
          </table:table-cell>
          <table:table-cell office:value-type="float" office:value="-0.01657616" calcext:value-type="float">
            <text:p>-0.01657616</text:p>
          </table:table-cell>
          <table:table-cell office:value-type="float" office:value="-0.01595328" calcext:value-type="float">
            <text:p>-0.01595328</text:p>
          </table:table-cell>
          <table:table-cell office:value-type="float" office:value="-0.02397306" calcext:value-type="float">
            <text:p>-0.02397306</text:p>
          </table:table-cell>
          <table:table-cell office:value-type="float" office:value="-0.02344847" calcext:value-type="float">
            <text:p>-0.0234484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4133815" calcext:value-type="float">
            <text:p>-0.04133815</text:p>
          </table:table-cell>
          <table:table-cell office:value-type="float" office:value="0.01929799" calcext:value-type="float">
            <text:p>0.01929799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6228" calcext:value-type="float">
            <text:p>-2.3962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50.2387" calcext:value-type="float">
            <text:p>450.2387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758" calcext:value-type="float">
            <text:p>1068.758</text:p>
          </table:table-cell>
          <table:table-cell office:value-type="float" office:value="61.00605" calcext:value-type="float">
            <text:p>61.00605</text:p>
          </table:table-cell>
          <table:table-cell office:value-type="float" office:value="0" calcext:value-type="float">
            <text:p>0</text:p>
          </table:table-cell>
          <table:table-cell office:value-type="float" office:value="0.2829821" calcext:value-type="float">
            <text:p>0.2829821</text:p>
          </table:table-cell>
          <table:table-cell office:value-type="float" office:value="0.3018015" calcext:value-type="float">
            <text:p>0.3018015</text:p>
          </table:table-cell>
          <table:table-cell office:value-type="float" office:value="0.3149072" calcext:value-type="float">
            <text:p>0.3149072</text:p>
          </table:table-cell>
          <table:table-cell office:value-type="float" office:value="0.3233141" calcext:value-type="float">
            <text:p>0.3233141</text:p>
          </table:table-cell>
          <table:table-cell office:value-type="float" office:value="0.3278736" calcext:value-type="float">
            <text:p>0.3278736</text:p>
          </table:table-cell>
          <table:table-cell office:value-type="float" office:value="0.2904555" calcext:value-type="float">
            <text:p>0.2904555</text:p>
          </table:table-cell>
          <table:table-cell office:value-type="float" office:value="0.2911685" calcext:value-type="float">
            <text:p>0.2911685</text:p>
          </table:table-cell>
          <table:table-cell office:value-type="float" office:value="0.3689049" calcext:value-type="float">
            <text:p>0.3689049</text:p>
          </table:table-cell>
          <table:table-cell office:value-type="float" office:value="0.3535871" calcext:value-type="float">
            <text:p>0.3535871</text:p>
          </table:table-cell>
          <table:table-cell office:value-type="float" office:value="0.359495" calcext:value-type="float">
            <text:p>0.359495</text:p>
          </table:table-cell>
          <table:table-cell office:value-type="float" office:value="0.3768234" calcext:value-type="float">
            <text:p>0.3768234</text:p>
          </table:table-cell>
          <table:table-cell office:value-type="float" office:value="0.3913345" calcext:value-type="float">
            <text:p>0.3913345</text:p>
          </table:table-cell>
          <table:table-cell office:value-type="float" office:value="0.4623725" calcext:value-type="float">
            <text:p>0.4623725</text:p>
          </table:table-cell>
          <table:table-cell office:value-type="float" office:value="0" calcext:value-type="float">
            <text:p>0</text:p>
          </table:table-cell>
          <table:table-cell office:value-type="float" office:value="0.0046286" calcext:value-type="float">
            <text:p>0.0046286</text:p>
          </table:table-cell>
          <table:table-cell office:value-type="float" office:value="9.907046E-016" calcext:value-type="float">
            <text:p>9.907046E-16</text:p>
          </table:table-cell>
          <table:table-cell office:value-type="float" office:value="2.448762E-016" calcext:value-type="float">
            <text:p>2.448762E-16</text:p>
          </table:table-cell>
          <table:table-cell office:value-type="float" office:value="2.528584E-017" calcext:value-type="float">
            <text:p>2.528584E-17</text:p>
          </table:table-cell>
          <table:table-cell office:value-type="float" office:value="2.521016E-017" calcext:value-type="float">
            <text:p>2.52101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460702" calcext:value-type="float">
            <text:p>-0.05460702</text:p>
          </table:table-cell>
          <table:table-cell office:value-type="float" office:value="-0.03429582" calcext:value-type="float">
            <text:p>-0.03429582</text:p>
          </table:table-cell>
          <table:table-cell office:value-type="float" office:value="-0.02632237" calcext:value-type="float">
            <text:p>-0.02632237</text:p>
          </table:table-cell>
          <table:table-cell office:value-type="float" office:value="-0.02240322" calcext:value-type="float">
            <text:p>-0.02240322</text:p>
          </table:table-cell>
          <table:table-cell office:value-type="float" office:value="-0.02055805" calcext:value-type="float">
            <text:p>-0.02055805</text:p>
          </table:table-cell>
          <table:table-cell office:value-type="float" office:value="-0.01803438" calcext:value-type="float">
            <text:p>-0.01803438</text:p>
          </table:table-cell>
          <table:table-cell office:value-type="float" office:value="-0.01609877" calcext:value-type="float">
            <text:p>-0.01609877</text:p>
          </table:table-cell>
          <table:table-cell office:value-type="float" office:value="-0.01623227" calcext:value-type="float">
            <text:p>-0.01623227</text:p>
          </table:table-cell>
          <table:table-cell office:value-type="float" office:value="-0.02301522" calcext:value-type="float">
            <text:p>-0.02301522</text:p>
          </table:table-cell>
          <table:table-cell office:value-type="float" office:value="-0.02301607" calcext:value-type="float">
            <text:p>-0.0230160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6974043" calcext:value-type="float">
            <text:p>-0.06974043</text:p>
          </table:table-cell>
          <table:table-cell office:value-type="float" office:value="0.01929378" calcext:value-type="float">
            <text:p>0.0192937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8663" calcext:value-type="float">
            <text:p>-2.3986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50.637" calcext:value-type="float">
            <text:p>450.637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451" calcext:value-type="float">
            <text:p>1068.451</text:p>
          </table:table-cell>
          <table:table-cell office:value-type="float" office:value="60.91471" calcext:value-type="float">
            <text:p>60.91471</text:p>
          </table:table-cell>
          <table:table-cell office:value-type="float" office:value="0" calcext:value-type="float">
            <text:p>0</text:p>
          </table:table-cell>
          <table:table-cell office:value-type="float" office:value="0.2974165" calcext:value-type="float">
            <text:p>0.2974165</text:p>
          </table:table-cell>
          <table:table-cell office:value-type="float" office:value="0.3009605" calcext:value-type="float">
            <text:p>0.3009605</text:p>
          </table:table-cell>
          <table:table-cell office:value-type="float" office:value="0.3108138" calcext:value-type="float">
            <text:p>0.3108138</text:p>
          </table:table-cell>
          <table:table-cell office:value-type="float" office:value="0.3204138" calcext:value-type="float">
            <text:p>0.3204138</text:p>
          </table:table-cell>
          <table:table-cell office:value-type="float" office:value="0.3252133" calcext:value-type="float">
            <text:p>0.3252133</text:p>
          </table:table-cell>
          <table:table-cell office:value-type="float" office:value="0.2891358" calcext:value-type="float">
            <text:p>0.2891358</text:p>
          </table:table-cell>
          <table:table-cell office:value-type="float" office:value="0.2897309" calcext:value-type="float">
            <text:p>0.2897309</text:p>
          </table:table-cell>
          <table:table-cell office:value-type="float" office:value="0.3685221" calcext:value-type="float">
            <text:p>0.3685221</text:p>
          </table:table-cell>
          <table:table-cell office:value-type="float" office:value="0.3542952" calcext:value-type="float">
            <text:p>0.3542952</text:p>
          </table:table-cell>
          <table:table-cell office:value-type="float" office:value="0.359919" calcext:value-type="float">
            <text:p>0.359919</text:p>
          </table:table-cell>
          <table:table-cell office:value-type="float" office:value="0.376937" calcext:value-type="float">
            <text:p>0.376937</text:p>
          </table:table-cell>
          <table:table-cell office:value-type="float" office:value="0.3914582" calcext:value-type="float">
            <text:p>0.3914582</text:p>
          </table:table-cell>
          <table:table-cell office:value-type="float" office:value="0.4567587" calcext:value-type="float">
            <text:p>0.4567587</text:p>
          </table:table-cell>
          <table:table-cell office:value-type="float" office:value="0" calcext:value-type="float">
            <text:p>0</text:p>
          </table:table-cell>
          <table:table-cell office:value-type="float" office:value="9.196166E-016" calcext:value-type="float">
            <text:p>9.196166E-16</text:p>
          </table:table-cell>
          <table:table-cell office:value-type="float" office:value="9.906926E-016" calcext:value-type="float">
            <text:p>9.906926E-16</text:p>
          </table:table-cell>
          <table:table-cell office:value-type="float" office:value="2.448746E-016" calcext:value-type="float">
            <text:p>2.448746E-16</text:p>
          </table:table-cell>
          <table:table-cell office:value-type="float" office:value="2.528594E-017" calcext:value-type="float">
            <text:p>2.528594E-17</text:p>
          </table:table-cell>
          <table:table-cell office:value-type="float" office:value="2.520975E-017" calcext:value-type="float">
            <text:p>2.520975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863794" calcext:value-type="float">
            <text:p>-0.03863794</text:p>
          </table:table-cell>
          <table:table-cell office:value-type="float" office:value="-0.03530406" calcext:value-type="float">
            <text:p>-0.03530406</text:p>
          </table:table-cell>
          <table:table-cell office:value-type="float" office:value="-0.02854767" calcext:value-type="float">
            <text:p>-0.02854767</text:p>
          </table:table-cell>
          <table:table-cell office:value-type="float" office:value="-0.02367991" calcext:value-type="float">
            <text:p>-0.02367991</text:p>
          </table:table-cell>
          <table:table-cell office:value-type="float" office:value="-0.02161276" calcext:value-type="float">
            <text:p>-0.02161276</text:p>
          </table:table-cell>
          <table:table-cell office:value-type="float" office:value="-0.01865649" calcext:value-type="float">
            <text:p>-0.01865649</text:p>
          </table:table-cell>
          <table:table-cell office:value-type="float" office:value="-0.01678507" calcext:value-type="float">
            <text:p>-0.01678507</text:p>
          </table:table-cell>
          <table:table-cell office:value-type="float" office:value="-0.01660013" calcext:value-type="float">
            <text:p>-0.01660013</text:p>
          </table:table-cell>
          <table:table-cell office:value-type="float" office:value="-0.02226018" calcext:value-type="float">
            <text:p>-0.02226018</text:p>
          </table:table-cell>
          <table:table-cell office:value-type="float" office:value="-0.02255733" calcext:value-type="float">
            <text:p>-0.02255733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995214" calcext:value-type="float">
            <text:p>-0.03995214</text:p>
          </table:table-cell>
          <table:table-cell office:value-type="float" office:value="0.0192795" calcext:value-type="float">
            <text:p>0.019279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45003" calcext:value-type="float">
            <text:p>-2.3450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51.4342" calcext:value-type="float">
            <text:p>451.4342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469" calcext:value-type="float">
            <text:p>1068.469</text:p>
          </table:table-cell>
          <table:table-cell office:value-type="float" office:value="60.09942" calcext:value-type="float">
            <text:p>60.09942</text:p>
          </table:table-cell>
          <table:table-cell office:value-type="float" office:value="0" calcext:value-type="float">
            <text:p>0</text:p>
          </table:table-cell>
          <table:table-cell office:value-type="float" office:value="0.2931767" calcext:value-type="float">
            <text:p>0.2931767</text:p>
          </table:table-cell>
          <table:table-cell office:value-type="float" office:value="0.2983042" calcext:value-type="float">
            <text:p>0.2983042</text:p>
          </table:table-cell>
          <table:table-cell office:value-type="float" office:value="0.3103895" calcext:value-type="float">
            <text:p>0.3103895</text:p>
          </table:table-cell>
          <table:table-cell office:value-type="float" office:value="0.3187371" calcext:value-type="float">
            <text:p>0.3187371</text:p>
          </table:table-cell>
          <table:table-cell office:value-type="float" office:value="0.3231953" calcext:value-type="float">
            <text:p>0.3231953</text:p>
          </table:table-cell>
          <table:table-cell office:value-type="float" office:value="0.2871337" calcext:value-type="float">
            <text:p>0.2871337</text:p>
          </table:table-cell>
          <table:table-cell office:value-type="float" office:value="0.2871987" calcext:value-type="float">
            <text:p>0.2871987</text:p>
          </table:table-cell>
          <table:table-cell office:value-type="float" office:value="0.3678475" calcext:value-type="float">
            <text:p>0.3678475</text:p>
          </table:table-cell>
          <table:table-cell office:value-type="float" office:value="0.3548143" calcext:value-type="float">
            <text:p>0.3548143</text:p>
          </table:table-cell>
          <table:table-cell office:value-type="float" office:value="0.3603723" calcext:value-type="float">
            <text:p>0.3603723</text:p>
          </table:table-cell>
          <table:table-cell office:value-type="float" office:value="0.3770513" calcext:value-type="float">
            <text:p>0.3770513</text:p>
          </table:table-cell>
          <table:table-cell office:value-type="float" office:value="0.3917009" calcext:value-type="float">
            <text:p>0.3917009</text:p>
          </table:table-cell>
          <table:table-cell office:value-type="float" office:value="0.4598258" calcext:value-type="float">
            <text:p>0.4598258</text:p>
          </table:table-cell>
          <table:table-cell office:value-type="float" office:value="0" calcext:value-type="float">
            <text:p>0</text:p>
          </table:table-cell>
          <table:table-cell office:value-type="float" office:value="9.196831E-016" calcext:value-type="float">
            <text:p>9.196831E-16</text:p>
          </table:table-cell>
          <table:table-cell office:value-type="float" office:value="9.906791E-016" calcext:value-type="float">
            <text:p>9.906791E-16</text:p>
          </table:table-cell>
          <table:table-cell office:value-type="float" office:value="2.448723E-016" calcext:value-type="float">
            <text:p>2.448723E-16</text:p>
          </table:table-cell>
          <table:table-cell office:value-type="float" office:value="2.5286E-017" calcext:value-type="float">
            <text:p>2.5286E-17</text:p>
          </table:table-cell>
          <table:table-cell office:value-type="float" office:value="2.520934E-017" calcext:value-type="float">
            <text:p>2.52093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341288" calcext:value-type="float">
            <text:p>-0.04341288</text:p>
          </table:table-cell>
          <table:table-cell office:value-type="float" office:value="-0.03779624" calcext:value-type="float">
            <text:p>-0.03779624</text:p>
          </table:table-cell>
          <table:table-cell office:value-type="float" office:value="-0.02877452" calcext:value-type="float">
            <text:p>-0.02877452</text:p>
          </table:table-cell>
          <table:table-cell office:value-type="float" office:value="-0.02445535" calcext:value-type="float">
            <text:p>-0.02445535</text:p>
          </table:table-cell>
          <table:table-cell office:value-type="float" office:value="-0.02245636" calcext:value-type="float">
            <text:p>-0.02245636</text:p>
          </table:table-cell>
          <table:table-cell office:value-type="float" office:value="-0.01965365" calcext:value-type="float">
            <text:p>-0.01965365</text:p>
          </table:table-cell>
          <table:table-cell office:value-type="float" office:value="-0.01807433" calcext:value-type="float">
            <text:p>-0.01807433</text:p>
          </table:table-cell>
          <table:table-cell office:value-type="float" office:value="-0.01726982" calcext:value-type="float">
            <text:p>-0.01726982</text:p>
          </table:table-cell>
          <table:table-cell office:value-type="float" office:value="-0.02172279" calcext:value-type="float">
            <text:p>-0.02172279</text:p>
          </table:table-cell>
          <table:table-cell office:value-type="float" office:value="-0.02207642" calcext:value-type="float">
            <text:p>-0.0220764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4440705" calcext:value-type="float">
            <text:p>-0.04440705</text:p>
          </table:table-cell>
          <table:table-cell office:value-type="float" office:value="0.01924874" calcext:value-type="float">
            <text:p>0.0192487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60303" calcext:value-type="float">
            <text:p>-2.3603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51.7511" calcext:value-type="float">
            <text:p>451.7511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706" calcext:value-type="float">
            <text:p>1068.706</text:p>
          </table:table-cell>
          <table:table-cell office:value-type="float" office:value="59.54646" calcext:value-type="float">
            <text:p>59.54646</text:p>
          </table:table-cell>
          <table:table-cell office:value-type="float" office:value="0" calcext:value-type="float">
            <text:p>0</text:p>
          </table:table-cell>
          <table:table-cell office:value-type="float" office:value="0.2784515" calcext:value-type="float">
            <text:p>0.2784515</text:p>
          </table:table-cell>
          <table:table-cell office:value-type="float" office:value="0.2976945" calcext:value-type="float">
            <text:p>0.2976945</text:p>
          </table:table-cell>
          <table:table-cell office:value-type="float" office:value="0.3089973" calcext:value-type="float">
            <text:p>0.3089973</text:p>
          </table:table-cell>
          <table:table-cell office:value-type="float" office:value="0.3169169" calcext:value-type="float">
            <text:p>0.3169169</text:p>
          </table:table-cell>
          <table:table-cell office:value-type="float" office:value="0.3213091" calcext:value-type="float">
            <text:p>0.3213091</text:p>
          </table:table-cell>
          <table:table-cell office:value-type="float" office:value="0.2854477" calcext:value-type="float">
            <text:p>0.2854477</text:p>
          </table:table-cell>
          <table:table-cell office:value-type="float" office:value="0.2855422" calcext:value-type="float">
            <text:p>0.2855422</text:p>
          </table:table-cell>
          <table:table-cell office:value-type="float" office:value="0.3671729" calcext:value-type="float">
            <text:p>0.3671729</text:p>
          </table:table-cell>
          <table:table-cell office:value-type="float" office:value="0.3552065" calcext:value-type="float">
            <text:p>0.3552065</text:p>
          </table:table-cell>
          <table:table-cell office:value-type="float" office:value="0.3608004" calcext:value-type="float">
            <text:p>0.3608004</text:p>
          </table:table-cell>
          <table:table-cell office:value-type="float" office:value="0.3772007" calcext:value-type="float">
            <text:p>0.3772007</text:p>
          </table:table-cell>
          <table:table-cell office:value-type="float" office:value="0.3918384" calcext:value-type="float">
            <text:p>0.3918384</text:p>
          </table:table-cell>
          <table:table-cell office:value-type="float" office:value="0.4621849" calcext:value-type="float">
            <text:p>0.4621849</text:p>
          </table:table-cell>
          <table:table-cell office:value-type="float" office:value="0" calcext:value-type="float">
            <text:p>0</text:p>
          </table:table-cell>
          <table:table-cell office:value-type="float" office:value="0.001428889" calcext:value-type="float">
            <text:p>0.001428889</text:p>
          </table:table-cell>
          <table:table-cell office:value-type="float" office:value="9.906659E-016" calcext:value-type="float">
            <text:p>9.906659E-16</text:p>
          </table:table-cell>
          <table:table-cell office:value-type="float" office:value="2.448701E-016" calcext:value-type="float">
            <text:p>2.448701E-16</text:p>
          </table:table-cell>
          <table:table-cell office:value-type="float" office:value="2.528614E-017" calcext:value-type="float">
            <text:p>2.528614E-17</text:p>
          </table:table-cell>
          <table:table-cell office:value-type="float" office:value="2.520887E-017" calcext:value-type="float">
            <text:p>2.520887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163345" calcext:value-type="float">
            <text:p>-0.06163345</text:p>
          </table:table-cell>
          <table:table-cell office:value-type="float" office:value="-0.03814622" calcext:value-type="float">
            <text:p>-0.03814622</text:p>
          </table:table-cell>
          <table:table-cell office:value-type="float" office:value="-0.029575" calcext:value-type="float">
            <text:p>-0.029575</text:p>
          </table:table-cell>
          <table:table-cell office:value-type="float" office:value="-0.0253301" calcext:value-type="float">
            <text:p>-0.0253301</text:p>
          </table:table-cell>
          <table:table-cell office:value-type="float" office:value="-0.02327618" calcext:value-type="float">
            <text:p>-0.02327618</text:p>
          </table:table-cell>
          <table:table-cell office:value-type="float" office:value="-0.02054238" calcext:value-type="float">
            <text:p>-0.02054238</text:p>
          </table:table-cell>
          <table:table-cell office:value-type="float" office:value="-0.01897502" calcext:value-type="float">
            <text:p>-0.01897502</text:p>
          </table:table-cell>
          <table:table-cell office:value-type="float" office:value="-0.01796955" calcext:value-type="float">
            <text:p>-0.01796955</text:p>
          </table:table-cell>
          <table:table-cell office:value-type="float" office:value="-0.02132629" calcext:value-type="float">
            <text:p>-0.02132629</text:p>
          </table:table-cell>
          <table:table-cell office:value-type="float" office:value="-0.02163222" calcext:value-type="float">
            <text:p>-0.02163222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8363512" calcext:value-type="float">
            <text:p>-0.08363512</text:p>
          </table:table-cell>
          <table:table-cell office:value-type="float" office:value="0.01923342" calcext:value-type="float">
            <text:p>0.0192334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73809" calcext:value-type="float">
            <text:p>-2.3738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631.0591" calcext:value-type="float">
            <text:p>631.0591</text:p>
          </table:table-cell>
          <table:table-cell office:value-type="float" office:value="452.2289" calcext:value-type="float">
            <text:p>452.2289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077" calcext:value-type="float">
            <text:p>1068.077</text:p>
          </table:table-cell>
          <table:table-cell office:value-type="float" office:value="59.69702" calcext:value-type="float">
            <text:p>59.69702</text:p>
          </table:table-cell>
          <table:table-cell office:value-type="float" office:value="0" calcext:value-type="float">
            <text:p>0</text:p>
          </table:table-cell>
          <table:table-cell office:value-type="float" office:value="0.287998" calcext:value-type="float">
            <text:p>0.287998</text:p>
          </table:table-cell>
          <table:table-cell office:value-type="float" office:value="0.2956836" calcext:value-type="float">
            <text:p>0.2956836</text:p>
          </table:table-cell>
          <table:table-cell office:value-type="float" office:value="0.3051593" calcext:value-type="float">
            <text:p>0.3051593</text:p>
          </table:table-cell>
          <table:table-cell office:value-type="float" office:value="0.3145779" calcext:value-type="float">
            <text:p>0.3145779</text:p>
          </table:table-cell>
          <table:table-cell office:value-type="float" office:value="0.318989" calcext:value-type="float">
            <text:p>0.318989</text:p>
          </table:table-cell>
          <table:table-cell office:value-type="float" office:value="0.2839706" calcext:value-type="float">
            <text:p>0.2839706</text:p>
          </table:table-cell>
          <table:table-cell office:value-type="float" office:value="0.2844924" calcext:value-type="float">
            <text:p>0.2844924</text:p>
          </table:table-cell>
          <table:table-cell office:value-type="float" office:value="0.3666274" calcext:value-type="float">
            <text:p>0.3666274</text:p>
          </table:table-cell>
          <table:table-cell office:value-type="float" office:value="0.3555085" calcext:value-type="float">
            <text:p>0.3555085</text:p>
          </table:table-cell>
          <table:table-cell office:value-type="float" office:value="0.3612026" calcext:value-type="float">
            <text:p>0.3612026</text:p>
          </table:table-cell>
          <table:table-cell office:value-type="float" office:value="0.3773704" calcext:value-type="float">
            <text:p>0.3773704</text:p>
          </table:table-cell>
          <table:table-cell office:value-type="float" office:value="0.3918916" calcext:value-type="float">
            <text:p>0.39189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5398E-016" calcext:value-type="float">
            <text:p>9.615398E-16</text:p>
          </table:table-cell>
          <table:table-cell office:value-type="float" office:value="9.906526E-016" calcext:value-type="float">
            <text:p>9.906526E-16</text:p>
          </table:table-cell>
          <table:table-cell office:value-type="float" office:value="2.448685E-016" calcext:value-type="float">
            <text:p>2.448685E-16</text:p>
          </table:table-cell>
          <table:table-cell office:value-type="float" office:value="2.528622E-017" calcext:value-type="float">
            <text:p>2.528622E-17</text:p>
          </table:table-cell>
          <table:table-cell office:value-type="float" office:value="2.520844E-017" calcext:value-type="float">
            <text:p>2.520844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892581" calcext:value-type="float">
            <text:p>-0.04892581</text:p>
          </table:table-cell>
          <table:table-cell office:value-type="float" office:value="-0.04036751" calcext:value-type="float">
            <text:p>-0.04036751</text:p>
          </table:table-cell>
          <table:table-cell office:value-type="float" office:value="-0.03194647" calcext:value-type="float">
            <text:p>-0.03194647</text:p>
          </table:table-cell>
          <table:table-cell office:value-type="float" office:value="-0.02650767" calcext:value-type="float">
            <text:p>-0.02650767</text:p>
          </table:table-cell>
          <table:table-cell office:value-type="float" office:value="-0.02433524" calcext:value-type="float">
            <text:p>-0.02433524</text:p>
          </table:table-cell>
          <table:table-cell office:value-type="float" office:value="-0.02135597" calcext:value-type="float">
            <text:p>-0.02135597</text:p>
          </table:table-cell>
          <table:table-cell office:value-type="float" office:value="-0.01956806" calcext:value-type="float">
            <text:p>-0.01956806</text:p>
          </table:table-cell>
          <table:table-cell office:value-type="float" office:value="-0.01855783" calcext:value-type="float">
            <text:p>-0.01855783</text:p>
          </table:table-cell>
          <table:table-cell office:value-type="float" office:value="-0.0210262" calcext:value-type="float">
            <text:p>-0.0210262</text:p>
          </table:table-cell>
          <table:table-cell office:value-type="float" office:value="-0.02122348" calcext:value-type="float">
            <text:p>-0.0212234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5502647" calcext:value-type="float">
            <text:p>-0.05502647</text:p>
          </table:table-cell>
          <table:table-cell office:value-type="float" office:value="0.01922038" calcext:value-type="float">
            <text:p>0.0192203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78595" calcext:value-type="float">
            <text:p>-2.3785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52.3413" calcext:value-type="float">
            <text:p>452.3413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8.058" calcext:value-type="float">
            <text:p>1068.058</text:p>
          </table:table-cell>
          <table:table-cell office:value-type="float" office:value="59.70376" calcext:value-type="float">
            <text:p>59.70376</text:p>
          </table:table-cell>
          <table:table-cell office:value-type="float" office:value="0" calcext:value-type="float">
            <text:p>0</text:p>
          </table:table-cell>
          <table:table-cell office:value-type="float" office:value="0.2913211" calcext:value-type="float">
            <text:p>0.2913211</text:p>
          </table:table-cell>
          <table:table-cell office:value-type="float" office:value="0.2994972" calcext:value-type="float">
            <text:p>0.2994972</text:p>
          </table:table-cell>
          <table:table-cell office:value-type="float" office:value="0.3044727" calcext:value-type="float">
            <text:p>0.3044727</text:p>
          </table:table-cell>
          <table:table-cell office:value-type="float" office:value="0.3124101" calcext:value-type="float">
            <text:p>0.3124101</text:p>
          </table:table-cell>
          <table:table-cell office:value-type="float" office:value="0.3169716" calcext:value-type="float">
            <text:p>0.3169716</text:p>
          </table:table-cell>
          <table:table-cell office:value-type="float" office:value="0.2824573" calcext:value-type="float">
            <text:p>0.2824573</text:p>
          </table:table-cell>
          <table:table-cell office:value-type="float" office:value="0.2830375" calcext:value-type="float">
            <text:p>0.2830375</text:p>
          </table:table-cell>
          <table:table-cell office:value-type="float" office:value="0.3661076" calcext:value-type="float">
            <text:p>0.3661076</text:p>
          </table:table-cell>
          <table:table-cell office:value-type="float" office:value="0.355739" calcext:value-type="float">
            <text:p>0.355739</text:p>
          </table:table-cell>
          <table:table-cell office:value-type="float" office:value="0.3615793" calcext:value-type="float">
            <text:p>0.3615793</text:p>
          </table:table-cell>
          <table:table-cell office:value-type="float" office:value="0.3775519" calcext:value-type="float">
            <text:p>0.3775519</text:p>
          </table:table-cell>
          <table:table-cell office:value-type="float" office:value="0.391929" calcext:value-type="float">
            <text:p>0.391929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717169" calcext:value-type="float">
            <text:p>0.000717169</text:p>
          </table:table-cell>
          <table:table-cell office:value-type="float" office:value="9.90642E-016" calcext:value-type="float">
            <text:p>9.90642E-16</text:p>
          </table:table-cell>
          <table:table-cell office:value-type="float" office:value="2.448669E-016" calcext:value-type="float">
            <text:p>2.448669E-16</text:p>
          </table:table-cell>
          <table:table-cell office:value-type="float" office:value="2.528628E-017" calcext:value-type="float">
            <text:p>2.528628E-17</text:p>
          </table:table-cell>
          <table:table-cell office:value-type="float" office:value="2.520806E-017" calcext:value-type="float">
            <text:p>2.52080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427925" calcext:value-type="float">
            <text:p>-0.04427925</text:p>
          </table:table-cell>
          <table:table-cell office:value-type="float" office:value="-0.03651914" calcext:value-type="float">
            <text:p>-0.03651914</text:p>
          </table:table-cell>
          <table:table-cell office:value-type="float" office:value="-0.0324106" calcext:value-type="float">
            <text:p>-0.0324106</text:p>
          </table:table-cell>
          <table:table-cell office:value-type="float" office:value="-0.02766019" calcext:value-type="float">
            <text:p>-0.02766019</text:p>
          </table:table-cell>
          <table:table-cell office:value-type="float" office:value="-0.02531093" calcext:value-type="float">
            <text:p>-0.02531093</text:p>
          </table:table-cell>
          <table:table-cell office:value-type="float" office:value="-0.02222851" calcext:value-type="float">
            <text:p>-0.02222851</text:p>
          </table:table-cell>
          <table:table-cell office:value-type="float" office:value="-0.02042858" calcext:value-type="float">
            <text:p>-0.02042858</text:p>
          </table:table-cell>
          <table:table-cell office:value-type="float" office:value="-0.01913594" calcext:value-type="float">
            <text:p>-0.01913594</text:p>
          </table:table-cell>
          <table:table-cell office:value-type="float" office:value="-0.02080003" calcext:value-type="float">
            <text:p>-0.02080003</text:p>
          </table:table-cell>
          <table:table-cell office:value-type="float" office:value="-0.02084799" calcext:value-type="float">
            <text:p>-0.02084799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500096" calcext:value-type="float">
            <text:p>-0.0500096</text:p>
          </table:table-cell>
          <table:table-cell office:value-type="float" office:value="0.01921254" calcext:value-type="float">
            <text:p>0.0192125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1418" calcext:value-type="float">
            <text:p>-2.3814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52.8923" calcext:value-type="float">
            <text:p>452.8923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7.314" calcext:value-type="float">
            <text:p>1067.314</text:p>
          </table:table-cell>
          <table:table-cell office:value-type="float" office:value="59.897" calcext:value-type="float">
            <text:p>59.897</text:p>
          </table:table-cell>
          <table:table-cell office:value-type="float" office:value="0" calcext:value-type="float">
            <text:p>0</text:p>
          </table:table-cell>
          <table:table-cell office:value-type="float" office:value="0.2632478" calcext:value-type="float">
            <text:p>0.2632478</text:p>
          </table:table-cell>
          <table:table-cell office:value-type="float" office:value="0.2913196" calcext:value-type="float">
            <text:p>0.2913196</text:p>
          </table:table-cell>
          <table:table-cell office:value-type="float" office:value="0.302127" calcext:value-type="float">
            <text:p>0.302127</text:p>
          </table:table-cell>
          <table:table-cell office:value-type="float" office:value="0.3107485" calcext:value-type="float">
            <text:p>0.3107485</text:p>
          </table:table-cell>
          <table:table-cell office:value-type="float" office:value="0.3157591" calcext:value-type="float">
            <text:p>0.3157591</text:p>
          </table:table-cell>
          <table:table-cell office:value-type="float" office:value="0.2813752" calcext:value-type="float">
            <text:p>0.2813752</text:p>
          </table:table-cell>
          <table:table-cell office:value-type="float" office:value="0.2825592" calcext:value-type="float">
            <text:p>0.2825592</text:p>
          </table:table-cell>
          <table:table-cell office:value-type="float" office:value="0.36574" calcext:value-type="float">
            <text:p>0.36574</text:p>
          </table:table-cell>
          <table:table-cell office:value-type="float" office:value="0.3559121" calcext:value-type="float">
            <text:p>0.3559121</text:p>
          </table:table-cell>
          <table:table-cell office:value-type="float" office:value="0.3619311" calcext:value-type="float">
            <text:p>0.3619311</text:p>
          </table:table-cell>
          <table:table-cell office:value-type="float" office:value="0.3777398" calcext:value-type="float">
            <text:p>0.3777398</text:p>
          </table:table-cell>
          <table:table-cell office:value-type="float" office:value="0.3919557" calcext:value-type="float">
            <text:p>0.3919557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1880665" calcext:value-type="float">
            <text:p>0.01880665</text:p>
          </table:table-cell>
          <table:table-cell office:value-type="float" office:value="9.906318E-016" calcext:value-type="float">
            <text:p>9.906318E-16</text:p>
          </table:table-cell>
          <table:table-cell office:value-type="float" office:value="2.448653E-016" calcext:value-type="float">
            <text:p>2.448653E-16</text:p>
          </table:table-cell>
          <table:table-cell office:value-type="float" office:value="2.528625E-017" calcext:value-type="float">
            <text:p>2.528625E-17</text:p>
          </table:table-cell>
          <table:table-cell office:value-type="float" office:value="2.520778E-017" calcext:value-type="float">
            <text:p>2.52077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468362" calcext:value-type="float">
            <text:p>-0.09468362</text:p>
          </table:table-cell>
          <table:table-cell office:value-type="float" office:value="-0.04502791" calcext:value-type="float">
            <text:p>-0.04502791</text:p>
          </table:table-cell>
          <table:table-cell office:value-type="float" office:value="-0.03420436" calcext:value-type="float">
            <text:p>-0.03420436</text:p>
          </table:table-cell>
          <table:table-cell office:value-type="float" office:value="-0.02857718" calcext:value-type="float">
            <text:p>-0.02857718</text:p>
          </table:table-cell>
          <table:table-cell office:value-type="float" office:value="-0.02590574" calcext:value-type="float">
            <text:p>-0.02590574</text:p>
          </table:table-cell>
          <table:table-cell office:value-type="float" office:value="-0.02287891" calcext:value-type="float">
            <text:p>-0.02287891</text:p>
          </table:table-cell>
          <table:table-cell office:value-type="float" office:value="-0.02071648" calcext:value-type="float">
            <text:p>-0.02071648</text:p>
          </table:table-cell>
          <table:table-cell office:value-type="float" office:value="-0.01955755" calcext:value-type="float">
            <text:p>-0.01955755</text:p>
          </table:table-cell>
          <table:table-cell office:value-type="float" office:value="-0.02063201" calcext:value-type="float">
            <text:p>-0.02063201</text:p>
          </table:table-cell>
          <table:table-cell office:value-type="float" office:value="-0.02050374" calcext:value-type="float">
            <text:p>-0.0205037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1339018" calcext:value-type="float">
            <text:p>-0.1339018</text:p>
          </table:table-cell>
          <table:table-cell office:value-type="float" office:value="0.01921713" calcext:value-type="float">
            <text:p>0.0192171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4153" calcext:value-type="float">
            <text:p>-2.3841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53.4995" calcext:value-type="float">
            <text:p>453.499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527" calcext:value-type="float">
            <text:p>1066.527</text:p>
          </table:table-cell>
          <table:table-cell office:value-type="float" office:value="60.07712" calcext:value-type="float">
            <text:p>60.07712</text:p>
          </table:table-cell>
          <table:table-cell office:value-type="float" office:value="0" calcext:value-type="float">
            <text:p>0</text:p>
          </table:table-cell>
          <table:table-cell office:value-type="float" office:value="0.2665947" calcext:value-type="float">
            <text:p>0.2665947</text:p>
          </table:table-cell>
          <table:table-cell office:value-type="float" office:value="0.289066" calcext:value-type="float">
            <text:p>0.289066</text:p>
          </table:table-cell>
          <table:table-cell office:value-type="float" office:value="0.2997828" calcext:value-type="float">
            <text:p>0.2997828</text:p>
          </table:table-cell>
          <table:table-cell office:value-type="float" office:value="0.3087535" calcext:value-type="float">
            <text:p>0.3087535</text:p>
          </table:table-cell>
          <table:table-cell office:value-type="float" office:value="0.3134334" calcext:value-type="float">
            <text:p>0.3134334</text:p>
          </table:table-cell>
          <table:table-cell office:value-type="float" office:value="0.2802821" calcext:value-type="float">
            <text:p>0.2802821</text:p>
          </table:table-cell>
          <table:table-cell office:value-type="float" office:value="0.2816557" calcext:value-type="float">
            <text:p>0.2816557</text:p>
          </table:table-cell>
          <table:table-cell office:value-type="float" office:value="0.3653882" calcext:value-type="float">
            <text:p>0.3653882</text:p>
          </table:table-cell>
          <table:table-cell office:value-type="float" office:value="0.356044" calcext:value-type="float">
            <text:p>0.356044</text:p>
          </table:table-cell>
          <table:table-cell office:value-type="float" office:value="0.3622592" calcext:value-type="float">
            <text:p>0.3622592</text:p>
          </table:table-cell>
          <table:table-cell office:value-type="float" office:value="0.3779309" calcext:value-type="float">
            <text:p>0.3779309</text:p>
          </table:table-cell>
          <table:table-cell office:value-type="float" office:value="0.3919742" calcext:value-type="float">
            <text:p>0.3919742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1024684" calcext:value-type="float">
            <text:p>0.01024684</text:p>
          </table:table-cell>
          <table:table-cell office:value-type="float" office:value="9.38137E-016" calcext:value-type="float">
            <text:p>9.38137E-16</text:p>
          </table:table-cell>
          <table:table-cell office:value-type="float" office:value="2.448637E-016" calcext:value-type="float">
            <text:p>2.448637E-16</text:p>
          </table:table-cell>
          <table:table-cell office:value-type="float" office:value="2.528627E-017" calcext:value-type="float">
            <text:p>2.528627E-17</text:p>
          </table:table-cell>
          <table:table-cell office:value-type="float" office:value="2.520747E-017" calcext:value-type="float">
            <text:p>2.520747E-17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573866" calcext:value-type="float">
            <text:p>-0.08573866</text:p>
          </table:table-cell>
          <table:table-cell office:value-type="float" office:value="-0.0478394" calcext:value-type="float">
            <text:p>-0.0478394</text:p>
          </table:table-cell>
          <table:table-cell office:value-type="float" office:value="-0.03632213" calcext:value-type="float">
            <text:p>-0.03632213</text:p>
          </table:table-cell>
          <table:table-cell office:value-type="float" office:value="-0.02973066" calcext:value-type="float">
            <text:p>-0.02973066</text:p>
          </table:table-cell>
          <table:table-cell office:value-type="float" office:value="-0.02710739" calcext:value-type="float">
            <text:p>-0.02710739</text:p>
          </table:table-cell>
          <table:table-cell office:value-type="float" office:value="-0.02355511" calcext:value-type="float">
            <text:p>-0.02355511</text:p>
          </table:table-cell>
          <table:table-cell office:value-type="float" office:value="-0.02128289" calcext:value-type="float">
            <text:p>-0.02128289</text:p>
          </table:table-cell>
          <table:table-cell office:value-type="float" office:value="-0.01996893" calcext:value-type="float">
            <text:p>-0.01996893</text:p>
          </table:table-cell>
          <table:table-cell office:value-type="float" office:value="-0.02050487" calcext:value-type="float">
            <text:p>-0.02050487</text:p>
          </table:table-cell>
          <table:table-cell office:value-type="float" office:value="-0.02018796" calcext:value-type="float">
            <text:p>-0.0201879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1186622" calcext:value-type="float">
            <text:p>-0.1186622</text:p>
          </table:table-cell>
          <table:table-cell office:value-type="float" office:value="0.0191935" calcext:value-type="float">
            <text:p>0.019193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6566" calcext:value-type="float">
            <text:p>-2.3865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631.159" calcext:value-type="float">
            <text:p>631.159</text:p>
          </table:table-cell>
          <table:table-cell office:value-type="float" office:value="453.7245" calcext:value-type="float">
            <text:p>453.724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302" calcext:value-type="float">
            <text:p>1066.302</text:p>
          </table:table-cell>
          <table:table-cell office:value-type="float" office:value="60.07712" calcext:value-type="float">
            <text:p>60.07712</text:p>
          </table:table-cell>
          <table:table-cell office:value-type="float" office:value="0" calcext:value-type="float">
            <text:p>0</text:p>
          </table:table-cell>
          <table:table-cell office:value-type="float" office:value="0.2978001" calcext:value-type="float">
            <text:p>0.2978001</text:p>
          </table:table-cell>
          <table:table-cell office:value-type="float" office:value="0.2932049" calcext:value-type="float">
            <text:p>0.2932049</text:p>
          </table:table-cell>
          <table:table-cell office:value-type="float" office:value="0.2983557" calcext:value-type="float">
            <text:p>0.2983557</text:p>
          </table:table-cell>
          <table:table-cell office:value-type="float" office:value="0.3066111" calcext:value-type="float">
            <text:p>0.3066111</text:p>
          </table:table-cell>
          <table:table-cell office:value-type="float" office:value="0.311587" calcext:value-type="float">
            <text:p>0.311587</text:p>
          </table:table-cell>
          <table:table-cell office:value-type="float" office:value="0.2790111" calcext:value-type="float">
            <text:p>0.2790111</text:p>
          </table:table-cell>
          <table:table-cell office:value-type="float" office:value="0.2804255" calcext:value-type="float">
            <text:p>0.2804255</text:p>
          </table:table-cell>
          <table:table-cell office:value-type="float" office:value="0.3649587" calcext:value-type="float">
            <text:p>0.3649587</text:p>
          </table:table-cell>
          <table:table-cell office:value-type="float" office:value="0.3561516" calcext:value-type="float">
            <text:p>0.3561516</text:p>
          </table:table-cell>
          <table:table-cell office:value-type="float" office:value="0.3625751" calcext:value-type="float">
            <text:p>0.3625751</text:p>
          </table:table-cell>
          <table:table-cell office:value-type="float" office:value="0.3781209" calcext:value-type="float">
            <text:p>0.3781209</text:p>
          </table:table-cell>
          <table:table-cell office:value-type="float" office:value="0.3919873" calcext:value-type="float">
            <text:p>0.39198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17678E-016" calcext:value-type="float">
            <text:p>9.217678E-16</text:p>
          </table:table-cell>
          <table:table-cell office:value-type="float" office:value="9.381262E-016" calcext:value-type="float">
            <text:p>9.381262E-16</text:p>
          </table:table-cell>
          <table:table-cell office:value-type="float" office:value="2.448621E-016" calcext:value-type="float">
            <text:p>2.448621E-16</text:p>
          </table:table-cell>
          <table:table-cell office:value-type="float" office:value="2.528636E-017" calcext:value-type="float">
            <text:p>2.528636E-17</text:p>
          </table:table-cell>
          <table:table-cell office:value-type="float" office:value="2.520711E-017" calcext:value-type="float">
            <text:p>2.520711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82148" calcext:value-type="float">
            <text:p>-0.0382148</text:p>
          </table:table-cell>
          <table:table-cell office:value-type="float" office:value="-0.04326381" calcext:value-type="float">
            <text:p>-0.04326381</text:p>
          </table:table-cell>
          <table:table-cell office:value-type="float" office:value="-0.03773081" calcext:value-type="float">
            <text:p>-0.03773081</text:p>
          </table:table-cell>
          <table:table-cell office:value-type="float" office:value="-0.03102808" calcext:value-type="float">
            <text:p>-0.03102808</text:p>
          </table:table-cell>
          <table:table-cell office:value-type="float" office:value="-0.02810724" calcext:value-type="float">
            <text:p>-0.02810724</text:p>
          </table:table-cell>
          <table:table-cell office:value-type="float" office:value="-0.02437105" calcext:value-type="float">
            <text:p>-0.02437105</text:p>
          </table:table-cell>
          <table:table-cell office:value-type="float" office:value="-0.02207948" calcext:value-type="float">
            <text:p>-0.02207948</text:p>
          </table:table-cell>
          <table:table-cell office:value-type="float" office:value="-0.02048209" calcext:value-type="float">
            <text:p>-0.02048209</text:p>
          </table:table-cell>
          <table:table-cell office:value-type="float" office:value="-0.02040192" calcext:value-type="float">
            <text:p>-0.02040192</text:p>
          </table:table-cell>
          <table:table-cell office:value-type="float" office:value="-0.01988926" calcext:value-type="float">
            <text:p>-0.0198892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0373781" calcext:value-type="float">
            <text:p>-0.0373781</text:p>
          </table:table-cell>
          <table:table-cell office:value-type="float" office:value="0.01916862" calcext:value-type="float">
            <text:p>0.0191686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8852" calcext:value-type="float">
            <text:p>-2.3888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3.9307" calcext:value-type="float">
            <text:p>453.9307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7.295" calcext:value-type="float">
            <text:p>1067.295</text:p>
          </table:table-cell>
          <table:table-cell office:value-type="float" office:value="60.07769" calcext:value-type="float">
            <text:p>60.07769</text:p>
          </table:table-cell>
          <table:table-cell office:value-type="float" office:value="6.239231" calcext:value-type="float">
            <text:p>6.239231</text:p>
          </table:table-cell>
          <table:table-cell office:value-type="float" office:value="0.2375398" calcext:value-type="float">
            <text:p>0.2375398</text:p>
          </table:table-cell>
          <table:table-cell office:value-type="float" office:value="0.2906493" calcext:value-type="float">
            <text:p>0.2906493</text:p>
          </table:table-cell>
          <table:table-cell office:value-type="float" office:value="0.3001315" calcext:value-type="float">
            <text:p>0.3001315</text:p>
          </table:table-cell>
          <table:table-cell office:value-type="float" office:value="0.3062364" calcext:value-type="float">
            <text:p>0.3062364</text:p>
          </table:table-cell>
          <table:table-cell office:value-type="float" office:value="0.3109125" calcext:value-type="float">
            <text:p>0.3109125</text:p>
          </table:table-cell>
          <table:table-cell office:value-type="float" office:value="0.2778869" calcext:value-type="float">
            <text:p>0.2778869</text:p>
          </table:table-cell>
          <table:table-cell office:value-type="float" office:value="0.2793637" calcext:value-type="float">
            <text:p>0.2793637</text:p>
          </table:table-cell>
          <table:table-cell office:value-type="float" office:value="0.3645153" calcext:value-type="float">
            <text:p>0.3645153</text:p>
          </table:table-cell>
          <table:table-cell office:value-type="float" office:value="0.3562232" calcext:value-type="float">
            <text:p>0.3562232</text:p>
          </table:table-cell>
          <table:table-cell office:value-type="float" office:value="0.3628811" calcext:value-type="float">
            <text:p>0.3628811</text:p>
          </table:table-cell>
          <table:table-cell office:value-type="float" office:value="0.3783099" calcext:value-type="float">
            <text:p>0.3783099</text:p>
          </table:table-cell>
          <table:table-cell office:value-type="float" office:value="0.3919965" calcext:value-type="float">
            <text:p>0.3919965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590733" calcext:value-type="float">
            <text:p>0.0590733</text:p>
          </table:table-cell>
          <table:table-cell office:value-type="float" office:value="9.381167E-016" calcext:value-type="float">
            <text:p>9.381167E-16</text:p>
          </table:table-cell>
          <table:table-cell office:value-type="float" office:value="2.448605E-016" calcext:value-type="float">
            <text:p>2.448605E-16</text:p>
          </table:table-cell>
          <table:table-cell office:value-type="float" office:value="2.528635E-017" calcext:value-type="float">
            <text:p>2.528635E-17</text:p>
          </table:table-cell>
          <table:table-cell office:value-type="float" office:value="2.520686E-017" calcext:value-type="float">
            <text:p>2.520686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99355" calcext:value-type="float">
            <text:p>-0.199355</text:p>
          </table:table-cell>
          <table:table-cell office:value-type="float" office:value="-0.04589096" calcext:value-type="float">
            <text:p>-0.04589096</text:p>
          </table:table-cell>
          <table:table-cell office:value-type="float" office:value="-0.03598502" calcext:value-type="float">
            <text:p>-0.03598502</text:p>
          </table:table-cell>
          <table:table-cell office:value-type="float" office:value="-0.03127102" calcext:value-type="float">
            <text:p>-0.03127102</text:p>
          </table:table-cell>
          <table:table-cell office:value-type="float" office:value="-0.02849178" calcext:value-type="float">
            <text:p>-0.02849178</text:p>
          </table:table-cell>
          <table:table-cell office:value-type="float" office:value="-0.02512119" calcext:value-type="float">
            <text:p>-0.02512119</text:p>
          </table:table-cell>
          <table:table-cell office:value-type="float" office:value="-0.02279329" calcext:value-type="float">
            <text:p>-0.02279329</text:p>
          </table:table-cell>
          <table:table-cell office:value-type="float" office:value="-0.02102819" calcext:value-type="float">
            <text:p>-0.02102819</text:p>
          </table:table-cell>
          <table:table-cell office:value-type="float" office:value="-0.02033323" calcext:value-type="float">
            <text:p>-0.02033323</text:p>
          </table:table-cell>
          <table:table-cell office:value-type="float" office:value="-0.01960386" calcext:value-type="float">
            <text:p>-0.0196038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0.3467997" calcext:value-type="float">
            <text:p>-0.3467997</text:p>
          </table:table-cell>
          <table:table-cell office:value-type="float" office:value="0.01920839" calcext:value-type="float">
            <text:p>0.01920839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1392" calcext:value-type="float">
            <text:p>-2.39139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25" calcext:value-type="float">
            <text:p>454.25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668" calcext:value-type="float">
            <text:p>1066.668</text:p>
          </table:table-cell>
          <table:table-cell office:value-type="float" office:value="60.38612" calcext:value-type="float">
            <text:p>60.38612</text:p>
          </table:table-cell>
          <table:table-cell office:value-type="float" office:value="5.837486" calcext:value-type="float">
            <text:p>5.837486</text:p>
          </table:table-cell>
          <table:table-cell office:value-type="float" office:value="0.1919733" calcext:value-type="float">
            <text:p>0.1919733</text:p>
          </table:table-cell>
          <table:table-cell office:value-type="float" office:value="0.2816136" calcext:value-type="float">
            <text:p>0.2816136</text:p>
          </table:table-cell>
          <table:table-cell office:value-type="float" office:value="0.2965218" calcext:value-type="float">
            <text:p>0.2965218</text:p>
          </table:table-cell>
          <table:table-cell office:value-type="float" office:value="0.3047894" calcext:value-type="float">
            <text:p>0.3047894</text:p>
          </table:table-cell>
          <table:table-cell office:value-type="float" office:value="0.3098876" calcext:value-type="float">
            <text:p>0.3098876</text:p>
          </table:table-cell>
          <table:table-cell office:value-type="float" office:value="0.2770941" calcext:value-type="float">
            <text:p>0.2770941</text:p>
          </table:table-cell>
          <table:table-cell office:value-type="float" office:value="0.280373" calcext:value-type="float">
            <text:p>0.280373</text:p>
          </table:table-cell>
          <table:table-cell office:value-type="float" office:value="0.3641939" calcext:value-type="float">
            <text:p>0.3641939</text:p>
          </table:table-cell>
          <table:table-cell office:value-type="float" office:value="0.3562453" calcext:value-type="float">
            <text:p>0.3562453</text:p>
          </table:table-cell>
          <table:table-cell office:value-type="float" office:value="0.363173" calcext:value-type="float">
            <text:p>0.363173</text:p>
          </table:table-cell>
          <table:table-cell office:value-type="float" office:value="0.3785406" calcext:value-type="float">
            <text:p>0.3785406</text:p>
          </table:table-cell>
          <table:table-cell office:value-type="float" office:value="0.3919598" calcext:value-type="float">
            <text:p>0.3919598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8421592" calcext:value-type="float">
            <text:p>0.08421592</text:p>
          </table:table-cell>
          <table:table-cell office:value-type="float" office:value="0.001215574" calcext:value-type="float">
            <text:p>0.001215574</text:p>
          </table:table-cell>
          <table:table-cell office:value-type="float" office:value="2.448589E-016" calcext:value-type="float">
            <text:p>2.448589E-16</text:p>
          </table:table-cell>
          <table:table-cell office:value-type="float" office:value="2.528614E-017" calcext:value-type="float">
            <text:p>2.528614E-17</text:p>
          </table:table-cell>
          <table:table-cell office:value-type="float" office:value="2.52068E-017" calcext:value-type="float">
            <text:p>2.5206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26995" calcext:value-type="float">
            <text:p>-1.026995</text:p>
          </table:table-cell>
          <table:table-cell office:value-type="float" office:value="-0.05847516" calcext:value-type="float">
            <text:p>-0.05847516</text:p>
          </table:table-cell>
          <table:table-cell office:value-type="float" office:value="-0.03950789" calcext:value-type="float">
            <text:p>-0.03950789</text:p>
          </table:table-cell>
          <table:table-cell office:value-type="float" office:value="-0.03217945" calcext:value-type="float">
            <text:p>-0.03217945</text:p>
          </table:table-cell>
          <table:table-cell office:value-type="float" office:value="-0.02906976" calcext:value-type="float">
            <text:p>-0.02906976</text:p>
          </table:table-cell>
          <table:table-cell office:value-type="float" office:value="-0.02566954" calcext:value-type="float">
            <text:p>-0.02566954</text:p>
          </table:table-cell>
          <table:table-cell office:value-type="float" office:value="-0.02213279" calcext:value-type="float">
            <text:p>-0.02213279</text:p>
          </table:table-cell>
          <table:table-cell office:value-type="float" office:value="-0.02143818" calcext:value-type="float">
            <text:p>-0.02143818</text:p>
          </table:table-cell>
          <table:table-cell office:value-type="float" office:value="-0.020312" calcext:value-type="float">
            <text:p>-0.020312</text:p>
          </table:table-cell>
          <table:table-cell office:value-type="float" office:value="-0.01933604" calcext:value-type="float">
            <text:p>-0.01933604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3.342084" calcext:value-type="float">
            <text:p>-3.342084</text:p>
          </table:table-cell>
          <table:table-cell office:value-type="float" office:value="0.01928905" calcext:value-type="float">
            <text:p>0.0192890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3666" calcext:value-type="float">
            <text:p>-2.39366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519" calcext:value-type="float">
            <text:p>454.519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005" calcext:value-type="float">
            <text:p>1066.005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5.644815" calcext:value-type="float">
            <text:p>5.644815</text:p>
          </table:table-cell>
          <table:table-cell office:value-type="float" office:value="0.1510618" calcext:value-type="float">
            <text:p>0.1510618</text:p>
          </table:table-cell>
          <table:table-cell office:value-type="float" office:value="0.2448276" calcext:value-type="float">
            <text:p>0.2448276</text:p>
          </table:table-cell>
          <table:table-cell office:value-type="float" office:value="0.2926245" calcext:value-type="float">
            <text:p>0.2926245</text:p>
          </table:table-cell>
          <table:table-cell office:value-type="float" office:value="0.302635" calcext:value-type="float">
            <text:p>0.302635</text:p>
          </table:table-cell>
          <table:table-cell office:value-type="float" office:value="0.3079269" calcext:value-type="float">
            <text:p>0.3079269</text:p>
          </table:table-cell>
          <table:table-cell office:value-type="float" office:value="0.2763989" calcext:value-type="float">
            <text:p>0.2763989</text:p>
          </table:table-cell>
          <table:table-cell office:value-type="float" office:value="0.2786139" calcext:value-type="float">
            <text:p>0.2786139</text:p>
          </table:table-cell>
          <table:table-cell office:value-type="float" office:value="0.3640144" calcext:value-type="float">
            <text:p>0.3640144</text:p>
          </table:table-cell>
          <table:table-cell office:value-type="float" office:value="0.3562541" calcext:value-type="float">
            <text:p>0.3562541</text:p>
          </table:table-cell>
          <table:table-cell office:value-type="float" office:value="0.3634449" calcext:value-type="float">
            <text:p>0.3634449</text:p>
          </table:table-cell>
          <table:table-cell office:value-type="float" office:value="0.3787699" calcext:value-type="float">
            <text:p>0.3787699</text:p>
          </table:table-cell>
          <table:table-cell office:value-type="float" office:value="0.391917" calcext:value-type="float">
            <text:p>0.391917</text:p>
          </table:table-cell>
          <table:table-cell office:value-type="float" office:value="0.4622654" calcext:value-type="float">
            <text:p>0.4622654</text:p>
          </table:table-cell>
          <table:table-cell office:value-type="float" office:value="0" calcext:value-type="float">
            <text:p>0</text:p>
          </table:table-cell>
          <table:table-cell office:value-type="float" office:value="0.1139445" calcext:value-type="float">
            <text:p>0.1139445</text:p>
          </table:table-cell>
          <table:table-cell office:value-type="float" office:value="0.04278521" calcext:value-type="float">
            <text:p>0.04278521</text:p>
          </table:table-cell>
          <table:table-cell office:value-type="float" office:value="2.448573E-016" calcext:value-type="float">
            <text:p>2.448573E-16</text:p>
          </table:table-cell>
          <table:table-cell office:value-type="float" office:value="2.528599E-017" calcext:value-type="float">
            <text:p>2.528599E-17</text:p>
          </table:table-cell>
          <table:table-cell office:value-type="float" office:value="2.52068E-017" calcext:value-type="float">
            <text:p>2.5206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0621" calcext:value-type="float">
            <text:p>-7.00621</text:p>
          </table:table-cell>
          <table:table-cell office:value-type="float" office:value="-0.1650076" calcext:value-type="float">
            <text:p>-0.1650076</text:p>
          </table:table-cell>
          <table:table-cell office:value-type="float" office:value="-0.04376953" calcext:value-type="float">
            <text:p>-0.04376953</text:p>
          </table:table-cell>
          <table:table-cell office:value-type="float" office:value="-0.03376878" calcext:value-type="float">
            <text:p>-0.03376878</text:p>
          </table:table-cell>
          <table:table-cell office:value-type="float" office:value="-0.03021549" calcext:value-type="float">
            <text:p>-0.03021549</text:p>
          </table:table-cell>
          <table:table-cell office:value-type="float" office:value="-0.02615293" calcext:value-type="float">
            <text:p>-0.02615293</text:p>
          </table:table-cell>
          <table:table-cell office:value-type="float" office:value="-0.02331348" calcext:value-type="float">
            <text:p>-0.02331348</text:p>
          </table:table-cell>
          <table:table-cell office:value-type="float" office:value="-0.02166451" calcext:value-type="float">
            <text:p>-0.02166451</text:p>
          </table:table-cell>
          <table:table-cell office:value-type="float" office:value="-0.02030355" calcext:value-type="float">
            <text:p>-0.02030355</text:p>
          </table:table-cell>
          <table:table-cell office:value-type="float" office:value="-0.01908965" calcext:value-type="float">
            <text:p>-0.0190896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5.9642" calcext:value-type="float">
            <text:p>-15.9642</text:p>
          </table:table-cell>
          <table:table-cell office:value-type="float" office:value="0.0194227" calcext:value-type="float">
            <text:p>0.019422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6155" calcext:value-type="float">
            <text:p>-2.3961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7762" calcext:value-type="float">
            <text:p>454.7762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5.63" calcext:value-type="float">
            <text:p>1065.63</text:p>
          </table:table-cell>
          <table:table-cell office:value-type="float" office:value="60.89743" calcext:value-type="float">
            <text:p>60.89743</text:p>
          </table:table-cell>
          <table:table-cell office:value-type="float" office:value="5.438882" calcext:value-type="float">
            <text:p>5.438882</text:p>
          </table:table-cell>
          <table:table-cell office:value-type="float" office:value="0.1487133" calcext:value-type="float">
            <text:p>0.1487133</text:p>
          </table:table-cell>
          <table:table-cell office:value-type="float" office:value="0.1810575" calcext:value-type="float">
            <text:p>0.1810575</text:p>
          </table:table-cell>
          <table:table-cell office:value-type="float" office:value="0.2915908" calcext:value-type="float">
            <text:p>0.2915908</text:p>
          </table:table-cell>
          <table:table-cell office:value-type="float" office:value="0.3010942" calcext:value-type="float">
            <text:p>0.3010942</text:p>
          </table:table-cell>
          <table:table-cell office:value-type="float" office:value="0.3058443" calcext:value-type="float">
            <text:p>0.3058443</text:p>
          </table:table-cell>
          <table:table-cell office:value-type="float" office:value="0.2753692" calcext:value-type="float">
            <text:p>0.2753692</text:p>
          </table:table-cell>
          <table:table-cell office:value-type="float" office:value="0.2776055" calcext:value-type="float">
            <text:p>0.2776055</text:p>
          </table:table-cell>
          <table:table-cell office:value-type="float" office:value="0.3637437" calcext:value-type="float">
            <text:p>0.3637437</text:p>
          </table:table-cell>
          <table:table-cell office:value-type="float" office:value="0.3562293" calcext:value-type="float">
            <text:p>0.3562293</text:p>
          </table:table-cell>
          <table:table-cell office:value-type="float" office:value="0.3636943" calcext:value-type="float">
            <text:p>0.3636943</text:p>
          </table:table-cell>
          <table:table-cell office:value-type="float" office:value="0.3789807" calcext:value-type="float">
            <text:p>0.3789807</text:p>
          </table:table-cell>
          <table:table-cell office:value-type="float" office:value="0.3918817" calcext:value-type="float">
            <text:p>0.3918817</text:p>
          </table:table-cell>
          <table:table-cell office:value-type="float" office:value="0.4621077" calcext:value-type="float">
            <text:p>0.4621077</text:p>
          </table:table-cell>
          <table:table-cell office:value-type="float" office:value="0" calcext:value-type="float">
            <text:p>0</text:p>
          </table:table-cell>
          <table:table-cell office:value-type="float" office:value="0.1005728" calcext:value-type="float">
            <text:p>0.1005728</text:p>
          </table:table-cell>
          <table:table-cell office:value-type="float" office:value="0.1124759" calcext:value-type="float">
            <text:p>0.1124759</text:p>
          </table:table-cell>
          <table:table-cell office:value-type="float" office:value="0.004239373" calcext:value-type="float">
            <text:p>0.004239373</text:p>
          </table:table-cell>
          <table:table-cell office:value-type="float" office:value="2.52859E-017" calcext:value-type="float">
            <text:p>2.52859E-17</text:p>
          </table:table-cell>
          <table:table-cell office:value-type="float" office:value="2.52068E-017" calcext:value-type="float">
            <text:p>2.52068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9464" calcext:value-type="float">
            <text:p>-7.89464</text:p>
          </table:table-cell>
          <table:table-cell office:value-type="float" office:value="-1.699465" calcext:value-type="float">
            <text:p>-1.699465</text:p>
          </table:table-cell>
          <table:table-cell office:value-type="float" office:value="-0.04464089" calcext:value-type="float">
            <text:p>-0.04464089</text:p>
          </table:table-cell>
          <table:table-cell office:value-type="float" office:value="-0.0351198" calcext:value-type="float">
            <text:p>-0.0351198</text:p>
          </table:table-cell>
          <table:table-cell office:value-type="float" office:value="-0.03150862" calcext:value-type="float">
            <text:p>-0.03150862</text:p>
          </table:table-cell>
          <table:table-cell office:value-type="float" office:value="-0.02689276" calcext:value-type="float">
            <text:p>-0.02689276</text:p>
          </table:table-cell>
          <table:table-cell office:value-type="float" office:value="-0.02403242" calcext:value-type="float">
            <text:p>-0.02403242</text:p>
          </table:table-cell>
          <table:table-cell office:value-type="float" office:value="-0.02201578" calcext:value-type="float">
            <text:p>-0.02201578</text:p>
          </table:table-cell>
          <table:table-cell office:value-type="float" office:value="-0.02032671" calcext:value-type="float">
            <text:p>-0.02032671</text:p>
          </table:table-cell>
          <table:table-cell office:value-type="float" office:value="-0.01886671" calcext:value-type="float">
            <text:p>-0.01886671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4.64579" calcext:value-type="float">
            <text:p>-14.64579</text:p>
          </table:table-cell>
          <table:table-cell office:value-type="float" office:value="0.01961675" calcext:value-type="float">
            <text:p>0.0196167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694" calcext:value-type="float">
            <text:p>-2.3986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9329" calcext:value-type="float">
            <text:p>454.9329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5.703" calcext:value-type="float">
            <text:p>1065.703</text:p>
          </table:table-cell>
          <table:table-cell office:value-type="float" office:value="60.66803" calcext:value-type="float">
            <text:p>60.66803</text:p>
          </table:table-cell>
          <table:table-cell office:value-type="float" office:value="5.280122" calcext:value-type="float">
            <text:p>5.280122</text:p>
          </table:table-cell>
          <table:table-cell office:value-type="float" office:value="0.1684539" calcext:value-type="float">
            <text:p>0.1684539</text:p>
          </table:table-cell>
          <table:table-cell office:value-type="float" office:value="0.1893343" calcext:value-type="float">
            <text:p>0.1893343</text:p>
          </table:table-cell>
          <table:table-cell office:value-type="float" office:value="0.2672541" calcext:value-type="float">
            <text:p>0.2672541</text:p>
          </table:table-cell>
          <table:table-cell office:value-type="float" office:value="0.2965461" calcext:value-type="float">
            <text:p>0.2965461</text:p>
          </table:table-cell>
          <table:table-cell office:value-type="float" office:value="0.3032102" calcext:value-type="float">
            <text:p>0.3032102</text:p>
          </table:table-cell>
          <table:table-cell office:value-type="float" office:value="0.2741848" calcext:value-type="float">
            <text:p>0.2741848</text:p>
          </table:table-cell>
          <table:table-cell office:value-type="float" office:value="0.27678" calcext:value-type="float">
            <text:p>0.27678</text:p>
          </table:table-cell>
          <table:table-cell office:value-type="float" office:value="0.3634652" calcext:value-type="float">
            <text:p>0.3634652</text:p>
          </table:table-cell>
          <table:table-cell office:value-type="float" office:value="0.3561861" calcext:value-type="float">
            <text:p>0.3561861</text:p>
          </table:table-cell>
          <table:table-cell office:value-type="float" office:value="0.3639218" calcext:value-type="float">
            <text:p>0.3639218</text:p>
          </table:table-cell>
          <table:table-cell office:value-type="float" office:value="0.3791777" calcext:value-type="float">
            <text:p>0.3791777</text:p>
          </table:table-cell>
          <table:table-cell office:value-type="float" office:value="0.3920744" calcext:value-type="float">
            <text:p>0.3920744</text:p>
          </table:table-cell>
          <table:table-cell office:value-type="float" office:value="0.4498787" calcext:value-type="float">
            <text:p>0.4498787</text:p>
          </table:table-cell>
          <table:table-cell office:value-type="float" office:value="0" calcext:value-type="float">
            <text:p>0</text:p>
          </table:table-cell>
          <table:table-cell office:value-type="float" office:value="0.066107" calcext:value-type="float">
            <text:p>0.066107</text:p>
          </table:table-cell>
          <table:table-cell office:value-type="float" office:value="0.1056424" calcext:value-type="float">
            <text:p>0.1056424</text:p>
          </table:table-cell>
          <table:table-cell office:value-type="float" office:value="0.03883394" calcext:value-type="float">
            <text:p>0.03883394</text:p>
          </table:table-cell>
          <table:table-cell office:value-type="float" office:value="2.528584E-017" calcext:value-type="float">
            <text:p>2.528584E-17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33504" calcext:value-type="float">
            <text:p>-3.033504</text:p>
          </table:table-cell>
          <table:table-cell office:value-type="float" office:value="-1.245393" calcext:value-type="float">
            <text:p>-1.245393</text:p>
          </table:table-cell>
          <table:table-cell office:value-type="float" office:value="-0.08791041" calcext:value-type="float">
            <text:p>-0.08791041</text:p>
          </table:table-cell>
          <table:table-cell office:value-type="float" office:value="-0.0394719" calcext:value-type="float">
            <text:p>-0.0394719</text:p>
          </table:table-cell>
          <table:table-cell office:value-type="float" office:value="-0.03326683" calcext:value-type="float">
            <text:p>-0.03326683</text:p>
          </table:table-cell>
          <table:table-cell office:value-type="float" office:value="-0.02777273" calcext:value-type="float">
            <text:p>-0.02777273</text:p>
          </table:table-cell>
          <table:table-cell office:value-type="float" office:value="-0.02463898" calcext:value-type="float">
            <text:p>-0.02463898</text:p>
          </table:table-cell>
          <table:table-cell office:value-type="float" office:value="-0.0223832" calcext:value-type="float">
            <text:p>-0.0223832</text:p>
          </table:table-cell>
          <table:table-cell office:value-type="float" office:value="-0.02036761" calcext:value-type="float">
            <text:p>-0.02036761</text:p>
          </table:table-cell>
          <table:table-cell office:value-type="float" office:value="-0.01866576" calcext:value-type="float">
            <text:p>-0.01866576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4.264891" calcext:value-type="float">
            <text:p>-4.264891</text:p>
          </table:table-cell>
          <table:table-cell office:value-type="float" office:value="0.01969828" calcext:value-type="float">
            <text:p>0.0196982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288901" calcext:value-type="float">
            <text:p>-2.28890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921" calcext:value-type="float">
            <text:p>454.921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474" calcext:value-type="float">
            <text:p>1066.474</text:p>
          </table:table-cell>
          <table:table-cell office:value-type="float" office:value="59.90846" calcext:value-type="float">
            <text:p>59.90846</text:p>
          </table:table-cell>
          <table:table-cell office:value-type="float" office:value="5.247995" calcext:value-type="float">
            <text:p>5.247995</text:p>
          </table:table-cell>
          <table:table-cell office:value-type="float" office:value="0.1539379" calcext:value-type="float">
            <text:p>0.1539379</text:p>
          </table:table-cell>
          <table:table-cell office:value-type="float" office:value="0.1874008" calcext:value-type="float">
            <text:p>0.1874008</text:p>
          </table:table-cell>
          <table:table-cell office:value-type="float" office:value="0.2650414" calcext:value-type="float">
            <text:p>0.2650414</text:p>
          </table:table-cell>
          <table:table-cell office:value-type="float" office:value="0.2931575" calcext:value-type="float">
            <text:p>0.2931575</text:p>
          </table:table-cell>
          <table:table-cell office:value-type="float" office:value="0.3008383" calcext:value-type="float">
            <text:p>0.3008383</text:p>
          </table:table-cell>
          <table:table-cell office:value-type="float" office:value="0.2725739" calcext:value-type="float">
            <text:p>0.2725739</text:p>
          </table:table-cell>
          <table:table-cell office:value-type="float" office:value="0.275902" calcext:value-type="float">
            <text:p>0.275902</text:p>
          </table:table-cell>
          <table:table-cell office:value-type="float" office:value="0.3631775" calcext:value-type="float">
            <text:p>0.3631775</text:p>
          </table:table-cell>
          <table:table-cell office:value-type="float" office:value="0.3561249" calcext:value-type="float">
            <text:p>0.3561249</text:p>
          </table:table-cell>
          <table:table-cell office:value-type="float" office:value="0.3641295" calcext:value-type="float">
            <text:p>0.3641295</text:p>
          </table:table-cell>
          <table:table-cell office:value-type="float" office:value="0.3793958" calcext:value-type="float">
            <text:p>0.3793958</text:p>
          </table:table-cell>
          <table:table-cell office:value-type="float" office:value="0.3925588" calcext:value-type="float">
            <text:p>0.3925588</text:p>
          </table:table-cell>
          <table:table-cell office:value-type="float" office:value="0.4547781" calcext:value-type="float">
            <text:p>0.4547781</text:p>
          </table:table-cell>
          <table:table-cell office:value-type="float" office:value="0" calcext:value-type="float">
            <text:p>0</text:p>
          </table:table-cell>
          <table:table-cell office:value-type="float" office:value="0.07319786" calcext:value-type="float">
            <text:p>0.07319786</text:p>
          </table:table-cell>
          <table:table-cell office:value-type="float" office:value="0.108939" calcext:value-type="float">
            <text:p>0.108939</text:p>
          </table:table-cell>
          <table:table-cell office:value-type="float" office:value="0.04920515" calcext:value-type="float">
            <text:p>0.04920515</text:p>
          </table:table-cell>
          <table:table-cell office:value-type="float" office:value="2.52858E-017" calcext:value-type="float">
            <text:p>2.52858E-17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66543" calcext:value-type="float">
            <text:p>-5.966543</text:p>
          </table:table-cell>
          <table:table-cell office:value-type="float" office:value="-1.314445" calcext:value-type="float">
            <text:p>-1.314445</text:p>
          </table:table-cell>
          <table:table-cell office:value-type="float" office:value="-0.09336901" calcext:value-type="float">
            <text:p>-0.09336901</text:p>
          </table:table-cell>
          <table:table-cell office:value-type="float" office:value="-0.04312233" calcext:value-type="float">
            <text:p>-0.04312233</text:p>
          </table:table-cell>
          <table:table-cell office:value-type="float" office:value="-0.03535626" calcext:value-type="float">
            <text:p>-0.03535626</text:p>
          </table:table-cell>
          <table:table-cell office:value-type="float" office:value="-0.02902472" calcext:value-type="float">
            <text:p>-0.02902472</text:p>
          </table:table-cell>
          <table:table-cell office:value-type="float" office:value="-0.02530469" calcext:value-type="float">
            <text:p>-0.02530469</text:p>
          </table:table-cell>
          <table:table-cell office:value-type="float" office:value="-0.02276953" calcext:value-type="float">
            <text:p>-0.02276953</text:p>
          </table:table-cell>
          <table:table-cell office:value-type="float" office:value="-0.02042565" calcext:value-type="float">
            <text:p>-0.02042565</text:p>
          </table:table-cell>
          <table:table-cell office:value-type="float" office:value="-0.01848428" calcext:value-type="float">
            <text:p>-0.0184842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1.61801" calcext:value-type="float">
            <text:p>-11.61801</text:p>
          </table:table-cell>
          <table:table-cell office:value-type="float" office:value="0.01978041" calcext:value-type="float">
            <text:p>0.0197804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0843" calcext:value-type="float">
            <text:p>-2.3208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4.9816" calcext:value-type="float">
            <text:p>454.9816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7.078" calcext:value-type="float">
            <text:p>1067.078</text:p>
          </table:table-cell>
          <table:table-cell office:value-type="float" office:value="59.24392" calcext:value-type="float">
            <text:p>59.24392</text:p>
          </table:table-cell>
          <table:table-cell office:value-type="float" office:value="5.177418" calcext:value-type="float">
            <text:p>5.177418</text:p>
          </table:table-cell>
          <table:table-cell office:value-type="float" office:value="0.1475038" calcext:value-type="float">
            <text:p>0.1475038</text:p>
          </table:table-cell>
          <table:table-cell office:value-type="float" office:value="0.1705202" calcext:value-type="float">
            <text:p>0.1705202</text:p>
          </table:table-cell>
          <table:table-cell office:value-type="float" office:value="0.2332666" calcext:value-type="float">
            <text:p>0.2332666</text:p>
          </table:table-cell>
          <table:table-cell office:value-type="float" office:value="0.2920455" calcext:value-type="float">
            <text:p>0.2920455</text:p>
          </table:table-cell>
          <table:table-cell office:value-type="float" office:value="0.2987896" calcext:value-type="float">
            <text:p>0.2987896</text:p>
          </table:table-cell>
          <table:table-cell office:value-type="float" office:value="0.2712915" calcext:value-type="float">
            <text:p>0.2712915</text:p>
          </table:table-cell>
          <table:table-cell office:value-type="float" office:value="0.2751288" calcext:value-type="float">
            <text:p>0.2751288</text:p>
          </table:table-cell>
          <table:table-cell office:value-type="float" office:value="0.3628823" calcext:value-type="float">
            <text:p>0.3628823</text:p>
          </table:table-cell>
          <table:table-cell office:value-type="float" office:value="0.3560443" calcext:value-type="float">
            <text:p>0.3560443</text:p>
          </table:table-cell>
          <table:table-cell office:value-type="float" office:value="0.3643298" calcext:value-type="float">
            <text:p>0.3643298</text:p>
          </table:table-cell>
          <table:table-cell office:value-type="float" office:value="0.3796535" calcext:value-type="float">
            <text:p>0.3796535</text:p>
          </table:table-cell>
          <table:table-cell office:value-type="float" office:value="0.3929388" calcext:value-type="float">
            <text:p>0.3929388</text:p>
          </table:table-cell>
          <table:table-cell office:value-type="float" office:value="0.459233" calcext:value-type="float">
            <text:p>0.459233</text:p>
          </table:table-cell>
          <table:table-cell office:value-type="float" office:value="0" calcext:value-type="float">
            <text:p>0</text:p>
          </table:table-cell>
          <table:table-cell office:value-type="float" office:value="0.06824426" calcext:value-type="float">
            <text:p>0.06824426</text:p>
          </table:table-cell>
          <table:table-cell office:value-type="float" office:value="0.1280051" calcext:value-type="float">
            <text:p>0.1280051</text:p>
          </table:table-cell>
          <table:table-cell office:value-type="float" office:value="0.08870343" calcext:value-type="float">
            <text:p>0.08870343</text:p>
          </table:table-cell>
          <table:table-cell office:value-type="float" office:value="2.528578E-017" calcext:value-type="float">
            <text:p>2.528578E-17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71344" calcext:value-type="float">
            <text:p>-8.471344</text:p>
          </table:table-cell>
          <table:table-cell office:value-type="float" office:value="-2.742693" calcext:value-type="float">
            <text:p>-2.742693</text:p>
          </table:table-cell>
          <table:table-cell office:value-type="float" office:value="-0.2461276" calcext:value-type="float">
            <text:p>-0.2461276</text:p>
          </table:table-cell>
          <table:table-cell office:value-type="float" office:value="-0.0444618" calcext:value-type="float">
            <text:p>-0.0444618</text:p>
          </table:table-cell>
          <table:table-cell office:value-type="float" office:value="-0.03726852" calcext:value-type="float">
            <text:p>-0.03726852</text:p>
          </table:table-cell>
          <table:table-cell office:value-type="float" office:value="-0.03007155" calcext:value-type="float">
            <text:p>-0.03007155</text:p>
          </table:table-cell>
          <table:table-cell office:value-type="float" office:value="-0.02590813" calcext:value-type="float">
            <text:p>-0.02590813</text:p>
          </table:table-cell>
          <table:table-cell office:value-type="float" office:value="-0.0231734" calcext:value-type="float">
            <text:p>-0.0231734</text:p>
          </table:table-cell>
          <table:table-cell office:value-type="float" office:value="-0.02050253" calcext:value-type="float">
            <text:p>-0.02050253</text:p>
          </table:table-cell>
          <table:table-cell office:value-type="float" office:value="-0.01831117" calcext:value-type="float">
            <text:p>-0.0183111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5.32586" calcext:value-type="float">
            <text:p>-15.32586</text:p>
          </table:table-cell>
          <table:table-cell office:value-type="float" office:value="0.01998934" calcext:value-type="float">
            <text:p>0.0199893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50959" calcext:value-type="float">
            <text:p>-2.3509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5.2382" calcext:value-type="float">
            <text:p>455.2382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7.294" calcext:value-type="float">
            <text:p>1067.294</text:p>
          </table:table-cell>
          <table:table-cell office:value-type="float" office:value="58.77059" calcext:value-type="float">
            <text:p>58.77059</text:p>
          </table:table-cell>
          <table:table-cell office:value-type="float" office:value="4.929282" calcext:value-type="float">
            <text:p>4.929282</text:p>
          </table:table-cell>
          <table:table-cell office:value-type="float" office:value="0.1465948" calcext:value-type="float">
            <text:p>0.1465948</text:p>
          </table:table-cell>
          <table:table-cell office:value-type="float" office:value="0.1667902" calcext:value-type="float">
            <text:p>0.1667902</text:p>
          </table:table-cell>
          <table:table-cell office:value-type="float" office:value="0.194628" calcext:value-type="float">
            <text:p>0.194628</text:p>
          </table:table-cell>
          <table:table-cell office:value-type="float" office:value="0.2933016" calcext:value-type="float">
            <text:p>0.2933016</text:p>
          </table:table-cell>
          <table:table-cell office:value-type="float" office:value="0.2985907" calcext:value-type="float">
            <text:p>0.2985907</text:p>
          </table:table-cell>
          <table:table-cell office:value-type="float" office:value="0.2702451" calcext:value-type="float">
            <text:p>0.2702451</text:p>
          </table:table-cell>
          <table:table-cell office:value-type="float" office:value="0.2744052" calcext:value-type="float">
            <text:p>0.2744052</text:p>
          </table:table-cell>
          <table:table-cell office:value-type="float" office:value="0.3625947" calcext:value-type="float">
            <text:p>0.3625947</text:p>
          </table:table-cell>
          <table:table-cell office:value-type="float" office:value="0.3559492" calcext:value-type="float">
            <text:p>0.3559492</text:p>
          </table:table-cell>
          <table:table-cell office:value-type="float" office:value="0.3645262" calcext:value-type="float">
            <text:p>0.3645262</text:p>
          </table:table-cell>
          <table:table-cell office:value-type="float" office:value="0.3799003" calcext:value-type="float">
            <text:p>0.3799003</text:p>
          </table:table-cell>
          <table:table-cell office:value-type="float" office:value="0.3931068" calcext:value-type="float">
            <text:p>0.3931068</text:p>
          </table:table-cell>
          <table:table-cell office:value-type="float" office:value="0.4621452" calcext:value-type="float">
            <text:p>0.4621452</text:p>
          </table:table-cell>
          <table:table-cell office:value-type="float" office:value="0" calcext:value-type="float">
            <text:p>0</text:p>
          </table:table-cell>
          <table:table-cell office:value-type="float" office:value="0.05144732" calcext:value-type="float">
            <text:p>0.05144732</text:p>
          </table:table-cell>
          <table:table-cell office:value-type="float" office:value="0.1324815" calcext:value-type="float">
            <text:p>0.1324815</text:p>
          </table:table-cell>
          <table:table-cell office:value-type="float" office:value="0.1321449" calcext:value-type="float">
            <text:p>0.1321449</text:p>
          </table:table-cell>
          <table:table-cell office:value-type="float" office:value="0.0003381353" calcext:value-type="float">
            <text:p>0.0003381353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988434" calcext:value-type="float">
            <text:p>-8.988434</text:p>
          </table:table-cell>
          <table:table-cell office:value-type="float" office:value="-3.252582" calcext:value-type="float">
            <text:p>-3.252582</text:p>
          </table:table-cell>
          <table:table-cell office:value-type="float" office:value="-0.9932409" calcext:value-type="float">
            <text:p>-0.9932409</text:p>
          </table:table-cell>
          <table:table-cell office:value-type="float" office:value="-0.04295131" calcext:value-type="float">
            <text:p>-0.04295131</text:p>
          </table:table-cell>
          <table:table-cell office:value-type="float" office:value="-0.03747503" calcext:value-type="float">
            <text:p>-0.03747503</text:p>
          </table:table-cell>
          <table:table-cell office:value-type="float" office:value="-0.03095792" calcext:value-type="float">
            <text:p>-0.03095792</text:p>
          </table:table-cell>
          <table:table-cell office:value-type="float" office:value="-0.02648399" calcext:value-type="float">
            <text:p>-0.02648399</text:p>
          </table:table-cell>
          <table:table-cell office:value-type="float" office:value="-0.02357411" calcext:value-type="float">
            <text:p>-0.02357411</text:p>
          </table:table-cell>
          <table:table-cell office:value-type="float" office:value="-0.0205937" calcext:value-type="float">
            <text:p>-0.0205937</text:p>
          </table:table-cell>
          <table:table-cell office:value-type="float" office:value="-0.01814297" calcext:value-type="float">
            <text:p>-0.01814297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4.83343" calcext:value-type="float">
            <text:p>-14.83343</text:p>
          </table:table-cell>
          <table:table-cell office:value-type="float" office:value="0.02014362" calcext:value-type="float">
            <text:p>0.0201436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0949" calcext:value-type="float">
            <text:p>-2.3709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5.3346" calcext:value-type="float">
            <text:p>455.3346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7.185" calcext:value-type="float">
            <text:p>1067.185</text:p>
          </table:table-cell>
          <table:table-cell office:value-type="float" office:value="58.78356" calcext:value-type="float">
            <text:p>58.78356</text:p>
          </table:table-cell>
          <table:table-cell office:value-type="float" office:value="4.814809" calcext:value-type="float">
            <text:p>4.814809</text:p>
          </table:table-cell>
          <table:table-cell office:value-type="float" office:value="0.1439516" calcext:value-type="float">
            <text:p>0.1439516</text:p>
          </table:table-cell>
          <table:table-cell office:value-type="float" office:value="0.1590674" calcext:value-type="float">
            <text:p>0.1590674</text:p>
          </table:table-cell>
          <table:table-cell office:value-type="float" office:value="0.1760539" calcext:value-type="float">
            <text:p>0.1760539</text:p>
          </table:table-cell>
          <table:table-cell office:value-type="float" office:value="0.2755147" calcext:value-type="float">
            <text:p>0.2755147</text:p>
          </table:table-cell>
          <table:table-cell office:value-type="float" office:value="0.2940187" calcext:value-type="float">
            <text:p>0.2940187</text:p>
          </table:table-cell>
          <table:table-cell office:value-type="float" office:value="0.2689911" calcext:value-type="float">
            <text:p>0.2689911</text:p>
          </table:table-cell>
          <table:table-cell office:value-type="float" office:value="0.273659" calcext:value-type="float">
            <text:p>0.273659</text:p>
          </table:table-cell>
          <table:table-cell office:value-type="float" office:value="0.3623017" calcext:value-type="float">
            <text:p>0.3623017</text:p>
          </table:table-cell>
          <table:table-cell office:value-type="float" office:value="0.3558453" calcext:value-type="float">
            <text:p>0.3558453</text:p>
          </table:table-cell>
          <table:table-cell office:value-type="float" office:value="0.3647042" calcext:value-type="float">
            <text:p>0.3647042</text:p>
          </table:table-cell>
          <table:table-cell office:value-type="float" office:value="0.3801286" calcext:value-type="float">
            <text:p>0.3801286</text:p>
          </table:table-cell>
          <table:table-cell office:value-type="float" office:value="0.3931484" calcext:value-type="float">
            <text:p>0.3931484</text:p>
          </table:table-cell>
          <table:table-cell office:value-type="float" office:value="0.4623644" calcext:value-type="float">
            <text:p>0.4623644</text:p>
          </table:table-cell>
          <table:table-cell office:value-type="float" office:value="0" calcext:value-type="float">
            <text:p>0</text:p>
          </table:table-cell>
          <table:table-cell office:value-type="float" office:value="0.04326055" calcext:value-type="float">
            <text:p>0.04326055</text:p>
          </table:table-cell>
          <table:table-cell office:value-type="float" office:value="0.1402808" calcext:value-type="float">
            <text:p>0.1402808</text:p>
          </table:table-cell>
          <table:table-cell office:value-type="float" office:value="0.1538244" calcext:value-type="float">
            <text:p>0.1538244</text:p>
          </table:table-cell>
          <table:table-cell office:value-type="float" office:value="0.02575927" calcext:value-type="float">
            <text:p>0.02575927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23922" calcext:value-type="float">
            <text:p>-10.23922</text:p>
          </table:table-cell>
          <table:table-cell office:value-type="float" office:value="-4.722466" calcext:value-type="float">
            <text:p>-4.722466</text:p>
          </table:table-cell>
          <table:table-cell office:value-type="float" office:value="-2.16334" calcext:value-type="float">
            <text:p>-2.16334</text:p>
          </table:table-cell>
          <table:table-cell office:value-type="float" office:value="-0.06901044" calcext:value-type="float">
            <text:p>-0.06901044</text:p>
          </table:table-cell>
          <table:table-cell office:value-type="float" office:value="-0.0421586" calcext:value-type="float">
            <text:p>-0.0421586</text:p>
          </table:table-cell>
          <table:table-cell office:value-type="float" office:value="-0.03204824" calcext:value-type="float">
            <text:p>-0.03204824</text:p>
          </table:table-cell>
          <table:table-cell office:value-type="float" office:value="-0.02709531" calcext:value-type="float">
            <text:p>-0.02709531</text:p>
          </table:table-cell>
          <table:table-cell office:value-type="float" office:value="-0.02398965" calcext:value-type="float">
            <text:p>-0.02398965</text:p>
          </table:table-cell>
          <table:table-cell office:value-type="float" office:value="-0.02069394" calcext:value-type="float">
            <text:p>-0.02069394</text:p>
          </table:table-cell>
          <table:table-cell office:value-type="float" office:value="-0.0179918" calcext:value-type="float">
            <text:p>-0.0179918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6.27257" calcext:value-type="float">
            <text:p>-16.27257</text:p>
          </table:table-cell>
          <table:table-cell office:value-type="float" office:value="0.02036359" calcext:value-type="float">
            <text:p>0.0203635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7423" calcext:value-type="float">
            <text:p>-2.3774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632.3589" calcext:value-type="float">
            <text:p>632.3589</text:p>
          </table:table-cell>
          <table:table-cell office:value-type="float" office:value="455.6167" calcext:value-type="float">
            <text:p>455.6167</text:p>
          </table:table-cell>
          <table:table-cell office:value-type="float" office:value="31.14267" calcext:value-type="float">
            <text:p>31.14267</text:p>
          </table:table-cell>
          <table:table-cell office:value-type="float" office:value="1066.849" calcext:value-type="float">
            <text:p>1066.849</text:p>
          </table:table-cell>
          <table:table-cell office:value-type="float" office:value="58.83783" calcext:value-type="float">
            <text:p>58.83783</text:p>
          </table:table-cell>
          <table:table-cell office:value-type="float" office:value="4.533621" calcext:value-type="float">
            <text:p>4.533621</text:p>
          </table:table-cell>
          <table:table-cell office:value-type="float" office:value="0.141624" calcext:value-type="float">
            <text:p>0.141624</text:p>
          </table:table-cell>
          <table:table-cell office:value-type="float" office:value="0.1580183" calcext:value-type="float">
            <text:p>0.1580183</text:p>
          </table:table-cell>
          <table:table-cell office:value-type="float" office:value="0.1751449" calcext:value-type="float">
            <text:p>0.1751449</text:p>
          </table:table-cell>
          <table:table-cell office:value-type="float" office:value="0.239535" calcext:value-type="float">
            <text:p>0.239535</text:p>
          </table:table-cell>
          <table:table-cell office:value-type="float" office:value="0.2915896" calcext:value-type="float">
            <text:p>0.2915896</text:p>
          </table:table-cell>
          <table:table-cell office:value-type="float" office:value="0.2671081" calcext:value-type="float">
            <text:p>0.2671081</text:p>
          </table:table-cell>
          <table:table-cell office:value-type="float" office:value="0.2727672" calcext:value-type="float">
            <text:p>0.2727672</text:p>
          </table:table-cell>
          <table:table-cell office:value-type="float" office:value="0.3620165" calcext:value-type="float">
            <text:p>0.3620165</text:p>
          </table:table-cell>
          <table:table-cell office:value-type="float" office:value="0.3557319" calcext:value-type="float">
            <text:p>0.3557319</text:p>
          </table:table-cell>
          <table:table-cell office:value-type="float" office:value="0.3648646" calcext:value-type="float">
            <text:p>0.3648646</text:p>
          </table:table-cell>
          <table:table-cell office:value-type="float" office:value="0.380334" calcext:value-type="float">
            <text:p>0.380334</text:p>
          </table:table-cell>
          <table:table-cell office:value-type="float" office:value="0.3931575" calcext:value-type="float">
            <text:p>0.3931575</text:p>
          </table:table-cell>
          <table:table-cell office:value-type="float" office:value="0.4623617" calcext:value-type="float">
            <text:p>0.4623617</text:p>
          </table:table-cell>
          <table:table-cell office:value-type="float" office:value="0" calcext:value-type="float">
            <text:p>0</text:p>
          </table:table-cell>
          <table:table-cell office:value-type="float" office:value="0.03652975" calcext:value-type="float">
            <text:p>0.03652975</text:p>
          </table:table-cell>
          <table:table-cell office:value-type="float" office:value="0.1410145" calcext:value-type="float">
            <text:p>0.1410145</text:p>
          </table:table-cell>
          <table:table-cell office:value-type="float" office:value="0.1565054" calcext:value-type="float">
            <text:p>0.1565054</text:p>
          </table:table-cell>
          <table:table-cell office:value-type="float" office:value="0.07147677" calcext:value-type="float">
            <text:p>0.07147677</text:p>
          </table:table-cell>
          <table:table-cell office:value-type="float" office:value="2.520679E-017" calcext:value-type="float">
            <text:p>2.520679E-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59442" calcext:value-type="float">
            <text:p>-11.59442</text:p>
          </table:table-cell>
          <table:table-cell office:value-type="float" office:value="-4.936435" calcext:value-type="float">
            <text:p>-4.936435</text:p>
          </table:table-cell>
          <table:table-cell office:value-type="float" office:value="-2.24615" calcext:value-type="float">
            <text:p>-2.24615</text:p>
          </table:table-cell>
          <table:table-cell office:value-type="float" office:value="-0.2021045" calcext:value-type="float">
            <text:p>-0.2021045</text:p>
          </table:table-cell>
          <table:table-cell office:value-type="float" office:value="-0.04499132" calcext:value-type="float">
            <text:p>-0.04499132</text:p>
          </table:table-cell>
          <table:table-cell office:value-type="float" office:value="-0.0337993" calcext:value-type="float">
            <text:p>-0.0337993</text:p>
          </table:table-cell>
          <table:table-cell office:value-type="float" office:value="-0.02784732" calcext:value-type="float">
            <text:p>-0.02784732</text:p>
          </table:table-cell>
          <table:table-cell office:value-type="float" office:value="-0.02440169" calcext:value-type="float">
            <text:p>-0.02440169</text:p>
          </table:table-cell>
          <table:table-cell office:value-type="float" office:value="-0.02080377" calcext:value-type="float">
            <text:p>-0.02080377</text:p>
          </table:table-cell>
          <table:table-cell office:value-type="float" office:value="-0.01785675" calcext:value-type="float">
            <text:p>-0.01785675</text:p>
          </table:table-cell>
          <table:table-cell office:value-type="float" office:value="0" calcext:value-type="float">
            <text:p>0</text:p>
          </table:table-cell>
          <table:table-cell office:value-type="float" office:value="0.05789519" calcext:value-type="float">
            <text:p>0.05789519</text:p>
          </table:table-cell>
          <table:table-cell office:value-type="float" office:value="-19.01892" calcext:value-type="float">
            <text:p>-19.01892</text:p>
          </table:table-cell>
          <table:table-cell office:value-type="float" office:value="0.02053946" calcext:value-type="float">
            <text:p>0.0205394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131" calcext:value-type="float">
            <text:p>-2.38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1:04.519085332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